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41B10000548B00006D596E15CD97.pdf" manifest:media-type="application/pdf"/>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ffffff" loext:opacity="100%" style:font-name="arial" fo:font-size="34pt" fo:font-weight="bold" officeooo:rsid="01fa6ef7" officeooo:paragraph-rsid="01fa6ef7"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66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58pt" fo:font-weight="bold" officeooo:rsid="007ad51e" officeooo:paragraph-rsid="0100e308"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58pt" fo:font-weight="bold" officeooo:rsid="0291908a" officeooo:paragraph-rsid="029b56b0" style:font-size-asian="24pt" style:font-weight-asian="bold" style:font-size-complex="24pt" style:font-weight-complex="bold"/>
    </style:style>
    <style:style style:name="P5" style:family="paragraph" style:parent-style-name="Standard">
      <style:paragraph-properties fo:margin-top="0in" fo:margin-bottom="0in" style:contextual-spacing="false" fo:line-height="90%" fo:text-align="center" style:justify-single-word="false"/>
      <style:text-properties fo:color="#00ffff" loext:opacity="100%" style:font-name="arial" fo:font-size="58pt" fo:font-weight="bold" officeooo:rsid="0291908a" officeooo:paragraph-rsid="029b56b0" style:font-size-asian="24pt" style:font-weight-asian="bold" style:font-size-complex="24pt" style:font-weight-complex="bold"/>
    </style:style>
    <style:style style:name="P6" style:family="paragraph" style:parent-style-name="Standard">
      <style:paragraph-properties fo:margin-top="0.1in" fo:margin-bottom="0in" style:contextual-spacing="false" fo:line-height="90%" fo:text-align="center" style:justify-single-word="false"/>
      <style:text-properties fo:color="#00ffff" loext:opacity="100%" style:font-name="arial" fo:font-size="58pt" fo:font-weight="bold" officeooo:rsid="029715ee" officeooo:paragraph-rsid="029b56b0" style:font-size-asian="24pt" style:font-weight-asian="bold" style:font-size-complex="24pt" style:font-weight-complex="bold"/>
    </style:style>
    <style:style style:name="P7"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8"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9"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1"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2"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3"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4"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5"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6"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7"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237868c" officeooo:paragraph-rsid="02a0aa67"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37868c" officeooo:paragraph-rsid="02a0aa67" style:font-size-asian="24pt" style:font-weight-asian="bold" style:font-size-complex="24pt" style:font-weight-complex="bold"/>
    </style:style>
    <style:style style:name="P20"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21" style:family="paragraph" style:parent-style-name="Text_20_body">
      <style:paragraph-properties fo:text-align="center" style:justify-single-word="false"/>
      <style:text-properties officeooo:paragraph-rsid="008b7c9a"/>
    </style:style>
    <style:style style:name="P22" style:family="paragraph">
      <style:paragraph-properties fo:margin-left="0in" fo:margin-right="0in" fo:margin-top="0in" fo:margin-bottom="0in" fo:line-height="90%" fo:text-align="center" fo:text-indent="0in" style:writing-mode="lr-tb"/>
    </style:style>
    <style:style style:name="P23"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writing-mode="lr-tb"/>
    </style:style>
    <style:style style:name="P2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indent="0in" style:writing-mode="lr-tb"/>
    </style:style>
    <style:style style:name="P28"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4"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35"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36"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37"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38"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39"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4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42"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43"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reak-before="pag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44"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45"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46"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47"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0195dc8" officeooo:paragraph-rsid="001d6a07" fo:background-color="transparent" style:font-size-asian="24pt" style:font-weight-asian="bold" style:font-size-complex="24pt" style:font-weight-complex="bold"/>
    </style:style>
    <style:style style:name="P48"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49"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5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51"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52"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53"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54" style:family="paragraph" style:parent-style-name="Standard">
      <loext:graphic-properties draw:fill="none" draw:fill-color="#729fcf"/>
      <style:paragraph-properties fo:margin-left="0in" fo:margin-right="0in" fo:margin-top="0in" fo:margin-bottom="0.1201in" style:contextual-spacing="false" style:line-height-at-least="0.1665in" fo:orphans="2" fo:widows="2" fo:text-indent="0in" style:auto-text-indent="false" fo:background-color="transparent"/>
      <style:text-properties fo:color="#ffffff" loext:opacity="100%" style:font-name="arial" fo:font-size="4pt" fo:font-weight="bold" officeooo:rsid="016d32f3" officeooo:paragraph-rsid="001d6a07" fo:background-color="transparent" style:font-size-asian="24pt" style:font-weight-asian="bold" style:font-size-complex="24pt" style:font-weight-complex="bold"/>
    </style:style>
    <style:style style:name="P55"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4pt" fo:font-weight="bold" officeooo:rsid="04b89fd5" officeooo:paragraph-rsid="001d6a07" fo:background-color="transparent" style:font-size-asian="24pt" style:font-weight-asian="bold" style:font-size-complex="24pt" style:font-weight-complex="bold"/>
    </style:style>
    <style:style style:name="T1" style:family="text">
      <style:text-properties officeooo:rsid="02a8f60d"/>
    </style:style>
    <style:style style:name="T2" style:family="text">
      <style:text-properties officeooo:rsid="007244b4"/>
    </style:style>
    <style:style style:name="T3" style:family="text">
      <style:text-properties officeooo:rsid="00c3cc00"/>
    </style:style>
    <style:style style:name="T4"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color="#c0c0c0" loext:opacity="100%" officeooo:rsid="024589ee"/>
    </style:style>
    <style:style style:name="T10"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ffffff" loext:opacity="100%" fo:font-size="28pt" style:font-size-asian="28pt" style:font-size-complex="28pt"/>
    </style:style>
    <style:style style:name="T13" style:family="text">
      <style:text-properties fo:color="#00ffff" loext:opacity="100%" style:text-underline-style="none" officeooo:rsid="001d6a07"/>
    </style:style>
    <style:style style:name="T14" style:family="text">
      <style:text-properties fo:color="#00ffff" loext:opacity="100%" style:text-underline-style="none" officeooo:rsid="016b82eb"/>
    </style:style>
    <style:style style:name="T15" style:family="text">
      <style:text-properties fo:color="#00ffff" loext:opacity="100%" style:text-underline-style="none" officeooo:rsid="006a3091"/>
    </style:style>
    <style:style style:name="T16" style:family="text">
      <style:text-properties fo:color="#00ffff" loext:opacity="100%" style:text-underline-style="none"/>
    </style:style>
    <style:style style:name="T17" style:family="text">
      <style:text-properties officeooo:rsid="017028a6"/>
    </style:style>
    <style:style style:name="T18" style:family="text">
      <style:text-properties officeooo:rsid="00650e45"/>
    </style:style>
    <style:style style:name="T19" style:family="text">
      <style:text-properties officeooo:rsid="01b309cc"/>
    </style:style>
    <style:style style:name="T20" style:family="text">
      <style:text-properties officeooo:rsid="008b06b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Topalian</text:p>
      <text:p text:style-name="P4">Game</text:p>
      <text:p text:style-name="P4">Engine</text:p>
      <text:p text:style-name="P4">Data</text:p>
      <text:p text:style-name="P5">Navigator</text:p>
      <text:p text:style-name="P6">02<text:span text:style-name="T1">6</text:span></text:p>
      <text:p text:style-name="P7">by</text:p>
      <text:p text:style-name="P8">Christopher <text:span text:style-name="T2">Andrew </text:span>Topalian</text:p>
      <text:p text:style-name="P9"/>
      <text:p text:style-name="P10">All Rights Reserved</text:p>
      <text:p text:style-name="P11">Copyright 2000-202<text:span text:style-name="T3">4</text:span></text:p>
      <text:p text:style-name="P12"><draw:frame text:anchor-type="paragraph" draw:z-index="0" draw:name="Shape22" draw:style-name="gr1" draw:text-style-name="P14" svg:width="6.7087in" svg:height="3.8071in" svg:x="0.4055in" svg:y="1.1228in"><draw:text-box><text:p text:style-name="P13"><text:span text:style-name="T4">Dedicated</text:span></text:p><text:p text:style-name="P13"><text:span text:style-name="T4">to</text:span></text:p><text:p text:style-name="P13"><text:span text:style-name="T4">God</text:span><text:span text:style-name="T5"> </text:span><text:span text:style-name="T4">the</text:span><text:span text:style-name="T6"> </text:span><text:span text:style-name="T7">Fa</text:span><text:span text:style-name="T4">t</text:span><text:span text:style-name="T8">her</text:span></text:p></draw:text-box></draw:frame></text:p>
      <text:p text:style-name="P15"/>
      <text:p text:style-name="P16"/>
      <text:p text:style-name="P17"/>
      <text:p text:style-name="P17"/>
      <text:p text:style-name="P17"/>
      <text:p text:style-name="P17"/>
      <text:p text:style-name="P17"/>
      <text:p text:style-name="P17"/>
      <text:p text:style-name="P17"/>
      <text:p text:style-name="P17"/>
      <text:p text:style-name="P17"/>
      <text:p text:style-name="P17"/>
      <text:p text:style-name="P18"><text:span text:style-name="T9">&lt;!-- Dedicated to God the Father --&gt;</text:span></text:p>
      <text:p text:style-name="P19"><text:span text:style-name="T9">&lt;!-- All Rights Reserved Christopher Andrew Topalian Copyright 2000-2024 --&gt;</text:span></text:p>
      <text:p text:style-name="P19"><text:span text:style-name="T9">&lt;!-- https://github.com/ChristopherTopalian --&gt;</text:span></text:p>
      <text:p text:style-name="P19"><text:span text:style-name="T9">&lt;!-- https://github.com/ChristopherAndrewTopalian --&gt;</text:span></text:p>
      <text:p text:style-name="P19"><text:span text:style-name="T9">&lt;!-- https://github.com/ChristopherTopalian/TopalianGameEngineDataNavigator --&gt;</text:span></text:p>
      <text:p text:style-name="P19"><text:span text:style-name="T9">&lt;!-- Topalian_Game_Engine_Data_Navigator_(Online_Version).html --&gt;</text:span></text:p>
      <text:p text:style-name="P19"><text:span text:style-name="T9">&lt;!-- Version 026 - (2024-09-12) --&gt;</text:span></text:p>
      <text:p text:style-name="P19"><text:span text:style-name="T9"/></text:p>
      <text:p text:style-name="P19"><text:span text:style-name="T9">&lt;html&gt;</text:span></text:p>
      <text:p text:style-name="P19"><text:span text:style-name="T9">&lt;head&gt;</text:span></text:p>
      <text:p text:style-name="P19"><text:span text:style-name="T9">&lt;title&gt; Topalian Game Engine Data Navigator &lt;/title&gt;</text:span></text:p>
      <text:p text:style-name="P19"><text:span text:style-name="T9"/></text:p>
      <text:p text:style-name="P19"><text:span text:style-name="T9">&lt;style&gt;</text:span></text:p>
      <text:p text:style-name="P19"><text:span text:style-name="T9"/></text:p>
      <text:p text:style-name="P19"><text:span text:style-name="T9">html, body</text:span></text:p>
      <text:p text:style-name="P19"><text:span text:style-name="T9">{</text:span></text:p>
      <text:p text:style-name="P19"><text:span text:style-name="T9"><text:s text:c="4"/>background-color: rgb(0, 0, 0);</text:span></text:p>
      <text:p text:style-name="P19"><text:span text:style-name="T9">}</text:span></text:p>
      <text:p text:style-name="P19"><text:soft-page-break/><text:span text:style-name="T9"/></text:p>
      <text:p text:style-name="P19"><text:span text:style-name="T9">/* style001.css */</text:span></text:p>
      <text:p text:style-name="P19"><text:span text:style-name="T9"/></text:p>
      <text:p text:style-name="P19"><text:span text:style-name="T9">hr</text:span></text:p>
      <text:p text:style-name="P19"><text:span text:style-name="T9">{</text:span></text:p>
      <text:p text:style-name="P19"><text:span text:style-name="T9"><text:s text:c="4"/>margin-top: 4px;</text:span></text:p>
      <text:p text:style-name="P19"><text:span text:style-name="T9"><text:s text:c="4"/>margin-bottom: 4px;</text:span></text:p>
      <text:p text:style-name="P19"><text:span text:style-name="T9"><text:s text:c="4"/>border: 0 none;</text:span></text:p>
      <text:p text:style-name="P19"><text:span text:style-name="T9"><text:s text:c="4"/>padding-top: 0.5px;</text:span></text:p>
      <text:p text:style-name="P19"><text:span text:style-name="T9"><text:s text:c="4"/>padding-bottom: 0.5px;</text:span></text:p>
      <text:p text:style-name="P19"><text:span text:style-name="T9"><text:s text:c="4"/>background-color: rgb(255, 255, 255);</text:span></text:p>
      <text:p text:style-name="P19"><text:span text:style-name="T9">}</text:span></text:p>
      <text:p text:style-name="P19"><text:span text:style-name="T9"/></text:p>
      <text:p text:style-name="P19"><text:span text:style-name="T9">a:link</text:span></text:p>
      <text:p text:style-name="P19"><text:span text:style-name="T9">{</text:span></text:p>
      <text:p text:style-name="P19"><text:span text:style-name="T9"><text:s text:c="4"/>color:rgb(110, 162, 255);</text:span></text:p>
      <text:p text:style-name="P19"><text:span text:style-name="T9">}</text:span></text:p>
      <text:p text:style-name="P19"><text:span text:style-name="T9"/></text:p>
      <text:p text:style-name="P19"><text:span text:style-name="T9">a:visited</text:span></text:p>
      <text:p text:style-name="P19"><text:span text:style-name="T9">{</text:span></text:p>
      <text:p text:style-name="P19"><text:span text:style-name="T9"><text:s text:c="4"/>color:rgb(133, 134, 209);</text:span></text:p>
      <text:p text:style-name="P19"><text:span text:style-name="T9">}</text:span></text:p>
      <text:p text:style-name="P19"><text:span text:style-name="T9"/></text:p>
      <text:p text:style-name="P19"><text:span text:style-name="T9">b</text:span></text:p>
      <text:p text:style-name="P19"><text:span text:style-name="T9">{</text:span></text:p>
      <text:p text:style-name="P19"><text:span text:style-name="T9"><text:s text:c="4"/>color: aqua;</text:span></text:p>
      <text:p text:style-name="P19"><text:soft-page-break/><text:span text:style-name="T9"><text:s text:c="4"/>font-weight: 900;</text:span></text:p>
      <text:p text:style-name="P19"><text:span text:style-name="T9">}</text:span></text:p>
      <text:p text:style-name="P19"><text:span text:style-name="T9"/></text:p>
      <text:p text:style-name="P19"><text:span text:style-name="T9">.divStyle001</text:span></text:p>
      <text:p text:style-name="P19"><text:span text:style-name="T9">{</text:span></text:p>
      <text:p text:style-name="P19"><text:span text:style-name="T9"><text:s text:c="4"/>min-width: 200px;</text:span></text:p>
      <text:p text:style-name="P19"><text:span text:style-name="T9"><text:s text:c="4"/>padding: 4px 10px 4px 10px; /* t, r, b l */</text:span></text:p>
      <text:p text:style-name="P19"><text:span text:style-name="T9"><text:s text:c="4"/>border: solid 2px rgba(100, 100, 255, 1.0);</text:span></text:p>
      <text:p text:style-name="P19"><text:span text:style-name="T9"><text:s text:c="4"/>border-radius: 10px;</text:span></text:p>
      <text:p text:style-name="P19"><text:span text:style-name="T9"><text:s text:c="4"/>background-color: rgb(0, 0, 0);</text:span></text:p>
      <text:p text:style-name="P19"><text:span text:style-name="T9"><text:s text:c="4"/>font-family: arial;</text:span></text:p>
      <text:p text:style-name="P19"><text:span text:style-name="T9"><text:s text:c="4"/>font-size: 20px;</text:span></text:p>
      <text:p text:style-name="P19"><text:span text:style-name="T9"><text:s text:c="4"/>font-weight: bold;</text:span></text:p>
      <text:p text:style-name="P19"><text:span text:style-name="T9"><text:s text:c="4"/>color: rgb(255, 255, 255);</text:span></text:p>
      <text:p text:style-name="P19"><text:span text:style-name="T9"><text:s text:c="4"/>text-align: center;</text:span></text:p>
      <text:p text:style-name="P19"><text:span text:style-name="T9"><text:s text:c="4"/>overflow-y: scroll;</text:span></text:p>
      <text:p text:style-name="P19"><text:span text:style-name="T9">}</text:span></text:p>
      <text:p text:style-name="P19"><text:span text:style-name="T9"/></text:p>
      <text:p text:style-name="P19"><text:span text:style-name="T9">.ourButton</text:span></text:p>
      <text:p text:style-name="P19"><text:span text:style-name="T9">{</text:span></text:p>
      <text:p text:style-name="P19"><text:span text:style-name="T9"><text:s text:c="4"/>background-color: rgb(0, 77, 129);</text:span></text:p>
      <text:p text:style-name="P19"><text:span text:style-name="T9"><text:s text:c="4"/>margin-left: 2px;</text:span></text:p>
      <text:p text:style-name="P19"><text:span text:style-name="T9"><text:s text:c="4"/>margin-right: 2px;</text:span></text:p>
      <text:p text:style-name="P19"><text:span text:style-name="T9"><text:s text:c="4"/>margin-top: 1px;</text:span></text:p>
      <text:p text:style-name="P19"><text:span text:style-name="T9"><text:s text:c="4"/>margin-bottom: 1px;</text:span></text:p>
      <text:p text:style-name="P19"><text:span text:style-name="T9"><text:s text:c="4"/>border-style: solid;</text:span></text:p>
      <text:p text:style-name="P19"><text:soft-page-break/><text:span text:style-name="T9"><text:s text:c="4"/>border-width: 1px;</text:span></text:p>
      <text:p text:style-name="P19"><text:span text:style-name="T9"><text:s text:c="4"/>border-color: rgb(100, 100, 255);</text:span></text:p>
      <text:p text:style-name="P19"><text:span text:style-name="T9"><text:s text:c="4"/>border-radius: 4px;</text:span></text:p>
      <text:p text:style-name="P19"><text:span text:style-name="T9"><text:s text:c="4"/>padding-left: 7px;</text:span></text:p>
      <text:p text:style-name="P19"><text:span text:style-name="T9"><text:s text:c="4"/>padding-right: 7px;</text:span></text:p>
      <text:p text:style-name="P19"><text:span text:style-name="T9"><text:s text:c="4"/>padding-top: 1px;</text:span></text:p>
      <text:p text:style-name="P19"><text:span text:style-name="T9"><text:s text:c="4"/>padding-bottom: 1px;</text:span></text:p>
      <text:p text:style-name="P19"><text:span text:style-name="T9"><text:s text:c="4"/>opacity: 1.0;</text:span></text:p>
      <text:p text:style-name="P19"><text:span text:style-name="T9"><text:s text:c="4"/>font-size: 14px;</text:span></text:p>
      <text:p text:style-name="P19"><text:span text:style-name="T9"><text:s text:c="4"/>font-weight: bold;</text:span></text:p>
      <text:p text:style-name="P19"><text:span text:style-name="T9"><text:s text:c="4"/>color: rgb(255, 255, 255);</text:span></text:p>
      <text:p text:style-name="P19"><text:span text:style-name="T9"><text:s text:c="4"/>text-align: center;</text:span></text:p>
      <text:p text:style-name="P19"><text:span text:style-name="T9">}</text:span></text:p>
      <text:p text:style-name="P19"><text:span text:style-name="T9"/></text:p>
      <text:p text:style-name="P19"><text:span text:style-name="T9">.ourButton:hover</text:span></text:p>
      <text:p text:style-name="P19"><text:span text:style-name="T9">{</text:span></text:p>
      <text:p text:style-name="P19"><text:span text:style-name="T9"><text:s text:c="4"/>background-color: rgb(6, 31, 47);</text:span></text:p>
      <text:p text:style-name="P19"><text:span text:style-name="T9"><text:s text:c="4"/>border-color: rgb(0, 255, 255);</text:span></text:p>
      <text:p text:style-name="P19"><text:span text:style-name="T9"><text:s text:c="4"/>color: rgb(0, 255, 255);</text:span></text:p>
      <text:p text:style-name="P19"><text:span text:style-name="T9">}</text:span></text:p>
      <text:p text:style-name="P19"><text:span text:style-name="T9"/></text:p>
      <text:p text:style-name="P19"><text:span text:style-name="T9">.ourButton:active</text:span></text:p>
      <text:p text:style-name="P19"><text:span text:style-name="T9">{</text:span></text:p>
      <text:p text:style-name="P19"><text:span text:style-name="T9"><text:s text:c="4"/>color: rgb(255, 0, 255);</text:span></text:p>
      <text:p text:style-name="P19"><text:span text:style-name="T9">}</text:span></text:p>
      <text:p text:style-name="P19"><text:span text:style-name="T9"/></text:p>
      <text:p text:style-name="P19"><text:soft-page-break/><text:span text:style-name="T9">.hrCompact</text:span></text:p>
      <text:p text:style-name="P19"><text:span text:style-name="T9">{</text:span></text:p>
      <text:p text:style-name="P19"><text:span text:style-name="T9"><text:s text:c="4"/>background-color: rgb(255,255,255);</text:span></text:p>
      <text:p text:style-name="P19"><text:span text:style-name="T9"><text:s text:c="4"/>border: 0 none;</text:span></text:p>
      <text:p text:style-name="P19"><text:span text:style-name="T9"><text:s text:c="4"/>margin-top: 4px;</text:span></text:p>
      <text:p text:style-name="P19"><text:span text:style-name="T9"><text:s text:c="4"/>margin-bottom: 4px;</text:span></text:p>
      <text:p text:style-name="P19"><text:span text:style-name="T9"><text:s text:c="4"/>padding-top: 0.5px;</text:span></text:p>
      <text:p text:style-name="P19"><text:span text:style-name="T9"><text:s text:c="4"/>padding-bottom: 0.5px;</text:span></text:p>
      <text:p text:style-name="P19"><text:span text:style-name="T9">}</text:span></text:p>
      <text:p text:style-name="P19"><text:span text:style-name="T9"/></text:p>
      <text:p text:style-name="P19"><text:span text:style-name="T9">.textCompact</text:span></text:p>
      <text:p text:style-name="P19"><text:span text:style-name="T9">{</text:span></text:p>
      <text:p text:style-name="P19"><text:span text:style-name="T9"><text:s text:c="4"/>font-family: Arial;</text:span></text:p>
      <text:p text:style-name="P19"><text:span text:style-name="T9"><text:s text:c="4"/>font-size: 14px;</text:span></text:p>
      <text:p text:style-name="P19"><text:span text:style-name="T9"><text:s text:c="4"/>font-weight: normal;</text:span></text:p>
      <text:p text:style-name="P19"><text:span text:style-name="T9"><text:s text:c="4"/>color: rgb(255, 255, 255);</text:span></text:p>
      <text:p text:style-name="P19"><text:span text:style-name="T9">}</text:span></text:p>
      <text:p text:style-name="P19"><text:span text:style-name="T9"/></text:p>
      <text:p text:style-name="P19"><text:span text:style-name="T9">.theImage</text:span></text:p>
      <text:p text:style-name="P19"><text:span text:style-name="T9">{</text:span></text:p>
      <text:p text:style-name="P19"><text:span text:style-name="T9"><text:s text:c="4"/>height: 75%;</text:span></text:p>
      <text:p text:style-name="P19"><text:span text:style-name="T9"><text:s text:c="4"/>object-fit: contain;</text:span></text:p>
      <text:p text:style-name="P19"><text:span text:style-name="T9"><text:s text:c="4"/>vertical-align: middle;</text:span></text:p>
      <text:p text:style-name="P19"><text:span text:style-name="T9"><text:s text:c="4"/>z-index: 10;</text:span></text:p>
      <text:p text:style-name="P19"><text:span text:style-name="T9">}</text:span></text:p>
      <text:p text:style-name="P19"><text:span text:style-name="T9"/></text:p>
      <text:p text:style-name="P19"><text:soft-page-break/><text:span text:style-name="T9">.theScienceImages</text:span></text:p>
      <text:p text:style-name="P19"><text:span text:style-name="T9">{</text:span></text:p>
      <text:p text:style-name="P19"><text:span text:style-name="T9"><text:s text:c="4"/>max-width: 100%;</text:span></text:p>
      <text:p text:style-name="P19"><text:span text:style-name="T9"><text:s text:c="4"/>height: auto;</text:span></text:p>
      <text:p text:style-name="P19"><text:span text:style-name="T9"><text:s text:c="4"/>object-fit: contain;</text:span></text:p>
      <text:p text:style-name="P19"><text:span text:style-name="T9"><text:s text:c="4"/>margin-left: auto;</text:span></text:p>
      <text:p text:style-name="P19"><text:span text:style-name="T9"><text:s text:c="4"/>margin-right: auto;</text:span></text:p>
      <text:p text:style-name="P19"><text:span text:style-name="T9"><text:s text:c="4"/>display: block;</text:span></text:p>
      <text:p text:style-name="P19"><text:span text:style-name="T9"><text:s text:c="4"/>z-index: 10;</text:span></text:p>
      <text:p text:style-name="P19"><text:span text:style-name="T9">}</text:span></text:p>
      <text:p text:style-name="P19"><text:span text:style-name="T9"/></text:p>
      <text:p text:style-name="P19"><text:span text:style-name="T9">.vidStyle</text:span></text:p>
      <text:p text:style-name="P19"><text:span text:style-name="T9">{</text:span></text:p>
      <text:p text:style-name="P19"><text:span text:style-name="T9"><text:s text:c="3"/>transition: transform .2s;</text:span></text:p>
      <text:p text:style-name="P19"><text:span text:style-name="T9">}</text:span></text:p>
      <text:p text:style-name="P19"><text:span text:style-name="T9"/></text:p>
      <text:p text:style-name="P19"><text:span text:style-name="T9">/* zoom feature for videos to be added */</text:span></text:p>
      <text:p text:style-name="P19"><text:span text:style-name="T9">.vidStyle:hover</text:span></text:p>
      <text:p text:style-name="P19"><text:span text:style-name="T9">{</text:span></text:p>
      <text:p text:style-name="P19"><text:span text:style-name="T9"><text:s text:c="4"/>/* transform: scale(2.5); */</text:span></text:p>
      <text:p text:style-name="P19"><text:span text:style-name="T9"><text:s text:c="4"/>position: absolute;</text:span></text:p>
      <text:p text:style-name="P19"><text:span text:style-name="T9"><text:s text:c="4"/>transform: translateY(+79%) scale(2.5);</text:span></text:p>
      <text:p text:style-name="P19"><text:span text:style-name="T9">}</text:span></text:p>
      <text:p text:style-name="P19"><text:span text:style-name="T9"/></text:p>
      <text:p text:style-name="P19"><text:span text:style-name="T9">.bookImage</text:span></text:p>
      <text:p text:style-name="P19"><text:span text:style-name="T9">{</text:span></text:p>
      <text:p text:style-name="P19"><text:soft-page-break/><text:span text:style-name="T9"><text:s text:c="4"/>object-fit: contain;</text:span></text:p>
      <text:p text:style-name="P19"><text:span text:style-name="T9"><text:s text:c="4"/>max-width: 100%;</text:span></text:p>
      <text:p text:style-name="P19"><text:span text:style-name="T9"><text:s text:c="4"/>vertical-align: middle;</text:span></text:p>
      <text:p text:style-name="P19"><text:span text:style-name="T9"><text:s text:c="4"/>z-index: 10;</text:span></text:p>
      <text:p text:style-name="P19"><text:span text:style-name="T9">}</text:span></text:p>
      <text:p text:style-name="P19"><text:span text:style-name="T9"/></text:p>
      <text:p text:style-name="P19"><text:span text:style-name="T9">/* zoom feature to be added */</text:span></text:p>
      <text:p text:style-name="P19"><text:span text:style-name="T9">.bookImage:hover</text:span></text:p>
      <text:p text:style-name="P19"><text:span text:style-name="T9">{</text:span></text:p>
      <text:p text:style-name="P19"><text:span text:style-name="T9"><text:s text:c="4"/>/* position: "absolute"; */</text:span></text:p>
      <text:p text:style-name="P19"><text:span text:style-name="T9"><text:s text:c="4"/>/* transform: scale(1.2); */</text:span></text:p>
      <text:p text:style-name="P19"><text:span text:style-name="T9"><text:s text:c="5"/>z-index:100;</text:span></text:p>
      <text:p text:style-name="P19"><text:span text:style-name="T9"><text:s text:c="4"/>/* transform: translateY(+79%) scale(2.5); */</text:span></text:p>
      <text:p text:style-name="P19"><text:span text:style-name="T9"><text:s text:c="4"/>/* transform: translateY(+5%) scale(1.2); */</text:span></text:p>
      <text:p text:style-name="P19"><text:span text:style-name="T9">}</text:span></text:p>
      <text:p text:style-name="P19"><text:span text:style-name="T9"/></text:p>
      <text:p text:style-name="P19"><text:span text:style-name="T9">.textInput</text:span></text:p>
      <text:p text:style-name="P19"><text:span text:style-name="T9">{</text:span></text:p>
      <text:p text:style-name="P19"><text:span text:style-name="T9"><text:s text:c="4"/>height: 20px;</text:span></text:p>
      <text:p text:style-name="P19"><text:span text:style-name="T9"><text:s text:c="4"/>width: 100px;</text:span></text:p>
      <text:p text:style-name="P19"><text:span text:style-name="T9"><text:s text:c="4"/>overflow: hidden;</text:span></text:p>
      <text:p text:style-name="P19"><text:span text:style-name="T9"><text:s text:c="4"/>resize: none;</text:span></text:p>
      <text:p text:style-name="P19"><text:span text:style-name="T9">}</text:span></text:p>
      <text:p text:style-name="P19"><text:span text:style-name="T9"/></text:p>
      <text:p text:style-name="P19"><text:span text:style-name="T9">.glowBlue</text:span></text:p>
      <text:p text:style-name="P19"><text:span text:style-name="T9">{</text:span></text:p>
      <text:p text:style-name="P19"><text:soft-page-break/><text:span text:style-name="T9"><text:s text:c="4"/>font-family: Arial;</text:span></text:p>
      <text:p text:style-name="P19"><text:span text:style-name="T9"><text:s text:c="4"/>font-size: 40px;</text:span></text:p>
      <text:p text:style-name="P19"><text:span text:style-name="T9"><text:s text:c="4"/>font-weight: bold;</text:span></text:p>
      <text:p text:style-name="P19"><text:span text:style-name="T9"><text:s text:c="4"/>text-shadow: 0 0 5px #FFF, 0 0 10px #FFF, 0 0 15px #FFF, 0 0 20px #18dcff, 0 0 30px #18b6ff, 0 0 40px #003cff, 0 0 55px #00d9ff, 0 0 75px #00e1ff, 2px 2px 2px rgba(115,246,255,0);</text:span></text:p>
      <text:p text:style-name="P19"><text:span text:style-name="T9"><text:s text:c="4"/>z-index: 1;</text:span></text:p>
      <text:p text:style-name="P19"><text:span text:style-name="T9">}</text:span></text:p>
      <text:p text:style-name="P19"><text:span text:style-name="T9"/></text:p>
      <text:p text:style-name="P19"><text:span text:style-name="T9">.glowRed</text:span></text:p>
      <text:p text:style-name="P19"><text:span text:style-name="T9">{</text:span></text:p>
      <text:p text:style-name="P19"><text:span text:style-name="T9"><text:s text:c="4"/>font-family: Arial;</text:span></text:p>
      <text:p text:style-name="P19"><text:span text:style-name="T9"><text:s text:c="4"/>font-size: 30px;</text:span></text:p>
      <text:p text:style-name="P19"><text:span text:style-name="T9"><text:s text:c="4"/>font-weight: bold;</text:span></text:p>
      <text:p text:style-name="P19"><text:span text:style-name="T9"><text:s text:c="4"/>text-shadow: 0 0 5px #FFF, 0 0 10px #FFF, 0 0 15px #FFF, 0 0 20px #ff1878, 0 0 30px #0ddbff, 0 0 40px #21f0ff, 0 0 55px #ff008c, 0 0 75px #ff168b, 2px 2px 2px rgba(115, 246, 255, 0);</text:span></text:p>
      <text:p text:style-name="P19"><text:span text:style-name="T9"><text:s text:c="4"/>z-index: 1;</text:span></text:p>
      <text:p text:style-name="P19"><text:span text:style-name="T9">}</text:span></text:p>
      <text:p text:style-name="P19"><text:span text:style-name="T9"/></text:p>
      <text:p text:style-name="P19"><text:span text:style-name="T9">.buttonBottomToolbar</text:span></text:p>
      <text:p text:style-name="P19"><text:span text:style-name="T9">{</text:span></text:p>
      <text:p text:style-name="P19"><text:span text:style-name="T9"><text:s text:c="4"/>color: white;</text:span></text:p>
      <text:p text:style-name="P19"><text:span text:style-name="T9">}</text:span></text:p>
      <text:p text:style-name="P19"><text:soft-page-break/><text:span text:style-name="T9"/></text:p>
      <text:p text:style-name="P19"><text:span text:style-name="T9">summary</text:span></text:p>
      <text:p text:style-name="P19"><text:span text:style-name="T9">{</text:span></text:p>
      <text:p text:style-name="P19"><text:span text:style-name="T9"><text:s text:c="4"/>/* list-style-type: '^'; */</text:span></text:p>
      <text:p text:style-name="P19"><text:span text:style-name="T9"><text:s text:c="4"/>margin-left: 4px;</text:span></text:p>
      <text:p text:style-name="P19"><text:span text:style-name="T9"><text:s text:c="4"/>font-size: 16px;</text:span></text:p>
      <text:p text:style-name="P19"><text:span text:style-name="T9"><text:s text:c="4"/>font-weight: bold;</text:span></text:p>
      <text:p text:style-name="P19"><text:span text:style-name="T9"><text:s text:c="4"/>border: none;</text:span></text:p>
      <text:p text:style-name="P19"><text:span text:style-name="T9"><text:s text:c="4"/>cursor: pointer;</text:span></text:p>
      <text:p text:style-name="P19"><text:span text:style-name="T9">}</text:span></text:p>
      <text:p text:style-name="P19"><text:span text:style-name="T9"/></text:p>
      <text:p text:style-name="P19"><text:span text:style-name="T9">#random</text:span></text:p>
      <text:p text:style-name="P19"><text:span text:style-name="T9">{</text:span></text:p>
      <text:p text:style-name="P19"><text:span text:style-name="T9"><text:s text:c="4"/>margin: 4px;</text:span></text:p>
      <text:p text:style-name="P19"><text:span text:style-name="T9"><text:s text:c="4"/>padding-left: 10px;</text:span></text:p>
      <text:p text:style-name="P19"><text:span text:style-name="T9"><text:s text:c="4"/>padding-right: 10px;</text:span></text:p>
      <text:p text:style-name="P19"><text:span text:style-name="T9"><text:s text:c="4"/>padding-top: 4px;</text:span></text:p>
      <text:p text:style-name="P19"><text:span text:style-name="T9"><text:s text:c="4"/>padding-bottom: 4px;</text:span></text:p>
      <text:p text:style-name="P19"><text:span text:style-name="T9"><text:s text:c="4"/>border: solid 2px rgba(100, 100, 255, 1.0);</text:span></text:p>
      <text:p text:style-name="P19"><text:span text:style-name="T9"><text:s text:c="4"/>border-radius: 10px;</text:span></text:p>
      <text:p text:style-name="P19"><text:span text:style-name="T9"><text:s text:c="4"/>background-color: rgb(0, 0, 0);</text:span></text:p>
      <text:p text:style-name="P19"><text:span text:style-name="T9"><text:s text:c="4"/>z-index: 998;</text:span></text:p>
      <text:p text:style-name="P19"><text:span text:style-name="T9"><text:s text:c="4"/>font-family: arial;</text:span></text:p>
      <text:p text:style-name="P19"><text:span text:style-name="T9"><text:s text:c="4"/>font-weight: bold;</text:span></text:p>
      <text:p text:style-name="P19"><text:span text:style-name="T9"><text:s text:c="4"/>color: rgb(255, 255, 255);</text:span></text:p>
      <text:p text:style-name="P19"><text:span text:style-name="T9"><text:s text:c="4"/>text-align: center;</text:span></text:p>
      <text:p text:style-name="P19"><text:soft-page-break/><text:span text:style-name="T9"><text:s text:c="4"/>line-height: 20px;</text:span></text:p>
      <text:p text:style-name="P19"><text:span text:style-name="T9"><text:s text:c="4"/>overflow-y: scroll;</text:span></text:p>
      <text:p text:style-name="P19"><text:span text:style-name="T9">}</text:span></text:p>
      <text:p text:style-name="P19"><text:span text:style-name="T9"/></text:p>
      <text:p text:style-name="P19"><text:span text:style-name="T9">.menu</text:span></text:p>
      <text:p text:style-name="P19"><text:span text:style-name="T9">{</text:span></text:p>
      <text:p text:style-name="P19"><text:span text:style-name="T9"><text:s text:c="4"/>margin: 0px;</text:span></text:p>
      <text:p text:style-name="P19"><text:span text:style-name="T9"><text:s text:c="4"/>padding: 0px;</text:span></text:p>
      <text:p text:style-name="P19"><text:span text:style-name="T9"><text:s text:c="4"/>font-family: Arial;</text:span></text:p>
      <text:p text:style-name="P19"><text:span text:style-name="T9"><text:s text:c="4"/>font-size: 17px;</text:span></text:p>
      <text:p text:style-name="P19"><text:span text:style-name="T9"><text:s text:c="4"/>color: rgb(0, 255, 255) !important;</text:span></text:p>
      <text:p text:style-name="P19"><text:span text:style-name="T9"><text:s text:c="4"/>text-align: center;</text:span></text:p>
      <text:p text:style-name="P19"><text:span text:style-name="T9">}</text:span></text:p>
      <text:p text:style-name="P19"><text:span text:style-name="T9"/></text:p>
      <text:p text:style-name="P19"><text:span text:style-name="T9">/* -- */</text:span></text:p>
      <text:p text:style-name="P19"><text:span text:style-name="T9"/></text:p>
      <text:p text:style-name="P19"><text:span text:style-name="T9">/* Dedicated to God the Father */</text:span></text:p>
      <text:p text:style-name="P19"><text:span text:style-name="T9">/* All Rights Reserved Christopher Andrew Topalian Copyright 2000-2024 */</text:span></text:p>
      <text:p text:style-name="P19"><text:span text:style-name="T9">/* https://github.com/ChristopherTopalian */</text:span></text:p>
      <text:p text:style-name="P19"><text:span text:style-name="T9">/* https://github.com/ChristopherAndrewTopalian */</text:span></text:p>
      <text:p text:style-name="P19"><text:span text:style-name="T9"/></text:p>
      <text:p text:style-name="P19"><text:span text:style-name="T9">&lt;/style&gt;</text:span></text:p>
      <text:p text:style-name="P19"><text:span text:style-name="T9"/></text:p>
      <text:p text:style-name="P19"><text:soft-page-break/><text:span text:style-name="T9">&lt;script&gt;</text:span></text:p>
      <text:p text:style-name="P19"><text:span text:style-name="T9"/></text:p>
      <text:p text:style-name="P19"><text:span text:style-name="T9">// shortcuts.js</text:span></text:p>
      <text:p text:style-name="P19"><text:span text:style-name="T9"/></text:p>
      <text:p text:style-name="P19"><text:span text:style-name="T9">function ge(whichId)</text:span></text:p>
      <text:p text:style-name="P19"><text:span text:style-name="T9">{</text:span></text:p>
      <text:p text:style-name="P19"><text:span text:style-name="T9"><text:s text:c="4"/>let result = document.getElementById(whichId);</text:span></text:p>
      <text:p text:style-name="P19"><text:span text:style-name="T9"><text:s text:c="4"/>return result;</text:span></text:p>
      <text:p text:style-name="P19"><text:span text:style-name="T9">}</text:span></text:p>
      <text:p text:style-name="P19"><text:span text:style-name="T9"/></text:p>
      <text:p text:style-name="P19"><text:span text:style-name="T9">function ce(whichType)</text:span></text:p>
      <text:p text:style-name="P19"><text:span text:style-name="T9">{</text:span></text:p>
      <text:p text:style-name="P19"><text:span text:style-name="T9"><text:s text:c="4"/>let result = document.createElement(whichType);</text:span></text:p>
      <text:p text:style-name="P19"><text:span text:style-name="T9"><text:s text:c="4"/>return result;</text:span></text:p>
      <text:p text:style-name="P19"><text:span text:style-name="T9">}</text:span></text:p>
      <text:p text:style-name="P19"><text:span text:style-name="T9"/></text:p>
      <text:p text:style-name="P19"><text:span text:style-name="T9">function ba(whichElement)</text:span></text:p>
      <text:p text:style-name="P19"><text:span text:style-name="T9">{</text:span></text:p>
      <text:p text:style-name="P19"><text:span text:style-name="T9"><text:s text:c="4"/>let result = document.body.append(whichElement);</text:span></text:p>
      <text:p text:style-name="P19"><text:span text:style-name="T9"><text:s text:c="4"/>return result;</text:span></text:p>
      <text:p text:style-name="P19"><text:span text:style-name="T9">}</text:span></text:p>
      <text:p text:style-name="P19"><text:span text:style-name="T9"/></text:p>
      <text:p text:style-name="P19"><text:span text:style-name="T9">function ct(whichText)</text:span></text:p>
      <text:p text:style-name="P19"><text:soft-page-break/><text:span text:style-name="T9">{</text:span></text:p>
      <text:p text:style-name="P19"><text:span text:style-name="T9"><text:s text:c="4"/>let result = document.createTextNode(whichText);</text:span></text:p>
      <text:p text:style-name="P19"><text:span text:style-name="T9"><text:s text:c="4"/>return result;</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playerArray.js</text:span></text:p>
      <text:p text:style-name="P19"><text:span text:style-name="T9"/></text:p>
      <text:p text:style-name="P19"><text:span text:style-name="T9">playerArray = [</text:span></text:p>
      <text:p text:style-name="P19"><text:span text:style-name="T9">{</text:span></text:p>
      <text:p text:style-name="P19"><text:span text:style-name="T9"><text:s text:c="4"/>name: "Christopher",</text:span></text:p>
      <text:p text:style-name="P19"><text:span text:style-name="T9"><text:s text:c="4"/>id: "thePlayer",</text:span></text:p>
      <text:p text:style-name="P19"><text:span text:style-name="T9"><text:s text:c="4"/>x: 140,</text:span></text:p>
      <text:p text:style-name="P19"><text:span text:style-name="T9"><text:s text:c="4"/>y: 75,</text:span></text:p>
      <text:p text:style-name="P19"><text:span text:style-name="T9"><text:s text:c="4"/>width: 90,</text:span></text:p>
      <text:p text:style-name="P19"><text:span text:style-name="T9"><text:s text:c="4"/>height: 250,</text:span></text:p>
      <text:p text:style-name="P19"><text:span text:style-name="T9"><text:s text:c="4"/>speedMultiplier: 7,</text:span></text:p>
      <text:p text:style-name="P19"><text:soft-page-break/><text:span text:style-name="T9"><text:s text:c="4"/>colorFill: "rgb(73, 100, 150)",</text:span></text:p>
      <text:p text:style-name="P19"><text:span text:style-name="T9"><text:s text:c="4"/>colorText: "rgb(255, 255, 255)",</text:span></text:p>
      <text:p text:style-name="P19"><text:span text:style-name="T9"><text:s text:c="4"/>opacity: 1.0,</text:span></text:p>
      <text:p text:style-name="P19"><text:span text:style-name="T9"><text:s text:c="4"/>textureOffline: 'url("src/media/textures/jane.png")',</text:span></text:p>
      <text:p text:style-name="P19"><text:span text:style-name="T9"><text:s text:c="4"/>textureOnline: 'url(https://collegeofscripting.weebly.com/uploads/6/4/4/8/64482293/jane.png)'</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playerLoadData.js</text:span></text:p>
      <text:p text:style-name="P19"><text:span text:style-name="T9"/></text:p>
      <text:p text:style-name="P19"><text:span text:style-name="T9">// playerArray is used to load player settings</text:span></text:p>
      <text:p text:style-name="P19"><text:span text:style-name="T9">function playerLoadData(whichId)</text:span></text:p>
      <text:p text:style-name="P19"><text:span text:style-name="T9">{</text:span></text:p>
      <text:p text:style-name="P19"><text:soft-page-break/><text:span text:style-name="T9"><text:s text:c="4"/>let playerElement = ge(whichId);</text:span></text:p>
      <text:p text:style-name="P19"><text:span text:style-name="T9"/></text:p>
      <text:p text:style-name="P19"><text:span text:style-name="T9"><text:s text:c="4"/>if (playerElement)</text:span></text:p>
      <text:p text:style-name="P19"><text:span text:style-name="T9"><text:s text:c="4"/>{</text:span></text:p>
      <text:p text:style-name="P19"><text:span text:style-name="T9"><text:s text:c="8"/>if (online == false)</text:span></text:p>
      <text:p text:style-name="P19"><text:span text:style-name="T9"><text:s text:c="8"/>{</text:span></text:p>
      <text:p text:style-name="P19"><text:span text:style-name="T9"><text:s text:c="12"/>playerElement.style.backgroundImage = playerArray[0].textureOffline;</text:span></text:p>
      <text:p text:style-name="P19"><text:span text:style-name="T9"><text:s text:c="8"/>}</text:span></text:p>
      <text:p text:style-name="P19"><text:span text:style-name="T9"><text:s text:c="8"/>else</text:span></text:p>
      <text:p text:style-name="P19"><text:span text:style-name="T9"><text:s text:c="8"/>{</text:span></text:p>
      <text:p text:style-name="P19"><text:span text:style-name="T9"><text:s text:c="12"/>playerElement.style.backgroundImage = playerArray[0].textureOnline;</text:span></text:p>
      <text:p text:style-name="P19"><text:span text:style-name="T9"><text:s text:c="8"/>}</text:span></text:p>
      <text:p text:style-name="P19"><text:span text:style-name="T9"/></text:p>
      <text:p text:style-name="P19"><text:span text:style-name="T9"><text:s text:c="8"/>// opacity</text:span></text:p>
      <text:p text:style-name="P19"><text:span text:style-name="T9"><text:s text:c="8"/>playerElement.style.opacity = playerArray[0].opacity;</text:span></text:p>
      <text:p text:style-name="P19"><text:span text:style-name="T9"/></text:p>
      <text:p text:style-name="P19"><text:span text:style-name="T9"><text:s text:c="8"/>// text color</text:span></text:p>
      <text:p text:style-name="P19"><text:span text:style-name="T9"><text:s text:c="8"/>playerElement.style.color = playerArray[0].colorText;</text:span></text:p>
      <text:p text:style-name="P19"><text:span text:style-name="T9"/></text:p>
      <text:p text:style-name="P19"><text:span text:style-name="T9"><text:s text:c="8"/>// X position</text:span></text:p>
      <text:p text:style-name="P19"><text:span text:style-name="T9"><text:s text:c="8"/>playerElement.style.left = playerArray[0].x;</text:span></text:p>
      <text:p text:style-name="P19"><text:span text:style-name="T9"/></text:p>
      <text:p text:style-name="P19"><text:soft-page-break/><text:span text:style-name="T9"><text:s text:c="8"/>// Y position</text:span></text:p>
      <text:p text:style-name="P19"><text:span text:style-name="T9"><text:s text:c="8"/>playerElement.style.top = playerArray[0].y;</text:span></text:p>
      <text:p text:style-name="P19"><text:span text:style-name="T9"/></text:p>
      <text:p text:style-name="P19"><text:span text:style-name="T9"><text:s text:c="8"/>// width</text:span></text:p>
      <text:p text:style-name="P19"><text:span text:style-name="T9"><text:s text:c="8"/>playerElement.style.width = playerArray[0].width;</text:span></text:p>
      <text:p text:style-name="P19"><text:span text:style-name="T9"/></text:p>
      <text:p text:style-name="P19"><text:span text:style-name="T9"><text:s text:c="8"/>// height</text:span></text:p>
      <text:p text:style-name="P19"><text:span text:style-name="T9"><text:s text:c="8"/>playerElement.style.height = playerArray[0].height;</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tructuresArray.js</text:span></text:p>
      <text:p text:style-name="P19"><text:span text:style-name="T9"/></text:p>
      <text:p text:style-name="P19"><text:span text:style-name="T9">structuresArray = [</text:span></text:p>
      <text:p text:style-name="P19"><text:span text:style-name="T9">{</text:span></text:p>
      <text:p text:style-name="P19"><text:soft-page-break/><text:span text:style-name="T9"><text:s text:c="4"/>"name": "House 1",</text:span></text:p>
      <text:p text:style-name="P19"><text:span text:style-name="T9"><text:s text:c="4"/>"id": "1",</text:span></text:p>
      <text:p text:style-name="P19"><text:span text:style-name="T9"><text:s text:c="4"/>"posX": 1100,</text:span></text:p>
      <text:p text:style-name="P19"><text:span text:style-name="T9"><text:s text:c="4"/>"posY": 400,</text:span></text:p>
      <text:p text:style-name="P19"><text:span text:style-name="T9"><text:s text:c="4"/>"sizeX": 110,</text:span></text:p>
      <text:p text:style-name="P19"><text:span text:style-name="T9"><text:s text:c="4"/>"sizeY": 45,</text:span></text:p>
      <text:p text:style-name="P19"><text:span text:style-name="T9"><text:s text:c="4"/>"colorFill": "black",</text:span></text:p>
      <text:p text:style-name="P19"><text:span text:style-name="T9"><text:s text:c="4"/>"colorText": "white",</text:span></text:p>
      <text:p text:style-name="P19"><text:span text:style-name="T9"><text:s text:c="4"/>"opacity": 1,</text:span></text:p>
      <text:p text:style-name="P19"><text:span text:style-name="T9"><text:s text:c="4"/>"texture": "Default",</text:span></text:p>
      <text:p text:style-name="P19"><text:span text:style-name="T9"><text:s text:c="4"/>'layer': 2</text:span></text:p>
      <text:p text:style-name="P19"><text:span text:style-name="T9">},</text:span></text:p>
      <text:p text:style-name="P19"><text:span text:style-name="T9"/></text:p>
      <text:p text:style-name="P19"><text:span text:style-name="T9">{</text:span></text:p>
      <text:p text:style-name="P19"><text:span text:style-name="T9"><text:s text:c="4"/>"name": "House 2",</text:span></text:p>
      <text:p text:style-name="P19"><text:span text:style-name="T9"><text:s text:c="4"/>"id": "2",</text:span></text:p>
      <text:p text:style-name="P19"><text:span text:style-name="T9"><text:s text:c="4"/>"posX": 1200,</text:span></text:p>
      <text:p text:style-name="P19"><text:span text:style-name="T9"><text:s text:c="4"/>"posY": 500,</text:span></text:p>
      <text:p text:style-name="P19"><text:span text:style-name="T9"><text:s text:c="4"/>"sizeX": 110,</text:span></text:p>
      <text:p text:style-name="P19"><text:span text:style-name="T9"><text:s text:c="4"/>"sizeY": 45,</text:span></text:p>
      <text:p text:style-name="P19"><text:span text:style-name="T9"><text:s text:c="4"/>"colorFill": "black",</text:span></text:p>
      <text:p text:style-name="P19"><text:span text:style-name="T9"><text:s text:c="4"/>"colorText": "white",</text:span></text:p>
      <text:p text:style-name="P19"><text:span text:style-name="T9"><text:s text:c="4"/>"opacity": 1,</text:span></text:p>
      <text:p text:style-name="P19"><text:span text:style-name="T9"><text:s text:c="4"/>"texture": "Default",</text:span></text:p>
      <text:p text:style-name="P19"><text:span text:style-name="T9"><text:s text:c="4"/>'layer': 2</text:span></text:p>
      <text:p text:style-name="P19"><text:span text:style-name="T9">},</text:span></text:p>
      <text:p text:style-name="P19"><text:soft-page-break/><text:span text:style-name="T9"/></text:p>
      <text:p text:style-name="P19"><text:span text:style-name="T9">{</text:span></text:p>
      <text:p text:style-name="P19"><text:span text:style-name="T9"><text:s text:c="4"/>"name": "Our Third House",</text:span></text:p>
      <text:p text:style-name="P19"><text:span text:style-name="T9"><text:s text:c="4"/>"id": "3",</text:span></text:p>
      <text:p text:style-name="P19"><text:span text:style-name="T9"><text:s text:c="4"/>"posX": 1400,</text:span></text:p>
      <text:p text:style-name="P19"><text:span text:style-name="T9"><text:s text:c="4"/>"posY": 500,</text:span></text:p>
      <text:p text:style-name="P19"><text:span text:style-name="T9"><text:s text:c="4"/>"sizeX": 110,</text:span></text:p>
      <text:p text:style-name="P19"><text:span text:style-name="T9"><text:s text:c="4"/>"sizeY": 45,</text:span></text:p>
      <text:p text:style-name="P19"><text:span text:style-name="T9"><text:s text:c="4"/>"colorFill": "black",</text:span></text:p>
      <text:p text:style-name="P19"><text:span text:style-name="T9"><text:s text:c="4"/>"colorText": "white",</text:span></text:p>
      <text:p text:style-name="P19"><text:span text:style-name="T9"><text:s text:c="4"/>"opacity": 1,</text:span></text:p>
      <text:p text:style-name="P19"><text:span text:style-name="T9"><text:s text:c="4"/>"texture": "Default",</text:span></text:p>
      <text:p text:style-name="P19"><text:span text:style-name="T9"><text:s text:c="4"/>'layer': 2</text:span></text:p>
      <text:p text:style-name="P19"><text:span text:style-name="T9">},</text:span></text:p>
      <text:p text:style-name="P19"><text:span text:style-name="T9"/></text:p>
      <text:p text:style-name="P19"><text:span text:style-name="T9">{</text:span></text:p>
      <text:p text:style-name="P19"><text:span text:style-name="T9"><text:s text:c="4"/>"name": "House 4",</text:span></text:p>
      <text:p text:style-name="P19"><text:span text:style-name="T9"><text:s text:c="4"/>"id": "4",</text:span></text:p>
      <text:p text:style-name="P19"><text:span text:style-name="T9"><text:s text:c="4"/>"posX": 850,</text:span></text:p>
      <text:p text:style-name="P19"><text:span text:style-name="T9"><text:s text:c="4"/>"posY": 300,</text:span></text:p>
      <text:p text:style-name="P19"><text:span text:style-name="T9"><text:s text:c="4"/>"sizeX": 114,</text:span></text:p>
      <text:p text:style-name="P19"><text:span text:style-name="T9"><text:s text:c="4"/>"sizeY": 49,</text:span></text:p>
      <text:p text:style-name="P19"><text:span text:style-name="T9"><text:s text:c="4"/>"colorFill": "rgb(150, 50, 100)",</text:span></text:p>
      <text:p text:style-name="P19"><text:span text:style-name="T9"><text:s text:c="4"/>"colorText": "rgb(255, 255, 255)",</text:span></text:p>
      <text:p text:style-name="P19"><text:span text:style-name="T9"><text:s text:c="4"/>"opacity": "1",</text:span></text:p>
      <text:p text:style-name="P19"><text:span text:style-name="T9"><text:s text:c="4"/>"texture": "none",</text:span></text:p>
      <text:p text:style-name="P19"><text:soft-page-break/><text:span text:style-name="T9"><text:s text:c="4"/>'layer': 2</text:span></text:p>
      <text:p text:style-name="P19"><text:span text:style-name="T9">},</text:span></text:p>
      <text:p text:style-name="P19"><text:span text:style-name="T9"/></text:p>
      <text:p text:style-name="P19"><text:span text:style-name="T9">{</text:span></text:p>
      <text:p text:style-name="P19"><text:span text:style-name="T9"><text:s text:c="4"/>"name": "House 5",</text:span></text:p>
      <text:p text:style-name="P19"><text:span text:style-name="T9"><text:s text:c="4"/>"id": "5",</text:span></text:p>
      <text:p text:style-name="P19"><text:span text:style-name="T9"><text:s text:c="4"/>"posX": 800,</text:span></text:p>
      <text:p text:style-name="P19"><text:span text:style-name="T9"><text:s text:c="4"/>"posY": 500,</text:span></text:p>
      <text:p text:style-name="P19"><text:span text:style-name="T9"><text:s text:c="4"/>"sizeX": 114,</text:span></text:p>
      <text:p text:style-name="P19"><text:span text:style-name="T9"><text:s text:c="4"/>"sizeY": 49,</text:span></text:p>
      <text:p text:style-name="P19"><text:span text:style-name="T9"><text:s text:c="4"/>"colorFill": "rgb(0, 0, 0)",</text:span></text:p>
      <text:p text:style-name="P19"><text:span text:style-name="T9"><text:s text:c="4"/>"colorText": "rgb(100, 200, 255)",</text:span></text:p>
      <text:p text:style-name="P19"><text:span text:style-name="T9"><text:s text:c="4"/>"opacity": "1",</text:span></text:p>
      <text:p text:style-name="P19"><text:span text:style-name="T9"><text:s text:c="4"/>"texture": "none",</text:span></text:p>
      <text:p text:style-name="P19"><text:span text:style-name="T9"><text:s text:c="4"/>'layer': 2</text:span></text:p>
      <text:p text:style-name="P19"><text:span text:style-name="T9">},</text:span></text:p>
      <text:p text:style-name="P19"><text:span text:style-name="T9"/></text:p>
      <text:p text:style-name="P19"><text:span text:style-name="T9">{</text:span></text:p>
      <text:p text:style-name="P19"><text:span text:style-name="T9"><text:s text:c="4"/>"name": "House 6",</text:span></text:p>
      <text:p text:style-name="P19"><text:span text:style-name="T9"><text:s text:c="4"/>"id": "6",</text:span></text:p>
      <text:p text:style-name="P19"><text:span text:style-name="T9"><text:s text:c="4"/>"posX": 1900,</text:span></text:p>
      <text:p text:style-name="P19"><text:span text:style-name="T9"><text:s text:c="4"/>"posY": 500,</text:span></text:p>
      <text:p text:style-name="P19"><text:span text:style-name="T9"><text:s text:c="4"/>"sizeX": 114,</text:span></text:p>
      <text:p text:style-name="P19"><text:span text:style-name="T9"><text:s text:c="4"/>"sizeY": 49,</text:span></text:p>
      <text:p text:style-name="P19"><text:span text:style-name="T9"><text:s text:c="4"/>"colorFill": "rgb(0, 0, 0)",</text:span></text:p>
      <text:p text:style-name="P19"><text:span text:style-name="T9"><text:s text:c="4"/>"colorText": "rgb(255, 255, 255)",</text:span></text:p>
      <text:p text:style-name="P19"><text:soft-page-break/><text:span text:style-name="T9"><text:s text:c="4"/>"opacity": "1",</text:span></text:p>
      <text:p text:style-name="P19"><text:span text:style-name="T9"><text:s text:c="4"/>"texture": "url('https://collegeofscripting.weebly.com/uploads/6/4/4/8/64482293/concrete1.jpg')",</text:span></text:p>
      <text:p text:style-name="P19"><text:span text:style-name="T9"><text:s text:c="4"/>'layer': 2</text:span></text:p>
      <text:p text:style-name="P19"><text:span text:style-name="T9">},</text:span></text:p>
      <text:p text:style-name="P19"><text:span text:style-name="T9"/></text:p>
      <text:p text:style-name="P19"><text:span text:style-name="T9">{</text:span></text:p>
      <text:p text:style-name="P19"><text:span text:style-name="T9"><text:s text:c="4"/>"name": "House 7",</text:span></text:p>
      <text:p text:style-name="P19"><text:span text:style-name="T9"><text:s text:c="4"/>"id": "7",</text:span></text:p>
      <text:p text:style-name="P19"><text:span text:style-name="T9"><text:s text:c="4"/>"posX": 1800,</text:span></text:p>
      <text:p text:style-name="P19"><text:span text:style-name="T9"><text:s text:c="4"/>"posY": 400,</text:span></text:p>
      <text:p text:style-name="P19"><text:span text:style-name="T9"><text:s text:c="4"/>"sizeX": 114,</text:span></text:p>
      <text:p text:style-name="P19"><text:span text:style-name="T9"><text:s text:c="4"/>"sizeY": 49,</text:span></text:p>
      <text:p text:style-name="P19"><text:span text:style-name="T9"><text:s text:c="4"/>"colorFill": "rgb(0, 0, 0)",</text:span></text:p>
      <text:p text:style-name="P19"><text:span text:style-name="T9"><text:s text:c="4"/>"colorText": "rgb(255, 255, 255)",</text:span></text:p>
      <text:p text:style-name="P19"><text:span text:style-name="T9"><text:s text:c="4"/>"opacity": "1",</text:span></text:p>
      <text:p text:style-name="P19"><text:span text:style-name="T9"><text:s text:c="4"/>"texture": "none",</text:span></text:p>
      <text:p text:style-name="P19"><text:span text:style-name="T9"><text:s text:c="4"/>'layer': 2</text:span></text:p>
      <text:p text:style-name="P19"><text:span text:style-name="T9">},</text:span></text:p>
      <text:p text:style-name="P19"><text:span text:style-name="T9"/></text:p>
      <text:p text:style-name="P19"><text:span text:style-name="T9">{</text:span></text:p>
      <text:p text:style-name="P19"><text:span text:style-name="T9"><text:s text:c="4"/>"name": "House 8",</text:span></text:p>
      <text:p text:style-name="P19"><text:span text:style-name="T9"><text:s text:c="4"/>"id": "8",</text:span></text:p>
      <text:p text:style-name="P19"><text:span text:style-name="T9"><text:s text:c="4"/>"posX": 2000,</text:span></text:p>
      <text:p text:style-name="P19"><text:span text:style-name="T9"><text:s text:c="4"/>"posY": 500,</text:span></text:p>
      <text:p text:style-name="P19"><text:soft-page-break/><text:span text:style-name="T9"><text:s text:c="4"/>"sizeX": 114,</text:span></text:p>
      <text:p text:style-name="P19"><text:span text:style-name="T9"><text:s text:c="4"/>"sizeY": 49,</text:span></text:p>
      <text:p text:style-name="P19"><text:span text:style-name="T9"><text:s text:c="4"/>"colorFill": "rgb(0, 0, 0)",</text:span></text:p>
      <text:p text:style-name="P19"><text:span text:style-name="T9"><text:s text:c="4"/>"colorText": "rgb(255, 255, 255)",</text:span></text:p>
      <text:p text:style-name="P19"><text:span text:style-name="T9"><text:s text:c="4"/>"opacity": "1",</text:span></text:p>
      <text:p text:style-name="P19"><text:span text:style-name="T9"><text:s text:c="4"/>"texture": "none",</text:span></text:p>
      <text:p text:style-name="P19"><text:span text:style-name="T9"><text:s text:c="4"/>'layer': 2</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worldVariables.js</text:span></text:p>
      <text:p text:style-name="P19"><text:span text:style-name="T9"/></text:p>
      <text:p text:style-name="P19"><text:span text:style-name="T9">// resoures offline or online?</text:span></text:p>
      <text:p text:style-name="P19"><text:span text:style-name="T9">let online = true;</text:span></text:p>
      <text:p text:style-name="P19"><text:span text:style-name="T9"/></text:p>
      <text:p text:style-name="P19"><text:span text:style-name="T9">// song files are on google server</text:span></text:p>
      <text:p text:style-name="P19"><text:soft-page-break/><text:span text:style-name="T9">// to avoid large download for app on github</text:span></text:p>
      <text:p text:style-name="P19"><text:span text:style-name="T9">let songFilesDownloadLink = `</text:span></text:p>
      <text:p text:style-name="P19"><text:span text:style-name="T9">https://drive.google.com/drive/folders/162IA3RC9rDV8Dkwk_bFd-an8HPEY9mhE`</text:span></text:p>
      <text:p text:style-name="P19"><text:span text:style-name="T9"/></text:p>
      <text:p text:style-name="P19"><text:span text:style-name="T9">let backgroundSizeX = 250000;</text:span></text:p>
      <text:p text:style-name="P19"><text:span text:style-name="T9">let backgroundSizeY = 250000;</text:span></text:p>
      <text:p text:style-name="P19"><text:span text:style-name="T9"/></text:p>
      <text:p text:style-name="P19"><text:span text:style-name="T9">let controlFlag = 1;</text:span></text:p>
      <text:p text:style-name="P19"><text:span text:style-name="T9"/></text:p>
      <text:p text:style-name="P19"><text:span text:style-name="T9">let activePlayer = "thePlayer";</text:span></text:p>
      <text:p text:style-name="P19"><text:span text:style-name="T9"/></text:p>
      <text:p text:style-name="P19"><text:span text:style-name="T9">let playerNumber = 0;</text:span></text:p>
      <text:p text:style-name="P19"><text:span text:style-name="T9"/></text:p>
      <text:p text:style-name="P19"><text:span text:style-name="T9">// let structuresArray = [];</text:span></text:p>
      <text:p text:style-name="P19"><text:span text:style-name="T9"/></text:p>
      <text:p text:style-name="P19"><text:span text:style-name="T9">let ourPlayer =</text:span></text:p>
      <text:p text:style-name="P19"><text:span text:style-name="T9">{</text:span></text:p>
      <text:p text:style-name="P19"><text:span text:style-name="T9"><text:s text:c="4"/>x: playerArray[playerNumber].x,</text:span></text:p>
      <text:p text:style-name="P19"><text:span text:style-name="T9"><text:s text:c="4"/>y: playerArray[playerNumber].y,</text:span></text:p>
      <text:p text:style-name="P19"><text:span text:style-name="T9"><text:s text:c="4"/>width: playerArray[playerNumber].width,</text:span></text:p>
      <text:p text:style-name="P19"><text:span text:style-name="T9"><text:s text:c="4"/>height: playerArray[playerNumber].height,</text:span></text:p>
      <text:p text:style-name="P19"><text:span text:style-name="T9"><text:s text:c="4"/>speedMultiplier: 2,</text:span></text:p>
      <text:p text:style-name="P19"><text:span text:style-name="T9"><text:s text:c="4"/>id: playerArray[playerNumber].id,</text:span></text:p>
      <text:p text:style-name="P19"><text:span text:style-name="T9"><text:s text:c="4"/>playerColor: playerArray[playerNumber].colorFill,</text:span></text:p>
      <text:p text:style-name="P19"><text:soft-page-break/><text:span text:style-name="T9"><text:s text:c="4"/>texture: `url(${playerArray[playerNumber].texture})`,</text:span></text:p>
      <text:p text:style-name="P19"><text:span text:style-name="T9"><text:s text:c="4"/>texturePos: '0% 0%',</text:span></text:p>
      <text:p text:style-name="P19"><text:span text:style-name="T9"><text:s text:c="4"/>velocityY: 0,</text:span></text:p>
      <text:p text:style-name="P19"><text:span text:style-name="T9">};</text:span></text:p>
      <text:p text:style-name="P19"><text:span text:style-name="T9"/></text:p>
      <text:p text:style-name="P19"><text:span text:style-name="T9">let colorChoices = [</text:span></text:p>
      <text:p text:style-name="P19"><text:span text:style-name="T9"><text:s text:c="4"/>{ name: 'aqua', color: '0, 255, 255' },</text:span></text:p>
      <text:p text:style-name="P19"><text:span text:style-name="T9"><text:s text:c="4"/>{ name: 'black', color: '0, 0, 0' },</text:span></text:p>
      <text:p text:style-name="P19"><text:span text:style-name="T9"><text:s text:c="4"/>{ name: 'blue', color: '0, 0, 255' },</text:span></text:p>
      <text:p text:style-name="P19"><text:span text:style-name="T9"><text:s text:c="4"/>{ name: 'fuchsia', color: '255, 0, 255' },</text:span></text:p>
      <text:p text:style-name="P19"><text:span text:style-name="T9"><text:s text:c="4"/>{ name: 'gray', color: '128, 128, 128' },</text:span></text:p>
      <text:p text:style-name="P19"><text:span text:style-name="T9"><text:s text:c="4"/>{ name: 'green', color: '0, 128, 0' },</text:span></text:p>
      <text:p text:style-name="P19"><text:span text:style-name="T9"><text:s text:c="4"/>{ name: 'lime', color: '0, 255, 0' },</text:span></text:p>
      <text:p text:style-name="P19"><text:span text:style-name="T9"><text:s text:c="4"/>{ name: 'maroon', color: '128, 0, 0' },</text:span></text:p>
      <text:p text:style-name="P19"><text:span text:style-name="T9"><text:s text:c="4"/>{ name: 'navy', color: '0, 0, 128' },</text:span></text:p>
      <text:p text:style-name="P19"><text:span text:style-name="T9"><text:s text:c="4"/>{ name: 'olive', color: '128, 128, 0' },</text:span></text:p>
      <text:p text:style-name="P19"><text:span text:style-name="T9"><text:s text:c="4"/>{ name: 'purple', color: '128, 0, 128' },</text:span></text:p>
      <text:p text:style-name="P19"><text:span text:style-name="T9"><text:s text:c="4"/>{ name: 'red', color: '255, 0, 0' },</text:span></text:p>
      <text:p text:style-name="P19"><text:span text:style-name="T9"><text:s text:c="4"/>{ name: 'silver', color: '192, 192, 192' },</text:span></text:p>
      <text:p text:style-name="P19"><text:span text:style-name="T9"><text:s text:c="4"/>{ name: 'teal', color: '0, 128, 128' },</text:span></text:p>
      <text:p text:style-name="P19"><text:span text:style-name="T9"><text:s text:c="4"/>{ name: 'white', color: '255, 255, 255' },</text:span></text:p>
      <text:p text:style-name="P19"><text:span text:style-name="T9"><text:s text:c="4"/>{ name: 'yellow', color: '255, 255, 0' },</text:span></text:p>
      <text:p text:style-name="P19"><text:span text:style-name="T9"><text:s text:c="4"/>{ name: 'orange', color: '255, 165, 0' },</text:span></text:p>
      <text:p text:style-name="P19"><text:span text:style-name="T9"><text:s text:c="4"/>{ name: 'pink', color: '255, 192, 203' },</text:span></text:p>
      <text:p text:style-name="P19"><text:span text:style-name="T9"><text:s text:c="4"/>{ name: 'brown', color: '165, 42, 42' },</text:span></text:p>
      <text:p text:style-name="P19"><text:soft-page-break/><text:span text:style-name="T9"><text:s text:c="4"/>{ name: 'violet', color: '238, 130, 238' },</text:span></text:p>
      <text:p text:style-name="P19"><text:span text:style-name="T9"><text:s text:c="4"/>{ name: 'cyan', color: '0, 255, 255' },</text:span></text:p>
      <text:p text:style-name="P19"><text:span text:style-name="T9"><text:s text:c="4"/>{ name: 'magenta', color: '255, 0, 255' },</text:span></text:p>
      <text:p text:style-name="P19"><text:span text:style-name="T9"><text:s text:c="4"/>{ name: 'limegreen', color: '50, 205, 50' },</text:span></text:p>
      <text:p text:style-name="P19"><text:span text:style-name="T9"><text:s text:c="4"/>{ name: 'gold', color: '255, 215, 0' },</text:span></text:p>
      <text:p text:style-name="P19"><text:span text:style-name="T9"><text:s text:c="4"/>{ name: 'coral', color: '255, 127, 80' },</text:span></text:p>
      <text:p text:style-name="P19"><text:span text:style-name="T9"><text:s text:c="4"/>{ name: 'indigo', color: '75, 0, 130' },</text:span></text:p>
      <text:p text:style-name="P19"><text:span text:style-name="T9"><text:s text:c="4"/>{ name: 'khaki', color: '240, 230, 140' },</text:span></text:p>
      <text:p text:style-name="P19"><text:span text:style-name="T9"><text:s text:c="4"/>{ name: 'plum', color: '221, 160, 221' },</text:span></text:p>
      <text:p text:style-name="P19"><text:span text:style-name="T9"><text:s text:c="4"/>{ name: 'salmon', color: '250, 128, 114' },</text:span></text:p>
      <text:p text:style-name="P19"><text:span text:style-name="T9"><text:s text:c="4"/>{ name: 'tan', color: '210, 180, 140' },</text:span></text:p>
      <text:p text:style-name="P19"><text:span text:style-name="T9"><text:s text:c="4"/>{ name: 'turquoise', color: '64, 224, 208' },</text:span></text:p>
      <text:p text:style-name="P19"><text:span text:style-name="T9"><text:s text:c="4"/>{ name: 'wheat', color: '245, 222, 179' }</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ElementDraggable.js</text:span></text:p>
      <text:p text:style-name="P19"><text:span text:style-name="T9"/></text:p>
      <text:p text:style-name="P19"><text:soft-page-break/><text:span text:style-name="T9">// creating event handler for mouse down</text:span></text:p>
      <text:p text:style-name="P19"><text:span text:style-name="T9">function createMouseDownHandler(element, state) {</text:span></text:p>
      <text:p text:style-name="P19"><text:span text:style-name="T9"><text:s text:c="4"/>return function(e)</text:span></text:p>
      <text:p text:style-name="P19"><text:span text:style-name="T9"><text:s text:c="4"/>{</text:span></text:p>
      <text:p text:style-name="P19"><text:span text:style-name="T9"><text:s text:c="8"/>// ignore mouse down events on textarea or input elements</text:span></text:p>
      <text:p text:style-name="P19"><text:span text:style-name="T9"><text:s text:c="8"/>if (e.target.tagName === 'TEXTAREA' || e.target.tagName === 'INPUT')</text:span></text:p>
      <text:p text:style-name="P19"><text:span text:style-name="T9"><text:s text:c="8"/>{</text:span></text:p>
      <text:p text:style-name="P19"><text:span text:style-name="T9"><text:s text:c="12"/>return;</text:span></text:p>
      <text:p text:style-name="P19"><text:span text:style-name="T9"><text:s text:c="8"/>}</text:span></text:p>
      <text:p text:style-name="P19"><text:span text:style-name="T9"/></text:p>
      <text:p text:style-name="P19"><text:span text:style-name="T9"><text:s text:c="8"/>e.preventDefault();</text:span></text:p>
      <text:p text:style-name="P19"><text:span text:style-name="T9"/></text:p>
      <text:p text:style-name="P19"><text:span text:style-name="T9"><text:s text:c="8"/>state.startX = e.clientX;</text:span></text:p>
      <text:p text:style-name="P19"><text:span text:style-name="T9"><text:s text:c="8"/>state.startY = e.clientY;</text:span></text:p>
      <text:p text:style-name="P19"><text:span text:style-name="T9"/></text:p>
      <text:p text:style-name="P19"><text:span text:style-name="T9"><text:s text:c="8"/>document.onmousemove = createMouseMoveHandler(element, state);</text:span></text:p>
      <text:p text:style-name="P19"><text:span text:style-name="T9"/></text:p>
      <text:p text:style-name="P19"><text:span text:style-name="T9"><text:s text:c="8"/>document.onmouseup = createMouseUpHandler();</text:span></text:p>
      <text:p text:style-name="P19"><text:span text:style-name="T9"><text:s text:c="4"/>};</text:span></text:p>
      <text:p text:style-name="P19"><text:span text:style-name="T9">}</text:span></text:p>
      <text:p text:style-name="P19"><text:span text:style-name="T9"/></text:p>
      <text:p text:style-name="P19"><text:soft-page-break/><text:span text:style-name="T9">// creating event handler for mouse move</text:span></text:p>
      <text:p text:style-name="P19"><text:span text:style-name="T9">function createMouseMoveHandler(element, state) {</text:span></text:p>
      <text:p text:style-name="P19"><text:span text:style-name="T9"><text:s text:c="4"/>return function(e)</text:span></text:p>
      <text:p text:style-name="P19"><text:span text:style-name="T9"><text:s text:c="4"/>{</text:span></text:p>
      <text:p text:style-name="P19"><text:span text:style-name="T9"><text:s text:c="8"/>// ignore mouse move events on textarea or input elements</text:span></text:p>
      <text:p text:style-name="P19"><text:span text:style-name="T9"><text:s text:c="8"/>if (e.target.tagName === 'TEXTAREA' || e.target.tagName === 'INPUT')</text:span></text:p>
      <text:p text:style-name="P19"><text:span text:style-name="T9"><text:s text:c="8"/>{</text:span></text:p>
      <text:p text:style-name="P19"><text:span text:style-name="T9"><text:s text:c="12"/>return;</text:span></text:p>
      <text:p text:style-name="P19"><text:span text:style-name="T9"><text:s text:c="8"/>}</text:span></text:p>
      <text:p text:style-name="P19"><text:span text:style-name="T9"/></text:p>
      <text:p text:style-name="P19"><text:span text:style-name="T9"><text:s text:c="8"/>e.preventDefault();</text:span></text:p>
      <text:p text:style-name="P19"><text:span text:style-name="T9"/></text:p>
      <text:p text:style-name="P19"><text:span text:style-name="T9"><text:s text:c="8"/>let deltaX = state.startX - e.clientX;</text:span></text:p>
      <text:p text:style-name="P19"><text:span text:style-name="T9"><text:s text:c="8"/>let deltaY = state.startY - e.clientY;</text:span></text:p>
      <text:p text:style-name="P19"><text:span text:style-name="T9"/></text:p>
      <text:p text:style-name="P19"><text:span text:style-name="T9"><text:s text:c="8"/>state.startX = e.clientX;</text:span></text:p>
      <text:p text:style-name="P19"><text:span text:style-name="T9"><text:s text:c="8"/>state.startY = e.clientY;</text:span></text:p>
      <text:p text:style-name="P19"><text:span text:style-name="T9"/></text:p>
      <text:p text:style-name="P19"><text:span text:style-name="T9"><text:s text:c="8"/>let newTop = element.offsetTop - deltaY;</text:span></text:p>
      <text:p text:style-name="P19"><text:span text:style-name="T9"><text:s text:c="8"/>let newLeft = element.offsetLeft - deltaX;</text:span></text:p>
      <text:p text:style-name="P19"><text:span text:style-name="T9"/></text:p>
      <text:p text:style-name="P19"><text:span text:style-name="T9"><text:s text:c="8"/>element.style.top = newTop + "px";</text:span></text:p>
      <text:p text:style-name="P19"><text:span text:style-name="T9"><text:s text:c="8"/>element.style.left = newLeft + "px";</text:span></text:p>
      <text:p text:style-name="P19"><text:soft-page-break/><text:span text:style-name="T9"><text:s text:c="4"/>};</text:span></text:p>
      <text:p text:style-name="P19"><text:span text:style-name="T9">}</text:span></text:p>
      <text:p text:style-name="P19"><text:span text:style-name="T9"/></text:p>
      <text:p text:style-name="P19"><text:span text:style-name="T9">// creating event handler for mouse up</text:span></text:p>
      <text:p text:style-name="P19"><text:span text:style-name="T9">function createMouseUpHandler()</text:span></text:p>
      <text:p text:style-name="P19"><text:span text:style-name="T9">{</text:span></text:p>
      <text:p text:style-name="P19"><text:span text:style-name="T9"><text:s text:c="4"/>return function()</text:span></text:p>
      <text:p text:style-name="P19"><text:span text:style-name="T9"><text:s text:c="4"/>{</text:span></text:p>
      <text:p text:style-name="P19"><text:span text:style-name="T9"><text:s text:c="8"/>document.onmousemove = null;</text:span></text:p>
      <text:p text:style-name="P19"><text:span text:style-name="T9"><text:s text:c="8"/>document.onmouseup = null;</text:span></text:p>
      <text:p text:style-name="P19"><text:span text:style-name="T9"><text:s text:c="4"/>};</text:span></text:p>
      <text:p text:style-name="P19"><text:span text:style-name="T9">}</text:span></text:p>
      <text:p text:style-name="P19"><text:span text:style-name="T9"/></text:p>
      <text:p text:style-name="P19"><text:span text:style-name="T9">// make an element draggable</text:span></text:p>
      <text:p text:style-name="P19"><text:span text:style-name="T9">function makeElementDraggable(element)</text:span></text:p>
      <text:p text:style-name="P19"><text:span text:style-name="T9">{</text:span></text:p>
      <text:p text:style-name="P19"><text:span text:style-name="T9"><text:s text:c="4"/>let state = { startX: 0, startY: 0 };</text:span></text:p>
      <text:p text:style-name="P19"><text:span text:style-name="T9"/></text:p>
      <text:p text:style-name="P19"><text:span text:style-name="T9"><text:s text:c="4"/>element.onmousedown = createMouseDownHandler(element, stat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hexToRgb.js</text:span></text:p>
      <text:p text:style-name="P19"><text:span text:style-name="T9"/></text:p>
      <text:p text:style-name="P19"><text:span text:style-name="T9">function hexToRgb(hex)</text:span></text:p>
      <text:p text:style-name="P19"><text:span text:style-name="T9">{</text:span></text:p>
      <text:p text:style-name="P19"><text:span text:style-name="T9"><text:s text:c="4"/>// remove the hash symbol if it is present</text:span></text:p>
      <text:p text:style-name="P19"><text:span text:style-name="T9"><text:s text:c="4"/>let hexCleaned = hex.replace(/^#/, '');</text:span></text:p>
      <text:p text:style-name="P19"><text:span text:style-name="T9"/></text:p>
      <text:p text:style-name="P19"><text:span text:style-name="T9"><text:s text:c="4"/>// if shorthand hex code is provided (#03F), convert it to the full form (#0033FF)</text:span></text:p>
      <text:p text:style-name="P19"><text:span text:style-name="T9"><text:s text:c="4"/>if (hexCleaned.length === 3)</text:span></text:p>
      <text:p text:style-name="P19"><text:span text:style-name="T9"><text:s text:c="4"/>{</text:span></text:p>
      <text:p text:style-name="P19"><text:span text:style-name="T9"><text:s text:c="8"/>hexCleaned = hexCleaned.split('').map(function(hexDigit)</text:span></text:p>
      <text:p text:style-name="P19"><text:span text:style-name="T9"><text:s text:c="8"/>{</text:span></text:p>
      <text:p text:style-name="P19"><text:span text:style-name="T9"><text:s text:c="12"/>return hexDigit + hexDigit;</text:span></text:p>
      <text:p text:style-name="P19"><text:span text:style-name="T9"><text:s text:c="8"/>}).join('');</text:span></text:p>
      <text:p text:style-name="P19"><text:span text:style-name="T9"><text:s text:c="4"/>}</text:span></text:p>
      <text:p text:style-name="P19"><text:span text:style-name="T9"/></text:p>
      <text:p text:style-name="P19"><text:span text:style-name="T9"><text:s text:c="4"/>// parse the hex string and extract the red, green, and blue values</text:span></text:p>
      <text:p text:style-name="P19"><text:soft-page-break/><text:span text:style-name="T9"><text:s text:c="4"/>let r = parseInt(hexCleaned.substring(0, 2), 16);</text:span></text:p>
      <text:p text:style-name="P19"><text:span text:style-name="T9"><text:s text:c="4"/>let g = parseInt(hexCleaned.substring(2, 4), 16);</text:span></text:p>
      <text:p text:style-name="P19"><text:span text:style-name="T9"><text:s text:c="4"/>let b = parseInt(hexCleaned.substring(4, 6), 16);</text:span></text:p>
      <text:p text:style-name="P19"><text:span text:style-name="T9"/></text:p>
      <text:p text:style-name="P19"><text:span text:style-name="T9"><text:s text:c="4"/>// return the RGB values as an object</text:span></text:p>
      <text:p text:style-name="P19"><text:span text:style-name="T9"><text:s text:c="4"/>return { r: r, g: g, b: b };</text:span></text:p>
      <text:p text:style-name="P19"><text:span text:style-name="T9">}</text:span></text:p>
      <text:p text:style-name="P19"><text:span text:style-name="T9"/></text:p>
      <text:p text:style-name="P19"><text:span text:style-name="T9">// example usage:</text:span></text:p>
      <text:p text:style-name="P19"><text:span text:style-name="T9"/></text:p>
      <text:p text:style-name="P19"><text:span text:style-name="T9">// { r: 0, g: 51, b: 255 }</text:span></text:p>
      <text:p text:style-name="P19"><text:span text:style-name="T9">let color = hexToRgb('#03F');</text:span></text:p>
      <text:p text:style-name="P19"><text:span text:style-name="T9"/></text:p>
      <text:p text:style-name="P19"><text:span text:style-name="T9">console.log(color);</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oft-page-break/><text:span text:style-name="T9"/></text:p>
      <text:p text:style-name="P19"><text:span text:style-name="T9">// rgbToHex.js</text:span></text:p>
      <text:p text:style-name="P19"><text:span text:style-name="T9"/></text:p>
      <text:p text:style-name="P19"><text:span text:style-name="T9">function rgbToHex(r, g, b)</text:span></text:p>
      <text:p text:style-name="P19"><text:span text:style-name="T9">{</text:span></text:p>
      <text:p text:style-name="P19"><text:span text:style-name="T9"><text:s text:c="4"/>// ensure RGB values are in range 0-255</text:span></text:p>
      <text:p text:style-name="P19"><text:span text:style-name="T9"><text:s text:c="4"/>r = Math.min(255, Math.max(0, r));</text:span></text:p>
      <text:p text:style-name="P19"><text:span text:style-name="T9"><text:s text:c="4"/>g = Math.min(255, Math.max(0, g));</text:span></text:p>
      <text:p text:style-name="P19"><text:span text:style-name="T9"><text:s text:c="4"/>b = Math.min(255, Math.max(0, b));</text:span></text:p>
      <text:p text:style-name="P19"><text:span text:style-name="T9"/></text:p>
      <text:p text:style-name="P19"><text:span text:style-name="T9"><text:s text:c="4"/>// convert RGB values to hexadecimal</text:span></text:p>
      <text:p text:style-name="P19"><text:span text:style-name="T9"><text:s text:c="4"/>let toHex = function(value)</text:span></text:p>
      <text:p text:style-name="P19"><text:span text:style-name="T9"><text:s text:c="4"/>{</text:span></text:p>
      <text:p text:style-name="P19"><text:span text:style-name="T9"><text:s text:c="8"/>let hex = value.toString(16);</text:span></text:p>
      <text:p text:style-name="P19"><text:span text:style-name="T9"><text:s text:c="8"/>return hex.length === 1 ? '0' + hex : hex;</text:span></text:p>
      <text:p text:style-name="P19"><text:span text:style-name="T9"><text:s text:c="4"/>};</text:span></text:p>
      <text:p text:style-name="P19"><text:span text:style-name="T9"/></text:p>
      <text:p text:style-name="P19"><text:span text:style-name="T9"><text:s text:c="4"/>return '#' + toHex(r) + toHex(g) + toHex(b);</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1contentWorldVariables.js</text:span></text:p>
      <text:p text:style-name="P19"><text:span text:style-name="T9"/></text:p>
      <text:p text:style-name="P19"><text:span text:style-name="T9">// content starts at specified y Position</text:span></text:p>
      <text:p text:style-name="P19"><text:span text:style-name="T9">let yPos = 600;</text:span></text:p>
      <text:p text:style-name="P19"><text:span text:style-name="T9"/></text:p>
      <text:p text:style-name="P19"><text:span text:style-name="T9">let space = 800;</text:span></text:p>
      <text:p text:style-name="P19"><text:span text:style-name="T9"/></text:p>
      <text:p text:style-name="P19"><text:span text:style-name="T9">// content is Positioned in Rows</text:span></text:p>
      <text:p text:style-name="P19"><text:span text:style-name="T9">// based on the Functions Place in the Array</text:span></text:p>
      <text:p text:style-name="P19"><text:span text:style-name="T9">let rowNumber = 1;</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containerBooks.js</text:span></text:p>
      <text:p text:style-name="P19"><text:span text:style-name="T9"/></text:p>
      <text:p text:style-name="P19"><text:span text:style-name="T9">function containerBooks()</text:span></text:p>
      <text:p text:style-name="P19"><text:soft-page-break/><text:span text:style-name="T9">{</text:span></text:p>
      <text:p text:style-name="P19"><text:span text:style-name="T9"><text:s text:c="4"/>let contentArray =</text:span></text:p>
      <text:p text:style-name="P19"><text:span text:style-name="T9"><text:s text:c="4"/>[</text:span></text:p>
      <text:p text:style-name="P19"><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pan text:style-name="T9"><text:s text:c="12"/>rowOfScienceImagesAndLink(100, yPos, 600, 600, scienceImages, "electricity", "electron flow")</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whichArray</text:span></text:p>
      <text:p text:style-name="P19"><text:span text:style-name="T9"><text:s text:c="12"/>rowOfCollegeLinks(100, yPos, collegeLinks)</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text:span></text:p>
      <text:p text:style-name="P19"><text:span text:style-name="T9"><text:s text:c="12"/>rowOfCollegeBooks(100, yPos, 400, 400, collegeBooks)</text:span></text:p>
      <text:p text:style-name="P19"><text:span text:style-name="T9"><text:s text:c="8"/>},</text:span></text:p>
      <text:p text:style-name="P19"><text:span text:style-name="T9"/></text:p>
      <text:p text:style-name="P19"><text:soft-page-break/><text:span text:style-name="T9"><text:s text:c="8"/>function()</text:span></text:p>
      <text:p text:style-name="P19"><text:span text:style-name="T9"><text:s text:c="8"/>{</text:span></text:p>
      <text:p text:style-name="P19"><text:span text:style-name="T9"><text:s text:c="12"/>// theX, theY, sizeX, sizeY, whichArray, criteria1, theHeading</text:span></text:p>
      <text:p text:style-name="P19"><text:span text:style-name="T9"><text:s text:c="12"/>rowOfBookImages(100, yPos, 600, 600, mathematics, "book", <text:s/>"Mathematics", "texture")</text:span></text:p>
      <text:p text:style-name="P19"><text:span text:style-name="T9"><text:s text:c="8"/>}</text:span></text:p>
      <text:p text:style-name="P19"><text:span text:style-name="T9"><text:s text:c="4"/>];</text:span></text:p>
      <text:p text:style-name="P19"><text:span text:style-name="T9"/></text:p>
      <text:p text:style-name="P19"><text:span text:style-name="T9"><text:s text:c="4"/>for (i = 0; i &lt; contentArray.length; i++)</text:span></text:p>
      <text:p text:style-name="P19"><text:span text:style-name="T9"><text:s text:c="4"/>{</text:span></text:p>
      <text:p text:style-name="P19"><text:span text:style-name="T9"><text:s text:c="8"/>// adds one row each time through loop</text:span></text:p>
      <text:p text:style-name="P19"><text:span text:style-name="T9"><text:s text:c="8"/>contentArray[i]();</text:span></text:p>
      <text:p text:style-name="P19"><text:span text:style-name="T9"/></text:p>
      <text:p text:style-name="P19"><text:span text:style-name="T9"><text:s text:c="8"/>// add 900 to the yPos, between new section below</text:span></text:p>
      <text:p text:style-name="P19"><text:span text:style-name="T9"><text:s text:c="8"/>yPos = yPos + space;</text:span></text:p>
      <text:p text:style-name="P19"><text:span text:style-name="T9"><text:s text:c="4"/>}</text:span></text:p>
      <text:p text:style-name="P19"><text:span text:style-name="T9"/></text:p>
      <text:p text:style-name="P19"><text:span text:style-name="T9"><text:s text:c="4"/>// spacer sector 1 line</text:span></text:p>
      <text:p text:style-name="P19"><text:span text:style-name="T9"><text:s text:c="4"/>makeLine(yPos, rowNumber, "Cross this Line to Load Content");</text:span></text:p>
      <text:p text:style-name="P19"><text:span text:style-name="T9"/></text:p>
      <text:p text:style-name="P19"><text:span text:style-name="T9"><text:s text:c="4"/>rowNumber += 1;</text:span></text:p>
      <text:p text:style-name="P19"><text:span text:style-name="T9">}</text:span></text:p>
      <text:p text:style-name="P19"><text:soft-page-break/><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containerBoxingVideos.js</text:span></text:p>
      <text:p text:style-name="P19"><text:span text:style-name="T9"/></text:p>
      <text:p text:style-name="P19"><text:span text:style-name="T9">function containerBoxingVideos()</text:span></text:p>
      <text:p text:style-name="P19"><text:span text:style-name="T9">{</text:span></text:p>
      <text:p text:style-name="P19"><text:span text:style-name="T9"><text:s text:c="4"/>let contentArray =</text:span></text:p>
      <text:p text:style-name="P19"><text:span text:style-name="T9"><text:s text:c="4"/>[</text:span></text:p>
      <text:p text:style-name="P19"><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pan text:style-name="T9"><text:s text:c="12"/>rowOfVideosMultipleFilters(100, yPos, 800, 600, boxingVideos,"boxing", "furyWilder1")</text:span></text:p>
      <text:p text:style-name="P19"><text:span text:style-name="T9"><text:s text:c="8"/>},</text:span></text:p>
      <text:p text:style-name="P19"><text:span text:style-name="T9"/></text:p>
      <text:p text:style-name="P19"><text:span text:style-name="T9"><text:s text:c="8"/>function()</text:span></text:p>
      <text:p text:style-name="P19"><text:soft-page-break/><text:span text:style-name="T9"><text:s text:c="8"/>{</text:span></text:p>
      <text:p text:style-name="P19"><text:span text:style-name="T9"><text:s text:c="12"/>// theX, theY, sizeX, sizeY, whichArray, criteria1, criteria2</text:span></text:p>
      <text:p text:style-name="P19"><text:span text:style-name="T9"><text:s text:c="12"/>rowOfVideosMultipleFilters(100, yPos + 200, 800, 600, boxingVideos, "boxing", "furyWilder2")</text:span></text:p>
      <text:p text:style-name="P19"><text:span text:style-name="T9"><text:s text:c="8"/>},</text:span></text:p>
      <text:p text:style-name="P19"><text:span text:style-name="T9"><text:s text:c="4"/>];</text:span></text:p>
      <text:p text:style-name="P19"><text:span text:style-name="T9"/></text:p>
      <text:p text:style-name="P19"><text:span text:style-name="T9"><text:s text:c="4"/>for (i = 0; i &lt; contentArray.length; i++)</text:span></text:p>
      <text:p text:style-name="P19"><text:span text:style-name="T9"><text:s text:c="4"/>{</text:span></text:p>
      <text:p text:style-name="P19"><text:span text:style-name="T9"><text:s text:c="8"/>contentArray[i]();</text:span></text:p>
      <text:p text:style-name="P19"><text:span text:style-name="T9"><text:s text:c="8"/>yPos = yPos + space;</text:span></text:p>
      <text:p text:style-name="P19"><text:span text:style-name="T9"><text:s text:c="4"/>}</text:span></text:p>
      <text:p text:style-name="P19"><text:span text:style-name="T9"/></text:p>
      <text:p text:style-name="P19"><text:span text:style-name="T9"><text:s text:c="4"/>// spacer sector line</text:span></text:p>
      <text:p text:style-name="P19"><text:span text:style-name="T9"><text:s text:c="4"/>// makeLine(yPos, rowNumber, "Cross this Line to Load Content");</text:span></text:p>
      <text:p text:style-name="P19"><text:span text:style-name="T9"/></text:p>
      <text:p text:style-name="P19"><text:span text:style-name="T9"><text:s text:c="4"/>rowNumber += 1;</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containerLanguage.js</text:span></text:p>
      <text:p text:style-name="P19"><text:span text:style-name="T9"/></text:p>
      <text:p text:style-name="P19"><text:span text:style-name="T9">function containerLanguage()</text:span></text:p>
      <text:p text:style-name="P19"><text:span text:style-name="T9">{</text:span></text:p>
      <text:p text:style-name="P19"><text:span text:style-name="T9"><text:s text:c="4"/>let contentArray =</text:span></text:p>
      <text:p text:style-name="P19"><text:span text:style-name="T9"><text:s text:c="4"/>[</text:span></text:p>
      <text:p text:style-name="P19"><text:span text:style-name="T9"><text:s text:c="8"/>function()</text:span></text:p>
      <text:p text:style-name="P19"><text:span text:style-name="T9"><text:s text:c="8"/>{</text:span></text:p>
      <text:p text:style-name="P19"><text:span text:style-name="T9"><text:s text:c="12"/>if (online == false)</text:span></text:p>
      <text:p text:style-name="P19"><text:span text:style-name="T9"><text:s text:c="12"/>{</text:span></text:p>
      <text:p text:style-name="P19"><text:span text:style-name="T9"><text:s text:c="16"/>rowOfWebsitesOrVideos(100, yPos, 900, 400, computerSciencePdf, 'pdf')</text:span></text:p>
      <text:p text:style-name="P19"><text:span text:style-name="T9"><text:s text:c="12"/>}</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oft-page-break/><text:span text:style-name="T9"><text:s text:c="12"/>rowOfLanguage(100, yPos, 400, 500, javascriptLanguage, "array",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string",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math",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date",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boolean", "function")</text:span></text:p>
      <text:p text:style-name="P19"><text:soft-page-break/><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global",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number",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regular expression",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classes", "function")</text:span></text:p>
      <text:p text:style-name="P19"><text:span text:style-name="T9"><text:s text:c="8"/>},</text:span></text:p>
      <text:p text:style-name="P19"><text:soft-page-break/><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error",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json",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console",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history", "function")</text:span></text:p>
      <text:p text:style-name="P19"><text:span text:style-name="T9"><text:s text:c="8"/>},</text:span></text:p>
      <text:p text:style-name="P19"><text:span text:style-name="T9"/></text:p>
      <text:p text:style-name="P19"><text:span text:style-name="T9"><text:s text:c="8"/>function()</text:span></text:p>
      <text:p text:style-name="P19"><text:soft-page-break/><text:span text:style-name="T9"><text:s text:c="8"/>{</text:span></text:p>
      <text:p text:style-name="P19"><text:span text:style-name="T9"><text:s text:c="12"/>rowOfLanguage(100, yPos, 400, 500, javascriptLanguage, "storage",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geolocation",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rowOfLanguage(100, yPos, 400, 500, javascriptLanguage, "string", "function")</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whichArray, theX, theY, sizeX, sizeY, catetory, tag</text:span></text:p>
      <text:p text:style-name="P19"><text:span text:style-name="T9"><text:s text:c="12"/>rowOfLanguageShowAll(100, yPos + 300, 400, 500, javascriptLanguage, "function", "JavaScript")</text:span></text:p>
      <text:p text:style-name="P19"><text:span text:style-name="T9"><text:s text:c="8"/>},</text:span></text:p>
      <text:p text:style-name="P19"><text:span text:style-name="T9"/></text:p>
      <text:p text:style-name="P19"><text:soft-page-break/><text:span text:style-name="T9"><text:s text:c="8"/>// Linden Scripting Language - Show All</text:span></text:p>
      <text:p text:style-name="P19"><text:span text:style-name="T9"><text:s text:c="8"/>function()</text:span></text:p>
      <text:p text:style-name="P19"><text:span text:style-name="T9"><text:s text:c="8"/>{</text:span></text:p>
      <text:p text:style-name="P19"><text:span text:style-name="T9"><text:s text:c="12"/>// rowOfLanguageShowAll(100, yPos, 400, 500, lindenLanguage, "function", "Linden")</text:span></text:p>
      <text:p text:style-name="P19"><text:span text:style-name="T9"><text:s text:c="8"/>},</text:span></text:p>
      <text:p text:style-name="P19"><text:span text:style-name="T9"><text:s text:c="4"/>];</text:span></text:p>
      <text:p text:style-name="P19"><text:span text:style-name="T9"/></text:p>
      <text:p text:style-name="P19"><text:span text:style-name="T9"><text:s text:c="4"/>for (i = 0; i &lt; contentArray.length; i++)</text:span></text:p>
      <text:p text:style-name="P19"><text:span text:style-name="T9"><text:s text:c="4"/>{</text:span></text:p>
      <text:p text:style-name="P19"><text:span text:style-name="T9"><text:s text:c="8"/>// adds one row each time through loop</text:span></text:p>
      <text:p text:style-name="P19"><text:span text:style-name="T9"><text:s text:c="8"/>contentArray[i]();</text:span></text:p>
      <text:p text:style-name="P19"><text:span text:style-name="T9"/></text:p>
      <text:p text:style-name="P19"><text:span text:style-name="T9"><text:s text:c="8"/>// add space to yPos, between new section below</text:span></text:p>
      <text:p text:style-name="P19"><text:span text:style-name="T9"><text:s text:c="8"/>yPos = yPos + space;</text:span></text:p>
      <text:p text:style-name="P19"><text:span text:style-name="T9"><text:s text:c="4"/>}</text:span></text:p>
      <text:p text:style-name="P19"><text:span text:style-name="T9"/></text:p>
      <text:p text:style-name="P19"><text:span text:style-name="T9"><text:s text:c="4"/>// spacer sector line</text:span></text:p>
      <text:p text:style-name="P19"><text:span text:style-name="T9"><text:s text:c="4"/>makeLine(yPos, rowNumber, "Cross this Line to Load Content");</text:span></text:p>
      <text:p text:style-name="P19"><text:span text:style-name="T9"/></text:p>
      <text:p text:style-name="P19"><text:span text:style-name="T9"><text:s text:c="4"/>rowNumber += 1;</text:span></text:p>
      <text:p text:style-name="P19"><text:span text:style-name="T9">}</text:span></text:p>
      <text:p text:style-name="P19"><text:span text:style-name="T9"/></text:p>
      <text:p text:style-name="P19"><text:soft-page-break/><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containerNews.js</text:span></text:p>
      <text:p text:style-name="P19"><text:span text:style-name="T9"/></text:p>
      <text:p text:style-name="P19"><text:span text:style-name="T9">function containerNews()</text:span></text:p>
      <text:p text:style-name="P19"><text:span text:style-name="T9">{</text:span></text:p>
      <text:p text:style-name="P19"><text:span text:style-name="T9"><text:s text:c="4"/>let contentArray =</text:span></text:p>
      <text:p text:style-name="P19"><text:span text:style-name="T9"><text:s text:c="4"/>[</text:span></text:p>
      <text:p text:style-name="P19"><text:span text:style-name="T9"><text:s text:c="8"/>function()</text:span></text:p>
      <text:p text:style-name="P19"><text:span text:style-name="T9"><text:s text:c="8"/>{</text:span></text:p>
      <text:p text:style-name="P19"><text:span text:style-name="T9"><text:s text:c="12"/>// theX, theY, sizeX, sizeY,whichArray, criteria1</text:span></text:p>
      <text:p text:style-name="P19"><text:span text:style-name="T9"><text:s text:c="12"/>rowOfNews(100, yPos, 800, 250, theNews, "news")</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oft-page-break/><text:span text:style-name="T9"><text:s text:c="12"/>// theX, theY, sizeX, sizeY,whichArray, criteria1</text:span></text:p>
      <text:p text:style-name="P19"><text:span text:style-name="T9"><text:s text:c="12"/>rowOfEvidence(100, yPos, 700, 300, evidence, "fact")</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whichArray, criteria1</text:span></text:p>
      <text:p text:style-name="P19"><text:span text:style-name="T9"><text:s text:c="12"/>rowOfSocialMediaEvidence(100, yPos, 700, 500, socialMediaEvidence, "twitter")</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text:span></text:p>
      <text:p text:style-name="P19"><text:span text:style-name="T9"><text:s text:c="12"/>rowOfDetails(100, yPos, 700, 500, socialMediaEvidence, "twitter")</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 theTitle</text:span></text:p>
      <text:p text:style-name="P19"><text:soft-page-break/><text:span text:style-name="T9"><text:s text:c="12"/>rowOfEvidenceWithImage(100,yPos,1250,600, evidence, "fact", "Evidence")</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text:span></text:p>
      <text:p text:style-name="P19"><text:span text:style-name="T9"><text:s text:c="12"/>rowOfNotes(100, yPos, 400, 400, theNotes, "note")</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text:span></text:p>
      <text:p text:style-name="P19"><text:span text:style-name="T9"><text:s text:c="12"/>rowOfNotesWithTextArea(100, yPos, 600, 500, theNotes, "note")</text:span></text:p>
      <text:p text:style-name="P19"><text:span text:style-name="T9"><text:s text:c="8"/>},</text:span></text:p>
      <text:p text:style-name="P19"><text:span text:style-name="T9"/></text:p>
      <text:p text:style-name="P19"><text:span text:style-name="T9"><text:s text:c="8"/>// Investigation</text:span></text:p>
      <text:p text:style-name="P19"><text:span text:style-name="T9"><text:s text:c="8"/>function()</text:span></text:p>
      <text:p text:style-name="P19"><text:span text:style-name="T9"><text:s text:c="8"/>{</text:span></text:p>
      <text:p text:style-name="P19"><text:span text:style-name="T9"><text:s text:c="12"/>rowOfInvestigation(100, yPos, 400, 400, petitoGabrielleInvestigation, "note")</text:span></text:p>
      <text:p text:style-name="P19"><text:soft-page-break/><text:span text:style-name="T9"><text:s text:c="8"/>},</text:span></text:p>
      <text:p text:style-name="P19"><text:span text:style-name="T9"><text:s text:c="4"/>];</text:span></text:p>
      <text:p text:style-name="P19"><text:span text:style-name="T9"/></text:p>
      <text:p text:style-name="P19"><text:span text:style-name="T9"><text:s text:c="4"/>for (i = 0; i &lt; contentArray.length; i++)</text:span></text:p>
      <text:p text:style-name="P19"><text:span text:style-name="T9"><text:s text:c="4"/>{</text:span></text:p>
      <text:p text:style-name="P19"><text:span text:style-name="T9"><text:s text:c="8"/>// adds one row each time through loop</text:span></text:p>
      <text:p text:style-name="P19"><text:span text:style-name="T9"><text:s text:c="8"/>contentArray[i]();</text:span></text:p>
      <text:p text:style-name="P19"><text:span text:style-name="T9"/></text:p>
      <text:p text:style-name="P19"><text:span text:style-name="T9"><text:s text:c="8"/>// add 900 to the yPos, between new section below</text:span></text:p>
      <text:p text:style-name="P19"><text:span text:style-name="T9"><text:s text:c="8"/>yPos = yPos + space;</text:span></text:p>
      <text:p text:style-name="P19"><text:span text:style-name="T9"><text:s text:c="4"/>}</text:span></text:p>
      <text:p text:style-name="P19"><text:span text:style-name="T9"/></text:p>
      <text:p text:style-name="P19"><text:span text:style-name="T9"><text:s text:c="4"/>// spacer sector line</text:span></text:p>
      <text:p text:style-name="P19"><text:span text:style-name="T9"><text:s text:c="4"/>makeLine(yPos, rowNumber, "Cross this Line to Load Content");</text:span></text:p>
      <text:p text:style-name="P19"><text:span text:style-name="T9"/></text:p>
      <text:p text:style-name="P19"><text:span text:style-name="T9"><text:s text:c="4"/>rowNumber += 1;</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containerNewsVideos.js</text:span></text:p>
      <text:p text:style-name="P19"><text:span text:style-name="T9"/></text:p>
      <text:p text:style-name="P19"><text:span text:style-name="T9">function containerNewsVideos()</text:span></text:p>
      <text:p text:style-name="P19"><text:span text:style-name="T9">{</text:span></text:p>
      <text:p text:style-name="P19"><text:span text:style-name="T9"><text:s text:c="4"/>let contentArray =</text:span></text:p>
      <text:p text:style-name="P19"><text:span text:style-name="T9"><text:s text:c="4"/>[</text:span></text:p>
      <text:p text:style-name="P19"><text:span text:style-name="T9"><text:s text:c="8"/>function()</text:span></text:p>
      <text:p text:style-name="P19"><text:span text:style-name="T9"><text:s text:c="8"/>{</text:span></text:p>
      <text:p text:style-name="P19"><text:span text:style-name="T9"><text:s text:c="12"/>// theX, theY, sizeX, sizeY, whichArray, criteria1</text:span></text:p>
      <text:p text:style-name="P19"><text:span text:style-name="T9"><text:s text:c="12"/>rowOfWebsitesOrVideos(100, yPos, 700, 500, videoEvidence, "youtubeVideo")</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text:span></text:p>
      <text:p text:style-name="P19"><text:span text:style-name="T9"><text:s text:c="12"/>rowOfVideos(100, yPos, 800, 600, videoEvidence, "exercise")</text:span></text:p>
      <text:p text:style-name="P19"><text:span text:style-name="T9"><text:s text:c="8"/>},</text:span></text:p>
      <text:p text:style-name="P19"><text:span text:style-name="T9"/></text:p>
      <text:p text:style-name="P19"><text:span text:style-name="T9"><text:s text:c="8"/>function()</text:span></text:p>
      <text:p text:style-name="P19"><text:soft-page-break/><text:span text:style-name="T9"><text:s text:c="8"/>{</text:span></text:p>
      <text:p text:style-name="P19"><text:span text:style-name="T9"><text:s text:c="12"/>// theX, theY, sizeX, sizeY, whichArray, criteria1</text:span></text:p>
      <text:p text:style-name="P19"><text:span text:style-name="T9"><text:s text:c="12"/>rowOfVideos(100, yPos, 800, 600, videoEvidence, "mask")</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pan text:style-name="T9"><text:s text:c="12"/>makeVideosOnlineStartEnd(100, yPos, 800, 600, videoEvidence, "youtubeVideo", "exercise")</text:span></text:p>
      <text:p text:style-name="P19"><text:span text:style-name="T9"><text:s text:c="8"/>},</text:span></text:p>
      <text:p text:style-name="P19"><text:span text:style-name="T9"><text:s text:c="4"/>];</text:span></text:p>
      <text:p text:style-name="P19"><text:span text:style-name="T9"/></text:p>
      <text:p text:style-name="P19"><text:span text:style-name="T9"><text:s text:c="4"/>for (i = 0; i &lt; contentArray.length; i++)</text:span></text:p>
      <text:p text:style-name="P19"><text:span text:style-name="T9"><text:s text:c="4"/>{</text:span></text:p>
      <text:p text:style-name="P19"><text:span text:style-name="T9"><text:s text:c="8"/>// adds one row each time through loop</text:span></text:p>
      <text:p text:style-name="P19"><text:span text:style-name="T9"><text:s text:c="8"/>contentArray[i]();</text:span></text:p>
      <text:p text:style-name="P19"><text:span text:style-name="T9"/></text:p>
      <text:p text:style-name="P19"><text:span text:style-name="T9"><text:s text:c="8"/>// add 900 to yPos, between new section below</text:span></text:p>
      <text:p text:style-name="P19"><text:span text:style-name="T9"><text:s text:c="8"/>yPos = yPos + space + 200;</text:span></text:p>
      <text:p text:style-name="P19"><text:span text:style-name="T9"><text:s text:c="4"/>}</text:span></text:p>
      <text:p text:style-name="P19"><text:soft-page-break/><text:span text:style-name="T9"/></text:p>
      <text:p text:style-name="P19"><text:span text:style-name="T9"><text:s text:c="4"/>// spacer sector line</text:span></text:p>
      <text:p text:style-name="P19"><text:span text:style-name="T9"><text:s text:c="4"/>makeLine(yPos, rowNumber, "Cross this Line to Load Content");</text:span></text:p>
      <text:p text:style-name="P19"><text:span text:style-name="T9"/></text:p>
      <text:p text:style-name="P19"><text:span text:style-name="T9"><text:s text:c="4"/>rowNumber += 1;</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containerScience.js</text:span></text:p>
      <text:p text:style-name="P19"><text:span text:style-name="T9"/></text:p>
      <text:p text:style-name="P19"><text:span text:style-name="T9">function containerScience()</text:span></text:p>
      <text:p text:style-name="P19"><text:span text:style-name="T9">{</text:span></text:p>
      <text:p text:style-name="P19"><text:span text:style-name="T9"><text:s text:c="4"/>let contentArray =</text:span></text:p>
      <text:p text:style-name="P19"><text:span text:style-name="T9"><text:s text:c="4"/>[</text:span></text:p>
      <text:p text:style-name="P19"><text:span text:style-name="T9"><text:s text:c="8"/>function()</text:span></text:p>
      <text:p text:style-name="P19"><text:span text:style-name="T9"><text:s text:c="8"/>{</text:span></text:p>
      <text:p text:style-name="P19"><text:soft-page-break/><text:span text:style-name="T9"><text:s text:c="12"/>// theX, theY, sizeX, sizeY, whichArray, criteria1, criteria2</text:span></text:p>
      <text:p text:style-name="P19"><text:span text:style-name="T9"><text:s text:c="12"/>rowOfVideosMultipleFilters(100, yPos, 800, 600, collegeVideos,"youtubeVideo", "javascript")</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pan text:style-name="T9"><text:s text:c="12"/>rowOfVideosMultipleFilters(100, yPos, 800, 600, collegeVideos,"youtubeVideo", "papercliptronics")</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pan text:style-name="T9"><text:s text:c="12"/>rowOfVideosMultipleFilters(100, yPos, 800, 600, collegeVideos,"youtubeVideo", "breadboard")</text:span></text:p>
      <text:p text:style-name="P19"><text:span text:style-name="T9"><text:s text:c="8"/>},</text:span></text:p>
      <text:p text:style-name="P19"><text:span text:style-name="T9"/></text:p>
      <text:p text:style-name="P19"><text:span text:style-name="T9"><text:s text:c="8"/>function()</text:span></text:p>
      <text:p text:style-name="P19"><text:soft-page-break/><text:span text:style-name="T9"><text:s text:c="8"/>{</text:span></text:p>
      <text:p text:style-name="P19"><text:span text:style-name="T9"><text:s text:c="12"/>// theX, theY, sizeX, sizeY, whichArray, criteria1, criteria2</text:span></text:p>
      <text:p text:style-name="P19"><text:span text:style-name="T9"><text:s text:c="12"/>makeVideosOnlineStartEnd(100, yPos, 800, 600, techVideos, "youtubeVideo", "electric motor")</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pan text:style-name="T9"><text:s text:c="12"/>makeVideosOnlineStartEnd(100, yPos, 800, 600, techVideos, "youtubeVideo", "water pump")</text:span></text:p>
      <text:p text:style-name="P19"><text:span text:style-name="T9"><text:s text:c="8"/>},</text:span></text:p>
      <text:p text:style-name="P19"><text:span text:style-name="T9"/></text:p>
      <text:p text:style-name="P19"><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pan text:style-name="T9"><text:s text:c="12"/>makeVideosOnlineStartEnd(100, yPos, 800, 600, techVideos, "youtubeVideo", "air pump")</text:span></text:p>
      <text:p text:style-name="P19"><text:span text:style-name="T9"><text:s text:c="8"/>},</text:span></text:p>
      <text:p text:style-name="P19"><text:span text:style-name="T9"/></text:p>
      <text:p text:style-name="P19"><text:soft-page-break/><text:span text:style-name="T9"><text:s text:c="8"/>function()</text:span></text:p>
      <text:p text:style-name="P19"><text:span text:style-name="T9"><text:s text:c="8"/>{</text:span></text:p>
      <text:p text:style-name="P19"><text:span text:style-name="T9"><text:s text:c="12"/>// theX, theY, sizeX, sizeY, whichArray, criteria1, criteria2</text:span></text:p>
      <text:p text:style-name="P19"><text:span text:style-name="T9"><text:s text:c="12"/>makeVideosOnlineStartEnd(100, yPos, 800, 600, techVideos, "youtubeVideo", "microphone")</text:span></text:p>
      <text:p text:style-name="P19"><text:span text:style-name="T9"><text:s text:c="8"/>}</text:span></text:p>
      <text:p text:style-name="P19"><text:span text:style-name="T9"><text:s text:c="4"/>];</text:span></text:p>
      <text:p text:style-name="P19"><text:span text:style-name="T9"/></text:p>
      <text:p text:style-name="P19"><text:span text:style-name="T9"><text:s text:c="4"/>for (i = 0; i &lt; contentArray.length; i++)</text:span></text:p>
      <text:p text:style-name="P19"><text:span text:style-name="T9"><text:s text:c="4"/>{</text:span></text:p>
      <text:p text:style-name="P19"><text:span text:style-name="T9"><text:s text:c="8"/>// adds one row each time through loop</text:span></text:p>
      <text:p text:style-name="P19"><text:span text:style-name="T9"><text:s text:c="8"/>contentArray[i]();</text:span></text:p>
      <text:p text:style-name="P19"><text:span text:style-name="T9"/></text:p>
      <text:p text:style-name="P19"><text:span text:style-name="T9"><text:s text:c="8"/>// add 900 to the yPos, between new section below</text:span></text:p>
      <text:p text:style-name="P19"><text:span text:style-name="T9"><text:s text:c="8"/>yPos = yPos + space + 200;</text:span></text:p>
      <text:p text:style-name="P19"><text:span text:style-name="T9"><text:s text:c="4"/>}</text:span></text:p>
      <text:p text:style-name="P19"><text:span text:style-name="T9"/></text:p>
      <text:p text:style-name="P19"><text:span text:style-name="T9"><text:s text:c="4"/>// spacer sector 1 line</text:span></text:p>
      <text:p text:style-name="P19"><text:span text:style-name="T9"><text:s text:c="4"/>makeLine(yPos, rowNumber, "Cross this Line to Load Content");</text:span></text:p>
      <text:p text:style-name="P19"><text:span text:style-name="T9"/></text:p>
      <text:p text:style-name="P19"><text:span text:style-name="T9"><text:s text:c="4"/>rowNumber += 1;</text:span></text:p>
      <text:p text:style-name="P19"><text:span text:style-name="T9">}</text:span></text:p>
      <text:p text:style-name="P19"><text:soft-page-break/><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contentContainersLineCrossed.js</text:span></text:p>
      <text:p text:style-name="P19"><text:span text:style-name="T9"/></text:p>
      <text:p text:style-name="P19"><text:span text:style-name="T9">// load Content based on the player's position.</text:span></text:p>
      <text:p text:style-name="P19"><text:span text:style-name="T9">let sector = 1;</text:span></text:p>
      <text:p text:style-name="P19"><text:span text:style-name="T9"/></text:p>
      <text:p text:style-name="P19"><text:span text:style-name="T9">function wasLineCrossed(whichId)</text:span></text:p>
      <text:p text:style-name="P19"><text:span text:style-name="T9">{</text:span></text:p>
      <text:p text:style-name="P19"><text:span text:style-name="T9"><text:s text:c="4"/>let playerElement = ge(whichId);</text:span></text:p>
      <text:p text:style-name="P19"><text:span text:style-name="T9"/></text:p>
      <text:p text:style-name="P19"><text:span text:style-name="T9"><text:s text:c="4"/>// if player exists</text:span></text:p>
      <text:p text:style-name="P19"><text:span text:style-name="T9"><text:s text:c="4"/>if (playerElement)</text:span></text:p>
      <text:p text:style-name="P19"><text:span text:style-name="T9"><text:s text:c="4"/>{</text:span></text:p>
      <text:p text:style-name="P19"><text:span text:style-name="T9"><text:s text:c="8"/>// player speed can be very fast, so we allow a large range of Y value to be able to trigger the event</text:span></text:p>
      <text:p text:style-name="P19"><text:span text:style-name="T9"/></text:p>
      <text:p text:style-name="P19"><text:soft-page-break/><text:span text:style-name="T9"><text:s text:c="8"/>if (sector == 1)</text:span></text:p>
      <text:p text:style-name="P19"><text:span text:style-name="T9"><text:s text:c="8"/>{</text:span></text:p>
      <text:p text:style-name="P19"><text:span text:style-name="T9"><text:s text:c="12"/>if (Math.floor(positionGet(whichId).y) &gt; yPos &amp;&amp; Math.floor(positionGet(whichId).y) &lt; yPos + 70)</text:span></text:p>
      <text:p text:style-name="P19"><text:span text:style-name="T9"><text:s text:c="12"/>{</text:span></text:p>
      <text:p text:style-name="P19"><text:span text:style-name="T9"><text:s text:c="16"/>ge('infoDiv').innerText = yPos + " Crossed" + '\n' + 'Sector: ' + sector;</text:span></text:p>
      <text:p text:style-name="P19"><text:span text:style-name="T9"/></text:p>
      <text:p text:style-name="P19"><text:span text:style-name="T9"><text:s text:c="16"/>// loads the content</text:span></text:p>
      <text:p text:style-name="P19"><text:span text:style-name="T9"><text:s text:c="16"/>containerNews();</text:span></text:p>
      <text:p text:style-name="P19"><text:span text:style-name="T9"/></text:p>
      <text:p text:style-name="P19"><text:span text:style-name="T9"><text:s text:c="16"/>// removes the line</text:span></text:p>
      <text:p text:style-name="P19"><text:span text:style-name="T9"><text:s text:c="16"/>removeElement("sector1");</text:span></text:p>
      <text:p text:style-name="P19"><text:span text:style-name="T9"/></text:p>
      <text:p text:style-name="P19"><text:span text:style-name="T9"><text:s text:c="16"/>// only allow content to be added one time</text:span></text:p>
      <text:p text:style-name="P19"><text:span text:style-name="T9"><text:s text:c="16"/>sector = 2;</text:span></text:p>
      <text:p text:style-name="P19"><text:span text:style-name="T9"><text:s text:c="12"/>}</text:span></text:p>
      <text:p text:style-name="P19"><text:span text:style-name="T9"><text:s text:c="8"/>}</text:span></text:p>
      <text:p text:style-name="P19"><text:span text:style-name="T9"/></text:p>
      <text:p text:style-name="P19"><text:span text:style-name="T9"><text:s text:c="8"/>if (sector == 2)</text:span></text:p>
      <text:p text:style-name="P19"><text:span text:style-name="T9"><text:s text:c="8"/>{</text:span></text:p>
      <text:p text:style-name="P19"><text:span text:style-name="T9"><text:s text:c="12"/>if (Math.floor(positionGet(whichId).y) &gt; yPos &amp;&amp; Math.floor(positionGet(whichId).y) &lt; yPos + 70)</text:span></text:p>
      <text:p text:style-name="P19"><text:soft-page-break/><text:span text:style-name="T9"><text:s text:c="12"/>{</text:span></text:p>
      <text:p text:style-name="P19"><text:span text:style-name="T9"><text:s text:c="16"/>ge('infoDiv').innerText = yPos + ' Crossed' + '\n' + 'Sector: ' + sector;</text:span></text:p>
      <text:p text:style-name="P19"><text:span text:style-name="T9"/></text:p>
      <text:p text:style-name="P19"><text:span text:style-name="T9"><text:s text:c="16"/>containerBooks(); </text:span></text:p>
      <text:p text:style-name="P19"><text:span text:style-name="T9"><text:s text:c="16"/>//containerScience();</text:span></text:p>
      <text:p text:style-name="P19"><text:span text:style-name="T9"/></text:p>
      <text:p text:style-name="P19"><text:span text:style-name="T9"><text:s text:c="16"/>// removes line</text:span></text:p>
      <text:p text:style-name="P19"><text:span text:style-name="T9"><text:s text:c="16"/>removeElement("sector2");</text:span></text:p>
      <text:p text:style-name="P19"><text:span text:style-name="T9"/></text:p>
      <text:p text:style-name="P19"><text:span text:style-name="T9"><text:s text:c="16"/>// only allow content to be added one time</text:span></text:p>
      <text:p text:style-name="P19"><text:span text:style-name="T9"><text:s text:c="16"/>sector = 3;</text:span></text:p>
      <text:p text:style-name="P19"><text:span text:style-name="T9"><text:s text:c="12"/>}</text:span></text:p>
      <text:p text:style-name="P19"><text:span text:style-name="T9"><text:s text:c="8"/>}</text:span></text:p>
      <text:p text:style-name="P19"><text:span text:style-name="T9"/></text:p>
      <text:p text:style-name="P19"><text:span text:style-name="T9"><text:s text:c="8"/>if (sector == 3)</text:span></text:p>
      <text:p text:style-name="P19"><text:span text:style-name="T9"><text:s text:c="8"/>{</text:span></text:p>
      <text:p text:style-name="P19"><text:span text:style-name="T9"><text:s text:c="12"/>if (Math.floor(positionGet(whichId).y) &gt; yPos &amp;&amp; Math.floor(positionGet(whichId).y) &lt; yPos + 70)</text:span></text:p>
      <text:p text:style-name="P19"><text:span text:style-name="T9"><text:s text:c="12"/>{</text:span></text:p>
      <text:p text:style-name="P19"><text:span text:style-name="T9"><text:s text:c="16"/>ge('infoDiv').innerText = yPos + ' Crossed' + '\n' + 'Sector: ' + sector;</text:span></text:p>
      <text:p text:style-name="P19"><text:span text:style-name="T9"/></text:p>
      <text:p text:style-name="P19"><text:span text:style-name="T9"><text:s text:c="16"/>// loads the content</text:span></text:p>
      <text:p text:style-name="P19"><text:soft-page-break/><text:span text:style-name="T9"><text:s text:c="16"/>containerScience();</text:span></text:p>
      <text:p text:style-name="P19"><text:span text:style-name="T9"/></text:p>
      <text:p text:style-name="P19"><text:span text:style-name="T9"><text:s text:c="16"/>// removes the line</text:span></text:p>
      <text:p text:style-name="P19"><text:span text:style-name="T9"><text:s text:c="16"/>removeElement("sector3");</text:span></text:p>
      <text:p text:style-name="P19"><text:span text:style-name="T9"/></text:p>
      <text:p text:style-name="P19"><text:span text:style-name="T9"><text:s text:c="16"/>// only allow content to be added one time</text:span></text:p>
      <text:p text:style-name="P19"><text:span text:style-name="T9"><text:s text:c="16"/>sector = 4;</text:span></text:p>
      <text:p text:style-name="P19"><text:span text:style-name="T9"><text:s text:c="12"/>}</text:span></text:p>
      <text:p text:style-name="P19"><text:span text:style-name="T9"><text:s text:c="8"/>}</text:span></text:p>
      <text:p text:style-name="P19"><text:span text:style-name="T9"/></text:p>
      <text:p text:style-name="P19"><text:span text:style-name="T9"><text:s text:c="8"/>if (sector == 4)</text:span></text:p>
      <text:p text:style-name="P19"><text:span text:style-name="T9"><text:s text:c="8"/>{</text:span></text:p>
      <text:p text:style-name="P19"><text:span text:style-name="T9"><text:s text:c="12"/>if (Math.floor(positionGet(whichId).y) &gt; yPos &amp;&amp; Math.floor(positionGet(whichId).y) &lt; yPos + 70)</text:span></text:p>
      <text:p text:style-name="P19"><text:span text:style-name="T9"><text:s text:c="12"/>{</text:span></text:p>
      <text:p text:style-name="P19"><text:span text:style-name="T9"><text:s text:c="16"/>ge('infoDiv').innerText = yPos + ' Crossed' + '\n' + 'Sector: ' + sector;</text:span></text:p>
      <text:p text:style-name="P19"><text:span text:style-name="T9"/></text:p>
      <text:p text:style-name="P19"><text:span text:style-name="T9"><text:s text:c="16"/>// loads the content</text:span></text:p>
      <text:p text:style-name="P19"><text:span text:style-name="T9"><text:s text:c="16"/>containerNewsVideos();</text:span></text:p>
      <text:p text:style-name="P19"><text:span text:style-name="T9"/></text:p>
      <text:p text:style-name="P19"><text:span text:style-name="T9"><text:s text:c="16"/>// removes the line</text:span></text:p>
      <text:p text:style-name="P19"><text:span text:style-name="T9"><text:s text:c="16"/>removeElement("sector4");</text:span></text:p>
      <text:p text:style-name="P19"><text:span text:style-name="T9"/></text:p>
      <text:p text:style-name="P19"><text:soft-page-break/><text:span text:style-name="T9"><text:s text:c="16"/>// only allow content to be added one time</text:span></text:p>
      <text:p text:style-name="P19"><text:span text:style-name="T9"><text:s text:c="16"/>sector = 5;</text:span></text:p>
      <text:p text:style-name="P19"><text:span text:style-name="T9"><text:s text:c="12"/>}</text:span></text:p>
      <text:p text:style-name="P19"><text:span text:style-name="T9"><text:s text:c="8"/>}</text:span></text:p>
      <text:p text:style-name="P19"><text:span text:style-name="T9"/></text:p>
      <text:p text:style-name="P19"><text:span text:style-name="T9"><text:s text:c="8"/>if (sector == 5)</text:span></text:p>
      <text:p text:style-name="P19"><text:span text:style-name="T9"><text:s text:c="8"/>{</text:span></text:p>
      <text:p text:style-name="P19"><text:span text:style-name="T9"><text:s text:c="12"/>if (Math.floor(positionGet(whichId).y) &gt; yPos &amp;&amp; Math.floor(positionGet(whichId).y) &lt; yPos + 70)</text:span></text:p>
      <text:p text:style-name="P19"><text:span text:style-name="T9"><text:s text:c="12"/>{</text:span></text:p>
      <text:p text:style-name="P19"><text:span text:style-name="T9"><text:s text:c="16"/>ge('infoDiv').innerText = yPos + ' Crossed' + '\n' + 'Sector: ' + sector;</text:span></text:p>
      <text:p text:style-name="P19"><text:span text:style-name="T9"/></text:p>
      <text:p text:style-name="P19"><text:span text:style-name="T9"><text:s text:c="16"/>// loads the content</text:span></text:p>
      <text:p text:style-name="P19"><text:span text:style-name="T9"><text:s text:c="16"/>containerBoxingVideos();</text:span></text:p>
      <text:p text:style-name="P19"><text:span text:style-name="T9"/></text:p>
      <text:p text:style-name="P19"><text:span text:style-name="T9"><text:s text:c="16"/>// removes the line</text:span></text:p>
      <text:p text:style-name="P19"><text:span text:style-name="T9"><text:s text:c="16"/>removeElement("sector5");</text:span></text:p>
      <text:p text:style-name="P19"><text:span text:style-name="T9"/></text:p>
      <text:p text:style-name="P19"><text:span text:style-name="T9"><text:s text:c="16"/>// only allow content to be added one time</text:span></text:p>
      <text:p text:style-name="P19"><text:span text:style-name="T9"><text:s text:c="16"/>sector = 6;</text:span></text:p>
      <text:p text:style-name="P19"><text:span text:style-name="T9"><text:s text:c="12"/>}</text:span></text:p>
      <text:p text:style-name="P19"><text:span text:style-name="T9"><text:s text:c="8"/>}</text:span></text:p>
      <text:p text:style-name="P19"><text:soft-page-break/><text:span text:style-name="T9"/></text:p>
      <text:p text:style-name="P19"><text:span text:style-name="T9"><text:s text:c="8"/>if (sector == 6)</text:span></text:p>
      <text:p text:style-name="P19"><text:span text:style-name="T9"><text:s text:c="8"/>{</text:span></text:p>
      <text:p text:style-name="P19"><text:span text:style-name="T9"><text:s text:c="12"/>if (Math.floor(positionGet(whichId).y) &gt; yPos &amp;&amp; Math.floor(positionGet(whichId).y) &lt; yPos + 70)</text:span></text:p>
      <text:p text:style-name="P19"><text:span text:style-name="T9"><text:s text:c="12"/>{</text:span></text:p>
      <text:p text:style-name="P19"><text:span text:style-name="T9"><text:s text:c="16"/>ge('infoDiv').innerText = yPos + ' Crossed' + '\n' + 'Sector: ' + sector + '\n' + </text:span></text:p>
      <text:p text:style-name="P19"><text:span text:style-name="T9"><text:s text:c="16"/>'More Content Soon';</text:span></text:p>
      <text:p text:style-name="P19"><text:span text:style-name="T9"/></text:p>
      <text:p text:style-name="P19"><text:span text:style-name="T9"><text:s text:c="16"/>// containerVi();</text:span></text:p>
      <text:p text:style-name="P19"><text:span text:style-name="T9"/></text:p>
      <text:p text:style-name="P19"><text:span text:style-name="T9"><text:s text:c="16"/>// removes the line</text:span></text:p>
      <text:p text:style-name="P19"><text:span text:style-name="T9"><text:s text:c="16"/>removeElement("sector6");</text:span></text:p>
      <text:p text:style-name="P19"><text:span text:style-name="T9"/></text:p>
      <text:p text:style-name="P19"><text:span text:style-name="T9"><text:s text:c="16"/>// only allow content to be added one time</text:span></text:p>
      <text:p text:style-name="P19"><text:span text:style-name="T9"><text:s text:c="16"/>sector = 7;</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oft-page-break/><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downloadData.js</text:span></text:p>
      <text:p text:style-name="P19"><text:span text:style-name="T9"/></text:p>
      <text:p text:style-name="P19"><text:span text:style-name="T9">// creates a text file named structureData.js. </text:span></text:p>
      <text:p text:style-name="P19"><text:span text:style-name="T9">function downloadStructureData() </text:span></text:p>
      <text:p text:style-name="P19"><text:span text:style-name="T9">{</text:span></text:p>
      <text:p text:style-name="P19"><text:span text:style-name="T9"><text:s text:c="4"/>// get the data from the Text Area</text:span></text:p>
      <text:p text:style-name="P19"><text:span text:style-name="T9"><text:s text:c="4"/>// let data = ge("textAreaStructureData").value;</text:span></text:p>
      <text:p text:style-name="P19"><text:span text:style-name="T9"/></text:p>
      <text:p text:style-name="P19"><text:span text:style-name="T9"><text:s text:c="4"/>// get data from structuresArray format it</text:span></text:p>
      <text:p text:style-name="P19"><text:span text:style-name="T9"><text:s text:c="4"/>let ourData = "structuresArray=" + JSON.stringify(structuresArray, null, ' ') + ";" + "\n\n";</text:span></text:p>
      <text:p text:style-name="P19"><text:span text:style-name="T9"/></text:p>
      <text:p text:style-name="P19"><text:span text:style-name="T9"><text:s text:c="4"/>// create an anchor element</text:span></text:p>
      <text:p text:style-name="P19"><text:span text:style-name="T9"><text:s text:c="4"/>let ourElement = ce("a");</text:span></text:p>
      <text:p text:style-name="P19"><text:span text:style-name="T9"/></text:p>
      <text:p text:style-name="P19"><text:span text:style-name="T9"><text:s text:c="4"/>// we can choose .txt .html or in our case, we use .js</text:span></text:p>
      <text:p text:style-name="P19"><text:soft-page-break/><text:span text:style-name="T9"><text:s text:c="4"/>ourElement.download = "structuresArray.js";</text:span></text:p>
      <text:p text:style-name="P19"><text:span text:style-name="T9"/></text:p>
      <text:p text:style-name="P19"><text:span text:style-name="T9"><text:s text:c="4"/>// we choose the data and kind</text:span></text:p>
      <text:p text:style-name="P19"><text:span text:style-name="T9"><text:s text:c="4"/>let theKind = new Blob([ourData],</text:span></text:p>
      <text:p text:style-name="P19"><text:span text:style-name="T9"><text:s text:c="4"/>{</text:span></text:p>
      <text:p text:style-name="P19"><text:span text:style-name="T9"><text:s text:c="8"/>type: "text/plain"</text:span></text:p>
      <text:p text:style-name="P19"><text:span text:style-name="T9"><text:s text:c="4"/>});</text:span></text:p>
      <text:p text:style-name="P19"><text:span text:style-name="T9"/></text:p>
      <text:p text:style-name="P19"><text:span text:style-name="T9"><text:s text:c="4"/>ourElement.href = window.URL.createObjectURL(theKind);</text:span></text:p>
      <text:p text:style-name="P19"><text:span text:style-name="T9"/></text:p>
      <text:p text:style-name="P19"><text:span text:style-name="T9"><text:s text:c="4"/>ourElement.click();</text:span></text:p>
      <text:p text:style-name="P19"><text:span text:style-name="T9">}</text:span></text:p>
      <text:p text:style-name="P19"><text:span text:style-name="T9"/></text:p>
      <text:p text:style-name="P19"><text:span text:style-name="T9">function downloadPlayerData() </text:span></text:p>
      <text:p text:style-name="P19"><text:span text:style-name="T9">{</text:span></text:p>
      <text:p text:style-name="P19"><text:span text:style-name="T9"><text:s text:c="4"/>// get the data from the Text Area</text:span></text:p>
      <text:p text:style-name="P19"><text:span text:style-name="T9"><text:s text:c="4"/>// let data = ge("textAreaPlayerData").value;</text:span></text:p>
      <text:p text:style-name="P19"><text:span text:style-name="T9"/></text:p>
      <text:p text:style-name="P19"><text:span text:style-name="T9"><text:s text:c="4"/>// get data from playerArray, format it</text:span></text:p>
      <text:p text:style-name="P19"><text:span text:style-name="T9"><text:s text:c="4"/>let ourData = "playerArray = " + JSON.stringify(playerArray, null, ' ') + ";" + "\n\n";</text:span></text:p>
      <text:p text:style-name="P19"><text:span text:style-name="T9"/></text:p>
      <text:p text:style-name="P19"><text:span text:style-name="T9"><text:s text:c="4"/>// create an anchor element</text:span></text:p>
      <text:p text:style-name="P19"><text:span text:style-name="T9"><text:s text:c="4"/>let ourElement = ce("a");</text:span></text:p>
      <text:p text:style-name="P19"><text:soft-page-break/><text:span text:style-name="T9"/></text:p>
      <text:p text:style-name="P19"><text:span text:style-name="T9"><text:s text:c="4"/>// we can choose .txt .html or in our case, we use .js</text:span></text:p>
      <text:p text:style-name="P19"><text:span text:style-name="T9"><text:s text:c="4"/>ourElement.download = "playerData.js";</text:span></text:p>
      <text:p text:style-name="P19"><text:span text:style-name="T9"/></text:p>
      <text:p text:style-name="P19"><text:span text:style-name="T9"><text:s text:c="4"/>// we choose the data and kind</text:span></text:p>
      <text:p text:style-name="P19"><text:span text:style-name="T9"><text:s text:c="4"/>let theKind = new Blob([ourData],</text:span></text:p>
      <text:p text:style-name="P19"><text:span text:style-name="T9"><text:s text:c="4"/>{</text:span></text:p>
      <text:p text:style-name="P19"><text:span text:style-name="T9"><text:s text:c="8"/>type: "text/plain"</text:span></text:p>
      <text:p text:style-name="P19"><text:span text:style-name="T9"><text:s text:c="4"/>});</text:span></text:p>
      <text:p text:style-name="P19"><text:span text:style-name="T9"/></text:p>
      <text:p text:style-name="P19"><text:span text:style-name="T9"><text:s text:c="4"/>ourElement.href = window.URL.createObjectURL(theKind);</text:span></text:p>
      <text:p text:style-name="P19"><text:span text:style-name="T9"/></text:p>
      <text:p text:style-name="P19"><text:span text:style-name="T9"><text:s text:c="4"/>ourElement.click();</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oft-page-break/><text:span text:style-name="T9">// recordDelete.js</text:span></text:p>
      <text:p text:style-name="P19"><text:span text:style-name="T9"/></text:p>
      <text:p text:style-name="P19"><text:span text:style-name="T9">function deleteThisRecord(whichDiv)</text:span></text:p>
      <text:p text:style-name="P19"><text:span text:style-name="T9">{</text:span></text:p>
      <text:p text:style-name="P19"><text:span text:style-name="T9"><text:s text:c="4"/>let warningDelete = confirm("DELETE ONLY This Record?");</text:span></text:p>
      <text:p text:style-name="P19"><text:span text:style-name="T9"/></text:p>
      <text:p text:style-name="P19"><text:span text:style-name="T9"><text:s text:c="4"/>if (warningDelete == true)</text:span></text:p>
      <text:p text:style-name="P19"><text:span text:style-name="T9"><text:s text:c="4"/>{</text:span></text:p>
      <text:p text:style-name="P19"><text:span text:style-name="T9"><text:s text:c="8"/>ge(whichDiv).outerHTML = "";</text:span></text:p>
      <text:p text:style-name="P19"><text:span text:style-name="T9"><text:s text:c="4"/>}</text:span></text:p>
      <text:p text:style-name="P19"><text:span text:style-name="T9"><text:s text:c="4"/>else if (warningDelete == false)</text:span></text:p>
      <text:p text:style-name="P19"><text:span text:style-name="T9"><text:s text:c="4"/>{</text:span></text:p>
      <text:p text:style-name="P19"><text:span text:style-name="T9"><text:s text:c="8"/>ge('infoDiv').textContent = "Canceled";</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oft-page-break/><text:span text:style-name="T9">// showPlayerData.js</text:span></text:p>
      <text:p text:style-name="P19"><text:span text:style-name="T9"/></text:p>
      <text:p text:style-name="P19"><text:span text:style-name="T9">// Show the playerArray data in a Text Area that is scrollable</text:span></text:p>
      <text:p text:style-name="P19"><text:span text:style-name="T9"/></text:p>
      <text:p text:style-name="P19"><text:span text:style-name="T9">function showPlayerData()</text:span></text:p>
      <text:p text:style-name="P19"><text:span text:style-name="T9">{</text:span></text:p>
      <text:p text:style-name="P19"><text:span text:style-name="T9"><text:s text:c="4"/>ge("textAreaPlayerData").value = "playerArray = " + JSON.stringify(playerArray, null, ' ') + ";" + "\n\n" ;</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howStructureData.js</text:span></text:p>
      <text:p text:style-name="P19"><text:span text:style-name="T9"/></text:p>
      <text:p text:style-name="P19"><text:span text:style-name="T9">// show the structuresArray data</text:span></text:p>
      <text:p text:style-name="P19"><text:span text:style-name="T9">// in a Text Area that is scrollable</text:span></text:p>
      <text:p text:style-name="P19"><text:span text:style-name="T9">function showStructureData()</text:span></text:p>
      <text:p text:style-name="P19"><text:soft-page-break/><text:span text:style-name="T9">{</text:span></text:p>
      <text:p text:style-name="P19"><text:span text:style-name="T9"><text:s text:c="4"/>ge("textAreaStructureData").value <text:s/>= "structuresArray = " + JSON.stringify(structuresArray, null, ' ') + ";" + "\n\n" ;</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ortByDate.js</text:span></text:p>
      <text:p text:style-name="P19"><text:span text:style-name="T9"/></text:p>
      <text:p text:style-name="P19"><text:span text:style-name="T9">// Ascending order uses a.date - b.date</text:span></text:p>
      <text:p text:style-name="P19"><text:span text:style-name="T9">// Descending order uses b.date - a.date</text:span></text:p>
      <text:p text:style-name="P19"><text:span text:style-name="T9">// ascending or descending</text:span></text:p>
      <text:p text:style-name="P19"><text:span text:style-name="T9">function sortByDate(whichArray, direction) </text:span></text:p>
      <text:p text:style-name="P19"><text:span text:style-name="T9">{</text:span></text:p>
      <text:p text:style-name="P19"><text:span text:style-name="T9"><text:s text:c="4"/>// ASCENDING is a.date - b.date</text:span></text:p>
      <text:p text:style-name="P19"><text:span text:style-name="T9"><text:s text:c="4"/>if (direction == "up")</text:span></text:p>
      <text:p text:style-name="P19"><text:span text:style-name="T9"><text:s text:c="4"/>{</text:span></text:p>
      <text:p text:style-name="P19"><text:soft-page-break/><text:span text:style-name="T9"><text:s text:c="8"/>whichArray.sort(function(a, b)</text:span></text:p>
      <text:p text:style-name="P19"><text:span text:style-name="T9"><text:s text:c="8"/>{</text:span></text:p>
      <text:p text:style-name="P19"><text:span text:style-name="T9"><text:s text:c="12"/>return new Date(a.date) - new Date(b.date);</text:span></text:p>
      <text:p text:style-name="P19"><text:span text:style-name="T9"><text:s text:c="8"/>});</text:span></text:p>
      <text:p text:style-name="P19"><text:span text:style-name="T9"><text:s text:c="4"/>}</text:span></text:p>
      <text:p text:style-name="P19"><text:span text:style-name="T9"><text:s text:c="4"/>// DESCENDING is b.date - a.date</text:span></text:p>
      <text:p text:style-name="P19"><text:span text:style-name="T9"><text:s text:c="4"/>else if (direction == "down")</text:span></text:p>
      <text:p text:style-name="P19"><text:span text:style-name="T9"><text:s text:c="4"/>{</text:span></text:p>
      <text:p text:style-name="P19"><text:span text:style-name="T9"><text:s text:c="8"/>whichArray.sort(function(a, b)</text:span></text:p>
      <text:p text:style-name="P19"><text:span text:style-name="T9"><text:s text:c="8"/>{</text:span></text:p>
      <text:p text:style-name="P19"><text:span text:style-name="T9"><text:s text:c="12"/>return new Date(b.date) - new Date(a.date);</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 examples</text:span></text:p>
      <text:p text:style-name="P19"><text:span text:style-name="T9"/></text:p>
      <text:p text:style-name="P19"><text:span text:style-name="T9">// Sort by date</text:span></text:p>
      <text:p text:style-name="P19"><text:span text:style-name="T9">// sortByDate(theNotes, "up"); // Ascending</text:span></text:p>
      <text:p text:style-name="P19"><text:span text:style-name="T9">// sortByDate(theNotes, "down"); // Descending</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ortByNumber.js</text:span></text:p>
      <text:p text:style-name="P19"><text:span text:style-name="T9"/></text:p>
      <text:p text:style-name="P19"><text:span text:style-name="T9">function sortByNumber(whichArray, direction)</text:span></text:p>
      <text:p text:style-name="P19"><text:span text:style-name="T9">{</text:span></text:p>
      <text:p text:style-name="P19"><text:span text:style-name="T9"><text:s text:c="4"/>if (direction == "up") // ASCENDING</text:span></text:p>
      <text:p text:style-name="P19"><text:span text:style-name="T9"><text:s text:c="4"/>{</text:span></text:p>
      <text:p text:style-name="P19"><text:span text:style-name="T9"><text:s text:c="8"/>whichArray.sort(function(a, b)</text:span></text:p>
      <text:p text:style-name="P19"><text:span text:style-name="T9"><text:s text:c="8"/>{</text:span></text:p>
      <text:p text:style-name="P19"><text:span text:style-name="T9"><text:s text:c="12"/>return a.number.localeCompare(b.number);</text:span></text:p>
      <text:p text:style-name="P19"><text:span text:style-name="T9"><text:s text:c="8"/>});</text:span></text:p>
      <text:p text:style-name="P19"><text:span text:style-name="T9"><text:s text:c="4"/>}</text:span></text:p>
      <text:p text:style-name="P19"><text:span text:style-name="T9"><text:s text:c="4"/>else if (direction == "down") // DESCENDING</text:span></text:p>
      <text:p text:style-name="P19"><text:span text:style-name="T9"><text:s text:c="4"/>{</text:span></text:p>
      <text:p text:style-name="P19"><text:span text:style-name="T9"><text:s text:c="8"/>whichArray.sort(function(b, a)</text:span></text:p>
      <text:p text:style-name="P19"><text:span text:style-name="T9"><text:s text:c="8"/>{</text:span></text:p>
      <text:p text:style-name="P19"><text:span text:style-name="T9"><text:s text:c="12"/>return a.number.localeCompare(b.number);</text:span></text:p>
      <text:p text:style-name="P19"><text:span text:style-name="T9"><text:s text:c="8"/>});</text:span></text:p>
      <text:p text:style-name="P19"><text:span text:style-name="T9"><text:s text:c="4"/>}</text:span></text:p>
      <text:p text:style-name="P19"><text:soft-page-break/><text:span text:style-name="T9">}</text:span></text:p>
      <text:p text:style-name="P19"><text:span text:style-name="T9"/></text:p>
      <text:p text:style-name="P19"><text:span text:style-name="T9">// examples</text:span></text:p>
      <text:p text:style-name="P19"><text:span text:style-name="T9"/></text:p>
      <text:p text:style-name="P19"><text:span text:style-name="T9">// Sort by number</text:span></text:p>
      <text:p text:style-name="P19"><text:span text:style-name="T9">// sortByNumber(theNotes, "up"); // Ascending</text:span></text:p>
      <text:p text:style-name="P19"><text:span text:style-name="T9">// sortByNumber(theNotes, "down"); // Descending</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ortData.js</text:span></text:p>
      <text:p text:style-name="P19"><text:span text:style-name="T9"/></text:p>
      <text:p text:style-name="P19"><text:span text:style-name="T9">// we include which arrays we want to sort</text:span></text:p>
      <text:p text:style-name="P19"><text:span text:style-name="T9">function sortData()</text:span></text:p>
      <text:p text:style-name="P19"><text:span text:style-name="T9">{</text:span></text:p>
      <text:p text:style-name="P19"><text:span text:style-name="T9"><text:s text:c="4"/>// ascending</text:span></text:p>
      <text:p text:style-name="P19"><text:span text:style-name="T9"><text:s text:c="4"/>sortByDate(booksPdf, "up");</text:span></text:p>
      <text:p text:style-name="P19"><text:span text:style-name="T9"/></text:p>
      <text:p text:style-name="P19"><text:soft-page-break/><text:span text:style-name="T9"><text:s text:c="4"/>// ascending</text:span></text:p>
      <text:p text:style-name="P19"><text:span text:style-name="T9"><text:s text:c="4"/>sortByDate(petitoGabrielleInvestigation, "up");</text:span></text:p>
      <text:p text:style-name="P19"><text:span text:style-name="T9"/></text:p>
      <text:p text:style-name="P19"><text:span text:style-name="T9"><text:s text:c="4"/>// descending</text:span></text:p>
      <text:p text:style-name="P19"><text:span text:style-name="T9"><text:s text:c="4"/>sortByDate(theNews, "down");</text:span></text:p>
      <text:p text:style-name="P19"><text:span text:style-name="T9"/></text:p>
      <text:p text:style-name="P19"><text:span text:style-name="T9"><text:s text:c="4"/>// descending</text:span></text:p>
      <text:p text:style-name="P19"><text:span text:style-name="T9"><text:s text:c="4"/>sortByDate(evidence, "down");</text:span></text:p>
      <text:p text:style-name="P19"><text:span text:style-name="T9"/></text:p>
      <text:p text:style-name="P19"><text:span text:style-name="T9"><text:s text:c="4"/>// descending</text:span></text:p>
      <text:p text:style-name="P19"><text:span text:style-name="T9"><text:s text:c="4"/>sortByDate(videoEvidence, "down");</text:span></text:p>
      <text:p text:style-name="P19"><text:span text:style-name="T9"/></text:p>
      <text:p text:style-name="P19"><text:span text:style-name="T9"><text:s text:c="4"/>// ascending</text:span></text:p>
      <text:p text:style-name="P19"><text:span text:style-name="T9"><text:s text:c="4"/>sortByDate(socialMediaEvidence, "up");</text:span></text:p>
      <text:p text:style-name="P19"><text:span text:style-name="T9"/></text:p>
      <text:p text:style-name="P19"><text:span text:style-name="T9"><text:s text:c="4"/>// descending</text:span></text:p>
      <text:p text:style-name="P19"><text:span text:style-name="T9"><text:s text:c="4"/>sortByDate(boxingVideos, "down");</text:span></text:p>
      <text:p text:style-name="P19"><text:span text:style-name="T9"/></text:p>
      <text:p text:style-name="P19"><text:span text:style-name="T9"><text:s text:c="4"/>// descending</text:span></text:p>
      <text:p text:style-name="P19"><text:span text:style-name="T9"><text:s text:c="4"/>sortByDate(collegeVideos, "down");</text:span></text:p>
      <text:p text:style-name="P19"><text:span text:style-name="T9"/></text:p>
      <text:p text:style-name="P19"><text:span text:style-name="T9"><text:s text:c="4"/>// ascending</text:span></text:p>
      <text:p text:style-name="P19"><text:span text:style-name="T9"><text:s text:c="4"/>sortByDate(ourVideoFiles, "up");</text:span></text:p>
      <text:p text:style-name="P19"><text:span text:style-name="T9"/></text:p>
      <text:p text:style-name="P19"><text:soft-page-break/><text:span text:style-name="T9"><text:s text:c="4"/>// sort by Multiple Criteria, category and name</text:span></text:p>
      <text:p text:style-name="P19"><text:span text:style-name="T9"><text:s text:c="4"/>javascriptLanguage.sort(function(a, b)</text:span></text:p>
      <text:p text:style-name="P19"><text:span text:style-name="T9"><text:s text:c="4"/>{</text:span></text:p>
      <text:p text:style-name="P19"><text:span text:style-name="T9"><text:s text:c="8"/>return a.category.localeCompare(b.category) || b.name - a.name;</text:span></text:p>
      <text:p text:style-name="P19"><text:span text:style-name="T9"><text:s text:c="4"/>});</text:span></text:p>
      <text:p text:style-name="P19"><text:span text:style-name="T9"/></text:p>
      <text:p text:style-name="P19"><text:span text:style-name="T9"><text:s text:c="4"/>// sort by Multiple Criteria, category and name</text:span></text:p>
      <text:p text:style-name="P19"><text:span text:style-name="T9"><text:s text:c="4"/>lindenLanguage.sort(function(a, b)</text:span></text:p>
      <text:p text:style-name="P19"><text:span text:style-name="T9"><text:s text:c="4"/>{</text:span></text:p>
      <text:p text:style-name="P19"><text:span text:style-name="T9"><text:s text:c="8"/>return a.category.localeCompare(b.category) || b.name - a.name;</text:span></text:p>
      <text:p text:style-name="P19"><text:span text:style-name="T9"><text:s text:c="4"/>});</text:span></text:p>
      <text:p text:style-name="P19"><text:span text:style-name="T9"/></text:p>
      <text:p text:style-name="P19"><text:span text:style-name="T9"><text:s text:c="4"/>// sort by one number only, number</text:span></text:p>
      <text:p text:style-name="P19"><text:span text:style-name="T9"><text:s text:c="4"/>theNotes.sort(function(a, b)</text:span></text:p>
      <text:p text:style-name="P19"><text:span text:style-name="T9"><text:s text:c="4"/>{</text:span></text:p>
      <text:p text:style-name="P19"><text:span text:style-name="T9"><text:s text:c="8"/>return a.number.localeCompare(b.number, 'en-US', {numeric:"true"});</text:span></text:p>
      <text:p text:style-name="P19"><text:span text:style-name="T9"><text:s text:c="8"/>// || b.note - a.note;</text:span></text:p>
      <text:p text:style-name="P19"><text:span text:style-name="T9"><text:s text:c="4"/>});</text:span></text:p>
      <text:p text:style-name="P19"><text:span text:style-name="T9"/></text:p>
      <text:p text:style-name="P19"><text:soft-page-break/><text:span text:style-name="T9"><text:s text:c="4"/>// sort by one number only, probability</text:span></text:p>
      <text:p text:style-name="P19"><text:span text:style-name="T9"><text:s text:c="4"/>socialMediaEvidence.sort(function(a, b)</text:span></text:p>
      <text:p text:style-name="P19"><text:span text:style-name="T9"><text:s text:c="4"/>{</text:span></text:p>
      <text:p text:style-name="P19"><text:span text:style-name="T9"><text:s text:c="8"/>return a.probability.localeCompare(b.probability, 'en-US', {numeric:"true"}); // || b.title - a.title;</text:span></text:p>
      <text:p text:style-name="P19"><text:span text:style-name="T9"><text:s text:c="4"/>});</text:span></text:p>
      <text:p text:style-name="P19"><text:span text:style-name="T9"/></text:p>
      <text:p text:style-name="P19"><text:span text:style-name="T9"><text:s text:c="4"/>// to sort by additional criteria, just use another ||</text:span></text:p>
      <text:p text:style-name="P19"><text:span text:style-name="T9"/></text:p>
      <text:p text:style-name="P19"><text:span text:style-name="T9"><text:s text:c="4"/>// sort By Date - ASCENDING</text:span></text:p>
      <text:p text:style-name="P19"><text:span text:style-name="T9"><text:s text:c="4"/>scienceImages.sort(function(a,b)</text:span></text:p>
      <text:p text:style-name="P19"><text:span text:style-name="T9"><text:s text:c="4"/>{</text:span></text:p>
      <text:p text:style-name="P19"><text:span text:style-name="T9"><text:s text:c="8"/>return new Date(a.date) - new Date(b.date);</text:span></text:p>
      <text:p text:style-name="P19"><text:span text:style-name="T9"><text:s text:c="4"/>}); </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oft-page-break/><text:span text:style-name="T9"/></text:p>
      <text:p text:style-name="P19"><text:span text:style-name="T9">// cameraFollowsPlayer.js</text:span></text:p>
      <text:p text:style-name="P19"><text:span text:style-name="T9"/></text:p>
      <text:p text:style-name="P19"><text:span text:style-name="T9">// camera starts active</text:span></text:p>
      <text:p text:style-name="P19"><text:span text:style-name="T9">let cameraFlag = 1;</text:span></text:p>
      <text:p text:style-name="P19"><text:span text:style-name="T9"/></text:p>
      <text:p text:style-name="P19"><text:span text:style-name="T9">// camera Follows the Player</text:span></text:p>
      <text:p text:style-name="P19"><text:span text:style-name="T9">function cameraFollowsPlayer(whichId)</text:span></text:p>
      <text:p text:style-name="P19"><text:span text:style-name="T9">{</text:span></text:p>
      <text:p text:style-name="P19"><text:span text:style-name="T9"><text:s text:c="4"/>if (cameraFlag == 1)</text:span></text:p>
      <text:p text:style-name="P19"><text:span text:style-name="T9"><text:s text:c="4"/>{</text:span></text:p>
      <text:p text:style-name="P19"><text:span text:style-name="T9"><text:s text:c="8"/>let playerElement = ge(whichId);</text:span></text:p>
      <text:p text:style-name="P19"><text:span text:style-name="T9"/></text:p>
      <text:p text:style-name="P19"><text:span text:style-name="T9"><text:s text:c="8"/>if (playerElement)</text:span></text:p>
      <text:p text:style-name="P19"><text:span text:style-name="T9"><text:s text:c="8"/>{</text:span></text:p>
      <text:p text:style-name="P19"><text:span text:style-name="T9"><text:s text:c="12"/>playerElement.scrollIntoView(</text:span></text:p>
      <text:p text:style-name="P19"><text:span text:style-name="T9"><text:s text:c="12"/>{</text:span></text:p>
      <text:p text:style-name="P19"><text:span text:style-name="T9"><text:s text:c="16"/>block: "center", inline: "center"</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p>
      <text:p text:style-name="P19"><text:span text:style-name="T9"><text:s text:c="4"/>if (cameraFlag == 0)</text:span></text:p>
      <text:p text:style-name="P19"><text:span text:style-name="T9"><text:s text:c="4"/>{</text:span></text:p>
      <text:p text:style-name="P19"><text:span text:style-name="T9"><text:s text:c="8"/>// get position of where the person clicks their mouse arrow</text:span></text:p>
      <text:p text:style-name="P19"><text:soft-page-break/><text:span text:style-name="T9"><text:s text:c="8"/>mouseOn();</text:span></text:p>
      <text:p text:style-name="P19"><text:span text:style-name="T9"/></text:p>
      <text:p text:style-name="P19"><text:span text:style-name="T9"><text:s text:c="8"/>return;</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gameLoop.js</text:span></text:p>
      <text:p text:style-name="P19"><text:span text:style-name="T9"/></text:p>
      <text:p text:style-name="P19"><text:span text:style-name="T9">function gameLoop(whichId)</text:span></text:p>
      <text:p text:style-name="P19"><text:span text:style-name="T9">{</text:span></text:p>
      <text:p text:style-name="P19"><text:span text:style-name="T9"><text:s text:c="4"/>playerMotion(activePlayer);</text:span></text:p>
      <text:p text:style-name="P19"><text:span text:style-name="T9"/></text:p>
      <text:p text:style-name="P19"><text:span text:style-name="T9"><text:s text:c="4"/>cameraFollowsPlayer(activePlayer); <text:s text:c="2"/></text:span></text:p>
      <text:p text:style-name="P19"><text:span text:style-name="T9"/></text:p>
      <text:p text:style-name="P19"><text:span text:style-name="T9"><text:s text:c="4"/>keepPlayerInWorld(activePlayer);</text:span></text:p>
      <text:p text:style-name="P19"><text:span text:style-name="T9"/></text:p>
      <text:p text:style-name="P19"><text:span text:style-name="T9"><text:s text:c="4"/>wasLineCrossed(activePlayer);</text:span></text:p>
      <text:p text:style-name="P19"><text:soft-page-break/><text:span text:style-name="T9"/></text:p>
      <text:p text:style-name="P19"><text:span text:style-name="T9"><text:s text:c="4"/>// getDistanceXY('thePlayer', 'STRUCTURE1');</text:span></text:p>
      <text:p text:style-name="P19"><text:span text:style-name="T9"/></text:p>
      <text:p text:style-name="P19"><text:span text:style-name="T9"><text:s text:c="4"/>requestAnimationFrame(gameLoop); </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keepPlayerInWorld.js</text:span></text:p>
      <text:p text:style-name="P19"><text:span text:style-name="T9"/></text:p>
      <text:p text:style-name="P19"><text:span text:style-name="T9">function keepPlayerInWorld(whichId)</text:span></text:p>
      <text:p text:style-name="P19"><text:span text:style-name="T9">{</text:span></text:p>
      <text:p text:style-name="P19"><text:span text:style-name="T9"><text:s text:c="4"/>let bgSizeX = 250000;</text:span></text:p>
      <text:p text:style-name="P19"><text:span text:style-name="T9"><text:s text:c="4"/>let bgSizeY = 250000;</text:span></text:p>
      <text:p text:style-name="P19"><text:span text:style-name="T9"/></text:p>
      <text:p text:style-name="P19"><text:span text:style-name="T9"><text:s text:c="4"/>if (ge(whichId))</text:span></text:p>
      <text:p text:style-name="P19"><text:span text:style-name="T9"><text:s text:c="4"/>{</text:span></text:p>
      <text:p text:style-name="P19"><text:span text:style-name="T9"><text:s text:c="8"/>// if left</text:span></text:p>
      <text:p text:style-name="P19"><text:soft-page-break/><text:span text:style-name="T9"><text:s text:c="8"/>if (ourPlayer.x &lt;= 0)</text:span></text:p>
      <text:p text:style-name="P19"><text:span text:style-name="T9"><text:s text:c="8"/>{</text:span></text:p>
      <text:p text:style-name="P19"><text:span text:style-name="T9"><text:s text:c="12"/>ourPlayer.x = 0;</text:span></text:p>
      <text:p text:style-name="P19"><text:span text:style-name="T9"><text:s text:c="8"/>}</text:span></text:p>
      <text:p text:style-name="P19"><text:span text:style-name="T9"/></text:p>
      <text:p text:style-name="P19"><text:span text:style-name="T9"><text:s text:c="8"/>// if right</text:span></text:p>
      <text:p text:style-name="P19"><text:span text:style-name="T9"><text:s text:c="8"/>if (ourPlayer.x &gt; bgSizeX)</text:span></text:p>
      <text:p text:style-name="P19"><text:span text:style-name="T9"><text:s text:c="8"/>{</text:span></text:p>
      <text:p text:style-name="P19"><text:span text:style-name="T9"><text:s text:c="12"/>ourPlayer.x = bgSizeX;</text:span></text:p>
      <text:p text:style-name="P19"><text:span text:style-name="T9"><text:s text:c="8"/>}</text:span></text:p>
      <text:p text:style-name="P19"><text:span text:style-name="T9"/></text:p>
      <text:p text:style-name="P19"><text:span text:style-name="T9"><text:s text:c="8"/>// if top</text:span></text:p>
      <text:p text:style-name="P19"><text:span text:style-name="T9"><text:s text:c="8"/>if (ourPlayer.y &lt;= 0)</text:span></text:p>
      <text:p text:style-name="P19"><text:span text:style-name="T9"><text:s text:c="8"/>{</text:span></text:p>
      <text:p text:style-name="P19"><text:span text:style-name="T9"><text:s text:c="12"/>ourPlayer.y = 0;</text:span></text:p>
      <text:p text:style-name="P19"><text:span text:style-name="T9"><text:s text:c="8"/>}</text:span></text:p>
      <text:p text:style-name="P19"><text:span text:style-name="T9"/></text:p>
      <text:p text:style-name="P19"><text:span text:style-name="T9"><text:s text:c="8"/>// if bottom</text:span></text:p>
      <text:p text:style-name="P19"><text:span text:style-name="T9"><text:s text:c="8"/>if (ourPlayer.y &gt;= bgSizeY)</text:span></text:p>
      <text:p text:style-name="P19"><text:span text:style-name="T9"><text:s text:c="8"/>{</text:span></text:p>
      <text:p text:style-name="P19"><text:span text:style-name="T9"><text:s text:c="12"/>ourPlayer.y = bgSizeY;</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oft-page-break/><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keyboardControl.js</text:span></text:p>
      <text:p text:style-name="P19"><text:span text:style-name="T9"/></text:p>
      <text:p text:style-name="P19"><text:span text:style-name="T9">// used when a person is done with a textarea</text:span></text:p>
      <text:p text:style-name="P19"><text:span text:style-name="T9">function keyboardControlOn()</text:span></text:p>
      <text:p text:style-name="P19"><text:span text:style-name="T9">{</text:span></text:p>
      <text:p text:style-name="P19"><text:span text:style-name="T9"><text:s text:c="4"/>controlFlag = 1;</text:span></text:p>
      <text:p text:style-name="P19"><text:span text:style-name="T9">}</text:span></text:p>
      <text:p text:style-name="P19"><text:span text:style-name="T9"/></text:p>
      <text:p text:style-name="P19"><text:span text:style-name="T9">// used when person is typing in a textarea</text:span></text:p>
      <text:p text:style-name="P19"><text:span text:style-name="T9">function keyboardControlOff()</text:span></text:p>
      <text:p text:style-name="P19"><text:span text:style-name="T9">{</text:span></text:p>
      <text:p text:style-name="P19"><text:span text:style-name="T9"><text:s text:c="4"/>controlFlag = 0;</text:span></text:p>
      <text:p text:style-name="P19"><text:span text:style-name="T9">}</text:span></text:p>
      <text:p text:style-name="P19"><text:span text:style-name="T9"/></text:p>
      <text:p text:style-name="P19"><text:span text:style-name="T9">function hideShow(whichId)</text:span></text:p>
      <text:p text:style-name="P19"><text:span text:style-name="T9">{</text:span></text:p>
      <text:p text:style-name="P19"><text:span text:style-name="T9"><text:s text:c="4"/>ge(whichId).style.visibility = 'visible';</text:span></text:p>
      <text:p text:style-name="P19"><text:span text:style-name="T9"/></text:p>
      <text:p text:style-name="P19"><text:soft-page-break/><text:span text:style-name="T9"><text:s text:c="4"/>setTimeout(function()</text:span></text:p>
      <text:p text:style-name="P19"><text:span text:style-name="T9"><text:s text:c="4"/>{</text:span></text:p>
      <text:p text:style-name="P19"><text:span text:style-name="T9"><text:s text:c="8"/>ge(whichId).style.visibility = 'hidden';</text:span></text:p>
      <text:p text:style-name="P19"><text:span text:style-name="T9"><text:s text:c="4"/>}, 1000);</text:span></text:p>
      <text:p text:style-name="P19"><text:span text:style-name="T9">}</text:span></text:p>
      <text:p text:style-name="P19"><text:span text:style-name="T9"/></text:p>
      <text:p text:style-name="P19"><text:span text:style-name="T9">function hideShow2(whichId)</text:span></text:p>
      <text:p text:style-name="P19"><text:span text:style-name="T9">{</text:span></text:p>
      <text:p text:style-name="P19"><text:span text:style-name="T9"><text:s text:c="4"/>ge(whichId).style.transform = 'translate(-50px, 0px)';</text:span></text:p>
      <text:p text:style-name="P19"><text:span text:style-name="T9"/></text:p>
      <text:p text:style-name="P19"><text:span text:style-name="T9"><text:s text:c="4"/>setTimeout(function()</text:span></text:p>
      <text:p text:style-name="P19"><text:span text:style-name="T9"><text:s text:c="4"/>{</text:span></text:p>
      <text:p text:style-name="P19"><text:span text:style-name="T9"><text:s text:c="8"/>ge(whichId).style.transform = 'translate(0px, 0px)';</text:span></text:p>
      <text:p text:style-name="P19"><text:span text:style-name="T9"><text:s text:c="4"/>}, 1000);</text:span></text:p>
      <text:p text:style-name="P19"><text:span text:style-name="T9">}</text:span></text:p>
      <text:p text:style-name="P19"><text:span text:style-name="T9"/></text:p>
      <text:p text:style-name="P19"><text:span text:style-name="T9">function theControls(e)</text:span></text:p>
      <text:p text:style-name="P19"><text:span text:style-name="T9">{</text:span></text:p>
      <text:p text:style-name="P19"><text:span text:style-name="T9"><text:s text:c="4"/>if (controlFlag ==1)</text:span></text:p>
      <text:p text:style-name="P19"><text:span text:style-name="T9"><text:s text:c="4"/>{</text:span></text:p>
      <text:p text:style-name="P19"><text:span text:style-name="T9"><text:s text:c="8"/>// Letter z</text:span></text:p>
      <text:p text:style-name="P19"><text:span text:style-name="T9"><text:s text:c="8"/>if (e.keyCode == 90)</text:span></text:p>
      <text:p text:style-name="P19"><text:span text:style-name="T9"><text:s text:c="8"/>{</text:span></text:p>
      <text:p text:style-name="P19"><text:span text:style-name="T9"><text:s text:c="12"/>clickSound();</text:span></text:p>
      <text:p text:style-name="P19"><text:soft-page-break/><text:span text:style-name="T9"><text:s text:c="12"/>// open player menu</text:span></text:p>
      <text:p text:style-name="P19"><text:span text:style-name="T9"><text:s text:c="12"/>menuPlayer();</text:span></text:p>
      <text:p text:style-name="P19"><text:span text:style-name="T9"><text:s text:c="8"/>}</text:span></text:p>
      <text:p text:style-name="P19"><text:span text:style-name="T9"/></text:p>
      <text:p text:style-name="P19"><text:span text:style-name="T9"><text:s text:c="8"/>// Letter x</text:span></text:p>
      <text:p text:style-name="P19"><text:span text:style-name="T9"><text:s text:c="8"/>if (e.keyCode == 88)</text:span></text:p>
      <text:p text:style-name="P19"><text:span text:style-name="T9"><text:s text:c="8"/>{</text:span></text:p>
      <text:p text:style-name="P19"><text:span text:style-name="T9"><text:s text:c="12"/>// listen for mouse clicks</text:span></text:p>
      <text:p text:style-name="P19"><text:span text:style-name="T9"><text:s text:c="12"/>window.addEventListener("click", mousePos, false);</text:span></text:p>
      <text:p text:style-name="P19"><text:span text:style-name="T9"/></text:p>
      <text:p text:style-name="P19"><text:span text:style-name="T9"><text:s text:c="12"/>ge('infoDivPlayer').textContent = "Left Click for Mouse Position";</text:span></text:p>
      <text:p text:style-name="P19"><text:span text:style-name="T9"><text:s text:c="8"/>}</text:span></text:p>
      <text:p text:style-name="P19"><text:span text:style-name="T9"/></text:p>
      <text:p text:style-name="P19"><text:span text:style-name="T9"><text:s text:c="8"/>// Letter v</text:span></text:p>
      <text:p text:style-name="P19"><text:span text:style-name="T9"><text:s text:c="8"/>if (e.keyCode == 86)</text:span></text:p>
      <text:p text:style-name="P19"><text:span text:style-name="T9"><text:s text:c="8"/>{</text:span></text:p>
      <text:p text:style-name="P19"><text:span text:style-name="T9"><text:s text:c="12"/>// remove listen for mouse clicks</text:span></text:p>
      <text:p text:style-name="P19"><text:span text:style-name="T9"><text:s text:c="12"/>window.removeEventListener("click", mousePos, false);</text:span></text:p>
      <text:p text:style-name="P19"><text:span text:style-name="T9"/></text:p>
      <text:p text:style-name="P19"><text:span text:style-name="T9"><text:s text:c="12"/>ge('infoDivPlayer').textContent = '';</text:span></text:p>
      <text:p text:style-name="P19"><text:span text:style-name="T9"><text:s text:c="8"/>}</text:span></text:p>
      <text:p text:style-name="P19"><text:span text:style-name="T9"><text:s text:c="4"/></text:span></text:p>
      <text:p text:style-name="P19"><text:span text:style-name="T9"><text:s text:c="8"/>// SPEED</text:span></text:p>
      <text:p text:style-name="P19"><text:soft-page-break/><text:span text:style-name="T9"/></text:p>
      <text:p text:style-name="P19"><text:span text:style-name="T9"><text:s text:c="8"/>// tilda</text:span></text:p>
      <text:p text:style-name="P19"><text:span text:style-name="T9"><text:s text:c="8"/>if(e.keyCode == 192)</text:span></text:p>
      <text:p text:style-name="P19"><text:span text:style-name="T9"><text:s text:c="8"/>{</text:span></text:p>
      <text:p text:style-name="P19"><text:span text:style-name="T9"><text:s text:c="12"/>ourPlayer.speedMultiplier = 0.5;</text:span></text:p>
      <text:p text:style-name="P19"><text:span text:style-name="T9"/></text:p>
      <text:p text:style-name="P19"><text:span text:style-name="T9"><text:s text:c="12"/>ge('infoDivPlayer').textContent = "Speed Tilda";</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number 1, or numpad 1</text:span></text:p>
      <text:p text:style-name="P19"><text:span text:style-name="T9"><text:s text:c="8"/>if (e.keyCode == 49 || e.keyCode == 97)</text:span></text:p>
      <text:p text:style-name="P19"><text:span text:style-name="T9"><text:s text:c="8"/>{</text:span></text:p>
      <text:p text:style-name="P19"><text:span text:style-name="T9"><text:s text:c="12"/>ourPlayer.speedMultiplier = 1;</text:span></text:p>
      <text:p text:style-name="P19"><text:span text:style-name="T9"/></text:p>
      <text:p text:style-name="P19"><text:span text:style-name="T9"><text:s text:c="12"/>ge('infoDivPlayer').textContent = "Speed 1";</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number 2</text:span></text:p>
      <text:p text:style-name="P19"><text:span text:style-name="T9"><text:s text:c="8"/>if (e.keyCode == 50 || e.keyCode == 98)</text:span></text:p>
      <text:p text:style-name="P19"><text:span text:style-name="T9"><text:s text:c="8"/>{</text:span></text:p>
      <text:p text:style-name="P19"><text:soft-page-break/><text:span text:style-name="T9"><text:s text:c="12"/>ourPlayer.speedMultiplier = 2;</text:span></text:p>
      <text:p text:style-name="P19"><text:span text:style-name="T9"/></text:p>
      <text:p text:style-name="P19"><text:span text:style-name="T9"><text:s text:c="12"/>ge('infoDivPlayer').textContent = "Speed 2";</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number 3</text:span></text:p>
      <text:p text:style-name="P19"><text:span text:style-name="T9"><text:s text:c="8"/>if (e.keyCode == 51 || e.keyCode == 99)</text:span></text:p>
      <text:p text:style-name="P19"><text:span text:style-name="T9"><text:s text:c="8"/>{</text:span></text:p>
      <text:p text:style-name="P19"><text:span text:style-name="T9"><text:s text:c="12"/>ourPlayer.speedMultiplier = 5;</text:span></text:p>
      <text:p text:style-name="P19"><text:span text:style-name="T9"/></text:p>
      <text:p text:style-name="P19"><text:span text:style-name="T9"><text:s text:c="12"/>ge('infoDivPlayer').textContent = "Speed 3";</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number 4</text:span></text:p>
      <text:p text:style-name="P19"><text:span text:style-name="T9"><text:s text:c="8"/>if (e.keyCode == 52 || e.keyCode == 100)</text:span></text:p>
      <text:p text:style-name="P19"><text:span text:style-name="T9"><text:s text:c="8"/>{</text:span></text:p>
      <text:p text:style-name="P19"><text:span text:style-name="T9"><text:s text:c="12"/>ourPlayer.speedMultiplier = 10;</text:span></text:p>
      <text:p text:style-name="P19"><text:span text:style-name="T9"><text:s text:c="12"/>ge('infoDivPlayer').textContent = "Speed 4";</text:span></text:p>
      <text:p text:style-name="P19"><text:span text:style-name="T9"/></text:p>
      <text:p text:style-name="P19"><text:soft-page-break/><text:span text:style-name="T9"><text:s text:c="12"/>hideShow('infoDivPlayer');</text:span></text:p>
      <text:p text:style-name="P19"><text:span text:style-name="T9"><text:s text:c="8"/>}</text:span></text:p>
      <text:p text:style-name="P19"><text:span text:style-name="T9"/></text:p>
      <text:p text:style-name="P19"><text:span text:style-name="T9"><text:s text:c="8"/>// number 5</text:span></text:p>
      <text:p text:style-name="P19"><text:span text:style-name="T9"><text:s text:c="8"/>if (e.keyCode == 53 || e.keyCode == 101)</text:span></text:p>
      <text:p text:style-name="P19"><text:span text:style-name="T9"><text:s text:c="8"/>{</text:span></text:p>
      <text:p text:style-name="P19"><text:span text:style-name="T9"><text:s text:c="12"/>ourPlayer.speedMultiplier = 15;</text:span></text:p>
      <text:p text:style-name="P19"><text:span text:style-name="T9"><text:s text:c="12"/>ge('infoDivPlayer').textContent = "Speed 5";</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number 6</text:span></text:p>
      <text:p text:style-name="P19"><text:span text:style-name="T9"><text:s text:c="8"/>if (e.keyCode == 54 <text:s/>|| e.keyCode == 102)</text:span></text:p>
      <text:p text:style-name="P19"><text:span text:style-name="T9"><text:s text:c="8"/>{</text:span></text:p>
      <text:p text:style-name="P19"><text:span text:style-name="T9"><text:s text:c="12"/>ourPlayer.speedMultiplier = 20;</text:span></text:p>
      <text:p text:style-name="P19"><text:span text:style-name="T9"><text:s text:c="12"/>ge('infoDivPlayer').textContent = "Speed 6";</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number 7</text:span></text:p>
      <text:p text:style-name="P19"><text:span text:style-name="T9"><text:s text:c="8"/>if (e.keyCode == 55 || e.keyCode == 103)</text:span></text:p>
      <text:p text:style-name="P19"><text:span text:style-name="T9"><text:s text:c="8"/>{</text:span></text:p>
      <text:p text:style-name="P19"><text:soft-page-break/><text:span text:style-name="T9"><text:s text:c="12"/>ourPlayer.speedMultiplier = 25;</text:span></text:p>
      <text:p text:style-name="P19"><text:span text:style-name="T9"><text:s text:c="12"/>ge('infoDivPlayer').textContent = "Speed 7";</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number 8</text:span></text:p>
      <text:p text:style-name="P19"><text:span text:style-name="T9"><text:s text:c="8"/>if (e.keyCode == 56 || e.keyCode == 104)</text:span></text:p>
      <text:p text:style-name="P19"><text:span text:style-name="T9"><text:s text:c="8"/>{</text:span></text:p>
      <text:p text:style-name="P19"><text:span text:style-name="T9"><text:s text:c="12"/>ourPlayer.speedMultiplier = 30;</text:span></text:p>
      <text:p text:style-name="P19"><text:span text:style-name="T9"><text:s text:c="12"/>ge('infoDivPlayer').textContent = "Speed 8";</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number 9</text:span></text:p>
      <text:p text:style-name="P19"><text:span text:style-name="T9"><text:s text:c="8"/>if (e.keyCode == 57 || e.keyCode == 105)</text:span></text:p>
      <text:p text:style-name="P19"><text:span text:style-name="T9"><text:s text:c="8"/>{</text:span></text:p>
      <text:p text:style-name="P19"><text:span text:style-name="T9"><text:s text:c="12"/>ourPlayer.speedMultiplier = 40;</text:span></text:p>
      <text:p text:style-name="P19"><text:span text:style-name="T9"><text:s text:c="12"/>ge('infoDivPlayer').textContent = "Speed 9";</text:span></text:p>
      <text:p text:style-name="P19"><text:span text:style-name="T9"/></text:p>
      <text:p text:style-name="P19"><text:span text:style-name="T9"><text:s text:c="12"/>hideShow('infoDivPlayer');</text:span></text:p>
      <text:p text:style-name="P19"><text:span text:style-name="T9"><text:s text:c="8"/>}</text:span></text:p>
      <text:p text:style-name="P19"><text:soft-page-break/><text:span text:style-name="T9"/></text:p>
      <text:p text:style-name="P19"><text:span text:style-name="T9"><text:s text:c="8"/>// number 0</text:span></text:p>
      <text:p text:style-name="P19"><text:span text:style-name="T9"><text:s text:c="8"/>if (e.keyCode == 48 || e.keyCode == 96)</text:span></text:p>
      <text:p text:style-name="P19"><text:span text:style-name="T9"><text:s text:c="8"/>{</text:span></text:p>
      <text:p text:style-name="P19"><text:span text:style-name="T9"><text:s text:c="12"/>ourPlayer.speedMultiplier = 50;</text:span></text:p>
      <text:p text:style-name="P19"><text:span text:style-name="T9"><text:s text:c="12"/>ge('infoDivPlayer').textContent = "Speed 0";</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dash</text:span></text:p>
      <text:p text:style-name="P19"><text:span text:style-name="T9"><text:s text:c="8"/>if (e.keyCode == 173)</text:span></text:p>
      <text:p text:style-name="P19"><text:span text:style-name="T9"><text:s text:c="8"/>{</text:span></text:p>
      <text:p text:style-name="P19"><text:span text:style-name="T9"><text:s text:c="12"/>ourPlayer.speedMultiplier = 100;</text:span></text:p>
      <text:p text:style-name="P19"><text:span text:style-name="T9"><text:s text:c="12"/>ge('infoDivPlayer').textContent = "Speed -";</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text:span></text:p>
      <text:p text:style-name="P19"><text:span text:style-name="T9"><text:s text:c="8"/>if (e.keyCode == 61)</text:span></text:p>
      <text:p text:style-name="P19"><text:span text:style-name="T9"><text:s text:c="8"/>{</text:span></text:p>
      <text:p text:style-name="P19"><text:span text:style-name="T9"><text:s text:c="12"/>ourPlayer.speedMultiplier = 200;</text:span></text:p>
      <text:p text:style-name="P19"><text:soft-page-break/><text:span text:style-name="T9"><text:s text:c="12"/>ge('infoDivPlayer').textContent = "Speed +";</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Back Space button</text:span></text:p>
      <text:p text:style-name="P19"><text:span text:style-name="T9"><text:s text:c="8"/>if (e.keyCode == 8)</text:span></text:p>
      <text:p text:style-name="P19"><text:span text:style-name="T9"><text:s text:c="8"/>{</text:span></text:p>
      <text:p text:style-name="P19"><text:span text:style-name="T9"><text:s text:c="12"/>ourPlayer.speedMultiplier = 400;</text:span></text:p>
      <text:p text:style-name="P19"><text:span text:style-name="T9"><text:s text:c="12"/>ge('infoDivPlayer').textContent = "Speed Backspace";</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Insert Button</text:span></text:p>
      <text:p text:style-name="P19"><text:span text:style-name="T9"><text:s text:c="8"/>if (e.keyCode == 45)</text:span></text:p>
      <text:p text:style-name="P19"><text:span text:style-name="T9"><text:s text:c="8"/>{</text:span></text:p>
      <text:p text:style-name="P19"><text:span text:style-name="T9"><text:s text:c="12"/>ourPlayer.speedMultiplier = 600;</text:span></text:p>
      <text:p text:style-name="P19"><text:span text:style-name="T9"><text:s text:c="12"/>ge('infoDivPlayer').textContent = "Speed Insert";</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oft-page-break/><text:span text:style-name="T9"><text:s text:c="8"/>// Home Button</text:span></text:p>
      <text:p text:style-name="P19"><text:span text:style-name="T9"><text:s text:c="8"/>if (e.keyCode == 36)</text:span></text:p>
      <text:p text:style-name="P19"><text:span text:style-name="T9"><text:s text:c="8"/>{</text:span></text:p>
      <text:p text:style-name="P19"><text:span text:style-name="T9"><text:s text:c="12"/>ourPlayer.speedMultiplier = 800;</text:span></text:p>
      <text:p text:style-name="P19"><text:span text:style-name="T9"><text:s text:c="12"/>ge('infoDivPlayer').textContent = "Speed Home";</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 PageUp Button</text:span></text:p>
      <text:p text:style-name="P19"><text:span text:style-name="T9"><text:s text:c="8"/>if (e.keyCode == 33)</text:span></text:p>
      <text:p text:style-name="P19"><text:span text:style-name="T9"><text:s text:c="8"/>{</text:span></text:p>
      <text:p text:style-name="P19"><text:span text:style-name="T9"><text:s text:c="12"/>ourPlayer.speedMultiplier = 1600;</text:span></text:p>
      <text:p text:style-name="P19"><text:span text:style-name="T9"><text:s text:c="12"/>ge('infoDivPlayer').textContent = "Speed PageUp";</text:span></text:p>
      <text:p text:style-name="P19"><text:span text:style-name="T9"/></text:p>
      <text:p text:style-name="P19"><text:span text:style-name="T9"><text:s text:c="12"/>hideShow('infoDivPlayer');</text:span></text:p>
      <text:p text:style-name="P19"><text:span text:style-name="T9"><text:s text:c="8"/>}</text:span></text:p>
      <text:p text:style-name="P19"><text:span text:style-name="T9"/></text:p>
      <text:p text:style-name="P19"><text:span text:style-name="T9"><text:s text:c="8"/>//-//</text:span></text:p>
      <text:p text:style-name="P19"><text:span text:style-name="T9"/></text:p>
      <text:p text:style-name="P19"><text:span text:style-name="T9"><text:s text:c="8"/>// Letter b to add Structure</text:span></text:p>
      <text:p text:style-name="P19"><text:span text:style-name="T9"><text:s text:c="8"/>if (e.keyCode == 66)</text:span></text:p>
      <text:p text:style-name="P19"><text:span text:style-name="T9"><text:s text:c="8"/>{</text:span></text:p>
      <text:p text:style-name="P19"><text:span text:style-name="T9"><text:s text:c="12"/>audioPlay("sfx_blip_001", 1.0);</text:span></text:p>
      <text:p text:style-name="P19"><text:soft-page-break/><text:span text:style-name="T9"/></text:p>
      <text:p text:style-name="P19"><text:span text:style-name="T9"><text:s text:c="12"/>ge('infoDivPlayer').textContent = "STRUCTURE MODE ON";</text:span></text:p>
      <text:p text:style-name="P19"><text:span text:style-name="T9"/></text:p>
      <text:p text:style-name="P19"><text:span text:style-name="T9"><text:s text:c="12"/>// when left clicked, make a structure at the location of the mouse arrow</text:span></text:p>
      <text:p text:style-name="P19"><text:span text:style-name="T9"><text:s text:c="12"/>window.addEventListener("click", structuresCreate, false);</text:span></text:p>
      <text:p text:style-name="P19"><text:span text:style-name="T9"><text:s text:c="8"/>}</text:span></text:p>
      <text:p text:style-name="P19"><text:span text:style-name="T9"/></text:p>
      <text:p text:style-name="P19"><text:span text:style-name="T9"><text:s text:c="8"/>// Esc Button to exit Structure mode</text:span></text:p>
      <text:p text:style-name="P19"><text:span text:style-name="T9"><text:s text:c="8"/>// escape button</text:span></text:p>
      <text:p text:style-name="P19"><text:span text:style-name="T9"><text:s text:c="8"/>if (e.keyCode == 27)</text:span></text:p>
      <text:p text:style-name="P19"><text:span text:style-name="T9"><text:s text:c="8"/>{</text:span></text:p>
      <text:p text:style-name="P19"><text:span text:style-name="T9"><text:s text:c="12"/>clickSound();</text:span></text:p>
      <text:p text:style-name="P19"><text:span text:style-name="T9"/></text:p>
      <text:p text:style-name="P19"><text:span text:style-name="T9"><text:s text:c="12"/>ge('infoDivPlayer').textContent = "STRUCTURE MODE OFF";</text:span></text:p>
      <text:p text:style-name="P19"><text:span text:style-name="T9"/></text:p>
      <text:p text:style-name="P19"><text:span text:style-name="T9"><text:s text:c="12"/>// hideShow('infoDiv');</text:span></text:p>
      <text:p text:style-name="P19"><text:span text:style-name="T9"><text:s text:c="12"/>// hideShow('infoDivPlayer');</text:span></text:p>
      <text:p text:style-name="P19"><text:span text:style-name="T9"/></text:p>
      <text:p text:style-name="P19"><text:span text:style-name="T9"><text:s text:c="12"/>// Remove the event listener, that listens for mouse clicks. This deactivates structure creation mode</text:span></text:p>
      <text:p text:style-name="P19"><text:soft-page-break/><text:span text:style-name="T9"><text:s text:c="12"/>window.removeEventListener("click", structuresCreate); </text:span></text:p>
      <text:p text:style-name="P19"><text:span text:style-name="T9"><text:s text:c="8"/>}</text:span></text:p>
      <text:p text:style-name="P19"><text:span text:style-name="T9"/></text:p>
      <text:p text:style-name="P19"><text:span text:style-name="T9"><text:s text:c="8"/>// letter j</text:span></text:p>
      <text:p text:style-name="P19"><text:span text:style-name="T9"><text:s text:c="8"/>if (e.keyCode == 74)</text:span></text:p>
      <text:p text:style-name="P19"><text:span text:style-name="T9"><text:s text:c="8"/>{</text:span></text:p>
      <text:p text:style-name="P19"><text:span text:style-name="T9"><text:s text:c="12"/>// theX, theY, sizeX, sizeY, whichArray</text:span></text:p>
      <text:p text:style-name="P19"><text:span text:style-name="T9"><text:s text:c="12"/>structuresRow(ourPlayer.x, ourPlayer.y, 125, 200, structuresArray);</text:span></text:p>
      <text:p text:style-name="P19"><text:span text:style-name="T9"/></text:p>
      <text:p text:style-name="P19"><text:span text:style-name="T9"><text:s text:c="12"/>audioPlay("sfx_blip_001", 1.0);</text:span></text:p>
      <text:p text:style-name="P19"><text:span text:style-name="T9"><text:s text:c="8"/>}</text:span></text:p>
      <text:p text:style-name="P19"><text:span text:style-name="T9"/></text:p>
      <text:p text:style-name="P19"><text:span text:style-name="T9"><text:s text:c="8"/>// Delete Button</text:span></text:p>
      <text:p text:style-name="P19"><text:span text:style-name="T9"><text:s text:c="8"/>if (e.keyCode == 46)</text:span></text:p>
      <text:p text:style-name="P19"><text:span text:style-name="T9"><text:s text:c="8"/>{</text:span></text:p>
      <text:p text:style-name="P19"><text:span text:style-name="T9"><text:s text:c="12"/>// audioPlay("sfx_blip_001", 1.0);</text:span></text:p>
      <text:p text:style-name="P19"><text:span text:style-name="T9"/></text:p>
      <text:p text:style-name="P19"><text:span text:style-name="T9"><text:s text:c="12"/>// we move the structures row offscreen, as a simple way of clearing the screen of the row.</text:span></text:p>
      <text:p text:style-name="P19"><text:span text:style-name="T9"><text:s text:c="12"/>structuresRow(-1000, -1000, 10, 10, structuresArray)</text:span></text:p>
      <text:p text:style-name="P19"><text:span text:style-name="T9"/></text:p>
      <text:p text:style-name="P19"><text:span text:style-name="T9"><text:s text:c="12"/>structuresRemoveAll();</text:span></text:p>
      <text:p text:style-name="P19"><text:soft-page-break/><text:span text:style-name="T9"/></text:p>
      <text:p text:style-name="P19"><text:span text:style-name="T9"><text:s text:c="12"/>ge('infoDivPlayer').textContent = "Removed All Structures";</text:span></text:p>
      <text:p text:style-name="P19"><text:span text:style-name="T9"><text:s text:c="8"/>}</text:span></text:p>
      <text:p text:style-name="P19"><text:span text:style-name="T9"/></text:p>
      <text:p text:style-name="P19"><text:span text:style-name="T9"><text:s text:c="8"/>// STRUCTURE MODE</text:span></text:p>
      <text:p text:style-name="P19"><text:span text:style-name="T9"/></text:p>
      <text:p text:style-name="P19"><text:span text:style-name="T9"><text:s text:c="8"/>// Shift + 1 brings you to structure 1</text:span></text:p>
      <text:p text:style-name="P19"><text:span text:style-name="T9"><text:s text:c="8"/>if(event.getModifierState("Shift") &amp;&amp; e.keyCode == 49)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0].id);</text:span></text:p>
      <text:p text:style-name="P19"><text:span text:style-name="T9"/></text:p>
      <text:p text:style-name="P19"><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2 brings you to structure 2</text:span></text:p>
      <text:p text:style-name="P19"><text:soft-page-break/><text:span text:style-name="T9"><text:s text:c="8"/>if(event.getModifierState("Shift") &amp;&amp; e.keyCode == 50)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1].id);</text:span></text:p>
      <text:p text:style-name="P19"><text:span text:style-name="T9"/></text:p>
      <text:p text:style-name="P19"><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3 brings you to structure 3</text:span></text:p>
      <text:p text:style-name="P19"><text:span text:style-name="T9"><text:s text:c="8"/>if(event.getModifierState("Shift") &amp;&amp; e.keyCode == 51)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2].id);</text:span></text:p>
      <text:p text:style-name="P19"><text:span text:style-name="T9"/></text:p>
      <text:p text:style-name="P19"><text:soft-page-break/><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4 brings you to structure 4</text:span></text:p>
      <text:p text:style-name="P19"><text:span text:style-name="T9"><text:s text:c="8"/>if (event.getModifierState("Shift") &amp;&amp; e.keyCode == 52)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3].id);</text:span></text:p>
      <text:p text:style-name="P19"><text:span text:style-name="T9"/></text:p>
      <text:p text:style-name="P19"><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5 brings you to structure 5</text:span></text:p>
      <text:p text:style-name="P19"><text:soft-page-break/><text:span text:style-name="T9"><text:s text:c="8"/>if (event.getModifierState("Shift") &amp;&amp; e.keyCode == 53)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4].id);</text:span></text:p>
      <text:p text:style-name="P19"><text:span text:style-name="T9"/></text:p>
      <text:p text:style-name="P19"><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6 brings you to structure 6</text:span></text:p>
      <text:p text:style-name="P19"><text:span text:style-name="T9"><text:s text:c="8"/>if (event.getModifierState("Shift") &amp;&amp; e.keyCode == 54)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5].id);</text:span></text:p>
      <text:p text:style-name="P19"><text:span text:style-name="T9"/></text:p>
      <text:p text:style-name="P19"><text:soft-page-break/><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7 brings you to structure 7</text:span></text:p>
      <text:p text:style-name="P19"><text:span text:style-name="T9"><text:s text:c="8"/>if(event.getModifierState("Shift") &amp;&amp; e.keyCode == 55)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6].id);</text:span></text:p>
      <text:p text:style-name="P19"><text:span text:style-name="T9"/></text:p>
      <text:p text:style-name="P19"><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8 brings you to structure 8</text:span></text:p>
      <text:p text:style-name="P19"><text:soft-page-break/><text:span text:style-name="T9"><text:s text:c="8"/>if(event.getModifierState("Shift") &amp;&amp; e.keyCode == 56)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7].id);</text:span></text:p>
      <text:p text:style-name="P19"><text:span text:style-name="T9"/></text:p>
      <text:p text:style-name="P19"><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9 brings you to structure 9</text:span></text:p>
      <text:p text:style-name="P19"><text:span text:style-name="T9"><text:s text:c="8"/>if (event.getModifierState("Shift") &amp;&amp; e.keyCode == 57)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8].id);</text:span></text:p>
      <text:p text:style-name="P19"><text:span text:style-name="T9"/></text:p>
      <text:p text:style-name="P19"><text:soft-page-break/><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Shift + 0 brings you to structure 10</text:span></text:p>
      <text:p text:style-name="P19"><text:span text:style-name="T9"><text:s text:c="8"/>if (event.getModifierState("Shift") &amp;&amp; e.keyCode == 48) </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 get the position</text:span></text:p>
      <text:p text:style-name="P19"><text:span text:style-name="T9"><text:s text:c="12"/>let newPosition = positionGet(structuresArray[9].id);</text:span></text:p>
      <text:p text:style-name="P19"><text:span text:style-name="T9"/></text:p>
      <text:p text:style-name="P19"><text:span text:style-name="T9"><text:s text:c="12"/>// update player position</text:span></text:p>
      <text:p text:style-name="P19"><text:span text:style-name="T9"><text:s text:c="12"/>ourPlayer.x = newPosition.x;</text:span></text:p>
      <text:p text:style-name="P19"><text:span text:style-name="T9"><text:s text:c="12"/>ourPlayer.y = newPosition.y;</text:span></text:p>
      <text:p text:style-name="P19"><text:span text:style-name="T9"/></text:p>
      <text:p text:style-name="P19"><text:span text:style-name="T9"><text:s text:c="12"/>movePlayer(activePlayer);</text:span></text:p>
      <text:p text:style-name="P19"><text:span text:style-name="T9"><text:s text:c="8"/>}</text:span></text:p>
      <text:p text:style-name="P19"><text:span text:style-name="T9"/></text:p>
      <text:p text:style-name="P19"><text:span text:style-name="T9"><text:s text:c="8"/>// if Control + F is pressed make cameraFlag 0</text:span></text:p>
      <text:p text:style-name="P19"><text:soft-page-break/><text:span text:style-name="T9"><text:s text:c="8"/>if (event.getModifierState("Control") &amp;&amp; e.keyCode == 70)</text:span></text:p>
      <text:p text:style-name="P19"><text:span text:style-name="T9"><text:s text:c="8"/>{</text:span></text:p>
      <text:p text:style-name="P19"><text:span text:style-name="T9"><text:s text:c="12"/>cameraFlag = 0;</text:span></text:p>
      <text:p text:style-name="P19"><text:span text:style-name="T9"><text:s text:c="8"/>}</text:span></text:p>
      <text:p text:style-name="P19"><text:span text:style-name="T9"/></text:p>
      <text:p text:style-name="P19"><text:span text:style-name="T9"><text:s text:c="8"/>// TRANSPARENCY</text:span></text:p>
      <text:p text:style-name="P19"><text:span text:style-name="T9"/></text:p>
      <text:p text:style-name="P19"><text:span text:style-name="T9"><text:s text:c="8"/>// Letter m</text:span></text:p>
      <text:p text:style-name="P19"><text:span text:style-name="T9"><text:s text:c="8"/>if (e.keyCode == 77)</text:span></text:p>
      <text:p text:style-name="P19"><text:span text:style-name="T9"><text:s text:c="8"/>{</text:span></text:p>
      <text:p text:style-name="P19"><text:span text:style-name="T9"><text:s text:c="12"/>ge(activePlayer).style.opacity = "1.0";</text:span></text:p>
      <text:p text:style-name="P19"><text:span text:style-name="T9"><text:s text:c="8"/>}</text:span></text:p>
      <text:p text:style-name="P19"><text:span text:style-name="T9"/></text:p>
      <text:p text:style-name="P19"><text:span text:style-name="T9"><text:s text:c="8"/>// Letter n</text:span></text:p>
      <text:p text:style-name="P19"><text:span text:style-name="T9"><text:s text:c="8"/>if (e.keyCode == 78)</text:span></text:p>
      <text:p text:style-name="P19"><text:span text:style-name="T9"><text:s text:c="8"/>{</text:span></text:p>
      <text:p text:style-name="P19"><text:span text:style-name="T9"><text:s text:c="12"/>ge(activePlayer).style.opacity = "0.2";</text:span></text:p>
      <text:p text:style-name="P19"><text:span text:style-name="T9"/></text:p>
      <text:p text:style-name="P19"><text:span text:style-name="T9"><text:s text:c="12"/>ge('infoDivPlayer').textContent= "";</text:span></text:p>
      <text:p text:style-name="P19"><text:span text:style-name="T9"><text:s text:c="8"/>}</text:span></text:p>
      <text:p text:style-name="P19"><text:span text:style-name="T9"/></text:p>
      <text:p text:style-name="P19"><text:span text:style-name="T9"><text:s text:c="8"/>// Letter p for player color</text:span></text:p>
      <text:p text:style-name="P19"><text:span text:style-name="T9"><text:s text:c="8"/>if (e.keyCode == 80)</text:span></text:p>
      <text:p text:style-name="P19"><text:span text:style-name="T9"><text:s text:c="8"/>{</text:span></text:p>
      <text:p text:style-name="P19"><text:span text:style-name="T9"><text:s text:c="12"/>menuPlayerColor();</text:span></text:p>
      <text:p text:style-name="P19"><text:soft-page-break/><text:span text:style-name="T9"/></text:p>
      <text:p text:style-name="P19"><text:span text:style-name="T9"><text:s text:c="12"/>audioPlay("sfx_blip_001", 1.0);</text:span></text:p>
      <text:p text:style-name="P19"><text:span text:style-name="T9"><text:s text:c="8"/>}</text:span></text:p>
      <text:p text:style-name="P19"><text:span text:style-name="T9"/></text:p>
      <text:p text:style-name="P19"><text:span text:style-name="T9"><text:s text:c="8"/>// Letter t for player texture</text:span></text:p>
      <text:p text:style-name="P19"><text:span text:style-name="T9"><text:s text:c="8"/>if (e.keyCode == 84)</text:span></text:p>
      <text:p text:style-name="P19"><text:span text:style-name="T9"><text:s text:c="8"/>{</text:span></text:p>
      <text:p text:style-name="P19"><text:span text:style-name="T9"><text:s text:c="12"/>menuPlayerTexture();</text:span></text:p>
      <text:p text:style-name="P19"><text:span text:style-name="T9"><text:s text:c="12"/>audioPlay("sfx_blip_001", 1.0);</text:span></text:p>
      <text:p text:style-name="P19"><text:span text:style-name="T9"><text:s text:c="8"/>}</text:span></text:p>
      <text:p text:style-name="P19"><text:span text:style-name="T9"/></text:p>
      <text:p text:style-name="P19"><text:span text:style-name="T9"><text:s text:c="8"/>// Letter o for player opacity</text:span></text:p>
      <text:p text:style-name="P19"><text:span text:style-name="T9"><text:s text:c="8"/>if (e.keyCode == 79)</text:span></text:p>
      <text:p text:style-name="P19"><text:span text:style-name="T9"><text:s text:c="8"/>{</text:span></text:p>
      <text:p text:style-name="P19"><text:span text:style-name="T9"><text:s text:c="12"/>menuPlayerOpacity();</text:span></text:p>
      <text:p text:style-name="P19"><text:span text:style-name="T9"><text:s text:c="12"/>audioPlay("sfx_blip_001", 1.0);</text:span></text:p>
      <text:p text:style-name="P19"><text:span text:style-name="T9"><text:s text:c="8"/>}</text:span></text:p>
      <text:p text:style-name="P19"><text:span text:style-name="T9"/></text:p>
      <text:p text:style-name="P19"><text:span text:style-name="T9"><text:s text:c="8"/>// Letter g clears player text</text:span></text:p>
      <text:p text:style-name="P19"><text:span text:style-name="T9"><text:s text:c="8"/>if (e.keyCode == 71)</text:span></text:p>
      <text:p text:style-name="P19"><text:span text:style-name="T9"><text:s text:c="8"/>{</text:span></text:p>
      <text:p text:style-name="P19"><text:span text:style-name="T9"><text:s text:c="12"/>ge('infoDivPlayer').textContent = "";</text:span></text:p>
      <text:p text:style-name="P19"><text:span text:style-name="T9"/></text:p>
      <text:p text:style-name="P19"><text:span text:style-name="T9"><text:s text:c="12"/>menuPlayer();</text:span></text:p>
      <text:p text:style-name="P19"><text:span text:style-name="T9"><text:s text:c="8"/>}</text:span></text:p>
      <text:p text:style-name="P19"><text:span text:style-name="T9"><text:s text:c="4"/>}</text:span></text:p>
      <text:p text:style-name="P19"><text:soft-page-break/><text:span text:style-name="T9"/></text:p>
      <text:p text:style-name="P19"><text:span text:style-name="T9"><text:s text:c="4"/>let theKeyCode = e.keyCode || e.which;</text:span></text:p>
      <text:p text:style-name="P19"><text:span text:style-name="T9"/></text:p>
      <text:p text:style-name="P19"><text:span text:style-name="T9"><text:s text:c="4"/>if (e.type === 'keydown')</text:span></text:p>
      <text:p text:style-name="P19"><text:span text:style-name="T9"><text:s text:c="4"/>{</text:span></text:p>
      <text:p text:style-name="P19"><text:span text:style-name="T9"><text:s text:c="8"/>keyboard[theKeyCode] = true;</text:span></text:p>
      <text:p text:style-name="P19"><text:span text:style-name="T9"><text:s text:c="4"/>}</text:span></text:p>
      <text:p text:style-name="P19"><text:span text:style-name="T9"><text:s text:c="4"/>else if (e.type === 'keyup')</text:span></text:p>
      <text:p text:style-name="P19"><text:span text:style-name="T9"><text:s text:c="4"/>{</text:span></text:p>
      <text:p text:style-name="P19"><text:span text:style-name="T9"><text:s text:c="8"/>keyboard[theKeyCode] = false;</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keyboardMotion.js</text:span></text:p>
      <text:p text:style-name="P19"><text:span text:style-name="T9"/></text:p>
      <text:p text:style-name="P19"><text:span text:style-name="T9">// keyboard letter codes being pressed</text:span></text:p>
      <text:p text:style-name="P19"><text:span text:style-name="T9">let keyboard = { };</text:span></text:p>
      <text:p text:style-name="P19"><text:soft-page-break/><text:span text:style-name="T9"/></text:p>
      <text:p text:style-name="P19"><text:span text:style-name="T9">keyboard.UP = 87; <text:s/>// 87 w, 38 up arrow</text:span></text:p>
      <text:p text:style-name="P19"><text:span text:style-name="T9">keyboard.DOWN = 83; <text:s/>// 83 s, 40 down arrow</text:span></text:p>
      <text:p text:style-name="P19"><text:span text:style-name="T9">keyboard.LEFT = 65; <text:s text:c="3"/>// 65 a, 37 left arrow</text:span></text:p>
      <text:p text:style-name="P19"><text:span text:style-name="T9">keyboard.RIGHT = 68; // 68 d, 39 right arrow</text:span></text:p>
      <text:p text:style-name="P19"><text:span text:style-name="T9">keyboard.SHIFT = 16; <text:s/>// 16 shift</text:span></text:p>
      <text:p text:style-name="P19"><text:span text:style-name="T9"/></text:p>
      <text:p text:style-name="P19"><text:span text:style-name="T9">// Player Controls</text:span></text:p>
      <text:p text:style-name="P19"><text:span text:style-name="T9"/></text:p>
      <text:p text:style-name="P19"><text:span text:style-name="T9">function playerMotion(whichId)</text:span></text:p>
      <text:p text:style-name="P19"><text:span text:style-name="T9">{</text:span></text:p>
      <text:p text:style-name="P19"><text:span text:style-name="T9"><text:s text:c="4"/>let playerElement = ge(whichId);</text:span></text:p>
      <text:p text:style-name="P19"><text:span text:style-name="T9"/></text:p>
      <text:p text:style-name="P19"><text:span text:style-name="T9"><text:s text:c="4"/>// if person is not typing in a textarea, controls are ON</text:span></text:p>
      <text:p text:style-name="P19"><text:span text:style-name="T9"><text:s text:c="4"/>if (controlFlag == 1)</text:span></text:p>
      <text:p text:style-name="P19"><text:span text:style-name="T9"><text:s text:c="4"/>{</text:span></text:p>
      <text:p text:style-name="P19"><text:span text:style-name="T9"><text:s text:c="8"/>if (keyboard[keyboard.LEFT])</text:span></text:p>
      <text:p text:style-name="P19"><text:span text:style-name="T9"><text:s text:c="8"/>{</text:span></text:p>
      <text:p text:style-name="P19"><text:span text:style-name="T9"><text:s text:c="12"/>movePlayer(whichId, -1, 0);</text:span></text:p>
      <text:p text:style-name="P19"><text:span text:style-name="T9"/></text:p>
      <text:p text:style-name="P19"><text:span text:style-name="T9"><text:s text:c="12"/>ge(ourPlayer.id).style.transform = 'scaleX(-1)';</text:span></text:p>
      <text:p text:style-name="P19"><text:span text:style-name="T9"><text:s text:c="8"/>}</text:span></text:p>
      <text:p text:style-name="P19"><text:span text:style-name="T9"><text:s text:c="8"/>if (keyboard[keyboard.RIGHT])</text:span></text:p>
      <text:p text:style-name="P19"><text:span text:style-name="T9"><text:s text:c="8"/>{</text:span></text:p>
      <text:p text:style-name="P19"><text:soft-page-break/><text:span text:style-name="T9"><text:s text:c="12"/>movePlayer(whichId, 1, 0);</text:span></text:p>
      <text:p text:style-name="P19"><text:span text:style-name="T9"/></text:p>
      <text:p text:style-name="P19"><text:span text:style-name="T9"><text:s text:c="12"/>ge(ourPlayer.id).style.transform = 'scaleX(1)';</text:span></text:p>
      <text:p text:style-name="P19"><text:span text:style-name="T9"><text:s text:c="8"/>}</text:span></text:p>
      <text:p text:style-name="P19"><text:span text:style-name="T9"><text:s text:c="8"/>if (keyboard[keyboard.UP])</text:span></text:p>
      <text:p text:style-name="P19"><text:span text:style-name="T9"><text:s text:c="8"/>{</text:span></text:p>
      <text:p text:style-name="P19"><text:span text:style-name="T9"><text:s text:c="12"/>movePlayer(whichId, 0, -1);</text:span></text:p>
      <text:p text:style-name="P19"><text:span text:style-name="T9"><text:s text:c="8"/>}</text:span></text:p>
      <text:p text:style-name="P19"><text:span text:style-name="T9"><text:s text:c="8"/>if (keyboard[keyboard.DOWN])</text:span></text:p>
      <text:p text:style-name="P19"><text:span text:style-name="T9"><text:s text:c="8"/>{</text:span></text:p>
      <text:p text:style-name="P19"><text:span text:style-name="T9"><text:s text:c="12"/>movePlayer(whichId, 0, 1);</text:span></text:p>
      <text:p text:style-name="P19"><text:span text:style-name="T9"><text:s text:c="8"/>}</text:span></text:p>
      <text:p text:style-name="P19"><text:span text:style-name="T9"/></text:p>
      <text:p text:style-name="P19"><text:span text:style-name="T9"><text:s text:c="8"/>if (keyboard[keyboard.LEFT] &amp;&amp; keyboard[keyboard.SHIFT])</text:span></text:p>
      <text:p text:style-name="P19"><text:span text:style-name="T9"><text:s text:c="8"/>{</text:span></text:p>
      <text:p text:style-name="P19"><text:span text:style-name="T9"><text:s text:c="12"/>movePlayer(whichId, -2, 0);</text:span></text:p>
      <text:p text:style-name="P19"><text:span text:style-name="T9"><text:s text:c="8"/>}</text:span></text:p>
      <text:p text:style-name="P19"><text:span text:style-name="T9"><text:s text:c="8"/>if (keyboard[keyboard.RIGHT] &amp;&amp; keyboard[keyboard.SHIFT])</text:span></text:p>
      <text:p text:style-name="P19"><text:span text:style-name="T9"><text:s text:c="8"/>{</text:span></text:p>
      <text:p text:style-name="P19"><text:span text:style-name="T9"><text:s text:c="12"/>movePlayer(whichId, 2, 0);</text:span></text:p>
      <text:p text:style-name="P19"><text:span text:style-name="T9"><text:s text:c="8"/>}</text:span></text:p>
      <text:p text:style-name="P19"><text:span text:style-name="T9"><text:s text:c="8"/>if (keyboard[keyboard.UP] &amp;&amp; keyboard[keyboard.SHIFT])</text:span></text:p>
      <text:p text:style-name="P19"><text:soft-page-break/><text:span text:style-name="T9"><text:s text:c="8"/>{</text:span></text:p>
      <text:p text:style-name="P19"><text:span text:style-name="T9"><text:s text:c="12"/>movePlayer(whichId, 0, -2);</text:span></text:p>
      <text:p text:style-name="P19"><text:span text:style-name="T9"><text:s text:c="8"/>}</text:span></text:p>
      <text:p text:style-name="P19"><text:span text:style-name="T9"><text:s text:c="8"/>if (keyboard[keyboard.DOWN] &amp;&amp; keyboard[keyboard.SHIFT])</text:span></text:p>
      <text:p text:style-name="P19"><text:span text:style-name="T9"><text:s text:c="8"/>{</text:span></text:p>
      <text:p text:style-name="P19"><text:span text:style-name="T9"><text:s text:c="12"/>movePlayer(whichId, 0, 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ovePlayer.js</text:span></text:p>
      <text:p text:style-name="P19"><text:span text:style-name="T9"/></text:p>
      <text:p text:style-name="P19"><text:span text:style-name="T9">function movePlayer(whichId, theX, theY)</text:span></text:p>
      <text:p text:style-name="P19"><text:span text:style-name="T9">{</text:span></text:p>
      <text:p text:style-name="P19"><text:span text:style-name="T9"><text:s text:c="4"/>let playerElement = ge(whichId);</text:span></text:p>
      <text:p text:style-name="P19"><text:span text:style-name="T9"/></text:p>
      <text:p text:style-name="P19"><text:span text:style-name="T9"><text:s text:c="4"/>if (playerElement)</text:span></text:p>
      <text:p text:style-name="P19"><text:span text:style-name="T9"><text:s text:c="4"/>{</text:span></text:p>
      <text:p text:style-name="P19"><text:soft-page-break/><text:span text:style-name="T9"><text:s text:c="8"/>ourPlayer.x += (theX || 0) * ourPlayer.speedMultiplier;</text:span></text:p>
      <text:p text:style-name="P19"><text:span text:style-name="T9"/></text:p>
      <text:p text:style-name="P19"><text:span text:style-name="T9"><text:s text:c="8"/>ourPlayer.y += (theY || 0) * ourPlayer.speedMultiplier;</text:span></text:p>
      <text:p text:style-name="P19"><text:span text:style-name="T9"/></text:p>
      <text:p text:style-name="P19"><text:span text:style-name="T9"><text:s text:c="8"/>playerElement.style.left = ourPlayer.x + 'px';</text:span></text:p>
      <text:p text:style-name="P19"><text:span text:style-name="T9"/></text:p>
      <text:p text:style-name="P19"><text:span text:style-name="T9"><text:s text:c="8"/>playerElement.style.top = ourPlayer.y + 'px';</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get.js</text:span></text:p>
      <text:p text:style-name="P19"><text:span text:style-name="T9"/></text:p>
      <text:p text:style-name="P19"><text:span text:style-name="T9">function get(whichId, whichProperty)</text:span></text:p>
      <text:p text:style-name="P19"><text:soft-page-break/><text:span text:style-name="T9">{</text:span></text:p>
      <text:p text:style-name="P19"><text:span text:style-name="T9"><text:s text:c="4"/>let theId = ge(whichId);</text:span></text:p>
      <text:p text:style-name="P19"><text:span text:style-name="T9"/></text:p>
      <text:p text:style-name="P19"><text:span text:style-name="T9"><text:s text:c="4"/>if (whichProperty == 'name')</text:span></text:p>
      <text:p text:style-name="P19"><text:span text:style-name="T9"><text:s text:c="4"/>{</text:span></text:p>
      <text:p text:style-name="P19"><text:span text:style-name="T9"><text:s text:c="8"/>let theProperty = playerArray[0].name;</text:span></text:p>
      <text:p text:style-name="P19"><text:span text:style-name="T9"><text:s text:c="8"/>return theProperty;</text:span></text:p>
      <text:p text:style-name="P19"><text:span text:style-name="T9"><text:s text:c="4"/>}</text:span></text:p>
      <text:p text:style-name="P19"><text:span text:style-name="T9"/></text:p>
      <text:p text:style-name="P19"><text:span text:style-name="T9"><text:s text:c="4"/>if (whichProperty == 'innerHTML')</text:span></text:p>
      <text:p text:style-name="P19"><text:span text:style-name="T9"><text:s text:c="4"/>{</text:span></text:p>
      <text:p text:style-name="P19"><text:span text:style-name="T9"><text:s text:c="8"/>let theProperty = ge(whichId).innerHTML;</text:span></text:p>
      <text:p text:style-name="P19"><text:span text:style-name="T9"><text:s text:c="8"/>return theProperty;</text:span></text:p>
      <text:p text:style-name="P19"><text:span text:style-name="T9"><text:s text:c="4"/>}</text:span></text:p>
      <text:p text:style-name="P19"><text:span text:style-name="T9"/></text:p>
      <text:p text:style-name="P19"><text:span text:style-name="T9"><text:s text:c="4"/>if (whichProperty == 'innerText')</text:span></text:p>
      <text:p text:style-name="P19"><text:span text:style-name="T9"><text:s text:c="4"/>{</text:span></text:p>
      <text:p text:style-name="P19"><text:span text:style-name="T9"><text:s text:c="8"/>let theProperty = ge(whichId).innerText;</text:span></text:p>
      <text:p text:style-name="P19"><text:span text:style-name="T9"><text:s text:c="8"/>return theProperty;</text:span></text:p>
      <text:p text:style-name="P19"><text:span text:style-name="T9"><text:s text:c="4"/>}</text:span></text:p>
      <text:p text:style-name="P19"><text:span text:style-name="T9"/></text:p>
      <text:p text:style-name="P19"><text:span text:style-name="T9"><text:s text:c="4"/>if (whichProperty == 'textContent')</text:span></text:p>
      <text:p text:style-name="P19"><text:span text:style-name="T9"><text:s text:c="4"/>{</text:span></text:p>
      <text:p text:style-name="P19"><text:span text:style-name="T9"><text:s text:c="8"/>let theProperty = ge(whichId).textContent;</text:span></text:p>
      <text:p text:style-name="P19"><text:span text:style-name="T9"><text:s text:c="8"/>return theProperty;</text:span></text:p>
      <text:p text:style-name="P19"><text:span text:style-name="T9"><text:s text:c="4"/>}</text:span></text:p>
      <text:p text:style-name="P19"><text:soft-page-break/><text:span text:style-name="T9"/></text:p>
      <text:p text:style-name="P19"><text:span text:style-name="T9"><text:s text:c="4"/>if (whichProperty == 'id')</text:span></text:p>
      <text:p text:style-name="P19"><text:span text:style-name="T9"><text:s text:c="4"/>{</text:span></text:p>
      <text:p text:style-name="P19"><text:span text:style-name="T9"><text:s text:c="8"/>let theProperty = ge(whichId).id;</text:span></text:p>
      <text:p text:style-name="P19"><text:span text:style-name="T9"><text:s text:c="8"/>return theProperty;</text:span></text:p>
      <text:p text:style-name="P19"><text:span text:style-name="T9"><text:s text:c="4"/>}</text:span></text:p>
      <text:p text:style-name="P19"><text:span text:style-name="T9"/></text:p>
      <text:p text:style-name="P19"><text:span text:style-name="T9"><text:s text:c="4"/>if (whichProperty == 'speedMultiplier')</text:span></text:p>
      <text:p text:style-name="P19"><text:span text:style-name="T9"><text:s text:c="4"/>{</text:span></text:p>
      <text:p text:style-name="P19"><text:span text:style-name="T9"><text:s text:c="8"/>let theProperty = playerArray[0].speedMultiplier;</text:span></text:p>
      <text:p text:style-name="P19"><text:span text:style-name="T9"/></text:p>
      <text:p text:style-name="P19"><text:span text:style-name="T9"><text:s text:c="8"/>return theProperty;</text:span></text:p>
      <text:p text:style-name="P19"><text:span text:style-name="T9"><text:s text:c="4"/>}</text:span></text:p>
      <text:p text:style-name="P19"><text:span text:style-name="T9"/></text:p>
      <text:p text:style-name="P19"><text:span text:style-name="T9"><text:s text:c="4"/>if (whichProperty == 'size')</text:span></text:p>
      <text:p text:style-name="P19"><text:span text:style-name="T9"><text:s text:c="4"/>{</text:span></text:p>
      <text:p text:style-name="P19"><text:span text:style-name="T9"><text:s text:c="8"/>let theRect = theId.getBoundingClientRect();</text:span></text:p>
      <text:p text:style-name="P19"><text:span text:style-name="T9"/></text:p>
      <text:p text:style-name="P19"><text:span text:style-name="T9"><text:s text:c="8"/>let sizeXY =</text:span></text:p>
      <text:p text:style-name="P19"><text:span text:style-name="T9"><text:s text:c="8"/>{</text:span></text:p>
      <text:p text:style-name="P19"><text:span text:style-name="T9"><text:s text:c="12"/>x: parseFloat(theRect.width).toFixed(3),</text:span></text:p>
      <text:p text:style-name="P19"><text:span text:style-name="T9"><text:s text:c="12"/>y: parseFloat(theRect.height).toFixed(3)</text:span></text:p>
      <text:p text:style-name="P19"><text:span text:style-name="T9"><text:s text:c="8"/>};</text:span></text:p>
      <text:p text:style-name="P19"><text:span text:style-name="T9"/></text:p>
      <text:p text:style-name="P19"><text:soft-page-break/><text:span text:style-name="T9"><text:s text:c="8"/>return sizeXY;</text:span></text:p>
      <text:p text:style-name="P19"><text:span text:style-name="T9"><text:s text:c="4"/>}</text:span></text:p>
      <text:p text:style-name="P19"><text:span text:style-name="T9"/></text:p>
      <text:p text:style-name="P19"><text:span text:style-name="T9"><text:s text:c="4"/>if (whichProperty == 'pos')</text:span></text:p>
      <text:p text:style-name="P19"><text:span text:style-name="T9"><text:s text:c="4"/>{</text:span></text:p>
      <text:p text:style-name="P19"><text:span text:style-name="T9"><text:s text:c="8"/>let theRect = theId.getBoundingClientRect();</text:span></text:p>
      <text:p text:style-name="P19"><text:span text:style-name="T9"/></text:p>
      <text:p text:style-name="P19"><text:span text:style-name="T9"><text:s text:c="8"/>let posXY = { </text:span></text:p>
      <text:p text:style-name="P19"><text:span text:style-name="T9"><text:s text:c="12"/>x: theRect.x + theRect.width / 2 + window.scrollX, </text:span></text:p>
      <text:p text:style-name="P19"><text:span text:style-name="T9"><text:s text:c="12"/>y: theRect.top + theRect.height / 2 + window.scrollY</text:span></text:p>
      <text:p text:style-name="P19"><text:span text:style-name="T9"><text:s text:c="8"/>};</text:span></text:p>
      <text:p text:style-name="P19"><text:span text:style-name="T9"/></text:p>
      <text:p text:style-name="P19"><text:span text:style-name="T9"><text:s text:c="8"/>return posXY;</text:span></text:p>
      <text:p text:style-name="P19"><text:span text:style-name="T9"><text:s text:c="4"/>}</text:span></text:p>
      <text:p text:style-name="P19"><text:span text:style-name="T9"/></text:p>
      <text:p text:style-name="P19"><text:span text:style-name="T9"><text:s text:c="4"/>else</text:span></text:p>
      <text:p text:style-name="P19"><text:span text:style-name="T9"><text:s text:c="4"/>{</text:span></text:p>
      <text:p text:style-name="P19"><text:span text:style-name="T9"><text:s text:c="8"/>let theProperty = window.getComputedStyle(theId).getPropertyValue(whichProperty);</text:span></text:p>
      <text:p text:style-name="P19"><text:span text:style-name="T9"/></text:p>
      <text:p text:style-name="P19"><text:span text:style-name="T9"><text:s text:c="8"/>return theProperty;</text:span></text:p>
      <text:p text:style-name="P19"><text:span text:style-name="T9"><text:s text:c="4"/>}</text:span></text:p>
      <text:p text:style-name="P19"><text:soft-page-break/><text:span text:style-name="T9">}</text:span></text:p>
      <text:p text:style-name="P19"><text:span text:style-name="T9"/></text:p>
      <text:p text:style-name="P19"><text:span text:style-name="T9">// 'color' is text color</text:span></text:p>
      <text:p text:style-name="P19"><text:span text:style-name="T9">// 'background-color' is bg color</text:span></text:p>
      <text:p text:style-name="P19"><text:span text:style-name="T9">// 'opacity' is transparency</text:span></text:p>
      <text:p text:style-name="P19"><text:span text:style-name="T9">// 'background-image' is texture name</text:span></text:p>
      <text:p text:style-name="P19"><text:span text:style-name="T9">// 'left' is x position</text:span></text:p>
      <text:p text:style-name="P19"><text:span text:style-name="T9">// 'top' is y position</text:span></text:p>
      <text:p text:style-name="P19"><text:span text:style-name="T9">// 'name' gets element's name</text:span></text:p>
      <text:p text:style-name="P19"><text:span text:style-name="T9">// 'width' gets width</text:span></text:p>
      <text:p text:style-name="P19"><text:span text:style-name="T9">// 'height' gets height</text:span></text:p>
      <text:p text:style-name="P19"><text:span text:style-name="T9">// 'font-size' gets font size</text:span></text:p>
      <text:p text:style-name="P19"><text:span text:style-name="T9">// 'z-index' gets the layer index</text:span></text:p>
      <text:p text:style-name="P19"><text:span text:style-name="T9">// can get any css property value using its css name</text:span></text:p>
      <text:p text:style-name="P19"><text:span text:style-name="T9"/></text:p>
      <text:p text:style-name="P19"><text:span text:style-name="T9">// example</text:span></text:p>
      <text:p text:style-name="P19"><text:span text:style-name="T9">// get('thePlayer', 'name');</text:span></text:p>
      <text:p text:style-name="P19"><text:span text:style-name="T9"/></text:p>
      <text:p text:style-name="P19"><text:span text:style-name="T9">// example</text:span></text:p>
      <text:p text:style-name="P19"><text:span text:style-name="T9">// get('thePlayer', 'opacity');</text:span></text:p>
      <text:p text:style-name="P19"><text:span text:style-name="T9"/></text:p>
      <text:p text:style-name="P19"><text:span text:style-name="T9">// example</text:span></text:p>
      <text:p text:style-name="P19"><text:span text:style-name="T9">// get('thePlayer', 'z-index');</text:span></text:p>
      <text:p text:style-name="P19"><text:span text:style-name="T9"/></text:p>
      <text:p text:style-name="P19"><text:soft-page-break/><text:span text:style-name="T9">// allows you to get any css property value by using its css name</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Background.js</text:span></text:p>
      <text:p text:style-name="P19"><text:span text:style-name="T9"/></text:p>
      <text:p text:style-name="P19"><text:span text:style-name="T9">function makeBackground(whichWidth, whichHeight)</text:span></text:p>
      <text:p text:style-name="P19"><text:span text:style-name="T9">{</text:span></text:p>
      <text:p text:style-name="P19"><text:span text:style-name="T9"><text:s text:c="4"/>let bgDiv = ce('div');</text:span></text:p>
      <text:p text:style-name="P19"><text:span text:style-name="T9"><text:s text:c="4"/>bgDiv.id = 'bgDiv';</text:span></text:p>
      <text:p text:style-name="P19"><text:span text:style-name="T9"><text:s text:c="4"/>bgDiv.style.position = 'absolute';</text:span></text:p>
      <text:p text:style-name="P19"><text:span text:style-name="T9"><text:s text:c="4"/>bgDiv.style.left = '0px';</text:span></text:p>
      <text:p text:style-name="P19"><text:span text:style-name="T9"><text:s text:c="4"/>bgDiv.style.top = '0px';</text:span></text:p>
      <text:p text:style-name="P19"><text:span text:style-name="T9"><text:s text:c="4"/>bgDiv.style.width = whichWidth + 'px';</text:span></text:p>
      <text:p text:style-name="P19"><text:span text:style-name="T9"><text:s text:c="4"/>bgDiv.style.height = whichHeight + 'px';</text:span></text:p>
      <text:p text:style-name="P19"><text:span text:style-name="T9"><text:s text:c="4"/>bgDiv.style.backgroundColor = 'rgb(0, 0, 0)';</text:span></text:p>
      <text:p text:style-name="P19"><text:span text:style-name="T9"/></text:p>
      <text:p text:style-name="P19"><text:soft-page-break/><text:span text:style-name="T9"><text:s text:c="4"/>if (online == true)</text:span></text:p>
      <text:p text:style-name="P19"><text:span text:style-name="T9"><text:s text:c="4"/>{</text:span></text:p>
      <text:p text:style-name="P19"><text:span text:style-name="T9"><text:s text:c="8"/>bgDiv.style.background = 'url("https://collegeofscripting.weebly.com/uploads/6/4/4/8/64482293/stars-nice-edited_orig.png")';</text:span></text:p>
      <text:p text:style-name="P19"><text:span text:style-name="T9"><text:s text:c="4"/>}</text:span></text:p>
      <text:p text:style-name="P19"><text:span text:style-name="T9"><text:s text:c="4"/>else if (online == false)</text:span></text:p>
      <text:p text:style-name="P19"><text:span text:style-name="T9"><text:s text:c="4"/>{</text:span></text:p>
      <text:p text:style-name="P19"><text:span text:style-name="T9"><text:s text:c="8"/>bgDiv.style.background = 'url("src/media/textures/stars-nice-edited_orig.png")';</text:span></text:p>
      <text:p text:style-name="P19"><text:span text:style-name="T9"><text:s text:c="4"/>}</text:span></text:p>
      <text:p text:style-name="P19"><text:span text:style-name="T9"><text:s text:c="4"/>bgDiv.style.zIndex = 0;</text:span></text:p>
      <text:p text:style-name="P19"><text:span text:style-name="T9"><text:s text:c="4"/>ba(bgDiv);</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oft-page-break/><text:span text:style-name="T9">// makeBottomToolbar.js</text:span></text:p>
      <text:p text:style-name="P19"><text:span text:style-name="T9"/></text:p>
      <text:p text:style-name="P19"><text:span text:style-name="T9">function activateBuildMode()</text:span></text:p>
      <text:p text:style-name="P19"><text:span text:style-name="T9">{</text:span></text:p>
      <text:p text:style-name="P19"><text:span text:style-name="T9"><text:s text:c="4"/>setTimeout(function()</text:span></text:p>
      <text:p text:style-name="P19"><text:span text:style-name="T9"><text:s text:c="4"/>{</text:span></text:p>
      <text:p text:style-name="P19"><text:span text:style-name="T9"><text:s text:c="8"/>window.addEventListener("click", structuresCreate, false);</text:span></text:p>
      <text:p text:style-name="P19"><text:span text:style-name="T9"><text:s text:c="4"/>}, 500);</text:span></text:p>
      <text:p text:style-name="P19"><text:span text:style-name="T9">}</text:span></text:p>
      <text:p text:style-name="P19"><text:span text:style-name="T9"/></text:p>
      <text:p text:style-name="P19"><text:span text:style-name="T9">let bottomToolbarArray =</text:span></text:p>
      <text:p text:style-name="P19"><text:span text:style-name="T9">[</text:span></text:p>
      <text:p text:style-name="P19"><text:span text:style-name="T9"><text:s text:c="4"/>{</text:span></text:p>
      <text:p text:style-name="P19"><text:span text:style-name="T9"><text:s text:c="8"/>name: "Build",</text:span></text:p>
      <text:p text:style-name="P19"><text:span text:style-name="T9"><text:s text:c="8"/>functionName: `activateBuildMode();`</text:span></text:p>
      <text:p text:style-name="P19"><text:span text:style-name="T9"><text:s text:c="4"/>},</text:span></text:p>
      <text:p text:style-name="P19"><text:span text:style-name="T9"><text:s text:c="4"/>{</text:span></text:p>
      <text:p text:style-name="P19"><text:span text:style-name="T9"><text:s text:c="8"/>name: "Player",</text:span></text:p>
      <text:p text:style-name="P19"><text:span text:style-name="T9"><text:s text:c="8"/>functionName: `menuPlayer()`,</text:span></text:p>
      <text:p text:style-name="P19"><text:span text:style-name="T9"><text:s text:c="4"/>},</text:span></text:p>
      <text:p text:style-name="P19"><text:span text:style-name="T9"><text:s text:c="4"/>{</text:span></text:p>
      <text:p text:style-name="P19"><text:span text:style-name="T9"><text:s text:c="8"/>name: "GoTo",</text:span></text:p>
      <text:p text:style-name="P19"><text:span text:style-name="T9"><text:s text:c="8"/>functionName: `structuresRow(ourPlayer.x, ourPlayer.y, 125, 200, structuresArray);`,</text:span></text:p>
      <text:p text:style-name="P19"><text:soft-page-break/><text:span text:style-name="T9"><text:s text:c="4"/>},</text:span></text:p>
      <text:p text:style-name="P19"><text:span text:style-name="T9"><text:s text:c="4"/>{</text:span></text:p>
      <text:p text:style-name="P19"><text:span text:style-name="T9"><text:s text:c="8"/>name: "MouseOn",</text:span></text:p>
      <text:p text:style-name="P19"><text:span text:style-name="T9"><text:s text:c="8"/>functionName: `mouseOn()`,</text:span></text:p>
      <text:p text:style-name="P19"><text:span text:style-name="T9"><text:s text:c="4"/>},</text:span></text:p>
      <text:p text:style-name="P19"><text:span text:style-name="T9"><text:s text:c="4"/>{</text:span></text:p>
      <text:p text:style-name="P19"><text:span text:style-name="T9"><text:s text:c="8"/>name: "MouseOff",</text:span></text:p>
      <text:p text:style-name="P19"><text:span text:style-name="T9"><text:s text:c="8"/>functionName: `mouseOff()`,</text:span></text:p>
      <text:p text:style-name="P19"><text:span text:style-name="T9"><text:s text:c="4"/>},</text:span></text:p>
      <text:p text:style-name="P19"><text:span text:style-name="T9"><text:s text:c="4"/>{</text:span></text:p>
      <text:p text:style-name="P19"><text:span text:style-name="T9"><text:s text:c="8"/>name: "Road",</text:span></text:p>
      <text:p text:style-name="P19"><text:span text:style-name="T9"><text:s text:c="8"/>functionName: `makeRoad()`,</text:span></text:p>
      <text:p text:style-name="P19"><text:span text:style-name="T9"><text:s text:c="4"/>}</text:span></text:p>
      <text:p text:style-name="P19"><text:span text:style-name="T9">];</text:span></text:p>
      <text:p text:style-name="P19"><text:span text:style-name="T9"/></text:p>
      <text:p text:style-name="P19"><text:span text:style-name="T9">function makeBottomToolbar(whichArray)</text:span></text:p>
      <text:p text:style-name="P19"><text:span text:style-name="T9">{</text:span></text:p>
      <text:p text:style-name="P19"><text:span text:style-name="T9"><text:s text:c="4"/>let theDetails = ce('details');</text:span></text:p>
      <text:p text:style-name="P19"><text:span text:style-name="T9"><text:s text:c="4"/>theDetails.setAttribute('open', '');</text:span></text:p>
      <text:p text:style-name="P19"><text:span text:style-name="T9"><text:s text:c="4"/>theDetails.style.position = 'fixed';</text:span></text:p>
      <text:p text:style-name="P19"><text:span text:style-name="T9"><text:s text:c="4"/>theDetails.style.left = '2px';</text:span></text:p>
      <text:p text:style-name="P19"><text:span text:style-name="T9"><text:s text:c="4"/>theDetails.style.bottom = '0px';</text:span></text:p>
      <text:p text:style-name="P19"><text:span text:style-name="T9"><text:s text:c="4"/>theDetails.style.zIndex = '900000000000';</text:span></text:p>
      <text:p text:style-name="P19"><text:span text:style-name="T9"><text:s text:c="4"/>theDetails.style.color = 'rgb(100, 100, 100)';</text:span></text:p>
      <text:p text:style-name="P19"><text:span text:style-name="T9"><text:s text:c="4"/>ba(theDetails);</text:span></text:p>
      <text:p text:style-name="P19"><text:span text:style-name="T9"/></text:p>
      <text:p text:style-name="P19"><text:soft-page-break/><text:span text:style-name="T9"><text:s text:c="4"/>//-//</text:span></text:p>
      <text:p text:style-name="P19"><text:span text:style-name="T9"/></text:p>
      <text:p text:style-name="P19"><text:span text:style-name="T9"><text:s text:c="4"/>let theSummary = ce('summary');</text:span></text:p>
      <text:p text:style-name="P19"><text:span text:style-name="T9"><text:s text:c="4"/>theSummary.innerText = '';</text:span></text:p>
      <text:p text:style-name="P19"><text:span text:style-name="T9"><text:s text:c="4"/>theDetails.append(theSummary);</text:span></text:p>
      <text:p text:style-name="P19"><text:span text:style-name="T9"/></text:p>
      <text:p text:style-name="P19"><text:span text:style-name="T9"><text:s text:c="4"/>//-//</text:span></text:p>
      <text:p text:style-name="P19"><text:span text:style-name="T9"/></text:p>
      <text:p text:style-name="P19"><text:span text:style-name="T9"><text:s text:c="4"/>let toolBarMainDiv = ce("div");</text:span></text:p>
      <text:p text:style-name="P19"><text:span text:style-name="T9"><text:s text:c="4"/>toolBarMainDiv.id = "toolBarMainDiv";</text:span></text:p>
      <text:p text:style-name="P19"><text:span text:style-name="T9"><text:s text:c="4"/>toolBarMainDiv.title = "makeBottomToolbar();";</text:span></text:p>
      <text:p text:style-name="P19"><text:span text:style-name="T9"><text:s text:c="4"/>theDetails.append(toolBarMainDiv);</text:span></text:p>
      <text:p text:style-name="P19"><text:span text:style-name="T9"/></text:p>
      <text:p text:style-name="P19"><text:span text:style-name="T9"><text:s text:c="4"/>//-//</text:span></text:p>
      <text:p text:style-name="P19"><text:span text:style-name="T9"/></text:p>
      <text:p text:style-name="P19"><text:span text:style-name="T9"><text:s text:c="4"/>let toolBarSubDiv = ce("div");</text:span></text:p>
      <text:p text:style-name="P19"><text:span text:style-name="T9"><text:s text:c="4"/>toolBarSubDiv.id = "toolBarSubDiv";</text:span></text:p>
      <text:p text:style-name="P19"><text:span text:style-name="T9"><text:s text:c="4"/>toolBarSubDiv.style.display = ' flex';</text:span></text:p>
      <text:p text:style-name="P19"><text:span text:style-name="T9"><text:s text:c="4"/>toolBarSubDiv.style.justifyContent = ' space-around';</text:span></text:p>
      <text:p text:style-name="P19"><text:span text:style-name="T9"><text:s text:c="4"/>toolBarSubDiv.style.color = 'white';</text:span></text:p>
      <text:p text:style-name="P19"><text:span text:style-name="T9"><text:s text:c="4"/>toolBarMainDiv.append(toolBarSubDiv);</text:span></text:p>
      <text:p text:style-name="P19"><text:span text:style-name="T9"/></text:p>
      <text:p text:style-name="P19"><text:span text:style-name="T9"><text:s text:c="4"/>//-//</text:span></text:p>
      <text:p text:style-name="P19"><text:span text:style-name="T9"/></text:p>
      <text:p text:style-name="P19"><text:soft-page-break/><text:span text:style-name="T9"><text:s text:c="4"/>for (let x = 0; x &lt; whichArray.length; x++) {</text:span></text:p>
      <text:p text:style-name="P19"><text:span text:style-name="T9"><text:s text:c="8"/>let theButton = ce("button");</text:span></text:p>
      <text:p text:style-name="P19"><text:span text:style-name="T9"><text:s text:c="8"/>theButton.id = whichArray[x].name;</text:span></text:p>
      <text:p text:style-name="P19"><text:span text:style-name="T9"><text:s text:c="8"/>theButton.className = "ourButton";</text:span></text:p>
      <text:p text:style-name="P19"><text:span text:style-name="T9"><text:s text:c="8"/>theButton.style.backgroundColor = "rgb(0, 0, 0)";</text:span></text:p>
      <text:p text:style-name="P19"><text:span text:style-name="T9"><text:s text:c="8"/>theButton.style.color = "rgb(100, 100, 100)";</text:span></text:p>
      <text:p text:style-name="P19"><text:span text:style-name="T9"><text:s text:c="8"/>theButton.textContent = whichArray[x].name;</text:span></text:p>
      <text:p text:style-name="P19"><text:span text:style-name="T9"/></text:p>
      <text:p text:style-name="P19"><text:span text:style-name="T9"><text:s text:c="8"/>theButton.onmouseover = function(event)</text:span></text:p>
      <text:p text:style-name="P19"><text:span text:style-name="T9"><text:s text:c="8"/>{</text:span></text:p>
      <text:p text:style-name="P19"><text:span text:style-name="T9"><text:s text:c="12"/>hoverSound();</text:span></text:p>
      <text:p text:style-name="P19"><text:span text:style-name="T9"><text:s text:c="8"/>};</text:span></text:p>
      <text:p text:style-name="P19"><text:span text:style-name="T9"/></text:p>
      <text:p text:style-name="P19"><text:span text:style-name="T9"><text:s text:c="8"/>theButton.onclick = function()</text:span></text:p>
      <text:p text:style-name="P19"><text:span text:style-name="T9"><text:s text:c="8"/>{</text:span></text:p>
      <text:p text:style-name="P19"><text:span text:style-name="T9"><text:s text:c="12"/>clickSound();</text:span></text:p>
      <text:p text:style-name="P19"><text:span text:style-name="T9"><text:s text:c="12"/>eval(' ' + whichArray[x].functionName + ' ');</text:span></text:p>
      <text:p text:style-name="P19"><text:span text:style-name="T9"><text:s text:c="8"/>};</text:span></text:p>
      <text:p text:style-name="P19"><text:span text:style-name="T9"/></text:p>
      <text:p text:style-name="P19"><text:span text:style-name="T9"><text:s text:c="8"/>toolBarSubDiv.append(theButton);</text:span></text:p>
      <text:p text:style-name="P19"><text:span text:style-name="T9"><text:s text:c="4"/>}</text:span></text:p>
      <text:p text:style-name="P19"><text:span text:style-name="T9">}</text:span></text:p>
      <text:p text:style-name="P19"><text:soft-page-break/><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CloseButton.js</text:span></text:p>
      <text:p text:style-name="P19"><text:span text:style-name="T9"/></text:p>
      <text:p text:style-name="P19"><text:span text:style-name="T9">function makeCloseButton(whichMenuId)</text:span></text:p>
      <text:p text:style-name="P19"><text:span text:style-name="T9">{</text:span></text:p>
      <text:p text:style-name="P19"><text:span text:style-name="T9"><text:s text:c="4"/>let closeButton = ce("button");</text:span></text:p>
      <text:p text:style-name="P19"><text:span text:style-name="T9"><text:s text:c="4"/>closeButton.className = "ourButton";</text:span></text:p>
      <text:p text:style-name="P19"><text:span text:style-name="T9"><text:s text:c="4"/>closeButton.style.position = "absolute";</text:span></text:p>
      <text:p text:style-name="P19"><text:span text:style-name="T9"><text:s text:c="4"/>closeButton.style.top = "0px";</text:span></text:p>
      <text:p text:style-name="P19"><text:span text:style-name="T9"><text:s text:c="4"/>closeButton.style.right = "15px";</text:span></text:p>
      <text:p text:style-name="P19"><text:span text:style-name="T9"><text:s text:c="4"/>closeButton.textContent = 'X';</text:span></text:p>
      <text:p text:style-name="P19"><text:span text:style-name="T9"><text:s text:c="4"/>closeButton.style.cursor = 'pointer';</text:span></text:p>
      <text:p text:style-name="P19"><text:span text:style-name="T9"><text:s text:c="4"/>closeButton.style.fontSize = '10px';</text:span></text:p>
      <text:p text:style-name="P19"><text:span text:style-name="T9"><text:s text:c="4"/>closeButton.onclick = function()</text:span></text:p>
      <text:p text:style-name="P19"><text:span text:style-name="T9"><text:s text:c="4"/>{</text:span></text:p>
      <text:p text:style-name="P19"><text:span text:style-name="T9"><text:s text:c="8"/>clickSound();</text:span></text:p>
      <text:p text:style-name="P19"><text:span text:style-name="T9"><text:s text:c="8"/>removeElement(whichMenuId);</text:span></text:p>
      <text:p text:style-name="P19"><text:soft-page-break/><text:span text:style-name="T9"><text:s text:c="8"/>keyboardControlOn();</text:span></text:p>
      <text:p text:style-name="P19"><text:span text:style-name="T9"><text:s text:c="4"/>};</text:span></text:p>
      <text:p text:style-name="P19"><text:span text:style-name="T9"><text:s text:c="4"/>clos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return closeButton; </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InfoDiv.js</text:span></text:p>
      <text:p text:style-name="P19"><text:span text:style-name="T9"/></text:p>
      <text:p text:style-name="P19"><text:span text:style-name="T9">function makeInfoDiv()</text:span></text:p>
      <text:p text:style-name="P19"><text:span text:style-name="T9">{</text:span></text:p>
      <text:p text:style-name="P19"><text:span text:style-name="T9"><text:s text:c="4"/>let infoDiv = ce('div');</text:span></text:p>
      <text:p text:style-name="P19"><text:span text:style-name="T9"><text:s text:c="4"/>infoDiv.id = 'infoDiv';</text:span></text:p>
      <text:p text:style-name="P19"><text:span text:style-name="T9"><text:s text:c="4"/>infoDiv.className = 'divStyle001';</text:span></text:p>
      <text:p text:style-name="P19"><text:span text:style-name="T9"><text:s text:c="4"/>infoDiv.title = 'makeInfoDiv()';</text:span></text:p>
      <text:p text:style-name="P19"><text:soft-page-break/><text:span text:style-name="T9"><text:s text:c="4"/>infoDiv.innerText = 'InfoDiv';</text:span></text:p>
      <text:p text:style-name="P19"><text:span text:style-name="T9"><text:s text:c="4"/>infoDiv.style.position = 'fixed';</text:span></text:p>
      <text:p text:style-name="P19"><text:span text:style-name="T9"><text:s text:c="4"/>infoDiv.style.right = '0px';</text:span></text:p>
      <text:p text:style-name="P19"><text:span text:style-name="T9"><text:s text:c="4"/>infoDiv.style.bottom = '10px';</text:span></text:p>
      <text:p text:style-name="P19"><text:span text:style-name="T9"><text:s text:c="4"/>infoDiv.style.zIndex = 1000;</text:span></text:p>
      <text:p text:style-name="P19"><text:span text:style-name="T9"><text:s text:c="4"/>infoDiv.style.fontSize = '15px';</text:span></text:p>
      <text:p text:style-name="P19"><text:span text:style-name="T9"><text:s text:c="4"/>infoDiv.style.textShadow = '1px 1px rgb(0, 0, 0)';</text:span></text:p>
      <text:p text:style-name="P19"><text:span text:style-name="T9"><text:s text:c="4"/>infoDiv.style.transition = `transform 0.5s ease`;</text:span></text:p>
      <text:p text:style-name="P19"><text:span text:style-name="T9"><text:s text:c="4"/>ba(infoDiv);</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InfoDivPlayer.js</text:span></text:p>
      <text:p text:style-name="P19"><text:span text:style-name="T9"/></text:p>
      <text:p text:style-name="P19"><text:span text:style-name="T9">function makeInfoDivPlayer()</text:span></text:p>
      <text:p text:style-name="P19"><text:span text:style-name="T9">{</text:span></text:p>
      <text:p text:style-name="P19"><text:soft-page-break/><text:span text:style-name="T9"><text:s text:c="4"/>let infoDivPlayer = ce('div');</text:span></text:p>
      <text:p text:style-name="P19"><text:span text:style-name="T9"><text:s text:c="4"/>infoDivPlayer.id = 'infoDivPlayer';</text:span></text:p>
      <text:p text:style-name="P19"><text:span text:style-name="T9"><text:s text:c="4"/>infoDivPlayer.className = 'divStyle001';</text:span></text:p>
      <text:p text:style-name="P19"><text:span text:style-name="T9"><text:s text:c="4"/>infoDivPlayer.title = 'makeInfoDivPlayer()';</text:span></text:p>
      <text:p text:style-name="P19"><text:span text:style-name="T9"><text:s text:c="4"/>infoDivPlayer.style.position = 'fixed';</text:span></text:p>
      <text:p text:style-name="P19"><text:span text:style-name="T9"><text:s text:c="4"/>infoDivPlayer.style.right = '0px';</text:span></text:p>
      <text:p text:style-name="P19"><text:span text:style-name="T9"><text:s text:c="4"/>infoDivPlayer.style.bottom = '60px';</text:span></text:p>
      <text:p text:style-name="P19"><text:span text:style-name="T9"><text:s text:c="4"/>infoDivPlayer.style.zIndex = 1000;</text:span></text:p>
      <text:p text:style-name="P19"><text:span text:style-name="T9"><text:s text:c="4"/>infoDivPlayer.style.fontSize = '15px';</text:span></text:p>
      <text:p text:style-name="P19"><text:span text:style-name="T9"><text:s text:c="4"/>infoDivPlayer.style.textShadow = '1px 1px rgb(0, 0, 0)';</text:span></text:p>
      <text:p text:style-name="P19"><text:span text:style-name="T9"><text:s text:c="4"/>infoDivPlayer.style.transition = `transform 0.5s ease`;</text:span></text:p>
      <text:p text:style-name="P19"><text:span text:style-name="T9"><text:s text:c="4"/>infoDivPlayer.innerText = 'infoDivPlayer';</text:span></text:p>
      <text:p text:style-name="P19"><text:span text:style-name="T9"><text:s text:c="4"/>ba(infoDivPlaye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oft-page-break/><text:span text:style-name="T9">// makeLine.js</text:span></text:p>
      <text:p text:style-name="P19"><text:span text:style-name="T9"/></text:p>
      <text:p text:style-name="P19"><text:span text:style-name="T9">// Make a Message Box</text:span></text:p>
      <text:p text:style-name="P19"><text:span text:style-name="T9">// with a message of the Section name</text:span></text:p>
      <text:p text:style-name="P19"><text:span text:style-name="T9">function makeLine(theYPos, sector, ourMessage)</text:span></text:p>
      <text:p text:style-name="P19"><text:span text:style-name="T9">{</text:span></text:p>
      <text:p text:style-name="P19"><text:span text:style-name="T9"><text:s text:c="4"/>let makeLine = ce("div");</text:span></text:p>
      <text:p text:style-name="P19"><text:span text:style-name="T9"><text:s text:c="4"/>makeLine.id = "sector" + sector;</text:span></text:p>
      <text:p text:style-name="P19"><text:span text:style-name="T9"><text:s text:c="4"/>makeLine.className = "divStyle001";</text:span></text:p>
      <text:p text:style-name="P19"><text:span text:style-name="T9"><text:s text:c="4"/>makeLine.style.position = "absolute";</text:span></text:p>
      <text:p text:style-name="P19"><text:span text:style-name="T9"><text:s text:c="4"/>makeLine.style.left = 0 +'px';</text:span></text:p>
      <text:p text:style-name="P19"><text:span text:style-name="T9"><text:s text:c="4"/>makeLine.style.top = theYPos + 'px';</text:span></text:p>
      <text:p text:style-name="P19"><text:span text:style-name="T9"><text:s text:c="4"/>makeLine.style.width = 1000 +'px';</text:span></text:p>
      <text:p text:style-name="P19"><text:span text:style-name="T9"><text:s text:c="4"/>makeLine.style.height = 25 +'px';</text:span></text:p>
      <text:p text:style-name="P19"><text:span text:style-name="T9"><text:s text:c="4"/>makeLine.innerText = ourMessage;</text:span></text:p>
      <text:p text:style-name="P19"><text:span text:style-name="T9"><text:s text:c="4"/>ba(makeLin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makeLogo.js</text:span></text:p>
      <text:p text:style-name="P19"><text:span text:style-name="T9"/></text:p>
      <text:p text:style-name="P19"><text:span text:style-name="T9">function makeLogo()</text:span></text:p>
      <text:p text:style-name="P19"><text:span text:style-name="T9">{</text:span></text:p>
      <text:p text:style-name="P19"><text:span text:style-name="T9"><text:s text:c="4"/>let mainDiv = ce("div");</text:span></text:p>
      <text:p text:style-name="P19"><text:span text:style-name="T9"><text:s text:c="4"/>mainDiv.id = "mainDiv";</text:span></text:p>
      <text:p text:style-name="P19"><text:span text:style-name="T9"><text:s text:c="4"/>mainDiv.className = "divStyle001";</text:span></text:p>
      <text:p text:style-name="P19"><text:span text:style-name="T9"><text:s text:c="4"/>mainDiv.title = "makeLogo();";</text:span></text:p>
      <text:p text:style-name="P19"><text:span text:style-name="T9"><text:s text:c="4"/>mainDiv.style.position = "absolute";</text:span></text:p>
      <text:p text:style-name="P19"><text:span text:style-name="T9"><text:s text:c="4"/>mainDiv.style.left = "900px";</text:span></text:p>
      <text:p text:style-name="P19"><text:span text:style-name="T9"><text:s text:c="4"/>mainDiv.style.top = "20px";</text:span></text:p>
      <text:p text:style-name="P19"><text:span text:style-name="T9"><text:s text:c="4"/>mainDiv.style.width = "420px";</text:span></text:p>
      <text:p text:style-name="P19"><text:span text:style-name="T9"><text:s text:c="4"/>mainDiv.style.height = "155px";</text:span></text:p>
      <text:p text:style-name="P19"><text:span text:style-name="T9"><text:s text:c="4"/>mainDiv.style.borderRadius = "10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dedication = ce("div");</text:span></text:p>
      <text:p text:style-name="P19"><text:soft-page-break/><text:span text:style-name="T9"><text:s text:c="4"/>dedication.style.fontFamily = "Arial";</text:span></text:p>
      <text:p text:style-name="P19"><text:span text:style-name="T9"><text:s text:c="4"/>dedication.style.fontSize = "16pt";</text:span></text:p>
      <text:p text:style-name="P19"><text:span text:style-name="T9"><text:s text:c="4"/>dedication.textContent = "Dedicated to God the Father";</text:span></text:p>
      <text:p text:style-name="P19"><text:span text:style-name="T9"><text:s text:c="4"/>mainDiv.append(dedication);</text:span></text:p>
      <text:p text:style-name="P19"><text:span text:style-name="T9"/></text:p>
      <text:p text:style-name="P19"><text:span text:style-name="T9"><text:s text:c="4"/>//-//</text:span></text:p>
      <text:p text:style-name="P19"><text:span text:style-name="T9"/></text:p>
      <text:p text:style-name="P19"><text:span text:style-name="T9"><text:s text:c="4"/>mainDiv.append(ce('hr'));</text:span></text:p>
      <text:p text:style-name="P19"><text:span text:style-name="T9"/></text:p>
      <text:p text:style-name="P19"><text:span text:style-name="T9"><text:s text:c="4"/>//-//</text:span></text:p>
      <text:p text:style-name="P19"><text:span text:style-name="T9"/></text:p>
      <text:p text:style-name="P19"><text:span text:style-name="T9"><text:s text:c="4"/>let appTitle = ce("div");</text:span></text:p>
      <text:p text:style-name="P19"><text:span text:style-name="T9"><text:s text:c="4"/>appTitle.style.color = "rgb(126, 203, 255)";</text:span></text:p>
      <text:p text:style-name="P19"><text:span text:style-name="T9"><text:s text:c="4"/>appTitle.innerText = "TOPALIAN GAME ENGINE\nDATA NAVIGATOR";</text:span></text:p>
      <text:p text:style-name="P19"><text:span text:style-name="T9"><text:s text:c="4"/>mainDiv.append(appTitle);</text:span></text:p>
      <text:p text:style-name="P19"><text:span text:style-name="T9"/></text:p>
      <text:p text:style-name="P19"><text:span text:style-name="T9"><text:s text:c="4"/>//-//</text:span></text:p>
      <text:p text:style-name="P19"><text:span text:style-name="T9"/></text:p>
      <text:p text:style-name="P19"><text:span text:style-name="T9"><text:s text:c="4"/>let brUnderAppTitle = ce('br');</text:span></text:p>
      <text:p text:style-name="P19"><text:span text:style-name="T9"><text:s text:c="4"/>brUnderAppTitle.style.lineHeight = '7px';</text:span></text:p>
      <text:p text:style-name="P19"><text:span text:style-name="T9"><text:s text:c="4"/>mainDiv.append(brUnderAppTitle);</text:span></text:p>
      <text:p text:style-name="P19"><text:span text:style-name="T9"/></text:p>
      <text:p text:style-name="P19"><text:span text:style-name="T9"><text:s text:c="4"/>//-//</text:span></text:p>
      <text:p text:style-name="P19"><text:span text:style-name="T9"/></text:p>
      <text:p text:style-name="P19"><text:soft-page-break/><text:span text:style-name="T9"><text:s text:c="4"/>let credit = ce("div");</text:span></text:p>
      <text:p text:style-name="P19"><text:span text:style-name="T9"><text:s text:c="4"/>credit.style.fontFamily = "arial";</text:span></text:p>
      <text:p text:style-name="P19"><text:span text:style-name="T9"><text:s text:c="4"/>credit.style.fontStyle = "normal";</text:span></text:p>
      <text:p text:style-name="P19"><text:span text:style-name="T9"><text:s text:c="4"/>credit.style.lineHeight = "20px";</text:span></text:p>
      <text:p text:style-name="P19"><text:span text:style-name="T9"><text:s text:c="4"/>credit.textContent = "by Christopher Topalian";</text:span></text:p>
      <text:p text:style-name="P19"><text:span text:style-name="T9"><text:s text:c="4"/>mainDiv.append(credit);</text:span></text:p>
      <text:p text:style-name="P19"><text:span text:style-name="T9"/></text:p>
      <text:p text:style-name="P19"><text:span text:style-name="T9"><text:s text:c="4"/>//-//</text:span></text:p>
      <text:p text:style-name="P19"><text:span text:style-name="T9"/></text:p>
      <text:p text:style-name="P19"><text:span text:style-name="T9"><text:s text:c="4"/>let brUnderCredit = ce('br');</text:span></text:p>
      <text:p text:style-name="P19"><text:span text:style-name="T9"><text:s text:c="4"/>brUnderCredit.style.lineHeight = '7px';</text:span></text:p>
      <text:p text:style-name="P19"><text:span text:style-name="T9"><text:s text:c="4"/>mainDiv.append(brUnderCredit);</text:span></text:p>
      <text:p text:style-name="P19"><text:span text:style-name="T9"/></text:p>
      <text:p text:style-name="P19"><text:span text:style-name="T9"><text:s text:c="4"/>//-//</text:span></text:p>
      <text:p text:style-name="P19"><text:span text:style-name="T9"/></text:p>
      <text:p text:style-name="P19"><text:span text:style-name="T9"><text:s text:c="4"/>let appLink = ce("a");</text:span></text:p>
      <text:p text:style-name="P19"><text:span text:style-name="T9"><text:s text:c="4"/>appLink.href = "https://github.com/ChristopherTopalian/TopalianGameEngineDataNavigator";</text:span></text:p>
      <text:p text:style-name="P19"><text:span text:style-name="T9"><text:s text:c="4"/>appLink.target = "_blank";</text:span></text:p>
      <text:p text:style-name="P19"><text:span text:style-name="T9"><text:s text:c="4"/>appLink.textContent = "GitHub.com/ChristopherTopalian";</text:span></text:p>
      <text:p text:style-name="P19"><text:span text:style-name="T9"><text:s text:c="4"/>mainDiv.append(appLink);</text:span></text:p>
      <text:p text:style-name="P19"><text:span text:style-name="T9">}</text:span></text:p>
      <text:p text:style-name="P19"><text:span text:style-name="T9"/></text:p>
      <text:p text:style-name="P19"><text:soft-page-break/><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Player.js</text:span></text:p>
      <text:p text:style-name="P19"><text:span text:style-name="T9"/></text:p>
      <text:p text:style-name="P19"><text:span text:style-name="T9">function makePlayer()</text:span></text:p>
      <text:p text:style-name="P19"><text:span text:style-name="T9">{</text:span></text:p>
      <text:p text:style-name="P19"><text:span text:style-name="T9"><text:s text:c="4"/>let player = ce("div");</text:span></text:p>
      <text:p text:style-name="P19"><text:span text:style-name="T9"><text:s text:c="4"/>player.id = "thePlayer";</text:span></text:p>
      <text:p text:style-name="P19"><text:span text:style-name="T9"><text:s text:c="4"/>player.style.position = 'absolute';</text:span></text:p>
      <text:p text:style-name="P19"><text:span text:style-name="T9"><text:s text:c="4"/>player.style.left = ourPlayer.x;</text:span></text:p>
      <text:p text:style-name="P19"><text:span text:style-name="T9"><text:s text:c="4"/>player.style.top = ourPlayer.y;</text:span></text:p>
      <text:p text:style-name="P19"><text:span text:style-name="T9"><text:s text:c="4"/>player.style.backgroundSize = 'cover';</text:span></text:p>
      <text:p text:style-name="P19"><text:span text:style-name="T9"><text:s text:c="4"/>player.style.backgroundPosition = 'center center';</text:span></text:p>
      <text:p text:style-name="P19"><text:span text:style-name="T9"><text:s text:c="4"/>player.style.backgroundRepeat = 'no-repeat';</text:span></text:p>
      <text:p text:style-name="P19"><text:span text:style-name="T9"><text:s text:c="4"/>player.style.objectFit = 'cover';</text:span></text:p>
      <text:p text:style-name="P19"><text:span text:style-name="T9"><text:s text:c="4"/>player.style.zIndex = 2;</text:span></text:p>
      <text:p text:style-name="P19"><text:span text:style-name="T9"><text:s text:c="4"/>player.ondblclick = function()</text:span></text:p>
      <text:p text:style-name="P19"><text:span text:style-name="T9"><text:s text:c="4"/>{</text:span></text:p>
      <text:p text:style-name="P19"><text:soft-page-break/><text:span text:style-name="T9"><text:s text:c="8"/>clickSound();</text:span></text:p>
      <text:p text:style-name="P19"><text:span text:style-name="T9"><text:s text:c="8"/>menuPlayer();</text:span></text:p>
      <text:p text:style-name="P19"><text:span text:style-name="T9"><text:s text:c="4"/>};</text:span></text:p>
      <text:p text:style-name="P19"><text:span text:style-name="T9"><text:s text:c="4"/>player.onclick = function()</text:span></text:p>
      <text:p text:style-name="P19"><text:span text:style-name="T9"><text:s text:c="4"/>{</text:span></text:p>
      <text:p text:style-name="P19"><text:span text:style-name="T9"><text:s text:c="8"/>keyboardControlOn();</text:span></text:p>
      <text:p text:style-name="P19"><text:span text:style-name="T9"><text:s text:c="4"/>};</text:span></text:p>
      <text:p text:style-name="P19"><text:span text:style-name="T9"><text:s text:c="4"/>ba(player);</text:span></text:p>
      <text:p text:style-name="P19"><text:span text:style-name="T9"/></text:p>
      <text:p text:style-name="P19"><text:span text:style-name="T9"><text:s text:c="4"/>makeElementDraggable(playe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PlayerTextArea.js</text:span></text:p>
      <text:p text:style-name="P19"><text:span text:style-name="T9"/></text:p>
      <text:p text:style-name="P19"><text:span text:style-name="T9">function makePlayerTextArea()</text:span></text:p>
      <text:p text:style-name="P19"><text:span text:style-name="T9">{</text:span></text:p>
      <text:p text:style-name="P19"><text:span text:style-name="T9"><text:s text:c="4"/>let mainDiv = ce("div");</text:span></text:p>
      <text:p text:style-name="P19"><text:soft-page-break/><text:span text:style-name="T9"><text:s text:c="4"/>mainDiv.id = "mainDivPlayerTextArea";</text:span></text:p>
      <text:p text:style-name="P19"><text:span text:style-name="T9"><text:s text:c="4"/>mainDiv.title = 'makePlayerTextArea();';</text:span></text:p>
      <text:p text:style-name="P19"><text:span text:style-name="T9"><text:s text:c="4"/>mainDiv.style.position = "absolute";</text:span></text:p>
      <text:p text:style-name="P19"><text:span text:style-name="T9"><text:s text:c="4"/>mainDiv.style.left = "400px";</text:span></text:p>
      <text:p text:style-name="P19"><text:span text:style-name="T9"><text:s text:c="4"/>mainDiv.style.top = "200px";</text:span></text:p>
      <text:p text:style-name="P19"><text:span text:style-name="T9"><text:s text:c="4"/>mainDiv.style.display = "flex";</text:span></text:p>
      <text:p text:style-name="P19"><text:span text:style-name="T9"><text:s text:c="4"/>mainDiv.style.flexDirection = "column";</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let theTextArea = ce("textarea");</text:span></text:p>
      <text:p text:style-name="P19"><text:span text:style-name="T9"><text:s text:c="4"/>theTextArea.id = "textAreaPlayerData";</text:span></text:p>
      <text:p text:style-name="P19"><text:span text:style-name="T9"><text:s text:c="4"/>theTextArea.className = "divStyle001";</text:span></text:p>
      <text:p text:style-name="P19"><text:span text:style-name="T9"><text:s text:c="4"/>theTextArea.style.width = "325px";</text:span></text:p>
      <text:p text:style-name="P19"><text:span text:style-name="T9"><text:s text:c="4"/>theTextArea.style.height = "300px";</text:span></text:p>
      <text:p text:style-name="P19"><text:span text:style-name="T9"><text:s text:c="4"/>theTextArea.style.zIndex = 1;</text:span></text:p>
      <text:p text:style-name="P19"><text:span text:style-name="T9"><text:s text:c="4"/>theTextArea.style.fontSize = '17px';</text:span></text:p>
      <text:p text:style-name="P19"><text:span text:style-name="T9"><text:s text:c="4"/>theTextArea.style.fontWeight = 'normal';</text:span></text:p>
      <text:p text:style-name="P19"><text:span text:style-name="T9"><text:s text:c="4"/>theTextArea.style.color = 'rgb(150, 150, 150)';</text:span></text:p>
      <text:p text:style-name="P19"><text:span text:style-name="T9"><text:s text:c="4"/>theTextArea.style.textAlign = "left";</text:span></text:p>
      <text:p text:style-name="P19"><text:span text:style-name="T9"><text:s text:c="4"/>theTextArea.onclick = function()</text:span></text:p>
      <text:p text:style-name="P19"><text:span text:style-name="T9"><text:s text:c="4"/>{</text:span></text:p>
      <text:p text:style-name="P19"><text:span text:style-name="T9"><text:s text:c="8"/>showPlayerData();</text:span></text:p>
      <text:p text:style-name="P19"><text:span text:style-name="T9"><text:s text:c="4"/>};</text:span></text:p>
      <text:p text:style-name="P19"><text:span text:style-name="T9"><text:s text:c="4"/>theTextArea.onkeydown = function()</text:span></text:p>
      <text:p text:style-name="P19"><text:soft-page-break/><text:span text:style-name="T9"><text:s text:c="4"/>{</text:span></text:p>
      <text:p text:style-name="P19"><text:span text:style-name="T9"><text:s text:c="8"/>keyboardControlOff();</text:span></text:p>
      <text:p text:style-name="P19"><text:span text:style-name="T9"><text:s text:c="4"/>};</text:span></text:p>
      <text:p text:style-name="P19"><text:span text:style-name="T9"><text:s text:c="4"/>theTextArea.onblur = function()</text:span></text:p>
      <text:p text:style-name="P19"><text:span text:style-name="T9"><text:s text:c="4"/>{</text:span></text:p>
      <text:p text:style-name="P19"><text:span text:style-name="T9"><text:s text:c="8"/>keyboardControlOn();</text:span></text:p>
      <text:p text:style-name="P19"><text:span text:style-name="T9"><text:s text:c="4"/>};</text:span></text:p>
      <text:p text:style-name="P19"><text:span text:style-name="T9"><text:s text:c="4"/>mainDiv.append(theTextArea);</text:span></text:p>
      <text:p text:style-name="P19"><text:span text:style-name="T9"/></text:p>
      <text:p text:style-name="P19"><text:span text:style-name="T9"><text:s text:c="4"/>//-//</text:span></text:p>
      <text:p text:style-name="P19"><text:span text:style-name="T9"/></text:p>
      <text:p text:style-name="P19"><text:span text:style-name="T9"><text:s text:c="4"/>let controlsDiv = ce("div");</text:span></text:p>
      <text:p text:style-name="P19"><text:span text:style-name="T9"><text:s text:c="4"/>controlsDiv.style.display = "flex";</text:span></text:p>
      <text:p text:style-name="P19"><text:span text:style-name="T9"><text:s text:c="4"/>controlsDiv.style.flexDirection = "row";</text:span></text:p>
      <text:p text:style-name="P19"><text:span text:style-name="T9"><text:s text:c="4"/>mainDiv.append(controlsDiv);</text:span></text:p>
      <text:p text:style-name="P19"><text:span text:style-name="T9"/></text:p>
      <text:p text:style-name="P19"><text:span text:style-name="T9"><text:s text:c="4"/>//-//</text:span></text:p>
      <text:p text:style-name="P19"><text:span text:style-name="T9"/></text:p>
      <text:p text:style-name="P19"><text:span text:style-name="T9"><text:s text:c="4"/>let copyButton = ce("button");</text:span></text:p>
      <text:p text:style-name="P19"><text:span text:style-name="T9"><text:s text:c="4"/>copyButton.className = "ourButton";</text:span></text:p>
      <text:p text:style-name="P19"><text:span text:style-name="T9"><text:s text:c="4"/>copyButton.textContent = "Copy";</text:span></text:p>
      <text:p text:style-name="P19"><text:span text:style-name="T9"><text:s text:c="4"/>copyButton.onclick = function()</text:span></text:p>
      <text:p text:style-name="P19"><text:span text:style-name="T9"><text:s text:c="4"/>{</text:span></text:p>
      <text:p text:style-name="P19"><text:span text:style-name="T9"><text:s text:c="8"/>copyIt(theTextArea.id);</text:span></text:p>
      <text:p text:style-name="P19"><text:span text:style-name="T9"><text:s text:c="4"/>};</text:span></text:p>
      <text:p text:style-name="P19"><text:span text:style-name="T9"><text:s text:c="4"/>controlsDiv.append(copyButton);</text:span></text:p>
      <text:p text:style-name="P19"><text:soft-page-break/><text:span text:style-name="T9"/></text:p>
      <text:p text:style-name="P19"><text:span text:style-name="T9"><text:s text:c="4"/>//-//</text:span></text:p>
      <text:p text:style-name="P19"><text:span text:style-name="T9"/></text:p>
      <text:p text:style-name="P19"><text:span text:style-name="T9"><text:s text:c="4"/>let downloadButton = ce("button");</text:span></text:p>
      <text:p text:style-name="P19"><text:span text:style-name="T9"><text:s text:c="4"/>downloadButton.className = "ourButton";</text:span></text:p>
      <text:p text:style-name="P19"><text:span text:style-name="T9"><text:s text:c="4"/>downloadButton.textContent = "Download";</text:span></text:p>
      <text:p text:style-name="P19"><text:span text:style-name="T9"><text:s text:c="4"/>downloadButton.onclick = function()</text:span></text:p>
      <text:p text:style-name="P19"><text:span text:style-name="T9"><text:s text:c="4"/>{</text:span></text:p>
      <text:p text:style-name="P19"><text:span text:style-name="T9"><text:s text:c="8"/>downloadPlayerData();</text:span></text:p>
      <text:p text:style-name="P19"><text:span text:style-name="T9"><text:s text:c="4"/>};</text:span></text:p>
      <text:p text:style-name="P19"><text:span text:style-name="T9"><text:s text:c="4"/>controlsDiv.append(downloadButton);</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Road.js</text:span></text:p>
      <text:p text:style-name="P19"><text:span text:style-name="T9"/></text:p>
      <text:p text:style-name="P19"><text:span text:style-name="T9">function makeRoad()</text:span></text:p>
      <text:p text:style-name="P19"><text:span text:style-name="T9">{</text:span></text:p>
      <text:p text:style-name="P19"><text:soft-page-break/><text:span text:style-name="T9"><text:s text:c="4"/>// counter for unique road IDs</text:span></text:p>
      <text:p text:style-name="P19"><text:span text:style-name="T9"><text:s text:c="4"/>let roadCounter = 0;</text:span></text:p>
      <text:p text:style-name="P19"><text:span text:style-name="T9"/></text:p>
      <text:p text:style-name="P19"><text:span text:style-name="T9"><text:s text:c="4"/>// flag to check if currently drawing</text:span></text:p>
      <text:p text:style-name="P19"><text:span text:style-name="T9"><text:s text:c="4"/>let isDrawing = false;</text:span></text:p>
      <text:p text:style-name="P19"><text:span text:style-name="T9"/></text:p>
      <text:p text:style-name="P19"><text:span text:style-name="T9"><text:s text:c="4"/>// currently active road element</text:span></text:p>
      <text:p text:style-name="P19"><text:span text:style-name="T9"><text:s text:c="4"/>let currentRoad = null;</text:span></text:p>
      <text:p text:style-name="P19"><text:span text:style-name="T9"/></text:p>
      <text:p text:style-name="P19"><text:span text:style-name="T9"><text:s text:c="4"/>// flag to check if in road creation mode</text:span></text:p>
      <text:p text:style-name="P19"><text:span text:style-name="T9"><text:s text:c="4"/>let isInRoadCreationMode = true;</text:span></text:p>
      <text:p text:style-name="P19"><text:span text:style-name="T9"/></text:p>
      <text:p text:style-name="P19"><text:span text:style-name="T9"><text:s text:c="4"/>// array to store created roads</text:span></text:p>
      <text:p text:style-name="P19"><text:span text:style-name="T9"><text:s text:c="4"/>let roads = [];</text:span></text:p>
      <text:p text:style-name="P19"><text:span text:style-name="T9"/></text:p>
      <text:p text:style-name="P19"><text:span text:style-name="T9"><text:s text:c="4"/>// creating a new road element with a unique ID</text:span></text:p>
      <text:p text:style-name="P19"><text:span text:style-name="T9"><text:s text:c="4"/>function createNewRoad()</text:span></text:p>
      <text:p text:style-name="P19"><text:span text:style-name="T9"><text:s text:c="4"/>{</text:span></text:p>
      <text:p text:style-name="P19"><text:span text:style-name="T9"><text:s text:c="8"/>let road = ce("div");</text:span></text:p>
      <text:p text:style-name="P19"><text:span text:style-name="T9"><text:s text:c="8"/>// id, road0000, road0001, etc.</text:span></text:p>
      <text:p text:style-name="P19"><text:span text:style-name="T9"><text:s text:c="8"/>road.id = "road" + roadCounter.toString().padStart(4, '0');</text:span></text:p>
      <text:p text:style-name="P19"><text:span text:style-name="T9"><text:s text:c="8"/>road.style.position = "absolute";</text:span></text:p>
      <text:p text:style-name="P19"><text:span text:style-name="T9"><text:s text:c="8"/>road.style.height = "20px";</text:span></text:p>
      <text:p text:style-name="P19"><text:span text:style-name="T9"><text:s text:c="8"/>road.style.width = "5px";</text:span></text:p>
      <text:p text:style-name="P19"><text:soft-page-break/><text:span text:style-name="T9"><text:s text:c="8"/>road.style.backgroundColor = "rgb(100, 100, 100)";</text:span></text:p>
      <text:p text:style-name="P19"><text:span text:style-name="T9"><text:s text:c="8"/>// ignore mouse events on road itself</text:span></text:p>
      <text:p text:style-name="P19"><text:span text:style-name="T9"><text:s text:c="8"/>road.style.pointerEvents = "none";</text:span></text:p>
      <text:p text:style-name="P19"><text:span text:style-name="T9"><text:s text:c="8"/>ba(road);</text:span></text:p>
      <text:p text:style-name="P19"><text:span text:style-name="T9"/></text:p>
      <text:p text:style-name="P19"><text:span text:style-name="T9"><text:s text:c="8"/>// add road to the array of roads</text:span></text:p>
      <text:p text:style-name="P19"><text:span text:style-name="T9"><text:s text:c="8"/>roads.push(road); <text:s/></text:span></text:p>
      <text:p text:style-name="P19"><text:span text:style-name="T9"><text:s text:c="8"/>return road;</text:span></text:p>
      <text:p text:style-name="P19"><text:span text:style-name="T9"><text:s text:c="4"/>}</text:span></text:p>
      <text:p text:style-name="P19"><text:span text:style-name="T9"/></text:p>
      <text:p text:style-name="P19"><text:span text:style-name="T9"><text:s text:c="4"/>// starting drawing a new road</text:span></text:p>
      <text:p text:style-name="P19"><text:span text:style-name="T9"><text:s text:c="4"/>function startDrawing(e)</text:span></text:p>
      <text:p text:style-name="P19"><text:span text:style-name="T9"><text:s text:c="4"/>{</text:span></text:p>
      <text:p text:style-name="P19"><text:span text:style-name="T9"><text:s text:c="8"/>if (isInRoadCreationMode)</text:span></text:p>
      <text:p text:style-name="P19"><text:span text:style-name="T9"><text:s text:c="8"/>{</text:span></text:p>
      <text:p text:style-name="P19"><text:span text:style-name="T9"><text:s text:c="12"/>isDrawing = true;</text:span></text:p>
      <text:p text:style-name="P19"><text:span text:style-name="T9"/></text:p>
      <text:p text:style-name="P19"><text:span text:style-name="T9"><text:s text:c="12"/>// create a new road element</text:span></text:p>
      <text:p text:style-name="P19"><text:span text:style-name="T9"><text:s text:c="12"/>currentRoad = createNewRoad();</text:span></text:p>
      <text:p text:style-name="P19"><text:span text:style-name="T9"/></text:p>
      <text:p text:style-name="P19"><text:span text:style-name="T9"><text:s text:c="12"/>currentRoad.style.left = e.pageX + "px";</text:span></text:p>
      <text:p text:style-name="P19"><text:span text:style-name="T9"><text:s text:c="12"/>currentRoad.style.top = e.pageY + "px";</text:span></text:p>
      <text:p text:style-name="P19"><text:span text:style-name="T9"><text:s text:c="8"/>}</text:span></text:p>
      <text:p text:style-name="P19"><text:span text:style-name="T9"><text:s text:c="4"/>}</text:span></text:p>
      <text:p text:style-name="P19"><text:span text:style-name="T9"/></text:p>
      <text:p text:style-name="P19"><text:soft-page-break/><text:span text:style-name="T9"><text:s text:c="4"/>// stops drawing and make the road permanent</text:span></text:p>
      <text:p text:style-name="P19"><text:span text:style-name="T9"><text:s text:c="4"/>function stopDrawing()</text:span></text:p>
      <text:p text:style-name="P19"><text:span text:style-name="T9"><text:s text:c="4"/>{</text:span></text:p>
      <text:p text:style-name="P19"><text:span text:style-name="T9"><text:s text:c="8"/>if (isInRoadCreationMode &amp;&amp; isDrawing)</text:span></text:p>
      <text:p text:style-name="P19"><text:span text:style-name="T9"><text:s text:c="8"/>{</text:span></text:p>
      <text:p text:style-name="P19"><text:span text:style-name="T9"><text:s text:c="12"/>isDrawing = false;</text:span></text:p>
      <text:p text:style-name="P19"><text:span text:style-name="T9"><text:s text:c="12"/>roadCounter++; <text:s/>// Increment the road counter for the next road</text:span></text:p>
      <text:p text:style-name="P19"><text:span text:style-name="T9"><text:s text:c="8"/>}</text:span></text:p>
      <text:p text:style-name="P19"><text:span text:style-name="T9"><text:s text:c="4"/>}</text:span></text:p>
      <text:p text:style-name="P19"><text:span text:style-name="T9"/></text:p>
      <text:p text:style-name="P19"><text:span text:style-name="T9"><text:s text:c="4"/>// handling drawing road while mouse is moving</text:span></text:p>
      <text:p text:style-name="P19"><text:span text:style-name="T9"><text:s text:c="4"/>function drawRoad(e)</text:span></text:p>
      <text:p text:style-name="P19"><text:span text:style-name="T9"><text:s text:c="4"/>{</text:span></text:p>
      <text:p text:style-name="P19"><text:span text:style-name="T9"><text:s text:c="8"/>if (isInRoadCreationMode &amp;&amp; isDrawing &amp;&amp; currentRoad)</text:span></text:p>
      <text:p text:style-name="P19"><text:span text:style-name="T9"><text:s text:c="8"/>{</text:span></text:p>
      <text:p text:style-name="P19"><text:span text:style-name="T9"><text:s text:c="12"/>let currentX = e.pageX;</text:span></text:p>
      <text:p text:style-name="P19"><text:span text:style-name="T9"><text:s text:c="12"/>let currentY = e.pageY;</text:span></text:p>
      <text:p text:style-name="P19"><text:span text:style-name="T9"/></text:p>
      <text:p text:style-name="P19"><text:span text:style-name="T9"><text:s text:c="12"/>let deltaX = currentX - parseInt(currentRoad.style.left);</text:span></text:p>
      <text:p text:style-name="P19"><text:span text:style-name="T9"><text:s text:c="12"/>let deltaY = currentY - parseInt(currentRoad.style.top);</text:span></text:p>
      <text:p text:style-name="P19"><text:soft-page-break/><text:span text:style-name="T9"/></text:p>
      <text:p text:style-name="P19"><text:span text:style-name="T9"><text:s text:c="12"/>let length = Math.sqrt(deltaX * deltaX + deltaY * deltaY);</text:span></text:p>
      <text:p text:style-name="P19"><text:span text:style-name="T9"><text:s text:c="12"/>let angle = Math.atan2(deltaY, deltaX);</text:span></text:p>
      <text:p text:style-name="P19"><text:span text:style-name="T9"/></text:p>
      <text:p text:style-name="P19"><text:span text:style-name="T9"><text:s text:c="12"/>currentRoad.style.width = length + "px";</text:span></text:p>
      <text:p text:style-name="P19"><text:span text:style-name="T9"><text:s text:c="12"/>currentRoad.style.transform = "rotate(" + angle + "rad)";</text:span></text:p>
      <text:p text:style-name="P19"><text:span text:style-name="T9"><text:s text:c="8"/>}</text:span></text:p>
      <text:p text:style-name="P19"><text:span text:style-name="T9"><text:s text:c="4"/>}</text:span></text:p>
      <text:p text:style-name="P19"><text:span text:style-name="T9"/></text:p>
      <text:p text:style-name="P19"><text:span text:style-name="T9"><text:s text:c="4"/>// handling exiting road creation mode</text:span></text:p>
      <text:p text:style-name="P19"><text:span text:style-name="T9"><text:s text:c="4"/>function exitRoadCreationMode()</text:span></text:p>
      <text:p text:style-name="P19"><text:span text:style-name="T9"><text:s text:c="4"/>{</text:span></text:p>
      <text:p text:style-name="P19"><text:span text:style-name="T9"><text:s text:c="8"/>isInRoadCreationMode = false;</text:span></text:p>
      <text:p text:style-name="P19"><text:span text:style-name="T9"/></text:p>
      <text:p text:style-name="P19"><text:span text:style-name="T9"><text:s text:c="8"/>isDrawing = false;</text:span></text:p>
      <text:p text:style-name="P19"><text:span text:style-name="T9"/></text:p>
      <text:p text:style-name="P19"><text:span text:style-name="T9"><text:s text:c="8"/>// clear the current road being drawn</text:span></text:p>
      <text:p text:style-name="P19"><text:span text:style-name="T9"><text:s text:c="8"/>currentRoad = null;</text:span></text:p>
      <text:p text:style-name="P19"><text:span text:style-name="T9"/></text:p>
      <text:p text:style-name="P19"><text:span text:style-name="T9"><text:s text:c="8"/>// make all created roads draggable</text:span></text:p>
      <text:p text:style-name="P19"><text:span text:style-name="T9"><text:s text:c="8"/>for (let i = 0; i &lt; roads.length; i++)</text:span></text:p>
      <text:p text:style-name="P19"><text:span text:style-name="T9"><text:s text:c="8"/>{</text:span></text:p>
      <text:p text:style-name="P19"><text:span text:style-name="T9"><text:s text:c="12"/>// access each road element</text:span></text:p>
      <text:p text:style-name="P19"><text:span text:style-name="T9"><text:s text:c="12"/>let road = roads[i];</text:span></text:p>
      <text:p text:style-name="P19"><text:soft-page-break/><text:span text:style-name="T9"/></text:p>
      <text:p text:style-name="P19"><text:span text:style-name="T9"><text:s text:c="12"/>// enable pointer events</text:span></text:p>
      <text:p text:style-name="P19"><text:span text:style-name="T9"><text:s text:c="12"/>road.style.pointerEvents = "auto";</text:span></text:p>
      <text:p text:style-name="P19"><text:span text:style-name="T9"/></text:p>
      <text:p text:style-name="P19"><text:span text:style-name="T9"><text:s text:c="12"/>// apply draggable functionality</text:span></text:p>
      <text:p text:style-name="P19"><text:span text:style-name="T9"><text:s text:c="12"/>makeElementDraggable(road);</text:span></text:p>
      <text:p text:style-name="P19"><text:span text:style-name="T9"><text:s text:c="8"/>}</text:span></text:p>
      <text:p text:style-name="P19"><text:span text:style-name="T9"><text:s text:c="4"/>}</text:span></text:p>
      <text:p text:style-name="P19"><text:span text:style-name="T9"/></text:p>
      <text:p text:style-name="P19"><text:span text:style-name="T9"><text:s text:c="4"/>// attach event listeners for road creation</text:span></text:p>
      <text:p text:style-name="P19"><text:span text:style-name="T9"><text:s text:c="4"/>document.addEventListener("mousedown", startDrawing);</text:span></text:p>
      <text:p text:style-name="P19"><text:span text:style-name="T9"/></text:p>
      <text:p text:style-name="P19"><text:span text:style-name="T9"><text:s text:c="4"/>document.addEventListener("mouseup", stopDrawing);</text:span></text:p>
      <text:p text:style-name="P19"><text:span text:style-name="T9"/></text:p>
      <text:p text:style-name="P19"><text:span text:style-name="T9"><text:s text:c="4"/>document.addEventListener("mousemove", drawRoad);</text:span></text:p>
      <text:p text:style-name="P19"><text:span text:style-name="T9"/></text:p>
      <text:p text:style-name="P19"><text:span text:style-name="T9"><text:s text:c="4"/>// attach event listener for exiting road creation mode</text:span></text:p>
      <text:p text:style-name="P19"><text:span text:style-name="T9"><text:s text:c="4"/>document.addEventListener("keydown", function(e)</text:span></text:p>
      <text:p text:style-name="P19"><text:span text:style-name="T9"><text:s text:c="4"/>{</text:span></text:p>
      <text:p text:style-name="P19"><text:span text:style-name="T9"><text:s text:c="8"/>if (e.key === "Escape")</text:span></text:p>
      <text:p text:style-name="P19"><text:span text:style-name="T9"><text:s text:c="8"/>{</text:span></text:p>
      <text:p text:style-name="P19"><text:soft-page-break/><text:span text:style-name="T9"><text:s text:c="12"/>exitRoadCreationMode();</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 creating event handler for mouse down</text:span></text:p>
      <text:p text:style-name="P19"><text:span text:style-name="T9">function createMouseDownHandler(element, state) {</text:span></text:p>
      <text:p text:style-name="P19"><text:span text:style-name="T9"><text:s text:c="4"/>return function(e)</text:span></text:p>
      <text:p text:style-name="P19"><text:span text:style-name="T9"><text:s text:c="4"/>{</text:span></text:p>
      <text:p text:style-name="P19"><text:span text:style-name="T9"><text:s text:c="8"/>// ignore mouse down events on textarea or input elements</text:span></text:p>
      <text:p text:style-name="P19"><text:span text:style-name="T9"><text:s text:c="8"/>if (e.target.tagName === 'TEXTAREA' || e.target.tagName === 'INPUT')</text:span></text:p>
      <text:p text:style-name="P19"><text:span text:style-name="T9"><text:s text:c="8"/>{</text:span></text:p>
      <text:p text:style-name="P19"><text:span text:style-name="T9"><text:s text:c="12"/>return;</text:span></text:p>
      <text:p text:style-name="P19"><text:span text:style-name="T9"><text:s text:c="8"/>}</text:span></text:p>
      <text:p text:style-name="P19"><text:span text:style-name="T9"/></text:p>
      <text:p text:style-name="P19"><text:span text:style-name="T9"><text:s text:c="8"/>e.preventDefault();</text:span></text:p>
      <text:p text:style-name="P19"><text:span text:style-name="T9"/></text:p>
      <text:p text:style-name="P19"><text:span text:style-name="T9"><text:s text:c="8"/>state.startX = e.clientX;</text:span></text:p>
      <text:p text:style-name="P19"><text:span text:style-name="T9"><text:s text:c="8"/>state.startY = e.clientY;</text:span></text:p>
      <text:p text:style-name="P19"><text:span text:style-name="T9"/></text:p>
      <text:p text:style-name="P19"><text:span text:style-name="T9"><text:s text:c="8"/>document.onmousemove = createMouseMoveHandler(element, state);</text:span></text:p>
      <text:p text:style-name="P19"><text:span text:style-name="T9"/></text:p>
      <text:p text:style-name="P19"><text:soft-page-break/><text:span text:style-name="T9"><text:s text:c="8"/>document.onmouseup = createMouseUpHandler();</text:span></text:p>
      <text:p text:style-name="P19"><text:span text:style-name="T9"><text:s text:c="4"/>};</text:span></text:p>
      <text:p text:style-name="P19"><text:span text:style-name="T9">}</text:span></text:p>
      <text:p text:style-name="P19"><text:span text:style-name="T9"/></text:p>
      <text:p text:style-name="P19"><text:span text:style-name="T9">// creating event handler for mouse move</text:span></text:p>
      <text:p text:style-name="P19"><text:span text:style-name="T9">function createMouseMoveHandler(element, state) {</text:span></text:p>
      <text:p text:style-name="P19"><text:span text:style-name="T9"><text:s text:c="4"/>return function(e)</text:span></text:p>
      <text:p text:style-name="P19"><text:span text:style-name="T9"><text:s text:c="4"/>{</text:span></text:p>
      <text:p text:style-name="P19"><text:span text:style-name="T9"><text:s text:c="8"/>// ignore mouse move events on textarea or input elements</text:span></text:p>
      <text:p text:style-name="P19"><text:span text:style-name="T9"><text:s text:c="8"/>if (e.target.tagName === 'TEXTAREA' || e.target.tagName === 'INPUT')</text:span></text:p>
      <text:p text:style-name="P19"><text:span text:style-name="T9"><text:s text:c="8"/>{</text:span></text:p>
      <text:p text:style-name="P19"><text:span text:style-name="T9"><text:s text:c="12"/>return;</text:span></text:p>
      <text:p text:style-name="P19"><text:span text:style-name="T9"><text:s text:c="8"/>}</text:span></text:p>
      <text:p text:style-name="P19"><text:span text:style-name="T9"/></text:p>
      <text:p text:style-name="P19"><text:span text:style-name="T9"><text:s text:c="8"/>e.preventDefault();</text:span></text:p>
      <text:p text:style-name="P19"><text:span text:style-name="T9"/></text:p>
      <text:p text:style-name="P19"><text:span text:style-name="T9"><text:s text:c="8"/>let deltaX = state.startX - e.clientX;</text:span></text:p>
      <text:p text:style-name="P19"><text:span text:style-name="T9"><text:s text:c="8"/>let deltaY = state.startY - e.clientY;</text:span></text:p>
      <text:p text:style-name="P19"><text:span text:style-name="T9"/></text:p>
      <text:p text:style-name="P19"><text:span text:style-name="T9"><text:s text:c="8"/>state.startX = e.clientX;</text:span></text:p>
      <text:p text:style-name="P19"><text:span text:style-name="T9"><text:s text:c="8"/>state.startY = e.clientY;</text:span></text:p>
      <text:p text:style-name="P19"><text:span text:style-name="T9"/></text:p>
      <text:p text:style-name="P19"><text:soft-page-break/><text:span text:style-name="T9"><text:s text:c="8"/>let newTop = element.offsetTop - deltaY;</text:span></text:p>
      <text:p text:style-name="P19"><text:span text:style-name="T9"><text:s text:c="8"/>let newLeft = element.offsetLeft - deltaX;</text:span></text:p>
      <text:p text:style-name="P19"><text:span text:style-name="T9"/></text:p>
      <text:p text:style-name="P19"><text:span text:style-name="T9"><text:s text:c="8"/>element.style.top = newTop + "px";</text:span></text:p>
      <text:p text:style-name="P19"><text:span text:style-name="T9"><text:s text:c="8"/>element.style.left = newLeft + "px";</text:span></text:p>
      <text:p text:style-name="P19"><text:span text:style-name="T9"><text:s text:c="4"/>};</text:span></text:p>
      <text:p text:style-name="P19"><text:span text:style-name="T9">}</text:span></text:p>
      <text:p text:style-name="P19"><text:span text:style-name="T9"/></text:p>
      <text:p text:style-name="P19"><text:span text:style-name="T9">// creating event handler for mouse up</text:span></text:p>
      <text:p text:style-name="P19"><text:span text:style-name="T9">function createMouseUpHandler()</text:span></text:p>
      <text:p text:style-name="P19"><text:span text:style-name="T9">{</text:span></text:p>
      <text:p text:style-name="P19"><text:span text:style-name="T9"><text:s text:c="4"/>return function()</text:span></text:p>
      <text:p text:style-name="P19"><text:span text:style-name="T9"><text:s text:c="4"/>{</text:span></text:p>
      <text:p text:style-name="P19"><text:span text:style-name="T9"><text:s text:c="8"/>document.onmousemove = null;</text:span></text:p>
      <text:p text:style-name="P19"><text:span text:style-name="T9"><text:s text:c="8"/>document.onmouseup = null;</text:span></text:p>
      <text:p text:style-name="P19"><text:span text:style-name="T9"><text:s text:c="4"/>};</text:span></text:p>
      <text:p text:style-name="P19"><text:span text:style-name="T9">}</text:span></text:p>
      <text:p text:style-name="P19"><text:span text:style-name="T9"/></text:p>
      <text:p text:style-name="P19"><text:span text:style-name="T9">// making an element draggable</text:span></text:p>
      <text:p text:style-name="P19"><text:span text:style-name="T9">function makeElementDraggable(element)</text:span></text:p>
      <text:p text:style-name="P19"><text:span text:style-name="T9">{</text:span></text:p>
      <text:p text:style-name="P19"><text:span text:style-name="T9"><text:s text:c="4"/>let state = { startX: 0, startY: 0 };</text:span></text:p>
      <text:p text:style-name="P19"><text:span text:style-name="T9"/></text:p>
      <text:p text:style-name="P19"><text:span text:style-name="T9"><text:s text:c="4"/>element.onmousedown = createMouseDownHandler(element, state);</text:span></text:p>
      <text:p text:style-name="P19"><text:span text:style-name="T9">}</text:span></text:p>
      <text:p text:style-name="P19"><text:soft-page-break/><text:span text:style-name="T9"/></text:p>
      <text:p text:style-name="P19"><text:span text:style-name="T9">// initialize road creation</text:span></text:p>
      <text:p text:style-name="P19"><text:span text:style-name="T9">// makeRoad();</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StructureTextArea.js</text:span></text:p>
      <text:p text:style-name="P19"><text:span text:style-name="T9"/></text:p>
      <text:p text:style-name="P19"><text:span text:style-name="T9">// Get All Structure Attributes</text:span></text:p>
      <text:p text:style-name="P19"><text:span text:style-name="T9">function makeStructureTextArea()</text:span></text:p>
      <text:p text:style-name="P19"><text:span text:style-name="T9">{</text:span></text:p>
      <text:p text:style-name="P19"><text:span text:style-name="T9"><text:s text:c="4"/>let mainDiv = ce("div");</text:span></text:p>
      <text:p text:style-name="P19"><text:span text:style-name="T9"><text:s text:c="4"/>mainDiv.id = "structureTextAreaId";</text:span></text:p>
      <text:p text:style-name="P19"><text:span text:style-name="T9"><text:s text:c="4"/>mainDiv.title = 'makeStructureTextArea();';</text:span></text:p>
      <text:p text:style-name="P19"><text:span text:style-name="T9"><text:s text:c="4"/>mainDiv.style.position = "absolute";</text:span></text:p>
      <text:p text:style-name="P19"><text:span text:style-name="T9"><text:s text:c="4"/>mainDiv.style.left = "20px";</text:span></text:p>
      <text:p text:style-name="P19"><text:span text:style-name="T9"><text:s text:c="4"/>mainDiv.style.top = "200px";</text:span></text:p>
      <text:p text:style-name="P19"><text:span text:style-name="T9"><text:s text:c="4"/>mainDiv.style.display = "flex";</text:span></text:p>
      <text:p text:style-name="P19"><text:span text:style-name="T9"><text:s text:c="4"/>mainDiv.style.flexDirection = "column";</text:span></text:p>
      <text:p text:style-name="P19"><text:soft-page-break/><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let theTextArea = ce("textarea");</text:span></text:p>
      <text:p text:style-name="P19"><text:span text:style-name="T9"><text:s text:c="4"/>theTextArea.id = "textAreaStructureData";</text:span></text:p>
      <text:p text:style-name="P19"><text:span text:style-name="T9"><text:s text:c="4"/>theTextArea.className = "divStyle001";</text:span></text:p>
      <text:p text:style-name="P19"><text:span text:style-name="T9"><text:s text:c="4"/>theTextArea.style.width = "325px";</text:span></text:p>
      <text:p text:style-name="P19"><text:span text:style-name="T9"><text:s text:c="4"/>theTextArea.style.height = "300px";</text:span></text:p>
      <text:p text:style-name="P19"><text:span text:style-name="T9"><text:s text:c="4"/>theTextArea.style.fontSize = '17px';</text:span></text:p>
      <text:p text:style-name="P19"><text:span text:style-name="T9"><text:s text:c="4"/>theTextArea.style.fontWeight = 'normal';</text:span></text:p>
      <text:p text:style-name="P19"><text:span text:style-name="T9"><text:s text:c="4"/>theTextArea.style.color = 'rgb(150, 150, 150)';</text:span></text:p>
      <text:p text:style-name="P19"><text:span text:style-name="T9"><text:s text:c="4"/>theTextArea.style.textAlign = "left";</text:span></text:p>
      <text:p text:style-name="P19"><text:span text:style-name="T9"><text:s text:c="4"/>theTextArea.onclick = function()</text:span></text:p>
      <text:p text:style-name="P19"><text:span text:style-name="T9"><text:s text:c="4"/>{</text:span></text:p>
      <text:p text:style-name="P19"><text:span text:style-name="T9"><text:s text:c="8"/>showStructureData();</text:span></text:p>
      <text:p text:style-name="P19"><text:span text:style-name="T9"><text:s text:c="4"/>};</text:span></text:p>
      <text:p text:style-name="P19"><text:span text:style-name="T9"><text:s text:c="4"/>th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TextArea.onblur = function()</text:span></text:p>
      <text:p text:style-name="P19"><text:span text:style-name="T9"><text:s text:c="4"/>{</text:span></text:p>
      <text:p text:style-name="P19"><text:span text:style-name="T9"><text:s text:c="8"/>keyboardControlOn();</text:span></text:p>
      <text:p text:style-name="P19"><text:span text:style-name="T9"><text:s text:c="4"/>};</text:span></text:p>
      <text:p text:style-name="P19"><text:span text:style-name="T9"><text:s text:c="4"/>mainDiv.append(theTextArea);</text:span></text:p>
      <text:p text:style-name="P19"><text:soft-page-break/><text:span text:style-name="T9"/></text:p>
      <text:p text:style-name="P19"><text:span text:style-name="T9"><text:s text:c="4"/>//-//</text:span></text:p>
      <text:p text:style-name="P19"><text:span text:style-name="T9"/></text:p>
      <text:p text:style-name="P19"><text:span text:style-name="T9"><text:s text:c="4"/>let controlsDiv = ce("div");</text:span></text:p>
      <text:p text:style-name="P19"><text:span text:style-name="T9"><text:s text:c="4"/>controlsDiv.style.display = "flex";</text:span></text:p>
      <text:p text:style-name="P19"><text:span text:style-name="T9"><text:s text:c="4"/>controlsDiv.style.flexDirection = "row";</text:span></text:p>
      <text:p text:style-name="P19"><text:span text:style-name="T9"><text:s text:c="4"/>mainDiv.append(controlsDiv);</text:span></text:p>
      <text:p text:style-name="P19"><text:span text:style-name="T9"/></text:p>
      <text:p text:style-name="P19"><text:span text:style-name="T9"><text:s text:c="4"/>//-//</text:span></text:p>
      <text:p text:style-name="P19"><text:span text:style-name="T9"/></text:p>
      <text:p text:style-name="P19"><text:span text:style-name="T9"><text:s text:c="4"/>let copyButton = ce("button");</text:span></text:p>
      <text:p text:style-name="P19"><text:span text:style-name="T9"><text:s text:c="4"/>copyButton.className = "ourButton";</text:span></text:p>
      <text:p text:style-name="P19"><text:span text:style-name="T9"><text:s text:c="4"/>copyButton.style.color = "rgb(255, 255, 255)";</text:span></text:p>
      <text:p text:style-name="P19"><text:span text:style-name="T9"><text:s text:c="4"/>copyButton.textContent = "Copy";</text:span></text:p>
      <text:p text:style-name="P19"><text:span text:style-name="T9"><text:s text:c="4"/>copyButton.onclick = function()</text:span></text:p>
      <text:p text:style-name="P19"><text:span text:style-name="T9"><text:s text:c="4"/>{</text:span></text:p>
      <text:p text:style-name="P19"><text:span text:style-name="T9"><text:s text:c="8"/>copyIt(theTextArea.id);</text:span></text:p>
      <text:p text:style-name="P19"><text:span text:style-name="T9"><text:s text:c="4"/>};</text:span></text:p>
      <text:p text:style-name="P19"><text:span text:style-name="T9"><text:s text:c="4"/>controlsDiv.append(copyButton);</text:span></text:p>
      <text:p text:style-name="P19"><text:span text:style-name="T9"/></text:p>
      <text:p text:style-name="P19"><text:span text:style-name="T9"><text:s text:c="4"/>//-//</text:span></text:p>
      <text:p text:style-name="P19"><text:span text:style-name="T9"/></text:p>
      <text:p text:style-name="P19"><text:span text:style-name="T9"><text:s text:c="4"/>let downloadButton = ce("button");</text:span></text:p>
      <text:p text:style-name="P19"><text:span text:style-name="T9"><text:s text:c="4"/>downloadButton.className = "ourButton";</text:span></text:p>
      <text:p text:style-name="P19"><text:soft-page-break/><text:span text:style-name="T9"><text:s text:c="4"/>downloadButton.style.color = "rgb(255, 255, 255)";</text:span></text:p>
      <text:p text:style-name="P19"><text:span text:style-name="T9"><text:s text:c="4"/>downloadButton.style.zIndex = "10";</text:span></text:p>
      <text:p text:style-name="P19"><text:span text:style-name="T9"><text:s text:c="4"/>downloadButton.textContent = "Download";</text:span></text:p>
      <text:p text:style-name="P19"><text:span text:style-name="T9"><text:s text:c="4"/>downloadButton.onclick = function()</text:span></text:p>
      <text:p text:style-name="P19"><text:span text:style-name="T9"><text:s text:c="4"/>{</text:span></text:p>
      <text:p text:style-name="P19"><text:span text:style-name="T9"><text:s text:c="8"/>downloadStructureData();</text:span></text:p>
      <text:p text:style-name="P19"><text:span text:style-name="T9"><text:s text:c="4"/>};</text:span></text:p>
      <text:p text:style-name="P19"><text:span text:style-name="T9"><text:s text:c="4"/>controlsDiv.append(downloadButton);</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Video.js</text:span></text:p>
      <text:p text:style-name="P19"><text:span text:style-name="T9"/></text:p>
      <text:p text:style-name="P19"><text:span text:style-name="T9">function makeVideo(whichVideoId)</text:span></text:p>
      <text:p text:style-name="P19"><text:span text:style-name="T9">{</text:span></text:p>
      <text:p text:style-name="P19"><text:span text:style-name="T9"><text:s text:c="4"/>let videoId = whichVideoId;</text:span></text:p>
      <text:p text:style-name="P19"><text:span text:style-name="T9"/></text:p>
      <text:p text:style-name="P19"><text:soft-page-break/><text:span text:style-name="T9"><text:s text:c="4"/>let youTubeVideo = ce("iframe");</text:span></text:p>
      <text:p text:style-name="P19"><text:span text:style-name="T9"><text:s text:c="4"/>youTubeVideo.style.position = "absolute";</text:span></text:p>
      <text:p text:style-name="P19"><text:span text:style-name="T9"><text:s text:c="4"/>youTubeVideo.style.left = positionGet(activePlayer).x;</text:span></text:p>
      <text:p text:style-name="P19"><text:span text:style-name="T9"><text:s text:c="4"/>youTubeVideo.style.top = positionGet(activePlayer).y;</text:span></text:p>
      <text:p text:style-name="P19"><text:span text:style-name="T9"><text:s text:c="4"/>youTubeVideo.width = '560';</text:span></text:p>
      <text:p text:style-name="P19"><text:span text:style-name="T9"><text:s text:c="4"/>youTubeVideo.height = '315';</text:span></text:p>
      <text:p text:style-name="P19"><text:span text:style-name="T9"><text:s text:c="4"/>youTubeVideo.src = `https://www.youtube.com/embed/${videoId}`;</text:span></text:p>
      <text:p text:style-name="P19"><text:span text:style-name="T9"><text:s text:c="4"/>youTubeVideo.frameBorder = '0';</text:span></text:p>
      <text:p text:style-name="P19"><text:span text:style-name="T9"><text:s text:c="4"/>youTubeVideo.allowFullscreen = true;</text:span></text:p>
      <text:p text:style-name="P19"><text:span text:style-name="T9"><text:s text:c="4"/>ba(youTubeVideo);</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SectionTitle.js</text:span></text:p>
      <text:p text:style-name="P19"><text:span text:style-name="T9"/></text:p>
      <text:p text:style-name="P19"><text:soft-page-break/><text:span text:style-name="T9">function makeSectionTitle()</text:span></text:p>
      <text:p text:style-name="P19"><text:span text:style-name="T9">{</text:span></text:p>
      <text:p text:style-name="P19"><text:span text:style-name="T9"><text:s text:c="4"/>let sectionId = 'titleSection';</text:span></text:p>
      <text:p text:style-name="P19"><text:span text:style-name="T9"/></text:p>
      <text:p text:style-name="P19"><text:span text:style-name="T9"><text:s text:c="4"/>let mainDiv = ce('div');</text:span></text:p>
      <text:p text:style-name="P19"><text:span text:style-name="T9"><text:s text:c="4"/>mainDiv.id = sectionId;</text:span></text:p>
      <text:p text:style-name="P19"><text:span text:style-name="T9"><text:s text:c="4"/>mainDiv.style.position = 'absolute';</text:span></text:p>
      <text:p text:style-name="P19"><text:span text:style-name="T9"><text:s text:c="4"/>mainDiv.style.left = '20px';</text:span></text:p>
      <text:p text:style-name="P19"><text:span text:style-name="T9"><text:s text:c="4"/>mainDiv.style.top = '20px';</text:span></text:p>
      <text:p text:style-name="P19"><text:span text:style-name="T9"><text:s text:c="4"/>mainDiv.style.display = 'flex';</text:span></text:p>
      <text:p text:style-name="P19"><text:span text:style-name="T9"><text:s text:c="4"/>mainDiv.style.flexDirection = 'column';</text:span></text:p>
      <text:p text:style-name="P19"><text:span text:style-name="T9"><text:s text:c="4"/>// horiztonal</text:span></text:p>
      <text:p text:style-name="P19"><text:span text:style-name="T9"><text:s text:c="4"/>mainDiv.style.justifyContent = 'center';</text:span></text:p>
      <text:p text:style-name="P19"><text:span text:style-name="T9"><text:s text:c="4"/>// vertical</text:span></text:p>
      <text:p text:style-name="P19"><text:span text:style-name="T9"><text:s text:c="4"/>mainDiv.style.alignItems = 'center';</text:span></text:p>
      <text:p text:style-name="P19"><text:span text:style-name="T9"><text:s text:c="4"/>ba(mainDiv);</text:span></text:p>
      <text:p text:style-name="P19"><text:span text:style-name="T9"/></text:p>
      <text:p text:style-name="P19"><text:span text:style-name="T9"><text:s text:c="4"/>makeElementDraggable(mainDiv);</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makeDedication.js</text:span></text:p>
      <text:p text:style-name="P19"><text:span text:style-name="T9"/></text:p>
      <text:p text:style-name="P19"><text:span text:style-name="T9">function makeDedication()</text:span></text:p>
      <text:p text:style-name="P19"><text:span text:style-name="T9">{</text:span></text:p>
      <text:p text:style-name="P19"><text:span text:style-name="T9"><text:s text:c="4"/>let dedication = ce(`div`);</text:span></text:p>
      <text:p text:style-name="P19"><text:span text:style-name="T9"><text:s text:c="4"/>dedication.id = `dedication`;</text:span></text:p>
      <text:p text:style-name="P19"><text:span text:style-name="T9"><text:s text:c="4"/>dedication.className = `glowBlue`;</text:span></text:p>
      <text:p text:style-name="P19"><text:span text:style-name="T9"><text:s text:c="4"/>dedication.style.transition = `opacity 5.5s ease`;</text:span></text:p>
      <text:p text:style-name="P19"><text:span text:style-name="T9"><text:s text:c="4"/>dedication.style.opacity = 0;</text:span></text:p>
      <text:p text:style-name="P19"><text:span text:style-name="T9"><text:s text:c="4"/>dedication.style.whiteSpace = 'nowrap';</text:span></text:p>
      <text:p text:style-name="P19"><text:span text:style-name="T9"><text:s text:c="4"/>dedication.innerText = `Dedicated to God the Father`;</text:span></text:p>
      <text:p text:style-name="P19"><text:span text:style-name="T9"/></text:p>
      <text:p text:style-name="P19"><text:span text:style-name="T9"><text:s text:c="4"/>setTimeout(function()</text:span></text:p>
      <text:p text:style-name="P19"><text:span text:style-name="T9"><text:s text:c="4"/>{</text:span></text:p>
      <text:p text:style-name="P19"><text:span text:style-name="T9"><text:s text:c="8"/>dedication.style.opacity = 1.0; </text:span></text:p>
      <text:p text:style-name="P19"><text:span text:style-name="T9"><text:s text:c="4"/>}, 1000);</text:span></text:p>
      <text:p text:style-name="P19"><text:span text:style-name="T9"/></text:p>
      <text:p text:style-name="P19"><text:span text:style-name="T9"><text:s text:c="4"/>if (ge('titleSection'))</text:span></text:p>
      <text:p text:style-name="P19"><text:span text:style-name="T9"><text:s text:c="4"/>{</text:span></text:p>
      <text:p text:style-name="P19"><text:span text:style-name="T9"><text:s text:c="8"/>ge('titleSection').append(dedication);</text:span></text:p>
      <text:p text:style-name="P19"><text:span text:style-name="T9"><text:s text:c="4"/>}</text:span></text:p>
      <text:p text:style-name="P19"><text:soft-page-break/><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akeEngineTitle.js</text:span></text:p>
      <text:p text:style-name="P19"><text:span text:style-name="T9"/></text:p>
      <text:p text:style-name="P19"><text:span text:style-name="T9">function makeEngineTitle()</text:span></text:p>
      <text:p text:style-name="P19"><text:span text:style-name="T9">{</text:span></text:p>
      <text:p text:style-name="P19"><text:span text:style-name="T9"><text:s text:c="4"/>let gameEngineTitle = ce("div");</text:span></text:p>
      <text:p text:style-name="P19"><text:span text:style-name="T9"><text:s text:c="4"/>gameEngineTitle.id = "gameEngineTitle";</text:span></text:p>
      <text:p text:style-name="P19"><text:span text:style-name="T9"><text:s text:c="4"/>gameEngineTitle.className = "glowRed";</text:span></text:p>
      <text:p text:style-name="P19"><text:span text:style-name="T9"><text:s text:c="4"/>gameEngineTitle.innerText = "Topalian Game Engine Data Navigator";</text:span></text:p>
      <text:p text:style-name="P19"><text:span text:style-name="T9"><text:s text:c="4"/>gameEngineTitle.style.transition = `opacity 5.5s ease`;</text:span></text:p>
      <text:p text:style-name="P19"><text:span text:style-name="T9"><text:s text:c="4"/>gameEngineTitle.style.opacity = 0;</text:span></text:p>
      <text:p text:style-name="P19"><text:span text:style-name="T9"><text:s text:c="4"/>gameEngineTitle.style.whiteSpace = 'nowrap';</text:span></text:p>
      <text:p text:style-name="P19"><text:span text:style-name="T9"><text:s text:c="4"/>setTimeout(function()</text:span></text:p>
      <text:p text:style-name="P19"><text:soft-page-break/><text:span text:style-name="T9"><text:s text:c="4"/>{</text:span></text:p>
      <text:p text:style-name="P19"><text:span text:style-name="T9"><text:s text:c="8"/>gameEngineTitle.style.opacity = 1.0; </text:span></text:p>
      <text:p text:style-name="P19"><text:span text:style-name="T9"><text:s text:c="4"/>}, 4000);</text:span></text:p>
      <text:p text:style-name="P19"><text:span text:style-name="T9"/></text:p>
      <text:p text:style-name="P19"><text:span text:style-name="T9"><text:s text:c="4"/>if (ge('titleSection'))</text:span></text:p>
      <text:p text:style-name="P19"><text:span text:style-name="T9"><text:s text:c="4"/>{</text:span></text:p>
      <text:p text:style-name="P19"><text:span text:style-name="T9"><text:s text:c="8"/>ge('titleSection').append(gameEngineTitle);</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Instructions.js</text:span></text:p>
      <text:p text:style-name="P19"><text:span text:style-name="T9"/></text:p>
      <text:p text:style-name="P19"><text:span text:style-name="T9">function menuInstructions()</text:span></text:p>
      <text:p text:style-name="P19"><text:span text:style-name="T9">{</text:span></text:p>
      <text:p text:style-name="P19"><text:span text:style-name="T9"><text:s text:c="4"/>let menuId = 'menuInstructions';</text:span></text:p>
      <text:p text:style-name="P19"><text:span text:style-name="T9"/></text:p>
      <text:p text:style-name="P19"><text:soft-page-break/><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theMenu.style.height = '200px';</text:span></text:p>
      <text:p text:style-name="P19"><text:soft-page-break/><text:span text:style-name="T9"><text:s text:c="4"/>theMenu.style.fontSize = '2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dedication = ce("div");</text:span></text:p>
      <text:p text:style-name="P19"><text:span text:style-name="T9"><text:s text:c="4"/>dedication.textContent = "Instructions";</text:span></text:p>
      <text:p text:style-name="P19"><text:span text:style-name="T9"><text:s text:c="4"/>theMenu.append(dedication);</text:span></text:p>
      <text:p text:style-name="P19"><text:span text:style-name="T9"/></text:p>
      <text:p text:style-name="P19"><text:span text:style-name="T9"><text:s text:c="4"/>//-//</text:span></text:p>
      <text:p text:style-name="P19"><text:span text:style-name="T9"/></text:p>
      <text:p text:style-name="P19"><text:span text:style-name="T9"><text:s text:c="4"/>let hrUnderDedication = ce('hr');</text:span></text:p>
      <text:p text:style-name="P19"><text:span text:style-name="T9"><text:s text:c="4"/>hrUnderDedication.style.marginBottom = '10px';</text:span></text:p>
      <text:p text:style-name="P19"><text:span text:style-name="T9"><text:s text:c="4"/>theMenu.append(hrUnderDedication);</text:span></text:p>
      <text:p text:style-name="P19"><text:span text:style-name="T9"/></text:p>
      <text:p text:style-name="P19"><text:span text:style-name="T9"><text:s text:c="4"/>//-//</text:span></text:p>
      <text:p text:style-name="P19"><text:span text:style-name="T9"/></text:p>
      <text:p text:style-name="P19"><text:soft-page-break/><text:span text:style-name="T9"><text:s text:c="4"/>let instruction1 = ce("div");</text:span></text:p>
      <text:p text:style-name="P19"><text:span text:style-name="T9"><text:s text:c="4"/>instruction1.innerHTML = "&lt;b&gt;W&lt;/b&gt; is Up, &lt;b&gt;S&lt;/b&gt; is Down, &lt;b&gt;A&lt;/b&gt; is Left, &lt;b&gt;D&lt;/b&gt; is Right";</text:span></text:p>
      <text:p text:style-name="P19"><text:span text:style-name="T9"><text:s text:c="4"/>theMenu.append(instruction1);</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2 = ce("div");</text:span></text:p>
      <text:p text:style-name="P19"><text:span text:style-name="T9"><text:s text:c="4"/>instruction2.innerHTML = "Numbers &lt;b&gt;1 to 9&lt;/b&gt; Changes Speed";</text:span></text:p>
      <text:p text:style-name="P19"><text:span text:style-name="T9"><text:s text:c="4"/>theMenu.append(instruction2);</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3 = ce("div");</text:span></text:p>
      <text:p text:style-name="P19"><text:soft-page-break/><text:span text:style-name="T9"><text:s text:c="4"/>instruction3.innerHTML = "&lt;b&gt;0 - + BackSpace Home End&lt;/b&gt; for FASTER SPEEDS";</text:span></text:p>
      <text:p text:style-name="P19"><text:span text:style-name="T9"><text:s text:c="4"/>theMenu.append(instruction3);</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4 = ce("div");</text:span></text:p>
      <text:p text:style-name="P19"><text:span text:style-name="T9"><text:s text:c="4"/>instruction4.innerHTML = "&lt;b&gt;Z&lt;/b&gt; for Player Menu or &lt;b&gt;Double Click&lt;/b&gt; on Player for Player Menu";</text:span></text:p>
      <text:p text:style-name="P19"><text:span text:style-name="T9"><text:s text:c="4"/>theMenu.append(instruction4);</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5 = ce("div");</text:span></text:p>
      <text:p text:style-name="P19"><text:span text:style-name="T9"><text:s text:c="4"/>instruction5.innerHTML = "&lt;b&gt;X&lt;/b&gt; to start Mouse Position Mode";</text:span></text:p>
      <text:p text:style-name="P19"><text:soft-page-break/><text:span text:style-name="T9"><text:s text:c="4"/>theMenu.append(instruction5);</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6 = ce("div");</text:span></text:p>
      <text:p text:style-name="P19"><text:span text:style-name="T9"><text:s text:c="4"/>instruction6.innerHTML = "&lt;b&gt;Left Click&lt;/b&gt; to find Mouse Position";</text:span></text:p>
      <text:p text:style-name="P19"><text:span text:style-name="T9"><text:s text:c="4"/>theMenu.append(instruction6);</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7 = ce("div");</text:span></text:p>
      <text:p text:style-name="P19"><text:span text:style-name="T9"><text:s text:c="4"/>instruction7.innerHTML = "&lt;b&gt;V&lt;/b&gt; to end Mouse Position mode";</text:span></text:p>
      <text:p text:style-name="P19"><text:span text:style-name="T9"><text:s text:c="4"/>theMenu.append(instruction7);</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8 = ce("div");</text:span></text:p>
      <text:p text:style-name="P19"><text:span text:style-name="T9"><text:s text:c="4"/>instruction8.innerHTML = "&lt;b&gt;B&lt;/b&gt; for Structure Mode";</text:span></text:p>
      <text:p text:style-name="P19"><text:span text:style-name="T9"><text:s text:c="4"/>theMenu.append(instruction8);</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9 = ce("div");</text:span></text:p>
      <text:p text:style-name="P19"><text:span text:style-name="T9"><text:s text:c="4"/>instruction9.innerHTML = "&lt;b&gt;Left Click&lt;/b&gt; to Place a Structure";</text:span></text:p>
      <text:p text:style-name="P19"><text:span text:style-name="T9"><text:s text:c="4"/>theMenu.append(instruction9);</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oft-page-break/><text:span text:style-name="T9"><text:s text:c="4"/>let instruction10 = ce("div");</text:span></text:p>
      <text:p text:style-name="P19"><text:span text:style-name="T9"><text:s text:c="4"/>instruction10.innerHTML = "&lt;b&gt;ESC&lt;/b&gt; to Exit Structure Mode";</text:span></text:p>
      <text:p text:style-name="P19"><text:span text:style-name="T9"><text:s text:c="4"/>theMenu.append(instruction10);</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1 = ce("div");</text:span></text:p>
      <text:p text:style-name="P19"><text:span text:style-name="T9"><text:s text:c="4"/>instruction11.innerHTML = "&lt;b&gt;Right Click&lt;/b&gt; any Structure to EDIT that Structure";</text:span></text:p>
      <text:p text:style-name="P19"><text:span text:style-name="T9"><text:s text:c="4"/>theMenu.append(instruction11);</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2 = ce("div");</text:span></text:p>
      <text:p text:style-name="P19"><text:span text:style-name="T9"><text:s text:c="4"/>instruction12.innerHTML = "&lt;b&gt;Delete&lt;/b&gt; to Remove Structures";</text:span></text:p>
      <text:p text:style-name="P19"><text:soft-page-break/><text:span text:style-name="T9"><text:s text:c="4"/>theMenu.append(instruction12);</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3 = ce("div");</text:span></text:p>
      <text:p text:style-name="P19"><text:span text:style-name="T9"><text:s text:c="4"/>instruction13.innerHTML = "&lt;b&gt;J&lt;/b&gt; to Create a Structures GoTo Menu";</text:span></text:p>
      <text:p text:style-name="P19"><text:span text:style-name="T9"><text:s text:c="4"/>theMenu.append(instruction13);</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4 = ce("div");</text:span></text:p>
      <text:p text:style-name="P19"><text:span text:style-name="T9"><text:s text:c="4"/>instruction14.innerHTML = "&lt;b&gt;P&lt;/b&gt; for Color Player Menu";</text:span></text:p>
      <text:p text:style-name="P19"><text:span text:style-name="T9"><text:s text:c="4"/>theMenu.append(instruction14);</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5 = ce("div");</text:span></text:p>
      <text:p text:style-name="P19"><text:span text:style-name="T9"><text:s text:c="4"/>instruction15.innerHTML = "&lt;b&gt;T&lt;/b&gt; for Texture Player Menu";</text:span></text:p>
      <text:p text:style-name="P19"><text:span text:style-name="T9"><text:s text:c="4"/>theMenu.append(instruction15);</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6 = ce("div");</text:span></text:p>
      <text:p text:style-name="P19"><text:span text:style-name="T9"><text:s text:c="4"/>instruction16.innerHTML = "&lt;b&gt;O&lt;/b&gt; for Player Opacity Menu";</text:span></text:p>
      <text:p text:style-name="P19"><text:span text:style-name="T9"><text:s text:c="4"/>theMenu.append(instruction16);</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oft-page-break/><text:span text:style-name="T9"><text:s text:c="4"/>let instruction17 = ce("div");</text:span></text:p>
      <text:p text:style-name="P19"><text:span text:style-name="T9"><text:s text:c="4"/>instruction17.innerHTML = "&lt;b&gt;N&lt;/b&gt; for Transparent, M for Solid";</text:span></text:p>
      <text:p text:style-name="P19"><text:span text:style-name="T9"><text:s text:c="4"/>theMenu.append(instruction17);</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8 = ce("div");</text:span></text:p>
      <text:p text:style-name="P19"><text:span text:style-name="T9"><text:s text:c="4"/>instruction18.innerHTML = "&lt;b&gt;G&lt;/b&gt; for Clearing Player Text";</text:span></text:p>
      <text:p text:style-name="P19"><text:span text:style-name="T9"><text:s text:c="4"/>theMenu.append(instruction18);</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9 = ce("div");</text:span></text:p>
      <text:p text:style-name="P19"><text:span text:style-name="T9"><text:s text:c="4"/>instruction19.innerHTML = "&lt;b&gt;Control + F&lt;/b&gt; to Search, then Left Click to Travel to Search Result";</text:span></text:p>
      <text:p text:style-name="P19"><text:soft-page-break/><text:span text:style-name="T9"><text:s text:c="4"/>theMenu.append(instruction19);</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linkToCode = ce("a");</text:span></text:p>
      <text:p text:style-name="P19"><text:span text:style-name="T9"><text:s text:c="4"/>linkToCode.href = "https://github.com/ChristopherTopalian/TopalianGameEngineDataNavigator";</text:span></text:p>
      <text:p text:style-name="P19"><text:span text:style-name="T9"><text:s text:c="4"/>linkToCode.target = "_blank";</text:span></text:p>
      <text:p text:style-name="P19"><text:span text:style-name="T9"><text:s text:c="4"/>linkToCode.textContent = "Christopher Topalian Data Navigator Code Here";</text:span></text:p>
      <text:p text:style-name="P19"><text:span text:style-name="T9"><text:s text:c="4"/>theMenu.append(linkToCod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oft-page-break/><text:span text:style-name="T9"/></text:p>
      <text:p text:style-name="P19"><text:span text:style-name="T9">// menuPlayer.js</text:span></text:p>
      <text:p text:style-name="P19"><text:span text:style-name="T9"/></text:p>
      <text:p text:style-name="P19"><text:span text:style-name="T9">function menuPlayer()</text:span></text:p>
      <text:p text:style-name="P19"><text:span text:style-name="T9">{</text:span></text:p>
      <text:p text:style-name="P19"><text:span text:style-name="T9"><text:s text:c="4"/>let menuId = 'menuPlayer';</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makeElementDraggable(mainDiv);</text:span></text:p>
      <text:p text:style-name="P19"><text:span text:style-name="T9"/></text:p>
      <text:p text:style-name="P19"><text:soft-page-break/><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width = '200px';</text:span></text:p>
      <text:p text:style-name="P19"><text:span text:style-name="T9"><text:s text:c="4"/>theMenu.style.height = '200px';</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 (1 line of code)</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 close button, (2 lines of code)</text:span></text:p>
      <text:p text:style-name="P19"><text:span text:style-name="T9"><text:s text:c="4"/>// let closeButton = makeCloseButton(menuId);</text:span></text:p>
      <text:p text:style-name="P19"><text:span text:style-name="T9"><text:s text:c="4"/>// mainDiv.append(closeButton);</text:span></text:p>
      <text:p text:style-name="P19"><text:span text:style-name="T9"/></text:p>
      <text:p text:style-name="P19"><text:span text:style-name="T9"><text:s text:c="4"/>//-//</text:span></text:p>
      <text:p text:style-name="P19"><text:span text:style-name="T9"/></text:p>
      <text:p text:style-name="P19"><text:span text:style-name="T9"><text:s text:c="4"/>/*</text:span></text:p>
      <text:p text:style-name="P19"><text:span text:style-name="T9"><text:s text:c="4"/>// close button, (many lines of code)</text:span></text:p>
      <text:p text:style-name="P19"><text:soft-page-break/><text:span text:style-name="T9"><text:s text:c="4"/>let closeButton = ce("button");</text:span></text:p>
      <text:p text:style-name="P19"><text:span text:style-name="T9"><text:s text:c="4"/>closeButton.className = "ourButton";</text:span></text:p>
      <text:p text:style-name="P19"><text:span text:style-name="T9"><text:s text:c="4"/>closeButton.style.position = "absolute";</text:span></text:p>
      <text:p text:style-name="P19"><text:span text:style-name="T9"><text:s text:c="4"/>closeButton.style.top = "0px";</text:span></text:p>
      <text:p text:style-name="P19"><text:span text:style-name="T9"><text:s text:c="4"/>closeButton.style.right = "15px";</text:span></text:p>
      <text:p text:style-name="P19"><text:span text:style-name="T9"><text:s text:c="4"/>closeButton.textContent = 'X';</text:span></text:p>
      <text:p text:style-name="P19"><text:span text:style-name="T9"><text:s text:c="4"/>closeButton.style.cursor = 'pointer';</text:span></text:p>
      <text:p text:style-name="P19"><text:span text:style-name="T9"><text:s text:c="4"/>closeButton.style.fontSize = '10px';</text:span></text:p>
      <text:p text:style-name="P19"><text:span text:style-name="T9"><text:s text:c="4"/>closeButton.onclick = function()</text:span></text:p>
      <text:p text:style-name="P19"><text:span text:style-name="T9"><text:s text:c="4"/>{</text:span></text:p>
      <text:p text:style-name="P19"><text:span text:style-name="T9"><text:s text:c="8"/>clickSound();</text:span></text:p>
      <text:p text:style-name="P19"><text:span text:style-name="T9"><text:s text:c="8"/>removeElement(whichMenuId);</text:span></text:p>
      <text:p text:style-name="P19"><text:span text:style-name="T9"><text:s text:c="8"/>keyboardControlOn();</text:span></text:p>
      <text:p text:style-name="P19"><text:span text:style-name="T9"><text:s text:c="4"/>};</text:span></text:p>
      <text:p text:style-name="P19"><text:span text:style-name="T9"><text:s text:c="4"/>clos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mainDiv.append(close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 prevent menu leaving screen on left side</text:span></text:p>
      <text:p text:style-name="P19"><text:span text:style-name="T9"><text:s text:c="4"/>if (positionGet(menuId).x &lt;= 100)</text:span></text:p>
      <text:p text:style-name="P19"><text:span text:style-name="T9"><text:s text:c="4"/>{</text:span></text:p>
      <text:p text:style-name="P19"><text:soft-page-break/><text:span text:style-name="T9"><text:s text:c="8"/>theMenu.style.left = 50;</text:span></text:p>
      <text:p text:style-name="P19"><text:span text:style-name="T9"><text:s text:c="4"/>}</text:span></text:p>
      <text:p text:style-name="P19"><text:span text:style-name="T9"/></text:p>
      <text:p text:style-name="P19"><text:span text:style-name="T9"><text:s text:c="4"/>// prevent menu going off screen top side</text:span></text:p>
      <text:p text:style-name="P19"><text:span text:style-name="T9"><text:s text:c="4"/>if (positionGet(menuId).y &lt;= 200)</text:span></text:p>
      <text:p text:style-name="P19"><text:span text:style-name="T9"><text:s text:c="4"/>{</text:span></text:p>
      <text:p text:style-name="P19"><text:span text:style-name="T9"><text:s text:c="8"/>theMenu.style.top = 50;</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sText = ce("span");</text:span></text:p>
      <text:p text:style-name="P19"><text:span text:style-name="T9"><text:s text:c="4"/>instructionsText.id = 'instructionsText';</text:span></text:p>
      <text:p text:style-name="P19"><text:span text:style-name="T9"><text:s text:c="4"/>instructionsText.className = "textCompact";</text:span></text:p>
      <text:p text:style-name="P19"><text:span text:style-name="T9"><text:s text:c="4"/>instructionsText.textContent = "Instructions";</text:span></text:p>
      <text:p text:style-name="P19"><text:span text:style-name="T9"><text:s text:c="4"/>theMenu.append(instructions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oft-page-break/><text:span text:style-name="T9"/></text:p>
      <text:p text:style-name="P19"><text:span text:style-name="T9"><text:s text:c="4"/>//-//</text:span></text:p>
      <text:p text:style-name="P19"><text:span text:style-name="T9"/></text:p>
      <text:p text:style-name="P19"><text:span text:style-name="T9"><text:s text:c="4"/>let instructionsButton = ce("button");</text:span></text:p>
      <text:p text:style-name="P19"><text:span text:style-name="T9"><text:s text:c="4"/>instructionsButton.id = 'instructionsButton';</text:span></text:p>
      <text:p text:style-name="P19"><text:span text:style-name="T9"><text:s text:c="4"/>instructionsButton.className = "ourButton";</text:span></text:p>
      <text:p text:style-name="P19"><text:span text:style-name="T9"><text:s text:c="4"/>instructionsButton.textContent = 'Instructions';</text:span></text:p>
      <text:p text:style-name="P19"><text:span text:style-name="T9"><text:s text:c="4"/>instructions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instructionsButton.onclick = function()</text:span></text:p>
      <text:p text:style-name="P19"><text:span text:style-name="T9"><text:s text:c="4"/>{</text:span></text:p>
      <text:p text:style-name="P19"><text:span text:style-name="T9"><text:s text:c="8"/>clickSound();</text:span></text:p>
      <text:p text:style-name="P19"><text:span text:style-name="T9"><text:s text:c="8"/>menuInstructions();</text:span></text:p>
      <text:p text:style-name="P19"><text:span text:style-name="T9"><text:s text:c="4"/>};</text:span></text:p>
      <text:p text:style-name="P19"><text:span text:style-name="T9"><text:s text:c="4"/>theMenu.append(instructions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oft-page-break/><text:span text:style-name="T9"/></text:p>
      <text:p text:style-name="P19"><text:span text:style-name="T9"><text:s text:c="4"/>let goToText = ce("span");</text:span></text:p>
      <text:p text:style-name="P19"><text:span text:style-name="T9"><text:s text:c="4"/>goToText.textContent = "Go To";</text:span></text:p>
      <text:p text:style-name="P19"><text:span text:style-name="T9"><text:s text:c="4"/>goToText.className = "textCompact";</text:span></text:p>
      <text:p text:style-name="P19"><text:span text:style-name="T9"><text:s text:c="4"/>theMenu.append(goTo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sections =</text:span></text:p>
      <text:p text:style-name="P19"><text:span text:style-name="T9"><text:s text:c="4"/>[</text:span></text:p>
      <text:p text:style-name="P19"><text:span text:style-name="T9"><text:s text:c="8"/>{</text:span></text:p>
      <text:p text:style-name="P19"><text:span text:style-name="T9"><text:s text:c="12"/>name: 'Scripting',</text:span></text:p>
      <text:p text:style-name="P19"><text:span text:style-name="T9"><text:s text:c="12"/>class: 'ourButton',</text:span></text:p>
      <text:p text:style-name="P19"><text:span text:style-name="T9"><text:s text:c="12"/>whenClicked: `travelTo('scripting');`</text:span></text:p>
      <text:p text:style-name="P19"><text:span text:style-name="T9"><text:s text:c="8"/>},</text:span></text:p>
      <text:p text:style-name="P19"><text:span text:style-name="T9"/></text:p>
      <text:p text:style-name="P19"><text:span text:style-name="T9"><text:s text:c="8"/>{</text:span></text:p>
      <text:p text:style-name="P19"><text:span text:style-name="T9"><text:s text:c="12"/>name: 'Evidence',</text:span></text:p>
      <text:p text:style-name="P19"><text:span text:style-name="T9"><text:s text:c="12"/>class: 'ourButton',</text:span></text:p>
      <text:p text:style-name="P19"><text:span text:style-name="T9"><text:s text:c="12"/>whenClicked: `travelTo('evidence');`</text:span></text:p>
      <text:p text:style-name="P19"><text:span text:style-name="T9"><text:s text:c="8"/>},</text:span></text:p>
      <text:p text:style-name="P19"><text:span text:style-name="T9"/></text:p>
      <text:p text:style-name="P19"><text:soft-page-break/><text:span text:style-name="T9"><text:s text:c="8"/>{</text:span></text:p>
      <text:p text:style-name="P19"><text:span text:style-name="T9"><text:s text:c="12"/>name: 'Books',</text:span></text:p>
      <text:p text:style-name="P19"><text:span text:style-name="T9"><text:s text:c="12"/>class: 'ourButton',</text:span></text:p>
      <text:p text:style-name="P19"><text:span text:style-name="T9"><text:s text:c="12"/>whenClicked: `travelTo('books');`</text:span></text:p>
      <text:p text:style-name="P19"><text:span text:style-name="T9"><text:s text:c="8"/>},</text:span></text:p>
      <text:p text:style-name="P19"><text:span text:style-name="T9"/></text:p>
      <text:p text:style-name="P19"><text:span text:style-name="T9"><text:s text:c="8"/>{</text:span></text:p>
      <text:p text:style-name="P19"><text:span text:style-name="T9"><text:s text:c="12"/>name: 'News',</text:span></text:p>
      <text:p text:style-name="P19"><text:span text:style-name="T9"><text:s text:c="12"/>class: 'ourButton',</text:span></text:p>
      <text:p text:style-name="P19"><text:span text:style-name="T9"><text:s text:c="12"/>whenClicked: `travelTo('news');`</text:span></text:p>
      <text:p text:style-name="P19"><text:span text:style-name="T9"><text:s text:c="8"/>}</text:span></text:p>
      <text:p text:style-name="P19"><text:span text:style-name="T9"><text:s text:c="4"/>];</text:span></text:p>
      <text:p text:style-name="P19"><text:span text:style-name="T9"/></text:p>
      <text:p text:style-name="P19"><text:span text:style-name="T9"><text:s text:c="4"/>for (let i = 0; i &lt; sections.length; i++)</text:span></text:p>
      <text:p text:style-name="P19"><text:span text:style-name="T9"><text:s text:c="4"/>{</text:span></text:p>
      <text:p text:style-name="P19"><text:span text:style-name="T9"><text:s text:c="8"/>let travelToButton = ce("button");</text:span></text:p>
      <text:p text:style-name="P19"><text:span text:style-name="T9"><text:s text:c="8"/>travelToButton.textContent = sections[i].name;</text:span></text:p>
      <text:p text:style-name="P19"><text:span text:style-name="T9"><text:s text:c="8"/>travelToButton.className = sections[i].class;</text:span></text:p>
      <text:p text:style-name="P19"><text:span text:style-name="T9"><text:s text:c="8"/>travelToButton.onmouseover = function()</text:span></text:p>
      <text:p text:style-name="P19"><text:span text:style-name="T9"><text:s text:c="8"/>{</text:span></text:p>
      <text:p text:style-name="P19"><text:span text:style-name="T9"><text:s text:c="12"/>hoverSound();</text:span></text:p>
      <text:p text:style-name="P19"><text:span text:style-name="T9"><text:s text:c="8"/>};</text:span></text:p>
      <text:p text:style-name="P19"><text:span text:style-name="T9"><text:s text:c="8"/>travelToButton.onclick = function()</text:span></text:p>
      <text:p text:style-name="P19"><text:span text:style-name="T9"><text:s text:c="8"/>{</text:span></text:p>
      <text:p text:style-name="P19"><text:soft-page-break/><text:span text:style-name="T9"><text:s text:c="12"/>clickSound();</text:span></text:p>
      <text:p text:style-name="P19"><text:span text:style-name="T9"><text:s text:c="12"/>eval(sections[i].whenClicked);</text:span></text:p>
      <text:p text:style-name="P19"><text:span text:style-name="T9"><text:s text:c="8"/>};</text:span></text:p>
      <text:p text:style-name="P19"><text:span text:style-name="T9"><text:s text:c="8"/>theMenu.append(travelTo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audioText = ce("span");</text:span></text:p>
      <text:p text:style-name="P19"><text:span text:style-name="T9"><text:s text:c="4"/>audioText.textContent = "Audio";</text:span></text:p>
      <text:p text:style-name="P19"><text:span text:style-name="T9"><text:s text:c="4"/>audioText.className = "textCompact";</text:span></text:p>
      <text:p text:style-name="P19"><text:span text:style-name="T9"><text:s text:c="4"/>theMenu.append(audio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songButton = ce("button");</text:span></text:p>
      <text:p text:style-name="P19"><text:span text:style-name="T9"><text:s text:c="4"/>songButton.textContent = "Songs";</text:span></text:p>
      <text:p text:style-name="P19"><text:span text:style-name="T9"><text:s text:c="4"/>songButton.className = "ourButton";</text:span></text:p>
      <text:p text:style-name="P19"><text:soft-page-break/><text:span text:style-name="T9"><text:s text:c="4"/>song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songButton.onclick = function()</text:span></text:p>
      <text:p text:style-name="P19"><text:span text:style-name="T9"><text:s text:c="4"/>{</text:span></text:p>
      <text:p text:style-name="P19"><text:span text:style-name="T9"><text:s text:c="8"/>clickSound();</text:span></text:p>
      <text:p text:style-name="P19"><text:span text:style-name="T9"><text:s text:c="8"/>menuSongChoices();</text:span></text:p>
      <text:p text:style-name="P19"><text:span text:style-name="T9"><text:s text:c="4"/>};</text:span></text:p>
      <text:p text:style-name="P19"><text:span text:style-name="T9"><text:s text:c="4"/>theMenu.append(song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createStructuresText = ce("span");</text:span></text:p>
      <text:p text:style-name="P19"><text:span text:style-name="T9"><text:s text:c="4"/>createStructuresText.textContent = "Create Structures";</text:span></text:p>
      <text:p text:style-name="P19"><text:span text:style-name="T9"><text:s text:c="4"/>createStructuresText.className = "textCompact";</text:span></text:p>
      <text:p text:style-name="P19"><text:span text:style-name="T9"><text:s text:c="4"/>theMenu.append(createStructuresText);</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howToButton = ce("button");</text:span></text:p>
      <text:p text:style-name="P19"><text:span text:style-name="T9"><text:s text:c="4"/>howToButton.textContent = "How To";</text:span></text:p>
      <text:p text:style-name="P19"><text:span text:style-name="T9"><text:s text:c="4"/>howToButton.className = 'ourButton';</text:span></text:p>
      <text:p text:style-name="P19"><text:span text:style-name="T9"><text:s text:c="4"/>howTo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howToButton.onclick = function()</text:span></text:p>
      <text:p text:style-name="P19"><text:span text:style-name="T9"><text:s text:c="4"/>{</text:span></text:p>
      <text:p text:style-name="P19"><text:span text:style-name="T9"><text:s text:c="8"/>clickSound();</text:span></text:p>
      <text:p text:style-name="P19"><text:span text:style-name="T9"><text:s text:c="8"/>menuStructureInstructions();</text:span></text:p>
      <text:p text:style-name="P19"><text:span text:style-name="T9"><text:s text:c="4"/>};</text:span></text:p>
      <text:p text:style-name="P19"><text:span text:style-name="T9"><text:s text:c="4"/>theMenu.append(howToButton);</text:span></text:p>
      <text:p text:style-name="P19"><text:span text:style-name="T9"/></text:p>
      <text:p text:style-name="P19"><text:span text:style-name="T9"><text:s text:c="4"/>//-//</text:span></text:p>
      <text:p text:style-name="P19"><text:span text:style-name="T9"/></text:p>
      <text:p text:style-name="P19"><text:span text:style-name="T9"><text:s text:c="4"/>let createButton = ce("button");</text:span></text:p>
      <text:p text:style-name="P19"><text:span text:style-name="T9"><text:s text:c="4"/>createButton.textContent = "Create";</text:span></text:p>
      <text:p text:style-name="P19"><text:span text:style-name="T9"><text:s text:c="4"/>createButton.className = "ourButton";</text:span></text:p>
      <text:p text:style-name="P19"><text:span text:style-name="T9"><text:s text:c="4"/>createButton.onmouseover = function()</text:span></text:p>
      <text:p text:style-name="P19"><text:span text:style-name="T9"><text:s text:c="4"/>{</text:span></text:p>
      <text:p text:style-name="P19"><text:span text:style-name="T9"><text:s text:c="8"/>hoverSound();</text:span></text:p>
      <text:p text:style-name="P19"><text:soft-page-break/><text:span text:style-name="T9"><text:s text:c="4"/>};</text:span></text:p>
      <text:p text:style-name="P19"><text:span text:style-name="T9"><text:s text:c="4"/>createButton.onclick = function()</text:span></text:p>
      <text:p text:style-name="P19"><text:span text:style-name="T9"><text:s text:c="4"/>{</text:span></text:p>
      <text:p text:style-name="P19"><text:span text:style-name="T9"><text:s text:c="8"/>clickSound();</text:span></text:p>
      <text:p text:style-name="P19"><text:span text:style-name="T9"><text:s text:c="8"/>activateBuildMode();</text:span></text:p>
      <text:p text:style-name="P19"><text:span text:style-name="T9"><text:s text:c="4"/>};</text:span></text:p>
      <text:p text:style-name="P19"><text:span text:style-name="T9"><text:s text:c="4"/>theMenu.append(createButton);</text:span></text:p>
      <text:p text:style-name="P19"><text:span text:style-name="T9"/></text:p>
      <text:p text:style-name="P19"><text:span text:style-name="T9"><text:s text:c="4"/>//-//</text:span></text:p>
      <text:p text:style-name="P19"><text:span text:style-name="T9"/></text:p>
      <text:p text:style-name="P19"><text:span text:style-name="T9"><text:s text:c="4"/>let goToButton = ce("button");</text:span></text:p>
      <text:p text:style-name="P19"><text:span text:style-name="T9"><text:s text:c="4"/>goToButton.textContent = "Go To";</text:span></text:p>
      <text:p text:style-name="P19"><text:span text:style-name="T9"><text:s text:c="4"/>goToButton.className = "ourButton";</text:span></text:p>
      <text:p text:style-name="P19"><text:span text:style-name="T9"><text:s text:c="4"/>goTo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goToButton.onclick = function()</text:span></text:p>
      <text:p text:style-name="P19"><text:span text:style-name="T9"><text:s text:c="4"/>{</text:span></text:p>
      <text:p text:style-name="P19"><text:span text:style-name="T9"><text:s text:c="8"/>clickSound();</text:span></text:p>
      <text:p text:style-name="P19"><text:span text:style-name="T9"><text:s text:c="8"/>structuresRow(ourPlayer.x, ourPlayer.y, 125, 200, structuresArray);</text:span></text:p>
      <text:p text:style-name="P19"><text:span text:style-name="T9"><text:s text:c="4"/>};</text:span></text:p>
      <text:p text:style-name="P19"><text:span text:style-name="T9"><text:s text:c="4"/>theMenu.append(goToButton);</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playerText = ce("span");</text:span></text:p>
      <text:p text:style-name="P19"><text:span text:style-name="T9"><text:s text:c="4"/>playerText.textContent = "Player";</text:span></text:p>
      <text:p text:style-name="P19"><text:span text:style-name="T9"><text:s text:c="4"/>playerText.className = "textCompact";</text:span></text:p>
      <text:p text:style-name="P19"><text:span text:style-name="T9"><text:s text:c="4"/>theMenu.append(player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nameButton = ce("button");</text:span></text:p>
      <text:p text:style-name="P19"><text:span text:style-name="T9"><text:s text:c="4"/>nameButton.textContent = "Name";</text:span></text:p>
      <text:p text:style-name="P19"><text:span text:style-name="T9"><text:s text:c="4"/>nameButton.className = "ourButton";</text:span></text:p>
      <text:p text:style-name="P19"><text:span text:style-name="T9"><text:s text:c="4"/>nam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nameButton.onclick = function()</text:span></text:p>
      <text:p text:style-name="P19"><text:span text:style-name="T9"><text:s text:c="4"/>{</text:span></text:p>
      <text:p text:style-name="P19"><text:span text:style-name="T9"><text:s text:c="8"/>clickSound();</text:span></text:p>
      <text:p text:style-name="P19"><text:soft-page-break/><text:span text:style-name="T9"><text:s text:c="8"/>menuPlayerName('thePlayer');</text:span></text:p>
      <text:p text:style-name="P19"><text:span text:style-name="T9"><text:s text:c="4"/>};</text:span></text:p>
      <text:p text:style-name="P19"><text:span text:style-name="T9"><text:s text:c="4"/>theMenu.append(name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playerAppearanceText = ce("span");</text:span></text:p>
      <text:p text:style-name="P19"><text:span text:style-name="T9"><text:s text:c="4"/>playerAppearanceText.textContent = "Player Appearance";</text:span></text:p>
      <text:p text:style-name="P19"><text:span text:style-name="T9"><text:s text:c="4"/>playerAppearanceText.className = "textCompact";</text:span></text:p>
      <text:p text:style-name="P19"><text:span text:style-name="T9"><text:s text:c="4"/>theMenu.append(playerAppearance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textColorButton = ce("button");</text:span></text:p>
      <text:p text:style-name="P19"><text:span text:style-name="T9"><text:s text:c="4"/>textColorButton.textContent = "Text Color";</text:span></text:p>
      <text:p text:style-name="P19"><text:span text:style-name="T9"><text:s text:c="4"/>textColorButton.className = "ourButton";</text:span></text:p>
      <text:p text:style-name="P19"><text:soft-page-break/><text:span text:style-name="T9"><text:s text:c="4"/>textColorButton.title = 'menuPlayerColorText';</text:span></text:p>
      <text:p text:style-name="P19"><text:span text:style-name="T9"><text:s text:c="4"/>textColor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textColorButton.onclick = function()</text:span></text:p>
      <text:p text:style-name="P19"><text:span text:style-name="T9"><text:s text:c="4"/>{</text:span></text:p>
      <text:p text:style-name="P19"><text:span text:style-name="T9"><text:s text:c="8"/>clickSound();</text:span></text:p>
      <text:p text:style-name="P19"><text:span text:style-name="T9"><text:s text:c="8"/>menuPlayerColorText();</text:span></text:p>
      <text:p text:style-name="P19"><text:span text:style-name="T9"><text:s text:c="4"/>};</text:span></text:p>
      <text:p text:style-name="P19"><text:span text:style-name="T9"><text:s text:c="4"/>theMenu.append(textColorButton);</text:span></text:p>
      <text:p text:style-name="P19"><text:span text:style-name="T9"/></text:p>
      <text:p text:style-name="P19"><text:span text:style-name="T9"><text:s text:c="4"/>//-//</text:span></text:p>
      <text:p text:style-name="P19"><text:span text:style-name="T9"/></text:p>
      <text:p text:style-name="P19"><text:span text:style-name="T9"><text:s text:c="4"/>let textureButton = ce("button");</text:span></text:p>
      <text:p text:style-name="P19"><text:span text:style-name="T9"><text:s text:c="4"/>textureButton.textContent = "Texture";</text:span></text:p>
      <text:p text:style-name="P19"><text:span text:style-name="T9"><text:s text:c="4"/>textureButton.className = "ourButton";</text:span></text:p>
      <text:p text:style-name="P19"><text:span text:style-name="T9"><text:s text:c="4"/>textur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textureButton.onclick = function()</text:span></text:p>
      <text:p text:style-name="P19"><text:span text:style-name="T9"><text:s text:c="4"/>{</text:span></text:p>
      <text:p text:style-name="P19"><text:span text:style-name="T9"><text:s text:c="8"/>clickSound();</text:span></text:p>
      <text:p text:style-name="P19"><text:span text:style-name="T9"><text:s text:c="8"/>menuPlayerTexture2();</text:span></text:p>
      <text:p text:style-name="P19"><text:soft-page-break/><text:span text:style-name="T9"><text:s text:c="4"/>};</text:span></text:p>
      <text:p text:style-name="P19"><text:span text:style-name="T9"><text:s text:c="4"/>theMenu.append(textureButton);</text:span></text:p>
      <text:p text:style-name="P19"><text:span text:style-name="T9"/></text:p>
      <text:p text:style-name="P19"><text:span text:style-name="T9"><text:s text:c="4"/>//-//</text:span></text:p>
      <text:p text:style-name="P19"><text:span text:style-name="T9"/></text:p>
      <text:p text:style-name="P19"><text:span text:style-name="T9"><text:s text:c="4"/>let opacityButton = ce("button");</text:span></text:p>
      <text:p text:style-name="P19"><text:span text:style-name="T9"><text:s text:c="4"/>opacityButton.textContent = "Opacity";</text:span></text:p>
      <text:p text:style-name="P19"><text:span text:style-name="T9"><text:s text:c="4"/>opacityButton.className = "ourButton";</text:span></text:p>
      <text:p text:style-name="P19"><text:span text:style-name="T9"><text:s text:c="4"/>opacity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opacityButton.onclick = function()</text:span></text:p>
      <text:p text:style-name="P19"><text:span text:style-name="T9"><text:s text:c="4"/>{</text:span></text:p>
      <text:p text:style-name="P19"><text:span text:style-name="T9"><text:s text:c="8"/>clickSound();</text:span></text:p>
      <text:p text:style-name="P19"><text:span text:style-name="T9"><text:s text:c="8"/>menuPlayerOpacity();</text:span></text:p>
      <text:p text:style-name="P19"><text:span text:style-name="T9"><text:s text:c="4"/>};</text:span></text:p>
      <text:p text:style-name="P19"><text:span text:style-name="T9"><text:s text:c="4"/>theMenu.append(opacityButton);</text:span></text:p>
      <text:p text:style-name="P19"><text:span text:style-name="T9"/></text:p>
      <text:p text:style-name="P19"><text:span text:style-name="T9"><text:s text:c="4"/>//-//</text:span></text:p>
      <text:p text:style-name="P19"><text:span text:style-name="T9"/></text:p>
      <text:p text:style-name="P19"><text:span text:style-name="T9"><text:s text:c="4"/>let colorButton = ce("button");</text:span></text:p>
      <text:p text:style-name="P19"><text:span text:style-name="T9"><text:s text:c="4"/>colorButton.textContent = "Color";</text:span></text:p>
      <text:p text:style-name="P19"><text:span text:style-name="T9"><text:s text:c="4"/>colorButton.className = "ourButton";</text:span></text:p>
      <text:p text:style-name="P19"><text:span text:style-name="T9"><text:s text:c="4"/>colorButton.onmouseover = function()</text:span></text:p>
      <text:p text:style-name="P19"><text:span text:style-name="T9"><text:s text:c="4"/>{</text:span></text:p>
      <text:p text:style-name="P19"><text:soft-page-break/><text:span text:style-name="T9"><text:s text:c="8"/>hoverSound();</text:span></text:p>
      <text:p text:style-name="P19"><text:span text:style-name="T9"><text:s text:c="4"/>};</text:span></text:p>
      <text:p text:style-name="P19"><text:span text:style-name="T9"><text:s text:c="4"/>colorButton.onclick = function()</text:span></text:p>
      <text:p text:style-name="P19"><text:span text:style-name="T9"><text:s text:c="4"/>{</text:span></text:p>
      <text:p text:style-name="P19"><text:span text:style-name="T9"><text:s text:c="8"/>clickSound();</text:span></text:p>
      <text:p text:style-name="P19"><text:span text:style-name="T9"><text:s text:c="8"/>menuPlayerColor();</text:span></text:p>
      <text:p text:style-name="P19"><text:span text:style-name="T9"><text:s text:c="4"/>};</text:span></text:p>
      <text:p text:style-name="P19"><text:span text:style-name="T9"><text:s text:c="4"/>theMenu.append(color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playerSpeedText = ce("span");</text:span></text:p>
      <text:p text:style-name="P19"><text:span text:style-name="T9"><text:s text:c="4"/>playerSpeedText.textContent = "Player Speed";</text:span></text:p>
      <text:p text:style-name="P19"><text:span text:style-name="T9"><text:s text:c="4"/>playerSpeedText.className = "textCompact";</text:span></text:p>
      <text:p text:style-name="P19"><text:span text:style-name="T9"><text:s text:c="4"/>theMenu.append(playerSpeed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oft-page-break/><text:span text:style-name="T9"><text:s text:c="4"/>//-//</text:span></text:p>
      <text:p text:style-name="P19"><text:span text:style-name="T9"/></text:p>
      <text:p text:style-name="P19"><text:span text:style-name="T9"><text:s text:c="4"/>let playerSpeedButton = ce("button");</text:span></text:p>
      <text:p text:style-name="P19"><text:span text:style-name="T9"><text:s text:c="4"/>playerSpeedButton.textContent = "Speed";</text:span></text:p>
      <text:p text:style-name="P19"><text:span text:style-name="T9"><text:s text:c="4"/>playerSpeedButton.className = "ourButton";</text:span></text:p>
      <text:p text:style-name="P19"><text:span text:style-name="T9"><text:s text:c="4"/>playerSpeed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playerSpeedButton.onclick = function()</text:span></text:p>
      <text:p text:style-name="P19"><text:span text:style-name="T9"><text:s text:c="4"/>{</text:span></text:p>
      <text:p text:style-name="P19"><text:span text:style-name="T9"><text:s text:c="8"/>clickSound();</text:span></text:p>
      <text:p text:style-name="P19"><text:span text:style-name="T9"><text:s text:c="8"/>menuPlayerSpeed();</text:span></text:p>
      <text:p text:style-name="P19"><text:span text:style-name="T9"><text:s text:c="4"/>};</text:span></text:p>
      <text:p text:style-name="P19"><text:span text:style-name="T9"><text:s text:c="4"/>theMenu.append(playerSpeed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playerPosText = ce("span");</text:span></text:p>
      <text:p text:style-name="P19"><text:soft-page-break/><text:span text:style-name="T9"><text:s text:c="4"/>playerPosText.textContent = "Player Position";</text:span></text:p>
      <text:p text:style-name="P19"><text:span text:style-name="T9"><text:s text:c="4"/>playerPosText.className = "textCompact";</text:span></text:p>
      <text:p text:style-name="P19"><text:span text:style-name="T9"><text:s text:c="4"/>theMenu.append(playerPos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getPosButton = ce("button");</text:span></text:p>
      <text:p text:style-name="P19"><text:span text:style-name="T9"><text:s text:c="4"/>getPosButton.textContent = "Get";</text:span></text:p>
      <text:p text:style-name="P19"><text:span text:style-name="T9"><text:s text:c="4"/>getPosButton.className = "ourButton";</text:span></text:p>
      <text:p text:style-name="P19"><text:span text:style-name="T9"><text:s text:c="4"/>getPos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getPosButton.onclick = function()</text:span></text:p>
      <text:p text:style-name="P19"><text:span text:style-name="T9"><text:s text:c="4"/>{</text:span></text:p>
      <text:p text:style-name="P19"><text:span text:style-name="T9"><text:s text:c="8"/>clickSound();</text:span></text:p>
      <text:p text:style-name="P19"><text:span text:style-name="T9"><text:s text:c="8"/>menuPlayerPositionGet();</text:span></text:p>
      <text:p text:style-name="P19"><text:span text:style-name="T9"><text:s text:c="4"/>};</text:span></text:p>
      <text:p text:style-name="P19"><text:span text:style-name="T9"><text:s text:c="4"/>theMenu.append(getPosButton);</text:span></text:p>
      <text:p text:style-name="P19"><text:span text:style-name="T9"/></text:p>
      <text:p text:style-name="P19"><text:span text:style-name="T9"><text:s text:c="4"/>//-//</text:span></text:p>
      <text:p text:style-name="P19"><text:soft-page-break/><text:span text:style-name="T9"/></text:p>
      <text:p text:style-name="P19"><text:span text:style-name="T9"><text:s text:c="4"/>let setPosButton = ce("button");</text:span></text:p>
      <text:p text:style-name="P19"><text:span text:style-name="T9"><text:s text:c="4"/>setPosButton.textContent = "Set";</text:span></text:p>
      <text:p text:style-name="P19"><text:span text:style-name="T9"><text:s text:c="4"/>setPosButton.className = "ourButton";</text:span></text:p>
      <text:p text:style-name="P19"><text:span text:style-name="T9"><text:s text:c="4"/>setPos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setPosButton.onclick = function()</text:span></text:p>
      <text:p text:style-name="P19"><text:span text:style-name="T9"><text:s text:c="4"/>{</text:span></text:p>
      <text:p text:style-name="P19"><text:span text:style-name="T9"><text:s text:c="8"/>clickSound();</text:span></text:p>
      <text:p text:style-name="P19"><text:span text:style-name="T9"><text:s text:c="8"/>menuPlayerPositionSet();</text:span></text:p>
      <text:p text:style-name="P19"><text:span text:style-name="T9"><text:s text:c="4"/>};</text:span></text:p>
      <text:p text:style-name="P19"><text:span text:style-name="T9"><text:s text:c="4"/>theMenu.append(setPos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playerSizeText = ce("span");</text:span></text:p>
      <text:p text:style-name="P19"><text:span text:style-name="T9"><text:s text:c="4"/>playerSizeText.textContent = "Player Size";</text:span></text:p>
      <text:p text:style-name="P19"><text:span text:style-name="T9"><text:s text:c="4"/>playerSizeText.className = "textCompact";</text:span></text:p>
      <text:p text:style-name="P19"><text:span text:style-name="T9"><text:s text:c="4"/>theMenu.append(playerSizeText);</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playerSizeGetButton = ce("button");</text:span></text:p>
      <text:p text:style-name="P19"><text:span text:style-name="T9"><text:s text:c="4"/>playerSizeGetButton.textContent = "Get";</text:span></text:p>
      <text:p text:style-name="P19"><text:span text:style-name="T9"><text:s text:c="4"/>playerSizeGetButton.className = "ourButton";</text:span></text:p>
      <text:p text:style-name="P19"><text:span text:style-name="T9"><text:s text:c="4"/>playerSizeGet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playerSizeGetButton.onclick = function()</text:span></text:p>
      <text:p text:style-name="P19"><text:span text:style-name="T9"><text:s text:c="4"/>{</text:span></text:p>
      <text:p text:style-name="P19"><text:span text:style-name="T9"><text:s text:c="8"/>clickSound();</text:span></text:p>
      <text:p text:style-name="P19"><text:span text:style-name="T9"><text:s text:c="8"/>menuPlayerSizeGet();</text:span></text:p>
      <text:p text:style-name="P19"><text:span text:style-name="T9"><text:s text:c="4"/>};</text:span></text:p>
      <text:p text:style-name="P19"><text:span text:style-name="T9"><text:s text:c="4"/>theMenu.append(playerSizeGetButton);</text:span></text:p>
      <text:p text:style-name="P19"><text:span text:style-name="T9"/></text:p>
      <text:p text:style-name="P19"><text:span text:style-name="T9"><text:s text:c="4"/>//-//</text:span></text:p>
      <text:p text:style-name="P19"><text:span text:style-name="T9"/></text:p>
      <text:p text:style-name="P19"><text:span text:style-name="T9"><text:s text:c="4"/>let playerSizeSetButton = ce("button");</text:span></text:p>
      <text:p text:style-name="P19"><text:span text:style-name="T9"><text:s text:c="4"/>playerSizeSetButton.textContent = "Set";</text:span></text:p>
      <text:p text:style-name="P19"><text:soft-page-break/><text:span text:style-name="T9"><text:s text:c="4"/>playerSizeSetButton.className = "ourButton";</text:span></text:p>
      <text:p text:style-name="P19"><text:span text:style-name="T9"><text:s text:c="4"/>playerSizeSet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playerSizeSetButton.onclick = function()</text:span></text:p>
      <text:p text:style-name="P19"><text:span text:style-name="T9"><text:s text:c="4"/>{</text:span></text:p>
      <text:p text:style-name="P19"><text:span text:style-name="T9"><text:s text:c="8"/>clickSound();</text:span></text:p>
      <text:p text:style-name="P19"><text:span text:style-name="T9"><text:s text:c="8"/>menuPlayerSizeSet();</text:span></text:p>
      <text:p text:style-name="P19"><text:span text:style-name="T9"><text:s text:c="4"/>};</text:span></text:p>
      <text:p text:style-name="P19"><text:span text:style-name="T9"><text:s text:c="4"/>theMenu.append(playerSizeSet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mousePosText = ce("span");</text:span></text:p>
      <text:p text:style-name="P19"><text:span text:style-name="T9"><text:s text:c="4"/>mousePosText.textContent = "Mouse Position";</text:span></text:p>
      <text:p text:style-name="P19"><text:span text:style-name="T9"><text:s text:c="4"/>mousePosText.className = "textCompact";</text:span></text:p>
      <text:p text:style-name="P19"><text:span text:style-name="T9"><text:s text:c="4"/>theMenu.append(mousePosText);</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mouseOnButton = ce("button");</text:span></text:p>
      <text:p text:style-name="P19"><text:span text:style-name="T9"><text:s text:c="4"/>mouseOnButton.textContent = "On";</text:span></text:p>
      <text:p text:style-name="P19"><text:span text:style-name="T9"><text:s text:c="4"/>mouseOnButton.className = "ourButton";</text:span></text:p>
      <text:p text:style-name="P19"><text:span text:style-name="T9"><text:s text:c="4"/>mouseOn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mouseOnButton.onclick = function()</text:span></text:p>
      <text:p text:style-name="P19"><text:span text:style-name="T9"><text:s text:c="4"/>{</text:span></text:p>
      <text:p text:style-name="P19"><text:span text:style-name="T9"><text:s text:c="8"/>clickSound();</text:span></text:p>
      <text:p text:style-name="P19"><text:span text:style-name="T9"><text:s text:c="8"/>mouseOn();</text:span></text:p>
      <text:p text:style-name="P19"><text:span text:style-name="T9"><text:s text:c="4"/>};</text:span></text:p>
      <text:p text:style-name="P19"><text:span text:style-name="T9"><text:s text:c="4"/>theMenu.append(mouseOnButton);</text:span></text:p>
      <text:p text:style-name="P19"><text:span text:style-name="T9"/></text:p>
      <text:p text:style-name="P19"><text:span text:style-name="T9"><text:s text:c="4"/>//-//</text:span></text:p>
      <text:p text:style-name="P19"><text:span text:style-name="T9"/></text:p>
      <text:p text:style-name="P19"><text:span text:style-name="T9"><text:s text:c="4"/>let mouseOffButton = ce("button");</text:span></text:p>
      <text:p text:style-name="P19"><text:span text:style-name="T9"><text:s text:c="4"/>mouseOffButton.textContent = "Off";</text:span></text:p>
      <text:p text:style-name="P19"><text:span text:style-name="T9"><text:s text:c="4"/>mouseOffButton.className = "ourButton";</text:span></text:p>
      <text:p text:style-name="P19"><text:span text:style-name="T9"><text:s text:c="4"/>mouseOffButton.onmouseover = function()</text:span></text:p>
      <text:p text:style-name="P19"><text:soft-page-break/><text:span text:style-name="T9"><text:s text:c="4"/>{</text:span></text:p>
      <text:p text:style-name="P19"><text:span text:style-name="T9"><text:s text:c="8"/>hoverSound();</text:span></text:p>
      <text:p text:style-name="P19"><text:span text:style-name="T9"><text:s text:c="4"/>};</text:span></text:p>
      <text:p text:style-name="P19"><text:span text:style-name="T9"><text:s text:c="4"/>mouseOffButton.onclick = function()</text:span></text:p>
      <text:p text:style-name="P19"><text:span text:style-name="T9"><text:s text:c="4"/>{</text:span></text:p>
      <text:p text:style-name="P19"><text:span text:style-name="T9"><text:s text:c="8"/>clickSound();</text:span></text:p>
      <text:p text:style-name="P19"><text:span text:style-name="T9"><text:s text:c="8"/>mouseOff();</text:span></text:p>
      <text:p text:style-name="P19"><text:span text:style-name="T9"><text:s text:c="4"/>};</text:span></text:p>
      <text:p text:style-name="P19"><text:span text:style-name="T9"><text:s text:c="4"/>theMenu.append(mouseOff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distanceText = ce("span");</text:span></text:p>
      <text:p text:style-name="P19"><text:span text:style-name="T9"><text:s text:c="4"/>distanceText.textContent = "Distance";</text:span></text:p>
      <text:p text:style-name="P19"><text:span text:style-name="T9"><text:s text:c="4"/>distanceText.className = "textCompact";</text:span></text:p>
      <text:p text:style-name="P19"><text:span text:style-name="T9"><text:s text:c="4"/>theMenu.append(distance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oft-page-break/><text:span text:style-name="T9"/></text:p>
      <text:p text:style-name="P19"><text:span text:style-name="T9"><text:s text:c="4"/>let distanceFinderButton = ce("button");</text:span></text:p>
      <text:p text:style-name="P19"><text:span text:style-name="T9"><text:s text:c="4"/>distanceFinderButton.textContent = "Distance Finder";</text:span></text:p>
      <text:p text:style-name="P19"><text:span text:style-name="T9"><text:s text:c="4"/>distanceFinderButton.className = "ourButton";</text:span></text:p>
      <text:p text:style-name="P19"><text:span text:style-name="T9"><text:s text:c="4"/>distanceFinder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distanceFinderButton.onclick = function()</text:span></text:p>
      <text:p text:style-name="P19"><text:span text:style-name="T9"><text:s text:c="4"/>{</text:span></text:p>
      <text:p text:style-name="P19"><text:span text:style-name="T9"><text:s text:c="8"/>clickSound();</text:span></text:p>
      <text:p text:style-name="P19"><text:span text:style-name="T9"><text:s text:c="8"/>menuPlayerDistance();</text:span></text:p>
      <text:p text:style-name="P19"><text:span text:style-name="T9"><text:s text:c="4"/>};</text:span></text:p>
      <text:p text:style-name="P19"><text:span text:style-name="T9"><text:s text:c="4"/>theMenu.append(distanceFinder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findText = ce("span");</text:span></text:p>
      <text:p text:style-name="P19"><text:span text:style-name="T9"><text:s text:c="4"/>findText.textContent = "Find";</text:span></text:p>
      <text:p text:style-name="P19"><text:soft-page-break/><text:span text:style-name="T9"><text:s text:c="4"/>findText.className = "textCompact";</text:span></text:p>
      <text:p text:style-name="P19"><text:span text:style-name="T9"><text:s text:c="4"/>theMenu.append(find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searchButton = ce("button");</text:span></text:p>
      <text:p text:style-name="P19"><text:span text:style-name="T9"><text:s text:c="4"/>searchButton.textContent = "Search";</text:span></text:p>
      <text:p text:style-name="P19"><text:span text:style-name="T9"><text:s text:c="4"/>searchButton.className = "ourButton";</text:span></text:p>
      <text:p text:style-name="P19"><text:span text:style-name="T9"><text:s text:c="4"/>search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searchButton.onclick = function()</text:span></text:p>
      <text:p text:style-name="P19"><text:span text:style-name="T9"><text:s text:c="4"/>{</text:span></text:p>
      <text:p text:style-name="P19"><text:span text:style-name="T9"><text:s text:c="8"/>clickSound();</text:span></text:p>
      <text:p text:style-name="P19"><text:span text:style-name="T9"><text:s text:c="8"/>menuSearch();</text:span></text:p>
      <text:p text:style-name="P19"><text:span text:style-name="T9"><text:s text:c="4"/>};</text:span></text:p>
      <text:p text:style-name="P19"><text:span text:style-name="T9"><text:s text:c="4"/>theMenu.append(search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oft-page-break/><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Color.js</text:span></text:p>
      <text:p text:style-name="P19"><text:span text:style-name="T9"/></text:p>
      <text:p text:style-name="P19"><text:span text:style-name="T9">function menuPlayerColor()</text:span></text:p>
      <text:p text:style-name="P19"><text:span text:style-name="T9">{</text:span></text:p>
      <text:p text:style-name="P19"><text:span text:style-name="T9"><text:s text:c="4"/>let menuId = 'menuColorPlayer';</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oft-page-break/><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theMenu.style.height = '20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colorPlayerText = ce("span");</text:span></text:p>
      <text:p text:style-name="P19"><text:span text:style-name="T9"><text:s text:c="4"/>colorPlayerText.textContent = "Color Player";</text:span></text:p>
      <text:p text:style-name="P19"><text:span text:style-name="T9"><text:s text:c="4"/>theMenu.append(colorPlayerTex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colorPicker = ce('input');</text:span></text:p>
      <text:p text:style-name="P19"><text:span text:style-name="T9"><text:s text:c="4"/>colorPicker.type = 'color';</text:span></text:p>
      <text:p text:style-name="P19"><text:span text:style-name="T9"><text:s text:c="4"/>colorPicker.id = 'myColorPicker';</text:span></text:p>
      <text:p text:style-name="P19"><text:span text:style-name="T9"><text:s text:c="4"/>colorPicker.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colorPicker.onclick = function()</text:span></text:p>
      <text:p text:style-name="P19"><text:span text:style-name="T9"><text:s text:c="4"/>{</text:span></text:p>
      <text:p text:style-name="P19"><text:span text:style-name="T9"><text:s text:c="8"/>clickSound();</text:span></text:p>
      <text:p text:style-name="P19"><text:soft-page-break/><text:span text:style-name="T9"><text:s text:c="4"/>};</text:span></text:p>
      <text:p text:style-name="P19"><text:span text:style-name="T9"><text:s text:c="4"/>colorPicker.oninput = function()</text:span></text:p>
      <text:p text:style-name="P19"><text:span text:style-name="T9"><text:s text:c="4"/>{</text:span></text:p>
      <text:p text:style-name="P19"><text:span text:style-name="T9"><text:s text:c="8"/>clickSound();</text:span></text:p>
      <text:p text:style-name="P19"><text:span text:style-name="T9"/></text:p>
      <text:p text:style-name="P19"><text:span text:style-name="T9"><text:s text:c="8"/>ge(activePlayer).style.backgroundColor = colorPicker.value;</text:span></text:p>
      <text:p text:style-name="P19"><text:span text:style-name="T9"/></text:p>
      <text:p text:style-name="P19"><text:span text:style-name="T9"><text:s text:c="8"/>ge('hexTextbox').value =colorPicker.value;</text:span></text:p>
      <text:p text:style-name="P19"><text:span text:style-name="T9"/></text:p>
      <text:p text:style-name="P19"><text:span text:style-name="T9"><text:s text:c="8"/>ge('theRed').value = hexToRgb(colorPicker.value).r;</text:span></text:p>
      <text:p text:style-name="P19"><text:span text:style-name="T9"/></text:p>
      <text:p text:style-name="P19"><text:span text:style-name="T9"><text:s text:c="8"/>ge('theGreen').value = hexToRgb(colorPicker.value).g;</text:span></text:p>
      <text:p text:style-name="P19"><text:span text:style-name="T9"/></text:p>
      <text:p text:style-name="P19"><text:span text:style-name="T9"><text:s text:c="8"/>ge('theBlue').value = hexToRgb(colorPicker.value).b;</text:span></text:p>
      <text:p text:style-name="P19"><text:span text:style-name="T9"><text:s text:c="4"/>};</text:span></text:p>
      <text:p text:style-name="P19"><text:span text:style-name="T9"><text:s text:c="4"/>theMenu.append(colorPicker);</text:span></text:p>
      <text:p text:style-name="P19"><text:span text:style-name="T9"/></text:p>
      <text:p text:style-name="P19"><text:span text:style-name="T9"><text:s text:c="4"/>//-//</text:span></text:p>
      <text:p text:style-name="P19"><text:span text:style-name="T9"/></text:p>
      <text:p text:style-name="P19"><text:span text:style-name="T9"><text:s text:c="4"/>let hexTextbox = ce('input');</text:span></text:p>
      <text:p text:style-name="P19"><text:span text:style-name="T9"><text:s text:c="4"/>hexTextbox.type = 'text';</text:span></text:p>
      <text:p text:style-name="P19"><text:span text:style-name="T9"><text:s text:c="4"/>hexTextbox.id = 'hexTextbox';</text:span></text:p>
      <text:p text:style-name="P19"><text:soft-page-break/><text:span text:style-name="T9"><text:s text:c="4"/>hexTextbox.style.width = '100px';</text:span></text:p>
      <text:p text:style-name="P19"><text:span text:style-name="T9"><text:s text:c="4"/>theMenu.append(hexTextbox);</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redTextArea = ce("textarea");</text:span></text:p>
      <text:p text:style-name="P19"><text:span text:style-name="T9"><text:s text:c="4"/>redTextArea.id = "theRed";</text:span></text:p>
      <text:p text:style-name="P19"><text:span text:style-name="T9"><text:s text:c="4"/>redTextArea.className = "textInput";</text:span></text:p>
      <text:p text:style-name="P19"><text:span text:style-name="T9"><text:s text:c="4"/>red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 colorRText</text:span></text:p>
      <text:p text:style-name="P19"><text:span text:style-name="T9"><text:s text:c="4"/>let colorRText = ce("span");</text:span></text:p>
      <text:p text:style-name="P19"><text:span text:style-name="T9"><text:s text:c="4"/>colorRText.textContent = "R";</text:span></text:p>
      <text:p text:style-name="P19"><text:span text:style-name="T9"><text:s text:c="4"/>colorRText.style.marginRight = "5px";</text:span></text:p>
      <text:p text:style-name="P19"><text:span text:style-name="T9"><text:s text:c="4"/>theMenu.append(colorRText);</text:span></text:p>
      <text:p text:style-name="P19"><text:span text:style-name="T9"><text:s text:c="4"/>theMenu.append(redTextArea);</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 colorGText</text:span></text:p>
      <text:p text:style-name="P19"><text:span text:style-name="T9"><text:s text:c="4"/>let colorGText = ce("span");</text:span></text:p>
      <text:p text:style-name="P19"><text:span text:style-name="T9"><text:s text:c="4"/>colorGText.textContent = "G";</text:span></text:p>
      <text:p text:style-name="P19"><text:span text:style-name="T9"><text:s text:c="4"/>colorGText.style.marginRight = "5px";</text:span></text:p>
      <text:p text:style-name="P19"><text:span text:style-name="T9"><text:s text:c="4"/>theMenu.append(colorGText);</text:span></text:p>
      <text:p text:style-name="P19"><text:span text:style-name="T9"/></text:p>
      <text:p text:style-name="P19"><text:span text:style-name="T9"><text:s text:c="4"/>//-//</text:span></text:p>
      <text:p text:style-name="P19"><text:span text:style-name="T9"/></text:p>
      <text:p text:style-name="P19"><text:span text:style-name="T9"><text:s text:c="4"/>let greenTextArea = ce("textarea");</text:span></text:p>
      <text:p text:style-name="P19"><text:span text:style-name="T9"><text:s text:c="4"/>greenTextArea.id = "theGreen";</text:span></text:p>
      <text:p text:style-name="P19"><text:span text:style-name="T9"><text:s text:c="4"/>greenTextArea.className = "textInput";</text:span></text:p>
      <text:p text:style-name="P19"><text:span text:style-name="T9"><text:s text:c="4"/>green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green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oft-page-break/><text:span text:style-name="T9"/></text:p>
      <text:p text:style-name="P19"><text:span text:style-name="T9"><text:s text:c="4"/>//-//</text:span></text:p>
      <text:p text:style-name="P19"><text:span text:style-name="T9"/></text:p>
      <text:p text:style-name="P19"><text:span text:style-name="T9"><text:s text:c="4"/>// colorBText</text:span></text:p>
      <text:p text:style-name="P19"><text:span text:style-name="T9"><text:s text:c="4"/>let colorBText = ce("span");</text:span></text:p>
      <text:p text:style-name="P19"><text:span text:style-name="T9"><text:s text:c="4"/>colorBText.textContent = "B";</text:span></text:p>
      <text:p text:style-name="P19"><text:span text:style-name="T9"><text:s text:c="4"/>colorBText.style.marginRight = "5px";</text:span></text:p>
      <text:p text:style-name="P19"><text:span text:style-name="T9"><text:s text:c="4"/>theMenu.append(colorBText);</text:span></text:p>
      <text:p text:style-name="P19"><text:span text:style-name="T9"/></text:p>
      <text:p text:style-name="P19"><text:span text:style-name="T9"><text:s text:c="4"/>//-//</text:span></text:p>
      <text:p text:style-name="P19"><text:span text:style-name="T9"/></text:p>
      <text:p text:style-name="P19"><text:span text:style-name="T9"><text:s text:c="4"/>let blueTextArea = ce("textarea");</text:span></text:p>
      <text:p text:style-name="P19"><text:span text:style-name="T9"><text:s text:c="4"/>blueTextArea.id = "theBlue";</text:span></text:p>
      <text:p text:style-name="P19"><text:span text:style-name="T9"><text:s text:c="4"/>blueTextArea.className = "textInput";</text:span></text:p>
      <text:p text:style-name="P19"><text:span text:style-name="T9"><text:s text:c="4"/>blu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blue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oft-page-break/><text:span text:style-name="T9"><text:s text:c="4"/>let enterButton = ce("button");</text:span></text:p>
      <text:p text:style-name="P19"><text:span text:style-name="T9"><text:s text:c="4"/>enterButton.textContent = "Enter";</text:span></text:p>
      <text:p text:style-name="P19"><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 get RGB values from input fields and convert them to numbers</text:span></text:p>
      <text:p text:style-name="P19"><text:span text:style-name="T9"><text:s text:c="8"/>let red = parseInt(ge('theRed').value, 10);</text:span></text:p>
      <text:p text:style-name="P19"><text:span text:style-name="T9"><text:s text:c="8"/>let green = parseInt(ge('theGreen').value, 10);</text:span></text:p>
      <text:p text:style-name="P19"><text:span text:style-name="T9"><text:s text:c="8"/>let blue = parseInt(ge('theBlue').value, 10);</text:span></text:p>
      <text:p text:style-name="P19"><text:span text:style-name="T9"/></text:p>
      <text:p text:style-name="P19"><text:span text:style-name="T9"><text:s text:c="8"/>// calculate the hex value</text:span></text:p>
      <text:p text:style-name="P19"><text:span text:style-name="T9"><text:s text:c="8"/>let hexColor = rgbToHex(red, green, blue);</text:span></text:p>
      <text:p text:style-name="P19"><text:span text:style-name="T9"/></text:p>
      <text:p text:style-name="P19"><text:span text:style-name="T9"><text:s text:c="8"/>// set the hex value to the hexTextbox</text:span></text:p>
      <text:p text:style-name="P19"><text:span text:style-name="T9"><text:s text:c="8"/>ge('hexTextbox').value = hexColor;</text:span></text:p>
      <text:p text:style-name="P19"><text:span text:style-name="T9"/></text:p>
      <text:p text:style-name="P19"><text:span text:style-name="T9"><text:s text:c="8"/>// set the background color of the activePlayer element using RGB values</text:span></text:p>
      <text:p text:style-name="P19"><text:span text:style-name="T9"><text:s text:c="8"/>ge(activePlayer).style.backgroundColor = 'rgb(' +</text:span></text:p>
      <text:p text:style-name="P19"><text:span text:style-name="T9"><text:s text:c="12"/>red + ',' +</text:span></text:p>
      <text:p text:style-name="P19"><text:span text:style-name="T9"><text:s text:c="12"/>green + ',' +</text:span></text:p>
      <text:p text:style-name="P19"><text:span text:style-name="T9"><text:s text:c="12"/>blue +</text:span></text:p>
      <text:p text:style-name="P19"><text:span text:style-name="T9"><text:s text:c="8"/>')';</text:span></text:p>
      <text:p text:style-name="P19"><text:soft-page-break/><text:span text:style-name="T9"/></text:p>
      <text:p text:style-name="P19"><text:span text:style-name="T9"><text:s text:c="8"/>colorPicker.value = hexColor;</text:span></text:p>
      <text:p text:style-name="P19"><text:span text:style-name="T9"/></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let buttonContainer = ce('div');</text:span></text:p>
      <text:p text:style-name="P19"><text:span text:style-name="T9"><text:s text:c="4"/>buttonContainer.style.display = 'grid';</text:span></text:p>
      <text:p text:style-name="P19"><text:span text:style-name="T9"><text:s text:c="4"/>buttonContainer.style.gridTemplateColumns = 'repeat(3, 1fr)';</text:span></text:p>
      <text:p text:style-name="P19"><text:span text:style-name="T9"><text:s text:c="4"/>buttonContainer.style.gap = '0.5px';</text:span></text:p>
      <text:p text:style-name="P19"><text:span text:style-name="T9"><text:s text:c="4"/>theMenu.append(buttonContainer);</text:span></text:p>
      <text:p text:style-name="P19"><text:span text:style-name="T9"/></text:p>
      <text:p text:style-name="P19"><text:span text:style-name="T9"><text:s text:c="4"/>//-//</text:span></text:p>
      <text:p text:style-name="P19"><text:span text:style-name="T9"/></text:p>
      <text:p text:style-name="P19"><text:span text:style-name="T9"><text:s text:c="4"/>for (let z = 0; z &lt; colorChoices.length; z++)</text:span></text:p>
      <text:p text:style-name="P19"><text:span text:style-name="T9"><text:s text:c="4"/>{</text:span></text:p>
      <text:p text:style-name="P19"><text:span text:style-name="T9"><text:s text:c="8"/>let colorChoiceButton = ce("button");</text:span></text:p>
      <text:p text:style-name="P19"><text:span text:style-name="T9"><text:s text:c="8"/>colorChoiceButton.textContent = colorChoices[z].name;</text:span></text:p>
      <text:p text:style-name="P19"><text:span text:style-name="T9"><text:s text:c="8"/>colorChoiceButton.className = 'ourButton';</text:span></text:p>
      <text:p text:style-name="P19"><text:soft-page-break/><text:span text:style-name="T9"><text:s text:c="8"/>colorChoiceButton.style.backgroundColor = "rgb("+colorChoices[z].color+")";</text:span></text:p>
      <text:p text:style-name="P19"><text:span text:style-name="T9"><text:s text:c="8"/>colorChoiceButton.style.cursor = 'pointer';</text:span></text:p>
      <text:p text:style-name="P19"><text:span text:style-name="T9"><text:s text:c="8"/>colorChoiceButton.onmouseover = function()</text:span></text:p>
      <text:p text:style-name="P19"><text:span text:style-name="T9"><text:s text:c="8"/>{</text:span></text:p>
      <text:p text:style-name="P19"><text:span text:style-name="T9"><text:s text:c="12"/>hoverSound();</text:span></text:p>
      <text:p text:style-name="P19"><text:span text:style-name="T9"><text:s text:c="8"/>};</text:span></text:p>
      <text:p text:style-name="P19"><text:span text:style-name="T9"><text:s text:c="8"/>colorChoiceButton.onclick = function()</text:span></text:p>
      <text:p text:style-name="P19"><text:span text:style-name="T9"><text:s text:c="8"/>{</text:span></text:p>
      <text:p text:style-name="P19"><text:span text:style-name="T9"><text:s text:c="12"/>clickSound();</text:span></text:p>
      <text:p text:style-name="P19"><text:span text:style-name="T9"/></text:p>
      <text:p text:style-name="P19"><text:span text:style-name="T9"><text:s text:c="12"/>ge(activePlayer).style.backgroundColor = "rgb("+colorChoices[z].color+")";</text:span></text:p>
      <text:p text:style-name="P19"><text:span text:style-name="T9"/></text:p>
      <text:p text:style-name="P19"><text:span text:style-name="T9"><text:s text:c="12"/>// split color value to array of rgb</text:span></text:p>
      <text:p text:style-name="P19"><text:span text:style-name="T9"><text:s text:c="12"/>let rgbValues = colorChoices[z].color.split(',');</text:span></text:p>
      <text:p text:style-name="P19"><text:span text:style-name="T9"/></text:p>
      <text:p text:style-name="P19"><text:span text:style-name="T9"><text:s text:c="12"/>let r = ge("theRed").value = rgbValues[0].trim(); </text:span></text:p>
      <text:p text:style-name="P19"><text:span text:style-name="T9"/></text:p>
      <text:p text:style-name="P19"><text:span text:style-name="T9"><text:s text:c="12"/>let g = ge("theGreen").value = rgbValues[1].trim();</text:span></text:p>
      <text:p text:style-name="P19"><text:span text:style-name="T9"/></text:p>
      <text:p text:style-name="P19"><text:soft-page-break/><text:span text:style-name="T9"><text:s text:c="12"/>let b = ge("theBlue").value = rgbValues[2].trim();</text:span></text:p>
      <text:p text:style-name="P19"><text:span text:style-name="T9"/></text:p>
      <text:p text:style-name="P19"><text:span text:style-name="T9"><text:s text:c="12"/>colorPicker.value = rgbToHex(r, g, b);</text:span></text:p>
      <text:p text:style-name="P19"><text:span text:style-name="T9"/></text:p>
      <text:p text:style-name="P19"><text:span text:style-name="T9"><text:s text:c="12"/>ge('hexTextbox').value = rgbToHex(r, g, b);</text:span></text:p>
      <text:p text:style-name="P19"><text:span text:style-name="T9"/></text:p>
      <text:p text:style-name="P19"><text:span text:style-name="T9"><text:s text:c="12"/>updatePlayer();</text:span></text:p>
      <text:p text:style-name="P19"><text:span text:style-name="T9"><text:s text:c="8"/>};</text:span></text:p>
      <text:p text:style-name="P19"><text:span text:style-name="T9"><text:s text:c="8"/>buttonContainer.append(colorChoice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buttonContainer.append(ce("br"));</text:span></text:p>
      <text:p text:style-name="P19"><text:span text:style-name="T9"/></text:p>
      <text:p text:style-name="P19"><text:span text:style-name="T9"><text:s text:c="4"/>//-//</text:span></text:p>
      <text:p text:style-name="P19"><text:span text:style-name="T9"/></text:p>
      <text:p text:style-name="P19"><text:span text:style-name="T9"><text:s text:c="4"/>let customColorButton = ce("button");</text:span></text:p>
      <text:p text:style-name="P19"><text:span text:style-name="T9"><text:s text:c="4"/>customColorButton.textContent = "Custom";</text:span></text:p>
      <text:p text:style-name="P19"><text:span text:style-name="T9"><text:s text:c="4"/>customColorButton.className = "ourButton";</text:span></text:p>
      <text:p text:style-name="P19"><text:span text:style-name="T9"><text:s text:c="4"/>customColorButton.onclick = function()</text:span></text:p>
      <text:p text:style-name="P19"><text:span text:style-name="T9"><text:s text:c="4"/>{</text:span></text:p>
      <text:p text:style-name="P19"><text:soft-page-break/><text:span text:style-name="T9"><text:s text:c="8"/>customColor();</text:span></text:p>
      <text:p text:style-name="P19"><text:span text:style-name="T9"><text:s text:c="4"/>};</text:span></text:p>
      <text:p text:style-name="P19"><text:span text:style-name="T9"><text:s text:c="4"/>theMenu.append(customColorButton);</text:span></text:p>
      <text:p text:style-name="P19"><text:span text:style-name="T9"/></text:p>
      <text:p text:style-name="P19"><text:span text:style-name="T9"><text:s text:c="4"/>//-//</text:span></text:p>
      <text:p text:style-name="P19"><text:span text:style-name="T9"/></text:p>
      <text:p text:style-name="P19"><text:span text:style-name="T9"><text:s text:c="4"/>showPlayerData();</text:span></text:p>
      <text:p text:style-name="P19"><text:span text:style-name="T9">}</text:span></text:p>
      <text:p text:style-name="P19"><text:span text:style-name="T9"/></text:p>
      <text:p text:style-name="P19"><text:span text:style-name="T9">function customColor()</text:span></text:p>
      <text:p text:style-name="P19"><text:span text:style-name="T9">{</text:span></text:p>
      <text:p text:style-name="P19"><text:span text:style-name="T9"><text:s text:c="4"/>audioPlay("sfx_blip_001", 1.0);</text:span></text:p>
      <text:p text:style-name="P19"><text:span text:style-name="T9"/></text:p>
      <text:p text:style-name="P19"><text:span text:style-name="T9"><text:s text:c="4"/>// color is only applied if NO texture is on the player</text:span></text:p>
      <text:p text:style-name="P19"><text:span text:style-name="T9"><text:s text:c="4"/>ge(activePlayer).style.backgroundImage = 'none';</text:span></text:p>
      <text:p text:style-name="P19"><text:span text:style-name="T9"/></text:p>
      <text:p text:style-name="P19"><text:span text:style-name="T9"><text:s text:c="4"/>let whichColor = prompt("Enter RGB as 255,255,255")</text:span></text:p>
      <text:p text:style-name="P19"><text:span text:style-name="T9"/></text:p>
      <text:p text:style-name="P19"><text:span text:style-name="T9"><text:s text:c="4"/>let theColorFormatted = 'rgb('+whichColor+')';</text:span></text:p>
      <text:p text:style-name="P19"><text:span text:style-name="T9"/></text:p>
      <text:p text:style-name="P19"><text:span text:style-name="T9"><text:s text:c="4"/>// color of player</text:span></text:p>
      <text:p text:style-name="P19"><text:soft-page-break/><text:span text:style-name="T9"><text:s text:c="4"/>ge(activePlayer).style.backgroundColor = theColorFormatted;</text:span></text:p>
      <text:p text:style-name="P19"><text:span text:style-name="T9"/></text:p>
      <text:p text:style-name="P19"><text:span text:style-name="T9"><text:s text:c="4"/>let colorSeparated = whichColor.split(',');</text:span></text:p>
      <text:p text:style-name="P19"><text:span text:style-name="T9"/></text:p>
      <text:p text:style-name="P19"><text:span text:style-name="T9"><text:s text:c="4"/>// fill in textarea, show value of choice</text:span></text:p>
      <text:p text:style-name="P19"><text:span text:style-name="T9"><text:s text:c="4"/>ge("theRed").value = colorSeparated[0];</text:span></text:p>
      <text:p text:style-name="P19"><text:span text:style-name="T9"><text:s text:c="4"/>ge("theGreen").value = colorSeparated[1];</text:span></text:p>
      <text:p text:style-name="P19"><text:span text:style-name="T9"><text:s text:c="4"/>ge("theBlue").value = colorSeparated[2];</text:span></text:p>
      <text:p text:style-name="P19"><text:span text:style-name="T9"/></text:p>
      <text:p text:style-name="P19"><text:span text:style-name="T9"><text:s text:c="4"/>// update playerArray to show changed value</text:span></text:p>
      <text:p text:style-name="P19"><text:span text:style-name="T9"><text:s text:c="4"/>updatePlaye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ColorText.js</text:span></text:p>
      <text:p text:style-name="P19"><text:span text:style-name="T9"/></text:p>
      <text:p text:style-name="P19"><text:span text:style-name="T9">function menuPlayerColorText()</text:span></text:p>
      <text:p text:style-name="P19"><text:soft-page-break/><text:span text:style-name="T9">{</text:span></text:p>
      <text:p text:style-name="P19"><text:span text:style-name="T9"><text:s text:c="4"/>let menuId = 'menuColorPlayerTex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 position by player</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oft-page-break/><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theMenu.style.height = '20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itleSpan = ce("span");</text:span></text:p>
      <text:p text:style-name="P19"><text:span text:style-name="T9"><text:s text:c="4"/>titleSpan.textContent = "COLOR TEXT";</text:span></text:p>
      <text:p text:style-name="P19"><text:span text:style-name="T9"><text:s text:c="4"/>titleSpan.className = 'menu';</text:span></text:p>
      <text:p text:style-name="P19"><text:span text:style-name="T9"><text:s text:c="4"/>theMenu.append(titleSpa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oft-page-break/><text:span text:style-name="T9"/></text:p>
      <text:p text:style-name="P19"><text:span text:style-name="T9"><text:s text:c="4"/>//-//</text:span></text:p>
      <text:p text:style-name="P19"><text:span text:style-name="T9"/></text:p>
      <text:p text:style-name="P19"><text:span text:style-name="T9"><text:s text:c="4"/>let colorPicker = ce('input');</text:span></text:p>
      <text:p text:style-name="P19"><text:span text:style-name="T9"><text:s text:c="4"/>colorPicker.type = 'color';</text:span></text:p>
      <text:p text:style-name="P19"><text:span text:style-name="T9"><text:s text:c="4"/>colorPicker.id = 'myColorPicker';</text:span></text:p>
      <text:p text:style-name="P19"><text:span text:style-name="T9"><text:s text:c="4"/>colorPicker.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colorPicker.onclick = function()</text:span></text:p>
      <text:p text:style-name="P19"><text:span text:style-name="T9"><text:s text:c="4"/>{</text:span></text:p>
      <text:p text:style-name="P19"><text:span text:style-name="T9"><text:s text:c="8"/>clickSound();</text:span></text:p>
      <text:p text:style-name="P19"><text:span text:style-name="T9"><text:s text:c="4"/>};</text:span></text:p>
      <text:p text:style-name="P19"><text:span text:style-name="T9"><text:s text:c="4"/>colorPicker.oninput = function()</text:span></text:p>
      <text:p text:style-name="P19"><text:span text:style-name="T9"><text:s text:c="4"/>{</text:span></text:p>
      <text:p text:style-name="P19"><text:span text:style-name="T9"><text:s text:c="8"/>clickSound();</text:span></text:p>
      <text:p text:style-name="P19"><text:span text:style-name="T9"/></text:p>
      <text:p text:style-name="P19"><text:span text:style-name="T9"><text:s text:c="8"/>ge(activePlayer).style.color = colorPicker.value;</text:span></text:p>
      <text:p text:style-name="P19"><text:span text:style-name="T9"/></text:p>
      <text:p text:style-name="P19"><text:span text:style-name="T9"><text:s text:c="8"/>ge('hexTextbox').value =colorPicker.value;</text:span></text:p>
      <text:p text:style-name="P19"><text:span text:style-name="T9"/></text:p>
      <text:p text:style-name="P19"><text:span text:style-name="T9"><text:s text:c="8"/>ge('theRed').value = hexToRgb(colorPicker.value).r;</text:span></text:p>
      <text:p text:style-name="P19"><text:span text:style-name="T9"/></text:p>
      <text:p text:style-name="P19"><text:soft-page-break/><text:span text:style-name="T9"><text:s text:c="8"/>ge('theGreen').value = hexToRgb(colorPicker.value).g;</text:span></text:p>
      <text:p text:style-name="P19"><text:span text:style-name="T9"/></text:p>
      <text:p text:style-name="P19"><text:span text:style-name="T9"><text:s text:c="8"/>ge('theBlue').value = hexToRgb(colorPicker.value).b;</text:span></text:p>
      <text:p text:style-name="P19"><text:span text:style-name="T9"><text:s text:c="4"/>};</text:span></text:p>
      <text:p text:style-name="P19"><text:span text:style-name="T9"><text:s text:c="4"/>theMenu.append(colorPicker);</text:span></text:p>
      <text:p text:style-name="P19"><text:span text:style-name="T9"/></text:p>
      <text:p text:style-name="P19"><text:span text:style-name="T9"><text:s text:c="4"/>//-//</text:span></text:p>
      <text:p text:style-name="P19"><text:span text:style-name="T9"/></text:p>
      <text:p text:style-name="P19"><text:span text:style-name="T9"><text:s text:c="4"/>let hexTextbox = ce('input');</text:span></text:p>
      <text:p text:style-name="P19"><text:span text:style-name="T9"><text:s text:c="4"/>hexTextbox.type = 'text';</text:span></text:p>
      <text:p text:style-name="P19"><text:span text:style-name="T9"><text:s text:c="4"/>hexTextbox.id = 'hexTextbox';</text:span></text:p>
      <text:p text:style-name="P19"><text:span text:style-name="T9"><text:s text:c="4"/>hexTextbox.style.width = '100px';</text:span></text:p>
      <text:p text:style-name="P19"><text:span text:style-name="T9"><text:s text:c="4"/>theMenu.append(hexTextbox);</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redLabel = ce('label');</text:span></text:p>
      <text:p text:style-name="P19"><text:span text:style-name="T9"><text:s text:c="4"/>redLabel.textContent = "R ";</text:span></text:p>
      <text:p text:style-name="P19"><text:span text:style-name="T9"><text:s text:c="4"/>theMenu.append(redLabel);</text:span></text:p>
      <text:p text:style-name="P19"><text:span text:style-name="T9"/></text:p>
      <text:p text:style-name="P19"><text:soft-page-break/><text:span text:style-name="T9"><text:s text:c="4"/>//-//</text:span></text:p>
      <text:p text:style-name="P19"><text:span text:style-name="T9"/></text:p>
      <text:p text:style-name="P19"><text:span text:style-name="T9"><text:s text:c="4"/>let redTextArea = ce("textarea");</text:span></text:p>
      <text:p text:style-name="P19"><text:span text:style-name="T9"><text:s text:c="4"/>redTextArea.id = "theRed";</text:span></text:p>
      <text:p text:style-name="P19"><text:span text:style-name="T9"><text:s text:c="4"/>redTextArea.className = 'textInput';</text:span></text:p>
      <text:p text:style-name="P19"><text:span text:style-name="T9"><text:s text:c="4"/>red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red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greenLabel = ce('label');</text:span></text:p>
      <text:p text:style-name="P19"><text:span text:style-name="T9"><text:s text:c="4"/>greenLabel.textContent = "G ";</text:span></text:p>
      <text:p text:style-name="P19"><text:span text:style-name="T9"><text:s text:c="4"/>theMenu.append(greenLabel);</text:span></text:p>
      <text:p text:style-name="P19"><text:span text:style-name="T9"/></text:p>
      <text:p text:style-name="P19"><text:span text:style-name="T9"><text:s text:c="4"/>//-//</text:span></text:p>
      <text:p text:style-name="P19"><text:span text:style-name="T9"/></text:p>
      <text:p text:style-name="P19"><text:span text:style-name="T9"><text:s text:c="4"/>let greenTextArea = ce("textarea");</text:span></text:p>
      <text:p text:style-name="P19"><text:span text:style-name="T9"><text:s text:c="4"/>greenTextArea.id = "theGreen";</text:span></text:p>
      <text:p text:style-name="P19"><text:span text:style-name="T9"><text:s text:c="4"/>greenTextArea.className = 'textInput';</text:span></text:p>
      <text:p text:style-name="P19"><text:soft-page-break/><text:span text:style-name="T9"><text:s text:c="4"/>green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green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blueLabel = ce('label');</text:span></text:p>
      <text:p text:style-name="P19"><text:span text:style-name="T9"><text:s text:c="4"/>blueLabel.textContent = "B ";</text:span></text:p>
      <text:p text:style-name="P19"><text:span text:style-name="T9"><text:s text:c="4"/>theMenu.append(blueLabel);</text:span></text:p>
      <text:p text:style-name="P19"><text:span text:style-name="T9"/></text:p>
      <text:p text:style-name="P19"><text:span text:style-name="T9"><text:s text:c="4"/>//-//</text:span></text:p>
      <text:p text:style-name="P19"><text:span text:style-name="T9"/></text:p>
      <text:p text:style-name="P19"><text:span text:style-name="T9"><text:s text:c="4"/>let blueTextArea = ce("textarea");</text:span></text:p>
      <text:p text:style-name="P19"><text:span text:style-name="T9"><text:s text:c="4"/>blueTextArea.id = "theBlue";</text:span></text:p>
      <text:p text:style-name="P19"><text:span text:style-name="T9"><text:s text:c="4"/>blueTextArea.className = 'textInput';</text:span></text:p>
      <text:p text:style-name="P19"><text:span text:style-name="T9"><text:s text:c="4"/>blu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blueTextArea);</text:span></text:p>
      <text:p text:style-name="P19"><text:soft-page-break/><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textContent = "Enter";</text:span></text:p>
      <text:p text:style-name="P19"><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 get RGB values from input fields and convert them to numbers</text:span></text:p>
      <text:p text:style-name="P19"><text:span text:style-name="T9"><text:s text:c="8"/>let red = parseInt(ge('theRed').value, 10);</text:span></text:p>
      <text:p text:style-name="P19"><text:span text:style-name="T9"><text:s text:c="8"/>let green = parseInt(ge('theGreen').value, 10);</text:span></text:p>
      <text:p text:style-name="P19"><text:span text:style-name="T9"><text:s text:c="8"/>let blue = parseInt(ge('theBlue').value, 10);</text:span></text:p>
      <text:p text:style-name="P19"><text:span text:style-name="T9"/></text:p>
      <text:p text:style-name="P19"><text:span text:style-name="T9"><text:s text:c="8"/>// calculate the hex value</text:span></text:p>
      <text:p text:style-name="P19"><text:span text:style-name="T9"><text:s text:c="8"/>let hexColor = rgbToHex(red, green, blue);</text:span></text:p>
      <text:p text:style-name="P19"><text:span text:style-name="T9"/></text:p>
      <text:p text:style-name="P19"><text:span text:style-name="T9"><text:s text:c="8"/>// set the hex value to the hexTextbox</text:span></text:p>
      <text:p text:style-name="P19"><text:span text:style-name="T9"><text:s text:c="8"/>ge('hexTextbox').value = hexColor;</text:span></text:p>
      <text:p text:style-name="P19"><text:span text:style-name="T9"/></text:p>
      <text:p text:style-name="P19"><text:soft-page-break/><text:span text:style-name="T9"><text:s text:c="8"/>// set the background color of the activePlayer element using RGB values</text:span></text:p>
      <text:p text:style-name="P19"><text:span text:style-name="T9"><text:s text:c="8"/>ge(activePlayer).style.color = 'rgb(' +</text:span></text:p>
      <text:p text:style-name="P19"><text:span text:style-name="T9"><text:s text:c="12"/>red + ',' +</text:span></text:p>
      <text:p text:style-name="P19"><text:span text:style-name="T9"><text:s text:c="12"/>green + ',' +</text:span></text:p>
      <text:p text:style-name="P19"><text:span text:style-name="T9"><text:s text:c="12"/>blue +</text:span></text:p>
      <text:p text:style-name="P19"><text:span text:style-name="T9"><text:s text:c="8"/>')';</text:span></text:p>
      <text:p text:style-name="P19"><text:span text:style-name="T9"/></text:p>
      <text:p text:style-name="P19"><text:span text:style-name="T9"><text:s text:c="8"/>colorPicker.value = hexColor;</text:span></text:p>
      <text:p text:style-name="P19"><text:span text:style-name="T9"/></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buttonContainer = ce('div');</text:span></text:p>
      <text:p text:style-name="P19"><text:span text:style-name="T9"><text:s text:c="4"/>buttonContainer.style.display = 'grid';</text:span></text:p>
      <text:p text:style-name="P19"><text:span text:style-name="T9"><text:s text:c="4"/>buttonContainer.style.gridTemplateColumns = 'repeat(3, 1fr)';</text:span></text:p>
      <text:p text:style-name="P19"><text:span text:style-name="T9"><text:s text:c="4"/>theMenu.append(buttonContainer);</text:span></text:p>
      <text:p text:style-name="P19"><text:soft-page-break/><text:span text:style-name="T9"/></text:p>
      <text:p text:style-name="P19"><text:span text:style-name="T9"><text:s text:c="4"/>//-//</text:span></text:p>
      <text:p text:style-name="P19"><text:span text:style-name="T9"/></text:p>
      <text:p text:style-name="P19"><text:span text:style-name="T9"><text:s text:c="4"/>for (let z = 0; z &lt; colorChoices.length; z++)</text:span></text:p>
      <text:p text:style-name="P19"><text:span text:style-name="T9"><text:s text:c="4"/>{</text:span></text:p>
      <text:p text:style-name="P19"><text:span text:style-name="T9"><text:s text:c="8"/>let colorChoiceButton = ce("button");</text:span></text:p>
      <text:p text:style-name="P19"><text:span text:style-name="T9"><text:s text:c="8"/>colorChoiceButton.textContent = colorChoices[z].name;</text:span></text:p>
      <text:p text:style-name="P19"><text:span text:style-name="T9"><text:s text:c="8"/>colorChoiceButton.className = 'ourButton';</text:span></text:p>
      <text:p text:style-name="P19"><text:span text:style-name="T9"><text:s text:c="8"/>colorChoiceButton.style.backgroundColor = "rgb("+colorChoices[z].color+")";</text:span></text:p>
      <text:p text:style-name="P19"><text:span text:style-name="T9"><text:s text:c="8"/>colorChoiceButton.onclick = function()</text:span></text:p>
      <text:p text:style-name="P19"><text:span text:style-name="T9"><text:s text:c="8"/>{</text:span></text:p>
      <text:p text:style-name="P19"><text:span text:style-name="T9"><text:s text:c="12"/>ge(activePlayer).style.color = "rgb("+colorChoices[z].color+")";</text:span></text:p>
      <text:p text:style-name="P19"><text:span text:style-name="T9"/></text:p>
      <text:p text:style-name="P19"><text:span text:style-name="T9"><text:s text:c="12"/>// split color value to array of rgb</text:span></text:p>
      <text:p text:style-name="P19"><text:span text:style-name="T9"><text:s text:c="12"/>let rgbValues = colorChoices[z].color.split(',');</text:span></text:p>
      <text:p text:style-name="P19"><text:span text:style-name="T9"/></text:p>
      <text:p text:style-name="P19"><text:span text:style-name="T9"><text:s text:c="12"/>let r = ge("theRed").value = rgbValues[0].trim(); </text:span></text:p>
      <text:p text:style-name="P19"><text:span text:style-name="T9"/></text:p>
      <text:p text:style-name="P19"><text:span text:style-name="T9"><text:s text:c="12"/>let g = ge("theGreen").value = rgbValues[1].trim();</text:span></text:p>
      <text:p text:style-name="P19"><text:soft-page-break/><text:span text:style-name="T9"/></text:p>
      <text:p text:style-name="P19"><text:span text:style-name="T9"><text:s text:c="12"/>let b = ge("theBlue").value = rgbValues[2].trim();</text:span></text:p>
      <text:p text:style-name="P19"><text:span text:style-name="T9"/></text:p>
      <text:p text:style-name="P19"><text:span text:style-name="T9"><text:s text:c="12"/>colorPicker.value = rgbToHex(r, g, b);</text:span></text:p>
      <text:p text:style-name="P19"><text:span text:style-name="T9"/></text:p>
      <text:p text:style-name="P19"><text:span text:style-name="T9"><text:s text:c="12"/>ge('hexTextbox').value = rgbToHex(r, g, b);</text:span></text:p>
      <text:p text:style-name="P19"><text:span text:style-name="T9"/></text:p>
      <text:p text:style-name="P19"><text:span text:style-name="T9"><text:s text:c="12"/>updatePlayer();</text:span></text:p>
      <text:p text:style-name="P19"><text:span text:style-name="T9"><text:s text:c="8"/>};</text:span></text:p>
      <text:p text:style-name="P19"><text:span text:style-name="T9"><text:s text:c="8"/>buttonContainer.append(colorChoice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buttonContainer.append(ce("br"));</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customButton = ce("button");</text:span></text:p>
      <text:p text:style-name="P19"><text:soft-page-break/><text:span text:style-name="T9"><text:s text:c="4"/>customButton.className = 'ourButton';</text:span></text:p>
      <text:p text:style-name="P19"><text:span text:style-name="T9"><text:s text:c="4"/>customButton.textContent = 'Custom';</text:span></text:p>
      <text:p text:style-name="P19"><text:span text:style-name="T9"><text:s text:c="4"/>customButton.onclick = function()</text:span></text:p>
      <text:p text:style-name="P19"><text:span text:style-name="T9"><text:s text:c="4"/>{</text:span></text:p>
      <text:p text:style-name="P19"><text:span text:style-name="T9"><text:s text:c="8"/>customFontColor();</text:span></text:p>
      <text:p text:style-name="P19"><text:span text:style-name="T9"><text:s text:c="4"/>};</text:span></text:p>
      <text:p text:style-name="P19"><text:span text:style-name="T9"><text:s text:c="4"/>theMenu.append(customButton);</text:span></text:p>
      <text:p text:style-name="P19"><text:span text:style-name="T9">}</text:span></text:p>
      <text:p text:style-name="P19"><text:span text:style-name="T9"/></text:p>
      <text:p text:style-name="P19"><text:span text:style-name="T9">function customFontColor()</text:span></text:p>
      <text:p text:style-name="P19"><text:span text:style-name="T9">{</text:span></text:p>
      <text:p text:style-name="P19"><text:span text:style-name="T9"><text:s text:c="4"/>let theColor = prompt("Enter RGB as 255, 255, 255")</text:span></text:p>
      <text:p text:style-name="P19"><text:span text:style-name="T9"/></text:p>
      <text:p text:style-name="P19"><text:span text:style-name="T9"><text:s text:c="4"/>let theColorFormatted = 'rgb('+theColor+')';</text:span></text:p>
      <text:p text:style-name="P19"><text:span text:style-name="T9"/></text:p>
      <text:p text:style-name="P19"><text:span text:style-name="T9"><text:s text:c="4"/>// color of text on player object</text:span></text:p>
      <text:p text:style-name="P19"><text:span text:style-name="T9"><text:s text:c="4"/>ge(activePlayer).style.color = theColorFormatted;</text:span></text:p>
      <text:p text:style-name="P19"><text:span text:style-name="T9"/></text:p>
      <text:p text:style-name="P19"><text:span text:style-name="T9"><text:s text:c="4"/>let colorSeparated = theColor.split(',');</text:span></text:p>
      <text:p text:style-name="P19"><text:span text:style-name="T9"/></text:p>
      <text:p text:style-name="P19"><text:span text:style-name="T9"><text:s text:c="4"/>// fill in the textarea, to show the value of our choice</text:span></text:p>
      <text:p text:style-name="P19"><text:span text:style-name="T9"><text:s text:c="4"/>ge("theRed").value = colorSeparated[0];</text:span></text:p>
      <text:p text:style-name="P19"><text:span text:style-name="T9"><text:s text:c="4"/>ge("theGreen").value = colorSeparated[1];</text:span></text:p>
      <text:p text:style-name="P19"><text:soft-page-break/><text:span text:style-name="T9"><text:s text:c="4"/>ge("theBlue").value = colorSeparated[2];</text:span></text:p>
      <text:p text:style-name="P19"><text:span text:style-name="T9"/></text:p>
      <text:p text:style-name="P19"><text:span text:style-name="T9"><text:s text:c="4"/>// update playerArray to show changed value</text:span></text:p>
      <text:p text:style-name="P19"><text:span text:style-name="T9"><text:s text:c="4"/>updatePlayer();</text:span></text:p>
      <text:p text:style-name="P19"><text:span text:style-name="T9">}</text:span></text:p>
      <text:p text:style-name="P19"><text:span text:style-name="T9"/></text:p>
      <text:p text:style-name="P19"><text:span text:style-name="T9">// Read the 3 Textarea, for the red, green, blue values of our player text color</text:span></text:p>
      <text:p text:style-name="P19"><text:span text:style-name="T9">// Set the text color of our player</text:span></text:p>
      <text:p text:style-name="P19"><text:span text:style-name="T9">function customPlayerTextColorFromTextInput()</text:span></text:p>
      <text:p text:style-name="P19"><text:span text:style-name="T9">{</text:span></text:p>
      <text:p text:style-name="P19"><text:span text:style-name="T9"><text:s text:c="4"/>let r = ge("theRed").value;</text:span></text:p>
      <text:p text:style-name="P19"><text:span text:style-name="T9"><text:s text:c="4"/>let g = ge("theGreen").value;</text:span></text:p>
      <text:p text:style-name="P19"><text:span text:style-name="T9"><text:s text:c="4"/>let b = ge("theBlue").value;</text:span></text:p>
      <text:p text:style-name="P19"><text:span text:style-name="T9"/></text:p>
      <text:p text:style-name="P19"><text:span text:style-name="T9"><text:s text:c="4"/>ge(activePlayer).style.color= "rgb("+r+","+g+","+b+")";</text:span></text:p>
      <text:p text:style-name="P19"><text:span text:style-name="T9"/></text:p>
      <text:p text:style-name="P19"><text:span text:style-name="T9"><text:s text:c="4"/>// fill textarea, show value of choice</text:span></text:p>
      <text:p text:style-name="P19"><text:span text:style-name="T9"><text:s text:c="4"/>ge("theRed").value = r;</text:span></text:p>
      <text:p text:style-name="P19"><text:span text:style-name="T9"><text:s text:c="4"/>ge("theGreen").value = g;</text:span></text:p>
      <text:p text:style-name="P19"><text:span text:style-name="T9"><text:s text:c="4"/>ge("theBlue").value = b;</text:span></text:p>
      <text:p text:style-name="P19"><text:span text:style-name="T9"/></text:p>
      <text:p text:style-name="P19"><text:span text:style-name="T9"><text:s text:c="4"/>// update playerArray to show changed value</text:span></text:p>
      <text:p text:style-name="P19"><text:span text:style-name="T9"><text:s text:c="4"/>updatePlayer();</text:span></text:p>
      <text:p text:style-name="P19"><text:soft-page-break/><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Distance.js</text:span></text:p>
      <text:p text:style-name="P19"><text:span text:style-name="T9"/></text:p>
      <text:p text:style-name="P19"><text:span text:style-name="T9">function menuPlayerDistance()</text:span></text:p>
      <text:p text:style-name="P19"><text:span text:style-name="T9">{</text:span></text:p>
      <text:p text:style-name="P19"><text:span text:style-name="T9"><text:s text:c="4"/>let menuId = 'menuPositionPlayer';</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oft-page-break/><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let hr001 = ce("hr");</text:span></text:p>
      <text:p text:style-name="P19"><text:soft-page-break/><text:span text:style-name="T9"><text:s text:c="4"/>theMenu.append(hr001);</text:span></text:p>
      <text:p text:style-name="P19"><text:span text:style-name="T9"/></text:p>
      <text:p text:style-name="P19"><text:span text:style-name="T9"><text:s text:c="4"/>//-//</text:span></text:p>
      <text:p text:style-name="P19"><text:span text:style-name="T9"/></text:p>
      <text:p text:style-name="P19"><text:span text:style-name="T9"><text:s text:c="4"/>let distanceSection = ce("div");</text:span></text:p>
      <text:p text:style-name="P19"><text:span text:style-name="T9"><text:s text:c="4"/>theMenu.append(distanceSection);</text:span></text:p>
      <text:p text:style-name="P19"><text:span text:style-name="T9"/></text:p>
      <text:p text:style-name="P19"><text:span text:style-name="T9"><text:s text:c="4"/>//-//</text:span></text:p>
      <text:p text:style-name="P19"><text:span text:style-name="T9"/></text:p>
      <text:p text:style-name="P19"><text:span text:style-name="T9"><text:s text:c="4"/>let distanceLabel = ce("span");</text:span></text:p>
      <text:p text:style-name="P19"><text:span text:style-name="T9"><text:s text:c="4"/>distanceLabel.style.color = 'rgb(255, 255, 255)';</text:span></text:p>
      <text:p text:style-name="P19"><text:span text:style-name="T9"><text:s text:c="4"/>distanceLabel.textContent = 'Distance';</text:span></text:p>
      <text:p text:style-name="P19"><text:span text:style-name="T9"><text:s text:c="4"/>distanceLabel.className = 'menu';</text:span></text:p>
      <text:p text:style-name="P19"><text:span text:style-name="T9"><text:s text:c="4"/>distanceSection.append(distanceLabel);</text:span></text:p>
      <text:p text:style-name="P19"><text:span text:style-name="T9"/></text:p>
      <text:p text:style-name="P19"><text:span text:style-name="T9"><text:s text:c="4"/>//-//</text:span></text:p>
      <text:p text:style-name="P19"><text:span text:style-name="T9"/></text:p>
      <text:p text:style-name="P19"><text:span text:style-name="T9"><text:s text:c="4"/>let hr002 = ce("hr");</text:span></text:p>
      <text:p text:style-name="P19"><text:span text:style-name="T9"><text:s text:c="4"/>distanceSection.append(hr002);</text:span></text:p>
      <text:p text:style-name="P19"><text:span text:style-name="T9"/></text:p>
      <text:p text:style-name="P19"><text:span text:style-name="T9"><text:s text:c="4"/>//-//</text:span></text:p>
      <text:p text:style-name="P19"><text:span text:style-name="T9"/></text:p>
      <text:p text:style-name="P19"><text:span text:style-name="T9"><text:s text:c="4"/>let idLabel = ce("label");</text:span></text:p>
      <text:p text:style-name="P19"><text:span text:style-name="T9"><text:s text:c="4"/>idLabel.style.color = 'rgb(255, 255, 255)';</text:span></text:p>
      <text:p text:style-name="P19"><text:span text:style-name="T9"><text:s text:c="4"/>idLabel.textContent = 'Id ';</text:span></text:p>
      <text:p text:style-name="P19"><text:soft-page-break/><text:span text:style-name="T9"><text:s text:c="4"/>theMenu.append(idLabel);</text:span></text:p>
      <text:p text:style-name="P19"><text:span text:style-name="T9"/></text:p>
      <text:p text:style-name="P19"><text:span text:style-name="T9"><text:s text:c="4"/>//-//</text:span></text:p>
      <text:p text:style-name="P19"><text:span text:style-name="T9"/></text:p>
      <text:p text:style-name="P19"><text:span text:style-name="T9"><text:s text:c="4"/>let idTextarea = ce("textarea");</text:span></text:p>
      <text:p text:style-name="P19"><text:span text:style-name="T9"><text:s text:c="4"/>idTextarea.id = 'idToFindDistance';</text:span></text:p>
      <text:p text:style-name="P19"><text:span text:style-name="T9"><text:s text:c="4"/>idTextarea.className = 'textInput';</text:span></text:p>
      <text:p text:style-name="P19"><text:span text:style-name="T9"><text:s text:c="4"/>id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idTextarea);</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textContent = 'Enter';</text:span></text:p>
      <text:p text:style-name="P19"><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keepGettingXYCustom();</text:span></text:p>
      <text:p text:style-name="P19"><text:span text:style-name="T9"><text:s text:c="8"/>keyboardControlOn();</text:span></text:p>
      <text:p text:style-name="P19"><text:soft-page-break/><text:span text:style-name="T9"><text:s text:c="8"/>enterButtonSound();</text:span></text:p>
      <text:p text:style-name="P19"><text:span text:style-name="T9"><text:s text:c="4"/>};</text:span></text:p>
      <text:p text:style-name="P19"><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let hr003 = ce("hr");</text:span></text:p>
      <text:p text:style-name="P19"><text:span text:style-name="T9"><text:s text:c="4"/>theMenu.append(hr003);</text:span></text:p>
      <text:p text:style-name="P19"><text:span text:style-name="T9"/></text:p>
      <text:p text:style-name="P19"><text:span text:style-name="T9"><text:s text:c="4"/>//-//</text:span></text:p>
      <text:p text:style-name="P19"><text:span text:style-name="T9"/></text:p>
      <text:p text:style-name="P19"><text:span text:style-name="T9"><text:s text:c="4"/>let cancelButton = ce("button");</text:span></text:p>
      <text:p text:style-name="P19"><text:span text:style-name="T9"><text:s text:c="4"/>cancelButton.textContent = 'Cancel';</text:span></text:p>
      <text:p text:style-name="P19"><text:span text:style-name="T9"><text:s text:c="4"/>cancelButton.className = 'ourButton';</text:span></text:p>
      <text:p text:style-name="P19"><text:span text:style-name="T9"><text:s text:c="4"/>cancelButton.onclick = function()</text:span></text:p>
      <text:p text:style-name="P19"><text:span text:style-name="T9"><text:s text:c="4"/>{</text:span></text:p>
      <text:p text:style-name="P19"><text:span text:style-name="T9"><text:s text:c="8"/>removeTimer(ourTimer);</text:span></text:p>
      <text:p text:style-name="P19"><text:span text:style-name="T9"><text:s text:c="4"/>};</text:span></text:p>
      <text:p text:style-name="P19"><text:span text:style-name="T9"><text:s text:c="4"/>theMenu.append(cancelButton);</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oft-page-break/><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Name.js</text:span></text:p>
      <text:p text:style-name="P19"><text:span text:style-name="T9"/></text:p>
      <text:p text:style-name="P19"><text:span text:style-name="T9">function menuPlayerName(whichId)</text:span></text:p>
      <text:p text:style-name="P19"><text:span text:style-name="T9">{</text:span></text:p>
      <text:p text:style-name="P19"><text:span text:style-name="T9"><text:s text:c="4"/>let menuId = 'menuNamePlayer';</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oft-page-break/><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0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let hr = ce("hr");</text:span></text:p>
      <text:p text:style-name="P19"><text:span text:style-name="T9"><text:s text:c="4"/>hr.style.height = "1px";</text:span></text:p>
      <text:p text:style-name="P19"><text:span text:style-name="T9"><text:s text:c="4"/>hr.style.border = "none";</text:span></text:p>
      <text:p text:style-name="P19"><text:span text:style-name="T9"><text:s text:c="4"/>hr.style.backgroundColor = "rgb(50, 50, 50)";</text:span></text:p>
      <text:p text:style-name="P19"><text:span text:style-name="T9"><text:s text:c="4"/>hr.style.color = "rgb(50, 50, 50)";</text:span></text:p>
      <text:p text:style-name="P19"><text:span text:style-name="T9"><text:s text:c="4"/>theMenu.append(hr);</text:span></text:p>
      <text:p text:style-name="P19"><text:span text:style-name="T9"/></text:p>
      <text:p text:style-name="P19"><text:soft-page-break/><text:span text:style-name="T9"><text:s text:c="4"/>//-//</text:span></text:p>
      <text:p text:style-name="P19"><text:span text:style-name="T9"/></text:p>
      <text:p text:style-name="P19"><text:span text:style-name="T9"><text:s text:c="4"/>let titleSpan = ce("span");</text:span></text:p>
      <text:p text:style-name="P19"><text:span text:style-name="T9"><text:s text:c="4"/>titleSpan.textContent = "NAME OF PLAYER";</text:span></text:p>
      <text:p text:style-name="P19"><text:span text:style-name="T9"><text:s text:c="4"/>titleSpan.style.color = "rgb(255, 255, 255)";</text:span></text:p>
      <text:p text:style-name="P19"><text:span text:style-name="T9"><text:s text:c="4"/>titleSpan.className = 'menu';</text:span></text:p>
      <text:p text:style-name="P19"><text:span text:style-name="T9"><text:s text:c="4"/>theMenu.append(titleSpa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nameLabel = ce('div');</text:span></text:p>
      <text:p text:style-name="P19"><text:span text:style-name="T9"><text:s text:c="4"/>nameLabel.textContent = "Name ";</text:span></text:p>
      <text:p text:style-name="P19"><text:span text:style-name="T9"><text:s text:c="4"/>theMenu.append(nameLabel);</text:span></text:p>
      <text:p text:style-name="P19"><text:span text:style-name="T9"/></text:p>
      <text:p text:style-name="P19"><text:span text:style-name="T9"><text:s text:c="4"/>//-//</text:span></text:p>
      <text:p text:style-name="P19"><text:span text:style-name="T9"/></text:p>
      <text:p text:style-name="P19"><text:span text:style-name="T9"><text:s text:c="4"/>let nameTextArea = ce("textarea");</text:span></text:p>
      <text:p text:style-name="P19"><text:span text:style-name="T9"><text:s text:c="4"/>nameTextArea.id = "thePlayerName";</text:span></text:p>
      <text:p text:style-name="P19"><text:span text:style-name="T9"><text:s text:c="4"/>nameTextArea.className = "textInput";</text:span></text:p>
      <text:p text:style-name="P19"><text:span text:style-name="T9"><text:s text:c="4"/>nameTextArea.onkeydown = function()</text:span></text:p>
      <text:p text:style-name="P19"><text:span text:style-name="T9"><text:s text:c="4"/>{</text:span></text:p>
      <text:p text:style-name="P19"><text:span text:style-name="T9"><text:s text:c="8"/>keyboardControlOff();</text:span></text:p>
      <text:p text:style-name="P19"><text:soft-page-break/><text:span text:style-name="T9"><text:s text:c="4"/>};</text:span></text:p>
      <text:p text:style-name="P19"><text:span text:style-name="T9"><text:s text:c="4"/>theMenu.append(name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textContent = "Enter";</text:span></text:p>
      <text:p text:style-name="P19"><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enterButtonSound();</text:span></text:p>
      <text:p text:style-name="P19"><text:span text:style-name="T9"/></text:p>
      <text:p text:style-name="P19"><text:span text:style-name="T9"><text:s text:c="8"/>ge('infoDivPlayer').innerText = <text:s/>nameTextArea.value;</text:span></text:p>
      <text:p text:style-name="P19"><text:span text:style-name="T9"/></text:p>
      <text:p text:style-name="P19"><text:span text:style-name="T9"><text:s text:c="8"/>playerArray[0].name = nameTextArea.value;</text:span></text:p>
      <text:p text:style-name="P19"><text:span text:style-name="T9"/></text:p>
      <text:p text:style-name="P19"><text:span text:style-name="T9"><text:s text:c="8"/>showPlayerData();</text:span></text:p>
      <text:p text:style-name="P19"><text:span text:style-name="T9"/></text:p>
      <text:p text:style-name="P19"><text:span text:style-name="T9"><text:s text:c="8"/>keyboardControlOn();</text:span></text:p>
      <text:p text:style-name="P19"><text:span text:style-name="T9"><text:s text:c="4"/>};</text:span></text:p>
      <text:p text:style-name="P19"><text:soft-page-break/><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let hr2 = ce("hr");</text:span></text:p>
      <text:p text:style-name="P19"><text:span text:style-name="T9"><text:s text:c="4"/>hr2.className = "hrCompact";</text:span></text:p>
      <text:p text:style-name="P19"><text:span text:style-name="T9"><text:s text:c="4"/>theMenu.append(hr2);</text:span></text:p>
      <text:p text:style-name="P19"><text:span text:style-name="T9"/></text:p>
      <text:p text:style-name="P19"><text:span text:style-name="T9"><text:s text:c="4"/>//-//</text:span></text:p>
      <text:p text:style-name="P19"><text:span text:style-name="T9"/></text:p>
      <text:p text:style-name="P19"><text:span text:style-name="T9"><text:s text:c="4"/>let customButton = ce("button");</text:span></text:p>
      <text:p text:style-name="P19"><text:span text:style-name="T9"><text:s text:c="4"/>customButton.textContent = "Custom";</text:span></text:p>
      <text:p text:style-name="P19"><text:span text:style-name="T9"><text:s text:c="4"/>customButton.className = "ourButton";</text:span></text:p>
      <text:p text:style-name="P19"><text:span text:style-name="T9"><text:s text:c="4"/>customButton.onclick = customPlayerName;</text:span></text:p>
      <text:p text:style-name="P19"><text:span text:style-name="T9"><text:s text:c="4"/>theMenu.append(customButton);</text:span></text:p>
      <text:p text:style-name="P19"><text:span text:style-name="T9">}</text:span></text:p>
      <text:p text:style-name="P19"><text:span text:style-name="T9"/></text:p>
      <text:p text:style-name="P19"><text:span text:style-name="T9">function customPlayerName()</text:span></text:p>
      <text:p text:style-name="P19"><text:span text:style-name="T9">{</text:span></text:p>
      <text:p text:style-name="P19"><text:span text:style-name="T9"><text:s text:c="4"/>let theName = prompt("Enter Name")</text:span></text:p>
      <text:p text:style-name="P19"><text:span text:style-name="T9"/></text:p>
      <text:p text:style-name="P19"><text:span text:style-name="T9"><text:s text:c="4"/>// update textarea, to show name entered</text:span></text:p>
      <text:p text:style-name="P19"><text:span text:style-name="T9"><text:s text:c="4"/>ge("thePlayerName").value = theName;</text:span></text:p>
      <text:p text:style-name="P19"><text:span text:style-name="T9"/></text:p>
      <text:p text:style-name="P19"><text:span text:style-name="T9"><text:s text:c="4"/>playerArray[0].name = theName;</text:span></text:p>
      <text:p text:style-name="P19"><text:span text:style-name="T9"/></text:p>
      <text:p text:style-name="P19"><text:soft-page-break/><text:span text:style-name="T9"><text:s text:c="4"/>ge('infoDivPlayer').textContent = theName;</text:span></text:p>
      <text:p text:style-name="P19"><text:span text:style-name="T9"/></text:p>
      <text:p text:style-name="P19"><text:span text:style-name="T9"><text:s text:c="4"/>showPlayerData();</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Opacity.js</text:span></text:p>
      <text:p text:style-name="P19"><text:span text:style-name="T9"/></text:p>
      <text:p text:style-name="P19"><text:span text:style-name="T9">function menuPlayerOpacity()</text:span></text:p>
      <text:p text:style-name="P19"><text:span text:style-name="T9">{</text:span></text:p>
      <text:p text:style-name="P19"><text:span text:style-name="T9"><text:s text:c="4"/>let menuId = 'menuOpacityPlayer';</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oft-page-break/><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0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mainDiv.append(makeCloseButton(menuId));</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itleSpan = ce("h1");</text:span></text:p>
      <text:p text:style-name="P19"><text:span text:style-name="T9"><text:s text:c="4"/>titleSpan.style.color = 'rgb(255, 255, 255)';</text:span></text:p>
      <text:p text:style-name="P19"><text:span text:style-name="T9"><text:s text:c="4"/>titleSpan.textContent = 'OPACITY OF PLAYER';</text:span></text:p>
      <text:p text:style-name="P19"><text:span text:style-name="T9"><text:s text:c="4"/>titleSpan.className = 'menu';</text:span></text:p>
      <text:p text:style-name="P19"><text:span text:style-name="T9"><text:s text:c="4"/>theMenu.append(titleSpan);</text:span></text:p>
      <text:p text:style-name="P19"><text:span text:style-name="T9"/></text:p>
      <text:p text:style-name="P19"><text:span text:style-name="T9"><text:s text:c="4"/>//-//</text:span></text:p>
      <text:p text:style-name="P19"><text:span text:style-name="T9"/></text:p>
      <text:p text:style-name="P19"><text:span text:style-name="T9"><text:s text:c="4"/>let textNode = ce('div');</text:span></text:p>
      <text:p text:style-name="P19"><text:span text:style-name="T9"><text:s text:c="4"/>textNode.textContent = 'Alpha ';</text:span></text:p>
      <text:p text:style-name="P19"><text:span text:style-name="T9"><text:s text:c="4"/>theMenu.append(textNode);</text:span></text:p>
      <text:p text:style-name="P19"><text:span text:style-name="T9"/></text:p>
      <text:p text:style-name="P19"><text:span text:style-name="T9"><text:s text:c="4"/>//-//</text:span></text:p>
      <text:p text:style-name="P19"><text:span text:style-name="T9"/></text:p>
      <text:p text:style-name="P19"><text:span text:style-name="T9"><text:s text:c="4"/>let opacityTextarea = ce("textarea");</text:span></text:p>
      <text:p text:style-name="P19"><text:span text:style-name="T9"><text:s text:c="4"/>opacityTextarea.id = 'theOpacity';</text:span></text:p>
      <text:p text:style-name="P19"><text:span text:style-name="T9"><text:s text:c="4"/>opacityTextarea.className = 'textInput';</text:span></text:p>
      <text:p text:style-name="P19"><text:span text:style-name="T9"><text:s text:c="4"/>opacityTextarea.onkeydown = function()</text:span></text:p>
      <text:p text:style-name="P19"><text:span text:style-name="T9"><text:s text:c="4"/>{</text:span></text:p>
      <text:p text:style-name="P19"><text:span text:style-name="T9"><text:s text:c="8"/>keyboardControlOff();</text:span></text:p>
      <text:p text:style-name="P19"><text:soft-page-break/><text:span text:style-name="T9"><text:s text:c="4"/>};</text:span></text:p>
      <text:p text:style-name="P19"><text:span text:style-name="T9"><text:s text:c="4"/>theMenu.append(opacity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textContent = 'Enter';</text:span></text:p>
      <text:p text:style-name="P19"><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let theOpacity = ge("theOpacity").value;</text:span></text:p>
      <text:p text:style-name="P19"><text:span text:style-name="T9"/></text:p>
      <text:p text:style-name="P19"><text:span text:style-name="T9"><text:s text:c="8"/>ge(activePlayer).style.opacity = theOpacity;</text:span></text:p>
      <text:p text:style-name="P19"><text:span text:style-name="T9"/></text:p>
      <text:p text:style-name="P19"><text:span text:style-name="T9"><text:s text:c="8"/>keyboardControlOn();</text:span></text:p>
      <text:p text:style-name="P19"><text:span text:style-name="T9"/></text:p>
      <text:p text:style-name="P19"><text:span text:style-name="T9"><text:s text:c="8"/>enterButtonSound();</text:span></text:p>
      <text:p text:style-name="P19"><text:span text:style-name="T9"/></text:p>
      <text:p text:style-name="P19"><text:span text:style-name="T9"><text:s text:c="8"/>updatePlayer();</text:span></text:p>
      <text:p text:style-name="P19"><text:span text:style-name="T9"><text:s text:c="4"/>};</text:span></text:p>
      <text:p text:style-name="P19"><text:span text:style-name="T9"><text:s text:c="4"/>theMenu.append(enterButton);</text:span></text:p>
      <text:p text:style-name="P19"><text:soft-page-break/><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opacityButtons = [</text:span></text:p>
      <text:p text:style-name="P19"><text:span text:style-name="T9"><text:s text:c="8"/>"Default", 0.1, 0.2, 0.3, 0.4, 0.5, 0.6, 0.7, 0.8, 0.9, 1.0</text:span></text:p>
      <text:p text:style-name="P19"><text:span text:style-name="T9"><text:s text:c="4"/>];</text:span></text:p>
      <text:p text:style-name="P19"><text:span text:style-name="T9"/></text:p>
      <text:p text:style-name="P19"><text:span text:style-name="T9"><text:s text:c="4"/>for (let z = 0; z &lt; opacityButtons.length; z++)</text:span></text:p>
      <text:p text:style-name="P19"><text:span text:style-name="T9"><text:s text:c="4"/>{</text:span></text:p>
      <text:p text:style-name="P19"><text:span text:style-name="T9"><text:s text:c="8"/>let opacityButton = ce("button");</text:span></text:p>
      <text:p text:style-name="P19"><text:span text:style-name="T9"><text:s text:c="8"/>opacityButton.textContent = opacityButtons[z];</text:span></text:p>
      <text:p text:style-name="P19"><text:span text:style-name="T9"><text:s text:c="8"/>opacityButton.className = 'ourButton';</text:span></text:p>
      <text:p text:style-name="P19"><text:span text:style-name="T9"><text:s text:c="8"/>opacityButton.onclick = function()</text:span></text:p>
      <text:p text:style-name="P19"><text:span text:style-name="T9"><text:s text:c="8"/>{</text:span></text:p>
      <text:p text:style-name="P19"><text:span text:style-name="T9"><text:s text:c="12"/>ge(activePlayer).style.opacity = opacityButtons[z];</text:span></text:p>
      <text:p text:style-name="P19"><text:span text:style-name="T9"><text:s text:c="12"/>ge("theOpacity").value = opacityButtons[z];</text:span></text:p>
      <text:p text:style-name="P19"><text:span text:style-name="T9"/></text:p>
      <text:p text:style-name="P19"><text:span text:style-name="T9"><text:s text:c="12"/>updatePlayer();</text:span></text:p>
      <text:p text:style-name="P19"><text:soft-page-break/><text:span text:style-name="T9"><text:s text:c="8"/>};</text:span></text:p>
      <text:p text:style-name="P19"><text:span text:style-name="T9"><text:s text:c="8"/>theMenu.append(opacity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customButton = ce("button");</text:span></text:p>
      <text:p text:style-name="P19"><text:span text:style-name="T9"><text:s text:c="4"/>customButton.textContent = 'Custom';</text:span></text:p>
      <text:p text:style-name="P19"><text:span text:style-name="T9"><text:s text:c="4"/>customButton.className = 'ourButton';</text:span></text:p>
      <text:p text:style-name="P19"><text:span text:style-name="T9"><text:s text:c="4"/>customButton.onclick = function()</text:span></text:p>
      <text:p text:style-name="P19"><text:span text:style-name="T9"><text:s text:c="4"/>{</text:span></text:p>
      <text:p text:style-name="P19"><text:span text:style-name="T9"><text:s text:c="8"/>customOpacity();</text:span></text:p>
      <text:p text:style-name="P19"><text:span text:style-name="T9"><text:s text:c="4"/>};</text:span></text:p>
      <text:p text:style-name="P19"><text:span text:style-name="T9"><text:s text:c="4"/>theMenu.append(customButto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span></text:p>
      <text:p text:style-name="P19"><text:span text:style-name="T9"/></text:p>
      <text:p text:style-name="P19"><text:span text:style-name="T9">function menuPlayerOpacity2()</text:span></text:p>
      <text:p text:style-name="P19"><text:span text:style-name="T9">{</text:span></text:p>
      <text:p text:style-name="P19"><text:soft-page-break/><text:span text:style-name="T9"><text:s text:c="4"/>audioPlay("sfx_blip_001", 1.0);</text:span></text:p>
      <text:p text:style-name="P19"><text:span text:style-name="T9"/></text:p>
      <text:p text:style-name="P19"><text:span text:style-name="T9"><text:s text:c="4"/>let menuId = 'menuOpacityPlayer';</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oft-page-break/><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itleSpan = ce("span");</text:span></text:p>
      <text:p text:style-name="P19"><text:span text:style-name="T9"><text:s text:c="4"/>titleSpan.style.color = 'rgb(255, 255, 255)';</text:span></text:p>
      <text:p text:style-name="P19"><text:span text:style-name="T9"><text:s text:c="4"/>titleSpan.textContent = 'OPACITY OF PLAYER';</text:span></text:p>
      <text:p text:style-name="P19"><text:span text:style-name="T9"><text:s text:c="4"/>theMenu.append(titleSpa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oft-page-break/><text:span text:style-name="T9"/></text:p>
      <text:p text:style-name="P19"><text:span text:style-name="T9"><text:s text:c="4"/>//-//</text:span></text:p>
      <text:p text:style-name="P19"><text:span text:style-name="T9"/></text:p>
      <text:p text:style-name="P19"><text:span text:style-name="T9"><text:s text:c="4"/>let textNode = ce('div');</text:span></text:p>
      <text:p text:style-name="P19"><text:span text:style-name="T9"><text:s text:c="4"/>textNode.textContent = 'Alpha ';</text:span></text:p>
      <text:p text:style-name="P19"><text:span text:style-name="T9"><text:s text:c="4"/>theMenu.append(textNode);</text:span></text:p>
      <text:p text:style-name="P19"><text:span text:style-name="T9"/></text:p>
      <text:p text:style-name="P19"><text:span text:style-name="T9"><text:s text:c="4"/>//-//</text:span></text:p>
      <text:p text:style-name="P19"><text:span text:style-name="T9"/></text:p>
      <text:p text:style-name="P19"><text:span text:style-name="T9"><text:s text:c="4"/>let opacityTextarea = ce("textarea");</text:span></text:p>
      <text:p text:style-name="P19"><text:span text:style-name="T9"><text:s text:c="4"/>opacityTextarea.id = 'theOpacity';</text:span></text:p>
      <text:p text:style-name="P19"><text:span text:style-name="T9"><text:s text:c="4"/>opacityTextarea.className = 'textInput';</text:span></text:p>
      <text:p text:style-name="P19"><text:span text:style-name="T9"><text:s text:c="4"/>opacity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opacity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textContent = 'Enter';</text:span></text:p>
      <text:p text:style-name="P19"><text:soft-page-break/><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let theOpacity = ge("theOpacity").value;</text:span></text:p>
      <text:p text:style-name="P19"><text:span text:style-name="T9"/></text:p>
      <text:p text:style-name="P19"><text:span text:style-name="T9"><text:s text:c="8"/>ge(activePlayer).style.opacity = theOpacity;</text:span></text:p>
      <text:p text:style-name="P19"><text:span text:style-name="T9"/></text:p>
      <text:p text:style-name="P19"><text:span text:style-name="T9"><text:s text:c="8"/>keyboardControlOn();</text:span></text:p>
      <text:p text:style-name="P19"><text:span text:style-name="T9"/></text:p>
      <text:p text:style-name="P19"><text:span text:style-name="T9"><text:s text:c="8"/>enterButtonSound();</text:span></text:p>
      <text:p text:style-name="P19"><text:span text:style-name="T9"/></text:p>
      <text:p text:style-name="P19"><text:span text:style-name="T9"><text:s text:c="8"/>updatePlayer();</text:span></text:p>
      <text:p text:style-name="P19"><text:span text:style-name="T9"><text:s text:c="4"/>};</text:span></text:p>
      <text:p text:style-name="P19"><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opacityButtons = [</text:span></text:p>
      <text:p text:style-name="P19"><text:span text:style-name="T9"><text:s text:c="8"/>"Default", 0.1, 0.2, 0.3, 0.4, 0.5, 0.6, 0.7, 0.8, 0.9, 1.0</text:span></text:p>
      <text:p text:style-name="P19"><text:span text:style-name="T9"><text:s text:c="4"/>];</text:span></text:p>
      <text:p text:style-name="P19"><text:soft-page-break/><text:span text:style-name="T9"/></text:p>
      <text:p text:style-name="P19"><text:span text:style-name="T9"><text:s text:c="4"/>for (let z = 0; z &lt; opacityButtons.length; z++)</text:span></text:p>
      <text:p text:style-name="P19"><text:span text:style-name="T9"><text:s text:c="4"/>{</text:span></text:p>
      <text:p text:style-name="P19"><text:span text:style-name="T9"><text:s text:c="8"/>let opacityButton = ce("button");</text:span></text:p>
      <text:p text:style-name="P19"><text:span text:style-name="T9"><text:s text:c="8"/>opacityButton.textContent = opacityButtons[z];</text:span></text:p>
      <text:p text:style-name="P19"><text:span text:style-name="T9"><text:s text:c="8"/>opacityButton.className = 'ourButton';</text:span></text:p>
      <text:p text:style-name="P19"><text:span text:style-name="T9"><text:s text:c="8"/>opacityButton.onclick = function()</text:span></text:p>
      <text:p text:style-name="P19"><text:span text:style-name="T9"><text:s text:c="8"/>{</text:span></text:p>
      <text:p text:style-name="P19"><text:span text:style-name="T9"><text:s text:c="12"/>ge(activePlayer).style.opacity = opacityButtons[z];</text:span></text:p>
      <text:p text:style-name="P19"><text:span text:style-name="T9"><text:s text:c="12"/>ge("theOpacity").value = opacityButtons[z];</text:span></text:p>
      <text:p text:style-name="P19"><text:span text:style-name="T9"/></text:p>
      <text:p text:style-name="P19"><text:span text:style-name="T9"><text:s text:c="12"/>updatePlayer();</text:span></text:p>
      <text:p text:style-name="P19"><text:span text:style-name="T9"><text:s text:c="8"/>};</text:span></text:p>
      <text:p text:style-name="P19"><text:span text:style-name="T9"><text:s text:c="8"/>theMenu.append(opacity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customButton = ce("button");</text:span></text:p>
      <text:p text:style-name="P19"><text:soft-page-break/><text:span text:style-name="T9"><text:s text:c="4"/>customButton.textContent = 'Custom';</text:span></text:p>
      <text:p text:style-name="P19"><text:span text:style-name="T9"><text:s text:c="4"/>customButton.className = 'ourButton';</text:span></text:p>
      <text:p text:style-name="P19"><text:span text:style-name="T9"><text:s text:c="4"/>customButton.onclick = function()</text:span></text:p>
      <text:p text:style-name="P19"><text:span text:style-name="T9"><text:s text:c="4"/>{</text:span></text:p>
      <text:p text:style-name="P19"><text:span text:style-name="T9"><text:s text:c="8"/>customOpacity();</text:span></text:p>
      <text:p text:style-name="P19"><text:span text:style-name="T9"><text:s text:c="4"/>};</text:span></text:p>
      <text:p text:style-name="P19"><text:span text:style-name="T9"><text:s text:c="4"/>theMenu.append(customButto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function customOpacity()</text:span></text:p>
      <text:p text:style-name="P19"><text:span text:style-name="T9">{</text:span></text:p>
      <text:p text:style-name="P19"><text:span text:style-name="T9"><text:s text:c="4"/>let theOpacity = prompt("Enter Opacity as 0.0 to 1.0")</text:span></text:p>
      <text:p text:style-name="P19"><text:span text:style-name="T9"/></text:p>
      <text:p text:style-name="P19"><text:span text:style-name="T9"><text:s text:c="4"/>ge(activePlayer).style.opacity = theOpacity;</text:span></text:p>
      <text:p text:style-name="P19"><text:span text:style-name="T9"><text:s text:c="4"/>ge("theOpacity").value = theOpacity;</text:span></text:p>
      <text:p text:style-name="P19"><text:span text:style-name="T9"/></text:p>
      <text:p text:style-name="P19"><text:span text:style-name="T9"><text:s text:c="4"/>updatePlayer();</text:span></text:p>
      <text:p text:style-name="P19"><text:span text:style-name="T9">}</text:span></text:p>
      <text:p text:style-name="P19"><text:span text:style-name="T9"/></text:p>
      <text:p text:style-name="P19"><text:soft-page-break/><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PositionGet.js</text:span></text:p>
      <text:p text:style-name="P19"><text:span text:style-name="T9"/></text:p>
      <text:p text:style-name="P19"><text:span text:style-name="T9">let currentPosTimer;</text:span></text:p>
      <text:p text:style-name="P19"><text:span text:style-name="T9"/></text:p>
      <text:p text:style-name="P19"><text:span text:style-name="T9">function menuPlayerPositionGet()</text:span></text:p>
      <text:p text:style-name="P19"><text:span text:style-name="T9">{</text:span></text:p>
      <text:p text:style-name="P19"><text:span text:style-name="T9"><text:s text:c="4"/>let menuId = 'menuPositionPlayerGe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oft-page-break/><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oft-page-break/><text:span text:style-name="T9"/></text:p>
      <text:p text:style-name="P19"><text:span text:style-name="T9"><text:s text:c="4"/>//-//</text:span></text:p>
      <text:p text:style-name="P19"><text:span text:style-name="T9"/></text:p>
      <text:p text:style-name="P19"><text:span text:style-name="T9"><text:s text:c="4"/>let menuTitle = ce('div');</text:span></text:p>
      <text:p text:style-name="P19"><text:span text:style-name="T9"><text:s text:c="4"/>menuTitle.style.color = "rgb(255, 255, 255)";</text:span></text:p>
      <text:p text:style-name="P19"><text:span text:style-name="T9"><text:s text:c="4"/>menuTitle.textContent = "GET PLAYER POSITION";</text:span></text:p>
      <text:p text:style-name="P19"><text:span text:style-name="T9"><text:s text:c="4"/>menuTitle.className = 'menu';</text:span></text:p>
      <text:p text:style-name="P19"><text:span text:style-name="T9"><text:s text:c="4"/>theMenu.append(menuTitle);</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buttonContainer = ce('div');</text:span></text:p>
      <text:p text:style-name="P19"><text:span text:style-name="T9"><text:s text:c="4"/>theMenu.append(buttonContainer);</text:span></text:p>
      <text:p text:style-name="P19"><text:span text:style-name="T9"/></text:p>
      <text:p text:style-name="P19"><text:span text:style-name="T9"><text:s text:c="4"/>//-//</text:span></text:p>
      <text:p text:style-name="P19"><text:span text:style-name="T9"/></text:p>
      <text:p text:style-name="P19"><text:span text:style-name="T9"><text:s text:c="4"/>let playerPosButton = ce("button");</text:span></text:p>
      <text:p text:style-name="P19"><text:span text:style-name="T9"><text:s text:c="4"/>playerPosButton.className = "ourButton";</text:span></text:p>
      <text:p text:style-name="P19"><text:span text:style-name="T9"><text:s text:c="4"/>playerPosButton.onclick = function()</text:span></text:p>
      <text:p text:style-name="P19"><text:span text:style-name="T9"><text:s text:c="4"/>{</text:span></text:p>
      <text:p text:style-name="P19"><text:span text:style-name="T9"><text:s text:c="8"/>playerPositionGet();</text:span></text:p>
      <text:p text:style-name="P19"><text:soft-page-break/><text:span text:style-name="T9"><text:s text:c="4"/>};</text:span></text:p>
      <text:p text:style-name="P19"><text:span text:style-name="T9"><text:s text:c="4"/>playerPosButton.textContent = "GET POS";</text:span></text:p>
      <text:p text:style-name="P19"><text:span text:style-name="T9"><text:s text:c="4"/>buttonContainer.append(playerPosButton);</text:span></text:p>
      <text:p text:style-name="P19"><text:span text:style-name="T9"/></text:p>
      <text:p text:style-name="P19"><text:span text:style-name="T9"><text:s text:c="4"/>//-//</text:span></text:p>
      <text:p text:style-name="P19"><text:span text:style-name="T9"/></text:p>
      <text:p text:style-name="P19"><text:span text:style-name="T9"><text:s text:c="4"/>buttonContainer.append(ce("br"));</text:span></text:p>
      <text:p text:style-name="P19"><text:span text:style-name="T9"/></text:p>
      <text:p text:style-name="P19"><text:span text:style-name="T9"><text:s text:c="4"/>//-//</text:span></text:p>
      <text:p text:style-name="P19"><text:span text:style-name="T9"/></text:p>
      <text:p text:style-name="P19"><text:span text:style-name="T9"><text:s text:c="4"/>let playerPosRepeatButton = ce("button");</text:span></text:p>
      <text:p text:style-name="P19"><text:span text:style-name="T9"><text:s text:c="4"/>playerPosRepeatButton.className = "ourButton";</text:span></text:p>
      <text:p text:style-name="P19"><text:span text:style-name="T9"><text:s text:c="4"/>playerPosRepeatButton.onclick = function()</text:span></text:p>
      <text:p text:style-name="P19"><text:span text:style-name="T9"><text:s text:c="4"/>{</text:span></text:p>
      <text:p text:style-name="P19"><text:span text:style-name="T9"><text:s text:c="8"/>playerPositionGetRepeat();</text:span></text:p>
      <text:p text:style-name="P19"><text:span text:style-name="T9"><text:s text:c="4"/>};</text:span></text:p>
      <text:p text:style-name="P19"><text:span text:style-name="T9"><text:s text:c="4"/>playerPosRepeatButton.textContent = "GET POS REPEAT";</text:span></text:p>
      <text:p text:style-name="P19"><text:span text:style-name="T9"><text:s text:c="4"/>buttonContainer.append(playerPosRepeatButton);</text:span></text:p>
      <text:p text:style-name="P19"><text:span text:style-name="T9"/></text:p>
      <text:p text:style-name="P19"><text:span text:style-name="T9"><text:s text:c="4"/>//-//</text:span></text:p>
      <text:p text:style-name="P19"><text:span text:style-name="T9"/></text:p>
      <text:p text:style-name="P19"><text:span text:style-name="T9"><text:s text:c="4"/>buttonContainer.append(ce("br"));</text:span></text:p>
      <text:p text:style-name="P19"><text:soft-page-break/><text:span text:style-name="T9"/></text:p>
      <text:p text:style-name="P19"><text:span text:style-name="T9"><text:s text:c="4"/>//-//</text:span></text:p>
      <text:p text:style-name="P19"><text:span text:style-name="T9"/></text:p>
      <text:p text:style-name="P19"><text:span text:style-name="T9"><text:s text:c="4"/>let clearPosTimeButton = ce("button");</text:span></text:p>
      <text:p text:style-name="P19"><text:span text:style-name="T9"><text:s text:c="4"/>clearPosTimeButton.className = "ourButton";</text:span></text:p>
      <text:p text:style-name="P19"><text:span text:style-name="T9"><text:s text:c="4"/>clearPosTimeButton.onclick = function()</text:span></text:p>
      <text:p text:style-name="P19"><text:span text:style-name="T9"><text:s text:c="4"/>{</text:span></text:p>
      <text:p text:style-name="P19"><text:span text:style-name="T9"><text:s text:c="8"/>clearCurrentPosTimer();</text:span></text:p>
      <text:p text:style-name="P19"><text:span text:style-name="T9"><text:s text:c="4"/>};</text:span></text:p>
      <text:p text:style-name="P19"><text:span text:style-name="T9"><text:s text:c="4"/>clearPosTimeButton.textContent = "Cancel Get Pos";</text:span></text:p>
      <text:p text:style-name="P19"><text:span text:style-name="T9"><text:s text:c="4"/>buttonContainer.append(clearPosTimeButton);</text:span></text:p>
      <text:p text:style-name="P19"><text:span text:style-name="T9"/></text:p>
      <text:p text:style-name="P19"><text:span text:style-name="T9"><text:s text:c="4"/>//-//</text:span></text:p>
      <text:p text:style-name="P19"><text:span text:style-name="T9"/></text:p>
      <text:p text:style-name="P19"><text:span text:style-name="T9"><text:s text:c="4"/>buttonContainer.append(ce("br"));</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xPosLabel = ce("label");</text:span></text:p>
      <text:p text:style-name="P19"><text:soft-page-break/><text:span text:style-name="T9"><text:s text:c="4"/>xPosLabel.textContent = "X ";</text:span></text:p>
      <text:p text:style-name="P19"><text:span text:style-name="T9"><text:s text:c="4"/>theMenu.append(xPosLabel);</text:span></text:p>
      <text:p text:style-name="P19"><text:span text:style-name="T9"/></text:p>
      <text:p text:style-name="P19"><text:span text:style-name="T9"><text:s text:c="4"/>//-//</text:span></text:p>
      <text:p text:style-name="P19"><text:span text:style-name="T9"/></text:p>
      <text:p text:style-name="P19"><text:span text:style-name="T9"><text:s text:c="4"/>let xPosInput = ce("textarea");</text:span></text:p>
      <text:p text:style-name="P19"><text:span text:style-name="T9"><text:s text:c="4"/>xPosInput.id = "gotX";</text:span></text:p>
      <text:p text:style-name="P19"><text:span text:style-name="T9"><text:s text:c="4"/>xPosInput.className = "textInput";</text:span></text:p>
      <text:p text:style-name="P19"><text:span text:style-name="T9"><text:s text:c="4"/>xPosInput.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xPosInpu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yPosLabel = ce("label");</text:span></text:p>
      <text:p text:style-name="P19"><text:span text:style-name="T9"><text:s text:c="4"/>yPosLabel.textContent = "Y ";</text:span></text:p>
      <text:p text:style-name="P19"><text:span text:style-name="T9"><text:s text:c="4"/>theMenu.append(yPosLabel);</text:span></text:p>
      <text:p text:style-name="P19"><text:span text:style-name="T9"/></text:p>
      <text:p text:style-name="P19"><text:span text:style-name="T9"><text:s text:c="4"/>//-//</text:span></text:p>
      <text:p text:style-name="P19"><text:span text:style-name="T9"/></text:p>
      <text:p text:style-name="P19"><text:soft-page-break/><text:span text:style-name="T9"><text:s text:c="4"/>let yPosInput = ce("textarea");</text:span></text:p>
      <text:p text:style-name="P19"><text:span text:style-name="T9"><text:s text:c="4"/>yPosInput.id = "gotY";</text:span></text:p>
      <text:p text:style-name="P19"><text:span text:style-name="T9"><text:s text:c="4"/>yPosInput.className = "textInput";</text:span></text:p>
      <text:p text:style-name="P19"><text:span text:style-name="T9"><text:s text:c="4"/>yPosInput.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yPosInput);</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cancelButton = ce("button");</text:span></text:p>
      <text:p text:style-name="P19"><text:span text:style-name="T9"><text:s text:c="4"/>cancelButton.className = 'ourButton';</text:span></text:p>
      <text:p text:style-name="P19"><text:span text:style-name="T9"><text:s text:c="4"/>cancelButton.textContent = "Cancel Timer";</text:span></text:p>
      <text:p text:style-name="P19"><text:span text:style-name="T9"><text:s text:c="4"/>cancelButton.onclick = function()</text:span></text:p>
      <text:p text:style-name="P19"><text:span text:style-name="T9"><text:s text:c="4"/>{</text:span></text:p>
      <text:p text:style-name="P19"><text:span text:style-name="T9"><text:s text:c="8"/>clearInterval(currentPosTimer);</text:span></text:p>
      <text:p text:style-name="P19"><text:span text:style-name="T9"><text:s text:c="4"/>};</text:span></text:p>
      <text:p text:style-name="P19"><text:span text:style-name="T9"><text:s text:c="4"/>theMenu.append(cancelButton);</text:span></text:p>
      <text:p text:style-name="P19"><text:span text:style-name="T9">}</text:span></text:p>
      <text:p text:style-name="P19"><text:span text:style-name="T9"/></text:p>
      <text:p text:style-name="P19"><text:span text:style-name="T9">//-//</text:span></text:p>
      <text:p text:style-name="P19"><text:soft-page-break/><text:span text:style-name="T9"/></text:p>
      <text:p text:style-name="P19"><text:span text:style-name="T9">function playerPositionGet()</text:span></text:p>
      <text:p text:style-name="P19"><text:span text:style-name="T9">{</text:span></text:p>
      <text:p text:style-name="P19"><text:span text:style-name="T9"><text:s text:c="4"/>let currentPosition = positionGet("thePlayer");</text:span></text:p>
      <text:p text:style-name="P19"><text:span text:style-name="T9"/></text:p>
      <text:p text:style-name="P19"><text:span text:style-name="T9"><text:s text:c="4"/>ge(activePlayer).innerText = currentPosition.x.toFixed(0) + "\n" + currentPosition.y.toFixed(0) + "\n";</text:span></text:p>
      <text:p text:style-name="P19"><text:span text:style-name="T9"/></text:p>
      <text:p text:style-name="P19"><text:span text:style-name="T9"><text:s text:c="4"/>ge('gotX').value = currentPosition.x;</text:span></text:p>
      <text:p text:style-name="P19"><text:span text:style-name="T9"><text:s text:c="4"/>ge('gotY').value = currentPosition.y;</text:span></text:p>
      <text:p text:style-name="P19"><text:span text:style-name="T9">}</text:span></text:p>
      <text:p text:style-name="P19"><text:span text:style-name="T9"/></text:p>
      <text:p text:style-name="P19"><text:span text:style-name="T9">function playerPositionGetRepeat()</text:span></text:p>
      <text:p text:style-name="P19"><text:span text:style-name="T9">{</text:span></text:p>
      <text:p text:style-name="P19"><text:span text:style-name="T9"><text:s text:c="4"/>currentPosTimer = setInterval(function()</text:span></text:p>
      <text:p text:style-name="P19"><text:span text:style-name="T9"><text:s text:c="4"/>{</text:span></text:p>
      <text:p text:style-name="P19"><text:span text:style-name="T9"><text:s text:c="8"/>playerPositionGet();</text:span></text:p>
      <text:p text:style-name="P19"><text:span text:style-name="T9"><text:s text:c="4"/>}, 1000);</text:span></text:p>
      <text:p text:style-name="P19"><text:span text:style-name="T9">}</text:span></text:p>
      <text:p text:style-name="P19"><text:span text:style-name="T9"/></text:p>
      <text:p text:style-name="P19"><text:span text:style-name="T9">function clearCurrentPosTimer()</text:span></text:p>
      <text:p text:style-name="P19"><text:span text:style-name="T9">{</text:span></text:p>
      <text:p text:style-name="P19"><text:span text:style-name="T9"><text:s text:c="4"/>clearInterval(currentPosTimer);</text:span></text:p>
      <text:p text:style-name="P19"><text:span text:style-name="T9">}</text:span></text:p>
      <text:p text:style-name="P19"><text:soft-page-break/><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PositionSet.js</text:span></text:p>
      <text:p text:style-name="P19"><text:span text:style-name="T9"/></text:p>
      <text:p text:style-name="P19"><text:span text:style-name="T9">function menuPlayerPositionSet()</text:span></text:p>
      <text:p text:style-name="P19"><text:span text:style-name="T9">{</text:span></text:p>
      <text:p text:style-name="P19"><text:span text:style-name="T9"><text:s text:c="4"/>let menuId = 'menuPositionPlayerSe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oft-page-break/><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oft-page-break/><text:span text:style-name="T9"><text:s text:c="4"/>//-//</text:span></text:p>
      <text:p text:style-name="P19"><text:span text:style-name="T9"/></text:p>
      <text:p text:style-name="P19"><text:span text:style-name="T9"><text:s text:c="4"/>let menuTitle = ce("span");</text:span></text:p>
      <text:p text:style-name="P19"><text:span text:style-name="T9"><text:s text:c="4"/>menuTitle.textContent = "SET PLAYER POSITION";</text:span></text:p>
      <text:p text:style-name="P19"><text:span text:style-name="T9"><text:s text:c="4"/>menuTitle.className = 'menu';</text:span></text:p>
      <text:p text:style-name="P19"><text:span text:style-name="T9"><text:s text:c="4"/>theMenu.append(menuTitle);</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buttonContainer = ce('div');</text:span></text:p>
      <text:p text:style-name="P19"><text:span text:style-name="T9"><text:s text:c="4"/>theMenu.append(buttonContainer);</text:span></text:p>
      <text:p text:style-name="P19"><text:span text:style-name="T9"/></text:p>
      <text:p text:style-name="P19"><text:span text:style-name="T9"><text:s text:c="4"/>//-//</text:span></text:p>
      <text:p text:style-name="P19"><text:span text:style-name="T9"/></text:p>
      <text:p text:style-name="P19"><text:span text:style-name="T9"><text:s text:c="4"/>let positionValues = [</text:span></text:p>
      <text:p text:style-name="P19"><text:span text:style-name="T9"><text:s text:c="8"/>1, 2, 3, 4, 5, 6, 7, 8, 9, 10</text:span></text:p>
      <text:p text:style-name="P19"><text:span text:style-name="T9"><text:s text:c="4"/>];</text:span></text:p>
      <text:p text:style-name="P19"><text:span text:style-name="T9"/></text:p>
      <text:p text:style-name="P19"><text:span text:style-name="T9"><text:s text:c="4"/>for (let x = 0; x &lt; positionValues.length; x++)</text:span></text:p>
      <text:p text:style-name="P19"><text:span text:style-name="T9"><text:s text:c="4"/>{</text:span></text:p>
      <text:p text:style-name="P19"><text:span text:style-name="T9"><text:s text:c="8"/>let button1 = ce("button");</text:span></text:p>
      <text:p text:style-name="P19"><text:soft-page-break/><text:span text:style-name="T9"><text:s text:c="8"/>button1.className = "ourButton";</text:span></text:p>
      <text:p text:style-name="P19"><text:span text:style-name="T9"><text:s text:c="8"/>button1.onclick = function()</text:span></text:p>
      <text:p text:style-name="P19"><text:span text:style-name="T9"><text:s text:c="8"/>{</text:span></text:p>
      <text:p text:style-name="P19"><text:span text:style-name="T9"><text:s text:c="12"/>playerMoveTo(activePlayer, positionValues[x]);</text:span></text:p>
      <text:p text:style-name="P19"><text:span text:style-name="T9"><text:s text:c="8"/>};</text:span></text:p>
      <text:p text:style-name="P19"><text:span text:style-name="T9"><text:s text:c="8"/>button1.textContent = positionValues[x];</text:span></text:p>
      <text:p text:style-name="P19"><text:span text:style-name="T9"><text:s text:c="8"/>buttonContainer.append(button1);</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buttonContainer.append(ce("br"));</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customButton = ce("button");</text:span></text:p>
      <text:p text:style-name="P19"><text:span text:style-name="T9"><text:s text:c="4"/>customButton.className = "ourButton";</text:span></text:p>
      <text:p text:style-name="P19"><text:span text:style-name="T9"><text:s text:c="4"/>customButton.onclick = function()</text:span></text:p>
      <text:p text:style-name="P19"><text:span text:style-name="T9"><text:s text:c="4"/>{</text:span></text:p>
      <text:p text:style-name="P19"><text:span text:style-name="T9"><text:s text:c="8"/>customPosition();</text:span></text:p>
      <text:p text:style-name="P19"><text:span text:style-name="T9"><text:s text:c="4"/>};</text:span></text:p>
      <text:p text:style-name="P19"><text:soft-page-break/><text:span text:style-name="T9"><text:s text:c="4"/>customButton.textContent = "Custom Player Position";</text:span></text:p>
      <text:p text:style-name="P19"><text:span text:style-name="T9"><text:s text:c="4"/>theMenu.append(custom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label1 = ce("label");</text:span></text:p>
      <text:p text:style-name="P19"><text:span text:style-name="T9"><text:s text:c="4"/>label1.textContent = "X ";</text:span></text:p>
      <text:p text:style-name="P19"><text:span text:style-name="T9"><text:s text:c="4"/>theMenu.append(label1);</text:span></text:p>
      <text:p text:style-name="P19"><text:span text:style-name="T9"/></text:p>
      <text:p text:style-name="P19"><text:span text:style-name="T9"><text:s text:c="4"/>//-//</text:span></text:p>
      <text:p text:style-name="P19"><text:span text:style-name="T9"/></text:p>
      <text:p text:style-name="P19"><text:span text:style-name="T9"><text:s text:c="4"/>let textArea1 = ce("textarea");</text:span></text:p>
      <text:p text:style-name="P19"><text:span text:style-name="T9"><text:s text:c="4"/>textArea1.id = "customPosX";</text:span></text:p>
      <text:p text:style-name="P19"><text:span text:style-name="T9"><text:s text:c="4"/>textArea1.className = "textInput";</text:span></text:p>
      <text:p text:style-name="P19"><text:span text:style-name="T9"><text:s text:c="4"/>textArea1.onkeydown = function() {</text:span></text:p>
      <text:p text:style-name="P19"><text:span text:style-name="T9"><text:s text:c="8"/>keyboardControlOff();</text:span></text:p>
      <text:p text:style-name="P19"><text:span text:style-name="T9"><text:s text:c="4"/>};</text:span></text:p>
      <text:p text:style-name="P19"><text:span text:style-name="T9"><text:s text:c="4"/>theMenu.append(textArea1);</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label2 = ce("label");</text:span></text:p>
      <text:p text:style-name="P19"><text:span text:style-name="T9"><text:s text:c="4"/>label2.textContent = "Y ";</text:span></text:p>
      <text:p text:style-name="P19"><text:span text:style-name="T9"><text:s text:c="4"/>theMenu.append(label2);</text:span></text:p>
      <text:p text:style-name="P19"><text:span text:style-name="T9"/></text:p>
      <text:p text:style-name="P19"><text:span text:style-name="T9"><text:s text:c="4"/>//-//</text:span></text:p>
      <text:p text:style-name="P19"><text:span text:style-name="T9"/></text:p>
      <text:p text:style-name="P19"><text:span text:style-name="T9"><text:s text:c="4"/>let textArea2 = ce("textarea");</text:span></text:p>
      <text:p text:style-name="P19"><text:span text:style-name="T9"><text:s text:c="4"/>textArea2.id = "customPosY";</text:span></text:p>
      <text:p text:style-name="P19"><text:span text:style-name="T9"><text:s text:c="4"/>textArea2.className = "textInput";</text:span></text:p>
      <text:p text:style-name="P19"><text:span text:style-name="T9"><text:s text:c="4"/>textArea2.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textArea2);</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oft-page-break/><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customPositionText();</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enterButton.textContent = "Enter";</text:span></text:p>
      <text:p text:style-name="P19"><text:span text:style-name="T9"><text:s text:c="4"/>theMenu.append(enterButton);</text:span></text:p>
      <text:p text:style-name="P19"><text:span text:style-name="T9">}</text:span></text:p>
      <text:p text:style-name="P19"><text:span text:style-name="T9"/></text:p>
      <text:p text:style-name="P19"><text:span text:style-name="T9">// move player to a preset location, based on which button was pressed</text:span></text:p>
      <text:p text:style-name="P19"><text:span text:style-name="T9">function playerMoveTo(whichId, theLocation)</text:span></text:p>
      <text:p text:style-name="P19"><text:span text:style-name="T9">{</text:span></text:p>
      <text:p text:style-name="P19"><text:span text:style-name="T9"><text:s text:c="4"/>audioPlay("sfx_blip_001", 1.0);</text:span></text:p>
      <text:p text:style-name="P19"><text:span text:style-name="T9"/></text:p>
      <text:p text:style-name="P19"><text:span text:style-name="T9"><text:s text:c="4"/>if (theLocation == '1')</text:span></text:p>
      <text:p text:style-name="P19"><text:span text:style-name="T9"><text:s text:c="4"/>{</text:span></text:p>
      <text:p text:style-name="P19"><text:span text:style-name="T9"><text:s text:c="8"/>ourPlayer.x = 100;</text:span></text:p>
      <text:p text:style-name="P19"><text:span text:style-name="T9"><text:s text:c="8"/>ourPlayer.y = 700;</text:span></text:p>
      <text:p text:style-name="P19"><text:span text:style-name="T9"><text:s text:c="4"/>}</text:span></text:p>
      <text:p text:style-name="P19"><text:span text:style-name="T9"/></text:p>
      <text:p text:style-name="P19"><text:span text:style-name="T9"><text:s text:c="4"/>if (theLocation == '2')</text:span></text:p>
      <text:p text:style-name="P19"><text:span text:style-name="T9"><text:s text:c="4"/>{</text:span></text:p>
      <text:p text:style-name="P19"><text:span text:style-name="T9"><text:s text:c="8"/>ourPlayer.x = 500;</text:span></text:p>
      <text:p text:style-name="P19"><text:soft-page-break/><text:span text:style-name="T9"><text:s text:c="8"/>ourPlayer.y = 700;</text:span></text:p>
      <text:p text:style-name="P19"><text:span text:style-name="T9"><text:s text:c="4"/>}</text:span></text:p>
      <text:p text:style-name="P19"><text:span text:style-name="T9"/></text:p>
      <text:p text:style-name="P19"><text:span text:style-name="T9"><text:s text:c="4"/>if (theLocation == '3')</text:span></text:p>
      <text:p text:style-name="P19"><text:span text:style-name="T9"><text:s text:c="4"/>{</text:span></text:p>
      <text:p text:style-name="P19"><text:span text:style-name="T9"><text:s text:c="8"/>ourPlayer.x = 1000;</text:span></text:p>
      <text:p text:style-name="P19"><text:span text:style-name="T9"><text:s text:c="8"/>ourPlayer.y = 700;</text:span></text:p>
      <text:p text:style-name="P19"><text:span text:style-name="T9"><text:s text:c="4"/>}</text:span></text:p>
      <text:p text:style-name="P19"><text:span text:style-name="T9"/></text:p>
      <text:p text:style-name="P19"><text:span text:style-name="T9"><text:s text:c="4"/>if (theLocation == '4')</text:span></text:p>
      <text:p text:style-name="P19"><text:span text:style-name="T9"><text:s text:c="4"/>{</text:span></text:p>
      <text:p text:style-name="P19"><text:span text:style-name="T9"><text:s text:c="8"/>ourPlayer.x = 100;</text:span></text:p>
      <text:p text:style-name="P19"><text:span text:style-name="T9"><text:s text:c="8"/>ourPlayer.y = 200;</text:span></text:p>
      <text:p text:style-name="P19"><text:span text:style-name="T9"><text:s text:c="4"/>}</text:span></text:p>
      <text:p text:style-name="P19"><text:span text:style-name="T9"/></text:p>
      <text:p text:style-name="P19"><text:span text:style-name="T9"><text:s text:c="4"/>if (theLocation == '5')</text:span></text:p>
      <text:p text:style-name="P19"><text:span text:style-name="T9"><text:s text:c="4"/>{</text:span></text:p>
      <text:p text:style-name="P19"><text:span text:style-name="T9"><text:s text:c="8"/>ourPlayer.x = 500;</text:span></text:p>
      <text:p text:style-name="P19"><text:span text:style-name="T9"><text:s text:c="8"/>ourPlayer.y = 200;</text:span></text:p>
      <text:p text:style-name="P19"><text:span text:style-name="T9"><text:s text:c="4"/>}</text:span></text:p>
      <text:p text:style-name="P19"><text:span text:style-name="T9"/></text:p>
      <text:p text:style-name="P19"><text:span text:style-name="T9"><text:s text:c="4"/>if (theLocation == '6')</text:span></text:p>
      <text:p text:style-name="P19"><text:span text:style-name="T9"><text:s text:c="4"/>{</text:span></text:p>
      <text:p text:style-name="P19"><text:span text:style-name="T9"><text:s text:c="8"/>ourPlayer.x = 1000;</text:span></text:p>
      <text:p text:style-name="P19"><text:span text:style-name="T9"><text:s text:c="8"/>ourPlayer.y = 200;</text:span></text:p>
      <text:p text:style-name="P19"><text:span text:style-name="T9"><text:s text:c="4"/>}</text:span></text:p>
      <text:p text:style-name="P19"><text:soft-page-break/><text:span text:style-name="T9"/></text:p>
      <text:p text:style-name="P19"><text:span text:style-name="T9"><text:s text:c="4"/>if (theLocation == '7')</text:span></text:p>
      <text:p text:style-name="P19"><text:span text:style-name="T9"><text:s text:c="4"/>{</text:span></text:p>
      <text:p text:style-name="P19"><text:span text:style-name="T9"><text:s text:c="8"/>ourPlayer.x = 700;</text:span></text:p>
      <text:p text:style-name="P19"><text:span text:style-name="T9"><text:s text:c="8"/>ourPlayer.y = 700;</text:span></text:p>
      <text:p text:style-name="P19"><text:span text:style-name="T9"><text:s text:c="4"/>}</text:span></text:p>
      <text:p text:style-name="P19"><text:span text:style-name="T9"/></text:p>
      <text:p text:style-name="P19"><text:span text:style-name="T9"><text:s text:c="4"/>if (theLocation == '8')</text:span></text:p>
      <text:p text:style-name="P19"><text:span text:style-name="T9"><text:s text:c="4"/>{</text:span></text:p>
      <text:p text:style-name="P19"><text:span text:style-name="T9"><text:s text:c="8"/>ourPlayer.x = 50;</text:span></text:p>
      <text:p text:style-name="P19"><text:span text:style-name="T9"><text:s text:c="8"/>ourPlayer.y = 900;</text:span></text:p>
      <text:p text:style-name="P19"><text:span text:style-name="T9"><text:s text:c="4"/>}</text:span></text:p>
      <text:p text:style-name="P19"><text:span text:style-name="T9"/></text:p>
      <text:p text:style-name="P19"><text:span text:style-name="T9"><text:s text:c="4"/>if (theLocation == '9')</text:span></text:p>
      <text:p text:style-name="P19"><text:span text:style-name="T9"><text:s text:c="4"/>{</text:span></text:p>
      <text:p text:style-name="P19"><text:span text:style-name="T9"><text:s text:c="8"/>ourPlayer.x = 50;</text:span></text:p>
      <text:p text:style-name="P19"><text:span text:style-name="T9"><text:s text:c="8"/>ourPlayer.y = 100;</text:span></text:p>
      <text:p text:style-name="P19"><text:span text:style-name="T9"><text:s text:c="4"/>}</text:span></text:p>
      <text:p text:style-name="P19"><text:span text:style-name="T9"/></text:p>
      <text:p text:style-name="P19"><text:span text:style-name="T9"><text:s text:c="4"/>if (theLocation == '0')</text:span></text:p>
      <text:p text:style-name="P19"><text:span text:style-name="T9"><text:s text:c="4"/>{</text:span></text:p>
      <text:p text:style-name="P19"><text:span text:style-name="T9"><text:s text:c="8"/>ourPlayer.x = 300;</text:span></text:p>
      <text:p text:style-name="P19"><text:span text:style-name="T9"><text:s text:c="8"/>ourPlayer.y = 700;</text:span></text:p>
      <text:p text:style-name="P19"><text:span text:style-name="T9"><text:s text:c="4"/>}</text:span></text:p>
      <text:p text:style-name="P19"><text:span text:style-name="T9"/></text:p>
      <text:p text:style-name="P19"><text:span text:style-name="T9"><text:s text:c="4"/>movePlayer(activePlayer);</text:span></text:p>
      <text:p text:style-name="P19"><text:soft-page-break/><text:span text:style-name="T9"/></text:p>
      <text:p text:style-name="P19"><text:span text:style-name="T9"><text:s text:c="4"/>// update the playerArray posX</text:span></text:p>
      <text:p text:style-name="P19"><text:span text:style-name="T9"><text:s text:c="4"/>playerArray[0].posX = ourPlayer.x;</text:span></text:p>
      <text:p text:style-name="P19"><text:span text:style-name="T9"/></text:p>
      <text:p text:style-name="P19"><text:span text:style-name="T9"><text:s text:c="4"/>// update the playerArray posY</text:span></text:p>
      <text:p text:style-name="P19"><text:span text:style-name="T9"><text:s text:c="4"/>playerArray[0].posY = ourPlayer.y;</text:span></text:p>
      <text:p text:style-name="P19"><text:span text:style-name="T9"/></text:p>
      <text:p text:style-name="P19"><text:span text:style-name="T9"><text:s text:c="4"/>// update the textArea of the posX and posY</text:span></text:p>
      <text:p text:style-name="P19"><text:span text:style-name="T9"><text:s text:c="4"/>ge("customPosX").value = ourPlayer.x;</text:span></text:p>
      <text:p text:style-name="P19"><text:span text:style-name="T9"><text:s text:c="4"/>ge("customPosY").value = ourPlayer.y</text:span></text:p>
      <text:p text:style-name="P19"><text:span text:style-name="T9"/></text:p>
      <text:p text:style-name="P19"><text:span text:style-name="T9"><text:s text:c="4"/>// show the playerArray data in the textarea that has the id named textAreaPlayerData</text:span></text:p>
      <text:p text:style-name="P19"><text:span text:style-name="T9"><text:s text:c="4"/>showPlayerData();</text:span></text:p>
      <text:p text:style-name="P19"><text:span text:style-name="T9"/></text:p>
      <text:p text:style-name="P19"><text:span text:style-name="T9"><text:s text:c="4"/>// update playerArray to show the changed value</text:span></text:p>
      <text:p text:style-name="P19"><text:span text:style-name="T9"><text:s text:c="4"/>// updatePlayer();</text:span></text:p>
      <text:p text:style-name="P19"><text:span text:style-name="T9">}</text:span></text:p>
      <text:p text:style-name="P19"><text:span text:style-name="T9"/></text:p>
      <text:p text:style-name="P19"><text:span text:style-name="T9">function customPosition()</text:span></text:p>
      <text:p text:style-name="P19"><text:span text:style-name="T9">{</text:span></text:p>
      <text:p text:style-name="P19"><text:span text:style-name="T9"><text:s text:c="4"/>let playerX = prompt("Enter X Position");</text:span></text:p>
      <text:p text:style-name="P19"><text:span text:style-name="T9"><text:s text:c="4"/>let playerY = prompt("Enter Y Position");</text:span></text:p>
      <text:p text:style-name="P19"><text:span text:style-name="T9"/></text:p>
      <text:p text:style-name="P19"><text:soft-page-break/><text:span text:style-name="T9"><text:s text:c="4"/>// if person doesn't input a value, then keep the player where they are</text:span></text:p>
      <text:p text:style-name="P19"><text:span text:style-name="T9"><text:s text:c="4"/>if (playerX == '' || playerY == '')</text:span></text:p>
      <text:p text:style-name="P19"><text:span text:style-name="T9"><text:s text:c="4"/>{</text:span></text:p>
      <text:p text:style-name="P19"><text:span text:style-name="T9"><text:s text:c="8"/>ourPlayer.x = ourPlayer.x;</text:span></text:p>
      <text:p text:style-name="P19"><text:span text:style-name="T9"><text:s text:c="8"/>ourPlayer.y = ourPlayer.y;</text:span></text:p>
      <text:p text:style-name="P19"><text:span text:style-name="T9"><text:s text:c="8"/>return;</text:span></text:p>
      <text:p text:style-name="P19"><text:span text:style-name="T9"><text:s text:c="4"/>}</text:span></text:p>
      <text:p text:style-name="P19"><text:span text:style-name="T9"/></text:p>
      <text:p text:style-name="P19"><text:span text:style-name="T9"><text:s text:c="4"/>// x location of the player</text:span></text:p>
      <text:p text:style-name="P19"><text:span text:style-name="T9"><text:s text:c="4"/>ourPlayer.x= parseFloat(playerX);</text:span></text:p>
      <text:p text:style-name="P19"><text:span text:style-name="T9"/></text:p>
      <text:p text:style-name="P19"><text:span text:style-name="T9"><text:s text:c="4"/>// y location of the player</text:span></text:p>
      <text:p text:style-name="P19"><text:span text:style-name="T9"><text:s text:c="4"/>ourPlayer.y= parseFloat(playerY);</text:span></text:p>
      <text:p text:style-name="P19"><text:span text:style-name="T9"/></text:p>
      <text:p text:style-name="P19"><text:span text:style-name="T9"><text:s text:c="4"/>// if person did answer Y position, move player</text:span></text:p>
      <text:p text:style-name="P19"><text:span text:style-name="T9"><text:s text:c="4"/>if (playerY != '')</text:span></text:p>
      <text:p text:style-name="P19"><text:span text:style-name="T9"><text:s text:c="4"/>{</text:span></text:p>
      <text:p text:style-name="P19"><text:span text:style-name="T9"><text:s text:c="8"/>movePlayer(activePlayer);</text:span></text:p>
      <text:p text:style-name="P19"><text:span text:style-name="T9"><text:s text:c="4"/>}</text:span></text:p>
      <text:p text:style-name="P19"><text:span text:style-name="T9"/></text:p>
      <text:p text:style-name="P19"><text:span text:style-name="T9"><text:s text:c="4"/>// update the playerArray posX</text:span></text:p>
      <text:p text:style-name="P19"><text:span text:style-name="T9"><text:s text:c="4"/>playerArray[0].posX = ourPlayer.x;</text:span></text:p>
      <text:p text:style-name="P19"><text:span text:style-name="T9"/></text:p>
      <text:p text:style-name="P19"><text:span text:style-name="T9"><text:s text:c="4"/>// update the playerArray posY</text:span></text:p>
      <text:p text:style-name="P19"><text:soft-page-break/><text:span text:style-name="T9"><text:s text:c="4"/>playerArray[0].posY = ourPlayer.y;</text:span></text:p>
      <text:p text:style-name="P19"><text:span text:style-name="T9"/></text:p>
      <text:p text:style-name="P19"><text:span text:style-name="T9"><text:s text:c="4"/>// show the playerArray data in the textarea that has the id named textAreaPlayerData</text:span></text:p>
      <text:p text:style-name="P19"><text:span text:style-name="T9"><text:s text:c="4"/>showPlayerData();</text:span></text:p>
      <text:p text:style-name="P19"><text:span text:style-name="T9"/></text:p>
      <text:p text:style-name="P19"><text:span text:style-name="T9"><text:s text:c="4"/>ge("customPosX").value = ourPlayer.x;</text:span></text:p>
      <text:p text:style-name="P19"><text:span text:style-name="T9"><text:s text:c="4"/>ge("customPosY").value = ourPlayer.y;</text:span></text:p>
      <text:p text:style-name="P19"><text:span text:style-name="T9"/></text:p>
      <text:p text:style-name="P19"><text:span text:style-name="T9"><text:s text:c="4"/>// update playerArray to show changed value</text:span></text:p>
      <text:p text:style-name="P19"><text:span text:style-name="T9"><text:s text:c="4"/>// updatePlayer();</text:span></text:p>
      <text:p text:style-name="P19"><text:span text:style-name="T9">}</text:span></text:p>
      <text:p text:style-name="P19"><text:span text:style-name="T9"/></text:p>
      <text:p text:style-name="P19"><text:span text:style-name="T9">function customPositionText()</text:span></text:p>
      <text:p text:style-name="P19"><text:span text:style-name="T9">{</text:span></text:p>
      <text:p text:style-name="P19"><text:span text:style-name="T9"><text:s text:c="4"/>let playerX = ge("customPosX").value;</text:span></text:p>
      <text:p text:style-name="P19"><text:span text:style-name="T9"><text:s text:c="4"/>let playerY = ge("customPosY").value;</text:span></text:p>
      <text:p text:style-name="P19"><text:span text:style-name="T9"/></text:p>
      <text:p text:style-name="P19"><text:span text:style-name="T9"><text:s text:c="4"/>// if person doesn't input a value, then keep person where they are</text:span></text:p>
      <text:p text:style-name="P19"><text:span text:style-name="T9"><text:s text:c="4"/>if (playerY == '')</text:span></text:p>
      <text:p text:style-name="P19"><text:span text:style-name="T9"><text:s text:c="4"/>{</text:span></text:p>
      <text:p text:style-name="P19"><text:span text:style-name="T9"><text:s text:c="8"/>ourPlayer.x = ourPlayer.x;</text:span></text:p>
      <text:p text:style-name="P19"><text:span text:style-name="T9"><text:s text:c="8"/>ourPlayer.y = ourPlayer.y;</text:span></text:p>
      <text:p text:style-name="P19"><text:span text:style-name="T9"><text:s text:c="8"/>return;</text:span></text:p>
      <text:p text:style-name="P19"><text:span text:style-name="T9"><text:s text:c="4"/>}</text:span></text:p>
      <text:p text:style-name="P19"><text:soft-page-break/><text:span text:style-name="T9"/></text:p>
      <text:p text:style-name="P19"><text:span text:style-name="T9"><text:s text:c="4"/>// x location of the player</text:span></text:p>
      <text:p text:style-name="P19"><text:span text:style-name="T9"><text:s text:c="4"/>ourPlayer.x= parseFloat(playerX);</text:span></text:p>
      <text:p text:style-name="P19"><text:span text:style-name="T9"/></text:p>
      <text:p text:style-name="P19"><text:span text:style-name="T9"><text:s text:c="4"/>// y location of the player</text:span></text:p>
      <text:p text:style-name="P19"><text:span text:style-name="T9"><text:s text:c="4"/>ourPlayer.y= parseFloat(playerY);</text:span></text:p>
      <text:p text:style-name="P19"><text:span text:style-name="T9"/></text:p>
      <text:p text:style-name="P19"><text:span text:style-name="T9"><text:s text:c="4"/>// if person did answer Y position, move player</text:span></text:p>
      <text:p text:style-name="P19"><text:span text:style-name="T9"><text:s text:c="4"/>if (playerY != '')</text:span></text:p>
      <text:p text:style-name="P19"><text:span text:style-name="T9"><text:s text:c="4"/>{</text:span></text:p>
      <text:p text:style-name="P19"><text:span text:style-name="T9"><text:s text:c="8"/>movePlayer(activePlayer);</text:span></text:p>
      <text:p text:style-name="P19"><text:span text:style-name="T9"><text:s text:c="4"/>}</text:span></text:p>
      <text:p text:style-name="P19"><text:span text:style-name="T9"/></text:p>
      <text:p text:style-name="P19"><text:span text:style-name="T9"><text:s text:c="4"/>// update the playerArray posX</text:span></text:p>
      <text:p text:style-name="P19"><text:span text:style-name="T9"><text:s text:c="4"/>playerArray[0].posX = ourPlayer.x;</text:span></text:p>
      <text:p text:style-name="P19"><text:span text:style-name="T9"/></text:p>
      <text:p text:style-name="P19"><text:span text:style-name="T9"><text:s text:c="4"/>// update the playerArray posY</text:span></text:p>
      <text:p text:style-name="P19"><text:span text:style-name="T9"><text:s text:c="4"/>playerArray[0].posY = ourPlayer.y;</text:span></text:p>
      <text:p text:style-name="P19"><text:span text:style-name="T9"/></text:p>
      <text:p text:style-name="P19"><text:span text:style-name="T9"><text:s text:c="4"/>// show the playerArray data in the textarea that has the id named textAreaPlayerData</text:span></text:p>
      <text:p text:style-name="P19"><text:span text:style-name="T9"><text:s text:c="4"/>showPlayerData();</text:span></text:p>
      <text:p text:style-name="P19"><text:span text:style-name="T9"/></text:p>
      <text:p text:style-name="P19"><text:span text:style-name="T9"><text:s text:c="4"/>// update playerArray to show changed value</text:span></text:p>
      <text:p text:style-name="P19"><text:span text:style-name="T9"><text:s text:c="4"/>// updatePlayer();</text:span></text:p>
      <text:p text:style-name="P19"><text:soft-page-break/><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SizeGet.js</text:span></text:p>
      <text:p text:style-name="P19"><text:span text:style-name="T9"/></text:p>
      <text:p text:style-name="P19"><text:span text:style-name="T9">function menuPlayerSizeGet()</text:span></text:p>
      <text:p text:style-name="P19"><text:span text:style-name="T9">{</text:span></text:p>
      <text:p text:style-name="P19"><text:span text:style-name="T9"><text:s text:c="4"/>let menuId = 'menuSizePlayerGe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oft-page-break/><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fontSize = '2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itleSpan = ce("div");</text:span></text:p>
      <text:p text:style-name="P19"><text:span text:style-name="T9"><text:s text:c="4"/>titleSpan.style.color = "rgb(255, 255, 255)";</text:span></text:p>
      <text:p text:style-name="P19"><text:span text:style-name="T9"><text:s text:c="4"/>titleSpan.textContent = "GET PLAYER SIZE";</text:span></text:p>
      <text:p text:style-name="P19"><text:span text:style-name="T9"><text:s text:c="4"/>titleSpan.className = 'menu';</text:span></text:p>
      <text:p text:style-name="P19"><text:span text:style-name="T9"><text:s text:c="4"/>theMenu.append(titleSpa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getSizeButton = ce("button");</text:span></text:p>
      <text:p text:style-name="P19"><text:span text:style-name="T9"><text:s text:c="4"/>getSizeButton.onclick = function()</text:span></text:p>
      <text:p text:style-name="P19"><text:span text:style-name="T9"><text:s text:c="4"/>{</text:span></text:p>
      <text:p text:style-name="P19"><text:span text:style-name="T9"><text:s text:c="8"/>playerSizeGet();</text:span></text:p>
      <text:p text:style-name="P19"><text:span text:style-name="T9"><text:s text:c="4"/>};</text:span></text:p>
      <text:p text:style-name="P19"><text:span text:style-name="T9"><text:s text:c="4"/>getSizeButton.className = "ourButton";</text:span></text:p>
      <text:p text:style-name="P19"><text:span text:style-name="T9"><text:s text:c="4"/>getSizeButton.textContent = "GET SIZE";</text:span></text:p>
      <text:p text:style-name="P19"><text:span text:style-name="T9"><text:s text:c="4"/>theMenu.append(getSizeButton);</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xSizeLabel = ce('label');</text:span></text:p>
      <text:p text:style-name="P19"><text:span text:style-name="T9"><text:s text:c="4"/>xSizeLabel.textContent = "Width";</text:span></text:p>
      <text:p text:style-name="P19"><text:span text:style-name="T9"><text:s text:c="4"/>xSizeLabel.style.marginRight = '4px';</text:span></text:p>
      <text:p text:style-name="P19"><text:span text:style-name="T9"><text:s text:c="4"/>theMenu.append(xSizeLabel);</text:span></text:p>
      <text:p text:style-name="P19"><text:span text:style-name="T9"/></text:p>
      <text:p text:style-name="P19"><text:span text:style-name="T9"><text:s text:c="4"/>//-//</text:span></text:p>
      <text:p text:style-name="P19"><text:span text:style-name="T9"/></text:p>
      <text:p text:style-name="P19"><text:span text:style-name="T9"><text:s text:c="4"/>let xSizeTextarea = ce("textarea");</text:span></text:p>
      <text:p text:style-name="P19"><text:span text:style-name="T9"><text:s text:c="4"/>xSizeTextarea.id = "gotSizeX";</text:span></text:p>
      <text:p text:style-name="P19"><text:span text:style-name="T9"><text:s text:c="4"/>xSizeTextarea.className = "textInput";</text:span></text:p>
      <text:p text:style-name="P19"><text:span text:style-name="T9"><text:s text:c="4"/>xSiz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xSize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oft-page-break/><text:span text:style-name="T9"/></text:p>
      <text:p text:style-name="P19"><text:span text:style-name="T9"><text:s text:c="4"/>let ySizeLabel = ce('label');</text:span></text:p>
      <text:p text:style-name="P19"><text:span text:style-name="T9"><text:s text:c="4"/>ySizeLabel.textContent = "Height";</text:span></text:p>
      <text:p text:style-name="P19"><text:span text:style-name="T9"><text:s text:c="4"/>ySizeLabel.style.marginRight = '4px';</text:span></text:p>
      <text:p text:style-name="P19"><text:span text:style-name="T9"><text:s text:c="4"/>theMenu.append(ySizeLabel);</text:span></text:p>
      <text:p text:style-name="P19"><text:span text:style-name="T9"/></text:p>
      <text:p text:style-name="P19"><text:span text:style-name="T9"><text:s text:c="4"/>//-//</text:span></text:p>
      <text:p text:style-name="P19"><text:span text:style-name="T9"/></text:p>
      <text:p text:style-name="P19"><text:span text:style-name="T9"><text:s text:c="4"/>let ySizeTextarea = ce("textarea");</text:span></text:p>
      <text:p text:style-name="P19"><text:span text:style-name="T9"><text:s text:c="4"/>ySizeTextarea.id = "gotSizeY";</text:span></text:p>
      <text:p text:style-name="P19"><text:span text:style-name="T9"><text:s text:c="4"/>ySizeTextarea.className = "textInput";</text:span></text:p>
      <text:p text:style-name="P19"><text:span text:style-name="T9"><text:s text:c="4"/>ySiz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ySizeTextarea);</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function playerSizeGet()</text:span></text:p>
      <text:p text:style-name="P19"><text:span text:style-name="T9">{</text:span></text:p>
      <text:p text:style-name="P19"><text:span text:style-name="T9"><text:s text:c="4"/>let currentSize = sizeGet("thePlayer");</text:span></text:p>
      <text:p text:style-name="P19"><text:span text:style-name="T9"/></text:p>
      <text:p text:style-name="P19"><text:span text:style-name="T9"><text:s text:c="4"/>ge('gotSizeX').value = currentSize.x;</text:span></text:p>
      <text:p text:style-name="P19"><text:span text:style-name="T9"><text:s text:c="4"/>ge('gotSizeY').value = currentSize.y;</text:span></text:p>
      <text:p text:style-name="P19"><text:soft-page-break/><text:span text:style-name="T9"/></text:p>
      <text:p text:style-name="P19"><text:span text:style-name="T9"><text:s text:c="4"/>ge(activePlayer).innerText = currentSize.x + "\n" + currentSize.y;</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SizeSet.js</text:span></text:p>
      <text:p text:style-name="P19"><text:span text:style-name="T9"/></text:p>
      <text:p text:style-name="P19"><text:span text:style-name="T9">function menuPlayerSizeSet()</text:span></text:p>
      <text:p text:style-name="P19"><text:span text:style-name="T9">{</text:span></text:p>
      <text:p text:style-name="P19"><text:span text:style-name="T9"><text:s text:c="4"/>let menuId = 'menuSizePlayerSe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oft-page-break/><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fontSize = '2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oft-page-break/><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itle = ce("span");</text:span></text:p>
      <text:p text:style-name="P19"><text:span text:style-name="T9"><text:s text:c="4"/>title.style.color = "rgb(255, 255, 255)";</text:span></text:p>
      <text:p text:style-name="P19"><text:span text:style-name="T9"><text:s text:c="4"/>title.textContent = " SET PLAYER SIZE ";</text:span></text:p>
      <text:p text:style-name="P19"><text:span text:style-name="T9"><text:s text:c="4"/>title.className = 'menu';</text:span></text:p>
      <text:p text:style-name="P19"><text:span text:style-name="T9"><text:s text:c="4"/>theMenu.append(title);</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defaultButton = ce("button");</text:span></text:p>
      <text:p text:style-name="P19"><text:span text:style-name="T9"><text:s text:c="4"/>defaultButton.onclick = playerSizeSetDefault;</text:span></text:p>
      <text:p text:style-name="P19"><text:span text:style-name="T9"><text:s text:c="4"/>defaultButton.className = "ourButton";</text:span></text:p>
      <text:p text:style-name="P19"><text:span text:style-name="T9"><text:s text:c="4"/>defaultButton.textContent = "Default";</text:span></text:p>
      <text:p text:style-name="P19"><text:span text:style-name="T9"><text:s text:c="4"/>theMenu.append(defaultButton);</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xSizeLabel = ce("label");</text:span></text:p>
      <text:p text:style-name="P19"><text:span text:style-name="T9"><text:s text:c="4"/>xSizeLabel.textContent = "Width ";</text:span></text:p>
      <text:p text:style-name="P19"><text:span text:style-name="T9"><text:s text:c="4"/>theMenu.append(xSizeLabel);</text:span></text:p>
      <text:p text:style-name="P19"><text:span text:style-name="T9"/></text:p>
      <text:p text:style-name="P19"><text:span text:style-name="T9"><text:s text:c="4"/>//-//</text:span></text:p>
      <text:p text:style-name="P19"><text:span text:style-name="T9"/></text:p>
      <text:p text:style-name="P19"><text:span text:style-name="T9"><text:s text:c="4"/>let xSizeInput = ce("textarea");</text:span></text:p>
      <text:p text:style-name="P19"><text:span text:style-name="T9"><text:s text:c="4"/>xSizeInput.id = "customSizeX";</text:span></text:p>
      <text:p text:style-name="P19"><text:span text:style-name="T9"><text:s text:c="4"/>xSizeInput.className = "textInput";</text:span></text:p>
      <text:p text:style-name="P19"><text:span text:style-name="T9"><text:s text:c="4"/>xSizeInput.onkeydown = keyboardControlOff;</text:span></text:p>
      <text:p text:style-name="P19"><text:span text:style-name="T9"><text:s text:c="4"/>theMenu.append(xSizeInput);</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ySizeLabel = ce("label");</text:span></text:p>
      <text:p text:style-name="P19"><text:soft-page-break/><text:span text:style-name="T9"><text:s text:c="4"/>ySizeLabel.textContent = "Height ";</text:span></text:p>
      <text:p text:style-name="P19"><text:span text:style-name="T9"><text:s text:c="4"/>theMenu.append(ySizeLabel);</text:span></text:p>
      <text:p text:style-name="P19"><text:span text:style-name="T9"/></text:p>
      <text:p text:style-name="P19"><text:span text:style-name="T9"><text:s text:c="4"/>//-//</text:span></text:p>
      <text:p text:style-name="P19"><text:span text:style-name="T9"/></text:p>
      <text:p text:style-name="P19"><text:span text:style-name="T9"><text:s text:c="4"/>let ySizeInput = ce("textarea");</text:span></text:p>
      <text:p text:style-name="P19"><text:span text:style-name="T9"><text:s text:c="4"/>ySizeInput.id = "customSizeY";</text:span></text:p>
      <text:p text:style-name="P19"><text:span text:style-name="T9"><text:s text:c="4"/>ySizeInput.className = "textInput";</text:span></text:p>
      <text:p text:style-name="P19"><text:span text:style-name="T9"><text:s text:c="4"/>ySizeInput.onkeydown = keyboardControlOff;</text:span></text:p>
      <text:p text:style-name="P19"><text:span text:style-name="T9"><text:s text:c="4"/>theMenu.append(ySizeInput);</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onclick = function()</text:span></text:p>
      <text:p text:style-name="P19"><text:span text:style-name="T9"><text:s text:c="4"/>{</text:span></text:p>
      <text:p text:style-name="P19"><text:span text:style-name="T9"><text:s text:c="8"/>playerSizeSet();</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enterButton.className = "ourButton";</text:span></text:p>
      <text:p text:style-name="P19"><text:soft-page-break/><text:span text:style-name="T9"><text:s text:c="4"/>enterButton.textContent = "Enter";</text:span></text:p>
      <text:p text:style-name="P19"><text:span text:style-name="T9"><text:s text:c="4"/>theMenu.append(enterButton);</text:span></text:p>
      <text:p text:style-name="P19"><text:span text:style-name="T9">}</text:span></text:p>
      <text:p text:style-name="P19"><text:span text:style-name="T9"/></text:p>
      <text:p text:style-name="P19"><text:span text:style-name="T9">function playerSizeSet()</text:span></text:p>
      <text:p text:style-name="P19"><text:span text:style-name="T9">{</text:span></text:p>
      <text:p text:style-name="P19"><text:span text:style-name="T9"><text:s text:c="3"/>// let currentSize = sizeGet("thePlayer");</text:span></text:p>
      <text:p text:style-name="P19"><text:span text:style-name="T9"/></text:p>
      <text:p text:style-name="P19"><text:span text:style-name="T9"><text:s text:c="4"/>let theSizeX;</text:span></text:p>
      <text:p text:style-name="P19"><text:span text:style-name="T9"><text:s text:c="4"/>let theSizeY;</text:span></text:p>
      <text:p text:style-name="P19"><text:span text:style-name="T9"/></text:p>
      <text:p text:style-name="P19"><text:span text:style-name="T9"><text:s text:c="4"/>theSizeX = ge('customSizeX').value;</text:span></text:p>
      <text:p text:style-name="P19"><text:span text:style-name="T9"><text:s text:c="4"/>theSizeY = ge('customSizeY').value;</text:span></text:p>
      <text:p text:style-name="P19"><text:span text:style-name="T9"/></text:p>
      <text:p text:style-name="P19"><text:span text:style-name="T9"><text:s text:c="4"/>ge(activePlayer).innerText = theSizeX + "\n" + theSizeY;</text:span></text:p>
      <text:p text:style-name="P19"><text:span text:style-name="T9"/></text:p>
      <text:p text:style-name="P19"><text:span text:style-name="T9"><text:s text:c="4"/>ge(activePlayer).style.width = theSizeX;</text:span></text:p>
      <text:p text:style-name="P19"><text:span text:style-name="T9"><text:s text:c="4"/>ge(activePlayer).style.height = theSizeY;</text:span></text:p>
      <text:p text:style-name="P19"><text:span text:style-name="T9"/></text:p>
      <text:p text:style-name="P19"><text:span text:style-name="T9"><text:s text:c="4"/>// update playerArray to show changed value</text:span></text:p>
      <text:p text:style-name="P19"><text:span text:style-name="T9"><text:s text:c="4"/>updatePlayer();</text:span></text:p>
      <text:p text:style-name="P19"><text:span text:style-name="T9">}</text:span></text:p>
      <text:p text:style-name="P19"><text:span text:style-name="T9"/></text:p>
      <text:p text:style-name="P19"><text:span text:style-name="T9">function playerSizeSetDefault()</text:span></text:p>
      <text:p text:style-name="P19"><text:span text:style-name="T9">{</text:span></text:p>
      <text:p text:style-name="P19"><text:soft-page-break/><text:span text:style-name="T9"><text:s text:c="3"/>// let currentSize = sizeGet("thePlayer");</text:span></text:p>
      <text:p text:style-name="P19"><text:span text:style-name="T9"/></text:p>
      <text:p text:style-name="P19"><text:span text:style-name="T9"><text:s text:c="4"/>let theSizeX = 70;</text:span></text:p>
      <text:p text:style-name="P19"><text:span text:style-name="T9"><text:s text:c="4"/>let theSizeY = 70;</text:span></text:p>
      <text:p text:style-name="P19"><text:span text:style-name="T9"/></text:p>
      <text:p text:style-name="P19"><text:span text:style-name="T9"><text:s text:c="4"/>ge('customSizeX').value = theSizeX;</text:span></text:p>
      <text:p text:style-name="P19"><text:span text:style-name="T9"><text:s text:c="4"/>ge('customSizeY').value = theSizeY;</text:span></text:p>
      <text:p text:style-name="P19"><text:span text:style-name="T9"/></text:p>
      <text:p text:style-name="P19"><text:span text:style-name="T9"><text:s text:c="4"/>ge(activePlayer).innerText = theSizeX + "\n" + theSizeY;</text:span></text:p>
      <text:p text:style-name="P19"><text:span text:style-name="T9"/></text:p>
      <text:p text:style-name="P19"><text:span text:style-name="T9"><text:s text:c="4"/>ge(activePlayer).style.width = theSizeX;</text:span></text:p>
      <text:p text:style-name="P19"><text:span text:style-name="T9"><text:s text:c="4"/>ge(activePlayer).style.height = theSizeY;</text:span></text:p>
      <text:p text:style-name="P19"><text:span text:style-name="T9"/></text:p>
      <text:p text:style-name="P19"><text:span text:style-name="T9"><text:s text:c="4"/>// update playerArray to show changed value</text:span></text:p>
      <text:p text:style-name="P19"><text:span text:style-name="T9"><text:s text:c="4"/>updatePlaye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oft-page-break/><text:span text:style-name="T9"/></text:p>
      <text:p text:style-name="P19"><text:span text:style-name="T9">//menuPlayerSpeed.js</text:span></text:p>
      <text:p text:style-name="P19"><text:span text:style-name="T9"/></text:p>
      <text:p text:style-name="P19"><text:span text:style-name="T9">function menuPlayerSpeed()</text:span></text:p>
      <text:p text:style-name="P19"><text:span text:style-name="T9">{</text:span></text:p>
      <text:p text:style-name="P19"><text:span text:style-name="T9"><text:s text:c="4"/>let menuId = 'menuSpeedPlayer';</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oft-page-break/><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itle = ce("span");</text:span></text:p>
      <text:p text:style-name="P19"><text:span text:style-name="T9"><text:s text:c="4"/>title.style.color = "rgb(255, 255, 255)";</text:span></text:p>
      <text:p text:style-name="P19"><text:span text:style-name="T9"><text:s text:c="4"/>title.textContent = "SPEED OPTIONS";</text:span></text:p>
      <text:p text:style-name="P19"><text:span text:style-name="T9"><text:s text:c="4"/>theMenu.append(title);</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peedValues = [</text:span></text:p>
      <text:p text:style-name="P19"><text:span text:style-name="T9"><text:s text:c="8"/>1, 2, 3, 4, 5, 6, 7, 8, 9, 10</text:span></text:p>
      <text:p text:style-name="P19"><text:span text:style-name="T9"><text:s text:c="4"/>];</text:span></text:p>
      <text:p text:style-name="P19"><text:span text:style-name="T9"/></text:p>
      <text:p text:style-name="P19"><text:span text:style-name="T9"><text:s text:c="4"/>for (let z = 0; z &lt; speedValues.length; z++)</text:span></text:p>
      <text:p text:style-name="P19"><text:span text:style-name="T9"><text:s text:c="4"/>{</text:span></text:p>
      <text:p text:style-name="P19"><text:span text:style-name="T9"><text:s text:c="8"/>let speedButton = ce("button");</text:span></text:p>
      <text:p text:style-name="P19"><text:span text:style-name="T9"><text:s text:c="8"/>speedButton.textContent = speedValues[z];</text:span></text:p>
      <text:p text:style-name="P19"><text:span text:style-name="T9"><text:s text:c="8"/>speedButton.className = 'ourButton';</text:span></text:p>
      <text:p text:style-name="P19"><text:span text:style-name="T9"><text:s text:c="8"/>speedButton.onclick = function()</text:span></text:p>
      <text:p text:style-name="P19"><text:span text:style-name="T9"><text:s text:c="8"/>{</text:span></text:p>
      <text:p text:style-name="P19"><text:span text:style-name="T9"><text:s text:c="12"/>ourPlayer.speedMultiplier = speedValues[z];</text:span></text:p>
      <text:p text:style-name="P19"><text:span text:style-name="T9"/></text:p>
      <text:p text:style-name="P19"><text:span text:style-name="T9"><text:s text:c="12"/>ge("textSpeed").value = speedValues[z];</text:span></text:p>
      <text:p text:style-name="P19"><text:span text:style-name="T9"/></text:p>
      <text:p text:style-name="P19"><text:span text:style-name="T9"><text:s text:c="12"/>updatePlayer();</text:span></text:p>
      <text:p text:style-name="P19"><text:span text:style-name="T9"><text:s text:c="8"/>};</text:span></text:p>
      <text:p text:style-name="P19"><text:span text:style-name="T9"><text:s text:c="8"/>theMenu.append(speedButton);</text:span></text:p>
      <text:p text:style-name="P19"><text:span text:style-name="T9"><text:s text:c="4"/>}</text:span></text:p>
      <text:p text:style-name="P19"><text:span text:style-name="T9"/></text:p>
      <text:p text:style-name="P19"><text:soft-page-break/><text:span text:style-name="T9"><text:s text:c="4"/>//-//</text:span></text:p>
      <text:p text:style-name="P19"><text:span text:style-name="T9"/></text:p>
      <text:p text:style-name="P19"><text:span text:style-name="T9"><text:s text:c="4"/>let customButton = ce("button");</text:span></text:p>
      <text:p text:style-name="P19"><text:span text:style-name="T9"><text:s text:c="4"/>customButton.onclick = customSpeed;</text:span></text:p>
      <text:p text:style-name="P19"><text:span text:style-name="T9"><text:s text:c="4"/>customButton.className = "ourButton";</text:span></text:p>
      <text:p text:style-name="P19"><text:span text:style-name="T9"><text:s text:c="4"/>customButton.textContent = "Custom";</text:span></text:p>
      <text:p text:style-name="P19"><text:span text:style-name="T9"><text:s text:c="4"/>theMenu.append(custom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peedLabel = ce("div");</text:span></text:p>
      <text:p text:style-name="P19"><text:span text:style-name="T9"><text:s text:c="4"/>speedLabel.textContent = "SPEED ";</text:span></text:p>
      <text:p text:style-name="P19"><text:span text:style-name="T9"><text:s text:c="4"/>let speedInput = ce("textarea");</text:span></text:p>
      <text:p text:style-name="P19"><text:span text:style-name="T9"><text:s text:c="4"/>speedInput.id = "textSpeed";</text:span></text:p>
      <text:p text:style-name="P19"><text:span text:style-name="T9"><text:s text:c="4"/>speedInput.className = "textInput";</text:span></text:p>
      <text:p text:style-name="P19"><text:span text:style-name="T9"><text:s text:c="4"/>speedInput.onkeydown = keyboardControlOff;</text:span></text:p>
      <text:p text:style-name="P19"><text:span text:style-name="T9"><text:s text:c="4"/>speedLabel.append(speedInput);</text:span></text:p>
      <text:p text:style-name="P19"><text:span text:style-name="T9"><text:s text:c="4"/>theMenu.append(speedLabel);</text:span></text:p>
      <text:p text:style-name="P19"><text:span text:style-name="T9"/></text:p>
      <text:p text:style-name="P19"><text:span text:style-name="T9"><text:s text:c="4"/>//-//</text:span></text:p>
      <text:p text:style-name="P19"><text:span text:style-name="T9"/></text:p>
      <text:p text:style-name="P19"><text:soft-page-break/><text:span text:style-name="T9"><text:s text:c="4"/>let enterButton = ce("button");</text:span></text:p>
      <text:p text:style-name="P19"><text:span text:style-name="T9"><text:s text:c="4"/>enterButton.onclick = function()</text:span></text:p>
      <text:p text:style-name="P19"><text:span text:style-name="T9"><text:s text:c="4"/>{</text:span></text:p>
      <text:p text:style-name="P19"><text:span text:style-name="T9"><text:s text:c="8"/>customSpeedFromTextInput();</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enterButton.className = "ourButton";</text:span></text:p>
      <text:p text:style-name="P19"><text:span text:style-name="T9"><text:s text:c="4"/>enterButton.textContent = "Enter";</text:span></text:p>
      <text:p text:style-name="P19"><text:span text:style-name="T9"><text:s text:c="4"/>theMenu.append(enterButton);</text:span></text:p>
      <text:p text:style-name="P19"><text:span text:style-name="T9">}</text:span></text:p>
      <text:p text:style-name="P19"><text:span text:style-name="T9"/></text:p>
      <text:p text:style-name="P19"><text:span text:style-name="T9">function customSpeed()</text:span></text:p>
      <text:p text:style-name="P19"><text:span text:style-name="T9">{</text:span></text:p>
      <text:p text:style-name="P19"><text:span text:style-name="T9"><text:s text:c="4"/>let theSpeed = prompt("Enter Speed 1 to 1000 etc")</text:span></text:p>
      <text:p text:style-name="P19"><text:span text:style-name="T9"/></text:p>
      <text:p text:style-name="P19"><text:span text:style-name="T9"><text:s text:c="4"/>ourPlayer.speedMultiplier = theSpeed;</text:span></text:p>
      <text:p text:style-name="P19"><text:span text:style-name="T9"/></text:p>
      <text:p text:style-name="P19"><text:span text:style-name="T9"><text:s text:c="4"/>if (theSpeed == '' || theSpeed == null)</text:span></text:p>
      <text:p text:style-name="P19"><text:span text:style-name="T9"><text:s text:c="4"/>{</text:span></text:p>
      <text:p text:style-name="P19"><text:span text:style-name="T9"><text:s text:c="8"/>ourPlayer.speedMultiplier = 10;</text:span></text:p>
      <text:p text:style-name="P19"><text:span text:style-name="T9"><text:s text:c="4"/>}</text:span></text:p>
      <text:p text:style-name="P19"><text:span text:style-name="T9"/></text:p>
      <text:p text:style-name="P19"><text:span text:style-name="T9"><text:s text:c="4"/>ge("textSpeed").value = ourPlayer.speedMultiplier;</text:span></text:p>
      <text:p text:style-name="P19"><text:soft-page-break/><text:span text:style-name="T9"/></text:p>
      <text:p text:style-name="P19"><text:span text:style-name="T9"><text:s text:c="4"/>ge('infoDiv').textContent = 'Speed: ' + ourPlayer.speedMultiplier;</text:span></text:p>
      <text:p text:style-name="P19"><text:span text:style-name="T9"/></text:p>
      <text:p text:style-name="P19"><text:span text:style-name="T9"><text:s text:c="4"/>// update playerArray to show changed value</text:span></text:p>
      <text:p text:style-name="P19"><text:span text:style-name="T9"><text:s text:c="4"/>updatePlayer();</text:span></text:p>
      <text:p text:style-name="P19"><text:span text:style-name="T9">}</text:span></text:p>
      <text:p text:style-name="P19"><text:span text:style-name="T9"/></text:p>
      <text:p text:style-name="P19"><text:span text:style-name="T9">function customSpeedFromTextInput()</text:span></text:p>
      <text:p text:style-name="P19"><text:span text:style-name="T9">{</text:span></text:p>
      <text:p text:style-name="P19"><text:span text:style-name="T9"><text:s text:c="4"/>let theSpeed = ge("textSpeed").value;</text:span></text:p>
      <text:p text:style-name="P19"><text:span text:style-name="T9"/></text:p>
      <text:p text:style-name="P19"><text:span text:style-name="T9"><text:s text:c="4"/>ourPlayer.speedMultiplier = theSpeed;</text:span></text:p>
      <text:p text:style-name="P19"><text:span text:style-name="T9"/></text:p>
      <text:p text:style-name="P19"><text:span text:style-name="T9"><text:s text:c="4"/>ge('infoDiv').textContent = 'Speed: ' + ourPlayer.speedMultiplier;</text:span></text:p>
      <text:p text:style-name="P19"><text:span text:style-name="T9"/></text:p>
      <text:p text:style-name="P19"><text:span text:style-name="T9"><text:s text:c="4"/>// update playerArray to show changed value</text:span></text:p>
      <text:p text:style-name="P19"><text:span text:style-name="T9"><text:s text:c="4"/>updatePlaye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oft-page-break/><text:span text:style-name="T9">// https://github.com/ChristopherTopalian</text:span></text:p>
      <text:p text:style-name="P19"><text:span text:style-name="T9">// https://github.com/ChristopherAndrewTopalian</text:span></text:p>
      <text:p text:style-name="P19"><text:span text:style-name="T9"/></text:p>
      <text:p text:style-name="P19"><text:span text:style-name="T9">// menuPlayerTexture.js</text:span></text:p>
      <text:p text:style-name="P19"><text:span text:style-name="T9"/></text:p>
      <text:p text:style-name="P19"><text:span text:style-name="T9">let textureArray =</text:span></text:p>
      <text:p text:style-name="P19"><text:span text:style-name="T9">[</text:span></text:p>
      <text:p text:style-name="P19"><text:span text:style-name="T9"><text:s text:c="4"/>{</text:span></text:p>
      <text:p text:style-name="P19"><text:span text:style-name="T9"><text:s text:c="8"/>name: "Default",</text:span></text:p>
      <text:p text:style-name="P19"><text:span text:style-name="T9"><text:s text:c="8"/>textureOffline: "src/media/textures/jane.png",</text:span></text:p>
      <text:p text:style-name="P19"><text:span text:style-name="T9"><text:s text:c="8"/>textureOnline: "https://collegeofscripting.weebly.com/uploads/6/4/4/8/64482293/jane.png"</text:span></text:p>
      <text:p text:style-name="P19"><text:span text:style-name="T9"><text:s text:c="4"/>},</text:span></text:p>
      <text:p text:style-name="P19"><text:span text:style-name="T9"><text:s text:c="4"/>{</text:span></text:p>
      <text:p text:style-name="P19"><text:span text:style-name="T9"><text:s text:c="8"/>name: "Concrete 1",</text:span></text:p>
      <text:p text:style-name="P19"><text:span text:style-name="T9"><text:s text:c="8"/>textureOffline: "src/media/textures/concrete1.jpg",</text:span></text:p>
      <text:p text:style-name="P19"><text:span text:style-name="T9"><text:s text:c="8"/>textureOnline: "https://collegeofscripting.weebly.com/uploads/6/4/4/8/64482293/concrete1.jpg"</text:span></text:p>
      <text:p text:style-name="P19"><text:span text:style-name="T9"><text:s text:c="4"/>},</text:span></text:p>
      <text:p text:style-name="P19"><text:span text:style-name="T9"><text:s text:c="4"/>{</text:span></text:p>
      <text:p text:style-name="P19"><text:span text:style-name="T9"><text:s text:c="8"/>name: "Wood 1",</text:span></text:p>
      <text:p text:style-name="P19"><text:soft-page-break/><text:span text:style-name="T9"><text:s text:c="8"/>textureOffline: "./src/media/textures/wood1.jpg",</text:span></text:p>
      <text:p text:style-name="P19"><text:span text:style-name="T9"><text:s text:c="8"/>textureOnline: "https://collegeofscripting.weebly.com/uploads/6/4/4/8/64482293/wood1.jpg"</text:span></text:p>
      <text:p text:style-name="P19"><text:span text:style-name="T9"><text:s text:c="4"/>},</text:span></text:p>
      <text:p text:style-name="P19"><text:span text:style-name="T9"><text:s text:c="4"/>{</text:span></text:p>
      <text:p text:style-name="P19"><text:span text:style-name="T9"><text:s text:c="8"/>name: "Zebra 1",</text:span></text:p>
      <text:p text:style-name="P19"><text:span text:style-name="T9"><text:s text:c="8"/>textureOffline: "src/media/textures/zebra1.jpg",</text:span></text:p>
      <text:p text:style-name="P19"><text:span text:style-name="T9"><text:s text:c="8"/>textureOnline: "https://collegeofscripting.weebly.com/uploads/6/4/4/8/64482293/zebra1.jpg"</text:span></text:p>
      <text:p text:style-name="P19"><text:span text:style-name="T9"><text:s text:c="4"/>},</text:span></text:p>
      <text:p text:style-name="P19"><text:span text:style-name="T9"><text:s text:c="4"/>{</text:span></text:p>
      <text:p text:style-name="P19"><text:span text:style-name="T9"><text:s text:c="8"/>name: "Boxing Glove",</text:span></text:p>
      <text:p text:style-name="P19"><text:span text:style-name="T9"><text:s text:c="8"/>textureOffline: "src/media/textures/boxingglove.png",</text:span></text:p>
      <text:p text:style-name="P19"><text:span text:style-name="T9"><text:s text:c="8"/>textureOnline: "https://collegeofscripting.weebly.com/uploads/6/4/4/8/64482293/boxingglove.png"</text:span></text:p>
      <text:p text:style-name="P19"><text:span text:style-name="T9"><text:s text:c="4"/>},</text:span></text:p>
      <text:p text:style-name="P19"><text:span text:style-name="T9"><text:s text:c="4"/>{</text:span></text:p>
      <text:p text:style-name="P19"><text:span text:style-name="T9"><text:s text:c="8"/>name: "Jane",</text:span></text:p>
      <text:p text:style-name="P19"><text:span text:style-name="T9"><text:s text:c="8"/>textureOffline: "src/media/textures/jane.png",</text:span></text:p>
      <text:p text:style-name="P19"><text:soft-page-break/><text:span text:style-name="T9"><text:s text:c="8"/>textureOnline: "https://collegeofscripting.weebly.com/uploads/6/4/4/8/64482293/jane.png"</text:span></text:p>
      <text:p text:style-name="P19"><text:span text:style-name="T9"><text:s text:c="4"/>}</text:span></text:p>
      <text:p text:style-name="P19"><text:span text:style-name="T9">];</text:span></text:p>
      <text:p text:style-name="P19"><text:span text:style-name="T9"/></text:p>
      <text:p text:style-name="P19"><text:span text:style-name="T9">function menuPlayerTexture2()</text:span></text:p>
      <text:p text:style-name="P19"><text:span text:style-name="T9">{</text:span></text:p>
      <text:p text:style-name="P19"><text:span text:style-name="T9"><text:s text:c="4"/>let menuId = 'menuTexturePlayer';</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 position by player</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oft-page-break/><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theMenu.style.height = '20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heTitle = ce("span");</text:span></text:p>
      <text:p text:style-name="P19"><text:soft-page-break/><text:span text:style-name="T9"><text:s text:c="4"/>theTitle.style.color = "rgb(255, 255, 255)";</text:span></text:p>
      <text:p text:style-name="P19"><text:span text:style-name="T9"><text:s text:c="4"/>theTitle.textContent = "TEXTURE OPTIONS";</text:span></text:p>
      <text:p text:style-name="P19"><text:span text:style-name="T9"><text:s text:c="4"/>theMenu.append(theTitle);</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extureButtonContainer = ce('div');</text:span></text:p>
      <text:p text:style-name="P19"><text:span text:style-name="T9"><text:s text:c="4"/>textureButtonContainer.style.display = 'grid';</text:span></text:p>
      <text:p text:style-name="P19"><text:span text:style-name="T9"><text:s text:c="4"/>textureButtonContainer.style.gridTemplateColumns = 'repeat(3, 1fr)';</text:span></text:p>
      <text:p text:style-name="P19"><text:span text:style-name="T9"><text:s text:c="4"/>textureButtonContainer.style.gap = '0.5px';</text:span></text:p>
      <text:p text:style-name="P19"><text:span text:style-name="T9"><text:s text:c="4"/>theMenu.append(textureButtonContainer);</text:span></text:p>
      <text:p text:style-name="P19"><text:span text:style-name="T9"/></text:p>
      <text:p text:style-name="P19"><text:span text:style-name="T9"><text:s text:c="4"/>for (let z = 0; z &lt; textureArray.length; z++)</text:span></text:p>
      <text:p text:style-name="P19"><text:span text:style-name="T9"><text:s text:c="4"/>{</text:span></text:p>
      <text:p text:style-name="P19"><text:span text:style-name="T9"><text:s text:c="8"/>let textureButton = ce("img");</text:span></text:p>
      <text:p text:style-name="P19"><text:span text:style-name="T9"><text:s text:c="8"/>textureButton.onclick = function()</text:span></text:p>
      <text:p text:style-name="P19"><text:span text:style-name="T9"><text:s text:c="8"/>{</text:span></text:p>
      <text:p text:style-name="P19"><text:span text:style-name="T9"><text:s text:c="12"/>if (online == true)</text:span></text:p>
      <text:p text:style-name="P19"><text:span text:style-name="T9"><text:s text:c="12"/>{</text:span></text:p>
      <text:p text:style-name="P19"><text:soft-page-break/><text:span text:style-name="T9"><text:s text:c="16"/>ge(activePlayer).style.backgroundImage = 'url('+textureArray[z].textureOnline+')';</text:span></text:p>
      <text:p text:style-name="P19"><text:span text:style-name="T9"><text:s text:c="12"/>}</text:span></text:p>
      <text:p text:style-name="P19"><text:span text:style-name="T9"><text:s text:c="12"/>else if (online == false)</text:span></text:p>
      <text:p text:style-name="P19"><text:span text:style-name="T9"><text:s text:c="12"/>{</text:span></text:p>
      <text:p text:style-name="P19"><text:span text:style-name="T9"><text:s text:c="16"/>ge(activePlayer).style.backgroundImage = 'url('+textureArray[z].textureOffline+')';</text:span></text:p>
      <text:p text:style-name="P19"><text:span text:style-name="T9"><text:s text:c="12"/>}</text:span></text:p>
      <text:p text:style-name="P19"><text:span text:style-name="T9"><text:s text:c="12"/>updatePlayer();</text:span></text:p>
      <text:p text:style-name="P19"><text:span text:style-name="T9"><text:s text:c="8"/>};</text:span></text:p>
      <text:p text:style-name="P19"><text:span text:style-name="T9"><text:s text:c="8"/>textureButton.title = textureArray[z].name;</text:span></text:p>
      <text:p text:style-name="P19"><text:span text:style-name="T9"/></text:p>
      <text:p text:style-name="P19"><text:span text:style-name="T9"><text:s text:c="8"/>if (online == true)</text:span></text:p>
      <text:p text:style-name="P19"><text:span text:style-name="T9"><text:s text:c="8"/>{</text:span></text:p>
      <text:p text:style-name="P19"><text:span text:style-name="T9"><text:s text:c="12"/>textureButton.src = textureArray[z].textureOnline;</text:span></text:p>
      <text:p text:style-name="P19"><text:span text:style-name="T9"><text:s text:c="8"/>}</text:span></text:p>
      <text:p text:style-name="P19"><text:span text:style-name="T9"><text:s text:c="8"/>else if (online == false)</text:span></text:p>
      <text:p text:style-name="P19"><text:span text:style-name="T9"><text:s text:c="8"/>{</text:span></text:p>
      <text:p text:style-name="P19"><text:span text:style-name="T9"><text:s text:c="12"/>textureButton.src = textureArray[z].textureOffline;</text:span></text:p>
      <text:p text:style-name="P19"><text:span text:style-name="T9"><text:s text:c="8"/>}</text:span></text:p>
      <text:p text:style-name="P19"><text:span text:style-name="T9"><text:s text:c="8"/>textureButton.style.width = '100px';</text:span></text:p>
      <text:p text:style-name="P19"><text:soft-page-break/><text:span text:style-name="T9"><text:s text:c="8"/>textureButtonContainer.append(textureButton);</text:span></text:p>
      <text:p text:style-name="P19"><text:span text:style-name="T9"/></text:p>
      <text:p text:style-name="P19"><text:span text:style-name="T9"><text:s text:c="8"/>//-//</text:span></text:p>
      <text:p text:style-name="P19"><text:span text:style-name="T9"/></text:p>
      <text:p text:style-name="P19"><text:span text:style-name="T9"><text:s text:c="8"/>theMenu.append(ce('br'));</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earch.js</text:span></text:p>
      <text:p text:style-name="P19"><text:span text:style-name="T9"/></text:p>
      <text:p text:style-name="P19"><text:span text:style-name="T9">function menuSearch()</text:span></text:p>
      <text:p text:style-name="P19"><text:span text:style-name="T9">{</text:span></text:p>
      <text:p text:style-name="P19"><text:span text:style-name="T9"><text:s text:c="4"/>let menuId = 'menuSearchId';</text:span></text:p>
      <text:p text:style-name="P19"><text:span text:style-name="T9"/></text:p>
      <text:p text:style-name="P19"><text:span text:style-name="T9"><text:s text:c="4"/>if (ge(menuId))</text:span></text:p>
      <text:p text:style-name="P19"><text:span text:style-name="T9"><text:s text:c="4"/>{</text:span></text:p>
      <text:p text:style-name="P19"><text:soft-page-break/><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theMenu.style.fontSize = '20px';</text:span></text:p>
      <text:p text:style-name="P19"><text:span text:style-name="T9"><text:s text:c="4"/>mainDiv.append(theMenu);</text:span></text:p>
      <text:p text:style-name="P19"><text:soft-page-break/><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heTitle = ce("span");</text:span></text:p>
      <text:p text:style-name="P19"><text:span text:style-name="T9"><text:s text:c="4"/>theTitle.style.color = "rgb(255, 255, 255)";</text:span></text:p>
      <text:p text:style-name="P19"><text:span text:style-name="T9"><text:s text:c="4"/>theTitle.textContent = "SEARCH";</text:span></text:p>
      <text:p text:style-name="P19"><text:span text:style-name="T9"><text:s text:c="4"/>theTitle.className = 'menu';</text:span></text:p>
      <text:p text:style-name="P19"><text:span text:style-name="T9"><text:s text:c="4"/>theMenu.append(theTitle);</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1 = ce("b");</text:span></text:p>
      <text:p text:style-name="P19"><text:span text:style-name="T9"><text:s text:c="4"/>instruction1.textContent = "Control + F";</text:span></text:p>
      <text:p text:style-name="P19"><text:soft-page-break/><text:span text:style-name="T9"><text:s text:c="4"/>theMenu.append(instruction1);</text:span></text:p>
      <text:p text:style-name="P19"><text:span text:style-name="T9"/></text:p>
      <text:p text:style-name="P19"><text:span text:style-name="T9"><text:s text:c="4"/>//-//</text:span></text:p>
      <text:p text:style-name="P19"><text:span text:style-name="T9"/></text:p>
      <text:p text:style-name="P19"><text:span text:style-name="T9"><text:s text:c="4"/>let instruction2 = ce("span");</text:span></text:p>
      <text:p text:style-name="P19"><text:span text:style-name="T9"><text:s text:c="4"/>instruction2.textContent = " to Search for Word or Phrase";</text:span></text:p>
      <text:p text:style-name="P19"><text:span text:style-name="T9"><text:s text:c="4"/>theMenu.append(instruction2);</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instruction3 = ce("b");</text:span></text:p>
      <text:p text:style-name="P19"><text:span text:style-name="T9"><text:s text:c="4"/>instruction3.textContent = "Left Click";</text:span></text:p>
      <text:p text:style-name="P19"><text:span text:style-name="T9"><text:s text:c="4"/>theMenu.append(instruction3);</text:span></text:p>
      <text:p text:style-name="P19"><text:span text:style-name="T9"/></text:p>
      <text:p text:style-name="P19"><text:span text:style-name="T9"><text:s text:c="4"/>//-//</text:span></text:p>
      <text:p text:style-name="P19"><text:span text:style-name="T9"/></text:p>
      <text:p text:style-name="P19"><text:span text:style-name="T9"><text:s text:c="4"/>let instruction4 = ce("span");</text:span></text:p>
      <text:p text:style-name="P19"><text:span text:style-name="T9"><text:s text:c="4"/>instruction4.textContent = " to Place Player Near Found Word or Phrase";</text:span></text:p>
      <text:p text:style-name="P19"><text:span text:style-name="T9"><text:s text:c="4"/>theMenu.append(instruction4);</text:span></text:p>
      <text:p text:style-name="P19"><text:span text:style-name="T9">}</text:span></text:p>
      <text:p text:style-name="P19"><text:soft-page-break/><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ongChoices.js</text:span></text:p>
      <text:p text:style-name="P19"><text:span text:style-name="T9"/></text:p>
      <text:p text:style-name="P19"><text:span text:style-name="T9">function menuSongChoices()</text:span></text:p>
      <text:p text:style-name="P19"><text:span text:style-name="T9">{</text:span></text:p>
      <text:p text:style-name="P19"><text:span text:style-name="T9"><text:s text:c="4"/>let menuId = 'songMenu';</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oft-page-break/><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theMenu.style.height = '20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oft-page-break/><text:span text:style-name="T9"/></text:p>
      <text:p text:style-name="P19"><text:span text:style-name="T9"><text:s text:c="4"/>//-//</text:span></text:p>
      <text:p text:style-name="P19"><text:span text:style-name="T9"/></text:p>
      <text:p text:style-name="P19"><text:span text:style-name="T9"><text:s text:c="4"/>let theLink = ce('a');</text:span></text:p>
      <text:p text:style-name="P19"><text:span text:style-name="T9"><text:s text:c="4"/>theLink.href = 'https://drive.google.com/drive/folders/162IA3RC9rDV8Dkwk_bFd-an8HPEY9mhE';</text:span></text:p>
      <text:p text:style-name="P19"><text:span text:style-name="T9"><text:s text:c="4"/>theLink.target = '_blank';</text:span></text:p>
      <text:p text:style-name="P19"><text:span text:style-name="T9"><text:s text:c="4"/>theLink.textContent = 'Download Song Files';</text:span></text:p>
      <text:p text:style-name="P19"><text:span text:style-name="T9"><text:s text:c="4"/>theLink.title = 'Download Song files and then\ndrag them to src/media/songs';</text:span></text:p>
      <text:p text:style-name="P19"><text:span text:style-name="T9"><text:s text:c="4"/>theLink.style.fontSize = '17px';</text:span></text:p>
      <text:p text:style-name="P19"><text:span text:style-name="T9"><text:s text:c="4"/>theMenu.append(theLink);</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volumeTitle = ce("h1");</text:span></text:p>
      <text:p text:style-name="P19"><text:span text:style-name="T9"><text:s text:c="4"/>volumeTitle.textContent = "VOLUME";</text:span></text:p>
      <text:p text:style-name="P19"><text:span text:style-name="T9"><text:s text:c="4"/>volumeTitle.className = 'menu';</text:span></text:p>
      <text:p text:style-name="P19"><text:span text:style-name="T9"><text:s text:c="4"/>theMenu.append(volumeTitle);</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numberContainer = ce('div');</text:span></text:p>
      <text:p text:style-name="P19"><text:span text:style-name="T9"><text:s text:c="4"/>numberContainer.id = 'numberContainer';</text:span></text:p>
      <text:p text:style-name="P19"><text:span text:style-name="T9"><text:s text:c="4"/>numberContainer.style.display = 'grid';</text:span></text:p>
      <text:p text:style-name="P19"><text:span text:style-name="T9"><text:s text:c="4"/>numberContainer.style.gridTemplateColumns = 'repeat(5, 1fr)'; </text:span></text:p>
      <text:p text:style-name="P19"><text:span text:style-name="T9"><text:s text:c="4"/>numberContainer.style.gap = '2px';</text:span></text:p>
      <text:p text:style-name="P19"><text:span text:style-name="T9"><text:s text:c="4"/>numberContainer.style.padding = '2px';</text:span></text:p>
      <text:p text:style-name="P19"><text:span text:style-name="T9"><text:s text:c="4"/>theMenu.append(numberContainer);</text:span></text:p>
      <text:p text:style-name="P19"><text:span text:style-name="T9"/></text:p>
      <text:p text:style-name="P19"><text:span text:style-name="T9"><text:s text:c="4"/>//-//</text:span></text:p>
      <text:p text:style-name="P19"><text:span text:style-name="T9"/></text:p>
      <text:p text:style-name="P19"><text:span text:style-name="T9"><text:s text:c="4"/>let volumeSetting = [</text:span></text:p>
      <text:p text:style-name="P19"><text:span text:style-name="T9"><text:s text:c="8"/>1, 2, 3, 4, 5, 6, 7, 8, 9, 10</text:span></text:p>
      <text:p text:style-name="P19"><text:span text:style-name="T9"><text:s text:c="4"/>];</text:span></text:p>
      <text:p text:style-name="P19"><text:span text:style-name="T9"/></text:p>
      <text:p text:style-name="P19"><text:span text:style-name="T9"><text:s text:c="4"/>for (let i = 0; i &lt; volumeSetting.length; i++)</text:span></text:p>
      <text:p text:style-name="P19"><text:span text:style-name="T9"><text:s text:c="4"/>{</text:span></text:p>
      <text:p text:style-name="P19"><text:span text:style-name="T9"><text:s text:c="8"/>let volumeButton = ce("button");</text:span></text:p>
      <text:p text:style-name="P19"><text:span text:style-name="T9"><text:s text:c="8"/>volumeButton.className = "ourButton";</text:span></text:p>
      <text:p text:style-name="P19"><text:soft-page-break/><text:span text:style-name="T9"><text:s text:c="8"/>volumeButton.textContent = volumeSetting[i];</text:span></text:p>
      <text:p text:style-name="P19"><text:span text:style-name="T9"><text:s text:c="8"/>volumeButton.onmouseover = function()</text:span></text:p>
      <text:p text:style-name="P19"><text:span text:style-name="T9"><text:s text:c="8"/>{</text:span></text:p>
      <text:p text:style-name="P19"><text:span text:style-name="T9"><text:s text:c="12"/>hoverSound();</text:span></text:p>
      <text:p text:style-name="P19"><text:span text:style-name="T9"><text:s text:c="8"/>};</text:span></text:p>
      <text:p text:style-name="P19"><text:span text:style-name="T9"><text:s text:c="8"/>volumeButton.onclick = function()</text:span></text:p>
      <text:p text:style-name="P19"><text:span text:style-name="T9"><text:s text:c="8"/>{</text:span></text:p>
      <text:p text:style-name="P19"><text:span text:style-name="T9"><text:s text:c="12"/>clickSound();</text:span></text:p>
      <text:p text:style-name="P19"><text:span text:style-name="T9"><text:s text:c="12"/>volumeSet(volumeSetting[i]);</text:span></text:p>
      <text:p text:style-name="P19"><text:span text:style-name="T9"><text:s text:c="8"/>};</text:span></text:p>
      <text:p text:style-name="P19"><text:span text:style-name="T9"><text:s text:c="8"/>numberContainer.append(volume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ongsTitle = ce("h1");</text:span></text:p>
      <text:p text:style-name="P19"><text:span text:style-name="T9"><text:s text:c="4"/>songsTitle.textContent = "SONGS";</text:span></text:p>
      <text:p text:style-name="P19"><text:span text:style-name="T9"><text:s text:c="4"/>songsTitle.className = 'menu';</text:span></text:p>
      <text:p text:style-name="P19"><text:span text:style-name="T9"><text:s text:c="4"/>theMenu.append(songsTitle);</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ongButtonsContainer = ce('div');</text:span></text:p>
      <text:p text:style-name="P19"><text:span text:style-name="T9"><text:s text:c="4"/>songButtonsContainer.id = 'songButtonsContainer';</text:span></text:p>
      <text:p text:style-name="P19"><text:span text:style-name="T9"><text:s text:c="4"/>songButtonsContainer.style.display = 'grid';</text:span></text:p>
      <text:p text:style-name="P19"><text:span text:style-name="T9"><text:s text:c="4"/>songButtonsContainer.style.gridTemplateColumns = 'repeat(2, 1fr)'; </text:span></text:p>
      <text:p text:style-name="P19"><text:span text:style-name="T9"><text:s text:c="4"/>songButtonsContainer.style.gap = '10px';</text:span></text:p>
      <text:p text:style-name="P19"><text:span text:style-name="T9"><text:s text:c="4"/>songButtonsContainer.style.padding = '10px';</text:span></text:p>
      <text:p text:style-name="P19"><text:span text:style-name="T9"><text:s text:c="4"/>theMenu.append(songButtonsContainer);</text:span></text:p>
      <text:p text:style-name="P19"><text:span text:style-name="T9"/></text:p>
      <text:p text:style-name="P19"><text:span text:style-name="T9"><text:s text:c="4"/>//-//</text:span></text:p>
      <text:p text:style-name="P19"><text:span text:style-name="T9"/></text:p>
      <text:p text:style-name="P19"><text:span text:style-name="T9"><text:s text:c="4"/>for (let z = 0; z &lt; songsArray.length; z++) {</text:span></text:p>
      <text:p text:style-name="P19"><text:span text:style-name="T9"><text:s text:c="8"/>let songButton = ce("button");</text:span></text:p>
      <text:p text:style-name="P19"><text:span text:style-name="T9"><text:s text:c="8"/>songButton.className = "ourButton";</text:span></text:p>
      <text:p text:style-name="P19"><text:span text:style-name="T9"><text:s text:c="8"/>songButton.id = songsArray[z].name + "Button";</text:span></text:p>
      <text:p text:style-name="P19"><text:span text:style-name="T9"><text:s text:c="8"/>songButton.textContent = songsArray[z].name;</text:span></text:p>
      <text:p text:style-name="P19"><text:soft-page-break/><text:span text:style-name="T9"><text:s text:c="8"/>songButton.onmouseover = function()</text:span></text:p>
      <text:p text:style-name="P19"><text:span text:style-name="T9"><text:s text:c="8"/>{</text:span></text:p>
      <text:p text:style-name="P19"><text:span text:style-name="T9"><text:s text:c="12"/>hoverSound();</text:span></text:p>
      <text:p text:style-name="P19"><text:span text:style-name="T9"><text:s text:c="8"/>};</text:span></text:p>
      <text:p text:style-name="P19"><text:span text:style-name="T9"><text:s text:c="8"/>songButton.onclick = function()</text:span></text:p>
      <text:p text:style-name="P19"><text:span text:style-name="T9"><text:s text:c="8"/>{</text:span></text:p>
      <text:p text:style-name="P19"><text:span text:style-name="T9"><text:s text:c="12"/>clickSound();</text:span></text:p>
      <text:p text:style-name="P19"><text:span text:style-name="T9"><text:s text:c="12"/>playSong(songsArray[z].name);</text:span></text:p>
      <text:p text:style-name="P19"><text:span text:style-name="T9"><text:s text:c="8"/>};</text:span></text:p>
      <text:p text:style-name="P19"><text:span text:style-name="T9"><text:s text:c="8"/>songButtonsContainer.append(songButton);</text:span></text:p>
      <text:p text:style-name="P19"><text:span text:style-name="T9"><text:s text:c="4"/>}</text:span></text:p>
      <text:p text:style-name="P19"><text:span text:style-name="T9"/></text:p>
      <text:p text:style-name="P19"><text:span text:style-name="T9"><text:s text:c="4"/>if (songFlag == 1)</text:span></text:p>
      <text:p text:style-name="P19"><text:span text:style-name="T9"><text:s text:c="4"/>{</text:span></text:p>
      <text:p text:style-name="P19"><text:span text:style-name="T9"><text:s text:c="8"/>// color button of song chosen</text:span></text:p>
      <text:p text:style-name="P19"><text:span text:style-name="T9"><text:s text:c="8"/>ge(songChosenId).style.background = "rgb(128, 128, 128)";</text:span></text:p>
      <text:p text:style-name="P19"><text:span text:style-name="T9"><text:s text:c="4"/>}</text:span></text:p>
      <text:p text:style-name="P19"><text:span text:style-name="T9"/></text:p>
      <text:p text:style-name="P19"><text:span text:style-name="T9"><text:s text:c="4"/>if (songFlag == 0)</text:span></text:p>
      <text:p text:style-name="P19"><text:span text:style-name="T9"><text:s text:c="4"/>{</text:span></text:p>
      <text:p text:style-name="P19"><text:span text:style-name="T9"><text:s text:c="8"/>// color button of song chosen</text:span></text:p>
      <text:p text:style-name="P19"><text:span text:style-name="T9"><text:s text:c="8"/>ge(songChosenId).style.background = "rgb(0, 77, 129)";</text:span></text:p>
      <text:p text:style-name="P19"><text:span text:style-name="T9"><text:s text:c="4"/>}</text:span></text:p>
      <text:p text:style-name="P19"><text:soft-page-break/><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Color.js</text:span></text:p>
      <text:p text:style-name="P19"><text:span text:style-name="T9"/></text:p>
      <text:p text:style-name="P19"><text:span text:style-name="T9">let theColorID;</text:span></text:p>
      <text:p text:style-name="P19"><text:span text:style-name="T9"/></text:p>
      <text:p text:style-name="P19"><text:span text:style-name="T9">function menuStructureColor(theStructureId)</text:span></text:p>
      <text:p text:style-name="P19"><text:span text:style-name="T9">{</text:span></text:p>
      <text:p text:style-name="P19"><text:span text:style-name="T9"><text:s text:c="4"/>let menuId = 'menuColorStructure';</text:span></text:p>
      <text:p text:style-name="P19"><text:span text:style-name="T9"/></text:p>
      <text:p text:style-name="P19"><text:span text:style-name="T9"><text:s text:c="4"/>//-//</text:span></text:p>
      <text:p text:style-name="P19"><text:span text:style-name="T9"/></text:p>
      <text:p text:style-name="P19"><text:span text:style-name="T9"><text:s text:c="4"/>theColorID = ge(theStructureId);</text:span></text:p>
      <text:p text:style-name="P19"><text:span text:style-name="T9"/></text:p>
      <text:p text:style-name="P19"><text:span text:style-name="T9"><text:s text:c="4"/>//-//</text:span></text:p>
      <text:p text:style-name="P19"><text:span text:style-name="T9"/></text:p>
      <text:p text:style-name="P19"><text:span text:style-name="T9"><text:s text:c="4"/>if (ge(menuId))</text:span></text:p>
      <text:p text:style-name="P19"><text:soft-page-break/><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theMenu.style.height = '200px';</text:span></text:p>
      <text:p text:style-name="P19"><text:soft-page-break/><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heTitle = ce("h1");</text:span></text:p>
      <text:p text:style-name="P19"><text:span text:style-name="T9"><text:s text:c="4"/>theTitle.textContent = "COLOR STRUCTURE";</text:span></text:p>
      <text:p text:style-name="P19"><text:span text:style-name="T9"><text:s text:c="4"/>theTitle.className = 'menu';</text:span></text:p>
      <text:p text:style-name="P19"><text:span text:style-name="T9"><text:s text:c="4"/>theMenu.append(theTitle);</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colorPicker = ce('input');</text:span></text:p>
      <text:p text:style-name="P19"><text:soft-page-break/><text:span text:style-name="T9"><text:s text:c="4"/>colorPicker.type = 'color';</text:span></text:p>
      <text:p text:style-name="P19"><text:span text:style-name="T9"><text:s text:c="4"/>colorPicker.id = 'myColorPicker';</text:span></text:p>
      <text:p text:style-name="P19"><text:span text:style-name="T9"><text:s text:c="4"/>colorPicker.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colorPicker.onclick = function()</text:span></text:p>
      <text:p text:style-name="P19"><text:span text:style-name="T9"><text:s text:c="4"/>{</text:span></text:p>
      <text:p text:style-name="P19"><text:span text:style-name="T9"><text:s text:c="8"/>clickSound();</text:span></text:p>
      <text:p text:style-name="P19"><text:span text:style-name="T9"><text:s text:c="4"/>};</text:span></text:p>
      <text:p text:style-name="P19"><text:span text:style-name="T9"><text:s text:c="4"/>colorPicker.oninput = function()</text:span></text:p>
      <text:p text:style-name="P19"><text:span text:style-name="T9"><text:s text:c="4"/>{</text:span></text:p>
      <text:p text:style-name="P19"><text:span text:style-name="T9"><text:s text:c="8"/>clickSound();</text:span></text:p>
      <text:p text:style-name="P19"><text:span text:style-name="T9"/></text:p>
      <text:p text:style-name="P19"><text:span text:style-name="T9"><text:s text:c="8"/>ge('hexTextbox').value =colorPicker.value;</text:span></text:p>
      <text:p text:style-name="P19"><text:span text:style-name="T9"/></text:p>
      <text:p text:style-name="P19"><text:span text:style-name="T9"><text:s text:c="8"/>let r = ge('theRed').value = hexToRgb(colorPicker.value).r;</text:span></text:p>
      <text:p text:style-name="P19"><text:span text:style-name="T9"/></text:p>
      <text:p text:style-name="P19"><text:span text:style-name="T9"><text:s text:c="8"/>let g = ge('theGreen').value = hexToRgb(colorPicker.value).g;</text:span></text:p>
      <text:p text:style-name="P19"><text:span text:style-name="T9"/></text:p>
      <text:p text:style-name="P19"><text:span text:style-name="T9"><text:s text:c="8"/>let b = ge('theBlue').value = hexToRgb(colorPicker.value).b;</text:span></text:p>
      <text:p text:style-name="P19"><text:span text:style-name="T9"/></text:p>
      <text:p text:style-name="P19"><text:soft-page-break/><text:span text:style-name="T9"><text:s text:c="8"/>theColorID.style.backgroundColor= "rgb("+r+", "+g+", "+b+")";</text:span></text:p>
      <text:p text:style-name="P19"><text:span text:style-name="T9"/></text:p>
      <text:p text:style-name="P19"><text:span text:style-name="T9"><text:s text:c="8"/>// update structuresArray to show changed value</text:span></text:p>
      <text:p text:style-name="P19"><text:span text:style-name="T9"><text:s text:c="8"/>updateStructures(theStructureId);</text:span></text:p>
      <text:p text:style-name="P19"><text:span text:style-name="T9"><text:s text:c="4"/>};</text:span></text:p>
      <text:p text:style-name="P19"><text:span text:style-name="T9"><text:s text:c="4"/>theMenu.append(colorPicker);</text:span></text:p>
      <text:p text:style-name="P19"><text:span text:style-name="T9"/></text:p>
      <text:p text:style-name="P19"><text:span text:style-name="T9"><text:s text:c="4"/>//-//</text:span></text:p>
      <text:p text:style-name="P19"><text:span text:style-name="T9"/></text:p>
      <text:p text:style-name="P19"><text:span text:style-name="T9"><text:s text:c="4"/>let hexTextbox = ce('input');</text:span></text:p>
      <text:p text:style-name="P19"><text:span text:style-name="T9"><text:s text:c="4"/>hexTextbox.type = 'text';</text:span></text:p>
      <text:p text:style-name="P19"><text:span text:style-name="T9"><text:s text:c="4"/>hexTextbox.id = 'hexTextbox';</text:span></text:p>
      <text:p text:style-name="P19"><text:span text:style-name="T9"><text:s text:c="4"/>hexTextbox.style.width = '100px';</text:span></text:p>
      <text:p text:style-name="P19"><text:span text:style-name="T9"><text:s text:c="4"/>theMenu.append(hexTextbox);</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redLabel = ce("span");</text:span></text:p>
      <text:p text:style-name="P19"><text:span text:style-name="T9"><text:s text:c="4"/>redLabel.textContent = "R ";</text:span></text:p>
      <text:p text:style-name="P19"><text:span text:style-name="T9"><text:s text:c="4"/>theMenu.append(redLabel);</text:span></text:p>
      <text:p text:style-name="P19"><text:soft-page-break/><text:span text:style-name="T9"/></text:p>
      <text:p text:style-name="P19"><text:span text:style-name="T9"><text:s text:c="4"/>//-//</text:span></text:p>
      <text:p text:style-name="P19"><text:span text:style-name="T9"/></text:p>
      <text:p text:style-name="P19"><text:span text:style-name="T9"><text:s text:c="4"/>let redInput = ce("input");</text:span></text:p>
      <text:p text:style-name="P19"><text:span text:style-name="T9"><text:s text:c="4"/>redInput.type = 'text';</text:span></text:p>
      <text:p text:style-name="P19"><text:span text:style-name="T9"><text:s text:c="4"/>redInput.id = "theRed";</text:span></text:p>
      <text:p text:style-name="P19"><text:span text:style-name="T9"><text:s text:c="4"/>redInput.style.width = '50px';</text:span></text:p>
      <text:p text:style-name="P19"><text:span text:style-name="T9"><text:s text:c="4"/>redInput.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redInput);</text:span></text:p>
      <text:p text:style-name="P19"><text:span text:style-name="T9"/></text:p>
      <text:p text:style-name="P19"><text:span text:style-name="T9"><text:s text:c="4"/>//-//</text:span></text:p>
      <text:p text:style-name="P19"><text:span text:style-name="T9"/></text:p>
      <text:p text:style-name="P19"><text:span text:style-name="T9"><text:s text:c="4"/>let greenLabel = ce("span");</text:span></text:p>
      <text:p text:style-name="P19"><text:span text:style-name="T9"><text:s text:c="4"/>greenLabel.textContent = "G ";</text:span></text:p>
      <text:p text:style-name="P19"><text:span text:style-name="T9"><text:s text:c="4"/>theMenu.append(greenLabel);</text:span></text:p>
      <text:p text:style-name="P19"><text:span text:style-name="T9"/></text:p>
      <text:p text:style-name="P19"><text:span text:style-name="T9"><text:s text:c="4"/>//-//</text:span></text:p>
      <text:p text:style-name="P19"><text:span text:style-name="T9"/></text:p>
      <text:p text:style-name="P19"><text:span text:style-name="T9"><text:s text:c="4"/>let greenInput = ce("input");</text:span></text:p>
      <text:p text:style-name="P19"><text:span text:style-name="T9"><text:s text:c="4"/>greenInput.type = 'text';</text:span></text:p>
      <text:p text:style-name="P19"><text:span text:style-name="T9"><text:s text:c="4"/>greenInput.id = "theGreen";</text:span></text:p>
      <text:p text:style-name="P19"><text:span text:style-name="T9"><text:s text:c="4"/>greenInput.style.width = '50px';</text:span></text:p>
      <text:p text:style-name="P19"><text:span text:style-name="T9"><text:s text:c="4"/>greenInput.onkeydown = function()</text:span></text:p>
      <text:p text:style-name="P19"><text:soft-page-break/><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greenInput);</text:span></text:p>
      <text:p text:style-name="P19"><text:span text:style-name="T9"/></text:p>
      <text:p text:style-name="P19"><text:span text:style-name="T9"><text:s text:c="4"/>//-//</text:span></text:p>
      <text:p text:style-name="P19"><text:span text:style-name="T9"/></text:p>
      <text:p text:style-name="P19"><text:span text:style-name="T9"><text:s text:c="4"/>let blueLabel = ce("span");</text:span></text:p>
      <text:p text:style-name="P19"><text:span text:style-name="T9"><text:s text:c="4"/>blueLabel.textContent = "B ";</text:span></text:p>
      <text:p text:style-name="P19"><text:span text:style-name="T9"><text:s text:c="4"/>theMenu.append(blueLabel);</text:span></text:p>
      <text:p text:style-name="P19"><text:span text:style-name="T9"/></text:p>
      <text:p text:style-name="P19"><text:span text:style-name="T9"><text:s text:c="4"/>//-//</text:span></text:p>
      <text:p text:style-name="P19"><text:span text:style-name="T9"/></text:p>
      <text:p text:style-name="P19"><text:span text:style-name="T9"><text:s text:c="4"/>let blueInput = ce("input");</text:span></text:p>
      <text:p text:style-name="P19"><text:span text:style-name="T9"><text:s text:c="4"/>blueInput.type = 'text';</text:span></text:p>
      <text:p text:style-name="P19"><text:span text:style-name="T9"><text:s text:c="4"/>blueInput.id = "theBlue";</text:span></text:p>
      <text:p text:style-name="P19"><text:span text:style-name="T9"><text:s text:c="4"/>blueInput.style.width = '50px';</text:span></text:p>
      <text:p text:style-name="P19"><text:span text:style-name="T9"><text:s text:c="4"/>blueInput.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blueInput);</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oft-page-break/><text:span text:style-name="T9"><text:s text:c="4"/>enterButton.textContent = "Enter";</text:span></text:p>
      <text:p text:style-name="P19"><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 get RGB values from input fields and convert them to numbers</text:span></text:p>
      <text:p text:style-name="P19"><text:span text:style-name="T9"><text:s text:c="8"/>let red = parseInt(ge('theRed').value, 10);</text:span></text:p>
      <text:p text:style-name="P19"><text:span text:style-name="T9"><text:s text:c="8"/>let green = parseInt(ge('theGreen').value, 10);</text:span></text:p>
      <text:p text:style-name="P19"><text:span text:style-name="T9"><text:s text:c="8"/>let blue = parseInt(ge('theBlue').value, 10);</text:span></text:p>
      <text:p text:style-name="P19"><text:span text:style-name="T9"/></text:p>
      <text:p text:style-name="P19"><text:span text:style-name="T9"><text:s text:c="8"/>// calculate the hex value</text:span></text:p>
      <text:p text:style-name="P19"><text:span text:style-name="T9"><text:s text:c="8"/>let hexColor = rgbToHex(red, green, blue);</text:span></text:p>
      <text:p text:style-name="P19"><text:span text:style-name="T9"/></text:p>
      <text:p text:style-name="P19"><text:span text:style-name="T9"><text:s text:c="8"/>// set the hex value to the hexTextbox</text:span></text:p>
      <text:p text:style-name="P19"><text:span text:style-name="T9"><text:s text:c="8"/>ge('hexTextbox').value = hexColor;</text:span></text:p>
      <text:p text:style-name="P19"><text:span text:style-name="T9"/></text:p>
      <text:p text:style-name="P19"><text:span text:style-name="T9"><text:s text:c="8"/>theColorID.style.backgroundColor= "rgb("+red+", "+green+", "+blue+")";</text:span></text:p>
      <text:p text:style-name="P19"><text:span text:style-name="T9"/></text:p>
      <text:p text:style-name="P19"><text:span text:style-name="T9"><text:s text:c="8"/>// update structuresArray to show changed value</text:span></text:p>
      <text:p text:style-name="P19"><text:span text:style-name="T9"><text:s text:c="8"/>updateStructures(theStructureId);</text:span></text:p>
      <text:p text:style-name="P19"><text:span text:style-name="T9"/></text:p>
      <text:p text:style-name="P19"><text:span text:style-name="T9"><text:s text:c="8"/>colorPicker.value = hexColor;</text:span></text:p>
      <text:p text:style-name="P19"><text:span text:style-name="T9"/></text:p>
      <text:p text:style-name="P19"><text:soft-page-break/><text:span text:style-name="T9"><text:s text:c="8"/>//customStructureColorFromTextInput();</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buttonContainer = ce('div');</text:span></text:p>
      <text:p text:style-name="P19"><text:span text:style-name="T9"><text:s text:c="4"/>buttonContainer.style.display = 'grid';</text:span></text:p>
      <text:p text:style-name="P19"><text:span text:style-name="T9"><text:s text:c="4"/>buttonContainer.style.gridTemplateColumns = 'repeat(3, 1fr)';</text:span></text:p>
      <text:p text:style-name="P19"><text:span text:style-name="T9"><text:s text:c="4"/>theMenu.append(buttonContainer);</text:span></text:p>
      <text:p text:style-name="P19"><text:span text:style-name="T9"/></text:p>
      <text:p text:style-name="P19"><text:span text:style-name="T9"><text:s text:c="4"/>//-//</text:span></text:p>
      <text:p text:style-name="P19"><text:span text:style-name="T9"/></text:p>
      <text:p text:style-name="P19"><text:span text:style-name="T9"><text:s text:c="4"/>for (let z = 0; z &lt; colorChoices.length; z++)</text:span></text:p>
      <text:p text:style-name="P19"><text:span text:style-name="T9"><text:s text:c="4"/>{</text:span></text:p>
      <text:p text:style-name="P19"><text:span text:style-name="T9"><text:s text:c="8"/>let colorChoiceButton = ce("button");</text:span></text:p>
      <text:p text:style-name="P19"><text:span text:style-name="T9"><text:s text:c="8"/>colorChoiceButton.textContent = colorChoices[z].name;</text:span></text:p>
      <text:p text:style-name="P19"><text:soft-page-break/><text:span text:style-name="T9"><text:s text:c="8"/>colorChoiceButton.className = 'ourButton';</text:span></text:p>
      <text:p text:style-name="P19"><text:span text:style-name="T9"><text:s text:c="8"/>colorChoiceButton.style.backgroundColor = "rgb("+colorChoices[z].color+")";</text:span></text:p>
      <text:p text:style-name="P19"><text:span text:style-name="T9"><text:s text:c="8"/>colorChoiceButton.onmouseover = function()</text:span></text:p>
      <text:p text:style-name="P19"><text:span text:style-name="T9"><text:s text:c="8"/>{</text:span></text:p>
      <text:p text:style-name="P19"><text:span text:style-name="T9"><text:s text:c="12"/>hoverSound();</text:span></text:p>
      <text:p text:style-name="P19"><text:span text:style-name="T9"><text:s text:c="8"/>};</text:span></text:p>
      <text:p text:style-name="P19"><text:span text:style-name="T9"><text:s text:c="8"/>colorChoiceButton.onclick = function()</text:span></text:p>
      <text:p text:style-name="P19"><text:span text:style-name="T9"><text:s text:c="8"/>{</text:span></text:p>
      <text:p text:style-name="P19"><text:span text:style-name="T9"><text:s text:c="12"/>clickSound();</text:span></text:p>
      <text:p text:style-name="P19"><text:span text:style-name="T9"/></text:p>
      <text:p text:style-name="P19"><text:span text:style-name="T9"><text:s text:c="12"/>ge(theStructureId).style.backgroundColor = "rgb("+colorChoices[z].color+")";</text:span></text:p>
      <text:p text:style-name="P19"><text:span text:style-name="T9"/></text:p>
      <text:p text:style-name="P19"><text:span text:style-name="T9"><text:s text:c="12"/>// split color value to array of rgb</text:span></text:p>
      <text:p text:style-name="P19"><text:span text:style-name="T9"><text:s text:c="12"/>let rgbValues = colorChoices[z].color.split(',');</text:span></text:p>
      <text:p text:style-name="P19"><text:span text:style-name="T9"/></text:p>
      <text:p text:style-name="P19"><text:span text:style-name="T9"><text:s text:c="12"/>let r = ge("theRed").value = rgbValues[0].trim(); </text:span></text:p>
      <text:p text:style-name="P19"><text:span text:style-name="T9"/></text:p>
      <text:p text:style-name="P19"><text:span text:style-name="T9"><text:s text:c="12"/>let g = ge("theGreen").value = rgbValues[1].trim();</text:span></text:p>
      <text:p text:style-name="P19"><text:soft-page-break/><text:span text:style-name="T9"/></text:p>
      <text:p text:style-name="P19"><text:span text:style-name="T9"><text:s text:c="12"/>let b = ge("theBlue").value = rgbValues[2].trim();</text:span></text:p>
      <text:p text:style-name="P19"><text:span text:style-name="T9"/></text:p>
      <text:p text:style-name="P19"><text:span text:style-name="T9"><text:s text:c="12"/>colorPicker.value = rgbToHex(r, g, b);</text:span></text:p>
      <text:p text:style-name="P19"><text:span text:style-name="T9"/></text:p>
      <text:p text:style-name="P19"><text:span text:style-name="T9"><text:s text:c="12"/>ge('hexTextbox').value = rgbToHex(r, g, b);</text:span></text:p>
      <text:p text:style-name="P19"><text:span text:style-name="T9"/></text:p>
      <text:p text:style-name="P19"><text:span text:style-name="T9"><text:s text:c="12"/>updateStructures(theStructureId);</text:span></text:p>
      <text:p text:style-name="P19"><text:span text:style-name="T9"><text:s text:c="8"/>};</text:span></text:p>
      <text:p text:style-name="P19"><text:span text:style-name="T9"><text:s text:c="8"/>buttonContainer.append(colorChoice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customButton = ce("button");</text:span></text:p>
      <text:p text:style-name="P19"><text:span text:style-name="T9"><text:s text:c="4"/>customButton.onclick = function()</text:span></text:p>
      <text:p text:style-name="P19"><text:span text:style-name="T9"><text:s text:c="4"/>{</text:span></text:p>
      <text:p text:style-name="P19"><text:span text:style-name="T9"><text:s text:c="8"/>customStructureColor();</text:span></text:p>
      <text:p text:style-name="P19"><text:span text:style-name="T9"><text:s text:c="4"/>};</text:span></text:p>
      <text:p text:style-name="P19"><text:span text:style-name="T9"><text:s text:c="4"/>customButton.className = "ourButton";</text:span></text:p>
      <text:p text:style-name="P19"><text:span text:style-name="T9"><text:s text:c="4"/>customButton.textContent = "Custom";</text:span></text:p>
      <text:p text:style-name="P19"><text:span text:style-name="T9"><text:s text:c="4"/>theMenu.append(customButton);</text:span></text:p>
      <text:p text:style-name="P19"><text:span text:style-name="T9">}</text:span></text:p>
      <text:p text:style-name="P19"><text:soft-page-break/><text:span text:style-name="T9"/></text:p>
      <text:p text:style-name="P19"><text:span text:style-name="T9">function customStructureColor()</text:span></text:p>
      <text:p text:style-name="P19"><text:span text:style-name="T9">{</text:span></text:p>
      <text:p text:style-name="P19"><text:span text:style-name="T9"><text:s text:c="4"/>let theColor = prompt("Enter RGB as 255,255,255")</text:span></text:p>
      <text:p text:style-name="P19"><text:span text:style-name="T9"/></text:p>
      <text:p text:style-name="P19"><text:span text:style-name="T9"><text:s text:c="4"/>let theColorFormatted = 'rgb('+theColor+')';</text:span></text:p>
      <text:p text:style-name="P19"><text:span text:style-name="T9"/></text:p>
      <text:p text:style-name="P19"><text:span text:style-name="T9"><text:s text:c="4"/>// color of structure</text:span></text:p>
      <text:p text:style-name="P19"><text:span text:style-name="T9"><text:s text:c="4"/>theColorID.style.backgroundColor = theColorFormatted;</text:span></text:p>
      <text:p text:style-name="P19"><text:span text:style-name="T9"/></text:p>
      <text:p text:style-name="P19"><text:span text:style-name="T9"><text:s text:c="4"/>let colorSeparated = theColor.split(',');</text:span></text:p>
      <text:p text:style-name="P19"><text:span text:style-name="T9"/></text:p>
      <text:p text:style-name="P19"><text:span text:style-name="T9"><text:s text:c="4"/>// fill in the textarea, to show the value of our choice</text:span></text:p>
      <text:p text:style-name="P19"><text:span text:style-name="T9"><text:s text:c="4"/>ge("theRed").value = colorSeparated[0];</text:span></text:p>
      <text:p text:style-name="P19"><text:span text:style-name="T9"><text:s text:c="4"/>ge("theGreen").value = colorSeparated[1];</text:span></text:p>
      <text:p text:style-name="P19"><text:span text:style-name="T9"><text:s text:c="4"/>ge("theBlue").value = colorSeparated[2];</text:span></text:p>
      <text:p text:style-name="P19"><text:span text:style-name="T9"/></text:p>
      <text:p text:style-name="P19"><text:span text:style-name="T9"><text:s text:c="4"/>// update structuresArray to show changed value</text:span></text:p>
      <text:p text:style-name="P19"><text:span text:style-name="T9"><text:s text:c="4"/>updateStructures(theStructureId);</text:span></text:p>
      <text:p text:style-name="P19"><text:span text:style-name="T9">}</text:span></text:p>
      <text:p text:style-name="P19"><text:span text:style-name="T9"/></text:p>
      <text:p text:style-name="P19"><text:soft-page-break/><text:span text:style-name="T9">// Read the 3 Textarea, for the red, green, blue values of our structure</text:span></text:p>
      <text:p text:style-name="P19"><text:span text:style-name="T9">// Set the color on our player</text:span></text:p>
      <text:p text:style-name="P19"><text:span text:style-name="T9">function customStructureColorFromTextInput()</text:span></text:p>
      <text:p text:style-name="P19"><text:span text:style-name="T9">{</text:span></text:p>
      <text:p text:style-name="P19"><text:span text:style-name="T9"><text:s text:c="4"/>let r = ge("theRed").value;</text:span></text:p>
      <text:p text:style-name="P19"><text:span text:style-name="T9"><text:s text:c="4"/>let g = ge("theGreen").value;</text:span></text:p>
      <text:p text:style-name="P19"><text:span text:style-name="T9"><text:s text:c="4"/>let b = ge("theBlue").value;</text:span></text:p>
      <text:p text:style-name="P19"><text:span text:style-name="T9"/></text:p>
      <text:p text:style-name="P19"><text:span text:style-name="T9"><text:s text:c="4"/>theColorID.style.backgroundColor= "rgb("+r+", "+g+", "+b+")";</text:span></text:p>
      <text:p text:style-name="P19"><text:span text:style-name="T9"/></text:p>
      <text:p text:style-name="P19"><text:span text:style-name="T9"><text:s text:c="4"/>// update structuresArray to show changed value</text:span></text:p>
      <text:p text:style-name="P19"><text:span text:style-name="T9"><text:s text:c="4"/>updateStructures(theStructureId);</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oft-page-break/><text:span text:style-name="T9">// menuStructureColorText.js</text:span></text:p>
      <text:p text:style-name="P19"><text:span text:style-name="T9"/></text:p>
      <text:p text:style-name="P19"><text:span text:style-name="T9">let theTextID;</text:span></text:p>
      <text:p text:style-name="P19"><text:span text:style-name="T9"/></text:p>
      <text:p text:style-name="P19"><text:span text:style-name="T9">function menuStructureColorText(ourStructureId)</text:span></text:p>
      <text:p text:style-name="P19"><text:span text:style-name="T9">{</text:span></text:p>
      <text:p text:style-name="P19"><text:span text:style-name="T9"><text:s text:c="4"/>theTextID = ge(ourStructureId);</text:span></text:p>
      <text:p text:style-name="P19"><text:span text:style-name="T9"/></text:p>
      <text:p text:style-name="P19"><text:span text:style-name="T9"><text:s text:c="4"/>//-//</text:span></text:p>
      <text:p text:style-name="P19"><text:span text:style-name="T9"/></text:p>
      <text:p text:style-name="P19"><text:span text:style-name="T9"><text:s text:c="4"/>let menuId = 'menuTextColorStructure';</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width = '300px';</text:span></text:p>
      <text:p text:style-name="P19"><text:soft-page-break/><text:span text:style-name="T9"><text:s text:c="4"/>mainDiv.style.height = '200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oft-page-break/><text:span text:style-name="T9"><text:s text:c="4"/>//-//</text:span></text:p>
      <text:p text:style-name="P19"><text:span text:style-name="T9"/></text:p>
      <text:p text:style-name="P19"><text:span text:style-name="T9"><text:s text:c="4"/>let theTitle = ce("h1");</text:span></text:p>
      <text:p text:style-name="P19"><text:span text:style-name="T9"><text:s text:c="4"/>theTitle.textContent = "COLOR TEXT";</text:span></text:p>
      <text:p text:style-name="P19"><text:span text:style-name="T9"><text:s text:c="4"/>theTitle.className = 'menu';</text:span></text:p>
      <text:p text:style-name="P19"><text:span text:style-name="T9"><text:s text:c="4"/>theMenu.append(theTitle);</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colorPicker = ce('input');</text:span></text:p>
      <text:p text:style-name="P19"><text:span text:style-name="T9"><text:s text:c="4"/>colorPicker.type = 'color';</text:span></text:p>
      <text:p text:style-name="P19"><text:span text:style-name="T9"><text:s text:c="4"/>colorPicker.id = 'myColorPicker';</text:span></text:p>
      <text:p text:style-name="P19"><text:span text:style-name="T9"><text:s text:c="4"/>colorPicker.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colorPicker.onclick = function()</text:span></text:p>
      <text:p text:style-name="P19"><text:span text:style-name="T9"><text:s text:c="4"/>{</text:span></text:p>
      <text:p text:style-name="P19"><text:span text:style-name="T9"><text:s text:c="8"/>clickSound();</text:span></text:p>
      <text:p text:style-name="P19"><text:span text:style-name="T9"><text:s text:c="4"/>};</text:span></text:p>
      <text:p text:style-name="P19"><text:span text:style-name="T9"><text:s text:c="4"/>colorPicker.oninput = function()</text:span></text:p>
      <text:p text:style-name="P19"><text:span text:style-name="T9"><text:s text:c="4"/>{</text:span></text:p>
      <text:p text:style-name="P19"><text:soft-page-break/><text:span text:style-name="T9"><text:s text:c="8"/>clickSound();</text:span></text:p>
      <text:p text:style-name="P19"><text:span text:style-name="T9"/></text:p>
      <text:p text:style-name="P19"><text:span text:style-name="T9"><text:s text:c="8"/>ge('hexTextbox').value = colorPicker.value;</text:span></text:p>
      <text:p text:style-name="P19"><text:span text:style-name="T9"/></text:p>
      <text:p text:style-name="P19"><text:span text:style-name="T9"><text:s text:c="8"/>let r = ge('theRed').value = hexToRgb(colorPicker.value).r;</text:span></text:p>
      <text:p text:style-name="P19"><text:span text:style-name="T9"/></text:p>
      <text:p text:style-name="P19"><text:span text:style-name="T9"><text:s text:c="8"/>let g = ge('theGreen').value = hexToRgb(colorPicker.value).g;</text:span></text:p>
      <text:p text:style-name="P19"><text:span text:style-name="T9"/></text:p>
      <text:p text:style-name="P19"><text:span text:style-name="T9"><text:s text:c="8"/>let b = ge('theBlue').value = hexToRgb(colorPicker.value).b;</text:span></text:p>
      <text:p text:style-name="P19"><text:span text:style-name="T9"/></text:p>
      <text:p text:style-name="P19"><text:span text:style-name="T9"><text:s text:c="8"/>theTextID.style.color = "rgb("+r+", "+g+", "+b+")";</text:span></text:p>
      <text:p text:style-name="P19"><text:span text:style-name="T9"/></text:p>
      <text:p text:style-name="P19"><text:span text:style-name="T9"><text:s text:c="8"/>// update structuresArray to show changed value</text:span></text:p>
      <text:p text:style-name="P19"><text:span text:style-name="T9"><text:s text:c="8"/>updateStructures(ourStructureId);</text:span></text:p>
      <text:p text:style-name="P19"><text:span text:style-name="T9"><text:s text:c="4"/>};</text:span></text:p>
      <text:p text:style-name="P19"><text:span text:style-name="T9"><text:s text:c="4"/>theMenu.append(colorPicker);</text:span></text:p>
      <text:p text:style-name="P19"><text:span text:style-name="T9"/></text:p>
      <text:p text:style-name="P19"><text:span text:style-name="T9"><text:s text:c="4"/>//-//</text:span></text:p>
      <text:p text:style-name="P19"><text:span text:style-name="T9"/></text:p>
      <text:p text:style-name="P19"><text:span text:style-name="T9"><text:s text:c="4"/>let hexTextbox = ce('input');</text:span></text:p>
      <text:p text:style-name="P19"><text:span text:style-name="T9"><text:s text:c="4"/>hexTextbox.type = 'text';</text:span></text:p>
      <text:p text:style-name="P19"><text:soft-page-break/><text:span text:style-name="T9"><text:s text:c="4"/>hexTextbox.id = 'hexTextbox';</text:span></text:p>
      <text:p text:style-name="P19"><text:span text:style-name="T9"><text:s text:c="4"/>hexTextbox.style.width = '100px';</text:span></text:p>
      <text:p text:style-name="P19"><text:span text:style-name="T9"><text:s text:c="4"/>theMenu.append(hexTextbox);</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redLabel = ce("span");</text:span></text:p>
      <text:p text:style-name="P19"><text:span text:style-name="T9"><text:s text:c="4"/>redLabel.textContent = "R ";</text:span></text:p>
      <text:p text:style-name="P19"><text:span text:style-name="T9"><text:s text:c="4"/>theMenu.append(redLabel);</text:span></text:p>
      <text:p text:style-name="P19"><text:span text:style-name="T9"/></text:p>
      <text:p text:style-name="P19"><text:span text:style-name="T9"><text:s text:c="4"/>//-//</text:span></text:p>
      <text:p text:style-name="P19"><text:span text:style-name="T9"/></text:p>
      <text:p text:style-name="P19"><text:span text:style-name="T9"><text:s text:c="4"/>let redInput = ce("input");</text:span></text:p>
      <text:p text:style-name="P19"><text:span text:style-name="T9"><text:s text:c="4"/>redInput.type = 'text';</text:span></text:p>
      <text:p text:style-name="P19"><text:span text:style-name="T9"><text:s text:c="4"/>redInput.id = "theRed";</text:span></text:p>
      <text:p text:style-name="P19"><text:span text:style-name="T9"><text:s text:c="4"/>//redInput.className = "textInput";</text:span></text:p>
      <text:p text:style-name="P19"><text:span text:style-name="T9"><text:s text:c="4"/>redInput.style.width = '50px';</text:span></text:p>
      <text:p text:style-name="P19"><text:span text:style-name="T9"><text:s text:c="4"/>redInput.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redInput);</text:span></text:p>
      <text:p text:style-name="P19"><text:soft-page-break/><text:span text:style-name="T9"/></text:p>
      <text:p text:style-name="P19"><text:span text:style-name="T9"><text:s text:c="4"/>//-//</text:span></text:p>
      <text:p text:style-name="P19"><text:span text:style-name="T9"/></text:p>
      <text:p text:style-name="P19"><text:span text:style-name="T9"><text:s text:c="4"/>let greenLabel = ce("span");</text:span></text:p>
      <text:p text:style-name="P19"><text:span text:style-name="T9"><text:s text:c="4"/>greenLabel.textContent = "G ";</text:span></text:p>
      <text:p text:style-name="P19"><text:span text:style-name="T9"><text:s text:c="4"/>theMenu.append(greenLabel);</text:span></text:p>
      <text:p text:style-name="P19"><text:span text:style-name="T9"/></text:p>
      <text:p text:style-name="P19"><text:span text:style-name="T9"><text:s text:c="4"/>//-//</text:span></text:p>
      <text:p text:style-name="P19"><text:span text:style-name="T9"/></text:p>
      <text:p text:style-name="P19"><text:span text:style-name="T9"><text:s text:c="4"/>let greenInput = ce("input");</text:span></text:p>
      <text:p text:style-name="P19"><text:span text:style-name="T9"><text:s text:c="4"/>greenInput.style = 'text';</text:span></text:p>
      <text:p text:style-name="P19"><text:span text:style-name="T9"><text:s text:c="4"/>greenInput.id = "theGreen";</text:span></text:p>
      <text:p text:style-name="P19"><text:span text:style-name="T9"><text:s text:c="4"/>greenInput.style.width = '50px';</text:span></text:p>
      <text:p text:style-name="P19"><text:span text:style-name="T9"><text:s text:c="4"/>greenInput.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greenInput);</text:span></text:p>
      <text:p text:style-name="P19"><text:span text:style-name="T9"/></text:p>
      <text:p text:style-name="P19"><text:span text:style-name="T9"><text:s text:c="4"/>//-//</text:span></text:p>
      <text:p text:style-name="P19"><text:span text:style-name="T9"/></text:p>
      <text:p text:style-name="P19"><text:span text:style-name="T9"><text:s text:c="4"/>let blueLabel = ce("span");</text:span></text:p>
      <text:p text:style-name="P19"><text:span text:style-name="T9"><text:s text:c="4"/>blueLabel.textContent = "B ";</text:span></text:p>
      <text:p text:style-name="P19"><text:span text:style-name="T9"><text:s text:c="4"/>theMenu.append(blueLabel);</text:span></text:p>
      <text:p text:style-name="P19"><text:span text:style-name="T9"/></text:p>
      <text:p text:style-name="P19"><text:span text:style-name="T9"><text:s text:c="4"/>//-//</text:span></text:p>
      <text:p text:style-name="P19"><text:soft-page-break/><text:span text:style-name="T9"/></text:p>
      <text:p text:style-name="P19"><text:span text:style-name="T9"><text:s text:c="4"/>let blueInput = ce("input");</text:span></text:p>
      <text:p text:style-name="P19"><text:span text:style-name="T9"><text:s text:c="4"/>blueInput.type = 'text';</text:span></text:p>
      <text:p text:style-name="P19"><text:span text:style-name="T9"><text:s text:c="4"/>blueInput.id = "theBlue";</text:span></text:p>
      <text:p text:style-name="P19"><text:span text:style-name="T9"><text:s text:c="4"/>blueInput.style.width = '50px';</text:span></text:p>
      <text:p text:style-name="P19"><text:span text:style-name="T9"><text:s text:c="4"/>blueInput.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blueInput);</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textContent = "Enter";</text:span></text:p>
      <text:p text:style-name="P19"><text:span text:style-name="T9"><text:s text:c="4"/>enterButton.className = "ourButton";</text:span></text:p>
      <text:p text:style-name="P19"><text:span text:style-name="T9"><text:s text:c="4"/>enterButton.onclick = function()</text:span></text:p>
      <text:p text:style-name="P19"><text:span text:style-name="T9"><text:s text:c="4"/>{</text:span></text:p>
      <text:p text:style-name="P19"><text:span text:style-name="T9"><text:s text:c="8"/>// get RGB values from input fields and convert them to numbers</text:span></text:p>
      <text:p text:style-name="P19"><text:span text:style-name="T9"><text:s text:c="8"/>let red = parseInt(ge('theRed').value, 10);</text:span></text:p>
      <text:p text:style-name="P19"><text:span text:style-name="T9"><text:s text:c="8"/>let green = parseInt(ge('theGreen').value, 10);</text:span></text:p>
      <text:p text:style-name="P19"><text:span text:style-name="T9"><text:s text:c="8"/>let blue = parseInt(ge('theBlue').value, 10);</text:span></text:p>
      <text:p text:style-name="P19"><text:span text:style-name="T9"/></text:p>
      <text:p text:style-name="P19"><text:span text:style-name="T9"><text:s text:c="8"/>// calculate the hex value</text:span></text:p>
      <text:p text:style-name="P19"><text:soft-page-break/><text:span text:style-name="T9"><text:s text:c="8"/>let hexColor = rgbToHex(red, green, blue);</text:span></text:p>
      <text:p text:style-name="P19"><text:span text:style-name="T9"/></text:p>
      <text:p text:style-name="P19"><text:span text:style-name="T9"><text:s text:c="8"/>// set the hex value to the hexTextbox</text:span></text:p>
      <text:p text:style-name="P19"><text:span text:style-name="T9"><text:s text:c="8"/>ge('hexTextbox').value = hexColor;</text:span></text:p>
      <text:p text:style-name="P19"><text:span text:style-name="T9"/></text:p>
      <text:p text:style-name="P19"><text:span text:style-name="T9"><text:s text:c="8"/>theTextID.style.color = "rgb("+red+", "+green+", "+blue+")";</text:span></text:p>
      <text:p text:style-name="P19"><text:span text:style-name="T9"/></text:p>
      <text:p text:style-name="P19"><text:span text:style-name="T9"><text:s text:c="8"/>// update structuresArray to show changed value</text:span></text:p>
      <text:p text:style-name="P19"><text:span text:style-name="T9"><text:s text:c="8"/>updateStructures(ourStructureId);</text:span></text:p>
      <text:p text:style-name="P19"><text:span text:style-name="T9"/></text:p>
      <text:p text:style-name="P19"><text:span text:style-name="T9"><text:s text:c="8"/>colorPicker.value = hexColor;</text:span></text:p>
      <text:p text:style-name="P19"><text:span text:style-name="T9"/></text:p>
      <text:p text:style-name="P19"><text:span text:style-name="T9"><text:s text:c="8"/>//customStructureColorFromTextInput();</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oft-page-break/><text:span text:style-name="T9"><text:s text:c="4"/>let buttonContainer = ce('div');</text:span></text:p>
      <text:p text:style-name="P19"><text:span text:style-name="T9"><text:s text:c="4"/>buttonContainer.style.display = 'grid';</text:span></text:p>
      <text:p text:style-name="P19"><text:span text:style-name="T9"><text:s text:c="4"/>buttonContainer.style.gridTemplateColumns = 'repeat(3, 1fr)';</text:span></text:p>
      <text:p text:style-name="P19"><text:span text:style-name="T9"><text:s text:c="4"/>theMenu.append(buttonContainer);</text:span></text:p>
      <text:p text:style-name="P19"><text:span text:style-name="T9"/></text:p>
      <text:p text:style-name="P19"><text:span text:style-name="T9"><text:s text:c="4"/>//-//</text:span></text:p>
      <text:p text:style-name="P19"><text:span text:style-name="T9"/></text:p>
      <text:p text:style-name="P19"><text:span text:style-name="T9"><text:s text:c="4"/>for (let z = 0; z &lt; colorChoices.length; z++)</text:span></text:p>
      <text:p text:style-name="P19"><text:span text:style-name="T9"><text:s text:c="4"/>{</text:span></text:p>
      <text:p text:style-name="P19"><text:span text:style-name="T9"><text:s text:c="8"/>let colorChoiceButton = ce("button");</text:span></text:p>
      <text:p text:style-name="P19"><text:span text:style-name="T9"><text:s text:c="8"/>colorChoiceButton.textContent = colorChoices[z].name;</text:span></text:p>
      <text:p text:style-name="P19"><text:span text:style-name="T9"><text:s text:c="8"/>colorChoiceButton.className = 'ourButton';</text:span></text:p>
      <text:p text:style-name="P19"><text:span text:style-name="T9"><text:s text:c="8"/>colorChoiceButton.style.backgroundColor = "rgb("+colorChoices[z].color+")";</text:span></text:p>
      <text:p text:style-name="P19"><text:span text:style-name="T9"><text:s text:c="8"/>colorChoiceButton.onmouseover = function()</text:span></text:p>
      <text:p text:style-name="P19"><text:span text:style-name="T9"><text:s text:c="8"/>{</text:span></text:p>
      <text:p text:style-name="P19"><text:span text:style-name="T9"><text:s text:c="12"/>hoverSound();</text:span></text:p>
      <text:p text:style-name="P19"><text:span text:style-name="T9"><text:s text:c="8"/>};</text:span></text:p>
      <text:p text:style-name="P19"><text:span text:style-name="T9"><text:s text:c="8"/>colorChoiceButton.onclick = function()</text:span></text:p>
      <text:p text:style-name="P19"><text:span text:style-name="T9"><text:s text:c="8"/>{</text:span></text:p>
      <text:p text:style-name="P19"><text:span text:style-name="T9"><text:s text:c="12"/>clickSound();</text:span></text:p>
      <text:p text:style-name="P19"><text:span text:style-name="T9"/></text:p>
      <text:p text:style-name="P19"><text:soft-page-break/><text:span text:style-name="T9"><text:s text:c="12"/>ge(ourStructureId).style.color = "rgb("+colorChoices[z].color+")";</text:span></text:p>
      <text:p text:style-name="P19"><text:span text:style-name="T9"/></text:p>
      <text:p text:style-name="P19"><text:span text:style-name="T9"><text:s text:c="12"/>// split color value to array of rgb</text:span></text:p>
      <text:p text:style-name="P19"><text:span text:style-name="T9"><text:s text:c="12"/>let rgbValues = colorChoices[z].color.split(',');</text:span></text:p>
      <text:p text:style-name="P19"><text:span text:style-name="T9"/></text:p>
      <text:p text:style-name="P19"><text:span text:style-name="T9"><text:s text:c="12"/>let r = ge("theRed").value = rgbValues[0].trim(); </text:span></text:p>
      <text:p text:style-name="P19"><text:span text:style-name="T9"/></text:p>
      <text:p text:style-name="P19"><text:span text:style-name="T9"><text:s text:c="12"/>let g = ge("theGreen").value = rgbValues[1].trim();</text:span></text:p>
      <text:p text:style-name="P19"><text:span text:style-name="T9"/></text:p>
      <text:p text:style-name="P19"><text:span text:style-name="T9"><text:s text:c="12"/>let b = ge("theBlue").value = rgbValues[2].trim();</text:span></text:p>
      <text:p text:style-name="P19"><text:span text:style-name="T9"/></text:p>
      <text:p text:style-name="P19"><text:span text:style-name="T9"><text:s text:c="12"/>colorPicker.value = rgbToHex(r, g, b);</text:span></text:p>
      <text:p text:style-name="P19"><text:span text:style-name="T9"/></text:p>
      <text:p text:style-name="P19"><text:span text:style-name="T9"><text:s text:c="12"/>ge('hexTextbox').value = rgbToHex(r, g, b);</text:span></text:p>
      <text:p text:style-name="P19"><text:span text:style-name="T9"/></text:p>
      <text:p text:style-name="P19"><text:span text:style-name="T9"><text:s text:c="12"/>updateStructures(ourStructureId);</text:span></text:p>
      <text:p text:style-name="P19"><text:span text:style-name="T9"><text:s text:c="8"/>};</text:span></text:p>
      <text:p text:style-name="P19"><text:span text:style-name="T9"><text:s text:c="8"/>buttonContainer.append(colorChoiceButton);</text:span></text:p>
      <text:p text:style-name="P19"><text:span text:style-name="T9"><text:s text:c="4"/>}</text:span></text:p>
      <text:p text:style-name="P19"><text:soft-page-break/><text:span text:style-name="T9"/></text:p>
      <text:p text:style-name="P19"><text:span text:style-name="T9"><text:s text:c="4"/>//-//</text:span></text:p>
      <text:p text:style-name="P19"><text:span text:style-name="T9"/></text:p>
      <text:p text:style-name="P19"><text:span text:style-name="T9"><text:s text:c="4"/>let customButton = ce("button");</text:span></text:p>
      <text:p text:style-name="P19"><text:span text:style-name="T9"><text:s text:c="4"/>customButton.className = "ourButton";</text:span></text:p>
      <text:p text:style-name="P19"><text:span text:style-name="T9"><text:s text:c="4"/>customButton.textContent = "Custom";</text:span></text:p>
      <text:p text:style-name="P19"><text:span text:style-name="T9"><text:s text:c="4"/>customButton.onclick = function()</text:span></text:p>
      <text:p text:style-name="P19"><text:span text:style-name="T9"><text:s text:c="4"/>{</text:span></text:p>
      <text:p text:style-name="P19"><text:span text:style-name="T9"><text:s text:c="8"/>customStructureFontColor();</text:span></text:p>
      <text:p text:style-name="P19"><text:span text:style-name="T9"><text:s text:c="4"/>};</text:span></text:p>
      <text:p text:style-name="P19"><text:span text:style-name="T9"><text:s text:c="4"/>theMenu.append(customButton);</text:span></text:p>
      <text:p text:style-name="P19"><text:span text:style-name="T9">}</text:span></text:p>
      <text:p text:style-name="P19"><text:span text:style-name="T9"/></text:p>
      <text:p text:style-name="P19"><text:span text:style-name="T9">function customStructureFontColor()</text:span></text:p>
      <text:p text:style-name="P19"><text:span text:style-name="T9">{</text:span></text:p>
      <text:p text:style-name="P19"><text:span text:style-name="T9"><text:s text:c="4"/>let theColor = prompt("Enter RGB as 255,255,255")</text:span></text:p>
      <text:p text:style-name="P19"><text:span text:style-name="T9"/></text:p>
      <text:p text:style-name="P19"><text:span text:style-name="T9"><text:s text:c="4"/>let theColorFormatted = 'rgb('+theColor+')';</text:span></text:p>
      <text:p text:style-name="P19"><text:span text:style-name="T9"/></text:p>
      <text:p text:style-name="P19"><text:span text:style-name="T9"><text:s text:c="4"/>// color of text on player object</text:span></text:p>
      <text:p text:style-name="P19"><text:span text:style-name="T9"><text:s text:c="4"/>theTextID.style.color = theColorFormatted;</text:span></text:p>
      <text:p text:style-name="P19"><text:span text:style-name="T9"/></text:p>
      <text:p text:style-name="P19"><text:span text:style-name="T9"><text:s text:c="4"/>let colorSeparated = theColor.split(',');</text:span></text:p>
      <text:p text:style-name="P19"><text:span text:style-name="T9"/></text:p>
      <text:p text:style-name="P19"><text:soft-page-break/><text:span text:style-name="T9"><text:s text:c="4"/>// fill in the textarea, to show the value of our choice</text:span></text:p>
      <text:p text:style-name="P19"><text:span text:style-name="T9"><text:s text:c="4"/>ge("redFontId").value = colorSeparated[0];</text:span></text:p>
      <text:p text:style-name="P19"><text:span text:style-name="T9"><text:s text:c="4"/>ge("greenFontId").value = colorSeparated[1];</text:span></text:p>
      <text:p text:style-name="P19"><text:span text:style-name="T9"><text:s text:c="4"/>ge("blueFontId").value = colorSeparated[2];</text:span></text:p>
      <text:p text:style-name="P19"><text:span text:style-name="T9"/></text:p>
      <text:p text:style-name="P19"><text:span text:style-name="T9"><text:s text:c="4"/>// update structuresArray to show the changed value</text:span></text:p>
      <text:p text:style-name="P19"><text:span text:style-name="T9"><text:s text:c="4"/>updateStructures(ourStructureId);</text:span></text:p>
      <text:p text:style-name="P19"><text:span text:style-name="T9">}</text:span></text:p>
      <text:p text:style-name="P19"><text:span text:style-name="T9"/></text:p>
      <text:p text:style-name="P19"><text:span text:style-name="T9">// Read the 3 Textarea, for the red, green, blue values of our structure text color</text:span></text:p>
      <text:p text:style-name="P19"><text:span text:style-name="T9">// Set the text color of our structure</text:span></text:p>
      <text:p text:style-name="P19"><text:span text:style-name="T9">function customStructureTextColorFromTextInput()</text:span></text:p>
      <text:p text:style-name="P19"><text:span text:style-name="T9">{</text:span></text:p>
      <text:p text:style-name="P19"><text:span text:style-name="T9"><text:s text:c="4"/>let r = ge("theRed").value;</text:span></text:p>
      <text:p text:style-name="P19"><text:span text:style-name="T9"><text:s text:c="4"/>let g = ge("theGreen").value;</text:span></text:p>
      <text:p text:style-name="P19"><text:span text:style-name="T9"><text:s text:c="4"/>let b = ge("theBlue").value;</text:span></text:p>
      <text:p text:style-name="P19"><text:span text:style-name="T9"><text:s text:c="2"/></text:span></text:p>
      <text:p text:style-name="P19"><text:span text:style-name="T9"><text:s text:c="4"/>theTextID.style.color = "rgb("+r+", "+g+", "+b+")";</text:span></text:p>
      <text:p text:style-name="P19"><text:span text:style-name="T9"/></text:p>
      <text:p text:style-name="P19"><text:span text:style-name="T9"><text:s text:c="4"/>// fill in the textarea, to show the value of our choice</text:span></text:p>
      <text:p text:style-name="P19"><text:soft-page-break/><text:span text:style-name="T9"><text:s text:c="4"/>ge("theRed").value = r;</text:span></text:p>
      <text:p text:style-name="P19"><text:span text:style-name="T9"><text:s text:c="4"/>ge("theGreen").value = g;</text:span></text:p>
      <text:p text:style-name="P19"><text:span text:style-name="T9"><text:s text:c="4"/>ge("theBlue").value = b;</text:span></text:p>
      <text:p text:style-name="P19"><text:span text:style-name="T9"/></text:p>
      <text:p text:style-name="P19"><text:span text:style-name="T9"><text:s text:c="4"/>// update structuresArray, show changed value</text:span></text:p>
      <text:p text:style-name="P19"><text:span text:style-name="T9"><text:s text:c="4"/>updateStructures(ourStructureId);</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Distance.js</text:span></text:p>
      <text:p text:style-name="P19"><text:span text:style-name="T9"/></text:p>
      <text:p text:style-name="P19"><text:span text:style-name="T9">let theDistanceID;</text:span></text:p>
      <text:p text:style-name="P19"><text:span text:style-name="T9"/></text:p>
      <text:p text:style-name="P19"><text:span text:style-name="T9">function menuStructureDistance(theStructureId)</text:span></text:p>
      <text:p text:style-name="P19"><text:span text:style-name="T9">{</text:span></text:p>
      <text:p text:style-name="P19"><text:span text:style-name="T9"><text:s text:c="4"/>theDistanceID = theStructureId;</text:span></text:p>
      <text:p text:style-name="P19"><text:soft-page-break/><text:span text:style-name="T9"/></text:p>
      <text:p text:style-name="P19"><text:span text:style-name="T9"><text:s text:c="4"/>let menuId = 'menuPositionDistanceStructure';</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oft-page-break/><text:span text:style-name="T9"><text:s text:c="4"/>let theMenu = ce("div");</text:span></text:p>
      <text:p text:style-name="P19"><text:span text:style-name="T9"><text:s text:c="4"/>theMenu.className = "divStyle001";</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heTitle = ce("h1");</text:span></text:p>
      <text:p text:style-name="P19"><text:span text:style-name="T9"><text:s text:c="4"/>theTitle.textContent = "DISTANCE";</text:span></text:p>
      <text:p text:style-name="P19"><text:span text:style-name="T9"><text:s text:c="4"/>theTitle.className = 'menu';</text:span></text:p>
      <text:p text:style-name="P19"><text:span text:style-name="T9"><text:s text:c="4"/>theMenu.append(theTitle);</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oft-page-break/><text:span text:style-name="T9"><text:s text:c="4"/>//-//</text:span></text:p>
      <text:p text:style-name="P19"><text:span text:style-name="T9"/></text:p>
      <text:p text:style-name="P19"><text:span text:style-name="T9"><text:s text:c="4"/>let idLabel = ce("span");</text:span></text:p>
      <text:p text:style-name="P19"><text:span text:style-name="T9"><text:s text:c="4"/>idLabel.textContent = "Id of Object ";</text:span></text:p>
      <text:p text:style-name="P19"><text:span text:style-name="T9"><text:s text:c="4"/>theMenu.append(idLabel);</text:span></text:p>
      <text:p text:style-name="P19"><text:span text:style-name="T9"/></text:p>
      <text:p text:style-name="P19"><text:span text:style-name="T9"><text:s text:c="4"/>//-//</text:span></text:p>
      <text:p text:style-name="P19"><text:span text:style-name="T9"/></text:p>
      <text:p text:style-name="P19"><text:span text:style-name="T9"><text:s text:c="4"/>let idTextArea = ce("textarea");</text:span></text:p>
      <text:p text:style-name="P19"><text:span text:style-name="T9"><text:s text:c="4"/>idTextArea.id = "idToFindDistance";</text:span></text:p>
      <text:p text:style-name="P19"><text:span text:style-name="T9"><text:s text:c="4"/>idTextArea.className = "textInput";</text:span></text:p>
      <text:p text:style-name="P19"><text:span text:style-name="T9"><text:s text:c="4"/>id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id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onclick = function()</text:span></text:p>
      <text:p text:style-name="P19"><text:span text:style-name="T9"><text:s text:c="4"/>{</text:span></text:p>
      <text:p text:style-name="P19"><text:soft-page-break/><text:span text:style-name="T9"><text:s text:c="8"/>keepGettingXYStructureCustom();</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enterButton.className = "ourButton";</text:span></text:p>
      <text:p text:style-name="P19"><text:span text:style-name="T9"><text:s text:c="4"/>enterButton.textContent = "Enter";</text:span></text:p>
      <text:p text:style-name="P19"><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cancelButton = ce("button");</text:span></text:p>
      <text:p text:style-name="P19"><text:span text:style-name="T9"><text:s text:c="4"/>cancelButton.onclick = function()</text:span></text:p>
      <text:p text:style-name="P19"><text:span text:style-name="T9"><text:s text:c="4"/>{</text:span></text:p>
      <text:p text:style-name="P19"><text:span text:style-name="T9"><text:s text:c="8"/>removeTimer(ourDistanceTimer);</text:span></text:p>
      <text:p text:style-name="P19"><text:span text:style-name="T9"><text:s text:c="4"/>};</text:span></text:p>
      <text:p text:style-name="P19"><text:span text:style-name="T9"><text:s text:c="4"/>cancelButton.className = "ourButton";</text:span></text:p>
      <text:p text:style-name="P19"><text:span text:style-name="T9"><text:s text:c="4"/>cancelButton.textContent = "Cancel";</text:span></text:p>
      <text:p text:style-name="P19"><text:span text:style-name="T9"><text:s text:c="4"/>theMenu.append(cancelButton);</text:span></text:p>
      <text:p text:style-name="P19"><text:soft-page-break/><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span></text:p>
      <text:p text:style-name="P19"><text:span text:style-name="T9"/></text:p>
      <text:p text:style-name="P19"><text:span text:style-name="T9">let ourDistanceTimer;</text:span></text:p>
      <text:p text:style-name="P19"><text:span text:style-name="T9">function keepGettingXYStructureCustom()</text:span></text:p>
      <text:p text:style-name="P19"><text:span text:style-name="T9">{</text:span></text:p>
      <text:p text:style-name="P19"><text:span text:style-name="T9"><text:s text:c="4"/>let obj1 = theDistanceID;</text:span></text:p>
      <text:p text:style-name="P19"><text:span text:style-name="T9"/></text:p>
      <text:p text:style-name="P19"><text:span text:style-name="T9"><text:s text:c="4"/>let obj2 = ge("idToFindDistance").value;</text:span></text:p>
      <text:p text:style-name="P19"><text:span text:style-name="T9"/></text:p>
      <text:p text:style-name="P19"><text:span text:style-name="T9"><text:s text:c="4"/>// clear any previous searches</text:span></text:p>
      <text:p text:style-name="P19"><text:span text:style-name="T9"><text:s text:c="4"/>if (ourDistanceTimer)</text:span></text:p>
      <text:p text:style-name="P19"><text:span text:style-name="T9"><text:s text:c="4"/>{</text:span></text:p>
      <text:p text:style-name="P19"><text:span text:style-name="T9"><text:s text:c="8"/>clearInterval(ourTimer);</text:span></text:p>
      <text:p text:style-name="P19"><text:span text:style-name="T9"><text:s text:c="4"/>}</text:span></text:p>
      <text:p text:style-name="P19"><text:span text:style-name="T9"/></text:p>
      <text:p text:style-name="P19"><text:span text:style-name="T9"><text:s text:c="4"/>ourDistanceTimer = setInterval(function()</text:span></text:p>
      <text:p text:style-name="P19"><text:span text:style-name="T9"><text:s text:c="4"/>{</text:span></text:p>
      <text:p text:style-name="P19"><text:span text:style-name="T9"><text:s text:c="8"/>getDistanceXY(obj1, obj2);</text:span></text:p>
      <text:p text:style-name="P19"><text:span text:style-name="T9"><text:s text:c="4"/>}, 1000);</text:span></text:p>
      <text:p text:style-name="P19"><text:span text:style-name="T9">}</text:span></text:p>
      <text:p text:style-name="P19"><text:span text:style-name="T9"/></text:p>
      <text:p text:style-name="P19"><text:span text:style-name="T9">//--//</text:span></text:p>
      <text:p text:style-name="P19"><text:soft-page-break/><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Edit.js</text:span></text:p>
      <text:p text:style-name="P19"><text:span text:style-name="T9"/></text:p>
      <text:p text:style-name="P19"><text:span text:style-name="T9">// when person clicks a structure, an edit menu appears to edit that structure.</text:span></text:p>
      <text:p text:style-name="P19"><text:span text:style-name="T9"/></text:p>
      <text:p text:style-name="P19"><text:span text:style-name="T9">function menuStructureEdit(theStructureId)</text:span></text:p>
      <text:p text:style-name="P19"><text:span text:style-name="T9">{</text:span></text:p>
      <text:p text:style-name="P19"><text:span text:style-name="T9"><text:s text:c="4"/>// remove the text to find the digits only which number in the array, based on id number - 1 \d find digit</text:span></text:p>
      <text:p text:style-name="P19"><text:span text:style-name="T9"><text:s text:c="4"/>let theNumberOnlyStructure = theStructureId.replace(/\D/g,'') - 1;</text:span></text:p>
      <text:p text:style-name="P19"><text:span text:style-name="T9"/></text:p>
      <text:p text:style-name="P19"><text:span text:style-name="T9"><text:s text:c="4"/>//-//</text:span></text:p>
      <text:p text:style-name="P19"><text:span text:style-name="T9"/></text:p>
      <text:p text:style-name="P19"><text:span text:style-name="T9"><text:s text:c="4"/>let menuId = 'menuStructureEdit';</text:span></text:p>
      <text:p text:style-name="P19"><text:span text:style-name="T9"/></text:p>
      <text:p text:style-name="P19"><text:span text:style-name="T9"><text:s text:c="4"/>if (ge(menuId))</text:span></text:p>
      <text:p text:style-name="P19"><text:soft-page-break/><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00px';</text:span></text:p>
      <text:p text:style-name="P19"><text:span text:style-name="T9"><text:s text:c="4"/>theMenu.style.height = '200px';</text:span></text:p>
      <text:p text:style-name="P19"><text:soft-page-break/><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 prevent menu leaving screen left side</text:span></text:p>
      <text:p text:style-name="P19"><text:span text:style-name="T9"><text:s text:c="4"/>if (positionGet(menuId).x &lt;= 30)</text:span></text:p>
      <text:p text:style-name="P19"><text:span text:style-name="T9"><text:s text:c="4"/>{</text:span></text:p>
      <text:p text:style-name="P19"><text:span text:style-name="T9"><text:s text:c="8"/>theMenu.style.left = '40px';</text:span></text:p>
      <text:p text:style-name="P19"><text:span text:style-name="T9"><text:s text:c="4"/>}</text:span></text:p>
      <text:p text:style-name="P19"><text:span text:style-name="T9"/></text:p>
      <text:p text:style-name="P19"><text:span text:style-name="T9"><text:s text:c="4"/>// prevent menu leaving screen top side</text:span></text:p>
      <text:p text:style-name="P19"><text:span text:style-name="T9"><text:s text:c="4"/>if (positionGet(menuId).y &lt;= 200)</text:span></text:p>
      <text:p text:style-name="P19"><text:span text:style-name="T9"><text:s text:c="4"/>{</text:span></text:p>
      <text:p text:style-name="P19"><text:span text:style-name="T9"><text:s text:c="8"/>theMenu.style.top = '100px';</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oft-page-break/><text:span text:style-name="T9"/></text:p>
      <text:p text:style-name="P19"><text:span text:style-name="T9"><text:s text:c="4"/>let idLabel = ce("span");</text:span></text:p>
      <text:p text:style-name="P19"><text:span text:style-name="T9"><text:s text:c="4"/>idLabel.className = "textCompact";</text:span></text:p>
      <text:p text:style-name="P19"><text:span text:style-name="T9"><text:s text:c="4"/>idLabel.textContent = <text:s/>theStructureId;</text:span></text:p>
      <text:p text:style-name="P19"><text:span text:style-name="T9"><text:s text:c="4"/>idLabel.style.fontWeight = 'bold';</text:span></text:p>
      <text:p text:style-name="P19"><text:span text:style-name="T9"><text:s text:c="4"/>theMenu.append(idLabel);</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tructureNameText = ce("div");</text:span></text:p>
      <text:p text:style-name="P19"><text:span text:style-name="T9"><text:s text:c="4"/>structureNameText.id = "structureNameText";</text:span></text:p>
      <text:p text:style-name="P19"><text:span text:style-name="T9"><text:s text:c="4"/>structureNameText.textContent = structuresArray[theNumberOnlyStructure].name;</text:span></text:p>
      <text:p text:style-name="P19"><text:span text:style-name="T9"><text:s text:c="4"/>theMenu.append(structureNameText);</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oft-page-break/><text:span text:style-name="T9"/></text:p>
      <text:p text:style-name="P19"><text:span text:style-name="T9"><text:s text:c="4"/>let nameLabel = ce("span");</text:span></text:p>
      <text:p text:style-name="P19"><text:span text:style-name="T9"><text:s text:c="4"/>nameLabel.className = "textCompact";</text:span></text:p>
      <text:p text:style-name="P19"><text:span text:style-name="T9"><text:s text:c="4"/>nameLabel.textContent = "NAME";</text:span></text:p>
      <text:p text:style-name="P19"><text:span text:style-name="T9"><text:s text:c="4"/>theMenu.append(nameLabel);</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nameButton = ce("button");</text:span></text:p>
      <text:p text:style-name="P19"><text:span text:style-name="T9"><text:s text:c="4"/>nameButton.className = "ourButton";</text:span></text:p>
      <text:p text:style-name="P19"><text:span text:style-name="T9"><text:s text:c="4"/>nameButton.textContent = "NAME";</text:span></text:p>
      <text:p text:style-name="P19"><text:span text:style-name="T9"><text:s text:c="4"/>nam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nameButton.onclick = function()</text:span></text:p>
      <text:p text:style-name="P19"><text:span text:style-name="T9"><text:s text:c="4"/>{</text:span></text:p>
      <text:p text:style-name="P19"><text:span text:style-name="T9"><text:s text:c="8"/>clickSound();</text:span></text:p>
      <text:p text:style-name="P19"><text:span text:style-name="T9"><text:s text:c="8"/>menuStructureName(theStructureId);</text:span></text:p>
      <text:p text:style-name="P19"><text:span text:style-name="T9"><text:s text:c="4"/>};</text:span></text:p>
      <text:p text:style-name="P19"><text:span text:style-name="T9"><text:s text:c="4"/>theMenu.append(nameButton);</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colorLabel = ce("span");</text:span></text:p>
      <text:p text:style-name="P19"><text:span text:style-name="T9"><text:s text:c="4"/>colorLabel.className = "textCompact";</text:span></text:p>
      <text:p text:style-name="P19"><text:span text:style-name="T9"><text:s text:c="4"/>colorLabel.textContent = "COLOR";</text:span></text:p>
      <text:p text:style-name="P19"><text:span text:style-name="T9"><text:s text:c="4"/>theMenu.append(colorLabel);</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colorButton = ce("button");</text:span></text:p>
      <text:p text:style-name="P19"><text:span text:style-name="T9"><text:s text:c="4"/>colorButton.className = "ourButton";</text:span></text:p>
      <text:p text:style-name="P19"><text:span text:style-name="T9"><text:s text:c="4"/>colorButton.textContent = "COLOR";</text:span></text:p>
      <text:p text:style-name="P19"><text:span text:style-name="T9"><text:s text:c="4"/>color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colorButton.onclick = function()</text:span></text:p>
      <text:p text:style-name="P19"><text:span text:style-name="T9"><text:s text:c="4"/>{</text:span></text:p>
      <text:p text:style-name="P19"><text:soft-page-break/><text:span text:style-name="T9"><text:s text:c="8"/>clickSound();</text:span></text:p>
      <text:p text:style-name="P19"><text:span text:style-name="T9"><text:s text:c="8"/>menuStructureColor(theStructureId);</text:span></text:p>
      <text:p text:style-name="P19"><text:span text:style-name="T9"><text:s text:c="4"/>};</text:span></text:p>
      <text:p text:style-name="P19"><text:span text:style-name="T9"><text:s text:c="4"/>theMenu.append(colorButton);</text:span></text:p>
      <text:p text:style-name="P19"><text:span text:style-name="T9"/></text:p>
      <text:p text:style-name="P19"><text:span text:style-name="T9"><text:s text:c="4"/>//-//</text:span></text:p>
      <text:p text:style-name="P19"><text:span text:style-name="T9"/></text:p>
      <text:p text:style-name="P19"><text:span text:style-name="T9"><text:s text:c="4"/>let colorTextButton = ce("button");</text:span></text:p>
      <text:p text:style-name="P19"><text:span text:style-name="T9"><text:s text:c="4"/>colorTextButton.className = "ourButton";</text:span></text:p>
      <text:p text:style-name="P19"><text:span text:style-name="T9"><text:s text:c="4"/>colorTextButton.textContent = "TEXT";</text:span></text:p>
      <text:p text:style-name="P19"><text:span text:style-name="T9"><text:s text:c="4"/>colorText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colorTextButton.onclick = function()</text:span></text:p>
      <text:p text:style-name="P19"><text:span text:style-name="T9"><text:s text:c="4"/>{</text:span></text:p>
      <text:p text:style-name="P19"><text:span text:style-name="T9"><text:s text:c="8"/>clickSound();</text:span></text:p>
      <text:p text:style-name="P19"><text:span text:style-name="T9"><text:s text:c="8"/>menuStructureColorText(theStructureId);</text:span></text:p>
      <text:p text:style-name="P19"><text:span text:style-name="T9"><text:s text:c="4"/>};</text:span></text:p>
      <text:p text:style-name="P19"><text:span text:style-name="T9"><text:s text:c="4"/>theMenu.append(colorText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oft-page-break/><text:span text:style-name="T9"/></text:p>
      <text:p text:style-name="P19"><text:span text:style-name="T9"><text:s text:c="4"/>let textureLabel = ce("span");</text:span></text:p>
      <text:p text:style-name="P19"><text:span text:style-name="T9"><text:s text:c="4"/>textureLabel.className = "textCompact";</text:span></text:p>
      <text:p text:style-name="P19"><text:span text:style-name="T9"><text:s text:c="4"/>textureLabel.textContent = "TEXTURE";</text:span></text:p>
      <text:p text:style-name="P19"><text:span text:style-name="T9"><text:s text:c="4"/>theMenu.append(textureLabel);</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textureButton = ce("button");</text:span></text:p>
      <text:p text:style-name="P19"><text:span text:style-name="T9"><text:s text:c="4"/>textureButton.className = "ourButton";</text:span></text:p>
      <text:p text:style-name="P19"><text:span text:style-name="T9"><text:s text:c="4"/>textureButton.textContent = "TEXTURE";</text:span></text:p>
      <text:p text:style-name="P19"><text:span text:style-name="T9"><text:s text:c="4"/>textur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textureButton.onclick = function()</text:span></text:p>
      <text:p text:style-name="P19"><text:span text:style-name="T9"><text:s text:c="4"/>{</text:span></text:p>
      <text:p text:style-name="P19"><text:span text:style-name="T9"><text:s text:c="8"/>clickSound();</text:span></text:p>
      <text:p text:style-name="P19"><text:span text:style-name="T9"><text:s text:c="8"/>menuStructureTexture(theStructureId);</text:span></text:p>
      <text:p text:style-name="P19"><text:span text:style-name="T9"><text:s text:c="4"/>};</text:span></text:p>
      <text:p text:style-name="P19"><text:span text:style-name="T9"><text:s text:c="4"/>theMenu.append(textureButton);</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alphaLabel = ce("span");</text:span></text:p>
      <text:p text:style-name="P19"><text:span text:style-name="T9"><text:s text:c="4"/>alphaLabel.className = "textCompact";</text:span></text:p>
      <text:p text:style-name="P19"><text:span text:style-name="T9"><text:s text:c="4"/>alphaLabel.textContent = "ALPHA";</text:span></text:p>
      <text:p text:style-name="P19"><text:span text:style-name="T9"><text:s text:c="4"/>theMenu.append(alphaLabel);</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opacityButton = ce("button");</text:span></text:p>
      <text:p text:style-name="P19"><text:span text:style-name="T9"><text:s text:c="4"/>opacityButton.className = "ourButton";</text:span></text:p>
      <text:p text:style-name="P19"><text:span text:style-name="T9"><text:s text:c="4"/>opacityButton.textContent = "OPACITY";</text:span></text:p>
      <text:p text:style-name="P19"><text:span text:style-name="T9"><text:s text:c="4"/>opacity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opacityButton.onclick = function()</text:span></text:p>
      <text:p text:style-name="P19"><text:span text:style-name="T9"><text:s text:c="4"/>{</text:span></text:p>
      <text:p text:style-name="P19"><text:soft-page-break/><text:span text:style-name="T9"><text:s text:c="8"/>clickSound();</text:span></text:p>
      <text:p text:style-name="P19"><text:span text:style-name="T9"><text:s text:c="8"/>menuStructureOpacity(theStructureId);</text:span></text:p>
      <text:p text:style-name="P19"><text:span text:style-name="T9"><text:s text:c="4"/>};</text:span></text:p>
      <text:p text:style-name="P19"><text:span text:style-name="T9"><text:s text:c="4"/>theMenu.append(opacity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positionLabel = ce("span");</text:span></text:p>
      <text:p text:style-name="P19"><text:span text:style-name="T9"><text:s text:c="4"/>positionLabel.className = "textCompact";</text:span></text:p>
      <text:p text:style-name="P19"><text:span text:style-name="T9"><text:s text:c="4"/>positionLabel.textContent = "POSITION";</text:span></text:p>
      <text:p text:style-name="P19"><text:span text:style-name="T9"><text:s text:c="4"/>theMenu.append(positionLabel);</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getPosButton = ce("button");</text:span></text:p>
      <text:p text:style-name="P19"><text:span text:style-name="T9"><text:s text:c="4"/>getPosButton.className = "ourButton";</text:span></text:p>
      <text:p text:style-name="P19"><text:span text:style-name="T9"><text:s text:c="4"/>getPosButton.textContent = "GET POS";</text:span></text:p>
      <text:p text:style-name="P19"><text:span text:style-name="T9"><text:s text:c="4"/>getPosButton.onmouseover = function()</text:span></text:p>
      <text:p text:style-name="P19"><text:soft-page-break/><text:span text:style-name="T9"><text:s text:c="4"/>{</text:span></text:p>
      <text:p text:style-name="P19"><text:span text:style-name="T9"><text:s text:c="8"/>hoverSound();</text:span></text:p>
      <text:p text:style-name="P19"><text:span text:style-name="T9"><text:s text:c="4"/>};</text:span></text:p>
      <text:p text:style-name="P19"><text:span text:style-name="T9"><text:s text:c="4"/>getPosButton.onclick = function()</text:span></text:p>
      <text:p text:style-name="P19"><text:span text:style-name="T9"><text:s text:c="4"/>{</text:span></text:p>
      <text:p text:style-name="P19"><text:span text:style-name="T9"><text:s text:c="8"/>clickSound();</text:span></text:p>
      <text:p text:style-name="P19"><text:span text:style-name="T9"><text:s text:c="8"/>menuStructurePositionGet(theStructureId);</text:span></text:p>
      <text:p text:style-name="P19"><text:span text:style-name="T9"><text:s text:c="4"/>};</text:span></text:p>
      <text:p text:style-name="P19"><text:span text:style-name="T9"><text:s text:c="4"/>theMenu.append(getPosButton);</text:span></text:p>
      <text:p text:style-name="P19"><text:span text:style-name="T9"/></text:p>
      <text:p text:style-name="P19"><text:span text:style-name="T9"><text:s text:c="4"/>//-//</text:span></text:p>
      <text:p text:style-name="P19"><text:span text:style-name="T9"/></text:p>
      <text:p text:style-name="P19"><text:span text:style-name="T9"><text:s text:c="4"/>let setPosButton = ce("button");</text:span></text:p>
      <text:p text:style-name="P19"><text:span text:style-name="T9"><text:s text:c="4"/>setPosButton.className = "ourButton";</text:span></text:p>
      <text:p text:style-name="P19"><text:span text:style-name="T9"><text:s text:c="4"/>setPosButton.textContent = "SET POS";</text:span></text:p>
      <text:p text:style-name="P19"><text:span text:style-name="T9"><text:s text:c="4"/>setPos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setPosButton.onclick = function()</text:span></text:p>
      <text:p text:style-name="P19"><text:span text:style-name="T9"><text:s text:c="4"/>{</text:span></text:p>
      <text:p text:style-name="P19"><text:span text:style-name="T9"><text:s text:c="8"/>clickSound();</text:span></text:p>
      <text:p text:style-name="P19"><text:span text:style-name="T9"><text:s text:c="8"/>menuStructurePositionSet(theStructureId);</text:span></text:p>
      <text:p text:style-name="P19"><text:span text:style-name="T9"><text:s text:c="4"/>};</text:span></text:p>
      <text:p text:style-name="P19"><text:soft-page-break/><text:span text:style-name="T9"><text:s text:c="4"/>theMenu.append(setPos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izeLabel = ce("span");</text:span></text:p>
      <text:p text:style-name="P19"><text:span text:style-name="T9"><text:s text:c="4"/>sizeLabel.className = "textCompact";</text:span></text:p>
      <text:p text:style-name="P19"><text:span text:style-name="T9"><text:s text:c="4"/>sizeLabel.textContent = "SIZE";</text:span></text:p>
      <text:p text:style-name="P19"><text:span text:style-name="T9"><text:s text:c="4"/>theMenu.append(sizeLabel);</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getSizeButton = ce("button");</text:span></text:p>
      <text:p text:style-name="P19"><text:span text:style-name="T9"><text:s text:c="4"/>getSizeButton.className = "ourButton";</text:span></text:p>
      <text:p text:style-name="P19"><text:span text:style-name="T9"><text:s text:c="4"/>getSizeButton.textContent = "GET";</text:span></text:p>
      <text:p text:style-name="P19"><text:span text:style-name="T9"><text:s text:c="4"/>getSiz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oft-page-break/><text:span text:style-name="T9"><text:s text:c="4"/>getSizeButton.onclick = function()</text:span></text:p>
      <text:p text:style-name="P19"><text:span text:style-name="T9"><text:s text:c="4"/>{</text:span></text:p>
      <text:p text:style-name="P19"><text:span text:style-name="T9"><text:s text:c="8"/>clickSound();</text:span></text:p>
      <text:p text:style-name="P19"><text:span text:style-name="T9"><text:s text:c="8"/>menuStructureSizeGet(theStructureId);</text:span></text:p>
      <text:p text:style-name="P19"><text:span text:style-name="T9"><text:s text:c="4"/>};</text:span></text:p>
      <text:p text:style-name="P19"><text:span text:style-name="T9"><text:s text:c="4"/>theMenu.append(getSizeButton);</text:span></text:p>
      <text:p text:style-name="P19"><text:span text:style-name="T9"/></text:p>
      <text:p text:style-name="P19"><text:span text:style-name="T9"><text:s text:c="4"/>//-//</text:span></text:p>
      <text:p text:style-name="P19"><text:span text:style-name="T9"/></text:p>
      <text:p text:style-name="P19"><text:span text:style-name="T9"><text:s text:c="4"/>let setSizeButton = ce("button");</text:span></text:p>
      <text:p text:style-name="P19"><text:span text:style-name="T9"><text:s text:c="4"/>setSizeButton.className = "ourButton";</text:span></text:p>
      <text:p text:style-name="P19"><text:span text:style-name="T9"><text:s text:c="4"/>setSizeButton.textContent = "SET";</text:span></text:p>
      <text:p text:style-name="P19"><text:span text:style-name="T9"><text:s text:c="4"/>setSiz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setSizeButton.onclick = function()</text:span></text:p>
      <text:p text:style-name="P19"><text:span text:style-name="T9"><text:s text:c="4"/>{</text:span></text:p>
      <text:p text:style-name="P19"><text:span text:style-name="T9"><text:s text:c="8"/>clickSound();</text:span></text:p>
      <text:p text:style-name="P19"><text:span text:style-name="T9"><text:s text:c="8"/>menuStructureSizeSet(theStructureId);</text:span></text:p>
      <text:p text:style-name="P19"><text:span text:style-name="T9"><text:s text:c="4"/>};</text:span></text:p>
      <text:p text:style-name="P19"><text:span text:style-name="T9"><text:s text:c="4"/>theMenu.append(setSize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oft-page-break/><text:span text:style-name="T9"/></text:p>
      <text:p text:style-name="P19"><text:span text:style-name="T9"><text:s text:c="4"/>//-//</text:span></text:p>
      <text:p text:style-name="P19"><text:span text:style-name="T9"/></text:p>
      <text:p text:style-name="P19"><text:span text:style-name="T9"><text:s text:c="4"/>let distanceLabel = ce("span");</text:span></text:p>
      <text:p text:style-name="P19"><text:span text:style-name="T9"><text:s text:c="4"/>distanceLabel.className = "textCompact";</text:span></text:p>
      <text:p text:style-name="P19"><text:span text:style-name="T9"><text:s text:c="4"/>distanceLabel.textContent = "DISTANCE";</text:span></text:p>
      <text:p text:style-name="P19"><text:span text:style-name="T9"><text:s text:c="4"/>theMenu.append(distanceLabel);</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distanceButton = ce("button");</text:span></text:p>
      <text:p text:style-name="P19"><text:span text:style-name="T9"><text:s text:c="4"/>distanceButton.className = "ourButton";</text:span></text:p>
      <text:p text:style-name="P19"><text:span text:style-name="T9"><text:s text:c="4"/>distanceButton.textContent = "DISTANCE FINDER";</text:span></text:p>
      <text:p text:style-name="P19"><text:span text:style-name="T9"><text:s text:c="4"/>distanceButton.onmouseover = function()</text:span></text:p>
      <text:p text:style-name="P19"><text:span text:style-name="T9"><text:s text:c="4"/>{</text:span></text:p>
      <text:p text:style-name="P19"><text:span text:style-name="T9"><text:s text:c="8"/>hoverSound();</text:span></text:p>
      <text:p text:style-name="P19"><text:span text:style-name="T9"><text:s text:c="4"/>};</text:span></text:p>
      <text:p text:style-name="P19"><text:span text:style-name="T9"><text:s text:c="4"/>distanceButton.onclick = function()</text:span></text:p>
      <text:p text:style-name="P19"><text:span text:style-name="T9"><text:s text:c="4"/>{</text:span></text:p>
      <text:p text:style-name="P19"><text:span text:style-name="T9"><text:s text:c="8"/>clickSound();</text:span></text:p>
      <text:p text:style-name="P19"><text:span text:style-name="T9"><text:s text:c="8"/>menuStructureDistance(theStructureId);</text:span></text:p>
      <text:p text:style-name="P19"><text:soft-page-break/><text:span text:style-name="T9"><text:s text:c="4"/>};</text:span></text:p>
      <text:p text:style-name="P19"><text:span text:style-name="T9"><text:s text:c="4"/>theMenu.append(distance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showStructureData();</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Instructions.js</text:span></text:p>
      <text:p text:style-name="P19"><text:span text:style-name="T9"/></text:p>
      <text:p text:style-name="P19"><text:span text:style-name="T9">function menuStructureInstructions()</text:span></text:p>
      <text:p text:style-name="P19"><text:span text:style-name="T9">{</text:span></text:p>
      <text:p text:style-name="P19"><text:span text:style-name="T9"><text:s text:c="4"/>let menuId = 'menuStructureInstructions';</text:span></text:p>
      <text:p text:style-name="P19"><text:soft-page-break/><text:span text:style-name="T9"/></text:p>
      <text:p text:style-name="P19"><text:span text:style-name="T9"><text:s text:c="4"/>//-//</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ge('infoDiv').textContent = "B to Create Structure";</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makeElementDraggable(mainDiv);</text:span></text:p>
      <text:p text:style-name="P19"><text:soft-page-break/><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00px';</text:span></text:p>
      <text:p text:style-name="P19"><text:span text:style-name="T9"><text:s text:c="4"/>theMenu.style.height = '200px';</text:span></text:p>
      <text:p text:style-name="P19"><text:span text:style-name="T9"><text:s text:c="4"/>theMenu.style.fontSize = '2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itleSpan = ce("span");</text:span></text:p>
      <text:p text:style-name="P19"><text:span text:style-name="T9"><text:s text:c="4"/>titleSpan.style.color = "rgb(255, 255, 255)";</text:span></text:p>
      <text:p text:style-name="P19"><text:span text:style-name="T9"><text:s text:c="4"/>titleSpan.textContent = 'STRUCTURE OPTIONS';</text:span></text:p>
      <text:p text:style-name="P19"><text:soft-page-break/><text:span text:style-name="T9"><text:s text:c="4"/>theMenu.append(titleSpa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tartStructureSpan = ce("span");</text:span></text:p>
      <text:p text:style-name="P19"><text:span text:style-name="T9"><text:s text:c="4"/>startStructureSpan.innerHTML = "&lt;b&gt; Letter B &lt;/b&gt; to Start Structure Mode";</text:span></text:p>
      <text:p text:style-name="P19"><text:span text:style-name="T9"><text:s text:c="4"/>theMenu.append(startStructureSpa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placeStructureSpan = ce("span");</text:span></text:p>
      <text:p text:style-name="P19"><text:span text:style-name="T9"><text:s text:c="4"/>placeStructureSpan.innerHTML = "&lt;b&gt; Left Click &lt;/b&gt; to Place a Structure";</text:span></text:p>
      <text:p text:style-name="P19"><text:span text:style-name="T9"><text:s text:c="4"/>theMenu.append(placeStructureSpan);</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gotoStructureSpan = ce("span");</text:span></text:p>
      <text:p text:style-name="P19"><text:span text:style-name="T9"><text:s text:c="4"/>gotoStructureSpan.innerHTML = "&lt;b&gt; Shift + 1 &lt;/b&gt; to GoTo 1st Structure";</text:span></text:p>
      <text:p text:style-name="P19"><text:span text:style-name="T9"><text:s text:c="4"/>theMenu.append(gotoStructureSpa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gotoSecondStructureSpan = ce("span");</text:span></text:p>
      <text:p text:style-name="P19"><text:span text:style-name="T9"><text:s text:c="4"/>gotoSecondStructureSpan.innerHTML = "&lt;b&gt; Shift + 2 &lt;/b&gt; to GoTo 2nd Structure etc";</text:span></text:p>
      <text:p text:style-name="P19"><text:span text:style-name="T9"><text:s text:c="4"/>theMenu.append(gotoSecondStructureSpa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oft-page-break/><text:span text:style-name="T9"/></text:p>
      <text:p text:style-name="P19"><text:span text:style-name="T9"><text:s text:c="4"/>let rowMenuSpan = ce("span");</text:span></text:p>
      <text:p text:style-name="P19"><text:span text:style-name="T9"><text:s text:c="4"/>rowMenuSpan.innerHTML = "&lt;b&gt; Letter J &lt;/b&gt;&lt;br&gt; Creates a Row Menu&lt;br&gt;to GoTo Any Structure";</text:span></text:p>
      <text:p text:style-name="P19"><text:span text:style-name="T9"><text:s text:c="4"/>theMenu.append(rowMenuSpa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editStructureSpan = ce("span");</text:span></text:p>
      <text:p text:style-name="P19"><text:span text:style-name="T9"><text:s text:c="4"/>editStructureSpan.innerHTML = "&lt;b&gt; Left Click any Structure &lt;/b&gt;&lt;br&gt;to EDIT that Structure";</text:span></text:p>
      <text:p text:style-name="P19"><text:span text:style-name="T9"><text:s text:c="4"/>theMenu.append(editStructureSpa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deleteStructureSpan = ce("span");</text:span></text:p>
      <text:p text:style-name="P19"><text:soft-page-break/><text:span text:style-name="T9"><text:s text:c="4"/>deleteStructureSpan.innerHTML = "&lt;b&gt; Delete Button &lt;/b&gt;&lt;br&gt;Removes All Structures";</text:span></text:p>
      <text:p text:style-name="P19"><text:span text:style-name="T9"><text:s text:c="4"/>theMenu.append(deleteStructureSpa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endStructureModeSpan = ce("span");</text:span></text:p>
      <text:p text:style-name="P19"><text:span text:style-name="T9"><text:s text:c="4"/>endStructureModeSpan.innerHTML = "&lt;b&gt; Esc Button &lt;/b&gt; to End Structure Mode";</text:span></text:p>
      <text:p text:style-name="P19"><text:span text:style-name="T9"><text:s text:c="4"/>theMenu.append(endStructureModeSpan);</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oft-page-break/><text:span text:style-name="T9">// menuStructureName.js</text:span></text:p>
      <text:p text:style-name="P19"><text:span text:style-name="T9"/></text:p>
      <text:p text:style-name="P19"><text:span text:style-name="T9">let worldNameId;</text:span></text:p>
      <text:p text:style-name="P19"><text:span text:style-name="T9"/></text:p>
      <text:p text:style-name="P19"><text:span text:style-name="T9">let theNameID;</text:span></text:p>
      <text:p text:style-name="P19"><text:span text:style-name="T9"/></text:p>
      <text:p text:style-name="P19"><text:span text:style-name="T9">let theNumberOnlyHere;</text:span></text:p>
      <text:p text:style-name="P19"><text:span text:style-name="T9"/></text:p>
      <text:p text:style-name="P19"><text:span text:style-name="T9">function menuStructureName(theStructureId)</text:span></text:p>
      <text:p text:style-name="P19"><text:span text:style-name="T9">{</text:span></text:p>
      <text:p text:style-name="P19"><text:span text:style-name="T9"><text:s text:c="4"/>let menuId = 'menuNameStructure';</text:span></text:p>
      <text:p text:style-name="P19"><text:span text:style-name="T9"/></text:p>
      <text:p text:style-name="P19"><text:span text:style-name="T9"><text:s text:c="4"/>theNameID = ge(theStructureId);</text:span></text:p>
      <text:p text:style-name="P19"><text:span text:style-name="T9"><text:s text:c="4"/>worldNameId = theStructureId;</text:span></text:p>
      <text:p text:style-name="P19"><text:span text:style-name="T9"/></text:p>
      <text:p text:style-name="P19"><text:span text:style-name="T9"><text:s text:c="4"/>theNumberOnlyHere = theStructureId.replace(/\D/g,'') - 1;</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oft-page-break/><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width = 200 + 'px';</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let closeButton = makeCloseButton(menuId);</text:span></text:p>
      <text:p text:style-name="P19"><text:span text:style-name="T9"><text:s text:c="4"/>closeButton.style.right = 0 + 'px';</text:span></text:p>
      <text:p text:style-name="P19"><text:soft-page-break/><text:span text:style-name="T9"><text:s text:c="4"/>mainDiv.append(closeButton);</text:span></text:p>
      <text:p text:style-name="P19"><text:span text:style-name="T9"/></text:p>
      <text:p text:style-name="P19"><text:span text:style-name="T9"><text:s text:c="4"/>//-//</text:span></text:p>
      <text:p text:style-name="P19"><text:span text:style-name="T9"/></text:p>
      <text:p text:style-name="P19"><text:span text:style-name="T9"><text:s text:c="4"/>let nameLabel = ce('h1');</text:span></text:p>
      <text:p text:style-name="P19"><text:span text:style-name="T9"><text:s text:c="4"/>nameLabel.id = 'nameLabel';</text:span></text:p>
      <text:p text:style-name="P19"><text:span text:style-name="T9"><text:s text:c="4"/>nameLabel.textContent = 'Name of Structure';</text:span></text:p>
      <text:p text:style-name="P19"><text:span text:style-name="T9"><text:s text:c="4"/>nameLabel.className = 'menu';</text:span></text:p>
      <text:p text:style-name="P19"><text:span text:style-name="T9"><text:s text:c="4"/>nameLabel.style.color = 'rgb(0, 255, 255)';</text:span></text:p>
      <text:p text:style-name="P19"><text:span text:style-name="T9"><text:s text:c="4"/>theMenu.append(nameLabel);</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extInputName = ce('textarea');</text:span></text:p>
      <text:p text:style-name="P19"><text:span text:style-name="T9"><text:s text:c="4"/>textInputName.id = 'theStructureName';</text:span></text:p>
      <text:p text:style-name="P19"><text:span text:style-name="T9"><text:s text:c="4"/>textInputName.className = 'textInput';</text:span></text:p>
      <text:p text:style-name="P19"><text:span text:style-name="T9"><text:s text:c="4"/>textInputName.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textInputName);</text:span></text:p>
      <text:p text:style-name="P19"><text:soft-page-break/><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onclick = function()</text:span></text:p>
      <text:p text:style-name="P19"><text:span text:style-name="T9"><text:s text:c="4"/>{</text:span></text:p>
      <text:p text:style-name="P19"><text:span text:style-name="T9"><text:s text:c="8"/>customStructureNameFromTextInput();</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enterButton.className = "ourButton";</text:span></text:p>
      <text:p text:style-name="P19"><text:span text:style-name="T9"><text:s text:c="4"/>enterButton.textContent = "Enter";</text:span></text:p>
      <text:p text:style-name="P19"><text:span text:style-name="T9"><text:s text:c="4"/>theMenu.append(enterButton);</text:span></text:p>
      <text:p text:style-name="P19"><text:span text:style-name="T9">}</text:span></text:p>
      <text:p text:style-name="P19"><text:span text:style-name="T9"/></text:p>
      <text:p text:style-name="P19"><text:span text:style-name="T9">function customStructureNameFromTextInput()</text:span></text:p>
      <text:p text:style-name="P19"><text:span text:style-name="T9">{</text:span></text:p>
      <text:p text:style-name="P19"><text:span text:style-name="T9"><text:s text:c="4"/>let theName = ge("theStructureName").value;</text:span></text:p>
      <text:p text:style-name="P19"><text:span text:style-name="T9"/></text:p>
      <text:p text:style-name="P19"><text:span text:style-name="T9"><text:s text:c="4"/>structuresArray[theNumberOnlyHere].name = theName;</text:span></text:p>
      <text:p text:style-name="P19"><text:span text:style-name="T9"/></text:p>
      <text:p text:style-name="P19"><text:span text:style-name="T9"><text:s text:c="4"/>theNameID.innerText = worldNameId + "\n" + structuresArray[theNumberOnlyHere].name + "\n" + positionGet(worldNameId).x.toFixed(0) + "\n" + positionGet(worldNameId).y.toFixed(0);</text:span></text:p>
      <text:p text:style-name="P19"><text:soft-page-break/><text:span text:style-name="T9"/></text:p>
      <text:p text:style-name="P19"><text:span text:style-name="T9"><text:s text:c="4"/>ge("structureNameText").textContent = structuresArray[theNumberOnlyHere].name;</text:span></text:p>
      <text:p text:style-name="P19"><text:span text:style-name="T9"/></text:p>
      <text:p text:style-name="P19"><text:span text:style-name="T9"><text:s text:c="4"/>showStructureData();</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Opacity.js</text:span></text:p>
      <text:p text:style-name="P19"><text:span text:style-name="T9"/></text:p>
      <text:p text:style-name="P19"><text:span text:style-name="T9">let worldOpacityId;</text:span></text:p>
      <text:p text:style-name="P19"><text:span text:style-name="T9"/></text:p>
      <text:p text:style-name="P19"><text:span text:style-name="T9">let theOpacityID;</text:span></text:p>
      <text:p text:style-name="P19"><text:span text:style-name="T9"/></text:p>
      <text:p text:style-name="P19"><text:span text:style-name="T9">let theNumberOnly;</text:span></text:p>
      <text:p text:style-name="P19"><text:span text:style-name="T9"/></text:p>
      <text:p text:style-name="P19"><text:span text:style-name="T9">function menuStructureOpacity(theStructureId)</text:span></text:p>
      <text:p text:style-name="P19"><text:span text:style-name="T9">{</text:span></text:p>
      <text:p text:style-name="P19"><text:soft-page-break/><text:span text:style-name="T9"><text:s text:c="4"/>theOpacityID = ge(theStructureId);</text:span></text:p>
      <text:p text:style-name="P19"><text:span text:style-name="T9"><text:s text:c="4"/>worldOpacityId = theStructureId;</text:span></text:p>
      <text:p text:style-name="P19"><text:span text:style-name="T9"/></text:p>
      <text:p text:style-name="P19"><text:span text:style-name="T9"><text:s text:c="4"/>// remove text to find digits only</text:span></text:p>
      <text:p text:style-name="P19"><text:span text:style-name="T9"><text:s text:c="4"/>let theNumberOnly = theStructureId.replace(/\D/g,'') - 1;</text:span></text:p>
      <text:p text:style-name="P19"><text:span text:style-name="T9"/></text:p>
      <text:p text:style-name="P19"><text:span text:style-name="T9"><text:s text:c="4"/>//-//</text:span></text:p>
      <text:p text:style-name="P19"><text:span text:style-name="T9"/></text:p>
      <text:p text:style-name="P19"><text:span text:style-name="T9"><text:s text:c="4"/>audioPlay("sfx_blip_001", 1.0);</text:span></text:p>
      <text:p text:style-name="P19"><text:span text:style-name="T9"/></text:p>
      <text:p text:style-name="P19"><text:span text:style-name="T9"><text:s text:c="4"/>//-//</text:span></text:p>
      <text:p text:style-name="P19"><text:span text:style-name="T9"/></text:p>
      <text:p text:style-name="P19"><text:span text:style-name="T9"><text:s text:c="4"/>let menuId = 'menuOpacityStructure';</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50 +'px';</text:span></text:p>
      <text:p text:style-name="P19"><text:soft-page-break/><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width = '200px';</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oft-page-break/><text:span text:style-name="T9"/></text:p>
      <text:p text:style-name="P19"><text:span text:style-name="T9"><text:s text:c="4"/>//-//</text:span></text:p>
      <text:p text:style-name="P19"><text:span text:style-name="T9"/></text:p>
      <text:p text:style-name="P19"><text:span text:style-name="T9"><text:s text:c="4"/>let opacityLabel = ce("h1");</text:span></text:p>
      <text:p text:style-name="P19"><text:span text:style-name="T9"><text:s text:c="4"/>opacityLabel.style.color = "rgb(255, 255, 255)";</text:span></text:p>
      <text:p text:style-name="P19"><text:span text:style-name="T9"><text:s text:c="4"/>opacityLabel.textContent = "OPACITY OF STRUCTURE";</text:span></text:p>
      <text:p text:style-name="P19"><text:span text:style-name="T9"><text:s text:c="4"/>opacityLabel.className = 'menu';</text:span></text:p>
      <text:p text:style-name="P19"><text:span text:style-name="T9"><text:s text:c="4"/>opacityLabel.style.color = 'rgb(0, 255, 255)';</text:span></text:p>
      <text:p text:style-name="P19"><text:span text:style-name="T9"><text:s text:c="4"/>theMenu.append(opacityLabel);</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alphaText = ce("span");</text:span></text:p>
      <text:p text:style-name="P19"><text:span text:style-name="T9"><text:s text:c="4"/>alphaText.textContent = "Alpha";</text:span></text:p>
      <text:p text:style-name="P19"><text:span text:style-name="T9"><text:s text:c="4"/>theMenu.append(alphaText);</text:span></text:p>
      <text:p text:style-name="P19"><text:span text:style-name="T9"/></text:p>
      <text:p text:style-name="P19"><text:span text:style-name="T9"><text:s text:c="4"/>//-//</text:span></text:p>
      <text:p text:style-name="P19"><text:span text:style-name="T9"/></text:p>
      <text:p text:style-name="P19"><text:span text:style-name="T9"><text:s text:c="4"/>theMenu.append(ce("nbsp"));</text:span></text:p>
      <text:p text:style-name="P19"><text:span text:style-name="T9"/></text:p>
      <text:p text:style-name="P19"><text:soft-page-break/><text:span text:style-name="T9"><text:s text:c="4"/>//-//</text:span></text:p>
      <text:p text:style-name="P19"><text:span text:style-name="T9"/></text:p>
      <text:p text:style-name="P19"><text:span text:style-name="T9"><text:s text:c="4"/>let alphaTextarea = ce("textarea");</text:span></text:p>
      <text:p text:style-name="P19"><text:span text:style-name="T9"><text:s text:c="4"/>alphaTextarea.id = "theOpacity";</text:span></text:p>
      <text:p text:style-name="P19"><text:span text:style-name="T9"><text:s text:c="4"/>alphaTextarea.className = "textInput";</text:span></text:p>
      <text:p text:style-name="P19"><text:span text:style-name="T9"><text:s text:c="4"/>alpha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alpha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onclick = function()</text:span></text:p>
      <text:p text:style-name="P19"><text:span text:style-name="T9"><text:s text:c="4"/>{</text:span></text:p>
      <text:p text:style-name="P19"><text:span text:style-name="T9"><text:s text:c="8"/>customStructureOpacityFromTextInput();</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pan text:style-name="T9"><text:s text:c="4"/>enterButton.className = "ourButton";</text:span></text:p>
      <text:p text:style-name="P19"><text:span text:style-name="T9"><text:s text:c="4"/>enterButton.textContent = "Enter";</text:span></text:p>
      <text:p text:style-name="P19"><text:soft-page-break/><text:span text:style-name="T9"><text:s text:c="4"/>theMenu.append(enter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opacityValues = [</text:span></text:p>
      <text:p text:style-name="P19"><text:span text:style-name="T9"><text:s text:c="8"/>0.0, 0.1, 0.2, 0.3, 0.4, 0.5, 0.6, 0.7, 0.8, 0.9, 1.0</text:span></text:p>
      <text:p text:style-name="P19"><text:span text:style-name="T9"><text:s text:c="4"/>];</text:span></text:p>
      <text:p text:style-name="P19"><text:span text:style-name="T9"/></text:p>
      <text:p text:style-name="P19"><text:span text:style-name="T9"><text:s text:c="4"/>for (let z = 0; z &lt; opacityValues.length; z++)</text:span></text:p>
      <text:p text:style-name="P19"><text:span text:style-name="T9"><text:s text:c="4"/>{</text:span></text:p>
      <text:p text:style-name="P19"><text:span text:style-name="T9"><text:s text:c="8"/>let opacityButton = ce("button");</text:span></text:p>
      <text:p text:style-name="P19"><text:span text:style-name="T9"><text:s text:c="8"/>opacityButton.textContent = opacityValues[z];</text:span></text:p>
      <text:p text:style-name="P19"><text:span text:style-name="T9"><text:s text:c="8"/>opacityButton.className = 'ourButton';</text:span></text:p>
      <text:p text:style-name="P19"><text:span text:style-name="T9"><text:s text:c="8"/>opacityButton.onclick = function()</text:span></text:p>
      <text:p text:style-name="P19"><text:span text:style-name="T9"><text:s text:c="8"/>{</text:span></text:p>
      <text:p text:style-name="P19"><text:span text:style-name="T9"><text:s text:c="12"/>ge(theStructureId).style.opacity = opacityValues[z];</text:span></text:p>
      <text:p text:style-name="P19"><text:span text:style-name="T9"/></text:p>
      <text:p text:style-name="P19"><text:span text:style-name="T9"><text:s text:c="12"/>ge("theOpacity").value = opacityValues[z]; </text:span></text:p>
      <text:p text:style-name="P19"><text:soft-page-break/><text:span text:style-name="T9"/></text:p>
      <text:p text:style-name="P19"><text:span text:style-name="T9"><text:s text:c="12"/>updateStructures(theStructureId);</text:span></text:p>
      <text:p text:style-name="P19"><text:span text:style-name="T9"><text:s text:c="8"/>};</text:span></text:p>
      <text:p text:style-name="P19"><text:span text:style-name="T9"><text:s text:c="8"/>theMenu.append(opacityButton);</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customButton = ce("button");</text:span></text:p>
      <text:p text:style-name="P19"><text:span text:style-name="T9"><text:s text:c="4"/>customButton.onclick = function()</text:span></text:p>
      <text:p text:style-name="P19"><text:span text:style-name="T9"><text:s text:c="4"/>{</text:span></text:p>
      <text:p text:style-name="P19"><text:span text:style-name="T9"><text:s text:c="8"/>customStructureOpacity();</text:span></text:p>
      <text:p text:style-name="P19"><text:span text:style-name="T9"><text:s text:c="4"/>};</text:span></text:p>
      <text:p text:style-name="P19"><text:span text:style-name="T9"><text:s text:c="4"/>customButton.className = "ourButton";</text:span></text:p>
      <text:p text:style-name="P19"><text:span text:style-name="T9"><text:s text:c="4"/>customButton.textContent = "Custom";</text:span></text:p>
      <text:p text:style-name="P19"><text:span text:style-name="T9"><text:s text:c="4"/>theMenu.append(customButto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span></text:p>
      <text:p text:style-name="P19"><text:span text:style-name="T9"/></text:p>
      <text:p text:style-name="P19"><text:soft-page-break/><text:span text:style-name="T9">function customStructureOpacity()</text:span></text:p>
      <text:p text:style-name="P19"><text:span text:style-name="T9">{</text:span></text:p>
      <text:p text:style-name="P19"><text:span text:style-name="T9"><text:s text:c="4"/>let theOpacity = prompt("Enter Opacity as 0.0 to 1.0")</text:span></text:p>
      <text:p text:style-name="P19"><text:span text:style-name="T9"/></text:p>
      <text:p text:style-name="P19"><text:span text:style-name="T9"><text:s text:c="4"/>// opacity of structure</text:span></text:p>
      <text:p text:style-name="P19"><text:span text:style-name="T9"><text:s text:c="4"/>theOpacityID.style.opacity = theOpacity;</text:span></text:p>
      <text:p text:style-name="P19"><text:span text:style-name="T9"/></text:p>
      <text:p text:style-name="P19"><text:span text:style-name="T9"><text:s text:c="4"/>// fill in the textarea, to show the value of our choice</text:span></text:p>
      <text:p text:style-name="P19"><text:span text:style-name="T9"><text:s text:c="4"/>ge("theOpacity").value = theOpacity;</text:span></text:p>
      <text:p text:style-name="P19"><text:span text:style-name="T9"/></text:p>
      <text:p text:style-name="P19"><text:span text:style-name="T9"><text:s text:c="4"/>// update structuresArray to show the changed value</text:span></text:p>
      <text:p text:style-name="P19"><text:span text:style-name="T9"><text:s text:c="4"/>updateStructures(worldOpacityId);</text:span></text:p>
      <text:p text:style-name="P19"><text:span text:style-name="T9">}</text:span></text:p>
      <text:p text:style-name="P19"><text:span text:style-name="T9"/></text:p>
      <text:p text:style-name="P19"><text:span text:style-name="T9">// Read the 3 Textarea, for the opacity value of our structure</text:span></text:p>
      <text:p text:style-name="P19"><text:span text:style-name="T9">// Set the opacity on our structure</text:span></text:p>
      <text:p text:style-name="P19"><text:span text:style-name="T9">function customStructureOpacityFromTextInput()</text:span></text:p>
      <text:p text:style-name="P19"><text:span text:style-name="T9">{</text:span></text:p>
      <text:p text:style-name="P19"><text:span text:style-name="T9"><text:s text:c="4"/>let theOpacity = ge("theOpacity").value;</text:span></text:p>
      <text:p text:style-name="P19"><text:span text:style-name="T9"><text:s text:c="2"/></text:span></text:p>
      <text:p text:style-name="P19"><text:span text:style-name="T9"><text:s text:c="4"/>theOpacityID.style.opacity = theOpacity;</text:span></text:p>
      <text:p text:style-name="P19"><text:soft-page-break/><text:span text:style-name="T9"/></text:p>
      <text:p text:style-name="P19"><text:span text:style-name="T9"><text:s text:c="4"/>// update structuresArray to show the changed value</text:span></text:p>
      <text:p text:style-name="P19"><text:span text:style-name="T9"><text:s text:c="4"/>updateStructures(worldOpacityId);</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PositionGet.js</text:span></text:p>
      <text:p text:style-name="P19"><text:span text:style-name="T9"/></text:p>
      <text:p text:style-name="P19"><text:span text:style-name="T9">let thePositionGetID;</text:span></text:p>
      <text:p text:style-name="P19"><text:span text:style-name="T9"/></text:p>
      <text:p text:style-name="P19"><text:span text:style-name="T9">function menuStructurePositionGet(theStructureId)</text:span></text:p>
      <text:p text:style-name="P19"><text:span text:style-name="T9">{</text:span></text:p>
      <text:p text:style-name="P19"><text:span text:style-name="T9"><text:s text:c="4"/>thePositionGetID = theStructureId;</text:span></text:p>
      <text:p text:style-name="P19"><text:span text:style-name="T9"/></text:p>
      <text:p text:style-name="P19"><text:span text:style-name="T9"><text:s text:c="4"/>//-//</text:span></text:p>
      <text:p text:style-name="P19"><text:span text:style-name="T9"/></text:p>
      <text:p text:style-name="P19"><text:soft-page-break/><text:span text:style-name="T9"><text:s text:c="4"/>let menuId = 'menuPositionStructureGe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oft-page-break/><text:span text:style-name="T9"><text:s text:c="4"/>theMenu.style.width = '200px';</text:span></text:p>
      <text:p text:style-name="P19"><text:span text:style-name="T9"><text:s text:c="4"/>theMenu.style.height = '200px';</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let positionLabel = ce("h1");</text:span></text:p>
      <text:p text:style-name="P19"><text:span text:style-name="T9"><text:s text:c="4"/>positionLabel.style.color = "rgb(255, 255, 255)";</text:span></text:p>
      <text:p text:style-name="P19"><text:span text:style-name="T9"><text:s text:c="4"/>positionLabel.textContent = "GET STRUCTURE POSITION";</text:span></text:p>
      <text:p text:style-name="P19"><text:span text:style-name="T9"><text:s text:c="4"/>positionLabel.className = 'menu';</text:span></text:p>
      <text:p text:style-name="P19"><text:span text:style-name="T9"><text:s text:c="4"/>positionLabel.style.color = 'rgb(0, 255, 255)';</text:span></text:p>
      <text:p text:style-name="P19"><text:span text:style-name="T9"><text:s text:c="4"/>theMenu.append(positionLabel);</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oft-page-break/><text:span text:style-name="T9"><text:s text:c="4"/>//-//</text:span></text:p>
      <text:p text:style-name="P19"><text:span text:style-name="T9"/></text:p>
      <text:p text:style-name="P19"><text:span text:style-name="T9"><text:s text:c="4"/>let getPosButton = ce("button");</text:span></text:p>
      <text:p text:style-name="P19"><text:span text:style-name="T9"><text:s text:c="4"/>getPosButton.onclick = function()</text:span></text:p>
      <text:p text:style-name="P19"><text:span text:style-name="T9"><text:s text:c="4"/>{</text:span></text:p>
      <text:p text:style-name="P19"><text:span text:style-name="T9"><text:s text:c="8"/>structurePositionGet();</text:span></text:p>
      <text:p text:style-name="P19"><text:span text:style-name="T9"><text:s text:c="8"/>keyboardControlOn();</text:span></text:p>
      <text:p text:style-name="P19"><text:span text:style-name="T9"><text:s text:c="4"/>};</text:span></text:p>
      <text:p text:style-name="P19"><text:span text:style-name="T9"><text:s text:c="4"/>getPosButton.className = "ourButton";</text:span></text:p>
      <text:p text:style-name="P19"><text:span text:style-name="T9"><text:s text:c="4"/>getPosButton.textContent = "GET POS";</text:span></text:p>
      <text:p text:style-name="P19"><text:span text:style-name="T9"><text:s text:c="4"/>theMenu.append(getPosButto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getPosRepeatButton = ce("button");</text:span></text:p>
      <text:p text:style-name="P19"><text:span text:style-name="T9"><text:s text:c="4"/>getPosRepeatButton.onclick = function()</text:span></text:p>
      <text:p text:style-name="P19"><text:span text:style-name="T9"><text:s text:c="4"/>{</text:span></text:p>
      <text:p text:style-name="P19"><text:span text:style-name="T9"><text:s text:c="8"/>structurePositionGetRepeat();</text:span></text:p>
      <text:p text:style-name="P19"><text:span text:style-name="T9"><text:s text:c="8"/>keyboardControlOn();</text:span></text:p>
      <text:p text:style-name="P19"><text:span text:style-name="T9"><text:s text:c="4"/>};</text:span></text:p>
      <text:p text:style-name="P19"><text:span text:style-name="T9"><text:s text:c="4"/>getPosRepeatButton.className = "ourButton";</text:span></text:p>
      <text:p text:style-name="P19"><text:soft-page-break/><text:span text:style-name="T9"><text:s text:c="4"/>getPosRepeatButton.textContent = "GET POS REPEAT";</text:span></text:p>
      <text:p text:style-name="P19"><text:span text:style-name="T9"><text:s text:c="4"/>theMenu.append(getPosRepeatButto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cancelGetPosButton = ce("button");</text:span></text:p>
      <text:p text:style-name="P19"><text:span text:style-name="T9"><text:s text:c="4"/>cancelGetPosButton.onclick = function()</text:span></text:p>
      <text:p text:style-name="P19"><text:span text:style-name="T9"><text:s text:c="4"/>{</text:span></text:p>
      <text:p text:style-name="P19"><text:span text:style-name="T9"><text:s text:c="8"/>removeTimer(currentStructurePositionTimer);</text:span></text:p>
      <text:p text:style-name="P19"><text:span text:style-name="T9"><text:s text:c="4"/>};</text:span></text:p>
      <text:p text:style-name="P19"><text:span text:style-name="T9"><text:s text:c="4"/>cancelGetPosButton.className = "ourButton";</text:span></text:p>
      <text:p text:style-name="P19"><text:span text:style-name="T9"><text:s text:c="4"/>cancelGetPosButton.textContent = "Cancel Get Pos";</text:span></text:p>
      <text:p text:style-name="P19"><text:span text:style-name="T9"><text:s text:c="4"/>theMenu.append(cancelGetPos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oft-page-break/><text:span text:style-name="T9"><text:s text:c="4"/>//-//</text:span></text:p>
      <text:p text:style-name="P19"><text:span text:style-name="T9"/></text:p>
      <text:p text:style-name="P19"><text:span text:style-name="T9"><text:s text:c="4"/>let xPosLabel = ce("label");</text:span></text:p>
      <text:p text:style-name="P19"><text:span text:style-name="T9"><text:s text:c="4"/>xPosLabel.textContent = "X POS";</text:span></text:p>
      <text:p text:style-name="P19"><text:span text:style-name="T9"><text:s text:c="4"/>theMenu.append(xPosLabel);</text:span></text:p>
      <text:p text:style-name="P19"><text:span text:style-name="T9"/></text:p>
      <text:p text:style-name="P19"><text:span text:style-name="T9"><text:s text:c="4"/>//-//</text:span></text:p>
      <text:p text:style-name="P19"><text:span text:style-name="T9"/></text:p>
      <text:p text:style-name="P19"><text:span text:style-name="T9"><text:s text:c="4"/>theMenu.append(ce("nbsp"));</text:span></text:p>
      <text:p text:style-name="P19"><text:span text:style-name="T9"/></text:p>
      <text:p text:style-name="P19"><text:span text:style-name="T9"><text:s text:c="4"/>//-//</text:span></text:p>
      <text:p text:style-name="P19"><text:span text:style-name="T9"/></text:p>
      <text:p text:style-name="P19"><text:span text:style-name="T9"><text:s text:c="4"/>let xPosTextarea = ce("textarea");</text:span></text:p>
      <text:p text:style-name="P19"><text:span text:style-name="T9"><text:s text:c="4"/>xPosTextarea.id = "gotX";</text:span></text:p>
      <text:p text:style-name="P19"><text:span text:style-name="T9"><text:s text:c="4"/>xPosTextarea.className = "textInput";</text:span></text:p>
      <text:p text:style-name="P19"><text:span text:style-name="T9"><text:s text:c="4"/>xPos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xPos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oft-page-break/><text:span text:style-name="T9"/></text:p>
      <text:p text:style-name="P19"><text:span text:style-name="T9"><text:s text:c="4"/>let yPosLabel = ce("label");</text:span></text:p>
      <text:p text:style-name="P19"><text:span text:style-name="T9"><text:s text:c="4"/>yPosLabel.textContent = "Y POS";</text:span></text:p>
      <text:p text:style-name="P19"><text:span text:style-name="T9"><text:s text:c="4"/>theMenu.append(yPosLabel);</text:span></text:p>
      <text:p text:style-name="P19"><text:span text:style-name="T9"/></text:p>
      <text:p text:style-name="P19"><text:span text:style-name="T9"><text:s text:c="4"/>//-//</text:span></text:p>
      <text:p text:style-name="P19"><text:span text:style-name="T9"/></text:p>
      <text:p text:style-name="P19"><text:span text:style-name="T9"><text:s text:c="4"/>theMenu.append(ce("nbsp"));</text:span></text:p>
      <text:p text:style-name="P19"><text:span text:style-name="T9"/></text:p>
      <text:p text:style-name="P19"><text:span text:style-name="T9"><text:s text:c="4"/>//-//</text:span></text:p>
      <text:p text:style-name="P19"><text:span text:style-name="T9"/></text:p>
      <text:p text:style-name="P19"><text:span text:style-name="T9"><text:s text:c="4"/>let yPosTextarea = ce("textarea");</text:span></text:p>
      <text:p text:style-name="P19"><text:span text:style-name="T9"><text:s text:c="4"/>yPosTextarea.id = "gotY";</text:span></text:p>
      <text:p text:style-name="P19"><text:span text:style-name="T9"><text:s text:c="4"/>yPosTextarea.className = "textInput";</text:span></text:p>
      <text:p text:style-name="P19"><text:span text:style-name="T9"><text:s text:c="4"/>yPos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yPosTextarea);</text:span></text:p>
      <text:p text:style-name="P19"><text:span text:style-name="T9">}</text:span></text:p>
      <text:p text:style-name="P19"><text:span text:style-name="T9"/></text:p>
      <text:p text:style-name="P19"><text:span text:style-name="T9">function structurePositionGet()</text:span></text:p>
      <text:p text:style-name="P19"><text:span text:style-name="T9">{</text:span></text:p>
      <text:p text:style-name="P19"><text:span text:style-name="T9"><text:s text:c="4"/>let currentPosition = positionGet(thePositionGetID);</text:span></text:p>
      <text:p text:style-name="P19"><text:span text:style-name="T9"/></text:p>
      <text:p text:style-name="P19"><text:soft-page-break/><text:span text:style-name="T9"><text:s text:c="4"/>thePositionGetID.innerText = currentPosition.x.toFixed(0) + "\n" + currentPosition.y.toFixed(0) + "\n";</text:span></text:p>
      <text:p text:style-name="P19"><text:span text:style-name="T9"/></text:p>
      <text:p text:style-name="P19"><text:span text:style-name="T9"><text:s text:c="4"/>ge('gotX').value = currentPosition.x.toFixed(0);</text:span></text:p>
      <text:p text:style-name="P19"><text:span text:style-name="T9"/></text:p>
      <text:p text:style-name="P19"><text:span text:style-name="T9"><text:s text:c="4"/>ge('gotY').value = currentPosition.y.toFixed(0);</text:span></text:p>
      <text:p text:style-name="P19"><text:span text:style-name="T9">}</text:span></text:p>
      <text:p text:style-name="P19"><text:span text:style-name="T9"/></text:p>
      <text:p text:style-name="P19"><text:span text:style-name="T9">let currentStructurePositionTimer;</text:span></text:p>
      <text:p text:style-name="P19"><text:span text:style-name="T9"/></text:p>
      <text:p text:style-name="P19"><text:span text:style-name="T9">function structurePositionGetRepeat()</text:span></text:p>
      <text:p text:style-name="P19"><text:span text:style-name="T9">{</text:span></text:p>
      <text:p text:style-name="P19"><text:span text:style-name="T9"><text:s text:c="4"/>currentStructurePositionTimer = setInterval(function()</text:span></text:p>
      <text:p text:style-name="P19"><text:span text:style-name="T9"><text:s text:c="4"/>{</text:span></text:p>
      <text:p text:style-name="P19"><text:span text:style-name="T9"><text:s text:c="8"/>structurePositionGet();</text:span></text:p>
      <text:p text:style-name="P19"><text:span text:style-name="T9"><text:s text:c="4"/>}, 1000);</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PositionSet.js</text:span></text:p>
      <text:p text:style-name="P19"><text:span text:style-name="T9"/></text:p>
      <text:p text:style-name="P19"><text:span text:style-name="T9">let thePositionSetID;</text:span></text:p>
      <text:p text:style-name="P19"><text:span text:style-name="T9"/></text:p>
      <text:p text:style-name="P19"><text:span text:style-name="T9">let worldPositionId;</text:span></text:p>
      <text:p text:style-name="P19"><text:span text:style-name="T9"/></text:p>
      <text:p text:style-name="P19"><text:span text:style-name="T9">let numberOnlyStructure;</text:span></text:p>
      <text:p text:style-name="P19"><text:span text:style-name="T9"/></text:p>
      <text:p text:style-name="P19"><text:span text:style-name="T9">function menuStructurePositionSet(theStructureId)</text:span></text:p>
      <text:p text:style-name="P19"><text:span text:style-name="T9">{</text:span></text:p>
      <text:p text:style-name="P19"><text:span text:style-name="T9"><text:s text:c="4"/>thePositionSetID = ge(theStructureId);</text:span></text:p>
      <text:p text:style-name="P19"><text:span text:style-name="T9"/></text:p>
      <text:p text:style-name="P19"><text:span text:style-name="T9"><text:s text:c="4"/>worldPositionId = theStructureId;</text:span></text:p>
      <text:p text:style-name="P19"><text:span text:style-name="T9"/></text:p>
      <text:p text:style-name="P19"><text:span text:style-name="T9"><text:s text:c="4"/>// remove the text to find the digits only</text:span></text:p>
      <text:p text:style-name="P19"><text:span text:style-name="T9"><text:s text:c="4"/>// which number in the array, based on id number - 1</text:span></text:p>
      <text:p text:style-name="P19"><text:span text:style-name="T9"><text:s text:c="4"/>// \d find digit</text:span></text:p>
      <text:p text:style-name="P19"><text:soft-page-break/><text:span text:style-name="T9"><text:s text:c="4"/>numberOnlyStructure = worldPositionId.replace(/\D/g, '') - 1;</text:span></text:p>
      <text:p text:style-name="P19"><text:span text:style-name="T9"/></text:p>
      <text:p text:style-name="P19"><text:span text:style-name="T9"><text:s text:c="4"/>//-//</text:span></text:p>
      <text:p text:style-name="P19"><text:span text:style-name="T9"/></text:p>
      <text:p text:style-name="P19"><text:span text:style-name="T9"><text:s text:c="4"/>let menuId = 'menuPositionStructureSe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oft-page-break/><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width = '200px';</text:span></text:p>
      <text:p text:style-name="P19"><text:span text:style-name="T9"><text:s text:c="4"/>theMenu.style.height = '200px';</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positionLabel = ce("h1");</text:span></text:p>
      <text:p text:style-name="P19"><text:span text:style-name="T9"><text:s text:c="4"/>positionLabel.textContent = "STRUCTURE POSITION OPTIONS";</text:span></text:p>
      <text:p text:style-name="P19"><text:span text:style-name="T9"><text:s text:c="4"/>positionLabel.className = 'menu';</text:span></text:p>
      <text:p text:style-name="P19"><text:soft-page-break/><text:span text:style-name="T9"><text:s text:c="4"/>theMenu.append(positionLabel);</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tructureValues = [</text:span></text:p>
      <text:p text:style-name="P19"><text:span text:style-name="T9"><text:s text:c="8"/>1, 2, 3, 4, 5, 6, 7, 8, 9, 10</text:span></text:p>
      <text:p text:style-name="P19"><text:span text:style-name="T9"><text:s text:c="4"/>];</text:span></text:p>
      <text:p text:style-name="P19"><text:span text:style-name="T9"/></text:p>
      <text:p text:style-name="P19"><text:span text:style-name="T9"><text:s text:c="4"/>for (let x = 0; x &lt; structureValues.length; x++)</text:span></text:p>
      <text:p text:style-name="P19"><text:span text:style-name="T9"><text:s text:c="4"/>{</text:span></text:p>
      <text:p text:style-name="P19"><text:span text:style-name="T9"><text:s text:c="8"/>let theButton = ce("button");</text:span></text:p>
      <text:p text:style-name="P19"><text:span text:style-name="T9"><text:s text:c="8"/>theButton.onclick = function()</text:span></text:p>
      <text:p text:style-name="P19"><text:span text:style-name="T9"><text:s text:c="8"/>{</text:span></text:p>
      <text:p text:style-name="P19"><text:span text:style-name="T9"><text:s text:c="12"/>structureMoves(x);</text:span></text:p>
      <text:p text:style-name="P19"><text:span text:style-name="T9"><text:s text:c="8"/>};</text:span></text:p>
      <text:p text:style-name="P19"><text:span text:style-name="T9"><text:s text:c="8"/>theButton.className = "ourButton";</text:span></text:p>
      <text:p text:style-name="P19"><text:span text:style-name="T9"><text:s text:c="8"/>theButton.textContent = structureValues[x];</text:span></text:p>
      <text:p text:style-name="P19"><text:span text:style-name="T9"><text:s text:c="8"/>theMenu.append(theButton);</text:span></text:p>
      <text:p text:style-name="P19"><text:span text:style-name="T9"><text:s text:c="4"/>}</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customPositionButton = ce("button");</text:span></text:p>
      <text:p text:style-name="P19"><text:span text:style-name="T9"><text:s text:c="4"/>customPositionButton.onclick = function()</text:span></text:p>
      <text:p text:style-name="P19"><text:span text:style-name="T9"><text:s text:c="4"/>{</text:span></text:p>
      <text:p text:style-name="P19"><text:span text:style-name="T9"><text:s text:c="8"/>customPositionStructure();</text:span></text:p>
      <text:p text:style-name="P19"><text:span text:style-name="T9"><text:s text:c="4"/>};</text:span></text:p>
      <text:p text:style-name="P19"><text:span text:style-name="T9"><text:s text:c="4"/>customPositionButton.className = "ourButton";</text:span></text:p>
      <text:p text:style-name="P19"><text:span text:style-name="T9"><text:s text:c="4"/>customPositionButton.textContent = "Custom Structure Position";</text:span></text:p>
      <text:p text:style-name="P19"><text:span text:style-name="T9"><text:s text:c="4"/>theMenu.append(customPositionButton);</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xPosLabel = ce("span");</text:span></text:p>
      <text:p text:style-name="P19"><text:span text:style-name="T9"><text:s text:c="4"/>xPosLabel.textContent = "X POS";</text:span></text:p>
      <text:p text:style-name="P19"><text:span text:style-name="T9"><text:s text:c="4"/>theMenu.append(xPosLabel);</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nbsp"));</text:span></text:p>
      <text:p text:style-name="P19"><text:span text:style-name="T9"/></text:p>
      <text:p text:style-name="P19"><text:span text:style-name="T9"><text:s text:c="4"/>//-//</text:span></text:p>
      <text:p text:style-name="P19"><text:span text:style-name="T9"/></text:p>
      <text:p text:style-name="P19"><text:span text:style-name="T9"><text:s text:c="4"/>let xPosTextarea = ce("textarea");</text:span></text:p>
      <text:p text:style-name="P19"><text:span text:style-name="T9"><text:s text:c="4"/>xPosTextarea.id = "customPosX";</text:span></text:p>
      <text:p text:style-name="P19"><text:span text:style-name="T9"><text:s text:c="4"/>xPosTextarea.className = "textInput";</text:span></text:p>
      <text:p text:style-name="P19"><text:span text:style-name="T9"><text:s text:c="4"/>xPos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xPos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yPosLabel = ce("span");</text:span></text:p>
      <text:p text:style-name="P19"><text:span text:style-name="T9"><text:s text:c="4"/>yPosLabel.textContent = "Y POS";</text:span></text:p>
      <text:p text:style-name="P19"><text:span text:style-name="T9"><text:s text:c="4"/>theMenu.append(yPosLabel);</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nbsp"));</text:span></text:p>
      <text:p text:style-name="P19"><text:span text:style-name="T9"/></text:p>
      <text:p text:style-name="P19"><text:span text:style-name="T9"><text:s text:c="4"/>//-//</text:span></text:p>
      <text:p text:style-name="P19"><text:span text:style-name="T9"/></text:p>
      <text:p text:style-name="P19"><text:span text:style-name="T9"><text:s text:c="4"/>let yPosTextarea = ce("textarea");</text:span></text:p>
      <text:p text:style-name="P19"><text:span text:style-name="T9"><text:s text:c="4"/>yPosTextarea.id = "customPosY";</text:span></text:p>
      <text:p text:style-name="P19"><text:span text:style-name="T9"><text:s text:c="4"/>yPosTextarea.className = "textInput";</text:span></text:p>
      <text:p text:style-name="P19"><text:span text:style-name="T9"><text:s text:c="4"/>yPos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yPos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onclick = function()</text:span></text:p>
      <text:p text:style-name="P19"><text:span text:style-name="T9"><text:s text:c="4"/>{</text:span></text:p>
      <text:p text:style-name="P19"><text:span text:style-name="T9"><text:s text:c="8"/>customPositionStructureText();</text:span></text:p>
      <text:p text:style-name="P19"><text:span text:style-name="T9"><text:s text:c="8"/>keyboardControlOn();</text:span></text:p>
      <text:p text:style-name="P19"><text:span text:style-name="T9"><text:s text:c="8"/>enterButtonSound();</text:span></text:p>
      <text:p text:style-name="P19"><text:soft-page-break/><text:span text:style-name="T9"><text:s text:c="4"/>};</text:span></text:p>
      <text:p text:style-name="P19"><text:span text:style-name="T9"><text:s text:c="4"/>enterButton.className = "ourButton";</text:span></text:p>
      <text:p text:style-name="P19"><text:span text:style-name="T9"><text:s text:c="4"/>enterButton.textContent = "Enter";</text:span></text:p>
      <text:p text:style-name="P19"><text:span text:style-name="T9"><text:s text:c="4"/>theMenu.append(enterButton);</text:span></text:p>
      <text:p text:style-name="P19"><text:span text:style-name="T9">}</text:span></text:p>
      <text:p text:style-name="P19"><text:span text:style-name="T9"/></text:p>
      <text:p text:style-name="P19"><text:span text:style-name="T9">// buttons move the structure</text:span></text:p>
      <text:p text:style-name="P19"><text:span text:style-name="T9">function structureMoves(theLocation)</text:span></text:p>
      <text:p text:style-name="P19"><text:span text:style-name="T9">{</text:span></text:p>
      <text:p text:style-name="P19"><text:span text:style-name="T9"><text:s text:c="4"/>audioPlay("sfx_blip_001", 1.0);</text:span></text:p>
      <text:p text:style-name="P19"><text:span text:style-name="T9"/></text:p>
      <text:p text:style-name="P19"><text:span text:style-name="T9"><text:s text:c="4"/>if (theLocation == '1')</text:span></text:p>
      <text:p text:style-name="P19"><text:span text:style-name="T9"><text:s text:c="4"/>{</text:span></text:p>
      <text:p text:style-name="P19"><text:span text:style-name="T9"><text:s text:c="8"/>thePositionSetID.x = 100;</text:span></text:p>
      <text:p text:style-name="P19"><text:span text:style-name="T9"><text:s text:c="8"/>thePositionSetID.y = 100;</text:span></text:p>
      <text:p text:style-name="P19"><text:span text:style-name="T9"><text:s text:c="4"/>}</text:span></text:p>
      <text:p text:style-name="P19"><text:span text:style-name="T9"><text:s text:c="4"/>if (theLocation == '2')</text:span></text:p>
      <text:p text:style-name="P19"><text:span text:style-name="T9"><text:s text:c="4"/>{</text:span></text:p>
      <text:p text:style-name="P19"><text:span text:style-name="T9"><text:s text:c="8"/>thePositionSetID.x = 100;</text:span></text:p>
      <text:p text:style-name="P19"><text:span text:style-name="T9"><text:s text:c="8"/>thePositionSetID.y = 200;</text:span></text:p>
      <text:p text:style-name="P19"><text:span text:style-name="T9"><text:s text:c="4"/>}</text:span></text:p>
      <text:p text:style-name="P19"><text:span text:style-name="T9"><text:s text:c="4"/>if (theLocation == '3')</text:span></text:p>
      <text:p text:style-name="P19"><text:span text:style-name="T9"><text:s text:c="4"/>{</text:span></text:p>
      <text:p text:style-name="P19"><text:span text:style-name="T9"><text:s text:c="8"/>thePositionSetID.x = 100;</text:span></text:p>
      <text:p text:style-name="P19"><text:span text:style-name="T9"><text:s text:c="8"/>thePositionSetID.y = 300;</text:span></text:p>
      <text:p text:style-name="P19"><text:span text:style-name="T9"><text:s text:c="4"/>}</text:span></text:p>
      <text:p text:style-name="P19"><text:soft-page-break/><text:span text:style-name="T9"><text:s text:c="4"/>if (theLocation == '4')</text:span></text:p>
      <text:p text:style-name="P19"><text:span text:style-name="T9"><text:s text:c="4"/>{</text:span></text:p>
      <text:p text:style-name="P19"><text:span text:style-name="T9"><text:s text:c="8"/>thePositionSetID.x = 100;</text:span></text:p>
      <text:p text:style-name="P19"><text:span text:style-name="T9"><text:s text:c="8"/>thePositionSetID.y = 400;</text:span></text:p>
      <text:p text:style-name="P19"><text:span text:style-name="T9"><text:s text:c="4"/>}</text:span></text:p>
      <text:p text:style-name="P19"><text:span text:style-name="T9"><text:s text:c="4"/>if (theLocation == '5')</text:span></text:p>
      <text:p text:style-name="P19"><text:span text:style-name="T9"><text:s text:c="4"/>{</text:span></text:p>
      <text:p text:style-name="P19"><text:span text:style-name="T9"><text:s text:c="8"/>thePositionSetID.x = 100;</text:span></text:p>
      <text:p text:style-name="P19"><text:span text:style-name="T9"><text:s text:c="8"/>thePositionSetID.y = 500;</text:span></text:p>
      <text:p text:style-name="P19"><text:span text:style-name="T9"><text:s text:c="4"/>}</text:span></text:p>
      <text:p text:style-name="P19"><text:span text:style-name="T9"><text:s text:c="4"/>if (theLocation == '6')</text:span></text:p>
      <text:p text:style-name="P19"><text:span text:style-name="T9"><text:s text:c="4"/>{</text:span></text:p>
      <text:p text:style-name="P19"><text:span text:style-name="T9"><text:s text:c="8"/>thePositionSetID.x = 100;</text:span></text:p>
      <text:p text:style-name="P19"><text:span text:style-name="T9"><text:s text:c="8"/>thePositionSetID.y = 600;</text:span></text:p>
      <text:p text:style-name="P19"><text:span text:style-name="T9"><text:s text:c="4"/>}</text:span></text:p>
      <text:p text:style-name="P19"><text:span text:style-name="T9"><text:s text:c="4"/>if (theLocation == '7')</text:span></text:p>
      <text:p text:style-name="P19"><text:span text:style-name="T9"><text:s text:c="4"/>{</text:span></text:p>
      <text:p text:style-name="P19"><text:span text:style-name="T9"><text:s text:c="8"/>thePositionSetID.x = 100;</text:span></text:p>
      <text:p text:style-name="P19"><text:span text:style-name="T9"><text:s text:c="8"/>thePositionSetID.y = 700;</text:span></text:p>
      <text:p text:style-name="P19"><text:span text:style-name="T9"><text:s text:c="4"/>}</text:span></text:p>
      <text:p text:style-name="P19"><text:span text:style-name="T9"><text:s text:c="4"/>if (theLocation == '8')</text:span></text:p>
      <text:p text:style-name="P19"><text:span text:style-name="T9"><text:s text:c="4"/>{</text:span></text:p>
      <text:p text:style-name="P19"><text:span text:style-name="T9"><text:s text:c="8"/>thePositionSetID.x = 100;</text:span></text:p>
      <text:p text:style-name="P19"><text:span text:style-name="T9"><text:s text:c="8"/>thePositionSetID.y = 800;</text:span></text:p>
      <text:p text:style-name="P19"><text:span text:style-name="T9"><text:s text:c="4"/>}</text:span></text:p>
      <text:p text:style-name="P19"><text:span text:style-name="T9"><text:s text:c="4"/>if (theLocation == '9')</text:span></text:p>
      <text:p text:style-name="P19"><text:soft-page-break/><text:span text:style-name="T9"><text:s text:c="4"/>{</text:span></text:p>
      <text:p text:style-name="P19"><text:span text:style-name="T9"><text:s text:c="8"/>thePositionSetID.x = 100;</text:span></text:p>
      <text:p text:style-name="P19"><text:span text:style-name="T9"><text:s text:c="8"/>thePositionSetID.y = 900;</text:span></text:p>
      <text:p text:style-name="P19"><text:span text:style-name="T9"><text:s text:c="4"/>}</text:span></text:p>
      <text:p text:style-name="P19"><text:span text:style-name="T9"><text:s text:c="4"/>if (theLocation == '0')</text:span></text:p>
      <text:p text:style-name="P19"><text:span text:style-name="T9"><text:s text:c="4"/>{</text:span></text:p>
      <text:p text:style-name="P19"><text:span text:style-name="T9"><text:s text:c="8"/>thePositionSetID.x = 100;</text:span></text:p>
      <text:p text:style-name="P19"><text:span text:style-name="T9"><text:s text:c="8"/>thePositionSetID.y = 1000;</text:span></text:p>
      <text:p text:style-name="P19"><text:span text:style-name="T9"><text:s text:c="4"/>}</text:span></text:p>
      <text:p text:style-name="P19"><text:span text:style-name="T9"/></text:p>
      <text:p text:style-name="P19"><text:span text:style-name="T9"><text:s text:c="4"/>// move the structure</text:span></text:p>
      <text:p text:style-name="P19"><text:span text:style-name="T9"><text:s text:c="4"/>thePositionSetID.style.left = thePositionSetID.x + 'px';</text:span></text:p>
      <text:p text:style-name="P19"><text:span text:style-name="T9"/></text:p>
      <text:p text:style-name="P19"><text:span text:style-name="T9"><text:s text:c="4"/>thePositionSetID.style.top = thePositionSetID.y + 'px';</text:span></text:p>
      <text:p text:style-name="P19"><text:span text:style-name="T9"/></text:p>
      <text:p text:style-name="P19"><text:span text:style-name="T9"><text:s text:c="4"/>// update the structuresArray posX and posY</text:span></text:p>
      <text:p text:style-name="P19"><text:span text:style-name="T9"><text:s text:c="4"/>structuresArray[numberOnlyStructure].posX = thePositionSetID.x;</text:span></text:p>
      <text:p text:style-name="P19"><text:span text:style-name="T9"/></text:p>
      <text:p text:style-name="P19"><text:span text:style-name="T9"><text:s text:c="4"/>structuresArray[numberOnlyStructure].posY = thePositionSetID.y;</text:span></text:p>
      <text:p text:style-name="P19"><text:span text:style-name="T9"/></text:p>
      <text:p text:style-name="P19"><text:span text:style-name="T9"><text:s text:c="4"/>// update the innerText of the structure</text:span></text:p>
      <text:p text:style-name="P19"><text:soft-page-break/><text:span text:style-name="T9"><text:s text:c="4"/>// show the structure id, name, posX, and posY</text:span></text:p>
      <text:p text:style-name="P19"><text:span text:style-name="T9"><text:s text:c="4"/>thePositionSetID.innerText = structuresArray[numberOnlyStructure].id + "\n" + structuresArray[numberOnlyStructure].name + "\n" + structuresArray[numberOnlyStructure].posX + "\n" + structuresArray[numberOnlyStructure].posY;</text:span></text:p>
      <text:p text:style-name="P19"><text:span text:style-name="T9"/></text:p>
      <text:p text:style-name="P19"><text:span text:style-name="T9"><text:s text:c="4"/>// update the textArea of the posX and posY</text:span></text:p>
      <text:p text:style-name="P19"><text:span text:style-name="T9"><text:s text:c="4"/>ge("customPosX").value = structuresArray[numberOnlyStructure].posX;</text:span></text:p>
      <text:p text:style-name="P19"><text:span text:style-name="T9"/></text:p>
      <text:p text:style-name="P19"><text:span text:style-name="T9"><text:s text:c="4"/>ge("customPosY").value = structuresArray[numberOnlyStructure].posY;</text:span></text:p>
      <text:p text:style-name="P19"><text:span text:style-name="T9"/></text:p>
      <text:p text:style-name="P19"><text:span text:style-name="T9"><text:s text:c="4"/>updateStructures(worldPositionId);</text:span></text:p>
      <text:p text:style-name="P19"><text:span text:style-name="T9">}</text:span></text:p>
      <text:p text:style-name="P19"><text:span text:style-name="T9"/></text:p>
      <text:p text:style-name="P19"><text:span text:style-name="T9">function customPositionStructure()</text:span></text:p>
      <text:p text:style-name="P19"><text:span text:style-name="T9">{</text:span></text:p>
      <text:p text:style-name="P19"><text:span text:style-name="T9"><text:s text:c="4"/>let playerX = prompt("Enter X Position");</text:span></text:p>
      <text:p text:style-name="P19"><text:span text:style-name="T9"><text:s text:c="4"/>let playerY = prompt("Enter Y Position");</text:span></text:p>
      <text:p text:style-name="P19"><text:span text:style-name="T9"/></text:p>
      <text:p text:style-name="P19"><text:soft-page-break/><text:span text:style-name="T9"><text:s text:c="4"/>// if no inputted value, keep player where they are</text:span></text:p>
      <text:p text:style-name="P19"><text:span text:style-name="T9"><text:s text:c="4"/>if (playerX == '' || playerY == '')</text:span></text:p>
      <text:p text:style-name="P19"><text:span text:style-name="T9"><text:s text:c="4"/>{</text:span></text:p>
      <text:p text:style-name="P19"><text:span text:style-name="T9"><text:s text:c="8"/>thePositionSetID.x = thePositionSetID.x;</text:span></text:p>
      <text:p text:style-name="P19"><text:span text:style-name="T9"><text:s text:c="8"/>thePositionSetID.y = thePositionSetID.y;</text:span></text:p>
      <text:p text:style-name="P19"><text:span text:style-name="T9"><text:s text:c="8"/>return;</text:span></text:p>
      <text:p text:style-name="P19"><text:span text:style-name="T9"><text:s text:c="4"/>}</text:span></text:p>
      <text:p text:style-name="P19"><text:span text:style-name="T9"/></text:p>
      <text:p text:style-name="P19"><text:span text:style-name="T9"><text:s text:c="4"/>thePositionSetID.x = parseInt(playerX);</text:span></text:p>
      <text:p text:style-name="P19"><text:span text:style-name="T9"/></text:p>
      <text:p text:style-name="P19"><text:span text:style-name="T9"><text:s text:c="4"/>// y location of the structure</text:span></text:p>
      <text:p text:style-name="P19"><text:span text:style-name="T9"><text:s text:c="4"/>thePositionSetID.y = parseInt(playerY);</text:span></text:p>
      <text:p text:style-name="P19"><text:span text:style-name="T9"/></text:p>
      <text:p text:style-name="P19"><text:span text:style-name="T9"><text:s text:c="4"/>// if person did answer Y position, move structure</text:span></text:p>
      <text:p text:style-name="P19"><text:span text:style-name="T9"><text:s text:c="4"/>if (playerY != '')</text:span></text:p>
      <text:p text:style-name="P19"><text:span text:style-name="T9"><text:s text:c="4"/>{</text:span></text:p>
      <text:p text:style-name="P19"><text:span text:style-name="T9"><text:s text:c="8"/>// movePlayer();</text:span></text:p>
      <text:p text:style-name="P19"><text:span text:style-name="T9"><text:s text:c="8"/>thePositionSetID.style.left = thePositionSetID.x + 'px';</text:span></text:p>
      <text:p text:style-name="P19"><text:span text:style-name="T9"><text:s text:c="8"/>thePositionSetID.style.top = thePositionSetID.y + 'px';</text:span></text:p>
      <text:p text:style-name="P19"><text:span text:style-name="T9"><text:s text:c="4"/>}</text:span></text:p>
      <text:p text:style-name="P19"><text:span text:style-name="T9"/></text:p>
      <text:p text:style-name="P19"><text:span text:style-name="T9"><text:s text:c="4"/>// update the structuresArray posX and posY</text:span></text:p>
      <text:p text:style-name="P19"><text:soft-page-break/><text:span text:style-name="T9"><text:s text:c="4"/>structuresArray[numberOnlyStructure].posX = thePositionSetID.x;</text:span></text:p>
      <text:p text:style-name="P19"><text:span text:style-name="T9"/></text:p>
      <text:p text:style-name="P19"><text:span text:style-name="T9"><text:s text:c="4"/>structuresArray[numberOnlyStructure].posY = thePositionSetID.y;</text:span></text:p>
      <text:p text:style-name="P19"><text:span text:style-name="T9"/></text:p>
      <text:p text:style-name="P19"><text:span text:style-name="T9"><text:s text:c="4"/>// update the innerText of the structure</text:span></text:p>
      <text:p text:style-name="P19"><text:span text:style-name="T9"><text:s text:c="4"/>// show the structure id, name, posX, and posY</text:span></text:p>
      <text:p text:style-name="P19"><text:span text:style-name="T9"><text:s text:c="4"/>thePositionSetID.innerText = structuresArray[numberOnlyStructure].id + "\n" + structuresArray[numberOnlyStructure].name + "\n" + structuresArray[numberOnlyStructure].posX + "\n" + structuresArray[numberOnlyStructure].posY;</text:span></text:p>
      <text:p text:style-name="P19"><text:span text:style-name="T9"/></text:p>
      <text:p text:style-name="P19"><text:span text:style-name="T9"><text:s text:c="4"/>// update the textArea of the posX and posY</text:span></text:p>
      <text:p text:style-name="P19"><text:span text:style-name="T9"><text:s text:c="4"/>ge("customPosX").value = structuresArray[numberOnlyStructure].posX;</text:span></text:p>
      <text:p text:style-name="P19"><text:span text:style-name="T9"/></text:p>
      <text:p text:style-name="P19"><text:span text:style-name="T9"><text:s text:c="4"/>ge("customPosY").value = structuresArray[numberOnlyStructure].posY;</text:span></text:p>
      <text:p text:style-name="P19"><text:span text:style-name="T9"/></text:p>
      <text:p text:style-name="P19"><text:soft-page-break/><text:span text:style-name="T9"><text:s text:c="4"/>// update structuresArray to show the changed value</text:span></text:p>
      <text:p text:style-name="P19"><text:span text:style-name="T9"><text:s text:c="4"/>updateStructures(worldPositionId);</text:span></text:p>
      <text:p text:style-name="P19"><text:span text:style-name="T9">}</text:span></text:p>
      <text:p text:style-name="P19"><text:span text:style-name="T9"/></text:p>
      <text:p text:style-name="P19"><text:span text:style-name="T9">function customPositionStructureText()</text:span></text:p>
      <text:p text:style-name="P19"><text:span text:style-name="T9">{</text:span></text:p>
      <text:p text:style-name="P19"><text:span text:style-name="T9"><text:s text:c="4"/>let playerX = ge("customPosX").value;</text:span></text:p>
      <text:p text:style-name="P19"><text:span text:style-name="T9"><text:s text:c="4"/>let playerY = ge("customPosY").value;</text:span></text:p>
      <text:p text:style-name="P19"><text:span text:style-name="T9"/></text:p>
      <text:p text:style-name="P19"><text:span text:style-name="T9"><text:s text:c="4"/>// if no inputted value, keep person where they are</text:span></text:p>
      <text:p text:style-name="P19"><text:span text:style-name="T9"><text:s text:c="4"/>if (playerY == '')</text:span></text:p>
      <text:p text:style-name="P19"><text:span text:style-name="T9"><text:s text:c="4"/>{</text:span></text:p>
      <text:p text:style-name="P19"><text:span text:style-name="T9"><text:s text:c="8"/>thePositionSetID.x = thePositionSetID.x;</text:span></text:p>
      <text:p text:style-name="P19"><text:span text:style-name="T9"><text:s text:c="8"/>thePositionSetID.y = thePositionSetID.y;</text:span></text:p>
      <text:p text:style-name="P19"><text:span text:style-name="T9"><text:s text:c="8"/>return;</text:span></text:p>
      <text:p text:style-name="P19"><text:span text:style-name="T9"><text:s text:c="4"/>}</text:span></text:p>
      <text:p text:style-name="P19"><text:span text:style-name="T9"/></text:p>
      <text:p text:style-name="P19"><text:span text:style-name="T9"><text:s text:c="4"/>thePositionSetID.x = parseInt(playerX);</text:span></text:p>
      <text:p text:style-name="P19"><text:span text:style-name="T9"/></text:p>
      <text:p text:style-name="P19"><text:span text:style-name="T9"><text:s text:c="4"/>// y location of the structure</text:span></text:p>
      <text:p text:style-name="P19"><text:span text:style-name="T9"><text:s text:c="4"/>thePositionSetID.y = parseInt(playerY);</text:span></text:p>
      <text:p text:style-name="P19"><text:span text:style-name="T9"/></text:p>
      <text:p text:style-name="P19"><text:span text:style-name="T9"><text:s text:c="4"/>// if person did answer Y position, move structure</text:span></text:p>
      <text:p text:style-name="P19"><text:soft-page-break/><text:span text:style-name="T9"><text:s text:c="4"/>if (playerY != '')</text:span></text:p>
      <text:p text:style-name="P19"><text:span text:style-name="T9"><text:s text:c="4"/>{</text:span></text:p>
      <text:p text:style-name="P19"><text:span text:style-name="T9"><text:s text:c="8"/>// movePlayer();</text:span></text:p>
      <text:p text:style-name="P19"><text:span text:style-name="T9"><text:s text:c="8"/>thePositionSetID.style.left = thePositionSetID.x + 'px';</text:span></text:p>
      <text:p text:style-name="P19"><text:span text:style-name="T9"><text:s text:c="8"/>thePositionSetID.style.top = thePositionSetID.y + 'px';</text:span></text:p>
      <text:p text:style-name="P19"><text:span text:style-name="T9"><text:s text:c="4"/>}</text:span></text:p>
      <text:p text:style-name="P19"><text:span text:style-name="T9"/></text:p>
      <text:p text:style-name="P19"><text:span text:style-name="T9"><text:s text:c="4"/>// update the structuresArray posX and posY</text:span></text:p>
      <text:p text:style-name="P19"><text:span text:style-name="T9"><text:s text:c="4"/>structuresArray[numberOnlyStructure].posX = thePositionSetID.x;</text:span></text:p>
      <text:p text:style-name="P19"><text:span text:style-name="T9"/></text:p>
      <text:p text:style-name="P19"><text:span text:style-name="T9"><text:s text:c="4"/>structuresArray[numberOnlyStructure].posY = thePositionSetID.y;</text:span></text:p>
      <text:p text:style-name="P19"><text:span text:style-name="T9"/></text:p>
      <text:p text:style-name="P19"><text:span text:style-name="T9"><text:s text:c="4"/>// update the innerText of the structure</text:span></text:p>
      <text:p text:style-name="P19"><text:span text:style-name="T9"><text:s text:c="4"/>// show the structure id, name, posX, and posY</text:span></text:p>
      <text:p text:style-name="P19"><text:span text:style-name="T9"><text:s text:c="4"/>thePositionSetID.innerText = structuresArray[numberOnlyStructure].id + "\n" + structuresArray[numberOnlyStructure].name + "\n" + structuresArray[numberOnlyStructure].posX + </text:span><text:soft-page-break/><text:span text:style-name="T9">"\n" + structuresArray[numberOnlyStructure].posY;</text:span></text:p>
      <text:p text:style-name="P19"><text:span text:style-name="T9"/></text:p>
      <text:p text:style-name="P19"><text:span text:style-name="T9"><text:s text:c="4"/>// update the textArea of the posX and posY</text:span></text:p>
      <text:p text:style-name="P19"><text:span text:style-name="T9"><text:s text:c="4"/>ge("customPosX").value = structuresArray[numberOnlyStructure].posX;</text:span></text:p>
      <text:p text:style-name="P19"><text:span text:style-name="T9"/></text:p>
      <text:p text:style-name="P19"><text:span text:style-name="T9"><text:s text:c="4"/>ge("customPosY").value = structuresArray[numberOnlyStructure].posY;</text:span></text:p>
      <text:p text:style-name="P19"><text:span text:style-name="T9"/></text:p>
      <text:p text:style-name="P19"><text:span text:style-name="T9"><text:s text:c="4"/>updateStructures(worldPositionId);</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SizeGet.js</text:span></text:p>
      <text:p text:style-name="P19"><text:span text:style-name="T9"/></text:p>
      <text:p text:style-name="P19"><text:span text:style-name="T9">let theSizeGetID;</text:span></text:p>
      <text:p text:style-name="P19"><text:span text:style-name="T9"/></text:p>
      <text:p text:style-name="P19"><text:soft-page-break/><text:span text:style-name="T9">function menuStructureSizeGet(theStructureId)</text:span></text:p>
      <text:p text:style-name="P19"><text:span text:style-name="T9">{</text:span></text:p>
      <text:p text:style-name="P19"><text:span text:style-name="T9"><text:s text:c="4"/>theSizeGetID = theStructureId;</text:span></text:p>
      <text:p text:style-name="P19"><text:span text:style-name="T9"/></text:p>
      <text:p text:style-name="P19"><text:span text:style-name="T9"><text:s text:c="4"/>let menuId = 'menuSizeStructureGe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oft-page-break/><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width = '200px';</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izeLabel = ce("h1");</text:span></text:p>
      <text:p text:style-name="P19"><text:span text:style-name="T9"><text:s text:c="4"/>sizeLabel.textContent = "GET STRUCTURE SIZE";</text:span></text:p>
      <text:p text:style-name="P19"><text:span text:style-name="T9"><text:s text:c="4"/>sizeLabel.className = 'menu';</text:span></text:p>
      <text:p text:style-name="P19"><text:span text:style-name="T9"><text:s text:c="4"/>theMenu.append(sizeLabel);</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getSizeButton = ce("button");</text:span></text:p>
      <text:p text:style-name="P19"><text:span text:style-name="T9"><text:s text:c="4"/>getSizeButton.onclick = function()</text:span></text:p>
      <text:p text:style-name="P19"><text:span text:style-name="T9"><text:s text:c="4"/>{</text:span></text:p>
      <text:p text:style-name="P19"><text:span text:style-name="T9"><text:s text:c="8"/>structureSizeGet(theSizeGetID);</text:span></text:p>
      <text:p text:style-name="P19"><text:span text:style-name="T9"><text:s text:c="4"/>};</text:span></text:p>
      <text:p text:style-name="P19"><text:span text:style-name="T9"><text:s text:c="4"/>getSizeButton.className = "ourButton";</text:span></text:p>
      <text:p text:style-name="P19"><text:span text:style-name="T9"><text:s text:c="4"/>getSizeButton.textContent = "GET SIZE";</text:span></text:p>
      <text:p text:style-name="P19"><text:span text:style-name="T9"><text:s text:c="4"/>theMenu.append(getSizeButto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xSizeLabel = ce("span");</text:span></text:p>
      <text:p text:style-name="P19"><text:span text:style-name="T9"><text:s text:c="4"/>xSizeLabel.textContent = "X Size";</text:span></text:p>
      <text:p text:style-name="P19"><text:span text:style-name="T9"><text:s text:c="4"/>theMenu.append(xSizeLabel);</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nbsp"));</text:span></text:p>
      <text:p text:style-name="P19"><text:span text:style-name="T9"/></text:p>
      <text:p text:style-name="P19"><text:span text:style-name="T9"><text:s text:c="4"/>//-//</text:span></text:p>
      <text:p text:style-name="P19"><text:span text:style-name="T9"/></text:p>
      <text:p text:style-name="P19"><text:span text:style-name="T9"><text:s text:c="4"/>let xSizeTextarea = ce("textarea");</text:span></text:p>
      <text:p text:style-name="P19"><text:span text:style-name="T9"><text:s text:c="4"/>xSizeTextarea.id = "gotSizeX";</text:span></text:p>
      <text:p text:style-name="P19"><text:span text:style-name="T9"><text:s text:c="4"/>xSizeTextarea.className = "textInput";</text:span></text:p>
      <text:p text:style-name="P19"><text:span text:style-name="T9"><text:s text:c="4"/>xSiz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xSize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ySizeLabel = ce("span");</text:span></text:p>
      <text:p text:style-name="P19"><text:span text:style-name="T9"><text:s text:c="4"/>ySizeLabel.textContent = "Y Size";</text:span></text:p>
      <text:p text:style-name="P19"><text:span text:style-name="T9"><text:s text:c="4"/>theMenu.append(ySizeLabel);</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nbsp"));</text:span></text:p>
      <text:p text:style-name="P19"><text:span text:style-name="T9"/></text:p>
      <text:p text:style-name="P19"><text:span text:style-name="T9"><text:s text:c="4"/>//-//</text:span></text:p>
      <text:p text:style-name="P19"><text:span text:style-name="T9"/></text:p>
      <text:p text:style-name="P19"><text:span text:style-name="T9"><text:s text:c="4"/>let ySizeTextarea = ce("textarea");</text:span></text:p>
      <text:p text:style-name="P19"><text:span text:style-name="T9"><text:s text:c="4"/>ySizeTextarea.id = "gotSizeY";</text:span></text:p>
      <text:p text:style-name="P19"><text:span text:style-name="T9"><text:s text:c="4"/>ySizeTextarea.className = "textInput";</text:span></text:p>
      <text:p text:style-name="P19"><text:span text:style-name="T9"><text:s text:c="4"/>ySiz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ySizeTextarea);</text:span></text:p>
      <text:p text:style-name="P19"><text:span text:style-name="T9">}</text:span></text:p>
      <text:p text:style-name="P19"><text:span text:style-name="T9"/></text:p>
      <text:p text:style-name="P19"><text:span text:style-name="T9">function structureSizeGet()</text:span></text:p>
      <text:p text:style-name="P19"><text:span text:style-name="T9">{</text:span></text:p>
      <text:p text:style-name="P19"><text:span text:style-name="T9"><text:s text:c="4"/>let currentSize = sizeGet(theSizeGetID);</text:span></text:p>
      <text:p text:style-name="P19"><text:span text:style-name="T9"/></text:p>
      <text:p text:style-name="P19"><text:span text:style-name="T9"><text:s text:c="4"/>ge('gotSizeX').value = currentSize.x;</text:span></text:p>
      <text:p text:style-name="P19"><text:span text:style-name="T9"><text:s text:c="4"/>ge('gotSizeY').value = currentSize.y;</text:span></text:p>
      <text:p text:style-name="P19"><text:span text:style-name="T9"/></text:p>
      <text:p text:style-name="P19"><text:span text:style-name="T9"><text:s text:c="4"/>theSizeGetID.innerText = currentSize.x + "\n" + currentSize.y;</text:span></text:p>
      <text:p text:style-name="P19"><text:span text:style-name="T9">}</text:span></text:p>
      <text:p text:style-name="P19"><text:span text:style-name="T9"/></text:p>
      <text:p text:style-name="P19"><text:span text:style-name="T9">//--//</text:span></text:p>
      <text:p text:style-name="P19"><text:soft-page-break/><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SizeSet.js</text:span></text:p>
      <text:p text:style-name="P19"><text:span text:style-name="T9"/></text:p>
      <text:p text:style-name="P19"><text:span text:style-name="T9">let theSizeSetID;</text:span></text:p>
      <text:p text:style-name="P19"><text:span text:style-name="T9"/></text:p>
      <text:p text:style-name="P19"><text:span text:style-name="T9">let worldSizeId;</text:span></text:p>
      <text:p text:style-name="P19"><text:span text:style-name="T9"/></text:p>
      <text:p text:style-name="P19"><text:span text:style-name="T9">function menuStructureSizeSet(theStructureId)</text:span></text:p>
      <text:p text:style-name="P19"><text:span text:style-name="T9">{</text:span></text:p>
      <text:p text:style-name="P19"><text:span text:style-name="T9"><text:s text:c="4"/>theSizeSetID = ge(theStructureId);</text:span></text:p>
      <text:p text:style-name="P19"><text:span text:style-name="T9"/></text:p>
      <text:p text:style-name="P19"><text:span text:style-name="T9"><text:s text:c="4"/>worldSizeId = theStructureId;</text:span></text:p>
      <text:p text:style-name="P19"><text:span text:style-name="T9"/></text:p>
      <text:p text:style-name="P19"><text:span text:style-name="T9"><text:s text:c="4"/>// Remove the text to find the digits only</text:span></text:p>
      <text:p text:style-name="P19"><text:span text:style-name="T9"><text:s text:c="4"/>// Which number in the array, based on id number - 1</text:span></text:p>
      <text:p text:style-name="P19"><text:span text:style-name="T9"><text:s text:c="4"/>// \d find digit</text:span></text:p>
      <text:p text:style-name="P19"><text:span text:style-name="T9"><text:s text:c="4"/>numberOnlyStructure = worldSizeId.replace(/\D/g, '') - 1;</text:span></text:p>
      <text:p text:style-name="P19"><text:soft-page-break/><text:span text:style-name="T9"/></text:p>
      <text:p text:style-name="P19"><text:span text:style-name="T9"><text:s text:c="4"/>//-//</text:span></text:p>
      <text:p text:style-name="P19"><text:span text:style-name="T9"/></text:p>
      <text:p text:style-name="P19"><text:span text:style-name="T9"><text:s text:c="4"/>let menuId = 'menuSizeStructureSet';</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oft-page-break/><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width = '200px';</text:span></text:p>
      <text:p text:style-name="P19"><text:span text:style-name="T9"><text:s text:c="4"/>// theMenu.style.height = '200px';</text:span></text:p>
      <text:p text:style-name="P19"><text:span text:style-name="T9"><text:s text:c="4"/>theMenu.style.marginBottom = 4 +'px';</text:span></text:p>
      <text:p text:style-name="P19"><text:span text:style-name="T9"><text:s text:c="4"/>theMenu.style.overflowY = "auto";</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sizeLabel = ce("h1");</text:span></text:p>
      <text:p text:style-name="P19"><text:span text:style-name="T9"><text:s text:c="4"/>sizeLabel.textContent = "SET STRUCTURE SIZE";</text:span></text:p>
      <text:p text:style-name="P19"><text:span text:style-name="T9"><text:s text:c="4"/>sizeLabel.className = 'menu';</text:span></text:p>
      <text:p text:style-name="P19"><text:span text:style-name="T9"><text:s text:c="4"/>theMenu.append(sizeLabel);</text:span></text:p>
      <text:p text:style-name="P19"><text:span text:style-name="T9"/></text:p>
      <text:p text:style-name="P19"><text:soft-page-break/><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defaultButton = ce("button");</text:span></text:p>
      <text:p text:style-name="P19"><text:span text:style-name="T9"><text:s text:c="4"/>defaultButton.onclick = function()</text:span></text:p>
      <text:p text:style-name="P19"><text:span text:style-name="T9"><text:s text:c="4"/>{</text:span></text:p>
      <text:p text:style-name="P19"><text:span text:style-name="T9"><text:s text:c="8"/>structureSizeSetDefault();</text:span></text:p>
      <text:p text:style-name="P19"><text:span text:style-name="T9"><text:s text:c="4"/>};</text:span></text:p>
      <text:p text:style-name="P19"><text:span text:style-name="T9"><text:s text:c="4"/>defaultButton.className = "ourButton";</text:span></text:p>
      <text:p text:style-name="P19"><text:span text:style-name="T9"><text:s text:c="4"/>defaultButton.textContent = "Default";</text:span></text:p>
      <text:p text:style-name="P19"><text:span text:style-name="T9"><text:s text:c="4"/>theMenu.append(defaultButton);</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xSizeLabel = ce("span");</text:span></text:p>
      <text:p text:style-name="P19"><text:span text:style-name="T9"><text:s text:c="4"/>xSizeLabel.textContent = "X SIZE";</text:span></text:p>
      <text:p text:style-name="P19"><text:span text:style-name="T9"><text:s text:c="4"/>theMenu.append(xSizeLabel);</text:span></text:p>
      <text:p text:style-name="P19"><text:span text:style-name="T9"/></text:p>
      <text:p text:style-name="P19"><text:span text:style-name="T9"><text:s text:c="4"/>//-//</text:span></text:p>
      <text:p text:style-name="P19"><text:soft-page-break/><text:span text:style-name="T9"/></text:p>
      <text:p text:style-name="P19"><text:span text:style-name="T9"><text:s text:c="4"/>theMenu.append(ce("nbsp"));</text:span></text:p>
      <text:p text:style-name="P19"><text:span text:style-name="T9"/></text:p>
      <text:p text:style-name="P19"><text:span text:style-name="T9"><text:s text:c="4"/>//-//</text:span></text:p>
      <text:p text:style-name="P19"><text:span text:style-name="T9"/></text:p>
      <text:p text:style-name="P19"><text:span text:style-name="T9"><text:s text:c="4"/>let xSizeTextarea = ce("textarea");</text:span></text:p>
      <text:p text:style-name="P19"><text:span text:style-name="T9"><text:s text:c="4"/>xSizeTextarea.id = "customSizeX";</text:span></text:p>
      <text:p text:style-name="P19"><text:span text:style-name="T9"><text:s text:c="4"/>xSizeTextarea.className = "textInput";</text:span></text:p>
      <text:p text:style-name="P19"><text:span text:style-name="T9"><text:s text:c="4"/>xSiz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xSize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ySizeLabel = ce("span");</text:span></text:p>
      <text:p text:style-name="P19"><text:span text:style-name="T9"><text:s text:c="4"/>ySizeLabel.textContent = "Y SIZE";</text:span></text:p>
      <text:p text:style-name="P19"><text:span text:style-name="T9"><text:s text:c="4"/>theMenu.append(ySizeLabel);</text:span></text:p>
      <text:p text:style-name="P19"><text:span text:style-name="T9"/></text:p>
      <text:p text:style-name="P19"><text:span text:style-name="T9"><text:s text:c="4"/>//-//</text:span></text:p>
      <text:p text:style-name="P19"><text:span text:style-name="T9"/></text:p>
      <text:p text:style-name="P19"><text:soft-page-break/><text:span text:style-name="T9"><text:s text:c="4"/>theMenu.append(ce("nbsp"));</text:span></text:p>
      <text:p text:style-name="P19"><text:span text:style-name="T9"/></text:p>
      <text:p text:style-name="P19"><text:span text:style-name="T9"><text:s text:c="4"/>//-//</text:span></text:p>
      <text:p text:style-name="P19"><text:span text:style-name="T9"/></text:p>
      <text:p text:style-name="P19"><text:span text:style-name="T9"><text:s text:c="4"/>let ySizeTextarea = ce("textarea");</text:span></text:p>
      <text:p text:style-name="P19"><text:span text:style-name="T9"><text:s text:c="4"/>ySizeTextarea.id = "customSizeY";</text:span></text:p>
      <text:p text:style-name="P19"><text:span text:style-name="T9"><text:s text:c="4"/>ySizeTextarea.className = "textInput";</text:span></text:p>
      <text:p text:style-name="P19"><text:span text:style-name="T9"><text:s text:c="4"/>ySizeTextarea.onkeydown = function()</text:span></text:p>
      <text:p text:style-name="P19"><text:span text:style-name="T9"><text:s text:c="4"/>{</text:span></text:p>
      <text:p text:style-name="P19"><text:span text:style-name="T9"><text:s text:c="8"/>keyboardControlOff();</text:span></text:p>
      <text:p text:style-name="P19"><text:span text:style-name="T9"><text:s text:c="4"/>};</text:span></text:p>
      <text:p text:style-name="P19"><text:span text:style-name="T9"><text:s text:c="4"/>theMenu.append(ySizeTextarea);</text:span></text:p>
      <text:p text:style-name="P19"><text:span text:style-name="T9"/></text:p>
      <text:p text:style-name="P19"><text:span text:style-name="T9"><text:s text:c="4"/>//-//</text:span></text:p>
      <text:p text:style-name="P19"><text:span text:style-name="T9"/></text:p>
      <text:p text:style-name="P19"><text:span text:style-name="T9"><text:s text:c="4"/>theMenu.append(ce("br"));</text:span></text:p>
      <text:p text:style-name="P19"><text:span text:style-name="T9"/></text:p>
      <text:p text:style-name="P19"><text:span text:style-name="T9"><text:s text:c="4"/>//-//</text:span></text:p>
      <text:p text:style-name="P19"><text:span text:style-name="T9"/></text:p>
      <text:p text:style-name="P19"><text:span text:style-name="T9"><text:s text:c="4"/>let enterButton = ce("button");</text:span></text:p>
      <text:p text:style-name="P19"><text:span text:style-name="T9"><text:s text:c="4"/>enterButton.onclick = function()</text:span></text:p>
      <text:p text:style-name="P19"><text:span text:style-name="T9"><text:s text:c="4"/>{</text:span></text:p>
      <text:p text:style-name="P19"><text:span text:style-name="T9"><text:s text:c="8"/>structureSizeSet();</text:span></text:p>
      <text:p text:style-name="P19"><text:span text:style-name="T9"><text:s text:c="8"/>keyboardControlOn();</text:span></text:p>
      <text:p text:style-name="P19"><text:span text:style-name="T9"><text:s text:c="8"/>enterButtonSound();</text:span></text:p>
      <text:p text:style-name="P19"><text:span text:style-name="T9"><text:s text:c="4"/>};</text:span></text:p>
      <text:p text:style-name="P19"><text:soft-page-break/><text:span text:style-name="T9"><text:s text:c="4"/>enterButton.className = "ourButton";</text:span></text:p>
      <text:p text:style-name="P19"><text:span text:style-name="T9"><text:s text:c="4"/>enterButton.textContent = "Enter";</text:span></text:p>
      <text:p text:style-name="P19"><text:span text:style-name="T9"><text:s text:c="4"/>theMenu.append(enterButton);</text:span></text:p>
      <text:p text:style-name="P19"><text:span text:style-name="T9">}</text:span></text:p>
      <text:p text:style-name="P19"><text:span text:style-name="T9"/></text:p>
      <text:p text:style-name="P19"><text:span text:style-name="T9">function structureSizeSet()</text:span></text:p>
      <text:p text:style-name="P19"><text:span text:style-name="T9">{</text:span></text:p>
      <text:p text:style-name="P19"><text:span text:style-name="T9"><text:s text:c="4"/>let theSizeX;</text:span></text:p>
      <text:p text:style-name="P19"><text:span text:style-name="T9"><text:s text:c="4"/>let theSizeY;</text:span></text:p>
      <text:p text:style-name="P19"><text:span text:style-name="T9"/></text:p>
      <text:p text:style-name="P19"><text:span text:style-name="T9"><text:s text:c="4"/>theSizeX = ge('customSizeX').value;</text:span></text:p>
      <text:p text:style-name="P19"><text:span text:style-name="T9"><text:s text:c="4"/>theSizeY = ge('customSizeY').value;</text:span></text:p>
      <text:p text:style-name="P19"><text:span text:style-name="T9"/></text:p>
      <text:p text:style-name="P19"><text:span text:style-name="T9"><text:s text:c="4"/>// update the innerText of the structure</text:span></text:p>
      <text:p text:style-name="P19"><text:span text:style-name="T9"><text:s text:c="4"/>theSizeSetID.innerText = structuresArray[numberOnlyStructure].id + "\n" + structuresArray[numberOnlyStructure].name + "\n" + "Position" + "\n" + structuresArray[numberOnlyStructure].posX + "\n" + structuresArray[numberOnlyStructure].posY + "\n" + "Size" + "\n" + theSizeX + "\n" + theSizeY;</text:span></text:p>
      <text:p text:style-name="P19"><text:span text:style-name="T9"/></text:p>
      <text:p text:style-name="P19"><text:span text:style-name="T9"><text:s text:c="4"/>theSizeSetID.style.width = theSizeX;</text:span></text:p>
      <text:p text:style-name="P19"><text:soft-page-break/><text:span text:style-name="T9"><text:s text:c="4"/>theSizeSetID.style.height = theSizeY;</text:span></text:p>
      <text:p text:style-name="P19"><text:span text:style-name="T9"/></text:p>
      <text:p text:style-name="P19"><text:span text:style-name="T9"><text:s text:c="4"/>updateStructures(worldSizeId);</text:span></text:p>
      <text:p text:style-name="P19"><text:span text:style-name="T9">}</text:span></text:p>
      <text:p text:style-name="P19"><text:span text:style-name="T9"/></text:p>
      <text:p text:style-name="P19"><text:span text:style-name="T9">function structureSizeSetDefault()</text:span></text:p>
      <text:p text:style-name="P19"><text:span text:style-name="T9">{</text:span></text:p>
      <text:p text:style-name="P19"><text:span text:style-name="T9"><text:s text:c="4"/>let theSizeX = 114;</text:span></text:p>
      <text:p text:style-name="P19"><text:span text:style-name="T9"><text:s text:c="4"/>let theSizeY = 70;</text:span></text:p>
      <text:p text:style-name="P19"><text:span text:style-name="T9"/></text:p>
      <text:p text:style-name="P19"><text:span text:style-name="T9"><text:s text:c="4"/>ge('customSizeX').value = theSizeX;</text:span></text:p>
      <text:p text:style-name="P19"><text:span text:style-name="T9"><text:s text:c="4"/>ge('customSizeY').value = theSizeY;</text:span></text:p>
      <text:p text:style-name="P19"><text:span text:style-name="T9"/></text:p>
      <text:p text:style-name="P19"><text:span text:style-name="T9"><text:s text:c="4"/>// update the innerText of the structure</text:span></text:p>
      <text:p text:style-name="P19"><text:span text:style-name="T9"><text:s text:c="4"/>theSizeSetID.innerText = structuresArray[numberOnlyStructure].id + "\n" + structuresArray[numberOnlyStructure].name + "\n" + "Position" + "\n" + structuresArray[numberOnlyStructure].posX + "\n" + structuresArray[numberOnlyStructure].posY + "\n" + "Size" + "\n" + theSizeX + "\n" + theSizeY;</text:span></text:p>
      <text:p text:style-name="P19"><text:span text:style-name="T9"/></text:p>
      <text:p text:style-name="P19"><text:span text:style-name="T9"><text:s text:c="4"/>theSizeSetID.style.width = theSizeX;</text:span></text:p>
      <text:p text:style-name="P19"><text:soft-page-break/><text:span text:style-name="T9"><text:s text:c="4"/>theSizeSetID.style.height = theSizeY;</text:span></text:p>
      <text:p text:style-name="P19"><text:span text:style-name="T9"/></text:p>
      <text:p text:style-name="P19"><text:span text:style-name="T9"><text:s text:c="4"/>updateStructures(worldSizeId);</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enuStructureTexture.js</text:span></text:p>
      <text:p text:style-name="P19"><text:span text:style-name="T9"/></text:p>
      <text:p text:style-name="P19"><text:span text:style-name="T9">function menuStructureTexture(theStructureId)</text:span></text:p>
      <text:p text:style-name="P19"><text:span text:style-name="T9">{</text:span></text:p>
      <text:p text:style-name="P19"><text:span text:style-name="T9"><text:s text:c="4"/>let menuId = 'menuTextureStructure';</text:span></text:p>
      <text:p text:style-name="P19"><text:span text:style-name="T9"/></text:p>
      <text:p text:style-name="P19"><text:span text:style-name="T9"><text:s text:c="4"/>if (ge(menuId))</text:span></text:p>
      <text:p text:style-name="P19"><text:span text:style-name="T9"><text:s text:c="4"/>{</text:span></text:p>
      <text:p text:style-name="P19"><text:span text:style-name="T9"><text:s text:c="8"/>removeElement(menuId);</text:span></text:p>
      <text:p text:style-name="P19"><text:span text:style-name="T9"><text:s text:c="4"/>}</text:span></text:p>
      <text:p text:style-name="P19"><text:span text:style-name="T9"/></text:p>
      <text:p text:style-name="P19"><text:span text:style-name="T9"><text:s text:c="4"/>//-//</text:span></text:p>
      <text:p text:style-name="P19"><text:soft-page-break/><text:span text:style-name="T9"/></text:p>
      <text:p text:style-name="P19"><text:span text:style-name="T9"><text:s text:c="4"/>let mainDiv = ce("div");</text:span></text:p>
      <text:p text:style-name="P19"><text:span text:style-name="T9"><text:s text:c="4"/>mainDiv.id = menuId;</text:span></text:p>
      <text:p text:style-name="P19"><text:span text:style-name="T9"><text:s text:c="4"/>mainDiv.style.position = "absolute";</text:span></text:p>
      <text:p text:style-name="P19"><text:span text:style-name="T9"><text:s text:c="4"/>mainDiv.style.left = ourPlayer.x + 100 +'px';</text:span></text:p>
      <text:p text:style-name="P19"><text:span text:style-name="T9"><text:s text:c="4"/>mainDiv.style.top = ourPlayer.y + 30 + 'px';</text:span></text:p>
      <text:p text:style-name="P19"><text:span text:style-name="T9"><text:s text:c="4"/>mainDiv.style.zIndex = '3';</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make the menu draggable</text:span></text:p>
      <text:p text:style-name="P19"><text:span text:style-name="T9"><text:s text:c="4"/>makeElementDraggable(mainDiv);</text:span></text:p>
      <text:p text:style-name="P19"><text:span text:style-name="T9"/></text:p>
      <text:p text:style-name="P19"><text:span text:style-name="T9"><text:s text:c="4"/>//-//</text:span></text:p>
      <text:p text:style-name="P19"><text:span text:style-name="T9"/></text:p>
      <text:p text:style-name="P19"><text:span text:style-name="T9"><text:s text:c="4"/>let theMenu = ce("div");</text:span></text:p>
      <text:p text:style-name="P19"><text:span text:style-name="T9"><text:s text:c="4"/>theMenu.className = "divStyle001";</text:span></text:p>
      <text:p text:style-name="P19"><text:span text:style-name="T9"><text:s text:c="4"/>theMenu.style.marginBottom = 4 + 'px';</text:span></text:p>
      <text:p text:style-name="P19"><text:span text:style-name="T9"><text:s text:c="4"/>theMenu.style.width = '250px';</text:span></text:p>
      <text:p text:style-name="P19"><text:span text:style-name="T9"><text:s text:c="4"/>theMenu.style.height = '200px';</text:span></text:p>
      <text:p text:style-name="P19"><text:span text:style-name="T9"><text:s text:c="4"/>mainDiv.append(theMenu);</text:span></text:p>
      <text:p text:style-name="P19"><text:span text:style-name="T9"/></text:p>
      <text:p text:style-name="P19"><text:span text:style-name="T9"><text:s text:c="4"/>//-//</text:span></text:p>
      <text:p text:style-name="P19"><text:span text:style-name="T9"/></text:p>
      <text:p text:style-name="P19"><text:span text:style-name="T9"><text:s text:c="4"/>// close button</text:span></text:p>
      <text:p text:style-name="P19"><text:soft-page-break/><text:span text:style-name="T9"><text:s text:c="4"/>mainDiv.append(makeCloseButton(menuId));</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let textureOptionsLabel = ce("h1");</text:span></text:p>
      <text:p text:style-name="P19"><text:span text:style-name="T9"><text:s text:c="4"/>textureOptionsLabel.textContent = "TEXTURE OPTIONS";</text:span></text:p>
      <text:p text:style-name="P19"><text:span text:style-name="T9"><text:s text:c="4"/>textureOptionsLabel.className = 'menu';</text:span></text:p>
      <text:p text:style-name="P19"><text:span text:style-name="T9"><text:s text:c="4"/>theMenu.append(textureOptionsLabel);</text:span></text:p>
      <text:p text:style-name="P19"><text:span text:style-name="T9"/></text:p>
      <text:p text:style-name="P19"><text:span text:style-name="T9"><text:s text:c="4"/>//-//</text:span></text:p>
      <text:p text:style-name="P19"><text:span text:style-name="T9"/></text:p>
      <text:p text:style-name="P19"><text:span text:style-name="T9"><text:s text:c="4"/>theMenu.append(ce('hr'));</text:span></text:p>
      <text:p text:style-name="P19"><text:span text:style-name="T9"/></text:p>
      <text:p text:style-name="P19"><text:span text:style-name="T9"><text:s text:c="4"/>//-//</text:span></text:p>
      <text:p text:style-name="P19"><text:span text:style-name="T9"/></text:p>
      <text:p text:style-name="P19"><text:span text:style-name="T9"><text:s text:c="4"/>for (let z = 0; z &lt; textureArray.length; z++)</text:span></text:p>
      <text:p text:style-name="P19"><text:span text:style-name="T9"><text:s text:c="4"/>{</text:span></text:p>
      <text:p text:style-name="P19"><text:span text:style-name="T9"><text:s text:c="8"/>let textureButton = ce("button");</text:span></text:p>
      <text:p text:style-name="P19"><text:span text:style-name="T9"><text:s text:c="8"/>textureButton.onclick = function()</text:span></text:p>
      <text:p text:style-name="P19"><text:span text:style-name="T9"><text:s text:c="8"/>{</text:span></text:p>
      <text:p text:style-name="P19"><text:span text:style-name="T9"><text:s text:c="12"/>if (online == true)</text:span></text:p>
      <text:p text:style-name="P19"><text:soft-page-break/><text:span text:style-name="T9"><text:s text:c="12"/>{</text:span></text:p>
      <text:p text:style-name="P19"><text:span text:style-name="T9"><text:s text:c="16"/>ge(theStructureId).style.backgroundImage = 'url('+textureArray[z].textureOnline+')';</text:span></text:p>
      <text:p text:style-name="P19"><text:span text:style-name="T9"><text:s text:c="12"/>}</text:span></text:p>
      <text:p text:style-name="P19"><text:span text:style-name="T9"><text:s text:c="12"/>else if (online == false)</text:span></text:p>
      <text:p text:style-name="P19"><text:span text:style-name="T9"><text:s text:c="12"/>{</text:span></text:p>
      <text:p text:style-name="P19"><text:span text:style-name="T9"><text:s text:c="16"/>ge(theStructureId).style.backgroundImage = 'url('+textureArray[z].textureOffline+')';</text:span></text:p>
      <text:p text:style-name="P19"><text:span text:style-name="T9"><text:s text:c="12"/>}</text:span></text:p>
      <text:p text:style-name="P19"><text:span text:style-name="T9"><text:s text:c="12"/>updateStructures(theStructureId);</text:span></text:p>
      <text:p text:style-name="P19"><text:span text:style-name="T9"><text:s text:c="8"/>};</text:span></text:p>
      <text:p text:style-name="P19"><text:span text:style-name="T9"><text:s text:c="8"/>textureButton.className = "ourButton";</text:span></text:p>
      <text:p text:style-name="P19"><text:span text:style-name="T9"><text:s text:c="8"/>textureButton.textContent = textureArray[z].name;</text:span></text:p>
      <text:p text:style-name="P19"><text:span text:style-name="T9"><text:s text:c="8"/>theMenu.append(textureButton);</text:span></text:p>
      <text:p text:style-name="P19"><text:span text:style-name="T9"/></text:p>
      <text:p text:style-name="P19"><text:span text:style-name="T9"><text:s text:c="8"/>//-//</text:span></text:p>
      <text:p text:style-name="P19"><text:span text:style-name="T9"/></text:p>
      <text:p text:style-name="P19"><text:span text:style-name="T9"><text:s text:c="8"/>theMenu.append(ce('br'));</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oft-page-break/><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ouseOff.js</text:span></text:p>
      <text:p text:style-name="P19"><text:span text:style-name="T9"/></text:p>
      <text:p text:style-name="P19"><text:span text:style-name="T9">function mouseOff()</text:span></text:p>
      <text:p text:style-name="P19"><text:span text:style-name="T9">{</text:span></text:p>
      <text:p text:style-name="P19"><text:span text:style-name="T9"><text:s text:c="4"/>// remove the listen for mouse clicks</text:span></text:p>
      <text:p text:style-name="P19"><text:span text:style-name="T9"><text:s text:c="4"/>window.removeEventListener("click", mousePos, fals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ouseOn.js</text:span></text:p>
      <text:p text:style-name="P19"><text:soft-page-break/><text:span text:style-name="T9"/></text:p>
      <text:p text:style-name="P19"><text:span text:style-name="T9">function mouseOn()</text:span></text:p>
      <text:p text:style-name="P19"><text:span text:style-name="T9">{</text:span></text:p>
      <text:p text:style-name="P19"><text:span text:style-name="T9"><text:s text:c="4"/>// add a listen for mouse clicks</text:span></text:p>
      <text:p text:style-name="P19"><text:span text:style-name="T9"><text:s text:c="4"/>window.addEventListener("click", mousePos, fals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mousePos.js</text:span></text:p>
      <text:p text:style-name="P19"><text:span text:style-name="T9"/></text:p>
      <text:p text:style-name="P19"><text:span text:style-name="T9">function mousePos(whichId)</text:span></text:p>
      <text:p text:style-name="P19"><text:span text:style-name="T9">{</text:span></text:p>
      <text:p text:style-name="P19"><text:span text:style-name="T9"><text:s text:c="4"/>let mouseX = event.pageX;</text:span></text:p>
      <text:p text:style-name="P19"><text:span text:style-name="T9"><text:s text:c="4"/>let mouseY = event.pageY;</text:span></text:p>
      <text:p text:style-name="P19"><text:span text:style-name="T9"/></text:p>
      <text:p text:style-name="P19"><text:span text:style-name="T9"><text:s text:c="4"/>// let mousePos = "Mouse" + "\n" + "X " + mouseX + "\n"+ "Y " + mouseY;</text:span></text:p>
      <text:p text:style-name="P19"><text:soft-page-break/><text:span text:style-name="T9"/></text:p>
      <text:p text:style-name="P19"><text:span text:style-name="T9"><text:s text:c="4"/>let mousePos = "X " + mouseX + "\n"+ </text:span></text:p>
      <text:p text:style-name="P19"><text:span text:style-name="T9"><text:s text:c="4"/>"Y " + mouseY;</text:span></text:p>
      <text:p text:style-name="P19"><text:span text:style-name="T9"/></text:p>
      <text:p text:style-name="P19"><text:span text:style-name="T9"><text:s text:c="4"/>console.log(mousePos);</text:span></text:p>
      <text:p text:style-name="P19"><text:span text:style-name="T9"/></text:p>
      <text:p text:style-name="P19"><text:span text:style-name="T9"><text:s text:c="4"/>ge('infoDiv').innerText = mousePos;</text:span></text:p>
      <text:p text:style-name="P19"><text:span text:style-name="T9"/></text:p>
      <text:p text:style-name="P19"><text:span text:style-name="T9"><text:s text:c="4"/>if (cameraFlag == 0)</text:span></text:p>
      <text:p text:style-name="P19"><text:span text:style-name="T9"><text:s text:c="4"/>{</text:span></text:p>
      <text:p text:style-name="P19"><text:span text:style-name="T9"><text:s text:c="8"/>ourPlayer.x = mouseX;</text:span></text:p>
      <text:p text:style-name="P19"><text:span text:style-name="T9"><text:s text:c="8"/>ourPlayer.y = mouseY;</text:span></text:p>
      <text:p text:style-name="P19"><text:span text:style-name="T9"/></text:p>
      <text:p text:style-name="P19"><text:span text:style-name="T9"><text:s text:c="8"/>movePlayer(whichId);</text:span></text:p>
      <text:p text:style-name="P19"><text:span text:style-name="T9"/></text:p>
      <text:p text:style-name="P19"><text:span text:style-name="T9"><text:s text:c="8"/>cameraFlag = 1;</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playerUpdate.js</text:span></text:p>
      <text:p text:style-name="P19"><text:span text:style-name="T9"/></text:p>
      <text:p text:style-name="P19"><text:span text:style-name="T9">function updatePlayer(idName)</text:span></text:p>
      <text:p text:style-name="P19"><text:span text:style-name="T9">{</text:span></text:p>
      <text:p text:style-name="P19"><text:span text:style-name="T9"><text:s text:c="4"/>idName = 'thePlayer';</text:span></text:p>
      <text:p text:style-name="P19"><text:span text:style-name="T9"/></text:p>
      <text:p text:style-name="P19"><text:span text:style-name="T9"><text:s text:c="4"/>playerArray[0].name = playerArray[0].name;</text:span></text:p>
      <text:p text:style-name="P19"><text:span text:style-name="T9"><text:s text:c="4"/>playerArray[0].id = idName;</text:span></text:p>
      <text:p text:style-name="P19"><text:span text:style-name="T9"><text:s text:c="4"/>playerArray[0].posX = get(idName, 'pos').x;</text:span></text:p>
      <text:p text:style-name="P19"><text:span text:style-name="T9"><text:s text:c="4"/>playerArray[0].posY = get(idName, 'pos').y;</text:span></text:p>
      <text:p text:style-name="P19"><text:span text:style-name="T9"><text:s text:c="4"/>playerArray[0].sizeX = get(idName, 'size').x;</text:span></text:p>
      <text:p text:style-name="P19"><text:span text:style-name="T9"><text:s text:c="4"/>playerArray[0].sizeY = get(idName, 'size').y;</text:span></text:p>
      <text:p text:style-name="P19"><text:span text:style-name="T9"><text:s text:c="4"/>playerArray[0].colorFill = get(idName, 'background-color'),</text:span></text:p>
      <text:p text:style-name="P19"><text:span text:style-name="T9"><text:s text:c="4"/>playerArray[0].colorText = get(idName, 'color'),</text:span></text:p>
      <text:p text:style-name="P19"><text:span text:style-name="T9"><text:s text:c="4"/>playerArray[0].opacity = get(idName, 'opacity');</text:span></text:p>
      <text:p text:style-name="P19"><text:span text:style-name="T9"><text:s text:c="4"/>playerArray[0].textureOffline = get(idName, 'background-image');</text:span></text:p>
      <text:p text:style-name="P19"><text:span text:style-name="T9"><text:s text:c="4"/>playerArray[0].textureOnline = get(idName, 'background-image');</text:span></text:p>
      <text:p text:style-name="P19"><text:span text:style-name="T9"/></text:p>
      <text:p text:style-name="P19"><text:soft-page-break/><text:span text:style-name="T9"><text:s text:c="4"/>showPlayerData();</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positionDistance.js</text:span></text:p>
      <text:p text:style-name="P19"><text:span text:style-name="T9"/></text:p>
      <text:p text:style-name="P19"><text:span text:style-name="T9">function getDistanceX(obj1, obj2)</text:span></text:p>
      <text:p text:style-name="P19"><text:span text:style-name="T9">{</text:span></text:p>
      <text:p text:style-name="P19"><text:span text:style-name="T9"><text:s text:c="4"/>let obj1Position = positionGet(obj1).x;</text:span></text:p>
      <text:p text:style-name="P19"><text:span text:style-name="T9"><text:s text:c="4"/>let obj2Position = positionGet(obj2).x</text:span></text:p>
      <text:p text:style-name="P19"><text:span text:style-name="T9"/></text:p>
      <text:p text:style-name="P19"><text:span text:style-name="T9"><text:s text:c="4"/>let distanceX;</text:span></text:p>
      <text:p text:style-name="P19"><text:span text:style-name="T9"/></text:p>
      <text:p text:style-name="P19"><text:span text:style-name="T9"><text:s text:c="4"/>if (obj1Position &gt; obj2Position)</text:span></text:p>
      <text:p text:style-name="P19"><text:span text:style-name="T9"><text:s text:c="4"/>{</text:span></text:p>
      <text:p text:style-name="P19"><text:span text:style-name="T9"><text:s text:c="8"/>distanceX = obj1Position - obj2Position;</text:span></text:p>
      <text:p text:style-name="P19"><text:span text:style-name="T9"><text:s text:c="4"/>}</text:span></text:p>
      <text:p text:style-name="P19"><text:span text:style-name="T9"><text:s text:c="4"/>else if (obj1Position &lt; obj2Position)</text:span></text:p>
      <text:p text:style-name="P19"><text:soft-page-break/><text:span text:style-name="T9"><text:s text:c="4"/>{</text:span></text:p>
      <text:p text:style-name="P19"><text:span text:style-name="T9"><text:s text:c="8"/>distanceX = obj2Position - obj1Position;</text:span></text:p>
      <text:p text:style-name="P19"><text:span text:style-name="T9"><text:s text:c="4"/>}</text:span></text:p>
      <text:p text:style-name="P19"><text:span text:style-name="T9"/></text:p>
      <text:p text:style-name="P19"><text:span text:style-name="T9"><text:s text:c="4"/>// console.log(distanceX);</text:span></text:p>
      <text:p text:style-name="P19"><text:span text:style-name="T9"/></text:p>
      <text:p text:style-name="P19"><text:span text:style-name="T9"><text:s text:c="4"/>ge('thePlayer').textContent = distanceX;</text:span></text:p>
      <text:p text:style-name="P19"><text:span text:style-name="T9"/></text:p>
      <text:p text:style-name="P19"><text:span text:style-name="T9"><text:s text:c="4"/>return distanceX;</text:span></text:p>
      <text:p text:style-name="P19"><text:span text:style-name="T9">}</text:span></text:p>
      <text:p text:style-name="P19"><text:span text:style-name="T9"/></text:p>
      <text:p text:style-name="P19"><text:span text:style-name="T9">function getDistanceY(obj1, obj2)</text:span></text:p>
      <text:p text:style-name="P19"><text:span text:style-name="T9">{</text:span></text:p>
      <text:p text:style-name="P19"><text:span text:style-name="T9"><text:s text:c="4"/>let obj1Position = positionGet(obj1).y;</text:span></text:p>
      <text:p text:style-name="P19"><text:span text:style-name="T9"/></text:p>
      <text:p text:style-name="P19"><text:span text:style-name="T9"><text:s text:c="4"/>let obj2Position = positionGet(obj2).y</text:span></text:p>
      <text:p text:style-name="P19"><text:span text:style-name="T9"/></text:p>
      <text:p text:style-name="P19"><text:span text:style-name="T9"><text:s text:c="4"/>let distanceY;</text:span></text:p>
      <text:p text:style-name="P19"><text:span text:style-name="T9"/></text:p>
      <text:p text:style-name="P19"><text:span text:style-name="T9"><text:s text:c="4"/>if (obj1Position &gt; obj2Position)</text:span></text:p>
      <text:p text:style-name="P19"><text:span text:style-name="T9"><text:s text:c="4"/>{</text:span></text:p>
      <text:p text:style-name="P19"><text:span text:style-name="T9"><text:s text:c="8"/>distanceY = obj1Position - obj2Position;</text:span></text:p>
      <text:p text:style-name="P19"><text:span text:style-name="T9"><text:s text:c="4"/>}</text:span></text:p>
      <text:p text:style-name="P19"><text:span text:style-name="T9"><text:s text:c="4"/>else if (obj1Position &lt; obj2Position)</text:span></text:p>
      <text:p text:style-name="P19"><text:span text:style-name="T9"><text:s text:c="4"/>{</text:span></text:p>
      <text:p text:style-name="P19"><text:span text:style-name="T9"><text:s text:c="8"/>distanceY = obj2Position - obj1Position;</text:span></text:p>
      <text:p text:style-name="P19"><text:soft-page-break/><text:span text:style-name="T9"><text:s text:c="4"/>}</text:span></text:p>
      <text:p text:style-name="P19"><text:span text:style-name="T9"/></text:p>
      <text:p text:style-name="P19"><text:span text:style-name="T9"><text:s text:c="4"/>console.log(distanceY);</text:span></text:p>
      <text:p text:style-name="P19"><text:span text:style-name="T9"/></text:p>
      <text:p text:style-name="P19"><text:span text:style-name="T9"><text:s text:c="4"/>ge('thePlayer').textContent = distanceY;</text:span></text:p>
      <text:p text:style-name="P19"><text:span text:style-name="T9"/></text:p>
      <text:p text:style-name="P19"><text:span text:style-name="T9"><text:s text:c="4"/>return distanceY;</text:span></text:p>
      <text:p text:style-name="P19"><text:span text:style-name="T9">}</text:span></text:p>
      <text:p text:style-name="P19"><text:span text:style-name="T9"/></text:p>
      <text:p text:style-name="P19"><text:span text:style-name="T9">function getDistanceXY(obj1, obj2)</text:span></text:p>
      <text:p text:style-name="P19"><text:span text:style-name="T9">{</text:span></text:p>
      <text:p text:style-name="P19"><text:span text:style-name="T9"><text:s text:c="4"/>let obj1PositionX = positionGet(obj1).x;</text:span></text:p>
      <text:p text:style-name="P19"><text:span text:style-name="T9"><text:s text:c="4"/>let obj2PositionX = positionGet(obj2).x;</text:span></text:p>
      <text:p text:style-name="P19"><text:span text:style-name="T9"/></text:p>
      <text:p text:style-name="P19"><text:span text:style-name="T9"><text:s text:c="4"/>let obj1PositionY = positionGet(obj1).y;</text:span></text:p>
      <text:p text:style-name="P19"><text:span text:style-name="T9"><text:s text:c="4"/>let obj2PositionY = positionGet(obj2).y</text:span></text:p>
      <text:p text:style-name="P19"><text:span text:style-name="T9"/></text:p>
      <text:p text:style-name="P19"><text:span text:style-name="T9"><text:s text:c="4"/>let distanceX;</text:span></text:p>
      <text:p text:style-name="P19"><text:span text:style-name="T9"><text:s text:c="4"/>let distanceY;</text:span></text:p>
      <text:p text:style-name="P19"><text:span text:style-name="T9"/></text:p>
      <text:p text:style-name="P19"><text:span text:style-name="T9"><text:s text:c="4"/>if (obj1PositionX &gt; obj2PositionX)</text:span></text:p>
      <text:p text:style-name="P19"><text:span text:style-name="T9"><text:s text:c="4"/>{</text:span></text:p>
      <text:p text:style-name="P19"><text:span text:style-name="T9"><text:s text:c="8"/>distanceX = obj1PositionX - obj2PositionX;</text:span></text:p>
      <text:p text:style-name="P19"><text:span text:style-name="T9"><text:s text:c="4"/>}</text:span></text:p>
      <text:p text:style-name="P19"><text:span text:style-name="T9"><text:s text:c="4"/>else if (obj1PositionX &lt; obj2PositionX)</text:span></text:p>
      <text:p text:style-name="P19"><text:soft-page-break/><text:span text:style-name="T9"><text:s text:c="4"/>{</text:span></text:p>
      <text:p text:style-name="P19"><text:span text:style-name="T9"><text:s text:c="8"/>distanceX = obj2PositionX - obj1PositionX;</text:span></text:p>
      <text:p text:style-name="P19"><text:span text:style-name="T9"><text:s text:c="4"/>}</text:span></text:p>
      <text:p text:style-name="P19"><text:span text:style-name="T9"/></text:p>
      <text:p text:style-name="P19"><text:span text:style-name="T9"><text:s text:c="4"/>if (obj1PositionY &gt; obj2PositionY)</text:span></text:p>
      <text:p text:style-name="P19"><text:span text:style-name="T9"><text:s text:c="4"/>{</text:span></text:p>
      <text:p text:style-name="P19"><text:span text:style-name="T9"><text:s text:c="8"/>distanceY = obj1PositionY - obj2PositionY;</text:span></text:p>
      <text:p text:style-name="P19"><text:span text:style-name="T9"><text:s text:c="4"/>}</text:span></text:p>
      <text:p text:style-name="P19"><text:span text:style-name="T9"><text:s text:c="4"/>else if (obj1PositionY &lt; obj2PositionY)</text:span></text:p>
      <text:p text:style-name="P19"><text:span text:style-name="T9"><text:s text:c="4"/>{</text:span></text:p>
      <text:p text:style-name="P19"><text:span text:style-name="T9"><text:s text:c="8"/>distanceY = obj2PositionY - obj1PositionY;</text:span></text:p>
      <text:p text:style-name="P19"><text:span text:style-name="T9"><text:s text:c="4"/>}</text:span></text:p>
      <text:p text:style-name="P19"><text:span text:style-name="T9"/></text:p>
      <text:p text:style-name="P19"><text:span text:style-name="T9"><text:s text:c="4"/>ge('infoDivPlayer').innerText = obj2 + '\n' + "X " + distanceX + "\n" + "Y " + distanceY;</text:span></text:p>
      <text:p text:style-name="P19"><text:span text:style-name="T9">}</text:span></text:p>
      <text:p text:style-name="P19"><text:span text:style-name="T9"/></text:p>
      <text:p text:style-name="P19"><text:span text:style-name="T9">function keepGettingX(obj1, obj2)</text:span></text:p>
      <text:p text:style-name="P19"><text:span text:style-name="T9">{</text:span></text:p>
      <text:p text:style-name="P19"><text:span text:style-name="T9"><text:s text:c="4"/>let ourTimer = setInterval(function()</text:span></text:p>
      <text:p text:style-name="P19"><text:span text:style-name="T9"><text:s text:c="4"/>{</text:span></text:p>
      <text:p text:style-name="P19"><text:span text:style-name="T9"><text:s text:c="8"/>getDistanceX(obj1, obj2);</text:span></text:p>
      <text:p text:style-name="P19"><text:span text:style-name="T9"><text:s text:c="4"/>}, 1000);</text:span></text:p>
      <text:p text:style-name="P19"><text:span text:style-name="T9">}</text:span></text:p>
      <text:p text:style-name="P19"><text:span text:style-name="T9"/></text:p>
      <text:p text:style-name="P19"><text:soft-page-break/><text:span text:style-name="T9">function keepGettingY(obj1, obj2)</text:span></text:p>
      <text:p text:style-name="P19"><text:span text:style-name="T9">{</text:span></text:p>
      <text:p text:style-name="P19"><text:span text:style-name="T9"><text:s text:c="4"/>let ourTimer = setInterval(function()</text:span></text:p>
      <text:p text:style-name="P19"><text:span text:style-name="T9"><text:s text:c="4"/>{</text:span></text:p>
      <text:p text:style-name="P19"><text:span text:style-name="T9"><text:s text:c="8"/>getDistanceY(obj1, obj2);</text:span></text:p>
      <text:p text:style-name="P19"><text:span text:style-name="T9"><text:s text:c="4"/>}, 1000);</text:span></text:p>
      <text:p text:style-name="P19"><text:span text:style-name="T9">}</text:span></text:p>
      <text:p text:style-name="P19"><text:span text:style-name="T9"/></text:p>
      <text:p text:style-name="P19"><text:span text:style-name="T9">function keepGettingXY(obj1, obj2)</text:span></text:p>
      <text:p text:style-name="P19"><text:span text:style-name="T9">{</text:span></text:p>
      <text:p text:style-name="P19"><text:span text:style-name="T9"><text:s text:c="4"/>let ourTimer = setInterval(function()</text:span></text:p>
      <text:p text:style-name="P19"><text:span text:style-name="T9"><text:s text:c="4"/>{</text:span></text:p>
      <text:p text:style-name="P19"><text:span text:style-name="T9"><text:s text:c="8"/>getDistanceXY(obj1, obj2);</text:span></text:p>
      <text:p text:style-name="P19"><text:span text:style-name="T9"><text:s text:c="4"/>}, 1000);</text:span></text:p>
      <text:p text:style-name="P19"><text:span text:style-name="T9">}</text:span></text:p>
      <text:p text:style-name="P19"><text:span text:style-name="T9"/></text:p>
      <text:p text:style-name="P19"><text:span text:style-name="T9">let ourTimer;</text:span></text:p>
      <text:p text:style-name="P19"><text:span text:style-name="T9"/></text:p>
      <text:p text:style-name="P19"><text:span text:style-name="T9">function keepGettingXYCustom()</text:span></text:p>
      <text:p text:style-name="P19"><text:span text:style-name="T9">{</text:span></text:p>
      <text:p text:style-name="P19"><text:span text:style-name="T9"><text:s text:c="4"/>let obj1 = "thePlayer";</text:span></text:p>
      <text:p text:style-name="P19"><text:span text:style-name="T9"/></text:p>
      <text:p text:style-name="P19"><text:span text:style-name="T9"><text:s text:c="4"/>let obj2 = ge("idToFindDistance").value;</text:span></text:p>
      <text:p text:style-name="P19"><text:span text:style-name="T9"/></text:p>
      <text:p text:style-name="P19"><text:span text:style-name="T9"><text:s text:c="4"/>// clear any previous searches</text:span></text:p>
      <text:p text:style-name="P19"><text:span text:style-name="T9"><text:s text:c="4"/>if (ourTimer)</text:span></text:p>
      <text:p text:style-name="P19"><text:soft-page-break/><text:span text:style-name="T9"><text:s text:c="4"/>{</text:span></text:p>
      <text:p text:style-name="P19"><text:span text:style-name="T9"><text:s text:c="8"/>clearInterval(ourTimer);</text:span></text:p>
      <text:p text:style-name="P19"><text:span text:style-name="T9"><text:s text:c="4"/>}</text:span></text:p>
      <text:p text:style-name="P19"><text:span text:style-name="T9"/></text:p>
      <text:p text:style-name="P19"><text:span text:style-name="T9"><text:s text:c="4"/>ourTimer = setInterval(function()</text:span></text:p>
      <text:p text:style-name="P19"><text:span text:style-name="T9"><text:s text:c="4"/>{</text:span></text:p>
      <text:p text:style-name="P19"><text:span text:style-name="T9"><text:s text:c="8"/>getDistanceXY(obj1, obj2);</text:span></text:p>
      <text:p text:style-name="P19"><text:span text:style-name="T9"><text:s text:c="4"/>}, 1000);</text:span></text:p>
      <text:p text:style-name="P19"><text:span text:style-name="T9">}</text:span></text:p>
      <text:p text:style-name="P19"><text:span text:style-name="T9"/></text:p>
      <text:p text:style-name="P19"><text:span text:style-name="T9">function removeTimer(whichTimer)</text:span></text:p>
      <text:p text:style-name="P19"><text:span text:style-name="T9">{</text:span></text:p>
      <text:p text:style-name="P19"><text:span text:style-name="T9"><text:s text:c="4"/>clearInterval(whichTimer);</text:span></text:p>
      <text:p text:style-name="P19"><text:span text:style-name="T9">}</text:span></text:p>
      <text:p text:style-name="P19"><text:span text:style-name="T9"/></text:p>
      <text:p text:style-name="P19"><text:span text:style-name="T9">// let ourTimer = setInterval(function() { getDistanceY('thePlayer', 'STRUCTURE1');}, 1000);</text:span></text:p>
      <text:p text:style-name="P19"><text:span text:style-name="T9"/></text:p>
      <text:p text:style-name="P19"><text:span text:style-name="T9">// examples</text:span></text:p>
      <text:p text:style-name="P19"><text:span text:style-name="T9">// getDistanceX('thePlayer', 'target1');</text:span></text:p>
      <text:p text:style-name="P19"><text:span text:style-name="T9">// getDistanceY('thePlayer', 'target1');</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positionGet.js</text:span></text:p>
      <text:p text:style-name="P19"><text:span text:style-name="T9"/></text:p>
      <text:p text:style-name="P19"><text:span text:style-name="T9">// get the Position of any Element that has specified id</text:span></text:p>
      <text:p text:style-name="P19"><text:span text:style-name="T9"/></text:p>
      <text:p text:style-name="P19"><text:span text:style-name="T9">function positionGet(whichId)</text:span></text:p>
      <text:p text:style-name="P19"><text:span text:style-name="T9">{</text:span></text:p>
      <text:p text:style-name="P19"><text:span text:style-name="T9"><text:s text:c="4"/>let playerElement = ge(whichId);</text:span></text:p>
      <text:p text:style-name="P19"><text:span text:style-name="T9"/></text:p>
      <text:p text:style-name="P19"><text:span text:style-name="T9"><text:s text:c="4"/>if (playerElement)</text:span></text:p>
      <text:p text:style-name="P19"><text:span text:style-name="T9"><text:s text:c="4"/>{</text:span></text:p>
      <text:p text:style-name="P19"><text:span text:style-name="T9"><text:s text:c="8"/>let theRect = playerElement.getBoundingClientRect();</text:span></text:p>
      <text:p text:style-name="P19"><text:span text:style-name="T9"/></text:p>
      <text:p text:style-name="P19"><text:span text:style-name="T9"><text:s text:c="8"/>let posXY = { </text:span></text:p>
      <text:p text:style-name="P19"><text:span text:style-name="T9"><text:s text:c="12"/>x: theRect.x + theRect.width / 2 + window.scrollX, </text:span></text:p>
      <text:p text:style-name="P19"><text:span text:style-name="T9"><text:s text:c="12"/>y: theRect.top + theRect.height / 2 + window.scrollY</text:span></text:p>
      <text:p text:style-name="P19"><text:span text:style-name="T9"><text:s text:c="8"/>};</text:span></text:p>
      <text:p text:style-name="P19"><text:soft-page-break/><text:span text:style-name="T9"/></text:p>
      <text:p text:style-name="P19"><text:span text:style-name="T9"><text:s text:c="8"/>return posXY;</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positionGetSizeAndSides.js</text:span></text:p>
      <text:p text:style-name="P19"><text:span text:style-name="T9"/></text:p>
      <text:p text:style-name="P19"><text:span text:style-name="T9">// x, y, width, height, top, right, bottom, left</text:span></text:p>
      <text:p text:style-name="P19"><text:span text:style-name="T9">function positionGetSizeAndSides(whichId)</text:span></text:p>
      <text:p text:style-name="P19"><text:span text:style-name="T9">{</text:span></text:p>
      <text:p text:style-name="P19"><text:span text:style-name="T9"><text:s text:c="4"/>whichId = ge(whichId);</text:span></text:p>
      <text:p text:style-name="P19"><text:span text:style-name="T9"/></text:p>
      <text:p text:style-name="P19"><text:span text:style-name="T9"><text:s text:c="4"/>let theRect = whichId.getBoundingClientRect();</text:span></text:p>
      <text:p text:style-name="P19"><text:span text:style-name="T9"/></text:p>
      <text:p text:style-name="P19"><text:span text:style-name="T9"><text:s text:c="4"/>return theRect;</text:span></text:p>
      <text:p text:style-name="P19"><text:span text:style-name="T9">}</text:span></text:p>
      <text:p text:style-name="P19"><text:soft-page-break/><text:span text:style-name="T9"/></text:p>
      <text:p text:style-name="P19"><text:span text:style-name="T9">// How to Use this Function</text:span></text:p>
      <text:p text:style-name="P19"><text:span text:style-name="T9"/></text:p>
      <text:p text:style-name="P19"><text:span text:style-name="T9">// console.log(JSON.stringify(positionGetSizeAndSides('boxOne')));</text:span></text:p>
      <text:p text:style-name="P19"><text:span text:style-name="T9"/></text:p>
      <text:p text:style-name="P19"><text:span text:style-name="T9">// console.log(JSON.stringify(positionGetSizeAndSides('thePlayer')));</text:span></text:p>
      <text:p text:style-name="P19"><text:span text:style-name="T9"/></text:p>
      <text:p text:style-name="P19"><text:span text:style-name="T9">// console.log(JSON.stringify(positionGetSizeAndSides(ge(activePlayer))));</text:span></text:p>
      <text:p text:style-name="P19"><text:span text:style-name="T9"/></text:p>
      <text:p text:style-name="P19"><text:span text:style-name="T9">/*</text:span></text:p>
      <text:p text:style-name="P19"><text:span text:style-name="T9"/></text:p>
      <text:p text:style-name="P19"><text:span text:style-name="T9">Here is an example of using this function</text:span></text:p>
      <text:p text:style-name="P19"><text:span text:style-name="T9"/></text:p>
      <text:p text:style-name="P19"><text:span text:style-name="T9">// console.log(JSON.stringify(positionGetSizeAndSides('thePlayer')));</text:span></text:p>
      <text:p text:style-name="P19"><text:span text:style-name="T9"/></text:p>
      <text:p text:style-name="P19"><text:span text:style-name="T9">Returns the x position, y <text:s/>position, width, height, of the object. It also returns position of </text:span><text:soft-page-break/><text:span text:style-name="T9">the the top, bottom, left and right sides, as shown below.</text:span></text:p>
      <text:p text:style-name="P19"><text:span text:style-name="T9"/></text:p>
      <text:p text:style-name="P19"><text:span text:style-name="T9">{ "x":374,"y":250.33334350585938,"width":78,"height":78,"top":250.33334350585938,"right":452,"bottom":328.3333435058594,"left":374 }</text:span></text:p>
      <text:p text:style-name="P19"><text:span text:style-name="T9"/></text:p>
      <text:p text:style-name="P19"><text:span text:style-name="T9">*/</text:span></text:p>
      <text:p text:style-name="P19"><text:span text:style-name="T9"/></text:p>
      <text:p text:style-name="P19"><text:span text:style-name="T9">// The x represents the left top side of the object.</text:span></text:p>
      <text:p text:style-name="P19"><text:span text:style-name="T9"/></text:p>
      <text:p text:style-name="P19"><text:span text:style-name="T9">/*</text:span></text:p>
      <text:p text:style-name="P19"><text:span text:style-name="T9"/></text:p>
      <text:p text:style-name="P19"><text:span text:style-name="T9">{ </text:span></text:p>
      <text:p text:style-name="P19"><text:span text:style-name="T9"><text:s text:c="4"/>"x":374,</text:span></text:p>
      <text:p text:style-name="P19"><text:span text:style-name="T9"><text:s text:c="4"/>"y":250.33334350585938,</text:span></text:p>
      <text:p text:style-name="P19"><text:span text:style-name="T9"><text:s text:c="4"/>"width":78,</text:span></text:p>
      <text:p text:style-name="P19"><text:span text:style-name="T9"><text:s text:c="4"/>"height":78,</text:span></text:p>
      <text:p text:style-name="P19"><text:span text:style-name="T9"><text:s text:c="4"/>"top":250.33334350585938,</text:span></text:p>
      <text:p text:style-name="P19"><text:span text:style-name="T9"><text:s text:c="4"/>"right":452,</text:span></text:p>
      <text:p text:style-name="P19"><text:span text:style-name="T9"><text:s text:c="4"/>"bottom":328.3333435058594,</text:span></text:p>
      <text:p text:style-name="P19"><text:span text:style-name="T9"><text:s text:c="4"/>"left":374 </text:span></text:p>
      <text:p text:style-name="P19"><text:span text:style-name="T9">}</text:span></text:p>
      <text:p text:style-name="P19"><text:span text:style-name="T9"/></text:p>
      <text:p text:style-name="P19"><text:span text:style-name="T9">*/</text:span></text:p>
      <text:p text:style-name="P19"><text:soft-page-break/><text:span text:style-name="T9"/></text:p>
      <text:p text:style-name="P19"><text:span text:style-name="T9">/*</text:span></text:p>
      <text:p text:style-name="P19"><text:span text:style-name="T9"/></text:p>
      <text:p text:style-name="P19"><text:span text:style-name="T9">Notice that the x and left are the same.</text:span></text:p>
      <text:p text:style-name="P19"><text:span text:style-name="T9">They both return 374, in our example.</text:span></text:p>
      <text:p text:style-name="P19"><text:span text:style-name="T9"/></text:p>
      <text:p text:style-name="P19"><text:span text:style-name="T9">Notice the y and top are the same.</text:span></text:p>
      <text:p text:style-name="P19"><text:span text:style-name="T9">They both return 250.33334350585938.</text:span></text:p>
      <text:p text:style-name="P19"><text:span text:style-name="T9"/></text:p>
      <text:p text:style-name="P19"><text:span text:style-name="T9">*/</text:span></text:p>
      <text:p text:style-name="P19"><text:span text:style-name="T9"/></text:p>
      <text:p text:style-name="P19"><text:span text:style-name="T9">// example</text:span></text:p>
      <text:p text:style-name="P19"><text:span text:style-name="T9">// console.log(JSON.stringify(positionGetSizeAndSides('thePlayer')));</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izeGet.js</text:span></text:p>
      <text:p text:style-name="P19"><text:soft-page-break/><text:span text:style-name="T9"/></text:p>
      <text:p text:style-name="P19"><text:span text:style-name="T9">// gets size of any element of a specified id</text:span></text:p>
      <text:p text:style-name="P19"><text:span text:style-name="T9"/></text:p>
      <text:p text:style-name="P19"><text:span text:style-name="T9">function sizeGet(whichId)</text:span></text:p>
      <text:p text:style-name="P19"><text:span text:style-name="T9">{</text:span></text:p>
      <text:p text:style-name="P19"><text:span text:style-name="T9"><text:s text:c="4"/>whichId = ge(whichId);</text:span></text:p>
      <text:p text:style-name="P19"><text:span text:style-name="T9"/></text:p>
      <text:p text:style-name="P19"><text:span text:style-name="T9"><text:s text:c="4"/>let theRect = whichId.getBoundingClientRect();</text:span></text:p>
      <text:p text:style-name="P19"><text:span text:style-name="T9"/></text:p>
      <text:p text:style-name="P19"><text:span text:style-name="T9"><text:s text:c="4"/>let sizeXY =</text:span></text:p>
      <text:p text:style-name="P19"><text:span text:style-name="T9"><text:s text:c="4"/>{</text:span></text:p>
      <text:p text:style-name="P19"><text:span text:style-name="T9"><text:s text:c="8"/>x: parseFloat(theRect.width),</text:span></text:p>
      <text:p text:style-name="P19"><text:span text:style-name="T9"><text:s text:c="8"/>y: parseFloat(theRect.height)</text:span></text:p>
      <text:p text:style-name="P19"><text:span text:style-name="T9"><text:s text:c="4"/>};</text:span></text:p>
      <text:p text:style-name="P19"><text:span text:style-name="T9"/></text:p>
      <text:p text:style-name="P19"><text:span text:style-name="T9"><text:s text:c="4"/>return sizeXY;</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How to Use this Function</text:span></text:p>
      <text:p text:style-name="P19"><text:span text:style-name="T9"/></text:p>
      <text:p text:style-name="P19"><text:span text:style-name="T9">// get the size of the player object</text:span></text:p>
      <text:p text:style-name="P19"><text:span text:style-name="T9">console.log(JSON.stringify(sizeGet('thePlayer')));</text:span></text:p>
      <text:p text:style-name="P19"><text:soft-page-break/><text:span text:style-name="T9"/></text:p>
      <text:p text:style-name="P19"><text:span text:style-name="T9">// Returns x and y size values, which includes padding</text:span></text:p>
      <text:p text:style-name="P19"><text:span text:style-name="T9">{"x":78,"y":78}</text:span></text:p>
      <text:p text:style-name="P19"><text:span text:style-name="T9"/></text:p>
      <text:p text:style-name="P19"><text:span text:style-name="T9">// Formatted to show x and y clearer</text:span></text:p>
      <text:p text:style-name="P19"><text:span text:style-name="T9">{</text:span></text:p>
      <text:p text:style-name="P19"><text:span text:style-name="T9"><text:s text:c="4"/>"x":78,</text:span></text:p>
      <text:p text:style-name="P19"><text:span text:style-name="T9"><text:s text:c="4"/>"y":78</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Important to note is that padding effects size.</text:span></text:p>
      <text:p text:style-name="P19"><text:span text:style-name="T9">So the object that is the size x of 70, becomes 78, if the padding of left and right are set to 4.</text:span></text:p>
      <text:p text:style-name="P19"><text:span text:style-name="T9"/></text:p>
      <text:p text:style-name="P19"><text:span text:style-name="T9">*/</text:span></text:p>
      <text:p text:style-name="P19"><text:span text:style-name="T9"/></text:p>
      <text:p text:style-name="P19"><text:span text:style-name="T9">// example</text:span></text:p>
      <text:p text:style-name="P19"><text:span text:style-name="T9"/></text:p>
      <text:p text:style-name="P19"><text:span text:style-name="T9">// console.log(JSON.stringify(sizeGet('thePlayer')));</text:span></text:p>
      <text:p text:style-name="P19"><text:span text:style-name="T9"/></text:p>
      <text:p text:style-name="P19"><text:span text:style-name="T9">//--//</text:span></text:p>
      <text:p text:style-name="P19"><text:soft-page-break/><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travelTo.js</text:span></text:p>
      <text:p text:style-name="P19"><text:span text:style-name="T9"/></text:p>
      <text:p text:style-name="P19"><text:span text:style-name="T9">// Send Player to New Location</text:span></text:p>
      <text:p text:style-name="P19"><text:span text:style-name="T9">// based on Choice from menuPlayer GoTo section</text:span></text:p>
      <text:p text:style-name="P19"><text:span text:style-name="T9"/></text:p>
      <text:p text:style-name="P19"><text:span text:style-name="T9">function travelTo(theSection)</text:span></text:p>
      <text:p text:style-name="P19"><text:span text:style-name="T9">{</text:span></text:p>
      <text:p text:style-name="P19"><text:span text:style-name="T9"><text:s text:c="4"/>if (theSection == "news")</text:span></text:p>
      <text:p text:style-name="P19"><text:span text:style-name="T9"><text:s text:c="4"/>{</text:span></text:p>
      <text:p text:style-name="P19"><text:span text:style-name="T9"><text:s text:c="8"/>if (!ge("newsSection"))</text:span></text:p>
      <text:p text:style-name="P19"><text:span text:style-name="T9"><text:s text:c="8"/>{</text:span></text:p>
      <text:p text:style-name="P19"><text:span text:style-name="T9"><text:s text:c="12"/>alert("First, Explore the World\nto REVEAL the NEWS Section");</text:span></text:p>
      <text:p text:style-name="P19"><text:span text:style-name="T9"><text:s text:c="8"/>}</text:span></text:p>
      <text:p text:style-name="P19"><text:span text:style-name="T9"><text:s text:c="8"/>else</text:span></text:p>
      <text:p text:style-name="P19"><text:span text:style-name="T9"><text:s text:c="8"/>{</text:span></text:p>
      <text:p text:style-name="P19"><text:span text:style-name="T9"><text:s text:c="11"/>audioPlay("sfx_blip_001", 1.0);</text:span></text:p>
      <text:p text:style-name="P19"><text:soft-page-break/><text:span text:style-name="T9"/></text:p>
      <text:p text:style-name="P19"><text:span text:style-name="T9"><text:s text:c="12"/>ourPlayer.x = 100;</text:span></text:p>
      <text:p text:style-name="P19"><text:span text:style-name="T9"/></text:p>
      <text:p text:style-name="P19"><text:span text:style-name="T9"><text:s text:c="12"/>ourPlayer.y = positionGet("newsSection").y;</text:span></text:p>
      <text:p text:style-name="P19"><text:span text:style-name="T9"><text:s text:c="8"/>}</text:span></text:p>
      <text:p text:style-name="P19"><text:span text:style-name="T9"><text:s text:c="4"/>}</text:span></text:p>
      <text:p text:style-name="P19"><text:span text:style-name="T9"/></text:p>
      <text:p text:style-name="P19"><text:span text:style-name="T9"><text:s text:c="4"/>if (theSection == "scripting")</text:span></text:p>
      <text:p text:style-name="P19"><text:span text:style-name="T9"><text:s text:c="4"/>{</text:span></text:p>
      <text:p text:style-name="P19"><text:span text:style-name="T9"><text:s text:c="8"/>if (!ge("scriptingSection"))</text:span></text:p>
      <text:p text:style-name="P19"><text:span text:style-name="T9"><text:s text:c="8"/>{</text:span></text:p>
      <text:p text:style-name="P19"><text:span text:style-name="T9"><text:s text:c="12"/>alert("First, Explore the World\nto REVEAL the SCRIPTING Section");</text:span></text:p>
      <text:p text:style-name="P19"><text:span text:style-name="T9"><text:s text:c="8"/>}</text:span></text:p>
      <text:p text:style-name="P19"><text:span text:style-name="T9"><text:s text:c="8"/>else</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ourPlayer.x = 100;</text:span></text:p>
      <text:p text:style-name="P19"><text:span text:style-name="T9"/></text:p>
      <text:p text:style-name="P19"><text:span text:style-name="T9"><text:s text:c="12"/>ourPlayer.y = positionGet("scriptingSection").y;</text:span></text:p>
      <text:p text:style-name="P19"><text:span text:style-name="T9"><text:s text:c="8"/>}</text:span></text:p>
      <text:p text:style-name="P19"><text:span text:style-name="T9"><text:s text:c="4"/>}</text:span></text:p>
      <text:p text:style-name="P19"><text:span text:style-name="T9"/></text:p>
      <text:p text:style-name="P19"><text:soft-page-break/><text:span text:style-name="T9"><text:s text:c="4"/>if (theSection == "books")</text:span></text:p>
      <text:p text:style-name="P19"><text:span text:style-name="T9"><text:s text:c="4"/>{</text:span></text:p>
      <text:p text:style-name="P19"><text:span text:style-name="T9"><text:s text:c="8"/>if (!ge("collegeBooksSection"))</text:span></text:p>
      <text:p text:style-name="P19"><text:span text:style-name="T9"><text:s text:c="8"/>{</text:span></text:p>
      <text:p text:style-name="P19"><text:span text:style-name="T9"><text:s text:c="12"/>alert("First, Explore the World\nto REVEAL the COLLEGE BOOKS Section");</text:span></text:p>
      <text:p text:style-name="P19"><text:span text:style-name="T9"><text:s text:c="8"/>}</text:span></text:p>
      <text:p text:style-name="P19"><text:span text:style-name="T9"><text:s text:c="8"/>else</text:span></text:p>
      <text:p text:style-name="P19"><text:span text:style-name="T9"><text:s text:c="8"/>{</text:span></text:p>
      <text:p text:style-name="P19"><text:span text:style-name="T9"><text:s text:c="12"/>audioPlay("sfx_blip_001", 1.0);</text:span></text:p>
      <text:p text:style-name="P19"><text:span text:style-name="T9"/></text:p>
      <text:p text:style-name="P19"><text:span text:style-name="T9"><text:s text:c="12"/>ourPlayer.x = 100;</text:span></text:p>
      <text:p text:style-name="P19"><text:span text:style-name="T9"/></text:p>
      <text:p text:style-name="P19"><text:span text:style-name="T9"><text:s text:c="12"/>ourPlayer.y = positionGet("collegeBooksSection").y;</text:span></text:p>
      <text:p text:style-name="P19"><text:span text:style-name="T9"><text:s text:c="8"/>}</text:span></text:p>
      <text:p text:style-name="P19"><text:span text:style-name="T9"><text:s text:c="4"/>}</text:span></text:p>
      <text:p text:style-name="P19"><text:span text:style-name="T9"/></text:p>
      <text:p text:style-name="P19"><text:span text:style-name="T9"><text:s text:c="4"/>if (theSection == "evidence")</text:span></text:p>
      <text:p text:style-name="P19"><text:span text:style-name="T9"><text:s text:c="4"/>{</text:span></text:p>
      <text:p text:style-name="P19"><text:span text:style-name="T9"><text:s text:c="8"/>if (!ge("evidenceIdSection"))</text:span></text:p>
      <text:p text:style-name="P19"><text:span text:style-name="T9"><text:s text:c="8"/>{</text:span></text:p>
      <text:p text:style-name="P19"><text:span text:style-name="T9"><text:s text:c="12"/>alert("First, Explore the World\nto REVEAL the EVIDENCE Section");</text:span></text:p>
      <text:p text:style-name="P19"><text:span text:style-name="T9"><text:s text:c="8"/>}</text:span></text:p>
      <text:p text:style-name="P19"><text:span text:style-name="T9"><text:s text:c="8"/>else</text:span></text:p>
      <text:p text:style-name="P19"><text:soft-page-break/><text:span text:style-name="T9"><text:s text:c="8"/>{</text:span></text:p>
      <text:p text:style-name="P19"><text:span text:style-name="T9"><text:s text:c="12"/>audioPlay("sfx_blip_001", 1.0);</text:span></text:p>
      <text:p text:style-name="P19"><text:span text:style-name="T9"/></text:p>
      <text:p text:style-name="P19"><text:span text:style-name="T9"><text:s text:c="12"/>ourPlayer.x = 100;</text:span></text:p>
      <text:p text:style-name="P19"><text:span text:style-name="T9"/></text:p>
      <text:p text:style-name="P19"><text:span text:style-name="T9"><text:s text:c="12"/>ourPlayer.y = positionGet("evidenceIdSection").y;</text:span></text:p>
      <text:p text:style-name="P19"><text:span text:style-name="T9"><text:s text:c="8"/>}</text:span></text:p>
      <text:p text:style-name="P19"><text:span text:style-name="T9"><text:s text:c="4"/>}</text:span></text:p>
      <text:p text:style-name="P19"><text:span text:style-name="T9"><text:s text:c="4"/>movePlayer(activePlaye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BookImages.js</text:span></text:p>
      <text:p text:style-name="P19"><text:span text:style-name="T9"/></text:p>
      <text:p text:style-name="P19"><text:span text:style-name="T9">function rowOfBookImages(theX, theY, sizeX, sizeY, whichArray, criteria1, theHeading)</text:span></text:p>
      <text:p text:style-name="P19"><text:span text:style-name="T9">{</text:span></text:p>
      <text:p text:style-name="P19"><text:soft-page-break/><text:span text:style-name="T9"><text:s text:c="4"/>let counter = 0;</text:span></text:p>
      <text:p text:style-name="P19"><text:span text:style-name="T9"/></text:p>
      <text:p text:style-name="P19"><text:span text:style-name="T9"><text:s text:c="4"/>let mainDiv = ce("div");</text:span></text:p>
      <text:p text:style-name="P19"><text:span text:style-name="T9"><text:s text:c="4"/>mainDiv.id = "displayBooksId";</text:span></text:p>
      <text:p text:style-name="P19"><text:span text:style-name="T9"><text:s text:c="4"/>mainDiv.className = "bookImageStyle";</text:span></text:p>
      <text:p text:style-name="P19"><text:span text:style-name="T9"><text:s text:c="4"/>mainDiv.title = "rowOfBookImages(theX, theY, sizeX, sizeY, whichArray, criteria1, theHeading)";</text:span></text:p>
      <text:p text:style-name="P19"><text:span text:style-name="T9"><text:s text:c="4"/>mainDiv.style.position = "absolute";</text:span></text:p>
      <text:p text:style-name="P19"><text:span text:style-name="T9"><text:s text:c="4"/>mainDiv.style.left = theX;</text:span></text:p>
      <text:p text:style-name="P19"><text:span text:style-name="T9"><text:s text:c="4"/>mainDiv.style.top = theY;</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 + "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used with papercliptronics, javascriptBook1, javascriptBook2, logicA, logicB, logicC, simulation, science, human, mathematics arrays</text:span></text:p>
      <text:p text:style-name="P19"><text:span text:style-name="T9"><text:s text:c="4"/>for (let x = 0; x &lt; whichArray.length; x++)</text:span></text:p>
      <text:p text:style-name="P19"><text:span text:style-name="T9"><text:s text:c="4"/>{</text:span></text:p>
      <text:p text:style-name="P19"><text:span text:style-name="T9"><text:s text:c="8"/>counter += 1;</text:span></text:p>
      <text:p text:style-name="P19"><text:span text:style-name="T9"/></text:p>
      <text:p text:style-name="P19"><text:soft-page-break/><text:span text:style-name="T9"><text:s text:c="8"/>if (whichArray[x].tag == criteria1)</text:span></text:p>
      <text:p text:style-name="P19"><text:span text:style-name="T9"><text:s text:c="8"/>{</text:span></text:p>
      <text:p text:style-name="P19"><text:span text:style-name="T9"><text:s text:c="12"/>// filter by month</text:span></text:p>
      <text:p text:style-name="P19"><text:span text:style-name="T9"><text:s text:c="12"/>//if (whichArray[x].month === '12')</text:span></text:p>
      <text:p text:style-name="P19"><text:span text:style-name="T9"/></text:p>
      <text:p text:style-name="P19"><text:span text:style-name="T9"><text:s text:c="12"/>// filter by multiple months</text:span></text:p>
      <text:p text:style-name="P19"><text:span text:style-name="T9"><text:s text:c="12"/>//if (whichArray[x].month === '8' || whichArray[x].month === '9')</text:span></text:p>
      <text:p text:style-name="P19"><text:span text:style-name="T9"/></text:p>
      <text:p text:style-name="P19"><text:span text:style-name="T9"><text:s text:c="12"/>// filter by date</text:span></text:p>
      <text:p text:style-name="P19"><text:span text:style-name="T9"><text:s text:c="12"/>// if (whichArray[x].month === '2' &amp;&amp; whichArray[x].day === '29' &amp;&amp; whichArray[x].year === '2018')</text:span></text:p>
      <text:p text:style-name="P19"><text:span text:style-name="T9"/></text:p>
      <text:p text:style-name="P19"><text:span text:style-name="T9"><text:s text:c="12"/>// filter by multiple dates</text:span></text:p>
      <text:p text:style-name="P19"><text:span text:style-name="T9"><text:s text:c="12"/>//if ((whichArray[x].month === '2' &amp;&amp; whichArray[x].day === '29' &amp;&amp; whichArray[x].year === '2018') || (whichArray[x].month === '2' &amp;&amp; whichArray[x].day === '29' &amp;&amp; whichArray[x].year === '2020'))</text:span></text:p>
      <text:p text:style-name="P19"><text:span text:style-name="T9"/></text:p>
      <text:p text:style-name="P19"><text:span text:style-name="T9"><text:s text:c="12"/>// filter by day, of any month, of any year</text:span></text:p>
      <text:p text:style-name="P19"><text:span text:style-name="T9"><text:s text:c="12"/>// if (whichArray[x].day === '2')</text:span></text:p>
      <text:p text:style-name="P19"><text:span text:style-name="T9"/></text:p>
      <text:p text:style-name="P19"><text:span text:style-name="T9"><text:s text:c="12"/>// filter by year</text:span></text:p>
      <text:p text:style-name="P19"><text:soft-page-break/><text:span text:style-name="T9"><text:s text:c="12"/>// if (whichArray[x].year === '2022')</text:span></text:p>
      <text:p text:style-name="P19"><text:span text:style-name="T9"/></text:p>
      <text:p text:style-name="P19"><text:span text:style-name="T9"><text:s text:c="12"/>// filter by multiple years</text:span></text:p>
      <text:p text:style-name="P19"><text:span text:style-name="T9"><text:s text:c="12"/>// if (whichArray[x].year === '2019' || whichArray[x].year === '2020')</text:span></text:p>
      <text:p text:style-name="P19"><text:span text:style-name="T9"/></text:p>
      <text:p text:style-name="P19"><text:span text:style-name="T9"><text:s text:c="12"/>// filter by month and year</text:span></text:p>
      <text:p text:style-name="P19"><text:span text:style-name="T9"><text:s text:c="12"/>// if (whichArray[x].month === '2' &amp;&amp; whichArray[x].year === '2020')</text:span></text:p>
      <text:p text:style-name="P19"><text:span text:style-name="T9"/></text:p>
      <text:p text:style-name="P19"><text:span text:style-name="T9"><text:s text:c="12"/>// we can replace the if statement below, with one of the options above.</text:span></text:p>
      <text:p text:style-name="P19"><text:span text:style-name="T9"><text:s text:c="12"/>if (whichArray) // filter by all</text:span></text:p>
      <text:p text:style-name="P19"><text:span text:style-name="T9"><text:s text:c="12"/>{</text:span></text:p>
      <text:p text:style-name="P19"><text:span text:style-name="T9"><text:s text:c="16"/>let subDiv = ce("div");</text:span></text:p>
      <text:p text:style-name="P19"><text:span text:style-name="T9"><text:s text:c="16"/>subDiv.id = theHeading + counter;</text:span></text:p>
      <text:p text:style-name="P19"><text:span text:style-name="T9"><text:s text:c="16"/>subDiv.style.width = sizeX + 'px';</text:span></text:p>
      <text:p text:style-name="P19"><text:span text:style-name="T9"><text:s text:c="16"/>subDiv.style.borderStyle = "solid";</text:span></text:p>
      <text:p text:style-name="P19"><text:span text:style-name="T9"><text:s text:c="16"/>subDiv.style.borderWidth = 1 + "px";</text:span></text:p>
      <text:p text:style-name="P19"><text:span text:style-name="T9"><text:s text:c="16"/>subDiv.style.borderColor = "rgb(0, 255, 255)";</text:span></text:p>
      <text:p text:style-name="P19"><text:span text:style-name="T9"><text:s text:c="16"/>mainDiv.append(subDiv);</text:span></text:p>
      <text:p text:style-name="P19"><text:span text:style-name="T9"/></text:p>
      <text:p text:style-name="P19"><text:span text:style-name="T9"><text:s text:c="16"/>//-//</text:span></text:p>
      <text:p text:style-name="P19"><text:span text:style-name="T9"/></text:p>
      <text:p text:style-name="P19"><text:span text:style-name="T9"><text:s text:c="16"/>let printButton = ce("button");</text:span></text:p>
      <text:p text:style-name="P19"><text:soft-page-break/><text:span text:style-name="T9"><text:s text:c="16"/>printButton.className = "ourButton";</text:span></text:p>
      <text:p text:style-name="P19"><text:span text:style-name="T9"><text:s text:c="16"/>printButton.textContent = "print";</text:span></text:p>
      <text:p text:style-name="P19"><text:span text:style-name="T9"><text:s text:c="16"/>printButton.onclick = function()</text:span></text:p>
      <text:p text:style-name="P19"><text:span text:style-name="T9"><text:s text:c="16"/>{</text:span></text:p>
      <text:p text:style-name="P19"><text:span text:style-name="T9"><text:s text:c="20"/>printOnlyDiv(subDiv.id);</text:span></text:p>
      <text:p text:style-name="P19"><text:span text:style-name="T9"><text:s text:c="16"/>};</text:span></text:p>
      <text:p text:style-name="P19"><text:span text:style-name="T9"><text:s text:c="16"/>subDiv.append(printButton);</text:span></text:p>
      <text:p text:style-name="P19"><text:span text:style-name="T9"/></text:p>
      <text:p text:style-name="P19"><text:span text:style-name="T9"><text:s text:c="16"/>//-//</text:span></text:p>
      <text:p text:style-name="P19"><text:span text:style-name="T9"/></text:p>
      <text:p text:style-name="P19"><text:span text:style-name="T9"><text:s text:c="16"/>let theTexture = ce("img");</text:span></text:p>
      <text:p text:style-name="P19"><text:span text:style-name="T9"><text:s text:c="16"/>theTexture.id = theHeading + counter;</text:span></text:p>
      <text:p text:style-name="P19"><text:span text:style-name="T9"><text:s text:c="16"/>theTexture.src = whichArray[x].image;</text:span></text:p>
      <text:p text:style-name="P19"><text:span text:style-name="T9"><text:s text:c="16"/>theTexture.className = "bookImage";</text:span></text:p>
      <text:p text:style-name="P19"><text:span text:style-name="T9"><text:s text:c="16"/>subDiv.append(theTexture);</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CollegeBooks.js</text:span></text:p>
      <text:p text:style-name="P19"><text:span text:style-name="T9"/></text:p>
      <text:p text:style-name="P19"><text:span text:style-name="T9">function rowOfCollegeBooks(theX, theY, sizeX, sizeY, whichArray)</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collegeBooksSection";</text:span></text:p>
      <text:p text:style-name="P19"><text:span text:style-name="T9"><text:s text:c="4"/>mainDiv.className = "";</text:span></text:p>
      <text:p text:style-name="P19"><text:span text:style-name="T9"><text:s text:c="4"/>mainDiv.title = "rowOfCollegeBooks(theX, theY, sizeX, sizeY, whichArray)";</text:span></text:p>
      <text:p text:style-name="P19"><text:span text:style-name="T9"><text:s text:c="4"/>mainDiv.style.position = "absolute";</text:span></text:p>
      <text:p text:style-name="P19"><text:span text:style-name="T9"><text:s text:c="4"/>mainDiv.style.left = theX;</text:span></text:p>
      <text:p text:style-name="P19"><text:span text:style-name="T9"><text:s text:c="4"/>mainDiv.style.top = theY;</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 + "px";</text:span></text:p>
      <text:p text:style-name="P19"><text:soft-page-break/><text:span text:style-name="T9"><text:s text:c="4"/>mainDiv.style.overflow = "hidden";</text:span></text:p>
      <text:p text:style-name="P19"><text:span text:style-name="T9"><text:s text:c="4"/>mainDiv.style.overflowY = "scroll";</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used with collegeBooks Array</text:span></text:p>
      <text:p text:style-name="P19"><text:span text:style-name="T9"><text:s text:c="4"/>for (let x = 0; x &lt; whichArray.length; x++)</text:span></text:p>
      <text:p text:style-name="P19"><text:span text:style-name="T9"><text:s text:c="4"/>{</text:span></text:p>
      <text:p text:style-name="P19"><text:span text:style-name="T9"><text:s text:c="8"/>counter += 1;</text:span></text:p>
      <text:p text:style-name="P19"><text:span text:style-name="T9"/></text:p>
      <text:p text:style-name="P19"><text:span text:style-name="T9"><text:s text:c="8"/>let subDiv = ce("div");</text:span></text:p>
      <text:p text:style-name="P19"><text:span text:style-name="T9"><text:s text:c="8"/>subDiv.id = "CollegeBooks" + counter;</text:span></text:p>
      <text:p text:style-name="P19"><text:span text:style-name="T9"><text:s text:c="8"/>subDiv.style.width = sizeX + 'px';</text:span></text:p>
      <text:p text:style-name="P19"><text:span text:style-name="T9"><text:s text:c="8"/>subDiv.style.height = sizeY + 'px';</text:span></text:p>
      <text:p text:style-name="P19"><text:span text:style-name="T9"><text:s text:c="8"/>subDiv.style.borderStyle = "solid";</text:span></text:p>
      <text:p text:style-name="P19"><text:span text:style-name="T9"><text:s text:c="8"/>subDiv.style.borderWidth = "2px";</text:span></text:p>
      <text:p text:style-name="P19"><text:span text:style-name="T9"><text:s text:c="8"/>subDiv.style.borderColor = "rgba(100, 100, 255, 1.0)";</text:span></text:p>
      <text:p text:style-name="P19"><text:span text:style-name="T9"><text:s text:c="8"/>subDiv.style.backgroundColor = 'rgb(0, 0, 0)';</text:span></text:p>
      <text:p text:style-name="P19"><text:span text:style-name="T9"><text:s text:c="8"/>subDiv.style.zIndex = "1";</text:span></text:p>
      <text:p text:style-name="P19"><text:span text:style-name="T9"><text:s text:c="8"/>subDiv.style.fontFamily = "arial";</text:span></text:p>
      <text:p text:style-name="P19"><text:span text:style-name="T9"><text:s text:c="8"/>subDiv.style.fontWeight = "normal";</text:span></text:p>
      <text:p text:style-name="P19"><text:span text:style-name="T9"><text:s text:c="8"/>subDiv.style.fontSize = "medium";</text:span></text:p>
      <text:p text:style-name="P19"><text:span text:style-name="T9"><text:s text:c="8"/>subDiv.style.textAlign = "center";</text:span></text:p>
      <text:p text:style-name="P19"><text:soft-page-break/><text:span text:style-name="T9"><text:s text:c="8"/>subDiv.style.color = "black";</text:span></text:p>
      <text:p text:style-name="P19"><text:span text:style-name="T9"/></text:p>
      <text:p text:style-name="P19"><text:span text:style-name="T9"><text:s text:c="8"/>mainDiv.append(subDiv);</text:span></text:p>
      <text:p text:style-name="P19"><text:span text:style-name="T9"/></text:p>
      <text:p text:style-name="P19"><text:span text:style-name="T9"><text:s text:c="8"/>//-//</text:span></text:p>
      <text:p text:style-name="P19"><text:span text:style-name="T9"/></text:p>
      <text:p text:style-name="P19"><text:span text:style-name="T9"><text:s text:c="8"/>let printButton = ce("button");</text:span></text:p>
      <text:p text:style-name="P19"><text:span text:style-name="T9"><text:s text:c="8"/>printButton.className = "ourButton";</text:span></text:p>
      <text:p text:style-name="P19"><text:span text:style-name="T9"><text:s text:c="8"/>printButton.textContent = "print";</text:span></text:p>
      <text:p text:style-name="P19"><text:span text:style-name="T9"><text:s text:c="8"/>printButton.onclick = function()</text:span></text:p>
      <text:p text:style-name="P19"><text:span text:style-name="T9"><text:s text:c="8"/>{</text:span></text:p>
      <text:p text:style-name="P19"><text:span text:style-name="T9"><text:s text:c="12"/>printOnlyDiv(subDiv.id);</text:span></text:p>
      <text:p text:style-name="P19"><text:span text:style-name="T9"><text:s text:c="8"/>};</text:span></text:p>
      <text:p text:style-name="P19"><text:span text:style-name="T9"><text:s text:c="8"/>subDiv.append(printButton);</text:span></text:p>
      <text:p text:style-name="P19"><text:span text:style-name="T9"/></text:p>
      <text:p text:style-name="P19"><text:span text:style-name="T9"><text:s text:c="8"/>//-//</text:span></text:p>
      <text:p text:style-name="P19"><text:span text:style-name="T9"/></text:p>
      <text:p text:style-name="P19"><text:span text:style-name="T9"><text:s text:c="8"/>let theTitle = ce("div");</text:span></text:p>
      <text:p text:style-name="P19"><text:span text:style-name="T9"><text:s text:c="8"/>theTitle.style.color = "rgb(255, 255, 255)";</text:span></text:p>
      <text:p text:style-name="P19"><text:span text:style-name="T9"><text:s text:c="8"/>theTitle.innerText = "College Books" + '\n' + whichArray[x].name;</text:span></text:p>
      <text:p text:style-name="P19"><text:span text:style-name="T9"><text:s text:c="8"/>subDiv.append(theTitle);</text:span></text:p>
      <text:p text:style-name="P19"><text:span text:style-name="T9"/></text:p>
      <text:p text:style-name="P19"><text:span text:style-name="T9"><text:s text:c="8"/>//-//</text:span></text:p>
      <text:p text:style-name="P19"><text:span text:style-name="T9"/></text:p>
      <text:p text:style-name="P19"><text:span text:style-name="T9"><text:s text:c="8"/>let theBreakBelowTitle = ce("hr");</text:span></text:p>
      <text:p text:style-name="P19"><text:soft-page-break/><text:span text:style-name="T9"><text:s text:c="8"/>theBreakBelowTitle.className = "hrCompact";</text:span></text:p>
      <text:p text:style-name="P19"><text:span text:style-name="T9"><text:s text:c="8"/>subDiv.append(theBreakBelowTitle);</text:span></text:p>
      <text:p text:style-name="P19"><text:span text:style-name="T9"><text:s text:c="8"/></text:span></text:p>
      <text:p text:style-name="P19"><text:span text:style-name="T9"><text:s text:c="8"/>//-//</text:span></text:p>
      <text:p text:style-name="P19"><text:span text:style-name="T9"/></text:p>
      <text:p text:style-name="P19"><text:span text:style-name="T9"><text:s text:c="8"/>let theLink = ce("a");</text:span></text:p>
      <text:p text:style-name="P19"><text:span text:style-name="T9"><text:s text:c="8"/>theLink.target = "_blank";</text:span></text:p>
      <text:p text:style-name="P19"><text:span text:style-name="T9"><text:s text:c="8"/>theLink.href = whichArray[x].url;</text:span></text:p>
      <text:p text:style-name="P19"><text:span text:style-name="T9"><text:s text:c="8"/>theLink.innerText = "link";</text:span></text:p>
      <text:p text:style-name="P19"><text:span text:style-name="T9"><text:s text:c="8"/>subDiv.append(theLink);</text:span></text:p>
      <text:p text:style-name="P19"><text:span text:style-name="T9"/></text:p>
      <text:p text:style-name="P19"><text:span text:style-name="T9"><text:s text:c="8"/>//-//</text:span></text:p>
      <text:p text:style-name="P19"><text:span text:style-name="T9"/></text:p>
      <text:p text:style-name="P19"><text:span text:style-name="T9"><text:s text:c="8"/>let theTexture = ce("img"); </text:span></text:p>
      <text:p text:style-name="P19"><text:span text:style-name="T9"><text:s text:c="8"/>theTexture.className = "theImage";</text:span></text:p>
      <text:p text:style-name="P19"><text:span text:style-name="T9"><text:s text:c="8"/>theTexture.src = whichArray[x].image;</text:span></text:p>
      <text:p text:style-name="P19"><text:span text:style-name="T9"><text:s text:c="8"/>theLink.append(theTexture);</text:span></text:p>
      <text:p text:style-name="P19"><text:span text:style-name="T9"><text:s text:c="4"/>}</text:span></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rowOfCollegeLinks.js</text:span></text:p>
      <text:p text:style-name="P19"><text:span text:style-name="T9"/></text:p>
      <text:p text:style-name="P19"><text:span text:style-name="T9">function rowOfCollegeLinks(theX, theY, whichArray, sizeX)</text:span></text:p>
      <text:p text:style-name="P19"><text:span text:style-name="T9">{</text:span></text:p>
      <text:p text:style-name="P19"><text:span text:style-name="T9"><text:s text:c="4"/>let counter = 0;</text:span></text:p>
      <text:p text:style-name="P19"><text:span text:style-name="T9"/></text:p>
      <text:p text:style-name="P19"><text:span text:style-name="T9"><text:s text:c="4"/>let mainDiv = ce("div");</text:span></text:p>
      <text:p text:style-name="P19"><text:span text:style-name="T9"><text:s text:c="4"/>mainDiv.id = "collegeLinksId";</text:span></text:p>
      <text:p text:style-name="P19"><text:span text:style-name="T9"><text:s text:c="4"/>mainDiv.title = "rowOfCollegeLinks(theX, theY, whichArray)";</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width = '200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for (let x = 0; x &lt; whichArray.length; x++) {</text:span></text:p>
      <text:p text:style-name="P19"><text:soft-page-break/><text:span text:style-name="T9"><text:s text:c="8"/>counter += 1;</text:span></text:p>
      <text:p text:style-name="P19"><text:span text:style-name="T9"/></text:p>
      <text:p text:style-name="P19"><text:span text:style-name="T9"><text:s text:c="8"/>let subDiv = ce("div");</text:span></text:p>
      <text:p text:style-name="P19"><text:span text:style-name="T9"><text:s text:c="8"/>subDiv.id = "CollegeLinks" + counter;</text:span></text:p>
      <text:p text:style-name="P19"><text:span text:style-name="T9"><text:s text:c="8"/>subDiv.style.padding = "10px";</text:span></text:p>
      <text:p text:style-name="P19"><text:span text:style-name="T9"><text:s text:c="8"/>subDiv.style.width = sizeX + 'px';</text:span></text:p>
      <text:p text:style-name="P19"><text:span text:style-name="T9"><text:s text:c="8"/>subDiv.style.zIndex = 1;</text:span></text:p>
      <text:p text:style-name="P19"><text:span text:style-name="T9"><text:s text:c="8"/>subDiv.style.borderStyle = "solid";</text:span></text:p>
      <text:p text:style-name="P19"><text:span text:style-name="T9"><text:s text:c="8"/>subDiv.style.borderWidth = "2px";</text:span></text:p>
      <text:p text:style-name="P19"><text:span text:style-name="T9"><text:s text:c="8"/>subDiv.style.borderColor = "rgba(100, 100, 255, 1.0)";</text:span></text:p>
      <text:p text:style-name="P19"><text:span text:style-name="T9"><text:s text:c="8"/>subDiv.style.backgroundColor = 'rgb(0, 0, 0)';</text:span></text:p>
      <text:p text:style-name="P19"><text:span text:style-name="T9"><text:s text:c="8"/>subDiv.style.fontFamily = "arial";</text:span></text:p>
      <text:p text:style-name="P19"><text:span text:style-name="T9"><text:s text:c="8"/>subDiv.style.fontWeight = "bold";</text:span></text:p>
      <text:p text:style-name="P19"><text:span text:style-name="T9"><text:s text:c="8"/>subDiv.style.fontSize = "medium";</text:span></text:p>
      <text:p text:style-name="P19"><text:span text:style-name="T9"><text:s text:c="8"/>subDiv.style.color = "aqua";</text:span></text:p>
      <text:p text:style-name="P19"><text:span text:style-name="T9"><text:s text:c="8"/>subDiv.style.textAlign = "center";</text:span></text:p>
      <text:p text:style-name="P19"><text:span text:style-name="T9"><text:s text:c="8"/>mainDiv.append(subDiv);</text:span></text:p>
      <text:p text:style-name="P19"><text:span text:style-name="T9"/></text:p>
      <text:p text:style-name="P19"><text:span text:style-name="T9"><text:s text:c="8"/>//-//</text:span></text:p>
      <text:p text:style-name="P19"><text:span text:style-name="T9"/></text:p>
      <text:p text:style-name="P19"><text:span text:style-name="T9"><text:s text:c="8"/>let theLink = ce("a");</text:span></text:p>
      <text:p text:style-name="P19"><text:span text:style-name="T9"><text:s text:c="8"/>theLink.href = whichArray[x].url;</text:span></text:p>
      <text:p text:style-name="P19"><text:span text:style-name="T9"><text:s text:c="8"/>theLink.target = "_blank";</text:span></text:p>
      <text:p text:style-name="P19"><text:soft-page-break/><text:span text:style-name="T9"><text:s text:c="8"/>theLink.textContent = whichArray[x].name;</text:span></text:p>
      <text:p text:style-name="P19"><text:span text:style-name="T9"><text:s text:c="8"/>subDiv.append(theLink);</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Details.js</text:span></text:p>
      <text:p text:style-name="P19"><text:span text:style-name="T9"/></text:p>
      <text:p text:style-name="P19"><text:span text:style-name="T9">function rowOfDetails(theX, theY, sizeX, sizeY, whichArray, criteria1)</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detailsId";</text:span></text:p>
      <text:p text:style-name="P19"><text:soft-page-break/><text:span text:style-name="T9"><text:s text:c="4"/>mainDiv.title = "rowOfDetails(theX, theY, sizeX, sizeY, whichArray, criteria1)";</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for (let i = 0; i &lt; whichArray.length; i++) {</text:span></text:p>
      <text:p text:style-name="P19"><text:span text:style-name="T9"><text:s text:c="8"/>counter += 1;</text:span></text:p>
      <text:p text:style-name="P19"><text:span text:style-name="T9"/></text:p>
      <text:p text:style-name="P19"><text:span text:style-name="T9"><text:s text:c="8"/>if (whichArray[i].tag == criteria1)</text:span></text:p>
      <text:p text:style-name="P19"><text:span text:style-name="T9"><text:s text:c="8"/>{</text:span></text:p>
      <text:p text:style-name="P19"><text:span text:style-name="T9"><text:s text:c="12"/>// filter by month</text:span></text:p>
      <text:p text:style-name="P19"><text:span text:style-name="T9"><text:s text:c="12"/>if (whichArray[i].date.substring(0, 2) == "07")</text:span></text:p>
      <text:p text:style-name="P19"><text:span text:style-name="T9"><text:s text:c="12"/>{</text:span></text:p>
      <text:p text:style-name="P19"><text:span text:style-name="T9"><text:s text:c="16"/>if (whichArray[i].probability &gt;= 50)</text:span></text:p>
      <text:p text:style-name="P19"><text:span text:style-name="T9"><text:s text:c="16"/>{</text:span></text:p>
      <text:p text:style-name="P19"><text:span text:style-name="T9"><text:s text:c="20"/>let subDiv = ce("div");</text:span></text:p>
      <text:p text:style-name="P19"><text:span text:style-name="T9"><text:s text:c="20"/>subDiv.className = "divStyle001";</text:span></text:p>
      <text:p text:style-name="P19"><text:span text:style-name="T9"><text:s text:c="20"/>mainDiv.append(subDiv);</text:span></text:p>
      <text:p text:style-name="P19"><text:soft-page-break/><text:span text:style-name="T9"/></text:p>
      <text:p text:style-name="P19"><text:span text:style-name="T9"><text:s text:c="20"/>//-//</text:span></text:p>
      <text:p text:style-name="P19"><text:span text:style-name="T9"/></text:p>
      <text:p text:style-name="P19"><text:span text:style-name="T9"><text:s text:c="20"/>let theDiv = ce("details");</text:span></text:p>
      <text:p text:style-name="P19"><text:span text:style-name="T9"><text:s text:c="20"/>theDiv.id = "EvidenceDetails" + counter;</text:span></text:p>
      <text:p text:style-name="P19"><text:span text:style-name="T9"><text:s text:c="20"/>theDiv.style.width = sizeX + 'px';</text:span></text:p>
      <text:p text:style-name="P19"><text:span text:style-name="T9"><text:s text:c="20"/>theDiv.style.height = sizeY + 'px';</text:span></text:p>
      <text:p text:style-name="P19"><text:span text:style-name="T9"><text:s text:c="20"/>theDiv.style.color = "rgb(255, 255, 255)";</text:span></text:p>
      <text:p text:style-name="P19"><text:span text:style-name="T9"><text:s text:c="20"/>subDiv.append(theDiv);</text:span></text:p>
      <text:p text:style-name="P19"><text:span text:style-name="T9"/></text:p>
      <text:p text:style-name="P19"><text:span text:style-name="T9"><text:s text:c="20"/>//-//</text:span></text:p>
      <text:p text:style-name="P19"><text:span text:style-name="T9"/></text:p>
      <text:p text:style-name="P19"><text:span text:style-name="T9"><text:s text:c="20"/>theDiv.innerText = "Content Sensitive - Open at Your Discretion";</text:span></text:p>
      <text:p text:style-name="P19"><text:span text:style-name="T9"/></text:p>
      <text:p text:style-name="P19"><text:span text:style-name="T9"><text:s text:c="20"/>//-//</text:span></text:p>
      <text:p text:style-name="P19"><text:span text:style-name="T9"/></text:p>
      <text:p text:style-name="P19"><text:span text:style-name="T9"><text:s text:c="20"/>theDiv.append(ce("br"));</text:span></text:p>
      <text:p text:style-name="P19"><text:span text:style-name="T9"/></text:p>
      <text:p text:style-name="P19"><text:span text:style-name="T9"><text:s text:c="20"/>//-//</text:span></text:p>
      <text:p text:style-name="P19"><text:span text:style-name="T9"/></text:p>
      <text:p text:style-name="P19"><text:span text:style-name="T9"><text:s text:c="20"/>let printButton = ce("button");</text:span></text:p>
      <text:p text:style-name="P19"><text:span text:style-name="T9"><text:s text:c="20"/>printButton.className = "ourButton";</text:span></text:p>
      <text:p text:style-name="P19"><text:soft-page-break/><text:span text:style-name="T9"><text:s text:c="20"/>printButton.textContent = "print";</text:span></text:p>
      <text:p text:style-name="P19"><text:span text:style-name="T9"><text:s text:c="20"/>printButton.onclick = function()</text:span></text:p>
      <text:p text:style-name="P19"><text:span text:style-name="T9"><text:s text:c="20"/>{</text:span></text:p>
      <text:p text:style-name="P19"><text:span text:style-name="T9"><text:s text:c="24"/>printOnlyDiv(theDiv.id);</text:span></text:p>
      <text:p text:style-name="P19"><text:span text:style-name="T9"><text:s text:c="20"/>};</text:span></text:p>
      <text:p text:style-name="P19"><text:span text:style-name="T9"/></text:p>
      <text:p text:style-name="P19"><text:span text:style-name="T9"><text:s text:c="20"/>subDiv.append(printButton);</text:span></text:p>
      <text:p text:style-name="P19"><text:span text:style-name="T9"/></text:p>
      <text:p text:style-name="P19"><text:span text:style-name="T9"><text:s text:c="20"/>//-//</text:span></text:p>
      <text:p text:style-name="P19"><text:span text:style-name="T9"/></text:p>
      <text:p text:style-name="P19"><text:span text:style-name="T9"><text:s text:c="20"/>theDiv.append(ce("br"));</text:span></text:p>
      <text:p text:style-name="P19"><text:span text:style-name="T9"/></text:p>
      <text:p text:style-name="P19"><text:span text:style-name="T9"><text:s text:c="20"/>//-//</text:span></text:p>
      <text:p text:style-name="P19"><text:span text:style-name="T9"/></text:p>
      <text:p text:style-name="P19"><text:span text:style-name="T9"><text:s text:c="20"/>let titleText = whichArray[i].title;</text:span></text:p>
      <text:p text:style-name="P19"><text:span text:style-name="T9"><text:s text:c="20"/>theDiv.append(titleText);</text:span></text:p>
      <text:p text:style-name="P19"><text:span text:style-name="T9"/></text:p>
      <text:p text:style-name="P19"><text:span text:style-name="T9"><text:s text:c="20"/>//-//</text:span></text:p>
      <text:p text:style-name="P19"><text:span text:style-name="T9"/></text:p>
      <text:p text:style-name="P19"><text:span text:style-name="T9"><text:s text:c="20"/>theDiv.append(ce("br"));</text:span></text:p>
      <text:p text:style-name="P19"><text:span text:style-name="T9"/></text:p>
      <text:p text:style-name="P19"><text:span text:style-name="T9"><text:s text:c="20"/>//-//</text:span></text:p>
      <text:p text:style-name="P19"><text:span text:style-name="T9"/></text:p>
      <text:p text:style-name="P19"><text:span text:style-name="T9"><text:s text:c="20"/>let dateText = whichArray[i].date;</text:span></text:p>
      <text:p text:style-name="P19"><text:span text:style-name="T9"><text:s text:c="20"/>theDiv.append(dateText);</text:span></text:p>
      <text:p text:style-name="P19"><text:span text:style-name="T9"/></text:p>
      <text:p text:style-name="P19"><text:soft-page-break/><text:span text:style-name="T9"><text:s text:c="20"/>//-//</text:span></text:p>
      <text:p text:style-name="P19"><text:span text:style-name="T9"/></text:p>
      <text:p text:style-name="P19"><text:span text:style-name="T9"><text:s text:c="20"/>theDiv.append(ce("br"));</text:span></text:p>
      <text:p text:style-name="P19"><text:span text:style-name="T9"/></text:p>
      <text:p text:style-name="P19"><text:span text:style-name="T9"><text:s text:c="20"/>//-//</text:span></text:p>
      <text:p text:style-name="P19"><text:span text:style-name="T9"/></text:p>
      <text:p text:style-name="P19"><text:span text:style-name="T9"><text:s text:c="20"/>let infoText = whichArray[i].info;</text:span></text:p>
      <text:p text:style-name="P19"><text:span text:style-name="T9"><text:s text:c="20"/>theDiv.append(infoText);</text:span></text:p>
      <text:p text:style-name="P19"><text:span text:style-name="T9"/></text:p>
      <text:p text:style-name="P19"><text:span text:style-name="T9"><text:s text:c="20"/>//-//</text:span></text:p>
      <text:p text:style-name="P19"><text:span text:style-name="T9"/></text:p>
      <text:p text:style-name="P19"><text:span text:style-name="T9"><text:s text:c="20"/>theDiv.append(ce("br"));</text:span></text:p>
      <text:p text:style-name="P19"><text:span text:style-name="T9"/></text:p>
      <text:p text:style-name="P19"><text:span text:style-name="T9"><text:s text:c="20"/>//-//</text:span></text:p>
      <text:p text:style-name="P19"><text:span text:style-name="T9"/></text:p>
      <text:p text:style-name="P19"><text:span text:style-name="T9"><text:s text:c="20"/>let probabilityText = "Probability Rating: " + whichArray[i].probability + "%";</text:span></text:p>
      <text:p text:style-name="P19"><text:span text:style-name="T9"><text:s text:c="20"/>theDiv.append(probabilityText);</text:span></text:p>
      <text:p text:style-name="P19"><text:span text:style-name="T9"/></text:p>
      <text:p text:style-name="P19"><text:span text:style-name="T9"><text:s text:c="20"/>//-//</text:span></text:p>
      <text:p text:style-name="P19"><text:span text:style-name="T9"/></text:p>
      <text:p text:style-name="P19"><text:span text:style-name="T9"><text:s text:c="20"/>theDiv.append(ce("br"));</text:span></text:p>
      <text:p text:style-name="P19"><text:span text:style-name="T9"/></text:p>
      <text:p text:style-name="P19"><text:span text:style-name="T9"><text:s text:c="20"/>//-//</text:span></text:p>
      <text:p text:style-name="P19"><text:span text:style-name="T9"/></text:p>
      <text:p text:style-name="P19"><text:span text:style-name="T9"><text:s text:c="20"/>let link = ce("a");</text:span></text:p>
      <text:p text:style-name="P19"><text:soft-page-break/><text:span text:style-name="T9"><text:s text:c="20"/>link.href = whichArray[i].url;</text:span></text:p>
      <text:p text:style-name="P19"><text:span text:style-name="T9"><text:s text:c="20"/>link.target = "_blank";</text:span></text:p>
      <text:p text:style-name="P19"><text:span text:style-name="T9"><text:s text:c="20"/>link.innerText = "Link";</text:span></text:p>
      <text:p text:style-name="P19"><text:span text:style-name="T9"><text:s text:c="20"/>theDiv.append(link);</text:span></text:p>
      <text:p text:style-name="P19"><text:span text:style-name="T9"/></text:p>
      <text:p text:style-name="P19"><text:span text:style-name="T9"><text:s text:c="20"/>//-//</text:span></text:p>
      <text:p text:style-name="P19"><text:span text:style-name="T9"/></text:p>
      <text:p text:style-name="P19"><text:span text:style-name="T9"><text:s text:c="20"/>theDiv.append(ce("br"));</text:span></text:p>
      <text:p text:style-name="P19"><text:span text:style-name="T9"/></text:p>
      <text:p text:style-name="P19"><text:span text:style-name="T9"><text:s text:c="20"/>//-//</text:span></text:p>
      <text:p text:style-name="P19"><text:span text:style-name="T9"/></text:p>
      <text:p text:style-name="P19"><text:span text:style-name="T9"><text:s text:c="20"/>let image = ce("img");</text:span></text:p>
      <text:p text:style-name="P19"><text:span text:style-name="T9"><text:s text:c="20"/>image.src = whichArray[i].image;</text:span></text:p>
      <text:p text:style-name="P19"><text:span text:style-name="T9"><text:s text:c="20"/>image.className = "theImage";</text:span></text:p>
      <text:p text:style-name="P19"><text:span text:style-name="T9"><text:s text:c="20"/>theDiv.append(image);</text:span></text:p>
      <text:p text:style-name="P19"><text:span text:style-name="T9"><text:s text:c="16"/>}</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filter by MONTH</text:span></text:p>
      <text:p text:style-name="P19"><text:span text:style-name="T9">// if (whichArray[i].date.substring(0, 2) == 7)</text:span></text:p>
      <text:p text:style-name="P19"><text:span text:style-name="T9"/></text:p>
      <text:p text:style-name="P19"><text:soft-page-break/><text:span text:style-name="T9">// filter by Multiple MONTHS</text:span></text:p>
      <text:p text:style-name="P19"><text:span text:style-name="T9">// if(whichArray[i].date.substring(0, 2) == 8 || whichArray[i].date.substring(0, 2) == 9)</text:span></text:p>
      <text:p text:style-name="P19"><text:span text:style-name="T9"/></text:p>
      <text:p text:style-name="P19"><text:span text:style-name="T9">// filter by DATE</text:span></text:p>
      <text:p text:style-name="P19"><text:span text:style-name="T9">// if (whichArray[i].date.substring(0, 10) == "02/29/2018")</text:span></text:p>
      <text:p text:style-name="P19"><text:span text:style-name="T9"/></text:p>
      <text:p text:style-name="P19"><text:span text:style-name="T9">// filter by Multiple DATES</text:span></text:p>
      <text:p text:style-name="P19"><text:span text:style-name="T9">// if (whichArray[i].date.substring(0, 10) == "02/29/2018" || whichArray[i].date.substring(0, 10) == "02/29/2020")</text:span></text:p>
      <text:p text:style-name="P19"><text:span text:style-name="T9"/></text:p>
      <text:p text:style-name="P19"><text:span text:style-name="T9">// filter by DAY, of any month, of any year</text:span></text:p>
      <text:p text:style-name="P19"><text:span text:style-name="T9">// if (whichArray[i].date.substring(3, 5) == 2)</text:span></text:p>
      <text:p text:style-name="P19"><text:span text:style-name="T9"/></text:p>
      <text:p text:style-name="P19"><text:span text:style-name="T9">// filter by YEAR</text:span></text:p>
      <text:p text:style-name="P19"><text:span text:style-name="T9">// if (whichArray[i].date.substring(6, 10) == 2019)</text:span></text:p>
      <text:p text:style-name="P19"><text:span text:style-name="T9"/></text:p>
      <text:p text:style-name="P19"><text:span text:style-name="T9">// filter by MULTIPLE YEARS</text:span></text:p>
      <text:p text:style-name="P19"><text:span text:style-name="T9">// if (whichArray[i].date.substring(6, 10) == 2019 || whichArray[i].date.substring(6, 10) == 2020)</text:span></text:p>
      <text:p text:style-name="P19"><text:span text:style-name="T9"/></text:p>
      <text:p text:style-name="P19"><text:span text:style-name="T9">// filter by MONTH and YEAR</text:span></text:p>
      <text:p text:style-name="P19"><text:soft-page-break/><text:span text:style-name="T9">// if (whichArray[i].date.substring(0, 2) == 2 &amp;&amp; whichArray[i].date.substring(6, 10) == 2020)</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rowOfEvidence.js</text:span></text:p>
      <text:p text:style-name="P19"><text:span text:style-name="T9"/></text:p>
      <text:p text:style-name="P19"><text:span text:style-name="T9">function rowOfEvidence(theX, theY, sizeX, sizeY, whichArray, criteria1)</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evidenceIdSection";</text:span></text:p>
      <text:p text:style-name="P19"><text:span text:style-name="T9"><text:s text:c="4"/>mainDiv.title = "rowOfEvidence(theX, theY, sizeX, sizeY, whichArray, criteria1)";</text:span></text:p>
      <text:p text:style-name="P19"><text:span text:style-name="T9"><text:s text:c="4"/>mainDiv.style.position = "absolute";</text:span></text:p>
      <text:p text:style-name="P19"><text:span text:style-name="T9"><text:s text:c="4"/>mainDiv.style.left = theX + "px";</text:span></text:p>
      <text:p text:style-name="P19"><text:soft-page-break/><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 used with evidence array</text:span></text:p>
      <text:p text:style-name="P19"><text:span text:style-name="T9"><text:s text:c="4"/>for (let i = 0; i &lt; whichArray.length; i++) {</text:span></text:p>
      <text:p text:style-name="P19"><text:span text:style-name="T9"><text:s text:c="8"/>if (whichArray[i].tag == criteria1)</text:span></text:p>
      <text:p text:style-name="P19"><text:span text:style-name="T9"><text:s text:c="8"/>{</text:span></text:p>
      <text:p text:style-name="P19"><text:span text:style-name="T9"><text:s text:c="12"/>// filter by MONTH</text:span></text:p>
      <text:p text:style-name="P19"><text:span text:style-name="T9"><text:s text:c="12"/>// if (whichArray[i].date.substring(0, 2) == 3)</text:span></text:p>
      <text:p text:style-name="P19"><text:span text:style-name="T9"/></text:p>
      <text:p text:style-name="P19"><text:span text:style-name="T9"><text:s text:c="12"/>// filter by Multiple MONTHS</text:span></text:p>
      <text:p text:style-name="P19"><text:span text:style-name="T9"><text:s text:c="12"/>// if(whichArray[i].date.substring(0, 2) == 8 || whichArray[i].date.substring(0, 2) == 9)</text:span></text:p>
      <text:p text:style-name="P19"><text:span text:style-name="T9"/></text:p>
      <text:p text:style-name="P19"><text:span text:style-name="T9"><text:s text:c="12"/>// filter by DATE</text:span></text:p>
      <text:p text:style-name="P19"><text:span text:style-name="T9"><text:s text:c="12"/>// if (whichArray[i].date.substring(0, 10) == "02/29/2018")</text:span></text:p>
      <text:p text:style-name="P19"><text:span text:style-name="T9"/></text:p>
      <text:p text:style-name="P19"><text:span text:style-name="T9"><text:s text:c="12"/>// filter by Multiple DATES</text:span></text:p>
      <text:p text:style-name="P19"><text:soft-page-break/><text:span text:style-name="T9"><text:s text:c="12"/>// if (whichArray[i].date.substring(0, 10) == "02/29/2018" || whichArray[i].date.substring(0, 10) == "02/29/2020")</text:span></text:p>
      <text:p text:style-name="P19"><text:span text:style-name="T9"/></text:p>
      <text:p text:style-name="P19"><text:span text:style-name="T9"><text:s text:c="12"/>// filter by DAY of month</text:span></text:p>
      <text:p text:style-name="P19"><text:span text:style-name="T9"><text:s text:c="12"/>// if (whichArray[i].date.substring(3, 5) == 2)</text:span></text:p>
      <text:p text:style-name="P19"><text:span text:style-name="T9"/></text:p>
      <text:p text:style-name="P19"><text:span text:style-name="T9"><text:s text:c="12"/>// filter by YEAR</text:span></text:p>
      <text:p text:style-name="P19"><text:span text:style-name="T9"><text:s text:c="12"/>// if (whichArray[i].date.substring(6, 10) == 2019)</text:span></text:p>
      <text:p text:style-name="P19"><text:span text:style-name="T9"/></text:p>
      <text:p text:style-name="P19"><text:span text:style-name="T9"><text:s text:c="12"/>// filter by MULTIPLE YEARS</text:span></text:p>
      <text:p text:style-name="P19"><text:span text:style-name="T9"><text:s text:c="12"/>// if (whichArray[i].date.substring(6, 10) == 2019 || whichArray[i].date.substring(6, 10) == 2020)</text:span></text:p>
      <text:p text:style-name="P19"><text:span text:style-name="T9"/></text:p>
      <text:p text:style-name="P19"><text:span text:style-name="T9"><text:s text:c="12"/>// filter by MONTH and YEAR</text:span></text:p>
      <text:p text:style-name="P19"><text:span text:style-name="T9"><text:s text:c="12"/>// if (whichArray[i].date.substring(0, 2) == 2 &amp;&amp; whichArray[i].date.substring(6, 10) == 2020)</text:span></text:p>
      <text:p text:style-name="P19"><text:span text:style-name="T9"/></text:p>
      <text:p text:style-name="P19"><text:span text:style-name="T9"><text:s text:c="12"/>// or show all by using</text:span></text:p>
      <text:p text:style-name="P19"><text:span text:style-name="T9"><text:s text:c="12"/>// if (whichArray)</text:span></text:p>
      <text:p text:style-name="P19"><text:span text:style-name="T9"/></text:p>
      <text:p text:style-name="P19"><text:soft-page-break/><text:span text:style-name="T9"><text:s text:c="12"/>// filter by month</text:span></text:p>
      <text:p text:style-name="P19"><text:span text:style-name="T9"><text:s text:c="12"/>if (whichArray[i].date.substring(0, 2) == 7)</text:span></text:p>
      <text:p text:style-name="P19"><text:span text:style-name="T9"><text:s text:c="12"/>{</text:span></text:p>
      <text:p text:style-name="P19"><text:span text:style-name="T9"><text:s text:c="16"/>counter += 1;</text:span></text:p>
      <text:p text:style-name="P19"><text:span text:style-name="T9"/></text:p>
      <text:p text:style-name="P19"><text:span text:style-name="T9"><text:s text:c="16"/>//-//</text:span></text:p>
      <text:p text:style-name="P19"><text:span text:style-name="T9"/></text:p>
      <text:p text:style-name="P19"><text:span text:style-name="T9"><text:s text:c="16"/>let subDiv = ce("div");</text:span></text:p>
      <text:p text:style-name="P19"><text:span text:style-name="T9"><text:s text:c="16"/>subDiv.id = "Evidence" + counter;</text:span></text:p>
      <text:p text:style-name="P19"><text:span text:style-name="T9"><text:s text:c="16"/>subDiv.className = "divStyle001";</text:span></text:p>
      <text:p text:style-name="P19"><text:span text:style-name="T9"><text:s text:c="16"/>subDiv.style.width = sizeX + 'px';</text:span></text:p>
      <text:p text:style-name="P19"><text:span text:style-name="T9"><text:s text:c="16"/>mainDiv.append(subDiv);</text:span></text:p>
      <text:p text:style-name="P19"><text:span text:style-name="T9"/></text:p>
      <text:p text:style-name="P19"><text:span text:style-name="T9"><text:s text:c="16"/>//-//</text:span></text:p>
      <text:p text:style-name="P19"><text:span text:style-name="T9"/></text:p>
      <text:p text:style-name="P19"><text:span text:style-name="T9"><text:s text:c="16"/>let hrCompact = ce("hr");</text:span></text:p>
      <text:p text:style-name="P19"><text:span text:style-name="T9"><text:s text:c="16"/>hrCompact.className = 'hrCompact';</text:span></text:p>
      <text:p text:style-name="P19"><text:span text:style-name="T9"><text:s text:c="16"/>subDiv.append(hrCompact);</text:span></text:p>
      <text:p text:style-name="P19"><text:span text:style-name="T9"/></text:p>
      <text:p text:style-name="P19"><text:span text:style-name="T9"><text:s text:c="16"/>//-//</text:span></text:p>
      <text:p text:style-name="P19"><text:span text:style-name="T9"/></text:p>
      <text:p text:style-name="P19"><text:span text:style-name="T9"><text:s text:c="16"/>let printButton = ce("button");</text:span></text:p>
      <text:p text:style-name="P19"><text:span text:style-name="T9"><text:s text:c="16"/>printButton.className = "ourButton";</text:span></text:p>
      <text:p text:style-name="P19"><text:span text:style-name="T9"><text:s text:c="16"/>printButton.innerText = "Print";</text:span></text:p>
      <text:p text:style-name="P19"><text:soft-page-break/><text:span text:style-name="T9"><text:s text:c="16"/>printButton.onclick = function()</text:span></text:p>
      <text:p text:style-name="P19"><text:span text:style-name="T9"><text:s text:c="16"/>{</text:span></text:p>
      <text:p text:style-name="P19"><text:span text:style-name="T9"><text:s text:c="20"/>printOnlyDiv(subDiv.id);</text:span></text:p>
      <text:p text:style-name="P19"><text:span text:style-name="T9"><text:s text:c="16"/>};</text:span></text:p>
      <text:p text:style-name="P19"><text:span text:style-name="T9"><text:s text:c="16"/>subDiv.append(printButton);</text:span></text:p>
      <text:p text:style-name="P19"><text:span text:style-name="T9"/></text:p>
      <text:p text:style-name="P19"><text:span text:style-name="T9"><text:s text:c="16"/>//-//</text:span></text:p>
      <text:p text:style-name="P19"><text:span text:style-name="T9"/></text:p>
      <text:p text:style-name="P19"><text:span text:style-name="T9"><text:s text:c="16"/>subDiv.append(ce("br"));</text:span></text:p>
      <text:p text:style-name="P19"><text:span text:style-name="T9"/></text:p>
      <text:p text:style-name="P19"><text:span text:style-name="T9"><text:s text:c="16"/>//-//</text:span></text:p>
      <text:p text:style-name="P19"><text:span text:style-name="T9"/></text:p>
      <text:p text:style-name="P19"><text:span text:style-name="T9"><text:s text:c="16"/>let title = ce("span");</text:span></text:p>
      <text:p text:style-name="P19"><text:span text:style-name="T9"><text:s text:c="16"/>title.innerText = whichArray[i].title + "\n";</text:span></text:p>
      <text:p text:style-name="P19"><text:span text:style-name="T9"><text:s text:c="16"/>subDiv.append(title);</text:span></text:p>
      <text:p text:style-name="P19"><text:span text:style-name="T9"/></text:p>
      <text:p text:style-name="P19"><text:span text:style-name="T9"><text:s text:c="16"/>//-//</text:span></text:p>
      <text:p text:style-name="P19"><text:span text:style-name="T9"/></text:p>
      <text:p text:style-name="P19"><text:span text:style-name="T9"><text:s text:c="16"/>let date = ce("span");</text:span></text:p>
      <text:p text:style-name="P19"><text:span text:style-name="T9"><text:s text:c="16"/>date.innerText = whichArray[i].date + "\n";</text:span></text:p>
      <text:p text:style-name="P19"><text:span text:style-name="T9"><text:s text:c="16"/>subDiv.append(date);</text:span></text:p>
      <text:p text:style-name="P19"><text:span text:style-name="T9"/></text:p>
      <text:p text:style-name="P19"><text:span text:style-name="T9"><text:s text:c="16"/>//-//</text:span></text:p>
      <text:p text:style-name="P19"><text:span text:style-name="T9"/></text:p>
      <text:p text:style-name="P19"><text:soft-page-break/><text:span text:style-name="T9"><text:s text:c="16"/>let info = ce("span");</text:span></text:p>
      <text:p text:style-name="P19"><text:span text:style-name="T9"><text:s text:c="16"/>info.innerText = whichArray[i].info + "\n";</text:span></text:p>
      <text:p text:style-name="P19"><text:span text:style-name="T9"><text:s text:c="16"/>subDiv.append(info);</text:span></text:p>
      <text:p text:style-name="P19"><text:span text:style-name="T9"/></text:p>
      <text:p text:style-name="P19"><text:span text:style-name="T9"><text:s text:c="16"/>//-//</text:span></text:p>
      <text:p text:style-name="P19"><text:span text:style-name="T9"/></text:p>
      <text:p text:style-name="P19"><text:span text:style-name="T9"><text:s text:c="16"/>let link = ce("a");</text:span></text:p>
      <text:p text:style-name="P19"><text:span text:style-name="T9"><text:s text:c="16"/>link.href = whichArray[i].url;</text:span></text:p>
      <text:p text:style-name="P19"><text:span text:style-name="T9"><text:s text:c="16"/>link.target = "_blank";</text:span></text:p>
      <text:p text:style-name="P19"><text:span text:style-name="T9"><text:s text:c="16"/>link.innerText = "Link";</text:span></text:p>
      <text:p text:style-name="P19"><text:span text:style-name="T9"><text:s text:c="16"/>subDiv.append(link);</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oft-page-break/><text:span text:style-name="T9">// rowOfEvidenceWithImage.js</text:span></text:p>
      <text:p text:style-name="P19"><text:span text:style-name="T9"/></text:p>
      <text:p text:style-name="P19"><text:span text:style-name="T9">function rowOfEvidenceWithImage(theX, theY, sizeX, sizeY, whichArray, criteria1, theHeading)</text:span></text:p>
      <text:p text:style-name="P19"><text:span text:style-name="T9">{</text:span></text:p>
      <text:p text:style-name="P19"><text:span text:style-name="T9"><text:s text:c="4"/>let counter = 0;</text:span></text:p>
      <text:p text:style-name="P19"><text:span text:style-name="T9"/></text:p>
      <text:p text:style-name="P19"><text:span text:style-name="T9"><text:s text:c="4"/>let mainDiv = ce("div");</text:span></text:p>
      <text:p text:style-name="P19"><text:span text:style-name="T9"><text:s text:c="4"/>mainDiv.id = "evidenceWithImageId";</text:span></text:p>
      <text:p text:style-name="P19"><text:span text:style-name="T9"><text:s text:c="4"/>mainDiv.title = "rowOfEvidenceWithImage(theX, theY, sizeX, sizeY, whichArray, criteria1, theHeading)";</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3"/>//-//</text:span></text:p>
      <text:p text:style-name="P19"><text:span text:style-name="T9"/></text:p>
      <text:p text:style-name="P19"><text:span text:style-name="T9"><text:s text:c="4"/>// used with evidence array</text:span></text:p>
      <text:p text:style-name="P19"><text:span text:style-name="T9"><text:s text:c="4"/>for (let i = 0; i &lt; whichArray.length; i++) {</text:span></text:p>
      <text:p text:style-name="P19"><text:span text:style-name="T9"><text:s text:c="8"/>if (whichArray[i].tag == criteria1)</text:span></text:p>
      <text:p text:style-name="P19"><text:span text:style-name="T9"><text:s text:c="8"/>{</text:span></text:p>
      <text:p text:style-name="P19"><text:soft-page-break/><text:span text:style-name="T9"><text:s text:c="12"/>// filter by MONTH</text:span></text:p>
      <text:p text:style-name="P19"><text:span text:style-name="T9"><text:s text:c="12"/>// if (whichArray[i].date.substring(0, 2) == 3)</text:span></text:p>
      <text:p text:style-name="P19"><text:span text:style-name="T9"/></text:p>
      <text:p text:style-name="P19"><text:span text:style-name="T9"><text:s text:c="12"/>// filter by Multiple MONTHS</text:span></text:p>
      <text:p text:style-name="P19"><text:span text:style-name="T9"><text:s text:c="12"/>// if(whichArray[i].date.substring(0, 2) == 8 || whichArray[i].date.substring(0, 2) == 9)</text:span></text:p>
      <text:p text:style-name="P19"><text:span text:style-name="T9"/></text:p>
      <text:p text:style-name="P19"><text:span text:style-name="T9"><text:s text:c="12"/>// filter by DATE</text:span></text:p>
      <text:p text:style-name="P19"><text:span text:style-name="T9"><text:s text:c="12"/>// if (whichArray[i].date.substring(0, 10) == "02/29/2018")</text:span></text:p>
      <text:p text:style-name="P19"><text:span text:style-name="T9"/></text:p>
      <text:p text:style-name="P19"><text:span text:style-name="T9"><text:s text:c="12"/>// filter by Multiple DATES</text:span></text:p>
      <text:p text:style-name="P19"><text:span text:style-name="T9"><text:s text:c="12"/>// if (whichArray[i].date.substring(0, 10) == "02/29/2018" || whichArray[i].date.substring(0, 10) == "02/29/2020")</text:span></text:p>
      <text:p text:style-name="P19"><text:span text:style-name="T9"/></text:p>
      <text:p text:style-name="P19"><text:span text:style-name="T9"><text:s text:c="12"/>// filter by DAY of month</text:span></text:p>
      <text:p text:style-name="P19"><text:span text:style-name="T9"><text:s text:c="12"/>// if (whichArray[i].date.substring(3, 5) == 2)</text:span></text:p>
      <text:p text:style-name="P19"><text:span text:style-name="T9"/></text:p>
      <text:p text:style-name="P19"><text:span text:style-name="T9"><text:s text:c="12"/>// filter by YEAR</text:span></text:p>
      <text:p text:style-name="P19"><text:span text:style-name="T9"><text:s text:c="12"/>// if (whichArray[i].date.substring(6, 10) == 2019)</text:span></text:p>
      <text:p text:style-name="P19"><text:span text:style-name="T9"/></text:p>
      <text:p text:style-name="P19"><text:soft-page-break/><text:span text:style-name="T9"><text:s text:c="12"/>// filter by MULTIPLE YEARS</text:span></text:p>
      <text:p text:style-name="P19"><text:span text:style-name="T9"><text:s text:c="12"/>// if (whichArray[i].date.substring(6, 10) == 2019 || whichArray[i].date.substring(6, 10) == 2020)</text:span></text:p>
      <text:p text:style-name="P19"><text:span text:style-name="T9"/></text:p>
      <text:p text:style-name="P19"><text:span text:style-name="T9"><text:s text:c="12"/>// filter by MONTH and YEAR</text:span></text:p>
      <text:p text:style-name="P19"><text:span text:style-name="T9"><text:s text:c="12"/>// if (whichArray[i].date.substring(0, 2) == 2 &amp;&amp; whichArray[i].date.substring(6, 10) == 2020)</text:span></text:p>
      <text:p text:style-name="P19"><text:span text:style-name="T9"/></text:p>
      <text:p text:style-name="P19"><text:span text:style-name="T9"><text:s text:c="12"/>// or show all by using</text:span></text:p>
      <text:p text:style-name="P19"><text:span text:style-name="T9"><text:s text:c="12"/>// if (whichArray)</text:span></text:p>
      <text:p text:style-name="P19"><text:span text:style-name="T9"/></text:p>
      <text:p text:style-name="P19"><text:span text:style-name="T9"><text:s text:c="12"/>if (whichArray)</text:span></text:p>
      <text:p text:style-name="P19"><text:span text:style-name="T9"><text:s text:c="12"/>{</text:span></text:p>
      <text:p text:style-name="P19"><text:span text:style-name="T9"><text:s text:c="16"/>counter += 1;</text:span></text:p>
      <text:p text:style-name="P19"><text:span text:style-name="T9"/></text:p>
      <text:p text:style-name="P19"><text:span text:style-name="T9"><text:s text:c="16"/>//-//</text:span></text:p>
      <text:p text:style-name="P19"><text:span text:style-name="T9"/></text:p>
      <text:p text:style-name="P19"><text:span text:style-name="T9"><text:s text:c="16"/>let subDiv = ce("div");</text:span></text:p>
      <text:p text:style-name="P19"><text:span text:style-name="T9"><text:s text:c="16"/>subDiv.id = "EvidenceWithImage" + counter;</text:span></text:p>
      <text:p text:style-name="P19"><text:span text:style-name="T9"><text:s text:c="16"/>subDiv.className = "divStyle001";</text:span></text:p>
      <text:p text:style-name="P19"><text:span text:style-name="T9"><text:s text:c="16"/>subDiv.style.width = sizeX + 'px';</text:span></text:p>
      <text:p text:style-name="P19"><text:span text:style-name="T9"><text:s text:c="16"/>subDiv.style.height = sizeY + 'px';</text:span></text:p>
      <text:p text:style-name="P19"><text:span text:style-name="T9"><text:s text:c="16"/>mainDiv.append(subDiv);</text:span></text:p>
      <text:p text:style-name="P19"><text:soft-page-break/><text:span text:style-name="T9"/></text:p>
      <text:p text:style-name="P19"><text:span text:style-name="T9"><text:s text:c="16"/>//-//</text:span></text:p>
      <text:p text:style-name="P19"><text:span text:style-name="T9"/></text:p>
      <text:p text:style-name="P19"><text:span text:style-name="T9"><text:s text:c="16"/>let heading = ce("div");</text:span></text:p>
      <text:p text:style-name="P19"><text:span text:style-name="T9"><text:s text:c="16"/>heading.textContent = theHeading;</text:span></text:p>
      <text:p text:style-name="P19"><text:span text:style-name="T9"><text:s text:c="16"/>subDiv.append(heading);</text:span></text:p>
      <text:p text:style-name="P19"><text:span text:style-name="T9"/></text:p>
      <text:p text:style-name="P19"><text:span text:style-name="T9"><text:s text:c="16"/>//-//</text:span></text:p>
      <text:p text:style-name="P19"><text:span text:style-name="T9"/></text:p>
      <text:p text:style-name="P19"><text:span text:style-name="T9"><text:s text:c="16"/>let printButton = ce("button");</text:span></text:p>
      <text:p text:style-name="P19"><text:span text:style-name="T9"><text:s text:c="16"/>printButton.className = "ourButton";</text:span></text:p>
      <text:p text:style-name="P19"><text:span text:style-name="T9"><text:s text:c="16"/>printButton.innerText = "print";</text:span></text:p>
      <text:p text:style-name="P19"><text:span text:style-name="T9"><text:s text:c="16"/>printButton.onclick = function()</text:span></text:p>
      <text:p text:style-name="P19"><text:span text:style-name="T9"><text:s text:c="16"/>{</text:span></text:p>
      <text:p text:style-name="P19"><text:span text:style-name="T9"><text:s text:c="20"/>printOnlyDiv(subDiv.id);</text:span></text:p>
      <text:p text:style-name="P19"><text:span text:style-name="T9"><text:s text:c="16"/>};</text:span></text:p>
      <text:p text:style-name="P19"><text:span text:style-name="T9"><text:s text:c="16"/>subDiv.append(printButton);</text:span></text:p>
      <text:p text:style-name="P19"><text:span text:style-name="T9"/></text:p>
      <text:p text:style-name="P19"><text:span text:style-name="T9"><text:s text:c="16"/>//-//</text:span></text:p>
      <text:p text:style-name="P19"><text:span text:style-name="T9"/></text:p>
      <text:p text:style-name="P19"><text:span text:style-name="T9"><text:s text:c="16"/>subDiv.append(ce("br"));</text:span></text:p>
      <text:p text:style-name="P19"><text:span text:style-name="T9"/></text:p>
      <text:p text:style-name="P19"><text:span text:style-name="T9"><text:s text:c="16"/>//-//</text:span></text:p>
      <text:p text:style-name="P19"><text:span text:style-name="T9"/></text:p>
      <text:p text:style-name="P19"><text:span text:style-name="T9"><text:s text:c="16"/>let title = ce("b");</text:span></text:p>
      <text:p text:style-name="P19"><text:soft-page-break/><text:span text:style-name="T9"><text:s text:c="16"/>title.textContent = whichArray[i].title;</text:span></text:p>
      <text:p text:style-name="P19"><text:span text:style-name="T9"><text:s text:c="16"/>subDiv.append(title);</text:span></text:p>
      <text:p text:style-name="P19"><text:span text:style-name="T9"/></text:p>
      <text:p text:style-name="P19"><text:span text:style-name="T9"><text:s text:c="16"/>//-//</text:span></text:p>
      <text:p text:style-name="P19"><text:span text:style-name="T9"/></text:p>
      <text:p text:style-name="P19"><text:span text:style-name="T9"><text:s text:c="16"/>let date = ce("div");</text:span></text:p>
      <text:p text:style-name="P19"><text:span text:style-name="T9"><text:s text:c="16"/>date.textContent = whichArray[i].date;</text:span></text:p>
      <text:p text:style-name="P19"><text:span text:style-name="T9"><text:s text:c="16"/>subDiv.append(date);</text:span></text:p>
      <text:p text:style-name="P19"><text:span text:style-name="T9"/></text:p>
      <text:p text:style-name="P19"><text:span text:style-name="T9"><text:s text:c="16"/>//-//</text:span></text:p>
      <text:p text:style-name="P19"><text:span text:style-name="T9"/></text:p>
      <text:p text:style-name="P19"><text:span text:style-name="T9"><text:s text:c="16"/>let info = ce("div");</text:span></text:p>
      <text:p text:style-name="P19"><text:span text:style-name="T9"><text:s text:c="16"/>info.textContent = whichArray[i].info;</text:span></text:p>
      <text:p text:style-name="P19"><text:span text:style-name="T9"><text:s text:c="16"/>subDiv.append(info);</text:span></text:p>
      <text:p text:style-name="P19"><text:span text:style-name="T9"/></text:p>
      <text:p text:style-name="P19"><text:span text:style-name="T9"><text:s text:c="16"/>//-//</text:span></text:p>
      <text:p text:style-name="P19"><text:span text:style-name="T9"/></text:p>
      <text:p text:style-name="P19"><text:span text:style-name="T9"><text:s text:c="16"/>let link = ce("a");</text:span></text:p>
      <text:p text:style-name="P19"><text:span text:style-name="T9"><text:s text:c="16"/>link.href = whichArray[i].url;</text:span></text:p>
      <text:p text:style-name="P19"><text:span text:style-name="T9"><text:s text:c="16"/>link.target = "_blank";</text:span></text:p>
      <text:p text:style-name="P19"><text:span text:style-name="T9"><text:s text:c="16"/>link.textContent = "Link";</text:span></text:p>
      <text:p text:style-name="P19"><text:span text:style-name="T9"><text:s text:c="16"/>subDiv.append(link);</text:span></text:p>
      <text:p text:style-name="P19"><text:span text:style-name="T9"/></text:p>
      <text:p text:style-name="P19"><text:span text:style-name="T9"><text:s text:c="16"/>//-//</text:span></text:p>
      <text:p text:style-name="P19"><text:span text:style-name="T9"/></text:p>
      <text:p text:style-name="P19"><text:span text:style-name="T9"><text:s text:c="16"/>subDiv.append(ce("br"));</text:span></text:p>
      <text:p text:style-name="P19"><text:soft-page-break/><text:span text:style-name="T9"/></text:p>
      <text:p text:style-name="P19"><text:span text:style-name="T9"><text:s text:c="16"/>//-//</text:span></text:p>
      <text:p text:style-name="P19"><text:span text:style-name="T9"/></text:p>
      <text:p text:style-name="P19"><text:span text:style-name="T9"><text:s text:c="16"/>let image = ce("img");</text:span></text:p>
      <text:p text:style-name="P19"><text:span text:style-name="T9"><text:s text:c="16"/>image.src = whichArray[i].image;</text:span></text:p>
      <text:p text:style-name="P19"><text:span text:style-name="T9"><text:s text:c="16"/>image.className = "theImage";</text:span></text:p>
      <text:p text:style-name="P19"><text:span text:style-name="T9"><text:s text:c="16"/>subDiv.append(image);</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Investigation.js</text:span></text:p>
      <text:p text:style-name="P19"><text:span text:style-name="T9"/></text:p>
      <text:p text:style-name="P19"><text:span text:style-name="T9">function sortInvestigation(whichY, whichDirection) </text:span></text:p>
      <text:p text:style-name="P19"><text:span text:style-name="T9">{</text:span></text:p>
      <text:p text:style-name="P19"><text:soft-page-break/><text:span text:style-name="T9"><text:s text:c="4"/>let whichArray = petitoGabrielleInvestigation;</text:span></text:p>
      <text:p text:style-name="P19"><text:span text:style-name="T9"/></text:p>
      <text:p text:style-name="P19"><text:span text:style-name="T9"><text:s text:c="4"/>if (whichDirection == "up")</text:span></text:p>
      <text:p text:style-name="P19"><text:span text:style-name="T9"><text:s text:c="4"/>{</text:span></text:p>
      <text:p text:style-name="P19"><text:span text:style-name="T9"><text:s text:c="8"/>whichArray.sort(function(a, b)</text:span></text:p>
      <text:p text:style-name="P19"><text:span text:style-name="T9"><text:s text:c="8"/>{</text:span></text:p>
      <text:p text:style-name="P19"><text:span text:style-name="T9"><text:s text:c="12"/>return new Date(a.date) - new Date(b.date);</text:span></text:p>
      <text:p text:style-name="P19"><text:span text:style-name="T9"><text:s text:c="8"/>});</text:span></text:p>
      <text:p text:style-name="P19"><text:span text:style-name="T9"><text:s text:c="4"/>}</text:span></text:p>
      <text:p text:style-name="P19"><text:span text:style-name="T9"><text:s text:c="4"/>else if (whichDirection == "down")</text:span></text:p>
      <text:p text:style-name="P19"><text:span text:style-name="T9"><text:s text:c="4"/>{</text:span></text:p>
      <text:p text:style-name="P19"><text:span text:style-name="T9"><text:s text:c="8"/>whichArray.sort(function(b, a)</text:span></text:p>
      <text:p text:style-name="P19"><text:span text:style-name="T9"><text:s text:c="8"/>{</text:span></text:p>
      <text:p text:style-name="P19"><text:span text:style-name="T9"><text:s text:c="12"/>return new Date(a.date) - new Date(b.date);</text:span></text:p>
      <text:p text:style-name="P19"><text:span text:style-name="T9"><text:s text:c="8"/>});</text:span></text:p>
      <text:p text:style-name="P19"><text:span text:style-name="T9"><text:s text:c="4"/>}</text:span></text:p>
      <text:p text:style-name="P19"><text:span text:style-name="T9"/></text:p>
      <text:p text:style-name="P19"><text:span text:style-name="T9"><text:s text:c="4"/>rowOfInvestigation(100, whichY, 400, 400, whichArray, "note");</text:span></text:p>
      <text:p text:style-name="P19"><text:span text:style-name="T9">}</text:span></text:p>
      <text:p text:style-name="P19"><text:span text:style-name="T9"/></text:p>
      <text:p text:style-name="P19"><text:span text:style-name="T9">function removeRow()</text:span></text:p>
      <text:p text:style-name="P19"><text:span text:style-name="T9">{</text:span></text:p>
      <text:p text:style-name="P19"><text:soft-page-break/><text:span text:style-name="T9"><text:s text:c="4"/>let name = "Investigation";</text:span></text:p>
      <text:p text:style-name="P19"><text:span text:style-name="T9"/></text:p>
      <text:p text:style-name="P19"><text:span text:style-name="T9"><text:s text:c="4"/>let counter = 0;</text:span></text:p>
      <text:p text:style-name="P19"><text:span text:style-name="T9"/></text:p>
      <text:p text:style-name="P19"><text:span text:style-name="T9"><text:s text:c="4"/>for (x = 0; x &lt; petitoGabrielleInvestigation.length; x++)</text:span></text:p>
      <text:p text:style-name="P19"><text:span text:style-name="T9"><text:s text:c="4"/>{</text:span></text:p>
      <text:p text:style-name="P19"><text:span text:style-name="T9"><text:s text:c="8"/>counter += 1;</text:span></text:p>
      <text:p text:style-name="P19"><text:span text:style-name="T9"/></text:p>
      <text:p text:style-name="P19"><text:span text:style-name="T9"><text:s text:c="8"/>removeElement(name + counter);</text:span></text:p>
      <text:p text:style-name="P19"><text:span text:style-name="T9"><text:s text:c="4"/>}</text:span></text:p>
      <text:p text:style-name="P19"><text:span text:style-name="T9"/></text:p>
      <text:p text:style-name="P19"><text:span text:style-name="T9"><text:s text:c="4"/>removeElement("theIdOfButtons");</text:span></text:p>
      <text:p text:style-name="P19"><text:span text:style-name="T9">}</text:span></text:p>
      <text:p text:style-name="P19"><text:span text:style-name="T9"/></text:p>
      <text:p text:style-name="P19"><text:span text:style-name="T9">function rowOfInvestigation(theX, theY, sizeX, sizeY, whichArray, criteria1)</text:span></text:p>
      <text:p text:style-name="P19"><text:span text:style-name="T9">{</text:span></text:p>
      <text:p text:style-name="P19"><text:span text:style-name="T9"><text:s text:c="4"/>let counter = 0;</text:span></text:p>
      <text:p text:style-name="P19"><text:span text:style-name="T9"/></text:p>
      <text:p text:style-name="P19"><text:span text:style-name="T9"><text:s text:c="4"/>let mainDiv = ce("div");</text:span></text:p>
      <text:p text:style-name="P19"><text:span text:style-name="T9"><text:s text:c="4"/>mainDiv.id = "evidenceWithImageId";</text:span></text:p>
      <text:p text:style-name="P19"><text:span text:style-name="T9"><text:s text:c="4"/>mainDiv.title = "rowOfInvestigation(theX, theY, sizeX, sizeY, whichArray, criteria1)";</text:span></text:p>
      <text:p text:style-name="P19"><text:span text:style-name="T9"><text:s text:c="4"/>mainDiv.style.position = "absolute";</text:span></text:p>
      <text:p text:style-name="P19"><text:span text:style-name="T9"><text:s text:c="4"/>mainDiv.style.left = theX + "px";</text:span></text:p>
      <text:p text:style-name="P19"><text:soft-page-break/><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let theButtons = ce("div");</text:span></text:p>
      <text:p text:style-name="P19"><text:span text:style-name="T9"><text:s text:c="4"/>theButtons.id = "theIdOfButtons";</text:span></text:p>
      <text:p text:style-name="P19"><text:span text:style-name="T9"><text:s text:c="4"/>theButtons.className = "divStyle001";</text:span></text:p>
      <text:p text:style-name="P19"><text:span text:style-name="T9"><text:s text:c="4"/>mainDiv.append(theButtons);</text:span></text:p>
      <text:p text:style-name="P19"><text:span text:style-name="T9"/></text:p>
      <text:p text:style-name="P19"><text:span text:style-name="T9"><text:s text:c="4"/>//-//</text:span></text:p>
      <text:p text:style-name="P19"><text:span text:style-name="T9"/></text:p>
      <text:p text:style-name="P19"><text:span text:style-name="T9"><text:s text:c="4"/>let buttonAscending = ce("button");</text:span></text:p>
      <text:p text:style-name="P19"><text:span text:style-name="T9"><text:s text:c="4"/>buttonAscending.className = "ourButton";</text:span></text:p>
      <text:p text:style-name="P19"><text:span text:style-name="T9"><text:s text:c="4"/>buttonAscending.onclick = function()</text:span></text:p>
      <text:p text:style-name="P19"><text:span text:style-name="T9"><text:s text:c="4"/>{</text:span></text:p>
      <text:p text:style-name="P19"><text:span text:style-name="T9"><text:s text:c="8"/>sortInvestigation(theY, 'up'); removeRow();</text:span></text:p>
      <text:p text:style-name="P19"><text:span text:style-name="T9"><text:s text:c="4"/>};</text:span></text:p>
      <text:p text:style-name="P19"><text:span text:style-name="T9"><text:s text:c="4"/>buttonAscending.textContent = "Ascending";</text:span></text:p>
      <text:p text:style-name="P19"><text:span text:style-name="T9"><text:s text:c="4"/>theButtons.append(buttonAscending);</text:span></text:p>
      <text:p text:style-name="P19"><text:span text:style-name="T9"/></text:p>
      <text:p text:style-name="P19"><text:span text:style-name="T9"><text:s text:c="4"/>//-//</text:span></text:p>
      <text:p text:style-name="P19"><text:soft-page-break/><text:span text:style-name="T9"/></text:p>
      <text:p text:style-name="P19"><text:span text:style-name="T9"><text:s text:c="4"/>let buttonDescending = ce("button");</text:span></text:p>
      <text:p text:style-name="P19"><text:span text:style-name="T9"><text:s text:c="4"/>buttonDescending.className = "ourButton";</text:span></text:p>
      <text:p text:style-name="P19"><text:span text:style-name="T9"><text:s text:c="4"/>buttonDescending.onclick = function()</text:span></text:p>
      <text:p text:style-name="P19"><text:span text:style-name="T9"><text:s text:c="4"/>{</text:span></text:p>
      <text:p text:style-name="P19"><text:span text:style-name="T9"><text:s text:c="8"/>sortInvestigation(theY, 'down'); removeRow();</text:span></text:p>
      <text:p text:style-name="P19"><text:span text:style-name="T9"><text:s text:c="4"/>};</text:span></text:p>
      <text:p text:style-name="P19"><text:span text:style-name="T9"><text:s text:c="4"/>buttonDescending.textContent = "Descending";</text:span></text:p>
      <text:p text:style-name="P19"><text:span text:style-name="T9"><text:s text:c="4"/>theButtons.append(buttonDescending);</text:span></text:p>
      <text:p text:style-name="P19"><text:span text:style-name="T9"/></text:p>
      <text:p text:style-name="P19"><text:span text:style-name="T9"><text:s text:c="4"/>//-//</text:span></text:p>
      <text:p text:style-name="P19"><text:span text:style-name="T9"/></text:p>
      <text:p text:style-name="P19"><text:span text:style-name="T9"><text:s text:c="4"/>let buttonRemoveRow = ce("button");</text:span></text:p>
      <text:p text:style-name="P19"><text:span text:style-name="T9"><text:s text:c="4"/>buttonRemoveRow.className = "ourButton";</text:span></text:p>
      <text:p text:style-name="P19"><text:span text:style-name="T9"><text:s text:c="4"/>buttonRemoveRow.onclick = function()</text:span></text:p>
      <text:p text:style-name="P19"><text:span text:style-name="T9"><text:s text:c="4"/>{</text:span></text:p>
      <text:p text:style-name="P19"><text:span text:style-name="T9"><text:s text:c="8"/>removeRow();</text:span></text:p>
      <text:p text:style-name="P19"><text:span text:style-name="T9"><text:s text:c="4"/>};</text:span></text:p>
      <text:p text:style-name="P19"><text:span text:style-name="T9"><text:s text:c="4"/>buttonRemoveRow.innerText = "Remove\nRow";</text:span></text:p>
      <text:p text:style-name="P19"><text:span text:style-name="T9"><text:s text:c="4"/>theButtons.append(buttonRemoveRow);</text:span></text:p>
      <text:p text:style-name="P19"><text:span text:style-name="T9"/></text:p>
      <text:p text:style-name="P19"><text:soft-page-break/><text:span text:style-name="T9"><text:s text:c="4"/>//-//</text:span></text:p>
      <text:p text:style-name="P19"><text:span text:style-name="T9"/></text:p>
      <text:p text:style-name="P19"><text:span text:style-name="T9"><text:s text:c="4"/>for (let i = 0; i &lt; whichArray.length; i++) {</text:span></text:p>
      <text:p text:style-name="P19"><text:span text:style-name="T9"><text:s text:c="8"/>if (whichArray[i].tag == criteria1)</text:span></text:p>
      <text:p text:style-name="P19"><text:span text:style-name="T9"><text:s text:c="8"/>{</text:span></text:p>
      <text:p text:style-name="P19"><text:span text:style-name="T9"><text:s text:c="12"/>// filter by MONTH</text:span></text:p>
      <text:p text:style-name="P19"><text:span text:style-name="T9"><text:s text:c="12"/>// if (whichArray[i].date.substring(0, 2) == 7)</text:span></text:p>
      <text:p text:style-name="P19"><text:span text:style-name="T9"/></text:p>
      <text:p text:style-name="P19"><text:span text:style-name="T9"><text:s text:c="12"/>// filter by Multiple MONTHS</text:span></text:p>
      <text:p text:style-name="P19"><text:span text:style-name="T9"><text:s text:c="12"/>// if(whichArray[i].date.substring(0, 2) == 8 || whichArray[i].date.substring(0, 2) == 9)</text:span></text:p>
      <text:p text:style-name="P19"><text:span text:style-name="T9"/></text:p>
      <text:p text:style-name="P19"><text:span text:style-name="T9"><text:s text:c="12"/>// filter by DATE</text:span></text:p>
      <text:p text:style-name="P19"><text:span text:style-name="T9"><text:s text:c="12"/>// if (whichArray[i].date.substring(0, 10) == "02/29/2018")</text:span></text:p>
      <text:p text:style-name="P19"><text:span text:style-name="T9"/></text:p>
      <text:p text:style-name="P19"><text:span text:style-name="T9"><text:s text:c="12"/>// filter by Multiple DATES</text:span></text:p>
      <text:p text:style-name="P19"><text:span text:style-name="T9"><text:s text:c="12"/>// if (whichArray[i].date.substring(0, 10) == "02/29/2018" || whichArray[i].date.substring(0, 10) == "02/29/2020")</text:span></text:p>
      <text:p text:style-name="P19"><text:span text:style-name="T9"/></text:p>
      <text:p text:style-name="P19"><text:span text:style-name="T9"><text:s text:c="12"/>// filter by DAY, of any month, of any year</text:span></text:p>
      <text:p text:style-name="P19"><text:soft-page-break/><text:span text:style-name="T9"><text:s text:c="12"/>// if (whichArray[i].date.substring(3, 5) == 2)</text:span></text:p>
      <text:p text:style-name="P19"><text:span text:style-name="T9"/></text:p>
      <text:p text:style-name="P19"><text:span text:style-name="T9"><text:s text:c="12"/>// filter by YEAR</text:span></text:p>
      <text:p text:style-name="P19"><text:span text:style-name="T9"><text:s text:c="12"/>// if (whichArray[i].date.substring(6, 10) == 2019)</text:span></text:p>
      <text:p text:style-name="P19"><text:span text:style-name="T9"/></text:p>
      <text:p text:style-name="P19"><text:span text:style-name="T9"><text:s text:c="12"/>// filter by MULTIPLE YEARS</text:span></text:p>
      <text:p text:style-name="P19"><text:span text:style-name="T9"><text:s text:c="12"/>// if (whichArray[i].date.substring(6, 10) == 2019 || whichArray[i].date.substring(6, 10) == 2020)</text:span></text:p>
      <text:p text:style-name="P19"><text:span text:style-name="T9"/></text:p>
      <text:p text:style-name="P19"><text:span text:style-name="T9"><text:s text:c="12"/>// filter by MONTH and YEAR</text:span></text:p>
      <text:p text:style-name="P19"><text:span text:style-name="T9"><text:s text:c="12"/>// if (whichArray[i].date.substring(0, 2) == 2 &amp;&amp; whichArray[i].date.substring(6, 10) == 2020)</text:span></text:p>
      <text:p text:style-name="P19"><text:span text:style-name="T9"/></text:p>
      <text:p text:style-name="P19"><text:span text:style-name="T9"><text:s text:c="12"/>if (whichArray) // shows all items</text:span></text:p>
      <text:p text:style-name="P19"><text:span text:style-name="T9"><text:s text:c="12"/>{</text:span></text:p>
      <text:p text:style-name="P19"><text:span text:style-name="T9"><text:s text:c="16"/>counter += 1;</text:span></text:p>
      <text:p text:style-name="P19"><text:span text:style-name="T9"/></text:p>
      <text:p text:style-name="P19"><text:span text:style-name="T9"><text:s text:c="16"/>let theDiv = ce("div");</text:span></text:p>
      <text:p text:style-name="P19"><text:span text:style-name="T9"><text:s text:c="16"/>theDiv.id = "Investigation" + counter;</text:span></text:p>
      <text:p text:style-name="P19"><text:span text:style-name="T9"><text:s text:c="16"/>theDiv.className = "divStyle001";</text:span></text:p>
      <text:p text:style-name="P19"><text:span text:style-name="T9"><text:s text:c="16"/>theDiv.style.width = sizeX + 'px';</text:span></text:p>
      <text:p text:style-name="P19"><text:span text:style-name="T9"><text:s text:c="16"/>theDiv.style.height = sizeY + 'px';</text:span></text:p>
      <text:p text:style-name="P19"><text:soft-page-break/><text:span text:style-name="T9"><text:s text:c="16"/>mainDiv.append(theDiv);</text:span></text:p>
      <text:p text:style-name="P19"><text:span text:style-name="T9"/></text:p>
      <text:p text:style-name="P19"><text:span text:style-name="T9"><text:s text:c="16"/>//-//</text:span></text:p>
      <text:p text:style-name="P19"><text:span text:style-name="T9"/></text:p>
      <text:p text:style-name="P19"><text:span text:style-name="T9"><text:s text:c="16"/>let printButton = ce("button");</text:span></text:p>
      <text:p text:style-name="P19"><text:span text:style-name="T9"><text:s text:c="16"/>printButton.className = "ourButton";</text:span></text:p>
      <text:p text:style-name="P19"><text:span text:style-name="T9"><text:s text:c="16"/>printButton.style.marginRight = "10px";</text:span></text:p>
      <text:p text:style-name="P19"><text:span text:style-name="T9"><text:s text:c="16"/>printButton.style.zIndex = "20";</text:span></text:p>
      <text:p text:style-name="P19"><text:span text:style-name="T9"><text:s text:c="16"/>printButton.onclick = function()</text:span></text:p>
      <text:p text:style-name="P19"><text:span text:style-name="T9"><text:s text:c="16"/>{</text:span></text:p>
      <text:p text:style-name="P19"><text:span text:style-name="T9"><text:s text:c="20"/>printOnlyDiv(theDiv.id);</text:span></text:p>
      <text:p text:style-name="P19"><text:span text:style-name="T9"><text:s text:c="16"/>};</text:span></text:p>
      <text:p text:style-name="P19"><text:span text:style-name="T9"><text:s text:c="16"/>printButton.textContent = "print";</text:span></text:p>
      <text:p text:style-name="P19"><text:span text:style-name="T9"><text:s text:c="16"/>theDiv.append(printButton);</text:span></text:p>
      <text:p text:style-name="P19"><text:span text:style-name="T9"/></text:p>
      <text:p text:style-name="P19"><text:span text:style-name="T9"><text:s text:c="16"/>//-//</text:span></text:p>
      <text:p text:style-name="P19"><text:span text:style-name="T9"/></text:p>
      <text:p text:style-name="P19"><text:span text:style-name="T9"><text:s text:c="16"/>let dateSpan = ce("span");</text:span></text:p>
      <text:p text:style-name="P19"><text:span text:style-name="T9"><text:s text:c="16"/>dateSpan.textContent = whichArray[i].date;</text:span></text:p>
      <text:p text:style-name="P19"><text:span text:style-name="T9"><text:s text:c="16"/>theDiv.append(dateSpan);</text:span></text:p>
      <text:p text:style-name="P19"><text:span text:style-name="T9"/></text:p>
      <text:p text:style-name="P19"><text:span text:style-name="T9"><text:s text:c="16"/>//-//</text:span></text:p>
      <text:p text:style-name="P19"><text:span text:style-name="T9"/></text:p>
      <text:p text:style-name="P19"><text:soft-page-break/><text:span text:style-name="T9"><text:s text:c="16"/>theDiv.append(ce("hr"));</text:span></text:p>
      <text:p text:style-name="P19"><text:span text:style-name="T9"/></text:p>
      <text:p text:style-name="P19"><text:span text:style-name="T9"><text:s text:c="16"/>//-//</text:span></text:p>
      <text:p text:style-name="P19"><text:span text:style-name="T9"/></text:p>
      <text:p text:style-name="P19"><text:span text:style-name="T9"><text:s text:c="16"/>let summarySpan = ce("span");</text:span></text:p>
      <text:p text:style-name="P19"><text:span text:style-name="T9"><text:s text:c="16"/>summarySpan.style.color = "rgb(0, 255, 255)";</text:span></text:p>
      <text:p text:style-name="P19"><text:span text:style-name="T9"><text:s text:c="16"/>summarySpan.style.fontWeight = "bold";</text:span></text:p>
      <text:p text:style-name="P19"><text:span text:style-name="T9"><text:s text:c="16"/>summarySpan.textContent = whichArray[i].summary;</text:span></text:p>
      <text:p text:style-name="P19"><text:span text:style-name="T9"><text:s text:c="16"/>theDiv.append(summarySpan);</text:span></text:p>
      <text:p text:style-name="P19"><text:span text:style-name="T9"/></text:p>
      <text:p text:style-name="P19"><text:span text:style-name="T9"><text:s text:c="16"/>//-//</text:span></text:p>
      <text:p text:style-name="P19"><text:span text:style-name="T9"/></text:p>
      <text:p text:style-name="P19"><text:span text:style-name="T9"><text:s text:c="16"/>theDiv.append(ce("br"));</text:span></text:p>
      <text:p text:style-name="P19"><text:span text:style-name="T9"/></text:p>
      <text:p text:style-name="P19"><text:span text:style-name="T9"><text:s text:c="16"/>//-//</text:span></text:p>
      <text:p text:style-name="P19"><text:span text:style-name="T9"/></text:p>
      <text:p text:style-name="P19"><text:span text:style-name="T9"><text:s text:c="16"/>let noteSpan = ce("span");</text:span></text:p>
      <text:p text:style-name="P19"><text:span text:style-name="T9"><text:s text:c="16"/>noteSpan.textContent = whichArray[i].note;</text:span></text:p>
      <text:p text:style-name="P19"><text:span text:style-name="T9"><text:s text:c="16"/>theDiv.append(noteSpan);</text:span></text:p>
      <text:p text:style-name="P19"><text:span text:style-name="T9"/></text:p>
      <text:p text:style-name="P19"><text:span text:style-name="T9"><text:s text:c="16"/>//-//</text:span></text:p>
      <text:p text:style-name="P19"><text:span text:style-name="T9"/></text:p>
      <text:p text:style-name="P19"><text:soft-page-break/><text:span text:style-name="T9"><text:s text:c="16"/>theDiv.append(ce("hr"));</text:span></text:p>
      <text:p text:style-name="P19"><text:span text:style-name="T9"/></text:p>
      <text:p text:style-name="P19"><text:span text:style-name="T9"><text:s text:c="16"/>//-//</text:span></text:p>
      <text:p text:style-name="P19"><text:span text:style-name="T9"/></text:p>
      <text:p text:style-name="P19"><text:span text:style-name="T9"><text:s text:c="16"/>let newsArticleLink = ce("a");</text:span></text:p>
      <text:p text:style-name="P19"><text:span text:style-name="T9"><text:s text:c="16"/>newsArticleLink.href = whichArray[i].newsArticleOne;</text:span></text:p>
      <text:p text:style-name="P19"><text:span text:style-name="T9"><text:s text:c="16"/>newsArticleLink.target = "_blank";</text:span></text:p>
      <text:p text:style-name="P19"><text:span text:style-name="T9"><text:s text:c="16"/>newsArticleLink.textContent = whichArray[i].newsArticleOne;</text:span></text:p>
      <text:p text:style-name="P19"><text:span text:style-name="T9"><text:s text:c="16"/>newsArticleLink.style.color = "aqua";</text:span></text:p>
      <text:p text:style-name="P19"><text:span text:style-name="T9"><text:s text:c="16"/>theDiv.append(newsArticleLink);</text:span></text:p>
      <text:p text:style-name="P19"><text:span text:style-name="T9"/></text:p>
      <text:p text:style-name="P19"><text:span text:style-name="T9"><text:s text:c="16"/>//-//</text:span></text:p>
      <text:p text:style-name="P19"><text:span text:style-name="T9"/></text:p>
      <text:p text:style-name="P19"><text:span text:style-name="T9"><text:s text:c="16"/>theDiv.append(ce("hr"));</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oft-page-break/><text:span text:style-name="T9">// https://github.com/ChristopherTopalian</text:span></text:p>
      <text:p text:style-name="P19"><text:span text:style-name="T9">// https://github.com/ChristopherAndrewTopalian</text:span></text:p>
      <text:p text:style-name="P19"><text:span text:style-name="T9"/></text:p>
      <text:p text:style-name="P19"><text:span text:style-name="T9">// rowOfLanguage.js</text:span></text:p>
      <text:p text:style-name="P19"><text:span text:style-name="T9"/></text:p>
      <text:p text:style-name="P19"><text:span text:style-name="T9">function rowOfLanguage(theX, theY, sizeX, sizeY, whichArray, criteria1, criteria2)</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scriptingCategory";</text:span></text:p>
      <text:p text:style-name="P19"><text:span text:style-name="T9"><text:s text:c="4"/>mainDiv.title = "rowOfLanguage(theX, theY, sizeX, sizeY, whichArray, criteria1, criteria2)";</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 + "px";</text:span></text:p>
      <text:p text:style-name="P19"><text:span text:style-name="T9"><text:s text:c="4"/>ba(mainDiv);</text:span></text:p>
      <text:p text:style-name="P19"><text:span text:style-name="T9"/></text:p>
      <text:p text:style-name="P19"><text:span text:style-name="T9"><text:s text:c="4"/>//-//</text:span></text:p>
      <text:p text:style-name="P19"><text:soft-page-break/><text:span text:style-name="T9"/></text:p>
      <text:p text:style-name="P19"><text:span text:style-name="T9"><text:s text:c="4"/>// used with lindenLanguage array</text:span></text:p>
      <text:p text:style-name="P19"><text:span text:style-name="T9"><text:s text:c="4"/>// used with javascriptLanguage array</text:span></text:p>
      <text:p text:style-name="P19"><text:span text:style-name="T9"><text:s text:c="4"/>for (let i = 0; i &lt; whichArray.length; i++)</text:span></text:p>
      <text:p text:style-name="P19"><text:span text:style-name="T9"><text:s text:c="4"/>{</text:span></text:p>
      <text:p text:style-name="P19"><text:span text:style-name="T9"><text:s text:c="8"/>if (whichArray[i].category == criteria1 &amp;&amp; whichArray[i].tag == criteria2)</text:span></text:p>
      <text:p text:style-name="P19"><text:span text:style-name="T9"><text:s text:c="8"/>{</text:span></text:p>
      <text:p text:style-name="P19"><text:span text:style-name="T9"><text:s text:c="12"/>counter += 1;</text:span></text:p>
      <text:p text:style-name="P19"><text:span text:style-name="T9"/></text:p>
      <text:p text:style-name="P19"><text:span text:style-name="T9"><text:s text:c="12"/>//-//</text:span></text:p>
      <text:p text:style-name="P19"><text:span text:style-name="T9"/></text:p>
      <text:p text:style-name="P19"><text:span text:style-name="T9"><text:s text:c="12"/>let subDiv = ce("div");</text:span></text:p>
      <text:p text:style-name="P19"><text:span text:style-name="T9"><text:s text:c="12"/>subDiv.id = "JavaScriptCategories_" + whichArray[i].category + counter;</text:span></text:p>
      <text:p text:style-name="P19"><text:span text:style-name="T9"><text:s text:c="12"/>subDiv.className = "divStyle001";</text:span></text:p>
      <text:p text:style-name="P19"><text:span text:style-name="T9"><text:s text:c="12"/>subDiv.style.width = sizeX +'px';</text:span></text:p>
      <text:p text:style-name="P19"><text:span text:style-name="T9"><text:s text:c="12"/>subDiv.style.height = sizeY +'px';</text:span></text:p>
      <text:p text:style-name="P19"><text:span text:style-name="T9"><text:s text:c="12"/>mainDiv.append(subDiv);</text:span></text:p>
      <text:p text:style-name="P19"><text:span text:style-name="T9"/></text:p>
      <text:p text:style-name="P19"><text:span text:style-name="T9"><text:s text:c="12"/>//-//</text:span></text:p>
      <text:p text:style-name="P19"><text:span text:style-name="T9"/></text:p>
      <text:p text:style-name="P19"><text:span text:style-name="T9"><text:s text:c="12"/>let controlPanelDetails = ce("details");</text:span></text:p>
      <text:p text:style-name="P19"><text:span text:style-name="T9"><text:s text:c="12"/>subDiv.append(controlPanelDetails);</text:span></text:p>
      <text:p text:style-name="P19"><text:span text:style-name="T9"/></text:p>
      <text:p text:style-name="P19"><text:span text:style-name="T9"><text:s text:c="12"/>//-//</text:span></text:p>
      <text:p text:style-name="P19"><text:soft-page-break/><text:span text:style-name="T9"/></text:p>
      <text:p text:style-name="P19"><text:span text:style-name="T9"><text:s text:c="12"/>let controlPanelSummary = ce("summary");</text:span></text:p>
      <text:p text:style-name="P19"><text:span text:style-name="T9"><text:s text:c="12"/>controlPanelDetails.append(controlPanelSummary);</text:span></text:p>
      <text:p text:style-name="P19"><text:span text:style-name="T9"/></text:p>
      <text:p text:style-name="P19"><text:span text:style-name="T9"><text:s text:c="12"/>//-//</text:span></text:p>
      <text:p text:style-name="P19"><text:span text:style-name="T9"/></text:p>
      <text:p text:style-name="P19"><text:span text:style-name="T9"><text:s text:c="12"/>let controlPanel = ce("div");</text:span></text:p>
      <text:p text:style-name="P19"><text:span text:style-name="T9"><text:s text:c="12"/>controlPanel.style.position = "relative";</text:span></text:p>
      <text:p text:style-name="P19"><text:span text:style-name="T9"><text:s text:c="12"/>controlPanelSummary.append(controlPanel);</text:span></text:p>
      <text:p text:style-name="P19"><text:span text:style-name="T9"/></text:p>
      <text:p text:style-name="P19"><text:span text:style-name="T9"><text:s text:c="12"/>//-//</text:span></text:p>
      <text:p text:style-name="P19"><text:span text:style-name="T9"/></text:p>
      <text:p text:style-name="P19"><text:span text:style-name="T9"><text:s text:c="12"/>subDiv.append(ce('hr'));</text:span></text:p>
      <text:p text:style-name="P19"><text:span text:style-name="T9"/></text:p>
      <text:p text:style-name="P19"><text:span text:style-name="T9"><text:s text:c="12"/>//-//</text:span></text:p>
      <text:p text:style-name="P19"><text:span text:style-name="T9"/></text:p>
      <text:p text:style-name="P19"><text:span text:style-name="T9"><text:s text:c="12"/>let printButton = ce("button");</text:span></text:p>
      <text:p text:style-name="P19"><text:span text:style-name="T9"><text:s text:c="12"/>printButton.className = "ourButton";</text:span></text:p>
      <text:p text:style-name="P19"><text:span text:style-name="T9"><text:s text:c="12"/>printButton.style.marginRight = 10 + "px";</text:span></text:p>
      <text:p text:style-name="P19"><text:span text:style-name="T9"><text:s text:c="12"/>printButton.onclick = function()</text:span></text:p>
      <text:p text:style-name="P19"><text:span text:style-name="T9"><text:s text:c="12"/>{</text:span></text:p>
      <text:p text:style-name="P19"><text:soft-page-break/><text:span text:style-name="T9"><text:s text:c="16"/>printOnlyDiv(subDiv.id);</text:span></text:p>
      <text:p text:style-name="P19"><text:span text:style-name="T9"><text:s text:c="12"/>};</text:span></text:p>
      <text:p text:style-name="P19"><text:span text:style-name="T9"><text:s text:c="12"/>printButton.textContent = "print";</text:span></text:p>
      <text:p text:style-name="P19"><text:span text:style-name="T9"><text:s text:c="12"/>controlPanelDetails.append(printButton);</text:span></text:p>
      <text:p text:style-name="P19"><text:span text:style-name="T9"/></text:p>
      <text:p text:style-name="P19"><text:span text:style-name="T9"><text:s text:c="12"/>//-//</text:span></text:p>
      <text:p text:style-name="P19"><text:span text:style-name="T9"/></text:p>
      <text:p text:style-name="P19"><text:span text:style-name="T9"><text:s text:c="12"/>let titleOfUrlAnchor = ce("a");</text:span></text:p>
      <text:p text:style-name="P19"><text:span text:style-name="T9"><text:s text:c="12"/>titleOfUrlAnchor.target = "_blank";</text:span></text:p>
      <text:p text:style-name="P19"><text:span text:style-name="T9"><text:s text:c="12"/>titleOfUrlAnchor.href = whichArray[i].url;</text:span></text:p>
      <text:p text:style-name="P19"><text:span text:style-name="T9"><text:s text:c="12"/>titleOfUrlAnchor.style.marginRight = 10 + "px";</text:span></text:p>
      <text:p text:style-name="P19"><text:span text:style-name="T9"><text:s text:c="12"/>controlPanelDetails.append(titleOfUrlAnchor);</text:span></text:p>
      <text:p text:style-name="P19"><text:span text:style-name="T9"/></text:p>
      <text:p text:style-name="P19"><text:span text:style-name="T9"><text:s text:c="12"/>//-//</text:span></text:p>
      <text:p text:style-name="P19"><text:span text:style-name="T9"/></text:p>
      <text:p text:style-name="P19"><text:span text:style-name="T9"><text:s text:c="12"/>let titleOfUrl = ce("span");</text:span></text:p>
      <text:p text:style-name="P19"><text:span text:style-name="T9"><text:s text:c="12"/>titleOfUrl.textContent = "Link 1";</text:span></text:p>
      <text:p text:style-name="P19"><text:span text:style-name="T9"><text:s text:c="12"/>titleOfUrlAnchor.append(titleOfUrl);</text:span></text:p>
      <text:p text:style-name="P19"><text:span text:style-name="T9"/></text:p>
      <text:p text:style-name="P19"><text:span text:style-name="T9"><text:s text:c="12"/>//-//</text:span></text:p>
      <text:p text:style-name="P19"><text:span text:style-name="T9"/></text:p>
      <text:p text:style-name="P19"><text:span text:style-name="T9"><text:s text:c="12"/>let titleOfUrlAnchor2 = ce("a");</text:span></text:p>
      <text:p text:style-name="P19"><text:soft-page-break/><text:span text:style-name="T9"><text:s text:c="12"/>titleOfUrlAnchor2.target = "_blank";</text:span></text:p>
      <text:p text:style-name="P19"><text:span text:style-name="T9"><text:s text:c="12"/>titleOfUrlAnchor2.href = whichArray[i].url2;</text:span></text:p>
      <text:p text:style-name="P19"><text:span text:style-name="T9"><text:s text:c="12"/>controlPanelDetails.append(titleOfUrlAnchor2);</text:span></text:p>
      <text:p text:style-name="P19"><text:span text:style-name="T9"/></text:p>
      <text:p text:style-name="P19"><text:span text:style-name="T9"><text:s text:c="12"/>//-//</text:span></text:p>
      <text:p text:style-name="P19"><text:span text:style-name="T9"/></text:p>
      <text:p text:style-name="P19"><text:span text:style-name="T9"><text:s text:c="12"/>let titleOfUrl2 = ce("span");</text:span></text:p>
      <text:p text:style-name="P19"><text:span text:style-name="T9"><text:s text:c="12"/>titleOfUrl2.textContent = "Link 2";</text:span></text:p>
      <text:p text:style-name="P19"><text:span text:style-name="T9"><text:s text:c="12"/>titleOfUrlAnchor2.append(titleOfUrl2);</text:span></text:p>
      <text:p text:style-name="P19"><text:span text:style-name="T9"/></text:p>
      <text:p text:style-name="P19"><text:span text:style-name="T9"><text:s text:c="12"/>//-//</text:span></text:p>
      <text:p text:style-name="P19"><text:span text:style-name="T9"/></text:p>
      <text:p text:style-name="P19"><text:span text:style-name="T9"><text:s text:c="12"/>subDiv.append(ce('hr'));</text:span></text:p>
      <text:p text:style-name="P19"><text:span text:style-name="T9"/></text:p>
      <text:p text:style-name="P19"><text:span text:style-name="T9"><text:s text:c="12"/>//-//</text:span></text:p>
      <text:p text:style-name="P19"><text:span text:style-name="T9"/></text:p>
      <text:p text:style-name="P19"><text:span text:style-name="T9"><text:s text:c="12"/>let titleOfLanguage = ce("span");</text:span></text:p>
      <text:p text:style-name="P19"><text:span text:style-name="T9"><text:s text:c="12"/>titleOfLanguage.style.color = "rgb(180, 180, 180)";</text:span></text:p>
      <text:p text:style-name="P19"><text:span text:style-name="T9"><text:s text:c="12"/>titleOfLanguage.textContent = whichArray[i].language;</text:span></text:p>
      <text:p text:style-name="P19"><text:span text:style-name="T9"><text:s text:c="12"/>subDiv.append(titleOfLanguage);</text:span></text:p>
      <text:p text:style-name="P19"><text:span text:style-name="T9"/></text:p>
      <text:p text:style-name="P19"><text:span text:style-name="T9"><text:s text:c="12"/>//-//</text:span></text:p>
      <text:p text:style-name="P19"><text:soft-page-break/><text:span text:style-name="T9"/></text:p>
      <text:p text:style-name="P19"><text:span text:style-name="T9"><text:s text:c="12"/>subDiv.append(ce('hr'));</text:span></text:p>
      <text:p text:style-name="P19"><text:span text:style-name="T9"/></text:p>
      <text:p text:style-name="P19"><text:span text:style-name="T9"><text:s text:c="12"/>//-//</text:span></text:p>
      <text:p text:style-name="P19"><text:span text:style-name="T9"/></text:p>
      <text:p text:style-name="P19"><text:span text:style-name="T9"><text:s text:c="12"/>let titleOfCategory = ce("span");</text:span></text:p>
      <text:p text:style-name="P19"><text:span text:style-name="T9"><text:s text:c="12"/>titleOfCategory.style.color = "rgb(255, 0, 255)";</text:span></text:p>
      <text:p text:style-name="P19"><text:span text:style-name="T9"><text:s text:c="12"/>titleOfCategory.textContent = whichArray[i].category;</text:span></text:p>
      <text:p text:style-name="P19"><text:span text:style-name="T9"><text:s text:c="12"/>subDiv.append(titleOfCategory);</text:span></text:p>
      <text:p text:style-name="P19"><text:span text:style-name="T9"/></text:p>
      <text:p text:style-name="P19"><text:span text:style-name="T9"><text:s text:c="12"/>//-//</text:span></text:p>
      <text:p text:style-name="P19"><text:span text:style-name="T9"/></text:p>
      <text:p text:style-name="P19"><text:span text:style-name="T9"><text:s text:c="12"/>subDiv.append(ce('hr'));</text:span></text:p>
      <text:p text:style-name="P19"><text:span text:style-name="T9"/></text:p>
      <text:p text:style-name="P19"><text:span text:style-name="T9"><text:s text:c="12"/>//-//</text:span></text:p>
      <text:p text:style-name="P19"><text:span text:style-name="T9"/></text:p>
      <text:p text:style-name="P19"><text:span text:style-name="T9"><text:s text:c="12"/>let titleOfFunction = ce("div");</text:span></text:p>
      <text:p text:style-name="P19"><text:span text:style-name="T9"><text:s text:c="12"/>titleOfFunction.style.fontSize = 30 + "px";</text:span></text:p>
      <text:p text:style-name="P19"><text:span text:style-name="T9"><text:s text:c="12"/>titleOfFunction.style.color = "rgb(0, 255, 255)";</text:span></text:p>
      <text:p text:style-name="P19"><text:span text:style-name="T9"><text:s text:c="12"/>titleOfFunction.textContent = whichArray[i].name;</text:span></text:p>
      <text:p text:style-name="P19"><text:span text:style-name="T9"><text:s text:c="12"/>subDiv.append(titleOfFunction);</text:span></text:p>
      <text:p text:style-name="P19"><text:soft-page-break/><text:span text:style-name="T9"/></text:p>
      <text:p text:style-name="P19"><text:span text:style-name="T9"><text:s text:c="12"/>//-//</text:span></text:p>
      <text:p text:style-name="P19"><text:span text:style-name="T9"/></text:p>
      <text:p text:style-name="P19"><text:span text:style-name="T9"><text:s text:c="12"/>subDiv.append(ce('hr'));</text:span></text:p>
      <text:p text:style-name="P19"><text:span text:style-name="T9"/></text:p>
      <text:p text:style-name="P19"><text:span text:style-name="T9"><text:s text:c="12"/>//-//</text:span></text:p>
      <text:p text:style-name="P19"><text:span text:style-name="T9"/></text:p>
      <text:p text:style-name="P19"><text:span text:style-name="T9"><text:s text:c="12"/>let titleOfDescription= ce("span");</text:span></text:p>
      <text:p text:style-name="P19"><text:span text:style-name="T9"><text:s text:c="12"/>titleOfDescription.style.color = "rgb(0, 190, 220)";</text:span></text:p>
      <text:p text:style-name="P19"><text:span text:style-name="T9"><text:s text:c="12"/>titleOfDescription.textContent = whichArray[i].description;</text:span></text:p>
      <text:p text:style-name="P19"><text:span text:style-name="T9"><text:s text:c="12"/>subDiv.append(titleOfDescription);</text:span></text:p>
      <text:p text:style-name="P19"><text:span text:style-name="T9"/></text:p>
      <text:p text:style-name="P19"><text:span text:style-name="T9"><text:s text:c="12"/>//-//</text:span></text:p>
      <text:p text:style-name="P19"><text:span text:style-name="T9"/></text:p>
      <text:p text:style-name="P19"><text:span text:style-name="T9"><text:s text:c="12"/>subDiv.append(ce('hr'));</text:span></text:p>
      <text:p text:style-name="P19"><text:span text:style-name="T9"/></text:p>
      <text:p text:style-name="P19"><text:span text:style-name="T9"><text:s text:c="12"/>//-//</text:span></text:p>
      <text:p text:style-name="P19"><text:span text:style-name="T9"/></text:p>
      <text:p text:style-name="P19"><text:span text:style-name="T9"><text:s text:c="12"/>let syntax = ce("span");</text:span></text:p>
      <text:p text:style-name="P19"><text:span text:style-name="T9"><text:s text:c="12"/>syntax.style.color = "rgb(180, 180, 180)";</text:span></text:p>
      <text:p text:style-name="P19"><text:span text:style-name="T9"><text:s text:c="12"/>syntax.textContent = whichArray[i].syntax;</text:span></text:p>
      <text:p text:style-name="P19"><text:span text:style-name="T9"><text:s text:c="12"/>subDiv.append(syntax);</text:span></text:p>
      <text:p text:style-name="P19"><text:soft-page-break/><text:span text:style-name="T9"/></text:p>
      <text:p text:style-name="P19"><text:span text:style-name="T9"><text:s text:c="12"/>//-//</text:span></text:p>
      <text:p text:style-name="P19"><text:span text:style-name="T9"/></text:p>
      <text:p text:style-name="P19"><text:span text:style-name="T9"><text:s text:c="12"/>subDiv.append(ce('hr'));</text:span></text:p>
      <text:p text:style-name="P19"><text:span text:style-name="T9"/></text:p>
      <text:p text:style-name="P19"><text:span text:style-name="T9"><text:s text:c="12"/>//-//</text:span></text:p>
      <text:p text:style-name="P19"><text:span text:style-name="T9"/></text:p>
      <text:p text:style-name="P19"><text:span text:style-name="T9"><text:s text:c="12"/>let useage = ce("span");</text:span></text:p>
      <text:p text:style-name="P19"><text:span text:style-name="T9"><text:s text:c="12"/>useage.textContent = whichArray[i].useage;</text:span></text:p>
      <text:p text:style-name="P19"><text:span text:style-name="T9"><text:s text:c="12"/>subDiv.append(useage);</text:span></text:p>
      <text:p text:style-name="P19"><text:span text:style-name="T9"/></text:p>
      <text:p text:style-name="P19"><text:span text:style-name="T9"><text:s text:c="12"/>//-//</text:span></text:p>
      <text:p text:style-name="P19"><text:span text:style-name="T9"/></text:p>
      <text:p text:style-name="P19"><text:span text:style-name="T9"><text:s text:c="12"/>subDiv.append(ce('hr'));</text:span></text:p>
      <text:p text:style-name="P19"><text:span text:style-name="T9"/></text:p>
      <text:p text:style-name="P19"><text:span text:style-name="T9"><text:s text:c="12"/>//-//</text:span></text:p>
      <text:p text:style-name="P19"><text:span text:style-name="T9"/></text:p>
      <text:p text:style-name="P19"><text:span text:style-name="T9"><text:s text:c="12"/>let returnValue = ce("span");</text:span></text:p>
      <text:p text:style-name="P19"><text:span text:style-name="T9"><text:s text:c="12"/>returnValue.style.color = "rgb(150, 100, 200)";</text:span></text:p>
      <text:p text:style-name="P19"><text:span text:style-name="T9"><text:s text:c="12"/>returnValue.textContent = whichArray[i].type;</text:span></text:p>
      <text:p text:style-name="P19"><text:span text:style-name="T9"><text:s text:c="12"/>subDiv.append(returnValue);</text:span></text:p>
      <text:p text:style-name="P19"><text:span text:style-name="T9"/></text:p>
      <text:p text:style-name="P19"><text:span text:style-name="T9"><text:s text:c="12"/>//-//</text:span></text:p>
      <text:p text:style-name="P19"><text:soft-page-break/><text:span text:style-name="T9"/></text:p>
      <text:p text:style-name="P19"><text:span text:style-name="T9"><text:s text:c="12"/>subDiv.append(ce('hr'));</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LanguageShowAll.js</text:span></text:p>
      <text:p text:style-name="P19"><text:span text:style-name="T9"/></text:p>
      <text:p text:style-name="P19"><text:span text:style-name="T9">function rowOfLanguageShowAll(theX, theY, sizeX, sizeY, whichArray, criteria1, criteria2) {</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scriptingSection";</text:span></text:p>
      <text:p text:style-name="P19"><text:span text:style-name="T9"><text:s text:c="4"/>mainDiv.style.position = "absolute";</text:span></text:p>
      <text:p text:style-name="P19"><text:soft-page-break/><text:span text:style-name="T9"><text:s text:c="4"/>mainDiv.title = "rowOfLanguageShowAll(theX, theY, sizeX, sizeY, whichArray, criteria1, criteria2)";</text:span></text:p>
      <text:p text:style-name="P19"><text:span text:style-name="T9"><text:s text:c="4"/>mainDiv.style.position = 'absolute';</text:span></text:p>
      <text:p text:style-name="P19"><text:span text:style-name="T9"><text:s text:c="4"/>mainDiv.style.top = theY + "px";</text:span></text:p>
      <text:p text:style-name="P19"><text:span text:style-name="T9"><text:s text:c="4"/>mainDiv.style.left = theX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for (let i = 0; i &lt; whichArray.length; i++) {</text:span></text:p>
      <text:p text:style-name="P19"><text:span text:style-name="T9"><text:s text:c="8"/>if (whichArray[i].tag == criteria1 &amp;&amp; whichArray[i].language == criteria2)</text:span></text:p>
      <text:p text:style-name="P19"><text:span text:style-name="T9"><text:s text:c="8"/>{</text:span></text:p>
      <text:p text:style-name="P19"><text:span text:style-name="T9"><text:s text:c="12"/>counter += 1;</text:span></text:p>
      <text:p text:style-name="P19"><text:span text:style-name="T9"/></text:p>
      <text:p text:style-name="P19"><text:span text:style-name="T9"><text:s text:c="12"/>//-//</text:span></text:p>
      <text:p text:style-name="P19"><text:span text:style-name="T9"/></text:p>
      <text:p text:style-name="P19"><text:span text:style-name="T9"><text:s text:c="12"/>let theDiv = ce("div");</text:span></text:p>
      <text:p text:style-name="P19"><text:span text:style-name="T9"><text:s text:c="12"/>theDiv.id = "JavaScriptAll" + counter;</text:span></text:p>
      <text:p text:style-name="P19"><text:span text:style-name="T9"><text:s text:c="12"/>theDiv.className = "divStyle001";</text:span></text:p>
      <text:p text:style-name="P19"><text:span text:style-name="T9"><text:s text:c="12"/>theDiv.style.width = sizeX + "px";</text:span></text:p>
      <text:p text:style-name="P19"><text:span text:style-name="T9"><text:s text:c="12"/>theDiv.style.height = sizeY + "px";</text:span></text:p>
      <text:p text:style-name="P19"><text:soft-page-break/><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language = ce("span");</text:span></text:p>
      <text:p text:style-name="P19"><text:span text:style-name="T9"><text:s text:c="12"/>language.style.fontSize = "14pt";</text:span></text:p>
      <text:p text:style-name="P19"><text:span text:style-name="T9"><text:s text:c="12"/>language.style.lineHeight = "15pt";</text:span></text:p>
      <text:p text:style-name="P19"><text:span text:style-name="T9"><text:s text:c="12"/>language.textContent = whichArray[i].language;</text:span></text:p>
      <text:p text:style-name="P19"><text:span text:style-name="T9"><text:s text:c="12"/>theDiv.append(language);</text:span></text:p>
      <text:p text:style-name="P19"><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boldAqua = ce("b");</text:span></text:p>
      <text:p text:style-name="P19"><text:span text:style-name="T9"><text:s text:c="12"/>boldAqua.style.color = "aqua";</text:span></text:p>
      <text:p text:style-name="P19"><text:span text:style-name="T9"><text:s text:c="12"/>boldAqua.textContent = whichArray[i].category;</text:span></text:p>
      <text:p text:style-name="P19"><text:span text:style-name="T9"><text:s text:c="12"/>theDiv.append(boldAqua);</text:span></text:p>
      <text:p text:style-name="P19"><text:span text:style-name="T9"/></text:p>
      <text:p text:style-name="P19"><text:soft-page-break/><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boldYellow = ce("b");</text:span></text:p>
      <text:p text:style-name="P19"><text:span text:style-name="T9"><text:s text:c="12"/>boldYellow.style.color = "yellow";</text:span></text:p>
      <text:p text:style-name="P19"><text:span text:style-name="T9"><text:s text:c="12"/>boldYellow.textContent = whichArray[i].name;</text:span></text:p>
      <text:p text:style-name="P19"><text:span text:style-name="T9"><text:s text:c="12"/>theDiv.append(boldYellow);</text:span></text:p>
      <text:p text:style-name="P19"><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printButton = ce("button");</text:span></text:p>
      <text:p text:style-name="P19"><text:span text:style-name="T9"><text:s text:c="12"/>printButton.className = "ourButton";</text:span></text:p>
      <text:p text:style-name="P19"><text:span text:style-name="T9"><text:s text:c="12"/>printButton.style.marginRight = '10px';</text:span></text:p>
      <text:p text:style-name="P19"><text:span text:style-name="T9"><text:s text:c="12"/>printButton.textContent = "Print";</text:span></text:p>
      <text:p text:style-name="P19"><text:span text:style-name="T9"><text:s text:c="12"/>printButton.onclick = function()</text:span></text:p>
      <text:p text:style-name="P19"><text:span text:style-name="T9"><text:s text:c="12"/>{</text:span></text:p>
      <text:p text:style-name="P19"><text:span text:style-name="T9"><text:s text:c="16"/>printOnlyDiv(theDiv.id);</text:span></text:p>
      <text:p text:style-name="P19"><text:span text:style-name="T9"><text:s text:c="12"/>};</text:span></text:p>
      <text:p text:style-name="P19"><text:soft-page-break/><text:span text:style-name="T9"><text:s text:c="12"/>theDiv.append(printButton);</text:span></text:p>
      <text:p text:style-name="P19"><text:span text:style-name="T9"/></text:p>
      <text:p text:style-name="P19"><text:span text:style-name="T9"><text:s text:c="12"/>//-//</text:span></text:p>
      <text:p text:style-name="P19"><text:span text:style-name="T9"/></text:p>
      <text:p text:style-name="P19"><text:span text:style-name="T9"><text:s text:c="12"/>let urlLabel = ce("span");</text:span></text:p>
      <text:p text:style-name="P19"><text:span text:style-name="T9"><text:s text:c="12"/>urlLabel.style.fontWeight = "bold";</text:span></text:p>
      <text:p text:style-name="P19"><text:span text:style-name="T9"><text:s text:c="12"/>urlLabel.textContent = "URL: ";</text:span></text:p>
      <text:p text:style-name="P19"><text:span text:style-name="T9"><text:s text:c="12"/>theDiv.append(urlLabel);</text:span></text:p>
      <text:p text:style-name="P19"><text:span text:style-name="T9"/></text:p>
      <text:p text:style-name="P19"><text:span text:style-name="T9"><text:s text:c="12"/>//-//</text:span></text:p>
      <text:p text:style-name="P19"><text:span text:style-name="T9"/></text:p>
      <text:p text:style-name="P19"><text:span text:style-name="T9"><text:s text:c="12"/>let urlLink = ce("a");</text:span></text:p>
      <text:p text:style-name="P19"><text:span text:style-name="T9"><text:s text:c="12"/>urlLink.href = whichArray[i].url;</text:span></text:p>
      <text:p text:style-name="P19"><text:span text:style-name="T9"><text:s text:c="12"/>urlLink.target = "_blank";</text:span></text:p>
      <text:p text:style-name="P19"><text:span text:style-name="T9"><text:s text:c="12"/>urlLink.textContent = "Link";</text:span></text:p>
      <text:p text:style-name="P19"><text:span text:style-name="T9"><text:s text:c="12"/>theDiv.append(urlLink);</text:span></text:p>
      <text:p text:style-name="P19"><text:span text:style-name="T9"/></text:p>
      <text:p text:style-name="P19"><text:span text:style-name="T9"><text:s text:c="12"/>//-//</text:span></text:p>
      <text:p text:style-name="P19"><text:span text:style-name="T9"/></text:p>
      <text:p text:style-name="P19"><text:span text:style-name="T9"><text:s text:c="12"/>let url2Label = ce("span");</text:span></text:p>
      <text:p text:style-name="P19"><text:span text:style-name="T9"><text:s text:c="12"/>url2Label.style.fontWeight = "bold";</text:span></text:p>
      <text:p text:style-name="P19"><text:span text:style-name="T9"><text:s text:c="12"/>url2Label.textContent = "URL2: ";</text:span></text:p>
      <text:p text:style-name="P19"><text:span text:style-name="T9"><text:s text:c="12"/>theDiv.append(url2Label);</text:span></text:p>
      <text:p text:style-name="P19"><text:span text:style-name="T9"/></text:p>
      <text:p text:style-name="P19"><text:span text:style-name="T9"><text:s text:c="12"/>//-//</text:span></text:p>
      <text:p text:style-name="P19"><text:span text:style-name="T9"/></text:p>
      <text:p text:style-name="P19"><text:soft-page-break/><text:span text:style-name="T9"><text:s text:c="12"/>let url2Link = ce("a");</text:span></text:p>
      <text:p text:style-name="P19"><text:span text:style-name="T9"><text:s text:c="12"/>url2Link.href = whichArray[i].url2;</text:span></text:p>
      <text:p text:style-name="P19"><text:span text:style-name="T9"><text:s text:c="12"/>url2Link.target = "_blank";</text:span></text:p>
      <text:p text:style-name="P19"><text:span text:style-name="T9"><text:s text:c="12"/>url2Link.textContent = "Link 2";</text:span></text:p>
      <text:p text:style-name="P19"><text:span text:style-name="T9"><text:s text:c="12"/>theDiv.append(url2Link);</text:span></text:p>
      <text:p text:style-name="P19"><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functionNameLabel = ce("span");</text:span></text:p>
      <text:p text:style-name="P19"><text:span text:style-name="T9"><text:s text:c="12"/>functionNameLabel.style.fontWeight = "bold";</text:span></text:p>
      <text:p text:style-name="P19"><text:span text:style-name="T9"><text:s text:c="12"/>functionNameLabel.style.color = "rgb(180, 180, 180)";</text:span></text:p>
      <text:p text:style-name="P19"><text:span text:style-name="T9"><text:s text:c="12"/>functionNameLabel.textContent = "Name of Function:";</text:span></text:p>
      <text:p text:style-name="P19"><text:span text:style-name="T9"><text:s text:c="12"/>theDiv.append(functionNameLabel);</text:span></text:p>
      <text:p text:style-name="P19"><text:span text:style-name="T9"/></text:p>
      <text:p text:style-name="P19"><text:span text:style-name="T9"><text:s text:c="12"/>//-//</text:span></text:p>
      <text:p text:style-name="P19"><text:span text:style-name="T9"/></text:p>
      <text:p text:style-name="P19"><text:span text:style-name="T9"><text:s text:c="12"/>let functionName = ce("span");</text:span></text:p>
      <text:p text:style-name="P19"><text:span text:style-name="T9"><text:s text:c="12"/>functionName.style.fontWeight = "bold";</text:span></text:p>
      <text:p text:style-name="P19"><text:soft-page-break/><text:span text:style-name="T9"><text:s text:c="12"/>functionName.textContent = whichArray[i].name;</text:span></text:p>
      <text:p text:style-name="P19"><text:span text:style-name="T9"><text:s text:c="12"/>theDiv.append(functionName);</text:span></text:p>
      <text:p text:style-name="P19"><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descriptionLabel = ce("span");</text:span></text:p>
      <text:p text:style-name="P19"><text:span text:style-name="T9"><text:s text:c="12"/>descriptionLabel.style.fontWeight = "bold";</text:span></text:p>
      <text:p text:style-name="P19"><text:span text:style-name="T9"><text:s text:c="12"/>descriptionLabel.style.color = "rgb(180, 180, 180)";</text:span></text:p>
      <text:p text:style-name="P19"><text:span text:style-name="T9"><text:s text:c="12"/>descriptionLabel.textContent = "Description: ";</text:span></text:p>
      <text:p text:style-name="P19"><text:span text:style-name="T9"><text:s text:c="12"/>theDiv.append(descriptionLabel);</text:span></text:p>
      <text:p text:style-name="P19"><text:span text:style-name="T9"/></text:p>
      <text:p text:style-name="P19"><text:span text:style-name="T9"><text:s text:c="12"/>//-//</text:span></text:p>
      <text:p text:style-name="P19"><text:span text:style-name="T9"/></text:p>
      <text:p text:style-name="P19"><text:span text:style-name="T9"><text:s text:c="12"/>let description = ce("div");</text:span></text:p>
      <text:p text:style-name="P19"><text:span text:style-name="T9"><text:s text:c="12"/>description.textContent = whichArray[i].description;</text:span></text:p>
      <text:p text:style-name="P19"><text:span text:style-name="T9"><text:s text:c="12"/>theDiv.append(description);</text:span></text:p>
      <text:p text:style-name="P19"><text:span text:style-name="T9"/></text:p>
      <text:p text:style-name="P19"><text:soft-page-break/><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syntaxLabel = ce("span");</text:span></text:p>
      <text:p text:style-name="P19"><text:span text:style-name="T9"><text:s text:c="12"/>syntaxLabel.style.fontWeight = "bold";</text:span></text:p>
      <text:p text:style-name="P19"><text:span text:style-name="T9"><text:s text:c="12"/>syntaxLabel.style.color = "rgb(180, 180, 180)";</text:span></text:p>
      <text:p text:style-name="P19"><text:span text:style-name="T9"><text:s text:c="12"/>syntaxLabel.textContent = "Syntax: ";</text:span></text:p>
      <text:p text:style-name="P19"><text:span text:style-name="T9"><text:s text:c="12"/>theDiv.append(syntaxLabel);</text:span></text:p>
      <text:p text:style-name="P19"><text:span text:style-name="T9"/></text:p>
      <text:p text:style-name="P19"><text:span text:style-name="T9"><text:s text:c="12"/>//-//</text:span></text:p>
      <text:p text:style-name="P19"><text:span text:style-name="T9"/></text:p>
      <text:p text:style-name="P19"><text:span text:style-name="T9"><text:s text:c="12"/>let syntax = ce("div");</text:span></text:p>
      <text:p text:style-name="P19"><text:span text:style-name="T9"><text:s text:c="12"/>syntax.textContent = whichArray[i].syntax;</text:span></text:p>
      <text:p text:style-name="P19"><text:span text:style-name="T9"><text:s text:c="12"/>theDiv.append(syntax);</text:span></text:p>
      <text:p text:style-name="P19"><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oft-page-break/><text:span text:style-name="T9"><text:s text:c="12"/>let usageLabel = ce("span");</text:span></text:p>
      <text:p text:style-name="P19"><text:span text:style-name="T9"><text:s text:c="12"/>usageLabel.style.fontWeight = "bold";</text:span></text:p>
      <text:p text:style-name="P19"><text:span text:style-name="T9"><text:s text:c="12"/>usageLabel.style.color = "rgb(180, 180, 180)";</text:span></text:p>
      <text:p text:style-name="P19"><text:span text:style-name="T9"><text:s text:c="12"/>usageLabel.textContent = "Usage: ";</text:span></text:p>
      <text:p text:style-name="P19"><text:span text:style-name="T9"><text:s text:c="12"/>theDiv.append(usageLabel);</text:span></text:p>
      <text:p text:style-name="P19"><text:span text:style-name="T9"/></text:p>
      <text:p text:style-name="P19"><text:span text:style-name="T9"><text:s text:c="12"/>//-//</text:span></text:p>
      <text:p text:style-name="P19"><text:span text:style-name="T9"/></text:p>
      <text:p text:style-name="P19"><text:span text:style-name="T9"><text:s text:c="12"/>let usage = ce("div");</text:span></text:p>
      <text:p text:style-name="P19"><text:span text:style-name="T9"><text:s text:c="12"/>usage.textContent = whichArray[i].useage;</text:span></text:p>
      <text:p text:style-name="P19"><text:span text:style-name="T9"><text:s text:c="12"/>theDiv.append(usage);</text:span></text:p>
      <text:p text:style-name="P19"><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returnTypeLabel = ce("span");</text:span></text:p>
      <text:p text:style-name="P19"><text:span text:style-name="T9"><text:s text:c="12"/>returnTypeLabel.style.fontWeight = "bold";</text:span></text:p>
      <text:p text:style-name="P19"><text:span text:style-name="T9"><text:s text:c="12"/>returnTypeLabel.style.color = "rgb(180, 180, 180)";</text:span></text:p>
      <text:p text:style-name="P19"><text:soft-page-break/><text:span text:style-name="T9"><text:s text:c="12"/>returnTypeLabel.textContent = "Return Value Type: ";</text:span></text:p>
      <text:p text:style-name="P19"><text:span text:style-name="T9"><text:s text:c="12"/>theDiv.append(returnTypeLabel);</text:span></text:p>
      <text:p text:style-name="P19"><text:span text:style-name="T9"/></text:p>
      <text:p text:style-name="P19"><text:span text:style-name="T9"><text:s text:c="12"/>//-//</text:span></text:p>
      <text:p text:style-name="P19"><text:span text:style-name="T9"/></text:p>
      <text:p text:style-name="P19"><text:span text:style-name="T9"><text:s text:c="12"/>let returnType = ce("div");</text:span></text:p>
      <text:p text:style-name="P19"><text:span text:style-name="T9"><text:s text:c="12"/>returnType.textContent = whichArray[i].type;</text:span></text:p>
      <text:p text:style-name="P19"><text:span text:style-name="T9"><text:s text:c="12"/>theDiv.append(returnType);</text:span></text:p>
      <text:p text:style-name="P19"><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let deleteButton = ce("button");</text:span></text:p>
      <text:p text:style-name="P19"><text:span text:style-name="T9"><text:s text:c="12"/>deleteButton.className = "ourButton";</text:span></text:p>
      <text:p text:style-name="P19"><text:span text:style-name="T9"><text:s text:c="12"/>deleteButton.textContent = "Delete";</text:span></text:p>
      <text:p text:style-name="P19"><text:span text:style-name="T9"><text:s text:c="12"/>deleteButton.onclick = function()</text:span></text:p>
      <text:p text:style-name="P19"><text:span text:style-name="T9"><text:s text:c="12"/>{</text:span></text:p>
      <text:p text:style-name="P19"><text:span text:style-name="T9"><text:s text:c="16"/>deleteThisRecord(theDiv.id);</text:span></text:p>
      <text:p text:style-name="P19"><text:span text:style-name="T9"><text:s text:c="12"/>};</text:span></text:p>
      <text:p text:style-name="P19"><text:span text:style-name="T9"><text:s text:c="12"/>theDiv.append(deleteButton);</text:span></text:p>
      <text:p text:style-name="P19"><text:span text:style-name="T9"/></text:p>
      <text:p text:style-name="P19"><text:soft-page-break/><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pan text:style-name="T9"><text:s text:c="12"/>mainDiv.append(theDiv);</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News.js</text:span></text:p>
      <text:p text:style-name="P19"><text:span text:style-name="T9"/></text:p>
      <text:p text:style-name="P19"><text:span text:style-name="T9">// makes divs in a row - custom for news Data</text:span></text:p>
      <text:p text:style-name="P19"><text:span text:style-name="T9"/></text:p>
      <text:p text:style-name="P19"><text:span text:style-name="T9">function rowOfNews(theX, theY, sizeX, sizeY, whichArray, criteria1)</text:span></text:p>
      <text:p text:style-name="P19"><text:soft-page-break/><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newsSection";</text:span></text:p>
      <text:p text:style-name="P19"><text:span text:style-name="T9"><text:s text:c="4"/>mainDiv.title = "rowOfNews(theX, theY, sizeX, sizeY, whichArray, criteria1)";</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for (let i = 0; i &lt; whichArray.length; i++) {</text:span></text:p>
      <text:p text:style-name="P19"><text:span text:style-name="T9"><text:s text:c="8"/>if (whichArray[i].tag == criteria1)</text:span></text:p>
      <text:p text:style-name="P19"><text:span text:style-name="T9"><text:s text:c="8"/>{</text:span></text:p>
      <text:p text:style-name="P19"><text:span text:style-name="T9"><text:s text:c="12"/>// filter by MONTH</text:span></text:p>
      <text:p text:style-name="P19"><text:span text:style-name="T9"><text:s text:c="12"/>// if (whichArray[i].date.substring(0, 2) == 3)</text:span></text:p>
      <text:p text:style-name="P19"><text:span text:style-name="T9"/></text:p>
      <text:p text:style-name="P19"><text:soft-page-break/><text:span text:style-name="T9"><text:s text:c="12"/>// filter by Multiple MONTHS</text:span></text:p>
      <text:p text:style-name="P19"><text:span text:style-name="T9"><text:s text:c="12"/>// if(whichArray[i].date.substring(0, 2) == 8 || whichArray[i].date.substring(0, 2) == 9)</text:span></text:p>
      <text:p text:style-name="P19"><text:span text:style-name="T9"/></text:p>
      <text:p text:style-name="P19"><text:span text:style-name="T9"><text:s text:c="12"/>// filter by DATE</text:span></text:p>
      <text:p text:style-name="P19"><text:span text:style-name="T9"><text:s text:c="12"/>// if (whichArray[i].date.substring(0, 10) == "02/29/2018")</text:span></text:p>
      <text:p text:style-name="P19"><text:span text:style-name="T9"/></text:p>
      <text:p text:style-name="P19"><text:span text:style-name="T9"><text:s text:c="12"/>// filter by Multiple DATES</text:span></text:p>
      <text:p text:style-name="P19"><text:span text:style-name="T9"><text:s text:c="12"/>// if (whichArray[i].date.substring(0, 10) == "02/29/2018" || whichArray[i].date.substring(0, 10) == "02/29/2020")</text:span></text:p>
      <text:p text:style-name="P19"><text:span text:style-name="T9"/></text:p>
      <text:p text:style-name="P19"><text:span text:style-name="T9"><text:s text:c="12"/>// filter by DAY of month</text:span></text:p>
      <text:p text:style-name="P19"><text:span text:style-name="T9"><text:s text:c="12"/>// if (whichArray[i].date.substring(3, 5) == 2)</text:span></text:p>
      <text:p text:style-name="P19"><text:span text:style-name="T9"/></text:p>
      <text:p text:style-name="P19"><text:span text:style-name="T9"><text:s text:c="12"/>// filter by YEAR</text:span></text:p>
      <text:p text:style-name="P19"><text:span text:style-name="T9"><text:s text:c="12"/>// if (whichArray[i].date.substring(6, 10) == 2019)</text:span></text:p>
      <text:p text:style-name="P19"><text:span text:style-name="T9"/></text:p>
      <text:p text:style-name="P19"><text:span text:style-name="T9"><text:s text:c="12"/>// filter by MULTIPLE YEARS</text:span></text:p>
      <text:p text:style-name="P19"><text:span text:style-name="T9"><text:s text:c="12"/>// if (whichArray[i].date.substring(6, 10) == 2019 || whichArray[i].date.substring(6, 10) == 2020)</text:span></text:p>
      <text:p text:style-name="P19"><text:soft-page-break/><text:span text:style-name="T9"/></text:p>
      <text:p text:style-name="P19"><text:span text:style-name="T9"><text:s text:c="12"/>// filter by MONTH and YEAR</text:span></text:p>
      <text:p text:style-name="P19"><text:span text:style-name="T9"><text:s text:c="12"/>// if (whichArray[i].date.substring(0, 2) == 2 &amp;&amp; whichArray[i].date.substring(6, 10) == 2020)</text:span></text:p>
      <text:p text:style-name="P19"><text:span text:style-name="T9"/></text:p>
      <text:p text:style-name="P19"><text:span text:style-name="T9"><text:s text:c="12"/>// or show all by using</text:span></text:p>
      <text:p text:style-name="P19"><text:span text:style-name="T9"><text:s text:c="12"/>// if (whichArray)</text:span></text:p>
      <text:p text:style-name="P19"><text:span text:style-name="T9"/></text:p>
      <text:p text:style-name="P19"><text:span text:style-name="T9"><text:s text:c="12"/>// if, instead of filter function,</text:span></text:p>
      <text:p text:style-name="P19"><text:span text:style-name="T9"><text:s text:c="12"/>// is 70% faster</text:span></text:p>
      <text:p text:style-name="P19"><text:span text:style-name="T9"/></text:p>
      <text:p text:style-name="P19"><text:span text:style-name="T9"><text:s text:c="12"/>if (whichArray)</text:span></text:p>
      <text:p text:style-name="P19"><text:span text:style-name="T9"><text:s text:c="12"/>{</text:span></text:p>
      <text:p text:style-name="P19"><text:span text:style-name="T9"><text:s text:c="16"/>counter += 1;</text:span></text:p>
      <text:p text:style-name="P19"><text:span text:style-name="T9"/></text:p>
      <text:p text:style-name="P19"><text:span text:style-name="T9"><text:s text:c="16"/>//-//</text:span></text:p>
      <text:p text:style-name="P19"><text:span text:style-name="T9"/></text:p>
      <text:p text:style-name="P19"><text:span text:style-name="T9"><text:s text:c="16"/>let theDiv = ce("div");</text:span></text:p>
      <text:p text:style-name="P19"><text:span text:style-name="T9"><text:s text:c="16"/>theDiv.id = "News" + counter;</text:span></text:p>
      <text:p text:style-name="P19"><text:span text:style-name="T9"><text:s text:c="16"/>theDiv.className = "divStyle001";</text:span></text:p>
      <text:p text:style-name="P19"><text:span text:style-name="T9"><text:s text:c="16"/>theDiv.style.width = sizeX + 'px';</text:span></text:p>
      <text:p text:style-name="P19"><text:span text:style-name="T9"><text:s text:c="16"/>theDiv.style.padding = "10px";</text:span></text:p>
      <text:p text:style-name="P19"><text:span text:style-name="T9"><text:s text:c="16"/>mainDiv.append(theDiv);</text:span></text:p>
      <text:p text:style-name="P19"><text:span text:style-name="T9"/></text:p>
      <text:p text:style-name="P19"><text:span text:style-name="T9"><text:s text:c="16"/>//-//</text:span></text:p>
      <text:p text:style-name="P19"><text:soft-page-break/><text:span text:style-name="T9"/></text:p>
      <text:p text:style-name="P19"><text:span text:style-name="T9"><text:s text:c="16"/>let newsHeading = ce("div");</text:span></text:p>
      <text:p text:style-name="P19"><text:span text:style-name="T9"><text:s text:c="16"/>newsHeading.textContent = "NEWS";</text:span></text:p>
      <text:p text:style-name="P19"><text:span text:style-name="T9"><text:s text:c="16"/>let hr = ce("hr");</text:span></text:p>
      <text:p text:style-name="P19"><text:span text:style-name="T9"><text:s text:c="16"/>hr.className = 'hrCompact';</text:span></text:p>
      <text:p text:style-name="P19"><text:span text:style-name="T9"><text:s text:c="16"/>newsHeading.append(hr);</text:span></text:p>
      <text:p text:style-name="P19"><text:span text:style-name="T9"><text:s text:c="16"/>theDiv.append(newsHeading);</text:span></text:p>
      <text:p text:style-name="P19"><text:span text:style-name="T9"/></text:p>
      <text:p text:style-name="P19"><text:span text:style-name="T9"><text:s text:c="16"/>//-//</text:span></text:p>
      <text:p text:style-name="P19"><text:span text:style-name="T9"/></text:p>
      <text:p text:style-name="P19"><text:span text:style-name="T9"><text:s text:c="16"/>let printButton = ce("button");</text:span></text:p>
      <text:p text:style-name="P19"><text:span text:style-name="T9"><text:s text:c="16"/>printButton.className = "ourButton";</text:span></text:p>
      <text:p text:style-name="P19"><text:span text:style-name="T9"><text:s text:c="16"/>printButton.textContent = "Print";</text:span></text:p>
      <text:p text:style-name="P19"><text:span text:style-name="T9"><text:s text:c="16"/>printButton.onclick = function()</text:span></text:p>
      <text:p text:style-name="P19"><text:span text:style-name="T9"><text:s text:c="16"/>{</text:span></text:p>
      <text:p text:style-name="P19"><text:span text:style-name="T9"><text:s text:c="20"/>printOnlyDiv(theDiv.id);</text:span></text:p>
      <text:p text:style-name="P19"><text:span text:style-name="T9"><text:s text:c="16"/>};</text:span></text:p>
      <text:p text:style-name="P19"><text:span text:style-name="T9"><text:s text:c="16"/>theDiv.append(printButton);</text:span></text:p>
      <text:p text:style-name="P19"><text:span text:style-name="T9"/></text:p>
      <text:p text:style-name="P19"><text:span text:style-name="T9"><text:s text:c="16"/>//-//</text:span></text:p>
      <text:p text:style-name="P19"><text:span text:style-name="T9"/></text:p>
      <text:p text:style-name="P19"><text:span text:style-name="T9"><text:s text:c="16"/>theDiv.append(ce("br"));</text:span></text:p>
      <text:p text:style-name="P19"><text:span text:style-name="T9"/></text:p>
      <text:p text:style-name="P19"><text:span text:style-name="T9"><text:s text:c="16"/>//-//</text:span></text:p>
      <text:p text:style-name="P19"><text:span text:style-name="T9"/></text:p>
      <text:p text:style-name="P19"><text:soft-page-break/><text:span text:style-name="T9"><text:s text:c="16"/>let headline = ce("div");</text:span></text:p>
      <text:p text:style-name="P19"><text:span text:style-name="T9"><text:s text:c="16"/>headline.textContent = whichArray[i].headline;</text:span></text:p>
      <text:p text:style-name="P19"><text:span text:style-name="T9"><text:s text:c="16"/>theDiv.append(headline);</text:span></text:p>
      <text:p text:style-name="P19"><text:span text:style-name="T9"/></text:p>
      <text:p text:style-name="P19"><text:span text:style-name="T9"><text:s text:c="16"/>//-//</text:span></text:p>
      <text:p text:style-name="P19"><text:span text:style-name="T9"/></text:p>
      <text:p text:style-name="P19"><text:span text:style-name="T9"><text:s text:c="16"/>let date = ce("div");</text:span></text:p>
      <text:p text:style-name="P19"><text:span text:style-name="T9"><text:s text:c="16"/>date.textContent = whichArray[i].date;</text:span></text:p>
      <text:p text:style-name="P19"><text:span text:style-name="T9"><text:s text:c="16"/>theDiv.append(date);</text:span></text:p>
      <text:p text:style-name="P19"><text:span text:style-name="T9"/></text:p>
      <text:p text:style-name="P19"><text:span text:style-name="T9"><text:s text:c="16"/>//-//</text:span></text:p>
      <text:p text:style-name="P19"><text:span text:style-name="T9"/></text:p>
      <text:p text:style-name="P19"><text:span text:style-name="T9"><text:s text:c="16"/>let link = ce("a");</text:span></text:p>
      <text:p text:style-name="P19"><text:span text:style-name="T9"><text:s text:c="16"/>link.href = whichArray[i].url;</text:span></text:p>
      <text:p text:style-name="P19"><text:span text:style-name="T9"><text:s text:c="16"/>link.target = "_blank";</text:span></text:p>
      <text:p text:style-name="P19"><text:span text:style-name="T9"><text:s text:c="16"/>link.textContent = "Link";</text:span></text:p>
      <text:p text:style-name="P19"><text:span text:style-name="T9"><text:s text:c="16"/>theDiv.append(link);</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Notes.js</text:span></text:p>
      <text:p text:style-name="P19"><text:span text:style-name="T9"/></text:p>
      <text:p text:style-name="P19"><text:span text:style-name="T9">function rowOfNotes(theX, theY, sizeX, sizeY, whichArray, criteria1)</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notesId";</text:span></text:p>
      <text:p text:style-name="P19"><text:span text:style-name="T9"><text:s text:c="4"/>mainDiv.title = "rowOfNotes(theX, theY, sizeX, sizeY, whichArray, criteria1)";</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oft-page-break/><text:span text:style-name="T9"/></text:p>
      <text:p text:style-name="P19"><text:span text:style-name="T9"><text:s text:c="4"/>//-//</text:span></text:p>
      <text:p text:style-name="P19"><text:span text:style-name="T9"/></text:p>
      <text:p text:style-name="P19"><text:span text:style-name="T9"><text:s text:c="4"/>for (let i = 0; i &lt; whichArray.length; i++) {</text:span></text:p>
      <text:p text:style-name="P19"><text:span text:style-name="T9"><text:s text:c="8"/>if (whichArray[i].tag == criteria1)</text:span></text:p>
      <text:p text:style-name="P19"><text:span text:style-name="T9"><text:s text:c="8"/>{</text:span></text:p>
      <text:p text:style-name="P19"><text:span text:style-name="T9"><text:s text:c="12"/>// filter by MONTH</text:span></text:p>
      <text:p text:style-name="P19"><text:span text:style-name="T9"><text:s text:c="12"/>// if (whichArray[i].date.substring(0, 2) == 3)</text:span></text:p>
      <text:p text:style-name="P19"><text:span text:style-name="T9"/></text:p>
      <text:p text:style-name="P19"><text:span text:style-name="T9"><text:s text:c="12"/>// filter by Multiple MONTHS</text:span></text:p>
      <text:p text:style-name="P19"><text:span text:style-name="T9"><text:s text:c="12"/>// if(whichArray[i].date.substring(0, 2) == 8 || whichArray[i].date.substring(0, 2) == 9)</text:span></text:p>
      <text:p text:style-name="P19"><text:span text:style-name="T9"/></text:p>
      <text:p text:style-name="P19"><text:span text:style-name="T9"><text:s text:c="12"/>// filter by DATE</text:span></text:p>
      <text:p text:style-name="P19"><text:span text:style-name="T9"><text:s text:c="12"/>// if (whichArray[i].date.substring(0, 10) == "02/29/2018")</text:span></text:p>
      <text:p text:style-name="P19"><text:span text:style-name="T9"/></text:p>
      <text:p text:style-name="P19"><text:span text:style-name="T9"><text:s text:c="12"/>// filter by Multiple DATES</text:span></text:p>
      <text:p text:style-name="P19"><text:span text:style-name="T9"><text:s text:c="12"/>// if (whichArray[i].date.substring(0, 10) == "02/29/2018" || whichArray[i].date.substring(0, 10) == "02/29/2020")</text:span></text:p>
      <text:p text:style-name="P19"><text:span text:style-name="T9"/></text:p>
      <text:p text:style-name="P19"><text:span text:style-name="T9"><text:s text:c="12"/>// filter by DAY of month</text:span></text:p>
      <text:p text:style-name="P19"><text:soft-page-break/><text:span text:style-name="T9"><text:s text:c="12"/>// if (whichArray[i].date.substring(3, 5) == 2)</text:span></text:p>
      <text:p text:style-name="P19"><text:span text:style-name="T9"/></text:p>
      <text:p text:style-name="P19"><text:span text:style-name="T9"><text:s text:c="12"/>// filter by YEAR</text:span></text:p>
      <text:p text:style-name="P19"><text:span text:style-name="T9"><text:s text:c="12"/>// if (whichArray[i].date.substring(6, 10) == 2019)</text:span></text:p>
      <text:p text:style-name="P19"><text:span text:style-name="T9"/></text:p>
      <text:p text:style-name="P19"><text:span text:style-name="T9"><text:s text:c="12"/>// filter by MULTIPLE YEARS</text:span></text:p>
      <text:p text:style-name="P19"><text:span text:style-name="T9"><text:s text:c="12"/>// if (whichArray[i].date.substring(6, 10) == 2019 || whichArray[i].date.substring(6, 10) == 2020)</text:span></text:p>
      <text:p text:style-name="P19"><text:span text:style-name="T9"/></text:p>
      <text:p text:style-name="P19"><text:span text:style-name="T9"><text:s text:c="12"/>// filter by MONTH and YEAR</text:span></text:p>
      <text:p text:style-name="P19"><text:span text:style-name="T9"><text:s text:c="12"/>// if (whichArray[i].date.substring(0, 2) == 2 &amp;&amp; whichArray[i].date.substring(6, 10) == 2020)</text:span></text:p>
      <text:p text:style-name="P19"><text:span text:style-name="T9"/></text:p>
      <text:p text:style-name="P19"><text:span text:style-name="T9"><text:s text:c="12"/>// or show all by using</text:span></text:p>
      <text:p text:style-name="P19"><text:span text:style-name="T9"><text:s text:c="12"/>// if (whichArray)</text:span></text:p>
      <text:p text:style-name="P19"><text:span text:style-name="T9"/></text:p>
      <text:p text:style-name="P19"><text:span text:style-name="T9"><text:s text:c="12"/>if (whichArray)</text:span></text:p>
      <text:p text:style-name="P19"><text:span text:style-name="T9"><text:s text:c="12"/>{</text:span></text:p>
      <text:p text:style-name="P19"><text:span text:style-name="T9"><text:s text:c="16"/>counter += 1;</text:span></text:p>
      <text:p text:style-name="P19"><text:span text:style-name="T9"/></text:p>
      <text:p text:style-name="P19"><text:span text:style-name="T9"><text:s text:c="16"/>//-//</text:span></text:p>
      <text:p text:style-name="P19"><text:span text:style-name="T9"/></text:p>
      <text:p text:style-name="P19"><text:soft-page-break/><text:span text:style-name="T9"><text:s text:c="16"/>let theDiv = ce("div");</text:span></text:p>
      <text:p text:style-name="P19"><text:span text:style-name="T9"><text:s text:c="16"/>theDiv.id = "Notes" + counter;</text:span></text:p>
      <text:p text:style-name="P19"><text:span text:style-name="T9"><text:s text:c="16"/>theDiv.className = "divStyle001";</text:span></text:p>
      <text:p text:style-name="P19"><text:span text:style-name="T9"><text:s text:c="16"/>theDiv.style.width = "170px";</text:span></text:p>
      <text:p text:style-name="P19"><text:span text:style-name="T9"><text:s text:c="16"/>theDiv.style.padding = "12px";</text:span></text:p>
      <text:p text:style-name="P19"><text:span text:style-name="T9"><text:s text:c="16"/>mainDiv.append(theDiv);</text:span></text:p>
      <text:p text:style-name="P19"><text:span text:style-name="T9"/></text:p>
      <text:p text:style-name="P19"><text:span text:style-name="T9"><text:s text:c="16"/>//-//</text:span></text:p>
      <text:p text:style-name="P19"><text:span text:style-name="T9"/></text:p>
      <text:p text:style-name="P19"><text:span text:style-name="T9"><text:s text:c="16"/>let notesHeading = ce("div");</text:span></text:p>
      <text:p text:style-name="P19"><text:span text:style-name="T9"><text:s text:c="16"/>notesHeading.textContent = "Notes Row";</text:span></text:p>
      <text:p text:style-name="P19"><text:span text:style-name="T9"/></text:p>
      <text:p text:style-name="P19"><text:span text:style-name="T9"><text:s text:c="16"/>//-//</text:span></text:p>
      <text:p text:style-name="P19"><text:span text:style-name="T9"/></text:p>
      <text:p text:style-name="P19"><text:span text:style-name="T9"><text:s text:c="16"/>theDiv.append(ce("hr"));</text:span></text:p>
      <text:p text:style-name="P19"><text:span text:style-name="T9"/></text:p>
      <text:p text:style-name="P19"><text:span text:style-name="T9"><text:s text:c="16"/>//-//</text:span></text:p>
      <text:p text:style-name="P19"><text:span text:style-name="T9"/></text:p>
      <text:p text:style-name="P19"><text:span text:style-name="T9"><text:s text:c="16"/>let printButton = ce("button");</text:span></text:p>
      <text:p text:style-name="P19"><text:span text:style-name="T9"><text:s text:c="16"/>printButton.className = "ourButton";</text:span></text:p>
      <text:p text:style-name="P19"><text:span text:style-name="T9"><text:s text:c="16"/>printButton.textContent = "Print";</text:span></text:p>
      <text:p text:style-name="P19"><text:span text:style-name="T9"><text:s text:c="16"/>printButton.onclick = function()</text:span></text:p>
      <text:p text:style-name="P19"><text:span text:style-name="T9"><text:s text:c="16"/>{</text:span></text:p>
      <text:p text:style-name="P19"><text:span text:style-name="T9"><text:s text:c="20"/>printOnlyDiv(theDiv.id);</text:span></text:p>
      <text:p text:style-name="P19"><text:soft-page-break/><text:span text:style-name="T9"><text:s text:c="16"/>};</text:span></text:p>
      <text:p text:style-name="P19"><text:span text:style-name="T9"><text:s text:c="16"/>theDiv.append(printButton);</text:span></text:p>
      <text:p text:style-name="P19"><text:span text:style-name="T9"/></text:p>
      <text:p text:style-name="P19"><text:span text:style-name="T9"><text:s text:c="16"/>//-//</text:span></text:p>
      <text:p text:style-name="P19"><text:span text:style-name="T9"/></text:p>
      <text:p text:style-name="P19"><text:span text:style-name="T9"><text:s text:c="16"/>theDiv.append(ce("br"));</text:span></text:p>
      <text:p text:style-name="P19"><text:span text:style-name="T9"/></text:p>
      <text:p text:style-name="P19"><text:span text:style-name="T9"><text:s text:c="16"/>//-//</text:span></text:p>
      <text:p text:style-name="P19"><text:span text:style-name="T9"/></text:p>
      <text:p text:style-name="P19"><text:span text:style-name="T9"><text:s text:c="16"/>let date = ce("div");</text:span></text:p>
      <text:p text:style-name="P19"><text:span text:style-name="T9"><text:s text:c="16"/>date.textContent = whichArray[i].date;</text:span></text:p>
      <text:p text:style-name="P19"><text:span text:style-name="T9"><text:s text:c="16"/>theDiv.append(date);</text:span></text:p>
      <text:p text:style-name="P19"><text:span text:style-name="T9"/></text:p>
      <text:p text:style-name="P19"><text:span text:style-name="T9"><text:s text:c="16"/>//-//</text:span></text:p>
      <text:p text:style-name="P19"><text:span text:style-name="T9"/></text:p>
      <text:p text:style-name="P19"><text:span text:style-name="T9"><text:s text:c="16"/>let number = ce("div");</text:span></text:p>
      <text:p text:style-name="P19"><text:span text:style-name="T9"><text:s text:c="16"/>number.textContent = whichArray[i].number;</text:span></text:p>
      <text:p text:style-name="P19"><text:span text:style-name="T9"><text:s text:c="16"/>theDiv.append(number);</text:span></text:p>
      <text:p text:style-name="P19"><text:span text:style-name="T9"/></text:p>
      <text:p text:style-name="P19"><text:span text:style-name="T9"><text:s text:c="16"/>//-//</text:span></text:p>
      <text:p text:style-name="P19"><text:span text:style-name="T9"/></text:p>
      <text:p text:style-name="P19"><text:span text:style-name="T9"><text:s text:c="16"/>let note = ce("div");</text:span></text:p>
      <text:p text:style-name="P19"><text:span text:style-name="T9"><text:s text:c="16"/>note.textContent = whichArray[i].note;</text:span></text:p>
      <text:p text:style-name="P19"><text:span text:style-name="T9"><text:s text:c="16"/>theDiv.append(note);</text:span></text:p>
      <text:p text:style-name="P19"><text:soft-page-break/><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NotesWithTextArea.js</text:span></text:p>
      <text:p text:style-name="P19"><text:span text:style-name="T9"/></text:p>
      <text:p text:style-name="P19"><text:span text:style-name="T9">function rowOfNotesWithTextArea(theX, theY, sizeX, sizeY, whichArray, criteria1)</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notesWithTextareaId";</text:span></text:p>
      <text:p text:style-name="P19"><text:soft-page-break/><text:span text:style-name="T9"><text:s text:c="4"/>mainDiv.title = "rowOfNotesWithTextArea(theX, theY, sizeX, sizeY, whichArray, criteria1)";</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for (let i = 0; i &lt; whichArray.length; i++) {</text:span></text:p>
      <text:p text:style-name="P19"><text:span text:style-name="T9"><text:s text:c="8"/>if (whichArray[i].tag == criteria1)</text:span></text:p>
      <text:p text:style-name="P19"><text:span text:style-name="T9"><text:s text:c="8"/>{</text:span></text:p>
      <text:p text:style-name="P19"><text:span text:style-name="T9"><text:s text:c="12"/>// filter by MONTH</text:span></text:p>
      <text:p text:style-name="P19"><text:span text:style-name="T9"><text:s text:c="12"/>// if (whichArray[i].date.substring(0, 2) == 3)</text:span></text:p>
      <text:p text:style-name="P19"><text:span text:style-name="T9"/></text:p>
      <text:p text:style-name="P19"><text:span text:style-name="T9"><text:s text:c="12"/>// filter by Multiple MONTHS</text:span></text:p>
      <text:p text:style-name="P19"><text:span text:style-name="T9"><text:s text:c="12"/>// if(whichArray[i].date.substring(0, 2) == 8 || whichArray[i].date.substring(0, 2) == 9)</text:span></text:p>
      <text:p text:style-name="P19"><text:span text:style-name="T9"/></text:p>
      <text:p text:style-name="P19"><text:span text:style-name="T9"><text:s text:c="12"/>// filter by DATE</text:span></text:p>
      <text:p text:style-name="P19"><text:soft-page-break/><text:span text:style-name="T9"><text:s text:c="12"/>// if (whichArray[i].date.substring(0, 10) == "02/29/2018")</text:span></text:p>
      <text:p text:style-name="P19"><text:span text:style-name="T9"/></text:p>
      <text:p text:style-name="P19"><text:span text:style-name="T9"><text:s text:c="12"/>// filter by Multiple DATES</text:span></text:p>
      <text:p text:style-name="P19"><text:span text:style-name="T9"><text:s text:c="12"/>// if (whichArray[i].date.substring(0, 10) == "02/29/2018" || whichArray[i].date.substring(0, 10) == "02/29/2020")</text:span></text:p>
      <text:p text:style-name="P19"><text:span text:style-name="T9"/></text:p>
      <text:p text:style-name="P19"><text:span text:style-name="T9"><text:s text:c="12"/>// filter by DAY of month</text:span></text:p>
      <text:p text:style-name="P19"><text:span text:style-name="T9"><text:s text:c="12"/>// if (whichArray[i].date.substring(3, 5) == 2)</text:span></text:p>
      <text:p text:style-name="P19"><text:span text:style-name="T9"/></text:p>
      <text:p text:style-name="P19"><text:span text:style-name="T9"><text:s text:c="12"/>// filter by YEAR</text:span></text:p>
      <text:p text:style-name="P19"><text:span text:style-name="T9"><text:s text:c="12"/>// if (whichArray[i].date.substring(6, 10) == 2019)</text:span></text:p>
      <text:p text:style-name="P19"><text:span text:style-name="T9"/></text:p>
      <text:p text:style-name="P19"><text:span text:style-name="T9"><text:s text:c="12"/>// filter by MULTIPLE YEARS</text:span></text:p>
      <text:p text:style-name="P19"><text:span text:style-name="T9"><text:s text:c="12"/>// if (whichArray[i].date.substring(6, 10) == 2019 || whichArray[i].date.substring(6, 10) == 2020)</text:span></text:p>
      <text:p text:style-name="P19"><text:span text:style-name="T9"/></text:p>
      <text:p text:style-name="P19"><text:span text:style-name="T9"><text:s text:c="12"/>// filter by MONTH and YEAR</text:span></text:p>
      <text:p text:style-name="P19"><text:span text:style-name="T9"><text:s text:c="12"/>// if (whichArray[i].date.substring(0, 2) == 2 &amp;&amp; whichArray[i].date.substring(6, 10) == 2020)</text:span></text:p>
      <text:p text:style-name="P19"><text:soft-page-break/><text:span text:style-name="T9"/></text:p>
      <text:p text:style-name="P19"><text:span text:style-name="T9"><text:s text:c="12"/>// or show all by using</text:span></text:p>
      <text:p text:style-name="P19"><text:span text:style-name="T9"><text:s text:c="12"/>// if (whichArray)</text:span></text:p>
      <text:p text:style-name="P19"><text:span text:style-name="T9"/></text:p>
      <text:p text:style-name="P19"><text:span text:style-name="T9"><text:s text:c="12"/>if (whichArray)</text:span></text:p>
      <text:p text:style-name="P19"><text:span text:style-name="T9"><text:s text:c="12"/>{</text:span></text:p>
      <text:p text:style-name="P19"><text:span text:style-name="T9"><text:s text:c="16"/>counter += 1;</text:span></text:p>
      <text:p text:style-name="P19"><text:span text:style-name="T9"/></text:p>
      <text:p text:style-name="P19"><text:span text:style-name="T9"><text:s text:c="16"/>//-//</text:span></text:p>
      <text:p text:style-name="P19"><text:span text:style-name="T9"/></text:p>
      <text:p text:style-name="P19"><text:span text:style-name="T9"><text:s text:c="16"/>let subDiv = ce("div");</text:span></text:p>
      <text:p text:style-name="P19"><text:span text:style-name="T9"><text:s text:c="16"/>subDiv.className = "divStyle001";</text:span></text:p>
      <text:p text:style-name="P19"><text:span text:style-name="T9"><text:s text:c="16"/>mainDiv.append(subDiv);</text:span></text:p>
      <text:p text:style-name="P19"><text:span text:style-name="T9"/></text:p>
      <text:p text:style-name="P19"><text:span text:style-name="T9"><text:s text:c="16"/>//-//</text:span></text:p>
      <text:p text:style-name="P19"><text:span text:style-name="T9"/></text:p>
      <text:p text:style-name="P19"><text:span text:style-name="T9"><text:s text:c="16"/>let theTextArea = ce("textarea");</text:span></text:p>
      <text:p text:style-name="P19"><text:span text:style-name="T9"><text:s text:c="16"/>theTextArea.id = "NotesWithTextArea" + counter;</text:span></text:p>
      <text:p text:style-name="P19"><text:span text:style-name="T9"><text:s text:c="16"/>theTextArea.className = "divStyle001";</text:span></text:p>
      <text:p text:style-name="P19"><text:span text:style-name="T9"><text:s text:c="16"/>theTextArea.style.width = (sizeX - 30) + 'px';</text:span></text:p>
      <text:p text:style-name="P19"><text:span text:style-name="T9"><text:s text:c="16"/>theTextArea.style.height = (sizeY - 50) + 'px';</text:span></text:p>
      <text:p text:style-name="P19"><text:span text:style-name="T9"><text:s text:c="16"/>theTextArea.style.resize = "none";</text:span></text:p>
      <text:p text:style-name="P19"><text:soft-page-break/><text:span text:style-name="T9"><text:s text:c="16"/>theTextArea.setAttribute("readonly", "true");</text:span></text:p>
      <text:p text:style-name="P19"><text:span text:style-name="T9"/></text:p>
      <text:p text:style-name="P19"><text:span text:style-name="T9"><text:s text:c="16"/>theTextArea.value = "Notes Row with Text Area Scrolling" + "\n";</text:span></text:p>
      <text:p text:style-name="P19"><text:span text:style-name="T9"><text:s text:c="16"/>theTextArea.value += whichArray[i].date + "\n";</text:span></text:p>
      <text:p text:style-name="P19"><text:span text:style-name="T9"><text:s text:c="16"/>theTextArea.value += whichArray[i].number + "\n";</text:span></text:p>
      <text:p text:style-name="P19"><text:span text:style-name="T9"><text:s text:c="16"/>theTextArea.value += whichArray[i].note + "\n";</text:span></text:p>
      <text:p text:style-name="P19"><text:span text:style-name="T9"><text:s text:c="16"/>subDiv.append(theTextArea);</text:span></text:p>
      <text:p text:style-name="P19"><text:span text:style-name="T9"/></text:p>
      <text:p text:style-name="P19"><text:span text:style-name="T9"><text:s text:c="16"/>//-//</text:span></text:p>
      <text:p text:style-name="P19"><text:span text:style-name="T9"/></text:p>
      <text:p text:style-name="P19"><text:span text:style-name="T9"><text:s text:c="16"/>let printButton = ce("button");</text:span></text:p>
      <text:p text:style-name="P19"><text:span text:style-name="T9"><text:s text:c="16"/>printButton.className = "ourButton";</text:span></text:p>
      <text:p text:style-name="P19"><text:span text:style-name="T9"><text:s text:c="16"/>printButton.textContent = "Print";</text:span></text:p>
      <text:p text:style-name="P19"><text:span text:style-name="T9"><text:s text:c="16"/>printButton.onclick = function()</text:span></text:p>
      <text:p text:style-name="P19"><text:span text:style-name="T9"><text:s text:c="16"/>{</text:span></text:p>
      <text:p text:style-name="P19"><text:span text:style-name="T9"><text:s text:c="20"/>printTextArea(theTextArea.id);</text:span></text:p>
      <text:p text:style-name="P19"><text:span text:style-name="T9"><text:s text:c="16"/>};</text:span></text:p>
      <text:p text:style-name="P19"><text:span text:style-name="T9"><text:s text:c="16"/>subDiv.append(printButton);</text:span></text:p>
      <text:p text:style-name="P19"><text:span text:style-name="T9"><text:s text:c="12"/>}</text:span></text:p>
      <text:p text:style-name="P19"><text:span text:style-name="T9"><text:s text:c="8"/>}</text:span></text:p>
      <text:p text:style-name="P19"><text:soft-page-break/><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ScienceImagesAndLink.js</text:span></text:p>
      <text:p text:style-name="P19"><text:span text:style-name="T9"/></text:p>
      <text:p text:style-name="P19"><text:span text:style-name="T9">function rowOfScienceImagesAndLink(theX, theY, sizeX, sizeY, whichArray, criteria1, criteria2) {</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notesWithTextareaId";</text:span></text:p>
      <text:p text:style-name="P19"><text:span text:style-name="T9"><text:s text:c="4"/>mainDiv.title = "rowOfScienceImagesAndLink(theX, theY, sizeX, sizeY, whichArray, criteria1, criteria2)";</text:span></text:p>
      <text:p text:style-name="P19"><text:soft-page-break/><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3"/>ba(mainDiv);</text:span></text:p>
      <text:p text:style-name="P19"><text:span text:style-name="T9"/></text:p>
      <text:p text:style-name="P19"><text:span text:style-name="T9"><text:s text:c="3"/>//-//</text:span></text:p>
      <text:p text:style-name="P19"><text:span text:style-name="T9"/></text:p>
      <text:p text:style-name="P19"><text:span text:style-name="T9"><text:s text:c="4"/>for (let i = 0; i &lt; whichArray.length; i++) {</text:span></text:p>
      <text:p text:style-name="P19"><text:span text:style-name="T9"><text:s text:c="8"/>if (whichArray[i].tag == criteria1 || whichArray[i].description == criteria2) {</text:span></text:p>
      <text:p text:style-name="P19"><text:span text:style-name="T9"><text:s text:c="12"/>// filter by MONTH</text:span></text:p>
      <text:p text:style-name="P19"><text:span text:style-name="T9"><text:s text:c="12"/>// if (whichArray[i].date.substring(0, 2) == 3)</text:span></text:p>
      <text:p text:style-name="P19"><text:span text:style-name="T9"/></text:p>
      <text:p text:style-name="P19"><text:span text:style-name="T9"><text:s text:c="12"/>// filter by Multiple MONTHS</text:span></text:p>
      <text:p text:style-name="P19"><text:span text:style-name="T9"><text:s text:c="12"/>// if(whichArray[i].date.substring(0, 2) == 8 || whichArray[i].date.substring(0, 2) == 9)</text:span></text:p>
      <text:p text:style-name="P19"><text:span text:style-name="T9"/></text:p>
      <text:p text:style-name="P19"><text:span text:style-name="T9"><text:s text:c="12"/>// filter by DATE</text:span></text:p>
      <text:p text:style-name="P19"><text:span text:style-name="T9"><text:s text:c="12"/>// if (whichArray[i].date.substring(0, 10) == "02/29/2018")</text:span></text:p>
      <text:p text:style-name="P19"><text:span text:style-name="T9"/></text:p>
      <text:p text:style-name="P19"><text:span text:style-name="T9"><text:s text:c="12"/>// filter by Multiple DATES</text:span></text:p>
      <text:p text:style-name="P19"><text:soft-page-break/><text:span text:style-name="T9"><text:s text:c="12"/>// if (whichArray[i].date.substring(0, 10) == "02/29/2018" || whichArray[i].date.substring(0, 10) == "02/29/2020")</text:span></text:p>
      <text:p text:style-name="P19"><text:span text:style-name="T9"/></text:p>
      <text:p text:style-name="P19"><text:span text:style-name="T9"><text:s text:c="12"/>// filter by DAY of month</text:span></text:p>
      <text:p text:style-name="P19"><text:span text:style-name="T9"><text:s text:c="12"/>// if (whichArray[i].date.substring(3, 5) == 2)</text:span></text:p>
      <text:p text:style-name="P19"><text:span text:style-name="T9"/></text:p>
      <text:p text:style-name="P19"><text:span text:style-name="T9"><text:s text:c="12"/>// filter by YEAR</text:span></text:p>
      <text:p text:style-name="P19"><text:span text:style-name="T9"><text:s text:c="12"/>// if (whichArray[i].date.substring(6, 10) == 2019)</text:span></text:p>
      <text:p text:style-name="P19"><text:span text:style-name="T9"/></text:p>
      <text:p text:style-name="P19"><text:span text:style-name="T9"><text:s text:c="12"/>// filter by MULTIPLE YEARS</text:span></text:p>
      <text:p text:style-name="P19"><text:span text:style-name="T9"><text:s text:c="12"/>// if (whichArray[i].date.substring(6, 10) == 2019 || whichArray[i].date.substring(6, 10) == 2020)</text:span></text:p>
      <text:p text:style-name="P19"><text:span text:style-name="T9"/></text:p>
      <text:p text:style-name="P19"><text:span text:style-name="T9"><text:s text:c="12"/>// filter by MONTH and YEAR</text:span></text:p>
      <text:p text:style-name="P19"><text:span text:style-name="T9"><text:s text:c="12"/>// if (whichArray[i].date.substring(0, 2) == 2 &amp;&amp; whichArray[i].date.substring(6, 10) == 2020)</text:span></text:p>
      <text:p text:style-name="P19"><text:span text:style-name="T9"/></text:p>
      <text:p text:style-name="P19"><text:span text:style-name="T9"><text:s text:c="12"/>// or show all by using</text:span></text:p>
      <text:p text:style-name="P19"><text:span text:style-name="T9"><text:s text:c="12"/>// if (whichArray)</text:span></text:p>
      <text:p text:style-name="P19"><text:span text:style-name="T9"/></text:p>
      <text:p text:style-name="P19"><text:soft-page-break/><text:span text:style-name="T9"><text:s text:c="12"/>if (whichArray)</text:span></text:p>
      <text:p text:style-name="P19"><text:span text:style-name="T9"><text:s text:c="12"/>{</text:span></text:p>
      <text:p text:style-name="P19"><text:span text:style-name="T9"><text:s text:c="16"/>counter += 1;</text:span></text:p>
      <text:p text:style-name="P19"><text:span text:style-name="T9"/></text:p>
      <text:p text:style-name="P19"><text:span text:style-name="T9"><text:s text:c="16"/>//-//</text:span></text:p>
      <text:p text:style-name="P19"><text:span text:style-name="T9"/></text:p>
      <text:p text:style-name="P19"><text:span text:style-name="T9"><text:s text:c="16"/>let subDiv = ce("div");</text:span></text:p>
      <text:p text:style-name="P19"><text:span text:style-name="T9"><text:s text:c="16"/>subDiv.id = "ScienceWithImageAndLink" + counter;</text:span></text:p>
      <text:p text:style-name="P19"><text:span text:style-name="T9"><text:s text:c="16"/>subDiv.className = "divStyle001";</text:span></text:p>
      <text:p text:style-name="P19"><text:span text:style-name="T9"><text:s text:c="16"/>subDiv.style.width = sizeX + 'px';</text:span></text:p>
      <text:p text:style-name="P19"><text:span text:style-name="T9"><text:s text:c="16"/>subDiv.style.height = sizeY + 'px';</text:span></text:p>
      <text:p text:style-name="P19"><text:span text:style-name="T9"><text:s text:c="16"/>mainDiv.append(subDiv);</text:span></text:p>
      <text:p text:style-name="P19"><text:span text:style-name="T9"/></text:p>
      <text:p text:style-name="P19"><text:span text:style-name="T9"><text:s text:c="16"/>//-//</text:span></text:p>
      <text:p text:style-name="P19"><text:span text:style-name="T9"/></text:p>
      <text:p text:style-name="P19"><text:span text:style-name="T9"><text:s text:c="16"/>let theContent = ce("div");</text:span></text:p>
      <text:p text:style-name="P19"><text:span text:style-name="T9"><text:s text:c="16"/>theContent.textContent = "Science Row with Image and Link";</text:span></text:p>
      <text:p text:style-name="P19"><text:span text:style-name="T9"><text:s text:c="16"/>subDiv.append(theContent);</text:span></text:p>
      <text:p text:style-name="P19"><text:span text:style-name="T9"/></text:p>
      <text:p text:style-name="P19"><text:span text:style-name="T9"><text:s text:c="16"/>//-//</text:span></text:p>
      <text:p text:style-name="P19"><text:span text:style-name="T9"/></text:p>
      <text:p text:style-name="P19"><text:span text:style-name="T9"><text:s text:c="16"/>theContent.append(ce("hr"));</text:span></text:p>
      <text:p text:style-name="P19"><text:span text:style-name="T9"/></text:p>
      <text:p text:style-name="P19"><text:span text:style-name="T9"><text:s text:c="16"/>//-//</text:span></text:p>
      <text:p text:style-name="P19"><text:soft-page-break/><text:span text:style-name="T9"/></text:p>
      <text:p text:style-name="P19"><text:span text:style-name="T9"><text:s text:c="16"/>let printButton = ce("button");</text:span></text:p>
      <text:p text:style-name="P19"><text:span text:style-name="T9"><text:s text:c="16"/>printButton.className = "ourButton";</text:span></text:p>
      <text:p text:style-name="P19"><text:span text:style-name="T9"><text:s text:c="16"/>printButton.textContent = "Print";</text:span></text:p>
      <text:p text:style-name="P19"><text:span text:style-name="T9"><text:s text:c="16"/>printButton.onclick = function()</text:span></text:p>
      <text:p text:style-name="P19"><text:span text:style-name="T9"><text:s text:c="16"/>{</text:span></text:p>
      <text:p text:style-name="P19"><text:span text:style-name="T9"><text:s text:c="20"/>printOnlyDiv(subDiv.id);</text:span></text:p>
      <text:p text:style-name="P19"><text:span text:style-name="T9"><text:s text:c="16"/>};</text:span></text:p>
      <text:p text:style-name="P19"><text:span text:style-name="T9"><text:s text:c="16"/>theContent.append(printButton);</text:span></text:p>
      <text:p text:style-name="P19"><text:span text:style-name="T9"/></text:p>
      <text:p text:style-name="P19"><text:span text:style-name="T9"><text:s text:c="16"/>//-//</text:span></text:p>
      <text:p text:style-name="P19"><text:span text:style-name="T9"/></text:p>
      <text:p text:style-name="P19"><text:span text:style-name="T9"><text:s text:c="16"/>theContent.append(ce("br"));</text:span></text:p>
      <text:p text:style-name="P19"><text:span text:style-name="T9"/></text:p>
      <text:p text:style-name="P19"><text:span text:style-name="T9"><text:s text:c="16"/>//-//</text:span></text:p>
      <text:p text:style-name="P19"><text:span text:style-name="T9"/></text:p>
      <text:p text:style-name="P19"><text:span text:style-name="T9"><text:s text:c="16"/>let title = ce("div");</text:span></text:p>
      <text:p text:style-name="P19"><text:span text:style-name="T9"><text:s text:c="16"/>title.textContent = whichArray[i].title;</text:span></text:p>
      <text:p text:style-name="P19"><text:span text:style-name="T9"><text:s text:c="16"/>theContent.append(title);</text:span></text:p>
      <text:p text:style-name="P19"><text:span text:style-name="T9"/></text:p>
      <text:p text:style-name="P19"><text:span text:style-name="T9"><text:s text:c="16"/>//-//</text:span></text:p>
      <text:p text:style-name="P19"><text:span text:style-name="T9"/></text:p>
      <text:p text:style-name="P19"><text:span text:style-name="T9"><text:s text:c="16"/>theContent.append(ce("br"));</text:span></text:p>
      <text:p text:style-name="P19"><text:span text:style-name="T9"/></text:p>
      <text:p text:style-name="P19"><text:span text:style-name="T9"><text:s text:c="16"/>//-//</text:span></text:p>
      <text:p text:style-name="P19"><text:soft-page-break/><text:span text:style-name="T9"/></text:p>
      <text:p text:style-name="P19"><text:span text:style-name="T9"><text:s text:c="16"/>let date = ce("div");</text:span></text:p>
      <text:p text:style-name="P19"><text:span text:style-name="T9"><text:s text:c="16"/>date.textContent = whichArray[i].date;</text:span></text:p>
      <text:p text:style-name="P19"><text:span text:style-name="T9"><text:s text:c="16"/>theContent.append(date);</text:span></text:p>
      <text:p text:style-name="P19"><text:span text:style-name="T9"/></text:p>
      <text:p text:style-name="P19"><text:span text:style-name="T9"><text:s text:c="16"/>//-//</text:span></text:p>
      <text:p text:style-name="P19"><text:span text:style-name="T9"/></text:p>
      <text:p text:style-name="P19"><text:span text:style-name="T9"><text:s text:c="16"/>theContent.append(ce("br"));</text:span></text:p>
      <text:p text:style-name="P19"><text:span text:style-name="T9"/></text:p>
      <text:p text:style-name="P19"><text:span text:style-name="T9"><text:s text:c="16"/>//-//</text:span></text:p>
      <text:p text:style-name="P19"><text:span text:style-name="T9"/></text:p>
      <text:p text:style-name="P19"><text:span text:style-name="T9"><text:s text:c="16"/>let info = ce("div");</text:span></text:p>
      <text:p text:style-name="P19"><text:span text:style-name="T9"><text:s text:c="16"/>info.textContent = whichArray[i].info;</text:span></text:p>
      <text:p text:style-name="P19"><text:span text:style-name="T9"><text:s text:c="16"/>theContent.append(info);</text:span></text:p>
      <text:p text:style-name="P19"><text:span text:style-name="T9"/></text:p>
      <text:p text:style-name="P19"><text:span text:style-name="T9"><text:s text:c="16"/>//-//</text:span></text:p>
      <text:p text:style-name="P19"><text:span text:style-name="T9"/></text:p>
      <text:p text:style-name="P19"><text:span text:style-name="T9"><text:s text:c="16"/>theContent.append(ce("br"));</text:span></text:p>
      <text:p text:style-name="P19"><text:span text:style-name="T9"/></text:p>
      <text:p text:style-name="P19"><text:span text:style-name="T9"><text:s text:c="16"/>//-//</text:span></text:p>
      <text:p text:style-name="P19"><text:span text:style-name="T9"/></text:p>
      <text:p text:style-name="P19"><text:span text:style-name="T9"><text:s text:c="16"/>let details = ce("details");</text:span></text:p>
      <text:p text:style-name="P19"><text:span text:style-name="T9"><text:s text:c="16"/>let link = ce("a");</text:span></text:p>
      <text:p text:style-name="P19"><text:span text:style-name="T9"><text:s text:c="16"/>link.href = whichArray[i].url;</text:span></text:p>
      <text:p text:style-name="P19"><text:span text:style-name="T9"><text:s text:c="16"/>link.target = "_blank";</text:span></text:p>
      <text:p text:style-name="P19"><text:span text:style-name="T9"><text:s text:c="16"/>link.textContent = whichArray[i].url;</text:span></text:p>
      <text:p text:style-name="P19"><text:soft-page-break/><text:span text:style-name="T9"><text:s text:c="16"/>details.append(link);</text:span></text:p>
      <text:p text:style-name="P19"><text:span text:style-name="T9"><text:s text:c="16"/>theContent.append(details);</text:span></text:p>
      <text:p text:style-name="P19"><text:span text:style-name="T9"/></text:p>
      <text:p text:style-name="P19"><text:span text:style-name="T9"><text:s text:c="16"/>//-//</text:span></text:p>
      <text:p text:style-name="P19"><text:span text:style-name="T9"/></text:p>
      <text:p text:style-name="P19"><text:span text:style-name="T9"><text:s text:c="16"/>theContent.append(ce("br"));</text:span></text:p>
      <text:p text:style-name="P19"><text:span text:style-name="T9"/></text:p>
      <text:p text:style-name="P19"><text:span text:style-name="T9"><text:s text:c="16"/>//-//</text:span></text:p>
      <text:p text:style-name="P19"><text:span text:style-name="T9"/></text:p>
      <text:p text:style-name="P19"><text:span text:style-name="T9"><text:s text:c="16"/>let theImage = ce("img");</text:span></text:p>
      <text:p text:style-name="P19"><text:span text:style-name="T9"><text:s text:c="16"/>theImage.src = whichArray[i].image;</text:span></text:p>
      <text:p text:style-name="P19"><text:span text:style-name="T9"><text:s text:c="16"/>theImage.className = "theScienceImages";</text:span></text:p>
      <text:p text:style-name="P19"><text:span text:style-name="T9"><text:s text:c="16"/>theContent.append(theImage);</text:span></text:p>
      <text:p text:style-name="P19"><text:span text:style-name="T9"><text:s text:c="12"/>}</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rowOfSocialMediaEvidence.js</text:span></text:p>
      <text:p text:style-name="P19"><text:span text:style-name="T9"/></text:p>
      <text:p text:style-name="P19"><text:span text:style-name="T9">function rowOfSocialMediaEvidence(theX, theY, sizeX, sizeY, whichArray, criteria1)</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notesWithTextareaId";</text:span></text:p>
      <text:p text:style-name="P19"><text:span text:style-name="T9"><text:s text:c="4"/>mainDiv.title = "rowOfSocialMediaEvidence(theX, theY, sizeX, sizeY, whichArray, criteria1)";</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oft-page-break/><text:span text:style-name="T9"/></text:p>
      <text:p text:style-name="P19"><text:span text:style-name="T9"><text:s text:c="4"/>for (let i = 0; i &lt; whichArray.length; i++) {</text:span></text:p>
      <text:p text:style-name="P19"><text:span text:style-name="T9"><text:s text:c="8"/>if (whichArray[i].tag == criteria1 &amp;&amp; whichArray[i].date.substring(6, 10) == 2020 &amp;&amp; whichArray[i].probability &gt;= 50)</text:span></text:p>
      <text:p text:style-name="P19"><text:span text:style-name="T9"><text:s text:c="8"/>{</text:span></text:p>
      <text:p text:style-name="P19"><text:span text:style-name="T9"><text:s text:c="12"/>counter += 1;</text:span></text:p>
      <text:p text:style-name="P19"><text:span text:style-name="T9"/></text:p>
      <text:p text:style-name="P19"><text:span text:style-name="T9"><text:s text:c="12"/>//-//</text:span></text:p>
      <text:p text:style-name="P19"><text:span text:style-name="T9"/></text:p>
      <text:p text:style-name="P19"><text:span text:style-name="T9"><text:s text:c="12"/>let theDiv = ce("div");</text:span></text:p>
      <text:p text:style-name="P19"><text:span text:style-name="T9"><text:s text:c="12"/>theDiv.id = "SocialMediaEvidence" + counter;</text:span></text:p>
      <text:p text:style-name="P19"><text:span text:style-name="T9"><text:s text:c="12"/>theDiv.className = "divStyle001";</text:span></text:p>
      <text:p text:style-name="P19"><text:span text:style-name="T9"><text:s text:c="12"/>theDiv.style.width = sizeX + 'px';</text:span></text:p>
      <text:p text:style-name="P19"><text:span text:style-name="T9"><text:s text:c="12"/>theDiv.style.height = sizeY + 'px';</text:span></text:p>
      <text:p text:style-name="P19"><text:span text:style-name="T9"><text:s text:c="12"/>theDiv.textContent = 'Social Media Evidence Rating';</text:span></text:p>
      <text:p text:style-name="P19"><text:span text:style-name="T9"><text:s text:c="12"/>mainDiv.append(theDiv);</text:span></text:p>
      <text:p text:style-name="P19"><text:span text:style-name="T9"/></text:p>
      <text:p text:style-name="P19"><text:span text:style-name="T9"><text:s text:c="12"/>//-//</text:span></text:p>
      <text:p text:style-name="P19"><text:span text:style-name="T9"/></text:p>
      <text:p text:style-name="P19"><text:span text:style-name="T9"><text:s text:c="12"/>theDiv.append(ce('hr'));</text:span></text:p>
      <text:p text:style-name="P19"><text:span text:style-name="T9"/></text:p>
      <text:p text:style-name="P19"><text:span text:style-name="T9"><text:s text:c="12"/>//-//</text:span></text:p>
      <text:p text:style-name="P19"><text:span text:style-name="T9"/></text:p>
      <text:p text:style-name="P19"><text:soft-page-break/><text:span text:style-name="T9"><text:s text:c="12"/>let printButton = ce("button");</text:span></text:p>
      <text:p text:style-name="P19"><text:span text:style-name="T9"><text:s text:c="12"/>printButton.className = "ourButton";</text:span></text:p>
      <text:p text:style-name="P19"><text:span text:style-name="T9"><text:s text:c="12"/>printButton.textContent = "print";</text:span></text:p>
      <text:p text:style-name="P19"><text:span text:style-name="T9"><text:s text:c="12"/>printButton.onclick = function()</text:span></text:p>
      <text:p text:style-name="P19"><text:span text:style-name="T9"><text:s text:c="12"/>{</text:span></text:p>
      <text:p text:style-name="P19"><text:span text:style-name="T9"><text:s text:c="16"/>printOnlyDiv(theDiv.id);</text:span></text:p>
      <text:p text:style-name="P19"><text:span text:style-name="T9"><text:s text:c="12"/>};</text:span></text:p>
      <text:p text:style-name="P19"><text:span text:style-name="T9"><text:s text:c="12"/>theDiv.append(printButton);</text:span></text:p>
      <text:p text:style-name="P19"><text:span text:style-name="T9"/></text:p>
      <text:p text:style-name="P19"><text:span text:style-name="T9"><text:s text:c="12"/>//-//</text:span></text:p>
      <text:p text:style-name="P19"><text:span text:style-name="T9"/></text:p>
      <text:p text:style-name="P19"><text:span text:style-name="T9"><text:s text:c="12"/>theDiv.append(ce("br"));</text:span></text:p>
      <text:p text:style-name="P19"><text:span text:style-name="T9"/></text:p>
      <text:p text:style-name="P19"><text:span text:style-name="T9"><text:s text:c="12"/>//-//</text:span></text:p>
      <text:p text:style-name="P19"><text:span text:style-name="T9"/></text:p>
      <text:p text:style-name="P19"><text:span text:style-name="T9"><text:s text:c="12"/>let title = ce("div");</text:span></text:p>
      <text:p text:style-name="P19"><text:span text:style-name="T9"><text:s text:c="12"/>title.textContent = whichArray[i].title;</text:span></text:p>
      <text:p text:style-name="P19"><text:span text:style-name="T9"><text:s text:c="12"/>theDiv.append(title);</text:span></text:p>
      <text:p text:style-name="P19"><text:span text:style-name="T9"/></text:p>
      <text:p text:style-name="P19"><text:span text:style-name="T9"><text:s text:c="12"/>//-//</text:span></text:p>
      <text:p text:style-name="P19"><text:span text:style-name="T9"/></text:p>
      <text:p text:style-name="P19"><text:span text:style-name="T9"><text:s text:c="12"/>theDiv.append(ce("br"));</text:span></text:p>
      <text:p text:style-name="P19"><text:span text:style-name="T9"/></text:p>
      <text:p text:style-name="P19"><text:span text:style-name="T9"><text:s text:c="12"/>//-//</text:span></text:p>
      <text:p text:style-name="P19"><text:span text:style-name="T9"/></text:p>
      <text:p text:style-name="P19"><text:span text:style-name="T9"><text:s text:c="12"/>let date = ce("div");</text:span></text:p>
      <text:p text:style-name="P19"><text:soft-page-break/><text:span text:style-name="T9"><text:s text:c="12"/>date.textContent = whichArray[i].date;</text:span></text:p>
      <text:p text:style-name="P19"><text:span text:style-name="T9"><text:s text:c="12"/>theDiv.append(date);</text:span></text:p>
      <text:p text:style-name="P19"><text:span text:style-name="T9"/></text:p>
      <text:p text:style-name="P19"><text:span text:style-name="T9"><text:s text:c="12"/>//-//</text:span></text:p>
      <text:p text:style-name="P19"><text:span text:style-name="T9"/></text:p>
      <text:p text:style-name="P19"><text:span text:style-name="T9"><text:s text:c="12"/>theDiv.append(ce("br"));</text:span></text:p>
      <text:p text:style-name="P19"><text:span text:style-name="T9"/></text:p>
      <text:p text:style-name="P19"><text:span text:style-name="T9"><text:s text:c="12"/>//-//</text:span></text:p>
      <text:p text:style-name="P19"><text:span text:style-name="T9"/></text:p>
      <text:p text:style-name="P19"><text:span text:style-name="T9"><text:s text:c="12"/>let info = ce("div");</text:span></text:p>
      <text:p text:style-name="P19"><text:span text:style-name="T9"><text:s text:c="12"/>info.textContent = whichArray[i].info;</text:span></text:p>
      <text:p text:style-name="P19"><text:span text:style-name="T9"><text:s text:c="12"/>theDiv.append(info);</text:span></text:p>
      <text:p text:style-name="P19"><text:span text:style-name="T9"/></text:p>
      <text:p text:style-name="P19"><text:span text:style-name="T9"><text:s text:c="12"/>//-//</text:span></text:p>
      <text:p text:style-name="P19"><text:span text:style-name="T9"/></text:p>
      <text:p text:style-name="P19"><text:span text:style-name="T9"><text:s text:c="12"/>theDiv.append(ce("br"));</text:span></text:p>
      <text:p text:style-name="P19"><text:span text:style-name="T9"/></text:p>
      <text:p text:style-name="P19"><text:span text:style-name="T9"><text:s text:c="12"/>//-//</text:span></text:p>
      <text:p text:style-name="P19"><text:span text:style-name="T9"/></text:p>
      <text:p text:style-name="P19"><text:span text:style-name="T9"><text:s text:c="12"/>let probability = ce("div");</text:span></text:p>
      <text:p text:style-name="P19"><text:span text:style-name="T9"><text:s text:c="12"/>probability.textContent = "Probability Rating: " + whichArray[i].probability + "%";</text:span></text:p>
      <text:p text:style-name="P19"><text:span text:style-name="T9"><text:s text:c="12"/>theDiv.append(probability);</text:span></text:p>
      <text:p text:style-name="P19"><text:span text:style-name="T9"/></text:p>
      <text:p text:style-name="P19"><text:span text:style-name="T9"><text:s text:c="12"/>//-//</text:span></text:p>
      <text:p text:style-name="P19"><text:span text:style-name="T9"/></text:p>
      <text:p text:style-name="P19"><text:soft-page-break/><text:span text:style-name="T9"><text:s text:c="12"/>theDiv.append(ce("br"));</text:span></text:p>
      <text:p text:style-name="P19"><text:span text:style-name="T9"/></text:p>
      <text:p text:style-name="P19"><text:span text:style-name="T9"><text:s text:c="12"/>//-//</text:span></text:p>
      <text:p text:style-name="P19"><text:span text:style-name="T9"/></text:p>
      <text:p text:style-name="P19"><text:span text:style-name="T9"><text:s text:c="12"/>let theLink = ce("a");</text:span></text:p>
      <text:p text:style-name="P19"><text:span text:style-name="T9"><text:s text:c="12"/>theLink.href = whichArray[i].url;</text:span></text:p>
      <text:p text:style-name="P19"><text:span text:style-name="T9"><text:s text:c="12"/>theLink.target = "_blank";</text:span></text:p>
      <text:p text:style-name="P19"><text:span text:style-name="T9"><text:s text:c="12"/>theLink.textContent = "Link";</text:span></text:p>
      <text:p text:style-name="P19"><text:span text:style-name="T9"><text:s text:c="12"/>theDiv.append(theLink);</text:span></text:p>
      <text:p text:style-name="P19"><text:span text:style-name="T9"/></text:p>
      <text:p text:style-name="P19"><text:span text:style-name="T9"><text:s text:c="12"/>//-//</text:span></text:p>
      <text:p text:style-name="P19"><text:span text:style-name="T9"/></text:p>
      <text:p text:style-name="P19"><text:span text:style-name="T9"><text:s text:c="12"/>theDiv.append(ce("br"));</text:span></text:p>
      <text:p text:style-name="P19"><text:span text:style-name="T9"/></text:p>
      <text:p text:style-name="P19"><text:span text:style-name="T9"><text:s text:c="12"/>//-//</text:span></text:p>
      <text:p text:style-name="P19"><text:span text:style-name="T9"/></text:p>
      <text:p text:style-name="P19"><text:span text:style-name="T9"><text:s text:c="12"/>let theImage = ce("img");</text:span></text:p>
      <text:p text:style-name="P19"><text:span text:style-name="T9"><text:s text:c="12"/>theImage.src = whichArray[i].image;</text:span></text:p>
      <text:p text:style-name="P19"><text:span text:style-name="T9"><text:s text:c="12"/>theImage.className = "theImage";</text:span></text:p>
      <text:p text:style-name="P19"><text:span text:style-name="T9"><text:s text:c="12"/>theDiv.append(theImage);</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oft-page-break/><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Videos.js</text:span></text:p>
      <text:p text:style-name="P19"><text:span text:style-name="T9"/></text:p>
      <text:p text:style-name="P19"><text:span text:style-name="T9">// adds videos to the page. The videos must allow embed. On youtube, we copy the url in the Address Bar <text:s text:c="2"/></text:span></text:p>
      <text:p text:style-name="P19"><text:span text:style-name="T9"/></text:p>
      <text:p text:style-name="P19"><text:span text:style-name="T9">// for example https://www.youtube.com/watch?v=Q4tPG-cwiWE <text:s text:c="3"/></text:span></text:p>
      <text:p text:style-name="P19"><text:span text:style-name="T9"/></text:p>
      <text:p text:style-name="P19"><text:span text:style-name="T9">// then we just replace watch?v= with embed/ <text:s text:c="5"/></text:span></text:p>
      <text:p text:style-name="P19"><text:span text:style-name="T9">// for example <text:s/>https://www.youtube.com/embed/Q4tPG-cwiWE</text:span></text:p>
      <text:p text:style-name="P19"><text:span text:style-name="T9"/></text:p>
      <text:p text:style-name="P19"><text:span text:style-name="T9">function rowOfVideos(theX, theY, sizeX, sizeY, whichArray, criteria)</text:span></text:p>
      <text:p text:style-name="P19"><text:span text:style-name="T9">{</text:span></text:p>
      <text:p text:style-name="P19"><text:span text:style-name="T9"><text:s text:c="4"/>let counter = 0;</text:span></text:p>
      <text:p text:style-name="P19"><text:soft-page-break/><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videoEvidenceId";</text:span></text:p>
      <text:p text:style-name="P19"><text:span text:style-name="T9"><text:s text:c="4"/>mainDiv.title = "rowOfVideos(theX, theY, sizeX, sizeY, whichArray, criteria)";</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for (let i = 0; i &lt; whichArray.length; i++)</text:span></text:p>
      <text:p text:style-name="P19"><text:span text:style-name="T9"><text:s text:c="4"/>{</text:span></text:p>
      <text:p text:style-name="P19"><text:span text:style-name="T9"><text:s text:c="8"/>if (whichArray[i].description === criteria)</text:span></text:p>
      <text:p text:style-name="P19"><text:span text:style-name="T9"><text:s text:c="8"/>{</text:span></text:p>
      <text:p text:style-name="P19"><text:span text:style-name="T9"><text:s text:c="12"/>counter += 1;</text:span></text:p>
      <text:p text:style-name="P19"><text:span text:style-name="T9"/></text:p>
      <text:p text:style-name="P19"><text:span text:style-name="T9"><text:s text:c="12"/>//-//</text:span></text:p>
      <text:p text:style-name="P19"><text:span text:style-name="T9"/></text:p>
      <text:p text:style-name="P19"><text:span text:style-name="T9"><text:s text:c="12"/>let subDiv = ce("div");</text:span></text:p>
      <text:p text:style-name="P19"><text:soft-page-break/><text:span text:style-name="T9"><text:s text:c="12"/>subDiv.id = whichArray[i].title + i;</text:span></text:p>
      <text:p text:style-name="P19"><text:span text:style-name="T9"><text:s text:c="12"/>subDiv.className = "divStyle001";</text:span></text:p>
      <text:p text:style-name="P19"><text:span text:style-name="T9"><text:s text:c="12"/>subDiv.style.width = sizeX + 'px';</text:span></text:p>
      <text:p text:style-name="P19"><text:span text:style-name="T9"><text:s text:c="12"/>mainDiv.append(subDiv);</text:span></text:p>
      <text:p text:style-name="P19"><text:span text:style-name="T9"/></text:p>
      <text:p text:style-name="P19"><text:span text:style-name="T9"><text:s text:c="12"/>//-//</text:span></text:p>
      <text:p text:style-name="P19"><text:span text:style-name="T9"/></text:p>
      <text:p text:style-name="P19"><text:span text:style-name="T9"><text:s text:c="12"/>let titleText = ce("span");</text:span></text:p>
      <text:p text:style-name="P19"><text:span text:style-name="T9"><text:s text:c="12"/>titleText.textContent = whichArray[i].title;</text:span></text:p>
      <text:p text:style-name="P19"><text:span text:style-name="T9"><text:s text:c="12"/>subDiv.append(title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uploadDateText = ce("span");</text:span></text:p>
      <text:p text:style-name="P19"><text:span text:style-name="T9"><text:s text:c="12"/>uploadDateText.textContent = "upload date " + whichArray[i].date;</text:span></text:p>
      <text:p text:style-name="P19"><text:span text:style-name="T9"><text:s text:c="12"/>subDiv.append(uploadDate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oft-page-break/><text:span text:style-name="T9"/></text:p>
      <text:p text:style-name="P19"><text:span text:style-name="T9"><text:s text:c="12"/>//-//</text:span></text:p>
      <text:p text:style-name="P19"><text:span text:style-name="T9"/></text:p>
      <text:p text:style-name="P19"><text:span text:style-name="T9"><text:s text:c="12"/>let urlText = ce("span");</text:span></text:p>
      <text:p text:style-name="P19"><text:span text:style-name="T9"><text:s text:c="12"/>urlText.textContent = whichArray[i].url;</text:span></text:p>
      <text:p text:style-name="P19"><text:span text:style-name="T9"><text:s text:c="12"/>subDiv.append(url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linkElement = ce("a");</text:span></text:p>
      <text:p text:style-name="P19"><text:span text:style-name="T9"><text:s text:c="12"/>linkElement.href = whichArray[i].url;</text:span></text:p>
      <text:p text:style-name="P19"><text:span text:style-name="T9"><text:s text:c="12"/>linkElement.target = "_blank";</text:span></text:p>
      <text:p text:style-name="P19"><text:span text:style-name="T9"><text:s text:c="12"/>linkElement.textContent = "Link";</text:span></text:p>
      <text:p text:style-name="P19"><text:span text:style-name="T9"><text:s text:c="12"/>subDiv.append(linkElemen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criteriaText = ce("b");</text:span></text:p>
      <text:p text:style-name="P19"><text:soft-page-break/><text:span text:style-name="T9"><text:s text:c="12"/>criteriaText.style.color = "aqua";</text:span></text:p>
      <text:p text:style-name="P19"><text:span text:style-name="T9"><text:s text:c="12"/>criteriaText.textContent = criteria;</text:span></text:p>
      <text:p text:style-name="P19"><text:span text:style-name="T9"><text:s text:c="12"/>subDiv.append(criteria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printButton = ce("button");</text:span></text:p>
      <text:p text:style-name="P19"><text:span text:style-name="T9"><text:s text:c="12"/>printButton.textContent = "print";</text:span></text:p>
      <text:p text:style-name="P19"><text:span text:style-name="T9"><text:s text:c="12"/>printButton.className = "ourButton";</text:span></text:p>
      <text:p text:style-name="P19"><text:span text:style-name="T9"><text:s text:c="12"/>printButton.onclick = function()</text:span></text:p>
      <text:p text:style-name="P19"><text:span text:style-name="T9"><text:s text:c="12"/>{</text:span></text:p>
      <text:p text:style-name="P19"><text:span text:style-name="T9"><text:s text:c="16"/>printOnlyDiv(subDiv.id);</text:span></text:p>
      <text:p text:style-name="P19"><text:span text:style-name="T9"><text:s text:c="12"/>};</text:span></text:p>
      <text:p text:style-name="P19"><text:span text:style-name="T9"><text:s text:c="12"/>subDiv.append(printButton);</text:span></text:p>
      <text:p text:style-name="P19"><text:span text:style-name="T9"/></text:p>
      <text:p text:style-name="P19"><text:span text:style-name="T9"><text:s text:c="12"/>//-//</text:span></text:p>
      <text:p text:style-name="P19"><text:span text:style-name="T9"/></text:p>
      <text:p text:style-name="P19"><text:span text:style-name="T9"><text:s text:c="12"/>let makeVideo = ce("iframe");</text:span></text:p>
      <text:p text:style-name="P19"><text:span text:style-name="T9"><text:s text:c="12"/>makeVideo.src = whichArray[i].url;</text:span></text:p>
      <text:p text:style-name="P19"><text:span text:style-name="T9"><text:s text:c="12"/>makeVideo.style.width = sizeX + 'px';</text:span></text:p>
      <text:p text:style-name="P19"><text:span text:style-name="T9"><text:s text:c="12"/>makeVideo.style.height = sizeY + 'px';</text:span></text:p>
      <text:p text:style-name="P19"><text:span text:style-name="T9"><text:s text:c="12"/>subDiv.append(makeVideo);</text:span></text:p>
      <text:p text:style-name="P19"><text:soft-page-break/><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VideosMultipleFilters.js </text:span></text:p>
      <text:p text:style-name="P19"><text:span text:style-name="T9"/></text:p>
      <text:p text:style-name="P19"><text:span text:style-name="T9">function rowOfVideosMultipleFilters(theX, theY, sizeX, sizeY, whichArray, criteria1, criteria2)</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videoEvidenceMultipleFilters";</text:span></text:p>
      <text:p text:style-name="P19"><text:soft-page-break/><text:span text:style-name="T9"><text:s text:c="4"/>mainDiv.title = "rowOfVideosMultipleFilters(theX, theY, sizeX, sizeY, whichArray, criteria1, criteria2)";</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for (let i = 0; i &lt; whichArray.length; i++)</text:span></text:p>
      <text:p text:style-name="P19"><text:span text:style-name="T9"><text:s text:c="4"/>{</text:span></text:p>
      <text:p text:style-name="P19"><text:span text:style-name="T9"><text:s text:c="8"/>if (whichArray[i].tag === criteria1 &amp;&amp; whichArray[i].description === criteria2)</text:span></text:p>
      <text:p text:style-name="P19"><text:span text:style-name="T9"><text:s text:c="8"/>{</text:span></text:p>
      <text:p text:style-name="P19"><text:span text:style-name="T9"><text:s text:c="12"/>counter += 1;</text:span></text:p>
      <text:p text:style-name="P19"><text:span text:style-name="T9"/></text:p>
      <text:p text:style-name="P19"><text:span text:style-name="T9"><text:s text:c="12"/>//-//</text:span></text:p>
      <text:p text:style-name="P19"><text:span text:style-name="T9"/></text:p>
      <text:p text:style-name="P19"><text:span text:style-name="T9"><text:s text:c="12"/>let subDiv = ce("div");</text:span></text:p>
      <text:p text:style-name="P19"><text:span text:style-name="T9"><text:s text:c="12"/>subDiv.id = whichArray[i].title + i;</text:span></text:p>
      <text:p text:style-name="P19"><text:span text:style-name="T9"><text:s text:c="12"/>subDiv.className = "divStyle001";</text:span></text:p>
      <text:p text:style-name="P19"><text:span text:style-name="T9"><text:s text:c="12"/>subDiv.style.width = sizeX + 'px';</text:span></text:p>
      <text:p text:style-name="P19"><text:soft-page-break/><text:span text:style-name="T9"><text:s text:c="12"/>mainDiv.append(subDiv);</text:span></text:p>
      <text:p text:style-name="P19"><text:span text:style-name="T9"/></text:p>
      <text:p text:style-name="P19"><text:span text:style-name="T9"><text:s text:c="12"/>//-//</text:span></text:p>
      <text:p text:style-name="P19"><text:span text:style-name="T9"/></text:p>
      <text:p text:style-name="P19"><text:span text:style-name="T9"><text:s text:c="12"/>let criteria1Text = ce("b");</text:span></text:p>
      <text:p text:style-name="P19"><text:span text:style-name="T9"><text:s text:c="12"/>criteria1Text.style.color = "yellow";</text:span></text:p>
      <text:p text:style-name="P19"><text:span text:style-name="T9"><text:s text:c="12"/>criteria1Text.textContent = criteria1;</text:span></text:p>
      <text:p text:style-name="P19"><text:span text:style-name="T9"><text:s text:c="12"/>subDiv.append(criteria1Text);</text:span></text:p>
      <text:p text:style-name="P19"><text:span text:style-name="T9"/></text:p>
      <text:p text:style-name="P19"><text:span text:style-name="T9"><text:s text:c="12"/>//-//</text:span></text:p>
      <text:p text:style-name="P19"><text:span text:style-name="T9"/></text:p>
      <text:p text:style-name="P19"><text:span text:style-name="T9"><text:s text:c="12"/>let separatorText = ce("span");</text:span></text:p>
      <text:p text:style-name="P19"><text:span text:style-name="T9"><text:s text:c="12"/>separatorText.textContent = " - ";</text:span></text:p>
      <text:p text:style-name="P19"><text:span text:style-name="T9"><text:s text:c="12"/>subDiv.append(separatorText);</text:span></text:p>
      <text:p text:style-name="P19"><text:span text:style-name="T9"/></text:p>
      <text:p text:style-name="P19"><text:span text:style-name="T9"><text:s text:c="12"/>//-//</text:span></text:p>
      <text:p text:style-name="P19"><text:span text:style-name="T9"/></text:p>
      <text:p text:style-name="P19"><text:span text:style-name="T9"><text:s text:c="12"/>let criteria2Text = ce("b");</text:span></text:p>
      <text:p text:style-name="P19"><text:span text:style-name="T9"><text:s text:c="12"/>criteria2Text.style.color = "aqua";</text:span></text:p>
      <text:p text:style-name="P19"><text:span text:style-name="T9"><text:s text:c="12"/>criteria2Text.textContent = criteria2;</text:span></text:p>
      <text:p text:style-name="P19"><text:span text:style-name="T9"><text:s text:c="12"/>subDiv.append(criteria2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oft-page-break/><text:span text:style-name="T9"><text:s text:c="12"/>//-//</text:span></text:p>
      <text:p text:style-name="P19"><text:span text:style-name="T9"/></text:p>
      <text:p text:style-name="P19"><text:span text:style-name="T9"><text:s text:c="12"/>let titleText = ce("span");</text:span></text:p>
      <text:p text:style-name="P19"><text:span text:style-name="T9"><text:s text:c="12"/>titleText.textContent = whichArray[i].title;</text:span></text:p>
      <text:p text:style-name="P19"><text:span text:style-name="T9"><text:s text:c="12"/>subDiv.append(title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uploadDateText = ce("span");</text:span></text:p>
      <text:p text:style-name="P19"><text:span text:style-name="T9"><text:s text:c="12"/>uploadDateText.textContent = "upload date " + whichArray[i].date;</text:span></text:p>
      <text:p text:style-name="P19"><text:span text:style-name="T9"><text:s text:c="12"/>subDiv.append(uploadDate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urlText = ce("span");</text:span></text:p>
      <text:p text:style-name="P19"><text:span text:style-name="T9"><text:s text:c="12"/>urlText.textContent = whichArray[i].url;</text:span></text:p>
      <text:p text:style-name="P19"><text:soft-page-break/><text:span text:style-name="T9"><text:s text:c="12"/>subDiv.append(url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linkElement = ce("a");</text:span></text:p>
      <text:p text:style-name="P19"><text:span text:style-name="T9"><text:s text:c="12"/>linkElement.href = whichArray[i].url;</text:span></text:p>
      <text:p text:style-name="P19"><text:span text:style-name="T9"><text:s text:c="12"/>linkElement.target = "_blank";</text:span></text:p>
      <text:p text:style-name="P19"><text:span text:style-name="T9"><text:s text:c="12"/>linkElement.textContent = "Link";</text:span></text:p>
      <text:p text:style-name="P19"><text:span text:style-name="T9"><text:s text:c="12"/>subDiv.append(linkElemen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printButton = ce("button");</text:span></text:p>
      <text:p text:style-name="P19"><text:span text:style-name="T9"><text:s text:c="12"/>printButton.textContent = "print";</text:span></text:p>
      <text:p text:style-name="P19"><text:span text:style-name="T9"><text:s text:c="12"/>printButton.className = "ourButton";</text:span></text:p>
      <text:p text:style-name="P19"><text:span text:style-name="T9"><text:s text:c="12"/>printButton.onclick = function()</text:span></text:p>
      <text:p text:style-name="P19"><text:span text:style-name="T9"><text:s text:c="12"/>{</text:span></text:p>
      <text:p text:style-name="P19"><text:span text:style-name="T9"><text:s text:c="16"/>printOnlyDiv(subDiv.id);</text:span></text:p>
      <text:p text:style-name="P19"><text:soft-page-break/><text:span text:style-name="T9"><text:s text:c="12"/>};</text:span></text:p>
      <text:p text:style-name="P19"><text:span text:style-name="T9"><text:s text:c="12"/>subDiv.append(printButton);</text:span></text:p>
      <text:p text:style-name="P19"><text:span text:style-name="T9"/></text:p>
      <text:p text:style-name="P19"><text:span text:style-name="T9"><text:s text:c="12"/>//-//</text:span></text:p>
      <text:p text:style-name="P19"><text:span text:style-name="T9"/></text:p>
      <text:p text:style-name="P19"><text:span text:style-name="T9"><text:s text:c="12"/>let theVideo = ce("iframe");</text:span></text:p>
      <text:p text:style-name="P19"><text:span text:style-name="T9"><text:s text:c="12"/>theVideo.src = whichArray[i].url;</text:span></text:p>
      <text:p text:style-name="P19"><text:span text:style-name="T9"><text:s text:c="12"/>theVideo.style.width = sizeX + 'px';</text:span></text:p>
      <text:p text:style-name="P19"><text:span text:style-name="T9"><text:s text:c="12"/>theVideo.style.height = sizeY + 'px';</text:span></text:p>
      <text:p text:style-name="P19"><text:span text:style-name="T9"><text:s text:c="12"/>subDiv.append(theVideo);</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VideosOnlineStartEnd.js</text:span></text:p>
      <text:p text:style-name="P19"><text:span text:style-name="T9"/></text:p>
      <text:p text:style-name="P19"><text:soft-page-break/><text:span text:style-name="T9">// makes a row of videos, using internet url embed enabled videos, with a reload button, so that the video and/or audio can be played again from the start point.</text:span></text:p>
      <text:p text:style-name="P19"><text:span text:style-name="T9"/></text:p>
      <text:p text:style-name="P19"><text:span text:style-name="T9">function makeVideosOnlineStartEnd(theX, theY, sizeX, sizeY, whichArray, criteria1, criteria2)</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makeVideosOnlineStartEnd";</text:span></text:p>
      <text:p text:style-name="P19"><text:span text:style-name="T9"><text:s text:c="4"/>mainDiv.title = "makeVideosOnlineStartEnd(theX, theY, sizeX, sizeY, whichArray, criteria1, criteria2)";</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oft-page-break/><text:span text:style-name="T9"><text:s text:c="4"/>//-//</text:span></text:p>
      <text:p text:style-name="P19"><text:span text:style-name="T9"/></text:p>
      <text:p text:style-name="P19"><text:span text:style-name="T9"><text:s text:c="4"/>for (let i = 0; i &lt; whichArray.length; i++)</text:span></text:p>
      <text:p text:style-name="P19"><text:span text:style-name="T9"><text:s text:c="4"/>{</text:span></text:p>
      <text:p text:style-name="P19"><text:span text:style-name="T9"><text:s text:c="8"/>if (whichArray[i].tag === criteria1 &amp;&amp; whichArray[i].description === criteria2)</text:span></text:p>
      <text:p text:style-name="P19"><text:span text:style-name="T9"><text:s text:c="8"/>{</text:span></text:p>
      <text:p text:style-name="P19"><text:span text:style-name="T9"><text:s text:c="12"/>counter += 1;</text:span></text:p>
      <text:p text:style-name="P19"><text:span text:style-name="T9"/></text:p>
      <text:p text:style-name="P19"><text:span text:style-name="T9"><text:s text:c="12"/>//-//</text:span></text:p>
      <text:p text:style-name="P19"><text:span text:style-name="T9"/></text:p>
      <text:p text:style-name="P19"><text:span text:style-name="T9"><text:s text:c="12"/>let subDiv = ce("div");</text:span></text:p>
      <text:p text:style-name="P19"><text:span text:style-name="T9"><text:s text:c="12"/>subDiv.id = whichArray[i].title;</text:span></text:p>
      <text:p text:style-name="P19"><text:span text:style-name="T9"><text:s text:c="12"/>subDiv.className = "divStyle001";</text:span></text:p>
      <text:p text:style-name="P19"><text:span text:style-name="T9"><text:s text:c="12"/>subDiv.style.width = sizeX + 'px';</text:span></text:p>
      <text:p text:style-name="P19"><text:span text:style-name="T9"><text:s text:c="12"/>mainDiv.append(subDiv);</text:span></text:p>
      <text:p text:style-name="P19"><text:span text:style-name="T9"/></text:p>
      <text:p text:style-name="P19"><text:span text:style-name="T9"><text:s text:c="12"/>//-//</text:span></text:p>
      <text:p text:style-name="P19"><text:span text:style-name="T9"/></text:p>
      <text:p text:style-name="P19"><text:span text:style-name="T9"><text:s text:c="12"/>let criteria1Text = ce("b");</text:span></text:p>
      <text:p text:style-name="P19"><text:span text:style-name="T9"><text:s text:c="12"/>criteria1Text.style.color = "yellow";</text:span></text:p>
      <text:p text:style-name="P19"><text:span text:style-name="T9"><text:s text:c="12"/>criteria1Text.textContent = criteria1;</text:span></text:p>
      <text:p text:style-name="P19"><text:span text:style-name="T9"><text:s text:c="12"/>subDiv.append(criteria1Text);</text:span></text:p>
      <text:p text:style-name="P19"><text:span text:style-name="T9"/></text:p>
      <text:p text:style-name="P19"><text:span text:style-name="T9"><text:s text:c="12"/>//-//</text:span></text:p>
      <text:p text:style-name="P19"><text:span text:style-name="T9"/></text:p>
      <text:p text:style-name="P19"><text:soft-page-break/><text:span text:style-name="T9"><text:s text:c="12"/>let separatorText = ce("span");</text:span></text:p>
      <text:p text:style-name="P19"><text:span text:style-name="T9"><text:s text:c="12"/>separatorText.textContent = " - ";</text:span></text:p>
      <text:p text:style-name="P19"><text:span text:style-name="T9"><text:s text:c="12"/>subDiv.append(separatorText);</text:span></text:p>
      <text:p text:style-name="P19"><text:span text:style-name="T9"/></text:p>
      <text:p text:style-name="P19"><text:span text:style-name="T9"><text:s text:c="12"/>//-//</text:span></text:p>
      <text:p text:style-name="P19"><text:span text:style-name="T9"/></text:p>
      <text:p text:style-name="P19"><text:span text:style-name="T9"><text:s text:c="12"/>let criteria2Text = ce("b");</text:span></text:p>
      <text:p text:style-name="P19"><text:span text:style-name="T9"><text:s text:c="12"/>criteria2Text.style.color = "aqua";</text:span></text:p>
      <text:p text:style-name="P19"><text:span text:style-name="T9"><text:s text:c="12"/>criteria2Text.textContent = criteria2;</text:span></text:p>
      <text:p text:style-name="P19"><text:span text:style-name="T9"><text:s text:c="12"/>subDiv.append(criteria2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titleText = ce("span");</text:span></text:p>
      <text:p text:style-name="P19"><text:span text:style-name="T9"><text:s text:c="12"/>titleText.textContent = whichArray[i].title;</text:span></text:p>
      <text:p text:style-name="P19"><text:span text:style-name="T9"><text:s text:c="12"/>subDiv.append(title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oft-page-break/><text:span text:style-name="T9"><text:s text:c="12"/>//-//</text:span></text:p>
      <text:p text:style-name="P19"><text:span text:style-name="T9"/></text:p>
      <text:p text:style-name="P19"><text:span text:style-name="T9"><text:s text:c="12"/>let uploadDateText = ce("span");</text:span></text:p>
      <text:p text:style-name="P19"><text:span text:style-name="T9"><text:s text:c="12"/>uploadDateText.textContent = "upload date " + whichArray[i].date;</text:span></text:p>
      <text:p text:style-name="P19"><text:span text:style-name="T9"><text:s text:c="12"/>subDiv.append(uploadDate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urlText = ce("span");</text:span></text:p>
      <text:p text:style-name="P19"><text:span text:style-name="T9"><text:s text:c="12"/>urlText.textContent = whichArray[i].url;</text:span></text:p>
      <text:p text:style-name="P19"><text:span text:style-name="T9"><text:s text:c="12"/>subDiv.append(url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theLink = ce("a");</text:span></text:p>
      <text:p text:style-name="P19"><text:span text:style-name="T9"><text:s text:c="12"/>theLink.href = whichArray[i].url;</text:span></text:p>
      <text:p text:style-name="P19"><text:span text:style-name="T9"><text:s text:c="12"/>theLink.target = "_blank";</text:span></text:p>
      <text:p text:style-name="P19"><text:soft-page-break/><text:span text:style-name="T9"><text:s text:c="12"/>theLink.textContent = "Link";</text:span></text:p>
      <text:p text:style-name="P19"><text:span text:style-name="T9"><text:s text:c="12"/>subDiv.append(theLink);</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printButton = ce("button");</text:span></text:p>
      <text:p text:style-name="P19"><text:span text:style-name="T9"><text:s text:c="12"/>printButton.textContent = "print";</text:span></text:p>
      <text:p text:style-name="P19"><text:span text:style-name="T9"><text:s text:c="12"/>printButton.className = "ourButton";</text:span></text:p>
      <text:p text:style-name="P19"><text:span text:style-name="T9"><text:s text:c="12"/>printButton.onclick = function()</text:span></text:p>
      <text:p text:style-name="P19"><text:span text:style-name="T9"><text:s text:c="12"/>{</text:span></text:p>
      <text:p text:style-name="P19"><text:span text:style-name="T9"><text:s text:c="16"/>printOnlyDiv(subDiv.id);</text:span></text:p>
      <text:p text:style-name="P19"><text:span text:style-name="T9"><text:s text:c="12"/>};</text:span></text:p>
      <text:p text:style-name="P19"><text:span text:style-name="T9"><text:s text:c="12"/>subDiv.append(printButton);</text:span></text:p>
      <text:p text:style-name="P19"><text:span text:style-name="T9"/></text:p>
      <text:p text:style-name="P19"><text:span text:style-name="T9"><text:s text:c="12"/>//-//</text:span></text:p>
      <text:p text:style-name="P19"><text:span text:style-name="T9"/></text:p>
      <text:p text:style-name="P19"><text:span text:style-name="T9"><text:s text:c="12"/>let theVideo = ce("iframe");</text:span></text:p>
      <text:p text:style-name="P19"><text:span text:style-name="T9"><text:s text:c="12"/>theVideo.src = whichArray[i].url;</text:span></text:p>
      <text:p text:style-name="P19"><text:span text:style-name="T9"><text:s text:c="12"/>theVideo.style.width = sizeX + 'px';</text:span></text:p>
      <text:p text:style-name="P19"><text:span text:style-name="T9"><text:s text:c="12"/>theVideo.style.height = sizeY + 'px';</text:span></text:p>
      <text:p text:style-name="P19"><text:span text:style-name="T9"><text:s text:c="12"/>subDiv.append(theVideo);</text:span></text:p>
      <text:p text:style-name="P19"><text:span text:style-name="T9"/></text:p>
      <text:p text:style-name="P19"><text:soft-page-break/><text:span text:style-name="T9"><text:s text:c="12"/>//-//</text:span></text:p>
      <text:p text:style-name="P19"><text:span text:style-name="T9"/></text:p>
      <text:p text:style-name="P19"><text:span text:style-name="T9"><text:s text:c="12"/>let reloadButton = ce("button");</text:span></text:p>
      <text:p text:style-name="P19"><text:span text:style-name="T9"><text:s text:c="12"/>reloadButton.className = "ourButton";</text:span></text:p>
      <text:p text:style-name="P19"><text:span text:style-name="T9"><text:s text:c="12"/>reloadButton.onclick = function()</text:span></text:p>
      <text:p text:style-name="P19"><text:span text:style-name="T9"><text:s text:c="12"/>{</text:span></text:p>
      <text:p text:style-name="P19"><text:span text:style-name="T9"><text:s text:c="16"/>theVideo.src = theVideo.src;</text:span></text:p>
      <text:p text:style-name="P19"><text:span text:style-name="T9"><text:s text:c="12"/>};</text:span></text:p>
      <text:p text:style-name="P19"><text:span text:style-name="T9"><text:s text:c="12"/>reloadButton.textContent = "Reload";</text:span></text:p>
      <text:p text:style-name="P19"><text:span text:style-name="T9"><text:s text:c="12"/>subDiv.append(reloadButton);</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owOfWebsitesOrVideos.js</text:span></text:p>
      <text:p text:style-name="P19"><text:span text:style-name="T9"/></text:p>
      <text:p text:style-name="P19"><text:soft-page-break/><text:span text:style-name="T9">// Makes iframes in a row to add content to our level can be used to display Websites or Videos the websites must allow iframe the videos must allow embed</text:span></text:p>
      <text:p text:style-name="P19"><text:span text:style-name="T9"/></text:p>
      <text:p text:style-name="P19"><text:span text:style-name="T9">function rowOfWebsitesOrVideos(theX, theY, sizeX, sizeY, whichArray, criteria1)</text:span></text:p>
      <text:p text:style-name="P19"><text:span text:style-name="T9">{</text:span></text:p>
      <text:p text:style-name="P19"><text:span text:style-name="T9"><text:s text:c="4"/>let counter = 0;</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rowOfWebsitesOrVideos";</text:span></text:p>
      <text:p text:style-name="P19"><text:span text:style-name="T9"><text:s text:c="4"/>mainDiv.title = "rowOfWebsitesOrVideos(theX, theY, sizeX, sizeY, whichArray, criteria1)";</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75px";</text:span></text:p>
      <text:p text:style-name="P19"><text:span text:style-name="T9"><text:s text:c="4"/>ba(mainDiv);</text:span></text:p>
      <text:p text:style-name="P19"><text:span text:style-name="T9"/></text:p>
      <text:p text:style-name="P19"><text:span text:style-name="T9"><text:s text:c="4"/>//-//</text:span></text:p>
      <text:p text:style-name="P19"><text:soft-page-break/><text:span text:style-name="T9"/></text:p>
      <text:p text:style-name="P19"><text:span text:style-name="T9"><text:s text:c="4"/>for (let i = 0; i &lt; whichArray.length; i++) {</text:span></text:p>
      <text:p text:style-name="P19"><text:span text:style-name="T9"><text:s text:c="8"/>if (whichArray[i].tag == criteria1)</text:span></text:p>
      <text:p text:style-name="P19"><text:span text:style-name="T9"><text:s text:c="8"/>{</text:span></text:p>
      <text:p text:style-name="P19"><text:span text:style-name="T9"><text:s text:c="12"/>counter += 1;</text:span></text:p>
      <text:p text:style-name="P19"><text:span text:style-name="T9"/></text:p>
      <text:p text:style-name="P19"><text:span text:style-name="T9"><text:s text:c="12"/>//-//</text:span></text:p>
      <text:p text:style-name="P19"><text:span text:style-name="T9"/></text:p>
      <text:p text:style-name="P19"><text:span text:style-name="T9"><text:s text:c="12"/>let subDiv = ce("div");</text:span></text:p>
      <text:p text:style-name="P19"><text:span text:style-name="T9"><text:s text:c="12"/>subDiv.id = whichArray[i].title + i;</text:span></text:p>
      <text:p text:style-name="P19"><text:span text:style-name="T9"><text:s text:c="12"/>subDiv.className = "divStyle001";</text:span></text:p>
      <text:p text:style-name="P19"><text:span text:style-name="T9"><text:s text:c="12"/>mainDiv.append(subDiv);</text:span></text:p>
      <text:p text:style-name="P19"><text:span text:style-name="T9"/></text:p>
      <text:p text:style-name="P19"><text:span text:style-name="T9"><text:s text:c="12"/>//-//</text:span></text:p>
      <text:p text:style-name="P19"><text:span text:style-name="T9"/></text:p>
      <text:p text:style-name="P19"><text:span text:style-name="T9"><text:s text:c="12"/>let printButton = ce("button");</text:span></text:p>
      <text:p text:style-name="P19"><text:span text:style-name="T9"><text:s text:c="12"/>printButton.textContent = "print";</text:span></text:p>
      <text:p text:style-name="P19"><text:span text:style-name="T9"><text:s text:c="12"/>printButton.className = "ourButton";</text:span></text:p>
      <text:p text:style-name="P19"><text:span text:style-name="T9"><text:s text:c="12"/>printButton.onclick = function()</text:span></text:p>
      <text:p text:style-name="P19"><text:span text:style-name="T9"><text:s text:c="12"/>{</text:span></text:p>
      <text:p text:style-name="P19"><text:span text:style-name="T9"><text:s text:c="16"/>printOnlyDiv(subDiv.id);</text:span></text:p>
      <text:p text:style-name="P19"><text:span text:style-name="T9"><text:s text:c="12"/>};</text:span></text:p>
      <text:p text:style-name="P19"><text:span text:style-name="T9"><text:s text:c="12"/>subDiv.append(printButton);</text:span></text:p>
      <text:p text:style-name="P19"><text:span text:style-name="T9"/></text:p>
      <text:p text:style-name="P19"><text:span text:style-name="T9"><text:s text:c="12"/>//-//</text:span></text:p>
      <text:p text:style-name="P19"><text:span text:style-name="T9"/></text:p>
      <text:p text:style-name="P19"><text:soft-page-break/><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boldCriteria = ce("b");</text:span></text:p>
      <text:p text:style-name="P19"><text:span text:style-name="T9"><text:s text:c="12"/>boldCriteria.style.color = "yellow";</text:span></text:p>
      <text:p text:style-name="P19"><text:span text:style-name="T9"><text:s text:c="12"/>boldCriteria.textContent = criteria1;</text:span></text:p>
      <text:p text:style-name="P19"><text:span text:style-name="T9"><text:s text:c="12"/>subDiv.append(boldCriteria);</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boldTitle = ce("b");</text:span></text:p>
      <text:p text:style-name="P19"><text:span text:style-name="T9"><text:s text:c="12"/>boldTitle.textContent = whichArray[i].title;</text:span></text:p>
      <text:p text:style-name="P19"><text:span text:style-name="T9"><text:s text:c="12"/>subDiv.append(boldTitle);</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oft-page-break/><text:span text:style-name="T9"><text:s text:c="12"/>let uploadDateText = ce("span");</text:span></text:p>
      <text:p text:style-name="P19"><text:span text:style-name="T9"><text:s text:c="12"/>uploadDateText.textContent = "upload date " + whichArray[i].date;</text:span></text:p>
      <text:p text:style-name="P19"><text:span text:style-name="T9"><text:s text:c="12"/>subDiv.append(uploadDate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urlText = ce("span");</text:span></text:p>
      <text:p text:style-name="P19"><text:span text:style-name="T9"><text:s text:c="12"/>urlText.textContent = whichArray[i].url;</text:span></text:p>
      <text:p text:style-name="P19"><text:span text:style-name="T9"><text:s text:c="12"/>subDiv.append(urlText);</text:span></text:p>
      <text:p text:style-name="P19"><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linkElement = ce("a");</text:span></text:p>
      <text:p text:style-name="P19"><text:span text:style-name="T9"><text:s text:c="12"/>linkElement.href = whichArray[i].url;</text:span></text:p>
      <text:p text:style-name="P19"><text:span text:style-name="T9"><text:s text:c="12"/>linkElement.target = "_blank";</text:span></text:p>
      <text:p text:style-name="P19"><text:span text:style-name="T9"><text:s text:c="12"/>linkElement.textContent = "Link";</text:span></text:p>
      <text:p text:style-name="P19"><text:span text:style-name="T9"><text:s text:c="12"/>subDiv.append(linkElement);</text:span></text:p>
      <text:p text:style-name="P19"><text:soft-page-break/><text:span text:style-name="T9"/></text:p>
      <text:p text:style-name="P19"><text:span text:style-name="T9"><text:s text:c="12"/>//-//</text:span></text:p>
      <text:p text:style-name="P19"><text:span text:style-name="T9"/></text:p>
      <text:p text:style-name="P19"><text:span text:style-name="T9"><text:s text:c="12"/>subDiv.append(ce("br"));</text:span></text:p>
      <text:p text:style-name="P19"><text:span text:style-name="T9"/></text:p>
      <text:p text:style-name="P19"><text:span text:style-name="T9"><text:s text:c="12"/>//-//</text:span></text:p>
      <text:p text:style-name="P19"><text:span text:style-name="T9"/></text:p>
      <text:p text:style-name="P19"><text:span text:style-name="T9"><text:s text:c="12"/>let theFrame = ce("iframe");</text:span></text:p>
      <text:p text:style-name="P19"><text:span text:style-name="T9"><text:s text:c="12"/>theFrame.src = whichArray[i].url;</text:span></text:p>
      <text:p text:style-name="P19"><text:span text:style-name="T9"><text:s text:c="12"/>theFrame.style.width = sizeX + 'px';</text:span></text:p>
      <text:p text:style-name="P19"><text:span text:style-name="T9"><text:s text:c="12"/>theFrame.style.height = sizeY + 'px';</text:span></text:p>
      <text:p text:style-name="P19"><text:span text:style-name="T9"><text:s text:c="12"/>subDiv.append(theFrame);</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oundsArray.js</text:span></text:p>
      <text:p text:style-name="P19"><text:soft-page-break/><text:span text:style-name="T9"/></text:p>
      <text:p text:style-name="P19"><text:span text:style-name="T9">let soundsArray =</text:span></text:p>
      <text:p text:style-name="P19"><text:span text:style-name="T9">[</text:span></text:p>
      <text:p text:style-name="P19"><text:span text:style-name="T9"><text:s text:c="4"/>{</text:span></text:p>
      <text:p text:style-name="P19"><text:span text:style-name="T9"><text:s text:c="8"/>name: 'sfx_blip_001',</text:span></text:p>
      <text:p text:style-name="P19"><text:span text:style-name="T9"><text:s text:c="8"/>soundFileOffline: 'src/media/sounds/sfx_blip_001.mp4',</text:span></text:p>
      <text:p text:style-name="P19"><text:span text:style-name="T9"><text:s text:c="8"/>soundFileOnline: 'https://collegeofscripting.weebly.com/uploads/6/4/4/8/64482293/sfx_blip_001.mp4'</text:span></text:p>
      <text:p text:style-name="P19"><text:span text:style-name="T9"><text:s text:c="4"/>},</text:span></text:p>
      <text:p text:style-name="P19"><text:span text:style-name="T9"/></text:p>
      <text:p text:style-name="P19"><text:span text:style-name="T9"><text:s text:c="4"/>{</text:span></text:p>
      <text:p text:style-name="P19"><text:span text:style-name="T9"><text:s text:c="8"/>name: 'sfx_warp_001',</text:span></text:p>
      <text:p text:style-name="P19"><text:span text:style-name="T9"><text:s text:c="8"/>soundFileOffline: 'src/media/sounds/sfx_warp_001.mp3',</text:span></text:p>
      <text:p text:style-name="P19"><text:span text:style-name="T9"><text:s text:c="8"/>soundFileOnline: 'https://collegeofscripting.weebly.com/uploads/6/4/4/8/64482293/sfx_warp_001.mp3'</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ongsArray.js</text:span></text:p>
      <text:p text:style-name="P19"><text:span text:style-name="T9"/></text:p>
      <text:p text:style-name="P19"><text:span text:style-name="T9">let songsArray =</text:span></text:p>
      <text:p text:style-name="P19"><text:span text:style-name="T9">[</text:span></text:p>
      <text:p text:style-name="P19"><text:span text:style-name="T9"><text:s text:c="4"/>{</text:span></text:p>
      <text:p text:style-name="P19"><text:span text:style-name="T9"><text:s text:c="8"/>name: "Emotional Blockbuster 2",</text:span></text:p>
      <text:p text:style-name="P19"><text:span text:style-name="T9"><text:s text:c="8"/>theId: "EmotionalBlockbuster2",</text:span></text:p>
      <text:p text:style-name="P19"><text:span text:style-name="T9"><text:s text:c="8"/>soundFileOffline: 'src/media/songs/emotional_blockbuster_2.mp3',</text:span></text:p>
      <text:p text:style-name="P19"><text:span text:style-name="T9"><text:s text:c="8"/>soundFileOnline: "https://64482293-555277121853380144.preview.editmysite.com/uploads/6/4/4/8/64482293/emotional_blockbuster_2.mp3"</text:span></text:p>
      <text:p text:style-name="P19"><text:span text:style-name="T9"><text:s text:c="4"/>},</text:span></text:p>
      <text:p text:style-name="P19"><text:span text:style-name="T9"><text:s text:c="4"/>{</text:span></text:p>
      <text:p text:style-name="P19"><text:span text:style-name="T9"><text:s text:c="8"/>name: "Video Game Blockbuster",</text:span></text:p>
      <text:p text:style-name="P19"><text:span text:style-name="T9"><text:s text:c="8"/>theId: "VideoGameBlockbuster",</text:span></text:p>
      <text:p text:style-name="P19"><text:soft-page-break/><text:span text:style-name="T9"><text:s text:c="8"/>soundFileOffline: "src/media/songs/video_game_blockbuster.mp3",</text:span></text:p>
      <text:p text:style-name="P19"><text:span text:style-name="T9"><text:s text:c="8"/>soundFileOnline: "https://64482293-555277121853380144.preview.editmysite.com/uploads/6/4/4/8/64482293/video_game_blockbuster.mp3"</text:span></text:p>
      <text:p text:style-name="P19"><text:span text:style-name="T9"><text:s text:c="4"/>},</text:span></text:p>
      <text:p text:style-name="P19"><text:span text:style-name="T9"><text:s text:c="4"/>{</text:span></text:p>
      <text:p text:style-name="P19"><text:span text:style-name="T9"><text:s text:c="8"/>name: "Ice and Snow",</text:span></text:p>
      <text:p text:style-name="P19"><text:span text:style-name="T9"><text:s text:c="8"/>theId: "iceAndSnow",</text:span></text:p>
      <text:p text:style-name="P19"><text:span text:style-name="T9"><text:s text:c="8"/>soundFileOffline: "src/media/songs/ice_and_snow.mp3",</text:span></text:p>
      <text:p text:style-name="P19"><text:span text:style-name="T9"><text:s text:c="8"/>soundFileOnline: "https://collegeofscripting.weebly.com/uploads/6/4/4/8/64482293/ice_and_snow.mp3"</text:span></text:p>
      <text:p text:style-name="P19"><text:span text:style-name="T9"><text:s text:c="4"/>},</text:span></text:p>
      <text:p text:style-name="P19"><text:span text:style-name="T9"><text:s text:c="4"/>{</text:span></text:p>
      <text:p text:style-name="P19"><text:span text:style-name="T9"><text:s text:c="8"/>name: "Kings Trailer",</text:span></text:p>
      <text:p text:style-name="P19"><text:span text:style-name="T9"><text:s text:c="8"/>theId: "kingsTrailer",</text:span></text:p>
      <text:p text:style-name="P19"><text:span text:style-name="T9"><text:s text:c="8"/>soundFileOffline: "src/media/songs/kings_trailer.mp3",</text:span></text:p>
      <text:p text:style-name="P19"><text:span text:style-name="T9"><text:s text:c="8"/>soundFileOnline: "https://collegeofscripting.weebly.com/uploads/6/4/4/8/64482293/kings_trailer.mp3"</text:span></text:p>
      <text:p text:style-name="P19"><text:span text:style-name="T9"><text:s text:c="4"/>},</text:span></text:p>
      <text:p text:style-name="P19"><text:soft-page-break/><text:span text:style-name="T9"><text:s text:c="4"/>{</text:span></text:p>
      <text:p text:style-name="P19"><text:span text:style-name="T9"><text:s text:c="8"/>name: "Lonely Mountain",</text:span></text:p>
      <text:p text:style-name="P19"><text:span text:style-name="T9"><text:s text:c="8"/>theId: "lonelyMontain",</text:span></text:p>
      <text:p text:style-name="P19"><text:span text:style-name="T9"><text:s text:c="8"/>soundFileOffline: "src/media/songs/lonely_mountain.mp3",</text:span></text:p>
      <text:p text:style-name="P19"><text:span text:style-name="T9"><text:s text:c="8"/>soundFileOnline: "https://collegeofscripting.weebly.com/uploads/6/4/4/8/64482293/lonely_mountain.mp3"</text:span></text:p>
      <text:p text:style-name="P19"><text:span text:style-name="T9"><text:s text:c="4"/>},</text:span></text:p>
      <text:p text:style-name="P19"><text:span text:style-name="T9"><text:s text:c="4"/>{</text:span></text:p>
      <text:p text:style-name="P19"><text:span text:style-name="T9"><text:s text:c="8"/>name: "Parhelion",</text:span></text:p>
      <text:p text:style-name="P19"><text:span text:style-name="T9"><text:s text:c="8"/>theId: "parehelion",</text:span></text:p>
      <text:p text:style-name="P19"><text:span text:style-name="T9"><text:s text:c="8"/>soundFileOffline: "src/media/songs/parhelion.mp3",</text:span></text:p>
      <text:p text:style-name="P19"><text:span text:style-name="T9"><text:s text:c="8"/>soundFileOnline: "https://collegeofscripting.weebly.com/uploads/6/4/4/8/64482293/parhelion.mp3"</text:span></text:p>
      <text:p text:style-name="P19"><text:span text:style-name="T9"><text:s text:c="4"/>},</text:span></text:p>
      <text:p text:style-name="P19"><text:span text:style-name="T9"><text:s text:c="4"/>{</text:span></text:p>
      <text:p text:style-name="P19"><text:span text:style-name="T9"><text:s text:c="8"/>name: "Night Vigil",</text:span></text:p>
      <text:p text:style-name="P19"><text:span text:style-name="T9"><text:s text:c="8"/>theId: "nightVigil",</text:span></text:p>
      <text:p text:style-name="P19"><text:span text:style-name="T9"><text:s text:c="8"/>soundFileOffline: "src/media/songs/night_vigil.mp3",</text:span></text:p>
      <text:p text:style-name="P19"><text:span text:style-name="T9"><text:s text:c="8"/>soundFileOnline: "https://collegeofscripting.weebly.com/uploads/6/4/4/8/64482293/night_vigil.mp3"</text:span></text:p>
      <text:p text:style-name="P19"><text:soft-page-break/><text:span text:style-name="T9"><text:s text:c="4"/>},</text:span></text:p>
      <text:p text:style-name="P19"><text:span text:style-name="T9"><text:s text:c="4"/>{</text:span></text:p>
      <text:p text:style-name="P19"><text:span text:style-name="T9"><text:s text:c="8"/>name: "The Abyss",</text:span></text:p>
      <text:p text:style-name="P19"><text:span text:style-name="T9"><text:s text:c="8"/>theId: "theAbyss",</text:span></text:p>
      <text:p text:style-name="P19"><text:span text:style-name="T9"><text:s text:c="8"/>soundFileOffline: "src/media/songs/the_abyss.mp3",</text:span></text:p>
      <text:p text:style-name="P19"><text:span text:style-name="T9"><text:s text:c="8"/>soundFileOnline: "https://collegeofscripting.weebly.com/uploads/6/4/4/8/64482293/the_abyss.mp3"</text:span></text:p>
      <text:p text:style-name="P19"><text:span text:style-name="T9"><text:s text:c="4"/>},</text:span></text:p>
      <text:p text:style-name="P19"><text:span text:style-name="T9"><text:s text:c="4"/>{</text:span></text:p>
      <text:p text:style-name="P19"><text:span text:style-name="T9"><text:s text:c="8"/>name: "Burt's Requiem",</text:span></text:p>
      <text:p text:style-name="P19"><text:span text:style-name="T9"><text:s text:c="8"/>theId: "burtsRequiem",</text:span></text:p>
      <text:p text:style-name="P19"><text:span text:style-name="T9"><text:s text:c="8"/>soundFileOffline: "src/media/songs/burts_requiem.mp3",</text:span></text:p>
      <text:p text:style-name="P19"><text:span text:style-name="T9"><text:s text:c="8"/>soundFileOnline: "https://collegeofscripting.weebly.com/uploads/6/4/4/8/64482293/burts_requiem.mp3"</text:span></text:p>
      <text:p text:style-name="P19"><text:span text:style-name="T9"><text:s text:c="4"/>},</text:span></text:p>
      <text:p text:style-name="P19"><text:span text:style-name="T9"><text:s text:c="4"/>{</text:span></text:p>
      <text:p text:style-name="P19"><text:span text:style-name="T9"><text:s text:c="8"/>name: "Horizon Flare",</text:span></text:p>
      <text:p text:style-name="P19"><text:span text:style-name="T9"><text:s text:c="8"/>theId: "horizonFlare",</text:span></text:p>
      <text:p text:style-name="P19"><text:span text:style-name="T9"><text:s text:c="8"/>soundFileOffline: "src/media/songs/horizon_flare.mp3",</text:span></text:p>
      <text:p text:style-name="P19"><text:soft-page-break/><text:span text:style-name="T9"><text:s text:c="8"/>soundFileOnline: "https://collegeofscripting.weebly.com/uploads/6/4/4/8/64482293/horizon_flare.mp3"</text:span></text:p>
      <text:p text:style-name="P19"><text:span text:style-name="T9"><text:s text:c="4"/>},</text:span></text:p>
      <text:p text:style-name="P19"><text:span text:style-name="T9"><text:s text:c="4"/>{</text:span></text:p>
      <text:p text:style-name="P19"><text:span text:style-name="T9"><text:s text:c="8"/>name: "Motions",</text:span></text:p>
      <text:p text:style-name="P19"><text:span text:style-name="T9"><text:s text:c="8"/>theId: "motions",</text:span></text:p>
      <text:p text:style-name="P19"><text:span text:style-name="T9"><text:s text:c="8"/>soundFileOffline: "src/media/songs/motions.mp3",</text:span></text:p>
      <text:p text:style-name="P19"><text:span text:style-name="T9"><text:s text:c="8"/>soundFileOnline: "https://collegeofscripting.weebly.com/uploads/6/4/4/8/64482293/motions.mp3"</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audioPlay.js</text:span></text:p>
      <text:p text:style-name="P19"><text:span text:style-name="T9"/></text:p>
      <text:p text:style-name="P19"><text:soft-page-break/><text:span text:style-name="T9">function audioPlay(whichId, whichVolume)</text:span></text:p>
      <text:p text:style-name="P19"><text:span text:style-name="T9">{</text:span></text:p>
      <text:p text:style-name="P19"><text:span text:style-name="T9"><text:s text:c="4"/>let audio = ge(whichId);</text:span></text:p>
      <text:p text:style-name="P19"><text:span text:style-name="T9"/></text:p>
      <text:p text:style-name="P19"><text:span text:style-name="T9"><text:s text:c="4"/>if (audio)</text:span></text:p>
      <text:p text:style-name="P19"><text:span text:style-name="T9"><text:s text:c="4"/>{</text:span></text:p>
      <text:p text:style-name="P19"><text:span text:style-name="T9"><text:s text:c="8"/>audio.volume = whichVolume;</text:span></text:p>
      <text:p text:style-name="P19"><text:span text:style-name="T9"><text:s text:c="8"/>audio.play();</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example</text:span></text:p>
      <text:p text:style-name="P19"><text:span text:style-name="T9">// audioPlay("blip", 1.0);</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clickSound.js</text:span></text:p>
      <text:p text:style-name="P19"><text:span text:style-name="T9"/></text:p>
      <text:p text:style-name="P19"><text:span text:style-name="T9">function clickSound()</text:span></text:p>
      <text:p text:style-name="P19"><text:soft-page-break/><text:span text:style-name="T9">{</text:span></text:p>
      <text:p text:style-name="P19"><text:span text:style-name="T9"><text:s text:c="4"/>audioPlay('sfx_blip_001', 1.0);</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enterButtonSound.js</text:span></text:p>
      <text:p text:style-name="P19"><text:span text:style-name="T9"/></text:p>
      <text:p text:style-name="P19"><text:span text:style-name="T9">function enterButtonSound()</text:span></text:p>
      <text:p text:style-name="P19"><text:span text:style-name="T9">{</text:span></text:p>
      <text:p text:style-name="P19"><text:span text:style-name="T9"><text:s text:c="4"/>audioPlay("sfx_blip_001", 1.0);</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text:p>
      <text:p text:style-name="P19"><text:span text:style-name="T9">// hoverSound.js</text:span></text:p>
      <text:p text:style-name="P19"><text:span text:style-name="T9"/></text:p>
      <text:p text:style-name="P19"><text:span text:style-name="T9">function hoverSound()</text:span></text:p>
      <text:p text:style-name="P19"><text:span text:style-name="T9">{</text:span></text:p>
      <text:p text:style-name="P19"><text:span text:style-name="T9"><text:s text:c="4"/>audioPlay('sfx_warp_001', 1.0);</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playSong.js</text:span></text:p>
      <text:p text:style-name="P19"><text:span text:style-name="T9"/></text:p>
      <text:p text:style-name="P19"><text:span text:style-name="T9">function playSong(whichSongId)</text:span></text:p>
      <text:p text:style-name="P19"><text:span text:style-name="T9">{</text:span></text:p>
      <text:p text:style-name="P19"><text:span text:style-name="T9"><text:s text:c="4"/>let song = ge(whichSongId);</text:span></text:p>
      <text:p text:style-name="P19"><text:span text:style-name="T9"><text:s text:c="4"/>song.volume = songVolume;</text:span></text:p>
      <text:p text:style-name="P19"><text:soft-page-break/><text:span text:style-name="T9"><text:s text:c="4"/>songChosenId = song.id + "Button";</text:span></text:p>
      <text:p text:style-name="P19"><text:span text:style-name="T9"><text:s text:c="4"/>console.log(songChosenId);</text:span></text:p>
      <text:p text:style-name="P19"><text:span text:style-name="T9"/></text:p>
      <text:p text:style-name="P19"><text:span text:style-name="T9"><text:s text:c="4"/>// color button of song chosen</text:span></text:p>
      <text:p text:style-name="P19"><text:span text:style-name="T9"><text:s text:c="4"/>ge(songChosenId).style.background = "rgb(128,128,128)";</text:span></text:p>
      <text:p text:style-name="P19"><text:span text:style-name="T9"/></text:p>
      <text:p text:style-name="P19"><text:span text:style-name="T9"><text:s text:c="4"/>// console.log(song.id);</text:span></text:p>
      <text:p text:style-name="P19"><text:span text:style-name="T9"/></text:p>
      <text:p text:style-name="P19"><text:span text:style-name="T9"><text:s text:c="4"/>if (songFlag == 0)</text:span></text:p>
      <text:p text:style-name="P19"><text:span text:style-name="T9"><text:s text:c="4"/>{</text:span></text:p>
      <text:p text:style-name="P19"><text:span text:style-name="T9"><text:s text:c="8"/>song.volume= songVolume;</text:span></text:p>
      <text:p text:style-name="P19"><text:span text:style-name="T9"><text:s text:c="8"/>song.play();</text:span></text:p>
      <text:p text:style-name="P19"><text:span text:style-name="T9"><text:s text:c="8"/>songFlag = 1;</text:span></text:p>
      <text:p text:style-name="P19"><text:span text:style-name="T9"><text:s text:c="4"/>}</text:span></text:p>
      <text:p text:style-name="P19"><text:span text:style-name="T9"/></text:p>
      <text:p text:style-name="P19"><text:span text:style-name="T9"><text:s text:c="4"/>else if (songFlag == 1)</text:span></text:p>
      <text:p text:style-name="P19"><text:span text:style-name="T9"><text:s text:c="4"/>{</text:span></text:p>
      <text:p text:style-name="P19"><text:span text:style-name="T9"><text:s text:c="8"/>// color chosen song's Button back to its default color</text:span></text:p>
      <text:p text:style-name="P19"><text:span text:style-name="T9"><text:s text:c="8"/>ge(songChosenId).style.background = "rgb(0, 77, 129)";</text:span></text:p>
      <text:p text:style-name="P19"><text:span text:style-name="T9"/></text:p>
      <text:p text:style-name="P19"><text:span text:style-name="T9"><text:s text:c="8"/>let song = ge(whichSongId);</text:span></text:p>
      <text:p text:style-name="P19"><text:span text:style-name="T9"><text:s text:c="8"/>song.pause();</text:span></text:p>
      <text:p text:style-name="P19"><text:span text:style-name="T9"><text:s text:c="8"/>songFlag = 0;</text:span></text:p>
      <text:p text:style-name="P19"><text:soft-page-break/><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example</text:span></text:p>
      <text:p text:style-name="P19"><text:span text:style-name="T9">// playSong("emotionalBlockbuster2Song", 1.0);</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ound.js</text:span></text:p>
      <text:p text:style-name="P19"><text:span text:style-name="T9"/></text:p>
      <text:p text:style-name="P19"><text:span text:style-name="T9">// PLAY SONG and use a Toggle Button system for activating and stopping the songs</text:span></text:p>
      <text:p text:style-name="P19"><text:span text:style-name="T9"/></text:p>
      <text:p text:style-name="P19"><text:span text:style-name="T9">let songFlag <text:s/>= 0;</text:span></text:p>
      <text:p text:style-name="P19"><text:span text:style-name="T9"/></text:p>
      <text:p text:style-name="P19"><text:span text:style-name="T9">let songVolume = 0.3;</text:span></text:p>
      <text:p text:style-name="P19"><text:span text:style-name="T9"/></text:p>
      <text:p text:style-name="P19"><text:span text:style-name="T9">let songChosenId;</text:span></text:p>
      <text:p text:style-name="P19"><text:soft-page-break/><text:span text:style-name="T9"/></text:p>
      <text:p text:style-name="P19"><text:span text:style-name="T9">let songActive = 0;</text:span></text:p>
      <text:p text:style-name="P19"><text:span text:style-name="T9"/></text:p>
      <text:p text:style-name="P19"><text:span text:style-name="T9">function loadSounds(whichArray)</text:span></text:p>
      <text:p text:style-name="P19"><text:span text:style-name="T9">{</text:span></text:p>
      <text:p text:style-name="P19"><text:span text:style-name="T9"><text:s text:c="4"/>for (let x = 0; x &lt; whichArray.length; x++)</text:span></text:p>
      <text:p text:style-name="P19"><text:span text:style-name="T9"><text:s text:c="4"/>{</text:span></text:p>
      <text:p text:style-name="P19"><text:span text:style-name="T9"><text:s text:c="8"/>let theSound = ce('audio');</text:span></text:p>
      <text:p text:style-name="P19"><text:span text:style-name="T9"/></text:p>
      <text:p text:style-name="P19"><text:span text:style-name="T9"><text:s text:c="8"/>if (online == false)</text:span></text:p>
      <text:p text:style-name="P19"><text:span text:style-name="T9"><text:s text:c="8"/>{</text:span></text:p>
      <text:p text:style-name="P19"><text:span text:style-name="T9"><text:s text:c="12"/>theSound.src = whichArray[x].soundFileOffline;</text:span></text:p>
      <text:p text:style-name="P19"><text:span text:style-name="T9"><text:s text:c="8"/>}</text:span></text:p>
      <text:p text:style-name="P19"><text:span text:style-name="T9"><text:s text:c="8"/>else</text:span></text:p>
      <text:p text:style-name="P19"><text:span text:style-name="T9"><text:s text:c="8"/>{</text:span></text:p>
      <text:p text:style-name="P19"><text:span text:style-name="T9"><text:s text:c="12"/>theSound.src = whichArray[x].soundFileOnline;</text:span></text:p>
      <text:p text:style-name="P19"><text:span text:style-name="T9"><text:s text:c="8"/>}</text:span></text:p>
      <text:p text:style-name="P19"><text:span text:style-name="T9"/></text:p>
      <text:p text:style-name="P19"><text:span text:style-name="T9"><text:s text:c="8"/>theSound.id = whichArray[x].name;</text:span></text:p>
      <text:p text:style-name="P19"><text:span text:style-name="T9"><text:s text:c="8"/>theSound.loop = false;</text:span></text:p>
      <text:p text:style-name="P19"><text:span text:style-name="T9"><text:s text:c="8"/>theSound.volume = 1.0;</text:span></text:p>
      <text:p text:style-name="P19"><text:span text:style-name="T9"><text:s text:c="8"/>ba(theSound);</text:span></text:p>
      <text:p text:style-name="P19"><text:span text:style-name="T9"><text:s text:c="4"/>}</text:span></text:p>
      <text:p text:style-name="P19"><text:span text:style-name="T9">}</text:span></text:p>
      <text:p text:style-name="P19"><text:soft-page-break/><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topSound.js</text:span></text:p>
      <text:p text:style-name="P19"><text:span text:style-name="T9"/></text:p>
      <text:p text:style-name="P19"><text:span text:style-name="T9">function stopSound(whichSongId)</text:span></text:p>
      <text:p text:style-name="P19"><text:span text:style-name="T9">{</text:span></text:p>
      <text:p text:style-name="P19"><text:span text:style-name="T9"><text:s text:c="4"/>let song = ge(whichSongId);</text:span></text:p>
      <text:p text:style-name="P19"><text:span text:style-name="T9"/></text:p>
      <text:p text:style-name="P19"><text:span text:style-name="T9"><text:s text:c="4"/>song.paus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volumeSet.js</text:span></text:p>
      <text:p text:style-name="P19"><text:span text:style-name="T9"/></text:p>
      <text:p text:style-name="P19"><text:span text:style-name="T9">function volumeSet(theVolume)</text:span></text:p>
      <text:p text:style-name="P19"><text:span text:style-name="T9">{</text:span></text:p>
      <text:p text:style-name="P19"><text:span text:style-name="T9"><text:s text:c="4"/>songVolume = theVolum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tructuresColorAll.js</text:span></text:p>
      <text:p text:style-name="P19"><text:span text:style-name="T9"/></text:p>
      <text:p text:style-name="P19"><text:span text:style-name="T9">// Color All Structures</text:span></text:p>
      <text:p text:style-name="P19"><text:span text:style-name="T9"/></text:p>
      <text:p text:style-name="P19"><text:span text:style-name="T9">function structuresColorAll()</text:span></text:p>
      <text:p text:style-name="P19"><text:span text:style-name="T9">{</text:span></text:p>
      <text:p text:style-name="P19"><text:span text:style-name="T9"><text:s text:c="4"/>let theStructure;</text:span></text:p>
      <text:p text:style-name="P19"><text:soft-page-break/><text:span text:style-name="T9"/></text:p>
      <text:p text:style-name="P19"><text:span text:style-name="T9"><text:s text:c="4"/>for (let x = 1; x &lt;= structuresArray.length; x++)</text:span></text:p>
      <text:p text:style-name="P19"><text:span text:style-name="T9"><text:s text:c="4"/>{ <text:s text:c="2"/></text:span></text:p>
      <text:p text:style-name="P19"><text:span text:style-name="T9"><text:s text:c="8"/>theStructure = "STRUCTURE" + x;</text:span></text:p>
      <text:p text:style-name="P19"><text:span text:style-name="T9"/></text:p>
      <text:p text:style-name="P19"><text:span text:style-name="T9"><text:s text:c="8"/>ge(theStructure).style.backgroundColor = "rgb(70, 95, 140)";</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tructuresCreate.js</text:span></text:p>
      <text:p text:style-name="P19"><text:span text:style-name="T9"/></text:p>
      <text:p text:style-name="P19"><text:span text:style-name="T9">/*</text:span></text:p>
      <text:p text:style-name="P19"><text:span text:style-name="T9">CREATE a STRUCTURE: </text:span></text:p>
      <text:p text:style-name="P19"><text:span text:style-name="T9">After the Letter B on the keyboard is pressed, or the Create Button is Left Clicked in the </text:span><text:soft-page-break/><text:span text:style-name="T9">Player Menu, it activates Structure Create Mode, which allows us to place structures in the world using the Left Mouse Button.</text:span></text:p>
      <text:p text:style-name="P19"><text:span text:style-name="T9">Esc Button is used to deactivate Structure Mode.</text:span></text:p>
      <text:p text:style-name="P19"><text:span text:style-name="T9">*/</text:span></text:p>
      <text:p text:style-name="P19"><text:span text:style-name="T9"/></text:p>
      <text:p text:style-name="P19"><text:span text:style-name="T9">let structureId = 1;</text:span></text:p>
      <text:p text:style-name="P19"><text:span text:style-name="T9"/></text:p>
      <text:p text:style-name="P19"><text:span text:style-name="T9">function structuresCreate(theEvent, theX, theY)</text:span></text:p>
      <text:p text:style-name="P19"><text:span text:style-name="T9">{</text:span></text:p>
      <text:p text:style-name="P19"><text:span text:style-name="T9"><text:s text:c="4"/>audioPlay("sfx_blip_001", 1.0);</text:span></text:p>
      <text:p text:style-name="P19"><text:span text:style-name="T9"/></text:p>
      <text:p text:style-name="P19"><text:span text:style-name="T9"><text:s text:c="4"/>//-//</text:span></text:p>
      <text:p text:style-name="P19"><text:span text:style-name="T9"/></text:p>
      <text:p text:style-name="P19"><text:span text:style-name="T9"><text:s text:c="4"/>theX = theEvent.pageX;</text:span></text:p>
      <text:p text:style-name="P19"><text:span text:style-name="T9"><text:s text:c="4"/>theY = theEvent.pageY;</text:span></text:p>
      <text:p text:style-name="P19"><text:span text:style-name="T9"/></text:p>
      <text:p text:style-name="P19"><text:span text:style-name="T9"><text:s text:c="4"/>//-//</text:span></text:p>
      <text:p text:style-name="P19"><text:span text:style-name="T9"/></text:p>
      <text:p text:style-name="P19"><text:span text:style-name="T9"><text:s text:c="4"/>let sizeX = 110;</text:span></text:p>
      <text:p text:style-name="P19"><text:span text:style-name="T9"><text:s text:c="4"/>let sizeY = 45;</text:span></text:p>
      <text:p text:style-name="P19"><text:span text:style-name="T9"/></text:p>
      <text:p text:style-name="P19"><text:span text:style-name="T9"><text:s text:c="4"/>//-//</text:span></text:p>
      <text:p text:style-name="P19"><text:span text:style-name="T9"/></text:p>
      <text:p text:style-name="P19"><text:span text:style-name="T9"><text:s text:c="4"/>let colorFill = "black";</text:span></text:p>
      <text:p text:style-name="P19"><text:soft-page-break/><text:span text:style-name="T9"><text:s text:c="4"/>let colorText = "white";</text:span></text:p>
      <text:p text:style-name="P19"><text:span text:style-name="T9"><text:s text:c="4"/>let structureOpacity = 1.0;</text:span></text:p>
      <text:p text:style-name="P19"><text:span text:style-name="T9"><text:s text:c="4"/>let theTexture = "Default";</text:span></text:p>
      <text:p text:style-name="P19"><text:span text:style-name="T9"/></text:p>
      <text:p text:style-name="P19"><text:span text:style-name="T9"><text:s text:c="4"/>//-//</text:span></text:p>
      <text:p text:style-name="P19"><text:span text:style-name="T9"/></text:p>
      <text:p text:style-name="P19"><text:span text:style-name="T9"><text:s text:c="4"/>let ourStructure = ce("div");</text:span></text:p>
      <text:p text:style-name="P19"><text:span text:style-name="T9"><text:s text:c="4"/>ourStructure.style.position = "absolute";</text:span></text:p>
      <text:p text:style-name="P19"><text:span text:style-name="T9"/></text:p>
      <text:p text:style-name="P19"><text:span text:style-name="T9"><text:s text:c="4"/>// For a Center Position System, use this way below</text:span></text:p>
      <text:p text:style-name="P19"><text:span text:style-name="T9"><text:s text:c="4"/>// We minus the structures size divided by itself.</text:span></text:p>
      <text:p text:style-name="P19"><text:span text:style-name="T9"><text:s text:c="4"/>// This way we place structures according to their center, instead of their top left corner.</text:span></text:p>
      <text:p text:style-name="P19"><text:span text:style-name="T9"><text:s text:c="4"/>ourStructure.style.left = theX - (sizeX / 2) + 'px';</text:span></text:p>
      <text:p text:style-name="P19"><text:span text:style-name="T9"/></text:p>
      <text:p text:style-name="P19"><text:span text:style-name="T9"><text:s text:c="4"/>ourStructure.style.top = theY - (sizeY / 2) + 'px'; </text:span></text:p>
      <text:p text:style-name="P19"><text:span text:style-name="T9"/></text:p>
      <text:p text:style-name="P19"><text:span text:style-name="T9"><text:s text:c="4"/>/*</text:span></text:p>
      <text:p text:style-name="P19"><text:span text:style-name="T9"><text:s text:c="4"/>// For a Top Left Coordinate System, use this way below</text:span></text:p>
      <text:p text:style-name="P19"><text:span text:style-name="T9"><text:s text:c="4"/>ourStructure.style.left = theX +'px';</text:span></text:p>
      <text:p text:style-name="P19"><text:span text:style-name="T9"><text:s text:c="4"/>ourStructure.style.top = theY + 'px'; </text:span></text:p>
      <text:p text:style-name="P19"><text:soft-page-break/><text:span text:style-name="T9"><text:s text:c="4"/>*/</text:span></text:p>
      <text:p text:style-name="P19"><text:span text:style-name="T9"/></text:p>
      <text:p text:style-name="P19"><text:span text:style-name="T9"><text:s text:c="4"/>// ourStructure.id = "STRUCTURE" + structureId;</text:span></text:p>
      <text:p text:style-name="P19"><text:span text:style-name="T9"/></text:p>
      <text:p text:style-name="P19"><text:span text:style-name="T9"><text:s text:c="4"/>ourStructure.style.width = sizeX +'px';</text:span></text:p>
      <text:p text:style-name="P19"><text:span text:style-name="T9"><text:s text:c="4"/>ourStructure.style.height = sizeY + 'px';</text:span></text:p>
      <text:p text:style-name="P19"><text:span text:style-name="T9"/></text:p>
      <text:p text:style-name="P19"><text:span text:style-name="T9"><text:s text:c="4"/>// id</text:span></text:p>
      <text:p text:style-name="P19"><text:span text:style-name="T9"><text:s text:c="4"/>ourStructure.id = structuresArray.length + 1;</text:span></text:p>
      <text:p text:style-name="P19"><text:span text:style-name="T9"/></text:p>
      <text:p text:style-name="P19"><text:span text:style-name="T9"><text:s text:c="4"/>ourStructure.style.resize = 'both';</text:span></text:p>
      <text:p text:style-name="P19"><text:span text:style-name="T9"/></text:p>
      <text:p text:style-name="P19"><text:span text:style-name="T9"><text:s text:c="4"/>// ourStructure.setAttribute('onclick', 'structuresGetInfo(\''+ourStructure.id+'\');');</text:span></text:p>
      <text:p text:style-name="P19"><text:span text:style-name="T9"/></text:p>
      <text:p text:style-name="P19"><text:span text:style-name="T9"><text:s text:c="4"/>// Open the Structure Edit Menu for the clicked structure</text:span></text:p>
      <text:p text:style-name="P19"><text:span text:style-name="T9"><text:s text:c="4"/>ourStructure.oncontextmenu = function()</text:span></text:p>
      <text:p text:style-name="P19"><text:span text:style-name="T9"><text:s text:c="4"/>{</text:span></text:p>
      <text:p text:style-name="P19"><text:span text:style-name="T9"><text:s text:c="8"/>clickSound();</text:span></text:p>
      <text:p text:style-name="P19"><text:span text:style-name="T9"><text:s text:c="8"/>menuStructureEdit(ourStructure.id);</text:span></text:p>
      <text:p text:style-name="P19"><text:span text:style-name="T9"><text:s text:c="4"/>};</text:span></text:p>
      <text:p text:style-name="P19"><text:span text:style-name="T9"/></text:p>
      <text:p text:style-name="P19"><text:span text:style-name="T9"><text:s text:c="4"/>// ourStructure.setAttribute('onclick', 'menuStructureEdit(\''+ourStructure.id+'\');');</text:span></text:p>
      <text:p text:style-name="P19"><text:soft-page-break/><text:span text:style-name="T9"/></text:p>
      <text:p text:style-name="P19"><text:span text:style-name="T9"><text:s text:c="4"/>// when clicked activate two functions</text:span></text:p>
      <text:p text:style-name="P19"><text:span text:style-name="T9"><text:s text:c="4"/>// ourStructure.setAttribute('onclick', 'menuStructureEdit(\''+ourStructure.id+'\');structuresGetInfo(\''+ourStructure.id+'\');');</text:span></text:p>
      <text:p text:style-name="P19"><text:span text:style-name="T9"/></text:p>
      <text:p text:style-name="P19"><text:span text:style-name="T9"><text:s text:c="4"/>ourStructure.style.zIndex = "2";</text:span></text:p>
      <text:p text:style-name="P19"><text:span text:style-name="T9"><text:s text:c="4"/>ourStructure.style.border = "solid 2px rgba(100, 100, 255, 1.0)";</text:span></text:p>
      <text:p text:style-name="P19"><text:span text:style-name="T9"><text:s text:c="4"/>ourStructure.style.background = colorFill;</text:span></text:p>
      <text:p text:style-name="P19"><text:span text:style-name="T9"><text:s text:c="4"/>ourStructure.style.opacity = structureOpacity;</text:span></text:p>
      <text:p text:style-name="P19"><text:span text:style-name="T9"/></text:p>
      <text:p text:style-name="P19"><text:span text:style-name="T9"><text:s text:c="4"/>// ourStructure.style.backgroundImage = 'url("https://collegeofscripting.weebly.com/uploads/6/4/4/8/64482293/wood1.jpg")';</text:span></text:p>
      <text:p text:style-name="P19"><text:span text:style-name="T9"/></text:p>
      <text:p text:style-name="P19"><text:span text:style-name="T9"><text:s text:c="4"/>ourStructure.style.backgroundImage= theTexture;</text:span></text:p>
      <text:p text:style-name="P19"><text:span text:style-name="T9"/></text:p>
      <text:p text:style-name="P19"><text:span text:style-name="T9"><text:s text:c="4"/>// PADDING</text:span></text:p>
      <text:p text:style-name="P19"><text:span text:style-name="T9"><text:s text:c="4"/>// ourStructure.style.paddingTop = "2px";</text:span></text:p>
      <text:p text:style-name="P19"><text:span text:style-name="T9"/></text:p>
      <text:p text:style-name="P19"><text:span text:style-name="T9"><text:s text:c="4"/>ourStructure.style.fontFamily = "arial";</text:span></text:p>
      <text:p text:style-name="P19"><text:span text:style-name="T9"><text:s text:c="4"/>ourStructure.style.fontWeight = "bold";</text:span></text:p>
      <text:p text:style-name="P19"><text:span text:style-name="T9"><text:s text:c="4"/>ourStructure.style.fontSize = "20px";</text:span></text:p>
      <text:p text:style-name="P19"><text:soft-page-break/><text:span text:style-name="T9"><text:s text:c="4"/>ourStructure.style.color = colorText;</text:span></text:p>
      <text:p text:style-name="P19"><text:span text:style-name="T9"><text:s text:c="4"/>ourStructure.style.textAlign = "center";</text:span></text:p>
      <text:p text:style-name="P19"><text:span text:style-name="T9"/></text:p>
      <text:p text:style-name="P19"><text:span text:style-name="T9"><text:s text:c="4"/>ourStructure.style.overflowY = "scroll";</text:span></text:p>
      <text:p text:style-name="P19"><text:span text:style-name="T9"/></text:p>
      <text:p text:style-name="P19"><text:span text:style-name="T9"><text:s text:c="4"/>// show the ID, X, and Y, on the STRUCTURE</text:span></text:p>
      <text:p text:style-name="P19"><text:span text:style-name="T9"><text:s text:c="4"/>ourStructure.innerText = ourStructure.id + "\n" + "Name" + "\n" + <text:s/>theX + ", " + theY;</text:span></text:p>
      <text:p text:style-name="P19"><text:span text:style-name="T9"/></text:p>
      <text:p text:style-name="P19"><text:span text:style-name="T9"><text:s text:c="4"/>// structuresArray[structureId].name</text:span></text:p>
      <text:p text:style-name="P19"><text:span text:style-name="T9"/></text:p>
      <text:p text:style-name="P19"><text:span text:style-name="T9"><text:s text:c="4"/>let structureAttributes = </text:span></text:p>
      <text:p text:style-name="P19"><text:span text:style-name="T9"><text:s text:c="4"/>{</text:span></text:p>
      <text:p text:style-name="P19"><text:span text:style-name="T9"><text:s text:c="8"/>// name: ourStructure.id, <text:s text:c="2"/>//name</text:span></text:p>
      <text:p text:style-name="P19"><text:span text:style-name="T9"/></text:p>
      <text:p text:style-name="P19"><text:span text:style-name="T9"><text:s text:c="8"/>name: "Name", <text:s text:c="2"/>// name</text:span></text:p>
      <text:p text:style-name="P19"><text:span text:style-name="T9"><text:s text:c="8"/>id: ourStructure.id, <text:s text:c="2"/>// id</text:span></text:p>
      <text:p text:style-name="P19"><text:span text:style-name="T9"><text:s text:c="8"/>posX: theX, <text:s text:c="5"/>// posX</text:span></text:p>
      <text:p text:style-name="P19"><text:span text:style-name="T9"><text:s text:c="8"/>posY: theY, <text:s text:c="5"/>//posY</text:span></text:p>
      <text:p text:style-name="P19"><text:span text:style-name="T9"><text:s text:c="8"/>sizeX: sizeX, <text:s text:c="2"/>// sizeX</text:span></text:p>
      <text:p text:style-name="P19"><text:span text:style-name="T9"><text:s text:c="8"/>sizeY: sizeY, <text:s text:c="2"/>// sizeY</text:span></text:p>
      <text:p text:style-name="P19"><text:span text:style-name="T9"><text:s text:c="8"/>colorFill: colorFill, <text:s/>// fill color</text:span></text:p>
      <text:p text:style-name="P19"><text:span text:style-name="T9"><text:s text:c="8"/>colorText: colorText, <text:s/>// text color</text:span></text:p>
      <text:p text:style-name="P19"><text:span text:style-name="T9"><text:s text:c="8"/>opacity: structureOpacity, //opacity</text:span></text:p>
      <text:p text:style-name="P19"><text:span text:style-name="T9"><text:s text:c="8"/>texture: theTexture <text:s/>// texture</text:span></text:p>
      <text:p text:style-name="P19"><text:span text:style-name="T9"><text:s text:c="4"/>};</text:span></text:p>
      <text:p text:style-name="P19"><text:soft-page-break/><text:span text:style-name="T9"/></text:p>
      <text:p text:style-name="P19"><text:span text:style-name="T9"><text:s text:c="4"/>// add the new structure's name, id, posX, posY, sizeX, and sizeY to our structuresArray</text:span></text:p>
      <text:p text:style-name="P19"><text:span text:style-name="T9"><text:s text:c="4"/>structuresArray.push(structureAttributes); </text:span></text:p>
      <text:p text:style-name="P19"><text:span text:style-name="T9"/></text:p>
      <text:p text:style-name="P19"><text:span text:style-name="T9"><text:s text:c="4"/>console.log(JSON.stringify(structuresArray));</text:span></text:p>
      <text:p text:style-name="P19"><text:span text:style-name="T9"/></text:p>
      <text:p text:style-name="P19"><text:span text:style-name="T9"><text:s text:c="4"/>ba(ourStructure);</text:span></text:p>
      <text:p text:style-name="P19"><text:span text:style-name="T9"/></text:p>
      <text:p text:style-name="P19"><text:span text:style-name="T9"><text:s text:c="4"/>makeElementDraggable(ourStructure);</text:span></text:p>
      <text:p text:style-name="P19"><text:span text:style-name="T9"/></text:p>
      <text:p text:style-name="P19"><text:span text:style-name="T9"><text:s text:c="4"/>showStructureData();</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tructuresCreateFromFile.js</text:span></text:p>
      <text:p text:style-name="P19"><text:span text:style-name="T9"/></text:p>
      <text:p text:style-name="P19"><text:soft-page-break/><text:span text:style-name="T9">function structuresCreateFromFile()</text:span></text:p>
      <text:p text:style-name="P19"><text:span text:style-name="T9">{</text:span></text:p>
      <text:p text:style-name="P19"><text:span text:style-name="T9"><text:s text:c="4"/>// console.log(JSON.stringify(structuresArray));</text:span></text:p>
      <text:p text:style-name="P19"><text:span text:style-name="T9"/></text:p>
      <text:p text:style-name="P19"><text:span text:style-name="T9"><text:s text:c="4"/>// the structuresArray that we use in this function, is located in structureData.js</text:span></text:p>
      <text:p text:style-name="P19"><text:span text:style-name="T9"/></text:p>
      <text:p text:style-name="P19"><text:span text:style-name="T9"><text:s text:c="4"/>for (let z = 0; z &lt; structuresArray.length; z++)</text:span></text:p>
      <text:p text:style-name="P19"><text:span text:style-name="T9"><text:s text:c="4"/>{</text:span></text:p>
      <text:p text:style-name="P19"><text:span text:style-name="T9"><text:s text:c="8"/>let ourStructure = ce("div");</text:span></text:p>
      <text:p text:style-name="P19"><text:span text:style-name="T9"/></text:p>
      <text:p text:style-name="P19"><text:span text:style-name="T9"><text:s text:c="8"/>ourStructure.style.position = "absolute";</text:span></text:p>
      <text:p text:style-name="P19"><text:span text:style-name="T9"/></text:p>
      <text:p text:style-name="P19"><text:span text:style-name="T9"><text:s text:c="8"/>// For a Center Position System, use this way below</text:span></text:p>
      <text:p text:style-name="P19"><text:span text:style-name="T9"><text:s text:c="8"/>// We minus the structures size divided by itself.</text:span></text:p>
      <text:p text:style-name="P19"><text:span text:style-name="T9"><text:s text:c="8"/>// This way we place structures according to their center, instead of their top left corner.</text:span></text:p>
      <text:p text:style-name="P19"><text:span text:style-name="T9"><text:s text:c="8"/>ourStructure.style.left = structuresArray[z].posX - (structuresArray[z].sizeX / 2) + 'px';</text:span></text:p>
      <text:p text:style-name="P19"><text:span text:style-name="T9"/></text:p>
      <text:p text:style-name="P19"><text:soft-page-break/><text:span text:style-name="T9"><text:s text:c="8"/>ourStructure.style.top = structuresArray[z].posY - (structuresArray[z].sizeY / 2) + 'px'; </text:span></text:p>
      <text:p text:style-name="P19"><text:span text:style-name="T9"/></text:p>
      <text:p text:style-name="P19"><text:span text:style-name="T9"><text:s text:c="8"/>/*</text:span></text:p>
      <text:p text:style-name="P19"><text:span text:style-name="T9"><text:s text:c="8"/>// For a Top Left Coordinate System, use this way below</text:span></text:p>
      <text:p text:style-name="P19"><text:span text:style-name="T9"><text:s text:c="8"/>ourStructure.style.left = structuresArray[z].posX + 'px';</text:span></text:p>
      <text:p text:style-name="P19"><text:span text:style-name="T9"/></text:p>
      <text:p text:style-name="P19"><text:span text:style-name="T9"><text:s text:c="8"/>ourStructure.style.top = structuresArray[z].posY + 'px'; </text:span></text:p>
      <text:p text:style-name="P19"><text:span text:style-name="T9"><text:s text:c="8"/>*/</text:span></text:p>
      <text:p text:style-name="P19"><text:span text:style-name="T9"/></text:p>
      <text:p text:style-name="P19"><text:span text:style-name="T9"><text:s text:c="8"/>// SIZE</text:span></text:p>
      <text:p text:style-name="P19"><text:span text:style-name="T9"><text:s text:c="8"/>ourStructure.style.width = structuresArray[z].sizeX +'px';</text:span></text:p>
      <text:p text:style-name="P19"><text:span text:style-name="T9"/></text:p>
      <text:p text:style-name="P19"><text:span text:style-name="T9"><text:s text:c="8"/>ourStructure.style.height = structuresArray[z].sizeY +'px';</text:span></text:p>
      <text:p text:style-name="P19"><text:span text:style-name="T9"/></text:p>
      <text:p text:style-name="P19"><text:span text:style-name="T9"><text:s text:c="8"/>ourStructure.style.overflowY = "scroll";</text:span></text:p>
      <text:p text:style-name="P19"><text:span text:style-name="T9"/></text:p>
      <text:p text:style-name="P19"><text:span text:style-name="T9"><text:s text:c="8"/>// PADDING</text:span></text:p>
      <text:p text:style-name="P19"><text:span text:style-name="T9"><text:s text:c="8"/>// ourStructure.style.paddingTop = "2px";</text:span></text:p>
      <text:p text:style-name="P19"><text:span text:style-name="T9"/></text:p>
      <text:p text:style-name="P19"><text:soft-page-break/><text:span text:style-name="T9"><text:s text:c="8"/>// "STRUCTURE" + structureId;</text:span></text:p>
      <text:p text:style-name="P19"><text:span text:style-name="T9"/></text:p>
      <text:p text:style-name="P19"><text:span text:style-name="T9"><text:s text:c="8"/>// id</text:span></text:p>
      <text:p text:style-name="P19"><text:span text:style-name="T9"><text:s text:c="8"/>ourStructure.id = structuresArray[z].id;</text:span></text:p>
      <text:p text:style-name="P19"><text:span text:style-name="T9"/></text:p>
      <text:p text:style-name="P19"><text:span text:style-name="T9"><text:s text:c="8"/>ourStructure.style.resize = 'both';</text:span></text:p>
      <text:p text:style-name="P19"><text:span text:style-name="T9"/></text:p>
      <text:p text:style-name="P19"><text:span text:style-name="T9"><text:s text:c="8"/>// Show info about the structure, under the structure</text:span></text:p>
      <text:p text:style-name="P19"><text:span text:style-name="T9"><text:s text:c="8"/>// ourStructure.setAttribute('onclick', 'structuresGetInfo(\''+ourStructure.id+'\');');</text:span></text:p>
      <text:p text:style-name="P19"><text:span text:style-name="T9"/></text:p>
      <text:p text:style-name="P19"><text:span text:style-name="T9"><text:s text:c="8"/>// when right clicked</text:span></text:p>
      <text:p text:style-name="P19"><text:span text:style-name="T9"><text:s text:c="8"/>// open structure edit menu</text:span></text:p>
      <text:p text:style-name="P19"><text:span text:style-name="T9"><text:s text:c="8"/>ourStructure.oncontextmenu = function()</text:span></text:p>
      <text:p text:style-name="P19"><text:span text:style-name="T9"><text:s text:c="8"/>{</text:span></text:p>
      <text:p text:style-name="P19"><text:span text:style-name="T9"><text:s text:c="12"/>clickSound();</text:span></text:p>
      <text:p text:style-name="P19"><text:span text:style-name="T9"><text:s text:c="12"/>menuStructureEdit(ourStructure.id);</text:span></text:p>
      <text:p text:style-name="P19"><text:span text:style-name="T9"><text:s text:c="8"/>};</text:span></text:p>
      <text:p text:style-name="P19"><text:span text:style-name="T9"/></text:p>
      <text:p text:style-name="P19"><text:span text:style-name="T9"><text:s text:c="8"/>// ourStructure.setAttribute('onclick', 'menuStructureEdit(\''+ourStructure.id+'\');structuresGetInfo(\''+ourStructure.id+'\');');</text:span></text:p>
      <text:p text:style-name="P19"><text:span text:style-name="T9"/></text:p>
      <text:p text:style-name="P19"><text:span text:style-name="T9"><text:s text:c="8"/>ourStructure.style.zIndex = structuresArray[z].layer;</text:span></text:p>
      <text:p text:style-name="P19"><text:soft-page-break/><text:span text:style-name="T9"/></text:p>
      <text:p text:style-name="P19"><text:span text:style-name="T9"><text:s text:c="8"/>if (structuresArray[z].texture != "none")</text:span></text:p>
      <text:p text:style-name="P19"><text:span text:style-name="T9"><text:s text:c="8"/>{</text:span></text:p>
      <text:p text:style-name="P19"><text:span text:style-name="T9"><text:s text:c="12"/>ourStructure.style.backgroundImage = structuresArray[z].texture;</text:span></text:p>
      <text:p text:style-name="P19"><text:span text:style-name="T9"><text:s text:c="8"/>}</text:span></text:p>
      <text:p text:style-name="P19"><text:span text:style-name="T9"><text:s text:c="8"/>else</text:span></text:p>
      <text:p text:style-name="P19"><text:span text:style-name="T9"><text:s text:c="8"/>{</text:span></text:p>
      <text:p text:style-name="P19"><text:span text:style-name="T9"><text:s text:c="12"/>ourStructure.style.background = structuresArray[z].colorFill;</text:span></text:p>
      <text:p text:style-name="P19"><text:span text:style-name="T9"><text:s text:c="8"/>}</text:span></text:p>
      <text:p text:style-name="P19"><text:span text:style-name="T9"><text:s text:c="8"/>ourStructure.style.border = "solid 2px";</text:span></text:p>
      <text:p text:style-name="P19"><text:span text:style-name="T9"><text:s text:c="8"/>ourStructure.style.borderColor = "rgba(100, 100, 255, 1.0)";</text:span></text:p>
      <text:p text:style-name="P19"><text:span text:style-name="T9"><text:s text:c="8"/>ourStructure.style.opacity = structuresArray[z].opacity;</text:span></text:p>
      <text:p text:style-name="P19"><text:span text:style-name="T9"/></text:p>
      <text:p text:style-name="P19"><text:span text:style-name="T9"><text:s text:c="8"/>// FONT</text:span></text:p>
      <text:p text:style-name="P19"><text:span text:style-name="T9"><text:s text:c="8"/>ourStructure.style.fontFamily = "arial";</text:span></text:p>
      <text:p text:style-name="P19"><text:span text:style-name="T9"><text:s text:c="8"/>ourStructure.style.fontWeight = "bold";</text:span></text:p>
      <text:p text:style-name="P19"><text:span text:style-name="T9"><text:s text:c="8"/>ourStructure.style.fontSize = "20px";</text:span></text:p>
      <text:p text:style-name="P19"><text:span text:style-name="T9"><text:s text:c="8"/>ourStructure.style.color = structuresArray[z].colorText;</text:span></text:p>
      <text:p text:style-name="P19"><text:span text:style-name="T9"><text:s text:c="8"/>ourStructure.style.textAlign = "center";</text:span></text:p>
      <text:p text:style-name="P19"><text:span text:style-name="T9"/></text:p>
      <text:p text:style-name="P19"><text:soft-page-break/><text:span text:style-name="T9"><text:s text:c="8"/>// Show the id of the structure and also the simplified position data</text:span></text:p>
      <text:p text:style-name="P19"><text:span text:style-name="T9"><text:s text:c="8"/>ourStructure.innerText = structuresArray[z].id + "\n" + structuresArray[z].name + "\n" + structuresArray[z].posX.toFixed(0) + "\n" + structuresArray[z].posY.toFixed(0);</text:span></text:p>
      <text:p text:style-name="P19"><text:span text:style-name="T9"/></text:p>
      <text:p text:style-name="P19"><text:span text:style-name="T9"><text:s text:c="8"/>ba(ourStructure);</text:span></text:p>
      <text:p text:style-name="P19"><text:span text:style-name="T9"/></text:p>
      <text:p text:style-name="P19"><text:span text:style-name="T9"><text:s text:c="8"/>makeElementDraggable(ourStructure);</text:span></text:p>
      <text:p text:style-name="P19"><text:span text:style-name="T9"><text:s text:c="4"/>}</text:span></text:p>
      <text:p text:style-name="P19"><text:span text:style-name="T9"/></text:p>
      <text:p text:style-name="P19"><text:span text:style-name="T9"><text:s text:c="4"/>//console.log(JSON.stringify(structuresArray));</text:span></text:p>
      <text:p text:style-name="P19"><text:span text:style-name="T9">}</text:span></text:p>
      <text:p text:style-name="P19"><text:span text:style-name="T9"/></text:p>
      <text:p text:style-name="P19"><text:span text:style-name="T9">// example</text:span></text:p>
      <text:p text:style-name="P19"><text:span text:style-name="T9"/></text:p>
      <text:p text:style-name="P19"><text:span text:style-name="T9">// structuresArray data in the console</text:span></text:p>
      <text:p text:style-name="P19"><text:span text:style-name="T9">// console.log(JSON.stringify(structuresArray, null, ' ') + ";" + "\n\n");</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structuresGoTo.js</text:span></text:p>
      <text:p text:style-name="P19"><text:span text:style-name="T9"/></text:p>
      <text:p text:style-name="P19"><text:span text:style-name="T9">// Send the Player to the Chosen Structure Location</text:span></text:p>
      <text:p text:style-name="P19"><text:span text:style-name="T9"/></text:p>
      <text:p text:style-name="P19"><text:span text:style-name="T9">function structuresGoTo(whichId)</text:span></text:p>
      <text:p text:style-name="P19"><text:span text:style-name="T9">{</text:span></text:p>
      <text:p text:style-name="P19"><text:span text:style-name="T9"><text:s text:c="4"/>console.log(whichId);</text:span></text:p>
      <text:p text:style-name="P19"><text:span text:style-name="T9"/></text:p>
      <text:p text:style-name="P19"><text:span text:style-name="T9"><text:s text:c="4"/>//let playerElement = ge(whichId);</text:span></text:p>
      <text:p text:style-name="P19"><text:span text:style-name="T9"/></text:p>
      <text:p text:style-name="P19"><text:span text:style-name="T9"><text:s text:c="5"/>//if (playerElement)</text:span></text:p>
      <text:p text:style-name="P19"><text:span text:style-name="T9"><text:s text:c="5"/>//{</text:span></text:p>
      <text:p text:style-name="P19"><text:span text:style-name="T9"><text:s text:c="8"/>audioPlay("sfx_blip_001", 1.0);</text:span></text:p>
      <text:p text:style-name="P19"><text:span text:style-name="T9"/></text:p>
      <text:p text:style-name="P19"><text:span text:style-name="T9"><text:s text:c="8"/>// Get the position</text:span></text:p>
      <text:p text:style-name="P19"><text:span text:style-name="T9"><text:s text:c="8"/>let newPosition = positionGet(whichId);</text:span></text:p>
      <text:p text:style-name="P19"><text:span text:style-name="T9"/></text:p>
      <text:p text:style-name="P19"><text:span text:style-name="T9"><text:s text:c="8"/>// Update player position</text:span></text:p>
      <text:p text:style-name="P19"><text:span text:style-name="T9"><text:s text:c="8"/>ourPlayer.x = newPosition.x + 15;</text:span></text:p>
      <text:p text:style-name="P19"><text:soft-page-break/><text:span text:style-name="T9"><text:s text:c="8"/>ourPlayer.y = newPosition.y - 35;</text:span></text:p>
      <text:p text:style-name="P19"><text:span text:style-name="T9"/></text:p>
      <text:p text:style-name="P19"><text:span text:style-name="T9"><text:s text:c="8"/>// Move player to the new position</text:span></text:p>
      <text:p text:style-name="P19"><text:span text:style-name="T9"><text:s text:c="8"/>// movePlayer(whichId, ourPlayer.x, ourPlayer.y);</text:span></text:p>
      <text:p text:style-name="P19"><text:span text:style-name="T9"><text:s text:c="8"/>ge(activePlayer).style.left = ourPlayer.x + "px";</text:span></text:p>
      <text:p text:style-name="P19"><text:span text:style-name="T9"><text:s text:c="8"/>ge(activePlayer).style.top = ourPlayer.y + "px";</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structuresRemoveAll.js</text:span></text:p>
      <text:p text:style-name="P19"><text:span text:style-name="T9"/></text:p>
      <text:p text:style-name="P19"><text:span text:style-name="T9">// Remove All Structures</text:span></text:p>
      <text:p text:style-name="P19"><text:span text:style-name="T9"/></text:p>
      <text:p text:style-name="P19"><text:span text:style-name="T9">function structuresRemoveAll()</text:span></text:p>
      <text:p text:style-name="P19"><text:soft-page-break/><text:span text:style-name="T9">{</text:span></text:p>
      <text:p text:style-name="P19"><text:span text:style-name="T9"><text:s text:c="4"/>let theStructure;</text:span></text:p>
      <text:p text:style-name="P19"><text:span text:style-name="T9"/></text:p>
      <text:p text:style-name="P19"><text:span text:style-name="T9"><text:s text:c="4"/>for (let x = 1; x &lt;= structuresArray.length; x++)</text:span></text:p>
      <text:p text:style-name="P19"><text:span text:style-name="T9"><text:s text:c="4"/>{</text:span></text:p>
      <text:p text:style-name="P19"><text:span text:style-name="T9"><text:s text:c="8"/>theStructure = "STRUCTURE" + x;</text:span></text:p>
      <text:p text:style-name="P19"><text:span text:style-name="T9"/></text:p>
      <text:p text:style-name="P19"><text:span text:style-name="T9"><text:s text:c="8"/>removeElement(theStructure);</text:span></text:p>
      <text:p text:style-name="P19"><text:span text:style-name="T9"><text:s text:c="4"/>}</text:span></text:p>
      <text:p text:style-name="P19"><text:span text:style-name="T9"/></text:p>
      <text:p text:style-name="P19"><text:span text:style-name="T9"><text:s text:c="4"/>// reset the array</text:span></text:p>
      <text:p text:style-name="P19"><text:span text:style-name="T9"><text:s text:c="4"/>structuresArray = [ ];</text:span></text:p>
      <text:p text:style-name="P19"><text:span text:style-name="T9"><text:s text:c="4"/></text:span></text:p>
      <text:p text:style-name="P19"><text:span text:style-name="T9"><text:s text:c="4"/>// reset the structureId to 1</text:span></text:p>
      <text:p text:style-name="P19"><text:span text:style-name="T9"><text:s text:c="4"/>structureId = 1;</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oft-page-break/><text:span text:style-name="T9"/></text:p>
      <text:p text:style-name="P19"><text:span text:style-name="T9">// structuresRow.js</text:span></text:p>
      <text:p text:style-name="P19"><text:span text:style-name="T9"/></text:p>
      <text:p text:style-name="P19"><text:span text:style-name="T9">/*</text:span></text:p>
      <text:p text:style-name="P19"><text:span text:style-name="T9">By Pressing the J button, the player creates a menu that is populated with entries from each Structure made.</text:span></text:p>
      <text:p text:style-name="P19"><text:span text:style-name="T9">The player can then click on any of the entries to be taken to the location of that Structure.</text:span></text:p>
      <text:p text:style-name="P19"><text:span text:style-name="T9">The Structures GoTo Menu can also be opened from the playerMenu, by clicking on the GoTo button.</text:span></text:p>
      <text:p text:style-name="P19"><text:span text:style-name="T9">*/</text:span></text:p>
      <text:p text:style-name="P19"><text:span text:style-name="T9"/></text:p>
      <text:p text:style-name="P19"><text:span text:style-name="T9">function structuresRow(theX, theY, sizeX, sizeY, whichArray)</text:span></text:p>
      <text:p text:style-name="P19"><text:span text:style-name="T9">{</text:span></text:p>
      <text:p text:style-name="P19"><text:span text:style-name="T9"><text:s text:c="4"/>if (ge("structureRowMainDiv"))</text:span></text:p>
      <text:p text:style-name="P19"><text:span text:style-name="T9"><text:s text:c="4"/>{</text:span></text:p>
      <text:p text:style-name="P19"><text:span text:style-name="T9"><text:s text:c="8"/>removeElement("structureRowMainDiv");</text:span></text:p>
      <text:p text:style-name="P19"><text:span text:style-name="T9"><text:s text:c="4"/>}</text:span></text:p>
      <text:p text:style-name="P19"><text:span text:style-name="T9"/></text:p>
      <text:p text:style-name="P19"><text:span text:style-name="T9"><text:s text:c="4"/>//-//</text:span></text:p>
      <text:p text:style-name="P19"><text:span text:style-name="T9"/></text:p>
      <text:p text:style-name="P19"><text:span text:style-name="T9"><text:s text:c="4"/>let mainDiv = ce("div");</text:span></text:p>
      <text:p text:style-name="P19"><text:span text:style-name="T9"><text:s text:c="4"/>mainDiv.id = "structureRowMainDiv";</text:span></text:p>
      <text:p text:style-name="P19"><text:soft-page-break/><text:span text:style-name="T9"><text:s text:c="4"/>mainDiv.title = "structuresRow(theX, theY, sizeX, sizeY, whichArray)";</text:span></text:p>
      <text:p text:style-name="P19"><text:span text:style-name="T9"><text:s text:c="4"/>mainDiv.style.position = "absolute";</text:span></text:p>
      <text:p text:style-name="P19"><text:span text:style-name="T9"><text:s text:c="4"/>mainDiv.style.left = theX + "px";</text:span></text:p>
      <text:p text:style-name="P19"><text:span text:style-name="T9"><text:s text:c="4"/>mainDiv.style.top = theY + "px";</text:span></text:p>
      <text:p text:style-name="P19"><text:span text:style-name="T9"><text:s text:c="4"/>mainDiv.style.display = "flex";</text:span></text:p>
      <text:p text:style-name="P19"><text:span text:style-name="T9"><text:s text:c="4"/>mainDiv.style.flexDirection = "row";</text:span></text:p>
      <text:p text:style-name="P19"><text:span text:style-name="T9"><text:s text:c="4"/>mainDiv.style.gap = "15px";</text:span></text:p>
      <text:p text:style-name="P19"><text:span text:style-name="T9"><text:s text:c="4"/>mainDiv.style.zIndex = 4;</text:span></text:p>
      <text:p text:style-name="P19"><text:span text:style-name="T9"><text:s text:c="4"/>ba(mainDiv);</text:span></text:p>
      <text:p text:style-name="P19"><text:span text:style-name="T9"/></text:p>
      <text:p text:style-name="P19"><text:span text:style-name="T9"><text:s text:c="4"/>//-//</text:span></text:p>
      <text:p text:style-name="P19"><text:span text:style-name="T9"/></text:p>
      <text:p text:style-name="P19"><text:span text:style-name="T9"><text:s text:c="4"/>let closeButton = ce("button");</text:span></text:p>
      <text:p text:style-name="P19"><text:span text:style-name="T9"><text:s text:c="4"/>closeButton.id = "closeButton";</text:span></text:p>
      <text:p text:style-name="P19"><text:span text:style-name="T9"><text:s text:c="4"/>closeButton.className = "ourButton";</text:span></text:p>
      <text:p text:style-name="P19"><text:span text:style-name="T9"><text:s text:c="4"/>closeButton.textContent = "X";</text:span></text:p>
      <text:p text:style-name="P19"><text:span text:style-name="T9"><text:s text:c="4"/>closeButton.onclick = function()</text:span></text:p>
      <text:p text:style-name="P19"><text:span text:style-name="T9"><text:s text:c="4"/>{</text:span></text:p>
      <text:p text:style-name="P19"><text:span text:style-name="T9"><text:s text:c="8"/>clickSound();</text:span></text:p>
      <text:p text:style-name="P19"><text:span text:style-name="T9"><text:s text:c="8"/>ge("structureRowMainDiv").remove();</text:span></text:p>
      <text:p text:style-name="P19"><text:span text:style-name="T9"><text:s text:c="4"/>};</text:span></text:p>
      <text:p text:style-name="P19"><text:span text:style-name="T9"><text:s text:c="4"/>mainDiv.append(closeButton);</text:span></text:p>
      <text:p text:style-name="P19"><text:span text:style-name="T9"/></text:p>
      <text:p text:style-name="P19"><text:span text:style-name="T9"><text:s text:c="4"/>//-//</text:span></text:p>
      <text:p text:style-name="P19"><text:span text:style-name="T9"/></text:p>
      <text:p text:style-name="P19"><text:soft-page-break/><text:span text:style-name="T9"><text:s text:c="4"/>for (let i = 0; i &lt; whichArray.length; i++) {</text:span></text:p>
      <text:p text:style-name="P19"><text:span text:style-name="T9"><text:s text:c="8"/>if (whichArray)</text:span></text:p>
      <text:p text:style-name="P19"><text:span text:style-name="T9"><text:s text:c="8"/>{</text:span></text:p>
      <text:p text:style-name="P19"><text:span text:style-name="T9"><text:s text:c="12"/>let theTextArea = ce("div");</text:span></text:p>
      <text:p text:style-name="P19"><text:span text:style-name="T9"><text:s text:c="12"/>theTextArea.style.width = sizeX + 10 + 'px';</text:span></text:p>
      <text:p text:style-name="P19"><text:span text:style-name="T9"><text:s text:c="12"/>theTextArea.style.height = sizeY + 5 + 'px';</text:span></text:p>
      <text:p text:style-name="P19"><text:span text:style-name="T9"><text:s text:c="12"/>theTextArea.style.zIndex = "998";</text:span></text:p>
      <text:p text:style-name="P19"><text:span text:style-name="T9"><text:s text:c="12"/>theTextArea.style.border = "solid 2px";</text:span></text:p>
      <text:p text:style-name="P19"><text:span text:style-name="T9"><text:s text:c="12"/>theTextArea.style.borderColor = "rgba(0,255,255,1.0)";</text:span></text:p>
      <text:p text:style-name="P19"><text:span text:style-name="T9"><text:s text:c="12"/>theTextArea.style.background = "rgb(0,0,0)";</text:span></text:p>
      <text:p text:style-name="P19"><text:span text:style-name="T9"><text:s text:c="12"/>theTextArea.style.fontFamily = "arial";</text:span></text:p>
      <text:p text:style-name="P19"><text:span text:style-name="T9"><text:s text:c="12"/>theTextArea.style.fontWeight = "normal";</text:span></text:p>
      <text:p text:style-name="P19"><text:span text:style-name="T9"><text:s text:c="12"/>theTextArea.style.fontSize = "medium";</text:span></text:p>
      <text:p text:style-name="P19"><text:span text:style-name="T9"><text:s text:c="12"/>theTextArea.style.color = "rgb(170, 170, 170";</text:span></text:p>
      <text:p text:style-name="P19"><text:span text:style-name="T9"><text:s text:c="12"/>theTextArea.style.textAlign = "center";</text:span></text:p>
      <text:p text:style-name="P19"><text:span text:style-name="T9"><text:s text:c="12"/>theTextArea.style.overflowY = "scroll";</text:span></text:p>
      <text:p text:style-name="P19"><text:span text:style-name="T9"><text:s text:c="12"/>theTextArea.style.resize = "none";</text:span></text:p>
      <text:p text:style-name="P19"><text:span text:style-name="T9"><text:s text:c="12"/>theTextArea.setAttribute("readonly", "true");</text:span></text:p>
      <text:p text:style-name="P19"><text:span text:style-name="T9"/></text:p>
      <text:p text:style-name="P19"><text:soft-page-break/><text:span text:style-name="T9"><text:s text:c="12"/>//-//</text:span></text:p>
      <text:p text:style-name="P19"><text:span text:style-name="T9"/></text:p>
      <text:p text:style-name="P19"><text:span text:style-name="T9"><text:s text:c="12"/>let goToButton = ce("button");</text:span></text:p>
      <text:p text:style-name="P19"><text:span text:style-name="T9"><text:s text:c="12"/>goToButton.className = "ourButton";</text:span></text:p>
      <text:p text:style-name="P19"><text:span text:style-name="T9"><text:s text:c="12"/>goToButton.textContent = "GoTo";</text:span></text:p>
      <text:p text:style-name="P19"><text:span text:style-name="T9"><text:s text:c="12"/>goToButton.onclick = function()</text:span></text:p>
      <text:p text:style-name="P19"><text:span text:style-name="T9"><text:s text:c="12"/>{</text:span></text:p>
      <text:p text:style-name="P19"><text:span text:style-name="T9"><text:s text:c="16"/>structuresGoTo(whichArray[i].id);</text:span></text:p>
      <text:p text:style-name="P19"><text:span text:style-name="T9"><text:s text:c="12"/>};</text:span></text:p>
      <text:p text:style-name="P19"><text:span text:style-name="T9"><text:s text:c="12"/>theTextArea.append(goToButton);</text:span></text:p>
      <text:p text:style-name="P19"><text:span text:style-name="T9"/></text:p>
      <text:p text:style-name="P19"><text:span text:style-name="T9"><text:s text:c="12"/>//-//</text:span></text:p>
      <text:p text:style-name="P19"><text:span text:style-name="T9"/></text:p>
      <text:p text:style-name="P19"><text:span text:style-name="T9"><text:s text:c="12"/>theTextArea.append(ce("br"));</text:span></text:p>
      <text:p text:style-name="P19"><text:span text:style-name="T9"/></text:p>
      <text:p text:style-name="P19"><text:span text:style-name="T9"><text:s text:c="12"/>//-//</text:span></text:p>
      <text:p text:style-name="P19"><text:span text:style-name="T9"/></text:p>
      <text:p text:style-name="P19"><text:span text:style-name="T9"><text:s text:c="12"/>let nameText = ce("div");</text:span></text:p>
      <text:p text:style-name="P19"><text:span text:style-name="T9"><text:s text:c="12"/>nameText.innerText = "Name" + '\n' + whichArray[i].name + "\n";</text:span></text:p>
      <text:p text:style-name="P19"><text:span text:style-name="T9"><text:s text:c="12"/>theTextArea.append(nameText);</text:span></text:p>
      <text:p text:style-name="P19"><text:span text:style-name="T9"/></text:p>
      <text:p text:style-name="P19"><text:span text:style-name="T9"><text:s text:c="12"/>//-//</text:span></text:p>
      <text:p text:style-name="P19"><text:span text:style-name="T9"/></text:p>
      <text:p text:style-name="P19"><text:span text:style-name="T9"><text:s text:c="12"/>let idText = ce("div");</text:span></text:p>
      <text:p text:style-name="P19"><text:soft-page-break/><text:span text:style-name="T9"><text:s text:c="12"/>idText.textContent = "ID: " + whichArray[i].id;</text:span></text:p>
      <text:p text:style-name="P19"><text:span text:style-name="T9"><text:s text:c="12"/>theTextArea.append(idText);</text:span></text:p>
      <text:p text:style-name="P19"><text:span text:style-name="T9"/></text:p>
      <text:p text:style-name="P19"><text:span text:style-name="T9"><text:s text:c="12"/>//-//</text:span></text:p>
      <text:p text:style-name="P19"><text:span text:style-name="T9"/></text:p>
      <text:p text:style-name="P19"><text:span text:style-name="T9"><text:s text:c="12"/>let posXText = ce("div");</text:span></text:p>
      <text:p text:style-name="P19"><text:span text:style-name="T9"><text:s text:c="12"/>posXText.textContent = "X Pos " + whichArray[i].posX;</text:span></text:p>
      <text:p text:style-name="P19"><text:span text:style-name="T9"><text:s text:c="12"/>theTextArea.append(posXText);</text:span></text:p>
      <text:p text:style-name="P19"><text:span text:style-name="T9"/></text:p>
      <text:p text:style-name="P19"><text:span text:style-name="T9"><text:s text:c="12"/>//-//</text:span></text:p>
      <text:p text:style-name="P19"><text:span text:style-name="T9"/></text:p>
      <text:p text:style-name="P19"><text:span text:style-name="T9"><text:s text:c="12"/>let posYText = ce("div");</text:span></text:p>
      <text:p text:style-name="P19"><text:span text:style-name="T9"><text:s text:c="12"/>posYText.textContent = "Y Pos " + whichArray[i].posY;</text:span></text:p>
      <text:p text:style-name="P19"><text:span text:style-name="T9"><text:s text:c="12"/>theTextArea.append(posYText);</text:span></text:p>
      <text:p text:style-name="P19"><text:span text:style-name="T9"/></text:p>
      <text:p text:style-name="P19"><text:span text:style-name="T9"><text:s text:c="12"/>//-//</text:span></text:p>
      <text:p text:style-name="P19"><text:span text:style-name="T9"/></text:p>
      <text:p text:style-name="P19"><text:span text:style-name="T9"><text:s text:c="12"/>let sizeXText = ce("div");</text:span></text:p>
      <text:p text:style-name="P19"><text:span text:style-name="T9"><text:s text:c="12"/>sizeXText.textContent = "X Size " + whichArray[i].sizeX;</text:span></text:p>
      <text:p text:style-name="P19"><text:span text:style-name="T9"><text:s text:c="12"/>theTextArea.append(sizeXText);</text:span></text:p>
      <text:p text:style-name="P19"><text:span text:style-name="T9"/></text:p>
      <text:p text:style-name="P19"><text:span text:style-name="T9"><text:s text:c="12"/>//-//</text:span></text:p>
      <text:p text:style-name="P19"><text:soft-page-break/><text:span text:style-name="T9"/></text:p>
      <text:p text:style-name="P19"><text:span text:style-name="T9"><text:s text:c="12"/>let sizeYText = ce("div");</text:span></text:p>
      <text:p text:style-name="P19"><text:span text:style-name="T9"><text:s text:c="12"/>sizeYText.textContent = "Y Size " + whichArray[i].sizeY;</text:span></text:p>
      <text:p text:style-name="P19"><text:span text:style-name="T9"><text:s text:c="12"/>theTextArea.append(sizeYText);</text:span></text:p>
      <text:p text:style-name="P19"><text:span text:style-name="T9"><text:s text:c="12"/>mainDiv.append(theTextArea);</text:span></text:p>
      <text:p text:style-name="P19"><text:span text:style-name="T9"><text:s text:c="8"/>}</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updateStructures.js</text:span></text:p>
      <text:p text:style-name="P19"><text:span text:style-name="T9"/></text:p>
      <text:p text:style-name="P19"><text:span text:style-name="T9">// update the structuresArray</text:span></text:p>
      <text:p text:style-name="P19"><text:span text:style-name="T9">function updateStructures(idName)</text:span></text:p>
      <text:p text:style-name="P19"><text:span text:style-name="T9">{</text:span></text:p>
      <text:p text:style-name="P19"><text:span text:style-name="T9"><text:s text:c="4"/>// strips text, leaves only digits</text:span></text:p>
      <text:p text:style-name="P19"><text:span text:style-name="T9"><text:s text:c="4"/>// to find the array index number</text:span></text:p>
      <text:p text:style-name="P19"><text:soft-page-break/><text:span text:style-name="T9"><text:s text:c="4"/>let theNumberOnly = idName.replace(/\D/g,'') - 1;</text:span></text:p>
      <text:p text:style-name="P19"><text:span text:style-name="T9"/></text:p>
      <text:p text:style-name="P19"><text:span text:style-name="T9"><text:s text:c="4"/>structureAttributes = </text:span></text:p>
      <text:p text:style-name="P19"><text:span text:style-name="T9"><text:s text:c="4"/>{</text:span></text:p>
      <text:p text:style-name="P19"><text:span text:style-name="T9"><text:s text:c="8"/>name: structuresArray[theNumberOnly].name,</text:span></text:p>
      <text:p text:style-name="P19"><text:span text:style-name="T9"><text:s text:c="8"/>id: idName,</text:span></text:p>
      <text:p text:style-name="P19"><text:span text:style-name="T9"><text:s text:c="8"/>posX: get(idName, 'pos').x,</text:span></text:p>
      <text:p text:style-name="P19"><text:span text:style-name="T9"><text:s text:c="8"/>posY: get(idName, 'pos').y,</text:span></text:p>
      <text:p text:style-name="P19"><text:span text:style-name="T9"><text:s text:c="8"/>sizeX: get(idName, 'size').x,</text:span></text:p>
      <text:p text:style-name="P19"><text:span text:style-name="T9"><text:s text:c="8"/>sizeY: get(idName, 'size').y,</text:span></text:p>
      <text:p text:style-name="P19"><text:span text:style-name="T9"><text:s text:c="8"/>colorFill: get(idName, 'background-color'),</text:span></text:p>
      <text:p text:style-name="P19"><text:span text:style-name="T9"><text:s text:c="8"/>colorText: get(idName, 'color'),</text:span></text:p>
      <text:p text:style-name="P19"><text:span text:style-name="T9"><text:s text:c="8"/>opacity: get(idName, 'opacity'),</text:span></text:p>
      <text:p text:style-name="P19"><text:span text:style-name="T9"><text:s text:c="8"/>texture: get(idName, 'background-image')</text:span></text:p>
      <text:p text:style-name="P19"><text:span text:style-name="T9"><text:s text:c="4"/>};</text:span></text:p>
      <text:p text:style-name="P19"><text:span text:style-name="T9"/></text:p>
      <text:p text:style-name="P19"><text:span text:style-name="T9"><text:s text:c="4"/>structuresArray.splice(theNumberOnly,1,structureAttributes);</text:span></text:p>
      <text:p text:style-name="P19"><text:span text:style-name="T9"/></text:p>
      <text:p text:style-name="P19"><text:span text:style-name="T9"><text:s text:c="4"/>showStructureData();</text:span></text:p>
      <text:p text:style-name="P19"><text:span text:style-name="T9">}</text:span></text:p>
      <text:p text:style-name="P19"><text:span text:style-name="T9"/></text:p>
      <text:p text:style-name="P19"><text:span text:style-name="T9">//--//</text:span></text:p>
      <text:p text:style-name="P19"><text:soft-page-break/><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copyIt.js</text:span></text:p>
      <text:p text:style-name="P19"><text:span text:style-name="T9"/></text:p>
      <text:p text:style-name="P19"><text:span text:style-name="T9">function copyIt(whichId)</text:span></text:p>
      <text:p text:style-name="P19"><text:span text:style-name="T9">{</text:span></text:p>
      <text:p text:style-name="P19"><text:span text:style-name="T9"><text:s text:c="4"/>let copyText = ge(whichId);</text:span></text:p>
      <text:p text:style-name="P19"><text:span text:style-name="T9"><text:s text:c="4"/>copyText.select();</text:span></text:p>
      <text:p text:style-name="P19"><text:span text:style-name="T9"><text:s text:c="4"/>copyText.setSelectionRange(0, 1000000);</text:span></text:p>
      <text:p text:style-name="P19"><text:span text:style-name="T9"><text:s text:c="4"/>document.execCommand("copy");</text:span></text:p>
      <text:p text:style-name="P19"><text:span text:style-name="T9">}</text:span></text:p>
      <text:p text:style-name="P19"><text:span text:style-name="T9"/></text:p>
      <text:p text:style-name="P19"><text:span text:style-name="T9">// We can copy the Text Area easily</text:span></text:p>
      <text:p text:style-name="P19"><text:span text:style-name="T9">// by clicking the Copy button</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oft-page-break/><text:span text:style-name="T9">// https://github.com/ChristopherTopalian</text:span></text:p>
      <text:p text:style-name="P19"><text:span text:style-name="T9">// https://github.com/ChristopherAndrewTopalian</text:span></text:p>
      <text:p text:style-name="P19"><text:span text:style-name="T9"/></text:p>
      <text:p text:style-name="P19"><text:span text:style-name="T9">// listens.js</text:span></text:p>
      <text:p text:style-name="P19"><text:span text:style-name="T9"/></text:p>
      <text:p text:style-name="P19"><text:span text:style-name="T9">// Add a listen used currently to</text:span></text:p>
      <text:p text:style-name="P19"><text:span text:style-name="T9">// start Structure mode</text:span></text:p>
      <text:p text:style-name="P19"><text:span text:style-name="T9"/></text:p>
      <text:p text:style-name="P19"><text:span text:style-name="T9">function addListen(theType, theListen)</text:span></text:p>
      <text:p text:style-name="P19"><text:span text:style-name="T9">{</text:span></text:p>
      <text:p text:style-name="P19"><text:span text:style-name="T9"><text:s text:c="4"/>window.addEventListener(theType, theListen);</text:span></text:p>
      <text:p text:style-name="P19"><text:span text:style-name="T9">}</text:span></text:p>
      <text:p text:style-name="P19"><text:span text:style-name="T9"/></text:p>
      <text:p text:style-name="P19"><text:span text:style-name="T9">// Remove a listen used currently to end Structure mode</text:span></text:p>
      <text:p text:style-name="P19"><text:span text:style-name="T9">function removeListen(theType, theListen)</text:span></text:p>
      <text:p text:style-name="P19"><text:span text:style-name="T9">{</text:span></text:p>
      <text:p text:style-name="P19"><text:span text:style-name="T9"><text:s text:c="4"/>window.removeEventListener(theType, theListen); </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preventContextMenu.js</text:span></text:p>
      <text:p text:style-name="P19"><text:span text:style-name="T9"/></text:p>
      <text:p text:style-name="P19"><text:span text:style-name="T9">function preventContextMenu()</text:span></text:p>
      <text:p text:style-name="P19"><text:span text:style-name="T9">{</text:span></text:p>
      <text:p text:style-name="P19"><text:span text:style-name="T9"><text:s text:c="4"/>document.addEventListener('contextmenu', function(event)</text:span></text:p>
      <text:p text:style-name="P19"><text:span text:style-name="T9"><text:s text:c="4"/>{</text:span></text:p>
      <text:p text:style-name="P19"><text:span text:style-name="T9"><text:s text:c="8"/>event.preventDefault();</text:span></text:p>
      <text:p text:style-name="P19"><text:span text:style-name="T9"><text:s text:c="4"/>});</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oft-page-break/><text:span text:style-name="T9">// printing.js</text:span></text:p>
      <text:p text:style-name="P19"><text:span text:style-name="T9"/></text:p>
      <text:p text:style-name="P19"><text:span text:style-name="T9">function printOnlyDiv(whichDiv) </text:span></text:p>
      <text:p text:style-name="P19"><text:span text:style-name="T9">{</text:span></text:p>
      <text:p text:style-name="P19"><text:span text:style-name="T9"><text:s text:c="4"/>audioPlay("sfx_blip_001", 1.0);</text:span></text:p>
      <text:p text:style-name="P19"><text:span text:style-name="T9"/></text:p>
      <text:p text:style-name="P19"><text:span text:style-name="T9"><text:s text:c="4"/>let mywindow = window.open('', 'PRINT', 'height = 800, width = 1000 top = 50, left = 100');</text:span></text:p>
      <text:p text:style-name="P19"><text:span text:style-name="T9"/></text:p>
      <text:p text:style-name="P19"><text:span text:style-name="T9"><text:s text:c="4"/>mywindow.document.write('&lt;style&gt;img{width: 75%;&lt;/style&gt;&lt;/head&gt;&lt;body&gt;');</text:span></text:p>
      <text:p text:style-name="P19"><text:span text:style-name="T9"/></text:p>
      <text:p text:style-name="P19"><text:span text:style-name="T9"><text:s text:c="4"/>mywindow.document.write('&lt;h4&gt;' + document.title <text:s/>+ '&lt;/h4&gt;');</text:span></text:p>
      <text:p text:style-name="P19"><text:span text:style-name="T9"/></text:p>
      <text:p text:style-name="P19"><text:span text:style-name="T9"><text:s text:c="4"/>mywindow.document.write(ge(whichDiv).innerHTML);</text:span></text:p>
      <text:p text:style-name="P19"><text:span text:style-name="T9"><text:s text:c="4"/></text:span></text:p>
      <text:p text:style-name="P19"><text:span text:style-name="T9"><text:s text:c="4"/>mywindow.print();</text:span></text:p>
      <text:p text:style-name="P19"><text:span text:style-name="T9"/></text:p>
      <text:p text:style-name="P19"><text:span text:style-name="T9"><text:s text:c="4"/>// mywindow.close();</text:span></text:p>
      <text:p text:style-name="P19"><text:span text:style-name="T9">} </text:span></text:p>
      <text:p text:style-name="P19"><text:span text:style-name="T9"/></text:p>
      <text:p text:style-name="P19"><text:span text:style-name="T9">function printTextArea(whichTextArea) </text:span></text:p>
      <text:p text:style-name="P19"><text:soft-page-break/><text:span text:style-name="T9">{</text:span></text:p>
      <text:p text:style-name="P19"><text:span text:style-name="T9"><text:s text:c="4"/>audioPlay("sfx_blip_001", 1.0);</text:span></text:p>
      <text:p text:style-name="P19"><text:span text:style-name="T9"/></text:p>
      <text:p text:style-name="P19"><text:span text:style-name="T9"><text:s text:c="4"/>let mywindow = window.open('', 'PRINT', 'height = 800, width = 1000 top = 50, left = 100');</text:span></text:p>
      <text:p text:style-name="P19"><text:span text:style-name="T9"/></text:p>
      <text:p text:style-name="P19"><text:span text:style-name="T9"><text:s text:c="4"/>mywindow.document.write('&lt;style&gt;img{width: 75%;&lt;/style&gt;&lt;/head&gt;&lt;body&gt;');</text:span></text:p>
      <text:p text:style-name="P19"><text:span text:style-name="T9"/></text:p>
      <text:p text:style-name="P19"><text:span text:style-name="T9"><text:s text:c="4"/>mywindow.document.write('&lt;h4&gt;' + document.title <text:s/>+ '&lt;/h4&gt;');</text:span></text:p>
      <text:p text:style-name="P19"><text:span text:style-name="T9"/></text:p>
      <text:p text:style-name="P19"><text:span text:style-name="T9"><text:s text:c="4"/>mywindow.document.write(ge(whichTextArea).value);</text:span></text:p>
      <text:p text:style-name="P19"><text:span text:style-name="T9"/></text:p>
      <text:p text:style-name="P19"><text:span text:style-name="T9"><text:s text:c="4"/>mywindow.print();</text:span></text:p>
      <text:p text:style-name="P19"><text:span text:style-name="T9"/></text:p>
      <text:p text:style-name="P19"><text:span text:style-name="T9"><text:s text:c="4"/>// mywindow.clos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oft-page-break/><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text:p>
      <text:p text:style-name="P19"><text:span text:style-name="T9">// removeElement.js</text:span></text:p>
      <text:p text:style-name="P19"><text:span text:style-name="T9"/></text:p>
      <text:p text:style-name="P19"><text:span text:style-name="T9">function removeElement(whichElement)</text:span></text:p>
      <text:p text:style-name="P19"><text:span text:style-name="T9">{</text:span></text:p>
      <text:p text:style-name="P19"><text:span text:style-name="T9"><text:s text:c="4"/>if (ge(whichElement))</text:span></text:p>
      <text:p text:style-name="P19"><text:span text:style-name="T9"><text:s text:c="4"/>{</text:span></text:p>
      <text:p text:style-name="P19"><text:span text:style-name="T9"><text:s text:c="8"/>ge(whichElement).remove();</text:span></text:p>
      <text:p text:style-name="P19"><text:span text:style-name="T9"><text:s text:c="4"/>}</text:span></text:p>
      <text:p text:style-name="P19"><text:span text:style-name="T9">}</text:span></text:p>
      <text:p text:style-name="P19"><text:span text:style-name="T9"/></text:p>
      <text:p text:style-name="P19"><text:span text:style-name="T9">// removes any element on the page,</text:span></text:p>
      <text:p text:style-name="P19"><text:span text:style-name="T9">// that has the id that was specified</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text:span></text:p>
      <text:p text:style-name="P19"><text:span text:style-name="T9"/></text:p>
      <text:p text:style-name="P19"><text:span text:style-name="T9">// whenLoaded.js</text:span></text:p>
      <text:p text:style-name="P19"><text:span text:style-name="T9"/></text:p>
      <text:p text:style-name="P19"><text:span text:style-name="T9">// When the Page Loads</text:span></text:p>
      <text:p text:style-name="P19"><text:span text:style-name="T9"/></text:p>
      <text:p text:style-name="P19"><text:span text:style-name="T9">function whenLoaded()</text:span></text:p>
      <text:p text:style-name="P19"><text:span text:style-name="T9">{</text:span></text:p>
      <text:p text:style-name="P19"><text:span text:style-name="T9"><text:s text:c="4"/>// width, height</text:span></text:p>
      <text:p text:style-name="P19"><text:span text:style-name="T9"><text:s text:c="4"/>makeBackground(250000, 250000);</text:span></text:p>
      <text:p text:style-name="P19"><text:span text:style-name="T9"/></text:p>
      <text:p text:style-name="P19"><text:span text:style-name="T9"><text:s text:c="4"/>// sectionTitle</text:span></text:p>
      <text:p text:style-name="P19"><text:span text:style-name="T9"><text:s text:c="4"/>makeSectionTitle();</text:span></text:p>
      <text:p text:style-name="P19"><text:span text:style-name="T9"><text:s text:c="4"/>makeDedication();</text:span></text:p>
      <text:p text:style-name="P19"><text:span text:style-name="T9"><text:s text:c="4"/>makeEngineTitle();</text:span></text:p>
      <text:p text:style-name="P19"><text:span text:style-name="T9"/></text:p>
      <text:p text:style-name="P19"><text:span text:style-name="T9"><text:s text:c="4"/>loadSounds(soundsArray);</text:span></text:p>
      <text:p text:style-name="P19"><text:span text:style-name="T9"><text:s text:c="4"/>loadSounds(songsArray);</text:span></text:p>
      <text:p text:style-name="P19"><text:span text:style-name="T9"/></text:p>
      <text:p text:style-name="P19"><text:span text:style-name="T9"><text:s text:c="4"/>// player</text:span></text:p>
      <text:p text:style-name="P19"><text:span text:style-name="T9"><text:s text:c="4"/>makePlayer();</text:span></text:p>
      <text:p text:style-name="P19"><text:span text:style-name="T9"><text:s text:c="4"/>playerLoadData(activePlayer);</text:span></text:p>
      <text:p text:style-name="P19"><text:span text:style-name="T9"><text:s text:c="4"/>movePlayer(activePlayer, -1, 0);</text:span></text:p>
      <text:p text:style-name="P19"><text:span text:style-name="T9"/></text:p>
      <text:p text:style-name="P19"><text:span text:style-name="T9"><text:s text:c="4"/>makeInfoDiv();</text:span></text:p>
      <text:p text:style-name="P19"><text:soft-page-break/><text:span text:style-name="T9"><text:s text:c="4"/>makeInfoDivPlayer();</text:span></text:p>
      <text:p text:style-name="P19"><text:span text:style-name="T9"/></text:p>
      <text:p text:style-name="P19"><text:span text:style-name="T9"><text:s text:c="4"/>// right click menu</text:span></text:p>
      <text:p text:style-name="P19"><text:span text:style-name="T9"><text:s text:c="4"/>preventContextMenu();</text:span></text:p>
      <text:p text:style-name="P19"><text:span text:style-name="T9"/></text:p>
      <text:p text:style-name="P19"><text:span text:style-name="T9"><text:s text:c="4"/>// structures</text:span></text:p>
      <text:p text:style-name="P19"><text:span text:style-name="T9"><text:s text:c="4"/>structuresCreateFromFile();</text:span></text:p>
      <text:p text:style-name="P19"><text:span text:style-name="T9"/></text:p>
      <text:p text:style-name="P19"><text:span text:style-name="T9"><text:s text:c="4"/>makeStructureTextArea();</text:span></text:p>
      <text:p text:style-name="P19"><text:span text:style-name="T9"/></text:p>
      <text:p text:style-name="P19"><text:span text:style-name="T9"><text:s text:c="4"/>makePlayerTextArea();</text:span></text:p>
      <text:p text:style-name="P19"><text:span text:style-name="T9"/></text:p>
      <text:p text:style-name="P19"><text:span text:style-name="T9"><text:s text:c="4"/>// show structuresArray data in textarea</text:span></text:p>
      <text:p text:style-name="P19"><text:span text:style-name="T9"><text:s text:c="4"/>setTimeout(function()</text:span></text:p>
      <text:p text:style-name="P19"><text:span text:style-name="T9"><text:s text:c="4"/>{</text:span></text:p>
      <text:p text:style-name="P19"><text:span text:style-name="T9"><text:s text:c="8"/>showStructureData();</text:span></text:p>
      <text:p text:style-name="P19"><text:span text:style-name="T9"><text:s text:c="4"/>}, 1000);</text:span></text:p>
      <text:p text:style-name="P19"><text:span text:style-name="T9"/></text:p>
      <text:p text:style-name="P19"><text:span text:style-name="T9"><text:s text:c="4"/>// show playerArray data in textarea</text:span></text:p>
      <text:p text:style-name="P19"><text:span text:style-name="T9"><text:s text:c="4"/>setTimeout(function()</text:span></text:p>
      <text:p text:style-name="P19"><text:span text:style-name="T9"><text:s text:c="4"/>{</text:span></text:p>
      <text:p text:style-name="P19"><text:span text:style-name="T9"><text:s text:c="8"/>showPlayerData();</text:span></text:p>
      <text:p text:style-name="P19"><text:span text:style-name="T9"><text:s text:c="4"/>}, 1000);</text:span></text:p>
      <text:p text:style-name="P19"><text:span text:style-name="T9"/></text:p>
      <text:p text:style-name="P19"><text:span text:style-name="T9"><text:s text:c="4"/>menuPlayer();</text:span></text:p>
      <text:p text:style-name="P19"><text:span text:style-name="T9"/></text:p>
      <text:p text:style-name="P19"><text:soft-page-break/><text:span text:style-name="T9"><text:s text:c="4"/>sortData();</text:span></text:p>
      <text:p text:style-name="P19"><text:span text:style-name="T9"/></text:p>
      <text:p text:style-name="P19"><text:span text:style-name="T9"><text:s text:c="4"/>containerLanguage();</text:span></text:p>
      <text:p text:style-name="P19"><text:span text:style-name="T9"/></text:p>
      <text:p text:style-name="P19"><text:span text:style-name="T9"><text:s text:c="4"/>makeLogo();</text:span></text:p>
      <text:p text:style-name="P19"><text:span text:style-name="T9"/></text:p>
      <text:p text:style-name="P19"><text:span text:style-name="T9"><text:s text:c="4"/>makeBottomToolbar(bottomToolbarArray);</text:span></text:p>
      <text:p text:style-name="P19"><text:span text:style-name="T9"/></text:p>
      <text:p text:style-name="P19"><text:span text:style-name="T9"><text:s text:c="4"/>// makeVideo("ewDcgG8Q288");</text:span></text:p>
      <text:p text:style-name="P19"><text:span text:style-name="T9"/></text:p>
      <text:p text:style-name="P19"><text:span text:style-name="T9"><text:s text:c="4"/>// listen for keydown presses</text:span></text:p>
      <text:p text:style-name="P19"><text:span text:style-name="T9"><text:s text:c="4"/>window.addEventListener("keydown", theControls, false);</text:span></text:p>
      <text:p text:style-name="P19"><text:span text:style-name="T9"/></text:p>
      <text:p text:style-name="P19"><text:span text:style-name="T9"><text:s text:c="4"/>// listen for keyup presses</text:span></text:p>
      <text:p text:style-name="P19"><text:span text:style-name="T9"><text:s text:c="4"/>window.addEventListener("keyup", theControls, false);</text:span></text:p>
      <text:p text:style-name="P19"><text:span text:style-name="T9"/></text:p>
      <text:p text:style-name="P19"><text:span text:style-name="T9"><text:s text:c="4"/>gameLoop(activePlaye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oft-page-break/><text:span text:style-name="T9">// https://github.com/ChristopherTopalian</text:span></text:p>
      <text:p text:style-name="P19"><text:span text:style-name="T9">// https://github.com/ChristopherAndrewTopalian</text:span></text:p>
      <text:p text:style-name="P19"><text:span text:style-name="T9"/></text:p>
      <text:p text:style-name="P19"><text:span text:style-name="T9">// booksPdf.js</text:span></text:p>
      <text:p text:style-name="P19"><text:span text:style-name="T9"/></text:p>
      <text:p text:style-name="P19"><text:span text:style-name="T9">let booksPdf =</text:span></text:p>
      <text:p text:style-name="P19"><text:span text:style-name="T9">[</text:span></text:p>
      <text:p text:style-name="P19"><text:span text:style-name="T9"><text:s text:c="4"/>{ title:`How to Combine JS Files into One`, date:`07/26/2021 12:00 AM`, url:`_ tutorials/How to Combine JS Files into One.pdf`, tag:`pdf`, description:`programming`},</text:span></text:p>
      <text:p text:style-name="P19"><text:span text:style-name="T9"/></text:p>
      <text:p text:style-name="P19"><text:span text:style-name="T9"><text:s text:c="4"/>{ title:`How to Publish Our Game Engine`, date:`05/12/2020 12:00 AM`, url:`_ tutorials/How to Publish Our Game Engine.pdf`, tag:`pdf`, description:`programming`}</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 booksWebsite.js</text:span></text:p>
      <text:p text:style-name="P19"><text:span text:style-name="T9"/></text:p>
      <text:p text:style-name="P19"><text:span text:style-name="T9">let booksWebsite =</text:span></text:p>
      <text:p text:style-name="P19"><text:span text:style-name="T9">[</text:span></text:p>
      <text:p text:style-name="P19"><text:span text:style-name="T9"><text:s text:c="4"/>{<text:tab/>title:"JavaScript for Humans",<text:tab/>date:"07/26/2021 12:00 AM",<text:tab/>url:"https://collegeofscripting.weebly.com/javascript-for-humans-book.html",<text:tab/>tag:"pdf",<text:tab/>description:"programming"},</text:span></text:p>
      <text:p text:style-name="P19"><text:span text:style-name="T9"/></text:p>
      <text:p text:style-name="P19"><text:span text:style-name="T9">{<text:tab/>title:"JavaScript Bookmarklet Advanced Programming",<text:tab/>date:"05/12/2020 12:00 AM",<text:tab/>url:"https://collegeofscripting.weebly.com/javascript-bookmarklet-advanced-programming-book.html",<text:tab/>tag:"pdf",<text:tab/>description:"programming"},</text:span></text:p>
      <text:p text:style-name="P19"><text:span text:style-name="T9"/></text:p>
      <text:p text:style-name="P19"><text:span text:style-name="T9">{<text:tab/>title:"Node.js for Humans",<text:tab/>date:"06/09/2021 12:00 AM",<text:tab/>url:"https://collegeofscripting.weebly.com/nod</text:span><text:soft-page-break/><text:span text:style-name="T9">ejs-for-humans-book.html",<text:tab/>tag:"pdf",<text:tab/>description:"programming"},</text:span></text:p>
      <text:p text:style-name="P19"><text:span text:style-name="T9"/></text:p>
      <text:p text:style-name="P19"><text:span text:style-name="T9">{<text:tab/>title:"Python Language for Humans",<text:tab/>date:"02/08/2021 12:00 AM",<text:tab/>url:"https://collegeofscripting.weebly.com/python-language-for-humans-book.html",<text:tab/>tag:"pdf",<text:tab/>description:"programming"},</text:span></text:p>
      <text:p text:style-name="P19"><text:span text:style-name="T9"/></text:p>
      <text:p text:style-name="P19"><text:span text:style-name="T9">{<text:tab/>title:"Python Scripting in Blender for Humans",<text:tab/>date:"06/12/2021 12:00 AM",<text:tab/>url:"https://collegeofscripting.weebly.com/python-scripting-in-blender-for-humans-book.html",<text:tab/>tag:"pdf",<text:tab/>description:"programming"},</text:span></text:p>
      <text:p text:style-name="P19"><text:span text:style-name="T9"/></text:p>
      <text:p text:style-name="P19"><text:span text:style-name="T9">{<text:tab/>title:"LibreOffice Scripting for Humans",<text:tab/>date:"07/31/2021 12:00 AM",<text:tab/>url:"https://collegeofscripting.weebly.com/libreoffice-scripting-for-humans-book.html",<text:tab/>tag:"pdf",<text:tab/>description:"programming"},</text:span></text:p>
      <text:p text:style-name="P19"><text:span text:style-name="T9"/></text:p>
      <text:p text:style-name="P19"><text:soft-page-break/><text:span text:style-name="T9">{<text:tab/>title:"C# Language for Humans Using Visual Studio",<text:tab/>date:"03/06/2021 12:00 AM",<text:tab/>url:"https://collegeofscripting.weebly.com/c-sharp-language-for-humans-using-visual-studio-book.html",<text:tab/>tag:"pdf",<text:tab/>description:"programming"},</text:span></text:p>
      <text:p text:style-name="P19"><text:span text:style-name="T9"/></text:p>
      <text:p text:style-name="P19"><text:span text:style-name="T9">{<text:tab/>title:"Blend4Web for Humans",<text:tab/>date:"06/10/2021 12:00 AM",<text:tab/>url:"https://collegeofscripting.weebly.com/blend4web-for-humans-book.html",<text:tab/>tag:"pdf",<text:tab/>description:"programming"},</text:span></text:p>
      <text:p text:style-name="P19"><text:span text:style-name="T9"/></text:p>
      <text:p text:style-name="P19"><text:span text:style-name="T9">{<text:tab/>title:"Papercliptronics",<text:tab/>date:"01/08/2020 12:00 AM",<text:tab/>url:"https://collegeofscripting.weebly.com/papercliptronics-electronic-circuits-book.html",<text:tab/>tag:"pdf",<text:tab/>description:"electronics"},</text:span></text:p>
      <text:p text:style-name="P19"><text:span text:style-name="T9"/></text:p>
      <text:p text:style-name="P19"><text:span text:style-name="T9">{<text:tab/>title:"Mind Simulation Science",<text:tab/>date:"09/26/2020 12:00 AM",<text:tab/>url:"https://collegeofscripting.weebly.com/min</text:span><text:soft-page-break/><text:span text:style-name="T9">d-simulation-science-book.html",<text:tab/>tag:"pdf",<text:tab/>description:"science"},</text:span></text:p>
      <text:p text:style-name="P19"><text:span text:style-name="T9"/></text:p>
      <text:p text:style-name="P19"><text:span text:style-name="T9">{<text:tab/>title:"Human Safety Manual",<text:tab/>date:"06/12/2020 12:00 AM",<text:tab/>url:"https://collegeofscripting.weebly.com/human-safety-manual-book.html",<text:tab/>tag:"pdf",<text:tab/>description:"safety"},</text:span></text:p>
      <text:p text:style-name="P19"><text:span text:style-name="T9"/></text:p>
      <text:p text:style-name="P19"><text:span text:style-name="T9">{<text:tab/>title:"Real Logic",<text:tab/>date:"09/21/2020 12:00 AM",<text:tab/>url:"https://collegeofscripting.weebly.com/real-logic-book.html",<text:tab/>tag:"pdf",<text:tab/>description:"logic"},</text:span></text:p>
      <text:p text:style-name="P19"><text:span text:style-name="T9"/></text:p>
      <text:p text:style-name="P19"><text:span text:style-name="T9">{<text:tab/>title:"The Book of Freewill",<text:tab/>date:"04/19/2021 12:00 AM",<text:tab/>url:"https://collegeofscripting.weebly.com/the-book-of-freewill-book.html",<text:tab/>tag:"pdf",<text:tab/>description:"safety"},</text:span></text:p>
      <text:p text:style-name="P19"><text:span text:style-name="T9"/></text:p>
      <text:p text:style-name="P19"><text:span text:style-name="T9">{<text:tab/>title:"Topalian JavaScript Tools Creator, Version 3",<text:tab/>date:"06/04/2021 12:00 AM",</text:span><text:soft-page-break/><text:span text:style-name="T9"><text:tab/>url:"https://collegeofscripting.weebly.com/topalian-javascript-tools-creator-book.html",<text:tab/>tag:"pdf",<text:tab/>description:"programming"},</text:span></text:p>
      <text:p text:style-name="P19"><text:span text:style-name="T9"/></text:p>
      <text:p text:style-name="P19"><text:span text:style-name="T9">{<text:tab/>title:"Topalian Game Engine Data Navigator - Version 24",<text:tab/>date:"11/02/2021 12:00 AM",<text:tab/>url:"https://collegeofscripting.weebly.com/topalian-game-engine-data-navigator-024.html",<text:tab/>tag:"pdf",<text:tab/>description:"programming"}</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boxingVideos.js</text:span></text:p>
      <text:p text:style-name="P19"><text:span text:style-name="T9"/></text:p>
      <text:p text:style-name="P19"><text:span text:style-name="T9">let boxingVideos =</text:span></text:p>
      <text:p text:style-name="P19"><text:span text:style-name="T9">[</text:span></text:p>
      <text:p text:style-name="P19"><text:soft-page-break/><text:span text:style-name="T9"><text:s text:c="4"/>{ title:`Tyson Fury Glove Conspiracy Steps Back Strangely HD with Super Slow Motion &amp; Zoom`, date:`02/27/2020 12:00 AM`, url:`https://www.youtube.com/embed/DutXMLj7zkQ`, tag:`boxing`, description:`furyWilder1`},</text:span></text:p>
      <text:p text:style-name="P19"><text:span text:style-name="T9"/></text:p>
      <text:p text:style-name="P19"><text:span text:style-name="T9"><text:s text:c="4"/>{ title:`Tyson Fury Glove Conspiracy or Fact? You decide.`, date:`02/28/2020 12:00 AM`, url:`https://www.youtube.com/embed/OFC3U2_dqno`, tag:`boxing`, description:`furyWilder1`},</text:span></text:p>
      <text:p text:style-name="P19"><text:span text:style-name="T9"><text:s text:c="4"/></text:span></text:p>
      <text:p text:style-name="P19"><text:span text:style-name="T9"><text:s text:c="4"/>{ title:`Tyson Fury Glove Conspiracy in Slow Motion and Zoomed in Dragging Against His Body`, date:`02/28/2020 12:00 AM`, url:`https://www.youtube.com/embed/eHMeq04iV7c`, tag:`boxing`, description:`furyWilder1`},</text:span></text:p>
      <text:p text:style-name="P19"><text:span text:style-name="T9"><text:s text:c="4"/></text:span></text:p>
      <text:p text:style-name="P19"><text:span text:style-name="T9"><text:s text:c="4"/>{ title:`Tyson Fury Glove Conspiracy CAMERA WAS DISCONNECTED`, date:`03/16/2020 12:00 AM`, url:`https://www.youtube.com/embed/bYUdaPubdj4`, tag:`boxing`, description:`furyWilder1`},</text:span></text:p>
      <text:p text:style-name="P19"><text:span text:style-name="T9"><text:s text:c="4"/></text:span></text:p>
      <text:p text:style-name="P19"><text:span text:style-name="T9"><text:s text:c="4"/>{ title:`Proof that Fury Cheated #1 - 2nd FIGHT - BEHIND THE HEAD`, date:`03/10/2020 12:00 AM`, </text:span><text:soft-page-break/><text:span text:style-name="T9">url:`https://www.youtube.com/embed/n_9y36vcKeU`, tag:`boxing`, description:`furyWilder2`},</text:span></text:p>
      <text:p text:style-name="P19"><text:span text:style-name="T9"><text:s text:c="4"/></text:span></text:p>
      <text:p text:style-name="P19"><text:span text:style-name="T9"><text:s text:c="4"/>{ title:`Proof that Fury Cheated #2 - 2nd FIGHT - HEAD INTO OPPONENT`, date:`03/10/2020 12:00 AM`, url:`https://www.youtube.com/embed/pqh5iTWYQZI`, tag:`boxing`, description:`furyWilder2`},</text:span></text:p>
      <text:p text:style-name="P19"><text:span text:style-name="T9"><text:s text:c="4"/></text:span></text:p>
      <text:p text:style-name="P19"><text:span text:style-name="T9"><text:s text:c="4"/>{ title:`Tyson Fury HOLDING WHILE HITTING`, date:`03/11/2020 12:00 AM`, url:`https://www.youtube.com/embed/vJ7x7Iq7b0U`, tag:`boxing`, description:`furyWilder2`},</text:span></text:p>
      <text:p text:style-name="P19"><text:span text:style-name="T9"><text:s text:c="4"/></text:span></text:p>
      <text:p text:style-name="P19"><text:span text:style-name="T9"><text:s text:c="4"/>{ title:`Tyson Fury BEHIND THE HEAD 2`, date:`03/11/2020 12:00 AM`, url:`https://www.youtube.com/embed/G5A6zvTt3Uw`, tag:`boxing`, description:`furyWilder2`},</text:span></text:p>
      <text:p text:style-name="P19"><text:span text:style-name="T9"><text:s text:c="4"/></text:span></text:p>
      <text:p text:style-name="P19"><text:span text:style-name="T9"><text:s text:c="4"/>{ title:`Tyson Fury BEHIND THE HEAD 3, HOLDING WHILE HITTING 2`, date:`03/12/2020 12:00 AM`, url:`https://www.youtube.com/embed/pvph9__goiI`, tag:`boxing`, description:`furyWilder2`},</text:span></text:p>
      <text:p text:style-name="P19"><text:span text:style-name="T9"><text:s text:c="4"/></text:span></text:p>
      <text:p text:style-name="P19"><text:soft-page-break/><text:span text:style-name="T9"><text:s text:c="4"/>{ title:`Tyson Fury Cheated with 40+ Behind the Head Hits on Wilder`, date:`03/14/2020 12:00 AM`, url:`https://www.youtube.com/embed/W2kQHmK9BMc`, tag:`boxing`, description:`furyWilder2`},</text:span></text:p>
      <text:p text:style-name="P19"><text:span text:style-name="T9"><text:s text:c="4"/></text:span></text:p>
      <text:p text:style-name="P19"><text:span text:style-name="T9"><text:s text:c="4"/>{ title:`Tyson Fury Cheating Glove Conspiracy - Flappy Glove? FIGHT TWO`, date:`03/15/2020 12:00 AM`, url:`https://www.youtube.com/embed/b-UyfPg4pKg`, tag:`boxing`, description:`furyWilder2`},</text:span></text:p>
      <text:p text:style-name="P19"><text:span text:style-name="T9"><text:s text:c="4"/></text:span></text:p>
      <text:p text:style-name="P19"><text:span text:style-name="T9"><text:s text:c="4"/>{ title:`Tyson Fury CAUGHT Cheating = CONCLUSIVE VIDEO EVIDENCE`, date:`03/22/2020 12:00 AM`, url:`https://www.youtube.com/embed/3ftyfqVg24g`, tag:`boxing`, description:`furyWilder2`},</text:span></text:p>
      <text:p text:style-name="P19"><text:span text:style-name="T9"><text:s text:c="4"/></text:span></text:p>
      <text:p text:style-name="P19"><text:span text:style-name="T9"><text:s text:c="4"/>{ title:`Tyson Fury Glove Controversy`, date:`03/25/2020 12:00 AM`, url:`https://www.youtube.com/embed/wxM6Yvvs0HU`, tag:`boxing`, description:`furyWilder2`},</text:span></text:p>
      <text:p text:style-name="P19"><text:span text:style-name="T9"><text:s text:c="4"/></text:span></text:p>
      <text:p text:style-name="P19"><text:soft-page-break/><text:span text:style-name="T9"><text:s text:c="4"/>{ title:`Fury Cheated and the Ref Watched`, date:`03/28/2020 12:00 AM`, url:`https://www.youtube.com/embed/0vq2fFpYbR0`, tag:`boxing`, description:`furyWilder2`}</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collegeBooks.js</text:span></text:p>
      <text:p text:style-name="P19"><text:span text:style-name="T9"/></text:p>
      <text:p text:style-name="P19"><text:span text:style-name="T9">let collegeBooks =</text:span></text:p>
      <text:p text:style-name="P19"><text:span text:style-name="T9">[</text:span></text:p>
      <text:p text:style-name="P19"><text:span text:style-name="T9"><text:s text:c="4"/>{ name:"Papercliptronics", image:"https://m.media-amazon.com/images/I/51cdZyRYXVL._SX260_.jpg", url:"https://www.amazon.com/Papercliptronics-Homemade-Electronic-Circuits-Paperclips/dp/1658209303/ref=sr_1_2?keywords=papercliptronics&amp;qid=1582048776&amp;sr=8-2"},</text:span></text:p>
      <text:p text:style-name="P19"><text:soft-page-break/><text:span text:style-name="T9"/></text:p>
      <text:p text:style-name="P19"><text:span text:style-name="T9"><text:s text:c="4"/>{ name:"LSL Book", image:"https://images-na.ssl-images-amazon.com/images/I/41YE35agtNL._SY498_BO1,204,203,200_.jpg", url:"https://www.amazon.com/LSL-Scripting-Book-Computer-Programming/dp/B084DG7ZFD/ref=sr_1_fkmr0_1?keywords=lsl+scripting&amp;qid=1582049598&amp;sr=8-1-fkmr0"},</text:span></text:p>
      <text:p text:style-name="P19"><text:span text:style-name="T9"/></text:p>
      <text:p text:style-name="P19"><text:span text:style-name="T9"><text:s text:c="4"/>{ name:"Topalian Game Engine Data Navigator", image:"https://m.media-amazon.com/images/I/41kybfYNoYL.jpg", url:"https://www.amazon.com/dp/B08JK7D67L"},</text:span></text:p>
      <text:p text:style-name="P19"><text:span text:style-name="T9"/></text:p>
      <text:p text:style-name="P19"><text:span text:style-name="T9"><text:s text:c="4"/>{ name:"JavaScript Bookmarklet Advanced Programming", image:"https://images-na.ssl-images-amazon.com/images/I/51lot64KYcL._SX384_BO1,204,203,200_.jpg", url:"https://www.amazon.com/JavaScript-Bookmarklet-Advanced-Programming-Interfaces/dp/B088JFN2BL"},</text:span></text:p>
      <text:p text:style-name="P19"><text:span text:style-name="T9"/></text:p>
      <text:p text:style-name="P19"><text:span text:style-name="T9"><text:s text:c="4"/>{ name:"JavaScript Video Investigator", image:"https://m.media-amazon.com/images/I/</text:span><text:soft-page-break/><text:span text:style-name="T9">51EeQ4sNVnL._SY346_.jpg", url:"https://www.amazon.com/CREATING-JAVASCRIPT-APPLICATIONS-Video-Investigator/dp/B088N5G5GV"},</text:span></text:p>
      <text:p text:style-name="P19"><text:span text:style-name="T9"/></text:p>
      <text:p text:style-name="P19"><text:span text:style-name="T9"><text:s text:c="4"/>{ name:"JavaScript Missing Persons Database", image:"https://m.media-amazon.com/images/I/519eyD-37lL.jpg", url:"https://www.amazon.com/CREATING-JAVASCRIPT-APPLICATIONS-Missing-Database/dp/B088N4XYDY"},</text:span></text:p>
      <text:p text:style-name="P19"><text:span text:style-name="T9"/></text:p>
      <text:p text:style-name="P19"><text:span text:style-name="T9"><text:s text:c="4"/>{ name:"True Artificial Intelligence", image:"https://m.media-amazon.com/images/I/414nBuW6oaL._SY346_.jpg", url:"https://www.amazon.com/dp/B08975HFJK"},</text:span></text:p>
      <text:p text:style-name="P19"><text:span text:style-name="T9"/></text:p>
      <text:p text:style-name="P19"><text:span text:style-name="T9"><text:s text:c="4"/>{ name:"Real Logic", image:"https://m.media-amazon.com/images/I/414T-Y2usWL.jpg", url:"https://www.amazon.com/Real-Logic-Evidence-Foundation-Reason-ebook/dp/B08JQPZT6H/"},</text:span></text:p>
      <text:p text:style-name="P19"><text:span text:style-name="T9"/></text:p>
      <text:p text:style-name="P19"><text:soft-page-break/><text:span text:style-name="T9"><text:s text:c="4"/>{ name:"Mind Simulation Science", image:"https://m.media-amazon.com/images/I/41cfXtacGvL.jpg", url:"https://www.amazon.com/Mind-Simulation-Science-Foundation-Intelligence-ebook/dp/B08K7L9F3Q"},</text:span></text:p>
      <text:p text:style-name="P19"><text:span text:style-name="T9"/></text:p>
      <text:p text:style-name="P19"><text:span text:style-name="T9"><text:s text:c="4"/>{ name:"Human Safety Manual", image:"https://m.media-amazon.com/images/I/51RzxUVo7FL.jpg", url:"https://www.amazon.com/Human-Safety-Manual-Christopher-Topalian-ebook/dp/B08B515RPL"}</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collegeLinks.js</text:span></text:p>
      <text:p text:style-name="P19"><text:span text:style-name="T9"/></text:p>
      <text:p text:style-name="P19"><text:span text:style-name="T9">let collegeLinks =</text:span></text:p>
      <text:p text:style-name="P19"><text:soft-page-break/><text:span text:style-name="T9">[</text:span></text:p>
      <text:p text:style-name="P19"><text:span text:style-name="T9"><text:s text:c="4"/>{ name:"Javascript", url:"https://collegeofscripting.weebly.com/javascript.html", },</text:span></text:p>
      <text:p text:style-name="P19"><text:span text:style-name="T9"/></text:p>
      <text:p text:style-name="P19"><text:span text:style-name="T9"><text:s text:c="4"/>{ name:"JavaScript Game Design", url:"https://collegeofscripting.weebly.com/javascript-game-design.html", },</text:span></text:p>
      <text:p text:style-name="P19"><text:span text:style-name="T9"/></text:p>
      <text:p text:style-name="P19"><text:span text:style-name="T9"><text:s text:c="4"/>{ name:"JavaScript Bookmarklets", url:"https://collegeofscripting.weebly.com/bookmarklets.html", },</text:span></text:p>
      <text:p text:style-name="P19"><text:span text:style-name="T9"/></text:p>
      <text:p text:style-name="P19"><text:span text:style-name="T9"><text:s text:c="4"/>{ name:"LSL Scripting Book", url:"https://collegeofscripting.weebly.com/lsl-scripting-book.html", },</text:span></text:p>
      <text:p text:style-name="P19"><text:span text:style-name="T9"/></text:p>
      <text:p text:style-name="P19"><text:span text:style-name="T9"><text:s text:c="4"/>{ name:"Logical Boolean System of A.I.", url:"https://collegeofscripting.weebly.com/logic-boolean-system.html", },</text:span></text:p>
      <text:p text:style-name="P19"><text:span text:style-name="T9"/></text:p>
      <text:p text:style-name="P19"><text:span text:style-name="T9"><text:s text:c="4"/>{ name:"Health Science", url:"https://collegeofscripting.weebly.com/health-science.html", },</text:span></text:p>
      <text:p text:style-name="P19"><text:span text:style-name="T9"/></text:p>
      <text:p text:style-name="P19"><text:soft-page-break/><text:span text:style-name="T9"><text:s text:c="4"/>{ name:"Solar Science", url:"https://collegeofscripting.weebly.com/solar-science.html", },</text:span></text:p>
      <text:p text:style-name="P19"><text:span text:style-name="T9"/></text:p>
      <text:p text:style-name="P19"><text:span text:style-name="T9"><text:s text:c="4"/>{ name:"Flat Earth Science", url:"https://collegeofscripting.weebly.com/flat-earth-science.html", },</text:span></text:p>
      <text:p text:style-name="P19"><text:span text:style-name="T9"/></text:p>
      <text:p text:style-name="P19"><text:span text:style-name="T9"><text:s text:c="4"/>{ name:"Why NO Video of Mars on Mars?", url:"https://collegeofscripting.weebly.com/mars---why-was-there-no-photographic-video-of-mars-on-mars-until-2021.html", },</text:span></text:p>
      <text:p text:style-name="P19"><text:span text:style-name="T9"/></text:p>
      <text:p text:style-name="P19"><text:span text:style-name="T9"><text:s text:c="4"/>{ name:"Computing", url:"https://collegeofscripting.weebly.com/computing.html", },</text:span></text:p>
      <text:p text:style-name="P19"><text:span text:style-name="T9"/></text:p>
      <text:p text:style-name="P19"><text:span text:style-name="T9"><text:s text:c="4"/>{ name:"Papercliptronics", url:"https://papercliptronics.weebly.com/", },</text:span></text:p>
      <text:p text:style-name="P19"><text:span text:style-name="T9"/></text:p>
      <text:p text:style-name="P19"><text:span text:style-name="T9"><text:s text:c="4"/>{ name:"Video Investigator", url:"https://javascriptbook.weebly.com/video-investigator---video-annotation-software.html", }</text:span></text:p>
      <text:p text:style-name="P19"><text:span text:style-name="T9">];</text:span></text:p>
      <text:p text:style-name="P19"><text:span text:style-name="T9"/></text:p>
      <text:p text:style-name="P19"><text:soft-page-break/><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collegeVideos.js</text:span></text:p>
      <text:p text:style-name="P19"><text:span text:style-name="T9"/></text:p>
      <text:p text:style-name="P19"><text:span text:style-name="T9">let collegeVideos =</text:span></text:p>
      <text:p text:style-name="P19"><text:span text:style-name="T9">[</text:span></text:p>
      <text:p text:style-name="P19"><text:span text:style-name="T9"><text:s text:c="4"/>{ title:`Not Freezing Detector Circuit on a Breadboard`, date:`09/25/2020 12:00 AM`, url:`https://www.youtube.com/embed/wbN4MG-J_R4`, tag:`youtubeVideo`, description:`breadboard`},</text:span></text:p>
      <text:p text:style-name="P19"><text:span text:style-name="T9"/></text:p>
      <text:p text:style-name="P19"><text:span text:style-name="T9"><text:s text:c="4"/>{ title:`Heat Detector Circuit on a Breadboard`, date:`09/26/2020 12:00 AM`, url:`https://www.youtube.com/embed/kQ_mVFj1u-Y`, tag:`youtubeVideo`, description:`breadboard`},</text:span></text:p>
      <text:p text:style-name="P19"><text:span text:style-name="T9"><text:s text:c="4"/></text:span></text:p>
      <text:p text:style-name="P19"><text:span text:style-name="T9"><text:s text:c="4"/>{ title:`Evidence Viewer for Investigators`, date:`09/15/2020 12:00 AM`, </text:span><text:soft-page-break/><text:span text:style-name="T9">url:`https://www.youtube.com/embed/jMBKRbG_bXw`, tag:`youtubeVideo`, description:`javascript`}</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computerSciencePdf.js</text:span></text:p>
      <text:p text:style-name="P19"><text:span text:style-name="T9"/></text:p>
      <text:p text:style-name="P19"><text:span text:style-name="T9">let computerSciencePdf = </text:span></text:p>
      <text:p text:style-name="P19"><text:span text:style-name="T9">[</text:span></text:p>
      <text:p text:style-name="P19"><text:span text:style-name="T9"><text:s text:c="4"/>{ title:`C Computer Science`, url:`src/media/pdf/C Computer Science by Christopher Topalian.pdf`, tag:`pdf`, description:`programming`},</text:span></text:p>
      <text:p text:style-name="P19"><text:span text:style-name="T9"/></text:p>
      <text:p text:style-name="P19"><text:span text:style-name="T9"><text:s text:c="4"/>{ title:`C++ Computer Science`, url:`src/media/pdf/C++ Computer Science by Christopher Topalian.pdf`, tag:`pdf`, description:`programming`},</text:span></text:p>
      <text:p text:style-name="P19"><text:soft-page-break/><text:span text:style-name="T9"/></text:p>
      <text:p text:style-name="P19"><text:span text:style-name="T9"><text:s text:c="4"/>{ title:`JavaScript Code Volume 1`, url:`src/media/pdf/JavaScript Code Volume 1 by Christopher Topalian.pdf`, tag:`pdf`, description:`programming`},</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text:span></text:p>
      <text:p text:style-name="P19"><text:span text:style-name="T9">// evidence.js</text:span></text:p>
      <text:p text:style-name="P19"><text:span text:style-name="T9"/></text:p>
      <text:p text:style-name="P19"><text:span text:style-name="T9">let evidence =</text:span></text:p>
      <text:p text:style-name="P19"><text:span text:style-name="T9">[</text:span></text:p>
      <text:p text:style-name="P19"><text:span text:style-name="T9"><text:s text:c="4"/>{ title:`In fiery speech to Congress, Netanyahu vows 'total victory' in Gaza and denounces US protesters`, date:`2024/07/24 9:29 PM`, url:`https://apnews.com/article/netanyahu-congress-gaza-hamas-israel-6ea5daf3cd1988b0ad6e874bd450f9bf`, </text:span><text:soft-page-break/><text:span text:style-name="T9">info:`Natanyahu gives speech to Congress`, image:`https://assets.apnews.com/fa/ba/9258a7114f5ba5c7202aaa1bdd66/aplogo.svg`, tag:`fact`, description:`ww3`},</text:span></text:p>
      <text:p text:style-name="P19"><text:span text:style-name="T9"/></text:p>
      <text:p text:style-name="P19"><text:span text:style-name="T9"><text:s text:c="4"/>{ title:`Bill Clinton visited Jeffrey Epstein's private island, unsealed court documents suggest`, date:`07/31/2020 12:00 AM`, url:`https://www.foxnews.com/us/bill-clinton-visited-jeffrey-epsteins-private-island-unsealed-court-documents-suggest`, info:`Witness stated that Bill Clinton Visited Jeffrey Epsteins island`, image:`https://pbs.twimg.com/media/EeN7Qo5X0AAhLyJ?format=png&amp;name=900x900`, tag:`fact`, description:`epstein`},</text:span></text:p>
      <text:p text:style-name="P19"><text:span text:style-name="T9"><text:s text:c="4"/></text:span></text:p>
      <text:p text:style-name="P19"><text:span text:style-name="T9"><text:s text:c="4"/>{ title:`Oregon State Police end defense of federal courthouse in Portland, DHS reacts`, date:`08/14/2020 12:00 AM`, url:`https://www.youtube.com/embed/xtRJhUES30c`, info:`youtubeVideo`, image:`https://collegeofscripting.weebly.com/uploads/6/4/4/8/64482293/oregonstatepolice_orig.png`, tag:`fact`, description:`riots`},</text:span></text:p>
      <text:p text:style-name="P19"><text:soft-page-break/><text:span text:style-name="T9"><text:s text:c="4"/></text:span></text:p>
      <text:p text:style-name="P19"><text:span text:style-name="T9"><text:s text:c="4"/>{ title:`Portland protesters will no longer be prosecuted for non-violent charges`, date:`08/12/2020 12:00 AM`, url:`https://www.youtube.com/embed/DplR0oDWhdY`, info:`youtubeVideo`, image:`https://collegeofscripting.weebly.com/uploads/6/4/4/8/64482293/portlandprotestersdaprosecution_orig.png`, tag:`fact`, description:`riots`}</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javascriptLanguage.js</text:span></text:p>
      <text:p text:style-name="P19"><text:span text:style-name="T9"/></text:p>
      <text:p text:style-name="P19"><text:span text:style-name="T9">let javascriptLanguage =</text:span></text:p>
      <text:p text:style-name="P19"><text:span text:style-name="T9">[</text:span></text:p>
      <text:p text:style-name="P19"><text:span text:style-name="T9"><text:s text:c="4"/>{ category:`array`, name:`at()`, description:` <text:s/>single quote ' and double quote " Returns the </text:span><text:soft-page-break/><text:span text:style-name="T9">indexed element from the array`, syntax:`array.at(index)`, useage:`let ourArray = ourArray.at(index);`, url:`https://www.w3schools.com/jsref/jsref_array_at.asp`, url2:`https://developer.mozilla.org/en-US/docs/Web/JavaScript/Reference/Global_Objects/Array/at`, type:`returns the element of the given position (index) in the array.`, tag:`function`, language:`JavaScript`},</text:span></text:p>
      <text:p text:style-name="P19"><text:span text:style-name="T9"/></text:p>
      <text:p text:style-name="P19"><text:span text:style-name="T9"><text:s text:c="4"/>{ category:"array", name:"concat()", description:"Joins two or more arrays without changing the existing arrays, but instead returns a new array.", syntax:"array1.concat(array2, array3);", useage:"var combinedArray = theNotes.concat(theNews, evidence);", url:"https://www.w3schools.com/jsref/jsref_concat_array.asp", url2:"https://developer.mozilla.org/en-US/docs/Web/JavaScript/Reference/Global_Objects/Array/concat", type:"returns a new array", tag:"function", language:"JavaScript"},</text:span></text:p>
      <text:p text:style-name="P19"><text:span text:style-name="T9"><text:s text:c="4"/></text:span></text:p>
      <text:p text:style-name="P19"><text:soft-page-break/><text:span text:style-name="T9"><text:s text:c="4"/>{ category:"array", name:"copyWithin()", description:"Copies a specific part of an array to a different location in the array and then returns that array without modifying its length.", syntax:"array.copyWithin(target, start, end);", useage:"theNotes.copyWithin(2, 0, 2);", url:"https://www.w3schools.com/jsref/jsref_copywithin.asp", url2:"https://developer.mozilla.org/en-US/docs/Web/JavaScript/Reference/Global_Objects/Array/copyWithin", type:"returns the modified array", tag:"function", language:"JavaScript"},</text:span></text:p>
      <text:p text:style-name="P19"><text:span text:style-name="T9"><text:s text:c="4"/></text:span></text:p>
      <text:p text:style-name="P19"><text:span text:style-name="T9"><text:s text:c="4"/>{ category:"array", name:"entries()", description:"Create an Array Iterator object and create a loop that iterates each key/value pair", syntax:"array.entries()", useage:"theNotes.entries();", url:"https://www.w3schools.com/jsref/jsref_entries.asp", url2:"https://developer.mozilla.org/en-US/docs/Web/JavaScript/Reference/Global_Objects/Array/entries", type:"returns an Array Iterator object", tag:"function", language:"JavaScript"},</text:span></text:p>
      <text:p text:style-name="P19"><text:span text:style-name="T9"><text:s text:c="4"/></text:span></text:p>
      <text:p text:style-name="P19"><text:soft-page-break/><text:span text:style-name="T9"><text:s text:c="4"/>{ category:"array", name:"every()", description:"Checks if all elements in an array pass a test. Returns true if every element in the array passes the test. ourArray.every(functionToUse);", syntax:"array.every(function(currentValue, index, arr), thisValue)", useage:"theNotes.every(ourFunction)", url:"https://www.w3schools.com/jsref/jsref_every.asp", url2:"https://developer.mozilla.org/en-US/docs/Web/JavaScript/Reference/Global_Objects/Array/every", type:"returns boolean true or false", tag:"function", language:"JavaScript"},</text:span></text:p>
      <text:p text:style-name="P19"><text:span text:style-name="T9"><text:s text:c="4"/></text:span></text:p>
      <text:p text:style-name="P19"><text:span text:style-name="T9"><text:s text:c="4"/>{ category:"array", name:"fill()", description:"Fills the specified elements in an array with a static value.", syntax:"array.fill(value, start, end)", useage:"theNotes.fill('John');", url:"https://www.w3schools.com/jsref/jsref_fill.asp", url2:"https://developer.mozilla.org/en-US/docs/Web/JavaScript/Reference/Global_Objects/Array/fill", type:"overwrites the original array", tag:"function", language:"JavaScript"},</text:span></text:p>
      <text:p text:style-name="P19"><text:soft-page-break/><text:span text:style-name="T9"><text:s text:c="4"/></text:span></text:p>
      <text:p text:style-name="P19"><text:span text:style-name="T9"><text:s text:c="4"/>{ category:"array", name:"filter()", description:"Creates an array filled with all array elements that pass a test.", syntax:"array.filter(function(currentValue, index, arr), thisValue)", useage:"theNotes.filter(ourFunction)", url:"https://www.w3schools.com/jsref/jsref_filter.asp", url2:"https://developer.mozilla.org/en-US/docs/Web/JavaScript/Reference/Global_Objects/Array/filter", type:"returns a new array of all elements that passed the test", tag:"function", language:"JavaScript"},</text:span></text:p>
      <text:p text:style-name="P19"><text:span text:style-name="T9"><text:s text:c="4"/></text:span></text:p>
      <text:p text:style-name="P19"><text:span text:style-name="T9"><text:s text:c="4"/>{ category:"array", name:"find()", description:"Returns the value of the first element in an array that pass a test.", syntax:"array.find(function(currentValue, index, arr),thisValue)", useage:"theNotes.find(ourFunction)", url:"https://www.w3schools.com/jsref/jsref_find.asp", url2:"https://developer.mozilla.org/en-US/docs/Web/JavaScript/Reference/Global_Objects/Array/find", type:"Returns the array element value if any of the elements in the array pass the test, otherwise it returns </text:span><text:soft-page-break/><text:span text:style-name="T9">undefined", tag:"function", language:"JavaScript"},</text:span></text:p>
      <text:p text:style-name="P19"><text:span text:style-name="T9"><text:s text:c="4"/></text:span></text:p>
      <text:p text:style-name="P19"><text:span text:style-name="T9"><text:s text:c="4"/>{ category:"array", name:"findIndex()", description:"Returns the index of the first element in an array that pass a test.", syntax:"array.findIndex(function(currentValue, index, arr), thisValue)", useage:"ages.findIndex(ourFunction)", url:"https://www.w3schools.com/jsref/jsref_findindex.asp", url2:"https://developer.mozilla.org/en-US/docs/Web/JavaScript/Reference/Global_Objects/Array/findIndex", type:"Returns the array element index if any of the elements in the array pass the test, otherwise it returns -1", tag:"function", language:"JavaScript"},</text:span></text:p>
      <text:p text:style-name="P19"><text:span text:style-name="T9"><text:s text:c="4"/></text:span></text:p>
      <text:p text:style-name="P19"><text:span text:style-name="T9"><text:s text:c="4"/>{ category:"array", name:"flat()", description:"creates a new array with all sub-array elements concatenated into it recursively up to the specified depth.", syntax:"array.flat(depth)", useage:"ourArray.flat(2);", url:"https://developer.mozilla.org/en-US/docs/Web/JavaScript/Reference/Global_Objects/</text:span><text:soft-page-break/><text:span text:style-name="T9">Array/flat", url2:"https://developer.mozilla.org/en-US/docs/Web/JavaScript/Reference/Global_Objects/Array/flat", type:"A new array with the sub-array elements concatenated into it.", tag:"function", language:"JavaScript"},</text:span></text:p>
      <text:p text:style-name="P19"><text:span text:style-name="T9"><text:s text:c="4"/></text:span></text:p>
      <text:p text:style-name="P19"><text:span text:style-name="T9"><text:s text:c="4"/>{ category:"array", name:"flatMap()", description:"creates a new array with all sub-array elements concatenated into it recursively up to the specified depth.", syntax:"array.flatMap(function(currentValue, index, arr), thisValue)", useage:"In Progress", url:"https://developer.mozilla.org/en-US/docs/Web/JavaScript/Reference/Global_Objects/Array/flatMap", url2:"https://developer.mozilla.org/en-US/docs/Web/JavaScript/Reference/Global_Objects/Array/flatMap", type:"returns a new array formed by applying a given callback function to each element of the array, and then flattening the result by one level.", tag:"function", language:"JavaScript"},</text:span></text:p>
      <text:p text:style-name="P19"><text:span text:style-name="T9"><text:s text:c="4"/></text:span></text:p>
      <text:p text:style-name="P19"><text:span text:style-name="T9"><text:s text:c="4"/>{ category:"array", name:"forEach()", description:"Executes a function once for each </text:span><text:soft-page-break/><text:span text:style-name="T9">array element.", syntax:"array.forEach(function(currentValue, index, arr), thisValue)", useage:"numbers.forEach(ourFunction)", url:"https://www.w3schools.com/jsref/jsref_foreach.asp", url2:"https://developer.mozilla.org/en-US/docs/Web/JavaScript/Reference/Global_Objects/Array/forEach", type:"undefined", tag:"function", language:"JavaScript"},</text:span></text:p>
      <text:p text:style-name="P19"><text:span text:style-name="T9"><text:s text:c="4"/></text:span></text:p>
      <text:p text:style-name="P19"><text:span text:style-name="T9"><text:s text:c="4"/>{ category:"array", name:"from()", description:"Create an Array from a String. Returns an Array object from any object with a length property or an iterable object. Creates a new, shallow-copied Array instance from an array-like or iterable object.", syntax:"Array.from(object, mapFunction, thisValue)", useage:"ourArray.from('ABCDEFG')", url:"https://www.w3schools.com/jsref/jsref_from.asp", url2:"https://developer.mozilla.org/en-US/docs/Web/JavaScript/Reference/Global_Objects/Array/from", type:"An Array object", tag:"function", language:"JavaScript"},</text:span></text:p>
      <text:p text:style-name="P19"><text:soft-page-break/><text:span text:style-name="T9"><text:s text:c="4"/></text:span></text:p>
      <text:p text:style-name="P19"><text:span text:style-name="T9"><text:s text:c="4"/>{ category:"array", name:"includes()", description:"Returns true if the array contains a specified element. If NOT, then returns false.", syntax:"array.includes(element, start)", useage:"ourArray.includes('John', 2);", url:"https://www.w3schools.com/jsref/jsref_includes_array.asp", url2:"https://developer.mozilla.org/en-US/docs/Web/JavaScript/Reference/Global_Objects/Array/includes", type:"A Boolean", tag:"function", language:"JavaScript"},</text:span></text:p>
      <text:p text:style-name="P19"><text:span text:style-name="T9"><text:s text:c="4"/></text:span></text:p>
      <text:p text:style-name="P19"><text:span text:style-name="T9"><text:s text:c="4"/>{ category:"array", name:"indexOf()", description:"Searches the array for the specified item and then returns the position.", syntax:"array.indexOf(item, start)", useage:"ourArray.indexOf('John', 2)", url:"https://www.w3schools.com/jsref/jsref_indexof_array.asp", url2:"https://developer.mozilla.org/en-US/docs/Web/JavaScript/Reference/Global_Objects/Array/indexOf", type:"A Number, representing the position of the specified item, otherwise -1", tag:"function", language:"JavaScript"},</text:span></text:p>
      <text:p text:style-name="P19"><text:span text:style-name="T9"><text:s text:c="4"/></text:span></text:p>
      <text:p text:style-name="P19"><text:soft-page-break/><text:span text:style-name="T9"><text:s text:c="4"/>{ category:"array", name:"isArray()", description:"Finds out if an object is an array.", syntax:"Array.isArray(obj)", useage:"Array.isArray(ourArray)", url:"https://www.w3schools.com/jsref/jsref_isarray.asp", url2:"https://developer.mozilla.org/en-US/docs/Web/JavaScript/Reference/Global_Objects/Array/isArray", type:"A Boolean. Returns true if the object is an array, otherwise it returns false", tag:"function", language:"JavaScript"},</text:span></text:p>
      <text:p text:style-name="P19"><text:span text:style-name="T9"><text:s text:c="4"/></text:span></text:p>
      <text:p text:style-name="P19"><text:span text:style-name="T9"><text:s text:c="4"/>{ category:"array", name:"join()", description:"Joins all elements of the array, to String.", syntax:"array.join(separator)", useage:"let text = ourArray.join(' and ');", url:"https://www.w3schools.com/jsref/jsref_join.asp", url2:"https://developer.mozilla.org/en-US/docs/Web/JavaScript/Reference/Global_Objects/Array/joihttps://developer.mozilla", type:"A String, representing the array values, separated by the specified separator", tag:"function", language:"JavaScript"},</text:span></text:p>
      <text:p text:style-name="P19"><text:span text:style-name="T9"><text:s text:c="4"/></text:span></text:p>
      <text:p text:style-name="P19"><text:soft-page-break/><text:span text:style-name="T9"><text:s text:c="4"/>{ category:"array", name:"keys()", description:"Returns a Array Iteration Object, which shows the keys of the original array", syntax:"array.keys()", useage:"const keys = ourArray.keys();", url:"https://www.w3schools.com/jsref/jsref_keys.asp", url2:"https://developer.mozilla.org/en-US/docs/Web/JavaScript/Reference/Global_Objects/Array/keys", type:"An Array Iterator object", tag:"function", language:"JavaScript"},</text:span></text:p>
      <text:p text:style-name="P19"><text:span text:style-name="T9"><text:s text:c="4"/></text:span></text:p>
      <text:p text:style-name="P19"><text:span text:style-name="T9"><text:s text:c="4"/>{ category:"array", name:"length", description:"Returns amount of elements in an array. It can set the amount too.", syntax:"array.length and <text:s/>array.length = number", useage:"let length = ourArray.length;", url:"https://www.w3schools.com/jsref/jsref_length_array.asp", url2:"https://developer.mozilla.org/en-US/docs/Web/JavaScript/Reference/Global_Objects/Array/length", type:"A Number, representing the number of elements in the array object", tag:"function", language:"JavaScript"},</text:span></text:p>
      <text:p text:style-name="P19"><text:span text:style-name="T9"><text:s text:c="4"/></text:span></text:p>
      <text:p text:style-name="P19"><text:soft-page-break/><text:span text:style-name="T9"><text:s text:c="4"/>{ category:"array", name:"lastIndexOf()", description:"Searches the array for an element and Returns the position. It starts searching at the end of the array.", syntax:"array.lastIndexOf(item, start)", useage:"let index = ourArray.lastIndexOf('Pie');", url:"https://www.w3schools.com/jsref/jsref_lastindexof_array.asp", url2:"https://developer.mozilla.org/en-US/docs/Web/JavaScript/Reference/Global_Objects/Array/lastIndexOf", type:"A Number, representing the position of the specified item, otherwise -1", tag:"function", language:"JavaScript"},</text:span></text:p>
      <text:p text:style-name="P19"><text:span text:style-name="T9"><text:s text:c="4"/></text:span></text:p>
      <text:p text:style-name="P19"><text:span text:style-name="T9"><text:s text:c="4"/>{ category:"array", name:"map()", description:"Creates a new array and runs a function on every array element", syntax:"array.map(function(currentValue, index, arr), thisValue)", useage:"const newArr = numbers.map(myFunction)", url:"https://www.w3schools.com/jsref/jsref_map.asp", url2:"https://developer.mozilla.org/en-US/docs/Web/JavaScript/Reference/Global_Objects/Array/map", type:"An Array </text:span><text:soft-page-break/><text:span text:style-name="T9">containing the results of calling the provided function for each element in the original array.", tag:"function", language:"JavaScript"},</text:span></text:p>
      <text:p text:style-name="P19"><text:span text:style-name="T9"><text:s text:c="4"/></text:span></text:p>
      <text:p text:style-name="P19"><text:span text:style-name="T9"><text:s text:c="4"/>{ category:"array", name:"pop()", description:"Removes the last element of the array. Returns that removed element.", syntax:"array.pop()", useage:"ourArray.pop();", url:"https://www.w3schools.com/jsref/jsref_pop.asp", url2:"https://developer.mozilla.org/en-US/docs/Web/JavaScript/Reference/Global_Objects/Array/pop", type:"The removed array item. The item can be a string, a number, an array, an object, or any other type allowed in an array.", tag:"function", language:"JavaScript"},</text:span></text:p>
      <text:p text:style-name="P19"><text:span text:style-name="T9"><text:s text:c="4"/></text:span></text:p>
      <text:p text:style-name="P19"><text:span text:style-name="T9"><text:s text:c="4"/>{ category:"array", name:"prototype", description:"Add properties and methods to an Array object.", syntax:"Array.prototype.name = value", useage:"ourArray.prototype.changeIt = function() {", url:"https://www.w3schools.com/jsref/jsref_prototype_array.asp", url2:"https://collegeofscripting.weebly.com/", type:"The prototype constructor allows you to </text:span><text:soft-page-break/><text:span text:style-name="T9">add new properties and methods to Arrays.", tag:"function", language:"JavaScript"},</text:span></text:p>
      <text:p text:style-name="P19"><text:span text:style-name="T9"><text:s text:c="4"/></text:span></text:p>
      <text:p text:style-name="P19"><text:span text:style-name="T9"><text:s text:c="4"/>{ category:"array", name:"push()", description:"Adds new elements to the end of the array. Returns the new length.", syntax:"array.push(item1, item2, ..., itemX)", useage:"ourArray.push('Kiwi');", url:"https://www.w3schools.com/jsref/jsref_push.asp", url2:"https://developer.mozilla.org/en-US/docs/Web/JavaScript/Reference/Global_Objects/Array/push", type:"A Number, representing the new length of the array", tag:"function", language:"JavaScript"},</text:span></text:p>
      <text:p text:style-name="P19"><text:span text:style-name="T9"><text:s text:c="4"/></text:span></text:p>
      <text:p text:style-name="P19"><text:span text:style-name="T9"><text:s text:c="4"/>{ category:"array", name:"reduce()", description:"Reduces the values of an array to one value. It works from left to right.", syntax:"array.reduce(function(total, currentValue, currentIndex, arr), initialValue)", useage:"numbers.reduce(myFunc);", url:"https://www.w3schools.com/jsref/jsref_reduce.asp", url2:"https://developer.mozilla.org/en-US/docs/Web/JavaScript/Reference/Global_Objects/Array/Reduce", type:"Returns the accumulated </text:span><text:soft-page-break/><text:span text:style-name="T9">result from the last call of the callback function", tag:"function", language:"JavaScript"},</text:span></text:p>
      <text:p text:style-name="P19"><text:span text:style-name="T9"><text:s text:c="4"/></text:span></text:p>
      <text:p text:style-name="P19"><text:span text:style-name="T9"><text:s text:c="4"/>{ category:"array", name:"reduceRight()", description:"Reduces the values of an array to one value. It works from right to left.", syntax:"array.reduceRight(function(total, currentValue, currentIndex, arr), initialValue)", useage:"numbers.reduceRight(myFunc);", url:"https://www.w3schools.com/jsref/jsref_reduceright.asp", url2:"https://developer.mozilla.org/en-US/docs/Web/JavaScript/Reference/Global_Objects/Array/ReduceRight", type:"Returns the accumulated result from the last call of the callback function", tag:"function", language:"JavaScript"},</text:span></text:p>
      <text:p text:style-name="P19"><text:span text:style-name="T9"><text:s text:c="4"/></text:span></text:p>
      <text:p text:style-name="P19"><text:span text:style-name="T9"><text:s text:c="4"/>{ category:"array", name:"reverse()", description:"Reverses the array order. The Elements of the array are sorted in reverse order.", syntax:"array.reverse()", useage:"ourArray.reverse();", url:"https://www.w3schools.com/jsref/jsref_reverse.asp", </text:span><text:soft-page-break/><text:span text:style-name="T9">url2:"https://developer.mozilla.org/en-US/docs/Web/JavaScript/Reference/Global_Objects/Array/reverse", type:"An Array, representing the array after it has been reversed", tag:"function", language:"JavaScript"},</text:span></text:p>
      <text:p text:style-name="P19"><text:span text:style-name="T9"><text:s text:c="4"/></text:span></text:p>
      <text:p text:style-name="P19"><text:span text:style-name="T9"><text:s text:c="4"/>{ category:"array", name:"shift()", description:"Removes the first element in an array. Returns that removed element.", syntax:"array.shift()", useage:"ourArray.shift();", url:"https://www.w3schools.com/jsref/jsref_shift.asp", url2:"https://developer.mozilla.org/en-US/docs/Web/JavaScript/Reference/Global_Objects/Array/shift", type:"The removed array item. The item can be a string, a number, an array, an object, or any other type allowed in an array.", tag:"function", language:"JavaScript"},</text:span></text:p>
      <text:p text:style-name="P19"><text:span text:style-name="T9"><text:s text:c="4"/></text:span></text:p>
      <text:p text:style-name="P19"><text:span text:style-name="T9"><text:s text:c="4"/>{ category:"array", name:"slice()", description:"Selects a part of the array. Returns a new array.", syntax:"array.slice(start, end)", useage:"const myBest = fruits.slice(-3, -1);", url:"https://www.w3schools.com/jsref/jsref_slic</text:span><text:soft-page-break/><text:span text:style-name="T9">e_array.asp", url2:"https://developer.mozilla.org/en-US/docs/Web/JavaScript/Reference/Global_Objects/Array/splice", type:"A new Array, containing the selected elements", tag:"function", language:"JavaScript"},</text:span></text:p>
      <text:p text:style-name="P19"><text:span text:style-name="T9"><text:s text:c="4"/></text:span></text:p>
      <text:p text:style-name="P19"><text:span text:style-name="T9"><text:s text:c="4"/>{ category:"array", name:"some()", description:"Finds out if any element in an array passes a test", syntax:"array.some(function(currentValue, index, arr), thisValue)", useage:"ourArray.some(testThem);", url:"https://www.w3schools.com/jsref/jsref_some.asp", url2:"https://developer.mozilla.org/en-US/docs/Web/JavaScript/Reference/Global_Objects/Array/some", type:"A Boolean. Returns true if any of the elements in the array pass the test, otherwise it returns false", tag:"function", language:"JavaScript"},</text:span></text:p>
      <text:p text:style-name="P19"><text:span text:style-name="T9"><text:s text:c="4"/></text:span></text:p>
      <text:p text:style-name="P19"><text:span text:style-name="T9"><text:s text:c="4"/>{ category:"array", name:"sort()", description:"Sort the elements of the array", syntax:"array.sort(compareFunction)", useage:"ourArray.sort();", url:"https://www.w3schools.com/jsref/jsref_sor</text:span><text:soft-page-break/><text:span text:style-name="T9">t.asp", url2:"https://developer.mozilla.org/en-US/docs/Web/JavaScript/Reference/Global_Objects/Array/sort", type:"The Array object, with the items sorted", tag:"function", language:"JavaScript"},</text:span></text:p>
      <text:p text:style-name="P19"><text:span text:style-name="T9"><text:s text:c="4"/></text:span></text:p>
      <text:p text:style-name="P19"><text:span text:style-name="T9"><text:s text:c="4"/>{ category:"array", name:"splice()", description:"Adds or Removes elements from the array", syntax:"array.splice(index, howmany, item1, ....., itemX)", useage:"ourArray.splice(1, 4, 'Cat', 'Bird');", url:"https://www.w3schools.com/jsref/jsref_splice.asp", url2:"https://developer.mozilla.org/en-US/docs/Web/JavaScript/Reference/Global_Objects/Array/splice", type:"An empty Array, or an Array containing removed items (if any).", tag:"function", language:"JavaScript"},</text:span></text:p>
      <text:p text:style-name="P19"><text:span text:style-name="T9"><text:s text:c="4"/></text:span></text:p>
      <text:p text:style-name="P19"><text:span text:style-name="T9"><text:s text:c="4"/>{ category:"array", name:"toString()", description:"Converts the array to a string. Returns the result.", syntax:"array.toString()", useage:"let text = ourArray.toString();", url:"https://www.w3schools.com/jsref/jsref_tostring_array.asp", url2:"https://developer.mozilla.org/en-US/docs/Web/JavaScript/Reference/Global_Objects/</text:span><text:soft-page-break/><text:span text:style-name="T9">Array/toString", type:"A String, representing the values of the array, separated by a comma", tag:"function", language:"JavaScript"},</text:span></text:p>
      <text:p text:style-name="P19"><text:span text:style-name="T9"><text:s text:c="4"/></text:span></text:p>
      <text:p text:style-name="P19"><text:span text:style-name="T9"><text:s text:c="4"/>{ category:"array", name:"unshift()", description:"Add the new element to the beginning of the array. Returns the new length.", syntax:"array.unshift(item1, item2, ..., itemX)", useage:"ourArray.unshift('Cat', 'Bird');", url:"https://www.w3schools.com/jsref/jsref_unshift.asp", url2:"https://developer.mozilla.org/en-US/docs/Web/JavaScript/Reference/Global_Objects/Array/unshift", type:"A Number, representing the new length of the array", tag:"function", language:"JavaScript"},</text:span></text:p>
      <text:p text:style-name="P19"><text:span text:style-name="T9"><text:s text:c="4"/></text:span></text:p>
      <text:p text:style-name="P19"><text:span text:style-name="T9"><text:s text:c="4"/>{ category:"array", name:"valueOf()", description:"Returns the primitive value of the array", syntax:"array.valueOf()", useage:"const theArray = ourArray.valueOf();", url:"https://www.w3schools.com/jsref/jsref_valueof_array.asp", url2:"https://collegeofscripting.weebly.com/", </text:span><text:soft-page-break/><text:span text:style-name="T9">type:"An Array. The valueOf() method returns itself", tag:"function", language:"JavaScript"},</text:span></text:p>
      <text:p text:style-name="P19"><text:span text:style-name="T9"><text:s text:c="4"/></text:span></text:p>
      <text:p text:style-name="P19"><text:span text:style-name="T9"><text:s text:c="4"/>{ category:"math", name:"abs()", description:"Returns the absolute value of the number", syntax:"Math.abs(x)", useage:"Math.abs(-2.37)", url:"https://www.w3schools.com/jsref/jsref_abs.asp", url2:"https://developer.mozilla.org/en-US/docs/Web/JavaScript/Reference/Global_Objects/Math/abs", type:"A Number, representing the absolute value of the specified number, or NaN if the value is not a number, or 0 if the value is null", tag:"function", language:"JavaScript"},</text:span></text:p>
      <text:p text:style-name="P19"><text:span text:style-name="T9"><text:s text:c="4"/></text:span></text:p>
      <text:p text:style-name="P19"><text:span text:style-name="T9"><text:s text:c="4"/>{ category:"math", name:"acos()", description:"Returns the arccosine of X in radians", syntax:"Math.acos(x)", useage:"Math.acos(0)", url:"https://www.w3schools.com/jsref/jsref_acos.asp", url2:"https://developer.mozilla.org/en-US/docs/Web/JavaScript/Reference/Global_Objects/Math/acos", type:"A Number, from 0 to PI, or NaN if the value is outside the </text:span><text:soft-page-break/><text:span text:style-name="T9">range of -1 to 1", tag:"function", language:"JavaScript"},</text:span></text:p>
      <text:p text:style-name="P19"><text:span text:style-name="T9"><text:s text:c="4"/></text:span></text:p>
      <text:p text:style-name="P19"><text:span text:style-name="T9"><text:s text:c="4"/>{ category:"math", name:"acosh()", description:"Returns the hyperbolic arccosine of X", syntax:"Math.acosh(x)", useage:"Math.acosh(1)", url:"https://www.w3schools.com/jsref/jsref_acosh.asp", url2:"https://developer.mozilla.org/en-US/docs/Web/JavaScript/Reference/Global_Objects/Math/acosh", type:"A Number, or NaN if the parameter is less than 1", tag:"function", language:"JavaScript"},</text:span></text:p>
      <text:p text:style-name="P19"><text:span text:style-name="T9"><text:s text:c="4"/></text:span></text:p>
      <text:p text:style-name="P19"><text:span text:style-name="T9"><text:s text:c="4"/>{ category:"math", name:"asin()", description:"Returns the arcsine of X in radians", syntax:"Math.asin(x)", useage:"Math.asin(0)", url:"https://www.w3schools.com/jsref/jsref_asin.asp", url2:"https://developer.mozilla.org/en-US/docs/Web/JavaScript/Reference/Global_Objects/Math/asin", type:"A Number, from -PI/2 to PI/2, or NaN if the value is outside the range of -1 to 1", tag:"function", language:"JavaScript"},</text:span></text:p>
      <text:p text:style-name="P19"><text:span text:style-name="T9"><text:s text:c="4"/></text:span></text:p>
      <text:p text:style-name="P19"><text:soft-page-break/><text:span text:style-name="T9"><text:s text:c="4"/>{ category:"math", name:"asinh()", description:"Returns the hyperbolic arcsine of X", syntax:"Math.asinh(x)", useage:"Math.asinh(0)", url:"https://www.w3schools.com/jsref/jsref_asinh.asp", url2:"https://developer.mozilla.org/en-US/docs/Web/JavaScript/Reference/Global_Objects/Math/asinh", type:"A Number, from -PI/2 to PI/2, or NaN if the value is empty", tag:"function", language:"JavaScript"},</text:span></text:p>
      <text:p text:style-name="P19"><text:span text:style-name="T9"><text:s text:c="4"/></text:span></text:p>
      <text:p text:style-name="P19"><text:span text:style-name="T9"><text:s text:c="4"/>{ category:"math", name:"atan()", description:"Returns the arctangent of x as a numeric value between -PI/2 and PI/2 radians", syntax:"Math.atan(x)", useage:"Math.atan(2)", url:"https://www.w3schools.com/jsref/jsref_atan.asp", url2:"https://developer.mozilla.org/en-US/docs/Web/JavaScript/Reference/Global_Objects/Math/atan", type:"A Number, from PI to -PI, or NaN if the value(s) are empty", tag:"function", language:"JavaScript"},</text:span></text:p>
      <text:p text:style-name="P19"><text:span text:style-name="T9"><text:s text:c="4"/></text:span></text:p>
      <text:p text:style-name="P19"><text:span text:style-name="T9"><text:s text:c="4"/>{ category:"math", name:"atan2()", description:"Returns the arctangent of the quotient of its arguments", syntax:"Math.atan2(y, x)", </text:span><text:soft-page-break/><text:span text:style-name="T9">useage:"Math.atan2(8, 4);", url:"https://www.w3schools.com/jsref/jsref_atan2.asp", url2:"https://developer.mozilla.org/en-US/docs/Web/JavaScript/Reference/Global_Objects/Math/atan2", type:"A Number, or NaN, or Infinity, or -Infinity", tag:"function", language:"JavaScript"},</text:span></text:p>
      <text:p text:style-name="P19"><text:span text:style-name="T9"><text:s text:c="4"/></text:span></text:p>
      <text:p text:style-name="P19"><text:span text:style-name="T9"><text:s text:c="4"/>{ category:"math", name:"atanh()", description:"Returns the hyperbolic arctangent of X", syntax:"Math.atanh(x)", useage:"Math.atanh(0.5)", url:"https://www.w3schools.com/jsref/jsref_atanh.asp", url2:"https://developer.mozilla.org/en-US/docs/Web/JavaScript/Reference/Global_Objects/Math/atanh", type:"A Number, or NaN, or Infinity, or -Infinity", tag:"function", language:"JavaScript"},</text:span></text:p>
      <text:p text:style-name="P19"><text:span text:style-name="T9"><text:s text:c="4"/></text:span></text:p>
      <text:p text:style-name="P19"><text:span text:style-name="T9"><text:s text:c="4"/>{ category:"math", name:"cbrt()", description:"Returns the cubic root of X", syntax:"Math.cbrt(x)", useage:"Math.cbrt(125)", url:"https://www.w3schools.com/jsref/jsref_cbrt.asp", url2:"https://developer.mozilla.org/en-US/docs/Web/JavaScript/Reference/</text:span><text:soft-page-break/><text:span text:style-name="T9">Global_Objects/Math/cbrt", type:"A Number", tag:"function", language:"JavaScript"},</text:span></text:p>
      <text:p text:style-name="P19"><text:span text:style-name="T9"><text:s text:c="4"/></text:span></text:p>
      <text:p text:style-name="P19"><text:span text:style-name="T9"><text:s text:c="4"/>{ category:"math", name:"ceil()", description:"Returns x, rounded upwards to the nearest integer", syntax:"Math.ceil(x)", useage:"Math.ceil(1.4)", url:"https://www.w3schools.com/jsref/jsref_ceil.asp", url2:"https://developer.mozilla.org/en-US/docs/Web/JavaScript/Reference/Global_Objects/Math/ceil", type:"A Number, representing the nearest integer when rounding upwards", tag:"function", language:"JavaScript"},</text:span></text:p>
      <text:p text:style-name="P19"><text:span text:style-name="T9"><text:s text:c="4"/></text:span></text:p>
      <text:p text:style-name="P19"><text:span text:style-name="T9"><text:s text:c="4"/>{ category:"math", name:"clz32()", description:"Returns the number of leading zeros in a 32-bit binary number", syntax:"Math.clz32(x)", useage:"Math.clz32(1)", url:"https://www.w3schools.com/jsref/jsref_clz32.asp", url2:"https://developer.mozilla.org/en-US/docs/Web/JavaScript/Reference/Global_Objects/Math/clz32", type:"A Number, representing the nearest integer when </text:span><text:soft-page-break/><text:span text:style-name="T9">rounding upwards", tag:"function", language:"JavaScript"},</text:span></text:p>
      <text:p text:style-name="P19"><text:span text:style-name="T9"><text:s text:c="4"/></text:span></text:p>
      <text:p text:style-name="P19"><text:span text:style-name="T9"><text:s text:c="4"/>{ category:"math", name:"cos()", description:"Returns the cosine of X in radians", syntax:"Math.cos(x)", useage:"Math.cos(3.14)", url:"https://www.w3schools.com/jsref/jsref_cos.asp", url2:"https://developer.mozilla.org/en-US/docs/Web/JavaScript/Reference/Global_Objects/Math/cos", type:"Number of leading zeros in the 32-bit binary representation of a number. If the number is 0, it returns 32 (all bits are 0).", tag:"function", language:"JavaScript"},</text:span></text:p>
      <text:p text:style-name="P19"><text:span text:style-name="T9"><text:s text:c="4"/></text:span></text:p>
      <text:p text:style-name="P19"><text:span text:style-name="T9"><text:s text:c="4"/>{ category:"math", name:"cosh()", description:"Returns the hyperbolic cosine of x", syntax:"Math.cosh(x)", useage:"Math.cosh(x)", url:"https://www.w3schools.com/jsref/jsref_cosh.asp", url2:"https://developer.mozilla.org/en-US/docs/Web/JavaScript/Reference/Global_Objects/Math/cosh", type:"A Number", tag:"function", language:"JavaScript"},</text:span></text:p>
      <text:p text:style-name="P19"><text:span text:style-name="T9"><text:s text:c="4"/></text:span></text:p>
      <text:p text:style-name="P19"><text:soft-page-break/><text:span text:style-name="T9"><text:s text:c="4"/>{ category:"math", name:"E", description:"Returns Euler's number (approx. 2.718)", syntax:"Math.E", useage:"Math.E", url:"https://www.w3schools.com/jsref/jsref_e.asp", url2:"https://developer.mozilla.org/en-US/docs/Web/JavaScript/Reference/Global_Objects/Math/E", type:"A Number, representing Euler's number", tag:"function", language:"JavaScript"},</text:span></text:p>
      <text:p text:style-name="P19"><text:span text:style-name="T9"><text:s text:c="4"/></text:span></text:p>
      <text:p text:style-name="P19"><text:span text:style-name="T9"><text:s text:c="4"/>{ category:"math", name:"exp()", description:"Returns the exponential value of a number", syntax:"Math.exp(x)", useage:"Math.exp(5)", url:"https://www.w3schools.com/jsref/jsref_exp.asp", url2:"https://developer.mozilla.org/en-US/docs/Web/JavaScript/Reference/Global_Objects/Math/exp", type:"A number representing e^x, where e is Euler's number and x is the argument.", tag:"function", language:"JavaScript"},</text:span></text:p>
      <text:p text:style-name="P19"><text:span text:style-name="T9"><text:s text:c="4"/></text:span></text:p>
      <text:p text:style-name="P19"><text:span text:style-name="T9"><text:s text:c="4"/>{ category:"math", name:"expm1", description:"returns the value of Ex minus 1, where E is Euler's number (approx 2.7183) and </text:span><text:soft-page-break/><text:span text:style-name="T9">x is the number passed to it. This function is more accurate than using Math.exp() and subtracting 1.", syntax:"Math.expm1(x)", useage:"Math.expm1(7);", url:"https://www.w3schools.com/jsref/jsref_expm1.asp", url2:"https://developer.mozilla.org/en-US/docs/Web/JavaScript/Reference/Global_Objects/Math/expm1", type:"Number Ex minus 1", tag:"function", language:"JavaScript"},</text:span></text:p>
      <text:p text:style-name="P19"><text:span text:style-name="T9"><text:s text:c="4"/></text:span></text:p>
      <text:p text:style-name="P19"><text:span text:style-name="T9"><text:s text:c="4"/>{ category:"math", name:"floor()", description:"Returns x, rounded downwards to the nearest integer", syntax:"Math.floor(x)", useage:"Math.floor(5.7)", url:"https://www.w3schools.com/jsref/jsref_floor.asp", url2:"https://developer.mozilla.org/en-US/docs/Web/JavaScript/Reference/Global_Objects/Math/floor", type:"A Number, representing the nearest integer when rounding downwards", tag:"function", language:"JavaScript"},</text:span></text:p>
      <text:p text:style-name="P19"><text:span text:style-name="T9"><text:s text:c="4"/></text:span></text:p>
      <text:p text:style-name="P19"><text:span text:style-name="T9"><text:s text:c="4"/>{ category:"math", name:"fround", description:"Returns the nearest 32-bit single precision float representation of a number.", </text:span><text:soft-page-break/><text:span text:style-name="T9">syntax:"Math.fround(x)", useage:"Math.fround(5.70);", url:"https://www.w3schools.com/jsref/jsref_fround.asp", url2:"https://developer.mozilla.org/en-US/docs/Web/JavaScript/Reference/Global_Objects/Math/fround", type:"Number The nearest 32-bit single precision float representation of the number.", tag:"function", language:"JavaScript"},</text:span></text:p>
      <text:p text:style-name="P19"><text:span text:style-name="T9"><text:s text:c="4"/></text:span></text:p>
      <text:p text:style-name="P19"><text:span text:style-name="T9"><text:s text:c="4"/>{ category:"math", name:"LN2", description:"Returns the natural logarithm of 2 (approx. 0.693)", syntax:"Math.LN2", useage:"Math.LN2", url:"https://www.w3schools.com/jsref/jsref_ln2.asp", url2:"https://developer.mozilla.org/en-US/docs/Web/JavaScript/Reference/Global_Objects/Math/LN2", type:"A Number, representing the natural logarithm of 2", tag:"function", language:"JavaScript"},</text:span></text:p>
      <text:p text:style-name="P19"><text:span text:style-name="T9"><text:s text:c="4"/></text:span></text:p>
      <text:p text:style-name="P19"><text:span text:style-name="T9"><text:s text:c="4"/>{ category:"math", name:"LN10", description:"Returns the natural logarithm of 10 (approx. 2.302)", syntax:"Math.LN10", useage:"Math.LN10", </text:span><text:soft-page-break/><text:span text:style-name="T9">url:"https://www.w3schools.com/jsref/jsref_ln10.asp", url2:"https://developer.mozilla.org/en-US/docs/Web/JavaScript/Reference/Global_Objects/Math/LN10", type:"A Number, representing the natural logarithm of 10", tag:"function", language:"JavaScript"},</text:span></text:p>
      <text:p text:style-name="P19"><text:span text:style-name="T9"><text:s text:c="4"/></text:span></text:p>
      <text:p text:style-name="P19"><text:span text:style-name="T9"><text:s text:c="4"/>{ category:"math", name:"log()", description:"Returns the natural logarithm of a number", syntax:"Math.log(x)", useage:"Math.log(2)", url:"https://www.w3schools.com/jsref/jsref_log.asp", url2:"https://developer.mozilla.org/en-US/docs/Web/JavaScript/Reference/Global_Objects/Math/log", type:"A Number, representing the natural logarithm of a specified number If the number negative, NaN is returned If the number is 0, -Infinity is returned", tag:"function", language:"JavaScript"},</text:span></text:p>
      <text:p text:style-name="P19"><text:span text:style-name="T9"><text:s text:c="4"/></text:span></text:p>
      <text:p text:style-name="P19"><text:span text:style-name="T9"><text:s text:c="4"/>{ category:"math", name:"log10", description:"Returns the base-10 logarithm of a number.", syntax:"Math.log10(x)", useage:"Math.log10(5.7173);", url:"https://www.w3schools.com/jsref/jsref_log</text:span><text:soft-page-break/><text:span text:style-name="T9">10.asp", url2:"https://developer.mozilla.org/en-US/docs/Web/JavaScript/Reference/Global_Objects/Math/log10", type:"NumberThe base-10 logarithm of the number.NaN if the number is negative.-Infinity if the number is 0.", tag:"function", language:"JavaScript"},</text:span></text:p>
      <text:p text:style-name="P19"><text:span text:style-name="T9"><text:s text:c="4"/></text:span></text:p>
      <text:p text:style-name="P19"><text:span text:style-name="T9"><text:s text:c="4"/>{ category:"math", name:"log1p", description:"Returns the natural logarithm (base E) of 1 + a number.", syntax:"Math.log1p(x)", useage:"Math.log1p(5.7173);", url:"https://www.w3schools.com/jsref/jsref_log1p.asp", url2:"https://developer.mozilla.org/en-US/docs/Web/JavaScript/Reference/Global_Objects/Math/log1p", type:"NumberThe natural logarithm (base E) of 1 + the number.NaN if the number is less than -1.-Infinity if the number is -1.", tag:"function", language:"JavaScript"},</text:span></text:p>
      <text:p text:style-name="P19"><text:span text:style-name="T9"><text:s text:c="4"/></text:span></text:p>
      <text:p text:style-name="P19"><text:span text:style-name="T9"><text:s text:c="4"/>{ category:"math", name:"log2", description:"Returns the base-2 logarithm of a number.", syntax:"Math.log2(5.7173);", url:"https://www.w3schools.com/jsref/jsref_log2.asp", url2:"https://developer.mozilla.org/en-</text:span><text:soft-page-break/><text:span text:style-name="T9">US/docs/Web/JavaScript/Reference/Global_Objects/Math/log2", type:"NumberThe base-2 logarithm of the number.NaN if the number is less than -1.-Infinity if the number is -1.", tag:"function", language:"JavaScript"},</text:span></text:p>
      <text:p text:style-name="P19"><text:span text:style-name="T9"><text:s text:c="4"/></text:span></text:p>
      <text:p text:style-name="P19"><text:span text:style-name="T9"><text:s text:c="4"/>{ category:"math", name:"LOG2E", description:"Returns the base-2 logarithm of E (approx. 1.442)", syntax:"Math.LOG2E", useage:"Math.LOG2E", url:"https://www.w3schools.com/jsref/jsref_log2e.asp", url2:"https://developer.mozilla.org/en-US/docs/Web/JavaScript/Reference/Global_Objects/Math/LOG2E", type:"A Number, representing the base-2 logarithm of E", tag:"function", language:"JavaScript"},</text:span></text:p>
      <text:p text:style-name="P19"><text:span text:style-name="T9"><text:s text:c="4"/></text:span></text:p>
      <text:p text:style-name="P19"><text:span text:style-name="T9"><text:s text:c="4"/>{ category:"math", name:"LOG10E", description:"Returns the base-10 logarithm of E (approx. 0.434)", syntax:"Math.LOG10E", useage:"Math.LOG10E", url:"https://www.w3schools.com/jsref/jsref_log10e.asp", url2:"https://developer.mozilla.org/en-US/docs/Web/JavaScript/Reference/Global_Objects/Math/LOG10E", type:"A Number, representing </text:span><text:soft-page-break/><text:span text:style-name="T9">the base-10 logarithm of E", tag:"function", language:"JavaScript"},</text:span></text:p>
      <text:p text:style-name="P19"><text:span text:style-name="T9"><text:s text:c="4"/></text:span></text:p>
      <text:p text:style-name="P19"><text:span text:style-name="T9"><text:s text:c="4"/>{ category:"math", name:"max()", description:"Returns the number with the highest value", syntax:"Math.max(n1, n2,…)", useage:"Math.max(4, 7)", url:"https://www.w3schools.com/jsref/jsref_max.asp", url2:"https://developer.mozilla.org/en-US/docs/Web/JavaScript/Reference/Global_Objects/Math/max", type:"A Number, representing the highest number of the arguments, or -Infinity if no arguments are given, or NaN if one or more arguments are not numbers", tag:"function", language:"JavaScript"},</text:span></text:p>
      <text:p text:style-name="P19"><text:span text:style-name="T9"><text:s text:c="4"/></text:span></text:p>
      <text:p text:style-name="P19"><text:span text:style-name="T9"><text:s text:c="4"/>{ category:"math", name:"min()", description:"Returns the number with the lowest value", syntax:"Math.min(n1, n2,…)", useage:"Math.min(7, 30)", url:"https://www.w3schools.com/jsref/jsref_min.asp", url2:"https://developer.mozilla.org/en-US/docs/Web/JavaScript/Reference/Global_Objects/Math/min", type:"A Number, representing the lowest number of the </text:span><text:soft-page-break/><text:span text:style-name="T9">arguments, or Infinity if no arguments are given, or NaN if one or more arguments are not numbers", tag:"function", language:"JavaScript"},</text:span></text:p>
      <text:p text:style-name="P19"><text:span text:style-name="T9"><text:s text:c="4"/></text:span></text:p>
      <text:p text:style-name="P19"><text:span text:style-name="T9"><text:s text:c="4"/>{ category:"math", name:"PI", description:"Returns PI (approx. 3.14)", syntax:"Math.PI", useage:"Math.PI", url:"https://www.w3schools.com/jsref/jsref_pi.asp", url2:"https://developer.mozilla.org/en-US/docs/Web/JavaScript/Reference/Global_Objects/Math/PI", type:"A Number, representing PI", tag:"function", language:"JavaScript"},</text:span></text:p>
      <text:p text:style-name="P19"><text:span text:style-name="T9"><text:s text:c="4"/></text:span></text:p>
      <text:p text:style-name="P19"><text:span text:style-name="T9"><text:s text:c="4"/>{ category:"math", name:"pow()", description:"Returns the value of x to the power of y", syntax:"Math.pow(x, y)", useage:"Math.pow", url:"https://www.w3schools.com/jsref/jsref_pow.asp", url2:"https://developer.mozilla.org/en-US/docs/Web/JavaScript/Reference/Global_Objects/Math/pow", type:"A Number, representing the value of x to the power of y (x^y)", tag:"function", language:"JavaScript"},</text:span></text:p>
      <text:p text:style-name="P19"><text:span text:style-name="T9"><text:s text:c="4"/></text:span></text:p>
      <text:p text:style-name="P19"><text:soft-page-break/><text:span text:style-name="T9"><text:s text:c="4"/>{ category:"math", name:"random()", description:"Returns a random number between 0 and 1", syntax:"Math.random()", useage:"Math.random()", url:"https://www.w3schools.com/jsref/jsref_random.asp", url2:"https://developer.mozilla.org/en-US/docs/Web/JavaScript/Reference/Global_Objects/Math/random", type:"A Number, representing a number from 0 up to but not including 1", tag:"function", language:"JavaScript"},</text:span></text:p>
      <text:p text:style-name="P19"><text:span text:style-name="T9"><text:s text:c="4"/></text:span></text:p>
      <text:p text:style-name="P19"><text:span text:style-name="T9"><text:s text:c="4"/>{ category:"math", name:"round()", description:"Rounds x to the nearest integer", syntax:"Math.round(x)", useage:"Math.round(2.5)", url:"https://www.w3schools.com/jsref/jsref_round.asp", url2:"https://developer.mozilla.org/en-US/docs/Web/JavaScript/Reference/Global_Objects/Math/round", type:"A number, representing the nearest integer", tag:"function", language:"JavaScript"},</text:span></text:p>
      <text:p text:style-name="P19"><text:span text:style-name="T9"><text:s text:c="4"/></text:span></text:p>
      <text:p text:style-name="P19"><text:span text:style-name="T9"><text:s text:c="4"/>{ category:"math", name:"sign()", description:"Returns if a number is negative, positive or zero. If number is positive, it returns </text:span><text:soft-page-break/><text:span text:style-name="T9">1 If number is negative, it returns -1 If number is zero, it returns 0", syntax:"Math.sign(x)", useage:"Math.sign(7);", url:"https://www.w3schools.com/jsref/jsref_sign.asp", url2:"https://developer.mozilla.org/en-US/docs/Web/JavaScript/Reference/Global_Objects/Math/sign", type:"A Number, representing the sign of the specified number: <text:s text:c="5"/>If the number is positive, it returns 1 <text:s text:c="4"/>If the number is negative, it returns -1 <text:s text:c="4"/>If the number is positive zero, it returns 0 <text:s text:c="4"/>If the number is negative zero, it returns -0 <text:s text:c="4"/>If the number is not a number, it returns NaN", tag:"function", language:"JavaScript"},</text:span></text:p>
      <text:p text:style-name="P19"><text:span text:style-name="T9"><text:s text:c="4"/></text:span></text:p>
      <text:p text:style-name="P19"><text:span text:style-name="T9"><text:s text:c="4"/>{ category:"math", name:"sin()", description:"Returns the sine of x (x is in radians)", syntax:"Math.sin(x)", useage:"Math.sin(3.14)", url:"https://www.w3schools.com/jsref/jsref_sin.asp", url2:"https://developer.mozilla.org/en-US/docs/Web/JavaScript/Reference/Global_Objects/Math/sin", type:"A Number, from -1 to 1, representing the sine of an angle, or NaN if the value is empty", tag:"function", language:"JavaScript"},</text:span></text:p>
      <text:p text:style-name="P19"><text:soft-page-break/><text:span text:style-name="T9"><text:s text:c="4"/></text:span></text:p>
      <text:p text:style-name="P19"><text:span text:style-name="T9"><text:s text:c="4"/>{ category:"math", name:"sinh", description:"Returns the hyperbolic sine of a number.", syntax:"Math.sinh(x)", useage:"Math.sinh(5);", url:"https://www.w3schools.com/jsref/jsref_sinh.asp", url2:"https://developer.mozilla.org/en-US/docs/Web/JavaScript/Reference/Global_Objects/Math/sinh", type:"Number The hyperbolic sine of the number.NaN if the parameter is not numeric.", tag:"function", language:"JavaScript"},</text:span></text:p>
      <text:p text:style-name="P19"><text:span text:style-name="T9"><text:s text:c="4"/></text:span></text:p>
      <text:p text:style-name="P19"><text:span text:style-name="T9"><text:s text:c="4"/>{ category:"math", name:"sqrt()", description:"Returns the square root of x", syntax:"Math.sqrt(x)", useage:"Math.sqrt(7)", url:"https://www.w3schools.com/jsref/jsref_sqrt.asp", url2:"https://developer.mozilla.org/en-US/docs/Web/JavaScript/Reference/Global_Objects/Math/sqrt", type:"A Number. If x is a negative number, NaN is returned", tag:"function", language:"JavaScript"},</text:span></text:p>
      <text:p text:style-name="P19"><text:span text:style-name="T9"><text:s text:c="4"/></text:span></text:p>
      <text:p text:style-name="P19"><text:span text:style-name="T9"><text:s text:c="4"/>{ category:"math", name:"SQRT1_2", description:"Returns the square root of 1/2 (approx. 0.707)", syntax:"Math.SQRT1_2", </text:span><text:soft-page-break/><text:span text:style-name="T9">useage:"Math.SQRT1_2", url:"https://www.w3schools.com/jsref/jsref_sqrt1_2.asp", url2:"https://developer.mozilla.org/en-US/docs/Web/JavaScript/Reference/Global_Objects/Math/SQRT1_2", type:"A Number, representing the square root of ½", tag:"function", language:"JavaScript"},</text:span></text:p>
      <text:p text:style-name="P19"><text:span text:style-name="T9"><text:s text:c="4"/></text:span></text:p>
      <text:p text:style-name="P19"><text:span text:style-name="T9"><text:s text:c="4"/>{ category:"math", name:"SQRT2", description:"Returns the square root of 2 (approx. 1.414)", syntax:"Math.SQRT2", useage:"Math.SQRT2", url:"https://www.w3schools.com/jsref/jsref_sqrt2.asp", url2:"https://developer.mozilla.org/en-US/docs/Web/JavaScript/Reference/Global_Objects/Math/SQRT2", type:"A Number, representing the square root of 2", tag:"function", language:"JavaScript"},</text:span></text:p>
      <text:p text:style-name="P19"><text:span text:style-name="T9"><text:s text:c="4"/></text:span></text:p>
      <text:p text:style-name="P19"><text:span text:style-name="T9"><text:s text:c="4"/>{ category:"math", name:"tan()", description:"Returns the tangent of an angle", syntax:"Math.tan(x)", useage:"Math.tan(1)", url:"https://www.w3schools.com/jsref/jsref_tan.asp", url2:"https://developer.mozilla.org/en-US/docs/Web/JavaScript/Reference/</text:span><text:soft-page-break/><text:span text:style-name="T9">Global_Objects/Math/tan", type:"A Number, representing the tangent of a number", tag:"function", language:"JavaScript"},</text:span></text:p>
      <text:p text:style-name="P19"><text:span text:style-name="T9"><text:s text:c="4"/></text:span></text:p>
      <text:p text:style-name="P19"><text:span text:style-name="T9"><text:s text:c="4"/>{ category:"math", name:"tanh()", description:"Returns the hyperbolic tangent of a number", syntax:"Math.tanh(x)", useage:"Math.tanh(1)", url:"https://www.w3schools.com/jsref/jsref_tanh.asp", url2:"https://developer.mozilla.org/en-US/docs/Web/JavaScript/Reference/Global_Objects/Math/tanh", type:"A Number", tag:"function", language:"JavaScript"},</text:span></text:p>
      <text:p text:style-name="P19"><text:span text:style-name="T9"><text:s text:c="4"/></text:span></text:p>
      <text:p text:style-name="P19"><text:span text:style-name="T9"><text:s text:c="4"/>{ category:"math", name:"trunc()", description:"Returns the integer part of a number (x)", syntax:"Math.trunc(x)", useage:"Math.trunc(8.76)", url:"https://www.w3schools.com/jsref/jsref_trunc.asp", url2:"https://developer.mozilla.org/en-US/docs/Web/JavaScript/Reference/Global_Objects/Math/trunc", type:"A Number", tag:"function", language:"JavaScript"},</text:span></text:p>
      <text:p text:style-name="P19"><text:span text:style-name="T9"><text:s text:c="4"/></text:span></text:p>
      <text:p text:style-name="P19"><text:span text:style-name="T9"><text:s text:c="4"/>{ category:"boolean", name:"constructor", description:"Returns the function that created </text:span><text:soft-page-break/><text:span text:style-name="T9">JavaScript's Boolean prototype", syntax:"boolean.constructor", useage:"In Progress", url:"https://www.w3schools.com/jsref/jsref_constructor_boolean.asp", url2:"https://collegeofscripting.weebly.com/", type:"function Boolean() { [native code] }", tag:"function", language:"JavaScript"},</text:span></text:p>
      <text:p text:style-name="P19"><text:span text:style-name="T9"><text:s text:c="4"/></text:span></text:p>
      <text:p text:style-name="P19"><text:span text:style-name="T9"><text:s text:c="4"/>{ category:"boolean", name:"prototype", description:"Add properties and methods to the Boolean prototype", syntax:"Boolean.prototype.name = value", useage:"In Progress", url:"https://www.w3schools.com/jsref/jsref_prototype_boolean.asp", url2:"https://collegeofscripting.weebly.com/", type:"In Progress", tag:"function", language:"JavaScript"},</text:span></text:p>
      <text:p text:style-name="P19"><text:span text:style-name="T9"><text:s text:c="4"/></text:span></text:p>
      <text:p text:style-name="P19"><text:span text:style-name="T9"><text:s text:c="4"/>{ category:"boolean", name:"toString()", description:"Converts a boolean value to a string, and returns the result", syntax:"boolean.toString()", useage:"In Progress", url:"https://www.w3schools.com/jsref/jsref_tos</text:span><text:soft-page-break/><text:span text:style-name="T9">tring_boolean.asp", url2:"https://developer.mozilla.org/en-US/docs/Web/JavaScript/Reference/Global_Objects/Boolean/toString", type:"A String, either 'true' or 'false'", tag:"function", language:"JavaScript"},</text:span></text:p>
      <text:p text:style-name="P19"><text:span text:style-name="T9"><text:s text:c="4"/></text:span></text:p>
      <text:p text:style-name="P19"><text:span text:style-name="T9"><text:s text:c="4"/>{ category:"boolean", name:"valueOf()", description:"Returns the primitive value of a boolean", syntax:"boolean.valueOf()", useage:"In Progress", url:"https://www.w3schools.com/jsref/jsref_valueof_boolean.asp", url2:"https://collegeofscripting.weebly.com/", type:"A Boolean, either true or false", tag:"function", language:"JavaScript"},</text:span></text:p>
      <text:p text:style-name="P19"><text:span text:style-name="T9"><text:s text:c="4"/></text:span></text:p>
      <text:p text:style-name="P19"><text:span text:style-name="T9"><text:s text:c="4"/>{ category:"date", name:"constructor", description:"Returns the function that created the Date object's prototype", syntax:"Date.constructor", useage:"In Progress", url:"https://www.w3schools.com/jsref/jsref_constructor_date.asp", url2:"https://collegeofscripting.weebly.com/", </text:span><text:soft-page-break/><text:span text:style-name="T9">type:"In Progress", tag:"function", language:"JavaScript"},</text:span></text:p>
      <text:p text:style-name="P19"><text:span text:style-name="T9"><text:s text:c="4"/></text:span></text:p>
      <text:p text:style-name="P19"><text:span text:style-name="T9"><text:s text:c="4"/>{ category:"date", name:"getDate()", description:"Returns the day of the month (from 1-31)", syntax:"Date.getDate()", useage:"const date = new Date()", url:"https://www.w3schools.com/jsref/jsref_getdate.asp", url2:"https://developer.mozilla.org/en-US/docs/Web/JavaScript/Reference/Global_Objects/Date/getDate", type:"A Number, from 1 to 31, representing the day of the month", tag:"function", language:"JavaScript"},</text:span></text:p>
      <text:p text:style-name="P19"><text:span text:style-name="T9"><text:s text:c="4"/></text:span></text:p>
      <text:p text:style-name="P19"><text:span text:style-name="T9"><text:s text:c="4"/>{ category:"date", name:"getDay()", description:"Returns the day of the week (from 0-6)", syntax:"Date.getDay()", useage:"let day = date.getDay();", url:"https://www.w3schools.com/jsref/jsref_getday.asp", url2:"https://developer.mozilla.org/en-US/docs/Web/JavaScript/Reference/Global_Objects/Date/getDay", type:"A Number, from 0 to 6, representing the day of the week", tag:"function", language:"JavaScript"},</text:span></text:p>
      <text:p text:style-name="P19"><text:soft-page-break/><text:span text:style-name="T9"><text:s text:c="4"/></text:span></text:p>
      <text:p text:style-name="P19"><text:span text:style-name="T9"><text:s text:c="4"/>{ category:"date", name:"getFullYear()", description:"Returns the year", syntax:"Date.getFullYear()", useage:"let year = date.getFullYear();", url:"https://www.w3schools.com/jsref/jsref_getfullyear.asp", url2:"https://developer.mozilla.org/en-US/docs/Web/JavaScript/Reference/Global_Objects/Date/getFullYear", type:"A Number, representing the year of the specified date", tag:"function", language:"JavaScript"},</text:span></text:p>
      <text:p text:style-name="P19"><text:span text:style-name="T9"><text:s text:c="4"/></text:span></text:p>
      <text:p text:style-name="P19"><text:span text:style-name="T9"><text:s text:c="4"/>{ category:"date", name:"getHours()", description:"Returns the hour (from 0-23)", syntax:"Date.getHours()", useage:"let hour = date.getHours();", url:"https://www.w3schools.com/jsref/jsref_gethours.asp", url2:"https://developer.mozilla.org/en-US/docs/Web/JavaScript/Reference/Global_Objects/Date/getHours", type:"A Number, from 0 to 23, representing the hour", tag:"function", language:"JavaScript"},</text:span></text:p>
      <text:p text:style-name="P19"><text:span text:style-name="T9"><text:s text:c="4"/></text:span></text:p>
      <text:p text:style-name="P19"><text:soft-page-break/><text:span text:style-name="T9"><text:s text:c="4"/>{ category:"date", name:"getMilliseconds()", description:"Returns the milliseconds (from 0-999)", syntax:"Date.getMilliseconds()", useage:"let ms = date.getMilliseconds();", url:"https://www.w3schools.com/jsref/jsref_getmilliseconds.asp", url2:"https://developer.mozilla.org/en-US/docs/Web/JavaScript/Reference/Global_Objects/Date/getMilliseconds", type:"A Number, from 0 to 999, representing milliseconds", tag:"function", language:"JavaScript"},</text:span></text:p>
      <text:p text:style-name="P19"><text:span text:style-name="T9"><text:s text:c="4"/></text:span></text:p>
      <text:p text:style-name="P19"><text:span text:style-name="T9"><text:s text:c="4"/>{ category:"date", name:"getMinutes()", description:"Returns the minutes (from 0-59)", syntax:"Date.getMinutes()", useage:"let minutes = date.getMinutes();", url:"https://www.w3schools.com/jsref/jsref_getminutes.asp", url2:"https://developer.mozilla.org/en-US/docs/Web/JavaScript/Reference/Global_Objects/Date/getMinutes", type:"A Number, from 0 to 59, representing minutes", tag:"function", language:"JavaScript"},</text:span></text:p>
      <text:p text:style-name="P19"><text:span text:style-name="T9"><text:s text:c="4"/></text:span></text:p>
      <text:p text:style-name="P19"><text:span text:style-name="T9"><text:s text:c="4"/>{ category:"date", name:"getMonth()", description:"Returns the month (from 0-11)", </text:span><text:soft-page-break/><text:span text:style-name="T9">syntax:"Date.getMonth()", useage:"let month = date.getMonth();", url:"https://www.w3schools.com/jsref/jsref_getmonth.asp", url2:"https://developer.mozilla.org/en-US/docs/Web/JavaScript/Reference/Global_Objects/Date/getMonth", type:"A Number, from 0 to 11, representing the month", tag:"function", language:"JavaScript"},</text:span></text:p>
      <text:p text:style-name="P19"><text:span text:style-name="T9"><text:s text:c="4"/></text:span></text:p>
      <text:p text:style-name="P19"><text:span text:style-name="T9"><text:s text:c="4"/>{ category:"date", name:"getSeconds()", description:"Returns the seconds (from 0-59)", syntax:"Date.getSeconds()", useage:"let seconds = date.getSeconds();", url:"https://www.w3schools.com/jsref/jsref_getseconds.asp", url2:"https://developer.mozilla.org/en-US/docs/Web/JavaScript/Reference/Global_Objects/Date/getSeconds", type:"A Number, from 0 to 59, representing the seconds", tag:"function", language:"JavaScript"},</text:span></text:p>
      <text:p text:style-name="P19"><text:span text:style-name="T9"><text:s text:c="4"/></text:span></text:p>
      <text:p text:style-name="P19"><text:span text:style-name="T9"><text:s text:c="4"/>{ category:"date", name:"getTime()", description:"Returns the number of milliseconds since midnight Jan 1 1970, and a specified date", syntax:"Date.getTime()", </text:span><text:soft-page-break/><text:span text:style-name="T9">useage:"let time = date.getTime();", url:"https://www.w3schools.com/jsref/jsref_gettime.asp", url2:"https://developer.mozilla.org/en-US/docs/Web/JavaScript/Reference/Global_Objects/Date/getTime", type:"A Number, representing the number of milliseconds since midnight January 1, 1970", tag:"function", language:"JavaScript"},</text:span></text:p>
      <text:p text:style-name="P19"><text:span text:style-name="T9"><text:s text:c="4"/></text:span></text:p>
      <text:p text:style-name="P19"><text:span text:style-name="T9"><text:s text:c="4"/>{ category:"date", name:"getTimezoneOffset()", description:"Returns the time difference between UTC time and local time, in minutes", syntax:"Date.getTimezoneOffset()", useage:"let diff = date.getTimezoneOffset();", url:"https://www.w3schools.com/jsref/jsref_gettimezoneoffset.asp", url2:"https://developer.mozilla.org/en-US/docs/Web/JavaScript/Reference/Global_Objects/Date/getTimezoneOffset", type:"A Number, representing the time difference between UTC and Local Time, in minutes", tag:"function", language:"JavaScript"},</text:span></text:p>
      <text:p text:style-name="P19"><text:span text:style-name="T9"><text:s text:c="4"/></text:span></text:p>
      <text:p text:style-name="P19"><text:soft-page-break/><text:span text:style-name="T9"><text:s text:c="4"/>{ category:"date", name:"getUTCDate()", description:"Returns the day of the month, according to universal time (from 1-31)", syntax:"Date.getUTCDate()", useage:"let day = date.getUTCDate();", url:"https://www.w3schools.com/jsref/jsref_getutcdate.asp", url2:"https://developer.mozilla.org/en-US/docs/Web/JavaScript/Reference/Global_Objects/Date/getUTCDate", type:"A Number, from 1 to 31, representing the day of the month", tag:"function", language:"JavaScript"},</text:span></text:p>
      <text:p text:style-name="P19"><text:span text:style-name="T9"><text:s text:c="4"/></text:span></text:p>
      <text:p text:style-name="P19"><text:span text:style-name="T9"><text:s text:c="4"/>{ category:"date", name:"getUTCDay()", description:"Returns the day of the week, according to universal time (from 0-6)", syntax:"Date.getUTCDay()", useage:"let day = date.getUTCDay();", url:"https://www.w3schools.com/jsref/jsref_getutcday.asp", url2:"https://developer.mozilla.org/en-US/docs/Web/JavaScript/Reference/Global_Objects/Date/getUTCDay", type:"A Number, from 0 to 6, representing the day of the week", tag:"function", language:"JavaScript"},</text:span></text:p>
      <text:p text:style-name="P19"><text:span text:style-name="T9"><text:s text:c="4"/></text:span></text:p>
      <text:p text:style-name="P19"><text:soft-page-break/><text:span text:style-name="T9"><text:s text:c="4"/>{ category:"date", name:"getUTCFullYear()", description:"Returns the year, according to universal time", syntax:"Date.getUTCFullYear()", useage:"let year = date.getUTCFullYear();", url:"https://www.w3schools.com/jsref/jsref_getutcfullyear.asp", url2:"https://developer.mozilla.org/en-US/docs/Web/JavaScript/Reference/Global_Objects/Date/getUTCFullYear", type:"A Number, representing the year", tag:"function", language:"JavaScript"},</text:span></text:p>
      <text:p text:style-name="P19"><text:span text:style-name="T9"><text:s text:c="4"/></text:span></text:p>
      <text:p text:style-name="P19"><text:span text:style-name="T9"><text:s text:c="4"/>{ category:"date", name:"getUTCHours()", description:"Returns the hour, according to universal time (from 0-23)", syntax:"Date.getUTCHours()", useage:"let hour = date.getUTCHours();", url:"https://www.w3schools.com/jsref/jsref_getutchours.asp", url2:"https://developer.mozilla.org/en-US/docs/Web/JavaScript/Reference/Global_Objects/Date/getUTCHours", type:"A Number, from 0 to 23, representing the hour", tag:"function", language:"JavaScript"},</text:span></text:p>
      <text:p text:style-name="P19"><text:span text:style-name="T9"><text:s text:c="4"/></text:span></text:p>
      <text:p text:style-name="P19"><text:soft-page-break/><text:span text:style-name="T9"><text:s text:c="4"/>{ category:"date", name:"getUTCMilliseconds()", description:"Returns the milliseconds, according to universal time (from 0-999)", syntax:"Date.getUTCMilliseconds()", useage:"let ms = date.getUTCMilliseconds();", url:"https://www.w3schools.com/jsref/jsref_getutcmilliseconds.asp", url2:"https://developer.mozilla.org/en-US/docs/Web/JavaScript/Reference/Global_Objects/Date/getUTCMilliseconds", type:"A Number, from 0-999, representing milliseconds", tag:"function", language:"JavaScript"},</text:span></text:p>
      <text:p text:style-name="P19"><text:span text:style-name="T9"><text:s text:c="4"/></text:span></text:p>
      <text:p text:style-name="P19"><text:span text:style-name="T9"><text:s text:c="4"/>{ category:"date", name:"getUTCMinutes()", description:"Returns the minutes, according to universal time (from 0-59)", syntax:"Date.getUTCMinutes()", useage:"let minutes = date.getUTCMinutes();", url:"https://www.w3schools.com/jsref/jsref_getutcminutes.asp", url2:"https://developer.mozilla.org/en-US/docs/Web/JavaScript/Reference/Global_Objects/Date/getUTCMinutes", type:"A Number, from 0-59, representing the minutes", tag:"function", language:"JavaScript"},</text:span></text:p>
      <text:p text:style-name="P19"><text:soft-page-break/><text:span text:style-name="T9"><text:s text:c="4"/></text:span></text:p>
      <text:p text:style-name="P19"><text:span text:style-name="T9"><text:s text:c="4"/>{ category:"date", name:"getUTCMonth()", description:"Returns the month, according to universal time (from 0-11)", syntax:"Date.getUTCMonth()", useage:"let month = date.getUTCMonth();", url:"https://www.w3schools.com/jsref/jsref_getutcmonth.asp", url2:"https://developer.mozilla.org/en-US/docs/Web/JavaScript/Reference/Global_Objects/Date/getUTCMonth", type:"A Number, from 0-11, representing the month", tag:"function", language:"JavaScript"},</text:span></text:p>
      <text:p text:style-name="P19"><text:span text:style-name="T9"><text:s text:c="4"/></text:span></text:p>
      <text:p text:style-name="P19"><text:span text:style-name="T9"><text:s text:c="4"/>{ category:"date", name:"getUTCSeconds()", description:"Returns the seconds, according to universal time (from 0-59)", syntax:"Date.getUTCSeconds()", useage:"let seconds = date.getUTCSeconds();", url:"https://www.w3schools.com/jsref/jsref_getutcseconds.asp", url2:"https://developer.mozilla.org/en-US/docs/Web/JavaScript/Reference/Global_Objects/Date/getUTCSeconds", type:"A Number, from 0-59, representing the seconds", tag:"function", language:"JavaScript"},</text:span></text:p>
      <text:p text:style-name="P19"><text:soft-page-break/><text:span text:style-name="T9"><text:s text:c="4"/></text:span></text:p>
      <text:p text:style-name="P19"><text:span text:style-name="T9"><text:s text:c="4"/>{ category:"date", name:"now()", description:"Returns the number of milliseconds since midnight Jan 1, 1970", syntax:"Date.now()", useage:"let ms = Date.now();", url:"https://www.w3schools.com/jsref/jsref_now.asp", url2:"https://developer.mozilla.org/en-US/docs/Web/JavaScript/Reference/Global_Objects/Date/now", type:"A Number, representing the number of milliseconds since midnight January 1, 1970", tag:"function", language:"JavaScript"},</text:span></text:p>
      <text:p text:style-name="P19"><text:span text:style-name="T9"><text:s text:c="4"/></text:span></text:p>
      <text:p text:style-name="P19"><text:span text:style-name="T9"><text:s text:c="4"/>{ category:"date", name:"parse()", description:"Parses a date string and returns the number of milliseconds since January 1, 1970", syntax:"Date.parse(datestring)", useage:"let ms = Date.parse('March 1, 2023');", url:"https://www.w3schools.com/jsref/jsref_parse.asp", url2:"https://developer.mozilla.org/en-US/docs/Web/JavaScript/Reference/Global_Objects/Date/parse", type:"A Number, representing the number of milliseconds between the specified date-time and midnight </text:span><text:soft-page-break/><text:span text:style-name="T9">January 1, 1970", tag:"function", language:"JavaScript"},</text:span></text:p>
      <text:p text:style-name="P19"><text:span text:style-name="T9"><text:s text:c="4"/></text:span></text:p>
      <text:p text:style-name="P19"><text:span text:style-name="T9"><text:s text:c="4"/>{ category:"date", name:"prototype", description:"Allows you to add properties and methods to an object", syntax:"Date.prototype.name = value", useage:"Date.prototype.myMonth = function(){", url:"https://www.w3schools.com/jsref/jsref_prototype_date.asp", url2:"https://collegeofscripting.weebly.com/", type:"In Progress", tag:"function", language:"JavaScript"},</text:span></text:p>
      <text:p text:style-name="P19"><text:span text:style-name="T9"><text:s text:c="4"/></text:span></text:p>
      <text:p text:style-name="P19"><text:span text:style-name="T9"><text:s text:c="4"/>{ category:"date", name:"setDate()", description:"Sets the day of the month of a date object", syntax:"Date.setDate(day)", useage:"date.setDate(15);", url:"https://www.w3schools.com/jsref/jsref_setdate.asp", url2:"https://collegeofscripting.weebly.com/", type:"A Number, representing the number of milliseconds between the date object and midnight January 1 1970", tag:"function", language:"JavaScript"},</text:span></text:p>
      <text:p text:style-name="P19"><text:soft-page-break/><text:span text:style-name="T9"><text:s text:c="4"/></text:span></text:p>
      <text:p text:style-name="P19"><text:span text:style-name="T9"><text:s text:c="4"/>{ category:"date", name:"setFullYear()", description:"Sets the year of a date object", syntax:"Date.setFullYear(year, month, day)", useage:"date.setFullYear(2020);", url:"https://www.w3schools.com/jsref/jsref_setfullyear.asp", url2:"https://developer.mozilla.org/en-US/docs/Web/JavaScript/Reference/Global_Objects/Date/setFullYear",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Hours()", description:"Sets the hour of a date object", syntax:"Date.setHours(hour, min, sec, millisec)", useage:"date.setHours(15);", url:"https://www.w3schools.com/jsref/jsref_sethours.asp", url2:"https://developer.mozilla.org/en-US/docs/Web/JavaScript/Reference/Global_Objects/Date/setHours", type:"A Number, representing the number of milliseconds between the date </text:span><text:soft-page-break/><text:span text:style-name="T9">object and midnight January 1 1970", tag:"function", language:"JavaScript"},</text:span></text:p>
      <text:p text:style-name="P19"><text:span text:style-name="T9"><text:s text:c="4"/></text:span></text:p>
      <text:p text:style-name="P19"><text:span text:style-name="T9"><text:s text:c="4"/>{ category:"date", name:"setMilliseconds()", description:"Sets the milliseconds of a date object", syntax:"Date.setMilliseconds(millisec)", useage:"date.setMilliseconds(192);", url:"https://www.w3schools.com/jsref/jsref_setmilliseconds.asp", url2:"https://developer.mozilla.org/en-US/docs/Web/JavaScript/Reference/Global_Objects/Date/setMilliseconds",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Minutes()", description:"Set the minutes of a date object", syntax:"Date.setMinutes(min, sec, millisec)", useage:"date.setMinutes(17);", url:"https://www.w3schools.com/jsref/jsref_setminutes.asp", url2:"https://developer.mozilla.org/en-US/docs/Web/JavaScript/Reference/Global_Objects/</text:span><text:soft-page-break/><text:span text:style-name="T9">Date/setMinutes",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Month()", description:"Sets the month of a date object", syntax:"Date.setMonth(month, day)", useage:"date.setMonth(4);", url:"https://www.w3schools.com/jsref/jsref_setmonth.asp", url2:"https://developer.mozilla.org/en-US/docs/Web/JavaScript/Reference/Global_Objects/Date/setMonth",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Seconds()", description:"Sets the seconds of a date object", syntax:"Date.setSeconds(sec, millisec)", useage:"date.setSeconds(35);", url:"https://www.w3schools.com/jsref/jsref_setseconds.asp", url2:"https://developer.mozilla.org/en-US/docs/</text:span><text:soft-page-break/><text:span text:style-name="T9">Web/JavaScript/Reference/Global_Objects/Date/setSeconds",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Time()", description:"Sets a date to a specified number of milliseconds after/before January 1, 1970", syntax:"Date.setTime(millisec)", useage:"date.setTime(1332403882588);", url:"https://www.w3schools.com/jsref/jsref_settime.asp", url2:"https://developer.mozilla.org/en-US/docs/Web/JavaScript/Reference/Global_Objects/Date/setTime",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UTCDate()", description:"Sets the day of the month of a date object, according to universal time", syntax:"Date.setUTCDate(day)", useage:"date.setUTCDate(15);", </text:span><text:soft-page-break/><text:span text:style-name="T9">url:"https://www.w3schools.com/jsref/jsref_setutcdate.asp", url2:"https://developer.mozilla.org/en-US/docs/Web/JavaScript/Reference/Global_Objects/Date/setUTCDate",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UTCFullYear()", description:"Sets the year of a date object, according to universal time", syntax:"Date.setUTCFullYear(year, month, day)", useage:"date.setUTCFullYear(2015);", url:"https://www.w3schools.com/jsref/jsref_setutcfullyear.asp", url2:"https://developer.mozilla.org/en-US/docs/Web/JavaScript/Reference/Global_Objects/Date/setUTCFullYear", type:"A Number, representing the number of milliseconds between the date object and midnight January 1 1970", tag:"function", language:"JavaScript"},</text:span></text:p>
      <text:p text:style-name="P19"><text:span text:style-name="T9"><text:s text:c="4"/></text:span></text:p>
      <text:p text:style-name="P19"><text:soft-page-break/><text:span text:style-name="T9"><text:s text:c="4"/>{ category:"date", name:"setUTCHours()", description:"Sets the hour of a date object, according to universal time", syntax:"Date.setUTCHours(hour, min, sec, millisec)", useage:"date.setUTCHours(15);", url:"https://www.w3schools.com/jsref/jsref_setutchours.asp", url2:"https://developer.mozilla.org/en-US/docs/Web/JavaScript/Reference/Global_Objects/Date/setUTCHours",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UTCMilliseconds()", description:"Sets the milliseconds of a date object, according to universal time", syntax:"Date.setUTCMilliseconds(millisec)", useage:"date.setUTCMilliseconds(192);", url:"https://www.w3schools.com/jsref/jsref_setutcmilliseconds.asp", url2:"https://developer.mozilla.org/en-US/docs/Web/JavaScript/Reference/Global_Objects/Date/setUTCMilliseconds", type:"A Number, </text:span><text:soft-page-break/><text:span text:style-name="T9">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UTCMinutes()", description:"Set the minutes of a date object, according to universal time", syntax:"Date.setUTCMinutes(min, sec, millisec)", useage:"date.setUTCMinutes(17);", url:"https://www.w3schools.com/jsref/jsref_setutcminutes.asp", url2:"https://developer.mozilla.org/en-US/docs/Web/JavaScript/Reference/Global_Objects/Date/setUTCMinutes",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UTCMonth()", description:"Sets the month of a date object, according to universal time", syntax:"Date.setUTCMonth(month, day)", useage:"date.setUTCMonth(4);", url:"https://www.w3schools.com/jsref/jsref_set</text:span><text:soft-page-break/><text:span text:style-name="T9">utcmonth.asp", url2:"https://developer.mozilla.org/en-US/docs/Web/JavaScript/Reference/Global_Objects/Date/setUTCMonth",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setUTCSeconds()", description:"Set the seconds of a date object, according to universal time", syntax:"Date.setUTCSeconds(sec, millisec)", useage:"date.setUTCSeconds(35);", url:"https://www.w3schools.com/jsref/jsref_setutcseconds.asp", url2:"https://developer.mozilla.org/en-US/docs/Web/JavaScript/Reference/Global_Objects/Date/setUTCSeconds", type:"A Number, representing the number of milliseconds between the date object and midnight January 1 1970", tag:"function", language:"JavaScript"},</text:span></text:p>
      <text:p text:style-name="P19"><text:span text:style-name="T9"><text:s text:c="4"/></text:span></text:p>
      <text:p text:style-name="P19"><text:span text:style-name="T9"><text:s text:c="4"/>{ category:"date", name:"toDateString()", description:"Converts the date portion of a </text:span><text:soft-page-break/><text:span text:style-name="T9">Date object into a readable string", syntax:"Date.toDateString()", useage:"let text = date.toDateString();", url:"https://www.w3schools.com/jsref/jsref_todatestring.asp", url2:"https://developer.mozilla.org/en-US/docs/Web/JavaScript/Reference/Global_Objects/Date/toDateString", type:"A String, representing the date as a string", tag:"function", language:"JavaScript"},</text:span></text:p>
      <text:p text:style-name="P19"><text:span text:style-name="T9"><text:s text:c="4"/></text:span></text:p>
      <text:p text:style-name="P19"><text:span text:style-name="T9"><text:s text:c="4"/>{ category:"date", name:"toISOString()", description:"Returns the date as a string, using the ISO standard", syntax:"Date.toISOString()", useage:"let text = date.toISOString();", url:"https://www.w3schools.com/jsref/jsref_toisostring.asp", url2:"https://developer.mozilla.org/en-US/docs/Web/JavaScript/Reference/Global_Objects/Date/toISOString", type:"A String, representing the date and time using the ISO standard format", tag:"function", language:"JavaScript"},</text:span></text:p>
      <text:p text:style-name="P19"><text:span text:style-name="T9"><text:s text:c="4"/></text:span></text:p>
      <text:p text:style-name="P19"><text:soft-page-break/><text:span text:style-name="T9"><text:s text:c="4"/>{ category:"date", name:"toJSON()", description:"Returns the date as a string, formatted as a JSON date", syntax:"Date.toJSON()", useage:"let text = date.toJSON();", url:"https://www.w3schools.com/jsref/jsref_tojson.asp", url2:"https://developer.mozilla.org/en-US/docs/Web/JavaScript/Reference/Global_Objects/Date/toJSON", type:"A String, representing the date and time formated as a JSON date", tag:"function", language:"JavaScript"},</text:span></text:p>
      <text:p text:style-name="P19"><text:span text:style-name="T9"><text:s text:c="4"/></text:span></text:p>
      <text:p text:style-name="P19"><text:span text:style-name="T9"><text:s text:c="4"/>{ category:"date", name:"toLocaleDateString()", description:"Returns the date portion of a Date object as a string, using locale conventions", syntax:"Date.toLocaleDateString()", useage:"let text = date.toLocaleDateString();", url:"https://www.w3schools.com/jsref/jsref_tolocaledatestring.asp", url2:"https://developer.mozilla.org/en-US/docs/Web/JavaScript/Reference/Global_Objects/Date/toLocaleDateString", type:"A String, representing the date as a string", tag:"function", language:"JavaScript"},</text:span></text:p>
      <text:p text:style-name="P19"><text:soft-page-break/><text:span text:style-name="T9"><text:s text:c="4"/></text:span></text:p>
      <text:p text:style-name="P19"><text:span text:style-name="T9"><text:s text:c="4"/>{ category:"date", name:"toLocaleTimeString()", description:"Returns the time portion of a Date object as a string, using locale conventions", syntax:"Date.toLocaleTimeString()", useage:"let text = date.toLocaleTimeString();", url:"https://www.w3schools.com/jsref/jsref_tolocaletimestring.asp", url2:"https://developer.mozilla.org/en-US/docs/Web/JavaScript/Reference/Global_Objects/Date/toLocaleTimeString", type:"A String, representing the time as a string", tag:"function", language:"JavaScript"},</text:span></text:p>
      <text:p text:style-name="P19"><text:span text:style-name="T9"><text:s text:c="4"/></text:span></text:p>
      <text:p text:style-name="P19"><text:span text:style-name="T9"><text:s text:c="4"/>{ category:"date", name:"toLocaleString()", description:"Converts a Date object to a string, using locale conventions", syntax:"Date.toLocaleString(locales, options)", useage:"let text = date.toLocaleString();", url:"https://www.w3schools.com/jsref/jsref_tolocalestring.asp", url2:"https://developer.mozilla.org/en-US/docs/Web/JavaScript/Reference/Global_Objects/Date/toLocaleString", type:"A String, </text:span><text:soft-page-break/><text:span text:style-name="T9">representing the date and time as a string", tag:"function", language:"JavaScript"},</text:span></text:p>
      <text:p text:style-name="P19"><text:span text:style-name="T9"><text:s text:c="4"/></text:span></text:p>
      <text:p text:style-name="P19"><text:span text:style-name="T9"><text:s text:c="4"/>{ category:"date", name:"toString()", description:"Converts a Date object to a string", syntax:"Date.toString()", useage:"let text = date.toString();", url:"https://www.w3schools.com/jsref/jsref_tostring_date.asp", url2:"https://developer.mozilla.org/en-US/docs/Web/JavaScript/Reference/Global_Objects/Date/toString", type:"A String, representing the date and time as a string", tag:"function", language:"JavaScript"},</text:span></text:p>
      <text:p text:style-name="P19"><text:span text:style-name="T9"><text:s text:c="4"/></text:span></text:p>
      <text:p text:style-name="P19"><text:span text:style-name="T9"><text:s text:c="4"/>{ category:"date", name:"toTimeString()", description:"Converts the time portion of a Date object to a string", syntax:"Date.toTimeString()", useage:"let text = date.toTimeString();", url:"https://www.w3schools.com/jsref/jsref_totimestring.asp", url2:"https://developer.mozilla.org/en-US/docs/Web/JavaScript/Reference/Global_Objects/Date/toTimeString", type:"A String, </text:span><text:soft-page-break/><text:span text:style-name="T9">representing the time as a string", tag:"function", language:"JavaScript"},</text:span></text:p>
      <text:p text:style-name="P19"><text:span text:style-name="T9"><text:s text:c="4"/></text:span></text:p>
      <text:p text:style-name="P19"><text:span text:style-name="T9"><text:s text:c="4"/>{ category:"date", name:"toUTCString()", description:"Converts a Date object to a string, according to universal time", syntax:"Date.toUTCString()", useage:"let text = date.toUTCString();", url:"https://www.w3schools.com/jsref/jsref_toutcstring.asp", url2:"https://developer.mozilla.org/en-US/docs/Web/JavaScript/Reference/Global_Objects/Date/toUTCString", type:"A String, representing the UTC date and time as a string", tag:"function", language:"JavaScript"},</text:span></text:p>
      <text:p text:style-name="P19"><text:span text:style-name="T9"><text:s text:c="4"/></text:span></text:p>
      <text:p text:style-name="P19"><text:span text:style-name="T9"><text:s text:c="4"/>{ category:"date", name:"UTC()", description:"Returns the number of milliseconds in a date since midnight of January 1, 1970, according to UTC time", syntax:"Date.UTC(year, month, day, hours, minutes, seconds, millisec)", useage:"let ms = Date.UTC(2023, 03, 17);", url:"https://www.w3schools.com/jsref/jsref_utc.asp", url2:"https://developer.mozilla.org/en-US/docs/Web/JavaScript/Reference/</text:span><text:soft-page-break/><text:span text:style-name="T9">Global_Objects/Date/UTC", type:"A Number, representing the number of milliseconds between the specified date-time and midnight January 1 1970", tag:"function", language:"JavaScript"},</text:span></text:p>
      <text:p text:style-name="P19"><text:span text:style-name="T9"><text:s text:c="4"/></text:span></text:p>
      <text:p text:style-name="P19"><text:span text:style-name="T9"><text:s text:c="4"/>{ category:"date", name:"valueOf()", description:"Returns the primitive value of a Date object", syntax:"Date.valueOf()", useage:"let ms = date.valueOf();", url:"https://www.w3schools.com/jsref/jsref_valueof_date.asp", url2:"https://developer.mozilla.org/en-US/docs/Web/JavaScript/Reference/Global_Objects/Date/valueOf", type:"A Number, representing the number of milliseconds between the date object and midnight January 1, 1970 UTC", tag:"function", language:"JavaScript"},</text:span></text:p>
      <text:p text:style-name="P19"><text:span text:style-name="T9"><text:s text:c="4"/></text:span></text:p>
      <text:p text:style-name="P19"><text:span text:style-name="T9"><text:s text:c="4"/>{ category:"string", name:"charAt()", description:"Returns the character at the specified index (position)", syntax:"string.charAt(index)", useage:"let letter = text.charAt(0);", url:"https://www.w3schools.com/jsref/jsref_charat.asp", url2:"https://developer.mozilla.org/en-</text:span><text:soft-page-break/><text:span text:style-name="T9">US/docs/Web/JavaScript/Reference/Global_Objects/String/charAt", type:"A String, representing the character at the specified index, or an empty string if the index number is not found", tag:"function", language:"JavaScript"},</text:span></text:p>
      <text:p text:style-name="P19"><text:span text:style-name="T9"><text:s text:c="4"/></text:span></text:p>
      <text:p text:style-name="P19"><text:span text:style-name="T9"><text:s text:c="4"/>{ category:"string", name:"at()", description:"Returns an indexed character from a string. The at() method returns the same as [].", syntax:"string.at(index)", useage:"let character = text.at(0);", url:"https://www.w3schools.com/jsref/jsref_string_at.asp", url2:"https://developer.mozilla.org/en-US/docs/Web/JavaScript/Reference/Global_Objects/Array/at", type:"A StringA single character.The character in the given position (index) in the string.", tag:"function", language:"JavaScript"},</text:span></text:p>
      <text:p text:style-name="P19"><text:span text:style-name="T9"><text:s text:c="4"/></text:span></text:p>
      <text:p text:style-name="P19"><text:span text:style-name="T9"><text:s text:c="4"/>{ category:"string", name:"charAt()", description:"Returns the character at a specified index (position) in a string. The index of the first character is 0, the second 1, ...", syntax:"string.charAt(index)", useage:"let </text:span><text:soft-page-break/><text:span text:style-name="T9">letter = text.charAt(0);", url:"https://www.w3schools.com/jsref/jsref_charat.asp", url2:"https://developer.mozilla.org/en-US/docs/Web/JavaScript/Reference/Global_Objects/String/charAt", type:"String. The character at the specified index. Empty string (' ') if the index is out of range.", tag:"function", language:"JavaScript"},</text:span></text:p>
      <text:p text:style-name="P19"><text:span text:style-name="T9"><text:s text:c="4"/></text:span></text:p>
      <text:p text:style-name="P19"><text:span text:style-name="T9"><text:s text:c="4"/>{ category:"string", name:"charCodeAt()", description:"Returns the Unicode of the character at the specified index", syntax:"string.charCodeAt(index)", useage:"let code = text.charCodeAt(0);", url:"https://www.w3schools.com/jsref/jsref_charcodeat.asp", url2:"https://developer.mozilla.org/en-US/docs/Web/JavaScript/Reference/Global_Objects/String/charCodeAt", type:"A Number, representing the unicode of the character at the specified index. <text:s/>Returns 'NaN' if there is no character at the specified index, or if the index is less than '0'.", tag:"function", language:"JavaScript"},</text:span></text:p>
      <text:p text:style-name="P19"><text:span text:style-name="T9"><text:s text:c="4"/></text:span></text:p>
      <text:p text:style-name="P19"><text:soft-page-break/><text:span text:style-name="T9"><text:s text:c="4"/>{ category:"string", name:"codePointAt()", description:"Returns the Unicode value at an index (position) in a string. The index of the first position is 0, the second is 1, ....", syntax:"string.codePointAt(index)", useage:"let code = text.codePointAt(0);", url:"https://www.w3schools.com/jsref/jsref_codepointat.asp", url2:"https://developer.mozilla.org/en-US/docs/Web/JavaScript/Reference/Global_Objects/String/codePointAt", type:"NumberThe code point value at the specified index.undefined if the index is invalid. charCodeAt and codePointAt return an integer representing the UTF-16 code of a character, but only codePointAt() returns the full value of a Unicode value greater than 0xFFFF (65535).", tag:"function", language:"JavaScript"},</text:span></text:p>
      <text:p text:style-name="P19"><text:span text:style-name="T9"><text:s text:c="4"/></text:span></text:p>
      <text:p text:style-name="P19"><text:span text:style-name="T9"><text:s text:c="4"/>{ category:"string", name:"concat()", description:"Joins two or more strings, and returns a new joined strings", syntax:"string.concat(string1, string2, ..., stringX)", useage:"let result = text1.concat(text2);", url:"https://www.w3schools.com/jsref/jsref_con</text:span><text:soft-page-break/><text:span text:style-name="T9">cat_string.asp", url2:"https://developer.mozilla.org/en-US/docs/Web/JavaScript/Reference/Global_Objects/String/concat", type:"A new String, containing the text of the combined strings", tag:"function", language:"JavaScript"},</text:span></text:p>
      <text:p text:style-name="P19"><text:span text:style-name="T9"><text:s text:c="4"/></text:span></text:p>
      <text:p text:style-name="P19"><text:span text:style-name="T9"><text:s text:c="4"/>{ category:"string", name:"constructor", description:"Returns the string's constructor function", syntax:"string.constructor", useage:"let text = message.constructor;", url:"https://www.w3schools.com/jsref/jsref_constructor_string.asp", url2:"https://collegeofscripting.weebly.com/", type:"function String() { [native code] }", tag:"function", language:"JavaScript"},</text:span></text:p>
      <text:p text:style-name="P19"><text:span text:style-name="T9"><text:s text:c="4"/></text:span></text:p>
      <text:p text:style-name="P19"><text:span text:style-name="T9"><text:s text:c="4"/>{ category:"string", name:"endsWith()", description:"Checks whether a string ends with specified string/characters", syntax:"string.endsWith(searchvalue, length)", useage:"let result = text.endsWith('world');", url:"https://www.w3schools.com/jsref/jsref_endswith.asp", url2:"https://developer.mozilla.org/en-US/docs/Web/JavaScript/Reference/Global_Objects/</text:span><text:soft-page-break/><text:span text:style-name="T9">String/endsWith", type:"A Boolean. Returns true if the string ends with the value, otherwise it returns false", tag:"function", language:"JavaScript"},</text:span></text:p>
      <text:p text:style-name="P19"><text:span text:style-name="T9"><text:s text:c="4"/></text:span></text:p>
      <text:p text:style-name="P19"><text:span text:style-name="T9"><text:s text:c="4"/>{ category:"string", name:"fromCharCode()", description:"Converts Unicode values to characters", syntax:"String.fromCharCode(n1, n2, ..., nX)", useage:"let char = String.fromCharCode(65);", url:"https://www.w3schools.com/jsref/jsref_fromcharcode.asp", url2:"https://developer.mozilla.org/en-US/docs/Web/JavaScript/Reference/Global_Objects/String/fromCharCode", type:"A String, representing the character(s) representing the specified unicode number(s)", tag:"function", language:"JavaScript"},</text:span></text:p>
      <text:p text:style-name="P19"><text:span text:style-name="T9"><text:s text:c="4"/></text:span></text:p>
      <text:p text:style-name="P19"><text:span text:style-name="T9"><text:s text:c="4"/>{ category:"string", name:"includes()", description:"Checks whether a string contains the specified string/characters", syntax:"string.includes(searchvalue, start)", useage:"let result = text.includes('world');", url:"https://www.w3schools.com/jsref/jsref_includes.asp", </text:span><text:soft-page-break/><text:span text:style-name="T9">url2:"https://developer.mozilla.org/en-US/docs/Web/JavaScript/Reference/Global_Objects/String/includes", type:"A Boolean. Returns true if the string contains the value, otherwise it returns false", tag:"function", language:"JavaScript"},</text:span></text:p>
      <text:p text:style-name="P19"><text:span text:style-name="T9"><text:s text:c="4"/></text:span></text:p>
      <text:p text:style-name="P19"><text:span text:style-name="T9"><text:s text:c="4"/>{ category:"string", name:"indexOf()", description:"Returns the position of the first found occurrence of a specified value in a string", syntax:"string.indexOf(searchvalue, start)", useage:"let result = text.indexOf('welcome');", url:"https://www.w3schools.com/jsref/jsref_indexof.asp", url2:"https://developer.mozilla.org/en-US/docs/Web/JavaScript/Reference/Global_Objects/String/indexOf", type:"A Number, representing the position where the searchvalue occurs for the first time, or -1 if it never occurs", tag:"function", language:"JavaScript"},</text:span></text:p>
      <text:p text:style-name="P19"><text:span text:style-name="T9"><text:s text:c="4"/></text:span></text:p>
      <text:p text:style-name="P19"><text:span text:style-name="T9"><text:s text:c="4"/>{ category:"string", name:"lastIndexOf()", description:"Returns the position of the last found occurrence of a specified value in a string", </text:span><text:soft-page-break/><text:span text:style-name="T9">syntax:"string.lastIndexOf(searchvalue, start)", useage:"let result = text.lastIndexOf('planet');", url:"https://www.w3schools.com/jsref/jsref_lastindexof.asp", url2:"https://developer.mozilla.org/en-US/docs/Web/JavaScript/Reference/Global_Objects/String/lastIndexOf", type:"A Number, representing the position where the specified searchvalue occurs for the last time, or -1 if it never occurs", tag:"function", language:"JavaScript"},</text:span></text:p>
      <text:p text:style-name="P19"><text:span text:style-name="T9"><text:s text:c="4"/></text:span></text:p>
      <text:p text:style-name="P19"><text:span text:style-name="T9"><text:s text:c="4"/>{ category:"string", name:"length", description:"Returns the length of a string", syntax:"string.length", useage:"let length = text.length;", url:"https://www.w3schools.com/jsref/jsref_length_string.asp", url2:"https://collegeofscripting.weebly.com/", type:"The length of a string", tag:"function", language:"JavaScript"},</text:span></text:p>
      <text:p text:style-name="P19"><text:span text:style-name="T9"><text:s text:c="4"/></text:span></text:p>
      <text:p text:style-name="P19"><text:span text:style-name="T9"><text:s text:c="4"/>{ category:"string", name:"localeCompare()", description:"Compares two strings in the current locale", </text:span><text:soft-page-break/><text:span text:style-name="T9">syntax:"string.localeCompare(compareString)", useage:"let result = text1.localeCompare(text2);", url:"https://www.w3schools.com/jsref/jsref_localecompare.asp", url2:"https://developer.mozilla.org/en-US/docs/Web/JavaScript/Reference/Global_Objects/String/localeCompare", type:"A Number, indicating whether the reference string comes before, after or is the same as the compareString in sort order. Returns one of three values: <text:s text:c="5"/>-1 if the reference string is sorted before the compareString <text:s text:c="4"/>0 if the two strings are equal <text:s text:c="4"/>1 if the reference string is sorted after the compareString", tag:"function", language:"JavaScript"},</text:span></text:p>
      <text:p text:style-name="P19"><text:span text:style-name="T9"><text:s text:c="4"/></text:span></text:p>
      <text:p text:style-name="P19"><text:span text:style-name="T9"><text:s text:c="4"/>{ category:"string", name:"match()", description:"Searches a string for a match against a regular expression, and returns the matches", syntax:"string.match(match)", useage:"text.match('th');", url:"https://www.w3schools.com/jsref/jsref_match.asp", url2:"https://developer.mozilla.org/en-US/docs/Web/JavaScript/Reference/Global_Objects/String/match", type:"An Array, </text:span><text:soft-page-break/><text:span text:style-name="T9">containing the matches, one item for each match, or null if no match is found", tag:"function", language:"JavaScript"},</text:span></text:p>
      <text:p text:style-name="P19"><text:span text:style-name="T9"><text:s text:c="4"/></text:span></text:p>
      <text:p text:style-name="P19"><text:span text:style-name="T9"><text:s text:c="4"/>{ category:"string", name:"padEnd()", description:"Pads a string at the end. Pads a string with another string (multiple times) until it reaches a given length.", syntax:"string.padEnd(length, string)", useage:"let padded = text.padEnd(4,'0');", url:"https://www.w3schools.com/jsref/jsref_string_padend.asp", url2:"https://developer.mozilla.org/en-US/docs/Web/JavaScript/Reference/Global_Objects/String/padEnd", type:"A string A String of the specified length, with the padding applied at the end.", tag:"function", language:"JavaScript"},</text:span></text:p>
      <text:p text:style-name="P19"><text:span text:style-name="T9"><text:s text:c="4"/></text:span></text:p>
      <text:p text:style-name="P19"><text:span text:style-name="T9"><text:s text:c="4"/>{ category:"string", name:"padStart()", description:"Pads a string from the start. Pads a string with another string (multiple times) until it reaches a given length.", syntax:"string.padStart(length, string)", useage:"let padded = text.padStart(4,'0');", url:"https://www.w3schools.com/jsref/jsref_stri</text:span><text:soft-page-break/><text:span text:style-name="T9">ng_padstart.asp", url2:"https://developer.mozilla.org/en-US/docs/Web/JavaScript/Reference/Global_Objects/String/padStart", type:"A string A String of the specified length, with the padding applied from the start.", tag:"function", language:"JavaScript"},</text:span></text:p>
      <text:p text:style-name="P19"><text:span text:style-name="T9"><text:s text:c="4"/></text:span></text:p>
      <text:p text:style-name="P19"><text:span text:style-name="T9"><text:s text:c="4"/>{ category:"string", name:"prototype", description:"Allows you to add properties and methods to an object", syntax:"object.prototype.name = value", useage:"In Progress", url:"https://www.w3schools.com/jsref/jsref_prototype_string.asp", url2:"https://collegeofscripting.weebly.com/", type:"A reference to the String.prototype object", tag:"function", language:"JavaScript"},</text:span></text:p>
      <text:p text:style-name="P19"><text:span text:style-name="T9"><text:s text:c="4"/></text:span></text:p>
      <text:p text:style-name="P19"><text:span text:style-name="T9"><text:s text:c="4"/>{ category:"string", name:"repeat()", description:"Returns a new string with a specified number of copies of an existing string", syntax:"string.repeat(count)", useage:"let result = text.repeat(2);", url:"https://www.w3schools.com/jsref/jsref_rep</text:span><text:soft-page-break/><text:span text:style-name="T9">eat.asp", url2:"https://developer.mozilla.org/en-US/docs/Web/JavaScript/Reference/Global_Objects/String/repeat", type:"A String, a new string containing copies of the original string", tag:"function", language:"JavaScript"},</text:span></text:p>
      <text:p text:style-name="P19"><text:span text:style-name="T9"><text:s text:c="4"/></text:span></text:p>
      <text:p text:style-name="P19"><text:span text:style-name="T9"><text:s text:c="4"/>{ category:"string", name:"replace()", description:"Searches a string for a specified value, or a regular expression, and returns a new string where the specified values are replaced", syntax:"string.replace(searchValue, newValue)", useage:"let result = text.replace('Jane', 'Joan');", url:"https://www.w3schools.com/jsref/jsref_replace.asp", url2:"https://developer.mozilla.org/en-US/docs/Web/JavaScript/Reference/Global_Objects/String/replace", type:"A new String, where the specified value(s) has been replaced by the new value", tag:"function", language:"JavaScript"},</text:span></text:p>
      <text:p text:style-name="P19"><text:span text:style-name="T9"><text:s text:c="4"/></text:span></text:p>
      <text:p text:style-name="P19"><text:span text:style-name="T9"><text:s text:c="4"/>{ category:"string", name:"replaceAll()", description:"Searches a string for a value or a regular expression. Returns a new string with all values replaced. Does not change the </text:span><text:soft-page-break/><text:span text:style-name="T9">original string.", syntax:"string.replaceAll(searchValue, newValue)", useage:"text = text.replaceAll('cats', 'dogs');", url:"https://www.w3schools.com/jsref/jsref_string_replaceall.asp", url2:"https://developer.mozilla.org/en-US/docs/Web/JavaScript/Reference/Global_Objects/String/replaceAll", type:"A string A new string where the search values has been replaced.", tag:"function", language:"JavaScript"},</text:span></text:p>
      <text:p text:style-name="P19"><text:span text:style-name="T9"><text:s text:c="4"/></text:span></text:p>
      <text:p text:style-name="P19"><text:span text:style-name="T9"><text:s text:c="4"/>{ category:"string", name:"search()", description:"Searches a string for a specified value, or regular expression, and returns the position of the match", syntax:"string.search(searchValue)", useage:"let position = text.search('Blue');", url:"https://www.w3schools.com/jsref/jsref_search.asp", url2:"https://developer.mozilla.org/en-US/docs/Web/JavaScript/Reference/Global_Objects/String/search", type:"A Number, representing the position of the first occurrence of the specified searchvalue, or -1 if no match is found", tag:"function", language:"JavaScript"},</text:span></text:p>
      <text:p text:style-name="P19"><text:soft-page-break/><text:span text:style-name="T9"><text:s text:c="4"/></text:span></text:p>
      <text:p text:style-name="P19"><text:span text:style-name="T9"><text:s text:c="4"/>{ category:"string", name:"slice()", description:"Extracts a part of a string and returns a new string", syntax:"string.slice(start, end)", useage:"let result = text.slice(0, 5);", url:"https://www.w3schools.com/jsref/jsref_slice_string.asp", url2:"https://developer.mozilla.org/en-US/docs/Web/JavaScript/Reference/Global_Objects/String/slice", type:"A String, representing the extracted part of the string", tag:"function", language:"JavaScript"},</text:span></text:p>
      <text:p text:style-name="P19"><text:span text:style-name="T9"><text:s text:c="4"/></text:span></text:p>
      <text:p text:style-name="P19"><text:span text:style-name="T9"><text:s text:c="4"/>{ category:"string", name:"split()", description:"Splits a string into an array of substrings", syntax:"string.split(separator, limit)", useage:"const myArray = text.split(' ');", url:"https://www.w3schools.com/jsref/jsref_split.asp", url2:"https://developer.mozilla.org/en-US/docs/Web/JavaScript/Reference/Global_Objects/String/split", type:"An Array, containing the splitted values", tag:"function", language:"JavaScript"},</text:span></text:p>
      <text:p text:style-name="P19"><text:span text:style-name="T9"><text:s text:c="4"/></text:span></text:p>
      <text:p text:style-name="P19"><text:soft-page-break/><text:span text:style-name="T9"><text:s text:c="4"/>{ category:"string", name:"startsWith()", description:"Checks whether a string begins with specified characters", syntax:"string.startsWith(searchValue, start)", useage:"text.startsWith('Hi');", url:"https://www.w3schools.com/jsref/jsref_startswith.asp", url2:"https://developer.mozilla.org/en-US/docs/Web/JavaScript/Reference/Global_Objects/String/startsWith", type:"A Boolean. Returns true if the string starts with the value, otherwise it returns false", tag:"function", language:"JavaScript"},</text:span></text:p>
      <text:p text:style-name="P19"><text:span text:style-name="T9"><text:s text:c="4"/></text:span></text:p>
      <text:p text:style-name="P19"><text:span text:style-name="T9"><text:s text:c="4"/>{ category:"string", name:"substr()", description:"Extracts the characters from a string, beginning at a specified start position, and through the specified number of characters", syntax:"string.substr(start, length)", useage:"let result = text.substr(1, 4);", url:"https://www.w3schools.com/jsref/jsref_substr.asp", url2:"https://developer.mozilla.org/en-US/docs/Web/JavaScript/Reference/Global_Objects/String/substr", type:"A new String, containing the extracted part of the text. If length is 0 or negative, an empty string is </text:span><text:soft-page-break/><text:span text:style-name="T9">returned", tag:"function", language:"JavaScript"},</text:span></text:p>
      <text:p text:style-name="P19"><text:span text:style-name="T9"><text:s text:c="4"/></text:span></text:p>
      <text:p text:style-name="P19"><text:span text:style-name="T9"><text:s text:c="4"/>{ category:"string", name:"substring()", description:"Extracts the characters from a string, between two specified indices", syntax:"string.substring(start, end)", useage:"let result = text.substring(1, 4);", url:"https://www.w3schools.com/jsref/jsref_substring.asp", url2:"https://developer.mozilla.org/en-US/docs/Web/JavaScript/Reference/Global_Objects/String/substring", type:"A new String containing the extracted characters", tag:"function", language:"JavaScript"},</text:span></text:p>
      <text:p text:style-name="P19"><text:span text:style-name="T9"><text:s text:c="4"/></text:span></text:p>
      <text:p text:style-name="P19"><text:span text:style-name="T9"><text:s text:c="4"/>{ category:"string", name:"toLocaleLowerCase()", description:"Converts a string to lowercase letters, according to the host's locale", syntax:"string.toLocaleLowerCase()", useage:"let result = text.toLocaleLowerCase();", url:"https://www.w3schools.com/jsref/jsref_tolocalelowercase.asp", url2:"https://developer.mozilla.org/en-US/docs/</text:span><text:soft-page-break/><text:span text:style-name="T9">Web/JavaScript/Reference/Global_Objects/String/toLocaleLowerCase", type:"A String, representing the value of a string converted to lowercase according to the host's current locale", tag:"function", language:"JavaScript"},</text:span></text:p>
      <text:p text:style-name="P19"><text:span text:style-name="T9"><text:s text:c="4"/></text:span></text:p>
      <text:p text:style-name="P19"><text:span text:style-name="T9"><text:s text:c="4"/>{ category:"string", name:"toLocaleUpperCase()", description:"Converts a string to uppercase letters, according to the host's locale", syntax:"string.toLocaleUpperCase()", useage:"let result = text.toLocaleUpperCase();", url:"https://www.w3schools.com/jsref/jsref_tolocaleuppercase.asp", url2:"https://developer.mozilla.org/en-US/docs/Web/JavaScript/Reference/Global_Objects/String/toLocaleUpperCase", type:"A String, representing the value of a string converted to uppercase according to the host's current locale", tag:"function", language:"JavaScript"},</text:span></text:p>
      <text:p text:style-name="P19"><text:span text:style-name="T9"><text:s text:c="4"/></text:span></text:p>
      <text:p text:style-name="P19"><text:span text:style-name="T9"><text:s text:c="4"/>{ category:"string", name:"toLowerCase()", description:"Converts a string to lowercase letters", syntax:"string.toLowerCase()", useage:"let result = text.toLowerCase();", </text:span><text:soft-page-break/><text:span text:style-name="T9">url:"https://www.w3schools.com/jsref/jsref_tolowercase.asp", url2:"https://developer.mozilla.org/en-US/docs/Web/JavaScript/Reference/Global_Objects/String/toLowerCase", type:"A String, representing the value of a string converted to lowercase", tag:"function", language:"JavaScript"},</text:span></text:p>
      <text:p text:style-name="P19"><text:span text:style-name="T9"><text:s text:c="4"/></text:span></text:p>
      <text:p text:style-name="P19"><text:span text:style-name="T9"><text:s text:c="4"/>{ category:"string", name:"toString()", description:"Returns the value of a String object", syntax:"string.toString()", useage:"let result = text.toString();", url:"https://www.w3schools.com/jsref/jsref_tostring_string.asp", url2:"https://developer.mozilla.org/en-US/docs/Web/JavaScript/Reference/Global_Objects/String/toString", type:"A String, representing the value of a string", tag:"function", language:"JavaScript"},</text:span></text:p>
      <text:p text:style-name="P19"><text:span text:style-name="T9"><text:s text:c="4"/></text:span></text:p>
      <text:p text:style-name="P19"><text:span text:style-name="T9"><text:s text:c="4"/>{ category:"string", name:"toUpperCase()", description:"Converts a string to uppercase letters", syntax:"string.toUpperCase()", useage:"let result = text.toUpperCase();", url:"https://www.w3schools.com/jsref/jsref_tou</text:span><text:soft-page-break/><text:span text:style-name="T9">ppercase.asp", url2:"https://developer.mozilla.org/en-US/docs/Web/JavaScript/Reference/Global_Objects/String/toUpperCase", type:"A String, representing the value of a string converted to uppercase", tag:"function", language:"JavaScript"},</text:span></text:p>
      <text:p text:style-name="P19"><text:span text:style-name="T9"><text:s text:c="4"/></text:span></text:p>
      <text:p text:style-name="P19"><text:span text:style-name="T9"><text:s text:c="4"/>{ category:"string", name:"trim()", description:"Removes whitespace from both ends of a string", syntax:"string.trim()", useage:"let result = text.trim();", url:"https://www.w3schools.com/jsref/jsref_trim_string.asp", url2:"https://developer.mozilla.org/en-US/docs/Web/JavaScript/Reference/Global_Objects/String/Trim", type:"A String, representing the string with removed whitespace from both ends", tag:"function", language:"JavaScript"},</text:span></text:p>
      <text:p text:style-name="P19"><text:span text:style-name="T9"><text:s text:c="4"/></text:span></text:p>
      <text:p text:style-name="P19"><text:span text:style-name="T9"><text:s text:c="4"/>{ category:"string", name:"trimEnd()", description:"Removes whitespace from the end of a string. Does not change the original string. Works like trim(), but removes whitespace only from the end of a string.", syntax:"string.trimEnd()", useage:"let text2 = </text:span><text:soft-page-break/><text:span text:style-name="T9">text1.trimEnd();", url:"https://www.w3schools.com/jsref/jsref_string_trim_end.asp", url2:"https://developer.mozilla.org/en-US/docs/Web/JavaScript/Reference/Global_Objects/String/trimEnd", type:"A string A string with removed whitespace from the end of the string.", tag:"function", language:"JavaScript"},</text:span></text:p>
      <text:p text:style-name="P19"><text:span text:style-name="T9"><text:s text:c="4"/></text:span></text:p>
      <text:p text:style-name="P19"><text:span text:style-name="T9"><text:s text:c="4"/>{ category:"string", name:"trimStart()", description:"Removes whitespace from the beginning of a string. Does not change the original string. Works like trim(), but removes whitespace only from the start of a string.", syntax:"let text2 = text1.trimStart();", url:"https://www.w3schools.com/jsref/jsref_string_trim_start.asp", url2:"https://developer.mozilla.org/en-US/docs/Web/JavaScript/Reference/Global_Objects/String/trimStart", type:"A string A string with removed whitespace from the beginning of the string.", tag:"function", language:"JavaScript"},</text:span></text:p>
      <text:p text:style-name="P19"><text:span text:style-name="T9"><text:s text:c="4"/></text:span></text:p>
      <text:p text:style-name="P19"><text:soft-page-break/><text:span text:style-name="T9"><text:s text:c="4"/>{ category:"string", name:"valueOf()", description:"Returns the primitive value of a String object", syntax:"string.valueOf()", useage:"let result = text.valueOf();", url:"https://www.w3schools.com/jsref/jsref_valueof_string.asp", url2:"https://collegeofscripting.weebly.com/", type:"A String, representing the primitive value of a string", tag:"function", language:"JavaScript"},</text:span></text:p>
      <text:p text:style-name="P19"><text:span text:style-name="T9"><text:s text:c="4"/></text:span></text:p>
      <text:p text:style-name="P19"><text:span text:style-name="T9"><text:s text:c="4"/>{ category:"global", name:"decodeURI()", description:"Decodes a URI", syntax:"decodeURI(uri)", useage:"let decoded = decodeURI(encoded);", url:"https://www.w3schools.com/jsref/jsref_decodeuri.asp", url2:"https://developer.mozilla.org/en-US/docs/Web/JavaScript/Reference/Global_Objects/decodeURI", type:"A String, representing the decoded URI", tag:"function", language:"JavaScript"},</text:span></text:p>
      <text:p text:style-name="P19"><text:span text:style-name="T9"><text:s text:c="4"/></text:span></text:p>
      <text:p text:style-name="P19"><text:span text:style-name="T9"><text:s text:c="4"/>{ category:"global", name:"decodeURIComponent()", description:"Decodes a URI component", </text:span><text:soft-page-break/><text:span text:style-name="T9">syntax:"decodeURIComponent(uri)", useage:"let decoded = decodeURIComponent(encoded);", url:"https://www.w3schools.com/jsref/jsref_decodeuricomponent.asp", url2:"https://developer.mozilla.org/en-US/docs/Web/JavaScript/Reference/Global_Objects/encodeURIComponent", type:"A String, representing the decoded URI", tag:"function", language:"JavaScript"},</text:span></text:p>
      <text:p text:style-name="P19"><text:span text:style-name="T9"><text:s text:c="4"/></text:span></text:p>
      <text:p text:style-name="P19"><text:span text:style-name="T9"><text:s text:c="4"/>{ category:"global", name:"encodeURI()", description:"Encodes a URI", syntax:"encodeURI(uri)", useage:"let encoded = encodeURI(uri);", url:"https://www.w3schools.com/jsref/jsref_encodeuri.asp", url2:"https://developer.mozilla.org/en-US/docs/Web/JavaScript/Reference/Global_Objects/encodeURI", type:"A String, representing the encoded URI", tag:"function", language:"JavaScript"},</text:span></text:p>
      <text:p text:style-name="P19"><text:span text:style-name="T9"><text:s text:c="4"/></text:span></text:p>
      <text:p text:style-name="P19"><text:span text:style-name="T9"><text:s text:c="4"/>{ category:"global", name:"encodeURIComponent()", description:"Encodes a URI component", </text:span><text:soft-page-break/><text:span text:style-name="T9">syntax:"encodeURIComponent(uri)", useage:"let encoded = encodeURIComponent(uri);", url:"https://www.w3schools.com/jsref/jsref_encodeuricomponent.asp", url2:"https://developer.mozilla.org/en-US/docs/Web/JavaScript/Reference/Global_Objects/encodeURIComponent", type:"A String, representing the encoded URI", tag:"function", language:"JavaScript"},</text:span></text:p>
      <text:p text:style-name="P19"><text:span text:style-name="T9"><text:s text:c="4"/></text:span></text:p>
      <text:p text:style-name="P19"><text:span text:style-name="T9"><text:s text:c="4"/>{ category:"global", name:"escape() DEPRECATED", description:"Deprecated. Use encodeURI() or encodeURIComponent() instead", syntax:"DEPRECATED", useage:"deprecated", url:"https://www.w3schools.com/jsref/jsref_escape.asp", url2:"https://developer.mozilla.org/en-US/docs/Web/JavaScript/Reference/Global_Objects/escape", type:"A String, representing the encoded string", tag:"function", language:"JavaScript"},</text:span></text:p>
      <text:p text:style-name="P19"><text:span text:style-name="T9"><text:s text:c="4"/></text:span></text:p>
      <text:p text:style-name="P19"><text:span text:style-name="T9"><text:s text:c="4"/>{ category:"global", name:"eval()", description:"Evaluates a string and executes it </text:span><text:soft-page-break/><text:span text:style-name="T9">as if it was script code", syntax:"eval(string)", useage:"let result = eval(text);", url:"https://www.w3schools.com/jsref/jsref_eval.asp", url2:"https://developer.mozilla.org/en-US/docs/Web/JavaScript/Reference/Global_Objects/eval", type:"In Progress *", tag:"function", language:"JavaScript"},</text:span></text:p>
      <text:p text:style-name="P19"><text:span text:style-name="T9"><text:s text:c="4"/></text:span></text:p>
      <text:p text:style-name="P19"><text:span text:style-name="T9"><text:s text:c="4"/>{ category:"global", name:"Infinity", description:"A numeric value that represents positive/negative infinity", syntax:"Infinity", useage:"In Progress", url:"https://www.w3schools.com/jsref/jsref_infinity.asp", url2:"https://developer.mozilla.org/en-US/docs/Web/JavaScript/Reference/Global_Objects/Infinity", type:"Infinity", tag:"function", language:"JavaScript"},</text:span></text:p>
      <text:p text:style-name="P19"><text:span text:style-name="T9"><text:s text:c="4"/></text:span></text:p>
      <text:p text:style-name="P19"><text:span text:style-name="T9"><text:s text:c="4"/>{ category:"global", name:"isFinite()", description:"Determines whether a value is a finite, legal number", syntax:"isFinite(value)", useage:"let result = isFinite(17);", url:"https://www.w3schools.com/jsref/jsref_isfinite.asp", url2:"https://developer.mozilla.org/en-US/docs/</text:span><text:soft-page-break/><text:span text:style-name="T9">Web/JavaScript/Reference/Global_Objects/isFinite", type:"A Boolean. Returns false if the value is +infinity, -infinity, or NaN, otherwise it returns true.", tag:"function", language:"JavaScript"},</text:span></text:p>
      <text:p text:style-name="P19"><text:span text:style-name="T9"><text:s text:c="4"/></text:span></text:p>
      <text:p text:style-name="P19"><text:span text:style-name="T9"><text:s text:c="4"/>{ category:"global", name:"isNaN()", description:"Determines whether a value is an illegal number", syntax:"isNaN(value)", useage:"IsNaN(17);", url:"https://www.w3schools.com/jsref/jsref_isnan.asp", url2:"https://developer.mozilla.org/en-US/docs/Web/JavaScript/Reference/Global_Objects/isNaN", type:"A Boolean. Returns true if the value is NaN, otherwise it returns false", tag:"function", language:"JavaScript"},</text:span></text:p>
      <text:p text:style-name="P19"><text:span text:style-name="T9"><text:s text:c="4"/></text:span></text:p>
      <text:p text:style-name="P19"><text:span text:style-name="T9"><text:s text:c="4"/>{ category:"global", name:"NaN", description:"Not-a-Number value", syntax:"NaN", useage:"NaN", url:"https://www.w3schools.com/jsref/jsref_nan.asp", url2:"https://developer.mozilla.org/en-US/docs/Web/JavaScript/Reference/Global_Objects/NaN", type:"NaN", tag:"function", language:"JavaScript"},</text:span></text:p>
      <text:p text:style-name="P19"><text:soft-page-break/><text:span text:style-name="T9"><text:s text:c="4"/></text:span></text:p>
      <text:p text:style-name="P19"><text:span text:style-name="T9"><text:s text:c="4"/>{ category:"global", name:"Number()", description:"Converts an object's value to a number", syntax:"Number(value)", useage:"Number(true);", url:"https://www.w3schools.com/jsref/jsref_number.asp", url2:"https://developer.mozilla.org/en-US/docs/Web/JavaScript/Reference/Global_Objects/Number", type:"A Number. Returns different object values to their numbers. If the value cannot be converted to a legal number, NaN is returned. If no argument is provided, it returns 0.", tag:"function", language:"JavaScript"},</text:span></text:p>
      <text:p text:style-name="P19"><text:span text:style-name="T9"><text:s text:c="4"/></text:span></text:p>
      <text:p text:style-name="P19"><text:span text:style-name="T9"><text:s text:c="4"/>{ category:"global", name:"parseFloat()", description:"Parses a string and returns a floating point number", syntax:"parseFloat(value)", useage:"ParseFloat('10.17');", url:"https://www.w3schools.com/jsref/jsref_parsefloat.asp", url2:"https://developer.mozilla.org/en-US/docs/Web/JavaScript/Reference/Global_Objects/parseFloat", type:"A Number. If the first character cannot be converted to a number, </text:span><text:soft-page-break/><text:span text:style-name="T9">NaN is returned", tag:"function", language:"JavaScript"},</text:span></text:p>
      <text:p text:style-name="P19"><text:span text:style-name="T9"><text:s text:c="4"/></text:span></text:p>
      <text:p text:style-name="P19"><text:span text:style-name="T9"><text:s text:c="4"/>{ category:"global", name:"parseInt()", description:"Parses a string and returns an integer", syntax:"parseInt(string, radix)", useage:"ParseInt('17');", url:"https://www.w3schools.com/jsref/jsref_parseint.asp", url2:"https://developer.mozilla.org/en-US/docs/Web/JavaScript/Reference/Global_Objects/parseInt", type:"A Number. If the first character cannot be converted to a number, NaN is returned", tag:"function", language:"JavaScript"},</text:span></text:p>
      <text:p text:style-name="P19"><text:span text:style-name="T9"><text:s text:c="4"/></text:span></text:p>
      <text:p text:style-name="P19"><text:span text:style-name="T9"><text:s text:c="4"/>{ category:"global", name:"String()", description:"Converts an object's value to a string", syntax:"String(value)", useage:"String(12345);", url:"https://www.w3schools.com/jsref/jsref_string.asp", url2:"https://developer.mozilla.org/en-US/docs/Web/JavaScript/Reference/Global_Objects/String", type:"In Progress", tag:"function", language:"JavaScript"},</text:span></text:p>
      <text:p text:style-name="P19"><text:span text:style-name="T9"><text:s text:c="4"/></text:span></text:p>
      <text:p text:style-name="P19"><text:soft-page-break/><text:span text:style-name="T9"><text:s text:c="4"/>{ category:"global", name:"undefined", description:"Indicates that a variable has not been assigned a value", syntax:"In Progress", useage:"In Progress", url:"https://www.w3schools.com/jsref/jsref_undefined.asp", url2:"https://developer.mozilla.org/en-US/docs/Web/JavaScript/Reference/Global_Objects/undefined", type:"In Progress", tag:"function", language:"JavaScript"},</text:span></text:p>
      <text:p text:style-name="P19"><text:span text:style-name="T9"><text:s text:c="4"/></text:span></text:p>
      <text:p text:style-name="P19"><text:span text:style-name="T9"><text:s text:c="4"/>{ category:"global", name:"unescape() Deprecated", description:"Deprecated. Use decodeURI() or decodeURIComponent() instead", syntax:"DEPRECATED", useage:"deprecated", url:"https://www.w3schools.com/jsref/jsref_unescape.asp", url2:"https://developer.mozilla.org/en-US/docs/Web/JavaScript/Reference/Global_Objects/unescape", type:"A String, representing the decoded string", tag:"function", language:"JavaScript"},</text:span></text:p>
      <text:p text:style-name="P19"><text:span text:style-name="T9"><text:s text:c="4"/></text:span></text:p>
      <text:p text:style-name="P19"><text:span text:style-name="T9"><text:s text:c="4"/>{ category:"number", name:"constructor", description:"Returns the function that created </text:span><text:soft-page-break/><text:span text:style-name="T9">JavaScript's Number prototype", syntax:"number.constructor", useage:"In Progress", url:"https://www.w3schools.com/jsref/jsref_constructor_number.asp", url2:"https://collegeofscripting.weebly.com/", type:"function Number() { [native code] }", tag:"function", language:"JavaScript"},</text:span></text:p>
      <text:p text:style-name="P19"><text:span text:style-name="T9"><text:s text:c="4"/></text:span></text:p>
      <text:p text:style-name="P19"><text:span text:style-name="T9"><text:s text:c="4"/>{ category:"number", name:"EPSILON", description:"Number.EPSILON returns the difference between the smallest floating point number greater than 1 and 1. Number.EPSILON has the value of 2.220446049250313e-16.", syntax:"Number.EPSILON", useage:"let x = Number.EPSILON;", url:"https://www.w3schools.com/jsref/jsref_number_epsilon.asp", url2:"https://developer.mozilla.org/en-US/docs/Web/JavaScript/Reference/Global_Objects/Number/EPSILON", type:"Number 2.220446049250313e-16", tag:"function", language:"JavaScript"},</text:span></text:p>
      <text:p text:style-name="P19"><text:span text:style-name="T9"><text:s text:c="4"/></text:span></text:p>
      <text:p text:style-name="P19"><text:span text:style-name="T9"><text:s text:c="4"/>{ category:"number", name:"isFinite()", description:"Checks whether a value is a finite </text:span><text:soft-page-break/><text:span text:style-name="T9">number", syntax:"Number.isFinite(value)", useage:"Number.isFinite(17)", url:"https://www.w3schools.com/jsref/jsref_isfinite_number.asp", url2:"https://developer.mozilla.org/en-US/docs/Web/JavaScript/Reference/Global_Objects/Number/isFinite", type:"A Boolean. Returns true if the value is a finite Number, otherwise it returns false", tag:"function", language:"JavaScript"},</text:span></text:p>
      <text:p text:style-name="P19"><text:span text:style-name="T9"><text:s text:c="4"/></text:span></text:p>
      <text:p text:style-name="P19"><text:span text:style-name="T9"><text:s text:c="4"/>{ category:"number", name:"isSafeInteger()", description:"Returns true if a number is a safe integer. If not, then it returns false.", syntax:"Number.isSafeInteger(value)", useage:"Number.isSafeInteger(17);", url:"https://www.w3schools.com/jsref/jsref_issafeinteger.asp", url2:"https://developer.mozilla.org/en-US/docs/Web/JavaScript/Reference/Global_Objects/Number/isSafeInteger", type:"A boolean true if the value is a safe integer, otherwise false.", tag:"function", language:"JavaScript"},</text:span></text:p>
      <text:p text:style-name="P19"><text:span text:style-name="T9"><text:s text:c="4"/></text:span></text:p>
      <text:p text:style-name="P19"><text:soft-page-break/><text:span text:style-name="T9"><text:s text:c="4"/>{ category:"number", name:"isInteger()", description:"Checks whether a value is an integer", syntax:"Number.isInteger(value)", useage:"Number.isInteger(17);", url:"https://www.w3schools.com/jsref/jsref_isinteger.asp", url2:"https://developer.mozilla.org/en-US/docs/Web/JavaScript/Reference/Global_Objects/Number/isInteger", type:"A Boolean. Returns true if the value is an integer Number, otherwise it returns false", tag:"function", language:"JavaScript"},</text:span></text:p>
      <text:p text:style-name="P19"><text:span text:style-name="T9"><text:s text:c="4"/></text:span></text:p>
      <text:p text:style-name="P19"><text:span text:style-name="T9"><text:s text:c="4"/>{ category:"number", name:"isNaN()", description:"Checks whether a value is Number.NaN", syntax:"Number.isNaN(value)", useage:"Number.isNaN(17);", url:"https://www.w3schools.com/jsref/jsref_isnan_number.asp", url2:"https://developer.mozilla.org/en-US/docs/Web/JavaScript/Reference/Global_Objects/Number/isNaN", type:"A Boolean. Returns true if the value is Number.NaN, otherwise it returns false", tag:"function", language:"JavaScript"},</text:span></text:p>
      <text:p text:style-name="P19"><text:span text:style-name="T9"><text:s text:c="4"/></text:span></text:p>
      <text:p text:style-name="P19"><text:soft-page-break/><text:span text:style-name="T9"><text:s text:c="4"/>{ category:"number", name:"isSafeInteger()", description:"Checks whether a value is a safe integer", syntax:"Number.isSafeInteger(value)", useage:"Number.isSafeInteger(17);", url:"https://www.w3schools.com/jsref/jsref_issafeinteger.asp", url2:"https://developer.mozilla.org/en-US/docs/Web/JavaScript/Reference/Global_Objects/Number/isSafeInteger", type:"A Boolean. Returns true if the value is a safe integer Number, otherwise it returns false", tag:"function", language:"JavaScript"},</text:span></text:p>
      <text:p text:style-name="P19"><text:span text:style-name="T9"><text:s text:c="4"/></text:span></text:p>
      <text:p text:style-name="P19"><text:span text:style-name="T9"><text:s text:c="4"/>{ category:"number", name:"MAX_SAFE_INTEGER", description:"Number.MAX_SAFE_INTEGER represents the maximum safe integer in JavaScript. <text:s/>Number.MAX_SAFE_INTEGER is (2^53 – 1).", syntax:"let x = Number.MAX_SAFE_INTEGER;", useage:"let x = Number.MAX_SAFE_INTEGER;", url:"https://www.w3schools.com/jsref/jsref_max_safe_integer.asp", url2:"https://developer.mozilla.org/en-US/docs/Web/JavaScript/Reference/Global_Objects/</text:span><text:soft-page-break/><text:span text:style-name="T9">Number/MAX_SAFE_INTEGER", type:"Number 9007199254740991", tag:"function", language:"JavaScript"},</text:span></text:p>
      <text:p text:style-name="P19"><text:span text:style-name="T9"><text:s text:c="4"/></text:span></text:p>
      <text:p text:style-name="P19"><text:span text:style-name="T9"><text:s text:c="4"/>{ category:"number", name:"MIN_SAFE_INTEGER", description:"Number.MIN_SAFE_INTEGER represents the minimum safe integer in JavaScript. <text:s/>Number.MIN_SAFE_INTEGER is -(2^53 - 1).", syntax:"Number.MIN_SAFE_INTEGER", useage:"let x = Number.MIN_SAFE_INTEGER;", url:"https://www.w3schools.com/jsref/jsref_min_safe_integer.asp", url2:"https://developer.mozilla.org/en-US/docs/Web/JavaScript/Reference/Global_Objects/Number/MIN_SAFE_INTEGER", type:"Number -9007199254740991", tag:"function", language:"JavaScript"},</text:span></text:p>
      <text:p text:style-name="P19"><text:span text:style-name="T9"><text:s text:c="4"/></text:span></text:p>
      <text:p text:style-name="P19"><text:span text:style-name="T9"><text:s text:c="4"/>{ category:"number", name:"MAX_VALUE", description:"Returns the largest number possible in JavaScript", syntax:"Number.MAX_VALUE", useage:"let x = Number.MAX_VALUE;", url:"https://www.w3schools.com/jsref/jsref_ma</text:span><text:soft-page-break/><text:span text:style-name="T9">x_value.asp", url2:"https://developer.mozilla.org/en-US/docs/Web/JavaScript/Reference/Global_Objects/Number/MAX_VALUE", type:"A Number, 1.7976931348623157e+308", tag:"function", language:"JavaScript"},</text:span></text:p>
      <text:p text:style-name="P19"><text:span text:style-name="T9"><text:s text:c="4"/></text:span></text:p>
      <text:p text:style-name="P19"><text:span text:style-name="T9"><text:s text:c="4"/>{ category:"number", name:"MIN_VALUE", description:"Returns the smallest number possible in JavaScript", syntax:"Number.MIN_VALUE", useage:"let x = Number.MIN_VALUE;", url:"https://www.w3schools.com/jsref/jsref_min_value.asp", url2:"https://developer.mozilla.org/en-US/docs/Web/JavaScript/Reference/Global_Objects/Number/MIN_VALUE", type:"A Number, 5e-324", tag:"function", language:"JavaScript"},</text:span></text:p>
      <text:p text:style-name="P19"><text:span text:style-name="T9"><text:s text:c="4"/></text:span></text:p>
      <text:p text:style-name="P19"><text:span text:style-name="T9"><text:s text:c="4"/>{ category:"number", name:"NEGATIVE_INFINITY", description:"Represents negative infinity (returned on overflow)", syntax:"Number.NEGATIVE_INFINITY", useage:"let x = Number.NEGATIVE_INFINITY;", </text:span><text:soft-page-break/><text:span text:style-name="T9">url:"https://www.w3schools.com/jsref/jsref_negative_infinity.asp", url2:"https://developer.mozilla.org/en-US/docs/Web/JavaScript/Reference/Global_Objects/Number/NEGATIVE_INFINITY", type:"The numeric value: -Infinity", tag:"function", language:"JavaScript"},</text:span></text:p>
      <text:p text:style-name="P19"><text:span text:style-name="T9"><text:s text:c="4"/></text:span></text:p>
      <text:p text:style-name="P19"><text:span text:style-name="T9"><text:s text:c="4"/>{ category:"number", name:"NaN", description:"Represents a Not-a-Number value", syntax:"Number.NaN", useage:"let x = Number.NaN;", url:"https://www.w3schools.com/jsref/jsref_number_nan.asp", url2:"https://developer.mozilla.org/en-US/docs/Web/JavaScript/Reference/Global_Objects/NaN", type:"NaN", tag:"function", language:"JavaScript"},</text:span></text:p>
      <text:p text:style-name="P19"><text:span text:style-name="T9"><text:s text:c="4"/></text:span></text:p>
      <text:p text:style-name="P19"><text:span text:style-name="T9"><text:s text:c="4"/>{ category:"number", name:"POSITIVE_INFINITY", description:"Represents infinity (returned on overflow)", syntax:"Number.POSITIVE_INFINITY", useage:"let x = Number.POSITIVE_INFINITY;", url:"https://www.w3schools.com/jsref/jsref_pos</text:span><text:soft-page-break/><text:span text:style-name="T9">itive_infinity.asp", url2:"https://developer.mozilla.org/en-US/docs/Web/JavaScript/Reference/Global_Objects/Number/POSITIVE_INFINITY", type:"The numeric value: Infinity", tag:"function", language:"JavaScript"},</text:span></text:p>
      <text:p text:style-name="P19"><text:span text:style-name="T9"><text:s text:c="4"/></text:span></text:p>
      <text:p text:style-name="P19"><text:span text:style-name="T9"><text:s text:c="4"/>{ category:"number", name:"parseFloat()", description:"Parses a value as a string and returns the first number. Number.parseFloat vs. parseFloat This method has the same functionality as the global parseFloat() function:", syntax:"Number.parseFloat(value)", useage:"Number.parseFloat('7.37');", url:"https://www.w3schools.com/jsref/jsref_number_parsefloat.asp", url2:"https://developer.mozilla.org/en-US/docs/Web/JavaScript/Reference/Global_Objects/Number/parseFloat", type:"Number NaN if no number is found.", tag:"function", language:"JavaScript"},</text:span></text:p>
      <text:p text:style-name="P19"><text:span text:style-name="T9"><text:s text:c="4"/></text:span></text:p>
      <text:p text:style-name="P19"><text:span text:style-name="T9"><text:s text:c="4"/>{ category:"number", name:"parseInt()", description:"Parses a value as a string and returns the first integer. Number.parseInt vs. parseInt This method has the same </text:span><text:soft-page-break/><text:span text:style-name="T9">functionality as the global parseInt() function: A radix parameter specifies the number system to use: 2 = binary, 8 = octal, 10 = decimal, 16 = hexadecimal. If radix is omitted, JavaScript assumes radix 10. If the value begins with '0x', JavaScript assumes radix 16.", syntax:"Number.parseInt(string, radix)", useage:"Number.parseInt('7.37');", url:"https://www.w3schools.com/jsref/jsref_number_parseint.asp", url2:"https://developer.mozilla.org/en-US/docs/Web/JavaScript/Reference/Global_Objects/Number/parseInt", type:"Number NaN if no integer is found.", tag:"function", language:"JavaScript"},</text:span></text:p>
      <text:p text:style-name="P19"><text:span text:style-name="T9"><text:s text:c="4"/></text:span></text:p>
      <text:p text:style-name="P19"><text:span text:style-name="T9"><text:s text:c="4"/>{ category:"number", name:"prototype", description:"Allows you to add properties and methods to an object", syntax:"Number.prototype.name = value", useage:"Number.prototype.myMethod = function(){", url:"https://www.w3schools.com/jsref/jsref_prototype_num.asp", url2:"https://developer.mozilla.org/en-US/docs/Web/JavaScript/Reference/Global_Objects/</text:span><text:soft-page-break/><text:span text:style-name="T9">Number", type:"In Progress", tag:"function", language:"JavaScript"},</text:span></text:p>
      <text:p text:style-name="P19"><text:span text:style-name="T9"><text:s text:c="4"/></text:span></text:p>
      <text:p text:style-name="P19"><text:span text:style-name="T9"><text:s text:c="4"/>{ category:"number", name:"toExponential()", description:"Converts a number into an exponential notation", syntax:"number.toExponential(x)", useage:"let n = num.toExponential();", url:"https://www.w3schools.com/jsref/jsref_toexponential.asp", url2:"https://developer.mozilla.org/en-US/docs/Web/JavaScript/Reference/Global_Objects/Number/toExponential", type:"A String, representing the number as an exponential notation", tag:"function", language:"JavaScript"},</text:span></text:p>
      <text:p text:style-name="P19"><text:span text:style-name="T9"><text:s text:c="4"/></text:span></text:p>
      <text:p text:style-name="P19"><text:span text:style-name="T9"><text:s text:c="4"/>{ category:"number", name:"toFixed()", description:"Formats a number with x numbers of digits after the decimal point", syntax:"number.toFixed(x)", useage:"let n = num.toFixed(2);", url:"https://www.w3schools.com/jsref/jsref_tofixed.asp", url2:"https://developer.mozilla.org/en-US/docs/Web/JavaScript/Reference/Global_Objects/</text:span><text:soft-page-break/><text:span text:style-name="T9">Number/toFixed", type:"A String, representing a number, with the exact number of decimals", tag:"function", language:"JavaScript"},</text:span></text:p>
      <text:p text:style-name="P19"><text:span text:style-name="T9"><text:s text:c="4"/></text:span></text:p>
      <text:p text:style-name="P19"><text:span text:style-name="T9"><text:s text:c="4"/>{ category:"number", name:"toLocaleString()", description:"Converts a number into a string, based on the locale settings", syntax:"number.toLocaleString(locales, options)", useage:"let text = num.toLocaleString();", url:"https://www.w3schools.com/jsref/jsref_tolocalestring_number.asp", url2:"https://developer.mozilla.org/en-US/docs/Web/JavaScript/Reference/Global_Objects/Number/toLocaleString", type:"A String, representing a number", tag:"function", language:"JavaScript"},</text:span></text:p>
      <text:p text:style-name="P19"><text:span text:style-name="T9"><text:s text:c="4"/></text:span></text:p>
      <text:p text:style-name="P19"><text:span text:style-name="T9"><text:s text:c="4"/>{ category:"number", name:"toPrecision()", description:"Formats a number to x length", syntax:"number.toPrecision(x)", useage:"let n = num.toPrecision(2);", url:"https://www.w3schools.com/jsref/jsref_toprecision.asp", url2:"https://developer.mozilla.org/en-US/docs/</text:span><text:soft-page-break/><text:span text:style-name="T9">Web/JavaScript/Reference/Global_Objects/Number/toPrecision", type:"A String, representing a number formatted to the specified precision", tag:"function", language:"JavaScript"},</text:span></text:p>
      <text:p text:style-name="P19"><text:span text:style-name="T9"><text:s text:c="4"/></text:span></text:p>
      <text:p text:style-name="P19"><text:span text:style-name="T9"><text:s text:c="4"/>{ category:"number", name:"toString()", description:"Converts a number to a string", syntax:"number.toString(radix)", useage:"let text = num.toString();", url:"https://www.w3schools.com/jsref/jsref_tostring_number.asp", url2:"https://developer.mozilla.org/en-US/docs/Web/JavaScript/Reference/Global_Objects/Number/toString", type:"A String, representing a number", tag:"function", language:"JavaScript"},</text:span></text:p>
      <text:p text:style-name="P19"><text:span text:style-name="T9"><text:s text:c="4"/></text:span></text:p>
      <text:p text:style-name="P19"><text:span text:style-name="T9"><text:s text:c="4"/>{ category:"number", name:"valueOf()", description:"Returns the primitive value of a number", syntax:"number.valueOf()", useage:"let n = num.valueOf();", url:"https://www.w3schools.com/jsref/jsref_valueof_number.asp", url2:"https://developer.mozilla.org/en-US/docs/Web/JavaScript/Reference/Global_Objects/</text:span><text:soft-page-break/><text:span text:style-name="T9">Number/valueOf", type:"A Number, representing the primitive value of a number", tag:"function", language:"JavaScript"},</text:span></text:p>
      <text:p text:style-name="P19"><text:span text:style-name="T9"><text:s text:c="4"/></text:span></text:p>
      <text:p text:style-name="P19"><text:span text:style-name="T9"><text:s text:c="4"/>{ category:"regular expression", name:"constructor", description:"Returns the function that created the RegExp object's prototype", syntax:"RegExpObject.constructor", useage:"In Progress", url:"https://www.w3schools.com/jsref/jsref_regexp_constructor.asp", url2:"https://collegeofscripting.weebly.com/", type:"function RegExp() { [native code] }", tag:"function", language:"JavaScript"},</text:span></text:p>
      <text:p text:style-name="P19"><text:span text:style-name="T9"><text:s text:c="4"/></text:span></text:p>
      <text:p text:style-name="P19"><text:span text:style-name="T9"><text:s text:c="4"/>{ category:"regular expression", name:"compile()", description:"compile() <text:s/>Deprecated. Compiles a regular expression", syntax:"In Progress", useage:"In Progress", url:"https://www.w3schools.com/jsref/jsref_regexp_compile.asp", url2:"https://developer.mozilla.org/en-US/docs/Web/JavaScript/Reference/Global_Objects/RegExp/compile", type:"In Progress", tag:"function", language:"JavaScript"},</text:span></text:p>
      <text:p text:style-name="P19"><text:soft-page-break/><text:span text:style-name="T9"><text:s text:c="4"/></text:span></text:p>
      <text:p text:style-name="P19"><text:span text:style-name="T9"><text:s text:c="4"/>{ category:"regular expression", name:"exec()", description:"Tests for a match in a string. Returns the first match", syntax:"RegExpObject.exec(string)", useage:"In Progress", url:"https://www.w3schools.com/jsref/jsref_regexp_exec.asp", url2:"https://developer.mozilla.org/en-US/docs/Web/JavaScript/Reference/Global_Objects/RegExp/exec", type:"An array containing the matched text if it finds a match, otherwise it returns null", tag:"function", language:"JavaScript"},</text:span></text:p>
      <text:p text:style-name="P19"><text:span text:style-name="T9"><text:s text:c="4"/></text:span></text:p>
      <text:p text:style-name="P19"><text:span text:style-name="T9"><text:s text:c="4"/>{ category:"regular expression", name:"g", description:"Perform a global match (find all matches rather than stopping after the first match)", syntax:"/regexp/g", useage:"let result = text.match(/is/g;);", url:"https://www.w3schools.com/jsref/jsref_regexp_g.asp", url2:"https://developer.mozilla.org/en-US/docs/Web/JavaScript/Reference/Global_Objects/RegExp/", type:"In Progress", tag:"function", language:"JavaScript"},</text:span></text:p>
      <text:p text:style-name="P19"><text:soft-page-break/><text:span text:style-name="T9"><text:s text:c="4"/></text:span></text:p>
      <text:p text:style-name="P19"><text:span text:style-name="T9"><text:s text:c="4"/>{ category:"regular expression", name:"global", description:"Checks whether the g modifier is set", syntax:"RegExpObject.global", useage:"let result = pattern.global;", url:"https://www.w3schools.com/jsref/jsref_regexp_global.asp", url2:"https://developer.mozilla.org/en-US/docs/Web/JavaScript/Reference/Global_Objects/RegExp/global", type:"Boolean, Returns true if the 'g' modifier is set, false otherwise", tag:"function", language:"JavaScript"},</text:span></text:p>
      <text:p text:style-name="P19"><text:span text:style-name="T9"><text:s text:c="4"/></text:span></text:p>
      <text:p text:style-name="P19"><text:span text:style-name="T9"><text:s text:c="4"/>{ category:"regular expression", name:"i", description:"Perform case-insensitive matching", syntax:"/regexp/i", useage:"let result = text.match(/hi/i);", url:"https://www.w3schools.com/jsref/jsref_regexp_i.asp", url2:"https://collegeofscripting.weebly.com/", type:"In Progress", tag:"function", language:"JavaScript"},</text:span></text:p>
      <text:p text:style-name="P19"><text:span text:style-name="T9"><text:s text:c="4"/></text:span></text:p>
      <text:p text:style-name="P19"><text:span text:style-name="T9"><text:s text:c="4"/>{ category:"regular expression", name:"ignoreCase", description:"Checks </text:span><text:soft-page-break/><text:span text:style-name="T9">whether the I modifier is set", syntax:"RegExpObject.ignoreCase", useage:"In Progress", url:"https://www.w3schools.com/jsref/jsref_regexp_ignorecase.asp", url2:"https://developer.mozilla.org/en-US/docs/Web/JavaScript/Reference/Global_Objects/RegExp/ignoreCase", type:"Boolean <text:s/>Returns true if the 'I' modifier is set, false otherwise", tag:"function", language:"JavaScript"},</text:span></text:p>
      <text:p text:style-name="P19"><text:span text:style-name="T9"><text:s text:c="4"/></text:span></text:p>
      <text:p text:style-name="P19"><text:span text:style-name="T9"><text:s text:c="4"/>{ category:"regular expression", name:"lastIndex", description:"Specifies the index at which to start the next match", syntax:"RegExpObject.lastIndex", useage:"In Progress", url:"https://www.w3schools.com/jsref/jsref_regexp_lastindex.asp", url2:"https://developer.mozilla.org/en-US/docs/Web/JavaScript/Reference/Global_Objects/RegExp/lastIndex", type:"Number, An integer that specifies the character position immediately after the last match found by exec( ) or test( ) methods", tag:"function", language:"JavaScript"},</text:span></text:p>
      <text:p text:style-name="P19"><text:span text:style-name="T9"><text:s text:c="4"/></text:span></text:p>
      <text:p text:style-name="P19"><text:soft-page-break/><text:span text:style-name="T9"><text:s text:c="4"/>{ category:"regular expression", name:"m", description:"Perform multiline matching", syntax:"/regexp/m", useage:"let pattern = /^is/m;", url:"https://www.w3schools.com/jsref/jsref_regexp_m.asp", url2:"https://developer.mozilla.org/en-US/docs/Web/JavaScript/Reference/Global_Objects/RegExp/", type:"In Progress *", tag:"function", language:"JavaScript"},</text:span></text:p>
      <text:p text:style-name="P19"><text:span text:style-name="T9"><text:s text:c="4"/></text:span></text:p>
      <text:p text:style-name="P19"><text:span text:style-name="T9"><text:s text:c="4"/>{ category:"regular expression", name:"multiline", description:"Perform multiline matching", syntax:"RegExpObject.multiline", useage:"In Progress", url:"https://www.w3schools.com/jsref/jsref_regexp_multiline.asp", url2:"https://developer.mozilla.org/en-US/docs/Web/JavaScript/Reference/Global_Objects/RegExp/multiline", type:"Boolean <text:s/>Returns true if the 'm' modifier is set, false otherwise", tag:"function", language:"JavaScript"},</text:span></text:p>
      <text:p text:style-name="P19"><text:span text:style-name="T9"><text:s text:c="4"/></text:span></text:p>
      <text:p text:style-name="P19"><text:span text:style-name="T9"><text:s text:c="4"/>{ category:"regular expression", name:"+", description:"Matches any string that contains </text:span><text:soft-page-break/><text:span text:style-name="T9">at least one n", syntax:"/n+/g", useage:"let result = text.match(/o+/g);", url:"https://www.w3schools.com/jsref/jsref_regexp_onemore.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 description:"Matches any string that contains zero or more occurrences of n", syntax:"/n*/g", useage:"let result = text.match(/lo*/g);", url:"https://www.w3schools.com/jsref/jsref_regexp_zeromore.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 description:"Matches any string that contains zero or one occurrences of n", syntax:"/n?/g", useage:"let result = text.match(/10?/g);", url:"https://www.w3schools.com/jsref/jsref_regexp_zeroone.asp", </text:span><text:soft-page-break/><text:span text:style-name="T9">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X}", description:"Matches any string that contains a sequence of at least X n's", syntax:"/n{X}/g", useage:"let result = text.match(/\d{4}/g);", url:"https://www.w3schools.com/jsref/jsref_regexp_nx.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X,Y}", description:"Matches any string that contains a sequence of X to Y n's", syntax:"/n{X,Y}/g", useage:"let result = text.match(/\d{3,4}/g);", url:"https://www.w3schools.com/jsref/jsref_regexp_nxy.asp", url2:"https://developer.mozilla.org/en-US/docs/Web/JavaScript/Guide/Regular_expressions/</text:span><text:soft-page-break/><text:span text:style-name="T9">Cheatsheet", type:"none", tag:"function", language:"JavaScript"},</text:span></text:p>
      <text:p text:style-name="P19"><text:span text:style-name="T9"><text:s text:c="4"/></text:span></text:p>
      <text:p text:style-name="P19"><text:span text:style-name="T9"><text:s text:c="4"/>{ category:"regular expression", name:"{X,}", description:"Matches any string that contains a sequence of at least X n's", syntax:"/n{X,}/g", useage:"let result = text.match(/\d{3,}/g);", url:"https://www.w3schools.com/jsref/jsref_regexp_nxcomma.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 description:"Matches any string with n at the end of it", syntax:"/n$/g", useage:"let result = text.match(/is$/);", url:"https://www.w3schools.com/jsref/jsref_regexp_ndollar.asp", url2:"https://developer.mozilla.org/en-US/docs/Web/JavaScript/Guide/Regular_expressions/Cheatsheet", type:"none", tag:"function", language:"JavaScript"},</text:span></text:p>
      <text:p text:style-name="P19"><text:span text:style-name="T9"><text:s text:c="4"/></text:span></text:p>
      <text:p text:style-name="P19"><text:soft-page-break/><text:span text:style-name="T9"><text:s text:c="4"/>{ category:"regular expression", name:"^", description:"Matches any string with n at the beginning of it", syntax:"/^n/ /\^n/g", useage:"let result = text.match(/^Is/g);", url:"https://www.w3schools.com/jsref/jsref_regexp_ncaret.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 description:"Matches any string that is followed by a specific string n", syntax:"/regexp(?=n)/g", useage:"let result = text.match(/is(?= all)/g);", url:"https://www.w3schools.com/jsref/jsref_regexp_nfollow.asp", url2:"https://developer.mozilla.org/en-US/docs/Web/JavaScript/Reference/Global_Objects/RegExp/", type:"none", tag:"function", language:"JavaScript"},</text:span></text:p>
      <text:p text:style-name="P19"><text:span text:style-name="T9"><text:s text:c="4"/></text:span></text:p>
      <text:p text:style-name="P19"><text:span text:style-name="T9"><text:s text:c="4"/>{ category:"regular expression", name:"?!", description:"Matches any string that is not followed by a specific string n", </text:span><text:soft-page-break/><text:span text:style-name="T9">syntax:"/regexp(?!n)/g", useage:"let result = text.match(/is(?! all)/gi);", url:"https://www.w3schools.com/jsref/jsref_regexp_nfollow_not.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source", description:"Returns the text of the RegExp pattern", syntax:"RegExpObject.source", useage:"let result = pattern.source;", url:"https://www.w3schools.com/jsref/jsref_regexp_source.asp", url2:"https://developer.mozilla.org/en-US/docs/Web/JavaScript/Reference/Global_Objects/RegExp/source", type:"String. The text of the RegExp pattern", tag:"function", language:"JavaScript"},</text:span></text:p>
      <text:p text:style-name="P19"><text:span text:style-name="T9"><text:s text:c="4"/></text:span></text:p>
      <text:p text:style-name="P19"><text:span text:style-name="T9"><text:s text:c="4"/>{ category:"regular expression", name:"test()", description:"Tests for a match in a string. Returns true or false", syntax:"RegExpObject.test(string)", </text:span><text:soft-page-break/><text:span text:style-name="T9">useage:"let result = pattern.test(text);", url:"https://www.w3schools.com/jsref/jsref_regexp_test.asp", url2:"https://developer.mozilla.org/en-US/docs/Web/JavaScript/Reference/Global_Objects/RegExp/test", type:"Boolean. Returns true if it finds a match, otherwise it returns false", tag:"function", language:"JavaScript"},</text:span></text:p>
      <text:p text:style-name="P19"><text:span text:style-name="T9"><text:s text:c="4"/></text:span></text:p>
      <text:p text:style-name="P19"><text:span text:style-name="T9"><text:s text:c="4"/>{ category:"regular expression", name:"toString()", description:"Returns the string value of the regular expression", syntax:"RegExpObject.toString()", useage:"let text = pattern.toString();", url:"https://www.w3schools.com/jsref/jsref_regexp_tostring.asp", url2:"https://developer.mozilla.org/en-US/docs/Web/JavaScript/Reference/Global_Objects/RegExp/toString", type:"String. The string value of the regular expression", tag:"function", language:"JavaScript"},</text:span></text:p>
      <text:p text:style-name="P19"><text:span text:style-name="T9"><text:s text:c="4"/></text:span></text:p>
      <text:p text:style-name="P19"><text:span text:style-name="T9"><text:s text:c="4"/>{ category:"regular expression", name:"[abc]", description:"Find any character between the brackets", syntax:"/[abc]/g", useage:"let result = text.match(/[h]/g);", </text:span><text:soft-page-break/><text:span text:style-name="T9">url:"https://www.w3schools.com/jsref/jsref_regexp_charset.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abc]", description:"Find any character NOT between the brackets", syntax:"/[^xyz]/g", useage:"let result = text.match(/[^h]/g);", url:"https://www.w3schools.com/jsref/jsref_regexp_charset_not.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0-9]", description:"Find any character between the brackets (any digit)", syntax:"/[0-9]/g", useage:"let result = text.match(/[1-4]/g);", url:"https://www.w3schools.com/jsref/jsref_regexp_0-9.asp", url2:"https://developer.mozilla.org/en-US/docs/Web/JavaScript/Guide/Regular_expressions/</text:span><text:soft-page-break/><text:span text:style-name="T9">Cheatsheet", type:"none", tag:"function", language:"JavaScript"},</text:span></text:p>
      <text:p text:style-name="P19"><text:span text:style-name="T9"><text:s text:c="4"/></text:span></text:p>
      <text:p text:style-name="P19"><text:span text:style-name="T9"><text:s text:c="4"/>{ category:"regular expression", name:"[^0-9]", description:"Find any character NOT between the brackets (any non-digit)", syntax:"/[^0-9]/g", useage:"let result = text.match(/[^1-4]/g);", url:"https://www.w3schools.com/jsref/jsref_regexp_not_0-9.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x|y)", description:"Find any of the alternatives specified", syntax:"/(x|y)/g", useage:"let result = text.match(/(red|green)/g);", url:"https://www.w3schools.com/jsref/jsref_regexp_xy.asp", url2:"https://developer.mozilla.org/en-US/docs/Web/JavaScript/Guide/Regular_expressions/Cheatsheet", type:"none", tag:"function", language:"JavaScript"},</text:span></text:p>
      <text:p text:style-name="P19"><text:span text:style-name="T9"><text:s text:c="4"/></text:span></text:p>
      <text:p text:style-name="P19"><text:soft-page-break/><text:span text:style-name="T9"><text:s text:c="4"/>{ category:"regular expression", name:".", description:"Find a single character, except newline or line terminator", syntax:"/regexp./g", useage:"let result = text.match(/h.t/g);", url:"https://www.w3schools.com/jsref/jsref_regexp_dot.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w", description:"Find a word character", syntax:"/\w/g", useage:"let result = text.match(/\w/g);", url:"https://www.w3schools.com/jsref/jsref_regexp_wordchar.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W", description:"Find a non-word character", syntax:"/\W/g", useage:"let result = </text:span><text:soft-page-break/><text:span text:style-name="T9">text.match(/\w/g);", url:"https://www.w3schools.com/jsref/jsref_regexp_wordchar_non.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d", description:"Find a digit", syntax:"/\d/g", useage:"let result = text.match(/\d/g);", url:"https://www.w3schools.com/jsref/jsref_regexp_digit.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D", description:"Find a non-digit character", syntax:"/\D/g", useage:"let result = text.match(/\d/g);", url:"https://www.w3schools.com/jsref/jsref_regexp_digit_non.asp", url2:"https://developer.mozilla.org/en-US/docs/Web/JavaScript/Guide/Regular_expressions/</text:span><text:soft-page-break/><text:span text:style-name="T9">Cheatsheet", type:"none", tag:"function", language:"JavaScript"},</text:span></text:p>
      <text:p text:style-name="P19"><text:span text:style-name="T9"><text:s text:c="4"/></text:span></text:p>
      <text:p text:style-name="P19"><text:span text:style-name="T9"><text:s text:c="4"/>{ category:"regular expression", name:"\\s", description:"Find a whitespace character", syntax:"/\s/g", useage:"let result = text.match(/\s/g);", url:"https://www.w3schools.com/jsref/jsref_regexp_whitespace.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S", description:"Find a non-whitespace character", syntax:"/\S/g", useage:"let result = text.match(/\s/g);", url:"https://www.w3schools.com/jsref/jsref_regexp_whitespace_non.asp", url2:"https://developer.mozilla.org/en-US/docs/Web/JavaScript/Guide/Regular_expressions/Cheatsheet", type:"none", tag:"function", language:"JavaScript"},</text:span></text:p>
      <text:p text:style-name="P19"><text:span text:style-name="T9"><text:s text:c="4"/></text:span></text:p>
      <text:p text:style-name="P19"><text:soft-page-break/><text:span text:style-name="T9"><text:s text:c="4"/>{ category:"regular expression", name:"\\b", description:"Find a match at the beginning/end of a word, beginning like this: \bHI, end like this: HI\b", syntax:"/\bregexp/g", useage:"let result = text.match(/\bLO/);", url:"https://www.w3schools.com/jsref/jsref_regexp_begin.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B", description:"Find a match, but not at the beginning/end of a word", syntax:"/\bregexp/g", useage:"let result = text.match(/\BLO/);", url:"https://www.w3schools.com/jsref/jsref_regexp_begin_not.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0", description:"Find a NULL character", </text:span><text:soft-page-break/><text:span text:style-name="T9">syntax:"/\0/", useage:"let result = text.match(/\0/);", url:"https://www.w3schools.com/jsref/jsref_regexp_nul.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n", description:"Find a new line character", syntax:"/\n/", useage:"let result = text.match(/\n/);", url:"https://www.w3schools.com/jsref/jsref_regexp_newline.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f", description:"Find a form feed character", syntax:"/\f/", useage:"let result = text.match(/\f/);", url:"https://www.w3schools.com/jsref/jsref_regexp_formfeed.asp", </text:span><text:soft-page-break/><text:span text:style-name="T9">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r", description:"Find a carriage return character", syntax:"/\r/", useage:"let result = text.match(/\r/);", url:"https://www.w3schools.com/jsref/jsref_regexp_carriagereturn.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t", description:"Find a tab character", syntax:"/\t/", useage:"let result = text.match(/\t/);", url:"https://www.w3schools.com/jsref/jsref_regexp_tab.asp", url2:"https://developer.mozilla.org/en-US/docs/Web/JavaScript/Guide/Regular_expressions/Cheatsheet", type:"none", tag:"function", language:"JavaScript"},</text:span></text:p>
      <text:p text:style-name="P19"><text:soft-page-break/><text:span text:style-name="T9"><text:s text:c="4"/></text:span></text:p>
      <text:p text:style-name="P19"><text:span text:style-name="T9"><text:s text:c="4"/>{ category:"regular expression", name:"\\v", description:"Find a vertical tab character", syntax:"/\v/", useage:"let result = text.match(/\v/);", url:"https://www.w3schools.com/jsref/jsref_regexp_vtab.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xxx", description:"Find the character specified by an octal number xxx", syntax:"/\\xxx/g", useage:"let result = text.match(/\\127/g);", url:"https://www.w3schools.com/jsref/jsref_regexp_octal.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xdd", description:"Find the character specified by a hexadecimal number dd", </text:span><text:soft-page-break/><text:span text:style-name="T9">syntax:"/\\xdd/g", useage:"let result = text.match(/\\x57/g);", url:"https://www.w3schools.com/jsref/jsref_regexp_hex.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regular expression", name:"\\uxxxx", description:"Find the Unicode character specified by a hexadecimal number dddd", syntax:"/\udddd/g", useage:"let result = text.match(/\\u0057/g);", url:"https://www.w3schools.com/jsref/jsref_regexp_unicode_hex.asp", url2:"https://developer.mozilla.org/en-US/docs/Web/JavaScript/Guide/Regular_expressions/Cheatsheet", type:"none", tag:"function", language:"JavaScript"},</text:span></text:p>
      <text:p text:style-name="P19"><text:span text:style-name="T9"><text:s text:c="4"/></text:span></text:p>
      <text:p text:style-name="P19"><text:span text:style-name="T9"><text:s text:c="4"/>{ category:"classes", name:"constructor()", description:"A special method for creating and initializing objects created within a class", syntax:"constructor(parameters)", useage:"constructor(x) {", </text:span><text:soft-page-break/><text:span text:style-name="T9">url:"https://www.w3schools.com/jsref/jsref_constructor_class.asp", url2:"https://developer.mozilla.org/en-US/docs/Web/JavaScript/Reference/Classes/constructor", type:"In Progress", tag:"function", language:"JavaScript"},</text:span></text:p>
      <text:p text:style-name="P19"><text:span text:style-name="T9"><text:s text:c="4"/></text:span></text:p>
      <text:p text:style-name="P19"><text:span text:style-name="T9"><text:s text:c="4"/>{ category:"classes", name:"extends", description:"Extends a class (inherit)", syntax:"class childClass extends parentClass", useage:"class Model extends Car {", url:"https://www.w3schools.com/jsref/jsref_class_extends.asp", url2:"https://developer.mozilla.org/en-US/docs/Web/JavaScript/Reference/Classes/extends", type:"In Progress", tag:"function", language:"JavaScript"},</text:span></text:p>
      <text:p text:style-name="P19"><text:span text:style-name="T9"><text:s text:c="4"/></text:span></text:p>
      <text:p text:style-name="P19"><text:span text:style-name="T9"><text:s text:c="4"/>{ category:"classes", name:"static", description:"Defines a static method for a class", syntax:"static methodName()", useage:"static hi() {", url:"https://www.w3schools.com/jsref/jsref_class_static.asp", url2:"https://developer.mozilla.org/en-US/docs/</text:span><text:soft-page-break/><text:span text:style-name="T9">Web/JavaScript/Reference/Classes/static", type:"In Progress", tag:"function", language:"JavaScript"},</text:span></text:p>
      <text:p text:style-name="P19"><text:span text:style-name="T9"><text:s text:c="4"/></text:span></text:p>
      <text:p text:style-name="P19"><text:span text:style-name="T9"><text:s text:c="4"/>{ category:"classes", name:"super", description:"Refers to the parent class", syntax:"super(arguments); calls the parent constructor (only inside the constructor) super.parentMethod(arguments); calls a parent method", useage:"super(speed);", url:"https://www.w3schools.com/jsref/jsref_class_super.asp", url2:"https://developer.mozilla.org/en-US/docs/Web/JavaScript/Reference/Operators/super", type:"In Progress", tag:"function", language:"JavaScript"},</text:span></text:p>
      <text:p text:style-name="P19"><text:span text:style-name="T9"><text:s text:c="4"/></text:span></text:p>
      <text:p text:style-name="P19"><text:span text:style-name="T9"><text:s text:c="4"/>{ category:"error", name:"name", description:"Sets or returns an error name", syntax:"errorObj.name", useage:"try { <text:s text:c="2"/>Addalert('Welcome guest!'); } catch(err) { <text:s text:c="2"/>ge('demo').innerHTML = err.name; }", url:"https://www.w3schools.com/jsref/prop_error_name.asp", url2:"https://developer.mozilla.org/en-US/docs/Web/JavaScript/Reference/Global_Objects/</text:span><text:soft-page-break/><text:span text:style-name="T9">Error/name", type:"A String, representing the name of the error", tag:"function", language:"JavaScript"},</text:span></text:p>
      <text:p text:style-name="P19"><text:span text:style-name="T9"><text:s text:c="4"/></text:span></text:p>
      <text:p text:style-name="P19"><text:span text:style-name="T9"><text:s text:c="4"/>{ category:"error", name:"message", description:"Sets or returns an error message (a string)", syntax:"errorObj.message", useage:"try { <text:s text:c="2"/>Adddlert('Welcome guest'); } catch(err) { <text:s text:c="2"/>ge('demo').innerHTML = err.message; }", url:"https://www.w3schools.com/jsref/prop_error_message.asp", url2:"https://developer.mozilla.org/en-US/docs/Web/JavaScript/Reference/Global_Objects/Error/message", type:"A String, representing a description of an error (varies depending on the browser)", tag:"function", language:"JavaScript"},</text:span></text:p>
      <text:p text:style-name="P19"><text:span text:style-name="T9"><text:s text:c="4"/></text:span></text:p>
      <text:p text:style-name="P19"><text:span text:style-name="T9"><text:s text:c="4"/>{ category:"json", name:"parse()", description:"Parses a JSON string and returns a JavaScript object", syntax:"JSON.parse(string, function)", useage:"In Progress", url:"https://www.w3schools.com/jsref/jsref_parse_json.asp", </text:span><text:soft-page-break/><text:span text:style-name="T9">url2:"https://developer.mozilla.org/en-US/docs/Web/JavaScript/Reference/Global_Objects/JSON/parse", type:"A JSON Object, or Array", tag:"function", language:"JavaScript"},</text:span></text:p>
      <text:p text:style-name="P19"><text:span text:style-name="T9"><text:s text:c="4"/></text:span></text:p>
      <text:p text:style-name="P19"><text:span text:style-name="T9"><text:s text:c="4"/>{ category:"json", name:"stringify()", description:"Convert a JavaScript object to a JSON string", syntax:"JSON.stringify(obj, replacer, space)", useage:"var myJSON = JSON.stringify(obj);", url:"https://www.w3schools.com/jsref/jsref_stringify.asp", url2:"https://developer.mozilla.org/en-US/docs/Web/JavaScript/Reference/Global_Objects/JSON/stringify", type:"A String", tag:"function", language:"JavaScript"},</text:span></text:p>
      <text:p text:style-name="P19"><text:span text:style-name="T9"><text:s text:c="4"/></text:span></text:p>
      <text:p text:style-name="P19"><text:span text:style-name="T9"><text:s text:c="4"/>{ category:"console", name:"assert()", description:"Writes an error message to the console if the assertion is false", syntax:"console.assert(expression, message)", useage:"console.assert(x + y == 11, 'Expression returned false');", url:"https://www.w3schools.com/jsref/met_console_assert.asp", url2:"https://developer.mozilla.org/en-US/docs/</text:span><text:soft-page-break/><text:span text:style-name="T9">Web/API/console/assert", type:"none", tag:"function", language:"JavaScript"},</text:span></text:p>
      <text:p text:style-name="P19"><text:span text:style-name="T9"><text:s text:c="4"/></text:span></text:p>
      <text:p text:style-name="P19"><text:span text:style-name="T9"><text:s text:c="4"/>{ category:"console", name:"clear()", description:"Clears the console", syntax:"console.clear()", useage:"console.clear();", url:"https://www.w3schools.com/jsref/met_console_clear.asp", url2:"https://developer.mozilla.org/en-US/docs/Web/API/console/clear", type:"none", tag:"function", language:"JavaScript"},</text:span></text:p>
      <text:p text:style-name="P19"><text:span text:style-name="T9"><text:s text:c="4"/></text:span></text:p>
      <text:p text:style-name="P19"><text:span text:style-name="T9"><text:s text:c="4"/>{ category:"console", name:"count()", description:"Logs the number of times that this particular call to count() has been called", syntax:"console.count(label)", useage:"for (let i = 0; i &lt; 5; i++) { <text:s text:c="2"/>console.count('myLabel'); }", url:"https://www.w3schools.com/jsref/met_console_count.asp", url2:"https://developer.mozilla.org/en-US/docs/Web/API/console/count", type:"none", tag:"function", language:"JavaScript"},</text:span></text:p>
      <text:p text:style-name="P19"><text:span text:style-name="T9"><text:s text:c="4"/></text:span></text:p>
      <text:p text:style-name="P19"><text:span text:style-name="T9"><text:s text:c="4"/>{ category:"console", name:"error()", description:"Outputs an error message to the </text:span><text:soft-page-break/><text:span text:style-name="T9">console", syntax:"console.error(message)", useage:"console.error('They are in error');", url:"https://www.w3schools.com/jsref/met_console_error.asp", url2:"https://developer.mozilla.org/en-US/docs/Web/API/console/error", type:"none", tag:"function", language:"JavaScript"},</text:span></text:p>
      <text:p text:style-name="P19"><text:span text:style-name="T9"><text:s text:c="4"/></text:span></text:p>
      <text:p text:style-name="P19"><text:span text:style-name="T9"><text:s text:c="4"/>{ category:"console", name:"group()", description:"Creates a new inline group in the console. This indents following console messages by an additional level, until console.groupEnd() is called", syntax:"console.group(label)", useage:"console.log('Hi world'); console.group(); console.log('Hi again, inside a group');", url:"https://www.w3schools.com/jsref/met_console_group.asp", url2:"https://developer.mozilla.org/en-US/docs/Web/API/console/group", type:"none", tag:"function", language:"JavaScript"},</text:span></text:p>
      <text:p text:style-name="P19"><text:span text:style-name="T9"><text:s text:c="4"/></text:span></text:p>
      <text:p text:style-name="P19"><text:span text:style-name="T9"><text:s text:c="4"/>{ category:"console", name:"groupCollapsed()", description:"Creates a new inline group in the </text:span><text:soft-page-break/><text:span text:style-name="T9">console. However, the new group is created collapsed. The user will need to use the disclosure button to expand it", syntax:"console.groupCollapsed(label)", useage:"console.log('Hi world!'); console.groupCollapsed(); console.log('Hi inside collapsed group');", url:"https://www.w3schools.com/jsref/met_console_groupcollapsed.asp", url2:"https://developer.mozilla.org/en-US/docs/Web/API/console/groupCollapsed", type:"none", tag:"function", language:"JavaScript"},</text:span></text:p>
      <text:p text:style-name="P19"><text:span text:style-name="T9"><text:s text:c="4"/></text:span></text:p>
      <text:p text:style-name="P19"><text:span text:style-name="T9"><text:s text:c="4"/>{ category:"console", name:"groupEnd()", description:"Exits the current inline group in the console", syntax:"console.groupEnd()", useage:"console.log('Hi world'); console.group(); console.log('Hi again, this time inside a group'); console.groupEnd(); console.log('the new');", url:"https://www.w3schools.com/jsref/met_console_groupend.asp", url2:"https://developer.mozilla.org/en-US/docs/Web/API/console/groupEnd", type:"none", tag:"function", language:"JavaScript"},</text:span></text:p>
      <text:p text:style-name="P19"><text:soft-page-break/><text:span text:style-name="T9"><text:s text:c="4"/></text:span></text:p>
      <text:p text:style-name="P19"><text:span text:style-name="T9"><text:s text:c="4"/>{ category:"console", name:"info()", description:"Outputs an informational message to the console", syntax:"console.info(message)", useage:"console.info('Hi Everyone');", url:"https://www.w3schools.com/jsref/met_console_info.asp", url2:"https://developer.mozilla.org/en-US/docs/Web/API/console/info", type:"none", tag:"function", language:"JavaScript"},</text:span></text:p>
      <text:p text:style-name="P19"><text:span text:style-name="T9"><text:s text:c="4"/></text:span></text:p>
      <text:p text:style-name="P19"><text:span text:style-name="T9"><text:s text:c="4"/>{ category:"console", name:"log()", description:"Outputs a message to the console", syntax:"console.log(message)", useage:"console.log('Hi Everyone');", url:"https://www.w3schools.com/jsref/met_console_log.asp", url2:"https://developer.mozilla.org/en-US/docs/Web/API/console/log", type:"none", tag:"function", language:"JavaScript"},</text:span></text:p>
      <text:p text:style-name="P19"><text:span text:style-name="T9"><text:s text:c="4"/></text:span></text:p>
      <text:p text:style-name="P19"><text:span text:style-name="T9"><text:s text:c="4"/>{ category:"console", name:"table()", description:"Displays tabular data as a table", syntax:"console.table(tabledata, tablecolumns)", useage:"console.table(['Audi', </text:span><text:soft-page-break/><text:span text:style-name="T9">'Volvo', 'Ford']); <text:s/>console.table({firstname:'John', lastname:'Doe'});", url:"https://www.w3schools.com/jsref/met_console_table.asp", url2:"https://developer.mozilla.org/en-US/docs/Web/API/console/table", type:"none", tag:"function", language:"JavaScript"},</text:span></text:p>
      <text:p text:style-name="P19"><text:span text:style-name="T9"><text:s text:c="4"/></text:span></text:p>
      <text:p text:style-name="P19"><text:span text:style-name="T9"><text:s text:c="4"/>{ category:"console", name:"time()", description:"Starts a timer (can track how long an operation takes)", syntax:"console.time(label)", useage:"console.time(); for (let i = 0; i &lt; 100000; i++) { <text:s text:c="2"/>// some code } console.timeEnd();", url:"https://www.w3schools.com/jsref/met_console_time.asp", url2:"https://developer.mozilla.org/en-US/docs/Web/API/console/time", type:"none", tag:"function", language:"JavaScript"},</text:span></text:p>
      <text:p text:style-name="P19"><text:span text:style-name="T9"><text:s text:c="4"/></text:span></text:p>
      <text:p text:style-name="P19"><text:span text:style-name="T9"><text:s text:c="4"/>{ category:"console", name:"timeEnd()", description:"Stops a timer that was previously started by console.time()", syntax:"console.timeEnd(label)", </text:span><text:soft-page-break/><text:span text:style-name="T9">useage:"console.time(); for (let i = 0; i &lt; 100000; i++) { <text:s text:c="2"/>// some code } console.timeEnd();", url:"https://www.w3schools.com/jsref/met_console_timeend.asp", url2:"https://developer.mozilla.org/en-US/docs/Web/API/console/timeEnd", type:"none", tag:"function", language:"JavaScript"},</text:span></text:p>
      <text:p text:style-name="P19"><text:span text:style-name="T9"><text:s text:c="4"/></text:span></text:p>
      <text:p text:style-name="P19"><text:span text:style-name="T9"><text:s text:c="4"/>{ category:"console", name:"trace()", description:"Outputs a stack trace to the console", syntax:"console.trace(label)", useage:"function myFunction() { <text:s text:c="2"/>myOtherFunction(); } <text:s/>function myOtherFunction() { <text:s text:c="2"/>console.trace(); }", url:"https://www.w3schools.com/jsref/met_console_trace.asp", url2:"https://developer.mozilla.org/en-US/docs/Web/API/console/trace", type:"none", tag:"function", language:"JavaScript"},</text:span></text:p>
      <text:p text:style-name="P19"><text:span text:style-name="T9"><text:s text:c="4"/></text:span></text:p>
      <text:p text:style-name="P19"><text:span text:style-name="T9"><text:s text:c="4"/>{ category:"console", name:"warn()", description:"Outputs a warning message to the console", syntax:"console.warn(message)", useage:"console.warn('This is a warning');", url:"https://www.w3schools.com/jsref/met_con</text:span><text:soft-page-break/><text:span text:style-name="T9">sole_warn.asp", url2:"https://developer.mozilla.org/en-US/docs/Web/API/console/warn", type:"none", tag:"function", language:"JavaScript"},</text:span></text:p>
      <text:p text:style-name="P19"><text:span text:style-name="T9"><text:s text:c="4"/></text:span></text:p>
      <text:p text:style-name="P19"><text:span text:style-name="T9"><text:s text:c="4"/>{ category:"history", name:"back()", description:"Loads the previous URL in the history list", syntax:"history.back()", useage:"&lt;button onclick = 'history.back()'&gt;Go Back&lt;/button&gt;", url:"https://www.w3schools.com/jsref/met_his_back.asp", url2:"https://developer.mozilla.org/en-US/docs/Web/API/History/back", type:"none", tag:"function", language:"JavaScript"},</text:span></text:p>
      <text:p text:style-name="P19"><text:span text:style-name="T9"><text:s text:c="4"/></text:span></text:p>
      <text:p text:style-name="P19"><text:span text:style-name="T9"><text:s text:c="4"/>{ category:"history", name:"forward()", description:"Loads the next URL in the history list", syntax:"history.forward()", useage:"&lt;button onclick = 'history.forward()'&gt;Go Forward&lt;/button&gt;", url:"https://www.w3schools.com/jsref/met_his_forward.asp", url2:"https://developer.mozilla.org/en-US/docs/Web/API/History/forward", type:"none", tag:"function", language:"JavaScript"},</text:span></text:p>
      <text:p text:style-name="P19"><text:soft-page-break/><text:span text:style-name="T9"><text:s text:c="4"/></text:span></text:p>
      <text:p text:style-name="P19"><text:span text:style-name="T9"><text:s text:c="4"/>{ category:"history", name:"go()", description:"Loads a specific URL from the history list", syntax:"history.go(number)", useage:"&lt;button onclick = 'history.go(-2)'&gt;Go Back 2 Pages&lt;/button&gt;", url:"https://www.w3schools.com/jsref/met_his_go.asp", url2:"https://developer.mozilla.org/en-US/docs/Web/API/History/go", type:"none", tag:"function", language:"JavaScript"},</text:span></text:p>
      <text:p text:style-name="P19"><text:span text:style-name="T9"><text:s text:c="4"/></text:span></text:p>
      <text:p text:style-name="P19"><text:span text:style-name="T9"><text:s text:c="4"/>{ category:"history", name:"length", description:"Returns the number of URLs in the history list", syntax:"history.length", useage:"let length = history.length;", url:"https://www.w3schools.com/jsref/prop_his_length.asp", url2:"https://developer.mozilla.org/en-US/docs/Web/API/History/length", type:"A Number, representing the number of entries in the session history", tag:"function", language:"JavaScript"},</text:span></text:p>
      <text:p text:style-name="P19"><text:span text:style-name="T9"><text:s text:c="4"/></text:span></text:p>
      <text:p text:style-name="P19"><text:span text:style-name="T9"><text:s text:c="4"/>{ category:"storage", name:"key()", description:"Returns the name of the nth key in the storage", </text:span><text:soft-page-break/><text:span text:style-name="T9">syntax:"localStorage.key(index) or sessionStorage.key(index)", useage:"var x = localStorage.key(0);", url:"https://www.w3schools.com/jsref/met_storage_key.asp", url2:"https://developer.mozilla.org/en-US/docs/Web/API/Storage/key", type:"A String, representing the name of the specified key", tag:"function", language:"JavaScript"},</text:span></text:p>
      <text:p text:style-name="P19"><text:span text:style-name="T9"><text:s text:c="4"/></text:span></text:p>
      <text:p text:style-name="P19"><text:span text:style-name="T9"><text:s text:c="4"/>{ category:"storage", name:"length", description:"Returns the number of data items stored in the Storage object", syntax:"localStorage.length or sessionStorage.length", useage:"var x = localStorage.length;", url:"https://www.w3schools.com/jsref/prop_storage_length.asp", url2:"https://developer.mozilla.org/en-US/docs/Web/API/Storage/length", type:"A Integer, representing the number of stored items", tag:"function", language:"JavaScript"},</text:span></text:p>
      <text:p text:style-name="P19"><text:span text:style-name="T9"><text:s text:c="4"/></text:span></text:p>
      <text:p text:style-name="P19"><text:span text:style-name="T9"><text:s text:c="4"/>{ category:"storage", name:"getItem()", description:"Returns the value of the specified key name", </text:span><text:soft-page-break/><text:span text:style-name="T9">syntax:"localStorage.getItem(keyname) or sessionStorage.getItem(keyname)", useage:"var x = localStorage.getItem('time');", url:"https://www.w3schools.com/jsref/met_storage_getitem.asp", url2:"https://developer.mozilla.org/en-US/docs/Web/API/Storage/getItem", type:"A String, representing the value of the specified key", tag:"function", language:"JavaScript"},</text:span></text:p>
      <text:p text:style-name="P19"><text:span text:style-name="T9"><text:s text:c="4"/></text:span></text:p>
      <text:p text:style-name="P19"><text:span text:style-name="T9"><text:s text:c="4"/>{ category:"storage", name:"setItem()", description:"Adds that key to the storage, or update that key's value if it already exists", syntax:"localStorage.setItem(keyname, value) or sessionStorage.setItem(keyname, value)", useage:"localStorage.setItem('mytime', Date.now());", url:"https://www.w3schools.com/jsref/met_storage_setitem.asp", url2:"https://collegeofscripting.weebly.com/", type:"A String, representing the inserted value", tag:"function", language:"JavaScript"},</text:span></text:p>
      <text:p text:style-name="P19"><text:span text:style-name="T9"><text:s text:c="4"/></text:span></text:p>
      <text:p text:style-name="P19"><text:span text:style-name="T9"><text:s text:c="4"/>{ category:"storage", name:"removeItem()", description:"Removes that key from the storage", </text:span><text:soft-page-break/><text:span text:style-name="T9">syntax:"localStorage.removeItem(keyname) or sessionStorage.removeItem(keyname)", useage:"localStorage.removeItem('mytime');", url:"https://www.w3schools.com/jsref/met_storage_removeitem.asp", url2:"https://developer.mozilla.org/en-US/docs/Web/API/Storage/removeItem", type:"none", tag:"function", language:"JavaScript"},</text:span></text:p>
      <text:p text:style-name="P19"><text:span text:style-name="T9"><text:s text:c="4"/></text:span></text:p>
      <text:p text:style-name="P19"><text:span text:style-name="T9"><text:s text:c="4"/>{ category:"storage", name:"clear()", description:"Empty all key out of the storage", syntax:"localStorage.clear() or sessionStorage.clear()", useage:"localStorage.clear();", url:"https://www.w3schools.com/jsref/met_storage_clear.asp", url2:"https://developer.mozilla.org/en-US/docs/Web/API/Storage/clear", type:"none", tag:"function", language:"JavaScript"},</text:span></text:p>
      <text:p text:style-name="P19"><text:span text:style-name="T9"><text:s text:c="4"/></text:span></text:p>
      <text:p text:style-name="P19"><text:span text:style-name="T9"><text:s text:c="4"/>{ category:"geolocation", name:"coordinates", description:"Returns the position and altitude of the device on Earth", syntax:"gets", useage:"var x = ge('demo'); <text:s/>function getLocation() { <text:s text:c="2"/>if (navigator.geolocation) </text:span><text:soft-page-break/><text:span text:style-name="T9">{ <text:s text:c="4"/>navigator.geolocation.getCurrentPosition(showPosition); <text:s text:c="2"/>} else { <text:s text:c="4"/>x.innerHTML = 'Geolocation is not supported by this browser.'; <text:s text:c="2"/>} }", url:"https://www.w3schools.com/jsref/prop_geo_coordinates.asp", url2:"https://developer.mozilla.org/en-US/docs/Web/API/GeolocationCoordinates", type:"In Progress", tag:"function", language:"JavaScript"},</text:span></text:p>
      <text:p text:style-name="P19"><text:span text:style-name="T9"><text:s text:c="4"/></text:span></text:p>
      <text:p text:style-name="P19"><text:span text:style-name="T9"><text:s text:c="4"/>{ category:"geolocation", name:"position", description:"Returns the position of the concerned device at a given time", syntax:"gets", useage:"var x = ge('demo'); <text:s/>function getLocation() { <text:s text:c="2"/>if (navigator.geolocation) { <text:s text:c="4"/>navigator.geolocation.getCurrentPosition(showPosition); <text:s text:c="2"/>} else { <text:s text:c="4"/>x.innerHTML = 'Geolocation is not supported by this browser.'; <text:s text:c="2"/>} }", url:"https://www.w3schools.com/jsref/prop_geo_position.asp", url2:"https://developer.mozilla.org/en-US/docs/Web/API/GeolocationPosition", type:"In </text:span><text:soft-page-break/><text:span text:style-name="T9">Progress", tag:"function", language:"JavaScript"},</text:span></text:p>
      <text:p text:style-name="P19"><text:span text:style-name="T9"><text:s text:c="4"/></text:span></text:p>
      <text:p text:style-name="P19"><text:span text:style-name="T9"><text:s text:c="4"/>{ category:"geolocation", name:"positionError", description:"Returns the reason of an error occurring when using the geolocating device", syntax:"In Progress", useage:"In Progress", url:"https://www.w3schools.com/jsref/api_geolocation.asp", url2:"https://developer.mozilla.org/en-US/docs/Web/API/GeolocationPositionError", type:"In Progress", tag:"function", language:"JavaScript"},</text:span></text:p>
      <text:p text:style-name="P19"><text:span text:style-name="T9"><text:s text:c="4"/></text:span></text:p>
      <text:p text:style-name="P19"><text:span text:style-name="T9"><text:s text:c="4"/>{ category:"geolocation", name:"positionOptions", description:"Describes an object containing option properties to pass as a parameter of Geolocation.getCurrentPosition() and Geolocation.watchPosition()", syntax:"getCurrentPosition(success) getCurrentPosition(success, error) getCurrentPosition(success, error, options)", useage:"In Progress", url:"https://www.w3schools.com/jsref/api_geol</text:span><text:soft-page-break/><text:span text:style-name="T9">ocation.asp", url2:"https://collegeofscripting.weebly.com/", type:"In Progress", tag:"function", language:"JavaScript"}</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lindenLanguage.js</text:span></text:p>
      <text:p text:style-name="P19"><text:span text:style-name="T9"/></text:p>
      <text:p text:style-name="P19"><text:span text:style-name="T9">let lindenLanguage =</text:span></text:p>
      <text:p text:style-name="P19"><text:span text:style-name="T9">[</text:span></text:p>
      <text:p text:style-name="P19"><text:span text:style-name="T9"><text:s text:c="4"/>{<text:tab/>name:"llAbs",<text:tab/>description:"Tells you the absolute value of any integer number",<text:tab/>syntax:"llAbs(integer number);",<text:tab/>useage:"llAbs(-3);",<text:tab/>url:"https://wiki.secondlife.com/wiki/LlAbs",<text:tab/>url2:"https://collegeofscripting.weebly.com/",</text:span><text:soft-page-break/><text:span text:style-name="T9"><text:tab/>type:"returns an integer",<text:tab/>tag:"function",<text:tab/>category:"math",<text:tab/>language:"Linden"},</text:span></text:p>
      <text:p text:style-name="P19"><text:span text:style-name="T9"/></text:p>
      <text:p text:style-name="P19"><text:span text:style-name="T9"><text:s text:c="4"/>{<text:tab/>name:"llAcos",<text:tab/>description:"Tells you the ArcCosine of a number",<text:tab/>syntax:"llAcos(float number);",<text:tab/>useage:"llAcos(0.7);",<text:tab/>url:"https://wiki.secondlife.com/wiki/LlAcos",<text:tab/>url2:"https://collegeofscripting.weebly.com/",<text:tab/>type:"returns a float, in radians",<text:tab/>tag:"function",<text:tab/>category:"math",<text:tab/>language:"Linden"},</text:span></text:p>
      <text:p text:style-name="P19"><text:span text:style-name="T9"/></text:p>
      <text:p text:style-name="P19"><text:span text:style-name="T9"><text:s text:c="4"/>{<text:tab/>name:"llAddToLandBanList",<text:tab/>description:"Adds person to the land ban list for a time. Forever is zero.",<text:tab/>syntax:"in progress",<text:tab/>useage:"in progress",<text:tab/>url:"https://wiki.secondlife.com/wiki/LlAddToLandBanLis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AddToLandPassList",<text:tab/>description:"Adds person to the land pass list for a time. Forever is zero.",<text:tab/>syntax:"in progress",<text:tab/>useage:"in progress",<text:tab/>url:"https://wiki.secondlife.com/wiki/LlAddToLandPassList",<text:tab/>url2:"https://collegeofscripting.weebly.com/",<text:tab/>type:"in progress",<text:tab/>tag:"function",<text:tab/>category:"in progress",<text:tab/>language:"Linden"},</text:span></text:p>
      <text:p text:style-name="P19"><text:span text:style-name="T9"/></text:p>
      <text:p text:style-name="P19"><text:span text:style-name="T9"><text:s text:c="4"/>{<text:tab/>name:"llAdjustSoundVolume",<text:tab/>description:"Changes the volume of attached sound.",<text:tab/>syntax:"in progress",<text:tab/>useage:"in progress",<text:tab/>url:"https://wiki.secondlife.com/wiki/LlAdjustSoundVolume",<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AgentInExperience",<text:tab/>description:"Finds out if the specific person is in the script's experience.",<text:tab/>syntax:"in progress",<text:tab/>useage:"in progress",<text:tab/>url:"https://wiki.secondlife.com/wiki/LlAgentInExperience",<text:tab/>url2:"https://collegeofscripting.weebly.com/",<text:tab/>type:"in progress",<text:tab/>tag:"function",<text:tab/>category:"in progress",<text:tab/>language:"Linden"},</text:span></text:p>
      <text:p text:style-name="P19"><text:span text:style-name="T9"/></text:p>
      <text:p text:style-name="P19"><text:span text:style-name="T9"><text:s text:c="4"/>{<text:tab/>name:"llAllowInventoryDrop",<text:tab/>description:"Allows all users to add inventory items to a prim.",<text:tab/>syntax:"in progress",<text:tab/>useage:"in progress",<text:tab/>url:"https://wiki.secondlife.com/wiki/LlAllowInventoryDrop",<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AngleBetween",<text:tab/>description:"in progress",<text:tab/>syntax:"in progress",<text:tab/>useage:"in progress",<text:tab/>url:"https://wiki.secondlife.com/wiki/LlAngleBetween",<text:tab/>url2:"https://collegeofscripting.weebly.com/",<text:tab/>type:"in progress",<text:tab/>tag:"function",<text:tab/>category:"in progress",<text:tab/>language:"Linden"},</text:span></text:p>
      <text:p text:style-name="P19"><text:span text:style-name="T9"/></text:p>
      <text:p text:style-name="P19"><text:span text:style-name="T9"><text:s text:c="4"/>{<text:tab/>name:"llApplyImpulse",<text:tab/>description:"in progress",<text:tab/>syntax:"in progress",<text:tab/>useage:"in progress",<text:tab/>url:"https://wiki.secondlife.com/wiki/LlApplyImpulse",<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ApplyRotationalImpulse",<text:tab/>description:"in progress",<text:tab/>syntax:"in progress",<text:tab/>useage:"in progress",<text:tab/>url:"https://wiki.secondlife.com/wiki/LlApplyRotationalImpulse",<text:tab/>url2:"https://collegeofscripting.weebly.com/",<text:tab/>type:"in progress",<text:tab/>tag:"function",<text:tab/>category:"in progress",<text:tab/>language:"Linden"},</text:span></text:p>
      <text:p text:style-name="P19"><text:span text:style-name="T9"/></text:p>
      <text:p text:style-name="P19"><text:span text:style-name="T9"><text:s text:c="4"/>{<text:tab/>name:"llAsin",<text:tab/>description:"in progress",<text:tab/>syntax:"in progress",<text:tab/>useage:"in progress",<text:tab/>url:"https://wiki.secondlife.com/wiki/LlAsin",<text:tab/>url2:"https://collegeofscripting.weebly.com/",<text:tab/>type:"in progress",<text:tab/>tag:"function",<text:tab/>category:"in progress",<text:tab/>language:"Linden"},</text:span></text:p>
      <text:p text:style-name="P19"><text:span text:style-name="T9"/></text:p>
      <text:p text:style-name="P19"><text:span text:style-name="T9"><text:s text:c="4"/>{<text:tab/>name:"llAtan2",<text:tab/>description:"in progress",<text:tab/>syntax:"in progress",<text:tab/>useage:"in </text:span><text:soft-page-break/><text:span text:style-name="T9">progress",<text:tab/>url:"https://wiki.secondlife.com/wiki/LlAtan2",<text:tab/>url2:"https://collegeofscripting.weebly.com/",<text:tab/>type:"in progress",<text:tab/>tag:"function",<text:tab/>category:"in progress",<text:tab/>language:"Linden"},</text:span></text:p>
      <text:p text:style-name="P19"><text:span text:style-name="T9"/></text:p>
      <text:p text:style-name="P19"><text:span text:style-name="T9"><text:s text:c="4"/>{<text:tab/>name:"llAttachToAvatar",<text:tab/>description:"in progress",<text:tab/>syntax:"in progress",<text:tab/>useage:"in progress",<text:tab/>url:"https://wiki.secondlife.com/wiki/LlAttachToAvatar",<text:tab/>url2:"https://collegeofscripting.weebly.com/",<text:tab/>type:"in progress",<text:tab/>tag:"function",<text:tab/>category:"in progress",<text:tab/>language:"Linden"},</text:span></text:p>
      <text:p text:style-name="P19"><text:span text:style-name="T9"/></text:p>
      <text:p text:style-name="P19"><text:span text:style-name="T9"><text:s text:c="4"/>{<text:tab/>name:"llAttachToAvatarTemp",<text:tab/>description:"in progress",<text:tab/>syntax:"in progress",<text:tab/>useage:"in progress",<text:tab/>url:"https://wiki.secondlife.com/wiki/LlAttachTo</text:span><text:soft-page-break/><text:span text:style-name="T9">AvatarTemp",<text:tab/>url2:"https://collegeofscripting.weebly.com/",<text:tab/>type:"in progress",<text:tab/>tag:"function",<text:tab/>category:"in progress",<text:tab/>language:"Linden"},</text:span></text:p>
      <text:p text:style-name="P19"><text:span text:style-name="T9"/></text:p>
      <text:p text:style-name="P19"><text:span text:style-name="T9"><text:s text:c="4"/>{<text:tab/>name:"llAvatarOnLinkSitTarget",<text:tab/>description:"in progress",<text:tab/>syntax:"in progress",<text:tab/>useage:"in progress",<text:tab/>url:"https://wiki.secondlife.com/wiki/LlAvatarOnLinkSitTarget",<text:tab/>url2:"https://collegeofscripting.weebly.com/",<text:tab/>type:"in progress",<text:tab/>tag:"function",<text:tab/>category:"in progress",<text:tab/>language:"Linden"},</text:span></text:p>
      <text:p text:style-name="P19"><text:span text:style-name="T9"/></text:p>
      <text:p text:style-name="P19"><text:span text:style-name="T9"><text:s text:c="4"/>{<text:tab/>name:"llAvatarOnSitTarget",<text:tab/>description:"in progress",<text:tab/>syntax:"in progress",<text:tab/>useage:"in progress",<text:tab/>url:"https://wiki.secondlife.com/wiki/LlAvatarOnSitTarget",<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Axes2Rot",<text:tab/>description:"in progress",<text:tab/>syntax:"in progress",<text:tab/>useage:"in progress",<text:tab/>url:"https://wiki.secondlife.com/wiki/LlAxes2Rot",<text:tab/>url2:"https://collegeofscripting.weebly.com/",<text:tab/>type:"in progress",<text:tab/>tag:"function",<text:tab/>category:"in progress",<text:tab/>language:"Linden"},</text:span></text:p>
      <text:p text:style-name="P19"><text:span text:style-name="T9"/></text:p>
      <text:p text:style-name="P19"><text:span text:style-name="T9"><text:s text:c="4"/>{<text:tab/>name:"llAxisAngle2Rot",<text:tab/>description:"in progress",<text:tab/>syntax:"in progress",<text:tab/>useage:"in progress",<text:tab/>url:"https://wiki.secondlife.com/wiki/LlAxisAngle2Ro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Base64ToInteger",<text:tab/>description:"in progress",<text:tab/>syntax:"in progress",<text:tab/>useage:"in progress",<text:tab/>url:"https://wiki.secondlife.com/wiki/LlBase64ToInteger",<text:tab/>url2:"https://collegeofscripting.weebly.com/",<text:tab/>type:"in progress",<text:tab/>tag:"function",<text:tab/>category:"in progress",<text:tab/>language:"Linden"},</text:span></text:p>
      <text:p text:style-name="P19"><text:span text:style-name="T9"/></text:p>
      <text:p text:style-name="P19"><text:span text:style-name="T9"><text:s text:c="4"/>{<text:tab/>name:"llBase64ToString",<text:tab/>description:"in progress",<text:tab/>syntax:"in progress",<text:tab/>useage:"in progress",<text:tab/>url:"https://wiki.secondlife.com/wiki/LlBase64ToString",<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BreakAllLinks",<text:tab/>description:"in progress",<text:tab/>syntax:"in progress",<text:tab/>useage:"in progress",<text:tab/>url:"https://wiki.secondlife.com/wiki/LlBreakAllLinks",<text:tab/>url2:"https://collegeofscripting.weebly.com/",<text:tab/>type:"in progress",<text:tab/>tag:"function",<text:tab/>category:"in progress",<text:tab/>language:"Linden"},</text:span></text:p>
      <text:p text:style-name="P19"><text:span text:style-name="T9"/></text:p>
      <text:p text:style-name="P19"><text:span text:style-name="T9"><text:s text:c="4"/>{<text:tab/>name:"llBreakLink",<text:tab/>description:"in progress",<text:tab/>syntax:"in progress",<text:tab/>useage:"in progress",<text:tab/>url:"https://wiki.secondlife.com/wiki/LlBreakLink",<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CastRay",<text:tab/>description:"in progress",<text:tab/>syntax:"in progress",<text:tab/>useage:"in progress",<text:tab/>url:"https://wiki.secondlife.com/wiki/LlCastRay",<text:tab/>url2:"https://collegeofscripting.weebly.com/",<text:tab/>type:"in progress",<text:tab/>tag:"function",<text:tab/>category:"in progress",<text:tab/>language:"Linden"},</text:span></text:p>
      <text:p text:style-name="P19"><text:span text:style-name="T9"/></text:p>
      <text:p text:style-name="P19"><text:span text:style-name="T9"><text:s text:c="4"/>{<text:tab/>name:"llCeil",<text:tab/>description:"in progress",<text:tab/>syntax:"in progress",<text:tab/>useage:"in progress",<text:tab/>url:"https://wiki.secondlife.com/wiki/LlCeil",<text:tab/>url2:"https://collegeofscripting.weebly.com/",<text:tab/>type:"in progress",<text:tab/>tag:"function",<text:tab/>category:"in progress",<text:tab/>language:"Linden"},</text:span></text:p>
      <text:p text:style-name="P19"><text:span text:style-name="T9"/></text:p>
      <text:p text:style-name="P19"><text:span text:style-name="T9"><text:s text:c="4"/>{<text:tab/>name:"llClearCameraParams",<text:tab/>description:"in progress",<text:tab/>syntax:"in progress",<text:tab/>useage:"in progress",<text:tab/></text:span><text:soft-page-break/><text:span text:style-name="T9">url:"https://wiki.secondlife.com/wiki/LlClearCameraParams",<text:tab/>url2:"https://collegeofscripting.weebly.com/",<text:tab/>type:"in progress",<text:tab/>tag:"function",<text:tab/>category:"in progress",<text:tab/>language:"Linden"},</text:span></text:p>
      <text:p text:style-name="P19"><text:span text:style-name="T9"/></text:p>
      <text:p text:style-name="P19"><text:span text:style-name="T9"><text:s text:c="4"/>{<text:tab/>name:"llClearLinkMedia",<text:tab/>description:"in progress",<text:tab/>syntax:"in progress",<text:tab/>useage:"in progress",<text:tab/>url:"https://wiki.secondlife.com/wiki/LlClearLinkMedia",<text:tab/>url2:"https://collegeofscripting.weebly.com/",<text:tab/>type:"in progress",<text:tab/>tag:"function",<text:tab/>category:"in progress",<text:tab/>language:"Linden"},</text:span></text:p>
      <text:p text:style-name="P19"><text:span text:style-name="T9"/></text:p>
      <text:p text:style-name="P19"><text:span text:style-name="T9"><text:s text:c="4"/>{<text:tab/>name:"llClearPrimMedia",<text:tab/>description:"in progress",<text:tab/>syntax:"in progress",<text:tab/>useage:"in progress",<text:tab/>url:"https://wiki.secondlife.com/wiki/LlClearPrimMedia",</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CloseRemoteDataChannel",<text:tab/>description:"in progress",<text:tab/>syntax:"in progress",<text:tab/>useage:"in progress",<text:tab/>url:"https://wiki.secondlife.com/wiki/LlCloseRemoteDataChannel",<text:tab/>url2:"https://collegeofscripting.weebly.com/",<text:tab/>type:"in progress",<text:tab/>tag:"function",<text:tab/>category:"in progress",<text:tab/>language:"Linden"},</text:span></text:p>
      <text:p text:style-name="P19"><text:span text:style-name="T9"/></text:p>
      <text:p text:style-name="P19"><text:span text:style-name="T9"><text:s text:c="4"/>{<text:tab/>name:"llCloud (Deprecated)",<text:tab/>description:"in progress",<text:tab/>syntax:"in progress",<text:tab/>useage:"in progress",<text:tab/>url:"https://wiki.secondlife.com/wiki/LlCloud",<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CollisionFilter",<text:tab/>description:"in progress",<text:tab/>syntax:"in progress",<text:tab/>useage:"in progress",<text:tab/>url:"https://wiki.secondlife.com/wiki/LlCollisionFilter",<text:tab/>url2:"https://collegeofscripting.weebly.com/",<text:tab/>type:"in progress",<text:tab/>tag:"function",<text:tab/>category:"in progress",<text:tab/>language:"Linden"},</text:span></text:p>
      <text:p text:style-name="P19"><text:span text:style-name="T9"/></text:p>
      <text:p text:style-name="P19"><text:span text:style-name="T9"><text:s text:c="4"/>{<text:tab/>name:"llCollisionSound",<text:tab/>description:"in progress",<text:tab/>syntax:"in progress",<text:tab/>useage:"in progress",<text:tab/>url:"https://wiki.secondlife.com/wiki/LlCollisionSound",<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CollisionSprite (Broken)",<text:tab/>description:"in progress",<text:tab/>syntax:"in progress",<text:tab/>useage:"in progress",<text:tab/>url:"https://wiki.secondlife.com/wiki/LlCollisionSprite",<text:tab/>url2:"https://collegeofscripting.weebly.com/",<text:tab/>type:"in progress",<text:tab/>tag:"function",<text:tab/>category:"in progress",<text:tab/>language:"Linden"},</text:span></text:p>
      <text:p text:style-name="P19"><text:span text:style-name="T9"/></text:p>
      <text:p text:style-name="P19"><text:span text:style-name="T9"><text:s text:c="4"/>{<text:tab/>name:"llCos",<text:tab/>description:"in progress",<text:tab/>syntax:"in progress",<text:tab/>useage:"in progress",<text:tab/>url:"https://wiki.secondlife.com/wiki/LlCos",<text:tab/>url2:"https://collegeofscripting.weebly.com/",<text:tab/>type:"in progress",<text:tab/>tag:"function",<text:tab/>category:"in progress",<text:tab/>language:"Linden"},</text:span></text:p>
      <text:p text:style-name="P19"><text:span text:style-name="T9"/></text:p>
      <text:p text:style-name="P19"><text:span text:style-name="T9"><text:s text:c="4"/>{<text:tab/>name:"llCreateCharacter",<text:tab/>description:"in progress",<text:tab/>syntax:"in progress",<text:tab/>useage:"in progress",</text:span><text:soft-page-break/><text:span text:style-name="T9"><text:tab/>url:"https://wiki.secondlife.com/wiki/LlCreateCharacter",<text:tab/>url2:"https://collegeofscripting.weebly.com/",<text:tab/>type:"in progress",<text:tab/>tag:"function",<text:tab/>category:"in progress",<text:tab/>language:"Linden"},</text:span></text:p>
      <text:p text:style-name="P19"><text:span text:style-name="T9"/></text:p>
      <text:p text:style-name="P19"><text:span text:style-name="T9"><text:s text:c="4"/>{<text:tab/>name:"llCreateKeyValue",<text:tab/>description:"in progress",<text:tab/>syntax:"in progress",<text:tab/>useage:"in progress",<text:tab/>url:"https://wiki.secondlife.com/wiki/LlCreateKeyValue",<text:tab/>url2:"https://collegeofscripting.weebly.com/",<text:tab/>type:"in progress",<text:tab/>tag:"function",<text:tab/>category:"in progress",<text:tab/>language:"Linden"},</text:span></text:p>
      <text:p text:style-name="P19"><text:span text:style-name="T9"/></text:p>
      <text:p text:style-name="P19"><text:span text:style-name="T9"><text:s text:c="4"/>{<text:tab/>name:"llCreateLink",<text:tab/>description:"in progress",<text:tab/>syntax:"in progress",<text:tab/>useage:"in progress",<text:tab/>url:"https://wiki.secondlife.com/wiki/LlCreateLi</text:span><text:soft-page-break/><text:span text:style-name="T9">nk",<text:tab/>url2:"https://collegeofscripting.weebly.com/",<text:tab/>type:"in progress",<text:tab/>tag:"function",<text:tab/>category:"in progress",<text:tab/>language:"Linden"},</text:span></text:p>
      <text:p text:style-name="P19"><text:span text:style-name="T9"/></text:p>
      <text:p text:style-name="P19"><text:span text:style-name="T9"><text:s text:c="4"/>{<text:tab/>name:"llCSV2List",<text:tab/>description:"in progress",<text:tab/>syntax:"in progress",<text:tab/>useage:"in progress",<text:tab/>url:"https://wiki.secondlife.com/wiki/LlCSV2List",<text:tab/>url2:"https://collegeofscripting.weebly.com/",<text:tab/>type:"in progress",<text:tab/>tag:"function",<text:tab/>category:"in progress",<text:tab/>language:"Linden"},</text:span></text:p>
      <text:p text:style-name="P19"><text:span text:style-name="T9"/></text:p>
      <text:p text:style-name="P19"><text:span text:style-name="T9"><text:s text:c="4"/>{<text:tab/>name:"llDataSizeKeyValue",<text:tab/>description:"in progress",<text:tab/>syntax:"in progress",<text:tab/>useage:"in progress",<text:tab/>url:"https://wiki.secondlife.com/wiki/LlDataSizeKeyValue",<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DeleteCharacter",<text:tab/>description:"in progress",<text:tab/>syntax:"in progress",<text:tab/>useage:"in progress",<text:tab/>url:"https://wiki.secondlife.com/wiki/LlDeleteCharacter",<text:tab/>url2:"https://collegeofscripting.weebly.com/",<text:tab/>type:"in progress",<text:tab/>tag:"function",<text:tab/>category:"in progress",<text:tab/>language:"Linden"},</text:span></text:p>
      <text:p text:style-name="P19"><text:span text:style-name="T9"/></text:p>
      <text:p text:style-name="P19"><text:span text:style-name="T9"><text:s text:c="4"/>{<text:tab/>name:"llDeleteKeyValue",<text:tab/>description:"in progress",<text:tab/>syntax:"in progress",<text:tab/>useage:"in progress",<text:tab/>url:"https://wiki.secondlife.com/wiki/LlDeleteKeyValue",<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DeleteSubList",<text:tab/>description:"in progress",<text:tab/>syntax:"in progress",<text:tab/>useage:"in progress",<text:tab/>url:"https://wiki.secondlife.com/wiki/LlDeleteSubList",<text:tab/>url2:"https://collegeofscripting.weebly.com/",<text:tab/>type:"in progress",<text:tab/>tag:"function",<text:tab/>category:"in progress",<text:tab/>language:"Linden"},</text:span></text:p>
      <text:p text:style-name="P19"><text:span text:style-name="T9"/></text:p>
      <text:p text:style-name="P19"><text:span text:style-name="T9"><text:s text:c="4"/>{<text:tab/>name:"llDeleteSubString",<text:tab/>description:"in progress",<text:tab/>syntax:"in progress",<text:tab/>useage:"in progress",<text:tab/>url:"https://wiki.secondlife.com/wiki/LlDeleteSubString",<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DetachFromAvatar",<text:tab/>description:"in progress",<text:tab/>syntax:"in progress",<text:tab/>useage:"in progress",<text:tab/>url:"https://wiki.secondlife.com/wiki/LlDetachFromAvatar",<text:tab/>url2:"https://collegeofscripting.weebly.com/",<text:tab/>type:"in progress",<text:tab/>tag:"function",<text:tab/>category:"in progress",<text:tab/>language:"Linden"},</text:span></text:p>
      <text:p text:style-name="P19"><text:span text:style-name="T9"/></text:p>
      <text:p text:style-name="P19"><text:span text:style-name="T9"><text:s text:c="4"/>{<text:tab/>name:"llDetectedGrab",<text:tab/>description:"in progress",<text:tab/>syntax:"in progress",<text:tab/>useage:"in progress",<text:tab/>url:"https://wiki.secondlife.com/wiki/LlDetectedGrab",<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DetectedGroup",<text:tab/>description:"in progress",<text:tab/>syntax:"in progress",<text:tab/>useage:"in progress",<text:tab/>url:"https://wiki.secondlife.com/wiki/LlDetectedGroup",<text:tab/>url2:"https://collegeofscripting.weebly.com/",<text:tab/>type:"in progress",<text:tab/>tag:"function",<text:tab/>category:"in progress",<text:tab/>language:"Linden"},</text:span></text:p>
      <text:p text:style-name="P19"><text:span text:style-name="T9"/></text:p>
      <text:p text:style-name="P19"><text:span text:style-name="T9"><text:s text:c="4"/>{<text:tab/>name:"llDetectedKey",<text:tab/>description:"in progress",<text:tab/>syntax:"in progress",<text:tab/>useage:"in progress",<text:tab/>url:"https://wiki.secondlife.com/wiki/LlDetectedKey",<text:tab/>url2:"https://collegeofscripting.weebly.com/",<text:tab/>type:"in progress",<text:tab/>tag:"function",<text:tab/>category:"in progress",<text:tab/>language:"Linden"},</text:span></text:p>
      <text:p text:style-name="P19"><text:span text:style-name="T9"/></text:p>
      <text:p text:style-name="P19"><text:span text:style-name="T9"><text:s text:c="4"/>{<text:tab/>name:"llDetectedLinkNumber",<text:tab/>description:"in progress",<text:tab/>syntax:"in </text:span><text:soft-page-break/><text:span text:style-name="T9">progress",<text:tab/>useage:"in progress",<text:tab/>url:"https://wiki.secondlife.com/wiki/LlDetectedLinkNumber",<text:tab/>url2:"https://collegeofscripting.weebly.com/",<text:tab/>type:"in progress",<text:tab/>tag:"function",<text:tab/>category:"in progress",<text:tab/>language:"Linden"},</text:span></text:p>
      <text:p text:style-name="P19"><text:span text:style-name="T9"/></text:p>
      <text:p text:style-name="P19"><text:span text:style-name="T9"><text:s text:c="4"/>{<text:tab/>name:"llDetectedName",<text:tab/>description:"in progress",<text:tab/>syntax:"in progress",<text:tab/>useage:"in progress",<text:tab/>url:"https://wiki.secondlife.com/wiki/LlDetectedName",<text:tab/>url2:"https://collegeofscripting.weebly.com/",<text:tab/>type:"in progress",<text:tab/>tag:"function",<text:tab/>category:"in progress",<text:tab/>language:"Linden"},</text:span></text:p>
      <text:p text:style-name="P19"><text:span text:style-name="T9"/></text:p>
      <text:p text:style-name="P19"><text:span text:style-name="T9"><text:s text:c="4"/>{<text:tab/>name:"llDetectedOwner",<text:tab/>description:"in progress",<text:tab/>syntax:"in progress",<text:tab/>useage:"in progress",<text:tab/></text:span><text:soft-page-break/><text:span text:style-name="T9">url:"https://wiki.secondlife.com/wiki/LlDetectedOwner",<text:tab/>url2:"https://collegeofscripting.weebly.com/",<text:tab/>type:"in progress",<text:tab/>tag:"function",<text:tab/>category:"in progress",<text:tab/>language:"Linden"},</text:span></text:p>
      <text:p text:style-name="P19"><text:span text:style-name="T9"/></text:p>
      <text:p text:style-name="P19"><text:span text:style-name="T9"><text:s text:c="4"/>{<text:tab/>name:"llDetectedPos",<text:tab/>description:"in progress",<text:tab/>syntax:"in progress",<text:tab/>useage:"in progress",<text:tab/>url:"https://wiki.secondlife.com/wiki/LlDetectedPos",<text:tab/>url2:"https://collegeofscripting.weebly.com/",<text:tab/>type:"in progress",<text:tab/>tag:"function",<text:tab/>category:"in progress",<text:tab/>language:"Linden"},</text:span></text:p>
      <text:p text:style-name="P19"><text:span text:style-name="T9"/></text:p>
      <text:p text:style-name="P19"><text:span text:style-name="T9"><text:s text:c="4"/>{<text:tab/>name:"llDetectedRot",<text:tab/>description:"in progress",<text:tab/>syntax:"in progress",<text:tab/>useage:"in progress",<text:tab/>url:"https://wiki.secondlife.com/wiki/LlDetectedRot",</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DetectedTouchBinormal",<text:tab/>description:"in progress",<text:tab/>syntax:"in progress",<text:tab/>useage:"in progress",<text:tab/>url:"https://wiki.secondlife.com/wiki/LlDetectedTouchBinormal",<text:tab/>url2:"https://collegeofscripting.weebly.com/",<text:tab/>type:"in progress",<text:tab/>tag:"function",<text:tab/>category:"in progress",<text:tab/>language:"Linden"},</text:span></text:p>
      <text:p text:style-name="P19"><text:span text:style-name="T9"/></text:p>
      <text:p text:style-name="P19"><text:span text:style-name="T9"><text:s text:c="4"/>{<text:tab/>name:"llDetectedTouchFace",<text:tab/>description:"in progress",<text:tab/>syntax:"in progress",<text:tab/>useage:"in progress",<text:tab/>url:"https://wiki.secondlife.com/wiki/LlDetectedTouchFace",<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DetectedTouchNormal",<text:tab/>description:"in progress",<text:tab/>syntax:"in progress",<text:tab/>useage:"in progress",<text:tab/>url:"https://wiki.secondlife.com/wiki/LlDetectedTouchNormal",<text:tab/>url2:"https://collegeofscripting.weebly.com/",<text:tab/>type:"in progress",<text:tab/>tag:"function",<text:tab/>category:"in progress",<text:tab/>language:"Linden"},</text:span></text:p>
      <text:p text:style-name="P19"><text:span text:style-name="T9"/></text:p>
      <text:p text:style-name="P19"><text:span text:style-name="T9"><text:s text:c="4"/>{<text:tab/>name:"llDetectedTouchPos",<text:tab/>description:"in progress",<text:tab/>syntax:"in progress",<text:tab/>useage:"in progress",<text:tab/>url:"https://wiki.secondlife.com/wiki/LlDetectedTouchPos",<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DetectedTouchST",<text:tab/>description:"in progress",<text:tab/>syntax:"in progress",<text:tab/>useage:"in progress",<text:tab/>url:"https://wiki.secondlife.com/wiki/LlDetectedTouchST",<text:tab/>url2:"https://collegeofscripting.weebly.com/",<text:tab/>type:"in progress",<text:tab/>tag:"function",<text:tab/>category:"in progress",<text:tab/>language:"Linden"},</text:span></text:p>
      <text:p text:style-name="P19"><text:span text:style-name="T9"/></text:p>
      <text:p text:style-name="P19"><text:span text:style-name="T9"><text:s text:c="4"/>{<text:tab/>name:"llDetectedTouchUV",<text:tab/>description:"in progress",<text:tab/>syntax:"in progress",<text:tab/>useage:"in progress",<text:tab/>url:"https://wiki.secondlife.com/wiki/LlDetectedTouchUV",<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DetectedType",<text:tab/>description:"in progress",<text:tab/>syntax:"in progress",<text:tab/>useage:"in progress",<text:tab/>url:"https://wiki.secondlife.com/wiki/LlDetectedType",<text:tab/>url2:"https://collegeofscripting.weebly.com/",<text:tab/>type:"in progress",<text:tab/>tag:"function",<text:tab/>category:"in progress",<text:tab/>language:"Linden"},</text:span></text:p>
      <text:p text:style-name="P19"><text:span text:style-name="T9"/></text:p>
      <text:p text:style-name="P19"><text:span text:style-name="T9"><text:s text:c="4"/>{<text:tab/>name:"llDetectedVel",<text:tab/>description:"in progress",<text:tab/>syntax:"in progress",<text:tab/>useage:"in progress",<text:tab/>url:"https://wiki.secondlife.com/wiki/LlDetectedVel",<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Dialog",<text:tab/>description:"in progress",<text:tab/>syntax:"in progress",<text:tab/>useage:"in progress",<text:tab/>url:"https://wiki.secondlife.com/wiki/LlDialog",<text:tab/>url2:"https://collegeofscripting.weebly.com/",<text:tab/>type:"in progress",<text:tab/>tag:"function",<text:tab/>category:"in progress",<text:tab/>language:"Linden"},</text:span></text:p>
      <text:p text:style-name="P19"><text:span text:style-name="T9"/></text:p>
      <text:p text:style-name="P19"><text:span text:style-name="T9"><text:s text:c="4"/>{<text:tab/>name:"llDie",<text:tab/>description:"in progress",<text:tab/>syntax:"in progress",<text:tab/>useage:"in progress",<text:tab/>url:"https://wiki.secondlife.com/wiki/LlDie",<text:tab/>url2:"https://collegeofscripting.weebly.com/",<text:tab/>type:"in progress",<text:tab/>tag:"function",<text:tab/>category:"in progress",<text:tab/>language:"Linden"},</text:span></text:p>
      <text:p text:style-name="P19"><text:span text:style-name="T9"/></text:p>
      <text:p text:style-name="P19"><text:span text:style-name="T9"><text:s text:c="4"/>{<text:tab/>name:"llDumpList2String",<text:tab/>description:"in progress",<text:tab/>syntax:"in progress",<text:tab/>useage:"in progress",<text:tab/>url:"https://wiki.secondlife.com/wiki/LlDumpLis</text:span><text:soft-page-break/><text:span text:style-name="T9">t2String",<text:tab/>url2:"https://collegeofscripting.weebly.com/",<text:tab/>type:"in progress",<text:tab/>tag:"function",<text:tab/>category:"in progress",<text:tab/>language:"Linden"},</text:span></text:p>
      <text:p text:style-name="P19"><text:span text:style-name="T9"/></text:p>
      <text:p text:style-name="P19"><text:span text:style-name="T9"><text:s text:c="4"/>{<text:tab/>name:"llEdgeOfWorld",<text:tab/>description:"in progress",<text:tab/>syntax:"in progress",<text:tab/>useage:"in progress",<text:tab/>url:"https://wiki.secondlife.com/wiki/LlEdgeOfWorld",<text:tab/>url2:"https://collegeofscripting.weebly.com/",<text:tab/>type:"in progress",<text:tab/>tag:"function",<text:tab/>category:"in progress",<text:tab/>language:"Linden"},</text:span></text:p>
      <text:p text:style-name="P19"><text:span text:style-name="T9"/></text:p>
      <text:p text:style-name="P19"><text:span text:style-name="T9"><text:s text:c="4"/>{<text:tab/>name:"llEjectFromLand",<text:tab/>description:"in progress",<text:tab/>syntax:"in progress",<text:tab/>useage:"in progress",<text:tab/>url:"https://wiki.secondlife.com/wiki/LlEjectFromLand",<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Email",<text:tab/>description:"in progress",<text:tab/>syntax:"in progress",<text:tab/>useage:"in progress",<text:tab/>url:"https://wiki.secondlife.com/wiki/LlEmail",<text:tab/>url2:"https://collegeofscripting.weebly.com/",<text:tab/>type:"in progress",<text:tab/>tag:"function",<text:tab/>category:"in progress",<text:tab/>language:"Linden"},</text:span></text:p>
      <text:p text:style-name="P19"><text:span text:style-name="T9"/></text:p>
      <text:p text:style-name="P19"><text:span text:style-name="T9"><text:s text:c="4"/>{<text:tab/>name:"llEscapeURL",<text:tab/>description:"in progress",<text:tab/>syntax:"in progress",<text:tab/>useage:"in progress",<text:tab/>url:"https://wiki.secondlife.com/wiki/LlEscapeURL",<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Euler2Rot",<text:tab/>description:"in progress",<text:tab/>syntax:"in progress",<text:tab/>useage:"in progress",<text:tab/>url:"https://wiki.secondlife.com/wiki/LlEuler2Rot",<text:tab/>url2:"https://collegeofscripting.weebly.com/",<text:tab/>type:"in progress",<text:tab/>tag:"function",<text:tab/>category:"in progress",<text:tab/>language:"Linden"},</text:span></text:p>
      <text:p text:style-name="P19"><text:span text:style-name="T9"/></text:p>
      <text:p text:style-name="P19"><text:span text:style-name="T9"><text:s text:c="4"/>{<text:tab/>name:"llEvade",<text:tab/>description:"in progress",<text:tab/>syntax:"in progress",<text:tab/>useage:"in progress",<text:tab/>url:"https://wiki.secondlife.com/wiki/LlEvade",<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ExecCharacterCmd",<text:tab/>description:"in progress",<text:tab/>syntax:"in progress",<text:tab/>useage:"in progress",<text:tab/>url:"https://wiki.secondlife.com/wiki/LlExecCharacterCmd",<text:tab/>url2:"https://collegeofscripting.weebly.com/",<text:tab/>type:"in progress",<text:tab/>tag:"function",<text:tab/>category:"in progress",<text:tab/>language:"Linden"},</text:span></text:p>
      <text:p text:style-name="P19"><text:span text:style-name="T9"/></text:p>
      <text:p text:style-name="P19"><text:span text:style-name="T9"><text:s text:c="4"/>{<text:tab/>name:"llFabs",<text:tab/>description:"in progress",<text:tab/>syntax:"in progress",<text:tab/>useage:"in progress",<text:tab/>url:"https://wiki.secondlife.com/wiki/LlFabs",<text:tab/>url2:"https://collegeofscripting.weebly.com/",<text:tab/>type:"in progress",<text:tab/>tag:"function",<text:tab/>category:"in progress",<text:tab/>language:"Linden"},</text:span></text:p>
      <text:p text:style-name="P19"><text:span text:style-name="T9"/></text:p>
      <text:p text:style-name="P19"><text:span text:style-name="T9"><text:s text:c="4"/>{<text:tab/>name:"llFleeFrom",<text:tab/>description:"in progress",<text:tab/>syntax:"in progress",<text:tab/>useage:"in progress",</text:span><text:soft-page-break/><text:span text:style-name="T9"><text:tab/>url:"https://wiki.secondlife.com/wiki/LlFleeFrom",<text:tab/>url2:"https://collegeofscripting.weebly.com/",<text:tab/>type:"in progress",<text:tab/>tag:"function",<text:tab/>category:"in progress",<text:tab/>language:"Linden"},</text:span></text:p>
      <text:p text:style-name="P19"><text:span text:style-name="T9"/></text:p>
      <text:p text:style-name="P19"><text:span text:style-name="T9"><text:s text:c="4"/>{<text:tab/>name:"llFloor",<text:tab/>description:"in progress",<text:tab/>syntax:"in progress",<text:tab/>useage:"in progress",<text:tab/>url:"https://wiki.secondlife.com/wiki/LlFloor",<text:tab/>url2:"https://collegeofscripting.weebly.com/",<text:tab/>type:"in progress",<text:tab/>tag:"function",<text:tab/>category:"in progress",<text:tab/>language:"Linden"},</text:span></text:p>
      <text:p text:style-name="P19"><text:span text:style-name="T9"/></text:p>
      <text:p text:style-name="P19"><text:span text:style-name="T9"><text:s text:c="4"/>{<text:tab/>name:"llForceMouselook",<text:tab/>description:"in progress",<text:tab/>syntax:"in progress",<text:tab/>useage:"in progress",<text:tab/>url:"https://wiki.secondlife.com/wiki/LlForceMouselook",</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Frand",<text:tab/>description:"in progress",<text:tab/>syntax:"in progress",<text:tab/>useage:"in progress",<text:tab/>url:"https://wiki.secondlife.com/wiki/LlFrand",<text:tab/>url2:"https://collegeofscripting.weebly.com/",<text:tab/>type:"in progress",<text:tab/>tag:"function",<text:tab/>category:"in progress",<text:tab/>language:"Linden"},</text:span></text:p>
      <text:p text:style-name="P19"><text:span text:style-name="T9"/></text:p>
      <text:p text:style-name="P19"><text:span text:style-name="T9"><text:s text:c="4"/>{<text:tab/>name:"llGenerateKey",<text:tab/>description:"in progress",<text:tab/>syntax:"in progress",<text:tab/>useage:"in progress",<text:tab/>url:"https://wiki.secondlife.com/wiki/LlGenerateKey",<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Accel",<text:tab/>description:"in progress",<text:tab/>syntax:"in progress",<text:tab/>useage:"in progress",<text:tab/>url:"https://wiki.secondlife.com/wiki/LlGetAccel",<text:tab/>url2:"https://collegeofscripting.weebly.com/",<text:tab/>type:"in progress",<text:tab/>tag:"function",<text:tab/>category:"in progress",<text:tab/>language:"Linden"},</text:span></text:p>
      <text:p text:style-name="P19"><text:span text:style-name="T9"/></text:p>
      <text:p text:style-name="P19"><text:span text:style-name="T9"><text:s text:c="4"/>{<text:tab/>name:"llGetAgentInfo",<text:tab/>description:"in progress",<text:tab/>syntax:"in progress",<text:tab/>useage:"in progress",<text:tab/>url:"https://wiki.secondlife.com/wiki/LlGetAgentInfo",<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etAgentLanguage",<text:tab/>description:"in progress",<text:tab/>syntax:"in progress",<text:tab/>useage:"in progress",<text:tab/>url:"https://wiki.secondlife.com/wiki/LlGetAgentLanguage",<text:tab/>url2:"https://collegeofscripting.weebly.com/",<text:tab/>type:"in progress",<text:tab/>tag:"function",<text:tab/>category:"in progress",<text:tab/>language:"Linden"},</text:span></text:p>
      <text:p text:style-name="P19"><text:span text:style-name="T9"/></text:p>
      <text:p text:style-name="P19"><text:span text:style-name="T9"><text:s text:c="4"/>{<text:tab/>name:"llGetAgentList",<text:tab/>description:"in progress",<text:tab/>syntax:"in progress",<text:tab/>useage:"in progress",<text:tab/>url:"https://wiki.secondlife.com/wiki/LlGetAgentList",<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AgentSize",<text:tab/>description:"in progress",<text:tab/>syntax:"in progress",<text:tab/>useage:"in progress",<text:tab/>url:"https://wiki.secondlife.com/wiki/LlGetAgentSize",<text:tab/>url2:"https://collegeofscripting.weebly.com/",<text:tab/>type:"in progress",<text:tab/>tag:"function",<text:tab/>category:"in progress",<text:tab/>language:"Linden"},</text:span></text:p>
      <text:p text:style-name="P19"><text:span text:style-name="T9"/></text:p>
      <text:p text:style-name="P19"><text:span text:style-name="T9"><text:s text:c="4"/>{<text:tab/>name:"llGetAlpha",<text:tab/>description:"in progress",<text:tab/>syntax:"in progress",<text:tab/>useage:"in progress",<text:tab/>url:"https://wiki.secondlife.com/wiki/LlGetAlpha",<text:tab/>url2:"https://collegeofscripting.weebly.com/",<text:tab/>type:"in progress",<text:tab/>tag:"function",<text:tab/>category:"in progress",<text:tab/>language:"Linden"},</text:span></text:p>
      <text:p text:style-name="P19"><text:span text:style-name="T9"/></text:p>
      <text:p text:style-name="P19"><text:span text:style-name="T9"><text:s text:c="4"/>{<text:tab/>name:"llGetAndResetTime",<text:tab/>description:"in progress",<text:tab/>syntax:"in </text:span><text:soft-page-break/><text:span text:style-name="T9">progress",<text:tab/>useage:"in progress",<text:tab/>url:"https://wiki.secondlife.com/wiki/LlGetAndResetTime",<text:tab/>url2:"https://collegeofscripting.weebly.com/",<text:tab/>type:"in progress",<text:tab/>tag:"function",<text:tab/>category:"in progress",<text:tab/>language:"Linden"},</text:span></text:p>
      <text:p text:style-name="P19"><text:span text:style-name="T9"/></text:p>
      <text:p text:style-name="P19"><text:span text:style-name="T9"><text:s text:c="4"/>{<text:tab/>name:"llGetAnimation",<text:tab/>description:"in progress",<text:tab/>syntax:"in progress",<text:tab/>useage:"in progress",<text:tab/>url:"https://wiki.secondlife.com/wiki/LlGetAnimation",<text:tab/>url2:"https://collegeofscripting.weebly.com/",<text:tab/>type:"in progress",<text:tab/>tag:"function",<text:tab/>category:"in progress",<text:tab/>language:"Linden"},</text:span></text:p>
      <text:p text:style-name="P19"><text:span text:style-name="T9"/></text:p>
      <text:p text:style-name="P19"><text:span text:style-name="T9"><text:s text:c="4"/>{<text:tab/>name:"llGetAnimationList",<text:tab/>description:"in progress",<text:tab/>syntax:"in progress",<text:tab/>useage:"in progress",<text:tab/></text:span><text:soft-page-break/><text:span text:style-name="T9">url:"https://wiki.secondlife.com/wiki/LlGetAnimationList",<text:tab/>url2:"https://collegeofscripting.weebly.com/",<text:tab/>type:"in progress",<text:tab/>tag:"function",<text:tab/>category:"in progress",<text:tab/>language:"Linden"},</text:span></text:p>
      <text:p text:style-name="P19"><text:span text:style-name="T9"/></text:p>
      <text:p text:style-name="P19"><text:span text:style-name="T9"><text:s text:c="4"/>{<text:tab/>name:"llGetAnimationOverride",<text:tab/>description:"in progress",<text:tab/>syntax:"in progress",<text:tab/>useage:"in progress",<text:tab/>url:"https://wiki.secondlife.com/wiki/LlGetAnimationOverride",<text:tab/>url2:"https://collegeofscripting.weebly.com/",<text:tab/>type:"in progress",<text:tab/>tag:"function",<text:tab/>category:"in progress",<text:tab/>language:"Linden"},</text:span></text:p>
      <text:p text:style-name="P19"><text:span text:style-name="T9"/></text:p>
      <text:p text:style-name="P19"><text:span text:style-name="T9"><text:s text:c="4"/>{<text:tab/>name:"llGetAttached",<text:tab/>description:"in progress",<text:tab/>syntax:"in progress",<text:tab/>useage:"in progress",<text:tab/>url:"https://wiki.secondlife.com/wiki/LlGetAttached",</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GetAttachedList",<text:tab/>description:"in progress",<text:tab/>syntax:"in progress",<text:tab/>useage:"in progress",<text:tab/>url:"https://wiki.secondlife.com/wiki/LlGetAttachedList",<text:tab/>url2:"https://collegeofscripting.weebly.com/",<text:tab/>type:"in progress",<text:tab/>tag:"function",<text:tab/>category:"in progress",<text:tab/>language:"Linden"},</text:span></text:p>
      <text:p text:style-name="P19"><text:span text:style-name="T9"/></text:p>
      <text:p text:style-name="P19"><text:span text:style-name="T9"><text:s text:c="4"/>{<text:tab/>name:"llGetBoundingBox",<text:tab/>description:"in progress",<text:tab/>syntax:"in progress",<text:tab/>useage:"in progress",<text:tab/>url:"https://wiki.secondlife.com/wiki/LlGetBoundingBox",<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GetCameraPos",<text:tab/>description:"in progress",<text:tab/>syntax:"in progress",<text:tab/>useage:"in progress",<text:tab/>url:"https://wiki.secondlife.com/wiki/LlGetCameraPos",<text:tab/>url2:"https://collegeofscripting.weebly.com/",<text:tab/>type:"in progress",<text:tab/>tag:"function",<text:tab/>category:"in progress",<text:tab/>language:"Linden"},</text:span></text:p>
      <text:p text:style-name="P19"><text:span text:style-name="T9"/></text:p>
      <text:p text:style-name="P19"><text:span text:style-name="T9"><text:s text:c="4"/>{<text:tab/>name:"llGetCameraRot",<text:tab/>description:"in progress",<text:tab/>syntax:"in progress",<text:tab/>useage:"in progress",<text:tab/>url:"https://wiki.secondlife.com/wiki/LlGetCameraRo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CenterOfMass",<text:tab/>description:"in progress",<text:tab/>syntax:"in progress",<text:tab/>useage:"in progress",<text:tab/>url:"https://wiki.secondlife.com/wiki/LlGetCenterOfMass",<text:tab/>url2:"https://collegeofscripting.weebly.com/",<text:tab/>type:"in progress",<text:tab/>tag:"function",<text:tab/>category:"in progress",<text:tab/>language:"Linden"},</text:span></text:p>
      <text:p text:style-name="P19"><text:span text:style-name="T9"/></text:p>
      <text:p text:style-name="P19"><text:span text:style-name="T9"><text:s text:c="4"/>{<text:tab/>name:"llGetClosestNavPoint",<text:tab/>description:"in progress",<text:tab/>syntax:"in progress",<text:tab/>useage:"in progress",<text:tab/>url:"https://wiki.secondlife.com/wiki/LlGetClosestNavPoint",<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etColor",<text:tab/>description:"in progress",<text:tab/>syntax:"in progress",<text:tab/>useage:"in progress",<text:tab/>url:"https://wiki.secondlife.com/wiki/LlGetColor",<text:tab/>url2:"https://collegeofscripting.weebly.com/",<text:tab/>type:"in progress",<text:tab/>tag:"function",<text:tab/>category:"in progress",<text:tab/>language:"Linden"},</text:span></text:p>
      <text:p text:style-name="P19"><text:span text:style-name="T9"/></text:p>
      <text:p text:style-name="P19"><text:span text:style-name="T9"><text:s text:c="4"/>{<text:tab/>name:"llGetCreator",<text:tab/>description:"in progress",<text:tab/>syntax:"in progress",<text:tab/>useage:"in progress",<text:tab/>url:"https://wiki.secondlife.com/wiki/LlGetCreator",<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Date",<text:tab/>description:"in progress",<text:tab/>syntax:"in progress",<text:tab/>useage:"in progress",<text:tab/>url:"https://wiki.secondlife.com/wiki/LlGetDate",<text:tab/>url2:"https://collegeofscripting.weebly.com/",<text:tab/>type:"in progress",<text:tab/>tag:"function",<text:tab/>category:"in progress",<text:tab/>language:"Linden"},</text:span></text:p>
      <text:p text:style-name="P19"><text:span text:style-name="T9"/></text:p>
      <text:p text:style-name="P19"><text:span text:style-name="T9"><text:s text:c="4"/>{<text:tab/>name:"llGetDayLength",<text:tab/>description:"in progress",<text:tab/>syntax:"in progress",<text:tab/>useage:"in progress",<text:tab/>url:"https://wiki.secondlife.com/wiki/LlGetDayLength",<text:tab/>url2:"https://collegeofscripting.weebly.com/",<text:tab/>type:"in progress",<text:tab/>tag:"function",<text:tab/>category:"in progress",<text:tab/>language:"Linden"},</text:span></text:p>
      <text:p text:style-name="P19"><text:span text:style-name="T9"/></text:p>
      <text:p text:style-name="P19"><text:span text:style-name="T9"><text:s text:c="4"/>{<text:tab/>name:"llGetDayOffset",<text:tab/>description:"in progress",<text:tab/>syntax:"in progress",<text:tab/>useage:"in </text:span><text:soft-page-break/><text:span text:style-name="T9">progress",<text:tab/>url:"https://wiki.secondlife.com/wiki/LlGetDayOffset",<text:tab/>url2:"https://collegeofscripting.weebly.com/",<text:tab/>type:"in progress",<text:tab/>tag:"function",<text:tab/>category:"in progress",<text:tab/>language:"Linden"},</text:span></text:p>
      <text:p text:style-name="P19"><text:span text:style-name="T9"/></text:p>
      <text:p text:style-name="P19"><text:span text:style-name="T9"><text:s text:c="4"/>{<text:tab/>name:"llGetDisplayName",<text:tab/>description:"in progress",<text:tab/>syntax:"in progress",<text:tab/>useage:"in progress",<text:tab/>url:"https://wiki.secondlife.com/wiki/LlGetDisplayName",<text:tab/>url2:"https://collegeofscripting.weebly.com/",<text:tab/>type:"in progress",<text:tab/>tag:"function",<text:tab/>category:"in progress",<text:tab/>language:"Linden"},</text:span></text:p>
      <text:p text:style-name="P19"><text:span text:style-name="T9"/></text:p>
      <text:p text:style-name="P19"><text:span text:style-name="T9"><text:s text:c="4"/>{<text:tab/>name:"llGetEnergy",<text:tab/>description:"in progress",<text:tab/>syntax:"in progress",<text:tab/>useage:"in progress",<text:tab/></text:span><text:soft-page-break/><text:span text:style-name="T9">url:"https://wiki.secondlife.com/wiki/LlGetEnergy",<text:tab/>url2:"https://collegeofscripting.weebly.com/",<text:tab/>type:"in progress",<text:tab/>tag:"function",<text:tab/>category:"in progress",<text:tab/>language:"Linden"},</text:span></text:p>
      <text:p text:style-name="P19"><text:span text:style-name="T9"/></text:p>
      <text:p text:style-name="P19"><text:span text:style-name="T9"><text:s text:c="4"/>{<text:tab/>name:"llGetEnv",<text:tab/>description:"in progress",<text:tab/>syntax:"in progress",<text:tab/>useage:"in progress",<text:tab/>url:"https://wiki.secondlife.com/wiki/LlGetEnv",<text:tab/>url2:"https://collegeofscripting.weebly.com/",<text:tab/>type:"in progress",<text:tab/>tag:"function",<text:tab/>category:"in progress",<text:tab/>language:"Linden"},</text:span></text:p>
      <text:p text:style-name="P19"><text:span text:style-name="T9"/></text:p>
      <text:p text:style-name="P19"><text:span text:style-name="T9"><text:s text:c="4"/>{<text:tab/>name:"llGetEnvironment",<text:tab/>description:"in progress",<text:tab/>syntax:"in progress",<text:tab/>useage:"in progress",<text:tab/>url:"https://wiki.secondlife.com/wiki/LlGetEnvironment",<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GetExperienceDetails",<text:tab/>description:"in progress",<text:tab/>syntax:"in progress",<text:tab/>useage:"in progress",<text:tab/>url:"https://wiki.secondlife.com/wiki/LlGetExperienceDetails",<text:tab/>url2:"https://collegeofscripting.weebly.com/",<text:tab/>type:"in progress",<text:tab/>tag:"function",<text:tab/>category:"in progress",<text:tab/>language:"Linden"},</text:span></text:p>
      <text:p text:style-name="P19"><text:span text:style-name="T9"/></text:p>
      <text:p text:style-name="P19"><text:span text:style-name="T9"><text:s text:c="4"/>{<text:tab/>name:"llGetExperienceErrorMessage",<text:tab/>description:"in progress",<text:tab/>syntax:"in progress",<text:tab/>useage:"in progress",<text:tab/>url:"https://wiki.secondlife.com/wiki/LlGetExperienceErrorMessage",<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Force",<text:tab/>description:"in progress",<text:tab/>syntax:"in progress",<text:tab/>useage:"in progress",<text:tab/>url:"https://wiki.secondlife.com/wiki/LlGetForce",<text:tab/>url2:"https://collegeofscripting.weebly.com/",<text:tab/>type:"in progress",<text:tab/>tag:"function",<text:tab/>category:"in progress",<text:tab/>language:"Linden"},</text:span></text:p>
      <text:p text:style-name="P19"><text:span text:style-name="T9"/></text:p>
      <text:p text:style-name="P19"><text:span text:style-name="T9"><text:s text:c="4"/>{<text:tab/>name:"llGetFreeMemory",<text:tab/>description:"in progress",<text:tab/>syntax:"in progress",<text:tab/>useage:"in progress",<text:tab/>url:"https://wiki.secondlife.com/wiki/LlGetFreeMemory",<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etFreeURLs",<text:tab/>description:"in progress",<text:tab/>syntax:"in progress",<text:tab/>useage:"in progress",<text:tab/>url:"https://wiki.secondlife.com/wiki/LlGetFreeURLs",<text:tab/>url2:"https://collegeofscripting.weebly.com/",<text:tab/>type:"in progress",<text:tab/>tag:"function",<text:tab/>category:"in progress",<text:tab/>language:"Linden"},</text:span></text:p>
      <text:p text:style-name="P19"><text:span text:style-name="T9"/></text:p>
      <text:p text:style-name="P19"><text:span text:style-name="T9"><text:s text:c="4"/>{<text:tab/>name:"llGetGeometricCenter",<text:tab/>description:"in progress",<text:tab/>syntax:"in progress",<text:tab/>useage:"in progress",<text:tab/>url:"https://wiki.secondlife.com/wiki/LlGetGeometricCenter",<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GMTclock",<text:tab/>description:"in progress",<text:tab/>syntax:"in progress",<text:tab/>useage:"in progress",<text:tab/>url:"https://wiki.secondlife.com/wiki/LlGetGMTclock",<text:tab/>url2:"https://collegeofscripting.weebly.com/",<text:tab/>type:"in progress",<text:tab/>tag:"function",<text:tab/>category:"in progress",<text:tab/>language:"Linden"},</text:span></text:p>
      <text:p text:style-name="P19"><text:span text:style-name="T9"/></text:p>
      <text:p text:style-name="P19"><text:span text:style-name="T9"><text:s text:c="4"/>{<text:tab/>name:"llGetHTTPHeader",<text:tab/>description:"in progress",<text:tab/>syntax:"in progress",<text:tab/>useage:"in progress",<text:tab/>url:"https://wiki.secondlife.com/wiki/LlGetHTTPHeader",<text:tab/>url2:"https://collegeofscripting.weebly.com/",<text:tab/>type:"in progress",<text:tab/>tag:"function",<text:tab/>category:"in progress",<text:tab/>language:"Linden"},</text:span></text:p>
      <text:p text:style-name="P19"><text:span text:style-name="T9"/></text:p>
      <text:p text:style-name="P19"><text:span text:style-name="T9"><text:s text:c="4"/>{<text:tab/>name:"llGetInventoryCreator",<text:tab/>description:"in progress",<text:tab/>syntax:"in </text:span><text:soft-page-break/><text:span text:style-name="T9">progress",<text:tab/>useage:"in progress",<text:tab/>url:"https://wiki.secondlife.com/wiki/LlGetInventoryCreator",<text:tab/>url2:"https://collegeofscripting.weebly.com/",<text:tab/>type:"in progress",<text:tab/>tag:"function",<text:tab/>category:"in progress",<text:tab/>language:"Linden"},</text:span></text:p>
      <text:p text:style-name="P19"><text:span text:style-name="T9"/></text:p>
      <text:p text:style-name="P19"><text:span text:style-name="T9"><text:s text:c="4"/>{<text:tab/>name:"llGetInventoryKey",<text:tab/>description:"in progress",<text:tab/>syntax:"in progress",<text:tab/>useage:"in progress",<text:tab/>url:"https://wiki.secondlife.com/wiki/LlGetInventoryKey",<text:tab/>url2:"https://collegeofscripting.weebly.com/",<text:tab/>type:"in progress",<text:tab/>tag:"function",<text:tab/>category:"in progress",<text:tab/>language:"Linden"},</text:span></text:p>
      <text:p text:style-name="P19"><text:span text:style-name="T9"/></text:p>
      <text:p text:style-name="P19"><text:span text:style-name="T9"><text:s text:c="4"/>{<text:tab/>name:"llGetInventoryName",<text:tab/>description:"in progress",<text:tab/>syntax:"in progress",<text:tab/>useage:"in progress",<text:tab/></text:span><text:soft-page-break/><text:span text:style-name="T9">url:"https://wiki.secondlife.com/wiki/LlGetInventoryName",<text:tab/>url2:"https://collegeofscripting.weebly.com/",<text:tab/>type:"in progress",<text:tab/>tag:"function",<text:tab/>category:"in progress",<text:tab/>language:"Linden"},</text:span></text:p>
      <text:p text:style-name="P19"><text:span text:style-name="T9"/></text:p>
      <text:p text:style-name="P19"><text:span text:style-name="T9"><text:s text:c="4"/>{<text:tab/>name:"llGetInventoryNumber",<text:tab/>description:"in progress",<text:tab/>syntax:"in progress",<text:tab/>useage:"in progress",<text:tab/>url:"https://wiki.secondlife.com/wiki/LlGetInventoryNumber",<text:tab/>url2:"https://collegeofscripting.weebly.com/",<text:tab/>type:"in progress",<text:tab/>tag:"function",<text:tab/>category:"in progress",<text:tab/>language:"Linden"},</text:span></text:p>
      <text:p text:style-name="P19"><text:span text:style-name="T9"/></text:p>
      <text:p text:style-name="P19"><text:span text:style-name="T9"><text:s text:c="4"/>{<text:tab/>name:"llGetInventoryPermMask",<text:tab/>description:"in progress",<text:tab/>syntax:"in progress",<text:tab/>useage:"in progress",<text:tab/>url:"https://wiki.secondlife.com/wiki/LlGetInventoryPermMask",</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GetInventoryType",<text:tab/>description:"in progress",<text:tab/>syntax:"in progress",<text:tab/>useage:"in progress",<text:tab/>url:"https://wiki.secondlife.com/wiki/LlGetInventoryType",<text:tab/>url2:"https://collegeofscripting.weebly.com/",<text:tab/>type:"in progress",<text:tab/>tag:"function",<text:tab/>category:"in progress",<text:tab/>language:"Linden"},</text:span></text:p>
      <text:p text:style-name="P19"><text:span text:style-name="T9"/></text:p>
      <text:p text:style-name="P19"><text:span text:style-name="T9"><text:s text:c="4"/>{<text:tab/>name:"llGetKey",<text:tab/>description:"in progress",<text:tab/>syntax:"in progress",<text:tab/>useage:"in progress",<text:tab/>url:"https://wiki.secondlife.com/wiki/LlGetKey",<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LandOwnerAt",<text:tab/>description:"in progress",<text:tab/>syntax:"in progress",<text:tab/>useage:"in progress",<text:tab/>url:"https://wiki.secondlife.com/wiki/LlGetLandOwnerAt",<text:tab/>url2:"https://collegeofscripting.weebly.com/",<text:tab/>type:"in progress",<text:tab/>tag:"function",<text:tab/>category:"in progress",<text:tab/>language:"Linden"},</text:span></text:p>
      <text:p text:style-name="P19"><text:span text:style-name="T9"/></text:p>
      <text:p text:style-name="P19"><text:span text:style-name="T9"><text:s text:c="4"/>{<text:tab/>name:"llGetLinkKey",<text:tab/>description:"in progress",<text:tab/>syntax:"in progress",<text:tab/>useage:"in progress",<text:tab/>url:"https://wiki.secondlife.com/wiki/LlGetLinkKey",<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etLinkMedia",<text:tab/>description:"in progress",<text:tab/>syntax:"in progress",<text:tab/>useage:"in progress",<text:tab/>url:"https://wiki.secondlife.com/wiki/LlGetLinkMedia",<text:tab/>url2:"https://collegeofscripting.weebly.com/",<text:tab/>type:"in progress",<text:tab/>tag:"function",<text:tab/>category:"in progress",<text:tab/>language:"Linden"},</text:span></text:p>
      <text:p text:style-name="P19"><text:span text:style-name="T9"/></text:p>
      <text:p text:style-name="P19"><text:span text:style-name="T9"><text:s text:c="4"/>{<text:tab/>name:"llGetLinkName",<text:tab/>description:"in progress",<text:tab/>syntax:"in progress",<text:tab/>useage:"in progress",<text:tab/>url:"https://wiki.secondlife.com/wiki/LlGetLinkName",<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LinkNumber",<text:tab/>description:"in progress",<text:tab/>syntax:"in progress",<text:tab/>useage:"in progress",<text:tab/>url:"https://wiki.secondlife.com/wiki/LlGetLinkNumber",<text:tab/>url2:"https://collegeofscripting.weebly.com/",<text:tab/>type:"in progress",<text:tab/>tag:"function",<text:tab/>category:"in progress",<text:tab/>language:"Linden"},</text:span></text:p>
      <text:p text:style-name="P19"><text:span text:style-name="T9"/></text:p>
      <text:p text:style-name="P19"><text:span text:style-name="T9"><text:s text:c="4"/>{<text:tab/>name:"llGetLinkNumberOfSides",<text:tab/>description:"in progress",<text:tab/>syntax:"in progress",<text:tab/>useage:"in progress",<text:tab/>url:"https://wiki.secondlife.com/wiki/LlGetLinkNumberOfSides",<text:tab/>url2:"https://collegeofscripting.weebly.com/",<text:tab/>type:"in progress",<text:tab/>tag:"function",<text:tab/>category:"in progress",<text:tab/>language:"Linden"},</text:span></text:p>
      <text:p text:style-name="P19"><text:span text:style-name="T9"/></text:p>
      <text:p text:style-name="P19"><text:span text:style-name="T9"><text:s text:c="4"/>{<text:tab/>name:"llGetLinkPrimitiveParams",<text:tab/>description:"in progress",<text:tab/>syntax:"in </text:span><text:soft-page-break/><text:span text:style-name="T9">progress",<text:tab/>useage:"in progress",<text:tab/>url:"https://wiki.secondlife.com/wiki/LlGetLinkPrimitiveParams",<text:tab/>url2:"https://collegeofscripting.weebly.com/",<text:tab/>type:"in progress",<text:tab/>tag:"function",<text:tab/>category:"in progress",<text:tab/>language:"Linden"},</text:span></text:p>
      <text:p text:style-name="P19"><text:span text:style-name="T9"/></text:p>
      <text:p text:style-name="P19"><text:span text:style-name="T9"><text:s text:c="4"/>{<text:tab/>name:"llGetListEntryType",<text:tab/>description:"in progress",<text:tab/>syntax:"in progress",<text:tab/>useage:"in progress",<text:tab/>url:"https://wiki.secondlife.com/wiki/LlGetListEntryType",<text:tab/>url2:"https://collegeofscripting.weebly.com/",<text:tab/>type:"in progress",<text:tab/>tag:"function",<text:tab/>category:"in progress",<text:tab/>language:"Linden"},</text:span></text:p>
      <text:p text:style-name="P19"><text:span text:style-name="T9"/></text:p>
      <text:p text:style-name="P19"><text:span text:style-name="T9"><text:s text:c="4"/>{<text:tab/>name:"llGetListLength",<text:tab/>description:"in progress",<text:tab/>syntax:"in progress",<text:tab/>useage:"in progress",<text:tab/></text:span><text:soft-page-break/><text:span text:style-name="T9">url:"https://wiki.secondlife.com/wiki/LlGetListLength",<text:tab/>url2:"https://collegeofscripting.weebly.com/",<text:tab/>type:"in progress",<text:tab/>tag:"function",<text:tab/>category:"in progress",<text:tab/>language:"Linden"},</text:span></text:p>
      <text:p text:style-name="P19"><text:span text:style-name="T9"/></text:p>
      <text:p text:style-name="P19"><text:span text:style-name="T9"><text:s text:c="4"/>{<text:tab/>name:"llGetLocalPos",<text:tab/>description:"in progress",<text:tab/>syntax:"in progress",<text:tab/>useage:"in progress",<text:tab/>url:"https://wiki.secondlife.com/wiki/LlGetLocalPos",<text:tab/>url2:"https://collegeofscripting.weebly.com/",<text:tab/>type:"in progress",<text:tab/>tag:"function",<text:tab/>category:"in progress",<text:tab/>language:"Linden"},</text:span></text:p>
      <text:p text:style-name="P19"><text:span text:style-name="T9"/></text:p>
      <text:p text:style-name="P19"><text:span text:style-name="T9"><text:s text:c="4"/>{<text:tab/>name:"llGetLocalRot",<text:tab/>description:"in progress",<text:tab/>syntax:"in progress",<text:tab/>useage:"in progress",<text:tab/>url:"https://wiki.secondlife.com/wiki/LlGetLocalRot",</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GetMass",<text:tab/>description:"in progress",<text:tab/>syntax:"in progress",<text:tab/>useage:"in progress",<text:tab/>url:"https://wiki.secondlife.com/wiki/LlGetMass",<text:tab/>url2:"https://collegeofscripting.weebly.com/",<text:tab/>type:"in progress",<text:tab/>tag:"function",<text:tab/>category:"in progress",<text:tab/>language:"Linden"},</text:span></text:p>
      <text:p text:style-name="P19"><text:span text:style-name="T9"/></text:p>
      <text:p text:style-name="P19"><text:span text:style-name="T9"><text:s text:c="4"/>{<text:tab/>name:"llGetMassMKS",<text:tab/>description:"in progress",<text:tab/>syntax:"in progress",<text:tab/>useage:"in progress",<text:tab/>url:"https://wiki.secondlife.com/wiki/LlGetMassMKS",<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GetMaxScaleFactor",<text:tab/>description:"in progress",<text:tab/>syntax:"in progress",<text:tab/>useage:"in progress",<text:tab/>url:"https://wiki.secondlife.com/wiki/LlGetMaxScaleFactor",<text:tab/>url2:"https://collegeofscripting.weebly.com/",<text:tab/>type:"in progress",<text:tab/>tag:"function",<text:tab/>category:"in progress",<text:tab/>language:"Linden"},</text:span></text:p>
      <text:p text:style-name="P19"><text:span text:style-name="T9"/></text:p>
      <text:p text:style-name="P19"><text:span text:style-name="T9"><text:s text:c="4"/>{<text:tab/>name:"llGetMemoryLimit",<text:tab/>description:"in progress",<text:tab/>syntax:"in progress",<text:tab/>useage:"in progress",<text:tab/>url:"https://wiki.secondlife.com/wiki/LlGetMemoryLimi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MinScaleFactor",<text:tab/>description:"in progress",<text:tab/>syntax:"in progress",<text:tab/>useage:"in progress",<text:tab/>url:"https://wiki.secondlife.com/wiki/LlGetMinScaleFactor",<text:tab/>url2:"https://collegeofscripting.weebly.com/",<text:tab/>type:"in progress",<text:tab/>tag:"function",<text:tab/>category:"in progress",<text:tab/>language:"Linden"},</text:span></text:p>
      <text:p text:style-name="P19"><text:span text:style-name="T9"/></text:p>
      <text:p text:style-name="P19"><text:span text:style-name="T9"><text:s text:c="4"/>{<text:tab/>name:"llGetMoonDirection",<text:tab/>description:"in progress",<text:tab/>syntax:"in progress",<text:tab/>useage:"in progress",<text:tab/>url:"https://wiki.secondlife.com/wiki/LlGetMoonDirection",<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etMoonRotation",<text:tab/>description:"in progress",<text:tab/>syntax:"in progress",<text:tab/>useage:"in progress",<text:tab/>url:"https://wiki.secondlife.com/wiki/LlGetMoonRotation",<text:tab/>url2:"https://collegeofscripting.weebly.com/",<text:tab/>type:"in progress",<text:tab/>tag:"function",<text:tab/>category:"in progress",<text:tab/>language:"Linden"},</text:span></text:p>
      <text:p text:style-name="P19"><text:span text:style-name="T9"/></text:p>
      <text:p text:style-name="P19"><text:span text:style-name="T9"><text:s text:c="4"/>{<text:tab/>name:"llGetNextEmail",<text:tab/>description:"in progress",<text:tab/>syntax:"in progress",<text:tab/>useage:"in progress",<text:tab/>url:"https://wiki.secondlife.com/wiki/LlGetNextEmail",<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NotecardLine",<text:tab/>description:"in progress",<text:tab/>syntax:"in progress",<text:tab/>useage:"in progress",<text:tab/>url:"https://wiki.secondlife.com/wiki/LlGetNotecardLine",<text:tab/>url2:"https://collegeofscripting.weebly.com/",<text:tab/>type:"in progress",<text:tab/>tag:"function",<text:tab/>category:"in progress",<text:tab/>language:"Linden"},</text:span></text:p>
      <text:p text:style-name="P19"><text:span text:style-name="T9"/></text:p>
      <text:p text:style-name="P19"><text:span text:style-name="T9"><text:s text:c="4"/>{<text:tab/>name:"llGetNumberOfNotecardLines",<text:tab/>description:"in progress",<text:tab/>syntax:"in progress",<text:tab/>useage:"in progress",<text:tab/>url:"https://wiki.secondlife.com/wiki/LlGetNumberOfNotecardLines",<text:tab/>url2:"https://collegeofscripting.weebly.com/",<text:tab/>type:"in progress",<text:tab/>tag:"function",<text:tab/>category:"in progress",<text:tab/>language:"Linden"},</text:span></text:p>
      <text:p text:style-name="P19"><text:span text:style-name="T9"/></text:p>
      <text:p text:style-name="P19"><text:span text:style-name="T9"><text:s text:c="4"/>{<text:tab/>name:"llGetNumberOfPrims",<text:tab/>description:"in progress",<text:tab/>syntax:"in </text:span><text:soft-page-break/><text:span text:style-name="T9">progress",<text:tab/>useage:"in progress",<text:tab/>url:"https://wiki.secondlife.com/wiki/LlGetNumberOfPrims",<text:tab/>url2:"https://collegeofscripting.weebly.com/",<text:tab/>type:"in progress",<text:tab/>tag:"function",<text:tab/>category:"in progress",<text:tab/>language:"Linden"},</text:span></text:p>
      <text:p text:style-name="P19"><text:span text:style-name="T9"/></text:p>
      <text:p text:style-name="P19"><text:span text:style-name="T9"><text:s text:c="4"/>{<text:tab/>name:"llGetNumberOfSides",<text:tab/>description:"in progress",<text:tab/>syntax:"in progress",<text:tab/>useage:"in progress",<text:tab/>url:"https://wiki.secondlife.com/wiki/LlGetNumberOfSides",<text:tab/>url2:"https://collegeofscripting.weebly.com/",<text:tab/>type:"in progress",<text:tab/>tag:"function",<text:tab/>category:"in progress",<text:tab/>language:"Linden"},</text:span></text:p>
      <text:p text:style-name="P19"><text:span text:style-name="T9"/></text:p>
      <text:p text:style-name="P19"><text:span text:style-name="T9"><text:s text:c="4"/>{<text:tab/>name:"llGetObjectAnimationNames",<text:tab/>description:"in progress",<text:tab/>syntax:"in progress",<text:tab/>useage:"in progress",<text:tab/></text:span><text:soft-page-break/><text:span text:style-name="T9">url:"https://wiki.secondlife.com/wiki/LlGetObjectAnimationNames",<text:tab/>url2:"https://collegeofscripting.weebly.com/",<text:tab/>type:"in progress",<text:tab/>tag:"function",<text:tab/>category:"in progress",<text:tab/>language:"Linden"},</text:span></text:p>
      <text:p text:style-name="P19"><text:span text:style-name="T9"/></text:p>
      <text:p text:style-name="P19"><text:span text:style-name="T9"><text:s text:c="4"/>{<text:tab/>name:"llGetObjectDesc",<text:tab/>description:"in progress",<text:tab/>syntax:"in progress",<text:tab/>useage:"in progress",<text:tab/>url:"https://wiki.secondlife.com/wiki/LlGetObjectDesc",<text:tab/>url2:"https://collegeofscripting.weebly.com/",<text:tab/>type:"in progress",<text:tab/>tag:"function",<text:tab/>category:"in progress",<text:tab/>language:"Linden"},</text:span></text:p>
      <text:p text:style-name="P19"><text:span text:style-name="T9"/></text:p>
      <text:p text:style-name="P19"><text:span text:style-name="T9"><text:s text:c="4"/>{<text:tab/>name:"llGetObjectDetails",<text:tab/>description:"in progress",<text:tab/>syntax:"in progress",<text:tab/>useage:"in progress",<text:tab/>url:"https://wiki.secondlife.com/wiki/LlGetObjectDetails",</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GetObjectMass",<text:tab/>description:"in progress",<text:tab/>syntax:"in progress",<text:tab/>useage:"in progress",<text:tab/>url:"https://wiki.secondlife.com/wiki/LlGetObjectMass",<text:tab/>url2:"https://collegeofscripting.weebly.com/",<text:tab/>type:"in progress",<text:tab/>tag:"function",<text:tab/>category:"in progress",<text:tab/>language:"Linden"},</text:span></text:p>
      <text:p text:style-name="P19"><text:span text:style-name="T9"/></text:p>
      <text:p text:style-name="P19"><text:span text:style-name="T9"><text:s text:c="4"/>{<text:tab/>name:"llGetObjectName",<text:tab/>description:"in progress",<text:tab/>syntax:"in progress",<text:tab/>useage:"in progress",<text:tab/>url:"https://wiki.secondlife.com/wiki/LlGetObjectName",<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GetObjectPermMask",<text:tab/>description:"in progress",<text:tab/>syntax:"in progress",<text:tab/>useage:"in progress",<text:tab/>url:"https://wiki.secondlife.com/wiki/LlGetObjectPermMask",<text:tab/>url2:"https://collegeofscripting.weebly.com/",<text:tab/>type:"in progress",<text:tab/>tag:"function",<text:tab/>category:"in progress",<text:tab/>language:"Linden"},</text:span></text:p>
      <text:p text:style-name="P19"><text:span text:style-name="T9"/></text:p>
      <text:p text:style-name="P19"><text:span text:style-name="T9"><text:s text:c="4"/>{<text:tab/>name:"llGetObjectPrimCount",<text:tab/>description:"in progress",<text:tab/>syntax:"in progress",<text:tab/>useage:"in progress",<text:tab/>url:"https://wiki.secondlife.com/wiki/LlGetObjectPrimCoun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Omega",<text:tab/>description:"in progress",<text:tab/>syntax:"in progress",<text:tab/>useage:"in progress",<text:tab/>url:"https://wiki.secondlife.com/wiki/LlGetOmega",<text:tab/>url2:"https://collegeofscripting.weebly.com/",<text:tab/>type:"in progress",<text:tab/>tag:"function",<text:tab/>category:"in progress",<text:tab/>language:"Linden"},</text:span></text:p>
      <text:p text:style-name="P19"><text:span text:style-name="T9"/></text:p>
      <text:p text:style-name="P19"><text:span text:style-name="T9"><text:s text:c="4"/>{<text:tab/>name:"llGetOwner",<text:tab/>description:"in progress",<text:tab/>syntax:"in progress",<text:tab/>useage:"in progress",<text:tab/>url:"https://wiki.secondlife.com/wiki/LlGetOwner",<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etOwnerKey",<text:tab/>description:"in progress",<text:tab/>syntax:"in progress",<text:tab/>useage:"in progress",<text:tab/>url:"https://wiki.secondlife.com/wiki/LlGetOwnerKey",<text:tab/>url2:"https://collegeofscripting.weebly.com/",<text:tab/>type:"in progress",<text:tab/>tag:"function",<text:tab/>category:"in progress",<text:tab/>language:"Linden"},</text:span></text:p>
      <text:p text:style-name="P19"><text:span text:style-name="T9"/></text:p>
      <text:p text:style-name="P19"><text:span text:style-name="T9"><text:s text:c="4"/>{<text:tab/>name:"llGetParcelDetails",<text:tab/>description:"in progress",<text:tab/>syntax:"in progress",<text:tab/>useage:"in progress",<text:tab/>url:"https://wiki.secondlife.com/wiki/LlGetParcelDetails",<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ParcelFlags",<text:tab/>description:"in progress",<text:tab/>syntax:"in progress",<text:tab/>useage:"in progress",<text:tab/>url:"https://wiki.secondlife.com/wiki/LlGetParcelFlags",<text:tab/>url2:"https://collegeofscripting.weebly.com/",<text:tab/>type:"in progress",<text:tab/>tag:"function",<text:tab/>category:"in progress",<text:tab/>language:"Linden"},</text:span></text:p>
      <text:p text:style-name="P19"><text:span text:style-name="T9"/></text:p>
      <text:p text:style-name="P19"><text:span text:style-name="T9"><text:s text:c="4"/>{<text:tab/>name:"llGetParcelMaxPrims",<text:tab/>description:"in progress",<text:tab/>syntax:"in progress",<text:tab/>useage:"in progress",<text:tab/>url:"https://wiki.secondlife.com/wiki/LlGetParcelMaxPrims",<text:tab/>url2:"https://collegeofscripting.weebly.com/",<text:tab/>type:"in progress",<text:tab/>tag:"function",<text:tab/>category:"in progress",<text:tab/>language:"Linden"},</text:span></text:p>
      <text:p text:style-name="P19"><text:span text:style-name="T9"/></text:p>
      <text:p text:style-name="P19"><text:span text:style-name="T9"><text:s text:c="4"/>{<text:tab/>name:"llGetParcelMusicURL",<text:tab/>description:"in progress",<text:tab/>syntax:"in </text:span><text:soft-page-break/><text:span text:style-name="T9">progress",<text:tab/>useage:"in progress",<text:tab/>url:"https://wiki.secondlife.com/wiki/LlGetParcelMusicURL",<text:tab/>url2:"https://collegeofscripting.weebly.com/",<text:tab/>type:"in progress",<text:tab/>tag:"function",<text:tab/>category:"in progress",<text:tab/>language:"Linden"},</text:span></text:p>
      <text:p text:style-name="P19"><text:span text:style-name="T9"/></text:p>
      <text:p text:style-name="P19"><text:span text:style-name="T9"><text:s text:c="4"/>{<text:tab/>name:"llGetParcelPrimCount",<text:tab/>description:"in progress",<text:tab/>syntax:"in progress",<text:tab/>useage:"in progress",<text:tab/>url:"https://wiki.secondlife.com/wiki/LlGetParcelPrimCount",<text:tab/>url2:"https://collegeofscripting.weebly.com/",<text:tab/>type:"in progress",<text:tab/>tag:"function",<text:tab/>category:"in progress",<text:tab/>language:"Linden"},</text:span></text:p>
      <text:p text:style-name="P19"><text:span text:style-name="T9"/></text:p>
      <text:p text:style-name="P19"><text:span text:style-name="T9"><text:s text:c="4"/>{<text:tab/>name:"llGetParcelPrimOwners",<text:tab/>description:"in progress",<text:tab/>syntax:"in progress",<text:tab/>useage:"in progress",<text:tab/></text:span><text:soft-page-break/><text:span text:style-name="T9">url:"https://wiki.secondlife.com/wiki/LlGetParcelPrimOwners",<text:tab/>url2:"https://collegeofscripting.weebly.com/",<text:tab/>type:"in progress",<text:tab/>tag:"function",<text:tab/>category:"in progress",<text:tab/>language:"Linden"},</text:span></text:p>
      <text:p text:style-name="P19"><text:span text:style-name="T9"/></text:p>
      <text:p text:style-name="P19"><text:span text:style-name="T9"><text:s text:c="4"/>{<text:tab/>name:"llGetPermissions",<text:tab/>description:"in progress",<text:tab/>syntax:"in progress",<text:tab/>useage:"in progress",<text:tab/>url:"https://wiki.secondlife.com/wiki/LlGetPermissions",<text:tab/>url2:"https://collegeofscripting.weebly.com/",<text:tab/>type:"in progress",<text:tab/>tag:"function",<text:tab/>category:"in progress",<text:tab/>language:"Linden"},</text:span></text:p>
      <text:p text:style-name="P19"><text:span text:style-name="T9"/></text:p>
      <text:p text:style-name="P19"><text:span text:style-name="T9"><text:s text:c="4"/>{<text:tab/>name:"llGetPermissionsKey",<text:tab/>description:"in progress",<text:tab/>syntax:"in progress",<text:tab/>useage:"in progress",<text:tab/>url:"https://wiki.secondlife.com/wiki/LlGetPermissionsKey",</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GetPhysicsMaterial",<text:tab/>description:"in progress",<text:tab/>syntax:"in progress",<text:tab/>useage:"in progress",<text:tab/>url:"https://wiki.secondlife.com/wiki/LlGetPhysicsMaterial",<text:tab/>url2:"https://collegeofscripting.weebly.com/",<text:tab/>type:"in progress",<text:tab/>tag:"function",<text:tab/>category:"in progress",<text:tab/>language:"Linden"},</text:span></text:p>
      <text:p text:style-name="P19"><text:span text:style-name="T9"/></text:p>
      <text:p text:style-name="P19"><text:span text:style-name="T9"><text:s text:c="4"/>{<text:tab/>name:"llGetPos",<text:tab/>description:"in progress",<text:tab/>syntax:"in progress",<text:tab/>useage:"in progress",<text:tab/>url:"https://wiki.secondlife.com/wiki/LlGetPos",<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PrimitiveParams",<text:tab/>description:"in progress",<text:tab/>syntax:"in progress",<text:tab/>useage:"in progress",<text:tab/>url:"https://wiki.secondlife.com/wiki/LlGetPrimitiveParams",<text:tab/>url2:"https://collegeofscripting.weebly.com/",<text:tab/>type:"in progress",<text:tab/>tag:"function",<text:tab/>category:"in progress",<text:tab/>language:"Linden"},</text:span></text:p>
      <text:p text:style-name="P19"><text:span text:style-name="T9"/></text:p>
      <text:p text:style-name="P19"><text:span text:style-name="T9"><text:s text:c="4"/>{<text:tab/>name:"llGetPrimMediaParams",<text:tab/>description:"in progress",<text:tab/>syntax:"in progress",<text:tab/>useage:"in progress",<text:tab/>url:"https://wiki.secondlife.com/wiki/LlGetPrimMediaParams",<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etRegionAgentCount",<text:tab/>description:"in progress",<text:tab/>syntax:"in progress",<text:tab/>useage:"in progress",<text:tab/>url:"https://wiki.secondlife.com/wiki/LlGetRegionAgentCount",<text:tab/>url2:"https://collegeofscripting.weebly.com/",<text:tab/>type:"in progress",<text:tab/>tag:"function",<text:tab/>category:"in progress",<text:tab/>language:"Linden"},</text:span></text:p>
      <text:p text:style-name="P19"><text:span text:style-name="T9"/></text:p>
      <text:p text:style-name="P19"><text:span text:style-name="T9"><text:s text:c="4"/>{<text:tab/>name:"llGetRegionCorner",<text:tab/>description:"in progress",<text:tab/>syntax:"in progress",<text:tab/>useage:"in progress",<text:tab/>url:"https://wiki.secondlife.com/wiki/LlGetRegionCorner",<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RegionDayLength",<text:tab/>description:"in progress",<text:tab/>syntax:"in progress",<text:tab/>useage:"in progress",<text:tab/>url:"https://wiki.secondlife.com/wiki/LlGetRegionDayLength",<text:tab/>url2:"https://collegeofscripting.weebly.com/",<text:tab/>type:"in progress",<text:tab/>tag:"function",<text:tab/>category:"in progress",<text:tab/>language:"Linden"},</text:span></text:p>
      <text:p text:style-name="P19"><text:span text:style-name="T9"/></text:p>
      <text:p text:style-name="P19"><text:span text:style-name="T9"><text:s text:c="4"/>{<text:tab/>name:"llGetRegionDayOffset",<text:tab/>description:"in progress",<text:tab/>syntax:"in progress",<text:tab/>useage:"in progress",<text:tab/>url:"https://wiki.secondlife.com/wiki/LlGetRegionDayOffset",<text:tab/>url2:"https://collegeofscripting.weebly.com/",<text:tab/>type:"in progress",<text:tab/>tag:"function",<text:tab/>category:"in progress",<text:tab/>language:"Linden"},</text:span></text:p>
      <text:p text:style-name="P19"><text:span text:style-name="T9"/></text:p>
      <text:p text:style-name="P19"><text:span text:style-name="T9"><text:s text:c="4"/>{<text:tab/>name:"llGetRegionFlags",<text:tab/>description:"in progress",<text:tab/>syntax:"in </text:span><text:soft-page-break/><text:span text:style-name="T9">progress",<text:tab/>useage:"in progress",<text:tab/>url:"https://wiki.secondlife.com/wiki/LlGetRegionFlags",<text:tab/>url2:"https://collegeofscripting.weebly.com/",<text:tab/>type:"in progress",<text:tab/>tag:"function",<text:tab/>category:"in progress",<text:tab/>language:"Linden"},</text:span></text:p>
      <text:p text:style-name="P19"><text:span text:style-name="T9"/></text:p>
      <text:p text:style-name="P19"><text:span text:style-name="T9"><text:s text:c="4"/>{<text:tab/>name:"llGetRegionFPS",<text:tab/>description:"in progress",<text:tab/>syntax:"in progress",<text:tab/>useage:"in progress",<text:tab/>url:"https://wiki.secondlife.com/wiki/LlGetRegionFPS",<text:tab/>url2:"https://collegeofscripting.weebly.com/",<text:tab/>type:"in progress",<text:tab/>tag:"function",<text:tab/>category:"in progress",<text:tab/>language:"Linden"},</text:span></text:p>
      <text:p text:style-name="P19"><text:span text:style-name="T9"/></text:p>
      <text:p text:style-name="P19"><text:span text:style-name="T9"><text:s text:c="4"/>{<text:tab/>name:"llGetRegionMoonDirection",<text:tab/>description:"in progress",<text:tab/>syntax:"in progress",<text:tab/>useage:"in progress",<text:tab/></text:span><text:soft-page-break/><text:span text:style-name="T9">url:"https://wiki.secondlife.com/wiki/LlGetRegionMoonDirection",<text:tab/>url2:"https://collegeofscripting.weebly.com/",<text:tab/>type:"in progress",<text:tab/>tag:"function",<text:tab/>category:"in progress",<text:tab/>language:"Linden"},</text:span></text:p>
      <text:p text:style-name="P19"><text:span text:style-name="T9"/></text:p>
      <text:p text:style-name="P19"><text:span text:style-name="T9"><text:s text:c="4"/>{<text:tab/>name:"llGetRegionMoonRotation",<text:tab/>description:"in progress",<text:tab/>syntax:"in progress",<text:tab/>useage:"in progress",<text:tab/>url:"https://wiki.secondlife.com/wiki/LlGetRegionMoonRotation",<text:tab/>url2:"https://collegeofscripting.weebly.com/",<text:tab/>type:"in progress",<text:tab/>tag:"function",<text:tab/>category:"in progress",<text:tab/>language:"Linden"},</text:span></text:p>
      <text:p text:style-name="P19"><text:span text:style-name="T9"/></text:p>
      <text:p text:style-name="P19"><text:span text:style-name="T9"><text:s text:c="4"/>{<text:tab/>name:"llGetRegionName",<text:tab/>description:"in progress",<text:tab/>syntax:"in progress",<text:tab/>useage:"in progress",<text:tab/>url:"https://wiki.secondlife.com/wiki/LlGetRegionName",</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GetRegionSunDirection",<text:tab/>description:"in progress",<text:tab/>syntax:"in progress",<text:tab/>useage:"in progress",<text:tab/>url:"https://wiki.secondlife.com/wiki/LlGetRegionSunDirection",<text:tab/>url2:"https://collegeofscripting.weebly.com/",<text:tab/>type:"in progress",<text:tab/>tag:"function",<text:tab/>category:"in progress",<text:tab/>language:"Linden"},</text:span></text:p>
      <text:p text:style-name="P19"><text:span text:style-name="T9"/></text:p>
      <text:p text:style-name="P19"><text:span text:style-name="T9"><text:s text:c="4"/>{<text:tab/>name:"llGetRegionSunRotation",<text:tab/>description:"in progress",<text:tab/>syntax:"in progress",<text:tab/>useage:"in progress",<text:tab/>url:"https://wiki.secondlife.com/wiki/LlGetRegionSunRotation",<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GetRegionTimeDilation",<text:tab/>description:"in progress",<text:tab/>syntax:"in progress",<text:tab/>useage:"in progress",<text:tab/>url:"https://wiki.secondlife.com/wiki/LlGetRegionTimeDilation",<text:tab/>url2:"https://collegeofscripting.weebly.com/",<text:tab/>type:"in progress",<text:tab/>tag:"function",<text:tab/>category:"in progress",<text:tab/>language:"Linden"},</text:span></text:p>
      <text:p text:style-name="P19"><text:span text:style-name="T9"/></text:p>
      <text:p text:style-name="P19"><text:span text:style-name="T9"><text:s text:c="4"/>{<text:tab/>name:"llGetRootPosition",<text:tab/>description:"in progress",<text:tab/>syntax:"in progress",<text:tab/>useage:"in progress",<text:tab/>url:"https://wiki.secondlife.com/wiki/LlGetRootPosition",<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RootRotation",<text:tab/>description:"in progress",<text:tab/>syntax:"in progress",<text:tab/>useage:"in progress",<text:tab/>url:"https://wiki.secondlife.com/wiki/LlGetRootRotation",<text:tab/>url2:"https://collegeofscripting.weebly.com/",<text:tab/>type:"in progress",<text:tab/>tag:"function",<text:tab/>category:"in progress",<text:tab/>language:"Linden"},</text:span></text:p>
      <text:p text:style-name="P19"><text:span text:style-name="T9"/></text:p>
      <text:p text:style-name="P19"><text:span text:style-name="T9"><text:s text:c="4"/>{<text:tab/>name:"llGetRot",<text:tab/>description:"in progress",<text:tab/>syntax:"in progress",<text:tab/>useage:"in progress",<text:tab/>url:"https://wiki.secondlife.com/wiki/LlGetRot",<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Scale",<text:tab/>description:"in progress",<text:tab/>syntax:"in progress",<text:tab/>useage:"in progress",<text:tab/>url:"https://wiki.secondlife.com/wiki/LlGetScale",<text:tab/>url2:"https://collegeofscripting.weebly.com/",<text:tab/>type:"in progress",<text:tab/>tag:"function",<text:tab/>category:"in progress",<text:tab/>language:"Linden"},</text:span></text:p>
      <text:p text:style-name="P19"><text:span text:style-name="T9"/></text:p>
      <text:p text:style-name="P19"><text:span text:style-name="T9"><text:s text:c="4"/>{<text:tab/>name:"llGetScriptName",<text:tab/>description:"in progress",<text:tab/>syntax:"in progress",<text:tab/>useage:"in progress",<text:tab/>url:"https://wiki.secondlife.com/wiki/LlGetScriptName",<text:tab/>url2:"https://collegeofscripting.weebly.com/",<text:tab/>type:"in progress",<text:tab/>tag:"function",<text:tab/>category:"in progress",<text:tab/>language:"Linden"},</text:span></text:p>
      <text:p text:style-name="P19"><text:span text:style-name="T9"/></text:p>
      <text:p text:style-name="P19"><text:span text:style-name="T9"><text:s text:c="4"/>{<text:tab/>name:"llGetScriptState",<text:tab/>description:"in progress",<text:tab/>syntax:"in progress",<text:tab/>useage:"in </text:span><text:soft-page-break/><text:span text:style-name="T9">progress",<text:tab/>url:"https://wiki.secondlife.com/wiki/LlGetScriptState",<text:tab/>url2:"https://collegeofscripting.weebly.com/",<text:tab/>type:"in progress",<text:tab/>tag:"function",<text:tab/>category:"in progress",<text:tab/>language:"Linden"},</text:span></text:p>
      <text:p text:style-name="P19"><text:span text:style-name="T9"/></text:p>
      <text:p text:style-name="P19"><text:span text:style-name="T9"><text:s text:c="4"/>{<text:tab/>name:"llGetSimStats",<text:tab/>description:"in progress",<text:tab/>syntax:"in progress",<text:tab/>useage:"in progress",<text:tab/>url:"https://wiki.secondlife.com/wiki/LlGetSimStats",<text:tab/>url2:"https://collegeofscripting.weebly.com/",<text:tab/>type:"in progress",<text:tab/>tag:"function",<text:tab/>category:"in progress",<text:tab/>language:"Linden"},</text:span></text:p>
      <text:p text:style-name="P19"><text:span text:style-name="T9"/></text:p>
      <text:p text:style-name="P19"><text:span text:style-name="T9"><text:s text:c="4"/>{<text:tab/>name:"llGetSimulatorHostname",<text:tab/>description:"in progress",<text:tab/>syntax:"in progress",<text:tab/>useage:"in progress",<text:tab/></text:span><text:soft-page-break/><text:span text:style-name="T9">url:"https://wiki.secondlife.com/wiki/LlGetSimulatorHostname",<text:tab/>url2:"https://collegeofscripting.weebly.com/",<text:tab/>type:"in progress",<text:tab/>tag:"function",<text:tab/>category:"in progress",<text:tab/>language:"Linden"},</text:span></text:p>
      <text:p text:style-name="P19"><text:span text:style-name="T9"/></text:p>
      <text:p text:style-name="P19"><text:span text:style-name="T9"><text:s text:c="4"/>{<text:tab/>name:"llGetSPMaxMemory",<text:tab/>description:"in progress",<text:tab/>syntax:"in progress",<text:tab/>useage:"in progress",<text:tab/>url:"https://wiki.secondlife.com/wiki/LlGetSPMaxMemory",<text:tab/>url2:"https://collegeofscripting.weebly.com/",<text:tab/>type:"in progress",<text:tab/>tag:"function",<text:tab/>category:"in progress",<text:tab/>language:"Linden"},</text:span></text:p>
      <text:p text:style-name="P19"><text:span text:style-name="T9"/></text:p>
      <text:p text:style-name="P19"><text:span text:style-name="T9"><text:s text:c="4"/>{<text:tab/>name:"llGetStartParameter",<text:tab/>description:"in progress",<text:tab/>syntax:"in progress",<text:tab/>useage:"in progress",<text:tab/>url:"https://wiki.secondlife.com/wiki/LlGetStartParameter",</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GetStaticPath",<text:tab/>description:"in progress",<text:tab/>syntax:"in progress",<text:tab/>useage:"in progress",<text:tab/>url:"https://wiki.secondlife.com/wiki/LlGetStaticPath",<text:tab/>url2:"https://collegeofscripting.weebly.com/",<text:tab/>type:"in progress",<text:tab/>tag:"function",<text:tab/>category:"in progress",<text:tab/>language:"Linden"},</text:span></text:p>
      <text:p text:style-name="P19"><text:span text:style-name="T9"/></text:p>
      <text:p text:style-name="P19"><text:span text:style-name="T9"><text:s text:c="4"/>{<text:tab/>name:"llGetStatus",<text:tab/>description:"in progress",<text:tab/>syntax:"in progress",<text:tab/>useage:"in progress",<text:tab/>url:"https://wiki.secondlife.com/wiki/LlGetStatus",<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GetSubString",<text:tab/>description:"in progress",<text:tab/>syntax:"in progress",<text:tab/>useage:"in progress",<text:tab/>url:"https://wiki.secondlife.com/wiki/LlGetSubString",<text:tab/>url2:"https://collegeofscripting.weebly.com/",<text:tab/>type:"in progress",<text:tab/>tag:"function",<text:tab/>category:"in progress",<text:tab/>language:"Linden"},</text:span></text:p>
      <text:p text:style-name="P19"><text:span text:style-name="T9"/></text:p>
      <text:p text:style-name="P19"><text:span text:style-name="T9"><text:s text:c="4"/>{<text:tab/>name:"llGetSunDirection",<text:tab/>description:"in progress",<text:tab/>syntax:"in progress",<text:tab/>useage:"in progress",<text:tab/>url:"https://wiki.secondlife.com/wiki/LlGetSunDirection",<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SunRotation",<text:tab/>description:"in progress",<text:tab/>syntax:"in progress",<text:tab/>useage:"in progress",<text:tab/>url:"https://wiki.secondlife.com/wiki/LlGetSunRotation",<text:tab/>url2:"https://collegeofscripting.weebly.com/",<text:tab/>type:"in progress",<text:tab/>tag:"function",<text:tab/>category:"in progress",<text:tab/>language:"Linden"},</text:span></text:p>
      <text:p text:style-name="P19"><text:span text:style-name="T9"/></text:p>
      <text:p text:style-name="P19"><text:span text:style-name="T9"><text:s text:c="4"/>{<text:tab/>name:"llGetTexture",<text:tab/>description:"in progress",<text:tab/>syntax:"in progress",<text:tab/>useage:"in progress",<text:tab/>url:"https://wiki.secondlife.com/wiki/LlGetTexture",<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etTextureOffset",<text:tab/>description:"in progress",<text:tab/>syntax:"in progress",<text:tab/>useage:"in progress",<text:tab/>url:"https://wiki.secondlife.com/wiki/LlGetTextureOffset",<text:tab/>url2:"https://collegeofscripting.weebly.com/",<text:tab/>type:"in progress",<text:tab/>tag:"function",<text:tab/>category:"in progress",<text:tab/>language:"Linden"},</text:span></text:p>
      <text:p text:style-name="P19"><text:span text:style-name="T9"/></text:p>
      <text:p text:style-name="P19"><text:span text:style-name="T9"><text:s text:c="4"/>{<text:tab/>name:"llGetTextureRot",<text:tab/>description:"in progress",<text:tab/>syntax:"in progress",<text:tab/>useage:"in progress",<text:tab/>url:"https://wiki.secondlife.com/wiki/LlGetTextureRot",<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etTextureScale",<text:tab/>description:"in progress",<text:tab/>syntax:"in progress",<text:tab/>useage:"in progress",<text:tab/>url:"https://wiki.secondlife.com/wiki/LlGetTextureScale",<text:tab/>url2:"https://collegeofscripting.weebly.com/",<text:tab/>type:"in progress",<text:tab/>tag:"function",<text:tab/>category:"in progress",<text:tab/>language:"Linden"},</text:span></text:p>
      <text:p text:style-name="P19"><text:span text:style-name="T9"/></text:p>
      <text:p text:style-name="P19"><text:span text:style-name="T9"><text:s text:c="4"/>{<text:tab/>name:"llGetTime",<text:tab/>description:"in progress",<text:tab/>syntax:"in progress",<text:tab/>useage:"in progress",<text:tab/>url:"https://wiki.secondlife.com/wiki/LlGetTime",<text:tab/>url2:"https://collegeofscripting.weebly.com/",<text:tab/>type:"in progress",<text:tab/>tag:"function",<text:tab/>category:"in progress",<text:tab/>language:"Linden"},</text:span></text:p>
      <text:p text:style-name="P19"><text:span text:style-name="T9"/></text:p>
      <text:p text:style-name="P19"><text:span text:style-name="T9"><text:s text:c="4"/>{<text:tab/>name:"llGetTimeOfDay",<text:tab/>description:"in progress",<text:tab/>syntax:"in progress",<text:tab/>useage:"in </text:span><text:soft-page-break/><text:span text:style-name="T9">progress",<text:tab/>url:"https://wiki.secondlife.com/wiki/LlGetTimeOfDay",<text:tab/>url2:"https://collegeofscripting.weebly.com/",<text:tab/>type:"in progress",<text:tab/>tag:"function",<text:tab/>category:"in progress",<text:tab/>language:"Linden"},</text:span></text:p>
      <text:p text:style-name="P19"><text:span text:style-name="T9"/></text:p>
      <text:p text:style-name="P19"><text:span text:style-name="T9"><text:s text:c="4"/>{<text:tab/>name:"llGetTimestamp",<text:tab/>description:"in progress",<text:tab/>syntax:"in progress",<text:tab/>useage:"in progress",<text:tab/>url:"https://wiki.secondlife.com/wiki/LlGetTimestamp",<text:tab/>url2:"https://collegeofscripting.weebly.com/",<text:tab/>type:"in progress",<text:tab/>tag:"function",<text:tab/>category:"in progress",<text:tab/>language:"Linden"},</text:span></text:p>
      <text:p text:style-name="P19"><text:span text:style-name="T9"/></text:p>
      <text:p text:style-name="P19"><text:span text:style-name="T9"><text:s text:c="4"/>{<text:tab/>name:"llGetTorque",<text:tab/>description:"in progress",<text:tab/>syntax:"in progress",<text:tab/>useage:"in progress",<text:tab/></text:span><text:soft-page-break/><text:span text:style-name="T9">url:"https://wiki.secondlife.com/wiki/LlGetTorque",<text:tab/>url2:"https://collegeofscripting.weebly.com/",<text:tab/>type:"in progress",<text:tab/>tag:"function",<text:tab/>category:"in progress",<text:tab/>language:"Linden"},</text:span></text:p>
      <text:p text:style-name="P19"><text:span text:style-name="T9"/></text:p>
      <text:p text:style-name="P19"><text:span text:style-name="T9"><text:s text:c="4"/>{<text:tab/>name:"llGetUnixTime",<text:tab/>description:"in progress",<text:tab/>syntax:"in progress",<text:tab/>useage:"in progress",<text:tab/>url:"https://wiki.secondlife.com/wiki/LlGetUnixTime",<text:tab/>url2:"https://collegeofscripting.weebly.com/",<text:tab/>type:"in progress",<text:tab/>tag:"function",<text:tab/>category:"in progress",<text:tab/>language:"Linden"},</text:span></text:p>
      <text:p text:style-name="P19"><text:span text:style-name="T9"/></text:p>
      <text:p text:style-name="P19"><text:span text:style-name="T9"><text:s text:c="4"/>{<text:tab/>name:"llGetUsedMemory",<text:tab/>description:"in progress",<text:tab/>syntax:"in progress",<text:tab/>useage:"in progress",<text:tab/>url:"https://wiki.secondlife.com/wiki/LlGetUsedMemory",</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GetUsername",<text:tab/>description:"in progress",<text:tab/>syntax:"in progress",<text:tab/>useage:"in progress",<text:tab/>url:"https://wiki.secondlife.com/wiki/LlGetUsername",<text:tab/>url2:"https://collegeofscripting.weebly.com/",<text:tab/>type:"in progress",<text:tab/>tag:"function",<text:tab/>category:"in progress",<text:tab/>language:"Linden"},</text:span></text:p>
      <text:p text:style-name="P19"><text:span text:style-name="T9"/></text:p>
      <text:p text:style-name="P19"><text:span text:style-name="T9"><text:s text:c="4"/>{<text:tab/>name:"llGetVel",<text:tab/>description:"in progress",<text:tab/>syntax:"in progress",<text:tab/>useage:"in progress",<text:tab/>url:"https://wiki.secondlife.com/wiki/LlGetVel",<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GetWallclock",<text:tab/>description:"in progress",<text:tab/>syntax:"in progress",<text:tab/>useage:"in progress",<text:tab/>url:"https://wiki.secondlife.com/wiki/LlGetWallclock",<text:tab/>url2:"https://collegeofscripting.weebly.com/",<text:tab/>type:"in progress",<text:tab/>tag:"function",<text:tab/>category:"in progress",<text:tab/>language:"Linden"},</text:span></text:p>
      <text:p text:style-name="P19"><text:span text:style-name="T9"/></text:p>
      <text:p text:style-name="P19"><text:span text:style-name="T9"><text:s text:c="4"/>{<text:tab/>name:"llGiveInventory",<text:tab/>description:"in progress",<text:tab/>syntax:"in progress",<text:tab/>useage:"in progress",<text:tab/>url:"https://wiki.secondlife.com/wiki/LlGiveInventory",<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GiveInventoryList",<text:tab/>description:"in progress",<text:tab/>syntax:"in progress",<text:tab/>useage:"in progress",<text:tab/>url:"https://wiki.secondlife.com/wiki/LlGiveInventoryList",<text:tab/>url2:"https://collegeofscripting.weebly.com/",<text:tab/>type:"in progress",<text:tab/>tag:"function",<text:tab/>category:"in progress",<text:tab/>language:"Linden"},</text:span></text:p>
      <text:p text:style-name="P19"><text:span text:style-name="T9"/></text:p>
      <text:p text:style-name="P19"><text:span text:style-name="T9"><text:s text:c="4"/>{<text:tab/>name:"llGiveMoney",<text:tab/>description:"in progress",<text:tab/>syntax:"in progress",<text:tab/>useage:"in progress",<text:tab/>url:"https://wiki.secondlife.com/wiki/LlGiveMoney",<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GodLikeRezObject (linden only)",<text:tab/>description:"in progress",<text:tab/>syntax:"in progress",<text:tab/>useage:"in progress",<text:tab/>url:"https://wiki.secondlife.com/wiki/LlGodLikeRezObject",<text:tab/>url2:"https://collegeofscripting.weebly.com/",<text:tab/>type:"in progress",<text:tab/>tag:"function",<text:tab/>category:"in progress",<text:tab/>language:"Linden"},</text:span></text:p>
      <text:p text:style-name="P19"><text:span text:style-name="T9"/></text:p>
      <text:p text:style-name="P19"><text:span text:style-name="T9"><text:s text:c="4"/>{<text:tab/>name:"llGround",<text:tab/>description:"in progress",<text:tab/>syntax:"in progress",<text:tab/>useage:"in progress",<text:tab/>url:"https://wiki.secondlife.com/wiki/LlGround",<text:tab/>url2:"https://collegeofscripting.weebly.com/",<text:tab/>type:"in progress",<text:tab/>tag:"function",<text:tab/>category:"in progress",<text:tab/>language:"Linden"},</text:span></text:p>
      <text:p text:style-name="P19"><text:span text:style-name="T9"/></text:p>
      <text:p text:style-name="P19"><text:span text:style-name="T9"><text:s text:c="4"/>{<text:tab/>name:"llGroundContour",<text:tab/>description:"in progress",<text:tab/>syntax:"in </text:span><text:soft-page-break/><text:span text:style-name="T9">progress",<text:tab/>useage:"in progress",<text:tab/>url:"https://wiki.secondlife.com/wiki/LlGroundContour",<text:tab/>url2:"https://collegeofscripting.weebly.com/",<text:tab/>type:"in progress",<text:tab/>tag:"function",<text:tab/>category:"in progress",<text:tab/>language:"Linden"},</text:span></text:p>
      <text:p text:style-name="P19"><text:span text:style-name="T9"/></text:p>
      <text:p text:style-name="P19"><text:span text:style-name="T9"><text:s text:c="4"/>{<text:tab/>name:"llGroundNormal",<text:tab/>description:"in progress",<text:tab/>syntax:"in progress",<text:tab/>useage:"in progress",<text:tab/>url:"https://wiki.secondlife.com/wiki/LlGroundNormal",<text:tab/>url2:"https://collegeofscripting.weebly.com/",<text:tab/>type:"in progress",<text:tab/>tag:"function",<text:tab/>category:"in progress",<text:tab/>language:"Linden"},</text:span></text:p>
      <text:p text:style-name="P19"><text:span text:style-name="T9"/></text:p>
      <text:p text:style-name="P19"><text:span text:style-name="T9"><text:s text:c="4"/>{<text:tab/>name:"llGroundRepel",<text:tab/>description:"in progress",<text:tab/>syntax:"in progress",<text:tab/>useage:"in progress",<text:tab/></text:span><text:soft-page-break/><text:span text:style-name="T9">url:"https://wiki.secondlife.com/wiki/LlGroundRepel",<text:tab/>url2:"https://collegeofscripting.weebly.com/",<text:tab/>type:"in progress",<text:tab/>tag:"function",<text:tab/>category:"in progress",<text:tab/>language:"Linden"},</text:span></text:p>
      <text:p text:style-name="P19"><text:span text:style-name="T9"/></text:p>
      <text:p text:style-name="P19"><text:span text:style-name="T9"><text:s text:c="4"/>{<text:tab/>name:"llGroundSlope",<text:tab/>description:"in progress",<text:tab/>syntax:"in progress",<text:tab/>useage:"in progress",<text:tab/>url:"https://wiki.secondlife.com/wiki/LlGroundSlope",<text:tab/>url2:"https://collegeofscripting.weebly.com/",<text:tab/>type:"in progress",<text:tab/>tag:"function",<text:tab/>category:"in progress",<text:tab/>language:"Linden"},</text:span></text:p>
      <text:p text:style-name="P19"><text:span text:style-name="T9"/></text:p>
      <text:p text:style-name="P19"><text:span text:style-name="T9"><text:s text:c="4"/>{<text:tab/>name:"llHTTPRequest",<text:tab/>description:"in progress",<text:tab/>syntax:"in progress",<text:tab/>useage:"in progress",<text:tab/>url:"https://wiki.secondlife.com/wiki/LlHTTPRequest",</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HTTPResponse",<text:tab/>description:"in progress",<text:tab/>syntax:"in progress",<text:tab/>useage:"in progress",<text:tab/>url:"https://wiki.secondlife.com/wiki/LlHTTPResponse",<text:tab/>url2:"https://collegeofscripting.weebly.com/",<text:tab/>type:"in progress",<text:tab/>tag:"function",<text:tab/>category:"in progress",<text:tab/>language:"Linden"},</text:span></text:p>
      <text:p text:style-name="P19"><text:span text:style-name="T9"/></text:p>
      <text:p text:style-name="P19"><text:span text:style-name="T9"><text:s text:c="4"/>{<text:tab/>name:"llInsertString",<text:tab/>description:"in progress",<text:tab/>syntax:"in progress",<text:tab/>useage:"in progress",<text:tab/>url:"https://wiki.secondlife.com/wiki/LlInsertString",<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InstantMessage",<text:tab/>description:"in progress",<text:tab/>syntax:"in progress",<text:tab/>useage:"in progress",<text:tab/>url:"https://wiki.secondlife.com/wiki/LlInstantMessage",<text:tab/>url2:"https://collegeofscripting.weebly.com/",<text:tab/>type:"in progress",<text:tab/>tag:"function",<text:tab/>category:"in progress",<text:tab/>language:"Linden"},</text:span></text:p>
      <text:p text:style-name="P19"><text:span text:style-name="T9"/></text:p>
      <text:p text:style-name="P19"><text:span text:style-name="T9"><text:s text:c="4"/>{<text:tab/>name:"llIntegerToBase64",<text:tab/>description:"in progress",<text:tab/>syntax:"in progress",<text:tab/>useage:"in progress",<text:tab/>url:"https://wiki.secondlife.com/wiki/LlIntegerToBase64",<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Json2List",<text:tab/>description:"in progress",<text:tab/>syntax:"in progress",<text:tab/>useage:"in progress",<text:tab/>url:"https://wiki.secondlife.com/wiki/LlJson2List",<text:tab/>url2:"https://collegeofscripting.weebly.com/",<text:tab/>type:"in progress",<text:tab/>tag:"function",<text:tab/>category:"in progress",<text:tab/>language:"Linden"},</text:span></text:p>
      <text:p text:style-name="P19"><text:span text:style-name="T9"/></text:p>
      <text:p text:style-name="P19"><text:span text:style-name="T9"><text:s text:c="4"/>{<text:tab/>name:"llJsonGetValue",<text:tab/>description:"in progress",<text:tab/>syntax:"in progress",<text:tab/>useage:"in progress",<text:tab/>url:"https://wiki.secondlife.com/wiki/LlJsonGetValue",<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JsonSetValue",<text:tab/>description:"in progress",<text:tab/>syntax:"in progress",<text:tab/>useage:"in progress",<text:tab/>url:"https://wiki.secondlife.com/wiki/LlJsonSetValue",<text:tab/>url2:"https://collegeofscripting.weebly.com/",<text:tab/>type:"in progress",<text:tab/>tag:"function",<text:tab/>category:"in progress",<text:tab/>language:"Linden"},</text:span></text:p>
      <text:p text:style-name="P19"><text:span text:style-name="T9"/></text:p>
      <text:p text:style-name="P19"><text:span text:style-name="T9"><text:s text:c="4"/>{<text:tab/>name:"llJsonValueType",<text:tab/>description:"in progress",<text:tab/>syntax:"in progress",<text:tab/>useage:"in progress",<text:tab/>url:"https://wiki.secondlife.com/wiki/LlJsonValueType",<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Key2Name",<text:tab/>description:"in progress",<text:tab/>syntax:"in progress",<text:tab/>useage:"in progress",<text:tab/>url:"https://wiki.secondlife.com/wiki/LlKey2Name",<text:tab/>url2:"https://collegeofscripting.weebly.com/",<text:tab/>type:"in progress",<text:tab/>tag:"function",<text:tab/>category:"in progress",<text:tab/>language:"Linden"},</text:span></text:p>
      <text:p text:style-name="P19"><text:span text:style-name="T9"/></text:p>
      <text:p text:style-name="P19"><text:span text:style-name="T9"><text:s text:c="4"/>{<text:tab/>name:"llKeyCountKeyValue",<text:tab/>description:"in progress",<text:tab/>syntax:"in progress",<text:tab/>useage:"in progress",<text:tab/>url:"https://wiki.secondlife.com/wiki/LlKeyCountKeyValue",<text:tab/>url2:"https://collegeofscripting.weebly.com/",<text:tab/>type:"in progress",<text:tab/>tag:"function",<text:tab/>category:"in progress",<text:tab/>language:"Linden"},</text:span></text:p>
      <text:p text:style-name="P19"><text:span text:style-name="T9"/></text:p>
      <text:p text:style-name="P19"><text:span text:style-name="T9"><text:s text:c="4"/>{<text:tab/>name:"llKeysKeyValue",<text:tab/>description:"in progress",<text:tab/>syntax:"in progress",<text:tab/>useage:"in </text:span><text:soft-page-break/><text:span text:style-name="T9">progress",<text:tab/>url:"https://wiki.secondlife.com/wiki/LlKeysKeyValue",<text:tab/>url2:"https://collegeofscripting.weebly.com/",<text:tab/>type:"in progress",<text:tab/>tag:"function",<text:tab/>category:"in progress",<text:tab/>language:"Linden"},</text:span></text:p>
      <text:p text:style-name="P19"><text:span text:style-name="T9"/></text:p>
      <text:p text:style-name="P19"><text:span text:style-name="T9"><text:s text:c="4"/>{<text:tab/>name:"llLinear2sRGB",<text:tab/>description:"in progress",<text:tab/>syntax:"in progress",<text:tab/>useage:"in progress",<text:tab/>url:"https://wiki.secondlife.com/wiki/LlLinear2sRGB",<text:tab/>url2:"https://collegeofscripting.weebly.com/",<text:tab/>type:"in progress",<text:tab/>tag:"function",<text:tab/>category:"in progress",<text:tab/>language:"Linden"},</text:span></text:p>
      <text:p text:style-name="P19"><text:span text:style-name="T9"/></text:p>
      <text:p text:style-name="P19"><text:span text:style-name="T9"><text:s text:c="4"/>{<text:tab/>name:"llLinkParticleSystem",<text:tab/>description:"in progress",<text:tab/>syntax:"in progress",<text:tab/>useage:"in progress",<text:tab/></text:span><text:soft-page-break/><text:span text:style-name="T9">url:"https://wiki.secondlife.com/wiki/LlLinkParticleSystem",<text:tab/>url2:"https://collegeofscripting.weebly.com/",<text:tab/>type:"in progress",<text:tab/>tag:"function",<text:tab/>category:"in progress",<text:tab/>language:"Linden"},</text:span></text:p>
      <text:p text:style-name="P19"><text:span text:style-name="T9"/></text:p>
      <text:p text:style-name="P19"><text:span text:style-name="T9"><text:s text:c="4"/>{<text:tab/>name:"llLinkSitTarget",<text:tab/>description:"in progress",<text:tab/>syntax:"in progress",<text:tab/>useage:"in progress",<text:tab/>url:"https://wiki.secondlife.com/wiki/LlLinkSitTarget",<text:tab/>url2:"https://collegeofscripting.weebly.com/",<text:tab/>type:"in progress",<text:tab/>tag:"function",<text:tab/>category:"in progress",<text:tab/>language:"Linden"},</text:span></text:p>
      <text:p text:style-name="P19"><text:span text:style-name="T9"/></text:p>
      <text:p text:style-name="P19"><text:span text:style-name="T9"><text:s text:c="4"/>{<text:tab/>name:"llList2CSV",<text:tab/>description:"in progress",<text:tab/>syntax:"in progress",<text:tab/>useage:"in progress",<text:tab/>url:"https://wiki.secondlife.com/wiki/LlList2CSV",</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List2Float",<text:tab/>description:"in progress",<text:tab/>syntax:"in progress",<text:tab/>useage:"in progress",<text:tab/>url:"https://wiki.secondlife.com/wiki/LlList2Float",<text:tab/>url2:"https://collegeofscripting.weebly.com/",<text:tab/>type:"in progress",<text:tab/>tag:"function",<text:tab/>category:"in progress",<text:tab/>language:"Linden"},</text:span></text:p>
      <text:p text:style-name="P19"><text:span text:style-name="T9"/></text:p>
      <text:p text:style-name="P19"><text:span text:style-name="T9"><text:s text:c="4"/>{<text:tab/>name:"llList2Integer",<text:tab/>description:"in progress",<text:tab/>syntax:"in progress",<text:tab/>useage:"in progress",<text:tab/>url:"https://wiki.secondlife.com/wiki/LlList2Integer",<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List2Json",<text:tab/>description:"in progress",<text:tab/>syntax:"in progress",<text:tab/>useage:"in progress",<text:tab/>url:"https://wiki.secondlife.com/wiki/LlList2Json",<text:tab/>url2:"https://collegeofscripting.weebly.com/",<text:tab/>type:"in progress",<text:tab/>tag:"function",<text:tab/>category:"in progress",<text:tab/>language:"Linden"},</text:span></text:p>
      <text:p text:style-name="P19"><text:span text:style-name="T9"/></text:p>
      <text:p text:style-name="P19"><text:span text:style-name="T9"><text:s text:c="4"/>{<text:tab/>name:"llList2Key",<text:tab/>description:"in progress",<text:tab/>syntax:"in progress",<text:tab/>useage:"in progress",<text:tab/>url:"https://wiki.secondlife.com/wiki/LlList2Key",<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List2List",<text:tab/>description:"in progress",<text:tab/>syntax:"in progress",<text:tab/>useage:"in progress",<text:tab/>url:"https://wiki.secondlife.com/wiki/LlList2List",<text:tab/>url2:"https://collegeofscripting.weebly.com/",<text:tab/>type:"in progress",<text:tab/>tag:"function",<text:tab/>category:"in progress",<text:tab/>language:"Linden"},</text:span></text:p>
      <text:p text:style-name="P19"><text:span text:style-name="T9"/></text:p>
      <text:p text:style-name="P19"><text:span text:style-name="T9"><text:s text:c="4"/>{<text:tab/>name:"llList2ListStrided",<text:tab/>description:"in progress",<text:tab/>syntax:"in progress",<text:tab/>useage:"in progress",<text:tab/>url:"https://wiki.secondlife.com/wiki/LlList2ListStrided",<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List2Rot",<text:tab/>description:"in progress",<text:tab/>syntax:"in progress",<text:tab/>useage:"in progress",<text:tab/>url:"https://wiki.secondlife.com/wiki/LlList2Rot",<text:tab/>url2:"https://collegeofscripting.weebly.com/",<text:tab/>type:"in progress",<text:tab/>tag:"function",<text:tab/>category:"in progress",<text:tab/>language:"Linden"},</text:span></text:p>
      <text:p text:style-name="P19"><text:span text:style-name="T9"/></text:p>
      <text:p text:style-name="P19"><text:span text:style-name="T9"><text:s text:c="4"/>{<text:tab/>name:"llList2String",<text:tab/>description:"in progress",<text:tab/>syntax:"in progress",<text:tab/>useage:"in progress",<text:tab/>url:"https://wiki.secondlife.com/wiki/LlList2String",<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List2Vector",<text:tab/>description:"in progress",<text:tab/>syntax:"in progress",<text:tab/>useage:"in progress",<text:tab/>url:"https://wiki.secondlife.com/wiki/LlList2Vector",<text:tab/>url2:"https://collegeofscripting.weebly.com/",<text:tab/>type:"in progress",<text:tab/>tag:"function",<text:tab/>category:"in progress",<text:tab/>language:"Linden"},</text:span></text:p>
      <text:p text:style-name="P19"><text:span text:style-name="T9"/></text:p>
      <text:p text:style-name="P19"><text:span text:style-name="T9"><text:s text:c="4"/>{<text:tab/>name:"llListen",<text:tab/>description:"in progress",<text:tab/>syntax:"in progress",<text:tab/>useage:"in progress",<text:tab/>url:"https://wiki.secondlife.com/wiki/LlListen",<text:tab/>url2:"https://collegeofscripting.weebly.com/",<text:tab/>type:"in progress",<text:tab/>tag:"function",<text:tab/>category:"in progress",<text:tab/>language:"Linden"},</text:span></text:p>
      <text:p text:style-name="P19"><text:span text:style-name="T9"/></text:p>
      <text:p text:style-name="P19"><text:span text:style-name="T9"><text:s text:c="4"/>{<text:tab/>name:"llListenControl",<text:tab/>description:"in progress",<text:tab/>syntax:"in progress",<text:tab/>useage:"in progress",</text:span><text:soft-page-break/><text:span text:style-name="T9"><text:tab/>url:"https://wiki.secondlife.com/wiki/LlListenControl",<text:tab/>url2:"https://collegeofscripting.weebly.com/",<text:tab/>type:"in progress",<text:tab/>tag:"function",<text:tab/>category:"in progress",<text:tab/>language:"Linden"},</text:span></text:p>
      <text:p text:style-name="P19"><text:span text:style-name="T9"/></text:p>
      <text:p text:style-name="P19"><text:span text:style-name="T9"><text:s text:c="4"/>{<text:tab/>name:"llListenRemove",<text:tab/>description:"in progress",<text:tab/>syntax:"in progress",<text:tab/>useage:"in progress",<text:tab/>url:"https://wiki.secondlife.com/wiki/LlListenRemove",<text:tab/>url2:"https://collegeofscripting.weebly.com/",<text:tab/>type:"in progress",<text:tab/>tag:"function",<text:tab/>category:"in progress",<text:tab/>language:"Linden"},</text:span></text:p>
      <text:p text:style-name="P19"><text:span text:style-name="T9"/></text:p>
      <text:p text:style-name="P19"><text:span text:style-name="T9"><text:s text:c="4"/>{<text:tab/>name:"llListFindList",<text:tab/>description:"in progress",<text:tab/>syntax:"in progress",<text:tab/>useage:"in progress",<text:tab/>url:"https://wiki.secondlife.com/wiki/LlListFind</text:span><text:soft-page-break/><text:span text:style-name="T9">List",<text:tab/>url2:"https://collegeofscripting.weebly.com/",<text:tab/>type:"in progress",<text:tab/>tag:"function",<text:tab/>category:"in progress",<text:tab/>language:"Linden"},</text:span></text:p>
      <text:p text:style-name="P19"><text:span text:style-name="T9"/></text:p>
      <text:p text:style-name="P19"><text:span text:style-name="T9"><text:s text:c="4"/>{<text:tab/>name:"llListInsertList",<text:tab/>description:"in progress",<text:tab/>syntax:"in progress",<text:tab/>useage:"in progress",<text:tab/>url:"https://wiki.secondlife.com/wiki/LlListInsertList",<text:tab/>url2:"https://collegeofscripting.weebly.com/",<text:tab/>type:"in progress",<text:tab/>tag:"function",<text:tab/>category:"in progress",<text:tab/>language:"Linden"},</text:span></text:p>
      <text:p text:style-name="P19"><text:span text:style-name="T9"/></text:p>
      <text:p text:style-name="P19"><text:span text:style-name="T9"><text:s text:c="4"/>{<text:tab/>name:"llListRandomize",<text:tab/>description:"in progress",<text:tab/>syntax:"in progress",<text:tab/>useage:"in progress",<text:tab/>url:"https://wiki.secondlife.com/wiki/LlListRandomize",<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ListReplaceList",<text:tab/>description:"in progress",<text:tab/>syntax:"in progress",<text:tab/>useage:"in progress",<text:tab/>url:"https://wiki.secondlife.com/wiki/LlListReplaceList",<text:tab/>url2:"https://collegeofscripting.weebly.com/",<text:tab/>type:"in progress",<text:tab/>tag:"function",<text:tab/>category:"in progress",<text:tab/>language:"Linden"},</text:span></text:p>
      <text:p text:style-name="P19"><text:span text:style-name="T9"/></text:p>
      <text:p text:style-name="P19"><text:span text:style-name="T9"><text:s text:c="4"/>{<text:tab/>name:"llListSort",<text:tab/>description:"in progress",<text:tab/>syntax:"in progress",<text:tab/>useage:"in progress",<text:tab/>url:"https://wiki.secondlife.com/wiki/LlListSor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ListStatistics",<text:tab/>description:"in progress",<text:tab/>syntax:"in progress",<text:tab/>useage:"in progress",<text:tab/>url:"https://wiki.secondlife.com/wiki/LlListStatistics",<text:tab/>url2:"https://collegeofscripting.weebly.com/",<text:tab/>type:"in progress",<text:tab/>tag:"function",<text:tab/>category:"in progress",<text:tab/>language:"Linden"},</text:span></text:p>
      <text:p text:style-name="P19"><text:span text:style-name="T9"/></text:p>
      <text:p text:style-name="P19"><text:span text:style-name="T9"><text:s text:c="4"/>{<text:tab/>name:"llLoadURL",<text:tab/>description:"in progress",<text:tab/>syntax:"in progress",<text:tab/>useage:"in progress",<text:tab/>url:"https://wiki.secondlife.com/wiki/LlLoadURL",<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Log",<text:tab/>description:"in progress",<text:tab/>syntax:"in progress",<text:tab/>useage:"in progress",<text:tab/>url:"https://wiki.secondlife.com/wiki/LlLog",<text:tab/>url2:"https://collegeofscripting.weebly.com/",<text:tab/>type:"in progress",<text:tab/>tag:"function",<text:tab/>category:"in progress",<text:tab/>language:"Linden"},</text:span></text:p>
      <text:p text:style-name="P19"><text:span text:style-name="T9"/></text:p>
      <text:p text:style-name="P19"><text:span text:style-name="T9"><text:s text:c="4"/>{<text:tab/>name:"llLog10",<text:tab/>description:"in progress",<text:tab/>syntax:"in progress",<text:tab/>useage:"in progress",<text:tab/>url:"https://wiki.secondlife.com/wiki/LlLog10",<text:tab/>url2:"https://collegeofscripting.weebly.com/",<text:tab/>type:"in progress",<text:tab/>tag:"function",<text:tab/>category:"in progress",<text:tab/>language:"Linden"},</text:span></text:p>
      <text:p text:style-name="P19"><text:span text:style-name="T9"/></text:p>
      <text:p text:style-name="P19"><text:span text:style-name="T9"><text:s text:c="4"/>{<text:tab/>name:"llLookAt",<text:tab/>description:"in progress",<text:tab/>syntax:"in progress",<text:tab/>useage:"in progress",<text:tab/></text:span><text:soft-page-break/><text:span text:style-name="T9">url:"https://wiki.secondlife.com/wiki/LlLookAt",<text:tab/>url2:"https://collegeofscripting.weebly.com/",<text:tab/>type:"in progress",<text:tab/>tag:"function",<text:tab/>category:"in progress",<text:tab/>language:"Linden"},</text:span></text:p>
      <text:p text:style-name="P19"><text:span text:style-name="T9"/></text:p>
      <text:p text:style-name="P19"><text:span text:style-name="T9"><text:s text:c="4"/>{<text:tab/>name:"llLoopSound",<text:tab/>description:"in progress",<text:tab/>syntax:"in progress",<text:tab/>useage:"in progress",<text:tab/>url:"https://wiki.secondlife.com/wiki/LlLoopSound",<text:tab/>url2:"https://collegeofscripting.weebly.com/",<text:tab/>type:"in progress",<text:tab/>tag:"function",<text:tab/>category:"in progress",<text:tab/>language:"Linden"},</text:span></text:p>
      <text:p text:style-name="P19"><text:span text:style-name="T9"/></text:p>
      <text:p text:style-name="P19"><text:span text:style-name="T9"><text:s text:c="4"/>{<text:tab/>name:"llLoopSoundMaster",<text:tab/>description:"in progress",<text:tab/>syntax:"in progress",<text:tab/>useage:"in progress",<text:tab/>url:"https://wiki.secondlife.com/wiki/LlLoopSoundMaster",<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LoopSoundSlave",<text:tab/>description:"in progress",<text:tab/>syntax:"in progress",<text:tab/>useage:"in progress",<text:tab/>url:"https://wiki.secondlife.com/wiki/LlLoopSoundSlave",<text:tab/>url2:"https://collegeofscripting.weebly.com/",<text:tab/>type:"in progress",<text:tab/>tag:"function",<text:tab/>category:"in progress",<text:tab/>language:"Linden"},</text:span></text:p>
      <text:p text:style-name="P19"><text:span text:style-name="T9"/></text:p>
      <text:p text:style-name="P19"><text:span text:style-name="T9"><text:s text:c="4"/>{<text:tab/>name:"llMakeExplosion (Deprecated)",<text:tab/>description:"in progress",<text:tab/>syntax:"in progress",<text:tab/>useage:"in progress",<text:tab/>url:"https://wiki.secondlife.com/wiki/LlMakeExplosion",<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MakeFire (Deprecated)",<text:tab/>description:"in progress",<text:tab/>syntax:"in progress",<text:tab/>useage:"in progress",<text:tab/>url:"https://wiki.secondlife.com/wiki/LlMakeFire",<text:tab/>url2:"https://collegeofscripting.weebly.com/",<text:tab/>type:"in progress",<text:tab/>tag:"function",<text:tab/>category:"in progress",<text:tab/>language:"Linden"},</text:span></text:p>
      <text:p text:style-name="P19"><text:span text:style-name="T9"/></text:p>
      <text:p text:style-name="P19"><text:span text:style-name="T9"><text:s text:c="4"/>{<text:tab/>name:"llMakeFountain (Deprecated)",<text:tab/>description:"in progress",<text:tab/>syntax:"in progress",<text:tab/>useage:"in progress",<text:tab/>url:"https://wiki.secondlife.com/wiki/LlMakeFountain",<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MakeSmoke (Deprecated)",<text:tab/>description:"in progress",<text:tab/>syntax:"in progress",<text:tab/>useage:"in progress",<text:tab/>url:"https://wiki.secondlife.com/wiki/LlMakeSmoke",<text:tab/>url2:"https://collegeofscripting.weebly.com/",<text:tab/>type:"in progress",<text:tab/>tag:"function",<text:tab/>category:"in progress",<text:tab/>language:"Linden"},</text:span></text:p>
      <text:p text:style-name="P19"><text:span text:style-name="T9"/></text:p>
      <text:p text:style-name="P19"><text:span text:style-name="T9"><text:s text:c="4"/>{<text:tab/>name:"llManageEstateAccess",<text:tab/>description:"in progress",<text:tab/>syntax:"in progress",<text:tab/>useage:"in progress",<text:tab/>url:"https://wiki.secondlife.com/wiki/LlManageEstateAccess",<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MapDestination",<text:tab/>description:"in progress",<text:tab/>syntax:"in progress",<text:tab/>useage:"in progress",<text:tab/>url:"https://wiki.secondlife.com/wiki/LlMapDestination",<text:tab/>url2:"https://collegeofscripting.weebly.com/",<text:tab/>type:"in progress",<text:tab/>tag:"function",<text:tab/>category:"in progress",<text:tab/>language:"Linden"},</text:span></text:p>
      <text:p text:style-name="P19"><text:span text:style-name="T9"/></text:p>
      <text:p text:style-name="P19"><text:span text:style-name="T9"><text:s text:c="4"/>{<text:tab/>name:"llMD5String",<text:tab/>description:"in progress",<text:tab/>syntax:"in progress",<text:tab/>useage:"in progress",<text:tab/>url:"https://wiki.secondlife.com/wiki/LlMD5String",<text:tab/>url2:"https://collegeofscripting.weebly.com/",<text:tab/>type:"in progress",<text:tab/>tag:"function",<text:tab/>category:"in progress",<text:tab/>language:"Linden"},</text:span></text:p>
      <text:p text:style-name="P19"><text:span text:style-name="T9"/></text:p>
      <text:p text:style-name="P19"><text:span text:style-name="T9"><text:s text:c="4"/>{<text:tab/>name:"llMessageLinked",<text:tab/>description:"in progress",<text:tab/>syntax:"in </text:span><text:soft-page-break/><text:span text:style-name="T9">progress",<text:tab/>useage:"in progress",<text:tab/>url:"https://wiki.secondlife.com/wiki/LlMessageLinked",<text:tab/>url2:"https://collegeofscripting.weebly.com/",<text:tab/>type:"in progress",<text:tab/>tag:"function",<text:tab/>category:"in progress",<text:tab/>language:"Linden"},</text:span></text:p>
      <text:p text:style-name="P19"><text:span text:style-name="T9"/></text:p>
      <text:p text:style-name="P19"><text:span text:style-name="T9"><text:s text:c="4"/>{<text:tab/>name:"llMinEventDelay",<text:tab/>description:"in progress",<text:tab/>syntax:"in progress",<text:tab/>useage:"in progress",<text:tab/>url:"https://wiki.secondlife.com/wiki/LlMinEventDelay",<text:tab/>url2:"https://collegeofscripting.weebly.com/",<text:tab/>type:"in progress",<text:tab/>tag:"function",<text:tab/>category:"in progress",<text:tab/>language:"Linden"},</text:span></text:p>
      <text:p text:style-name="P19"><text:span text:style-name="T9"/></text:p>
      <text:p text:style-name="P19"><text:span text:style-name="T9"><text:s text:c="4"/>{<text:tab/>name:"llModifyLand",<text:tab/>description:"in progress",<text:tab/>syntax:"in progress",<text:tab/>useage:"in progress",<text:tab/></text:span><text:soft-page-break/><text:span text:style-name="T9">url:"https://wiki.secondlife.com/wiki/LlModifyLand",<text:tab/>url2:"https://collegeofscripting.weebly.com/",<text:tab/>type:"in progress",<text:tab/>tag:"function",<text:tab/>category:"in progress",<text:tab/>language:"Linden"},</text:span></text:p>
      <text:p text:style-name="P19"><text:span text:style-name="T9"/></text:p>
      <text:p text:style-name="P19"><text:span text:style-name="T9"><text:s text:c="4"/>{<text:tab/>name:"llModPow",<text:tab/>description:"in progress",<text:tab/>syntax:"in progress",<text:tab/>useage:"in progress",<text:tab/>url:"https://wiki.secondlife.com/wiki/LlModPow",<text:tab/>url2:"https://collegeofscripting.weebly.com/",<text:tab/>type:"in progress",<text:tab/>tag:"function",<text:tab/>category:"in progress",<text:tab/>language:"Linden"},</text:span></text:p>
      <text:p text:style-name="P19"><text:span text:style-name="T9"/></text:p>
      <text:p text:style-name="P19"><text:span text:style-name="T9"><text:s text:c="4"/>{<text:tab/>name:"llMoveToTarget",<text:tab/>description:"in progress",<text:tab/>syntax:"in progress",<text:tab/>useage:"in progress",<text:tab/>url:"https://wiki.secondlife.com/wiki/LlMoveToTarget",</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Name2Key",<text:tab/>description:"in progress",<text:tab/>syntax:"in progress",<text:tab/>useage:"in progress",<text:tab/>url:"https://wiki.secondlife.com/wiki/LlName2Key",<text:tab/>url2:"https://collegeofscripting.weebly.com/",<text:tab/>type:"in progress",<text:tab/>tag:"function",<text:tab/>category:"in progress",<text:tab/>language:"Linden"},</text:span></text:p>
      <text:p text:style-name="P19"><text:span text:style-name="T9"/></text:p>
      <text:p text:style-name="P19"><text:span text:style-name="T9"><text:s text:c="4"/>{<text:tab/>name:"llNavigateTo",<text:tab/>description:"in progress",<text:tab/>syntax:"in progress",<text:tab/>useage:"in progress",<text:tab/>url:"https://wiki.secondlife.com/wiki/LlNavigateTo",<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OffsetTexture",<text:tab/>description:"in progress",<text:tab/>syntax:"in progress",<text:tab/>useage:"in progress",<text:tab/>url:"https://wiki.secondlife.com/wiki/LlOffsetTexture",<text:tab/>url2:"https://collegeofscripting.weebly.com/",<text:tab/>type:"in progress",<text:tab/>tag:"function",<text:tab/>category:"in progress",<text:tab/>language:"Linden"},</text:span></text:p>
      <text:p text:style-name="P19"><text:span text:style-name="T9"/></text:p>
      <text:p text:style-name="P19"><text:span text:style-name="T9"><text:s text:c="4"/>{<text:tab/>name:"llOpenRemoteDataChannel",<text:tab/>description:"in progress",<text:tab/>syntax:"in progress",<text:tab/>useage:"in progress",<text:tab/>url:"https://wiki.secondlife.com/wiki/LlOpenRemoteDataChannel",<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OverMyLand",<text:tab/>description:"in progress",<text:tab/>syntax:"in progress",<text:tab/>useage:"in progress",<text:tab/>url:"https://wiki.secondlife.com/wiki/LlOverMyLand",<text:tab/>url2:"https://collegeofscripting.weebly.com/",<text:tab/>type:"in progress",<text:tab/>tag:"function",<text:tab/>category:"in progress",<text:tab/>language:"Linden"},</text:span></text:p>
      <text:p text:style-name="P19"><text:span text:style-name="T9"/></text:p>
      <text:p text:style-name="P19"><text:span text:style-name="T9"><text:s text:c="4"/>{<text:tab/>name:"llOwnerSay",<text:tab/>description:"in progress",<text:tab/>syntax:"in progress",<text:tab/>useage:"in progress",<text:tab/>url:"https://wiki.secondlife.com/wiki/LlOwnerSay",<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ParcelMediaCommandList",<text:tab/>description:"in progress",<text:tab/>syntax:"in progress",<text:tab/>useage:"in progress",<text:tab/>url:"https://wiki.secondlife.com/wiki/LlParcelMediaCommandList",<text:tab/>url2:"https://collegeofscripting.weebly.com/",<text:tab/>type:"in progress",<text:tab/>tag:"function",<text:tab/>category:"in progress",<text:tab/>language:"Linden"},</text:span></text:p>
      <text:p text:style-name="P19"><text:span text:style-name="T9"/></text:p>
      <text:p text:style-name="P19"><text:span text:style-name="T9"><text:s text:c="4"/>{<text:tab/>name:"llParcelMediaQuery",<text:tab/>description:"in progress",<text:tab/>syntax:"in progress",<text:tab/>useage:"in progress",<text:tab/>url:"https://wiki.secondlife.com/wiki/LlParcelMediaQuery",<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ParseString2List",<text:tab/>description:"in progress",<text:tab/>syntax:"in progress",<text:tab/>useage:"in progress",<text:tab/>url:"https://wiki.secondlife.com/wiki/LlParseString2List",<text:tab/>url2:"https://collegeofscripting.weebly.com/",<text:tab/>type:"in progress",<text:tab/>tag:"function",<text:tab/>category:"in progress",<text:tab/>language:"Linden"},</text:span></text:p>
      <text:p text:style-name="P19"><text:span text:style-name="T9"/></text:p>
      <text:p text:style-name="P19"><text:span text:style-name="T9"><text:s text:c="4"/>{<text:tab/>name:"llParseStringKeepNulls",<text:tab/>description:"in progress",<text:tab/>syntax:"in progress",<text:tab/>useage:"in progress",<text:tab/>url:"https://wiki.secondlife.com/wiki/LlParseStringKeepNulls",<text:tab/>url2:"https://collegeofscripting.weebly.com/",<text:tab/>type:"in progress",<text:tab/>tag:"function",<text:tab/>category:"in progress",<text:tab/>language:"Linden"},</text:span></text:p>
      <text:p text:style-name="P19"><text:span text:style-name="T9"/></text:p>
      <text:p text:style-name="P19"><text:span text:style-name="T9"><text:s text:c="4"/>{<text:tab/>name:"llParticleSystem",<text:tab/>description:"in progress",<text:tab/>syntax:"in </text:span><text:soft-page-break/><text:span text:style-name="T9">progress",<text:tab/>useage:"in progress",<text:tab/>url:"https://wiki.secondlife.com/wiki/LlParticleSystem",<text:tab/>url2:"https://collegeofscripting.weebly.com/",<text:tab/>type:"in progress",<text:tab/>tag:"function",<text:tab/>category:"in progress",<text:tab/>language:"Linden"},</text:span></text:p>
      <text:p text:style-name="P19"><text:span text:style-name="T9"/></text:p>
      <text:p text:style-name="P19"><text:span text:style-name="T9"><text:s text:c="4"/>{<text:tab/>name:"llPassCollisions",<text:tab/>description:"in progress",<text:tab/>syntax:"in progress",<text:tab/>useage:"in progress",<text:tab/>url:"https://wiki.secondlife.com/wiki/LlPassCollisions",<text:tab/>url2:"https://collegeofscripting.weebly.com/",<text:tab/>type:"in progress",<text:tab/>tag:"function",<text:tab/>category:"in progress",<text:tab/>language:"Linden"},</text:span></text:p>
      <text:p text:style-name="P19"><text:span text:style-name="T9"/></text:p>
      <text:p text:style-name="P19"><text:span text:style-name="T9"><text:s text:c="4"/>{<text:tab/>name:"llPassTouches",<text:tab/>description:"in progress",<text:tab/>syntax:"in progress",<text:tab/>useage:"in progress",<text:tab/></text:span><text:soft-page-break/><text:span text:style-name="T9">url:"https://wiki.secondlife.com/wiki/LlPassTouches",<text:tab/>url2:"https://collegeofscripting.weebly.com/",<text:tab/>type:"in progress",<text:tab/>tag:"function",<text:tab/>category:"in progress",<text:tab/>language:"Linden"},</text:span></text:p>
      <text:p text:style-name="P19"><text:span text:style-name="T9"/></text:p>
      <text:p text:style-name="P19"><text:span text:style-name="T9"><text:s text:c="4"/>{<text:tab/>name:"llPatrolPoints",<text:tab/>description:"in progress",<text:tab/>syntax:"in progress",<text:tab/>useage:"in progress",<text:tab/>url:"https://wiki.secondlife.com/wiki/LlPatrolPoints",<text:tab/>url2:"https://collegeofscripting.weebly.com/",<text:tab/>type:"in progress",<text:tab/>tag:"function",<text:tab/>category:"in progress",<text:tab/>language:"Linden"},</text:span></text:p>
      <text:p text:style-name="P19"><text:span text:style-name="T9"/></text:p>
      <text:p text:style-name="P19"><text:span text:style-name="T9"><text:s text:c="4"/>{<text:tab/>name:"llPlaySound",<text:tab/>description:"in progress",<text:tab/>syntax:"in progress",<text:tab/>useage:"in progress",<text:tab/>url:"https://wiki.secondlife.com/wiki/LlPlaySound",</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PlaySoundSlave",<text:tab/>description:"in progress",<text:tab/>syntax:"in progress",<text:tab/>useage:"in progress",<text:tab/>url:"https://wiki.secondlife.com/wiki/LlPlaySoundSlave",<text:tab/>url2:"https://collegeofscripting.weebly.com/",<text:tab/>type:"in progress",<text:tab/>tag:"function",<text:tab/>category:"in progress",<text:tab/>language:"Linden"},</text:span></text:p>
      <text:p text:style-name="P19"><text:span text:style-name="T9"/></text:p>
      <text:p text:style-name="P19"><text:span text:style-name="T9"><text:s text:c="4"/>{<text:tab/>name:"llPointAt (Deprecated)",<text:tab/>description:"in progress",<text:tab/>syntax:"in progress",<text:tab/>useage:"in progress",<text:tab/>url:"https://wiki.secondlife.com/wiki/LlPointA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Pow",<text:tab/>description:"in progress",<text:tab/>syntax:"in progress",<text:tab/>useage:"in progress",<text:tab/>url:"https://wiki.secondlife.com/wiki/LlPow",<text:tab/>url2:"https://collegeofscripting.weebly.com/",<text:tab/>type:"in progress",<text:tab/>tag:"function",<text:tab/>category:"in progress",<text:tab/>language:"Linden"},</text:span></text:p>
      <text:p text:style-name="P19"><text:span text:style-name="T9"/></text:p>
      <text:p text:style-name="P19"><text:span text:style-name="T9"><text:s text:c="4"/>{<text:tab/>name:"llPreloadSound",<text:tab/>description:"in progress",<text:tab/>syntax:"in progress",<text:tab/>useage:"in progress",<text:tab/>url:"https://wiki.secondlife.com/wiki/LlPreloadSound",<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Pursue",<text:tab/>description:"in progress",<text:tab/>syntax:"in progress",<text:tab/>useage:"in progress",<text:tab/>url:"https://wiki.secondlife.com/wiki/LlPursue",<text:tab/>url2:"https://collegeofscripting.weebly.com/",<text:tab/>type:"in progress",<text:tab/>tag:"function",<text:tab/>category:"in progress",<text:tab/>language:"Linden"},</text:span></text:p>
      <text:p text:style-name="P19"><text:span text:style-name="T9"/></text:p>
      <text:p text:style-name="P19"><text:span text:style-name="T9"><text:s text:c="4"/>{<text:tab/>name:"llPushObject",<text:tab/>description:"in progress",<text:tab/>syntax:"in progress",<text:tab/>useage:"in progress",<text:tab/>url:"https://wiki.secondlife.com/wiki/LlPushObject",<text:tab/>url2:"https://collegeofscripting.weebly.com/",<text:tab/>type:"in progress",<text:tab/>tag:"function",<text:tab/>category:"in progress",<text:tab/>language:"Linden"},</text:span></text:p>
      <text:p text:style-name="P19"><text:span text:style-name="T9"/></text:p>
      <text:p text:style-name="P19"><text:span text:style-name="T9"><text:s text:c="4"/>{<text:tab/>name:"llReadKeyValue",<text:tab/>description:"in progress",<text:tab/>syntax:"in progress",<text:tab/>useage:"in progress",</text:span><text:soft-page-break/><text:span text:style-name="T9"><text:tab/>url:"https://wiki.secondlife.com/wiki/LlReadKeyValue",<text:tab/>url2:"https://collegeofscripting.weebly.com/",<text:tab/>type:"in progress",<text:tab/>tag:"function",<text:tab/>category:"in progress",<text:tab/>language:"Linden"},</text:span></text:p>
      <text:p text:style-name="P19"><text:span text:style-name="T9"/></text:p>
      <text:p text:style-name="P19"><text:span text:style-name="T9"><text:s text:c="4"/>{<text:tab/>name:"llRefreshPrimURL (Deprecated)",<text:tab/>description:"in progress",<text:tab/>syntax:"in progress",<text:tab/>useage:"in progress",<text:tab/>url:"https://wiki.secondlife.com/wiki/LlRefreshPrimURL",<text:tab/>url2:"https://collegeofscripting.weebly.com/",<text:tab/>type:"in progress",<text:tab/>tag:"function",<text:tab/>category:"in progress",<text:tab/>language:"Linden"},</text:span></text:p>
      <text:p text:style-name="P19"><text:span text:style-name="T9"/></text:p>
      <text:p text:style-name="P19"><text:span text:style-name="T9"><text:s text:c="4"/>{<text:tab/>name:"llRegionSay",<text:tab/>description:"in progress",<text:tab/>syntax:"in progress",<text:tab/>useage:"in progress",<text:tab/>url:"https://wiki.secondlife.com/wiki/LlRegionS</text:span><text:soft-page-break/><text:span text:style-name="T9">ay",<text:tab/>url2:"https://collegeofscripting.weebly.com/",<text:tab/>type:"in progress",<text:tab/>tag:"function",<text:tab/>category:"in progress",<text:tab/>language:"Linden"},</text:span></text:p>
      <text:p text:style-name="P19"><text:span text:style-name="T9"/></text:p>
      <text:p text:style-name="P19"><text:span text:style-name="T9"><text:s text:c="4"/>{<text:tab/>name:"llRegionSayTo",<text:tab/>description:"in progress",<text:tab/>syntax:"in progress",<text:tab/>useage:"in progress",<text:tab/>url:"https://wiki.secondlife.com/wiki/LlRegionSayTo",<text:tab/>url2:"https://collegeofscripting.weebly.com/",<text:tab/>type:"in progress",<text:tab/>tag:"function",<text:tab/>category:"in progress",<text:tab/>language:"Linden"},</text:span></text:p>
      <text:p text:style-name="P19"><text:span text:style-name="T9"/></text:p>
      <text:p text:style-name="P19"><text:span text:style-name="T9"><text:s text:c="4"/>{<text:tab/>name:"llReleaseCamera (Deprecated)",<text:tab/>description:"in progress",<text:tab/>syntax:"in progress",<text:tab/>useage:"in progress",<text:tab/>url:"https://wiki.secondlife.com/wiki/LlReleaseCamera",<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ReleaseControls",<text:tab/>description:"in progress",<text:tab/>syntax:"in progress",<text:tab/>useage:"in progress",<text:tab/>url:"https://wiki.secondlife.com/wiki/LlReleaseControls",<text:tab/>url2:"https://collegeofscripting.weebly.com/",<text:tab/>type:"in progress",<text:tab/>tag:"function",<text:tab/>category:"in progress",<text:tab/>language:"Linden"},</text:span></text:p>
      <text:p text:style-name="P19"><text:span text:style-name="T9"/></text:p>
      <text:p text:style-name="P19"><text:span text:style-name="T9"><text:s text:c="4"/>{<text:tab/>name:"llReleaseURL",<text:tab/>description:"in progress",<text:tab/>syntax:"in progress",<text:tab/>useage:"in progress",<text:tab/>url:"https://wiki.secondlife.com/wiki/LlReleaseURL",<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RemoteDataReply",<text:tab/>description:"in progress",<text:tab/>syntax:"in progress",<text:tab/>useage:"in progress",<text:tab/>url:"https://wiki.secondlife.com/wiki/LlRemoteDataReply",<text:tab/>url2:"https://collegeofscripting.weebly.com/",<text:tab/>type:"in progress",<text:tab/>tag:"function",<text:tab/>category:"in progress",<text:tab/>language:"Linden"},</text:span></text:p>
      <text:p text:style-name="P19"><text:span text:style-name="T9"/></text:p>
      <text:p text:style-name="P19"><text:span text:style-name="T9"><text:s text:c="4"/>{<text:tab/>name:"llRemoteDataSetRegion (Deprecated)",<text:tab/>description:"in progress",<text:tab/>syntax:"in progress",<text:tab/>useage:"in progress",<text:tab/>url:"https://wiki.secondlife.com/wiki/LlRemoteDataSetRegion",<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RemoteLoadScript (Deprecated)",<text:tab/>description:"in progress",<text:tab/>syntax:"in progress",<text:tab/>useage:"in progress",<text:tab/>url:"https://wiki.secondlife.com/wiki/LlRemoteLoadScript",<text:tab/>url2:"https://collegeofscripting.weebly.com/",<text:tab/>type:"in progress",<text:tab/>tag:"function",<text:tab/>category:"in progress",<text:tab/>language:"Linden"},</text:span></text:p>
      <text:p text:style-name="P19"><text:span text:style-name="T9"/></text:p>
      <text:p text:style-name="P19"><text:span text:style-name="T9"><text:s text:c="4"/>{<text:tab/>name:"llRemoteLoadScriptPin",<text:tab/>description:"in progress",<text:tab/>syntax:"in progress",<text:tab/>useage:"in progress",<text:tab/>url:"https://wiki.secondlife.com/wiki/LlRemoteLoadScriptPin",<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RemoveFromLandBanList",<text:tab/>description:"in progress",<text:tab/>syntax:"in progress",<text:tab/>useage:"in progress",<text:tab/>url:"https://wiki.secondlife.com/wiki/LlRemoveFromLandBanList",<text:tab/>url2:"https://collegeofscripting.weebly.com/",<text:tab/>type:"in progress",<text:tab/>tag:"function",<text:tab/>category:"in progress",<text:tab/>language:"Linden"},</text:span></text:p>
      <text:p text:style-name="P19"><text:span text:style-name="T9"/></text:p>
      <text:p text:style-name="P19"><text:span text:style-name="T9"><text:s text:c="4"/>{<text:tab/>name:"llRemoveFromLandPassList",<text:tab/>description:"in progress",<text:tab/>syntax:"in progress",<text:tab/>useage:"in progress",<text:tab/>url:"https://wiki.secondlife.com/wiki/LlRemoveFromLandPassList",<text:tab/>url2:"https://collegeofscripting.weebly.com/",<text:tab/>type:"in progress",<text:tab/>tag:"function",<text:tab/>category:"in progress",<text:tab/>language:"Linden"},</text:span></text:p>
      <text:p text:style-name="P19"><text:span text:style-name="T9"/></text:p>
      <text:p text:style-name="P19"><text:span text:style-name="T9"><text:s text:c="4"/>{<text:tab/>name:"llRemoveInventory",<text:tab/>description:"in progress",<text:tab/>syntax:"in </text:span><text:soft-page-break/><text:span text:style-name="T9">progress",<text:tab/>useage:"in progress",<text:tab/>url:"https://wiki.secondlife.com/wiki/LlRemoveInventory",<text:tab/>url2:"https://collegeofscripting.weebly.com/",<text:tab/>type:"in progress",<text:tab/>tag:"function",<text:tab/>category:"in progress",<text:tab/>language:"Linden"},</text:span></text:p>
      <text:p text:style-name="P19"><text:span text:style-name="T9"/></text:p>
      <text:p text:style-name="P19"><text:span text:style-name="T9"><text:s text:c="4"/>{<text:tab/>name:"llRemoveVehicleFlags",<text:tab/>description:"in progress",<text:tab/>syntax:"in progress",<text:tab/>useage:"in progress",<text:tab/>url:"https://wiki.secondlife.com/wiki/LlRemoveVehicleFlags",<text:tab/>url2:"https://collegeofscripting.weebly.com/",<text:tab/>type:"in progress",<text:tab/>tag:"function",<text:tab/>category:"in progress",<text:tab/>language:"Linden"},</text:span></text:p>
      <text:p text:style-name="P19"><text:span text:style-name="T9"/></text:p>
      <text:p text:style-name="P19"><text:span text:style-name="T9"><text:s text:c="4"/>{<text:tab/>name:"llReplaceAgentEnvironment",<text:tab/>description:"in progress",<text:tab/>syntax:"in progress",<text:tab/>useage:"in progress",<text:tab/></text:span><text:soft-page-break/><text:span text:style-name="T9">url:"https://wiki.secondlife.com/wiki/LlReplaceAgentEnvironment",<text:tab/>url2:"https://collegeofscripting.weebly.com/",<text:tab/>type:"in progress",<text:tab/>tag:"function",<text:tab/>category:"in progress",<text:tab/>language:"Linden"},</text:span></text:p>
      <text:p text:style-name="P19"><text:span text:style-name="T9"/></text:p>
      <text:p text:style-name="P19"><text:span text:style-name="T9"><text:s text:c="4"/>{<text:tab/>name:"llRequestAgentData",<text:tab/>description:"in progress",<text:tab/>syntax:"in progress",<text:tab/>useage:"in progress",<text:tab/>url:"https://wiki.secondlife.com/wiki/LlRequestAgentData",<text:tab/>url2:"https://collegeofscripting.weebly.com/",<text:tab/>type:"in progress",<text:tab/>tag:"function",<text:tab/>category:"in progress",<text:tab/>language:"Linden"},</text:span></text:p>
      <text:p text:style-name="P19"><text:span text:style-name="T9"/></text:p>
      <text:p text:style-name="P19"><text:span text:style-name="T9"><text:s text:c="4"/>{<text:tab/>name:"llRequestDisplayName",<text:tab/>description:"in progress",<text:tab/>syntax:"in progress",<text:tab/>useage:"in progress",<text:tab/>url:"https://wiki.secondlife.com/wiki/LlRequestDisplayName",</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RequestExperiencePermissions",<text:tab/>description:"in progress",<text:tab/>syntax:"in progress",<text:tab/>useage:"in progress",<text:tab/>url:"https://wiki.secondlife.com/wiki/LlRequestExperiencePermissions",<text:tab/>url2:"https://collegeofscripting.weebly.com/",<text:tab/>type:"in progress",<text:tab/>tag:"function",<text:tab/>category:"in progress",<text:tab/>language:"Linden"},</text:span></text:p>
      <text:p text:style-name="P19"><text:span text:style-name="T9"/></text:p>
      <text:p text:style-name="P19"><text:span text:style-name="T9"><text:s text:c="4"/>{<text:tab/>name:"llRequestInventoryData",<text:tab/>description:"in progress",<text:tab/>syntax:"in progress",<text:tab/>useage:"in progress",<text:tab/>url:"https://wiki.secondlife.com/wiki/LlRequestInventoryData",<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RequestPermissions",<text:tab/>description:"in progress",<text:tab/>syntax:"in progress",<text:tab/>useage:"in progress",<text:tab/>url:"https://wiki.secondlife.com/wiki/LlRequestPermissions",<text:tab/>url2:"https://collegeofscripting.weebly.com/",<text:tab/>type:"in progress",<text:tab/>tag:"function",<text:tab/>category:"in progress",<text:tab/>language:"Linden"},</text:span></text:p>
      <text:p text:style-name="P19"><text:span text:style-name="T9"/></text:p>
      <text:p text:style-name="P19"><text:span text:style-name="T9"><text:s text:c="4"/>{<text:tab/>name:"llRequestSecureURL",<text:tab/>description:"in progress",<text:tab/>syntax:"in progress",<text:tab/>useage:"in progress",<text:tab/>url:"https://wiki.secondlife.com/wiki/LlRequestSecureURL",<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RequestSimulatorData",<text:tab/>description:"in progress",<text:tab/>syntax:"in progress",<text:tab/>useage:"in progress",<text:tab/>url:"https://wiki.secondlife.com/wiki/LlRequestSimulatorData",<text:tab/>url2:"https://collegeofscripting.weebly.com/",<text:tab/>type:"in progress",<text:tab/>tag:"function",<text:tab/>category:"in progress",<text:tab/>language:"Linden"},</text:span></text:p>
      <text:p text:style-name="P19"><text:span text:style-name="T9"/></text:p>
      <text:p text:style-name="P19"><text:span text:style-name="T9"><text:s text:c="4"/>{<text:tab/>name:"llRequestURL",<text:tab/>description:"in progress",<text:tab/>syntax:"in progress",<text:tab/>useage:"in progress",<text:tab/>url:"https://wiki.secondlife.com/wiki/LlRequestURL",<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RequestUserKey",<text:tab/>description:"in progress",<text:tab/>syntax:"in progress",<text:tab/>useage:"in progress",<text:tab/>url:"https://wiki.secondlife.com/wiki/LlRequestUserKey",<text:tab/>url2:"https://collegeofscripting.weebly.com/",<text:tab/>type:"in progress",<text:tab/>tag:"function",<text:tab/>category:"in progress",<text:tab/>language:"Linden"},</text:span></text:p>
      <text:p text:style-name="P19"><text:span text:style-name="T9"/></text:p>
      <text:p text:style-name="P19"><text:span text:style-name="T9"><text:s text:c="4"/>{<text:tab/>name:"llRequestUsername",<text:tab/>description:"in progress",<text:tab/>syntax:"in progress",<text:tab/>useage:"in progress",<text:tab/>url:"https://wiki.secondlife.com/wiki/LlRequestUsername",<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ResetAnimationOverride",<text:tab/>description:"in progress",<text:tab/>syntax:"in progress",<text:tab/>useage:"in progress",<text:tab/>url:"https://wiki.secondlife.com/wiki/LlResetAnimationOverride",<text:tab/>url2:"https://collegeofscripting.weebly.com/",<text:tab/>type:"in progress",<text:tab/>tag:"function",<text:tab/>category:"in progress",<text:tab/>language:"Linden"},</text:span></text:p>
      <text:p text:style-name="P19"><text:span text:style-name="T9"/></text:p>
      <text:p text:style-name="P19"><text:span text:style-name="T9"><text:s text:c="4"/>{<text:tab/>name:"llResetLandBanList",<text:tab/>description:"in progress",<text:tab/>syntax:"in progress",<text:tab/>useage:"in progress",<text:tab/>url:"https://wiki.secondlife.com/wiki/LlResetLandBanList",<text:tab/>url2:"https://collegeofscripting.weebly.com/",<text:tab/>type:"in progress",<text:tab/>tag:"function",<text:tab/>category:"in progress",<text:tab/>language:"Linden"},</text:span></text:p>
      <text:p text:style-name="P19"><text:span text:style-name="T9"/></text:p>
      <text:p text:style-name="P19"><text:span text:style-name="T9"><text:s text:c="4"/>{<text:tab/>name:"llResetLandPassList",<text:tab/>description:"in progress",<text:tab/>syntax:"in </text:span><text:soft-page-break/><text:span text:style-name="T9">progress",<text:tab/>useage:"in progress",<text:tab/>url:"https://wiki.secondlife.com/wiki/LlResetLandPassList",<text:tab/>url2:"https://collegeofscripting.weebly.com/",<text:tab/>type:"in progress",<text:tab/>tag:"function",<text:tab/>category:"in progress",<text:tab/>language:"Linden"},</text:span></text:p>
      <text:p text:style-name="P19"><text:span text:style-name="T9"/></text:p>
      <text:p text:style-name="P19"><text:span text:style-name="T9"><text:s text:c="4"/>{<text:tab/>name:"llResetOtherScript",<text:tab/>description:"in progress",<text:tab/>syntax:"in progress",<text:tab/>useage:"in progress",<text:tab/>url:"https://wiki.secondlife.com/wiki/LlResetOtherScript",<text:tab/>url2:"https://collegeofscripting.weebly.com/",<text:tab/>type:"in progress",<text:tab/>tag:"function",<text:tab/>category:"in progress",<text:tab/>language:"Linden"},</text:span></text:p>
      <text:p text:style-name="P19"><text:span text:style-name="T9"/></text:p>
      <text:p text:style-name="P19"><text:span text:style-name="T9"><text:s text:c="4"/>{<text:tab/>name:"llResetScript",<text:tab/>description:"in progress",<text:tab/>syntax:"in progress",<text:tab/>useage:"in progress",<text:tab/></text:span><text:soft-page-break/><text:span text:style-name="T9">url:"https://wiki.secondlife.com/wiki/LlResetScript",<text:tab/>url2:"https://collegeofscripting.weebly.com/",<text:tab/>type:"in progress",<text:tab/>tag:"function",<text:tab/>category:"in progress",<text:tab/>language:"Linden"},</text:span></text:p>
      <text:p text:style-name="P19"><text:span text:style-name="T9"/></text:p>
      <text:p text:style-name="P19"><text:span text:style-name="T9"><text:s text:c="4"/>{<text:tab/>name:"llResetTime",<text:tab/>description:"in progress",<text:tab/>syntax:"in progress",<text:tab/>useage:"in progress",<text:tab/>url:"https://wiki.secondlife.com/wiki/LlResetTime",<text:tab/>url2:"https://collegeofscripting.weebly.com/",<text:tab/>type:"in progress",<text:tab/>tag:"function",<text:tab/>category:"in progress",<text:tab/>language:"Linden"},</text:span></text:p>
      <text:p text:style-name="P19"><text:span text:style-name="T9"/></text:p>
      <text:p text:style-name="P19"><text:span text:style-name="T9"><text:s text:c="4"/>{<text:tab/>name:"llReturnObjectsByID",<text:tab/>description:"in progress",<text:tab/>syntax:"in progress",<text:tab/>useage:"in progress",<text:tab/>url:"https://wiki.secondlife.com/wiki/LlReturnObjectsByID",</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ReturnObjectsByOwner",<text:tab/>description:"in progress",<text:tab/>syntax:"in progress",<text:tab/>useage:"in progress",<text:tab/>url:"https://wiki.secondlife.com/wiki/LlReturnObjectsByOwner",<text:tab/>url2:"https://collegeofscripting.weebly.com/",<text:tab/>type:"in progress",<text:tab/>tag:"function",<text:tab/>category:"in progress",<text:tab/>language:"Linden"},</text:span></text:p>
      <text:p text:style-name="P19"><text:span text:style-name="T9"/></text:p>
      <text:p text:style-name="P19"><text:span text:style-name="T9"><text:s text:c="4"/>{<text:tab/>name:"llRezAtRoot",<text:tab/>description:"in progress",<text:tab/>syntax:"in progress",<text:tab/>useage:"in progress",<text:tab/>url:"https://wiki.secondlife.com/wiki/LlRezAtRoot",<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RezObject",<text:tab/>description:"in progress",<text:tab/>syntax:"in progress",<text:tab/>useage:"in progress",<text:tab/>url:"https://wiki.secondlife.com/wiki/LlRezObject",<text:tab/>url2:"https://collegeofscripting.weebly.com/",<text:tab/>type:"in progress",<text:tab/>tag:"function",<text:tab/>category:"in progress",<text:tab/>language:"Linden"},</text:span></text:p>
      <text:p text:style-name="P19"><text:span text:style-name="T9"/></text:p>
      <text:p text:style-name="P19"><text:span text:style-name="T9"><text:s text:c="4"/>{<text:tab/>name:"llRot2Angle",<text:tab/>description:"in progress",<text:tab/>syntax:"in progress",<text:tab/>useage:"in progress",<text:tab/>url:"https://wiki.secondlife.com/wiki/LlRot2Angle",<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Rot2Axis",<text:tab/>description:"in progress",<text:tab/>syntax:"in progress",<text:tab/>useage:"in progress",<text:tab/>url:"https://wiki.secondlife.com/wiki/LlRot2Axis",<text:tab/>url2:"https://collegeofscripting.weebly.com/",<text:tab/>type:"in progress",<text:tab/>tag:"function",<text:tab/>category:"in progress",<text:tab/>language:"Linden"},</text:span></text:p>
      <text:p text:style-name="P19"><text:span text:style-name="T9"/></text:p>
      <text:p text:style-name="P19"><text:span text:style-name="T9"><text:s text:c="4"/>{<text:tab/>name:"llRot2Euler",<text:tab/>description:"in progress",<text:tab/>syntax:"in progress",<text:tab/>useage:"in progress",<text:tab/>url:"https://wiki.secondlife.com/wiki/LlRot2Euler",<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Rot2Fwd",<text:tab/>description:"in progress",<text:tab/>syntax:"in progress",<text:tab/>useage:"in progress",<text:tab/>url:"https://wiki.secondlife.com/wiki/LlRot2Fwd",<text:tab/>url2:"https://collegeofscripting.weebly.com/",<text:tab/>type:"in progress",<text:tab/>tag:"function",<text:tab/>category:"in progress",<text:tab/>language:"Linden"},</text:span></text:p>
      <text:p text:style-name="P19"><text:span text:style-name="T9"/></text:p>
      <text:p text:style-name="P19"><text:span text:style-name="T9"><text:s text:c="4"/>{<text:tab/>name:"llRot2Left",<text:tab/>description:"in progress",<text:tab/>syntax:"in progress",<text:tab/>useage:"in progress",<text:tab/>url:"https://wiki.secondlife.com/wiki/LlRot2Left",<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Rot2Up",<text:tab/>description:"in progress",<text:tab/>syntax:"in progress",<text:tab/>useage:"in progress",<text:tab/>url:"https://wiki.secondlife.com/wiki/LlRot2Up",<text:tab/>url2:"https://collegeofscripting.weebly.com/",<text:tab/>type:"in progress",<text:tab/>tag:"function",<text:tab/>category:"in progress",<text:tab/>language:"Linden"},</text:span></text:p>
      <text:p text:style-name="P19"><text:span text:style-name="T9"/></text:p>
      <text:p text:style-name="P19"><text:span text:style-name="T9"><text:s text:c="4"/>{<text:tab/>name:"llRotateTexture",<text:tab/>description:"in progress",<text:tab/>syntax:"in progress",<text:tab/>useage:"in progress",<text:tab/>url:"https://wiki.secondlife.com/wiki/LlRotateTexture",<text:tab/>url2:"https://collegeofscripting.weebly.com/",<text:tab/>type:"in progress",<text:tab/>tag:"function",<text:tab/>category:"in progress",<text:tab/>language:"Linden"},</text:span></text:p>
      <text:p text:style-name="P19"><text:span text:style-name="T9"/></text:p>
      <text:p text:style-name="P19"><text:span text:style-name="T9"><text:s text:c="4"/>{<text:tab/>name:"llRotBetween",<text:tab/>description:"in progress",<text:tab/>syntax:"in progress",<text:tab/>useage:"in progress",</text:span><text:soft-page-break/><text:span text:style-name="T9"><text:tab/>url:"https://wiki.secondlife.com/wiki/LlRotBetween",<text:tab/>url2:"https://collegeofscripting.weebly.com/",<text:tab/>type:"in progress",<text:tab/>tag:"function",<text:tab/>category:"in progress",<text:tab/>language:"Linden"},</text:span></text:p>
      <text:p text:style-name="P19"><text:span text:style-name="T9"/></text:p>
      <text:p text:style-name="P19"><text:span text:style-name="T9"><text:s text:c="4"/>{<text:tab/>name:"llRotLookAt",<text:tab/>description:"in progress",<text:tab/>syntax:"in progress",<text:tab/>useage:"in progress",<text:tab/>url:"https://wiki.secondlife.com/wiki/LlRotLookAt",<text:tab/>url2:"https://collegeofscripting.weebly.com/",<text:tab/>type:"in progress",<text:tab/>tag:"function",<text:tab/>category:"in progress",<text:tab/>language:"Linden"},</text:span></text:p>
      <text:p text:style-name="P19"><text:span text:style-name="T9"/></text:p>
      <text:p text:style-name="P19"><text:span text:style-name="T9"><text:s text:c="4"/>{<text:tab/>name:"llRotTarget",<text:tab/>description:"in progress",<text:tab/>syntax:"in progress",<text:tab/>useage:"in progress",<text:tab/>url:"https://wiki.secondlife.com/wiki/LlRotTarge</text:span><text:soft-page-break/><text:span text:style-name="T9">t",<text:tab/>url2:"https://collegeofscripting.weebly.com/",<text:tab/>type:"in progress",<text:tab/>tag:"function",<text:tab/>category:"in progress",<text:tab/>language:"Linden"},</text:span></text:p>
      <text:p text:style-name="P19"><text:span text:style-name="T9"/></text:p>
      <text:p text:style-name="P19"><text:span text:style-name="T9"><text:s text:c="4"/>{<text:tab/>name:"llRotTargetRemove",<text:tab/>description:"in progress",<text:tab/>syntax:"in progress",<text:tab/>useage:"in progress",<text:tab/>url:"https://wiki.secondlife.com/wiki/LlRotTargetRemove",<text:tab/>url2:"https://collegeofscripting.weebly.com/",<text:tab/>type:"in progress",<text:tab/>tag:"function",<text:tab/>category:"in progress",<text:tab/>language:"Linden"},</text:span></text:p>
      <text:p text:style-name="P19"><text:span text:style-name="T9"/></text:p>
      <text:p text:style-name="P19"><text:span text:style-name="T9"><text:s text:c="4"/>{<text:tab/>name:"llRound",<text:tab/>description:"in progress",<text:tab/>syntax:"in progress",<text:tab/>useage:"in progress",<text:tab/>url:"https://wiki.secondlife.com/wiki/LlRound",<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SameGroup",<text:tab/>description:"in progress",<text:tab/>syntax:"in progress",<text:tab/>useage:"in progress",<text:tab/>url:"https://wiki.secondlife.com/wiki/LlSameGroup",<text:tab/>url2:"https://collegeofscripting.weebly.com/",<text:tab/>type:"in progress",<text:tab/>tag:"function",<text:tab/>category:"in progress",<text:tab/>language:"Linden"},</text:span></text:p>
      <text:p text:style-name="P19"><text:span text:style-name="T9"/></text:p>
      <text:p text:style-name="P19"><text:span text:style-name="T9"><text:s text:c="4"/>{<text:tab/>name:"llSay",<text:tab/>description:"in progress",<text:tab/>syntax:"in progress",<text:tab/>useage:"in progress",<text:tab/>url:"https://wiki.secondlife.com/wiki/LlSay",<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ScaleByFactor",<text:tab/>description:"in progress",<text:tab/>syntax:"in progress",<text:tab/>useage:"in progress",<text:tab/>url:"https://wiki.secondlife.com/wiki/LlScaleByFactor",<text:tab/>url2:"https://collegeofscripting.weebly.com/",<text:tab/>type:"in progress",<text:tab/>tag:"function",<text:tab/>category:"in progress",<text:tab/>language:"Linden"},</text:span></text:p>
      <text:p text:style-name="P19"><text:span text:style-name="T9"/></text:p>
      <text:p text:style-name="P19"><text:span text:style-name="T9"><text:s text:c="4"/>{<text:tab/>name:"llScaleTexture",<text:tab/>description:"in progress",<text:tab/>syntax:"in progress",<text:tab/>useage:"in progress",<text:tab/>url:"https://wiki.secondlife.com/wiki/LlScaleTexture",<text:tab/>url2:"https://collegeofscripting.weebly.com/",<text:tab/>type:"in progress",<text:tab/>tag:"function",<text:tab/>category:"in progress",<text:tab/>language:"Linden"},</text:span></text:p>
      <text:p text:style-name="P19"><text:span text:style-name="T9"/></text:p>
      <text:p text:style-name="P19"><text:span text:style-name="T9"><text:s text:c="4"/>{<text:tab/>name:"llScriptDanger",<text:tab/>description:"in progress",<text:tab/>syntax:"in progress",<text:tab/>useage:"in </text:span><text:soft-page-break/><text:span text:style-name="T9">progress",<text:tab/>url:"https://wiki.secondlife.com/wiki/LlScriptDanger",<text:tab/>url2:"https://collegeofscripting.weebly.com/",<text:tab/>type:"in progress",<text:tab/>tag:"function",<text:tab/>category:"in progress",<text:tab/>language:"Linden"},</text:span></text:p>
      <text:p text:style-name="P19"><text:span text:style-name="T9"/></text:p>
      <text:p text:style-name="P19"><text:span text:style-name="T9"><text:s text:c="4"/>{<text:tab/>name:"llScriptProfiler",<text:tab/>description:"in progress",<text:tab/>syntax:"in progress",<text:tab/>useage:"in progress",<text:tab/>url:"https://wiki.secondlife.com/wiki/LlScriptProfiler",<text:tab/>url2:"https://collegeofscripting.weebly.com/",<text:tab/>type:"in progress",<text:tab/>tag:"function",<text:tab/>category:"in progress",<text:tab/>language:"Linden"},</text:span></text:p>
      <text:p text:style-name="P19"><text:span text:style-name="T9"/></text:p>
      <text:p text:style-name="P19"><text:span text:style-name="T9"><text:s text:c="4"/>{<text:tab/>name:"llSendRemoteData",<text:tab/>description:"in progress",<text:tab/>syntax:"in progress",<text:tab/>useage:"in progress",<text:tab/></text:span><text:soft-page-break/><text:span text:style-name="T9">url:"https://wiki.secondlife.com/wiki/LlSendRemoteData",<text:tab/>url2:"https://collegeofscripting.weebly.com/",<text:tab/>type:"in progress",<text:tab/>tag:"function",<text:tab/>category:"in progress",<text:tab/>language:"Linden"},</text:span></text:p>
      <text:p text:style-name="P19"><text:span text:style-name="T9"/></text:p>
      <text:p text:style-name="P19"><text:span text:style-name="T9"><text:s text:c="4"/>{<text:tab/>name:"llSensor",<text:tab/>description:"in progress",<text:tab/>syntax:"in progress",<text:tab/>useage:"in progress",<text:tab/>url:"https://wiki.secondlife.com/wiki/LlSensor",<text:tab/>url2:"https://collegeofscripting.weebly.com/",<text:tab/>type:"in progress",<text:tab/>tag:"function",<text:tab/>category:"in progress",<text:tab/>language:"Linden"},</text:span></text:p>
      <text:p text:style-name="P19"><text:span text:style-name="T9"/></text:p>
      <text:p text:style-name="P19"><text:span text:style-name="T9"><text:s text:c="4"/>{<text:tab/>name:"llSensorRemove",<text:tab/>description:"in progress",<text:tab/>syntax:"in progress",<text:tab/>useage:"in progress",<text:tab/>url:"https://wiki.secondlife.com/wiki/LlSensorRemove",<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SensorRepeat",<text:tab/>description:"in progress",<text:tab/>syntax:"in progress",<text:tab/>useage:"in progress",<text:tab/>url:"https://wiki.secondlife.com/wiki/LlSensorRepeat",<text:tab/>url2:"https://collegeofscripting.weebly.com/",<text:tab/>type:"in progress",<text:tab/>tag:"function",<text:tab/>category:"in progress",<text:tab/>language:"Linden"},</text:span></text:p>
      <text:p text:style-name="P19"><text:span text:style-name="T9"/></text:p>
      <text:p text:style-name="P19"><text:span text:style-name="T9"><text:s text:c="4"/>{<text:tab/>name:"llSetAgentEnvironment",<text:tab/>description:"in progress",<text:tab/>syntax:"in progress",<text:tab/>useage:"in progress",<text:tab/>url:"https://wiki.secondlife.com/wiki/LlSetAgentEnvironmen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SetAlpha",<text:tab/>description:"in progress",<text:tab/>syntax:"in progress",<text:tab/>useage:"in progress",<text:tab/>url:"https://wiki.secondlife.com/wiki/LlSetAlpha",<text:tab/>url2:"https://collegeofscripting.weebly.com/",<text:tab/>type:"in progress",<text:tab/>tag:"function",<text:tab/>category:"in progress",<text:tab/>language:"Linden"},</text:span></text:p>
      <text:p text:style-name="P19"><text:span text:style-name="T9"/></text:p>
      <text:p text:style-name="P19"><text:span text:style-name="T9"><text:s text:c="4"/>{<text:tab/>name:"llSetAngularVelocity",<text:tab/>description:"in progress",<text:tab/>syntax:"in progress",<text:tab/>useage:"in progress",<text:tab/>url:"https://wiki.secondlife.com/wiki/LlSetAngularVelocity",<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SetAnimationOverride",<text:tab/>description:"in progress",<text:tab/>syntax:"in progress",<text:tab/>useage:"in progress",<text:tab/>url:"https://wiki.secondlife.com/wiki/LlSetAnimationOverride",<text:tab/>url2:"https://collegeofscripting.weebly.com/",<text:tab/>type:"in progress",<text:tab/>tag:"function",<text:tab/>category:"in progress",<text:tab/>language:"Linden"},</text:span></text:p>
      <text:p text:style-name="P19"><text:span text:style-name="T9"/></text:p>
      <text:p text:style-name="P19"><text:span text:style-name="T9"><text:s text:c="4"/>{<text:tab/>name:"llSetBuoyancy",<text:tab/>description:"in progress",<text:tab/>syntax:"in progress",<text:tab/>useage:"in progress",<text:tab/>url:"https://wiki.secondlife.com/wiki/LlSetBuoyancy",<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SetCameraAtOffset",<text:tab/>description:"in progress",<text:tab/>syntax:"in progress",<text:tab/>useage:"in progress",<text:tab/>url:"https://wiki.secondlife.com/wiki/LlSetCameraAtOffset",<text:tab/>url2:"https://collegeofscripting.weebly.com/",<text:tab/>type:"in progress",<text:tab/>tag:"function",<text:tab/>category:"in progress",<text:tab/>language:"Linden"},</text:span></text:p>
      <text:p text:style-name="P19"><text:span text:style-name="T9"/></text:p>
      <text:p text:style-name="P19"><text:span text:style-name="T9"><text:s text:c="4"/>{<text:tab/>name:"llSetCameraEyeOffset",<text:tab/>description:"in progress",<text:tab/>syntax:"in progress",<text:tab/>useage:"in progress",<text:tab/>url:"https://wiki.secondlife.com/wiki/LlSetCameraEyeOffset",<text:tab/>url2:"https://collegeofscripting.weebly.com/",<text:tab/>type:"in progress",<text:tab/>tag:"function",<text:tab/>category:"in progress",<text:tab/>language:"Linden"},</text:span></text:p>
      <text:p text:style-name="P19"><text:span text:style-name="T9"/></text:p>
      <text:p text:style-name="P19"><text:span text:style-name="T9"><text:s text:c="4"/>{<text:tab/>name:"llSetCameraParams",<text:tab/>description:"in progress",<text:tab/>syntax:"in </text:span><text:soft-page-break/><text:span text:style-name="T9">progress",<text:tab/>useage:"in progress",<text:tab/>url:"https://wiki.secondlife.com/wiki/LlSetCameraParams",<text:tab/>url2:"https://collegeofscripting.weebly.com/",<text:tab/>type:"in progress",<text:tab/>tag:"function",<text:tab/>category:"in progress",<text:tab/>language:"Linden"},</text:span></text:p>
      <text:p text:style-name="P19"><text:span text:style-name="T9"/></text:p>
      <text:p text:style-name="P19"><text:span text:style-name="T9"><text:s text:c="4"/>{<text:tab/>name:"llSetClickAction",<text:tab/>description:"in progress",<text:tab/>syntax:"in progress",<text:tab/>useage:"in progress",<text:tab/>url:"https://wiki.secondlife.com/wiki/LlSetClickAction",<text:tab/>url2:"https://collegeofscripting.weebly.com/",<text:tab/>type:"in progress",<text:tab/>tag:"function",<text:tab/>category:"in progress",<text:tab/>language:"Linden"},</text:span></text:p>
      <text:p text:style-name="P19"><text:span text:style-name="T9"/></text:p>
      <text:p text:style-name="P19"><text:span text:style-name="T9"><text:s text:c="4"/>{<text:tab/>name:"llSetColor",<text:tab/>description:"in progress",<text:tab/>syntax:"in progress",<text:tab/>useage:"in progress",<text:tab/></text:span><text:soft-page-break/><text:span text:style-name="T9">url:"https://wiki.secondlife.com/wiki/LlSetColor",<text:tab/>url2:"https://collegeofscripting.weebly.com/",<text:tab/>type:"in progress",<text:tab/>tag:"function",<text:tab/>category:"in progress",<text:tab/>language:"Linden"},</text:span></text:p>
      <text:p text:style-name="P19"><text:span text:style-name="T9"/></text:p>
      <text:p text:style-name="P19"><text:span text:style-name="T9"><text:s text:c="4"/>{<text:tab/>name:"llSetContentType",<text:tab/>description:"in progress",<text:tab/>syntax:"in progress",<text:tab/>useage:"in progress",<text:tab/>url:"https://wiki.secondlife.com/wiki/LlSetContentType",<text:tab/>url2:"https://collegeofscripting.weebly.com/",<text:tab/>type:"in progress",<text:tab/>tag:"function",<text:tab/>category:"in progress",<text:tab/>language:"Linden"},</text:span></text:p>
      <text:p text:style-name="P19"><text:span text:style-name="T9"/></text:p>
      <text:p text:style-name="P19"><text:span text:style-name="T9"><text:s text:c="4"/>{<text:tab/>name:"llSetDamage",<text:tab/>description:"in progress",<text:tab/>syntax:"in progress",<text:tab/>useage:"in progress",<text:tab/>url:"https://wiki.secondlife.com/wiki/LlSetDamage",</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SetForce",<text:tab/>description:"in progress",<text:tab/>syntax:"in progress",<text:tab/>useage:"in progress",<text:tab/>url:"https://wiki.secondlife.com/wiki/LlSetForce",<text:tab/>url2:"https://collegeofscripting.weebly.com/",<text:tab/>type:"in progress",<text:tab/>tag:"function",<text:tab/>category:"in progress",<text:tab/>language:"Linden"},</text:span></text:p>
      <text:p text:style-name="P19"><text:span text:style-name="T9"/></text:p>
      <text:p text:style-name="P19"><text:span text:style-name="T9"><text:s text:c="4"/>{<text:tab/>name:"llSetForceAndTorque",<text:tab/>description:"in progress",<text:tab/>syntax:"in progress",<text:tab/>useage:"in progress",<text:tab/>url:"https://wiki.secondlife.com/wiki/LlSetForceAndTorque",<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SetHoverHeight",<text:tab/>description:"in progress",<text:tab/>syntax:"in progress",<text:tab/>useage:"in progress",<text:tab/>url:"https://wiki.secondlife.com/wiki/LlSetHoverHeight",<text:tab/>url2:"https://collegeofscripting.weebly.com/",<text:tab/>type:"in progress",<text:tab/>tag:"function",<text:tab/>category:"in progress",<text:tab/>language:"Linden"},</text:span></text:p>
      <text:p text:style-name="P19"><text:span text:style-name="T9"/></text:p>
      <text:p text:style-name="P19"><text:span text:style-name="T9"><text:s text:c="4"/>{<text:tab/>name:"llSetInventoryPermMask (Linden only)",<text:tab/>description:"in progress",<text:tab/>syntax:"in progress",<text:tab/>useage:"in progress",<text:tab/>url:"https://wiki.secondlife.com/wiki/LlSetInventoryPermMask",<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SetKeyframedMotion",<text:tab/>description:"in progress",<text:tab/>syntax:"in progress",<text:tab/>useage:"in progress",<text:tab/>url:"https://wiki.secondlife.com/wiki/LlSetKeyframedMotion",<text:tab/>url2:"https://collegeofscripting.weebly.com/",<text:tab/>type:"in progress",<text:tab/>tag:"function",<text:tab/>category:"in progress",<text:tab/>language:"Linden"},</text:span></text:p>
      <text:p text:style-name="P19"><text:span text:style-name="T9"/></text:p>
      <text:p text:style-name="P19"><text:span text:style-name="T9"><text:s text:c="4"/>{<text:tab/>name:"llSetLinkAlpha",<text:tab/>description:"in progress",<text:tab/>syntax:"in progress",<text:tab/>useage:"in progress",<text:tab/>url:"https://wiki.secondlife.com/wiki/LlSetLinkAlpha",<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SetLinkCamera",<text:tab/>description:"in progress",<text:tab/>syntax:"in progress",<text:tab/>useage:"in progress",<text:tab/>url:"https://wiki.secondlife.com/wiki/LlSetLinkCamera",<text:tab/>url2:"https://collegeofscripting.weebly.com/",<text:tab/>type:"in progress",<text:tab/>tag:"function",<text:tab/>category:"in progress",<text:tab/>language:"Linden"},</text:span></text:p>
      <text:p text:style-name="P19"><text:span text:style-name="T9"/></text:p>
      <text:p text:style-name="P19"><text:span text:style-name="T9"><text:s text:c="4"/>{<text:tab/>name:"llSetLinkColor",<text:tab/>description:"in progress",<text:tab/>syntax:"in progress",<text:tab/>useage:"in progress",<text:tab/>url:"https://wiki.secondlife.com/wiki/LlSetLinkColor",<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SetLinkMedia",<text:tab/>description:"in progress",<text:tab/>syntax:"in progress",<text:tab/>useage:"in progress",<text:tab/>url:"https://wiki.secondlife.com/wiki/LlSetLinkMedia",<text:tab/>url2:"https://collegeofscripting.weebly.com/",<text:tab/>type:"in progress",<text:tab/>tag:"function",<text:tab/>category:"in progress",<text:tab/>language:"Linden"},</text:span></text:p>
      <text:p text:style-name="P19"><text:span text:style-name="T9"/></text:p>
      <text:p text:style-name="P19"><text:span text:style-name="T9"><text:s text:c="4"/>{<text:tab/>name:"llSetLinkPrimitiveParams",<text:tab/>description:"in progress",<text:tab/>syntax:"in progress",<text:tab/>useage:"in progress",<text:tab/>url:"https://wiki.secondlife.com/wiki/LlSetLinkPrimitiveParams",<text:tab/>url2:"https://collegeofscripting.weebly.com/",<text:tab/>type:"in progress",<text:tab/>tag:"function",<text:tab/>category:"in progress",<text:tab/>language:"Linden"},</text:span></text:p>
      <text:p text:style-name="P19"><text:span text:style-name="T9"/></text:p>
      <text:p text:style-name="P19"><text:span text:style-name="T9"><text:s text:c="4"/>{<text:tab/>name:"llSetLinkPrimitiveParamsFast",<text:tab/>description:"in progress",<text:tab/>syntax:"in </text:span><text:soft-page-break/><text:span text:style-name="T9">progress",<text:tab/>useage:"in progress",<text:tab/>url:"https://wiki.secondlife.com/wiki/LlSetLinkPrimitiveParamsFast",<text:tab/>url2:"https://collegeofscripting.weebly.com/",<text:tab/>type:"in progress",<text:tab/>tag:"function",<text:tab/>category:"in progress",<text:tab/>language:"Linden"},</text:span></text:p>
      <text:p text:style-name="P19"><text:span text:style-name="T9"/></text:p>
      <text:p text:style-name="P19"><text:span text:style-name="T9"><text:s text:c="4"/>{<text:tab/>name:"llSetLinkTexture",<text:tab/>description:"in progress",<text:tab/>syntax:"in progress",<text:tab/>useage:"in progress",<text:tab/>url:"https://wiki.secondlife.com/wiki/LlSetLinkTexture",<text:tab/>url2:"https://collegeofscripting.weebly.com/",<text:tab/>type:"in progress",<text:tab/>tag:"function",<text:tab/>category:"in progress",<text:tab/>language:"Linden"},</text:span></text:p>
      <text:p text:style-name="P19"><text:span text:style-name="T9"/></text:p>
      <text:p text:style-name="P19"><text:span text:style-name="T9"><text:s text:c="4"/>{<text:tab/>name:"llSetLinkTextureAnim",<text:tab/>description:"in progress",<text:tab/>syntax:"in progress",<text:tab/>useage:"in progress",<text:tab/></text:span><text:soft-page-break/><text:span text:style-name="T9">url:"https://wiki.secondlife.com/wiki/LlSetLinkTextureAnim",<text:tab/>url2:"https://collegeofscripting.weebly.com/",<text:tab/>type:"in progress",<text:tab/>tag:"function",<text:tab/>category:"in progress",<text:tab/>language:"Linden"},</text:span></text:p>
      <text:p text:style-name="P19"><text:span text:style-name="T9"/></text:p>
      <text:p text:style-name="P19"><text:span text:style-name="T9"><text:s text:c="4"/>{<text:tab/>name:"llSetLocalRot",<text:tab/>description:"in progress",<text:tab/>syntax:"in progress",<text:tab/>useage:"in progress",<text:tab/>url:"https://wiki.secondlife.com/wiki/LlSetLocalRot",<text:tab/>url2:"https://collegeofscripting.weebly.com/",<text:tab/>type:"in progress",<text:tab/>tag:"function",<text:tab/>category:"in progress",<text:tab/>language:"Linden"},</text:span></text:p>
      <text:p text:style-name="P19"><text:span text:style-name="T9"/></text:p>
      <text:p text:style-name="P19"><text:span text:style-name="T9"><text:s text:c="4"/>{<text:tab/>name:"llSetMemoryLimit",<text:tab/>description:"in progress",<text:tab/>syntax:"in progress",<text:tab/>useage:"in progress",<text:tab/>url:"https://wiki.secondlife.com/wiki/LlSetMemoryLimit",</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SetObjectDesc",<text:tab/>description:"in progress",<text:tab/>syntax:"in progress",<text:tab/>useage:"in progress",<text:tab/>url:"https://wiki.secondlife.com/wiki/LlSetObjectDesc",<text:tab/>url2:"https://collegeofscripting.weebly.com/",<text:tab/>type:"in progress",<text:tab/>tag:"function",<text:tab/>category:"in progress",<text:tab/>language:"Linden"},</text:span></text:p>
      <text:p text:style-name="P19"><text:span text:style-name="T9"/></text:p>
      <text:p text:style-name="P19"><text:span text:style-name="T9"><text:s text:c="4"/>{<text:tab/>name:"llSetObjectName",<text:tab/>description:"in progress",<text:tab/>syntax:"in progress",<text:tab/>useage:"in progress",<text:tab/>url:"https://wiki.secondlife.com/wiki/LlSetObjectName",<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SetObjectPermMask (Linden Only)",<text:tab/>description:"in progress",<text:tab/>syntax:"in progress",<text:tab/>useage:"in progress",<text:tab/>url:"https://wiki.secondlife.com/wiki/LlSetObjectPermMask",<text:tab/>url2:"https://collegeofscripting.weebly.com/",<text:tab/>type:"in progress",<text:tab/>tag:"function",<text:tab/>category:"in progress",<text:tab/>language:"Linden"},</text:span></text:p>
      <text:p text:style-name="P19"><text:span text:style-name="T9"/></text:p>
      <text:p text:style-name="P19"><text:span text:style-name="T9"><text:s text:c="4"/>{<text:tab/>name:"llSetParcelMusicURL",<text:tab/>description:"in progress",<text:tab/>syntax:"in progress",<text:tab/>useage:"in progress",<text:tab/>url:"https://wiki.secondlife.com/wiki/LlSetParcelMusicURL",<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SetPayPrice",<text:tab/>description:"in progress",<text:tab/>syntax:"in progress",<text:tab/>useage:"in progress",<text:tab/>url:"https://wiki.secondlife.com/wiki/LlSetPayPrice",<text:tab/>url2:"https://collegeofscripting.weebly.com/",<text:tab/>type:"in progress",<text:tab/>tag:"function",<text:tab/>category:"in progress",<text:tab/>language:"Linden"},</text:span></text:p>
      <text:p text:style-name="P19"><text:span text:style-name="T9"/></text:p>
      <text:p text:style-name="P19"><text:span text:style-name="T9"><text:s text:c="4"/>{<text:tab/>name:"llSetPhysicsMaterial",<text:tab/>description:"in progress",<text:tab/>syntax:"in progress",<text:tab/>useage:"in progress",<text:tab/>url:"https://wiki.secondlife.com/wiki/LlSetPhysicsMaterial",<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SetPos",<text:tab/>description:"in progress",<text:tab/>syntax:"in progress",<text:tab/>useage:"in progress",<text:tab/>url:"https://wiki.secondlife.com/wiki/LlSetPos",<text:tab/>url2:"https://collegeofscripting.weebly.com/",<text:tab/>type:"in progress",<text:tab/>tag:"function",<text:tab/>category:"in progress",<text:tab/>language:"Linden"},</text:span></text:p>
      <text:p text:style-name="P19"><text:span text:style-name="T9"/></text:p>
      <text:p text:style-name="P19"><text:span text:style-name="T9"><text:s text:c="4"/>{<text:tab/>name:"llSetPrimitiveParams",<text:tab/>description:"in progress",<text:tab/>syntax:"in progress",<text:tab/>useage:"in progress",<text:tab/>url:"https://wiki.secondlife.com/wiki/LlSetPrimitiveParams",<text:tab/>url2:"https://collegeofscripting.weebly.com/",<text:tab/>type:"in progress",<text:tab/>tag:"function",<text:tab/>category:"in progress",<text:tab/>language:"Linden"},</text:span></text:p>
      <text:p text:style-name="P19"><text:span text:style-name="T9"/></text:p>
      <text:p text:style-name="P19"><text:span text:style-name="T9"><text:s text:c="4"/>{<text:tab/>name:"llSetPrimMediaParams",<text:tab/>description:"in progress",<text:tab/>syntax:"in </text:span><text:soft-page-break/><text:span text:style-name="T9">progress",<text:tab/>useage:"in progress",<text:tab/>url:"https://wiki.secondlife.com/wiki/LlSetPrimMediaParams",<text:tab/>url2:"https://collegeofscripting.weebly.com/",<text:tab/>type:"in progress",<text:tab/>tag:"function",<text:tab/>category:"in progress",<text:tab/>language:"Linden"},</text:span></text:p>
      <text:p text:style-name="P19"><text:span text:style-name="T9"/></text:p>
      <text:p text:style-name="P19"><text:span text:style-name="T9"><text:s text:c="4"/>{<text:tab/>name:"llSetPrimURL (Deprecated)",<text:tab/>description:"in progress",<text:tab/>syntax:"in progress",<text:tab/>useage:"in progress",<text:tab/>url:"https://wiki.secondlife.com/wiki/LlSetPrimURL",<text:tab/>url2:"https://collegeofscripting.weebly.com/",<text:tab/>type:"in progress",<text:tab/>tag:"function",<text:tab/>category:"in progress",<text:tab/>language:"Linden"},</text:span></text:p>
      <text:p text:style-name="P19"><text:span text:style-name="T9"/></text:p>
      <text:p text:style-name="P19"><text:span text:style-name="T9"><text:s text:c="4"/>{<text:tab/>name:"llSetRegionPos",<text:tab/>description:"in progress",<text:tab/>syntax:"in progress",<text:tab/>useage:"in progress",<text:tab/></text:span><text:soft-page-break/><text:span text:style-name="T9">url:"https://wiki.secondlife.com/wiki/LlSetRegionPos",<text:tab/>url2:"https://collegeofscripting.weebly.com/",<text:tab/>type:"in progress",<text:tab/>tag:"function",<text:tab/>category:"in progress",<text:tab/>language:"Linden"},</text:span></text:p>
      <text:p text:style-name="P19"><text:span text:style-name="T9"/></text:p>
      <text:p text:style-name="P19"><text:span text:style-name="T9"><text:s text:c="4"/>{<text:tab/>name:"llSetRemoteScriptAccessPin",<text:tab/>description:"in progress",<text:tab/>syntax:"in progress",<text:tab/>useage:"in progress",<text:tab/>url:"https://wiki.secondlife.com/wiki/LlSetRemoteScriptAccessPin",<text:tab/>url2:"https://collegeofscripting.weebly.com/",<text:tab/>type:"in progress",<text:tab/>tag:"function",<text:tab/>category:"in progress",<text:tab/>language:"Linden"},</text:span></text:p>
      <text:p text:style-name="P19"><text:span text:style-name="T9"/></text:p>
      <text:p text:style-name="P19"><text:span text:style-name="T9"><text:s text:c="4"/>{<text:tab/>name:"llSetRot",<text:tab/>description:"in progress",<text:tab/>syntax:"in progress",<text:tab/>useage:"in progress",<text:tab/>url:"https://wiki.secondlife.com/wiki/LlSetRot",<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SetScale",<text:tab/>description:"in progress",<text:tab/>syntax:"in progress",<text:tab/>useage:"in progress",<text:tab/>url:"https://wiki.secondlife.com/wiki/LlSetScale",<text:tab/>url2:"https://collegeofscripting.weebly.com/",<text:tab/>type:"in progress",<text:tab/>tag:"function",<text:tab/>category:"in progress",<text:tab/>language:"Linden"},</text:span></text:p>
      <text:p text:style-name="P19"><text:span text:style-name="T9"/></text:p>
      <text:p text:style-name="P19"><text:span text:style-name="T9"><text:s text:c="4"/>{<text:tab/>name:"llSetScriptState",<text:tab/>description:"in progress",<text:tab/>syntax:"in progress",<text:tab/>useage:"in progress",<text:tab/>url:"https://wiki.secondlife.com/wiki/LlSetScriptState",<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SetSitText",<text:tab/>description:"in progress",<text:tab/>syntax:"in progress",<text:tab/>useage:"in progress",<text:tab/>url:"https://wiki.secondlife.com/wiki/LlSetSitText",<text:tab/>url2:"https://collegeofscripting.weebly.com/",<text:tab/>type:"in progress",<text:tab/>tag:"function",<text:tab/>category:"in progress",<text:tab/>language:"Linden"},</text:span></text:p>
      <text:p text:style-name="P19"><text:span text:style-name="T9"/></text:p>
      <text:p text:style-name="P19"><text:span text:style-name="T9"><text:s text:c="4"/>{<text:tab/>name:"llSetSoundQueueing",<text:tab/>description:"in progress",<text:tab/>syntax:"in progress",<text:tab/>useage:"in progress",<text:tab/>url:"https://wiki.secondlife.com/wiki/LlSetSoundQueueing",<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SetSoundRadius",<text:tab/>description:"in progress",<text:tab/>syntax:"in progress",<text:tab/>useage:"in progress",<text:tab/>url:"https://wiki.secondlife.com/wiki/LlSetSoundRadius",<text:tab/>url2:"https://collegeofscripting.weebly.com/",<text:tab/>type:"in progress",<text:tab/>tag:"function",<text:tab/>category:"in progress",<text:tab/>language:"Linden"},</text:span></text:p>
      <text:p text:style-name="P19"><text:span text:style-name="T9"/></text:p>
      <text:p text:style-name="P19"><text:span text:style-name="T9"><text:s text:c="4"/>{<text:tab/>name:"llSetStatus",<text:tab/>description:"in progress",<text:tab/>syntax:"in progress",<text:tab/>useage:"in progress",<text:tab/>url:"https://wiki.secondlife.com/wiki/LlSetStatus",<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SetText",<text:tab/>description:"in progress",<text:tab/>syntax:"in progress",<text:tab/>useage:"in progress",<text:tab/>url:"https://wiki.secondlife.com/wiki/LlSetText",<text:tab/>url2:"https://collegeofscripting.weebly.com/",<text:tab/>type:"in progress",<text:tab/>tag:"function",<text:tab/>category:"in progress",<text:tab/>language:"Linden"},</text:span></text:p>
      <text:p text:style-name="P19"><text:span text:style-name="T9"/></text:p>
      <text:p text:style-name="P19"><text:span text:style-name="T9"><text:s text:c="4"/>{<text:tab/>name:"llSetTexture",<text:tab/>description:"in progress",<text:tab/>syntax:"in progress",<text:tab/>useage:"in progress",<text:tab/>url:"https://wiki.secondlife.com/wiki/LlSetTexture",<text:tab/>url2:"https://collegeofscripting.weebly.com/",<text:tab/>type:"in progress",<text:tab/>tag:"function",<text:tab/>category:"in progress",<text:tab/>language:"Linden"},</text:span></text:p>
      <text:p text:style-name="P19"><text:span text:style-name="T9"/></text:p>
      <text:p text:style-name="P19"><text:span text:style-name="T9"><text:s text:c="4"/>{<text:tab/>name:"llSetTextureAnim",<text:tab/>description:"in progress",<text:tab/>syntax:"in progress",<text:tab/>useage:"in progress",</text:span><text:soft-page-break/><text:span text:style-name="T9"><text:tab/>url:"https://wiki.secondlife.com/wiki/LlSetTextureAnim",<text:tab/>url2:"https://collegeofscripting.weebly.com/",<text:tab/>type:"in progress",<text:tab/>tag:"function",<text:tab/>category:"in progress",<text:tab/>language:"Linden"},</text:span></text:p>
      <text:p text:style-name="P19"><text:span text:style-name="T9"/></text:p>
      <text:p text:style-name="P19"><text:span text:style-name="T9"><text:s text:c="4"/>{<text:tab/>name:"llSetTimerEvent",<text:tab/>description:"in progress",<text:tab/>syntax:"in progress",<text:tab/>useage:"in progress",<text:tab/>url:"https://wiki.secondlife.com/wiki/LlSetTimerEvent",<text:tab/>url2:"https://collegeofscripting.weebly.com/",<text:tab/>type:"in progress",<text:tab/>tag:"function",<text:tab/>category:"in progress",<text:tab/>language:"Linden"},</text:span></text:p>
      <text:p text:style-name="P19"><text:span text:style-name="T9"/></text:p>
      <text:p text:style-name="P19"><text:span text:style-name="T9"><text:s text:c="4"/>{<text:tab/>name:"llSetTorque",<text:tab/>description:"in progress",<text:tab/>syntax:"in progress",<text:tab/>useage:"in progress",<text:tab/>url:"https://wiki.secondlife.com/wiki/LlSetTorqu</text:span><text:soft-page-break/><text:span text:style-name="T9">e",<text:tab/>url2:"https://collegeofscripting.weebly.com/",<text:tab/>type:"in progress",<text:tab/>tag:"function",<text:tab/>category:"in progress",<text:tab/>language:"Linden"},</text:span></text:p>
      <text:p text:style-name="P19"><text:span text:style-name="T9"/></text:p>
      <text:p text:style-name="P19"><text:span text:style-name="T9"><text:s text:c="4"/>{<text:tab/>name:"llSetTouchText",<text:tab/>description:"in progress",<text:tab/>syntax:"in progress",<text:tab/>useage:"in progress",<text:tab/>url:"https://wiki.secondlife.com/wiki/LlSetTouchText",<text:tab/>url2:"https://collegeofscripting.weebly.com/",<text:tab/>type:"in progress",<text:tab/>tag:"function",<text:tab/>category:"in progress",<text:tab/>language:"Linden"},</text:span></text:p>
      <text:p text:style-name="P19"><text:span text:style-name="T9"/></text:p>
      <text:p text:style-name="P19"><text:span text:style-name="T9"><text:s text:c="4"/>{<text:tab/>name:"llSetVehicleFlags",<text:tab/>description:"in progress",<text:tab/>syntax:"in progress",<text:tab/>useage:"in progress",<text:tab/>url:"https://wiki.secondlife.com/wiki/LlSetVehicleFlags",<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SetVehicleFloatParam",<text:tab/>description:"in progress",<text:tab/>syntax:"in progress",<text:tab/>useage:"in progress",<text:tab/>url:"https://wiki.secondlife.com/wiki/LlSetVehicleFloatParam",<text:tab/>url2:"https://collegeofscripting.weebly.com/",<text:tab/>type:"in progress",<text:tab/>tag:"function",<text:tab/>category:"in progress",<text:tab/>language:"Linden"},</text:span></text:p>
      <text:p text:style-name="P19"><text:span text:style-name="T9"/></text:p>
      <text:p text:style-name="P19"><text:span text:style-name="T9"><text:s text:c="4"/>{<text:tab/>name:"llSetVehicleRotationParam",<text:tab/>description:"in progress",<text:tab/>syntax:"in progress",<text:tab/>useage:"in progress",<text:tab/>url:"https://wiki.secondlife.com/wiki/LlSetVehicleRotationParam",<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SetVehicleType",<text:tab/>description:"in progress",<text:tab/>syntax:"in progress",<text:tab/>useage:"in progress",<text:tab/>url:"https://wiki.secondlife.com/wiki/LlSetVehicleType",<text:tab/>url2:"https://collegeofscripting.weebly.com/",<text:tab/>type:"in progress",<text:tab/>tag:"function",<text:tab/>category:"in progress",<text:tab/>language:"Linden"},</text:span></text:p>
      <text:p text:style-name="P19"><text:span text:style-name="T9"/></text:p>
      <text:p text:style-name="P19"><text:span text:style-name="T9"><text:s text:c="4"/>{<text:tab/>name:"llSetVehicleVectorParam",<text:tab/>description:"in progress",<text:tab/>syntax:"in progress",<text:tab/>useage:"in progress",<text:tab/>url:"https://wiki.secondlife.com/wiki/LlSetVehicleVectorParam",<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SetVelocity",<text:tab/>description:"in progress",<text:tab/>syntax:"in progress",<text:tab/>useage:"in progress",<text:tab/>url:"https://wiki.secondlife.com/wiki/LlSetVelocity",<text:tab/>url2:"https://collegeofscripting.weebly.com/",<text:tab/>type:"in progress",<text:tab/>tag:"function",<text:tab/>category:"in progress",<text:tab/>language:"Linden"},</text:span></text:p>
      <text:p text:style-name="P19"><text:span text:style-name="T9"/></text:p>
      <text:p text:style-name="P19"><text:span text:style-name="T9"><text:s text:c="4"/>{<text:tab/>name:"llSHA1String",<text:tab/>description:"in progress",<text:tab/>syntax:"in progress",<text:tab/>useage:"in progress",<text:tab/>url:"https://wiki.secondlife.com/wiki/LlSHA1String",<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Shout",<text:tab/>description:"in progress",<text:tab/>syntax:"in progress",<text:tab/>useage:"in progress",<text:tab/>url:"https://wiki.secondlife.com/wiki/LlShout",<text:tab/>url2:"https://collegeofscripting.weebly.com/",<text:tab/>type:"in progress",<text:tab/>tag:"function",<text:tab/>category:"in progress",<text:tab/>language:"Linden"},</text:span></text:p>
      <text:p text:style-name="P19"><text:span text:style-name="T9"/></text:p>
      <text:p text:style-name="P19"><text:span text:style-name="T9"><text:s text:c="4"/>{<text:tab/>name:"llSin",<text:tab/>description:"in progress",<text:tab/>syntax:"in progress",<text:tab/>useage:"in progress",<text:tab/>url:"https://wiki.secondlife.com/wiki/LlSin",<text:tab/>url2:"https://collegeofscripting.weebly.com/",<text:tab/>type:"in progress",<text:tab/>tag:"function",<text:tab/>category:"in progress",<text:tab/>language:"Linden"},</text:span></text:p>
      <text:p text:style-name="P19"><text:span text:style-name="T9"/></text:p>
      <text:p text:style-name="P19"><text:span text:style-name="T9"><text:s text:c="4"/>{<text:tab/>name:"llSitOnLink",<text:tab/>description:"in progress",<text:tab/>syntax:"in progress",<text:tab/>useage:"in progress",<text:tab/>url:"https://wiki.secondlife.com/wiki/LlSitOnLin</text:span><text:soft-page-break/><text:span text:style-name="T9">k",<text:tab/>url2:"https://collegeofscripting.weebly.com/",<text:tab/>type:"in progress",<text:tab/>tag:"function",<text:tab/>category:"in progress",<text:tab/>language:"Linden"},</text:span></text:p>
      <text:p text:style-name="P19"><text:span text:style-name="T9"/></text:p>
      <text:p text:style-name="P19"><text:span text:style-name="T9"><text:s text:c="4"/>{<text:tab/>name:"llSitTarget",<text:tab/>description:"in progress",<text:tab/>syntax:"in progress",<text:tab/>useage:"in progress",<text:tab/>url:"https://wiki.secondlife.com/wiki/LlSitTarget",<text:tab/>url2:"https://collegeofscripting.weebly.com/",<text:tab/>type:"in progress",<text:tab/>tag:"function",<text:tab/>category:"in progress",<text:tab/>language:"Linden"},</text:span></text:p>
      <text:p text:style-name="P19"><text:span text:style-name="T9"/></text:p>
      <text:p text:style-name="P19"><text:span text:style-name="T9"><text:s text:c="4"/>{<text:tab/>name:"llSleep",<text:tab/>description:"in progress",<text:tab/>syntax:"in progress",<text:tab/>useage:"in progress",<text:tab/>url:"https://wiki.secondlife.com/wiki/LlSleep",<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Sound (Deprecated)",<text:tab/>description:"in progress",<text:tab/>syntax:"in progress",<text:tab/>useage:"in progress",<text:tab/>url:"https://wiki.secondlife.com/wiki/LlSound",<text:tab/>url2:"https://collegeofscripting.weebly.com/",<text:tab/>type:"in progress",<text:tab/>tag:"function",<text:tab/>category:"in progress",<text:tab/>language:"Linden"},</text:span></text:p>
      <text:p text:style-name="P19"><text:span text:style-name="T9"/></text:p>
      <text:p text:style-name="P19"><text:span text:style-name="T9"><text:s text:c="4"/>{<text:tab/>name:"llSoundPreload (Deprecated)",<text:tab/>description:"in progress",<text:tab/>syntax:"in progress",<text:tab/>useage:"in progress",<text:tab/>url:"https://wiki.secondlife.com/wiki/LlSoundPreload",<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Sqrt",<text:tab/>description:"in progress",<text:tab/>syntax:"in progress",<text:tab/>useage:"in progress",<text:tab/>url:"https://wiki.secondlife.com/wiki/LlSqrt",<text:tab/>url2:"https://collegeofscripting.weebly.com/",<text:tab/>type:"in progress",<text:tab/>tag:"function",<text:tab/>category:"in progress",<text:tab/>language:"Linden"},</text:span></text:p>
      <text:p text:style-name="P19"><text:span text:style-name="T9"/></text:p>
      <text:p text:style-name="P19"><text:span text:style-name="T9"><text:s text:c="4"/>{<text:tab/>name:"llsRGB2Linear",<text:tab/>description:"in progress",<text:tab/>syntax:"in progress",<text:tab/>useage:"in progress",<text:tab/>url:"https://wiki.secondlife.com/wiki/LlsRGB2Linear",<text:tab/>url2:"https://collegeofscripting.weebly.com/",<text:tab/>type:"in progress",<text:tab/>tag:"function",<text:tab/>category:"in progress",<text:tab/>language:"Linden"},</text:span></text:p>
      <text:p text:style-name="P19"><text:span text:style-name="T9"/></text:p>
      <text:p text:style-name="P19"><text:span text:style-name="T9"><text:s text:c="4"/>{<text:tab/>name:"llStartAnimation",<text:tab/>description:"in progress",<text:tab/>syntax:"in progress",<text:tab/>useage:"in progress",</text:span><text:soft-page-break/><text:span text:style-name="T9"><text:tab/>url:"https://wiki.secondlife.com/wiki/LlStartAnimation",<text:tab/>url2:"https://collegeofscripting.weebly.com/",<text:tab/>type:"in progress",<text:tab/>tag:"function",<text:tab/>category:"in progress",<text:tab/>language:"Linden"},</text:span></text:p>
      <text:p text:style-name="P19"><text:span text:style-name="T9"/></text:p>
      <text:p text:style-name="P19"><text:span text:style-name="T9"><text:s text:c="4"/>{<text:tab/>name:"llStartObjectAnimation",<text:tab/>description:"in progress",<text:tab/>syntax:"in progress",<text:tab/>useage:"in progress",<text:tab/>url:"https://wiki.secondlife.com/wiki/LlStartObjectAnimation",<text:tab/>url2:"https://collegeofscripting.weebly.com/",<text:tab/>type:"in progress",<text:tab/>tag:"function",<text:tab/>category:"in progress",<text:tab/>language:"Linden"},</text:span></text:p>
      <text:p text:style-name="P19"><text:span text:style-name="T9"/></text:p>
      <text:p text:style-name="P19"><text:span text:style-name="T9"><text:s text:c="4"/>{<text:tab/>name:"llStopAnimation",<text:tab/>description:"in progress",<text:tab/>syntax:"in progress",<text:tab/>useage:"in progress",<text:tab/>url:"https://wiki.secondlife.com/wiki/LlStopAni</text:span><text:soft-page-break/><text:span text:style-name="T9">mation",<text:tab/>url2:"https://collegeofscripting.weebly.com/",<text:tab/>type:"in progress",<text:tab/>tag:"function",<text:tab/>category:"in progress",<text:tab/>language:"Linden"},</text:span></text:p>
      <text:p text:style-name="P19"><text:span text:style-name="T9"/></text:p>
      <text:p text:style-name="P19"><text:span text:style-name="T9"><text:s text:c="4"/>{<text:tab/>name:"llStopObjectAnimation",<text:tab/>description:"in progress",<text:tab/>syntax:"in progress",<text:tab/>useage:"in progress",<text:tab/>url:"https://wiki.secondlife.com/wiki/LlStopObjectAnimation",<text:tab/>url2:"https://collegeofscripting.weebly.com/",<text:tab/>type:"in progress",<text:tab/>tag:"function",<text:tab/>category:"in progress",<text:tab/>language:"Linden"},</text:span></text:p>
      <text:p text:style-name="P19"><text:span text:style-name="T9"/></text:p>
      <text:p text:style-name="P19"><text:span text:style-name="T9"><text:s text:c="4"/>{<text:tab/>name:"llStopHover",<text:tab/>description:"in progress",<text:tab/>syntax:"in progress",<text:tab/>useage:"in progress",<text:tab/>url:"https://wiki.secondlife.com/wiki/LlStopHover",<text:tab/></text:span><text:soft-page-break/><text:span text:style-name="T9">url2:"https://collegeofscripting.weebly.com/",<text:tab/>type:"in progress",<text:tab/>tag:"function",<text:tab/>category:"in progress",<text:tab/>language:"Linden"},</text:span></text:p>
      <text:p text:style-name="P19"><text:span text:style-name="T9"/></text:p>
      <text:p text:style-name="P19"><text:span text:style-name="T9"><text:s text:c="4"/>{<text:tab/>name:"llStopLookAt",<text:tab/>description:"in progress",<text:tab/>syntax:"in progress",<text:tab/>useage:"in progress",<text:tab/>url:"https://wiki.secondlife.com/wiki/LlStopLookAt",<text:tab/>url2:"https://collegeofscripting.weebly.com/",<text:tab/>type:"in progress",<text:tab/>tag:"function",<text:tab/>category:"in progress",<text:tab/>language:"Linden"},</text:span></text:p>
      <text:p text:style-name="P19"><text:span text:style-name="T9"/></text:p>
      <text:p text:style-name="P19"><text:span text:style-name="T9"><text:s text:c="4"/>{<text:tab/>name:"llStopMoveToTarget",<text:tab/>description:"in progress",<text:tab/>syntax:"in progress",<text:tab/>useage:"in progress",<text:tab/>url:"https://wiki.secondlife.com/wiki/LlStopMoveToTarge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StopPointAt (Deprecated)",<text:tab/>description:"in progress",<text:tab/>syntax:"in progress",<text:tab/>useage:"in progress",<text:tab/>url:"https://wiki.secondlife.com/wiki/LlStopPointAt",<text:tab/>url2:"https://collegeofscripting.weebly.com/",<text:tab/>type:"in progress",<text:tab/>tag:"function",<text:tab/>category:"in progress",<text:tab/>language:"Linden"},</text:span></text:p>
      <text:p text:style-name="P19"><text:span text:style-name="T9"/></text:p>
      <text:p text:style-name="P19"><text:span text:style-name="T9"><text:s text:c="4"/>{<text:tab/>name:"llStopSound",<text:tab/>description:"in progress",<text:tab/>syntax:"in progress",<text:tab/>useage:"in progress",<text:tab/>url:"https://wiki.secondlife.com/wiki/LlStopSound",<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StringLength",<text:tab/>description:"in progress",<text:tab/>syntax:"in progress",<text:tab/>useage:"in progress",<text:tab/>url:"https://wiki.secondlife.com/wiki/LlStringLength",<text:tab/>url2:"https://collegeofscripting.weebly.com/",<text:tab/>type:"in progress",<text:tab/>tag:"function",<text:tab/>category:"in progress",<text:tab/>language:"Linden"},</text:span></text:p>
      <text:p text:style-name="P19"><text:span text:style-name="T9"/></text:p>
      <text:p text:style-name="P19"><text:span text:style-name="T9"><text:s text:c="4"/>{<text:tab/>name:"llStringToBase64",<text:tab/>description:"in progress",<text:tab/>syntax:"in progress",<text:tab/>useage:"in progress",<text:tab/>url:"https://wiki.secondlife.com/wiki/LlStringToBase64",<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StringTrim",<text:tab/>description:"in progress",<text:tab/>syntax:"in progress",<text:tab/>useage:"in progress",<text:tab/>url:"https://wiki.secondlife.com/wiki/LlStringTrim",<text:tab/>url2:"https://collegeofscripting.weebly.com/",<text:tab/>type:"in progress",<text:tab/>tag:"function",<text:tab/>category:"in progress",<text:tab/>language:"Linden"},</text:span></text:p>
      <text:p text:style-name="P19"><text:span text:style-name="T9"/></text:p>
      <text:p text:style-name="P19"><text:span text:style-name="T9"><text:s text:c="4"/>{<text:tab/>name:"llSubStringIndex",<text:tab/>description:"in progress",<text:tab/>syntax:"in progress",<text:tab/>useage:"in progress",<text:tab/>url:"https://wiki.secondlife.com/wiki/LlSubStringIndex",<text:tab/>url2:"https://collegeofscripting.weebly.com/",<text:tab/>type:"in progress",<text:tab/>tag:"function",<text:tab/>category:"in progress",<text:tab/>language:"Linden"},</text:span></text:p>
      <text:p text:style-name="P19"><text:span text:style-name="T9"/></text:p>
      <text:p text:style-name="P19"><text:span text:style-name="T9"><text:s text:c="4"/>{<text:tab/>name:"llTakeCamera (Deprecated)",<text:tab/>description:"in progress",<text:tab/>syntax:"in </text:span><text:soft-page-break/><text:span text:style-name="T9">progress",<text:tab/>useage:"in progress",<text:tab/>url:"https://wiki.secondlife.com/wiki/LlTakeCamera",<text:tab/>url2:"https://collegeofscripting.weebly.com/",<text:tab/>type:"in progress",<text:tab/>tag:"function",<text:tab/>category:"in progress",<text:tab/>language:"Linden"},</text:span></text:p>
      <text:p text:style-name="P19"><text:span text:style-name="T9"/></text:p>
      <text:p text:style-name="P19"><text:span text:style-name="T9"><text:s text:c="4"/>{<text:tab/>name:"llTakeControls",<text:tab/>description:"in progress",<text:tab/>syntax:"in progress",<text:tab/>useage:"in progress",<text:tab/>url:"https://wiki.secondlife.com/wiki/LlTakeControls",<text:tab/>url2:"https://collegeofscripting.weebly.com/",<text:tab/>type:"in progress",<text:tab/>tag:"function",<text:tab/>category:"in progress",<text:tab/>language:"Linden"},</text:span></text:p>
      <text:p text:style-name="P19"><text:span text:style-name="T9"/></text:p>
      <text:p text:style-name="P19"><text:span text:style-name="T9"><text:s text:c="4"/>{<text:tab/>name:"llTan",<text:tab/>description:"in progress",<text:tab/>syntax:"in progress",<text:tab/>useage:"in progress",<text:tab/>url:"https://wiki.secondlife.com/wiki/LlTan",</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Target",<text:tab/>description:"in progress",<text:tab/>syntax:"in progress",<text:tab/>useage:"in progress",<text:tab/>url:"https://wiki.secondlife.com/wiki/LlTarget",<text:tab/>url2:"https://collegeofscripting.weebly.com/",<text:tab/>type:"in progress",<text:tab/>tag:"function",<text:tab/>category:"in progress",<text:tab/>language:"Linden"},</text:span></text:p>
      <text:p text:style-name="P19"><text:span text:style-name="T9"/></text:p>
      <text:p text:style-name="P19"><text:span text:style-name="T9"><text:s text:c="4"/>{<text:tab/>name:"llTargetedEmail",<text:tab/>description:"in progress",<text:tab/>syntax:"in progress",<text:tab/>useage:"in progress",<text:tab/>url:"https://wiki.secondlife.com/wiki/LlTargetedEmail",<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TargetOmega",<text:tab/>description:"in progress",<text:tab/>syntax:"in progress",<text:tab/>useage:"in progress",<text:tab/>url:"https://wiki.secondlife.com/wiki/LlTargetOmega",<text:tab/>url2:"https://collegeofscripting.weebly.com/",<text:tab/>type:"in progress",<text:tab/>tag:"function",<text:tab/>category:"in progress",<text:tab/>language:"Linden"},</text:span></text:p>
      <text:p text:style-name="P19"><text:span text:style-name="T9"/></text:p>
      <text:p text:style-name="P19"><text:span text:style-name="T9"><text:s text:c="4"/>{<text:tab/>name:"llTargetRemove",<text:tab/>description:"in progress",<text:tab/>syntax:"in progress",<text:tab/>useage:"in progress",<text:tab/>url:"https://wiki.secondlife.com/wiki/LlTargetRemove",<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TeleportAgent",<text:tab/>description:"in progress",<text:tab/>syntax:"in progress",<text:tab/>useage:"in progress",<text:tab/>url:"https://wiki.secondlife.com/wiki/LlTeleportAgent",<text:tab/>url2:"https://collegeofscripting.weebly.com/",<text:tab/>type:"in progress",<text:tab/>tag:"function",<text:tab/>category:"in progress",<text:tab/>language:"Linden"},</text:span></text:p>
      <text:p text:style-name="P19"><text:span text:style-name="T9"/></text:p>
      <text:p text:style-name="P19"><text:span text:style-name="T9"><text:s text:c="4"/>{<text:tab/>name:"llTeleportAgentGlobalCoords",<text:tab/>description:"in progress",<text:tab/>syntax:"in progress",<text:tab/>useage:"in progress",<text:tab/>url:"https://wiki.secondlife.com/wiki/LlTeleportAgentGlobalCoords",<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TeleportAgentHome",<text:tab/>description:"in progress",<text:tab/>syntax:"in progress",<text:tab/>useage:"in progress",<text:tab/>url:"https://wiki.secondlife.com/wiki/LlTeleportAgentHome",<text:tab/>url2:"https://collegeofscripting.weebly.com/",<text:tab/>type:"in progress",<text:tab/>tag:"function",<text:tab/>category:"in progress",<text:tab/>language:"Linden"},</text:span></text:p>
      <text:p text:style-name="P19"><text:span text:style-name="T9"/></text:p>
      <text:p text:style-name="P19"><text:span text:style-name="T9"><text:s text:c="4"/>{<text:tab/>name:"llTextBox",<text:tab/>description:"in progress",<text:tab/>syntax:"in progress",<text:tab/>useage:"in progress",<text:tab/>url:"https://wiki.secondlife.com/wiki/LlTextBox",<text:tab/>url2:"https://collegeofscripting.weebly.com/",<text:tab/>type:"in progress",<text:tab/>tag:"function",<text:tab/>category:"in progress",<text:tab/>language:"Linden"},</text:span></text:p>
      <text:p text:style-name="P19"><text:span text:style-name="T9"/></text:p>
      <text:p text:style-name="P19"><text:span text:style-name="T9"><text:s text:c="4"/>{<text:tab/>name:"llToLower",<text:tab/>description:"in progress",<text:tab/>syntax:"in progress",<text:tab/>useage:"in </text:span><text:soft-page-break/><text:span text:style-name="T9">progress",<text:tab/>url:"https://wiki.secondlife.com/wiki/LlToLower",<text:tab/>url2:"https://collegeofscripting.weebly.com/",<text:tab/>type:"in progress",<text:tab/>tag:"function",<text:tab/>category:"in progress",<text:tab/>language:"Linden"},</text:span></text:p>
      <text:p text:style-name="P19"><text:span text:style-name="T9"/></text:p>
      <text:p text:style-name="P19"><text:span text:style-name="T9"><text:s text:c="4"/>{<text:tab/>name:"llToUpper",<text:tab/>description:"in progress",<text:tab/>syntax:"in progress",<text:tab/>useage:"in progress",<text:tab/>url:"https://wiki.secondlife.com/wiki/LlToUpper",<text:tab/>url2:"https://collegeofscripting.weebly.com/",<text:tab/>type:"in progress",<text:tab/>tag:"function",<text:tab/>category:"in progress",<text:tab/>language:"Linden"},</text:span></text:p>
      <text:p text:style-name="P19"><text:span text:style-name="T9"/></text:p>
      <text:p text:style-name="P19"><text:span text:style-name="T9"><text:s text:c="4"/>{<text:tab/>name:"llTransferLindenDollars",<text:tab/>description:"in progress",<text:tab/>syntax:"in progress",<text:tab/>useage:"in progress",<text:tab/></text:span><text:soft-page-break/><text:span text:style-name="T9">url:"https://wiki.secondlife.com/wiki/LlTransferLindenDollars",<text:tab/>url2:"https://collegeofscripting.weebly.com/",<text:tab/>type:"in progress",<text:tab/>tag:"function",<text:tab/>category:"in progress",<text:tab/>language:"Linden"},</text:span></text:p>
      <text:p text:style-name="P19"><text:span text:style-name="T9"/></text:p>
      <text:p text:style-name="P19"><text:span text:style-name="T9"><text:s text:c="4"/>{<text:tab/>name:"llTriggerSound",<text:tab/>description:"in progress",<text:tab/>syntax:"in progress",<text:tab/>useage:"in progress",<text:tab/>url:"https://wiki.secondlife.com/wiki/LlTriggerSound",<text:tab/>url2:"https://collegeofscripting.weebly.com/",<text:tab/>type:"in progress",<text:tab/>tag:"function",<text:tab/>category:"in progress",<text:tab/>language:"Linden"},</text:span></text:p>
      <text:p text:style-name="P19"><text:span text:style-name="T9"/></text:p>
      <text:p text:style-name="P19"><text:span text:style-name="T9"><text:s text:c="4"/>{<text:tab/>name:"llTriggerSoundLimited",<text:tab/>description:"in progress",<text:tab/>syntax:"in progress",<text:tab/>useage:"in progress",<text:tab/>url:"https://wiki.secondlife.com/wiki/LlTriggerSoundLimited",</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UnescapeURL",<text:tab/>description:"in progress",<text:tab/>syntax:"in progress",<text:tab/>useage:"in progress",<text:tab/>url:"https://wiki.secondlife.com/wiki/LlUnescapeURL",<text:tab/>url2:"https://collegeofscripting.weebly.com/",<text:tab/>type:"in progress",<text:tab/>tag:"function",<text:tab/>category:"in progress",<text:tab/>language:"Linden"},</text:span></text:p>
      <text:p text:style-name="P19"><text:span text:style-name="T9"/></text:p>
      <text:p text:style-name="P19"><text:span text:style-name="T9"><text:s text:c="4"/>{<text:tab/>name:"llUnSit",<text:tab/>description:"in progress",<text:tab/>syntax:"in progress",<text:tab/>useage:"in progress",<text:tab/>url:"https://wiki.secondlife.com/wiki/LlUnSit",<text:tab/>url2:"https://collegeofscripting.weebly.com/",<text:tab/>type:"in progress",<text:tab/>tag:"function",</text:span><text:soft-page-break/><text:span text:style-name="T9"><text:tab/>category:"in progress",<text:tab/>language:"Linden"},</text:span></text:p>
      <text:p text:style-name="P19"><text:span text:style-name="T9"/></text:p>
      <text:p text:style-name="P19"><text:span text:style-name="T9"><text:s text:c="4"/>{<text:tab/>name:"llUpdateCharacter",<text:tab/>description:"in progress",<text:tab/>syntax:"in progress",<text:tab/>useage:"in progress",<text:tab/>url:"https://wiki.secondlife.com/wiki/LlUpdateCharacter",<text:tab/>url2:"https://collegeofscripting.weebly.com/",<text:tab/>type:"in progress",<text:tab/>tag:"function",<text:tab/>category:"in progress",<text:tab/>language:"Linden"},</text:span></text:p>
      <text:p text:style-name="P19"><text:span text:style-name="T9"/></text:p>
      <text:p text:style-name="P19"><text:span text:style-name="T9"><text:s text:c="4"/>{<text:tab/>name:"llUpdateKeyValue",<text:tab/>description:"in progress",<text:tab/>syntax:"in progress",<text:tab/>useage:"in progress",<text:tab/>url:"https://wiki.secondlife.com/wiki/LlUpdateKeyValue",<text:tab/>url2:"https://collegeofscripting.weebly.com/",<text:tab/>type:"in progress",<text:tab/>tag:"function",<text:tab/>category:"in progress",<text:tab/>language:"Linden"},</text:span></text:p>
      <text:p text:style-name="P19"><text:soft-page-break/><text:span text:style-name="T9"/></text:p>
      <text:p text:style-name="P19"><text:span text:style-name="T9"><text:s text:c="4"/>{<text:tab/>name:"llVecDist",<text:tab/>description:"in progress",<text:tab/>syntax:"in progress",<text:tab/>useage:"in progress",<text:tab/>url:"https://wiki.secondlife.com/wiki/LlVecDist",<text:tab/>url2:"https://collegeofscripting.weebly.com/",<text:tab/>type:"in progress",<text:tab/>tag:"function",<text:tab/>category:"in progress",<text:tab/>language:"Linden"},</text:span></text:p>
      <text:p text:style-name="P19"><text:span text:style-name="T9"/></text:p>
      <text:p text:style-name="P19"><text:span text:style-name="T9"><text:s text:c="4"/>{<text:tab/>name:"llVecMag",<text:tab/>description:"in progress",<text:tab/>syntax:"in progress",<text:tab/>useage:"in progress",<text:tab/>url:"https://wiki.secondlife.com/wiki/LlVecMag",<text:tab/>url2:"https://collegeofscripting.weebly.com/",<text:tab/>type:"in progress",<text:tab/>tag:"function",<text:tab/>category:"in progress",<text:tab/>language:"Linden"},</text:span></text:p>
      <text:p text:style-name="P19"><text:span text:style-name="T9"/></text:p>
      <text:p text:style-name="P19"><text:soft-page-break/><text:span text:style-name="T9"><text:s text:c="4"/>{<text:tab/>name:"llVecNorm",<text:tab/>description:"in progress",<text:tab/>syntax:"in progress",<text:tab/>useage:"in progress",<text:tab/>url:"https://wiki.secondlife.com/wiki/LlVecNorm",<text:tab/>url2:"https://collegeofscripting.weebly.com/",<text:tab/>type:"in progress",<text:tab/>tag:"function",<text:tab/>category:"in progress",<text:tab/>language:"Linden"},</text:span></text:p>
      <text:p text:style-name="P19"><text:span text:style-name="T9"/></text:p>
      <text:p text:style-name="P19"><text:span text:style-name="T9"><text:s text:c="4"/>{<text:tab/>name:"llVolumeDetect",<text:tab/>description:"in progress",<text:tab/>syntax:"in progress",<text:tab/>useage:"in progress",<text:tab/>url:"https://wiki.secondlife.com/wiki/LlVolumeDetect",<text:tab/>url2:"https://collegeofscripting.weebly.com/",<text:tab/>type:"in progress",<text:tab/>tag:"function",<text:tab/>category:"in progress",<text:tab/>language:"Linden"},</text:span></text:p>
      <text:p text:style-name="P19"><text:span text:style-name="T9"/></text:p>
      <text:p text:style-name="P19"><text:span text:style-name="T9"><text:s text:c="4"/>{<text:tab/>name:"llWanderWithin",<text:tab/>description:"in progress",<text:tab/>syntax:"in progress",<text:tab/>useage:"in </text:span><text:soft-page-break/><text:span text:style-name="T9">progress",<text:tab/>url:"https://wiki.secondlife.com/wiki/LlWanderWithin",<text:tab/>url2:"https://collegeofscripting.weebly.com/",<text:tab/>type:"in progress",<text:tab/>tag:"function",<text:tab/>category:"in progress",<text:tab/>language:"Linden"},</text:span></text:p>
      <text:p text:style-name="P19"><text:span text:style-name="T9"/></text:p>
      <text:p text:style-name="P19"><text:span text:style-name="T9"><text:s text:c="4"/>{<text:tab/>name:"llWater",<text:tab/>description:"in progress",<text:tab/>syntax:"in progress",<text:tab/>useage:"in progress",<text:tab/>url:"https://wiki.secondlife.com/wiki/LlWater",<text:tab/>url2:"https://collegeofscripting.weebly.com/",<text:tab/>type:"in progress",<text:tab/>tag:"function",<text:tab/>category:"in progress",<text:tab/>language:"Linden"},</text:span></text:p>
      <text:p text:style-name="P19"><text:span text:style-name="T9"/></text:p>
      <text:p text:style-name="P19"><text:span text:style-name="T9"><text:s text:c="4"/>{<text:tab/>name:"llWhisper",<text:tab/>description:"in progress",<text:tab/>syntax:"in progress",<text:tab/>useage:"in progress",<text:tab/>url:"https://wiki.secondlife.com/wiki/LlWhisper</text:span><text:soft-page-break/><text:span text:style-name="T9">",<text:tab/>url2:"https://collegeofscripting.weebly.com/",<text:tab/>type:"in progress",<text:tab/>tag:"function",<text:tab/>category:"in progress",<text:tab/>language:"Linden"},</text:span></text:p>
      <text:p text:style-name="P19"><text:span text:style-name="T9"/></text:p>
      <text:p text:style-name="P19"><text:span text:style-name="T9"><text:s text:c="4"/>{<text:tab/>name:"llWind",<text:tab/>description:"in progress",<text:tab/>syntax:"in progress",<text:tab/>useage:"in progress",<text:tab/>url:"https://wiki.secondlife.com/wiki/LlWind",<text:tab/>url2:"https://collegeofscripting.weebly.com/",<text:tab/>type:"in progress",<text:tab/>tag:"function",<text:tab/>category:"in progress",<text:tab/>language:"Linden"},</text:span></text:p>
      <text:p text:style-name="P19"><text:span text:style-name="T9"/></text:p>
      <text:p text:style-name="P19"><text:span text:style-name="T9"><text:s text:c="4"/>{<text:tab/>name:"llXorBase64",<text:tab/>description:"in progress",<text:tab/>syntax:"in progress",<text:tab/>useage:"in progress",<text:tab/>url:"https://wiki.secondlife.com/wiki/LlXorBase64",<text:tab/>url2:"https://collegeofscripting.weebly.com/",</text:span><text:soft-page-break/><text:span text:style-name="T9"><text:tab/>type:"in progress",<text:tab/>tag:"function",<text:tab/>category:"in progress",<text:tab/>language:"Linden"},</text:span></text:p>
      <text:p text:style-name="P19"><text:span text:style-name="T9"/></text:p>
      <text:p text:style-name="P19"><text:span text:style-name="T9"><text:s text:c="4"/>{<text:tab/>name:"llXorBase64Strings (Deprecated)",<text:tab/>description:"in progress",<text:tab/>syntax:"in progress",<text:tab/>useage:"in progress",<text:tab/>url:"https://wiki.secondlife.com/wiki/LlXorBase64Strings",<text:tab/>url2:"https://collegeofscripting.weebly.com/",<text:tab/>type:"in progress",<text:tab/>tag:"function",<text:tab/>category:"in progress",<text:tab/>language:"Linden"},</text:span></text:p>
      <text:p text:style-name="P19"><text:span text:style-name="T9"/></text:p>
      <text:p text:style-name="P19"><text:span text:style-name="T9"><text:s text:c="4"/>{<text:tab/>name:"llXorBase64StringsCorrect (Deprecated)",<text:tab/>description:"in progress",<text:tab/>syntax:"in progress",<text:tab/>useage:"in progress",<text:tab/>url:"https://wiki.secondlife.com/wiki/LlXorBase64StringsCorrect",<text:tab/>url2:"https://collegeofscripting.weebly.com/",<text:tab/>type:"in progress",<text:tab/>tag:"function",</text:span><text:soft-page-break/><text:span text:style-name="T9"><text:tab/>category:"in progress",<text:tab/>language:"Linden"}</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mathematics.js</text:span></text:p>
      <text:p text:style-name="P19"><text:span text:style-name="T9"/></text:p>
      <text:p text:style-name="P19"><text:span text:style-name="T9">let mathematics =</text:span></text:p>
      <text:p text:style-name="P19"><text:span text:style-name="T9">[</text:span></text:p>
      <text:p text:style-name="P19"><text:span text:style-name="T9"><text:s text:c="4"/>{ title:`MATHEMATICS`, date:`01/01/2007 12:00 AM`, url:`https://collegeofscripting.weebly.com`, image:`https://logicscience.weebly.com/uploads/1/3/5/6/135653355/mathematics-1.png`, info:`texture`, tag:`book`, description:`math tutorial`},</text:span></text:p>
      <text:p text:style-name="P19"><text:span text:style-name="T9"/></text:p>
      <text:p text:style-name="P19"><text:span text:style-name="T9"><text:s text:c="4"/>{ title:`MATHEMATICS`, date:`01/02/2007 12:00 AM`, </text:span><text:soft-page-break/><text:span text:style-name="T9">url:`https://collegeofscripting.weebly.com`, image:`https://logicscience.weebly.com/uploads/1/3/5/6/135653355/mathematics-2.png`, info:`texture`, tag:`book`, description:`math tutorial`},</text:span></text:p>
      <text:p text:style-name="P19"><text:span text:style-name="T9"><text:s text:c="4"/></text:span></text:p>
      <text:p text:style-name="P19"><text:span text:style-name="T9"><text:s text:c="4"/>{ title:`MATHEMATICS`, date:`01/03/2007 12:00 AM`, url:`https://collegeofscripting.weebly.com`, image:`https://logicscience.weebly.com/uploads/1/3/5/6/135653355/mathematics-3.png`, info:`texture`, tag:`book`, description:`math tutorial`}</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ourVideoFiles.js</text:span></text:p>
      <text:p text:style-name="P19"><text:span text:style-name="T9"/></text:p>
      <text:p text:style-name="P19"><text:span text:style-name="T9">let ourVideoFiles =</text:span></text:p>
      <text:p text:style-name="P19"><text:soft-page-break/><text:span text:style-name="T9">[</text:span></text:p>
      <text:p text:style-name="P19"><text:span text:style-name="T9">{<text:tab/>title:"Central Records Complex Opens to House FBI Files",<text:tab/>type:"mp4",<text:tab/>date:"08/14/2020 12:00 AM",<text:tab/>url:"https://www.youtube.com/watch?v=WsOFxqB3U3A",<text:tab/>url2:"https://collegeofscripting.weebly.com/uploads/6/4/4/8/64482293/central_records_complex_opens_to_house_fbi_files.mp4",<text:tab/>tag:"personal",<text:tab/>description:"personal",<text:tab/>starttime:"00:00:05",<text:tab/>endtime:"00:00:10",<text:tab/>kind:"video"},</text:span></text:p>
      <text:p text:style-name="P19"><text:span text:style-name="T9"/></text:p>
      <text:p text:style-name="P19"><text:span text:style-name="T9">{<text:tab/>title:"FBI Special Agents Your Expertise Fits",<text:tab/>type:"mp4",<text:tab/>date:"03/10/2020 12:00 AM",<text:tab/>url:"https://www.youtube.com/watch?v=8C973Mi8caQ",<text:tab/>url2:"https://collegeofscripting.weebly.com/uploads/6/4/4/8/64482293/fbi_special_agents_your_expertise_fits.mp4",<text:tab/>tag:"personal",<text:tab/>description:"personal",<text:tab/>starttime:"00:00:11",<text:tab/>endtime:"00:00:17",<text:tab/>kind:"video"},</text:span></text:p>
      <text:p text:style-name="P19"><text:soft-page-break/><text:span text:style-name="T9"/></text:p>
      <text:p text:style-name="P19"><text:span text:style-name="T9">{<text:tab/>title:"Video Simulation Team",<text:tab/>type:"mp4",<text:tab/>date:"04/26/2011 12:00 AM",<text:tab/>url:"https://www.youtube.com/watch?v=84bIBZFFVYk",<text:tab/>url2:"https://collegeofscripting.weebly.com/uploads/6/4/4/8/64482293/video_simulation_team.mp4",<text:tab/>tag:"personal",<text:tab/>description:"personal",<text:tab/>starttime:"00:00:00",<text:tab/>endtime:"00:00:20",<text:tab/>kind:"video"},</text:span></text:p>
      <text:p text:style-name="P19"><text:span text:style-name="T9"/></text:p>
      <text:p text:style-name="P19"><text:span text:style-name="T9">{<text:tab/>title:"myGuitarMelody1",<text:tab/>type:"mp3",<text:tab/>date:"10/28/2020 12:00 AM",<text:tab/>url:"https://collegeofscripting.weebly.com/uploads/6/4/4/8/64482293/myguitarmelody1.mp3",<text:tab/>url2:"https://collegeofscripting.weebly.com/uploads/6/4/4/8/64482293/myguitarmelody1.mp3",<text:tab/>tag:"personal",<text:tab/>description:"personal",<text:tab/>starttime:"00:00:00",<text:tab/>endtime:"00:00:48",<text:tab/>kind:"audio"}</text:span></text:p>
      <text:p text:style-name="P19"><text:span text:style-name="T9">];</text:span></text:p>
      <text:p text:style-name="P19"><text:span text:style-name="T9"/></text:p>
      <text:p text:style-name="P19"><text:soft-page-break/><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petitoGabrielleInvestigation.js</text:span></text:p>
      <text:p text:style-name="P19"><text:span text:style-name="T9"/></text:p>
      <text:p text:style-name="P19"><text:span text:style-name="T9">let petitoGabrielleInvestigation =</text:span></text:p>
      <text:p text:style-name="P19"><text:span text:style-name="T9">[</text:span></text:p>
      <text:p text:style-name="P19"><text:span text:style-name="T9"><text:s text:c="4"/>{ date:`08/12/2021 12:00 PM`, note:`&lt;b&gt;August 12th&lt;/b&gt; is the same day Petito and Laundrie had an encounter with police in Moab, Utah.`, summary:`Police in Utah pull Brian over with Gabrielle on August 12, 2021`, number:`0`, tag:`note`, newsArticleOne:`https://newyork.cbslocal.com/2021/09/18/gabby-petito-search-timeline-of-notable-dates-and-events/`},</text:span></text:p>
      <text:p text:style-name="P19"><text:span text:style-name="T9"/></text:p>
      <text:p text:style-name="P19"><text:span text:style-name="T9"><text:s text:c="4"/>{ date:`08/25/2021 12:00 AM`, note:`She last spoke with her family on &lt;b&gt;Aug. 25&lt;/b&gt; from Wyoming’s Grand Teton National Park`, summary:`Last time Gabrielle spoke with </text:span><text:soft-page-break/><text:span text:style-name="T9">family`, number:`0`, tag:`note`, newsArticleOne:`https://nypost.com/2021/09/19/gabby-petito-case-police-have-obtained-cell-tracking-data/`},</text:span></text:p>
      <text:p text:style-name="P19"><text:span text:style-name="T9"><text:s text:c="4"/></text:span></text:p>
      <text:p text:style-name="P19"><text:span text:style-name="T9"><text:s text:c="4"/>{ date:`08/30/2021 12:00 PM`, note:`In the last text from her phone to family on &lt;b&gt;Aug. 30&lt;/b&gt;, Petito indicated that she ended up in Yosemite, about 900 miles away in California - though her mother is skeptical that she actually sent the message`, summary:`Last text from Gabrielle's phone`, number:`0`, tag:`note`, newsArticleOne:`https://nypost.com/2021/09/19/gabby-petito-case-police-have-obtained-cell-tracking-data/`},</text:span></text:p>
      <text:p text:style-name="P19"><text:span text:style-name="T9"><text:s text:c="4"/></text:span></text:p>
      <text:p text:style-name="P19"><text:span text:style-name="T9"><text:s text:c="4"/>{ date:`09/01/2021 12:00 AM`, note:`Police said Laundrie returned in the van alone to his home in North Port, Florida on &lt;b&gt;Sept 1&lt;/b&gt;.`, summary:`Brian returned to his home in the van alone`, number:`0`, tag:`note`, newsArticleOne:`https://nypost.com/2021/09/19/gabby-petito-case-police-have-obtained-cell-tracking-data/`},</text:span></text:p>
      <text:p text:style-name="P19"><text:span text:style-name="T9"><text:s text:c="4"/></text:span></text:p>
      <text:p text:style-name="P19"><text:soft-page-break/><text:span text:style-name="T9"><text:s text:c="4"/>{ date:`09/11/2021 12:00 AM`, note:`Meanwhile. Petito’s family reported her missing &lt;b&gt;Sept. 11&lt;/b&gt; after she lost contact with them.`, summary:`Gabrielle reported missing on Sept 11, 2021`, number:`0`, tag:`note`, newsArticleOne:`https://nypost.com/2021/09/19/gabby-petito-case-police-have-obtained-cell-tracking-data/`},</text:span></text:p>
      <text:p text:style-name="P19"><text:span text:style-name="T9"><text:s text:c="4"/></text:span></text:p>
      <text:p text:style-name="P19"><text:span text:style-name="T9"><text:s text:c="4"/>{ date:`09/18/2021 12:00 PM`, note:`Laundrie’s family has refused to let authorities talk to him and they claimed on &lt;b&gt;Saturday (09/18/2021)&lt;/b&gt; that he had gone missing himself days earlier from their home.`, summary:`Brian reported missing`, number:`0`, tag:`note`, newsArticleOne:`https://nypost.com/2021/09/19/gabby-petito-case-police-have-obtained-cell-tracking-data/`},</text:span></text:p>
      <text:p text:style-name="P19"><text:span text:style-name="T9"><text:s text:c="4"/></text:span></text:p>
      <text:p text:style-name="P19"><text:span text:style-name="T9"><text:s text:c="4"/>{ date:`09/19/2021 12:00 PM`, note:`A body consistent with the description of Gabby Petito, the 22-year-old woman who went missing while on a cross-country road trip with her boyfriend, was discovered in the Bridger-</text:span><text:soft-page-break/><text:span text:style-name="T9">Teton National Forest in Wyoming.`, summary:`Body found matching description of Gabrielle on Sept 19, 2021`, number:`0`, tag:`note`, newsArticleOne:`https://www.yahoo.com/gma/unidentified-body-found-near-area-213900218.html`},</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rickyHattonInterview.js</text:span></text:p>
      <text:p text:style-name="P19"><text:span text:style-name="T9"/></text:p>
      <text:p text:style-name="P19"><text:span text:style-name="T9">let rickyHattonInterview =</text:span></text:p>
      <text:p text:style-name="P19"><text:span text:style-name="T9">[</text:span></text:p>
      <text:p text:style-name="P19"><text:span text:style-name="T9"><text:s text:c="4"/>{<text:tab/>title:"ABSOLUTE INSULT!` RICKY HATTON RESPONDS TO DEONTAY WILDERS CLAIMS HE HELPED TYSON FURY CHEAT!",<text:tab/>date:"11/06/2020 12:00 AM",<text:tab/></text:span><text:soft-page-break/><text:span text:style-name="T9">url:"https://www.youtube.com/embed/5HWFJxTy4R0",<text:tab/>tag:"youtubeVideo",<text:tab/>startTime:"00:00:33",<text:tab/>endTime:"00:00:57",<text:tab/>words:"Timecode &lt;br&gt; 00:00:33 to 00:00:57 &lt;br&gt; &lt;br&gt; <text:s/>Deontay Wilder is heard speaking on a video that Ricky Hatton is watching. <text:s/>&lt;br&gt; Deontay Wilder is heard saying: &lt;br&gt; &lt;b&gt;So in the first fight, when Ricky Hatton was pulling down your glove, to put your fist in an improper position-&lt;/b&gt;&lt;br&gt;&lt;br&gt; <text:s/>Ricky Hatton says in response:&lt;br&gt; &lt;b&gt;I wasn`t pulling down the glove.&lt;br&gt; I was pulling his gloves on.&lt;br&gt; Cause Tyson flicks the punches.&lt;br&gt; He flicks his shots.&lt;br&gt; Pulling the glove, pulling the glove back on for him.&lt;/b&gt;",<text:tab/>name:"Ricky Hatton",<text:tab/>description:"Interview",<text:tab/>},</text:span></text:p>
      <text:p text:style-name="P19"><text:span text:style-name="T9"/></text:p>
      <text:p text:style-name="P19"><text:span text:style-name="T9"><text:s text:c="4"/>{<text:tab/>title:"`ABSOLUTE INSULT!` RICKY HATTON RESPONDS TO DEONTAY WILDER`S CLAIMS HE HELPED TYSON FURY CHEAT!",<text:tab/>date:"11/06/2020 12:00 AM",<text:tab/>url:"https://www.youtube.com/embed/5HWFJxTy4R0",<text:tab/>tag:"youtubeVideo",<text:tab/>startTime:"00:06:33",<text:tab/>endTime:"00:07:07",</text:span><text:soft-page-break/><text:span text:style-name="T9"><text:tab/>words:"Timecode &lt;br&gt; 00:06:33 &lt;br&gt; &lt;br&gt; <text:s/>Ricky Hatton says &lt;br&gt; &lt;b&gt;So, that`s why Tyson, when Tyson, you know, he went, pull me glove up. &lt;br&gt; &lt;br&gt; <text:s/>Said pull me glove up. <text:s/>&lt;br&gt; &lt;br&gt; <text:s/>He didn`t say get that horseshoe out and stick that in it man. &lt;br&gt; You know what I mean? &lt;br&gt; &lt;br&gt; <text:s/>He said pull me glove up, because he doesn`t like it as fastened right tightly round his wrist, because he, he likes to flick the shots. &lt;br&gt; <text:s/>You know, he`s not, ah, you know, he doesn`t punch with his whole body, Tyson, like certain fighters. &lt;br&gt; <text:s/>He likes to flick and jab and poke his jab and leave it there and that`s why he doesn`t like, he likes mobility in his wrist rather than having it locked, yeah.&lt;/b&gt;",<text:tab/>name:"Ricky Hatton",<text:tab/>description:"Interview",<text:tab/>},</text:span></text:p>
      <text:p text:style-name="P19"><text:span text:style-name="T9"/></text:p>
      <text:p text:style-name="P19"><text:span text:style-name="T9"><text:s text:c="4"/>{<text:tab/>title:"`ABSOLUTE INSULT!` RICKY HATTON RESPONDS TO DEONTAY WILDER`S CLAIMS HE HELPED TYSON FURY CHEAT!",<text:tab/>date:"11/06/2020 12:00 AM",<text:tab/>url:"https://www.youtube.com/embed/5HWFJxTy4R0",<text:tab/>tag:"youtubeVideo",<text:tab/>startTime:"00:07:19",<text:tab/>endTime:"00:07:30",</text:span><text:soft-page-break/><text:span text:style-name="T9"><text:tab/>words:"Timecode &lt;br&gt; 00:07:19 to 00:07:30 &lt;br&gt; &lt;br&gt; <text:s/>Ricky Hatton Says: &lt;br&gt; &lt;b&gt;Yeah, and it`s like, I think um, he was, you know Deontay was you know having a a dig at me, you know indirectly, cause I was the individual pulling the glove up, but I mean- &lt;/b&gt;",<text:tab/>name:"Ricky Hatton",<text:tab/>description:"Interview",<text:tab/>},</text:span></text:p>
      <text:p text:style-name="P19"><text:span text:style-name="T9"/></text:p>
      <text:p text:style-name="P19"><text:span text:style-name="T9"><text:s text:c="4"/>{<text:tab/>title:"`ABSOLUTE INSULT!` RICKY HATTON RESPONDS TO DEONTAY WILDER`S CLAIMS HE HELPED TYSON FURY CHEAT!",<text:tab/>date:"11/06/2020 12:00 AM",<text:tab/>url:"https://www.youtube.com/embed/5HWFJxTy4R0",<text:tab/>tag:"youtubeVideo",<text:tab/>startTime:"00:24:45",<text:tab/>endTime:"00:25:14",<text:tab/>words:"Timecode &lt;br&gt; 24:45 to 25:14 &lt;br&gt; &lt;br&gt; <text:s/>Ricky Hatton says: &lt;br&gt; &lt;b&gt;I know I keep repeating myself about the style of Tyson, you know, he flicks his jab, so if you flick your jab, what happens to your glove? &lt;br&gt; It falls down your hand. &lt;br&gt; Flicking the jab, flicking the jab, flicking the, flicking the. &lt;br&gt; Every round I had to nearly pull it up. &lt;br&gt; Pull the gloves up Rick. &lt;br&gt; Pull the gloves a bit man. &lt;br&gt; </text:span><text:soft-page-break/><text:span text:style-name="T9">Because he`s, that`s the way his style is, he flicks it. &lt;br&gt; Come on, puttin a, puttin a thing in his glove, honest to God.&lt;/b&gt;",<text:tab/>name:"Ricky Hatton",<text:tab/>description:"Interview",<text:tab/>}</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scienceImages.js</text:span></text:p>
      <text:p text:style-name="P19"><text:span text:style-name="T9"/></text:p>
      <text:p text:style-name="P19"><text:span text:style-name="T9">let scienceImages =</text:span></text:p>
      <text:p text:style-name="P19"><text:span text:style-name="T9">[</text:span></text:p>
      <text:p text:style-name="P19"><text:span text:style-name="T9">{<text:tab/>title:"Electricity is the flow of electrons around a circuit",<text:tab/>date:"10/07/2020 12:00 AM",<text:tab/>url:"http://ffden-2.phys.uaf.edu/webproj/211_fall_2016/Sterling_Stasak/Sterling_Stasak/Physics%20of%20Electricity.html",<text:tab/>image:"https://cdn4.explainthatstuff.com/electr</text:span><text:soft-page-break/><text:span text:style-name="T9">onflow.png",<text:tab/>info:"website",<text:tab/>tag:"electricity",<text:tab/>description:"electron flow"},</text:span></text:p>
      <text:p text:style-name="P19"><text:span text:style-name="T9"/></text:p>
      <text:p text:style-name="P19"><text:span text:style-name="T9">{<text:tab/>title:"What is Electric Current? Definition &amp; Direction of flow of current",<text:tab/>date:"08/01/2018 12:00 AM",<text:tab/>url:"https://www.youtube.com/watch?v=kAL17fHlv4U",<text:tab/>image:"https://i.ytimg.com/vi/kAL17fHlv4U/maxresdefault.jpg",<text:tab/>info:"youtubeVideo",<text:tab/>tag:"electricity",<text:tab/>description:"electron flow"},</text:span></text:p>
      <text:p text:style-name="P19"><text:span text:style-name="T9"/></text:p>
      <text:p text:style-name="P19"><text:span text:style-name="T9">{<text:tab/>title:"Current Electricity and Electrical Potential",<text:tab/>date:"09/08/2010 12:00 AM",<text:tab/>url:"http://paulzhang-sph3u.blogspot.com/2010/09/current-electricity-and-electrical.html",<text:tab/>image:"https://1.bp.blogspot.com/_kJYnXmViRmg/TIl-IlFDpsI/AAAAAAAAAAQ/fWFfGCZBiXI/s1600/electric+current.jpg",<text:tab/>info:"website",<text:tab/>tag:"electricity",<text:tab/>description:"electron flow"},</text:span></text:p>
      <text:p text:style-name="P19"><text:span text:style-name="T9"/></text:p>
      <text:p text:style-name="P19"><text:soft-page-break/><text:span text:style-name="T9">{<text:tab/>title:"Electricity Simplified",<text:tab/>date:"01/01/2001 12:00 AM",<text:tab/>url:"https://docireport.org/2013/08/17/electricity-simplified/",<text:tab/>image:"https://docireport.files.wordpress.com/2013/08/electron-flow.jpg",<text:tab/>info:"website",<text:tab/>tag:"electricity",<text:tab/>description:"electron flow"},</text:span></text:p>
      <text:p text:style-name="P19"><text:span text:style-name="T9"/></text:p>
      <text:p text:style-name="P19"><text:span text:style-name="T9">{<text:tab/>title:"DIY - How to Build a mini electric motor",<text:tab/>date:"07/27/2017 12:00 AM",<text:tab/>url:"https://www.youtube.com/watch?v=Xnc4oLHZ438",<text:tab/>image:"https://i.ytimg.com/vi/Xnc4oLHZ438/maxresdefault.jpg",<text:tab/>info:"youtubeVideo",<text:tab/>tag:"electricity",<text:tab/>description:"electric motor"},</text:span></text:p>
      <text:p text:style-name="P19"><text:span text:style-name="T9"/></text:p>
      <text:p text:style-name="P19"><text:span text:style-name="T9">{<text:tab/>title:"Rotation electric motor, easy homemade",<text:tab/>date:"02/04/2013 12:00 AM",<text:tab/>url:"https://www.youtube.com/watch?v=WKklyuzghQg",<text:tab/></text:span><text:soft-page-break/><text:span text:style-name="T9">image:"https://i.ytimg.com/vi/WKklyuzghQg/maxresdefault.jpg",<text:tab/>info:"youtubeVideo",<text:tab/>tag:"electricity",<text:tab/>description:"electric motor"},</text:span></text:p>
      <text:p text:style-name="P19"><text:span text:style-name="T9"/></text:p>
      <text:p text:style-name="P19"><text:span text:style-name="T9">{<text:tab/>title:"How to make an electric motor homemade",<text:tab/>date:"08/10/2014 12:00 AM",<text:tab/>url:"https://www.youtube.com/watch?v=kkXUmex-fy4",<text:tab/>image:"https://i.ytimg.com/vi/kkXUmex-fy4/maxresdefault.jpg",<text:tab/>info:"youtubeVideo",<text:tab/>tag:"electricity",<text:tab/>description:"electric motor"}</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socialMediaEvidence.js</text:span></text:p>
      <text:p text:style-name="P19"><text:span text:style-name="T9"/></text:p>
      <text:p text:style-name="P19"><text:span text:style-name="T9">let socialMediaEvidence =</text:span></text:p>
      <text:p text:style-name="P19"><text:soft-page-break/><text:span text:style-name="T9">[</text:span></text:p>
      <text:p text:style-name="P19"><text:span text:style-name="T9">{<text:tab/>title:"Jeffrey Epstein hosted Bill Clinton on his private island, documents reveal",<text:tab/>date:"07/31/2020 03:05 AM",<text:tab/>url:"https://nypost.com/2020/07/31/jeffrey-epstein-hosted-bill-clinton-on-private-island-court-docs/",<text:tab/>info:"Witness Testimony",<text:tab/>image:"https://nypost.com/wp-content/uploads/sites/2/2020/07/clinton-epstein.jpg?quality=90&amp;strip=all&amp;w=1236&amp;h=820&amp;crop=1",<text:tab/>tag:"twitter",<text:tab/>description:"epstein",<text:tab/>probability:"98"},</text:span></text:p>
      <text:p text:style-name="P19"><text:span text:style-name="T9"/></text:p>
      <text:p text:style-name="P19"><text:span text:style-name="T9">{<text:tab/>title:"Bill Clinton visited Jeffrey Epstein's private island, unsealed court documents suggest",<text:tab/>date:"07/31/2020 12:00 AM",<text:tab/>url:"https://www.foxnews.com/us/bill-clinton-visited-jeffrey-epsteins-private-island-unsealed-court-documents-suggest",<text:tab/>info:"testimony",<text:tab/>image:"https://a57.foxnews.com/cf-images.us-east-1.prod.boltdns.net/v1/static/694940094001/a178ccca-ad16-4650-9e23-b520d8f99642/c0ebbece-df07-4bcf-852b-2e84318ee934/1280x720/match/</text:span><text:soft-page-break/><text:span text:style-name="T9">931/524/image.jpg?ve=1&amp;tl=1",<text:tab/>tag:"twitter",<text:tab/>description:"epstein",<text:tab/>probability:"97"},</text:span></text:p>
      <text:p text:style-name="P19"><text:span text:style-name="T9"/></text:p>
      <text:p text:style-name="P19"><text:span text:style-name="T9">{<text:tab/>title:"MIT Technology Review @techreview",<text:tab/>date:"07/31/2020 02:55 PM",<text:tab/>url:"https://twitter.com/techreview/status/1289273594761994241",<text:tab/>info:"The pandemic has rapidly grown the presence of QAnon and the spread of its conspiracy theories. If we stand any hope of stopping it, online platforms must do much more than fact checks and account bans.",<text:tab/>image:"https://collegeofscripting.weebly.com/uploads/6/4/4/8/64482293/mit_orig.jpg",<text:tab/>tag:"twitter",<text:tab/>description:"censorship",<text:tab/>probability:"99"},</text:span></text:p>
      <text:p text:style-name="P19"><text:span text:style-name="T9"/></text:p>
      <text:p text:style-name="P19"><text:span text:style-name="T9">{<text:tab/>title:"Save the Children",<text:tab/>date:"08/01/2020 12:04 AM",<text:tab/>url:"https://twitter.com/i/status/1289411729265393664",<text:tab/>info:"HUMANITY IS ALIVE",<text:tab/>image:"https://collegeofscripting.weebly.com/u</text:span><text:soft-page-break/><text:span text:style-name="T9">ploads/6/4/4/8/64482293/save_orig.jpg",<text:tab/>tag:"twitter",<text:tab/>description:"epstein",<text:tab/>probability:"100"},</text:span></text:p>
      <text:p text:style-name="P19"><text:span text:style-name="T9"/></text:p>
      <text:p text:style-name="P19"><text:span text:style-name="T9">{<text:tab/>title:"Thousands of protesters against German coronavirus restrictions converge in Berlin",<text:tab/>date:"08/01/2020 08:31 AM",<text:tab/>url:"https://twitter.com/AP/status/1289539152258662402",<text:tab/>info:"German People unite for freedom",<text:tab/>image:"https://collegeofscripting.weebly.com/uploads/6/4/4/8/64482293/germanprotest_orig.jpg",<text:tab/>tag:"twitter",<text:tab/>description:"freedom",<text:tab/>probability:"100"}</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 techVideos.js</text:span></text:p>
      <text:p text:style-name="P19"><text:span text:style-name="T9"/></text:p>
      <text:p text:style-name="P19"><text:span text:style-name="T9">let techVideos =</text:span></text:p>
      <text:p text:style-name="P19"><text:span text:style-name="T9">[</text:span></text:p>
      <text:p text:style-name="P19"><text:span text:style-name="T9">{ title:"How To Make a Water Pump From DC Motor at Home | DC Motor Ideas", date:"03/31/2020 12:00 AM", url:"https://www.youtube.com/embed/qnhReMd7dAk", tag:"youtubeVideo", description:"water pump"},</text:span></text:p>
      <text:p text:style-name="P19"><text:span text:style-name="T9"/></text:p>
      <text:p text:style-name="P19"><text:span text:style-name="T9">{ title:"Simple Homemade DIY Water PUMP", date:"09/22/2020 12:00 AM", url:"https://www.youtube.com/embed/9fwo_VEMKos", tag:"youtubeVideo", description:"water pump"},</text:span></text:p>
      <text:p text:style-name="P19"><text:span text:style-name="T9"/></text:p>
      <text:p text:style-name="P19"><text:span text:style-name="T9">{ title:"How To Make Water Pump 12V At Home/Centrifugal/WaterProof/PROPELLER BIG 60mm/775/288W/V14", date:"08/11/2020 12:00 AM", url:"https://www.youtube.com/embed/JS828t-63HI", tag:"youtubeVideo", description:"water pump"},</text:span></text:p>
      <text:p text:style-name="P19"><text:soft-page-break/><text:span text:style-name="T9"/></text:p>
      <text:p text:style-name="P19"><text:span text:style-name="T9">{ title:"Powerful Homemade Electric Motor (Physics Explained)", date:"04/10/2016 12:00 AM", url:"https://www.youtube.com/embed/nw1JDYY3zfA", tag:"youtubeVideo", description:"electric motor"},</text:span></text:p>
      <text:p text:style-name="P19"><text:span text:style-name="T9"/></text:p>
      <text:p text:style-name="P19"><text:span text:style-name="T9">{ title:"The First Electric Motor", date:"02/07/2015 12:00 AM", url:"https://www.youtube.com/embed/8LTP49d7KF8", tag:"youtubeVideo", description:"electric motor"},</text:span></text:p>
      <text:p text:style-name="P19"><text:span text:style-name="T9"/></text:p>
      <text:p text:style-name="P19"><text:span text:style-name="T9">{ title:"How to make a air pump at home", date:"07/12/2019 12:00 AM", url:"https://www.youtube.com/embed/KgG-GjF0c8o", tag:"youtubeVideo", description:"air pump"},</text:span></text:p>
      <text:p text:style-name="P19"><text:span text:style-name="T9"/></text:p>
      <text:p text:style-name="P19"><text:span text:style-name="T9">{ title:"How To Make a Mini Air Pump using DC Motor", date:"11/18/2019 12:00 AM", url:"https://www.youtube.com/embed/7f-FrBc6j38", tag:"youtubeVideo", description:"air pump"},</text:span></text:p>
      <text:p text:style-name="P19"><text:span text:style-name="T9"/></text:p>
      <text:p text:style-name="P19"><text:soft-page-break/><text:span text:style-name="T9">{ title:"How to Make a Matchbox Microphone", date:"02/03/2015 12:00 AM", url:"https://www.youtube.com/embed/yj-wkw98j7Q", tag:"youtubeVideo", description:"microphone"},</text:span></text:p>
      <text:p text:style-name="P19"><text:span text:style-name="T9"/></text:p>
      <text:p text:style-name="P19"><text:span text:style-name="T9">{ title:"How to Make Microphone using Pencil Nobs and Match Box", date:"04/22/2017 12:00 AM", url:"https://www.youtube.com/embed/3weyFhg9jsM", tag:"youtubeVideo", description:"microphon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theNews.js</text:span></text:p>
      <text:p text:style-name="P19"><text:span text:style-name="T9"/></text:p>
      <text:p text:style-name="P19"><text:span text:style-name="T9">let theNews =</text:span></text:p>
      <text:p text:style-name="P19"><text:span text:style-name="T9">[</text:span></text:p>
      <text:p text:style-name="P19"><text:soft-page-break/><text:span text:style-name="T9"><text:s text:c="4"/>{ headline:`Bill Gates Met With Jeffrey Epstein Many Times, Despite His Past`, date:`10/12/2019 12:00 AM`, url:`https://www.nytimes.com/2019/10/12/business/jeffrey-epstein-bill-gates.html`, tag:`news`, description:`epstein`},</text:span></text:p>
      <text:p text:style-name="P19"><text:span text:style-name="T9"/></text:p>
      <text:p text:style-name="P19"><text:span text:style-name="T9"><text:s text:c="4"/>{ headline:`Ghislaine Maxwell was a faithful lapdog to Jeffrey Epstein, wanted to marry him, royal cousin claims`, date:`07/06/2020 12:00 AM`, url:`https://www.foxnews.com/entertainment/ghislaine-maxwell-jeffrey-epstein-christina-oxenberg-prince-andrew`, tag:`news`, description:`epstein`},</text:span></text:p>
      <text:p text:style-name="P19"><text:span text:style-name="T9"><text:s text:c="4"/></text:span></text:p>
      <text:p text:style-name="P19"><text:span text:style-name="T9"><text:s text:c="4"/>{ headline:`Massachusetts Legislature Overrides Governors Veto, Allowing Minors to Obtain Abortions without Parental Consent`, date:`01/18/2021 02:23 PM`, url:`https://www.nationalreview.com/corner/massachusetts-legislature-overrides-governors-veto-allowing-minors-to-obtain-abortions-without-parental-consent/`, tag:`news`, description:`crimes against humanity`},</text:span></text:p>
      <text:p text:style-name="P19"><text:span text:style-name="T9"><text:s text:c="4"/></text:span></text:p>
      <text:p text:style-name="P19"><text:soft-page-break/><text:span text:style-name="T9"><text:s text:c="4"/>{ headline:`New York Democrats bill allowing governor to detain individuals dangerous to public health sparks backlash`, date:`01/03/2021 12:00 AM`, url:`https://www.foxnews.com/politics/new-york-bill-a416-detainment-assembly-ny`, tag:`news`, description:`constitution violation`},</text:span></text:p>
      <text:p text:style-name="P19"><text:span text:style-name="T9"><text:s text:c="4"/></text:span></text:p>
      <text:p text:style-name="P19"><text:span text:style-name="T9"><text:s text:c="4"/>{ headline:`Bidens executive order unlevels the playing field for girls`, date:`01/21/2021 08:12 PM`, url:`https://nypost.com/2021/01/21/bidens-exec-order-unlevels-the-playing-field-for-girls/`, tag:`news`, description:`executive order`},</text:span></text:p>
      <text:p text:style-name="P19"><text:span text:style-name="T9"><text:s text:c="4"/></text:span></text:p>
      <text:p text:style-name="P19"><text:span text:style-name="T9"><text:s text:c="4"/>{ headline:`More hand sanitizers identified for methanol risk and added to FDA list of ones to avoid`, date:`08/04/2020 12:11 PM`, url:`https://www.usatoday.com/story/money/2020/08/04/hand-sanitizer-recalls-methanol-risk-fda-warning-coronavirus/5581182002/`, tag:`news`, description:`hand soap`},</text:span></text:p>
      <text:p text:style-name="P19"><text:span text:style-name="T9"><text:s text:c="4"/></text:span></text:p>
      <text:p text:style-name="P19"><text:span text:style-name="T9"><text:s text:c="4"/>{ headline:`Covid-19 mask safety: Two or three layers best to protect against virus, study </text:span><text:soft-page-break/><text:span text:style-name="T9">finds`, date:`07/24/2020 07:39 AM`, url:`https://www.cnn.com/2020/07/23/health/covid-mask-layers-wellness/index.html`, tag:`news`, description:`mask`},</text:span></text:p>
      <text:p text:style-name="P19"><text:span text:style-name="T9"><text:s text:c="4"/></text:span></text:p>
      <text:p text:style-name="P19"><text:span text:style-name="T9"><text:s text:c="4"/>{ headline:`CDC post says to wear a mask with 2 or more layers of fabric over the nose and mouth.`, date:`01/16/2021 04:29 PM`, url:`https://twitter.com/CDCgov/status/1350555688683134985`, tag:`news`, description:`mask`},</text:span></text:p>
      <text:p text:style-name="P19"><text:span text:style-name="T9"><text:s text:c="4"/></text:span></text:p>
      <text:p text:style-name="P19"><text:span text:style-name="T9"><text:s text:c="4"/>{ headline:`Heres how you can be forced to get the Covid vaccine in the U.S.`, date:`04/01/2021 05:08 PM`, url:`https://www.cnbc.com/2021/04/01/can-i-be-forced-to-get-the-covid-vaccine.html`, tag:`news`, description:`vaccines`},</text:span></text:p>
      <text:p text:style-name="P19"><text:span text:style-name="T9"><text:s text:c="4"/></text:span></text:p>
      <text:p text:style-name="P19"><text:span text:style-name="T9"><text:s text:c="4"/>{ headline:`Smallpox virus squads and the mandatory vaccinations upheld by the Supreme Court`, date:`04/01/2021 04:36 PM`, url:`https://www.washingtonpost.com/history/2021/04/01/vaccine-supreme-court-smallpox-covid/`, tag:`news`, description:`vaccines`}</text:span></text:p>
      <text:p text:style-name="P19"><text:span text:style-name="T9">];</text:span></text:p>
      <text:p text:style-name="P19"><text:soft-page-break/><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theNotes.js</text:span></text:p>
      <text:p text:style-name="P19"><text:span text:style-name="T9"/></text:p>
      <text:p text:style-name="P19"><text:span text:style-name="T9">let theNotes =</text:span></text:p>
      <text:p text:style-name="P19"><text:span text:style-name="T9">[</text:span></text:p>
      <text:p text:style-name="P19"><text:span text:style-name="T9"><text:s text:c="4"/>{<text:tab/>note:"Here is a simple Note.",<text:tab/>date:"08/22/1998 12:00 AM",<text:tab/>number:"1",<text:tab/>tag:"note"},</text:span></text:p>
      <text:p text:style-name="P19"><text:span text:style-name="T9"/></text:p>
      <text:p text:style-name="P19"><text:span text:style-name="T9"><text:s text:c="4"/>{<text:tab/>note:"Here is the second note.",<text:tab/>date:"08/29/2018 12:00 AM",<text:tab/>number:"2",<text:tab/>tag:"note"},</text:span></text:p>
      <text:p text:style-name="P19"><text:span text:style-name="T9"/></text:p>
      <text:p text:style-name="P19"><text:span text:style-name="T9"><text:s text:c="4"/>{<text:tab/>note:"Here is the third note.",<text:tab/>date:"09/07/2019 12:00 AM",<text:tab/>number:"3",<text:tab/>tag:"note"},</text:span></text:p>
      <text:p text:style-name="P19"><text:span text:style-name="T9"/></text:p>
      <text:p text:style-name="P19"><text:soft-page-break/><text:span text:style-name="T9"><text:s text:c="4"/>{<text:tab/>note:"Here is the fourth note.",<text:tab/>date:"10/16/2020 10:19 AM",<text:tab/>number:"4",<text:tab/>tag:"note"}</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pan text:style-name="T9">// https://github.com/ChristopherAndrewTopalian// videoEvidence.js</text:span></text:p>
      <text:p text:style-name="P19"><text:span text:style-name="T9"/></text:p>
      <text:p text:style-name="P19"><text:span text:style-name="T9">let videoEvidence =</text:span></text:p>
      <text:p text:style-name="P19"><text:span text:style-name="T9">[</text:span></text:p>
      <text:p text:style-name="P19"><text:span text:style-name="T9"><text:s text:c="4"/>{ title:`Event 201 Pandemic Exercise: Highlights Reel`, date:`11/04/2019 12:00 AM`, url:`https://www.youtube.com/embed/AoLw-Q8X174`, tag:`youtubeVideo`, description:`exercise`},</text:span></text:p>
      <text:p text:style-name="P19"><text:span text:style-name="T9"/></text:p>
      <text:p text:style-name="P19"><text:span text:style-name="T9"><text:s text:c="4"/>{ title:`Video footage shows massive explosion in Tianjin, China`, date:`08/12/2015 12:00 AM`, </text:span><text:soft-page-break/><text:span text:style-name="T9">url:`https://www.youtube.com/embed/qARRLogg38k`, tag:`youtubeVideo`, description:`important`},</text:span></text:p>
      <text:p text:style-name="P19"><text:span text:style-name="T9"><text:s text:c="4"/></text:span></text:p>
      <text:p text:style-name="P19"><text:span text:style-name="T9"><text:s text:c="4"/>{ title:`Najaf , Iraq explosion video`, date:`08/06/2020 12:00 AM`, url:`https://www.youtube.com/embed/YARLD34YiAY`, tag:`youtubeVideo`, description:`important`},</text:span></text:p>
      <text:p text:style-name="P19"><text:span text:style-name="T9"><text:s text:c="4"/></text:span></text:p>
      <text:p text:style-name="P19"><text:span text:style-name="T9"><text:s text:c="4"/>{ title:`HD footage shows new angle of blast that rocked Beirut, Lebanon`, date:`08/09/2020 12:00 AM`, url:`https://www.youtube.com/embed/F-vGkIKxGAg`, tag:`youtubeVideo`, description:`important`}</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pan text:style-name="T9">// https://github.com/ChristopherTopalian</text:span></text:p>
      <text:p text:style-name="P19"><text:soft-page-break/><text:span text:style-name="T9">// https://github.com/ChristopherAndrewTopalian// videoInvestigator.js</text:span></text:p>
      <text:p text:style-name="P19"><text:span text:style-name="T9"/></text:p>
      <text:p text:style-name="P19"><text:span text:style-name="T9">let bdaBoxingComments =</text:span></text:p>
      <text:p text:style-name="P19"><text:span text:style-name="T9">[</text:span></text:p>
      <text:p text:style-name="P19"><text:span text:style-name="T9">{ title:"Lomachenko fans making excuses like the LDBC/Wilder fanboys?", date:"10/21/2020 12:00 AM", url:"https://www.youtube.com/embed/JZpvDUeUU24", tag:"youtubeVideo", startTime:"00:04:20", endTime:"00:05:20", description:"shoulder excuse", words:"BDA cites the shoulder injury excuse. BDA attempts to excuse the excuse by citing the source of the report.", name:"BDA", },</text:span></text:p>
      <text:p text:style-name="P19"><text:span text:style-name="T9"/></text:p>
      <text:p text:style-name="P19"><text:span text:style-name="T9">{ title:"Lomachenko fans making excuses like the LDBC/Wilder fanboys?", date:"10/21/2020 12:00 AM", url:"https://www.youtube.com/embed/JZpvDUeUU24", tag:"youtubeVideo", startTime:"00:04:44", endTime:"00:05:44", description:"funny", words:"Bucho claims that he found NO channels making excuses for Lomachenko. Bucho name calls any person </text:span><text:soft-page-break/><text:span text:style-name="T9">making excuses for Lomachenko, as PSYCHOS. Bucho says there are a lot of PSYCHOS and redefines channels to mean: MAJOR Boxing Channels.", name:"Bucho", },</text:span></text:p>
      <text:p text:style-name="P19"><text:span text:style-name="T9"/></text:p>
      <text:p text:style-name="P19"><text:span text:style-name="T9">{ title:"Lomachenko fans making excuses like the LDBC/Wilder fanboys?", date:"10/21/2020 12:00 AM", url:"https://www.youtube.com/embed/JZpvDUeUU24", tag:"youtubeVideo", startTime:"00:06:48", endTime:"00:07:48", description:"shoulder excuse", words:"BDA cites the shoulder injury excuse. BDA attempts to excuse the excuse by citing the source of the report. BDA also attempts to excuse the excuse by claiming that the excuse had to be announced or else Lomachenko HATERS, would call Lomachenko a LIAR, for not citing the excuse.", name:"BDA", }</text:span></text:p>
      <text:p text:style-name="P19"><text:span text:style-name="T9">];</text:span></text:p>
      <text:p text:style-name="P19"><text:span text:style-name="T9"/></text:p>
      <text:p text:style-name="P19"><text:span text:style-name="T9">//--//</text:span></text:p>
      <text:p text:style-name="P19"><text:span text:style-name="T9"/></text:p>
      <text:p text:style-name="P19"><text:span text:style-name="T9">// Dedicated to God the Father</text:span></text:p>
      <text:p text:style-name="P19"><text:span text:style-name="T9">// All Rights Reserved Christopher Andrew Topalian Copyright 2000-2024</text:span></text:p>
      <text:p text:style-name="P19"><text:soft-page-break/><text:span text:style-name="T9">// https://github.com/ChristopherTopalian</text:span></text:p>
      <text:p text:style-name="P19"><text:span text:style-name="T9">// https://github.com/ChristopherAndrewTopalian</text:span></text:p>
      <text:p text:style-name="P19"><text:span text:style-name="T9"/></text:p>
      <text:p text:style-name="P19"><text:span text:style-name="T9">&lt;/script&gt;</text:span></text:p>
      <text:p text:style-name="P19"><text:span text:style-name="T9"/></text:p>
      <text:p text:style-name="P19"><text:span text:style-name="T9">&lt;/head&gt;</text:span></text:p>
      <text:p text:style-name="P19"><text:span text:style-name="T9"/></text:p>
      <text:p text:style-name="P19"><text:span text:style-name="T9">&lt;body onload = "whenLoaded();"&gt;</text:span></text:p>
      <text:p text:style-name="P19"><text:span text:style-name="T9"/></text:p>
      <text:p text:style-name="P19"><text:span text:style-name="T9">&lt;/body&gt;</text:span></text:p>
      <text:p text:style-name="P19"><text:span text:style-name="T9"/></text:p>
      <text:p text:style-name="P19"><text:span text:style-name="T9">&lt;/html&gt;</text:span></text:p>
      <text:p text:style-name="P19"><text:span text:style-name="T9"/></text:p>
      <text:h text:style-name="P20" text:outline-level="2"><text:bookmark-start text:name="__RefHeading___Toc66787_3841407061"/>True Artificial Intelligence System<text:bookmark-end text:name="__RefHeading___Toc66787_3841407061"/></text:h>
      <text:p text:style-name="P21"><draw:g text:anchor-type="paragraph" draw:z-index="1" draw:name="Group object 1" draw:style-name="gr2"><draw:frame draw:style-name="gr3" draw:text-style-name="P23" svg:width="1.3748in" svg:height="0.6268in" svg:x="3.0343in" svg:y="0.5626in"><draw:text-box><text:p text:style-name="P22"><text:span text:style-name="T10">Tautology</text:span></text:p><text:p text:style-name="P22"><text:span text:style-name="T10">1111</text:span></text:p></draw:text-box></draw:frame><draw:frame draw:style-name="gr4" draw:text-style-name="P25" svg:width="1.1016in" svg:height="0.9622in" svg:x="3.1898in" svg:y="5.6382in"><draw:text-box><text:p text:style-name="P24"><text:span text:style-name="T10">Contra-</text:span></text:p><text:p text:style-name="P24"><text:span text:style-name="T10">-diction</text:span></text:p><text:p text:style-name="P24"><text:span text:style-name="T10">0000</text:span></text:p></draw:text-box></draw:frame><draw:frame draw:style-name="gr5" draw:text-style-name="P25" svg:width="0.7413in" svg:height="0.6748in" svg:x="1.4752in" svg:y="4.9882in"><draw:text-box><text:p text:style-name="P24"><text:span text:style-name="T10">XOR</text:span></text:p><text:p text:style-name="P24"><text:span text:style-name="T10">0110</text:span></text:p></draw:text-box></draw:frame><draw:frame draw:style-name="gr6" draw:text-style-name="P25" svg:width="0.9213in" svg:height="0.6748in" svg:x="5.2197in" svg:y="1.3146in"><draw:text-box><text:p text:style-name="P24"><text:span text:style-name="T10">XNOR</text:span></text:p><text:p text:style-name="P24"><text:span text:style-name="T10">1001</text:span></text:p></draw:text-box></draw:frame><draw:frame draw:style-name="gr7" draw:text-style-name="P23" svg:width="0.7551in" svg:height="0.6276in" svg:x="1.3752in" svg:y="1.3146in"><draw:text-box><text:p text:style-name="P22"><text:span text:style-name="T10">AND</text:span></text:p><text:p text:style-name="P22"><text:span text:style-name="T10">0001</text:span></text:p></draw:text-box></draw:frame><draw:frame draw:style-name="gr6" draw:text-style-name="P25" svg:width="0.9213in" svg:height="0.6748in" svg:x="5.2591in" svg:y="4.978in"><draw:text-box><text:p text:style-name="P24"><text:span text:style-name="T10">NAND</text:span></text:p><text:p text:style-name="P24"><text:span text:style-name="T10">1110</text:span></text:p></draw:text-box></draw:frame><draw:frame draw:style-name="gr8" draw:text-style-name="P25" svg:width="0.7276in" svg:height="0.6748in" svg:x="0.828in" svg:y="3.1433in"><draw:text-box><text:p text:style-name="P24"><text:span text:style-name="T10">OR</text:span></text:p><text:p text:style-name="P24"><text:span text:style-name="T10">0111</text:span></text:p></draw:text-box></draw:frame><draw:frame draw:style-name="gr9" draw:text-style-name="P25" svg:width="0.7551in" svg:height="0.6748in" svg:x="5.939in" svg:y="3.1437in"><draw:text-box><text:p text:style-name="P24"><text:span text:style-name="T10">NOR</text:span></text:p><text:p text:style-name="P24"><text:span text:style-name="T10">1000</text:span></text:p></draw:text-box></draw:frame><draw:frame draw:style-name="gr10" draw:text-style-name="P23" svg:width="0.7413in" svg:height="0.626in" svg:x="2.2878in" svg:y="0.7343in"><draw:text-box draw:corner-radius="0.2173in"><text:p text:style-name="P22"><text:span text:style-name="T10">MI</text:span></text:p><text:p text:style-name="P22"><text:span text:style-name="T10">1101</text:span></text:p></draw:text-box></draw:frame><draw:frame draw:style-name="gr9" draw:text-style-name="P25" svg:width="0.7551in" svg:height="0.6748in" svg:x="4.3854in" svg:y="5.476in"><draw:text-box draw:corner-radius="0.2173in"><text:p text:style-name="P24"><text:span text:style-name="T10">MNI</text:span></text:p><text:p text:style-name="P24"><text:span text:style-name="T10">0010</text:span></text:p></draw:text-box></draw:frame><draw:frame draw:style-name="gr5" draw:text-style-name="P25" svg:width="0.7413in" svg:height="0.6748in" svg:x="0.9496in" svg:y="2.0961in"><draw:text-box><text:p text:style-name="P24"><text:span text:style-name="T10">LP</text:span></text:p><text:p text:style-name="P24"><text:span text:style-name="T10">0011</text:span></text:p></draw:text-box></draw:frame><draw:frame draw:style-name="gr5" draw:text-style-name="P25" svg:width="0.7413in" svg:height="0.6748in" svg:x="5.6972in" svg:y="4.1287in"><draw:text-box><text:p text:style-name="P24"><text:span text:style-name="T10">LC</text:span></text:p><text:p text:style-name="P24"><text:span text:style-name="T10">1100</text:span></text:p></draw:text-box></draw:frame><draw:frame draw:style-name="gr9" draw:text-style-name="P25" svg:width="0.7551in" svg:height="0.6748in" svg:x="5.7535in" svg:y="2.0961in"><draw:text-box><text:p text:style-name="P24"><text:span text:style-name="T10">RP</text:span></text:p><text:p text:style-name="P24"><text:span text:style-name="T10">0101</text:span></text:p></draw:text-box></draw:frame><draw:frame draw:style-name="gr9" draw:text-style-name="P25" svg:width="0.7551in" svg:height="0.6748in" svg:x="0.9925in" svg:y="4.1291in"><draw:text-box><text:p text:style-name="P24"><text:span text:style-name="T10">RC</text:span></text:p><text:p text:style-name="P24"><text:span text:style-name="T10">1010</text:span></text:p></draw:text-box></draw:frame><draw:frame draw:style-name="gr11" draw:text-style-name="P23" svg:width="0.7413in" svg:height="0.6268in" svg:x="4.4854in" svg:y="0.7217in"><draw:text-box><text:p text:style-name="P22"><text:span text:style-name="T10">CI</text:span></text:p><text:p text:style-name="P22"><text:span text:style-name="T10">1011</text:span></text:p></draw:text-box></draw:frame><draw:frame draw:style-name="gr9" draw:text-style-name="P25" svg:width="0.7551in" svg:height="0.6748in" svg:x="2.337in" svg:y="5.476in"><draw:text-box><text:p text:style-name="P24"><text:span text:style-name="T10">CNI</text:span></text:p><text:p text:style-name="P24"><text:span text:style-name="T10">0100</text:span></text:p></draw:text-box></draw:frame><draw:line draw:style-name="gr12" draw:text-style-name="P26" svg:x1="3.7083in" svg:y1="1.1354in" svg:x2="3.7083in" svg:y2="5.6961in"><text:p/></draw:line><draw:line draw:style-name="gr12" draw:text-style-name="P26" svg:x1="1.4055in" svg:y1="3.4146in" svg:x2="6.0173in" svg:y2="3.4146in"><text:p/></draw:line><draw:line draw:style-name="gr13" draw:text-style-name="P26" svg:x1="2.089in" svg:y1="1.7972in" svg:x2="5.3264in" svg:y2="5.024in"><text:p/></draw:line><draw:line draw:style-name="gr13" draw:text-style-name="P26" svg:x1="5.3197in" svg:y1="1.8055in" svg:x2="2.0965in" svg:y2="5.028in"><text:p/></draw:line><draw:line draw:style-name="gr14" draw:text-style-name="P26" svg:x1="2.1319in" svg:y1="1.8299in" svg:x2="2.1323in" svg:y2="5.0047in"><text:p/></draw:line><draw:line draw:style-name="gr14" draw:text-style-name="P26" svg:x1="5.2862in" svg:y1="1.8394in" svg:x2="5.2862in" svg:y2="5.0079in"><text:p/></draw:line><draw:line draw:style-name="gr14" draw:text-style-name="P26" svg:x1="2.1319in" svg:y1="1.85in" svg:x2="5.3157in" svg:y2="1.85in"><text:p/></draw:line><draw:line draw:style-name="gr14" draw:text-style-name="P26" svg:x1="2.1319in" svg:y1="4.9776in" svg:x2="5.2791in" svg:y2="4.9772in"><text:p/></draw:line><draw:line draw:style-name="gr15" draw:text-style-name="P26" svg:x1="1.589in" svg:y1="2.5157in" svg:x2="5.826in" svg:y2="4.2827in"><text:p/></draw:line><draw:line draw:style-name="gr15" draw:text-style-name="P26" svg:x1="1.5898in" svg:y1="4.2858in" svg:x2="5.8138in" svg:y2="2.5421in"><text:p/></draw:line><draw:line draw:style-name="gr16" draw:text-style-name="P26" svg:x1="1.6819in" svg:y1="2.5157in" svg:x2="1.6819in" svg:y2="4.2406in"><text:p/></draw:line><draw:line draw:style-name="gr16" draw:text-style-name="P26" svg:x1="5.7409in" svg:y1="2.55in" svg:x2="5.7409in" svg:y2="4.2398in"><text:p/></draw:line><draw:line draw:style-name="gr17" draw:text-style-name="P26" svg:x1="2.8362in" svg:y1="1.3185in" svg:x2="4.5827in" svg:y2="5.5236in"><text:p/></draw:line><draw:line draw:style-name="gr17" draw:text-style-name="P26" svg:x1="4.5807in" svg:y1="1.3185in" svg:x2="2.8362in" svg:y2="5.5236in"><text:p/></draw:line><draw:line draw:style-name="gr18" draw:text-style-name="P26" svg:x1="4.5835in" svg:y1="5.4421in" svg:x2="2.8201in" svg:y2="5.4421in"><text:p/></draw:line><draw:line draw:style-name="gr18" draw:text-style-name="P26" svg:x1="4.5835in" svg:y1="1.3831in" svg:x2="2.8201in" svg:y2="1.3831in"><text:p/></draw:line><draw:line draw:style-name="gr18" draw:text-style-name="P26" svg:x1="2.85in" svg:y1="1.35in" svg:x2="2.85in" svg:y2="5.4736in"><text:p/></draw:line><draw:line draw:style-name="gr18" draw:text-style-name="P26" svg:x1="4.55in" svg:y1="1.3319in" svg:x2="4.55in" svg:y2="5.4555in"><text:p/></draw:line><draw:line draw:style-name="gr16" draw:text-style-name="P26" svg:x1="1.589in" svg:y1="2.5335in" svg:x2="5.7598in" svg:y2="2.5331in"><text:p/></draw:line><draw:line draw:style-name="gr16" draw:text-style-name="P26" svg:x1="5.7969in" svg:y1="4.2665in" svg:x2="1.6055in" svg:y2="4.2661in"><text:p/></draw:line><draw:frame draw:style-name="gr19" draw:text-style-name="P28" svg:width="1.1559in" svg:height="0.4189in" svg:x="5.65in" svg:y="0.1335in"><draw:text-box><text:p text:style-name="P27"><text:span text:style-name="T11">16-Gon</text:span></text:p></draw:text-box></draw:frame><draw:custom-shape draw:style-name="gr20" draw:text-style-name="P29" svg:width="4.4051in" svg:height="4.3906in" svg:x="1.5169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30" svg:width="0.2094in" svg:height="0.2106in" svg:x="3.5996in" svg:y="3.3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in" svg:height="0.165in" svg:x="2.9787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766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6236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6236in" svg:y="5.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6236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766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470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470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2681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6236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in" svg:height="0.165in" svg:x="2.9787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766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in" svg:height="0.165in" svg:x="2.057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1945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470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62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766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048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194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97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2642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766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766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2.766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2.048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0488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1945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5.194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4.470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3.97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3.62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3.2642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048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470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194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653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1.600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1.4201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8406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0488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2681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470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1945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766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47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6236in" svg:y="1.13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3.6236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1.600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1.600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0488in" svg:y="2.6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1945in" svg:y="2.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470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2.766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4.470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5in" svg:x="5.653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657in" svg:height="0.1642in" svg:x="5.653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32" svg:width="0.6425in" svg:height="0.4303in" svg:x="4.5583in" svg:y="0.3406in"><text:p/><draw:enhanced-geometry svg:viewBox="0 0 21600 21600" draw:mirror-horizontal="false" draw:mirror-vertical="false" draw:type="rectangle" draw:enhanced-path="M 0 0 L 21600 0 21600 21600 0 21600 0 0 Z N"/></draw:custom-shape><draw:g draw:style-name="gr23"><draw:custom-shape draw:style-name="gr25" draw:text-style-name="P32" svg:width="0.2098in" svg:height="0.2831in" svg:x="4.6287in" svg:y="0.4142in"><text:p/><draw:enhanced-geometry svg:viewBox="0 0 21600 21600" draw:mirror-horizontal="false" draw:mirror-vertical="false" draw:type="rectangle" draw:enhanced-path="M 0 0 L 21600 0 21600 21600 0 21600 0 0 Z N"/></draw:custom-shape><draw:custom-shape draw:style-name="gr26" draw:text-style-name="P33" svg:width="0.2098in" svg:height="0.2831in" svg:x="4.9217in" svg:y="0.4142in"><text:p/><draw:enhanced-geometry svg:viewBox="0 0 21600 21600" draw:mirror-horizontal="false" draw:mirror-vertical="false" draw:type="rectangle" draw:enhanced-path="M 0 0 L 21600 0 21600 21600 0 21600 0 0 Z N"/></draw:custom-shape><draw:custom-shape draw:style-name="gr25" draw:text-style-name="P32" svg:width="0.076in" svg:height="0.2831in" svg:x="4.8417in" svg:y="0.4142in"><text:p/><draw:enhanced-geometry svg:viewBox="0 0 21600 21600" draw:mirror-horizontal="false" draw:mirror-vertical="false" draw:type="rectangle" draw:enhanced-path="M 0 0 L 21600 0 21600 21600 0 21600 0 0 Z N"/></draw:custom-shape></draw:g></draw:g><draw:custom-shape draw:style-name="gr24" draw:text-style-name="P32" svg:width="0.6425in" svg:height="0.4303in" svg:x="6.0382in" svg:y="0.9496in"><text:p/><draw:enhanced-geometry svg:viewBox="0 0 21600 21600" draw:type="rectangle" draw:enhanced-path="M 0 0 L 21600 0 21600 21600 0 21600 0 0 Z N"/></draw:custom-shape><draw:g draw:style-name="gr23"><draw:custom-shape draw:style-name="gr27" draw:text-style-name="P33" svg:width="0.2098in" svg:height="0.2823in" svg:x="6.1083in" svg:y="1.0232in"><text:p/><draw:enhanced-geometry svg:viewBox="0 0 21600 21600" draw:type="rectangle" draw:enhanced-path="M 0 0 L 21600 0 21600 21600 0 21600 0 0 Z N"/></draw:custom-shape><draw:custom-shape draw:style-name="gr28" draw:text-style-name="P33" svg:width="0.2106in" svg:height="0.2823in" svg:x="6.4008in" svg:y="1.0232in"><text:p/><draw:enhanced-geometry svg:viewBox="0 0 21600 21600" draw:type="rectangle" draw:enhanced-path="M 0 0 L 21600 0 21600 21600 0 21600 0 0 Z N"/></draw:custom-shape><draw:custom-shape draw:style-name="gr29" draw:text-style-name="P32" svg:width="0.076in" svg:height="0.2823in" svg:x="6.3217in" svg:y="1.0232in"><text:p/><draw:enhanced-geometry svg:viewBox="0 0 21600 21600" draw:type="rectangle" draw:enhanced-path="M 0 0 L 21600 0 21600 21600 0 21600 0 0 Z N"/></draw:custom-shape></draw:g><draw:custom-shape draw:style-name="gr30" draw:text-style-name="P33" svg:width="0.6425in" svg:height="0.4307in" svg:x="6.4083in" svg:y="2.1417in"><text:p/><draw:enhanced-geometry svg:viewBox="0 0 21600 21600" draw:type="rectangle" draw:enhanced-path="M 0 0 L 21600 0 21600 21600 0 21600 0 0 Z N"/></draw:custom-shape><draw:g draw:style-name="gr23"><draw:custom-shape draw:style-name="gr27" draw:text-style-name="P33" svg:width="0.2098in" svg:height="0.2823in" svg:x="6.4787in" svg:y="2.2169in"><text:p/><draw:enhanced-geometry svg:viewBox="0 0 21600 21600" draw:type="rectangle" draw:enhanced-path="M 0 0 L 21600 0 21600 21600 0 21600 0 0 Z N"/></draw:custom-shape><draw:custom-shape draw:style-name="gr31" draw:text-style-name="P32" svg:width="0.2106in" svg:height="0.2823in" svg:x="6.7709in" svg:y="2.2169in"><text:p/><draw:enhanced-geometry svg:viewBox="0 0 21600 21600" draw:type="rectangle" draw:enhanced-path="M 0 0 L 21600 0 21600 21600 0 21600 0 0 Z N"/></draw:custom-shape><draw:custom-shape draw:style-name="gr29" draw:text-style-name="P32" svg:width="0.076in" svg:height="0.2823in" svg:x="6.6917in" svg:y="2.2169in"><text:p/><draw:enhanced-geometry svg:viewBox="0 0 21600 21600" draw:type="rectangle" draw:enhanced-path="M 0 0 L 21600 0 21600 21600 0 21600 0 0 Z N"/></draw:custom-shape></draw:g><draw:custom-shape draw:style-name="gr24" draw:text-style-name="P32" svg:width="0.6425in" svg:height="0.4303in" svg:x="6.4083in" svg:y="4.3209in"><text:p/><draw:enhanced-geometry svg:viewBox="0 0 21600 21600" draw:type="rectangle" draw:enhanced-path="M 0 0 L 21600 0 21600 21600 0 21600 0 0 Z N"/></draw:custom-shape><draw:g draw:style-name="gr23"><draw:custom-shape draw:style-name="gr27" draw:text-style-name="P33" svg:width="0.2098in" svg:height="0.2823in" svg:x="6.4787in" svg:y="4.3953in"><text:p/><draw:enhanced-geometry svg:viewBox="0 0 21600 21600" draw:type="rectangle" draw:enhanced-path="M 0 0 L 21600 0 21600 21600 0 21600 0 0 Z N"/></draw:custom-shape><draw:custom-shape draw:style-name="gr31" draw:text-style-name="P32" svg:width="0.2106in" svg:height="0.2823in" svg:x="6.7709in" svg:y="4.3953in"><text:p/><draw:enhanced-geometry svg:viewBox="0 0 21600 21600" draw:type="rectangle" draw:enhanced-path="M 0 0 L 21600 0 21600 21600 0 21600 0 0 Z N"/></draw:custom-shape><draw:custom-shape draw:style-name="gr27" draw:text-style-name="P33" svg:width="0.076in" svg:height="0.2823in" svg:x="6.6917in" svg:y="4.3953in"><text:p/><draw:enhanced-geometry svg:viewBox="0 0 21600 21600" draw:type="rectangle" draw:enhanced-path="M 0 0 L 21600 0 21600 21600 0 21600 0 0 Z N"/></draw:custom-shape></draw:g><draw:custom-shape draw:style-name="gr32" draw:text-style-name="P32" svg:width="0.6425in" svg:height="0.4307in" svg:x="6.0382in" svg:y="5.4in"><text:p/><draw:enhanced-geometry svg:viewBox="0 0 21600 21600" draw:type="rectangle" draw:enhanced-path="M 0 0 L 21600 0 21600 21600 0 21600 0 0 Z N"/></draw:custom-shape><draw:g draw:style-name="gr23"><draw:custom-shape draw:style-name="gr25" draw:text-style-name="P32" svg:width="0.2098in" svg:height="0.2831in" svg:x="6.1083in" svg:y="5.4752in"><text:p/><draw:enhanced-geometry svg:viewBox="0 0 21600 21600" draw:type="rectangle" draw:enhanced-path="M 0 0 L 21600 0 21600 21600 0 21600 0 0 Z N"/></draw:custom-shape><draw:custom-shape draw:style-name="gr33" draw:text-style-name="P32" svg:width="0.2106in" svg:height="0.2831in" svg:x="6.4008in" svg:y="5.4752in"><text:p/><draw:enhanced-geometry svg:viewBox="0 0 21600 21600" draw:type="rectangle" draw:enhanced-path="M 0 0 L 21600 0 21600 21600 0 21600 0 0 Z N"/></draw:custom-shape><draw:custom-shape draw:style-name="gr26" draw:text-style-name="P33" svg:width="0.076in" svg:height="0.2831in" svg:x="6.3217in" svg:y="5.4752in"><text:p/><draw:enhanced-geometry svg:viewBox="0 0 21600 21600" draw:type="rectangle" draw:enhanced-path="M 0 0 L 21600 0 21600 21600 0 21600 0 0 Z N"/></draw:custom-shape></draw:g><draw:custom-shape draw:style-name="gr34" draw:text-style-name="P33" svg:width="0.6425in" svg:height="0.4303in" svg:x="4.5583in" svg:y="6.1035in"><text:p/><draw:enhanced-geometry svg:viewBox="0 0 21600 21600" draw:type="rectangle" draw:enhanced-path="M 0 0 L 21600 0 21600 21600 0 21600 0 0 Z N"/></draw:custom-shape><draw:g draw:style-name="gr23"><draw:custom-shape draw:style-name="gr25" draw:text-style-name="P32" svg:width="0.2098in" svg:height="0.2831in" svg:x="4.6287in" svg:y="6.178in"><text:p/><draw:enhanced-geometry svg:viewBox="0 0 21600 21600" draw:type="rectangle" draw:enhanced-path="M 0 0 L 21600 0 21600 21600 0 21600 0 0 Z N"/></draw:custom-shape><draw:custom-shape draw:style-name="gr26" draw:text-style-name="P33" svg:width="0.2098in" svg:height="0.2831in" svg:x="4.9217in" svg:y="6.178in"><text:p/><draw:enhanced-geometry svg:viewBox="0 0 21600 21600" draw:type="rectangle" draw:enhanced-path="M 0 0 L 21600 0 21600 21600 0 21600 0 0 Z N"/></draw:custom-shape><draw:custom-shape draw:style-name="gr26" draw:text-style-name="P33" svg:width="0.076in" svg:height="0.2831in" svg:x="4.8417in" svg:y="6.178in"><text:p/><draw:enhanced-geometry svg:viewBox="0 0 21600 21600" draw:type="rectangle" draw:enhanced-path="M 0 0 L 21600 0 21600 21600 0 21600 0 0 Z N"/></draw:custom-shape></draw:g><draw:custom-shape draw:style-name="gr34" draw:text-style-name="P33" svg:width="0.6425in" svg:height="0.4303in" svg:x="3.3835in" svg:y="6.5516in"><text:p/><draw:enhanced-geometry svg:viewBox="0 0 21600 21600" draw:mirror-horizontal="false" draw:mirror-vertical="false" draw:type="rectangle" draw:enhanced-path="M 0 0 L 21600 0 21600 21600 0 21600 0 0 Z N"/></draw:custom-shape><draw:g draw:style-name="gr23"><draw:custom-shape draw:style-name="gr35" draw:text-style-name="P33" svg:width="0.2106in" svg:height="0.2831in" svg:x="3.4535in" svg:y="6.6252in"><text:p/><draw:enhanced-geometry svg:viewBox="0 0 21600 21600" draw:type="rectangle" draw:enhanced-path="M 0 0 L 21600 0 21600 21600 0 21600 0 0 Z N"/></draw:custom-shape><draw:custom-shape draw:style-name="gr26" draw:text-style-name="P33" svg:width="0.2098in" svg:height="0.2831in" svg:x="3.7465in" svg:y="6.6252in"><text:p/><draw:enhanced-geometry svg:viewBox="0 0 21600 21600" draw:type="rectangle" draw:enhanced-path="M 0 0 L 21600 0 21600 21600 0 21600 0 0 Z N"/></draw:custom-shape><draw:custom-shape draw:style-name="gr26" draw:text-style-name="P33" svg:width="0.076in" svg:height="0.2831in" svg:x="3.6673in" svg:y="6.6252in"><text:p/><draw:enhanced-geometry svg:viewBox="0 0 21600 21600" draw:type="rectangle" draw:enhanced-path="M 0 0 L 21600 0 21600 21600 0 21600 0 0 Z N"/></draw:custom-shape></draw:g><draw:custom-shape draw:style-name="gr34" draw:text-style-name="P33" svg:width="0.6425in" svg:height="0.4303in" svg:x="2.1724in" svg:y="6.1035in"><text:p/><draw:enhanced-geometry svg:viewBox="0 0 21600 21600" draw:type="rectangle" draw:enhanced-path="M 0 0 L 21600 0 21600 21600 0 21600 0 0 Z N"/></draw:custom-shape><draw:g draw:style-name="gr23"><draw:custom-shape draw:style-name="gr35" draw:text-style-name="P33" svg:width="0.2106in" svg:height="0.2831in" svg:x="2.2425in" svg:y="6.178in"><text:p/><draw:enhanced-geometry svg:viewBox="0 0 21600 21600" draw:type="rectangle" draw:enhanced-path="M 0 0 L 21600 0 21600 21600 0 21600 0 0 Z N"/></draw:custom-shape><draw:custom-shape draw:style-name="gr25" draw:text-style-name="P32" svg:width="0.2098in" svg:height="0.2831in" svg:x="2.5354in" svg:y="6.178in"><text:p/><draw:enhanced-geometry svg:viewBox="0 0 21600 21600" draw:type="rectangle" draw:enhanced-path="M 0 0 L 21600 0 21600 21600 0 21600 0 0 Z N"/></draw:custom-shape><draw:custom-shape draw:style-name="gr26" draw:text-style-name="P33" svg:width="0.076in" svg:height="0.2831in" svg:x="2.4555in" svg:y="6.178in"><text:p/><draw:enhanced-geometry svg:viewBox="0 0 21600 21600" draw:type="rectangle" draw:enhanced-path="M 0 0 L 21600 0 21600 21600 0 21600 0 0 Z N"/></draw:custom-shape></draw:g><draw:custom-shape draw:style-name="gr30" draw:text-style-name="P33" svg:width="0.6425in" svg:height="0.4307in" svg:x="0.8862in" svg:y="5.4in"><text:p/><draw:enhanced-geometry svg:viewBox="0 0 21600 21600" draw:type="rectangle" draw:enhanced-path="M 0 0 L 21600 0 21600 21600 0 21600 0 0 Z N"/></draw:custom-shape><draw:g draw:style-name="gr23"><draw:custom-shape draw:style-name="gr25" draw:text-style-name="P32" svg:width="0.2098in" svg:height="0.2831in" svg:x="0.9563in" svg:y="5.4752in"><text:p/><draw:enhanced-geometry svg:viewBox="0 0 21600 21600" draw:type="rectangle" draw:enhanced-path="M 0 0 L 21600 0 21600 21600 0 21600 0 0 Z N"/></draw:custom-shape><draw:custom-shape draw:style-name="gr25" draw:text-style-name="P32" svg:width="0.2098in" svg:height="0.2831in" svg:x="1.2488in" svg:y="5.4752in"><text:p/><draw:enhanced-geometry svg:viewBox="0 0 21600 21600" draw:type="rectangle" draw:enhanced-path="M 0 0 L 21600 0 21600 21600 0 21600 0 0 Z N"/></draw:custom-shape><draw:custom-shape draw:style-name="gr26" draw:text-style-name="P33" svg:width="0.0768in" svg:height="0.2831in" svg:x="1.1697in" svg:y="5.4752in"><text:p/><draw:enhanced-geometry svg:viewBox="0 0 21600 21600" draw:type="rectangle" draw:enhanced-path="M 0 0 L 21600 0 21600 21600 0 21600 0 0 Z N"/></draw:custom-shape></draw:g><draw:custom-shape draw:style-name="gr24" draw:text-style-name="P32" svg:width="0.6425in" svg:height="0.4303in" svg:x="0.3563in" svg:y="4.3209in"><text:p/><draw:enhanced-geometry svg:viewBox="0 0 21600 21600" draw:type="rectangle" draw:enhanced-path="M 0 0 L 21600 0 21600 21600 0 21600 0 0 Z N"/></draw:custom-shape><draw:g draw:style-name="gr23"><draw:custom-shape draw:style-name="gr31" draw:text-style-name="P32" svg:width="0.2106in" svg:height="0.2823in" svg:x="0.426in" svg:y="4.3953in"><text:p/><draw:enhanced-geometry svg:viewBox="0 0 21600 21600" draw:type="rectangle" draw:enhanced-path="M 0 0 L 21600 0 21600 21600 0 21600 0 0 Z N"/></draw:custom-shape><draw:custom-shape draw:style-name="gr27" draw:text-style-name="P33" svg:width="0.2098in" svg:height="0.2823in" svg:x="0.7197in" svg:y="4.3953in"><text:p/><draw:enhanced-geometry svg:viewBox="0 0 21600 21600" draw:type="rectangle" draw:enhanced-path="M 0 0 L 21600 0 21600 21600 0 21600 0 0 Z N"/></draw:custom-shape><draw:custom-shape draw:style-name="gr27" draw:text-style-name="P33" svg:width="0.0768in" svg:height="0.2823in" svg:x="0.6398in" svg:y="4.3953in"><text:p/><draw:enhanced-geometry svg:viewBox="0 0 21600 21600" draw:type="rectangle" draw:enhanced-path="M 0 0 L 21600 0 21600 21600 0 21600 0 0 Z N"/></draw:custom-shape></draw:g><draw:custom-shape draw:style-name="gr30" draw:text-style-name="P33" svg:width="0.6425in" svg:height="0.4307in" svg:x="0.3563in" svg:y="2.1417in"><text:p/><draw:enhanced-geometry svg:viewBox="0 0 21600 21600" draw:type="rectangle" draw:enhanced-path="M 0 0 L 21600 0 21600 21600 0 21600 0 0 Z N"/></draw:custom-shape><draw:g draw:style-name="gr23"><draw:custom-shape draw:style-name="gr31" draw:text-style-name="P32" svg:width="0.2106in" svg:height="0.2823in" svg:x="0.426in" svg:y="2.2169in"><text:p/><draw:enhanced-geometry svg:viewBox="0 0 21600 21600" draw:type="rectangle" draw:enhanced-path="M 0 0 L 21600 0 21600 21600 0 21600 0 0 Z N"/></draw:custom-shape><draw:custom-shape draw:style-name="gr27" draw:text-style-name="P33" svg:width="0.2098in" svg:height="0.2823in" svg:x="0.7197in" svg:y="2.2169in"><text:p/><draw:enhanced-geometry svg:viewBox="0 0 21600 21600" draw:type="rectangle" draw:enhanced-path="M 0 0 L 21600 0 21600 21600 0 21600 0 0 Z N"/></draw:custom-shape><draw:custom-shape draw:style-name="gr29" draw:text-style-name="P32" svg:width="0.0768in" svg:height="0.2823in" svg:x="0.6398in" svg:y="2.2169in"><text:p/><draw:enhanced-geometry svg:viewBox="0 0 21600 21600" draw:type="rectangle" draw:enhanced-path="M 0 0 L 21600 0 21600 21600 0 21600 0 0 Z N"/></draw:custom-shape></draw:g><draw:custom-shape draw:style-name="gr34" draw:text-style-name="P33" svg:width="0.6425in" svg:height="0.4303in" svg:x="0.8752in" svg:y="0.9496in"><text:p/><draw:enhanced-geometry svg:viewBox="0 0 21600 21600" draw:type="rectangle" draw:enhanced-path="M 0 0 L 21600 0 21600 21600 0 21600 0 0 Z N"/></draw:custom-shape><draw:g draw:style-name="gr23"><draw:custom-shape draw:style-name="gr27" draw:text-style-name="P33" svg:width="0.2098in" svg:height="0.2823in" svg:x="0.9453in" svg:y="1.0232in"><text:p/><draw:enhanced-geometry svg:viewBox="0 0 21600 21600" draw:type="rectangle" draw:enhanced-path="M 0 0 L 21600 0 21600 21600 0 21600 0 0 Z N"/></draw:custom-shape><draw:custom-shape draw:style-name="gr27" draw:text-style-name="P33" svg:width="0.2098in" svg:height="0.2823in" svg:x="1.2382in" svg:y="1.0232in"><text:p/><draw:enhanced-geometry svg:viewBox="0 0 21600 21600" draw:type="rectangle" draw:enhanced-path="M 0 0 L 21600 0 21600 21600 0 21600 0 0 Z N"/></draw:custom-shape><draw:custom-shape draw:style-name="gr29" draw:text-style-name="P32" svg:width="0.076in" svg:height="0.2823in" svg:x="1.1591in" svg:y="1.0232in"><text:p/><draw:enhanced-geometry svg:viewBox="0 0 21600 21600" draw:type="rectangle" draw:enhanced-path="M 0 0 L 21600 0 21600 21600 0 21600 0 0 Z N"/></draw:custom-shape></draw:g><draw:custom-shape draw:style-name="gr24" draw:text-style-name="P32" svg:width="0.6425in" svg:height="0.4303in" svg:x="2.1724in" svg:y="0.3398in"><text:p/><draw:enhanced-geometry svg:viewBox="0 0 21600 21600" draw:type="rectangle" draw:enhanced-path="M 0 0 L 21600 0 21600 21600 0 21600 0 0 Z N"/></draw:custom-shape><draw:g draw:style-name="gr23"><draw:custom-shape draw:style-name="gr35" draw:text-style-name="P33" svg:width="0.2106in" svg:height="0.2831in" svg:x="2.2425in" svg:y="0.4134in"><text:p/><draw:enhanced-geometry svg:viewBox="0 0 21600 21600" draw:type="rectangle" draw:enhanced-path="M 0 0 L 21600 0 21600 21600 0 21600 0 0 Z N"/></draw:custom-shape><draw:custom-shape draw:style-name="gr25" draw:text-style-name="P32" svg:width="0.2098in" svg:height="0.2831in" svg:x="2.5354in" svg:y="0.4134in"><text:p/><draw:enhanced-geometry svg:viewBox="0 0 21600 21600" draw:type="rectangle" draw:enhanced-path="M 0 0 L 21600 0 21600 21600 0 21600 0 0 Z N"/></draw:custom-shape><draw:custom-shape draw:style-name="gr25" draw:text-style-name="P32" svg:width="0.076in" svg:height="0.2831in" svg:x="2.4555in" svg:y="0.4134in"><text:p/><draw:enhanced-geometry svg:viewBox="0 0 21600 21600" draw:type="rectangle" draw:enhanced-path="M 0 0 L 21600 0 21600 21600 0 21600 0 0 Z N"/></draw:custom-shape></draw:g><draw:g draw:style-name="gr23"><draw:custom-shape draw:style-name="gr24" draw:text-style-name="P32" svg:width="0.6425in" svg:height="0.4303in" svg:x="6.6409in" svg:y="3.2035in"><text:p/><draw:enhanced-geometry svg:viewBox="0 0 21600 21600" draw:type="rectangle" draw:enhanced-path="M 0 0 L 21600 0 21600 21600 0 21600 0 0 Z N"/></draw:custom-shape><draw:g draw:style-name="gr23"><draw:custom-shape draw:style-name="gr35" draw:text-style-name="P33" svg:width="0.2106in" svg:height="0.2831in" svg:x="6.7114in" svg:y="3.2772in"><text:p/><draw:enhanced-geometry svg:viewBox="0 0 21600 21600" draw:type="rectangle" draw:enhanced-path="M 0 0 L 21600 0 21600 21600 0 21600 0 0 Z N"/></draw:custom-shape><draw:custom-shape draw:style-name="gr35" draw:text-style-name="P33" svg:width="0.2106in" svg:height="0.2831in" svg:x="7.0035in" svg:y="3.2772in"><text:p/><draw:enhanced-geometry svg:viewBox="0 0 21600 21600" draw:type="rectangle" draw:enhanced-path="M 0 0 L 21600 0 21600 21600 0 21600 0 0 Z N"/></draw:custom-shape><draw:custom-shape draw:style-name="gr26" draw:text-style-name="P33" svg:width="0.0768in" svg:height="0.2831in" svg:x="6.9244in" svg:y="3.2772in"><text:p/><draw:enhanced-geometry svg:viewBox="0 0 21600 21600" draw:type="rectangle" draw:enhanced-path="M 0 0 L 21600 0 21600 21600 0 21600 0 0 Z N"/></draw:custom-shape></draw:g></draw:g><draw:g draw:style-name="gr23"><draw:custom-shape draw:style-name="gr34" draw:text-style-name="P33" svg:width="0.6425in" svg:height="0.4303in" svg:x="0.2362in" svg:y="3.2035in"><text:p/><draw:enhanced-geometry svg:viewBox="0 0 21600 21600" draw:type="rectangle" draw:enhanced-path="M 0 0 L 21600 0 21600 21600 0 21600 0 0 Z N"/></draw:custom-shape><draw:g draw:style-name="gr23"><draw:custom-shape draw:style-name="gr33" draw:text-style-name="P32" svg:width="0.2106in" svg:height="0.2831in" svg:x="0.3063in" svg:y="3.2772in"><text:p/><draw:enhanced-geometry svg:viewBox="0 0 21600 21600" draw:type="rectangle" draw:enhanced-path="M 0 0 L 21600 0 21600 21600 0 21600 0 0 Z N"/></draw:custom-shape><draw:custom-shape draw:style-name="gr33" draw:text-style-name="P32" svg:width="0.2106in" svg:height="0.2831in" svg:x="0.5988in" svg:y="3.2772in"><text:p/><draw:enhanced-geometry svg:viewBox="0 0 21600 21600" draw:type="rectangle" draw:enhanced-path="M 0 0 L 21600 0 21600 21600 0 21600 0 0 Z N"/></draw:custom-shape><draw:custom-shape draw:style-name="gr25" draw:text-style-name="P32" svg:width="0.0768in" svg:height="0.2831in" svg:x="0.5197in" svg:y="3.2772in"><text:p/><draw:enhanced-geometry svg:viewBox="0 0 21600 21600" draw:type="rectangle" draw:enhanced-path="M 0 0 L 21600 0 21600 21600 0 21600 0 0 Z N"/></draw:custom-shape></draw:g></draw:g><draw:custom-shape draw:style-name="gr24" draw:text-style-name="P32" svg:width="0.6425in" svg:height="0.4303in" svg:x="3.3827in" svg:y="0.1646in"><text:p/><draw:enhanced-geometry svg:viewBox="0 0 21600 21600" draw:type="rectangle" draw:enhanced-path="M 0 0 L 21600 0 21600 21600 0 21600 0 0 Z N"/></draw:custom-shape><draw:g draw:style-name="gr23"><draw:custom-shape draw:style-name="gr33" draw:text-style-name="P32" svg:width="0.2106in" svg:height="0.2831in" svg:x="3.4528in" svg:y="0.2382in"><text:p/><draw:enhanced-geometry svg:viewBox="0 0 21600 21600" draw:type="rectangle" draw:enhanced-path="M 0 0 L 21600 0 21600 21600 0 21600 0 0 Z N"/></draw:custom-shape><draw:custom-shape draw:style-name="gr25" draw:text-style-name="P32" svg:width="0.2098in" svg:height="0.2831in" svg:x="3.7461in" svg:y="0.2382in"><text:p/><draw:enhanced-geometry svg:viewBox="0 0 21600 21600" draw:type="rectangle" draw:enhanced-path="M 0 0 L 21600 0 21600 21600 0 21600 0 0 Z N"/></draw:custom-shape><draw:custom-shape draw:style-name="gr25" draw:text-style-name="P32" svg:width="0.076in" svg:height="0.2831in" svg:x="3.6669in" svg:y="0.2382in"><text:p/><draw:enhanced-geometry svg:viewBox="0 0 21600 21600" draw:type="rectangle" draw:enhanced-path="M 0 0 L 21600 0 21600 21600 0 21600 0 0 Z N"/></draw:custom-shape></draw:g></draw:g><text:span text:style-name="T12"/></text:p>
      <text:p text:style-name="P34">For More Tutorials:</text:p>
      <text:p text:style-name="P35"/>
      <text:p text:style-name="P36"><text:a xlink:type="simple" xlink:href="http://GitHub.com/ChristopherTopalian" text:style-name="Internet_20_link" text:visited-style-name="Visited_20_Internet_20_Link"><text:span text:style-name="T13">G</text:span><text:span text:style-name="T14">it</text:span><text:span text:style-name="T13">H</text:span><text:span text:style-name="T14">ub.com/ChristopherTopalian</text:span></text:a></text:p>
      <text:p text:style-name="P37"><text:a xlink:type="simple" xlink:href="http://GitHub.com/ChristopherAndrewTopalian" text:style-name="Internet_20_link" text:visited-style-name="Visited_20_Internet_20_Link"><text:span text:style-name="T13">G</text:span><text:span text:style-name="T14">it</text:span><text:span text:style-name="T13">H</text:span><text:span text:style-name="T14">ub.com/Christopher</text:span><text:span text:style-name="T15">Andrew</text:span><text:span text:style-name="T14">Topalian</text:span></text:a></text:p>
      <text:p text:style-name="P38"><text:a xlink:type="simple" xlink:href="http://Sites.google.com/view/CollegeOfScripting" text:style-name="Internet_20_link" text:visited-style-name="Visited_20_Internet_20_Link"><text:span text:style-name="T14">S</text:span><text:span text:style-name="T16">ites.google.com/view/CollegeOfScripting</text:span></text:a></text:p>
      <text:p text:style-name="P39"><text:a xlink:type="simple" xlink:href="http://CollegeOfScripting.weebly.com/" text:style-name="Internet_20_link" text:visited-style-name="Visited_20_Internet_20_Link"><text:span text:style-name="T16">CollegeOfScripting.weebly.com</text:span></text:a></text:p>
      <text:p text:style-name="P39"><text:a xlink:type="simple" xlink:href="http://CollegeOfScripting.wordpress.com/" text:style-name="Internet_20_link" text:visited-style-name="Visited_20_Internet_20_Link"><text:span text:style-name="T16">CollegeOfScripting.wordpress.com</text:span></text:a></text:p>
      <text:p text:style-name="P39"><text:a xlink:type="simple" xlink:href="http://Youtube.com/ScriptingCollege" text:style-name="Internet_20_link" text:visited-style-name="Visited_20_Internet_20_Link"><text:span text:style-name="T16">Youtube.com/ScriptingCollege</text:span></text:a></text:p>
      <text:p text:style-name="P40"><text:a xlink:type="simple" xlink:href="http://Twitter.com/CollegeOfScript" text:style-name="Internet_20_link" text:visited-style-name="Visited_20_Internet_20_Link"><text:span text:style-name="T16">Twitter.com/CollegeOfScript</text:span></text:a></text:p>
      <text:p text:style-name="P41"><text:a xlink:type="simple" xlink:href="https://rumble.com/user/CollegeOfScripting" text:style-name="Internet_20_link" text:visited-style-name="Visited_20_Internet_20_Link"><text:span text:style-name="T16">Rumble.com/user/CollegeOfScripting</text:span></text:a></text:p>
      <text:p text:style-name="P42"/>
      <text:p text:style-name="P43">Dedicated to God the Father</text:p>
      <text:p text:style-name="P44"/>
      <text:p text:style-name="P45">This book is created by the</text:p>
      <text:p text:style-name="P45">College of Scripting Music &amp; Science.</text:p>
      <text:p text:style-name="P46">Always remember, that each time you write a script with a pencil and paper, it becomes imprinted so deeply in memory that the material and methods are learned extremely well.</text:p>
      <text:p text:style-name="P47"/>
      <text:p text:style-name="P48">When you Type the scripts, the same is true. The more you type and write out the scripts by keyboard or pencil and paper, the more you will learn programming!</text:p>
      <text:p text:style-name="P49"/>
      <text:p text:style-name="P50"><text:span text:style-name="T17">W</text:span>rite <text:span text:style-name="T17">and Type</text:span> <text:span text:style-name="T18">every</text:span> example that you find.</text:p>
      <text:p text:style-name="P51">Keep all of your scripts organized.</text:p>
      <text:p text:style-name="P52">Every script that you create increases your programming abilities.</text:p>
      <text:p text:style-name="P50">SEEING CODE, is one thing,</text:p>
      <text:p text:style-name="P50">but WRITING CODE is another.</text:p>
      <text:p text:style-name="P53">Write it, Type it, Speak <text:span text:style-name="T19">i</text:span>t, See <text:span text:style-name="T19">i</text:span>t, Dream <text:span text:style-name="T19">i</text:span>t.</text:p>
      <text:p text:style-name="P54"/>
      <text:p text:style-name="P55"><text:span text:style-name="T20">C</text:span>ollege<text:span text:style-name="T20">O</text:span>f<text:span text:style-name="T20">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 xlink:href="Pictures/100341B10000548B00006D596E15CD97.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201in" fo:page-height="11.02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 draw:opacity="100%" draw:fill-image-width="100%" draw:fill-image-height="100%" style:repeat="repeat" draw:fill-image-ref-point-x="0%" draw:fill-image-ref-point-y="0%" draw:fill-image-ref-point="center" draw:tile-repeat-offset="0% vertical" style:footnote-max-height="0in" loext:margin-gutter="0in">
        <style:background-image xlink:href="Pictures/100341B10000548B00006D596E15CD97.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title>Topalian Game Engine Data Navigator 025 by Christopher Andrew Topalian</dc:title>
    <dc:description>Dedicated to God the Father

Topalian Game Engine Data Navigator 025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keyword>Game Engine</meta:keyword>
    <meta:keyword>Game Development</meta:keyword>
    <meta:document-statistic meta:page-count="960" meta:table-count="0" meta:image-count="0" meta:object-count="0" meta:paragraph-count="10949" meta:word-count="46871" meta:character-count="590767"/>
  </office:meta>
</office:document-meta>
</file>